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32cm"/>
    </style:style>
    <style:style style:name="co2" style:family="table-column">
      <style:table-column-properties fo:break-before="auto" style:column-width="4.641cm"/>
    </style:style>
    <style:style style:name="co3" style:family="table-column">
      <style:table-column-properties fo:break-before="auto" style:column-width="4.16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24"/>
    <style:style style:name="ce7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kley-mniejszy-wsp-odw-do-pamieci" table:style-name="ta1">
        <table:shapes>
          <draw:frame draw:z-index="0" draw:style-name="gr1" draw:text-style-name="P1" svg:width="16.714cm" svg:height="10.148cm" svg:x="14.363cm" svg:y="4.195cm">
            <draw:object draw:notify-on-update-of-ranges="'ackley-mniejszy-wsp-odw-do-pamieci'.E2:'ackley-mniejszy-wsp-odw-do-pamieci'.E7 'ackley-mniejszy-wsp-odw-do-pamieci'.F1:'ackley-mniejszy-wsp-odw-do-pamieci'.F1 'ackley-mniejszy-wsp-odw-do-pamieci'.F2:'ackley-mniejszy-wsp-odw-do-pamieci'.F7 'ackley-mniejszy-wsp-odw-do-pamieci'.G1:'ackley-mniejszy-wsp-odw-do-pamieci'.G1 'ackley-mniejszy-wsp-odw-do-pamieci'.G2:'ackley-mniejszy-wsp-odw-do-pamieci'.G7 'ackley-mniejszy-wsp-odw-do-pamieci'.H1:'ackley-mniejszy-wsp-odw-do-pamieci'.H1 'ackley-mniejszy-wsp-odw-do-pamieci'.H2:'ackley-mniejszy-wsp-odw-do-pamieci'.H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f(x,y)</text:p>
          </table:table-cell>
          <table:table-cell/>
          <table:table-cell table:style-name="ce1" office:value-type="string" calcext:value-type="string">
            <text:p>iteracj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interacje 0</text:p>
          </table:table-cell>
          <table:covered-table-cell table:number-columns-repeated="2"/>
          <table:table-cell/>
          <table:table-cell office:value-type="float" office:value="0" calcext:value-type="float">
            <text:p>0</text:p>
          </table:table-cell>
          <table:table-cell table:formula="of:=MIN([.$C3:.$C52])" office:value-type="float" office:value="20.3444390807203" calcext:value-type="float">
            <text:p>20.3444390807203</text:p>
          </table:table-cell>
          <table:table-cell table:formula="of:=MAX([.$C3:.$C52])" office:value-type="float" office:value="22.2752327153483" calcext:value-type="float">
            <text:p>22.2752327153483</text:p>
          </table:table-cell>
          <table:table-cell table:formula="of:=AVERAGE([.$C3:.$C52])" office:value-type="float" office:value="21.6487454624024" calcext:value-type="float">
            <text:p>21.6487454624024</text:p>
          </table:table-cell>
        </table:table-row>
        <table:table-row table:style-name="ro1">
          <table:table-cell table:style-name="ce6" office:value-type="float" office:value="0.0411994981885118" calcext:value-type="float">
            <text:p>0.0411994982</text:p>
          </table:table-cell>
          <table:table-cell table:style-name="ce6" office:value-type="float" office:value="0.112025523850784" calcext:value-type="float">
            <text:p>0.1120255239</text:p>
          </table:table-cell>
          <table:table-cell table:style-name="ce6" office:value-type="float" office:value="20.3444390807203" calcext:value-type="float">
            <text:p>20.3444390807</text:p>
          </table:table-cell>
          <table:table-cell/>
          <table:table-cell office:value-type="float" office:value="99" calcext:value-type="float">
            <text:p>99</text:p>
          </table:table-cell>
          <table:table-cell table:formula="of:=MIN([.$C54:.$C103])" office:value-type="float" office:value="20.0843988292094" calcext:value-type="float">
            <text:p>20.0843988292094</text:p>
          </table:table-cell>
          <table:table-cell table:formula="of:=MAX([.$C54:.$C103])" office:value-type="float" office:value="21.5343343969211" calcext:value-type="float">
            <text:p>21.5343343969211</text:p>
          </table:table-cell>
          <table:table-cell table:formula="of:=AVERAGE([.$C54:.$C103])" office:value-type="float" office:value="20.9237177817232" calcext:value-type="float">
            <text:p>20.9237177817232</text:p>
          </table:table-cell>
        </table:table-row>
        <table:table-row table:style-name="ro1">
          <table:table-cell table:style-name="ce6" office:value-type="float" office:value="0.107897275303858" calcext:value-type="float">
            <text:p>0.1078972753</text:p>
          </table:table-cell>
          <table:table-cell table:style-name="ce6" office:value-type="float" office:value="-0.0616679495461286" calcext:value-type="float">
            <text:p>-0.0616679495</text:p>
          </table:table-cell>
          <table:table-cell table:style-name="ce6" office:value-type="float" office:value="20.3730895179033" calcext:value-type="float">
            <text:p>20.3730895179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MIN([.$C105:.$C154])" office:value-type="float" office:value="20.0451437696665" calcext:value-type="float">
            <text:p>20.0451437696665</text:p>
          </table:table-cell>
          <table:table-cell table:formula="of:=MAX([.$C105:.$C154])" office:value-type="float" office:value="21.1239583438513" calcext:value-type="float">
            <text:p>21.1239583438513</text:p>
          </table:table-cell>
          <table:table-cell table:formula="of:=AVERAGE([.$C105:.$C154])" office:value-type="float" office:value="20.6088140449985" calcext:value-type="float">
            <text:p>20.6088140449985</text:p>
          </table:table-cell>
        </table:table-row>
        <table:table-row table:style-name="ro1">
          <table:table-cell table:style-name="ce6" office:value-type="float" office:value="-0.169673862291173" calcext:value-type="float">
            <text:p>-0.1696738623</text:p>
          </table:table-cell>
          <table:table-cell table:style-name="ce6" office:value-type="float" office:value="-0.0911996531200023" calcext:value-type="float">
            <text:p>-0.0911996531</text:p>
          </table:table-cell>
          <table:table-cell table:style-name="ce6" office:value-type="float" office:value="20.7797968269701" calcext:value-type="float">
            <text:p>20.7797968270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MIN([.$C156:.$C205])" office:value-type="float" office:value="20.0223881950194" calcext:value-type="float">
            <text:p>20.0223881950194</text:p>
          </table:table-cell>
          <table:table-cell table:formula="of:=MAX([.$C156:.$C205])" office:value-type="float" office:value="20.6804696342889" calcext:value-type="float">
            <text:p>20.6804696342889</text:p>
          </table:table-cell>
          <table:table-cell table:formula="of:=AVERAGE([.$C156:.$C205])" office:value-type="float" office:value="20.3687394847926" calcext:value-type="float">
            <text:p>20.3687394847926</text:p>
          </table:table-cell>
        </table:table-row>
        <table:table-row table:style-name="ro1">
          <table:table-cell table:style-name="ce6" office:value-type="float" office:value="-0.19901669368745" calcext:value-type="float">
            <text:p>-0.1990166937</text:p>
          </table:table-cell>
          <table:table-cell table:style-name="ce6" office:value-type="float" office:value="0.011209561978762" calcext:value-type="float">
            <text:p>0.0112095620</text:p>
          </table:table-cell>
          <table:table-cell table:style-name="ce6" office:value-type="float" office:value="20.7908203550834" calcext:value-type="float">
            <text:p>20.7908203551</text:p>
          </table:table-cell>
          <table:table-cell/>
          <table:table-cell office:value-type="float" office:value="399" calcext:value-type="float">
            <text:p>399</text:p>
          </table:table-cell>
          <table:table-cell table:formula="of:=MIN([.$C207:.$C256])" office:value-type="float" office:value="20.0223881950194" calcext:value-type="float">
            <text:p>20.0223881950194</text:p>
          </table:table-cell>
          <table:table-cell table:formula="of:=MAX([.$C207:.$C256])" office:value-type="float" office:value="20.6804696342889" calcext:value-type="float">
            <text:p>20.6804696342889</text:p>
          </table:table-cell>
          <table:table-cell table:formula="of:=AVERAGE([.$C207:.$C256])" office:value-type="float" office:value="20.3687394847926" calcext:value-type="float">
            <text:p>20.3687394847926</text:p>
          </table:table-cell>
        </table:table-row>
        <table:table-row table:style-name="ro1">
          <table:table-cell table:style-name="ce6" office:value-type="float" office:value="0.162120700934831" calcext:value-type="float">
            <text:p>0.1621207009</text:p>
          </table:table-cell>
          <table:table-cell table:style-name="ce6" office:value-type="float" office:value="0.152215167557961" calcext:value-type="float">
            <text:p>0.1522151676</text:p>
          </table:table-cell>
          <table:table-cell table:style-name="ce6" office:value-type="float" office:value="20.9841640200838" calcext:value-type="float">
            <text:p>20.9841640201</text:p>
          </table:table-cell>
          <table:table-cell/>
          <table:table-cell office:value-type="float" office:value="499" calcext:value-type="float">
            <text:p>499</text:p>
          </table:table-cell>
          <table:table-cell table:formula="of:=MIN([.$C258:.$C307])" office:value-type="float" office:value="20.0223881950194" calcext:value-type="float">
            <text:p>20.0223881950194</text:p>
          </table:table-cell>
          <table:table-cell table:formula="of:=MAX([.$C258:.$C307])" office:value-type="float" office:value="20.5515007692081" calcext:value-type="float">
            <text:p>20.5515007692081</text:p>
          </table:table-cell>
          <table:table-cell table:formula="of:=AVERAGE([.$C258:.$C307])" office:value-type="float" office:value="20.2964856197876" calcext:value-type="float">
            <text:p>20.2964856197876</text:p>
          </table:table-cell>
        </table:table-row>
        <table:table-row table:style-name="ro1">
          <table:table-cell table:style-name="ce6" office:value-type="float" office:value="0.012939733229352" calcext:value-type="float">
            <text:p>0.0129397332</text:p>
          </table:table-cell>
          <table:table-cell table:style-name="ce6" office:value-type="float" office:value="-0.23538308709361" calcext:value-type="float">
            <text:p>-0.2353830871</text:p>
          </table:table-cell>
          <table:table-cell table:style-name="ce6" office:value-type="float" office:value="20.9950452827609" calcext:value-type="float">
            <text:p>20.9950452828</text:p>
          </table:table-cell>
          <table:table-cell table:number-columns-repeated="5"/>
        </table:table-row>
        <table:table-row table:style-name="ro1">
          <table:table-cell table:style-name="ce6" office:value-type="float" office:value="-0.0889973322292783" calcext:value-type="float">
            <text:p>-0.0889973322</text:p>
          </table:table-cell>
          <table:table-cell table:style-name="ce6" office:value-type="float" office:value="-0.235729369933446" calcext:value-type="float">
            <text:p>-0.2357293699</text:p>
          </table:table-cell>
          <table:table-cell table:style-name="ce6" office:value-type="float" office:value="21.120500702028" calcext:value-type="float">
            <text:p>21.1205007020</text:p>
          </table:table-cell>
          <table:table-cell table:number-columns-repeated="5"/>
        </table:table-row>
        <table:table-row table:style-name="ro1">
          <table:table-cell table:style-name="ce6" office:value-type="float" office:value="-0.104250040915242" calcext:value-type="float">
            <text:p>-0.1042500409</text:p>
          </table:table-cell>
          <table:table-cell table:style-name="ce6" office:value-type="float" office:value="0.227588825967986" calcext:value-type="float">
            <text:p>0.2275888260</text:p>
          </table:table-cell>
          <table:table-cell table:style-name="ce6" office:value-type="float" office:value="21.1235724718741" calcext:value-type="float">
            <text:p>21.1235724719</text:p>
          </table:table-cell>
          <table:table-cell table:number-columns-repeated="5"/>
        </table:table-row>
        <table:table-row table:style-name="ro1">
          <table:table-cell table:style-name="ce6" office:value-type="float" office:value="0.0720855310224098" calcext:value-type="float">
            <text:p>0.0720855310</text:p>
          </table:table-cell>
          <table:table-cell table:style-name="ce6" office:value-type="float" office:value="-0.244630878825879" calcext:value-type="float">
            <text:p>-0.2446308788</text:p>
          </table:table-cell>
          <table:table-cell table:style-name="ce6" office:value-type="float" office:value="21.1239583438513" calcext:value-type="float">
            <text:p>21.1239583439</text:p>
          </table:table-cell>
          <table:table-cell table:number-columns-repeated="5"/>
        </table:table-row>
        <table:table-row table:style-name="ro1">
          <table:table-cell table:style-name="ce6" office:value-type="float" office:value="0.227005879744622" calcext:value-type="float">
            <text:p>0.2270058797</text:p>
          </table:table-cell>
          <table:table-cell table:style-name="ce6" office:value-type="float" office:value="-0.128567041656016" calcext:value-type="float">
            <text:p>-0.1285670417</text:p>
          </table:table-cell>
          <table:table-cell table:style-name="ce6" office:value-type="float" office:value="21.2000773114111" calcext:value-type="float">
            <text:p>21.2000773114</text:p>
          </table:table-cell>
          <table:table-cell table:number-columns-repeated="5"/>
        </table:table-row>
        <table:table-row table:style-name="ro1">
          <table:table-cell table:style-name="ce6" office:value-type="float" office:value="0.227951437965213" calcext:value-type="float">
            <text:p>0.2279514380</text:p>
          </table:table-cell>
          <table:table-cell table:style-name="ce6" office:value-type="float" office:value="-0.184261731177735" calcext:value-type="float">
            <text:p>-0.1842617312</text:p>
          </table:table-cell>
          <table:table-cell table:style-name="ce6" office:value-type="float" office:value="21.408649234481" calcext:value-type="float">
            <text:p>21.4086492345</text:p>
          </table:table-cell>
          <table:table-cell table:number-columns-repeated="5"/>
        </table:table-row>
        <table:table-row table:style-name="ro1">
          <table:table-cell table:style-name="ce6" office:value-type="float" office:value="-0.127682015107048" calcext:value-type="float">
            <text:p>-0.1276820151</text:p>
          </table:table-cell>
          <table:table-cell table:style-name="ce6" office:value-type="float" office:value="0.281174108876792" calcext:value-type="float">
            <text:p>0.2811741089</text:p>
          </table:table-cell>
          <table:table-cell table:style-name="ce6" office:value-type="float" office:value="21.433955629937" calcext:value-type="float">
            <text:p>21.4339556299</text:p>
          </table:table-cell>
          <table:table-cell table:number-columns-repeated="5"/>
        </table:table-row>
        <table:table-row table:style-name="ro1">
          <table:table-cell table:style-name="ce6" office:value-type="float" office:value="-0.0485935902410884" calcext:value-type="float">
            <text:p>-0.0485935902</text:p>
          </table:table-cell>
          <table:table-cell table:style-name="ce6" office:value-type="float" office:value="-0.330217295339177" calcext:value-type="float">
            <text:p>-0.3302172953</text:p>
          </table:table-cell>
          <table:table-cell table:style-name="ce6" office:value-type="float" office:value="21.452866744164" calcext:value-type="float">
            <text:p>21.4528667442</text:p>
          </table:table-cell>
          <table:table-cell table:number-columns-repeated="5"/>
        </table:table-row>
        <table:table-row table:style-name="ro1">
          <table:table-cell table:style-name="ce6" office:value-type="float" office:value="0.316360030533943" calcext:value-type="float">
            <text:p>0.3163600305</text:p>
          </table:table-cell>
          <table:table-cell table:style-name="ce6" office:value-type="float" office:value="0.0909969696479888" calcext:value-type="float">
            <text:p>0.0909969696</text:p>
          </table:table-cell>
          <table:table-cell table:style-name="ce6" office:value-type="float" office:value="21.4747077687984" calcext:value-type="float">
            <text:p>21.4747077688</text:p>
          </table:table-cell>
          <table:table-cell table:number-columns-repeated="5"/>
        </table:table-row>
        <table:table-row table:style-name="ro1">
          <table:table-cell table:style-name="ce6" office:value-type="float" office:value="-0.203444680328543" calcext:value-type="float">
            <text:p>-0.2034446803</text:p>
          </table:table-cell>
          <table:table-cell table:style-name="ce6" office:value-type="float" office:value="0.233787639623948" calcext:value-type="float">
            <text:p>0.2337876396</text:p>
          </table:table-cell>
          <table:table-cell table:style-name="ce6" office:value-type="float" office:value="21.5029397538042" calcext:value-type="float">
            <text:p>21.5029397538</text:p>
          </table:table-cell>
          <table:table-cell table:number-columns-repeated="5"/>
        </table:table-row>
        <table:table-row table:style-name="ro1">
          <table:table-cell table:style-name="ce6" office:value-type="float" office:value="0.347492244675473" calcext:value-type="float">
            <text:p>0.3474922447</text:p>
          </table:table-cell>
          <table:table-cell table:style-name="ce6" office:value-type="float" office:value="-0.0467204339855313" calcext:value-type="float">
            <text:p>-0.0467204340</text:p>
          </table:table-cell>
          <table:table-cell table:style-name="ce6" office:value-type="float" office:value="21.5076671765462" calcext:value-type="float">
            <text:p>21.5076671765</text:p>
          </table:table-cell>
          <table:table-cell table:number-columns-repeated="5"/>
        </table:table-row>
        <table:table-row table:style-name="ro1">
          <table:table-cell table:style-name="ce6" office:value-type="float" office:value="0.274685214443002" calcext:value-type="float">
            <text:p>0.2746852144</text:p>
          </table:table-cell>
          <table:table-cell table:style-name="ce6" office:value-type="float" office:value="-0.163593578576617" calcext:value-type="float">
            <text:p>-0.1635935786</text:p>
          </table:table-cell>
          <table:table-cell table:style-name="ce6" office:value-type="float" office:value="21.519778564081" calcext:value-type="float">
            <text:p>21.5197785641</text:p>
          </table:table-cell>
          <table:table-cell table:number-columns-repeated="5"/>
        </table:table-row>
        <table:table-row table:style-name="ro1">
          <table:table-cell table:style-name="ce6" office:value-type="float" office:value="0.0941840947807765" calcext:value-type="float">
            <text:p>0.0941840948</text:p>
          </table:table-cell>
          <table:table-cell table:style-name="ce6" office:value-type="float" office:value="-0.331911416354157" calcext:value-type="float">
            <text:p>-0.3319114164</text:p>
          </table:table-cell>
          <table:table-cell table:style-name="ce6" office:value-type="float" office:value="21.5343343969211" calcext:value-type="float">
            <text:p>21.5343343969</text:p>
          </table:table-cell>
          <table:table-cell table:number-columns-repeated="5"/>
        </table:table-row>
        <table:table-row table:style-name="ro1">
          <table:table-cell table:style-name="ce6" office:value-type="float" office:value="0.0781011633404393" calcext:value-type="float">
            <text:p>0.0781011633</text:p>
          </table:table-cell>
          <table:table-cell table:style-name="ce6" office:value-type="float" office:value="0.348746789375892" calcext:value-type="float">
            <text:p>0.3487467894</text:p>
          </table:table-cell>
          <table:table-cell table:style-name="ce6" office:value-type="float" office:value="21.556101839641" calcext:value-type="float">
            <text:p>21.5561018396</text:p>
          </table:table-cell>
          <table:table-cell table:number-columns-repeated="5"/>
        </table:table-row>
        <table:table-row table:style-name="ro1">
          <table:table-cell table:style-name="ce6" office:value-type="float" office:value="-0.199605796154093" calcext:value-type="float">
            <text:p>-0.1996057962</text:p>
          </table:table-cell>
          <table:table-cell table:style-name="ce6" office:value-type="float" office:value="0.255511891654289" calcext:value-type="float">
            <text:p>0.2555118917</text:p>
          </table:table-cell>
          <table:table-cell table:style-name="ce6" office:value-type="float" office:value="21.5698777968321" calcext:value-type="float">
            <text:p>21.5698777968</text:p>
          </table:table-cell>
          <table:table-cell table:number-columns-repeated="5"/>
        </table:table-row>
        <table:table-row table:style-name="ro1">
          <table:table-cell table:style-name="ce6" office:value-type="float" office:value="0.256149934726354" calcext:value-type="float">
            <text:p>0.2561499347</text:p>
          </table:table-cell>
          <table:table-cell table:style-name="ce6" office:value-type="float" office:value="-0.208292538394171" calcext:value-type="float">
            <text:p>-0.2082925384</text:p>
          </table:table-cell>
          <table:table-cell table:style-name="ce6" office:value-type="float" office:value="21.6017609072374" calcext:value-type="float">
            <text:p>21.6017609072</text:p>
          </table:table-cell>
          <table:table-cell table:number-columns-repeated="5"/>
        </table:table-row>
        <table:table-row table:style-name="ro1">
          <table:table-cell table:style-name="ce6" office:value-type="float" office:value="-0.41163080841703" calcext:value-type="float">
            <text:p>-0.4116308084</text:p>
          </table:table-cell>
          <table:table-cell table:style-name="ce6" office:value-type="float" office:value="0.031498266456498" calcext:value-type="float">
            <text:p>0.0314982665</text:p>
          </table:table-cell>
          <table:table-cell table:style-name="ce6" office:value-type="float" office:value="21.6507461271096" calcext:value-type="float">
            <text:p>21.6507461271</text:p>
          </table:table-cell>
          <table:table-cell table:number-columns-repeated="5"/>
        </table:table-row>
        <table:table-row table:style-name="ro1">
          <table:table-cell table:style-name="ce6" office:value-type="float" office:value="0.385702716057268" calcext:value-type="float">
            <text:p>0.3857027161</text:p>
          </table:table-cell>
          <table:table-cell table:style-name="ce6" office:value-type="float" office:value="-0.104312174643403" calcext:value-type="float">
            <text:p>-0.1043121746</text:p>
          </table:table-cell>
          <table:table-cell table:style-name="ce6" office:value-type="float" office:value="21.6981963711795" calcext:value-type="float">
            <text:p>21.6981963712</text:p>
          </table:table-cell>
          <table:table-cell table:number-columns-repeated="5"/>
        </table:table-row>
        <table:table-row table:style-name="ro1">
          <table:table-cell table:style-name="ce6" office:value-type="float" office:value="0.423548933072372" calcext:value-type="float">
            <text:p>0.4235489331</text:p>
          </table:table-cell>
          <table:table-cell table:style-name="ce6" office:value-type="float" office:value="-0.0668218695384207" calcext:value-type="float">
            <text:p>-0.0668218695</text:p>
          </table:table-cell>
          <table:table-cell table:style-name="ce6" office:value-type="float" office:value="21.7050358600539" calcext:value-type="float">
            <text:p>21.7050358601</text:p>
          </table:table-cell>
          <table:table-cell table:number-columns-repeated="5"/>
        </table:table-row>
        <table:table-row table:style-name="ro1">
          <table:table-cell table:style-name="ce6" office:value-type="float" office:value="0.080385002766912" calcext:value-type="float">
            <text:p>0.0803850028</text:p>
          </table:table-cell>
          <table:table-cell table:style-name="ce6" office:value-type="float" office:value="-0.421116168353485" calcext:value-type="float">
            <text:p>-0.4211161684</text:p>
          </table:table-cell>
          <table:table-cell table:style-name="ce6" office:value-type="float" office:value="21.7205417468191" calcext:value-type="float">
            <text:p>21.7205417468</text:p>
          </table:table-cell>
          <table:table-cell table:number-columns-repeated="5"/>
        </table:table-row>
        <table:table-row table:style-name="ro1">
          <table:table-cell table:style-name="ce6" office:value-type="float" office:value="0.0473521849259942" calcext:value-type="float">
            <text:p>0.0473521849</text:p>
          </table:table-cell>
          <table:table-cell table:style-name="ce6" office:value-type="float" office:value="-0.456316538074788" calcext:value-type="float">
            <text:p>-0.4563165381</text:p>
          </table:table-cell>
          <table:table-cell table:style-name="ce6" office:value-type="float" office:value="21.7215280188487" calcext:value-type="float">
            <text:p>21.7215280188</text:p>
          </table:table-cell>
          <table:table-cell table:number-columns-repeated="5"/>
        </table:table-row>
        <table:table-row table:style-name="ro1">
          <table:table-cell table:style-name="ce6" office:value-type="float" office:value="0.106434192507298" calcext:value-type="float">
            <text:p>0.1064341925</text:p>
          </table:table-cell>
          <table:table-cell table:style-name="ce6" office:value-type="float" office:value="-0.425309851667679" calcext:value-type="float">
            <text:p>-0.4253098517</text:p>
          </table:table-cell>
          <table:table-cell table:style-name="ce6" office:value-type="float" office:value="21.770512741419" calcext:value-type="float">
            <text:p>21.7705127414</text:p>
          </table:table-cell>
          <table:table-cell table:number-columns-repeated="5"/>
        </table:table-row>
        <table:table-row table:style-name="ro1">
          <table:table-cell table:style-name="ce6" office:value-type="float" office:value="-0.0849114485894847" calcext:value-type="float">
            <text:p>-0.0849114486</text:p>
          </table:table-cell>
          <table:table-cell table:style-name="ce6" office:value-type="float" office:value="-0.462628189614571" calcext:value-type="float">
            <text:p>-0.4626281896</text:p>
          </table:table-cell>
          <table:table-cell table:style-name="ce6" office:value-type="float" office:value="21.772521653709" calcext:value-type="float">
            <text:p>21.7725216537</text:p>
          </table:table-cell>
          <table:table-cell table:number-columns-repeated="5"/>
        </table:table-row>
        <table:table-row table:style-name="ro1">
          <table:table-cell table:style-name="ce6" office:value-type="float" office:value="-0.307711183180422" calcext:value-type="float">
            <text:p>-0.3077111832</text:p>
          </table:table-cell>
          <table:table-cell table:style-name="ce6" office:value-type="float" office:value="-0.216900969763958" calcext:value-type="float">
            <text:p>-0.2169009698</text:p>
          </table:table-cell>
          <table:table-cell table:style-name="ce6" office:value-type="float" office:value="21.7897235691541" calcext:value-type="float">
            <text:p>21.7897235692</text:p>
          </table:table-cell>
          <table:table-cell table:number-columns-repeated="5"/>
        </table:table-row>
        <table:table-row table:style-name="ro1">
          <table:table-cell table:style-name="ce6" office:value-type="float" office:value="-0.295399984868729" calcext:value-type="float">
            <text:p>-0.2953999849</text:p>
          </table:table-cell>
          <table:table-cell table:style-name="ce6" office:value-type="float" office:value="-0.238954994650396" calcext:value-type="float">
            <text:p>-0.2389549947</text:p>
          </table:table-cell>
          <table:table-cell table:style-name="ce6" office:value-type="float" office:value="21.8188848317057" calcext:value-type="float">
            <text:p>21.8188848317</text:p>
          </table:table-cell>
          <table:table-cell table:number-columns-repeated="5"/>
        </table:table-row>
        <table:table-row table:style-name="ro1">
          <table:table-cell table:style-name="ce6" office:value-type="float" office:value="-0.273210896073733" calcext:value-type="float">
            <text:p>-0.2732108961</text:p>
          </table:table-cell>
          <table:table-cell table:style-name="ce6" office:value-type="float" office:value="-0.26231442903897" calcext:value-type="float">
            <text:p>-0.2623144290</text:p>
          </table:table-cell>
          <table:table-cell table:style-name="ce6" office:value-type="float" office:value="21.8236198423601" calcext:value-type="float">
            <text:p>21.8236198424</text:p>
          </table:table-cell>
          <table:table-cell table:number-columns-repeated="5"/>
        </table:table-row>
        <table:table-row table:style-name="ro1">
          <table:table-cell table:style-name="ce6" office:value-type="float" office:value="-0.456451281665838" calcext:value-type="float">
            <text:p>-0.4564512817</text:p>
          </table:table-cell>
          <table:table-cell table:style-name="ce6" office:value-type="float" office:value="0.154852298369288" calcext:value-type="float">
            <text:p>0.1548522984</text:p>
          </table:table-cell>
          <table:table-cell table:style-name="ce6" office:value-type="float" office:value="21.8995294024139" calcext:value-type="float">
            <text:p>21.8995294024</text:p>
          </table:table-cell>
          <table:table-cell table:number-columns-repeated="5"/>
        </table:table-row>
        <table:table-row table:style-name="ro1">
          <table:table-cell table:style-name="ce6" office:value-type="float" office:value="0.447319675713887" calcext:value-type="float">
            <text:p>0.4473196757</text:p>
          </table:table-cell>
          <table:table-cell table:style-name="ce6" office:value-type="float" office:value="0.16169722502868" calcext:value-type="float">
            <text:p>0.1616972250</text:p>
          </table:table-cell>
          <table:table-cell table:style-name="ce6" office:value-type="float" office:value="21.9072618357812" calcext:value-type="float">
            <text:p>21.9072618358</text:p>
          </table:table-cell>
          <table:table-cell table:number-columns-repeated="5"/>
        </table:table-row>
        <table:table-row table:style-name="ro1">
          <table:table-cell table:style-name="ce6" office:value-type="float" office:value="-0.380645227548895" calcext:value-type="float">
            <text:p>-0.3806452275</text:p>
          </table:table-cell>
          <table:table-cell table:style-name="ce6" office:value-type="float" office:value="-0.203434702797601" calcext:value-type="float">
            <text:p>-0.2034347028</text:p>
          </table:table-cell>
          <table:table-cell table:style-name="ce6" office:value-type="float" office:value="21.9170924407403" calcext:value-type="float">
            <text:p>21.9170924407</text:p>
          </table:table-cell>
          <table:table-cell table:number-columns-repeated="5"/>
        </table:table-row>
        <table:table-row table:style-name="ro1">
          <table:table-cell table:style-name="ce6" office:value-type="float" office:value="0.1763282605191" calcext:value-type="float">
            <text:p>0.1763282605</text:p>
          </table:table-cell>
          <table:table-cell table:style-name="ce6" office:value-type="float" office:value="0.446673715465873" calcext:value-type="float">
            <text:p>0.4466737155</text:p>
          </table:table-cell>
          <table:table-cell table:style-name="ce6" office:value-type="float" office:value="21.9386442568287" calcext:value-type="float">
            <text:p>21.9386442568</text:p>
          </table:table-cell>
          <table:table-cell table:number-columns-repeated="5"/>
        </table:table-row>
        <table:table-row table:style-name="ro1">
          <table:table-cell table:style-name="ce6" office:value-type="float" office:value="0.48755150776544" calcext:value-type="float">
            <text:p>0.4875515078</text:p>
          </table:table-cell>
          <table:table-cell table:style-name="ce6" office:value-type="float" office:value="0.167530428293105" calcext:value-type="float">
            <text:p>0.1675304283</text:p>
          </table:table-cell>
          <table:table-cell table:style-name="ce6" office:value-type="float" office:value="21.9401233240632" calcext:value-type="float">
            <text:p>21.9401233241</text:p>
          </table:table-cell>
          <table:table-cell table:number-columns-repeated="5"/>
        </table:table-row>
        <table:table-row table:style-name="ro1">
          <table:table-cell table:style-name="ce6" office:value-type="float" office:value="-0.408728218911757" calcext:value-type="float">
            <text:p>-0.4087282189</text:p>
          </table:table-cell>
          <table:table-cell table:style-name="ce6" office:value-type="float" office:value="-0.215690280434281" calcext:value-type="float">
            <text:p>-0.2156902804</text:p>
          </table:table-cell>
          <table:table-cell table:style-name="ce6" office:value-type="float" office:value="21.9870724313163" calcext:value-type="float">
            <text:p>21.9870724313</text:p>
          </table:table-cell>
          <table:table-cell table:number-columns-repeated="5"/>
        </table:table-row>
        <table:table-row table:style-name="ro1">
          <table:table-cell table:style-name="ce6" office:value-type="float" office:value="-0.390233018402393" calcext:value-type="float">
            <text:p>-0.3902330184</text:p>
          </table:table-cell>
          <table:table-cell table:style-name="ce6" office:value-type="float" office:value="-0.267566477169145" calcext:value-type="float">
            <text:p>-0.2675664772</text:p>
          </table:table-cell>
          <table:table-cell table:style-name="ce6" office:value-type="float" office:value="22.0747588651457" calcext:value-type="float">
            <text:p>22.0747588651</text:p>
          </table:table-cell>
          <table:table-cell table:number-columns-repeated="5"/>
        </table:table-row>
        <table:table-row table:style-name="ro1">
          <table:table-cell table:style-name="ce6" office:value-type="float" office:value="0.244506167742033" calcext:value-type="float">
            <text:p>0.2445061677</text:p>
          </table:table-cell>
          <table:table-cell table:style-name="ce6" office:value-type="float" office:value="0.445864608321627" calcext:value-type="float">
            <text:p>0.4458646083</text:p>
          </table:table-cell>
          <table:table-cell table:style-name="ce6" office:value-type="float" office:value="22.0832610625166" calcext:value-type="float">
            <text:p>22.0832610625</text:p>
          </table:table-cell>
          <table:table-cell table:number-columns-repeated="5"/>
        </table:table-row>
        <table:table-row table:style-name="ro1">
          <table:table-cell table:style-name="ce6" office:value-type="float" office:value="0.259295795757881" calcext:value-type="float">
            <text:p>0.2592957958</text:p>
          </table:table-cell>
          <table:table-cell table:style-name="ce6" office:value-type="float" office:value="0.413524659568255" calcext:value-type="float">
            <text:p>0.4135246596</text:p>
          </table:table-cell>
          <table:table-cell table:style-name="ce6" office:value-type="float" office:value="22.0852155729663" calcext:value-type="float">
            <text:p>22.0852155730</text:p>
          </table:table-cell>
          <table:table-cell table:number-columns-repeated="5"/>
        </table:table-row>
        <table:table-row table:style-name="ro1">
          <table:table-cell table:style-name="ce6" office:value-type="float" office:value="0.484817264443379" calcext:value-type="float">
            <text:p>0.4848172644</text:p>
          </table:table-cell>
          <table:table-cell table:style-name="ce6" office:value-type="float" office:value="0.237617450869467" calcext:value-type="float">
            <text:p>0.2376174509</text:p>
          </table:table-cell>
          <table:table-cell table:style-name="ce6" office:value-type="float" office:value="22.0862812291522" calcext:value-type="float">
            <text:p>22.0862812292</text:p>
          </table:table-cell>
          <table:table-cell table:number-columns-repeated="5"/>
        </table:table-row>
        <table:table-row table:style-name="ro1">
          <table:table-cell table:style-name="ce6" office:value-type="float" office:value="0.410530332209542" calcext:value-type="float">
            <text:p>0.4105303322</text:p>
          </table:table-cell>
          <table:table-cell table:style-name="ce6" office:value-type="float" office:value="-0.270068685881786" calcext:value-type="float">
            <text:p>-0.2700686859</text:p>
          </table:table-cell>
          <table:table-cell table:style-name="ce6" office:value-type="float" office:value="22.1031600667994" calcext:value-type="float">
            <text:p>22.1031600668</text:p>
          </table:table-cell>
          <table:table-cell table:number-columns-repeated="5"/>
        </table:table-row>
        <table:table-row table:style-name="ro1">
          <table:table-cell table:style-name="ce6" office:value-type="float" office:value="0.444789652849492" calcext:value-type="float">
            <text:p>0.4447896528</text:p>
          </table:table-cell>
          <table:table-cell table:style-name="ce6" office:value-type="float" office:value="0.26607604190763" calcext:value-type="float">
            <text:p>0.2660760419</text:p>
          </table:table-cell>
          <table:table-cell table:style-name="ce6" office:value-type="float" office:value="22.1241384823896" calcext:value-type="float">
            <text:p>22.1241384824</text:p>
          </table:table-cell>
          <table:table-cell table:number-columns-repeated="5"/>
        </table:table-row>
        <table:table-row table:style-name="ro1">
          <table:table-cell table:style-name="ce6" office:value-type="float" office:value="-0.422570207751316" calcext:value-type="float">
            <text:p>-0.4225702078</text:p>
          </table:table-cell>
          <table:table-cell table:style-name="ce6" office:value-type="float" office:value="0.288762181945837" calcext:value-type="float">
            <text:p>0.2887621819</text:p>
          </table:table-cell>
          <table:table-cell table:style-name="ce6" office:value-type="float" office:value="22.1485335615059" calcext:value-type="float">
            <text:p>22.1485335615</text:p>
          </table:table-cell>
          <table:table-cell table:number-columns-repeated="5"/>
        </table:table-row>
        <table:table-row table:style-name="ro1">
          <table:table-cell table:style-name="ce6" office:value-type="float" office:value="-0.447906109404138" calcext:value-type="float">
            <text:p>-0.4479061094</text:p>
          </table:table-cell>
          <table:table-cell table:style-name="ce6" office:value-type="float" office:value="-0.293366267391175" calcext:value-type="float">
            <text:p>-0.2933662674</text:p>
          </table:table-cell>
          <table:table-cell table:style-name="ce6" office:value-type="float" office:value="22.1738507727455" calcext:value-type="float">
            <text:p>22.1738507727</text:p>
          </table:table-cell>
          <table:table-cell table:number-columns-repeated="5"/>
        </table:table-row>
        <table:table-row table:style-name="ro1">
          <table:table-cell table:style-name="ce6" office:value-type="float" office:value="0.480438564076378" calcext:value-type="float">
            <text:p>0.4804385641</text:p>
          </table:table-cell>
          <table:table-cell table:style-name="ce6" office:value-type="float" office:value="-0.287716346377545" calcext:value-type="float">
            <text:p>-0.2877163464</text:p>
          </table:table-cell>
          <table:table-cell table:style-name="ce6" office:value-type="float" office:value="22.1768897950013" calcext:value-type="float">
            <text:p>22.1768897950</text:p>
          </table:table-cell>
          <table:table-cell table:number-columns-repeated="5"/>
        </table:table-row>
        <table:table-row table:style-name="ro1">
          <table:table-cell table:style-name="ce6" office:value-type="float" office:value="-0.401458188177617" calcext:value-type="float">
            <text:p>-0.4014581882</text:p>
          </table:table-cell>
          <table:table-cell table:style-name="ce6" office:value-type="float" office:value="0.329194600116133" calcext:value-type="float">
            <text:p>0.3291946001</text:p>
          </table:table-cell>
          <table:table-cell table:style-name="ce6" office:value-type="float" office:value="22.1940601549206" calcext:value-type="float">
            <text:p>22.1940601549</text:p>
          </table:table-cell>
          <table:table-cell table:number-columns-repeated="5"/>
        </table:table-row>
        <table:table-row table:style-name="ro1">
          <table:table-cell table:style-name="ce6" office:value-type="float" office:value="-0.306447793883955" calcext:value-type="float">
            <text:p>-0.3064477939</text:p>
          </table:table-cell>
          <table:table-cell table:style-name="ce6" office:value-type="float" office:value="-0.499788652704298" calcext:value-type="float">
            <text:p>-0.4997886527</text:p>
          </table:table-cell>
          <table:table-cell table:style-name="ce6" office:value-type="float" office:value="22.2084329605201" calcext:value-type="float">
            <text:p>22.2084329605</text:p>
          </table:table-cell>
          <table:table-cell table:number-columns-repeated="5"/>
        </table:table-row>
        <table:table-row table:style-name="ro1">
          <table:table-cell table:style-name="ce6" office:value-type="float" office:value="-0.355063693150412" calcext:value-type="float">
            <text:p>-0.3550636932</text:p>
          </table:table-cell>
          <table:table-cell table:style-name="ce6" office:value-type="float" office:value="-0.421239680011652" calcext:value-type="float">
            <text:p>-0.4212396800</text:p>
          </table:table-cell>
          <table:table-cell table:style-name="ce6" office:value-type="float" office:value="22.2443197024783" calcext:value-type="float">
            <text:p>22.2443197025</text:p>
          </table:table-cell>
          <table:table-cell table:number-columns-repeated="5"/>
        </table:table-row>
        <table:table-row table:style-name="ro1">
          <table:table-cell table:style-name="ce6" office:value-type="float" office:value="-0.491992719498451" calcext:value-type="float">
            <text:p>-0.4919927195</text:p>
          </table:table-cell>
          <table:table-cell table:style-name="ce6" office:value-type="float" office:value="0.358352636610172" calcext:value-type="float">
            <text:p>0.3583526366</text:p>
          </table:table-cell>
          <table:table-cell table:style-name="ce6" office:value-type="float" office:value="22.2752327153483" calcext:value-type="float">
            <text:p>22.275232715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0.0483133102873791" calcext:value-type="float">
            <text:p>0.0483133102873791</text:p>
          </table:table-cell>
          <table:table-cell office:value-type="float" office:value="0.029698531274203" calcext:value-type="float">
            <text:p>0.029698531274203</text:p>
          </table:table-cell>
          <table:table-cell office:value-type="float" office:value="20.0843988292094" calcext:value-type="float">
            <text:p>20.0843988292094</text:p>
          </table:table-cell>
          <table:table-cell table:number-columns-repeated="5"/>
        </table:table-row>
        <table:table-row table:style-name="ro1">
          <table:table-cell table:style-name="ce7" office:value-type="float" office:value="0.0149538217804999" calcext:value-type="float">
            <text:p>1.50E-02</text:p>
          </table:table-cell>
          <table:table-cell office:value-type="float" office:value="0.0789686371234891" calcext:value-type="float">
            <text:p>0.0789686371234891</text:p>
          </table:table-cell>
          <table:table-cell office:value-type="float" office:value="20.16469317745" calcext:value-type="float">
            <text:p>20.16469317745</text:p>
          </table:table-cell>
          <table:table-cell table:number-columns-repeated="5"/>
        </table:table-row>
        <table:table-row table:style-name="ro1">
          <table:table-cell office:value-type="float" office:value="-0.0873138557570879" calcext:value-type="float">
            <text:p>-0.0873138557570879</text:p>
          </table:table-cell>
          <table:table-cell office:value-type="float" office:value="0.0427546590941921" calcext:value-type="float">
            <text:p>0.0427546590941921</text:p>
          </table:table-cell>
          <table:table-cell office:value-type="float" office:value="20.2372058549482" calcext:value-type="float">
            <text:p>20.2372058549482</text:p>
          </table:table-cell>
          <table:table-cell table:number-columns-repeated="5"/>
        </table:table-row>
        <table:table-row table:style-name="ro1">
          <table:table-cell office:value-type="float" office:value="0.0365453069256422" calcext:value-type="float">
            <text:p>0.0365453069256422</text:p>
          </table:table-cell>
          <table:table-cell office:value-type="float" office:value="-0.0914237099567545" calcext:value-type="float">
            <text:p>-0.0914237099567545</text:p>
          </table:table-cell>
          <table:table-cell office:value-type="float" office:value="20.2423251105444" calcext:value-type="float">
            <text:p>20.2423251105444</text:p>
          </table:table-cell>
          <table:table-cell table:number-columns-repeated="5"/>
        </table:table-row>
        <table:table-row table:style-name="ro1">
          <table:table-cell office:value-type="float" office:value="-0.0644453581806408" calcext:value-type="float">
            <text:p>-0.0644453581806408</text:p>
          </table:table-cell>
          <table:table-cell office:value-type="float" office:value="0.0761208808146828" calcext:value-type="float">
            <text:p>0.0761208808146828</text:p>
          </table:table-cell>
          <table:table-cell office:value-type="float" office:value="20.2501534895787" calcext:value-type="float">
            <text:p>20.2501534895787</text:p>
          </table:table-cell>
          <table:table-cell table:number-columns-repeated="5"/>
        </table:table-row>
        <table:table-row table:style-name="ro1">
          <table:table-cell office:value-type="float" office:value="0.0407514666326411" calcext:value-type="float">
            <text:p>0.0407514666326411</text:p>
          </table:table-cell>
          <table:table-cell office:value-type="float" office:value="-0.0914485981022184" calcext:value-type="float">
            <text:p>-0.0914485981022184</text:p>
          </table:table-cell>
          <table:table-cell office:value-type="float" office:value="20.2502843364627" calcext:value-type="float">
            <text:p>20.2502843364627</text:p>
          </table:table-cell>
          <table:table-cell table:number-columns-repeated="5"/>
        </table:table-row>
        <table:table-row table:style-name="ro1">
          <table:table-cell office:value-type="float" office:value="-0.104807817579581" calcext:value-type="float">
            <text:p>-0.104807817579581</text:p>
          </table:table-cell>
          <table:table-cell office:value-type="float" office:value="0.0185893684645494" calcext:value-type="float">
            <text:p>0.0185893684645494</text:p>
          </table:table-cell>
          <table:table-cell office:value-type="float" office:value="20.2781780863655" calcext:value-type="float">
            <text:p>20.2781780863655</text:p>
          </table:table-cell>
          <table:table-cell table:number-columns-repeated="5"/>
        </table:table-row>
        <table:table-row table:style-name="ro1">
          <table:table-cell table:style-name="ce7" office:value-type="float" office:value="0.0411994981885118" calcext:value-type="float">
            <text:p>4.12E-02</text:p>
          </table:table-cell>
          <table:table-cell office:value-type="float" office:value="0.112025523850784" calcext:value-type="float">
            <text:p>0.112025523850784</text:p>
          </table:table-cell>
          <table:table-cell office:value-type="float" office:value="20.3444390807203" calcext:value-type="float">
            <text:p>20.3444390807203</text:p>
          </table:table-cell>
          <table:table-cell table:number-columns-repeated="5"/>
        </table:table-row>
        <table:table-row table:style-name="ro1">
          <table:table-cell office:value-type="float" office:value="0.107897275303858" calcext:value-type="float">
            <text:p>0.107897275303858</text:p>
          </table:table-cell>
          <table:table-cell office:value-type="float" office:value="-0.0616679495461286" calcext:value-type="float">
            <text:p>-0.0616679495461286</text:p>
          </table:table-cell>
          <table:table-cell office:value-type="float" office:value="20.3730895179033" calcext:value-type="float">
            <text:p>20.3730895179033</text:p>
          </table:table-cell>
          <table:table-cell table:number-columns-repeated="5"/>
        </table:table-row>
        <table:table-row table:style-name="ro1">
          <table:table-cell office:value-type="float" office:value="0.101030057012086" calcext:value-type="float">
            <text:p>0.101030057012086</text:p>
          </table:table-cell>
          <table:table-cell office:value-type="float" office:value="-0.0740363184729972" calcext:value-type="float">
            <text:p>-0.0740363184729972</text:p>
          </table:table-cell>
          <table:table-cell office:value-type="float" office:value="20.3798805186846" calcext:value-type="float">
            <text:p>20.3798805186846</text:p>
          </table:table-cell>
          <table:table-cell table:number-columns-repeated="5"/>
        </table:table-row>
        <table:table-row table:style-name="ro1">
          <table:table-cell office:value-type="float" office:value="-0.131369733893178" calcext:value-type="float">
            <text:p>-0.131369733893178</text:p>
          </table:table-cell>
          <table:table-cell office:value-type="float" office:value="-0.010119765684978" calcext:value-type="float">
            <text:p>-0.010119765684978</text:p>
          </table:table-cell>
          <table:table-cell office:value-type="float" office:value="20.4062801997765" calcext:value-type="float">
            <text:p>20.4062801997765</text:p>
          </table:table-cell>
          <table:table-cell table:number-columns-repeated="5"/>
        </table:table-row>
        <table:table-row table:style-name="ro1">
          <table:table-cell office:value-type="float" office:value="-0.880645227548895" calcext:value-type="float">
            <text:p>-0.880645227548895</text:p>
          </table:table-cell>
          <table:table-cell office:value-type="float" office:value="-0.0557463061527084" calcext:value-type="float">
            <text:p>-0.0557463061527084</text:p>
          </table:table-cell>
          <table:table-cell office:value-type="float" office:value="20.4122921768555" calcext:value-type="float">
            <text:p>20.4122921768555</text:p>
          </table:table-cell>
          <table:table-cell table:number-columns-repeated="5"/>
        </table:table-row>
        <table:table-row table:style-name="ro1">
          <table:table-cell office:value-type="float" office:value="-0.0788941090629992" calcext:value-type="float">
            <text:p>-0.0788941090629992</text:p>
          </table:table-cell>
          <table:table-cell office:value-type="float" office:value="0.115794812896246" calcext:value-type="float">
            <text:p>0.115794812896246</text:p>
          </table:table-cell>
          <table:table-cell office:value-type="float" office:value="20.4631327757616" calcext:value-type="float">
            <text:p>20.4631327757616</text:p>
          </table:table-cell>
          <table:table-cell table:number-columns-repeated="5"/>
        </table:table-row>
        <table:table-row table:style-name="ro1">
          <table:table-cell office:value-type="float" office:value="-0.141203376868593" calcext:value-type="float">
            <text:p>-0.141203376868593</text:p>
          </table:table-cell>
          <table:table-cell office:value-type="float" office:value="0.0185893684645494" calcext:value-type="float">
            <text:p>0.0185893684645494</text:p>
          </table:table-cell>
          <table:table-cell office:value-type="float" office:value="20.465010100754" calcext:value-type="float">
            <text:p>20.465010100754</text:p>
          </table:table-cell>
          <table:table-cell table:number-columns-repeated="5"/>
        </table:table-row>
        <table:table-row table:style-name="ro1">
          <table:table-cell office:value-type="float" office:value="-0.890233018402393" calcext:value-type="float">
            <text:p>-0.890233018402393</text:p>
          </table:table-cell>
          <table:table-cell office:value-type="float" office:value="0.126994239003192" calcext:value-type="float">
            <text:p>0.126994239003192</text:p>
          </table:table-cell>
          <table:table-cell office:value-type="float" office:value="20.6331783152754" calcext:value-type="float">
            <text:p>20.6331783152754</text:p>
          </table:table-cell>
          <table:table-cell table:number-columns-repeated="5"/>
        </table:table-row>
        <table:table-row table:style-name="ro1">
          <table:table-cell office:value-type="float" office:value="-0.113766659844254" calcext:value-type="float">
            <text:p>-0.113766659844254</text:p>
          </table:table-cell>
          <table:table-cell office:value-type="float" office:value="-0.134845404554825" calcext:value-type="float">
            <text:p>-0.134845404554825</text:p>
          </table:table-cell>
          <table:table-cell office:value-type="float" office:value="20.6870819553408" calcext:value-type="float">
            <text:p>20.6870819553408</text:p>
          </table:table-cell>
          <table:table-cell table:number-columns-repeated="5"/>
        </table:table-row>
        <table:table-row table:style-name="ro1">
          <table:table-cell office:value-type="float" office:value="0.142544629024943" calcext:value-type="float">
            <text:p>0.142544629024943</text:p>
          </table:table-cell>
          <table:table-cell office:value-type="float" office:value="0.110914946725181" calcext:value-type="float">
            <text:p>0.110914946725181</text:p>
          </table:table-cell>
          <table:table-cell office:value-type="float" office:value="20.7127085285066" calcext:value-type="float">
            <text:p>20.7127085285066</text:p>
          </table:table-cell>
          <table:table-cell table:number-columns-repeated="5"/>
        </table:table-row>
        <table:table-row table:style-name="ro1">
          <table:table-cell office:value-type="float" office:value="-0.169673862291173" calcext:value-type="float">
            <text:p>-0.169673862291173</text:p>
          </table:table-cell>
          <table:table-cell office:value-type="float" office:value="-0.0911996531200023" calcext:value-type="float">
            <text:p>-0.0911996531200023</text:p>
          </table:table-cell>
          <table:table-cell office:value-type="float" office:value="20.7797968269701" calcext:value-type="float">
            <text:p>20.7797968269701</text:p>
          </table:table-cell>
          <table:table-cell table:number-columns-repeated="5"/>
        </table:table-row>
        <table:table-row table:style-name="ro1">
          <table:table-cell office:value-type="float" office:value="-0.19901669368745" calcext:value-type="float">
            <text:p>-0.19901669368745</text:p>
          </table:table-cell>
          <table:table-cell office:value-type="float" office:value="0.011209561978762" calcext:value-type="float">
            <text:p>0.011209561978762</text:p>
          </table:table-cell>
          <table:table-cell office:value-type="float" office:value="20.7908203550834" calcext:value-type="float">
            <text:p>20.7908203550834</text:p>
          </table:table-cell>
          <table:table-cell table:number-columns-repeated="5"/>
        </table:table-row>
        <table:table-row table:style-name="ro1">
          <table:table-cell office:value-type="float" office:value="0.154513102948684" calcext:value-type="float">
            <text:p>0.154513102948684</text:p>
          </table:table-cell>
          <table:table-cell office:value-type="float" office:value="-0.120875329101586" calcext:value-type="float">
            <text:p>-0.120875329101586</text:p>
          </table:table-cell>
          <table:table-cell office:value-type="float" office:value="20.812481849924" calcext:value-type="float">
            <text:p>20.812481849924</text:p>
          </table:table-cell>
          <table:table-cell table:number-columns-repeated="5"/>
        </table:table-row>
        <table:table-row table:style-name="ro1">
          <table:table-cell office:value-type="float" office:value="-0.13716578860509" calcext:value-type="float">
            <text:p>-0.13716578860509</text:p>
          </table:table-cell>
          <table:table-cell office:value-type="float" office:value="0.155257853706817" calcext:value-type="float">
            <text:p>0.155257853706817</text:p>
          </table:table-cell>
          <table:table-cell office:value-type="float" office:value="20.8853935322093" calcext:value-type="float">
            <text:p>20.8853935322093</text:p>
          </table:table-cell>
          <table:table-cell table:number-columns-repeated="5"/>
        </table:table-row>
        <table:table-row table:style-name="ro1">
          <table:table-cell office:value-type="float" office:value="-0.113766659844254" calcext:value-type="float">
            <text:p>-0.113766659844254</text:p>
          </table:table-cell>
          <table:table-cell office:value-type="float" office:value="-0.177425344351981" calcext:value-type="float">
            <text:p>-0.177425344351981</text:p>
          </table:table-cell>
          <table:table-cell office:value-type="float" office:value="20.9001913122085" calcext:value-type="float">
            <text:p>20.9001913122085</text:p>
          </table:table-cell>
          <table:table-cell table:number-columns-repeated="5"/>
        </table:table-row>
        <table:table-row table:style-name="ro1">
          <table:table-cell office:value-type="float" office:value="0.897501859472551" calcext:value-type="float">
            <text:p>0.897501859472551</text:p>
          </table:table-cell>
          <table:table-cell office:value-type="float" office:value="0.802163315128605" calcext:value-type="float">
            <text:p>0.802163315128605</text:p>
          </table:table-cell>
          <table:table-cell office:value-type="float" office:value="20.966202124891" calcext:value-type="float">
            <text:p>20.966202124891</text:p>
          </table:table-cell>
          <table:table-cell table:number-columns-repeated="5"/>
        </table:table-row>
        <table:table-row table:style-name="ro1">
          <table:table-cell office:value-type="float" office:value="0.162120700934831" calcext:value-type="float">
            <text:p>0.162120700934831</text:p>
          </table:table-cell>
          <table:table-cell office:value-type="float" office:value="0.152215167557961" calcext:value-type="float">
            <text:p>0.152215167557961</text:p>
          </table:table-cell>
          <table:table-cell office:value-type="float" office:value="20.9841640200838" calcext:value-type="float">
            <text:p>20.9841640200838</text:p>
          </table:table-cell>
          <table:table-cell table:number-columns-repeated="5"/>
        </table:table-row>
        <table:table-row table:style-name="ro1">
          <table:table-cell office:value-type="float" office:value="0.012939733229352" calcext:value-type="float">
            <text:p>0.012939733229352</text:p>
          </table:table-cell>
          <table:table-cell office:value-type="float" office:value="-0.23538308709361" calcext:value-type="float">
            <text:p>-0.23538308709361</text:p>
          </table:table-cell>
          <table:table-cell office:value-type="float" office:value="20.9950452827609" calcext:value-type="float">
            <text:p>20.9950452827609</text:p>
          </table:table-cell>
          <table:table-cell table:number-columns-repeated="5"/>
        </table:table-row>
        <table:table-row table:style-name="ro1">
          <table:table-cell office:value-type="float" office:value="-0.169673862291173" calcext:value-type="float">
            <text:p>-0.169673862291173</text:p>
          </table:table-cell>
          <table:table-cell office:value-type="float" office:value="0.165529424877691" calcext:value-type="float">
            <text:p>0.165529424877691</text:p>
          </table:table-cell>
          <table:table-cell office:value-type="float" office:value="21.0780101734392" calcext:value-type="float">
            <text:p>21.0780101734392</text:p>
          </table:table-cell>
          <table:table-cell table:number-columns-repeated="5"/>
        </table:table-row>
        <table:table-row table:style-name="ro1">
          <table:table-cell office:value-type="float" office:value="-0.232076325880972" calcext:value-type="float">
            <text:p>-0.232076325880972</text:p>
          </table:table-cell>
          <table:table-cell office:value-type="float" office:value="0.0820876617429688" calcext:value-type="float">
            <text:p>0.0820876617429688</text:p>
          </table:table-cell>
          <table:table-cell office:value-type="float" office:value="21.084093822554" calcext:value-type="float">
            <text:p>21.084093822554</text:p>
          </table:table-cell>
          <table:table-cell table:number-columns-repeated="5"/>
        </table:table-row>
        <table:table-row table:style-name="ro1">
          <table:table-cell office:value-type="float" office:value="0.241843401412923" calcext:value-type="float">
            <text:p>0.241843401412923</text:p>
          </table:table-cell>
          <table:table-cell office:value-type="float" office:value="0.923265972127141" calcext:value-type="float">
            <text:p>0.923265972127141</text:p>
          </table:table-cell>
          <table:table-cell office:value-type="float" office:value="21.1204985766396" calcext:value-type="float">
            <text:p>21.1204985766396</text:p>
          </table:table-cell>
          <table:table-cell table:number-columns-repeated="5"/>
        </table:table-row>
        <table:table-row table:style-name="ro1">
          <table:table-cell office:value-type="float" office:value="-0.0889973322292783" calcext:value-type="float">
            <text:p>-0.0889973322292783</text:p>
          </table:table-cell>
          <table:table-cell office:value-type="float" office:value="-0.235729369933446" calcext:value-type="float">
            <text:p>-0.235729369933446</text:p>
          </table:table-cell>
          <table:table-cell office:value-type="float" office:value="21.120500702028" calcext:value-type="float">
            <text:p>21.120500702028</text:p>
          </table:table-cell>
          <table:table-cell table:number-columns-repeated="5"/>
        </table:table-row>
        <table:table-row table:style-name="ro1">
          <table:table-cell office:value-type="float" office:value="-0.104250040915242" calcext:value-type="float">
            <text:p>-0.104250040915242</text:p>
          </table:table-cell>
          <table:table-cell office:value-type="float" office:value="0.227588825967986" calcext:value-type="float">
            <text:p>0.227588825967986</text:p>
          </table:table-cell>
          <table:table-cell office:value-type="float" office:value="21.1235724718741" calcext:value-type="float">
            <text:p>21.1235724718741</text:p>
          </table:table-cell>
          <table:table-cell table:number-columns-repeated="5"/>
        </table:table-row>
        <table:table-row table:style-name="ro1">
          <table:table-cell office:value-type="float" office:value="0.0720855310224098" calcext:value-type="float">
            <text:p>0.0720855310224098</text:p>
          </table:table-cell>
          <table:table-cell office:value-type="float" office:value="-0.244630878825879" calcext:value-type="float">
            <text:p>-0.244630878825879</text:p>
          </table:table-cell>
          <table:table-cell office:value-type="float" office:value="21.1239583438513" calcext:value-type="float">
            <text:p>21.1239583438513</text:p>
          </table:table-cell>
          <table:table-cell table:number-columns-repeated="5"/>
        </table:table-row>
        <table:table-row table:style-name="ro1">
          <table:table-cell office:value-type="float" office:value="0.0568763000439377" calcext:value-type="float">
            <text:p>0.0568763000439377</text:p>
          </table:table-cell>
          <table:table-cell office:value-type="float" office:value="0.255511891654289" calcext:value-type="float">
            <text:p>0.255511891654289</text:p>
          </table:table-cell>
          <table:table-cell office:value-type="float" office:value="21.1482461131531" calcext:value-type="float">
            <text:p>21.1482461131531</text:p>
          </table:table-cell>
          <table:table-cell table:number-columns-repeated="5"/>
        </table:table-row>
        <table:table-row table:style-name="ro1">
          <table:table-cell office:value-type="float" office:value="-0.265844103396828" calcext:value-type="float">
            <text:p>-0.265844103396828</text:p>
          </table:table-cell>
          <table:table-cell office:value-type="float" office:value="-0.0467204339855313" calcext:value-type="float">
            <text:p>-0.0467204339855313</text:p>
          </table:table-cell>
          <table:table-cell office:value-type="float" office:value="21.1826877053686" calcext:value-type="float">
            <text:p>21.1826877053686</text:p>
          </table:table-cell>
          <table:table-cell table:number-columns-repeated="5"/>
        </table:table-row>
        <table:table-row table:style-name="ro1">
          <table:table-cell office:value-type="float" office:value="0.203062950891943" calcext:value-type="float">
            <text:p>0.203062950891943</text:p>
          </table:table-cell>
          <table:table-cell office:value-type="float" office:value="-0.156617504990207" calcext:value-type="float">
            <text:p>-0.156617504990207</text:p>
          </table:table-cell>
          <table:table-cell office:value-type="float" office:value="21.1930395484085" calcext:value-type="float">
            <text:p>21.1930395484085</text:p>
          </table:table-cell>
          <table:table-cell table:number-columns-repeated="5"/>
        </table:table-row>
        <table:table-row table:style-name="ro1">
          <table:table-cell office:value-type="float" office:value="0.227005879744622" calcext:value-type="float">
            <text:p>0.227005879744622</text:p>
          </table:table-cell>
          <table:table-cell office:value-type="float" office:value="-0.128567041656016" calcext:value-type="float">
            <text:p>-0.128567041656016</text:p>
          </table:table-cell>
          <table:table-cell office:value-type="float" office:value="21.2000773114111" calcext:value-type="float">
            <text:p>21.2000773114111</text:p>
          </table:table-cell>
          <table:table-cell table:number-columns-repeated="5"/>
        </table:table-row>
        <table:table-row table:style-name="ro1">
          <table:table-cell office:value-type="float" office:value="-0.149839047252556" calcext:value-type="float">
            <text:p>-0.149839047252556</text:p>
          </table:table-cell>
          <table:table-cell office:value-type="float" office:value="-0.210678787210294" calcext:value-type="float">
            <text:p>-0.210678787210294</text:p>
          </table:table-cell>
          <table:table-cell office:value-type="float" office:value="21.2015166497509" calcext:value-type="float">
            <text:p>21.2015166497509</text:p>
          </table:table-cell>
          <table:table-cell table:number-columns-repeated="5"/>
        </table:table-row>
        <table:table-row table:style-name="ro1">
          <table:table-cell office:value-type="float" office:value="-0.269177857667351" calcext:value-type="float">
            <text:p>-0.269177857667351</text:p>
          </table:table-cell>
          <table:table-cell office:value-type="float" office:value="0.0527226156603614" calcext:value-type="float">
            <text:p>0.0527226156603614</text:p>
          </table:table-cell>
          <table:table-cell office:value-type="float" office:value="21.20737146759" calcext:value-type="float">
            <text:p>21.20737146759</text:p>
          </table:table-cell>
          <table:table-cell table:number-columns-repeated="5"/>
        </table:table-row>
        <table:table-row table:style-name="ro1">
          <table:table-cell office:value-type="float" office:value="0.0483133102873791" calcext:value-type="float">
            <text:p>0.0483133102873791</text:p>
          </table:table-cell>
          <table:table-cell office:value-type="float" office:value="-0.710678787210294" calcext:value-type="float">
            <text:p>-0.710678787210294</text:p>
          </table:table-cell>
          <table:table-cell office:value-type="float" office:value="21.2922999273643" calcext:value-type="float">
            <text:p>21.2922999273643</text:p>
          </table:table-cell>
          <table:table-cell table:number-columns-repeated="5"/>
        </table:table-row>
        <table:table-row table:style-name="ro1">
          <table:table-cell office:value-type="float" office:value="0.246107047717031" calcext:value-type="float">
            <text:p>0.246107047717031</text:p>
          </table:table-cell>
          <table:table-cell office:value-type="float" office:value="-0.134845404554825" calcext:value-type="float">
            <text:p>-0.134845404554825</text:p>
          </table:table-cell>
          <table:table-cell office:value-type="float" office:value="21.3087622268119" calcext:value-type="float">
            <text:p>21.3087622268119</text:p>
          </table:table-cell>
          <table:table-cell table:number-columns-repeated="5"/>
        </table:table-row>
        <table:table-row table:style-name="ro1">
          <table:table-cell office:value-type="float" office:value="0.227951437965213" calcext:value-type="float">
            <text:p>0.227951437965213</text:p>
          </table:table-cell>
          <table:table-cell office:value-type="float" office:value="-0.184261731177735" calcext:value-type="float">
            <text:p>-0.184261731177735</text:p>
          </table:table-cell>
          <table:table-cell office:value-type="float" office:value="21.408649234481" calcext:value-type="float">
            <text:p>21.408649234481</text:p>
          </table:table-cell>
          <table:table-cell table:number-columns-repeated="5"/>
        </table:table-row>
        <table:table-row table:style-name="ro1">
          <table:table-cell office:value-type="float" office:value="-0.209252818047419" calcext:value-type="float">
            <text:p>-0.209252818047419</text:p>
          </table:table-cell>
          <table:table-cell office:value-type="float" office:value="0.209886246674945" calcext:value-type="float">
            <text:p>0.209886246674945</text:p>
          </table:table-cell>
          <table:table-cell office:value-type="float" office:value="21.4325755359663" calcext:value-type="float">
            <text:p>21.4325755359663</text:p>
          </table:table-cell>
          <table:table-cell table:number-columns-repeated="5"/>
        </table:table-row>
        <table:table-row table:style-name="ro1">
          <table:table-cell office:value-type="float" office:value="-0.127682015107048" calcext:value-type="float">
            <text:p>-0.127682015107048</text:p>
          </table:table-cell>
          <table:table-cell office:value-type="float" office:value="0.281174108876792" calcext:value-type="float">
            <text:p>0.281174108876792</text:p>
          </table:table-cell>
          <table:table-cell office:value-type="float" office:value="21.433955629937" calcext:value-type="float">
            <text:p>21.433955629937</text:p>
          </table:table-cell>
          <table:table-cell table:number-columns-repeated="5"/>
        </table:table-row>
        <table:table-row table:style-name="ro1">
          <table:table-cell office:value-type="float" office:value="-0.0485935902410884" calcext:value-type="float">
            <text:p>-0.0485935902410884</text:p>
          </table:table-cell>
          <table:table-cell office:value-type="float" office:value="-0.330217295339177" calcext:value-type="float">
            <text:p>-0.330217295339177</text:p>
          </table:table-cell>
          <table:table-cell office:value-type="float" office:value="21.452866744164" calcext:value-type="float">
            <text:p>21.452866744164</text:p>
          </table:table-cell>
          <table:table-cell table:number-columns-repeated="5"/>
        </table:table-row>
        <table:table-row table:style-name="ro1">
          <table:table-cell office:value-type="float" office:value="0.316360030533943" calcext:value-type="float">
            <text:p>0.316360030533943</text:p>
          </table:table-cell>
          <table:table-cell office:value-type="float" office:value="0.0909969696479888" calcext:value-type="float">
            <text:p>0.0909969696479888</text:p>
          </table:table-cell>
          <table:table-cell office:value-type="float" office:value="21.4747077687984" calcext:value-type="float">
            <text:p>21.4747077687984</text:p>
          </table:table-cell>
          <table:table-cell table:number-columns-repeated="5"/>
        </table:table-row>
        <table:table-row table:style-name="ro1">
          <table:table-cell office:value-type="float" office:value="-0.203444680328543" calcext:value-type="float">
            <text:p>-0.203444680328543</text:p>
          </table:table-cell>
          <table:table-cell office:value-type="float" office:value="0.233787639623948" calcext:value-type="float">
            <text:p>0.233787639623948</text:p>
          </table:table-cell>
          <table:table-cell office:value-type="float" office:value="21.5029397538042" calcext:value-type="float">
            <text:p>21.5029397538042</text:p>
          </table:table-cell>
          <table:table-cell table:number-columns-repeated="5"/>
        </table:table-row>
        <table:table-row table:style-name="ro1">
          <table:table-cell office:value-type="float" office:value="-0.0427571689961729" calcext:value-type="float">
            <text:p>-0.0427571689961729</text:p>
          </table:table-cell>
          <table:table-cell office:value-type="float" office:value="0.348746789375892" calcext:value-type="float">
            <text:p>0.348746789375892</text:p>
          </table:table-cell>
          <table:table-cell office:value-type="float" office:value="21.5073786547984" calcext:value-type="float">
            <text:p>21.5073786547984</text:p>
          </table:table-cell>
          <table:table-cell table:number-columns-repeated="5"/>
        </table:table-row>
        <table:table-row table:style-name="ro1">
          <table:table-cell office:value-type="float" office:value="0.347492244675473" calcext:value-type="float">
            <text:p>0.347492244675473</text:p>
          </table:table-cell>
          <table:table-cell office:value-type="float" office:value="-0.0467204339855313" calcext:value-type="float">
            <text:p>-0.0467204339855313</text:p>
          </table:table-cell>
          <table:table-cell office:value-type="float" office:value="21.5076671765462" calcext:value-type="float">
            <text:p>21.5076671765462</text:p>
          </table:table-cell>
          <table:table-cell table:number-columns-repeated="5"/>
        </table:table-row>
        <table:table-row table:style-name="ro1">
          <table:table-cell office:value-type="float" office:value="0.274685214443002" calcext:value-type="float">
            <text:p>0.274685214443002</text:p>
          </table:table-cell>
          <table:table-cell office:value-type="float" office:value="-0.163593578576617" calcext:value-type="float">
            <text:p>-0.163593578576617</text:p>
          </table:table-cell>
          <table:table-cell office:value-type="float" office:value="21.519778564081" calcext:value-type="float">
            <text:p>21.519778564081</text:p>
          </table:table-cell>
          <table:table-cell table:number-columns-repeated="5"/>
        </table:table-row>
        <table:table-row table:style-name="ro1">
          <table:table-cell office:value-type="float" office:value="-0.324577286815626" calcext:value-type="float">
            <text:p>-0.324577286815626</text:p>
          </table:table-cell>
          <table:table-cell office:value-type="float" office:value="0.102403754320837" calcext:value-type="float">
            <text:p>0.102403754320837</text:p>
          </table:table-cell>
          <table:table-cell office:value-type="float" office:value="21.5279732281484" calcext:value-type="float">
            <text:p>21.5279732281484</text:p>
          </table:table-cell>
          <table:table-cell table:number-columns-repeated="5"/>
        </table:table-row>
        <table:table-row table:style-name="ro1">
          <table:table-cell office:value-type="float" office:value="0.0941840947807765" calcext:value-type="float">
            <text:p>0.0941840947807765</text:p>
          </table:table-cell>
          <table:table-cell office:value-type="float" office:value="-0.331911416354157" calcext:value-type="float">
            <text:p>-0.331911416354157</text:p>
          </table:table-cell>
          <table:table-cell office:value-type="float" office:value="21.5343343969211" calcext:value-type="float">
            <text:p>21.534334396921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1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0.00203759691043981" calcext:value-type="float">
            <text:p>0.00203759691043981</text:p>
          </table:table-cell>
          <table:table-cell office:value-type="float" office:value="0.0412574385537894" calcext:value-type="float">
            <text:p>0.0412574385537894</text:p>
          </table:table-cell>
          <table:table-cell office:value-type="float" office:value="20.0451437696665" calcext:value-type="float">
            <text:p>20.0451437696665</text:p>
          </table:table-cell>
          <table:table-cell table:number-columns-repeated="5"/>
        </table:table-row>
        <table:table-row table:style-name="ro1">
          <table:table-cell table:style-name="ce7" office:value-type="float" office:value="0.0135222846382809" calcext:value-type="float">
            <text:p>1.35E-02</text:p>
          </table:table-cell>
          <table:table-cell office:value-type="float" office:value="0.0403585075914861" calcext:value-type="float">
            <text:p>0.0403585075914861</text:p>
          </table:table-cell>
          <table:table-cell office:value-type="float" office:value="20.0479395372362" calcext:value-type="float">
            <text:p>20.0479395372362</text:p>
          </table:table-cell>
          <table:table-cell table:number-columns-repeated="5"/>
        </table:table-row>
        <table:table-row table:style-name="ro1">
          <table:table-cell office:value-type="float" office:value="0.0483133102873791" calcext:value-type="float">
            <text:p>0.0483133102873791</text:p>
          </table:table-cell>
          <table:table-cell office:value-type="float" office:value="0.029698531274203" calcext:value-type="float">
            <text:p>0.029698531274203</text:p>
          </table:table-cell>
          <table:table-cell office:value-type="float" office:value="20.0843988292094" calcext:value-type="float">
            <text:p>20.0843988292094</text:p>
          </table:table-cell>
          <table:table-cell table:number-columns-repeated="5"/>
        </table:table-row>
        <table:table-row table:style-name="ro1">
          <table:table-cell office:value-type="float" office:value="0.0533173196721358" calcext:value-type="float">
            <text:p>0.0533173196721358</text:p>
          </table:table-cell>
          <table:table-cell office:value-type="float" office:value="0.0285561341045725" calcext:value-type="float">
            <text:p>0.0285561341045725</text:p>
          </table:table-cell>
          <table:table-cell office:value-type="float" office:value="20.0956506013067" calcext:value-type="float">
            <text:p>20.0956506013067</text:p>
          </table:table-cell>
          <table:table-cell table:number-columns-repeated="5"/>
        </table:table-row>
        <table:table-row table:style-name="ro1">
          <table:table-cell office:value-type="float" office:value="0.0123863822488641" calcext:value-type="float">
            <text:p>0.0123863822488641</text:p>
          </table:table-cell>
          <table:table-cell office:value-type="float" office:value="-0.0724777235168116" calcext:value-type="float">
            <text:p>-0.0724777235168116</text:p>
          </table:table-cell>
          <table:table-cell office:value-type="float" office:value="20.1389481094931" calcext:value-type="float">
            <text:p>20.1389481094931</text:p>
          </table:table-cell>
          <table:table-cell table:number-columns-repeated="5"/>
        </table:table-row>
        <table:table-row table:style-name="ro1">
          <table:table-cell office:value-type="float" office:value="0.0149538217804999" calcext:value-type="float">
            <text:p>0.0149538217804999</text:p>
          </table:table-cell>
          <table:table-cell office:value-type="float" office:value="0.0789686371234891" calcext:value-type="float">
            <text:p>0.0789686371234891</text:p>
          </table:table-cell>
          <table:table-cell office:value-type="float" office:value="20.16469317745" calcext:value-type="float">
            <text:p>20.16469317745</text:p>
          </table:table-cell>
          <table:table-cell table:number-columns-repeated="5"/>
        </table:table-row>
        <table:table-row table:style-name="ro1">
          <table:table-cell office:value-type="float" office:value="-0.0873138557570879" calcext:value-type="float">
            <text:p>-0.0873138557570879</text:p>
          </table:table-cell>
          <table:table-cell office:value-type="float" office:value="0.0427546590941921" calcext:value-type="float">
            <text:p>0.0427546590941921</text:p>
          </table:table-cell>
          <table:table-cell office:value-type="float" office:value="20.2372058549482" calcext:value-type="float">
            <text:p>20.2372058549482</text:p>
          </table:table-cell>
          <table:table-cell table:number-columns-repeated="5"/>
        </table:table-row>
        <table:table-row table:style-name="ro1">
          <table:table-cell office:value-type="float" office:value="0.0365453069256422" calcext:value-type="float">
            <text:p>0.0365453069256422</text:p>
          </table:table-cell>
          <table:table-cell office:value-type="float" office:value="-0.0914237099567545" calcext:value-type="float">
            <text:p>-0.0914237099567545</text:p>
          </table:table-cell>
          <table:table-cell office:value-type="float" office:value="20.2423251105444" calcext:value-type="float">
            <text:p>20.2423251105444</text:p>
          </table:table-cell>
          <table:table-cell table:number-columns-repeated="5"/>
        </table:table-row>
        <table:table-row table:style-name="ro1">
          <table:table-cell table:style-name="ce7" office:value-type="float" office:value="-0.0644453581806408" calcext:value-type="float">
            <text:p>-6.44E-02</text:p>
          </table:table-cell>
          <table:table-cell office:value-type="float" office:value="0.0761208808146828" calcext:value-type="float">
            <text:p>0.0761208808146828</text:p>
          </table:table-cell>
          <table:table-cell office:value-type="float" office:value="20.2501534895787" calcext:value-type="float">
            <text:p>20.2501534895787</text:p>
          </table:table-cell>
          <table:table-cell table:number-columns-repeated="5"/>
        </table:table-row>
        <table:table-row table:style-name="ro1">
          <table:table-cell office:value-type="float" office:value="0.0407514666326411" calcext:value-type="float">
            <text:p>0.0407514666326411</text:p>
          </table:table-cell>
          <table:table-cell office:value-type="float" office:value="-0.0914485981022184" calcext:value-type="float">
            <text:p>-0.0914485981022184</text:p>
          </table:table-cell>
          <table:table-cell office:value-type="float" office:value="20.2502843364627" calcext:value-type="float">
            <text:p>20.2502843364627</text:p>
          </table:table-cell>
          <table:table-cell table:number-columns-repeated="5"/>
        </table:table-row>
        <table:table-row table:style-name="ro1">
          <table:table-cell office:value-type="float" office:value="-0.104807817579581" calcext:value-type="float">
            <text:p>-0.104807817579581</text:p>
          </table:table-cell>
          <table:table-cell office:value-type="float" office:value="0.0185893684645494" calcext:value-type="float">
            <text:p>0.0185893684645494</text:p>
          </table:table-cell>
          <table:table-cell office:value-type="float" office:value="20.2781780863655" calcext:value-type="float">
            <text:p>20.2781780863655</text:p>
          </table:table-cell>
          <table:table-cell table:number-columns-repeated="5"/>
        </table:table-row>
        <table:table-row table:style-name="ro1">
          <table:table-cell office:value-type="float" office:value="0.103156248558731" calcext:value-type="float">
            <text:p>0.103156248558731</text:p>
          </table:table-cell>
          <table:table-cell office:value-type="float" office:value="-0.0346943820798106" calcext:value-type="float">
            <text:p>-0.0346943820798106</text:p>
          </table:table-cell>
          <table:table-cell office:value-type="float" office:value="20.2910098250514" calcext:value-type="float">
            <text:p>20.2910098250514</text:p>
          </table:table-cell>
          <table:table-cell table:number-columns-repeated="5"/>
        </table:table-row>
        <table:table-row table:style-name="ro1">
          <table:table-cell office:value-type="float" office:value="0.119072251828756" calcext:value-type="float">
            <text:p>0.119072251828756</text:p>
          </table:table-cell>
          <table:table-cell table:style-name="ce7" office:value-type="float" office:value="0.000725056558578019" calcext:value-type="float">
            <text:p>7.25E-04</text:p>
          </table:table-cell>
          <table:table-cell office:value-type="float" office:value="20.3397864185684" calcext:value-type="float">
            <text:p>20.3397864185684</text:p>
          </table:table-cell>
          <table:table-cell table:number-columns-repeated="5"/>
        </table:table-row>
        <table:table-row table:style-name="ro1">
          <table:table-cell office:value-type="float" office:value="0.0411994981885118" calcext:value-type="float">
            <text:p>0.0411994981885118</text:p>
          </table:table-cell>
          <table:table-cell office:value-type="float" office:value="0.112025523850784" calcext:value-type="float">
            <text:p>0.112025523850784</text:p>
          </table:table-cell>
          <table:table-cell office:value-type="float" office:value="20.3444390807203" calcext:value-type="float">
            <text:p>20.3444390807203</text:p>
          </table:table-cell>
          <table:table-cell table:number-columns-repeated="5"/>
        </table:table-row>
        <table:table-row table:style-name="ro1">
          <table:table-cell office:value-type="float" office:value="0.107897275303858" calcext:value-type="float">
            <text:p>0.107897275303858</text:p>
          </table:table-cell>
          <table:table-cell office:value-type="float" office:value="-0.0616679495461286" calcext:value-type="float">
            <text:p>-0.0616679495461286</text:p>
          </table:table-cell>
          <table:table-cell office:value-type="float" office:value="20.3730895179033" calcext:value-type="float">
            <text:p>20.3730895179033</text:p>
          </table:table-cell>
          <table:table-cell table:number-columns-repeated="5"/>
        </table:table-row>
        <table:table-row table:style-name="ro1">
          <table:table-cell office:value-type="float" office:value="0.101030057012086" calcext:value-type="float">
            <text:p>0.101030057012086</text:p>
          </table:table-cell>
          <table:table-cell office:value-type="float" office:value="-0.0740363184729972" calcext:value-type="float">
            <text:p>-0.0740363184729972</text:p>
          </table:table-cell>
          <table:table-cell office:value-type="float" office:value="20.3798805186846" calcext:value-type="float">
            <text:p>20.3798805186846</text:p>
          </table:table-cell>
          <table:table-cell table:number-columns-repeated="5"/>
        </table:table-row>
        <table:table-row table:style-name="ro1">
          <table:table-cell office:value-type="float" office:value="-0.0888308916303654" calcext:value-type="float">
            <text:p>-0.0888308916303654</text:p>
          </table:table-cell>
          <table:table-cell office:value-type="float" office:value="-0.0936939064235782" calcext:value-type="float">
            <text:p>-0.0936939064235782</text:p>
          </table:table-cell>
          <table:table-cell office:value-type="float" office:value="20.4020231210505" calcext:value-type="float">
            <text:p>20.4020231210505</text:p>
          </table:table-cell>
          <table:table-cell table:number-columns-repeated="5"/>
        </table:table-row>
        <table:table-row table:style-name="ro1">
          <table:table-cell office:value-type="float" office:value="-0.131369733893178" calcext:value-type="float">
            <text:p>-0.131369733893178</text:p>
          </table:table-cell>
          <table:table-cell office:value-type="float" office:value="-0.010119765684978" calcext:value-type="float">
            <text:p>-0.010119765684978</text:p>
          </table:table-cell>
          <table:table-cell office:value-type="float" office:value="20.4062801997765" calcext:value-type="float">
            <text:p>20.4062801997765</text:p>
          </table:table-cell>
          <table:table-cell table:number-columns-repeated="5"/>
        </table:table-row>
        <table:table-row table:style-name="ro1">
          <table:table-cell office:value-type="float" office:value="-0.880645227548895" calcext:value-type="float">
            <text:p>-0.880645227548895</text:p>
          </table:table-cell>
          <table:table-cell office:value-type="float" office:value="-0.0557463061527084" calcext:value-type="float">
            <text:p>-0.0557463061527084</text:p>
          </table:table-cell>
          <table:table-cell office:value-type="float" office:value="20.4122921768555" calcext:value-type="float">
            <text:p>20.4122921768555</text:p>
          </table:table-cell>
          <table:table-cell table:number-columns-repeated="5"/>
        </table:table-row>
        <table:table-row table:style-name="ro1">
          <table:table-cell office:value-type="float" office:value="0.063273034681264" calcext:value-type="float">
            <text:p>0.063273034681264</text:p>
          </table:table-cell>
          <table:table-cell office:value-type="float" office:value="0.116918797328262" calcext:value-type="float">
            <text:p>0.116918797328262</text:p>
          </table:table-cell>
          <table:table-cell office:value-type="float" office:value="20.4202641208053" calcext:value-type="float">
            <text:p>20.4202641208053</text:p>
          </table:table-cell>
          <table:table-cell table:number-columns-repeated="5"/>
        </table:table-row>
        <table:table-row table:style-name="ro1">
          <table:table-cell office:value-type="float" office:value="-0.0788941090629992" calcext:value-type="float">
            <text:p>-0.0788941090629992</text:p>
          </table:table-cell>
          <table:table-cell office:value-type="float" office:value="0.115794812896246" calcext:value-type="float">
            <text:p>0.115794812896246</text:p>
          </table:table-cell>
          <table:table-cell office:value-type="float" office:value="20.4631327757616" calcext:value-type="float">
            <text:p>20.4631327757616</text:p>
          </table:table-cell>
          <table:table-cell table:number-columns-repeated="5"/>
        </table:table-row>
        <table:table-row table:style-name="ro1">
          <table:table-cell office:value-type="float" office:value="-0.141203376868593" calcext:value-type="float">
            <text:p>-0.141203376868593</text:p>
          </table:table-cell>
          <table:table-cell office:value-type="float" office:value="0.0185893684645494" calcext:value-type="float">
            <text:p>0.0185893684645494</text:p>
          </table:table-cell>
          <table:table-cell office:value-type="float" office:value="20.465010100754" calcext:value-type="float">
            <text:p>20.465010100754</text:p>
          </table:table-cell>
          <table:table-cell table:number-columns-repeated="5"/>
        </table:table-row>
        <table:table-row table:style-name="ro1">
          <table:table-cell office:value-type="float" office:value="-0.131369733893178" calcext:value-type="float">
            <text:p>-0.131369733893178</text:p>
          </table:table-cell>
          <table:table-cell office:value-type="float" office:value="0.0733379173866429" calcext:value-type="float">
            <text:p>0.0733379173866429</text:p>
          </table:table-cell>
          <table:table-cell office:value-type="float" office:value="20.5215438252656" calcext:value-type="float">
            <text:p>20.5215438252656</text:p>
          </table:table-cell>
          <table:table-cell table:number-columns-repeated="5"/>
        </table:table-row>
        <table:table-row table:style-name="ro1">
          <table:table-cell office:value-type="float" office:value="0.168036538808693" calcext:value-type="float">
            <text:p>0.168036538808693</text:p>
          </table:table-cell>
          <table:table-cell office:value-type="float" office:value="-0.0127061747703104" calcext:value-type="float">
            <text:p>-0.0127061747703104</text:p>
          </table:table-cell>
          <table:table-cell office:value-type="float" office:value="20.612532866667" calcext:value-type="float">
            <text:p>20.612532866667</text:p>
          </table:table-cell>
          <table:table-cell table:number-columns-repeated="5"/>
        </table:table-row>
        <table:table-row table:style-name="ro1">
          <table:table-cell office:value-type="float" office:value="-0.890233018402393" calcext:value-type="float">
            <text:p>-0.890233018402393</text:p>
          </table:table-cell>
          <table:table-cell office:value-type="float" office:value="0.126994239003192" calcext:value-type="float">
            <text:p>0.126994239003192</text:p>
          </table:table-cell>
          <table:table-cell office:value-type="float" office:value="20.6331783152754" calcext:value-type="float">
            <text:p>20.6331783152754</text:p>
          </table:table-cell>
          <table:table-cell table:number-columns-repeated="5"/>
        </table:table-row>
        <table:table-row table:style-name="ro1">
          <table:table-cell office:value-type="float" office:value="0.0568763000439377" calcext:value-type="float">
            <text:p>0.0568763000439377</text:p>
          </table:table-cell>
          <table:table-cell office:value-type="float" office:value="0.165909719540095" calcext:value-type="float">
            <text:p>0.165909719540095</text:p>
          </table:table-cell>
          <table:table-cell office:value-type="float" office:value="20.6628877096878" calcext:value-type="float">
            <text:p>20.6628877096878</text:p>
          </table:table-cell>
          <table:table-cell table:number-columns-repeated="5"/>
        </table:table-row>
        <table:table-row table:style-name="ro1">
          <table:table-cell office:value-type="float" office:value="-0.177330537945813" calcext:value-type="float">
            <text:p>-0.177330537945813</text:p>
          </table:table-cell>
          <table:table-cell office:value-type="float" office:value="-0.00568832695118426" calcext:value-type="float">
            <text:p>-0.00568832695118426</text:p>
          </table:table-cell>
          <table:table-cell office:value-type="float" office:value="20.6635851500375" calcext:value-type="float">
            <text:p>20.6635851500375</text:p>
          </table:table-cell>
          <table:table-cell table:number-columns-repeated="5"/>
        </table:table-row>
        <table:table-row table:style-name="ro1">
          <table:table-cell office:value-type="float" office:value="0.00790583587229687" calcext:value-type="float">
            <text:p>0.00790583587229687</text:p>
          </table:table-cell>
          <table:table-cell office:value-type="float" office:value="0.819860676685812" calcext:value-type="float">
            <text:p>0.819860676685812</text:p>
          </table:table-cell>
          <table:table-cell office:value-type="float" office:value="20.6804696342889" calcext:value-type="float">
            <text:p>20.6804696342889</text:p>
          </table:table-cell>
          <table:table-cell table:number-columns-repeated="5"/>
        </table:table-row>
        <table:table-row table:style-name="ro1">
          <table:table-cell office:value-type="float" office:value="-0.113766659844254" calcext:value-type="float">
            <text:p>-0.113766659844254</text:p>
          </table:table-cell>
          <table:table-cell office:value-type="float" office:value="-0.134845404554825" calcext:value-type="float">
            <text:p>-0.134845404554825</text:p>
          </table:table-cell>
          <table:table-cell office:value-type="float" office:value="20.6870819553408" calcext:value-type="float">
            <text:p>20.6870819553408</text:p>
          </table:table-cell>
          <table:table-cell table:number-columns-repeated="5"/>
        </table:table-row>
        <table:table-row table:style-name="ro1">
          <table:table-cell office:value-type="float" office:value="0.142544629024943" calcext:value-type="float">
            <text:p>0.142544629024943</text:p>
          </table:table-cell>
          <table:table-cell office:value-type="float" office:value="0.110914946725181" calcext:value-type="float">
            <text:p>0.110914946725181</text:p>
          </table:table-cell>
          <table:table-cell office:value-type="float" office:value="20.7127085285066" calcext:value-type="float">
            <text:p>20.7127085285066</text:p>
          </table:table-cell>
          <table:table-cell table:number-columns-repeated="5"/>
        </table:table-row>
        <table:table-row table:style-name="ro1">
          <table:table-cell office:value-type="float" office:value="-0.131369733893178" calcext:value-type="float">
            <text:p>-0.131369733893178</text:p>
          </table:table-cell>
          <table:table-cell office:value-type="float" office:value="0.124204216447057" calcext:value-type="float">
            <text:p>0.124204216447057</text:p>
          </table:table-cell>
          <table:table-cell office:value-type="float" office:value="20.7156928996213" calcext:value-type="float">
            <text:p>20.7156928996213</text:p>
          </table:table-cell>
          <table:table-cell table:number-columns-repeated="5"/>
        </table:table-row>
        <table:table-row table:style-name="ro1">
          <table:table-cell office:value-type="float" office:value="0.088864034533666" calcext:value-type="float">
            <text:p>0.088864034533666</text:p>
          </table:table-cell>
          <table:table-cell office:value-type="float" office:value="0.159616261730919" calcext:value-type="float">
            <text:p>0.159616261730919</text:p>
          </table:table-cell>
          <table:table-cell office:value-type="float" office:value="20.7185843328516" calcext:value-type="float">
            <text:p>20.7185843328516</text:p>
          </table:table-cell>
          <table:table-cell table:number-columns-repeated="5"/>
        </table:table-row>
        <table:table-row table:style-name="ro1">
          <table:table-cell office:value-type="float" office:value="-0.169673862291173" calcext:value-type="float">
            <text:p>-0.169673862291173</text:p>
          </table:table-cell>
          <table:table-cell office:value-type="float" office:value="-0.0911996531200023" calcext:value-type="float">
            <text:p>-0.0911996531200023</text:p>
          </table:table-cell>
          <table:table-cell office:value-type="float" office:value="20.7797968269701" calcext:value-type="float">
            <text:p>20.7797968269701</text:p>
          </table:table-cell>
          <table:table-cell table:number-columns-repeated="5"/>
        </table:table-row>
        <table:table-row table:style-name="ro1">
          <table:table-cell office:value-type="float" office:value="-0.19901669368745" calcext:value-type="float">
            <text:p>-0.19901669368745</text:p>
          </table:table-cell>
          <table:table-cell office:value-type="float" office:value="0.011209561978762" calcext:value-type="float">
            <text:p>0.011209561978762</text:p>
          </table:table-cell>
          <table:table-cell office:value-type="float" office:value="20.7908203550834" calcext:value-type="float">
            <text:p>20.7908203550834</text:p>
          </table:table-cell>
          <table:table-cell table:number-columns-repeated="5"/>
        </table:table-row>
        <table:table-row table:style-name="ro1">
          <table:table-cell office:value-type="float" office:value="0.154513102948684" calcext:value-type="float">
            <text:p>0.154513102948684</text:p>
          </table:table-cell>
          <table:table-cell office:value-type="float" office:value="-0.120875329101586" calcext:value-type="float">
            <text:p>-0.120875329101586</text:p>
          </table:table-cell>
          <table:table-cell office:value-type="float" office:value="20.812481849924" calcext:value-type="float">
            <text:p>20.812481849924</text:p>
          </table:table-cell>
          <table:table-cell table:number-columns-repeated="5"/>
        </table:table-row>
        <table:table-row table:style-name="ro1">
          <table:table-cell office:value-type="float" office:value="-0.168930380116315" calcext:value-type="float">
            <text:p>-0.168930380116315</text:p>
          </table:table-cell>
          <table:table-cell office:value-type="float" office:value="0.891399842819936" calcext:value-type="float">
            <text:p>0.891399842819936</text:p>
          </table:table-cell>
          <table:table-cell office:value-type="float" office:value="20.8371738695486" calcext:value-type="float">
            <text:p>20.8371738695486</text:p>
          </table:table-cell>
          <table:table-cell table:number-columns-repeated="5"/>
        </table:table-row>
        <table:table-row table:style-name="ro1">
          <table:table-cell office:value-type="float" office:value="-0.13716578860509" calcext:value-type="float">
            <text:p>-0.13716578860509</text:p>
          </table:table-cell>
          <table:table-cell office:value-type="float" office:value="0.155257853706817" calcext:value-type="float">
            <text:p>0.155257853706817</text:p>
          </table:table-cell>
          <table:table-cell office:value-type="float" office:value="20.8853935322093" calcext:value-type="float">
            <text:p>20.8853935322093</text:p>
          </table:table-cell>
          <table:table-cell table:number-columns-repeated="5"/>
        </table:table-row>
        <table:table-row table:style-name="ro1">
          <table:table-cell office:value-type="float" office:value="-0.113766659844254" calcext:value-type="float">
            <text:p>-0.113766659844254</text:p>
          </table:table-cell>
          <table:table-cell office:value-type="float" office:value="-0.177425344351981" calcext:value-type="float">
            <text:p>-0.177425344351981</text:p>
          </table:table-cell>
          <table:table-cell office:value-type="float" office:value="20.9001913122085" calcext:value-type="float">
            <text:p>20.9001913122085</text:p>
          </table:table-cell>
          <table:table-cell table:number-columns-repeated="5"/>
        </table:table-row>
        <table:table-row table:style-name="ro1">
          <table:table-cell office:value-type="float" office:value="0.897501859472551" calcext:value-type="float">
            <text:p>0.897501859472551</text:p>
          </table:table-cell>
          <table:table-cell office:value-type="float" office:value="0.802163315128605" calcext:value-type="float">
            <text:p>0.802163315128605</text:p>
          </table:table-cell>
          <table:table-cell office:value-type="float" office:value="20.966202124891" calcext:value-type="float">
            <text:p>20.966202124891</text:p>
          </table:table-cell>
          <table:table-cell table:number-columns-repeated="5"/>
        </table:table-row>
        <table:table-row table:style-name="ro1">
          <table:table-cell office:value-type="float" office:value="0.162120700934831" calcext:value-type="float">
            <text:p>0.162120700934831</text:p>
          </table:table-cell>
          <table:table-cell office:value-type="float" office:value="0.152215167557961" calcext:value-type="float">
            <text:p>0.152215167557961</text:p>
          </table:table-cell>
          <table:table-cell office:value-type="float" office:value="20.9841640200838" calcext:value-type="float">
            <text:p>20.9841640200838</text:p>
          </table:table-cell>
          <table:table-cell table:number-columns-repeated="5"/>
        </table:table-row>
        <table:table-row table:style-name="ro1">
          <table:table-cell office:value-type="float" office:value="0.143217005190017" calcext:value-type="float">
            <text:p>0.143217005190017</text:p>
          </table:table-cell>
          <table:table-cell office:value-type="float" office:value="0.171369378535025" calcext:value-type="float">
            <text:p>0.171369378535025</text:p>
          </table:table-cell>
          <table:table-cell office:value-type="float" office:value="20.9885640130862" calcext:value-type="float">
            <text:p>20.9885640130862</text:p>
          </table:table-cell>
          <table:table-cell table:number-columns-repeated="5"/>
        </table:table-row>
        <table:table-row table:style-name="ro1">
          <table:table-cell office:value-type="float" office:value="0.012939733229352" calcext:value-type="float">
            <text:p>0.012939733229352</text:p>
          </table:table-cell>
          <table:table-cell office:value-type="float" office:value="-0.23538308709361" calcext:value-type="float">
            <text:p>-0.23538308709361</text:p>
          </table:table-cell>
          <table:table-cell office:value-type="float" office:value="20.9950452827609" calcext:value-type="float">
            <text:p>20.9950452827609</text:p>
          </table:table-cell>
          <table:table-cell table:number-columns-repeated="5"/>
        </table:table-row>
        <table:table-row table:style-name="ro1">
          <table:table-cell office:value-type="float" office:value="0.22204304207528" calcext:value-type="float">
            <text:p>0.22204304207528</text:p>
          </table:table-cell>
          <table:table-cell office:value-type="float" office:value="1.07525476466819" calcext:value-type="float">
            <text:p>1.07525476466819</text:p>
          </table:table-cell>
          <table:table-cell office:value-type="float" office:value="21.0150666855818" calcext:value-type="float">
            <text:p>21.0150666855818</text:p>
          </table:table-cell>
          <table:table-cell table:number-columns-repeated="5"/>
        </table:table-row>
        <table:table-row table:style-name="ro1">
          <table:table-cell office:value-type="float" office:value="-0.169673862291173" calcext:value-type="float">
            <text:p>-0.169673862291173</text:p>
          </table:table-cell>
          <table:table-cell office:value-type="float" office:value="0.165529424877691" calcext:value-type="float">
            <text:p>0.165529424877691</text:p>
          </table:table-cell>
          <table:table-cell office:value-type="float" office:value="21.0780101734392" calcext:value-type="float">
            <text:p>21.0780101734392</text:p>
          </table:table-cell>
          <table:table-cell table:number-columns-repeated="5"/>
        </table:table-row>
        <table:table-row table:style-name="ro1">
          <table:table-cell office:value-type="float" office:value="-0.232076325880972" calcext:value-type="float">
            <text:p>-0.232076325880972</text:p>
          </table:table-cell>
          <table:table-cell office:value-type="float" office:value="0.0820876617429688" calcext:value-type="float">
            <text:p>0.0820876617429688</text:p>
          </table:table-cell>
          <table:table-cell office:value-type="float" office:value="21.084093822554" calcext:value-type="float">
            <text:p>21.084093822554</text:p>
          </table:table-cell>
          <table:table-cell table:number-columns-repeated="5"/>
        </table:table-row>
        <table:table-row table:style-name="ro1">
          <table:table-cell office:value-type="float" office:value="-0.0788941090629992" calcext:value-type="float">
            <text:p>-0.0788941090629992</text:p>
          </table:table-cell>
          <table:table-cell office:value-type="float" office:value="-0.235729369933446" calcext:value-type="float">
            <text:p>-0.235729369933446</text:p>
          </table:table-cell>
          <table:table-cell office:value-type="float" office:value="21.0947743114568" calcext:value-type="float">
            <text:p>21.0947743114568</text:p>
          </table:table-cell>
          <table:table-cell table:number-columns-repeated="5"/>
        </table:table-row>
        <table:table-row table:style-name="ro1">
          <table:table-cell office:value-type="float" office:value="0.241843401412923" calcext:value-type="float">
            <text:p>0.241843401412923</text:p>
          </table:table-cell>
          <table:table-cell office:value-type="float" office:value="0.923265972127141" calcext:value-type="float">
            <text:p>0.923265972127141</text:p>
          </table:table-cell>
          <table:table-cell office:value-type="float" office:value="21.1204985766396" calcext:value-type="float">
            <text:p>21.1204985766396</text:p>
          </table:table-cell>
          <table:table-cell table:number-columns-repeated="5"/>
        </table:table-row>
        <table:table-row table:style-name="ro1">
          <table:table-cell office:value-type="float" office:value="-0.0889973322292783" calcext:value-type="float">
            <text:p>-0.0889973322292783</text:p>
          </table:table-cell>
          <table:table-cell office:value-type="float" office:value="-0.235729369933446" calcext:value-type="float">
            <text:p>-0.235729369933446</text:p>
          </table:table-cell>
          <table:table-cell office:value-type="float" office:value="21.120500702028" calcext:value-type="float">
            <text:p>21.120500702028</text:p>
          </table:table-cell>
          <table:table-cell table:number-columns-repeated="5"/>
        </table:table-row>
        <table:table-row table:style-name="ro1">
          <table:table-cell office:value-type="float" office:value="-0.104250040915242" calcext:value-type="float">
            <text:p>-0.104250040915242</text:p>
          </table:table-cell>
          <table:table-cell office:value-type="float" office:value="0.227588825967986" calcext:value-type="float">
            <text:p>0.227588825967986</text:p>
          </table:table-cell>
          <table:table-cell office:value-type="float" office:value="21.1235724718741" calcext:value-type="float">
            <text:p>21.1235724718741</text:p>
          </table:table-cell>
          <table:table-cell table:number-columns-repeated="5"/>
        </table:table-row>
        <table:table-row table:style-name="ro1">
          <table:table-cell office:value-type="float" office:value="0.0720855310224098" calcext:value-type="float">
            <text:p>0.0720855310224098</text:p>
          </table:table-cell>
          <table:table-cell office:value-type="float" office:value="-0.244630878825879" calcext:value-type="float">
            <text:p>-0.244630878825879</text:p>
          </table:table-cell>
          <table:table-cell office:value-type="float" office:value="21.1239583438513" calcext:value-type="float">
            <text:p>21.123958343851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2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0.0219457755736379" calcext:value-type="float">
            <text:p>0.0219457755736379</text:p>
          </table:table-cell>
          <table:table-cell office:value-type="float" office:value="0.0189081600814714" calcext:value-type="float">
            <text:p>0.0189081600814714</text:p>
          </table:table-cell>
          <table:table-cell office:value-type="float" office:value="20.0223881950194" calcext:value-type="float">
            <text:p>20.0223881950194</text:p>
          </table:table-cell>
          <table:table-cell table:number-columns-repeated="5"/>
        </table:table-row>
        <table:table-row table:style-name="ro1">
          <table:table-cell office:value-type="float" office:value="0.0365453069256422" calcext:value-type="float">
            <text:p>0.0365453069256422</text:p>
          </table:table-cell>
          <table:table-cell office:value-type="float" office:value="0.00657871351907291" calcext:value-type="float">
            <text:p>0.00657871351907291</text:p>
          </table:table-cell>
          <table:table-cell office:value-type="float" office:value="20.0365862280825" calcext:value-type="float">
            <text:p>20.0365862280825</text:p>
          </table:table-cell>
          <table:table-cell table:number-columns-repeated="5"/>
        </table:table-row>
        <table:table-row table:style-name="ro1">
          <table:table-cell table:style-name="ce7" office:value-type="float" office:value="0.00203759691043981" calcext:value-type="float">
            <text:p>2.04E-03</text:p>
          </table:table-cell>
          <table:table-cell office:value-type="float" office:value="0.0412574385537894" calcext:value-type="float">
            <text:p>0.0412574385537894</text:p>
          </table:table-cell>
          <table:table-cell office:value-type="float" office:value="20.0451437696665" calcext:value-type="float">
            <text:p>20.0451437696665</text:p>
          </table:table-cell>
          <table:table-cell table:number-columns-repeated="5"/>
        </table:table-row>
        <table:table-row table:style-name="ro1">
          <table:table-cell office:value-type="float" office:value="0.0135222846382809" calcext:value-type="float">
            <text:p>0.0135222846382809</text:p>
          </table:table-cell>
          <table:table-cell office:value-type="float" office:value="0.0403585075914861" calcext:value-type="float">
            <text:p>0.0403585075914861</text:p>
          </table:table-cell>
          <table:table-cell office:value-type="float" office:value="20.0479395372362" calcext:value-type="float">
            <text:p>20.0479395372362</text:p>
          </table:table-cell>
          <table:table-cell table:number-columns-repeated="5"/>
        </table:table-row>
        <table:table-row table:style-name="ro1">
          <table:table-cell office:value-type="float" office:value="0.0202745493100583" calcext:value-type="float">
            <text:p>0.0202745493100583</text:p>
          </table:table-cell>
          <table:table-cell office:value-type="float" office:value="0.0427546590941921" calcext:value-type="float">
            <text:p>0.0427546590941921</text:p>
          </table:table-cell>
          <table:table-cell office:value-type="float" office:value="20.0591079722382" calcext:value-type="float">
            <text:p>20.0591079722382</text:p>
          </table:table-cell>
          <table:table-cell table:number-columns-repeated="5"/>
        </table:table-row>
        <table:table-row table:style-name="ro1">
          <table:table-cell office:value-type="float" office:value="0.0483133102873791" calcext:value-type="float">
            <text:p>0.0483133102873791</text:p>
          </table:table-cell>
          <table:table-cell office:value-type="float" office:value="0.029698531274203" calcext:value-type="float">
            <text:p>0.029698531274203</text:p>
          </table:table-cell>
          <table:table-cell office:value-type="float" office:value="20.0843988292094" calcext:value-type="float">
            <text:p>20.0843988292094</text:p>
          </table:table-cell>
          <table:table-cell table:number-columns-repeated="5"/>
        </table:table-row>
        <table:table-row table:style-name="ro1">
          <table:table-cell office:value-type="float" office:value="0.0533173196721358" calcext:value-type="float">
            <text:p>0.0533173196721358</text:p>
          </table:table-cell>
          <table:table-cell office:value-type="float" office:value="0.0285561341045725" calcext:value-type="float">
            <text:p>0.0285561341045725</text:p>
          </table:table-cell>
          <table:table-cell office:value-type="float" office:value="20.0956506013067" calcext:value-type="float">
            <text:p>20.0956506013067</text:p>
          </table:table-cell>
          <table:table-cell table:number-columns-repeated="5"/>
        </table:table-row>
        <table:table-row table:style-name="ro1">
          <table:table-cell office:value-type="float" office:value="0.0123863822488641" calcext:value-type="float">
            <text:p>0.0123863822488641</text:p>
          </table:table-cell>
          <table:table-cell office:value-type="float" office:value="-0.0724777235168116" calcext:value-type="float">
            <text:p>-0.0724777235168116</text:p>
          </table:table-cell>
          <table:table-cell office:value-type="float" office:value="20.1389481094931" calcext:value-type="float">
            <text:p>20.1389481094931</text:p>
          </table:table-cell>
          <table:table-cell table:number-columns-repeated="5"/>
        </table:table-row>
        <table:table-row table:style-name="ro1">
          <table:table-cell office:value-type="float" office:value="0.0149538217804999" calcext:value-type="float">
            <text:p>0.0149538217804999</text:p>
          </table:table-cell>
          <table:table-cell office:value-type="float" office:value="0.0789686371234891" calcext:value-type="float">
            <text:p>0.0789686371234891</text:p>
          </table:table-cell>
          <table:table-cell office:value-type="float" office:value="20.16469317745" calcext:value-type="float">
            <text:p>20.16469317745</text:p>
          </table:table-cell>
          <table:table-cell table:number-columns-repeated="5"/>
        </table:table-row>
        <table:table-row table:style-name="ro1">
          <table:table-cell office:value-type="float" office:value="0.0411994981885118" calcext:value-type="float">
            <text:p>0.0411994981885118</text:p>
          </table:table-cell>
          <table:table-cell office:value-type="float" office:value="-0.0724777235168116" calcext:value-type="float">
            <text:p>-0.0724777235168116</text:p>
          </table:table-cell>
          <table:table-cell office:value-type="float" office:value="20.1777199702725" calcext:value-type="float">
            <text:p>20.1777199702725</text:p>
          </table:table-cell>
          <table:table-cell table:number-columns-repeated="5"/>
        </table:table-row>
        <table:table-row table:style-name="ro1">
          <table:table-cell office:value-type="float" office:value="-0.0465360751994193" calcext:value-type="float">
            <text:p>-0.0465360751994193</text:p>
          </table:table-cell>
          <table:table-cell office:value-type="float" office:value="1.07525476466819" calcext:value-type="float">
            <text:p>1.07525476466819</text:p>
          </table:table-cell>
          <table:table-cell office:value-type="float" office:value="20.199142013809" calcext:value-type="float">
            <text:p>20.199142013809</text:p>
          </table:table-cell>
          <table:table-cell table:number-columns-repeated="5"/>
        </table:table-row>
        <table:table-row table:style-name="ro1">
          <table:table-cell table:style-name="ce7" office:value-type="float" office:value="0.0943170199613574" calcext:value-type="float">
            <text:p>9.43E-02</text:p>
          </table:table-cell>
          <table:table-cell office:value-type="float" office:value="-0.010119765684978" calcext:value-type="float">
            <text:p>-0.010119765684978</text:p>
          </table:table-cell>
          <table:table-cell office:value-type="float" office:value="20.2246702197915" calcext:value-type="float">
            <text:p>20.2246702197915</text:p>
          </table:table-cell>
          <table:table-cell table:number-columns-repeated="5"/>
        </table:table-row>
        <table:table-row table:style-name="ro1">
          <table:table-cell office:value-type="float" office:value="-0.0873138557570879" calcext:value-type="float">
            <text:p>-0.0873138557570879</text:p>
          </table:table-cell>
          <table:table-cell office:value-type="float" office:value="0.0427546590941921" calcext:value-type="float">
            <text:p>0.0427546590941921</text:p>
          </table:table-cell>
          <table:table-cell office:value-type="float" office:value="20.2372058549482" calcext:value-type="float">
            <text:p>20.2372058549482</text:p>
          </table:table-cell>
          <table:table-cell table:number-columns-repeated="5"/>
        </table:table-row>
        <table:table-row table:style-name="ro1">
          <table:table-cell office:value-type="float" office:value="0.0365453069256422" calcext:value-type="float">
            <text:p>0.0365453069256422</text:p>
          </table:table-cell>
          <table:table-cell office:value-type="float" office:value="-0.0914237099567545" calcext:value-type="float">
            <text:p>-0.0914237099567545</text:p>
          </table:table-cell>
          <table:table-cell office:value-type="float" office:value="20.2423251105444" calcext:value-type="float">
            <text:p>20.2423251105444</text:p>
          </table:table-cell>
          <table:table-cell table:number-columns-repeated="5"/>
        </table:table-row>
        <table:table-row table:style-name="ro1">
          <table:table-cell office:value-type="float" office:value="-0.0644453581806408" calcext:value-type="float">
            <text:p>-0.0644453581806408</text:p>
          </table:table-cell>
          <table:table-cell office:value-type="float" office:value="0.0761208808146828" calcext:value-type="float">
            <text:p>0.0761208808146828</text:p>
          </table:table-cell>
          <table:table-cell office:value-type="float" office:value="20.2501534895787" calcext:value-type="float">
            <text:p>20.2501534895787</text:p>
          </table:table-cell>
          <table:table-cell table:number-columns-repeated="5"/>
        </table:table-row>
        <table:table-row table:style-name="ro1">
          <table:table-cell office:value-type="float" office:value="0.0407514666326411" calcext:value-type="float">
            <text:p>0.0407514666326411</text:p>
          </table:table-cell>
          <table:table-cell office:value-type="float" office:value="-0.0914485981022184" calcext:value-type="float">
            <text:p>-0.0914485981022184</text:p>
          </table:table-cell>
          <table:table-cell office:value-type="float" office:value="20.2502843364627" calcext:value-type="float">
            <text:p>20.2502843364627</text:p>
          </table:table-cell>
          <table:table-cell table:number-columns-repeated="5"/>
        </table:table-row>
        <table:table-row table:style-name="ro1">
          <table:table-cell office:value-type="float" office:value="-0.104807817579581" calcext:value-type="float">
            <text:p>-0.104807817579581</text:p>
          </table:table-cell>
          <table:table-cell office:value-type="float" office:value="0.0185893684645494" calcext:value-type="float">
            <text:p>0.0185893684645494</text:p>
          </table:table-cell>
          <table:table-cell office:value-type="float" office:value="20.2781780863655" calcext:value-type="float">
            <text:p>20.2781780863655</text:p>
          </table:table-cell>
          <table:table-cell table:number-columns-repeated="5"/>
        </table:table-row>
        <table:table-row table:style-name="ro1">
          <table:table-cell office:value-type="float" office:value="0.00203759691043981" calcext:value-type="float">
            <text:p>0.00203759691043981</text:p>
          </table:table-cell>
          <table:table-cell office:value-type="float" office:value="0.891399842819936" calcext:value-type="float">
            <text:p>0.891399842819936</text:p>
          </table:table-cell>
          <table:table-cell office:value-type="float" office:value="20.2880080188588" calcext:value-type="float">
            <text:p>20.2880080188588</text:p>
          </table:table-cell>
          <table:table-cell table:number-columns-repeated="5"/>
        </table:table-row>
        <table:table-row table:style-name="ro1">
          <table:table-cell office:value-type="float" office:value="0.103156248558731" calcext:value-type="float">
            <text:p>0.103156248558731</text:p>
          </table:table-cell>
          <table:table-cell office:value-type="float" office:value="-0.0346943820798106" calcext:value-type="float">
            <text:p>-0.0346943820798106</text:p>
          </table:table-cell>
          <table:table-cell office:value-type="float" office:value="20.2910098250514" calcext:value-type="float">
            <text:p>20.2910098250514</text:p>
          </table:table-cell>
          <table:table-cell table:number-columns-repeated="5"/>
        </table:table-row>
        <table:table-row table:style-name="ro1">
          <table:table-cell office:value-type="float" office:value="-0.115316250494742" calcext:value-type="float">
            <text:p>-0.115316250494742</text:p>
          </table:table-cell>
          <table:table-cell office:value-type="float" office:value="-0.010119765684978" calcext:value-type="float">
            <text:p>-0.010119765684978</text:p>
          </table:table-cell>
          <table:table-cell office:value-type="float" office:value="20.3232719411613" calcext:value-type="float">
            <text:p>20.3232719411613</text:p>
          </table:table-cell>
          <table:table-cell table:number-columns-repeated="5"/>
        </table:table-row>
        <table:table-row table:style-name="ro1">
          <table:table-cell office:value-type="float" office:value="0.119072251828756" calcext:value-type="float">
            <text:p>0.119072251828756</text:p>
          </table:table-cell>
          <table:table-cell table:style-name="ce7" office:value-type="float" office:value="0.000725056558578019" calcext:value-type="float">
            <text:p>7.25E-04</text:p>
          </table:table-cell>
          <table:table-cell office:value-type="float" office:value="20.3397864185684" calcext:value-type="float">
            <text:p>20.3397864185684</text:p>
          </table:table-cell>
          <table:table-cell table:number-columns-repeated="5"/>
        </table:table-row>
        <table:table-row table:style-name="ro1">
          <table:table-cell office:value-type="float" office:value="0.0411994981885118" calcext:value-type="float">
            <text:p>0.0411994981885118</text:p>
          </table:table-cell>
          <table:table-cell office:value-type="float" office:value="0.112025523850784" calcext:value-type="float">
            <text:p>0.112025523850784</text:p>
          </table:table-cell>
          <table:table-cell office:value-type="float" office:value="20.3444390807203" calcext:value-type="float">
            <text:p>20.3444390807203</text:p>
          </table:table-cell>
          <table:table-cell table:number-columns-repeated="5"/>
        </table:table-row>
        <table:table-row table:style-name="ro1">
          <table:table-cell office:value-type="float" office:value="0.107897275303858" calcext:value-type="float">
            <text:p>0.107897275303858</text:p>
          </table:table-cell>
          <table:table-cell office:value-type="float" office:value="-0.0616679495461286" calcext:value-type="float">
            <text:p>-0.0616679495461286</text:p>
          </table:table-cell>
          <table:table-cell office:value-type="float" office:value="20.3730895179033" calcext:value-type="float">
            <text:p>20.3730895179033</text:p>
          </table:table-cell>
          <table:table-cell table:number-columns-repeated="5"/>
        </table:table-row>
        <table:table-row table:style-name="ro1">
          <table:table-cell office:value-type="float" office:value="0.101030057012086" calcext:value-type="float">
            <text:p>0.101030057012086</text:p>
          </table:table-cell>
          <table:table-cell office:value-type="float" office:value="-0.0740363184729972" calcext:value-type="float">
            <text:p>-0.0740363184729972</text:p>
          </table:table-cell>
          <table:table-cell office:value-type="float" office:value="20.3798805186846" calcext:value-type="float">
            <text:p>20.3798805186846</text:p>
          </table:table-cell>
          <table:table-cell table:number-columns-repeated="5"/>
        </table:table-row>
        <table:table-row table:style-name="ro1">
          <table:table-cell office:value-type="float" office:value="-0.0644453581806408" calcext:value-type="float">
            <text:p>-0.0644453581806408</text:p>
          </table:table-cell>
          <table:table-cell office:value-type="float" office:value="0.108161596145589" calcext:value-type="float">
            <text:p>0.108161596145589</text:p>
          </table:table-cell>
          <table:table-cell office:value-type="float" office:value="20.3821912730539" calcext:value-type="float">
            <text:p>20.3821912730539</text:p>
          </table:table-cell>
          <table:table-cell table:number-columns-repeated="5"/>
        </table:table-row>
        <table:table-row table:style-name="ro1">
          <table:table-cell office:value-type="float" office:value="0.0149538217804999" calcext:value-type="float">
            <text:p>0.0149538217804999</text:p>
          </table:table-cell>
          <table:table-cell office:value-type="float" office:value="0.127683967574696" calcext:value-type="float">
            <text:p>0.127683967574696</text:p>
          </table:table-cell>
          <table:table-cell office:value-type="float" office:value="20.3895222922145" calcext:value-type="float">
            <text:p>20.3895222922145</text:p>
          </table:table-cell>
          <table:table-cell table:number-columns-repeated="5"/>
        </table:table-row>
        <table:table-row table:style-name="ro1">
          <table:table-cell office:value-type="float" office:value="-0.0888308916303654" calcext:value-type="float">
            <text:p>-0.0888308916303654</text:p>
          </table:table-cell>
          <table:table-cell office:value-type="float" office:value="-0.0936939064235782" calcext:value-type="float">
            <text:p>-0.0936939064235782</text:p>
          </table:table-cell>
          <table:table-cell office:value-type="float" office:value="20.4020231210505" calcext:value-type="float">
            <text:p>20.4020231210505</text:p>
          </table:table-cell>
          <table:table-cell table:number-columns-repeated="5"/>
        </table:table-row>
        <table:table-row table:style-name="ro1">
          <table:table-cell office:value-type="float" office:value="-0.131369733893178" calcext:value-type="float">
            <text:p>-0.131369733893178</text:p>
          </table:table-cell>
          <table:table-cell office:value-type="float" office:value="-0.010119765684978" calcext:value-type="float">
            <text:p>-0.010119765684978</text:p>
          </table:table-cell>
          <table:table-cell office:value-type="float" office:value="20.4062801997765" calcext:value-type="float">
            <text:p>20.4062801997765</text:p>
          </table:table-cell>
          <table:table-cell table:number-columns-repeated="5"/>
        </table:table-row>
        <table:table-row table:style-name="ro1">
          <table:table-cell office:value-type="float" office:value="0.118502953689775" calcext:value-type="float">
            <text:p>0.118502953689775</text:p>
          </table:table-cell>
          <table:table-cell office:value-type="float" office:value="-0.0557463061527084" calcext:value-type="float">
            <text:p>-0.0557463061527084</text:p>
          </table:table-cell>
          <table:table-cell office:value-type="float" office:value="20.4080944071383" calcext:value-type="float">
            <text:p>20.4080944071383</text:p>
          </table:table-cell>
          <table:table-cell table:number-columns-repeated="5"/>
        </table:table-row>
        <table:table-row table:style-name="ro1">
          <table:table-cell office:value-type="float" office:value="-0.880645227548895" calcext:value-type="float">
            <text:p>-0.880645227548895</text:p>
          </table:table-cell>
          <table:table-cell office:value-type="float" office:value="-0.0557463061527084" calcext:value-type="float">
            <text:p>-0.0557463061527084</text:p>
          </table:table-cell>
          <table:table-cell office:value-type="float" office:value="20.4122921768555" calcext:value-type="float">
            <text:p>20.4122921768555</text:p>
          </table:table-cell>
          <table:table-cell table:number-columns-repeated="5"/>
        </table:table-row>
        <table:table-row table:style-name="ro1">
          <table:table-cell office:value-type="float" office:value="-0.890233018402393" calcext:value-type="float">
            <text:p>-0.890233018402393</text:p>
          </table:table-cell>
          <table:table-cell office:value-type="float" office:value="-0.0724777235168116" calcext:value-type="float">
            <text:p>-0.0724777235168116</text:p>
          </table:table-cell>
          <table:table-cell office:value-type="float" office:value="20.4140038040673" calcext:value-type="float">
            <text:p>20.4140038040673</text:p>
          </table:table-cell>
          <table:table-cell table:number-columns-repeated="5"/>
        </table:table-row>
        <table:table-row table:style-name="ro1">
          <table:table-cell office:value-type="float" office:value="0.063273034681264" calcext:value-type="float">
            <text:p>0.063273034681264</text:p>
          </table:table-cell>
          <table:table-cell office:value-type="float" office:value="0.116918797328262" calcext:value-type="float">
            <text:p>0.116918797328262</text:p>
          </table:table-cell>
          <table:table-cell office:value-type="float" office:value="20.4202641208053" calcext:value-type="float">
            <text:p>20.4202641208053</text:p>
          </table:table-cell>
          <table:table-cell table:number-columns-repeated="5"/>
        </table:table-row>
        <table:table-row table:style-name="ro1">
          <table:table-cell office:value-type="float" office:value="0.139775501458864" calcext:value-type="float">
            <text:p>0.139775501458864</text:p>
          </table:table-cell>
          <table:table-cell office:value-type="float" office:value="0.011209561978762" calcext:value-type="float">
            <text:p>0.011209561978762</text:p>
          </table:table-cell>
          <table:table-cell office:value-type="float" office:value="20.4522834159467" calcext:value-type="float">
            <text:p>20.4522834159467</text:p>
          </table:table-cell>
          <table:table-cell table:number-columns-repeated="5"/>
        </table:table-row>
        <table:table-row table:style-name="ro1">
          <table:table-cell office:value-type="float" office:value="-0.0788941090629992" calcext:value-type="float">
            <text:p>-0.0788941090629992</text:p>
          </table:table-cell>
          <table:table-cell office:value-type="float" office:value="0.115794812896246" calcext:value-type="float">
            <text:p>0.115794812896246</text:p>
          </table:table-cell>
          <table:table-cell office:value-type="float" office:value="20.4631327757616" calcext:value-type="float">
            <text:p>20.4631327757616</text:p>
          </table:table-cell>
          <table:table-cell table:number-columns-repeated="5"/>
        </table:table-row>
        <table:table-row table:style-name="ro1">
          <table:table-cell office:value-type="float" office:value="-0.141203376868593" calcext:value-type="float">
            <text:p>-0.141203376868593</text:p>
          </table:table-cell>
          <table:table-cell office:value-type="float" office:value="0.0185893684645494" calcext:value-type="float">
            <text:p>0.0185893684645494</text:p>
          </table:table-cell>
          <table:table-cell office:value-type="float" office:value="20.465010100754" calcext:value-type="float">
            <text:p>20.465010100754</text:p>
          </table:table-cell>
          <table:table-cell table:number-columns-repeated="5"/>
        </table:table-row>
        <table:table-row table:style-name="ro1">
          <table:table-cell office:value-type="float" office:value="-0.130318588648724" calcext:value-type="float">
            <text:p>-0.130318588648724</text:p>
          </table:table-cell>
          <table:table-cell office:value-type="float" office:value="0.0602272862869067" calcext:value-type="float">
            <text:p>0.0602272862869067</text:p>
          </table:table-cell>
          <table:table-cell office:value-type="float" office:value="20.4789709529722" calcext:value-type="float">
            <text:p>20.4789709529722</text:p>
          </table:table-cell>
          <table:table-cell table:number-columns-repeated="5"/>
        </table:table-row>
        <table:table-row table:style-name="ro1">
          <table:table-cell office:value-type="float" office:value="1.04207970082445" calcext:value-type="float">
            <text:p>1.04207970082445</text:p>
          </table:table-cell>
          <table:table-cell office:value-type="float" office:value="0.143954773106083" calcext:value-type="float">
            <text:p>0.143954773106083</text:p>
          </table:table-cell>
          <table:table-cell office:value-type="float" office:value="20.5112093634841" calcext:value-type="float">
            <text:p>20.5112093634841</text:p>
          </table:table-cell>
          <table:table-cell table:number-columns-repeated="5"/>
        </table:table-row>
        <table:table-row table:style-name="ro1">
          <table:table-cell office:value-type="float" office:value="0.0971765374421605" calcext:value-type="float">
            <text:p>0.0971765374421605</text:p>
          </table:table-cell>
          <table:table-cell office:value-type="float" office:value="0.112025523850784" calcext:value-type="float">
            <text:p>0.112025523850784</text:p>
          </table:table-cell>
          <table:table-cell office:value-type="float" office:value="20.5130609120371" calcext:value-type="float">
            <text:p>20.5130609120371</text:p>
          </table:table-cell>
          <table:table-cell table:number-columns-repeated="5"/>
        </table:table-row>
        <table:table-row table:style-name="ro1">
          <table:table-cell office:value-type="float" office:value="-0.131369733893178" calcext:value-type="float">
            <text:p>-0.131369733893178</text:p>
          </table:table-cell>
          <table:table-cell office:value-type="float" office:value="0.0733379173866429" calcext:value-type="float">
            <text:p>0.0733379173866429</text:p>
          </table:table-cell>
          <table:table-cell office:value-type="float" office:value="20.5215438252656" calcext:value-type="float">
            <text:p>20.5215438252656</text:p>
          </table:table-cell>
          <table:table-cell table:number-columns-repeated="5"/>
        </table:table-row>
        <table:table-row table:style-name="ro1">
          <table:table-cell office:value-type="float" office:value="-0.0723765303413294" calcext:value-type="float">
            <text:p>-0.0723765303413294</text:p>
          </table:table-cell>
          <table:table-cell office:value-type="float" office:value="0.858126624247348" calcext:value-type="float">
            <text:p>0.858126624247348</text:p>
          </table:table-cell>
          <table:table-cell office:value-type="float" office:value="20.5728527770465" calcext:value-type="float">
            <text:p>20.5728527770465</text:p>
          </table:table-cell>
          <table:table-cell table:number-columns-repeated="5"/>
        </table:table-row>
        <table:table-row table:style-name="ro1">
          <table:table-cell office:value-type="float" office:value="1.02575130809227" calcext:value-type="float">
            <text:p>1.02575130809227</text:p>
          </table:table-cell>
          <table:table-cell office:value-type="float" office:value="0.159616261730919" calcext:value-type="float">
            <text:p>0.159616261730919</text:p>
          </table:table-cell>
          <table:table-cell office:value-type="float" office:value="20.5748677253383" calcext:value-type="float">
            <text:p>20.5748677253383</text:p>
          </table:table-cell>
          <table:table-cell table:number-columns-repeated="5"/>
        </table:table-row>
        <table:table-row table:style-name="ro1">
          <table:table-cell office:value-type="float" office:value="-0.155145370316466" calcext:value-type="float">
            <text:p>-0.155145370316466</text:p>
          </table:table-cell>
          <table:table-cell office:value-type="float" office:value="0.0508196569555476" calcext:value-type="float">
            <text:p>0.0508196569555476</text:p>
          </table:table-cell>
          <table:table-cell office:value-type="float" office:value="20.5898402115513" calcext:value-type="float">
            <text:p>20.5898402115513</text:p>
          </table:table-cell>
          <table:table-cell table:number-columns-repeated="5"/>
        </table:table-row>
        <table:table-row table:style-name="ro1">
          <table:table-cell office:value-type="float" office:value="0.168036538808693" calcext:value-type="float">
            <text:p>0.168036538808693</text:p>
          </table:table-cell>
          <table:table-cell office:value-type="float" office:value="-0.0127061747703104" calcext:value-type="float">
            <text:p>-0.0127061747703104</text:p>
          </table:table-cell>
          <table:table-cell office:value-type="float" office:value="20.612532866667" calcext:value-type="float">
            <text:p>20.612532866667</text:p>
          </table:table-cell>
          <table:table-cell table:number-columns-repeated="5"/>
        </table:table-row>
        <table:table-row table:style-name="ro1">
          <table:table-cell office:value-type="float" office:value="-0.1688897222566" calcext:value-type="float">
            <text:p>-0.1688897222566</text:p>
          </table:table-cell>
          <table:table-cell office:value-type="float" office:value="-0.010119765684978" calcext:value-type="float">
            <text:p>-0.010119765684978</text:p>
          </table:table-cell>
          <table:table-cell office:value-type="float" office:value="20.6162232461775" calcext:value-type="float">
            <text:p>20.6162232461775</text:p>
          </table:table-cell>
          <table:table-cell table:number-columns-repeated="5"/>
        </table:table-row>
        <table:table-row table:style-name="ro1">
          <table:table-cell office:value-type="float" office:value="0.104894555751339" calcext:value-type="float">
            <text:p>0.104894555751339</text:p>
          </table:table-cell>
          <table:table-cell office:value-type="float" office:value="0.127683967574696" calcext:value-type="float">
            <text:p>0.127683967574696</text:p>
          </table:table-cell>
          <table:table-cell office:value-type="float" office:value="20.6164241198845" calcext:value-type="float">
            <text:p>20.6164241198845</text:p>
          </table:table-cell>
          <table:table-cell table:number-columns-repeated="5"/>
        </table:table-row>
        <table:table-row table:style-name="ro1">
          <table:table-cell office:value-type="float" office:value="-0.890233018402393" calcext:value-type="float">
            <text:p>-0.890233018402393</text:p>
          </table:table-cell>
          <table:table-cell office:value-type="float" office:value="0.126994239003192" calcext:value-type="float">
            <text:p>0.126994239003192</text:p>
          </table:table-cell>
          <table:table-cell office:value-type="float" office:value="20.6331783152754" calcext:value-type="float">
            <text:p>20.6331783152754</text:p>
          </table:table-cell>
          <table:table-cell table:number-columns-repeated="5"/>
        </table:table-row>
        <table:table-row table:style-name="ro1">
          <table:table-cell office:value-type="float" office:value="0.0568763000439377" calcext:value-type="float">
            <text:p>0.0568763000439377</text:p>
          </table:table-cell>
          <table:table-cell office:value-type="float" office:value="0.165909719540095" calcext:value-type="float">
            <text:p>0.165909719540095</text:p>
          </table:table-cell>
          <table:table-cell office:value-type="float" office:value="20.6628877096878" calcext:value-type="float">
            <text:p>20.6628877096878</text:p>
          </table:table-cell>
          <table:table-cell table:number-columns-repeated="5"/>
        </table:table-row>
        <table:table-row table:style-name="ro1">
          <table:table-cell office:value-type="float" office:value="-0.177330537945813" calcext:value-type="float">
            <text:p>-0.177330537945813</text:p>
          </table:table-cell>
          <table:table-cell office:value-type="float" office:value="-0.00568832695118426" calcext:value-type="float">
            <text:p>-0.00568832695118426</text:p>
          </table:table-cell>
          <table:table-cell office:value-type="float" office:value="20.6635851500375" calcext:value-type="float">
            <text:p>20.6635851500375</text:p>
          </table:table-cell>
          <table:table-cell table:number-columns-repeated="5"/>
        </table:table-row>
        <table:table-row table:style-name="ro1">
          <table:table-cell office:value-type="float" office:value="-0.100209469742409" calcext:value-type="float">
            <text:p>-0.100209469742409</text:p>
          </table:table-cell>
          <table:table-cell office:value-type="float" office:value="0.855576814889012" calcext:value-type="float">
            <text:p>0.855576814889012</text:p>
          </table:table-cell>
          <table:table-cell office:value-type="float" office:value="20.6802089200705" calcext:value-type="float">
            <text:p>20.6802089200705</text:p>
          </table:table-cell>
          <table:table-cell table:number-columns-repeated="5"/>
        </table:table-row>
        <table:table-row table:style-name="ro1">
          <table:table-cell office:value-type="float" office:value="0.00790583587229687" calcext:value-type="float">
            <text:p>0.00790583587229687</text:p>
          </table:table-cell>
          <table:table-cell office:value-type="float" office:value="0.819860676685812" calcext:value-type="float">
            <text:p>0.819860676685812</text:p>
          </table:table-cell>
          <table:table-cell office:value-type="float" office:value="20.6804696342889" calcext:value-type="float">
            <text:p>20.6804696342889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3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7" office:value-type="float" office:value="0.0219457755736379" calcext:value-type="float">
            <text:p>2.19E-02</text:p>
          </table:table-cell>
          <table:table-cell office:value-type="float" office:value="0.0189081600814714" calcext:value-type="float">
            <text:p>0.0189081600814714</text:p>
          </table:table-cell>
          <table:table-cell office:value-type="float" office:value="20.0223881950194" calcext:value-type="float">
            <text:p>20.0223881950194</text:p>
          </table:table-cell>
          <table:table-cell table:number-columns-repeated="5"/>
        </table:table-row>
        <table:table-row table:style-name="ro1">
          <table:table-cell office:value-type="float" office:value="0.0365453069256422" calcext:value-type="float">
            <text:p>0.0365453069256422</text:p>
          </table:table-cell>
          <table:table-cell office:value-type="float" office:value="0.00657871351907291" calcext:value-type="float">
            <text:p>0.00657871351907291</text:p>
          </table:table-cell>
          <table:table-cell office:value-type="float" office:value="20.0365862280825" calcext:value-type="float">
            <text:p>20.0365862280825</text:p>
          </table:table-cell>
          <table:table-cell table:number-columns-repeated="5"/>
        </table:table-row>
        <table:table-row table:style-name="ro1">
          <table:table-cell office:value-type="float" office:value="0.00203759691043981" calcext:value-type="float">
            <text:p>0.00203759691043981</text:p>
          </table:table-cell>
          <table:table-cell office:value-type="float" office:value="0.0412574385537894" calcext:value-type="float">
            <text:p>0.0412574385537894</text:p>
          </table:table-cell>
          <table:table-cell office:value-type="float" office:value="20.0451437696665" calcext:value-type="float">
            <text:p>20.0451437696665</text:p>
          </table:table-cell>
          <table:table-cell table:number-columns-repeated="5"/>
        </table:table-row>
        <table:table-row table:style-name="ro1">
          <table:table-cell office:value-type="float" office:value="0.0135222846382809" calcext:value-type="float">
            <text:p>0.0135222846382809</text:p>
          </table:table-cell>
          <table:table-cell office:value-type="float" office:value="0.0403585075914861" calcext:value-type="float">
            <text:p>0.0403585075914861</text:p>
          </table:table-cell>
          <table:table-cell office:value-type="float" office:value="20.0479395372362" calcext:value-type="float">
            <text:p>20.0479395372362</text:p>
          </table:table-cell>
          <table:table-cell table:number-columns-repeated="5"/>
        </table:table-row>
        <table:table-row table:style-name="ro1">
          <table:table-cell table:style-name="ce7" office:value-type="float" office:value="0.0202745493100583" calcext:value-type="float">
            <text:p>2.03E-02</text:p>
          </table:table-cell>
          <table:table-cell office:value-type="float" office:value="0.0427546590941921" calcext:value-type="float">
            <text:p>0.0427546590941921</text:p>
          </table:table-cell>
          <table:table-cell office:value-type="float" office:value="20.0591079722382" calcext:value-type="float">
            <text:p>20.0591079722382</text:p>
          </table:table-cell>
          <table:table-cell table:number-columns-repeated="5"/>
        </table:table-row>
        <table:table-row table:style-name="ro1">
          <table:table-cell office:value-type="float" office:value="0.0483133102873791" calcext:value-type="float">
            <text:p>0.0483133102873791</text:p>
          </table:table-cell>
          <table:table-cell office:value-type="float" office:value="0.029698531274203" calcext:value-type="float">
            <text:p>0.029698531274203</text:p>
          </table:table-cell>
          <table:table-cell office:value-type="float" office:value="20.0843988292094" calcext:value-type="float">
            <text:p>20.0843988292094</text:p>
          </table:table-cell>
          <table:table-cell table:number-columns-repeated="5"/>
        </table:table-row>
        <table:table-row table:style-name="ro1">
          <table:table-cell office:value-type="float" office:value="0.0533173196721358" calcext:value-type="float">
            <text:p>0.0533173196721358</text:p>
          </table:table-cell>
          <table:table-cell office:value-type="float" office:value="0.0285561341045725" calcext:value-type="float">
            <text:p>0.0285561341045725</text:p>
          </table:table-cell>
          <table:table-cell office:value-type="float" office:value="20.0956506013067" calcext:value-type="float">
            <text:p>20.0956506013067</text:p>
          </table:table-cell>
          <table:table-cell table:number-columns-repeated="5"/>
        </table:table-row>
        <table:table-row table:style-name="ro1">
          <table:table-cell office:value-type="float" office:value="0.0123863822488641" calcext:value-type="float">
            <text:p>0.0123863822488641</text:p>
          </table:table-cell>
          <table:table-cell office:value-type="float" office:value="-0.0724777235168116" calcext:value-type="float">
            <text:p>-0.0724777235168116</text:p>
          </table:table-cell>
          <table:table-cell office:value-type="float" office:value="20.1389481094931" calcext:value-type="float">
            <text:p>20.1389481094931</text:p>
          </table:table-cell>
          <table:table-cell table:number-columns-repeated="5"/>
        </table:table-row>
        <table:table-row table:style-name="ro1">
          <table:table-cell office:value-type="float" office:value="0.0149538217804999" calcext:value-type="float">
            <text:p>0.0149538217804999</text:p>
          </table:table-cell>
          <table:table-cell office:value-type="float" office:value="0.0789686371234891" calcext:value-type="float">
            <text:p>0.0789686371234891</text:p>
          </table:table-cell>
          <table:table-cell office:value-type="float" office:value="20.16469317745" calcext:value-type="float">
            <text:p>20.16469317745</text:p>
          </table:table-cell>
          <table:table-cell table:number-columns-repeated="5"/>
        </table:table-row>
        <table:table-row table:style-name="ro1">
          <table:table-cell office:value-type="float" office:value="0.0411994981885118" calcext:value-type="float">
            <text:p>0.0411994981885118</text:p>
          </table:table-cell>
          <table:table-cell office:value-type="float" office:value="-0.0724777235168116" calcext:value-type="float">
            <text:p>-0.0724777235168116</text:p>
          </table:table-cell>
          <table:table-cell office:value-type="float" office:value="20.1777199702725" calcext:value-type="float">
            <text:p>20.1777199702725</text:p>
          </table:table-cell>
          <table:table-cell table:number-columns-repeated="5"/>
        </table:table-row>
        <table:table-row table:style-name="ro1">
          <table:table-cell office:value-type="float" office:value="-0.0465360751994193" calcext:value-type="float">
            <text:p>-0.0465360751994193</text:p>
          </table:table-cell>
          <table:table-cell office:value-type="float" office:value="1.07525476466819" calcext:value-type="float">
            <text:p>1.07525476466819</text:p>
          </table:table-cell>
          <table:table-cell office:value-type="float" office:value="20.199142013809" calcext:value-type="float">
            <text:p>20.199142013809</text:p>
          </table:table-cell>
          <table:table-cell table:number-columns-repeated="5"/>
        </table:table-row>
        <table:table-row table:style-name="ro1">
          <table:table-cell office:value-type="float" office:value="0.0943170199613574" calcext:value-type="float">
            <text:p>0.0943170199613574</text:p>
          </table:table-cell>
          <table:table-cell office:value-type="float" office:value="-0.010119765684978" calcext:value-type="float">
            <text:p>-0.010119765684978</text:p>
          </table:table-cell>
          <table:table-cell office:value-type="float" office:value="20.2246702197915" calcext:value-type="float">
            <text:p>20.2246702197915</text:p>
          </table:table-cell>
          <table:table-cell table:number-columns-repeated="5"/>
        </table:table-row>
        <table:table-row table:style-name="ro1">
          <table:table-cell office:value-type="float" office:value="-0.0873138557570879" calcext:value-type="float">
            <text:p>-0.0873138557570879</text:p>
          </table:table-cell>
          <table:table-cell office:value-type="float" office:value="0.0427546590941921" calcext:value-type="float">
            <text:p>0.0427546590941921</text:p>
          </table:table-cell>
          <table:table-cell office:value-type="float" office:value="20.2372058549482" calcext:value-type="float">
            <text:p>20.2372058549482</text:p>
          </table:table-cell>
          <table:table-cell table:number-columns-repeated="5"/>
        </table:table-row>
        <table:table-row table:style-name="ro1">
          <table:table-cell office:value-type="float" office:value="0.0365453069256422" calcext:value-type="float">
            <text:p>0.0365453069256422</text:p>
          </table:table-cell>
          <table:table-cell office:value-type="float" office:value="-0.0914237099567545" calcext:value-type="float">
            <text:p>-0.0914237099567545</text:p>
          </table:table-cell>
          <table:table-cell office:value-type="float" office:value="20.2423251105444" calcext:value-type="float">
            <text:p>20.2423251105444</text:p>
          </table:table-cell>
          <table:table-cell table:number-columns-repeated="5"/>
        </table:table-row>
        <table:table-row table:style-name="ro1">
          <table:table-cell office:value-type="float" office:value="-0.0644453581806408" calcext:value-type="float">
            <text:p>-0.0644453581806408</text:p>
          </table:table-cell>
          <table:table-cell office:value-type="float" office:value="0.0761208808146828" calcext:value-type="float">
            <text:p>0.0761208808146828</text:p>
          </table:table-cell>
          <table:table-cell office:value-type="float" office:value="20.2501534895787" calcext:value-type="float">
            <text:p>20.2501534895787</text:p>
          </table:table-cell>
          <table:table-cell table:number-columns-repeated="5"/>
        </table:table-row>
        <table:table-row table:style-name="ro1">
          <table:table-cell office:value-type="float" office:value="0.0407514666326411" calcext:value-type="float">
            <text:p>0.0407514666326411</text:p>
          </table:table-cell>
          <table:table-cell office:value-type="float" office:value="-0.0914485981022184" calcext:value-type="float">
            <text:p>-0.0914485981022184</text:p>
          </table:table-cell>
          <table:table-cell office:value-type="float" office:value="20.2502843364627" calcext:value-type="float">
            <text:p>20.2502843364627</text:p>
          </table:table-cell>
          <table:table-cell table:number-columns-repeated="5"/>
        </table:table-row>
        <table:table-row table:style-name="ro1">
          <table:table-cell office:value-type="float" office:value="-0.104807817579581" calcext:value-type="float">
            <text:p>-0.104807817579581</text:p>
          </table:table-cell>
          <table:table-cell office:value-type="float" office:value="0.0185893684645494" calcext:value-type="float">
            <text:p>0.0185893684645494</text:p>
          </table:table-cell>
          <table:table-cell office:value-type="float" office:value="20.2781780863655" calcext:value-type="float">
            <text:p>20.2781780863655</text:p>
          </table:table-cell>
          <table:table-cell table:number-columns-repeated="5"/>
        </table:table-row>
        <table:table-row table:style-name="ro1">
          <table:table-cell office:value-type="float" office:value="0.00203759691043981" calcext:value-type="float">
            <text:p>0.00203759691043981</text:p>
          </table:table-cell>
          <table:table-cell office:value-type="float" office:value="0.891399842819936" calcext:value-type="float">
            <text:p>0.891399842819936</text:p>
          </table:table-cell>
          <table:table-cell office:value-type="float" office:value="20.2880080188588" calcext:value-type="float">
            <text:p>20.2880080188588</text:p>
          </table:table-cell>
          <table:table-cell table:number-columns-repeated="5"/>
        </table:table-row>
        <table:table-row table:style-name="ro1">
          <table:table-cell office:value-type="float" office:value="0.103156248558731" calcext:value-type="float">
            <text:p>0.103156248558731</text:p>
          </table:table-cell>
          <table:table-cell office:value-type="float" office:value="-0.0346943820798106" calcext:value-type="float">
            <text:p>-0.0346943820798106</text:p>
          </table:table-cell>
          <table:table-cell office:value-type="float" office:value="20.2910098250514" calcext:value-type="float">
            <text:p>20.2910098250514</text:p>
          </table:table-cell>
          <table:table-cell table:number-columns-repeated="5"/>
        </table:table-row>
        <table:table-row table:style-name="ro1">
          <table:table-cell office:value-type="float" office:value="-0.115316250494742" calcext:value-type="float">
            <text:p>-0.115316250494742</text:p>
          </table:table-cell>
          <table:table-cell office:value-type="float" office:value="-0.010119765684978" calcext:value-type="float">
            <text:p>-0.010119765684978</text:p>
          </table:table-cell>
          <table:table-cell office:value-type="float" office:value="20.3232719411613" calcext:value-type="float">
            <text:p>20.3232719411613</text:p>
          </table:table-cell>
          <table:table-cell table:number-columns-repeated="5"/>
        </table:table-row>
        <table:table-row table:style-name="ro1">
          <table:table-cell table:style-name="ce7" office:value-type="float" office:value="0.119072251828756" calcext:value-type="float">
            <text:p>1.19E-01</text:p>
          </table:table-cell>
          <table:table-cell table:style-name="ce7" office:value-type="float" office:value="0.000725056558578019" calcext:value-type="float">
            <text:p>7.25E-04</text:p>
          </table:table-cell>
          <table:table-cell office:value-type="float" office:value="20.3397864185684" calcext:value-type="float">
            <text:p>20.3397864185684</text:p>
          </table:table-cell>
          <table:table-cell table:number-columns-repeated="5"/>
        </table:table-row>
        <table:table-row table:style-name="ro1">
          <table:table-cell office:value-type="float" office:value="0.0411994981885118" calcext:value-type="float">
            <text:p>0.0411994981885118</text:p>
          </table:table-cell>
          <table:table-cell office:value-type="float" office:value="0.112025523850784" calcext:value-type="float">
            <text:p>0.112025523850784</text:p>
          </table:table-cell>
          <table:table-cell office:value-type="float" office:value="20.3444390807203" calcext:value-type="float">
            <text:p>20.3444390807203</text:p>
          </table:table-cell>
          <table:table-cell table:number-columns-repeated="5"/>
        </table:table-row>
        <table:table-row table:style-name="ro1">
          <table:table-cell office:value-type="float" office:value="0.107897275303858" calcext:value-type="float">
            <text:p>0.107897275303858</text:p>
          </table:table-cell>
          <table:table-cell office:value-type="float" office:value="-0.0616679495461286" calcext:value-type="float">
            <text:p>-0.0616679495461286</text:p>
          </table:table-cell>
          <table:table-cell office:value-type="float" office:value="20.3730895179033" calcext:value-type="float">
            <text:p>20.3730895179033</text:p>
          </table:table-cell>
          <table:table-cell table:number-columns-repeated="5"/>
        </table:table-row>
        <table:table-row table:style-name="ro1">
          <table:table-cell office:value-type="float" office:value="0.101030057012086" calcext:value-type="float">
            <text:p>0.101030057012086</text:p>
          </table:table-cell>
          <table:table-cell office:value-type="float" office:value="-0.0740363184729972" calcext:value-type="float">
            <text:p>-0.0740363184729972</text:p>
          </table:table-cell>
          <table:table-cell office:value-type="float" office:value="20.3798805186846" calcext:value-type="float">
            <text:p>20.3798805186846</text:p>
          </table:table-cell>
          <table:table-cell table:number-columns-repeated="5"/>
        </table:table-row>
        <table:table-row table:style-name="ro1">
          <table:table-cell office:value-type="float" office:value="-0.0644453581806408" calcext:value-type="float">
            <text:p>-0.0644453581806408</text:p>
          </table:table-cell>
          <table:table-cell office:value-type="float" office:value="0.108161596145589" calcext:value-type="float">
            <text:p>0.108161596145589</text:p>
          </table:table-cell>
          <table:table-cell office:value-type="float" office:value="20.3821912730539" calcext:value-type="float">
            <text:p>20.3821912730539</text:p>
          </table:table-cell>
          <table:table-cell table:number-columns-repeated="5"/>
        </table:table-row>
        <table:table-row table:style-name="ro1">
          <table:table-cell office:value-type="float" office:value="0.0149538217804999" calcext:value-type="float">
            <text:p>0.0149538217804999</text:p>
          </table:table-cell>
          <table:table-cell office:value-type="float" office:value="0.127683967574696" calcext:value-type="float">
            <text:p>0.127683967574696</text:p>
          </table:table-cell>
          <table:table-cell office:value-type="float" office:value="20.3895222922145" calcext:value-type="float">
            <text:p>20.3895222922145</text:p>
          </table:table-cell>
          <table:table-cell table:number-columns-repeated="5"/>
        </table:table-row>
        <table:table-row table:style-name="ro1">
          <table:table-cell office:value-type="float" office:value="-0.0888308916303654" calcext:value-type="float">
            <text:p>-0.0888308916303654</text:p>
          </table:table-cell>
          <table:table-cell office:value-type="float" office:value="-0.0936939064235782" calcext:value-type="float">
            <text:p>-0.0936939064235782</text:p>
          </table:table-cell>
          <table:table-cell office:value-type="float" office:value="20.4020231210505" calcext:value-type="float">
            <text:p>20.4020231210505</text:p>
          </table:table-cell>
          <table:table-cell table:number-columns-repeated="5"/>
        </table:table-row>
        <table:table-row table:style-name="ro1">
          <table:table-cell office:value-type="float" office:value="-0.131369733893178" calcext:value-type="float">
            <text:p>-0.131369733893178</text:p>
          </table:table-cell>
          <table:table-cell office:value-type="float" office:value="-0.010119765684978" calcext:value-type="float">
            <text:p>-0.010119765684978</text:p>
          </table:table-cell>
          <table:table-cell office:value-type="float" office:value="20.4062801997765" calcext:value-type="float">
            <text:p>20.4062801997765</text:p>
          </table:table-cell>
          <table:table-cell table:number-columns-repeated="5"/>
        </table:table-row>
        <table:table-row table:style-name="ro1">
          <table:table-cell office:value-type="float" office:value="0.118502953689775" calcext:value-type="float">
            <text:p>0.118502953689775</text:p>
          </table:table-cell>
          <table:table-cell office:value-type="float" office:value="-0.0557463061527084" calcext:value-type="float">
            <text:p>-0.0557463061527084</text:p>
          </table:table-cell>
          <table:table-cell office:value-type="float" office:value="20.4080944071383" calcext:value-type="float">
            <text:p>20.4080944071383</text:p>
          </table:table-cell>
          <table:table-cell table:number-columns-repeated="5"/>
        </table:table-row>
        <table:table-row table:style-name="ro1">
          <table:table-cell office:value-type="float" office:value="-0.880645227548895" calcext:value-type="float">
            <text:p>-0.880645227548895</text:p>
          </table:table-cell>
          <table:table-cell office:value-type="float" office:value="-0.0557463061527084" calcext:value-type="float">
            <text:p>-0.0557463061527084</text:p>
          </table:table-cell>
          <table:table-cell office:value-type="float" office:value="20.4122921768555" calcext:value-type="float">
            <text:p>20.4122921768555</text:p>
          </table:table-cell>
          <table:table-cell table:number-columns-repeated="5"/>
        </table:table-row>
        <table:table-row table:style-name="ro1">
          <table:table-cell office:value-type="float" office:value="-0.890233018402393" calcext:value-type="float">
            <text:p>-0.890233018402393</text:p>
          </table:table-cell>
          <table:table-cell office:value-type="float" office:value="-0.0724777235168116" calcext:value-type="float">
            <text:p>-0.0724777235168116</text:p>
          </table:table-cell>
          <table:table-cell office:value-type="float" office:value="20.4140038040673" calcext:value-type="float">
            <text:p>20.4140038040673</text:p>
          </table:table-cell>
          <table:table-cell table:number-columns-repeated="5"/>
        </table:table-row>
        <table:table-row table:style-name="ro1">
          <table:table-cell office:value-type="float" office:value="0.063273034681264" calcext:value-type="float">
            <text:p>0.063273034681264</text:p>
          </table:table-cell>
          <table:table-cell office:value-type="float" office:value="0.116918797328262" calcext:value-type="float">
            <text:p>0.116918797328262</text:p>
          </table:table-cell>
          <table:table-cell office:value-type="float" office:value="20.4202641208053" calcext:value-type="float">
            <text:p>20.4202641208053</text:p>
          </table:table-cell>
          <table:table-cell table:number-columns-repeated="5"/>
        </table:table-row>
        <table:table-row table:style-name="ro1">
          <table:table-cell office:value-type="float" office:value="0.139775501458864" calcext:value-type="float">
            <text:p>0.139775501458864</text:p>
          </table:table-cell>
          <table:table-cell office:value-type="float" office:value="0.011209561978762" calcext:value-type="float">
            <text:p>0.011209561978762</text:p>
          </table:table-cell>
          <table:table-cell office:value-type="float" office:value="20.4522834159467" calcext:value-type="float">
            <text:p>20.4522834159467</text:p>
          </table:table-cell>
          <table:table-cell table:number-columns-repeated="5"/>
        </table:table-row>
        <table:table-row table:style-name="ro1">
          <table:table-cell office:value-type="float" office:value="-0.0788941090629992" calcext:value-type="float">
            <text:p>-0.0788941090629992</text:p>
          </table:table-cell>
          <table:table-cell office:value-type="float" office:value="0.115794812896246" calcext:value-type="float">
            <text:p>0.115794812896246</text:p>
          </table:table-cell>
          <table:table-cell office:value-type="float" office:value="20.4631327757616" calcext:value-type="float">
            <text:p>20.4631327757616</text:p>
          </table:table-cell>
          <table:table-cell table:number-columns-repeated="5"/>
        </table:table-row>
        <table:table-row table:style-name="ro1">
          <table:table-cell office:value-type="float" office:value="-0.141203376868593" calcext:value-type="float">
            <text:p>-0.141203376868593</text:p>
          </table:table-cell>
          <table:table-cell office:value-type="float" office:value="0.0185893684645494" calcext:value-type="float">
            <text:p>0.0185893684645494</text:p>
          </table:table-cell>
          <table:table-cell office:value-type="float" office:value="20.465010100754" calcext:value-type="float">
            <text:p>20.465010100754</text:p>
          </table:table-cell>
          <table:table-cell table:number-columns-repeated="5"/>
        </table:table-row>
        <table:table-row table:style-name="ro1">
          <table:table-cell office:value-type="float" office:value="-0.130318588648724" calcext:value-type="float">
            <text:p>-0.130318588648724</text:p>
          </table:table-cell>
          <table:table-cell office:value-type="float" office:value="0.0602272862869067" calcext:value-type="float">
            <text:p>0.0602272862869067</text:p>
          </table:table-cell>
          <table:table-cell office:value-type="float" office:value="20.4789709529722" calcext:value-type="float">
            <text:p>20.4789709529722</text:p>
          </table:table-cell>
          <table:table-cell table:number-columns-repeated="5"/>
        </table:table-row>
        <table:table-row table:style-name="ro1">
          <table:table-cell office:value-type="float" office:value="1.04207970082445" calcext:value-type="float">
            <text:p>1.04207970082445</text:p>
          </table:table-cell>
          <table:table-cell office:value-type="float" office:value="0.143954773106083" calcext:value-type="float">
            <text:p>0.143954773106083</text:p>
          </table:table-cell>
          <table:table-cell office:value-type="float" office:value="20.5112093634841" calcext:value-type="float">
            <text:p>20.5112093634841</text:p>
          </table:table-cell>
          <table:table-cell table:number-columns-repeated="5"/>
        </table:table-row>
        <table:table-row table:style-name="ro1">
          <table:table-cell office:value-type="float" office:value="0.0971765374421605" calcext:value-type="float">
            <text:p>0.0971765374421605</text:p>
          </table:table-cell>
          <table:table-cell office:value-type="float" office:value="0.112025523850784" calcext:value-type="float">
            <text:p>0.112025523850784</text:p>
          </table:table-cell>
          <table:table-cell office:value-type="float" office:value="20.5130609120371" calcext:value-type="float">
            <text:p>20.5130609120371</text:p>
          </table:table-cell>
          <table:table-cell table:number-columns-repeated="5"/>
        </table:table-row>
        <table:table-row table:style-name="ro1">
          <table:table-cell office:value-type="float" office:value="-0.131369733893178" calcext:value-type="float">
            <text:p>-0.131369733893178</text:p>
          </table:table-cell>
          <table:table-cell office:value-type="float" office:value="0.0733379173866429" calcext:value-type="float">
            <text:p>0.0733379173866429</text:p>
          </table:table-cell>
          <table:table-cell office:value-type="float" office:value="20.5215438252656" calcext:value-type="float">
            <text:p>20.5215438252656</text:p>
          </table:table-cell>
          <table:table-cell table:number-columns-repeated="5"/>
        </table:table-row>
        <table:table-row table:style-name="ro1">
          <table:table-cell office:value-type="float" office:value="-0.0723765303413294" calcext:value-type="float">
            <text:p>-0.0723765303413294</text:p>
          </table:table-cell>
          <table:table-cell office:value-type="float" office:value="0.858126624247348" calcext:value-type="float">
            <text:p>0.858126624247348</text:p>
          </table:table-cell>
          <table:table-cell office:value-type="float" office:value="20.5728527770465" calcext:value-type="float">
            <text:p>20.5728527770465</text:p>
          </table:table-cell>
          <table:table-cell table:number-columns-repeated="5"/>
        </table:table-row>
        <table:table-row table:style-name="ro1">
          <table:table-cell office:value-type="float" office:value="1.02575130809227" calcext:value-type="float">
            <text:p>1.02575130809227</text:p>
          </table:table-cell>
          <table:table-cell office:value-type="float" office:value="0.159616261730919" calcext:value-type="float">
            <text:p>0.159616261730919</text:p>
          </table:table-cell>
          <table:table-cell office:value-type="float" office:value="20.5748677253383" calcext:value-type="float">
            <text:p>20.5748677253383</text:p>
          </table:table-cell>
          <table:table-cell table:number-columns-repeated="5"/>
        </table:table-row>
        <table:table-row table:style-name="ro1">
          <table:table-cell office:value-type="float" office:value="-0.155145370316466" calcext:value-type="float">
            <text:p>-0.155145370316466</text:p>
          </table:table-cell>
          <table:table-cell office:value-type="float" office:value="0.0508196569555476" calcext:value-type="float">
            <text:p>0.0508196569555476</text:p>
          </table:table-cell>
          <table:table-cell office:value-type="float" office:value="20.5898402115513" calcext:value-type="float">
            <text:p>20.5898402115513</text:p>
          </table:table-cell>
          <table:table-cell table:number-columns-repeated="5"/>
        </table:table-row>
        <table:table-row table:style-name="ro1">
          <table:table-cell office:value-type="float" office:value="0.168036538808693" calcext:value-type="float">
            <text:p>0.168036538808693</text:p>
          </table:table-cell>
          <table:table-cell office:value-type="float" office:value="-0.0127061747703104" calcext:value-type="float">
            <text:p>-0.0127061747703104</text:p>
          </table:table-cell>
          <table:table-cell office:value-type="float" office:value="20.612532866667" calcext:value-type="float">
            <text:p>20.612532866667</text:p>
          </table:table-cell>
          <table:table-cell table:number-columns-repeated="5"/>
        </table:table-row>
        <table:table-row table:style-name="ro1">
          <table:table-cell office:value-type="float" office:value="-0.1688897222566" calcext:value-type="float">
            <text:p>-0.1688897222566</text:p>
          </table:table-cell>
          <table:table-cell office:value-type="float" office:value="-0.010119765684978" calcext:value-type="float">
            <text:p>-0.010119765684978</text:p>
          </table:table-cell>
          <table:table-cell office:value-type="float" office:value="20.6162232461775" calcext:value-type="float">
            <text:p>20.6162232461775</text:p>
          </table:table-cell>
          <table:table-cell table:number-columns-repeated="5"/>
        </table:table-row>
        <table:table-row table:style-name="ro1">
          <table:table-cell office:value-type="float" office:value="0.104894555751339" calcext:value-type="float">
            <text:p>0.104894555751339</text:p>
          </table:table-cell>
          <table:table-cell office:value-type="float" office:value="0.127683967574696" calcext:value-type="float">
            <text:p>0.127683967574696</text:p>
          </table:table-cell>
          <table:table-cell office:value-type="float" office:value="20.6164241198845" calcext:value-type="float">
            <text:p>20.6164241198845</text:p>
          </table:table-cell>
          <table:table-cell table:number-columns-repeated="5"/>
        </table:table-row>
        <table:table-row table:style-name="ro1">
          <table:table-cell office:value-type="float" office:value="-0.890233018402393" calcext:value-type="float">
            <text:p>-0.890233018402393</text:p>
          </table:table-cell>
          <table:table-cell office:value-type="float" office:value="0.126994239003192" calcext:value-type="float">
            <text:p>0.126994239003192</text:p>
          </table:table-cell>
          <table:table-cell office:value-type="float" office:value="20.6331783152754" calcext:value-type="float">
            <text:p>20.6331783152754</text:p>
          </table:table-cell>
          <table:table-cell table:number-columns-repeated="5"/>
        </table:table-row>
        <table:table-row table:style-name="ro1">
          <table:table-cell office:value-type="float" office:value="0.0568763000439377" calcext:value-type="float">
            <text:p>0.0568763000439377</text:p>
          </table:table-cell>
          <table:table-cell office:value-type="float" office:value="0.165909719540095" calcext:value-type="float">
            <text:p>0.165909719540095</text:p>
          </table:table-cell>
          <table:table-cell office:value-type="float" office:value="20.6628877096878" calcext:value-type="float">
            <text:p>20.6628877096878</text:p>
          </table:table-cell>
          <table:table-cell table:number-columns-repeated="5"/>
        </table:table-row>
        <table:table-row table:style-name="ro1">
          <table:table-cell office:value-type="float" office:value="-0.177330537945813" calcext:value-type="float">
            <text:p>-0.177330537945813</text:p>
          </table:table-cell>
          <table:table-cell office:value-type="float" office:value="-0.00568832695118426" calcext:value-type="float">
            <text:p>-0.00568832695118426</text:p>
          </table:table-cell>
          <table:table-cell office:value-type="float" office:value="20.6635851500375" calcext:value-type="float">
            <text:p>20.6635851500375</text:p>
          </table:table-cell>
          <table:table-cell table:number-columns-repeated="5"/>
        </table:table-row>
        <table:table-row table:style-name="ro1">
          <table:table-cell office:value-type="float" office:value="-0.100209469742409" calcext:value-type="float">
            <text:p>-0.100209469742409</text:p>
          </table:table-cell>
          <table:table-cell office:value-type="float" office:value="0.855576814889012" calcext:value-type="float">
            <text:p>0.855576814889012</text:p>
          </table:table-cell>
          <table:table-cell office:value-type="float" office:value="20.6802089200705" calcext:value-type="float">
            <text:p>20.6802089200705</text:p>
          </table:table-cell>
          <table:table-cell table:number-columns-repeated="5"/>
        </table:table-row>
        <table:table-row table:style-name="ro1">
          <table:table-cell office:value-type="float" office:value="0.00790583587229687" calcext:value-type="float">
            <text:p>0.00790583587229687</text:p>
          </table:table-cell>
          <table:table-cell office:value-type="float" office:value="0.819860676685812" calcext:value-type="float">
            <text:p>0.819860676685812</text:p>
          </table:table-cell>
          <table:table-cell office:value-type="float" office:value="20.6804696342889" calcext:value-type="float">
            <text:p>20.6804696342889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4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7" office:value-type="float" office:value="0.0219457755736379" calcext:value-type="float">
            <text:p>2.19E-02</text:p>
          </table:table-cell>
          <table:table-cell office:value-type="float" office:value="0.0189081600814714" calcext:value-type="float">
            <text:p>0.0189081600814714</text:p>
          </table:table-cell>
          <table:table-cell office:value-type="float" office:value="20.0223881950194" calcext:value-type="float">
            <text:p>20.0223881950194</text:p>
          </table:table-cell>
          <table:table-cell table:number-columns-repeated="5"/>
        </table:table-row>
        <table:table-row table:style-name="ro1">
          <table:table-cell office:value-type="float" office:value="0.0365453069256422" calcext:value-type="float">
            <text:p>0.0365453069256422</text:p>
          </table:table-cell>
          <table:table-cell office:value-type="float" office:value="0.00657871351907291" calcext:value-type="float">
            <text:p>0.00657871351907291</text:p>
          </table:table-cell>
          <table:table-cell office:value-type="float" office:value="20.0365862280825" calcext:value-type="float">
            <text:p>20.0365862280825</text:p>
          </table:table-cell>
          <table:table-cell table:number-columns-repeated="5"/>
        </table:table-row>
        <table:table-row table:style-name="ro1">
          <table:table-cell office:value-type="float" office:value="0.00203759691043981" calcext:value-type="float">
            <text:p>0.00203759691043981</text:p>
          </table:table-cell>
          <table:table-cell office:value-type="float" office:value="0.0412574385537894" calcext:value-type="float">
            <text:p>0.0412574385537894</text:p>
          </table:table-cell>
          <table:table-cell office:value-type="float" office:value="20.0451437696665" calcext:value-type="float">
            <text:p>20.0451437696665</text:p>
          </table:table-cell>
          <table:table-cell table:number-columns-repeated="5"/>
        </table:table-row>
        <table:table-row table:style-name="ro1">
          <table:table-cell office:value-type="float" office:value="0.0135222846382809" calcext:value-type="float">
            <text:p>0.0135222846382809</text:p>
          </table:table-cell>
          <table:table-cell office:value-type="float" office:value="0.0403585075914861" calcext:value-type="float">
            <text:p>0.0403585075914861</text:p>
          </table:table-cell>
          <table:table-cell office:value-type="float" office:value="20.0479395372362" calcext:value-type="float">
            <text:p>20.0479395372362</text:p>
          </table:table-cell>
          <table:table-cell table:number-columns-repeated="5"/>
        </table:table-row>
        <table:table-row table:style-name="ro1">
          <table:table-cell office:value-type="float" office:value="0.0202745493100583" calcext:value-type="float">
            <text:p>0.0202745493100583</text:p>
          </table:table-cell>
          <table:table-cell office:value-type="float" office:value="0.0427546590941921" calcext:value-type="float">
            <text:p>0.0427546590941921</text:p>
          </table:table-cell>
          <table:table-cell office:value-type="float" office:value="20.0591079722382" calcext:value-type="float">
            <text:p>20.0591079722382</text:p>
          </table:table-cell>
          <table:table-cell table:number-columns-repeated="5"/>
        </table:table-row>
        <table:table-row table:style-name="ro1">
          <table:table-cell table:style-name="ce7" office:value-type="float" office:value="0.0483133102873791" calcext:value-type="float">
            <text:p>4.83E-02</text:p>
          </table:table-cell>
          <table:table-cell office:value-type="float" office:value="0.029698531274203" calcext:value-type="float">
            <text:p>0.029698531274203</text:p>
          </table:table-cell>
          <table:table-cell office:value-type="float" office:value="20.0843988292094" calcext:value-type="float">
            <text:p>20.0843988292094</text:p>
          </table:table-cell>
          <table:table-cell table:number-columns-repeated="5"/>
        </table:table-row>
        <table:table-row table:style-name="ro1">
          <table:table-cell office:value-type="float" office:value="0.0149538217804999" calcext:value-type="float">
            <text:p>0.0149538217804999</text:p>
          </table:table-cell>
          <table:table-cell office:value-type="float" office:value="-0.0557463061527084" calcext:value-type="float">
            <text:p>-0.0557463061527084</text:p>
          </table:table-cell>
          <table:table-cell office:value-type="float" office:value="20.0870933746397" calcext:value-type="float">
            <text:p>20.0870933746397</text:p>
          </table:table-cell>
          <table:table-cell table:number-columns-repeated="5"/>
        </table:table-row>
        <table:table-row table:style-name="ro1">
          <table:table-cell office:value-type="float" office:value="0.0533173196721358" calcext:value-type="float">
            <text:p>0.0533173196721358</text:p>
          </table:table-cell>
          <table:table-cell office:value-type="float" office:value="0.0285561341045725" calcext:value-type="float">
            <text:p>0.0285561341045725</text:p>
          </table:table-cell>
          <table:table-cell office:value-type="float" office:value="20.0956506013067" calcext:value-type="float">
            <text:p>20.0956506013067</text:p>
          </table:table-cell>
          <table:table-cell table:number-columns-repeated="5"/>
        </table:table-row>
        <table:table-row table:style-name="ro1">
          <table:table-cell office:value-type="float" office:value="0.0123863822488641" calcext:value-type="float">
            <text:p>0.0123863822488641</text:p>
          </table:table-cell>
          <table:table-cell office:value-type="float" office:value="-0.0724777235168116" calcext:value-type="float">
            <text:p>-0.0724777235168116</text:p>
          </table:table-cell>
          <table:table-cell office:value-type="float" office:value="20.1389481094931" calcext:value-type="float">
            <text:p>20.1389481094931</text:p>
          </table:table-cell>
          <table:table-cell table:number-columns-repeated="5"/>
        </table:table-row>
        <table:table-row table:style-name="ro1">
          <table:table-cell office:value-type="float" office:value="0.0149538217804999" calcext:value-type="float">
            <text:p>0.0149538217804999</text:p>
          </table:table-cell>
          <table:table-cell office:value-type="float" office:value="0.0789686371234891" calcext:value-type="float">
            <text:p>0.0789686371234891</text:p>
          </table:table-cell>
          <table:table-cell office:value-type="float" office:value="20.16469317745" calcext:value-type="float">
            <text:p>20.16469317745</text:p>
          </table:table-cell>
          <table:table-cell table:number-columns-repeated="5"/>
        </table:table-row>
        <table:table-row table:style-name="ro1">
          <table:table-cell office:value-type="float" office:value="0.0411994981885118" calcext:value-type="float">
            <text:p>0.0411994981885118</text:p>
          </table:table-cell>
          <table:table-cell office:value-type="float" office:value="-0.0724777235168116" calcext:value-type="float">
            <text:p>-0.0724777235168116</text:p>
          </table:table-cell>
          <table:table-cell office:value-type="float" office:value="20.1777199702725" calcext:value-type="float">
            <text:p>20.1777199702725</text:p>
          </table:table-cell>
          <table:table-cell table:number-columns-repeated="5"/>
        </table:table-row>
        <table:table-row table:style-name="ro1">
          <table:table-cell office:value-type="float" office:value="0.0859797109323609" calcext:value-type="float">
            <text:p>0.0859797109323609</text:p>
          </table:table-cell>
          <table:table-cell office:value-type="float" office:value="-0.0212281658159421" calcext:value-type="float">
            <text:p>-0.0212281658159421</text:p>
          </table:table-cell>
          <table:table-cell office:value-type="float" office:value="20.1980393579739" calcext:value-type="float">
            <text:p>20.1980393579739</text:p>
          </table:table-cell>
          <table:table-cell table:number-columns-repeated="5"/>
        </table:table-row>
        <table:table-row table:style-name="ro1">
          <table:table-cell office:value-type="float" office:value="-0.0465360751994193" calcext:value-type="float">
            <text:p>-0.0465360751994193</text:p>
          </table:table-cell>
          <table:table-cell office:value-type="float" office:value="1.07525476466819" calcext:value-type="float">
            <text:p>1.07525476466819</text:p>
          </table:table-cell>
          <table:table-cell office:value-type="float" office:value="20.199142013809" calcext:value-type="float">
            <text:p>20.199142013809</text:p>
          </table:table-cell>
          <table:table-cell table:number-columns-repeated="5"/>
        </table:table-row>
        <table:table-row table:style-name="ro1">
          <table:table-cell office:value-type="float" office:value="-0.0613086239225684" calcext:value-type="float">
            <text:p>-0.0613086239225684</text:p>
          </table:table-cell>
          <table:table-cell office:value-type="float" office:value="0.0697339630461424" calcext:value-type="float">
            <text:p>0.0697339630461424</text:p>
          </table:table-cell>
          <table:table-cell office:value-type="float" office:value="20.2186889327671" calcext:value-type="float">
            <text:p>20.2186889327671</text:p>
          </table:table-cell>
          <table:table-cell table:number-columns-repeated="5"/>
        </table:table-row>
        <table:table-row table:style-name="ro1">
          <table:table-cell office:value-type="float" office:value="0.0943170199613574" calcext:value-type="float">
            <text:p>0.0943170199613574</text:p>
          </table:table-cell>
          <table:table-cell office:value-type="float" office:value="-0.010119765684978" calcext:value-type="float">
            <text:p>-0.010119765684978</text:p>
          </table:table-cell>
          <table:table-cell office:value-type="float" office:value="20.2246702197915" calcext:value-type="float">
            <text:p>20.2246702197915</text:p>
          </table:table-cell>
          <table:table-cell table:number-columns-repeated="5"/>
        </table:table-row>
        <table:table-row table:style-name="ro1">
          <table:table-cell office:value-type="float" office:value="1.91184592076453" calcext:value-type="float">
            <text:p>1.91184592076453</text:p>
          </table:table-cell>
          <table:table-cell office:value-type="float" office:value="-0.0346943820798106" calcext:value-type="float">
            <text:p>-0.0346943820798106</text:p>
          </table:table-cell>
          <table:table-cell office:value-type="float" office:value="20.2254739056251" calcext:value-type="float">
            <text:p>20.2254739056251</text:p>
          </table:table-cell>
          <table:table-cell table:number-columns-repeated="5"/>
        </table:table-row>
        <table:table-row table:style-name="ro1">
          <table:table-cell office:value-type="float" office:value="-0.0873138557570879" calcext:value-type="float">
            <text:p>-0.0873138557570879</text:p>
          </table:table-cell>
          <table:table-cell office:value-type="float" office:value="0.0427546590941921" calcext:value-type="float">
            <text:p>0.0427546590941921</text:p>
          </table:table-cell>
          <table:table-cell office:value-type="float" office:value="20.2372058549482" calcext:value-type="float">
            <text:p>20.2372058549482</text:p>
          </table:table-cell>
          <table:table-cell table:number-columns-repeated="5"/>
        </table:table-row>
        <table:table-row table:style-name="ro1">
          <table:table-cell office:value-type="float" office:value="0.0365453069256422" calcext:value-type="float">
            <text:p>0.0365453069256422</text:p>
          </table:table-cell>
          <table:table-cell office:value-type="float" office:value="-0.0914237099567545" calcext:value-type="float">
            <text:p>-0.0914237099567545</text:p>
          </table:table-cell>
          <table:table-cell office:value-type="float" office:value="20.2423251105444" calcext:value-type="float">
            <text:p>20.2423251105444</text:p>
          </table:table-cell>
          <table:table-cell table:number-columns-repeated="5"/>
        </table:table-row>
        <table:table-row table:style-name="ro1">
          <table:table-cell office:value-type="float" office:value="0.063273034681264" calcext:value-type="float">
            <text:p>0.063273034681264</text:p>
          </table:table-cell>
          <table:table-cell office:value-type="float" office:value="0.075527771384896" calcext:value-type="float">
            <text:p>0.075527771384896</text:p>
          </table:table-cell>
          <table:table-cell office:value-type="float" office:value="20.2444877663833" calcext:value-type="float">
            <text:p>20.2444877663833</text:p>
          </table:table-cell>
          <table:table-cell table:number-columns-repeated="5"/>
        </table:table-row>
        <table:table-row table:style-name="ro1">
          <table:table-cell office:value-type="float" office:value="-0.0644453581806408" calcext:value-type="float">
            <text:p>-0.0644453581806408</text:p>
          </table:table-cell>
          <table:table-cell office:value-type="float" office:value="0.0761208808146828" calcext:value-type="float">
            <text:p>0.0761208808146828</text:p>
          </table:table-cell>
          <table:table-cell office:value-type="float" office:value="20.2501534895787" calcext:value-type="float">
            <text:p>20.2501534895787</text:p>
          </table:table-cell>
          <table:table-cell table:number-columns-repeated="5"/>
        </table:table-row>
        <table:table-row table:style-name="ro1">
          <table:table-cell office:value-type="float" office:value="0.0407514666326411" calcext:value-type="float">
            <text:p>0.0407514666326411</text:p>
          </table:table-cell>
          <table:table-cell office:value-type="float" office:value="-0.0914485981022184" calcext:value-type="float">
            <text:p>-0.0914485981022184</text:p>
          </table:table-cell>
          <table:table-cell office:value-type="float" office:value="20.2502843364627" calcext:value-type="float">
            <text:p>20.2502843364627</text:p>
          </table:table-cell>
          <table:table-cell table:number-columns-repeated="5"/>
        </table:table-row>
        <table:table-row table:style-name="ro1">
          <table:table-cell office:value-type="float" office:value="-0.104807817579581" calcext:value-type="float">
            <text:p>-0.104807817579581</text:p>
          </table:table-cell>
          <table:table-cell office:value-type="float" office:value="0.0185893684645494" calcext:value-type="float">
            <text:p>0.0185893684645494</text:p>
          </table:table-cell>
          <table:table-cell office:value-type="float" office:value="20.2781780863655" calcext:value-type="float">
            <text:p>20.2781780863655</text:p>
          </table:table-cell>
          <table:table-cell table:number-columns-repeated="5"/>
        </table:table-row>
        <table:table-row table:style-name="ro1">
          <table:table-cell office:value-type="float" office:value="0.0135222846382809" calcext:value-type="float">
            <text:p>0.0135222846382809</text:p>
          </table:table-cell>
          <table:table-cell office:value-type="float" office:value="0.106273392228562" calcext:value-type="float">
            <text:p>0.106273392228562</text:p>
          </table:table-cell>
          <table:table-cell office:value-type="float" office:value="20.2811804551593" calcext:value-type="float">
            <text:p>20.2811804551593</text:p>
          </table:table-cell>
          <table:table-cell table:number-columns-repeated="5"/>
        </table:table-row>
        <table:table-row table:style-name="ro1">
          <table:table-cell office:value-type="float" office:value="0.00203759691043981" calcext:value-type="float">
            <text:p>0.00203759691043981</text:p>
          </table:table-cell>
          <table:table-cell office:value-type="float" office:value="0.891399842819936" calcext:value-type="float">
            <text:p>0.891399842819936</text:p>
          </table:table-cell>
          <table:table-cell office:value-type="float" office:value="20.2880080188588" calcext:value-type="float">
            <text:p>20.2880080188588</text:p>
          </table:table-cell>
          <table:table-cell table:number-columns-repeated="5"/>
        </table:table-row>
        <table:table-row table:style-name="ro1">
          <table:table-cell office:value-type="float" office:value="0.103156248558731" calcext:value-type="float">
            <text:p>0.103156248558731</text:p>
          </table:table-cell>
          <table:table-cell office:value-type="float" office:value="-0.0346943820798106" calcext:value-type="float">
            <text:p>-0.0346943820798106</text:p>
          </table:table-cell>
          <table:table-cell office:value-type="float" office:value="20.2910098250514" calcext:value-type="float">
            <text:p>20.2910098250514</text:p>
          </table:table-cell>
          <table:table-cell table:number-columns-repeated="5"/>
        </table:table-row>
        <table:table-row table:style-name="ro1">
          <table:table-cell office:value-type="float" office:value="0.0467671015932892" calcext:value-type="float">
            <text:p>0.0467671015932892</text:p>
          </table:table-cell>
          <table:table-cell office:value-type="float" office:value="0.104199704145798" calcext:value-type="float">
            <text:p>0.104199704145798</text:p>
          </table:table-cell>
          <table:table-cell office:value-type="float" office:value="20.3189700563877" calcext:value-type="float">
            <text:p>20.3189700563877</text:p>
          </table:table-cell>
          <table:table-cell table:number-columns-repeated="5"/>
        </table:table-row>
        <table:table-row table:style-name="ro1">
          <table:table-cell table:style-name="ce7" office:value-type="float" office:value="-0.115316250494742" calcext:value-type="float">
            <text:p>-1.15E-01</text:p>
          </table:table-cell>
          <table:table-cell office:value-type="float" office:value="-0.010119765684978" calcext:value-type="float">
            <text:p>-0.010119765684978</text:p>
          </table:table-cell>
          <table:table-cell office:value-type="float" office:value="20.3232719411613" calcext:value-type="float">
            <text:p>20.3232719411613</text:p>
          </table:table-cell>
          <table:table-cell table:number-columns-repeated="5"/>
        </table:table-row>
        <table:table-row table:style-name="ro1">
          <table:table-cell office:value-type="float" office:value="0.119072251828756" calcext:value-type="float">
            <text:p>0.119072251828756</text:p>
          </table:table-cell>
          <table:table-cell table:style-name="ce7" office:value-type="float" office:value="0.000725056558578019" calcext:value-type="float">
            <text:p>7.25E-04</text:p>
          </table:table-cell>
          <table:table-cell office:value-type="float" office:value="20.3397864185684" calcext:value-type="float">
            <text:p>20.3397864185684</text:p>
          </table:table-cell>
          <table:table-cell table:number-columns-repeated="5"/>
        </table:table-row>
        <table:table-row table:style-name="ro1">
          <table:table-cell office:value-type="float" office:value="0.0411994981885118" calcext:value-type="float">
            <text:p>0.0411994981885118</text:p>
          </table:table-cell>
          <table:table-cell office:value-type="float" office:value="0.112025523850784" calcext:value-type="float">
            <text:p>0.112025523850784</text:p>
          </table:table-cell>
          <table:table-cell office:value-type="float" office:value="20.3444390807203" calcext:value-type="float">
            <text:p>20.3444390807203</text:p>
          </table:table-cell>
          <table:table-cell table:number-columns-repeated="5"/>
        </table:table-row>
        <table:table-row table:style-name="ro1">
          <table:table-cell table:style-name="ce7" office:value-type="float" office:value="0.0870676018613352" calcext:value-type="float">
            <text:p>8.71E-02</text:p>
          </table:table-cell>
          <table:table-cell office:value-type="float" office:value="0.0850842059780035" calcext:value-type="float">
            <text:p>0.0850842059780035</text:p>
          </table:table-cell>
          <table:table-cell office:value-type="float" office:value="20.3615765602788" calcext:value-type="float">
            <text:p>20.3615765602788</text:p>
          </table:table-cell>
          <table:table-cell table:number-columns-repeated="5"/>
        </table:table-row>
        <table:table-row table:style-name="ro1">
          <table:table-cell office:value-type="float" office:value="0.107897275303858" calcext:value-type="float">
            <text:p>0.107897275303858</text:p>
          </table:table-cell>
          <table:table-cell office:value-type="float" office:value="-0.0616679495461286" calcext:value-type="float">
            <text:p>-0.0616679495461286</text:p>
          </table:table-cell>
          <table:table-cell office:value-type="float" office:value="20.3730895179033" calcext:value-type="float">
            <text:p>20.3730895179033</text:p>
          </table:table-cell>
          <table:table-cell table:number-columns-repeated="5"/>
        </table:table-row>
        <table:table-row table:style-name="ro1">
          <table:table-cell office:value-type="float" office:value="0.101030057012086" calcext:value-type="float">
            <text:p>0.101030057012086</text:p>
          </table:table-cell>
          <table:table-cell office:value-type="float" office:value="-0.0740363184729972" calcext:value-type="float">
            <text:p>-0.0740363184729972</text:p>
          </table:table-cell>
          <table:table-cell office:value-type="float" office:value="20.3798805186846" calcext:value-type="float">
            <text:p>20.3798805186846</text:p>
          </table:table-cell>
          <table:table-cell table:number-columns-repeated="5"/>
        </table:table-row>
        <table:table-row table:style-name="ro1">
          <table:table-cell office:value-type="float" office:value="-0.0644453581806408" calcext:value-type="float">
            <text:p>-0.0644453581806408</text:p>
          </table:table-cell>
          <table:table-cell office:value-type="float" office:value="0.108161596145589" calcext:value-type="float">
            <text:p>0.108161596145589</text:p>
          </table:table-cell>
          <table:table-cell office:value-type="float" office:value="20.3821912730539" calcext:value-type="float">
            <text:p>20.3821912730539</text:p>
          </table:table-cell>
          <table:table-cell table:number-columns-repeated="5"/>
        </table:table-row>
        <table:table-row table:style-name="ro1">
          <table:table-cell office:value-type="float" office:value="0.121485525875182" calcext:value-type="float">
            <text:p>0.121485525875182</text:p>
          </table:table-cell>
          <table:table-cell office:value-type="float" office:value="0.0383514739516556" calcext:value-type="float">
            <text:p>0.0383514739516556</text:p>
          </table:table-cell>
          <table:table-cell office:value-type="float" office:value="20.3860462082232" calcext:value-type="float">
            <text:p>20.3860462082232</text:p>
          </table:table-cell>
          <table:table-cell table:number-columns-repeated="5"/>
        </table:table-row>
        <table:table-row table:style-name="ro1">
          <table:table-cell office:value-type="float" office:value="0.0149538217804999" calcext:value-type="float">
            <text:p>0.0149538217804999</text:p>
          </table:table-cell>
          <table:table-cell office:value-type="float" office:value="0.127683967574696" calcext:value-type="float">
            <text:p>0.127683967574696</text:p>
          </table:table-cell>
          <table:table-cell office:value-type="float" office:value="20.3895222922145" calcext:value-type="float">
            <text:p>20.3895222922145</text:p>
          </table:table-cell>
          <table:table-cell table:number-columns-repeated="5"/>
        </table:table-row>
        <table:table-row table:style-name="ro1">
          <table:table-cell office:value-type="float" office:value="-0.0888308916303654" calcext:value-type="float">
            <text:p>-0.0888308916303654</text:p>
          </table:table-cell>
          <table:table-cell office:value-type="float" office:value="-0.0936939064235782" calcext:value-type="float">
            <text:p>-0.0936939064235782</text:p>
          </table:table-cell>
          <table:table-cell office:value-type="float" office:value="20.4020231210505" calcext:value-type="float">
            <text:p>20.4020231210505</text:p>
          </table:table-cell>
          <table:table-cell table:number-columns-repeated="5"/>
        </table:table-row>
        <table:table-row table:style-name="ro1">
          <table:table-cell office:value-type="float" office:value="-0.131369733893178" calcext:value-type="float">
            <text:p>-0.131369733893178</text:p>
          </table:table-cell>
          <table:table-cell office:value-type="float" office:value="-0.010119765684978" calcext:value-type="float">
            <text:p>-0.010119765684978</text:p>
          </table:table-cell>
          <table:table-cell office:value-type="float" office:value="20.4062801997765" calcext:value-type="float">
            <text:p>20.4062801997765</text:p>
          </table:table-cell>
          <table:table-cell table:number-columns-repeated="5"/>
        </table:table-row>
        <table:table-row table:style-name="ro1">
          <table:table-cell office:value-type="float" office:value="0.118502953689775" calcext:value-type="float">
            <text:p>0.118502953689775</text:p>
          </table:table-cell>
          <table:table-cell office:value-type="float" office:value="-0.0557463061527084" calcext:value-type="float">
            <text:p>-0.0557463061527084</text:p>
          </table:table-cell>
          <table:table-cell office:value-type="float" office:value="20.4080944071383" calcext:value-type="float">
            <text:p>20.4080944071383</text:p>
          </table:table-cell>
          <table:table-cell table:number-columns-repeated="5"/>
        </table:table-row>
        <table:table-row table:style-name="ro1">
          <table:table-cell office:value-type="float" office:value="-0.880645227548895" calcext:value-type="float">
            <text:p>-0.880645227548895</text:p>
          </table:table-cell>
          <table:table-cell office:value-type="float" office:value="-0.0557463061527084" calcext:value-type="float">
            <text:p>-0.0557463061527084</text:p>
          </table:table-cell>
          <table:table-cell office:value-type="float" office:value="20.4122921768555" calcext:value-type="float">
            <text:p>20.4122921768555</text:p>
          </table:table-cell>
          <table:table-cell table:number-columns-repeated="5"/>
        </table:table-row>
        <table:table-row table:style-name="ro1">
          <table:table-cell office:value-type="float" office:value="-0.890233018402393" calcext:value-type="float">
            <text:p>-0.890233018402393</text:p>
          </table:table-cell>
          <table:table-cell office:value-type="float" office:value="-0.0724777235168116" calcext:value-type="float">
            <text:p>-0.0724777235168116</text:p>
          </table:table-cell>
          <table:table-cell office:value-type="float" office:value="20.4140038040673" calcext:value-type="float">
            <text:p>20.4140038040673</text:p>
          </table:table-cell>
          <table:table-cell table:number-columns-repeated="5"/>
        </table:table-row>
        <table:table-row table:style-name="ro1">
          <table:table-cell office:value-type="float" office:value="0.107897275303858" calcext:value-type="float">
            <text:p>0.107897275303858</text:p>
          </table:table-cell>
          <table:table-cell office:value-type="float" office:value="0.0761208808146828" calcext:value-type="float">
            <text:p>0.0761208808146828</text:p>
          </table:table-cell>
          <table:table-cell office:value-type="float" office:value="20.4173200391301" calcext:value-type="float">
            <text:p>20.4173200391301</text:p>
          </table:table-cell>
          <table:table-cell table:number-columns-repeated="5"/>
        </table:table-row>
        <table:table-row table:style-name="ro1">
          <table:table-cell office:value-type="float" office:value="0.063273034681264" calcext:value-type="float">
            <text:p>0.063273034681264</text:p>
          </table:table-cell>
          <table:table-cell office:value-type="float" office:value="0.116918797328262" calcext:value-type="float">
            <text:p>0.116918797328262</text:p>
          </table:table-cell>
          <table:table-cell office:value-type="float" office:value="20.4202641208053" calcext:value-type="float">
            <text:p>20.4202641208053</text:p>
          </table:table-cell>
          <table:table-cell table:number-columns-repeated="5"/>
        </table:table-row>
        <table:table-row table:style-name="ro1">
          <table:table-cell office:value-type="float" office:value="0.139775501458864" calcext:value-type="float">
            <text:p>0.139775501458864</text:p>
          </table:table-cell>
          <table:table-cell office:value-type="float" office:value="0.011209561978762" calcext:value-type="float">
            <text:p>0.011209561978762</text:p>
          </table:table-cell>
          <table:table-cell office:value-type="float" office:value="20.4522834159467" calcext:value-type="float">
            <text:p>20.4522834159467</text:p>
          </table:table-cell>
          <table:table-cell table:number-columns-repeated="5"/>
        </table:table-row>
        <table:table-row table:style-name="ro1">
          <table:table-cell office:value-type="float" office:value="-0.0788941090629992" calcext:value-type="float">
            <text:p>-0.0788941090629992</text:p>
          </table:table-cell>
          <table:table-cell office:value-type="float" office:value="0.115794812896246" calcext:value-type="float">
            <text:p>0.115794812896246</text:p>
          </table:table-cell>
          <table:table-cell office:value-type="float" office:value="20.4631327757616" calcext:value-type="float">
            <text:p>20.4631327757616</text:p>
          </table:table-cell>
          <table:table-cell table:number-columns-repeated="5"/>
        </table:table-row>
        <table:table-row table:style-name="ro1">
          <table:table-cell office:value-type="float" office:value="-0.141203376868593" calcext:value-type="float">
            <text:p>-0.141203376868593</text:p>
          </table:table-cell>
          <table:table-cell office:value-type="float" office:value="0.0185893684645494" calcext:value-type="float">
            <text:p>0.0185893684645494</text:p>
          </table:table-cell>
          <table:table-cell office:value-type="float" office:value="20.465010100754" calcext:value-type="float">
            <text:p>20.465010100754</text:p>
          </table:table-cell>
          <table:table-cell table:number-columns-repeated="5"/>
        </table:table-row>
        <table:table-row table:style-name="ro1">
          <table:table-cell office:value-type="float" office:value="-0.130318588648724" calcext:value-type="float">
            <text:p>-0.130318588648724</text:p>
          </table:table-cell>
          <table:table-cell office:value-type="float" office:value="0.0602272862869067" calcext:value-type="float">
            <text:p>0.0602272862869067</text:p>
          </table:table-cell>
          <table:table-cell office:value-type="float" office:value="20.4789709529722" calcext:value-type="float">
            <text:p>20.4789709529722</text:p>
          </table:table-cell>
          <table:table-cell table:number-columns-repeated="5"/>
        </table:table-row>
        <table:table-row table:style-name="ro1">
          <table:table-cell office:value-type="float" office:value="1.04207970082445" calcext:value-type="float">
            <text:p>1.04207970082445</text:p>
          </table:table-cell>
          <table:table-cell office:value-type="float" office:value="0.143954773106083" calcext:value-type="float">
            <text:p>0.143954773106083</text:p>
          </table:table-cell>
          <table:table-cell office:value-type="float" office:value="20.5112093634841" calcext:value-type="float">
            <text:p>20.5112093634841</text:p>
          </table:table-cell>
          <table:table-cell table:number-columns-repeated="5"/>
        </table:table-row>
        <table:table-row table:style-name="ro1">
          <table:table-cell office:value-type="float" office:value="0.0971765374421605" calcext:value-type="float">
            <text:p>0.0971765374421605</text:p>
          </table:table-cell>
          <table:table-cell office:value-type="float" office:value="0.112025523850784" calcext:value-type="float">
            <text:p>0.112025523850784</text:p>
          </table:table-cell>
          <table:table-cell office:value-type="float" office:value="20.5130609120371" calcext:value-type="float">
            <text:p>20.5130609120371</text:p>
          </table:table-cell>
          <table:table-cell table:number-columns-repeated="5"/>
        </table:table-row>
        <table:table-row table:style-name="ro1">
          <table:table-cell office:value-type="float" office:value="-0.131369733893178" calcext:value-type="float">
            <text:p>-0.131369733893178</text:p>
          </table:table-cell>
          <table:table-cell office:value-type="float" office:value="0.0733379173866429" calcext:value-type="float">
            <text:p>0.0733379173866429</text:p>
          </table:table-cell>
          <table:table-cell office:value-type="float" office:value="20.5215438252656" calcext:value-type="float">
            <text:p>20.5215438252656</text:p>
          </table:table-cell>
          <table:table-cell table:number-columns-repeated="5"/>
        </table:table-row>
        <table:table-row table:style-name="ro1">
          <table:table-cell office:value-type="float" office:value="-0.141203376868593" calcext:value-type="float">
            <text:p>-0.141203376868593</text:p>
          </table:table-cell>
          <table:table-cell office:value-type="float" office:value="0.0661325014248962" calcext:value-type="float">
            <text:p>0.0661325014248962</text:p>
          </table:table-cell>
          <table:table-cell office:value-type="float" office:value="20.5515007692081" calcext:value-type="float">
            <text:p>20.5515007692081</text:p>
          </table:table-cell>
          <table:table-cell table:number-columns-repeated="5"/>
        </table:table-row>
      </table:table>
      <table:table table:name="ackley-pamiec-wieksza" table:style-name="ta1">
        <table:shapes>
          <draw:frame draw:z-index="0" draw:style-name="gr1" draw:text-style-name="P1" svg:width="16.714cm" svg:height="10.148cm" svg:x="14.316cm" svg:y="4.195cm">
            <draw:object draw:notify-on-update-of-ranges="'ackley-pamiec-wieksza'.E2:'ackley-pamiec-wieksza'.E7 'ackley-pamiec-wieksza'.F1:'ackley-pamiec-wieksza'.F1 'ackley-pamiec-wieksza'.F2:'ackley-pamiec-wieksza'.F7 'ackley-pamiec-wieksza'.G1:'ackley-pamiec-wieksza'.G1 'ackley-pamiec-wieksza'.G2:'ackley-pamiec-wieksza'.G7 'ackley-pamiec-wieksza'.H1:'ackley-pamiec-wieksza'.H1 'ackley-pamiec-wieksza'.H2:'ackley-pamiec-wieksza'.H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f(x,y)</text:p>
          </table:table-cell>
          <table:table-cell/>
          <table:table-cell table:style-name="ce1" office:value-type="string" calcext:value-type="string">
            <text:p>iteracj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interacje 0</text:p>
          </table:table-cell>
          <table:covered-table-cell table:number-columns-repeated="2"/>
          <table:table-cell/>
          <table:table-cell office:value-type="float" office:value="0" calcext:value-type="float">
            <text:p>0</text:p>
          </table:table-cell>
          <table:table-cell table:formula="of:=MIN([.C28:.C102])" office:value-type="float" office:value="21.25631243941" calcext:value-type="float">
            <text:p>21.25631243941</text:p>
          </table:table-cell>
          <table:table-cell table:formula="of:=MAX([.C28:.C102])" office:value-type="float" office:value="22.32295932405" calcext:value-type="float">
            <text:p>22.32295932405</text:p>
          </table:table-cell>
          <table:table-cell table:formula="of:=AVERAGE([.C28:.C102])" office:value-type="float" office:value="21.8744729359993" calcext:value-type="float">
            <text:p>21.8744729359993</text:p>
          </table:table-cell>
        </table:table-row>
        <table:table-row table:style-name="ro1">
          <table:table-cell table:style-name="ce6" office:value-type="float" office:value="-0.0123080454747686" calcext:value-type="float">
            <text:p>-0.0123080455</text:p>
          </table:table-cell>
          <table:table-cell table:style-name="ce6" office:value-type="float" office:value="-0.0154578374501589" calcext:value-type="float">
            <text:p>-0.0154578375</text:p>
          </table:table-cell>
          <table:table-cell table:style-name="ce6" office:value-type="float" office:value="20.0104474807288" calcext:value-type="float">
            <text:p>20.0104474807</text:p>
          </table:table-cell>
          <table:table-cell/>
          <table:table-cell office:value-type="float" office:value="99" calcext:value-type="float">
            <text:p>99</text:p>
          </table:table-cell>
          <table:table-cell table:formula="of:=MIN([.C129:.C203])" office:value-type="float" office:value="20.8767853603265" calcext:value-type="float">
            <text:p>20.8767853603265</text:p>
          </table:table-cell>
          <table:table-cell table:formula="of:=MAX([.C129:.C203])" office:value-type="float" office:value="21.7235085885549" calcext:value-type="float">
            <text:p>21.7235085885549</text:p>
          </table:table-cell>
          <table:table-cell table:formula="of:=AVERAGE([.C129:.C203])" office:value-type="float" office:value="21.3488756077982" calcext:value-type="float">
            <text:p>21.3488756077982</text:p>
          </table:table-cell>
        </table:table-row>
        <table:table-row table:style-name="ro1">
          <table:table-cell table:style-name="ce6" office:value-type="float" office:value="-0.0372082740235082" calcext:value-type="float">
            <text:p>-0.0372082740</text:p>
          </table:table-cell>
          <table:table-cell table:style-name="ce6" office:value-type="float" office:value="-0.0187259521743661" calcext:value-type="float">
            <text:p>-0.0187259522</text:p>
          </table:table-cell>
          <table:table-cell table:style-name="ce6" office:value-type="float" office:value="20.0459773654824" calcext:value-type="float">
            <text:p>20.0459773655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MIN([.C205:.C288])" office:value-type="float" office:value="20.0104474807288" calcext:value-type="float">
            <text:p>20.0104474807288</text:p>
          </table:table-cell>
          <table:table-cell table:formula="of:=MAX([.C205:.C288])" office:value-type="float" office:value="21.2788321016393" calcext:value-type="float">
            <text:p>21.2788321016393</text:p>
          </table:table-cell>
          <table:table-cell table:formula="of:=AVERAGE([.C205:.C288])" office:value-type="float" office:value="20.7882437086502" calcext:value-type="float">
            <text:p>20.7882437086502</text:p>
          </table:table-cell>
        </table:table-row>
        <table:table-row table:style-name="ro1">
          <table:table-cell table:style-name="ce6" office:value-type="float" office:value="0.0417512492202873" calcext:value-type="float">
            <text:p>0.0417512492</text:p>
          </table:table-cell>
          <table:table-cell table:style-name="ce6" office:value-type="float" office:value="0.0528858672170867" calcext:value-type="float">
            <text:p>0.0528858672</text:p>
          </table:table-cell>
          <table:table-cell table:style-name="ce6" office:value-type="float" office:value="20.1182005768439" calcext:value-type="float">
            <text:p>20.1182005768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MIN([.C290:.C389])" office:value-type="float" office:value="20.0104474807288" calcext:value-type="float">
            <text:p>20.0104474807288</text:p>
          </table:table-cell>
          <table:table-cell table:formula="of:=MAX([.C290:.C389])" office:value-type="float" office:value="21.1945012680706" calcext:value-type="float">
            <text:p>21.1945012680706</text:p>
          </table:table-cell>
          <table:table-cell table:formula="of:=AVERAGE([.C290:.C389])" office:value-type="float" office:value="20.7357426430738" calcext:value-type="float">
            <text:p>20.7357426430738</text:p>
          </table:table-cell>
        </table:table-row>
        <table:table-row table:style-name="ro1">
          <table:table-cell table:style-name="ce6" office:value-type="float" office:value="0.0784832858719221" calcext:value-type="float">
            <text:p>0.0784832859</text:p>
          </table:table-cell>
          <table:table-cell table:style-name="ce6" office:value-type="float" office:value="-0.0570858233964497" calcext:value-type="float">
            <text:p>-0.0570858234</text:p>
          </table:table-cell>
          <table:table-cell table:style-name="ce6" office:value-type="float" office:value="20.2374118904646" calcext:value-type="float">
            <text:p>20.2374118905</text:p>
          </table:table-cell>
          <table:table-cell/>
          <table:table-cell office:value-type="float" office:value="399" calcext:value-type="float">
            <text:p>399</text:p>
          </table:table-cell>
          <table:table-cell table:formula="of:=MIN([.C391:.C490])" office:value-type="float" office:value="20.0104474807288" calcext:value-type="float">
            <text:p>20.0104474807288</text:p>
          </table:table-cell>
          <table:table-cell table:formula="of:=MAX([.C391:.C490])" office:value-type="float" office:value="21.0885369026247" calcext:value-type="float">
            <text:p>21.0885369026247</text:p>
          </table:table-cell>
          <table:table-cell table:formula="of:=AVERAGE([.C391:.C490])" office:value-type="float" office:value="20.6491626666263" calcext:value-type="float">
            <text:p>20.6491626666263</text:p>
          </table:table-cell>
        </table:table-row>
        <table:table-row table:style-name="ro1">
          <table:table-cell table:style-name="ce6" office:value-type="float" office:value="0.024489309769841" calcext:value-type="float">
            <text:p>0.0244893098</text:p>
          </table:table-cell>
          <table:table-cell table:style-name="ce6" office:value-type="float" office:value="-0.0974684655206817" calcext:value-type="float">
            <text:p>-0.0974684655</text:p>
          </table:table-cell>
          <table:table-cell table:style-name="ce6" office:value-type="float" office:value="20.2507351152485" calcext:value-type="float">
            <text:p>20.2507351152</text:p>
          </table:table-cell>
          <table:table-cell/>
          <table:table-cell office:value-type="float" office:value="499" calcext:value-type="float">
            <text:p>499</text:p>
          </table:table-cell>
          <table:table-cell table:formula="of:=MIN([.C492:.C591])" office:value-type="float" office:value="20.0104474807288" calcext:value-type="float">
            <text:p>20.0104474807288</text:p>
          </table:table-cell>
          <table:table-cell table:formula="of:=MAX([.C492:.C591])" office:value-type="float" office:value="20.9989041856427" calcext:value-type="float">
            <text:p>20.9989041856427</text:p>
          </table:table-cell>
          <table:table-cell table:formula="of:=AVERAGE([.C492:.C591])" office:value-type="float" office:value="20.5743875010957" calcext:value-type="float">
            <text:p>20.5743875010957</text:p>
          </table:table-cell>
        </table:table-row>
        <table:table-row table:style-name="ro1">
          <table:table-cell table:style-name="ce6" office:value-type="float" office:value="-0.0654427897303223" calcext:value-type="float">
            <text:p>-0.0654427897</text:p>
          </table:table-cell>
          <table:table-cell table:style-name="ce6" office:value-type="float" office:value="0.0832684383823679" calcext:value-type="float">
            <text:p>0.0832684384</text:p>
          </table:table-cell>
          <table:table-cell table:style-name="ce6" office:value-type="float" office:value="20.2796487178307" calcext:value-type="float">
            <text:p>20.2796487178</text:p>
          </table:table-cell>
          <table:table-cell table:number-columns-repeated="5"/>
        </table:table-row>
        <table:table-row table:style-name="ro1">
          <table:table-cell table:style-name="ce6" office:value-type="float" office:value="0.00456599728528395" calcext:value-type="float">
            <text:p>0.0045659973</text:p>
          </table:table-cell>
          <table:table-cell table:style-name="ce6" office:value-type="float" office:value="0.12827306367956" calcext:value-type="float">
            <text:p>0.1282730637</text:p>
          </table:table-cell>
          <table:table-cell table:style-name="ce6" office:value-type="float" office:value="20.3879691123812" calcext:value-type="float">
            <text:p>20.3879691124</text:p>
          </table:table-cell>
          <table:table-cell table:number-columns-repeated="5"/>
        </table:table-row>
        <table:table-row table:style-name="ro1">
          <table:table-cell table:style-name="ce6" office:value-type="float" office:value="0.122200513437274" calcext:value-type="float">
            <text:p>0.1222005134</text:p>
          </table:table-cell>
          <table:table-cell table:style-name="ce6" office:value-type="float" office:value="0.0604848962983603" calcext:value-type="float">
            <text:p>0.0604848963</text:p>
          </table:table-cell>
          <table:table-cell table:style-name="ce6" office:value-type="float" office:value="20.4385847415547" calcext:value-type="float">
            <text:p>20.4385847416</text:p>
          </table:table-cell>
          <table:table-cell table:number-columns-repeated="5"/>
        </table:table-row>
        <table:table-row table:style-name="ro1">
          <table:table-cell table:style-name="ce6" office:value-type="float" office:value="-0.0485478479191037" calcext:value-type="float">
            <text:p>-0.0485478479</text:p>
          </table:table-cell>
          <table:table-cell table:style-name="ce6" office:value-type="float" office:value="-0.1326968125426" calcext:value-type="float">
            <text:p>-0.1326968125</text:p>
          </table:table-cell>
          <table:table-cell table:style-name="ce6" office:value-type="float" office:value="20.4636946557544" calcext:value-type="float">
            <text:p>20.4636946558</text:p>
          </table:table-cell>
          <table:table-cell table:number-columns-repeated="5"/>
        </table:table-row>
        <table:table-row table:style-name="ro1">
          <table:table-cell table:style-name="ce6" office:value-type="float" office:value="-0.0694898863814081" calcext:value-type="float">
            <text:p>-0.0694898864</text:p>
          </table:table-cell>
          <table:table-cell table:style-name="ce6" office:value-type="float" office:value="0.122208163740708" calcext:value-type="float">
            <text:p>0.1222081637</text:p>
          </table:table-cell>
          <table:table-cell table:style-name="ce6" office:value-type="float" office:value="20.4640841316211" calcext:value-type="float">
            <text:p>20.4640841316</text:p>
          </table:table-cell>
          <table:table-cell table:number-columns-repeated="5"/>
        </table:table-row>
        <table:table-row table:style-name="ro1">
          <table:table-cell table:style-name="ce6" office:value-type="float" office:value="0.123098717410284" calcext:value-type="float">
            <text:p>0.1230987174</text:p>
          </table:table-cell>
          <table:table-cell table:style-name="ce6" office:value-type="float" office:value="-0.11786017640013" calcext:value-type="float">
            <text:p>-0.1178601764</text:p>
          </table:table-cell>
          <table:table-cell table:style-name="ce6" office:value-type="float" office:value="20.6498211032296" calcext:value-type="float">
            <text:p>20.6498211032</text:p>
          </table:table-cell>
          <table:table-cell table:number-columns-repeated="5"/>
        </table:table-row>
        <table:table-row table:style-name="ro1">
          <table:table-cell table:style-name="ce6" office:value-type="float" office:value="0.0451986886093637" calcext:value-type="float">
            <text:p>0.0451986886</text:p>
          </table:table-cell>
          <table:table-cell table:style-name="ce6" office:value-type="float" office:value="0.169372277914385" calcext:value-type="float">
            <text:p>0.1693722779</text:p>
          </table:table-cell>
          <table:table-cell table:style-name="ce6" office:value-type="float" office:value="20.658550811592" calcext:value-type="float">
            <text:p>20.6585508116</text:p>
          </table:table-cell>
          <table:table-cell table:number-columns-repeated="5"/>
        </table:table-row>
        <table:table-row table:style-name="ro1">
          <table:table-cell table:style-name="ce6" office:value-type="float" office:value="0.159710243180166" calcext:value-type="float">
            <text:p>0.1597102432</text:p>
          </table:table-cell>
          <table:table-cell table:style-name="ce6" office:value-type="float" office:value="0.104104553713338" calcext:value-type="float">
            <text:p>0.1041045537</text:p>
          </table:table-cell>
          <table:table-cell table:style-name="ce6" office:value-type="float" office:value="20.7728636169406" calcext:value-type="float">
            <text:p>20.7728636169</text:p>
          </table:table-cell>
          <table:table-cell table:number-columns-repeated="5"/>
        </table:table-row>
        <table:table-row table:style-name="ro1">
          <table:table-cell table:style-name="ce6" office:value-type="float" office:value="-0.19080593445801" calcext:value-type="float">
            <text:p>-0.1908059345</text:p>
          </table:table-cell>
          <table:table-cell table:style-name="ce6" office:value-type="float" office:value="0.0859322834206226" calcext:value-type="float">
            <text:p>0.0859322834</text:p>
          </table:table-cell>
          <table:table-cell table:style-name="ce6" office:value-type="float" office:value="20.8767853603265" calcext:value-type="float">
            <text:p>20.8767853603</text:p>
          </table:table-cell>
          <table:table-cell table:number-columns-repeated="5"/>
        </table:table-row>
        <table:table-row table:style-name="ro1">
          <table:table-cell table:style-name="ce6" office:value-type="float" office:value="-0.0784196988231973" calcext:value-type="float">
            <text:p>-0.0784196988</text:p>
          </table:table-cell>
          <table:table-cell table:style-name="ce6" office:value-type="float" office:value="0.195599443017659" calcext:value-type="float">
            <text:p>0.1955994430</text:p>
          </table:table-cell>
          <table:table-cell table:style-name="ce6" office:value-type="float" office:value="20.8813084080221" calcext:value-type="float">
            <text:p>20.8813084080</text:p>
          </table:table-cell>
          <table:table-cell table:number-columns-repeated="5"/>
        </table:table-row>
        <table:table-row table:style-name="ro1">
          <table:table-cell table:style-name="ce6" office:value-type="float" office:value="-0.18956362368619" calcext:value-type="float">
            <text:p>-0.1895636237</text:p>
          </table:table-cell>
          <table:table-cell table:style-name="ce6" office:value-type="float" office:value="0.0998331882893538" calcext:value-type="float">
            <text:p>0.0998331883</text:p>
          </table:table-cell>
          <table:table-cell table:style-name="ce6" office:value-type="float" office:value="20.9140182200707" calcext:value-type="float">
            <text:p>20.9140182201</text:p>
          </table:table-cell>
          <table:table-cell table:number-columns-repeated="5"/>
        </table:table-row>
        <table:table-row table:style-name="ro1">
          <table:table-cell table:style-name="ce6" office:value-type="float" office:value="0.215839309833161" calcext:value-type="float">
            <text:p>0.2158393098</text:p>
          </table:table-cell>
          <table:table-cell table:style-name="ce6" office:value-type="float" office:value="-0.0476236907078799" calcext:value-type="float">
            <text:p>-0.0476236907</text:p>
          </table:table-cell>
          <table:table-cell table:style-name="ce6" office:value-type="float" office:value="20.9245846518591" calcext:value-type="float">
            <text:p>20.9245846519</text:p>
          </table:table-cell>
          <table:table-cell table:number-columns-repeated="5"/>
        </table:table-row>
        <table:table-row table:style-name="ro1">
          <table:table-cell table:style-name="ce6" office:value-type="float" office:value="-0.180933784464651" calcext:value-type="float">
            <text:p>-0.1809337845</text:p>
          </table:table-cell>
          <table:table-cell table:style-name="ce6" office:value-type="float" office:value="0.120598490259883" calcext:value-type="float">
            <text:p>0.1205984903</text:p>
          </table:table-cell>
          <table:table-cell table:style-name="ce6" office:value-type="float" office:value="20.9439458282244" calcext:value-type="float">
            <text:p>20.9439458282</text:p>
          </table:table-cell>
          <table:table-cell table:number-columns-repeated="5"/>
        </table:table-row>
        <table:table-row table:style-name="ro1">
          <table:table-cell table:style-name="ce6" office:value-type="float" office:value="0.217566082868758" calcext:value-type="float">
            <text:p>0.2175660829</text:p>
          </table:table-cell>
          <table:table-cell table:style-name="ce6" office:value-type="float" office:value="0.0836996832029647" calcext:value-type="float">
            <text:p>0.0836996832</text:p>
          </table:table-cell>
          <table:table-cell table:style-name="ce6" office:value-type="float" office:value="21.0131772568748" calcext:value-type="float">
            <text:p>21.0131772569</text:p>
          </table:table-cell>
          <table:table-cell table:number-columns-repeated="5"/>
        </table:table-row>
        <table:table-row table:style-name="ro1">
          <table:table-cell table:style-name="ce6" office:value-type="float" office:value="-0.145210159573552" calcext:value-type="float">
            <text:p>-0.1452101596</text:p>
          </table:table-cell>
          <table:table-cell table:style-name="ce6" office:value-type="float" office:value="0.186818188624405" calcext:value-type="float">
            <text:p>0.1868181886</text:p>
          </table:table-cell>
          <table:table-cell table:style-name="ce6" office:value-type="float" office:value="21.0707958918822" calcext:value-type="float">
            <text:p>21.0707958919</text:p>
          </table:table-cell>
          <table:table-cell table:number-columns-repeated="5"/>
        </table:table-row>
        <table:table-row table:style-name="ro1">
          <table:table-cell table:style-name="ce6" office:value-type="float" office:value="-0.23389441363758" calcext:value-type="float">
            <text:p>-0.2338944136</text:p>
          </table:table-cell>
          <table:table-cell table:style-name="ce6" office:value-type="float" office:value="0.0878520802844468" calcext:value-type="float">
            <text:p>0.0878520803</text:p>
          </table:table-cell>
          <table:table-cell table:style-name="ce6" office:value-type="float" office:value="21.1082531549367" calcext:value-type="float">
            <text:p>21.1082531549</text:p>
          </table:table-cell>
          <table:table-cell table:number-columns-repeated="5"/>
        </table:table-row>
        <table:table-row table:style-name="ro1">
          <table:table-cell table:style-name="ce6" office:value-type="float" office:value="0.155962443164189" calcext:value-type="float">
            <text:p>0.1559624432</text:p>
          </table:table-cell>
          <table:table-cell table:style-name="ce6" office:value-type="float" office:value="0.193699037056709" calcext:value-type="float">
            <text:p>0.1936990371</text:p>
          </table:table-cell>
          <table:table-cell table:style-name="ce6" office:value-type="float" office:value="21.1472312879378" calcext:value-type="float">
            <text:p>21.1472312879</text:p>
          </table:table-cell>
          <table:table-cell table:number-columns-repeated="5"/>
        </table:table-row>
        <table:table-row table:style-name="ro1">
          <table:table-cell table:style-name="ce6" office:value-type="float" office:value="-0.162983022976988" calcext:value-type="float">
            <text:p>-0.1629830230</text:p>
          </table:table-cell>
          <table:table-cell table:style-name="ce6" office:value-type="float" office:value="-0.193336715218235" calcext:value-type="float">
            <text:p>-0.1933367152</text:p>
          </table:table-cell>
          <table:table-cell table:style-name="ce6" office:value-type="float" office:value="21.1745074729932" calcext:value-type="float">
            <text:p>21.1745074730</text:p>
          </table:table-cell>
          <table:table-cell table:number-columns-repeated="5"/>
        </table:table-row>
        <table:table-row table:style-name="ro1">
          <table:table-cell table:style-name="ce6" office:value-type="float" office:value="-0.104549593308727" calcext:value-type="float">
            <text:p>-0.1045495933</text:p>
          </table:table-cell>
          <table:table-cell table:style-name="ce6" office:value-type="float" office:value="0.242670239702565" calcext:value-type="float">
            <text:p>0.2426702397</text:p>
          </table:table-cell>
          <table:table-cell table:style-name="ce6" office:value-type="float" office:value="21.1978989985932" calcext:value-type="float">
            <text:p>21.1978989986</text:p>
          </table:table-cell>
          <table:table-cell table:number-columns-repeated="5"/>
        </table:table-row>
        <table:table-row table:style-name="ro1">
          <table:table-cell table:style-name="ce6" office:value-type="float" office:value="-0.152012254507268" calcext:value-type="float">
            <text:p>-0.1520122545</text:p>
          </table:table-cell>
          <table:table-cell table:style-name="ce6" office:value-type="float" office:value="-0.208923313228879" calcext:value-type="float">
            <text:p>-0.2089233132</text:p>
          </table:table-cell>
          <table:table-cell table:style-name="ce6" office:value-type="float" office:value="21.2018300654034" calcext:value-type="float">
            <text:p>21.2018300654</text:p>
          </table:table-cell>
          <table:table-cell table:number-columns-repeated="5"/>
        </table:table-row>
        <table:table-row table:style-name="ro1">
          <table:table-cell table:style-name="ce6" office:value-type="float" office:value="0.247098694547848" calcext:value-type="float">
            <text:p>0.2470986945</text:p>
          </table:table-cell>
          <table:table-cell table:style-name="ce6" office:value-type="float" office:value="0.117095211070172" calcext:value-type="float">
            <text:p>0.1170952111</text:p>
          </table:table-cell>
          <table:table-cell table:style-name="ce6" office:value-type="float" office:value="21.25631243941" calcext:value-type="float">
            <text:p>21.2563124394</text:p>
          </table:table-cell>
          <table:table-cell table:number-columns-repeated="5"/>
        </table:table-row>
        <table:table-row table:style-name="ro1">
          <table:table-cell table:style-name="ce6" office:value-type="float" office:value="0.138505351481439" calcext:value-type="float">
            <text:p>0.1385053515</text:p>
          </table:table-cell>
          <table:table-cell table:style-name="ce6" office:value-type="float" office:value="0.236632777047131" calcext:value-type="float">
            <text:p>0.2366327770</text:p>
          </table:table-cell>
          <table:table-cell table:style-name="ce6" office:value-type="float" office:value="21.2788321016393" calcext:value-type="float">
            <text:p>21.2788321016</text:p>
          </table:table-cell>
          <table:table-cell table:number-columns-repeated="5"/>
        </table:table-row>
        <table:table-row table:style-name="ro1">
          <table:table-cell table:style-name="ce6" office:value-type="float" office:value="0.10300170960205" calcext:value-type="float">
            <text:p>0.1030017096</text:p>
          </table:table-cell>
          <table:table-cell table:style-name="ce6" office:value-type="float" office:value="-0.270841798741298" calcext:value-type="float">
            <text:p>-0.2708417987</text:p>
          </table:table-cell>
          <table:table-cell table:style-name="ce6" office:value-type="float" office:value="21.3222908831795" calcext:value-type="float">
            <text:p>21.3222908832</text:p>
          </table:table-cell>
          <table:table-cell table:number-columns-repeated="5"/>
        </table:table-row>
        <table:table-row table:style-name="ro1">
          <table:table-cell table:style-name="ce6" office:value-type="float" office:value="-0.342569544827728" calcext:value-type="float">
            <text:p>-0.3425695448</text:p>
          </table:table-cell>
          <table:table-cell table:style-name="ce6" office:value-type="float" office:value="0.023846027720706" calcext:value-type="float">
            <text:p>0.0238460277</text:p>
          </table:table-cell>
          <table:table-cell table:style-name="ce6" office:value-type="float" office:value="21.472573487573" calcext:value-type="float">
            <text:p>21.4725734876</text:p>
          </table:table-cell>
          <table:table-cell table:number-columns-repeated="5"/>
        </table:table-row>
        <table:table-row table:style-name="ro1">
          <table:table-cell table:style-name="ce6" office:value-type="float" office:value="-0.0700006845390093" calcext:value-type="float">
            <text:p>-0.0700006845</text:p>
          </table:table-cell>
          <table:table-cell table:style-name="ce6" office:value-type="float" office:value="-0.32828871800985" calcext:value-type="float">
            <text:p>-0.3282887180</text:p>
          </table:table-cell>
          <table:table-cell table:style-name="ce6" office:value-type="float" office:value="21.4768557728009" calcext:value-type="float">
            <text:p>21.4768557728</text:p>
          </table:table-cell>
          <table:table-cell table:number-columns-repeated="5"/>
        </table:table-row>
        <table:table-row table:style-name="ro1">
          <table:table-cell table:style-name="ce6" office:value-type="float" office:value="-0.34798169170716" calcext:value-type="float">
            <text:p>-0.3479816917</text:p>
          </table:table-cell>
          <table:table-cell table:style-name="ce6" office:value-type="float" office:value="-0.00648307131571657" calcext:value-type="float">
            <text:p>-0.0064830713</text:p>
          </table:table-cell>
          <table:table-cell table:style-name="ce6" office:value-type="float" office:value="21.4835598334058" calcext:value-type="float">
            <text:p>21.4835598334</text:p>
          </table:table-cell>
          <table:table-cell table:number-columns-repeated="5"/>
        </table:table-row>
        <table:table-row table:style-name="ro1">
          <table:table-cell table:style-name="ce6" office:value-type="float" office:value="0.308702168415392" calcext:value-type="float">
            <text:p>0.3087021684</text:p>
          </table:table-cell>
          <table:table-cell table:style-name="ce6" office:value-type="float" office:value="0.125666593787487" calcext:value-type="float">
            <text:p>0.1256665938</text:p>
          </table:table-cell>
          <table:table-cell table:style-name="ce6" office:value-type="float" office:value="21.5308364783515" calcext:value-type="float">
            <text:p>21.5308364784</text:p>
          </table:table-cell>
          <table:table-cell table:number-columns-repeated="5"/>
        </table:table-row>
        <table:table-row table:style-name="ro1">
          <table:table-cell table:style-name="ce6" office:value-type="float" office:value="-0.151990739884451" calcext:value-type="float">
            <text:p>-0.1519907399</text:p>
          </table:table-cell>
          <table:table-cell table:style-name="ce6" office:value-type="float" office:value="-0.290085195663172" calcext:value-type="float">
            <text:p>-0.2900851957</text:p>
          </table:table-cell>
          <table:table-cell table:style-name="ce6" office:value-type="float" office:value="21.5398248555744" calcext:value-type="float">
            <text:p>21.5398248556</text:p>
          </table:table-cell>
          <table:table-cell table:number-columns-repeated="5"/>
        </table:table-row>
        <table:table-row table:style-name="ro1">
          <table:table-cell table:style-name="ce6" office:value-type="float" office:value="-0.0225451809293475" calcext:value-type="float">
            <text:p>-0.0225451809</text:p>
          </table:table-cell>
          <table:table-cell table:style-name="ce6" office:value-type="float" office:value="0.367885488795653" calcext:value-type="float">
            <text:p>0.3678854888</text:p>
          </table:table-cell>
          <table:table-cell table:style-name="ce6" office:value-type="float" office:value="21.5475947637589" calcext:value-type="float">
            <text:p>21.5475947638</text:p>
          </table:table-cell>
          <table:table-cell table:number-columns-repeated="5"/>
        </table:table-row>
        <table:table-row table:style-name="ro1">
          <table:table-cell table:style-name="ce6" office:value-type="float" office:value="-0.0374764538298632" calcext:value-type="float">
            <text:p>-0.0374764538</text:p>
          </table:table-cell>
          <table:table-cell table:style-name="ce6" office:value-type="float" office:value="0.364539224837151" calcext:value-type="float">
            <text:p>0.3645392248</text:p>
          </table:table-cell>
          <table:table-cell table:style-name="ce6" office:value-type="float" office:value="21.5487149257469" calcext:value-type="float">
            <text:p>21.5487149257</text:p>
          </table:table-cell>
          <table:table-cell table:number-columns-repeated="5"/>
        </table:table-row>
        <table:table-row table:style-name="ro1">
          <table:table-cell table:style-name="ce6" office:value-type="float" office:value="-0.160724835679028" calcext:value-type="float">
            <text:p>-0.1607248357</text:p>
          </table:table-cell>
          <table:table-cell table:style-name="ce6" office:value-type="float" office:value="0.287496578367703" calcext:value-type="float">
            <text:p>0.2874965784</text:p>
          </table:table-cell>
          <table:table-cell table:style-name="ce6" office:value-type="float" office:value="21.5572887458396" calcext:value-type="float">
            <text:p>21.5572887458</text:p>
          </table:table-cell>
          <table:table-cell table:number-columns-repeated="5"/>
        </table:table-row>
        <table:table-row table:style-name="ro1">
          <table:table-cell table:style-name="ce6" office:value-type="float" office:value="-0.0234735440785694" calcext:value-type="float">
            <text:p>-0.0234735441</text:p>
          </table:table-cell>
          <table:table-cell table:style-name="ce6" office:value-type="float" office:value="0.372705570806384" calcext:value-type="float">
            <text:p>0.3727055708</text:p>
          </table:table-cell>
          <table:table-cell table:style-name="ce6" office:value-type="float" office:value="21.5609100351712" calcext:value-type="float">
            <text:p>21.5609100352</text:p>
          </table:table-cell>
          <table:table-cell table:number-columns-repeated="5"/>
        </table:table-row>
        <table:table-row table:style-name="ro1">
          <table:table-cell table:style-name="ce6" office:value-type="float" office:value="-0.245376757709338" calcext:value-type="float">
            <text:p>-0.2453767577</text:p>
          </table:table-cell>
          <table:table-cell table:style-name="ce6" office:value-type="float" office:value="-0.207720858208997" calcext:value-type="float">
            <text:p>-0.2077208582</text:p>
          </table:table-cell>
          <table:table-cell table:style-name="ce6" office:value-type="float" office:value="21.5613292684568" calcext:value-type="float">
            <text:p>21.5613292685</text:p>
          </table:table-cell>
          <table:table-cell table:number-columns-repeated="5"/>
        </table:table-row>
        <table:table-row table:style-name="ro1">
          <table:table-cell table:style-name="ce6" office:value-type="float" office:value="-0.220727474023654" calcext:value-type="float">
            <text:p>-0.2207274740</text:p>
          </table:table-cell>
          <table:table-cell table:style-name="ce6" office:value-type="float" office:value="-0.236283118744701" calcext:value-type="float">
            <text:p>-0.2362831187</text:p>
          </table:table-cell>
          <table:table-cell table:style-name="ce6" office:value-type="float" office:value="21.5743351696614" calcext:value-type="float">
            <text:p>21.5743351697</text:p>
          </table:table-cell>
          <table:table-cell table:number-columns-repeated="5"/>
        </table:table-row>
        <table:table-row table:style-name="ro1">
          <table:table-cell table:style-name="ce6" office:value-type="float" office:value="-0.346863595439377" calcext:value-type="float">
            <text:p>-0.3468635954</text:p>
          </table:table-cell>
          <table:table-cell table:style-name="ce6" office:value-type="float" office:value="0.0994298287463357" calcext:value-type="float">
            <text:p>0.0994298287</text:p>
          </table:table-cell>
          <table:table-cell table:style-name="ce6" office:value-type="float" office:value="21.5911297336752" calcext:value-type="float">
            <text:p>21.5911297337</text:p>
          </table:table-cell>
          <table:table-cell table:number-columns-repeated="5"/>
        </table:table-row>
        <table:table-row table:style-name="ro1">
          <table:table-cell table:style-name="ce6" office:value-type="float" office:value="0.305896259661418" calcext:value-type="float">
            <text:p>0.3058962597</text:p>
          </table:table-cell>
          <table:table-cell table:style-name="ce6" office:value-type="float" office:value="-0.163066396903689" calcext:value-type="float">
            <text:p>-0.1630663969</text:p>
          </table:table-cell>
          <table:table-cell table:style-name="ce6" office:value-type="float" office:value="21.6266049104901" calcext:value-type="float">
            <text:p>21.6266049105</text:p>
          </table:table-cell>
          <table:table-cell table:number-columns-repeated="5"/>
        </table:table-row>
        <table:table-row table:style-name="ro1">
          <table:table-cell table:style-name="ce6" office:value-type="float" office:value="0.251338514455806" calcext:value-type="float">
            <text:p>0.2513385145</text:p>
          </table:table-cell>
          <table:table-cell table:style-name="ce6" office:value-type="float" office:value="0.23610394420189" calcext:value-type="float">
            <text:p>0.2361039442</text:p>
          </table:table-cell>
          <table:table-cell table:style-name="ce6" office:value-type="float" office:value="21.6781002593982" calcext:value-type="float">
            <text:p>21.6781002594</text:p>
          </table:table-cell>
          <table:table-cell table:number-columns-repeated="5"/>
        </table:table-row>
        <table:table-row table:style-name="ro1">
          <table:table-cell table:style-name="ce6" office:value-type="float" office:value="0.269893170890984" calcext:value-type="float">
            <text:p>0.2698931709</text:p>
          </table:table-cell>
          <table:table-cell table:style-name="ce6" office:value-type="float" office:value="-0.217913316577517" calcext:value-type="float">
            <text:p>-0.2179133166</text:p>
          </table:table-cell>
          <table:table-cell table:style-name="ce6" office:value-type="float" office:value="21.6797705984842" calcext:value-type="float">
            <text:p>21.6797705985</text:p>
          </table:table-cell>
          <table:table-cell table:number-columns-repeated="5"/>
        </table:table-row>
        <table:table-row table:style-name="ro1">
          <table:table-cell table:style-name="ce6" office:value-type="float" office:value="0.0671843160276002" calcext:value-type="float">
            <text:p>0.0671843160</text:p>
          </table:table-cell>
          <table:table-cell table:style-name="ce6" office:value-type="float" office:value="-0.43701069855371" calcext:value-type="float">
            <text:p>-0.4370106986</text:p>
          </table:table-cell>
          <table:table-cell table:style-name="ce6" office:value-type="float" office:value="21.7235085885549" calcext:value-type="float">
            <text:p>21.7235085886</text:p>
          </table:table-cell>
          <table:table-cell table:number-columns-repeated="5"/>
        </table:table-row>
        <table:table-row table:style-name="ro1">
          <table:table-cell table:style-name="ce6" office:value-type="float" office:value="0.0602863623560465" calcext:value-type="float">
            <text:p>0.0602863624</text:p>
          </table:table-cell>
          <table:table-cell table:style-name="ce6" office:value-type="float" office:value="0.444860227834283" calcext:value-type="float">
            <text:p>0.4448602278</text:p>
          </table:table-cell>
          <table:table-cell table:style-name="ce6" office:value-type="float" office:value="21.7240005614137" calcext:value-type="float">
            <text:p>21.7240005614</text:p>
          </table:table-cell>
          <table:table-cell table:number-columns-repeated="5"/>
        </table:table-row>
        <table:table-row table:style-name="ro1">
          <table:table-cell table:style-name="ce6" office:value-type="float" office:value="0.44645216784424" calcext:value-type="float">
            <text:p>0.4464521678</text:p>
          </table:table-cell>
          <table:table-cell table:style-name="ce6" office:value-type="float" office:value="0.0634835366782622" calcext:value-type="float">
            <text:p>0.0634835367</text:p>
          </table:table-cell>
          <table:table-cell table:style-name="ce6" office:value-type="float" office:value="21.7294367785007" calcext:value-type="float">
            <text:p>21.7294367785</text:p>
          </table:table-cell>
          <table:table-cell table:number-columns-repeated="5"/>
        </table:table-row>
        <table:table-row table:style-name="ro1">
          <table:table-cell table:style-name="ce6" office:value-type="float" office:value="0.0820805106106334" calcext:value-type="float">
            <text:p>0.0820805106</text:p>
          </table:table-cell>
          <table:table-cell table:style-name="ce6" office:value-type="float" office:value="-0.429841350131109" calcext:value-type="float">
            <text:p>-0.4298413501</text:p>
          </table:table-cell>
          <table:table-cell table:style-name="ce6" office:value-type="float" office:value="21.7353680664412" calcext:value-type="float">
            <text:p>21.7353680664</text:p>
          </table:table-cell>
          <table:table-cell table:number-columns-repeated="5"/>
        </table:table-row>
        <table:table-row table:style-name="ro1">
          <table:table-cell table:style-name="ce6" office:value-type="float" office:value="0.0657432345960851" calcext:value-type="float">
            <text:p>0.0657432346</text:p>
          </table:table-cell>
          <table:table-cell table:style-name="ce6" office:value-type="float" office:value="-0.452312061150285" calcext:value-type="float">
            <text:p>-0.4523120612</text:p>
          </table:table-cell>
          <table:table-cell table:style-name="ce6" office:value-type="float" office:value="21.7378651041048" calcext:value-type="float">
            <text:p>21.7378651041</text:p>
          </table:table-cell>
          <table:table-cell table:number-columns-repeated="5"/>
        </table:table-row>
        <table:table-row table:style-name="ro1">
          <table:table-cell table:style-name="ce6" office:value-type="float" office:value="0.151767453502554" calcext:value-type="float">
            <text:p>0.1517674535</text:p>
          </table:table-cell>
          <table:table-cell table:style-name="ce6" office:value-type="float" office:value="0.358630861356444" calcext:value-type="float">
            <text:p>0.3586308614</text:p>
          </table:table-cell>
          <table:table-cell table:style-name="ce6" office:value-type="float" office:value="21.7439502655276" calcext:value-type="float">
            <text:p>21.7439502655</text:p>
          </table:table-cell>
          <table:table-cell table:number-columns-repeated="5"/>
        </table:table-row>
        <table:table-row table:style-name="ro1">
          <table:table-cell office:value-type="float" office:value="-0.472300201704005" calcext:value-type="float">
            <text:p>-0.472300201704005</text:p>
          </table:table-cell>
          <table:table-cell office:value-type="float" office:value="0.0637801054309018" calcext:value-type="float">
            <text:p>0.0637801054309018</text:p>
          </table:table-cell>
          <table:table-cell office:value-type="float" office:value="21.7498338439319" calcext:value-type="float">
            <text:p>21.7498338439319</text:p>
          </table:table-cell>
          <table:table-cell table:number-columns-repeated="5"/>
        </table:table-row>
        <table:table-row table:style-name="ro1">
          <table:table-cell office:value-type="float" office:value="0.0807225684245382" calcext:value-type="float">
            <text:p>0.0807225684245382</text:p>
          </table:table-cell>
          <table:table-cell office:value-type="float" office:value="0.451607293055866" calcext:value-type="float">
            <text:p>0.451607293055866</text:p>
          </table:table-cell>
          <table:table-cell office:value-type="float" office:value="21.7575011438323" calcext:value-type="float">
            <text:p>21.7575011438323</text:p>
          </table:table-cell>
          <table:table-cell table:number-columns-repeated="5"/>
        </table:table-row>
        <table:table-row table:style-name="ro1">
          <table:table-cell office:value-type="float" office:value="0.455860465865389" calcext:value-type="float">
            <text:p>0.455860465865389</text:p>
          </table:table-cell>
          <table:table-cell office:value-type="float" office:value="0.078302125694937" calcext:value-type="float">
            <text:p>0.078302125694937</text:p>
          </table:table-cell>
          <table:table-cell office:value-type="float" office:value="21.757680640109" calcext:value-type="float">
            <text:p>21.757680640109</text:p>
          </table:table-cell>
          <table:table-cell table:number-columns-repeated="5"/>
        </table:table-row>
        <table:table-row table:style-name="ro1">
          <table:table-cell office:value-type="float" office:value="0.43517416536488" calcext:value-type="float">
            <text:p>0.43517416536488</text:p>
          </table:table-cell>
          <table:table-cell office:value-type="float" office:value="0.0972575461612647" calcext:value-type="float">
            <text:p>0.0972575461612647</text:p>
          </table:table-cell>
          <table:table-cell office:value-type="float" office:value="21.7666546877504" calcext:value-type="float">
            <text:p>21.7666546877504</text:p>
          </table:table-cell>
          <table:table-cell table:number-columns-repeated="5"/>
        </table:table-row>
        <table:table-row table:style-name="ro1">
          <table:table-cell office:value-type="float" office:value="-0.129886584392043" calcext:value-type="float">
            <text:p>-0.129886584392043</text:p>
          </table:table-cell>
          <table:table-cell office:value-type="float" office:value="-0.39356975112993" calcext:value-type="float">
            <text:p>-0.39356975112993</text:p>
          </table:table-cell>
          <table:table-cell office:value-type="float" office:value="21.7668378191241" calcext:value-type="float">
            <text:p>21.7668378191241</text:p>
          </table:table-cell>
          <table:table-cell table:number-columns-repeated="5"/>
        </table:table-row>
        <table:table-row table:style-name="ro1">
          <table:table-cell office:value-type="float" office:value="-0.343295048314111" calcext:value-type="float">
            <text:p>-0.343295048314111</text:p>
          </table:table-cell>
          <table:table-cell office:value-type="float" office:value="0.18027258190323" calcext:value-type="float">
            <text:p>0.18027258190323</text:p>
          </table:table-cell>
          <table:table-cell office:value-type="float" office:value="21.7807279881146" calcext:value-type="float">
            <text:p>21.7807279881146</text:p>
          </table:table-cell>
          <table:table-cell table:number-columns-repeated="5"/>
        </table:table-row>
        <table:table-row table:style-name="ro1">
          <table:table-cell office:value-type="float" office:value="0.0996014823465692" calcext:value-type="float">
            <text:p>0.0996014823465692</text:p>
          </table:table-cell>
          <table:table-cell office:value-type="float" office:value="-0.445663583646566" calcext:value-type="float">
            <text:p>-0.445663583646566</text:p>
          </table:table-cell>
          <table:table-cell office:value-type="float" office:value="21.7820567282481" calcext:value-type="float">
            <text:p>21.7820567282481</text:p>
          </table:table-cell>
          <table:table-cell table:number-columns-repeated="5"/>
        </table:table-row>
        <table:table-row table:style-name="ro1">
          <table:table-cell office:value-type="float" office:value="0.495248615682125" calcext:value-type="float">
            <text:p>0.495248615682125</text:p>
          </table:table-cell>
          <table:table-cell office:value-type="float" office:value="-0.0857441293730934" calcext:value-type="float">
            <text:p>-0.0857441293730934</text:p>
          </table:table-cell>
          <table:table-cell office:value-type="float" office:value="21.7864481177778" calcext:value-type="float">
            <text:p>21.7864481177778</text:p>
          </table:table-cell>
          <table:table-cell table:number-columns-repeated="5"/>
        </table:table-row>
        <table:table-row table:style-name="ro1">
          <table:table-cell office:value-type="float" office:value="0.0972803496728657" calcext:value-type="float">
            <text:p>0.0972803496728657</text:p>
          </table:table-cell>
          <table:table-cell office:value-type="float" office:value="0.471749040147551" calcext:value-type="float">
            <text:p>0.471749040147551</text:p>
          </table:table-cell>
          <table:table-cell office:value-type="float" office:value="21.7976290440772" calcext:value-type="float">
            <text:p>21.7976290440772</text:p>
          </table:table-cell>
          <table:table-cell table:number-columns-repeated="5"/>
        </table:table-row>
        <table:table-row table:style-name="ro1">
          <table:table-cell office:value-type="float" office:value="-0.415994410036753" calcext:value-type="float">
            <text:p>-0.415994410036753</text:p>
          </table:table-cell>
          <table:table-cell office:value-type="float" office:value="-0.127483460781398" calcext:value-type="float">
            <text:p>-0.127483460781398</text:p>
          </table:table-cell>
          <table:table-cell office:value-type="float" office:value="21.7988130166145" calcext:value-type="float">
            <text:p>21.7988130166145</text:p>
          </table:table-cell>
          <table:table-cell table:number-columns-repeated="5"/>
        </table:table-row>
        <table:table-row table:style-name="ro1">
          <table:table-cell office:value-type="float" office:value="0.337678716561546" calcext:value-type="float">
            <text:p>0.337678716561546</text:p>
          </table:table-cell>
          <table:table-cell office:value-type="float" office:value="-0.197586944942778" calcext:value-type="float">
            <text:p>-0.197586944942778</text:p>
          </table:table-cell>
          <table:table-cell office:value-type="float" office:value="21.8134693568315" calcext:value-type="float">
            <text:p>21.8134693568315</text:p>
          </table:table-cell>
          <table:table-cell table:number-columns-repeated="5"/>
        </table:table-row>
        <table:table-row table:style-name="ro1">
          <table:table-cell office:value-type="float" office:value="0.201878874800286" calcext:value-type="float">
            <text:p>0.201878874800286</text:p>
          </table:table-cell>
          <table:table-cell office:value-type="float" office:value="-0.333928979107071" calcext:value-type="float">
            <text:p>-0.333928979107071</text:p>
          </table:table-cell>
          <table:table-cell office:value-type="float" office:value="21.8159155067233" calcext:value-type="float">
            <text:p>21.8159155067233</text:p>
          </table:table-cell>
          <table:table-cell table:number-columns-repeated="5"/>
        </table:table-row>
        <table:table-row table:style-name="ro1">
          <table:table-cell office:value-type="float" office:value="0.181047913339737" calcext:value-type="float">
            <text:p>0.181047913339737</text:p>
          </table:table-cell>
          <table:table-cell office:value-type="float" office:value="0.358852590533198" calcext:value-type="float">
            <text:p>0.358852590533198</text:p>
          </table:table-cell>
          <table:table-cell office:value-type="float" office:value="21.8188751833262" calcext:value-type="float">
            <text:p>21.8188751833262</text:p>
          </table:table-cell>
          <table:table-cell table:number-columns-repeated="5"/>
        </table:table-row>
        <table:table-row table:style-name="ro1">
          <table:table-cell office:value-type="float" office:value="0.159068256190722" calcext:value-type="float">
            <text:p>0.159068256190722</text:p>
          </table:table-cell>
          <table:table-cell office:value-type="float" office:value="-0.410028376700905" calcext:value-type="float">
            <text:p>-0.410028376700905</text:p>
          </table:table-cell>
          <table:table-cell office:value-type="float" office:value="21.859148752313" calcext:value-type="float">
            <text:p>21.859148752313</text:p>
          </table:table-cell>
          <table:table-cell table:number-columns-repeated="5"/>
        </table:table-row>
        <table:table-row table:style-name="ro1">
          <table:table-cell office:value-type="float" office:value="-0.218720704872524" calcext:value-type="float">
            <text:p>-0.218720704872524</text:p>
          </table:table-cell>
          <table:table-cell office:value-type="float" office:value="0.334830024234048" calcext:value-type="float">
            <text:p>0.334830024234048</text:p>
          </table:table-cell>
          <table:table-cell office:value-type="float" office:value="21.8630866069708" calcext:value-type="float">
            <text:p>21.8630866069708</text:p>
          </table:table-cell>
          <table:table-cell table:number-columns-repeated="5"/>
        </table:table-row>
        <table:table-row table:style-name="ro1">
          <table:table-cell office:value-type="float" office:value="0.13744302785214" calcext:value-type="float">
            <text:p>0.13744302785214</text:p>
          </table:table-cell>
          <table:table-cell office:value-type="float" office:value="0.468879614453684" calcext:value-type="float">
            <text:p>0.468879614453684</text:p>
          </table:table-cell>
          <table:table-cell office:value-type="float" office:value="21.8709067191394" calcext:value-type="float">
            <text:p>21.8709067191394</text:p>
          </table:table-cell>
          <table:table-cell table:number-columns-repeated="5"/>
        </table:table-row>
        <table:table-row table:style-name="ro1">
          <table:table-cell office:value-type="float" office:value="-0.489044039886161" calcext:value-type="float">
            <text:p>-0.489044039886161</text:p>
          </table:table-cell>
          <table:table-cell office:value-type="float" office:value="-0.134693669905384" calcext:value-type="float">
            <text:p>-0.134693669905384</text:p>
          </table:table-cell>
          <table:table-cell office:value-type="float" office:value="21.8724532695826" calcext:value-type="float">
            <text:p>21.8724532695826</text:p>
          </table:table-cell>
          <table:table-cell table:number-columns-repeated="5"/>
        </table:table-row>
        <table:table-row table:style-name="ro1">
          <table:table-cell office:value-type="float" office:value="-0.252136870820581" calcext:value-type="float">
            <text:p>-0.252136870820581</text:p>
          </table:table-cell>
          <table:table-cell office:value-type="float" office:value="0.303040216337394" calcext:value-type="float">
            <text:p>0.303040216337394</text:p>
          </table:table-cell>
          <table:table-cell office:value-type="float" office:value="21.874850158492" calcext:value-type="float">
            <text:p>21.874850158492</text:p>
          </table:table-cell>
          <table:table-cell table:number-columns-repeated="5"/>
        </table:table-row>
        <table:table-row table:style-name="ro1">
          <table:table-cell office:value-type="float" office:value="-0.159890225883018" calcext:value-type="float">
            <text:p>-0.159890225883018</text:p>
          </table:table-cell>
          <table:table-cell office:value-type="float" office:value="-0.4330176757373" calcext:value-type="float">
            <text:p>-0.4330176757373</text:p>
          </table:table-cell>
          <table:table-cell office:value-type="float" office:value="21.8898029778716" calcext:value-type="float">
            <text:p>21.8898029778716</text:p>
          </table:table-cell>
          <table:table-cell table:number-columns-repeated="5"/>
        </table:table-row>
        <table:table-row table:style-name="ro1">
          <table:table-cell office:value-type="float" office:value="0.40419898241766" calcext:value-type="float">
            <text:p>0.40419898241766</text:p>
          </table:table-cell>
          <table:table-cell office:value-type="float" office:value="0.181099771613106" calcext:value-type="float">
            <text:p>0.181099771613106</text:p>
          </table:table-cell>
          <table:table-cell office:value-type="float" office:value="21.9014828065533" calcext:value-type="float">
            <text:p>21.9014828065533</text:p>
          </table:table-cell>
          <table:table-cell table:number-columns-repeated="5"/>
        </table:table-row>
        <table:table-row table:style-name="ro1">
          <table:table-cell office:value-type="float" office:value="-0.198944942470993" calcext:value-type="float">
            <text:p>-0.198944942470993</text:p>
          </table:table-cell>
          <table:table-cell office:value-type="float" office:value="0.382207567009638" calcext:value-type="float">
            <text:p>0.382207567009638</text:p>
          </table:table-cell>
          <table:table-cell office:value-type="float" office:value="21.9089442816791" calcext:value-type="float">
            <text:p>21.9089442816791</text:p>
          </table:table-cell>
          <table:table-cell table:number-columns-repeated="5"/>
        </table:table-row>
        <table:table-row table:style-name="ro1">
          <table:table-cell office:value-type="float" office:value="0.342301036837723" calcext:value-type="float">
            <text:p>0.342301036837723</text:p>
          </table:table-cell>
          <table:table-cell office:value-type="float" office:value="0.23529307412653" calcext:value-type="float">
            <text:p>0.23529307412653</text:p>
          </table:table-cell>
          <table:table-cell office:value-type="float" office:value="21.9220391919167" calcext:value-type="float">
            <text:p>21.9220391919167</text:p>
          </table:table-cell>
          <table:table-cell table:number-columns-repeated="5"/>
        </table:table-row>
        <table:table-row table:style-name="ro1">
          <table:table-cell office:value-type="float" office:value="-0.212180300055056" calcext:value-type="float">
            <text:p>-0.212180300055056</text:p>
          </table:table-cell>
          <table:table-cell office:value-type="float" office:value="0.373269090911564" calcext:value-type="float">
            <text:p>0.373269090911564</text:p>
          </table:table-cell>
          <table:table-cell office:value-type="float" office:value="21.9253264929119" calcext:value-type="float">
            <text:p>21.9253264929119</text:p>
          </table:table-cell>
          <table:table-cell table:number-columns-repeated="5"/>
        </table:table-row>
        <table:table-row table:style-name="ro1">
          <table:table-cell office:value-type="float" office:value="0.483604538776537" calcext:value-type="float">
            <text:p>0.483604538776537</text:p>
          </table:table-cell>
          <table:table-cell office:value-type="float" office:value="0.162405344976964" calcext:value-type="float">
            <text:p>0.162405344976964</text:p>
          </table:table-cell>
          <table:table-cell office:value-type="float" office:value="21.9283799155311" calcext:value-type="float">
            <text:p>21.9283799155311</text:p>
          </table:table-cell>
          <table:table-cell table:number-columns-repeated="5"/>
        </table:table-row>
        <table:table-row table:style-name="ro1">
          <table:table-cell office:value-type="float" office:value="-0.178986739960871" calcext:value-type="float">
            <text:p>-0.178986739960871</text:p>
          </table:table-cell>
          <table:table-cell office:value-type="float" office:value="-0.431477702038782" calcext:value-type="float">
            <text:p>-0.431477702038782</text:p>
          </table:table-cell>
          <table:table-cell office:value-type="float" office:value="21.9305558606858" calcext:value-type="float">
            <text:p>21.9305558606858</text:p>
          </table:table-cell>
          <table:table-cell table:number-columns-repeated="5"/>
        </table:table-row>
        <table:table-row table:style-name="ro1">
          <table:table-cell office:value-type="float" office:value="0.435478473699929" calcext:value-type="float">
            <text:p>0.435478473699929</text:p>
          </table:table-cell>
          <table:table-cell office:value-type="float" office:value="0.208385353445829" calcext:value-type="float">
            <text:p>0.208385353445829</text:p>
          </table:table-cell>
          <table:table-cell office:value-type="float" office:value="21.9995166437896" calcext:value-type="float">
            <text:p>21.9995166437896</text:p>
          </table:table-cell>
          <table:table-cell table:number-columns-repeated="5"/>
        </table:table-row>
        <table:table-row table:style-name="ro1">
          <table:table-cell office:value-type="float" office:value="-0.252319046070776" calcext:value-type="float">
            <text:p>-0.252319046070776</text:p>
          </table:table-cell>
          <table:table-cell office:value-type="float" office:value="-0.366367023108898" calcext:value-type="float">
            <text:p>-0.366367023108898</text:p>
          </table:table-cell>
          <table:table-cell office:value-type="float" office:value="22.0073298452422" calcext:value-type="float">
            <text:p>22.0073298452422</text:p>
          </table:table-cell>
          <table:table-cell table:number-columns-repeated="5"/>
        </table:table-row>
        <table:table-row table:style-name="ro1">
          <table:table-cell office:value-type="float" office:value="-0.354121696745124" calcext:value-type="float">
            <text:p>-0.354121696745124</text:p>
          </table:table-cell>
          <table:table-cell office:value-type="float" office:value="-0.28284198362706" calcext:value-type="float">
            <text:p>-0.28284198362706</text:p>
          </table:table-cell>
          <table:table-cell office:value-type="float" office:value="22.052447292108" calcext:value-type="float">
            <text:p>22.052447292108</text:p>
          </table:table-cell>
          <table:table-cell table:number-columns-repeated="5"/>
        </table:table-row>
        <table:table-row table:style-name="ro1">
          <table:table-cell office:value-type="float" office:value="0.256978037790177" calcext:value-type="float">
            <text:p>0.256978037790177</text:p>
          </table:table-cell>
          <table:table-cell office:value-type="float" office:value="-0.398838301502054" calcext:value-type="float">
            <text:p>-0.398838301502054</text:p>
          </table:table-cell>
          <table:table-cell office:value-type="float" office:value="22.0640331114817" calcext:value-type="float">
            <text:p>22.0640331114817</text:p>
          </table:table-cell>
          <table:table-cell table:number-columns-repeated="5"/>
        </table:table-row>
        <table:table-row table:style-name="ro1">
          <table:table-cell office:value-type="float" office:value="0.372791792537861" calcext:value-type="float">
            <text:p>0.372791792537861</text:p>
          </table:table-cell>
          <table:table-cell office:value-type="float" office:value="0.285334171113995" calcext:value-type="float">
            <text:p>0.285334171113995</text:p>
          </table:table-cell>
          <table:table-cell office:value-type="float" office:value="22.0861833271246" calcext:value-type="float">
            <text:p>22.0861833271246</text:p>
          </table:table-cell>
          <table:table-cell table:number-columns-repeated="5"/>
        </table:table-row>
        <table:table-row table:style-name="ro1">
          <table:table-cell office:value-type="float" office:value="-0.243304676399253" calcext:value-type="float">
            <text:p>-0.243304676399253</text:p>
          </table:table-cell>
          <table:table-cell office:value-type="float" office:value="-0.484232513112812" calcext:value-type="float">
            <text:p>-0.484232513112812</text:p>
          </table:table-cell>
          <table:table-cell office:value-type="float" office:value="22.0973416371537" calcext:value-type="float">
            <text:p>22.0973416371537</text:p>
          </table:table-cell>
          <table:table-cell table:number-columns-repeated="5"/>
        </table:table-row>
        <table:table-row table:style-name="ro1">
          <table:table-cell office:value-type="float" office:value="-0.357257471614737" calcext:value-type="float">
            <text:p>-0.357257471614737</text:p>
          </table:table-cell>
          <table:table-cell office:value-type="float" office:value="-0.311969754912555" calcext:value-type="float">
            <text:p>-0.311969754912555</text:p>
          </table:table-cell>
          <table:table-cell office:value-type="float" office:value="22.1128588826795" calcext:value-type="float">
            <text:p>22.1128588826795</text:p>
          </table:table-cell>
          <table:table-cell table:number-columns-repeated="5"/>
        </table:table-row>
        <table:table-row table:style-name="ro1">
          <table:table-cell office:value-type="float" office:value="-0.428644425817176" calcext:value-type="float">
            <text:p>-0.428644425817176</text:p>
          </table:table-cell>
          <table:table-cell office:value-type="float" office:value="0.278482869871525" calcext:value-type="float">
            <text:p>0.278482869871525</text:p>
          </table:table-cell>
          <table:table-cell office:value-type="float" office:value="22.1352937709292" calcext:value-type="float">
            <text:p>22.1352937709292</text:p>
          </table:table-cell>
          <table:table-cell table:number-columns-repeated="5"/>
        </table:table-row>
        <table:table-row table:style-name="ro1">
          <table:table-cell office:value-type="float" office:value="0.276787354196867" calcext:value-type="float">
            <text:p>0.276787354196867</text:p>
          </table:table-cell>
          <table:table-cell office:value-type="float" office:value="0.449558894079545" calcext:value-type="float">
            <text:p>0.449558894079545</text:p>
          </table:table-cell>
          <table:table-cell office:value-type="float" office:value="22.1464191534269" calcext:value-type="float">
            <text:p>22.1464191534269</text:p>
          </table:table-cell>
          <table:table-cell table:number-columns-repeated="5"/>
        </table:table-row>
        <table:table-row table:style-name="ro1">
          <table:table-cell office:value-type="float" office:value="-0.291065259616935" calcext:value-type="float">
            <text:p>-0.291065259616935</text:p>
          </table:table-cell>
          <table:table-cell office:value-type="float" office:value="0.44216887493324" calcext:value-type="float">
            <text:p>0.44216887493324</text:p>
          </table:table-cell>
          <table:table-cell office:value-type="float" office:value="22.1666844598612" calcext:value-type="float">
            <text:p>22.1666844598612</text:p>
          </table:table-cell>
          <table:table-cell table:number-columns-repeated="5"/>
        </table:table-row>
        <table:table-row table:style-name="ro1">
          <table:table-cell office:value-type="float" office:value="-0.301336398064767" calcext:value-type="float">
            <text:p>-0.301336398064767</text:p>
          </table:table-cell>
          <table:table-cell office:value-type="float" office:value="-0.458323320574249" calcext:value-type="float">
            <text:p>-0.458323320574249</text:p>
          </table:table-cell>
          <table:table-cell office:value-type="float" office:value="22.1917537967644" calcext:value-type="float">
            <text:p>22.1917537967644</text:p>
          </table:table-cell>
          <table:table-cell table:number-columns-repeated="5"/>
        </table:table-row>
        <table:table-row table:style-name="ro1">
          <table:table-cell office:value-type="float" office:value="-0.476424335707413" calcext:value-type="float">
            <text:p>-0.476424335707413</text:p>
          </table:table-cell>
          <table:table-cell office:value-type="float" office:value="0.30354210122409" calcext:value-type="float">
            <text:p>0.30354210122409</text:p>
          </table:table-cell>
          <table:table-cell office:value-type="float" office:value="22.2012117902753" calcext:value-type="float">
            <text:p>22.2012117902753</text:p>
          </table:table-cell>
          <table:table-cell table:number-columns-repeated="5"/>
        </table:table-row>
        <table:table-row table:style-name="ro1">
          <table:table-cell office:value-type="float" office:value="-0.372647924756077" calcext:value-type="float">
            <text:p>-0.372647924756077</text:p>
          </table:table-cell>
          <table:table-cell office:value-type="float" office:value="0.357643548550932" calcext:value-type="float">
            <text:p>0.357643548550932</text:p>
          </table:table-cell>
          <table:table-cell office:value-type="float" office:value="22.2020829310238" calcext:value-type="float">
            <text:p>22.2020829310238</text:p>
          </table:table-cell>
          <table:table-cell table:number-columns-repeated="5"/>
        </table:table-row>
        <table:table-row table:style-name="ro1">
          <table:table-cell office:value-type="float" office:value="0.365121234971535" calcext:value-type="float">
            <text:p>0.365121234971535</text:p>
          </table:table-cell>
          <table:table-cell office:value-type="float" office:value="-0.36743326895201" calcext:value-type="float">
            <text:p>-0.36743326895201</text:p>
          </table:table-cell>
          <table:table-cell office:value-type="float" office:value="22.2051860259858" calcext:value-type="float">
            <text:p>22.2051860259858</text:p>
          </table:table-cell>
          <table:table-cell table:number-columns-repeated="5"/>
        </table:table-row>
        <table:table-row table:style-name="ro1">
          <table:table-cell office:value-type="float" office:value="0.48543125531345" calcext:value-type="float">
            <text:p>0.48543125531345</text:p>
          </table:table-cell>
          <table:table-cell office:value-type="float" office:value="-0.305973349183703" calcext:value-type="float">
            <text:p>-0.305973349183703</text:p>
          </table:table-cell>
          <table:table-cell office:value-type="float" office:value="22.2066497546434" calcext:value-type="float">
            <text:p>22.2066497546434</text:p>
          </table:table-cell>
          <table:table-cell table:number-columns-repeated="5"/>
        </table:table-row>
        <table:table-row table:style-name="ro1">
          <table:table-cell office:value-type="float" office:value="0.390603444803754" calcext:value-type="float">
            <text:p>0.390603444803754</text:p>
          </table:table-cell>
          <table:table-cell office:value-type="float" office:value="0.36255723842144" calcext:value-type="float">
            <text:p>0.36255723842144</text:p>
          </table:table-cell>
          <table:table-cell office:value-type="float" office:value="22.2272876475323" calcext:value-type="float">
            <text:p>22.2272876475323</text:p>
          </table:table-cell>
          <table:table-cell table:number-columns-repeated="5"/>
        </table:table-row>
        <table:table-row table:style-name="ro1">
          <table:table-cell office:value-type="float" office:value="0.495492163594986" calcext:value-type="float">
            <text:p>0.495492163594986</text:p>
          </table:table-cell>
          <table:table-cell office:value-type="float" office:value="0.319661287828921" calcext:value-type="float">
            <text:p>0.319661287828921</text:p>
          </table:table-cell>
          <table:table-cell office:value-type="float" office:value="22.2274853783728" calcext:value-type="float">
            <text:p>22.2274853783728</text:p>
          </table:table-cell>
          <table:table-cell table:number-columns-repeated="5"/>
        </table:table-row>
        <table:table-row table:style-name="ro1">
          <table:table-cell office:value-type="float" office:value="-0.332313571001368" calcext:value-type="float">
            <text:p>-0.332313571001368</text:p>
          </table:table-cell>
          <table:table-cell office:value-type="float" office:value="-0.464719007324038" calcext:value-type="float">
            <text:p>-0.464719007324038</text:p>
          </table:table-cell>
          <table:table-cell office:value-type="float" office:value="22.2387694033078" calcext:value-type="float">
            <text:p>22.2387694033078</text:p>
          </table:table-cell>
          <table:table-cell table:number-columns-repeated="5"/>
        </table:table-row>
        <table:table-row table:style-name="ro1">
          <table:table-cell office:value-type="float" office:value="-0.493921329367594" calcext:value-type="float">
            <text:p>-0.493921329367594</text:p>
          </table:table-cell>
          <table:table-cell office:value-type="float" office:value="0.356780677807788" calcext:value-type="float">
            <text:p>0.356780677807788</text:p>
          </table:table-cell>
          <table:table-cell office:value-type="float" office:value="22.2736416320082" calcext:value-type="float">
            <text:p>22.2736416320082</text:p>
          </table:table-cell>
          <table:table-cell table:number-columns-repeated="5"/>
        </table:table-row>
        <table:table-row table:style-name="ro1">
          <table:table-cell office:value-type="float" office:value="0.364035004669355" calcext:value-type="float">
            <text:p>0.364035004669355</text:p>
          </table:table-cell>
          <table:table-cell office:value-type="float" office:value="-0.488801974359854" calcext:value-type="float">
            <text:p>-0.488801974359854</text:p>
          </table:table-cell>
          <table:table-cell office:value-type="float" office:value="22.2809830959516" calcext:value-type="float">
            <text:p>22.2809830959516</text:p>
          </table:table-cell>
          <table:table-cell table:number-columns-repeated="5"/>
        </table:table-row>
        <table:table-row table:style-name="ro1">
          <table:table-cell office:value-type="float" office:value="-0.406192316458989" calcext:value-type="float">
            <text:p>-0.406192316458989</text:p>
          </table:table-cell>
          <table:table-cell office:value-type="float" office:value="0.408100210538541" calcext:value-type="float">
            <text:p>0.408100210538541</text:p>
          </table:table-cell>
          <table:table-cell office:value-type="float" office:value="22.2842207637407" calcext:value-type="float">
            <text:p>22.2842207637407</text:p>
          </table:table-cell>
          <table:table-cell table:number-columns-repeated="5"/>
        </table:table-row>
        <table:table-row table:style-name="ro1">
          <table:table-cell office:value-type="float" office:value="-0.415561858756851" calcext:value-type="float">
            <text:p>-0.415561858756851</text:p>
          </table:table-cell>
          <table:table-cell office:value-type="float" office:value="-0.408180803751491" calcext:value-type="float">
            <text:p>-0.408180803751491</text:p>
          </table:table-cell>
          <table:table-cell office:value-type="float" office:value="22.2910126043163" calcext:value-type="float">
            <text:p>22.2910126043163</text:p>
          </table:table-cell>
          <table:table-cell table:number-columns-repeated="5"/>
        </table:table-row>
        <table:table-row table:style-name="ro1">
          <table:table-cell office:value-type="float" office:value="-0.428786738584515" calcext:value-type="float">
            <text:p>-0.428786738584515</text:p>
          </table:table-cell>
          <table:table-cell office:value-type="float" office:value="0.426382641079063" calcext:value-type="float">
            <text:p>0.426382641079063</text:p>
          </table:table-cell>
          <table:table-cell office:value-type="float" office:value="22.3109943184543" calcext:value-type="float">
            <text:p>22.3109943184543</text:p>
          </table:table-cell>
          <table:table-cell table:number-columns-repeated="5"/>
        </table:table-row>
        <table:table-row table:style-name="ro1">
          <table:table-cell office:value-type="float" office:value="-0.449248174584794" calcext:value-type="float">
            <text:p>-0.449248174584794</text:p>
          </table:table-cell>
          <table:table-cell office:value-type="float" office:value="-0.417680244281782" calcext:value-type="float">
            <text:p>-0.417680244281782</text:p>
          </table:table-cell>
          <table:table-cell office:value-type="float" office:value="22.315511632522" calcext:value-type="float">
            <text:p>22.315511632522</text:p>
          </table:table-cell>
          <table:table-cell table:number-columns-repeated="5"/>
        </table:table-row>
        <table:table-row table:style-name="ro1">
          <table:table-cell office:value-type="float" office:value="-0.408807730422181" calcext:value-type="float">
            <text:p>-0.408807730422181</text:p>
          </table:table-cell>
          <table:table-cell office:value-type="float" office:value="0.474191172355317" calcext:value-type="float">
            <text:p>0.474191172355317</text:p>
          </table:table-cell>
          <table:table-cell office:value-type="float" office:value="22.3171982399328" calcext:value-type="float">
            <text:p>22.3171982399328</text:p>
          </table:table-cell>
          <table:table-cell table:number-columns-repeated="5"/>
        </table:table-row>
        <table:table-row table:style-name="ro1">
          <table:table-cell office:value-type="float" office:value="0.418150680145967" calcext:value-type="float">
            <text:p>0.418150680145967</text:p>
          </table:table-cell>
          <table:table-cell office:value-type="float" office:value="0.472823640530967" calcext:value-type="float">
            <text:p>0.472823640530967</text:p>
          </table:table-cell>
          <table:table-cell office:value-type="float" office:value="22.32295932405" calcext:value-type="float">
            <text:p>22.3229593240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-0.0123080454747686" calcext:value-type="float">
            <text:p>-0.0123080454747686</text:p>
          </table:table-cell>
          <table:table-cell office:value-type="float" office:value="-0.0154578374501589" calcext:value-type="float">
            <text:p>-0.0154578374501589</text:p>
          </table:table-cell>
          <table:table-cell office:value-type="float" office:value="20.0104474807288" calcext:value-type="float">
            <text:p>20.0104474807288</text:p>
          </table:table-cell>
          <table:table-cell table:number-columns-repeated="5"/>
        </table:table-row>
        <table:table-row table:style-name="ro1">
          <table:table-cell office:value-type="float" office:value="-0.0372082740235082" calcext:value-type="float">
            <text:p>-0.0372082740235082</text:p>
          </table:table-cell>
          <table:table-cell office:value-type="float" office:value="-0.0187259521743661" calcext:value-type="float">
            <text:p>-0.0187259521743661</text:p>
          </table:table-cell>
          <table:table-cell office:value-type="float" office:value="20.0459773654824" calcext:value-type="float">
            <text:p>20.0459773654824</text:p>
          </table:table-cell>
          <table:table-cell table:number-columns-repeated="5"/>
        </table:table-row>
        <table:table-row table:style-name="ro1">
          <table:table-cell office:value-type="float" office:value="0.0451986886093637" calcext:value-type="float">
            <text:p>0.0451986886093637</text:p>
          </table:table-cell>
          <table:table-cell office:value-type="float" office:value="-0.0154578374501589" calcext:value-type="float">
            <text:p>-0.0154578374501589</text:p>
          </table:table-cell>
          <table:table-cell office:value-type="float" office:value="20.0601703874064" calcext:value-type="float">
            <text:p>20.0601703874064</text:p>
          </table:table-cell>
          <table:table-cell table:number-columns-repeated="5"/>
        </table:table-row>
        <table:table-row table:style-name="ro1">
          <table:table-cell office:value-type="float" office:value="0.0417512492202873" calcext:value-type="float">
            <text:p>0.0417512492202873</text:p>
          </table:table-cell>
          <table:table-cell office:value-type="float" office:value="0.0528858672170867" calcext:value-type="float">
            <text:p>0.0528858672170867</text:p>
          </table:table-cell>
          <table:table-cell office:value-type="float" office:value="20.1182005768439" calcext:value-type="float">
            <text:p>20.1182005768439</text:p>
          </table:table-cell>
          <table:table-cell table:number-columns-repeated="5"/>
        </table:table-row>
        <table:table-row table:style-name="ro1">
          <table:table-cell office:value-type="float" office:value="0.0483191876651136" calcext:value-type="float">
            <text:p>0.0483191876651136</text:p>
          </table:table-cell>
          <table:table-cell office:value-type="float" office:value="1.0628469189833" calcext:value-type="float">
            <text:p>1.0628469189833</text:p>
          </table:table-cell>
          <table:table-cell office:value-type="float" office:value="20.1617411617523" calcext:value-type="float">
            <text:p>20.1617411617523</text:p>
          </table:table-cell>
          <table:table-cell table:number-columns-repeated="5"/>
        </table:table-row>
        <table:table-row table:style-name="ro1">
          <table:table-cell office:value-type="float" office:value="0.0314974673919971" calcext:value-type="float">
            <text:p>0.0314974673919971</text:p>
          </table:table-cell>
          <table:table-cell office:value-type="float" office:value="0.923950542118468" calcext:value-type="float">
            <text:p>0.923950542118468</text:p>
          </table:table-cell>
          <table:table-cell office:value-type="float" office:value="20.1730107176998" calcext:value-type="float">
            <text:p>20.1730107176998</text:p>
          </table:table-cell>
          <table:table-cell table:number-columns-repeated="5"/>
        </table:table-row>
        <table:table-row table:style-name="ro1">
          <table:table-cell office:value-type="float" office:value="0.0784832858719221" calcext:value-type="float">
            <text:p>0.0784832858719221</text:p>
          </table:table-cell>
          <table:table-cell office:value-type="float" office:value="-0.0570858233964497" calcext:value-type="float">
            <text:p>-0.0570858233964497</text:p>
          </table:table-cell>
          <table:table-cell office:value-type="float" office:value="20.2374118904646" calcext:value-type="float">
            <text:p>20.2374118904646</text:p>
          </table:table-cell>
          <table:table-cell table:number-columns-repeated="5"/>
        </table:table-row>
        <table:table-row table:style-name="ro1">
          <table:table-cell office:value-type="float" office:value="0.0820873700459411" calcext:value-type="float">
            <text:p>0.0820873700459411</text:p>
          </table:table-cell>
          <table:table-cell office:value-type="float" office:value="-0.0551397721657166" calcext:value-type="float">
            <text:p>-0.0551397721657166</text:p>
          </table:table-cell>
          <table:table-cell office:value-type="float" office:value="20.2457367203887" calcext:value-type="float">
            <text:p>20.2457367203887</text:p>
          </table:table-cell>
          <table:table-cell table:number-columns-repeated="5"/>
        </table:table-row>
        <table:table-row table:style-name="ro1">
          <table:table-cell office:value-type="float" office:value="0.024489309769841" calcext:value-type="float">
            <text:p>0.024489309769841</text:p>
          </table:table-cell>
          <table:table-cell office:value-type="float" office:value="-0.0974684655206817" calcext:value-type="float">
            <text:p>-0.0974684655206817</text:p>
          </table:table-cell>
          <table:table-cell office:value-type="float" office:value="20.2507351152485" calcext:value-type="float">
            <text:p>20.2507351152485</text:p>
          </table:table-cell>
          <table:table-cell table:number-columns-repeated="5"/>
        </table:table-row>
        <table:table-row table:style-name="ro1">
          <table:table-cell office:value-type="float" office:value="1.06389569387983" calcext:value-type="float">
            <text:p>1.06389569387983</text:p>
          </table:table-cell>
          <table:table-cell office:value-type="float" office:value="-0.0782522494939787" calcext:value-type="float">
            <text:p>-0.0782522494939787</text:p>
          </table:table-cell>
          <table:table-cell office:value-type="float" office:value="20.2561782053209" calcext:value-type="float">
            <text:p>20.2561782053209</text:p>
          </table:table-cell>
          <table:table-cell table:number-columns-repeated="5"/>
        </table:table-row>
        <table:table-row table:style-name="ro1">
          <table:table-cell office:value-type="float" office:value="-0.0654427897303223" calcext:value-type="float">
            <text:p>-0.0654427897303223</text:p>
          </table:table-cell>
          <table:table-cell office:value-type="float" office:value="0.0832684383823679" calcext:value-type="float">
            <text:p>0.0832684383823679</text:p>
          </table:table-cell>
          <table:table-cell office:value-type="float" office:value="20.2796487178307" calcext:value-type="float">
            <text:p>20.2796487178307</text:p>
          </table:table-cell>
          <table:table-cell table:number-columns-repeated="5"/>
        </table:table-row>
        <table:table-row table:style-name="ro1">
          <table:table-cell office:value-type="float" office:value="0.00456599728528395" calcext:value-type="float">
            <text:p>0.00456599728528395</text:p>
          </table:table-cell>
          <table:table-cell office:value-type="float" office:value="0.12827306367956" calcext:value-type="float">
            <text:p>0.12827306367956</text:p>
          </table:table-cell>
          <table:table-cell office:value-type="float" office:value="20.3879691123812" calcext:value-type="float">
            <text:p>20.3879691123812</text:p>
          </table:table-cell>
          <table:table-cell table:number-columns-repeated="5"/>
        </table:table-row>
        <table:table-row table:style-name="ro1">
          <table:table-cell office:value-type="float" office:value="-0.0263278979138173" calcext:value-type="float">
            <text:p>-0.0263278979138173</text:p>
          </table:table-cell>
          <table:table-cell office:value-type="float" office:value="-0.1326968125426" calcext:value-type="float">
            <text:p>-0.1326968125426</text:p>
          </table:table-cell>
          <table:table-cell office:value-type="float" office:value="20.4267441415493" calcext:value-type="float">
            <text:p>20.4267441415493</text:p>
          </table:table-cell>
          <table:table-cell table:number-columns-repeated="5"/>
        </table:table-row>
        <table:table-row table:style-name="ro1">
          <table:table-cell office:value-type="float" office:value="0.122200513437274" calcext:value-type="float">
            <text:p>0.122200513437274</text:p>
          </table:table-cell>
          <table:table-cell office:value-type="float" office:value="0.0604848962983603" calcext:value-type="float">
            <text:p>0.0604848962983603</text:p>
          </table:table-cell>
          <table:table-cell office:value-type="float" office:value="20.4385847415547" calcext:value-type="float">
            <text:p>20.4385847415547</text:p>
          </table:table-cell>
          <table:table-cell table:number-columns-repeated="5"/>
        </table:table-row>
        <table:table-row table:style-name="ro1">
          <table:table-cell office:value-type="float" office:value="-0.0485478479191037" calcext:value-type="float">
            <text:p>-0.0485478479191037</text:p>
          </table:table-cell>
          <table:table-cell office:value-type="float" office:value="-0.1326968125426" calcext:value-type="float">
            <text:p>-0.1326968125426</text:p>
          </table:table-cell>
          <table:table-cell office:value-type="float" office:value="20.4636946557544" calcext:value-type="float">
            <text:p>20.4636946557544</text:p>
          </table:table-cell>
          <table:table-cell table:number-columns-repeated="5"/>
        </table:table-row>
        <table:table-row table:style-name="ro1">
          <table:table-cell office:value-type="float" office:value="-0.0694898863814081" calcext:value-type="float">
            <text:p>-0.0694898863814081</text:p>
          </table:table-cell>
          <table:table-cell office:value-type="float" office:value="0.122208163740708" calcext:value-type="float">
            <text:p>0.122208163740708</text:p>
          </table:table-cell>
          <table:table-cell office:value-type="float" office:value="20.4640841316211" calcext:value-type="float">
            <text:p>20.4640841316211</text:p>
          </table:table-cell>
          <table:table-cell table:number-columns-repeated="5"/>
        </table:table-row>
        <table:table-row table:style-name="ro1">
          <table:table-cell office:value-type="float" office:value="-0.915994410036753" calcext:value-type="float">
            <text:p>-0.915994410036753</text:p>
          </table:table-cell>
          <table:table-cell office:value-type="float" office:value="-0.113678737403095" calcext:value-type="float">
            <text:p>-0.113678737403095</text:p>
          </table:table-cell>
          <table:table-cell office:value-type="float" office:value="20.4709571836169" calcext:value-type="float">
            <text:p>20.4709571836169</text:p>
          </table:table-cell>
          <table:table-cell table:number-columns-repeated="5"/>
        </table:table-row>
        <table:table-row table:style-name="ro1">
          <table:table-cell office:value-type="float" office:value="0.127714753680439" calcext:value-type="float">
            <text:p>0.127714753680439</text:p>
          </table:table-cell>
          <table:table-cell office:value-type="float" office:value="0.0878520802844468" calcext:value-type="float">
            <text:p>0.0878520802844468</text:p>
          </table:table-cell>
          <table:table-cell office:value-type="float" office:value="20.551565753066" calcext:value-type="float">
            <text:p>20.551565753066</text:p>
          </table:table-cell>
          <table:table-cell table:number-columns-repeated="5"/>
        </table:table-row>
        <table:table-row table:style-name="ro1">
          <table:table-cell office:value-type="float" office:value="0.138505351481439" calcext:value-type="float">
            <text:p>0.138505351481439</text:p>
          </table:table-cell>
          <table:table-cell office:value-type="float" office:value="0.0878520802844468" calcext:value-type="float">
            <text:p>0.0878520802844468</text:p>
          </table:table-cell>
          <table:table-cell office:value-type="float" office:value="20.6053911508912" calcext:value-type="float">
            <text:p>20.6053911508912</text:p>
          </table:table-cell>
          <table:table-cell table:number-columns-repeated="5"/>
        </table:table-row>
        <table:table-row table:style-name="ro1">
          <table:table-cell office:value-type="float" office:value="0.123098717410284" calcext:value-type="float">
            <text:p>0.123098717410284</text:p>
          </table:table-cell>
          <table:table-cell office:value-type="float" office:value="-0.11786017640013" calcext:value-type="float">
            <text:p>-0.11786017640013</text:p>
          </table:table-cell>
          <table:table-cell office:value-type="float" office:value="20.6498211032296" calcext:value-type="float">
            <text:p>20.6498211032296</text:p>
          </table:table-cell>
          <table:table-cell table:number-columns-repeated="5"/>
        </table:table-row>
        <table:table-row table:style-name="ro1">
          <table:table-cell office:value-type="float" office:value="0.0451986886093637" calcext:value-type="float">
            <text:p>0.0451986886093637</text:p>
          </table:table-cell>
          <table:table-cell office:value-type="float" office:value="0.169372277914385" calcext:value-type="float">
            <text:p>0.169372277914385</text:p>
          </table:table-cell>
          <table:table-cell office:value-type="float" office:value="20.658550811592" calcext:value-type="float">
            <text:p>20.658550811592</text:p>
          </table:table-cell>
          <table:table-cell table:number-columns-repeated="5"/>
        </table:table-row>
        <table:table-row table:style-name="ro1">
          <table:table-cell office:value-type="float" office:value="1.16656054571807" calcext:value-type="float">
            <text:p>1.16656054571807</text:p>
          </table:table-cell>
          <table:table-cell office:value-type="float" office:value="1.0628469189833" calcext:value-type="float">
            <text:p>1.0628469189833</text:p>
          </table:table-cell>
          <table:table-cell office:value-type="float" office:value="20.6806051852361" calcext:value-type="float">
            <text:p>20.6806051852361</text:p>
          </table:table-cell>
          <table:table-cell table:number-columns-repeated="5"/>
        </table:table-row>
        <table:table-row table:style-name="ro1">
          <table:table-cell office:value-type="float" office:value="0.1751007809517" calcext:value-type="float">
            <text:p>0.1751007809517</text:p>
          </table:table-cell>
          <table:table-cell office:value-type="float" office:value="1.06287853756312" calcext:value-type="float">
            <text:p>1.06287853756312</text:p>
          </table:table-cell>
          <table:table-cell office:value-type="float" office:value="20.7281587819671" calcext:value-type="float">
            <text:p>20.7281587819671</text:p>
          </table:table-cell>
          <table:table-cell table:number-columns-repeated="5"/>
        </table:table-row>
        <table:table-row table:style-name="ro1">
          <table:table-cell office:value-type="float" office:value="-0.162983022976988" calcext:value-type="float">
            <text:p>-0.162983022976988</text:p>
          </table:table-cell>
          <table:table-cell office:value-type="float" office:value="0.0878520802844468" calcext:value-type="float">
            <text:p>0.0878520802844468</text:p>
          </table:table-cell>
          <table:table-cell office:value-type="float" office:value="20.7331301169311" calcext:value-type="float">
            <text:p>20.7331301169311</text:p>
          </table:table-cell>
          <table:table-cell table:number-columns-repeated="5"/>
        </table:table-row>
        <table:table-row table:style-name="ro1">
          <table:table-cell office:value-type="float" office:value="0.159710243180166" calcext:value-type="float">
            <text:p>0.159710243180166</text:p>
          </table:table-cell>
          <table:table-cell office:value-type="float" office:value="0.104104553713338" calcext:value-type="float">
            <text:p>0.104104553713338</text:p>
          </table:table-cell>
          <table:table-cell office:value-type="float" office:value="20.7728636169406" calcext:value-type="float">
            <text:p>20.7728636169406</text:p>
          </table:table-cell>
          <table:table-cell table:number-columns-repeated="5"/>
        </table:table-row>
        <table:table-row table:style-name="ro1">
          <table:table-cell office:value-type="float" office:value="-0.19080593445801" calcext:value-type="float">
            <text:p>-0.19080593445801</text:p>
          </table:table-cell>
          <table:table-cell office:value-type="float" office:value="0.0859322834206226" calcext:value-type="float">
            <text:p>0.0859322834206226</text:p>
          </table:table-cell>
          <table:table-cell office:value-type="float" office:value="20.8767853603265" calcext:value-type="float">
            <text:p>20.8767853603265</text:p>
          </table:table-cell>
          <table:table-cell table:number-columns-repeated="5"/>
        </table:table-row>
        <table:table-row table:style-name="ro1">
          <table:table-cell office:value-type="float" office:value="-0.0784196988231973" calcext:value-type="float">
            <text:p>-0.0784196988231973</text:p>
          </table:table-cell>
          <table:table-cell office:value-type="float" office:value="0.195599443017659" calcext:value-type="float">
            <text:p>0.195599443017659</text:p>
          </table:table-cell>
          <table:table-cell office:value-type="float" office:value="20.8813084080221" calcext:value-type="float">
            <text:p>20.8813084080221</text:p>
          </table:table-cell>
          <table:table-cell table:number-columns-repeated="5"/>
        </table:table-row>
        <table:table-row table:style-name="ro1">
          <table:table-cell office:value-type="float" office:value="-0.197774083940731" calcext:value-type="float">
            <text:p>-0.197774083940731</text:p>
          </table:table-cell>
          <table:table-cell office:value-type="float" office:value="0.9249079365214" calcext:value-type="float">
            <text:p>0.9249079365214</text:p>
          </table:table-cell>
          <table:table-cell office:value-type="float" office:value="20.884251859016" calcext:value-type="float">
            <text:p>20.884251859016</text:p>
          </table:table-cell>
          <table:table-cell table:number-columns-repeated="5"/>
        </table:table-row>
        <table:table-row table:style-name="ro1">
          <table:table-cell office:value-type="float" office:value="-0.18956362368619" calcext:value-type="float">
            <text:p>-0.18956362368619</text:p>
          </table:table-cell>
          <table:table-cell office:value-type="float" office:value="0.0998331882893538" calcext:value-type="float">
            <text:p>0.0998331882893538</text:p>
          </table:table-cell>
          <table:table-cell office:value-type="float" office:value="20.9140182200707" calcext:value-type="float">
            <text:p>20.9140182200707</text:p>
          </table:table-cell>
          <table:table-cell table:number-columns-repeated="5"/>
        </table:table-row>
        <table:table-row table:style-name="ro1">
          <table:table-cell office:value-type="float" office:value="0.93781995983227" calcext:value-type="float">
            <text:p>0.93781995983227</text:p>
          </table:table-cell>
          <table:table-cell office:value-type="float" office:value="-0.790085195663172" calcext:value-type="float">
            <text:p>-0.790085195663172</text:p>
          </table:table-cell>
          <table:table-cell office:value-type="float" office:value="20.9198273613661" calcext:value-type="float">
            <text:p>20.9198273613661</text:p>
          </table:table-cell>
          <table:table-cell table:number-columns-repeated="5"/>
        </table:table-row>
        <table:table-row table:style-name="ro1">
          <table:table-cell office:value-type="float" office:value="0.215839309833161" calcext:value-type="float">
            <text:p>0.215839309833161</text:p>
          </table:table-cell>
          <table:table-cell office:value-type="float" office:value="-0.0476236907078799" calcext:value-type="float">
            <text:p>-0.0476236907078799</text:p>
          </table:table-cell>
          <table:table-cell office:value-type="float" office:value="20.9245846518591" calcext:value-type="float">
            <text:p>20.9245846518591</text:p>
          </table:table-cell>
          <table:table-cell table:number-columns-repeated="5"/>
        </table:table-row>
        <table:table-row table:style-name="ro1">
          <table:table-cell office:value-type="float" office:value="-0.180933784464651" calcext:value-type="float">
            <text:p>-0.180933784464651</text:p>
          </table:table-cell>
          <table:table-cell office:value-type="float" office:value="0.120598490259883" calcext:value-type="float">
            <text:p>0.120598490259883</text:p>
          </table:table-cell>
          <table:table-cell office:value-type="float" office:value="20.9439458282244" calcext:value-type="float">
            <text:p>20.9439458282244</text:p>
          </table:table-cell>
          <table:table-cell table:number-columns-repeated="5"/>
        </table:table-row>
        <table:table-row table:style-name="ro1">
          <table:table-cell office:value-type="float" office:value="0.878219538895667" calcext:value-type="float">
            <text:p>0.878219538895667</text:p>
          </table:table-cell>
          <table:table-cell office:value-type="float" office:value="0.186818188624405" calcext:value-type="float">
            <text:p>0.186818188624405</text:p>
          </table:table-cell>
          <table:table-cell office:value-type="float" office:value="20.978166375139" calcext:value-type="float">
            <text:p>20.978166375139</text:p>
          </table:table-cell>
          <table:table-cell table:number-columns-repeated="5"/>
        </table:table-row>
        <table:table-row table:style-name="ro1">
          <table:table-cell office:value-type="float" office:value="1.23523397278215" calcext:value-type="float">
            <text:p>1.23523397278215</text:p>
          </table:table-cell>
          <table:table-cell office:value-type="float" office:value="0.0130025292204135" calcext:value-type="float">
            <text:p>0.0130025292204135</text:p>
          </table:table-cell>
          <table:table-cell office:value-type="float" office:value="20.9942689596475" calcext:value-type="float">
            <text:p>20.9942689596475</text:p>
          </table:table-cell>
          <table:table-cell table:number-columns-repeated="5"/>
        </table:table-row>
        <table:table-row table:style-name="ro1">
          <table:table-cell office:value-type="float" office:value="1.23523397278215" calcext:value-type="float">
            <text:p>1.23523397278215</text:p>
          </table:table-cell>
          <table:table-cell office:value-type="float" office:value="0.0310930802206141" calcext:value-type="float">
            <text:p>0.0310930802206141</text:p>
          </table:table-cell>
          <table:table-cell office:value-type="float" office:value="21.0077387700082" calcext:value-type="float">
            <text:p>21.0077387700082</text:p>
          </table:table-cell>
          <table:table-cell table:number-columns-repeated="5"/>
        </table:table-row>
        <table:table-row table:style-name="ro1">
          <table:table-cell office:value-type="float" office:value="0.217566082868758" calcext:value-type="float">
            <text:p>0.217566082868758</text:p>
          </table:table-cell>
          <table:table-cell office:value-type="float" office:value="0.0836996832029647" calcext:value-type="float">
            <text:p>0.0836996832029647</text:p>
          </table:table-cell>
          <table:table-cell office:value-type="float" office:value="21.0131772568748" calcext:value-type="float">
            <text:p>21.0131772568748</text:p>
          </table:table-cell>
          <table:table-cell table:number-columns-repeated="5"/>
        </table:table-row>
        <table:table-row table:style-name="ro1">
          <table:table-cell office:value-type="float" office:value="0.127714753680439" calcext:value-type="float">
            <text:p>0.127714753680439</text:p>
          </table:table-cell>
          <table:table-cell office:value-type="float" office:value="0.195599443017659" calcext:value-type="float">
            <text:p>0.195599443017659</text:p>
          </table:table-cell>
          <table:table-cell office:value-type="float" office:value="21.0445303935667" calcext:value-type="float">
            <text:p>21.0445303935667</text:p>
          </table:table-cell>
          <table:table-cell table:number-columns-repeated="5"/>
        </table:table-row>
        <table:table-row table:style-name="ro1">
          <table:table-cell office:value-type="float" office:value="-0.0645215263000715" calcext:value-type="float">
            <text:p>-0.0645215263000715</text:p>
          </table:table-cell>
          <table:table-cell office:value-type="float" office:value="0.23610394420189" calcext:value-type="float">
            <text:p>0.23610394420189</text:p>
          </table:table-cell>
          <table:table-cell office:value-type="float" office:value="21.0644870384234" calcext:value-type="float">
            <text:p>21.0644870384234</text:p>
          </table:table-cell>
          <table:table-cell table:number-columns-repeated="5"/>
        </table:table-row>
        <table:table-row table:style-name="ro1">
          <table:table-cell office:value-type="float" office:value="-0.0645215263000715" calcext:value-type="float">
            <text:p>-0.0645215263000715</text:p>
          </table:table-cell>
          <table:table-cell office:value-type="float" office:value="0.236632777047131" calcext:value-type="float">
            <text:p>0.236632777047131</text:p>
          </table:table-cell>
          <table:table-cell office:value-type="float" office:value="21.0672222781201" calcext:value-type="float">
            <text:p>21.0672222781201</text:p>
          </table:table-cell>
          <table:table-cell table:number-columns-repeated="5"/>
        </table:table-row>
        <table:table-row table:style-name="ro1">
          <table:table-cell office:value-type="float" office:value="-0.145210159573552" calcext:value-type="float">
            <text:p>-0.145210159573552</text:p>
          </table:table-cell>
          <table:table-cell office:value-type="float" office:value="0.186818188624405" calcext:value-type="float">
            <text:p>0.186818188624405</text:p>
          </table:table-cell>
          <table:table-cell office:value-type="float" office:value="21.0707958918822" calcext:value-type="float">
            <text:p>21.0707958918822</text:p>
          </table:table-cell>
          <table:table-cell table:number-columns-repeated="5"/>
        </table:table-row>
        <table:table-row table:style-name="ro1">
          <table:table-cell office:value-type="float" office:value="0.13744302785214" calcext:value-type="float">
            <text:p>0.13744302785214</text:p>
          </table:table-cell>
          <table:table-cell office:value-type="float" office:value="-0.196959783662606" calcext:value-type="float">
            <text:p>-0.196959783662606</text:p>
          </table:table-cell>
          <table:table-cell office:value-type="float" office:value="21.0885369026247" calcext:value-type="float">
            <text:p>21.0885369026247</text:p>
          </table:table-cell>
          <table:table-cell table:number-columns-repeated="5"/>
        </table:table-row>
        <table:table-row table:style-name="ro1">
          <table:table-cell office:value-type="float" office:value="-0.0784196988231973" calcext:value-type="float">
            <text:p>-0.0784196988231973</text:p>
          </table:table-cell>
          <table:table-cell office:value-type="float" office:value="0.764490718169452" calcext:value-type="float">
            <text:p>0.764490718169452</text:p>
          </table:table-cell>
          <table:table-cell office:value-type="float" office:value="21.092507016813" calcext:value-type="float">
            <text:p>21.092507016813</text:p>
          </table:table-cell>
          <table:table-cell table:number-columns-repeated="5"/>
        </table:table-row>
        <table:table-row table:style-name="ro1">
          <table:table-cell office:value-type="float" office:value="0.846352947545184" calcext:value-type="float">
            <text:p>0.846352947545184</text:p>
          </table:table-cell>
          <table:table-cell office:value-type="float" office:value="-0.185814117816783" calcext:value-type="float">
            <text:p>-0.185814117816783</text:p>
          </table:table-cell>
          <table:table-cell office:value-type="float" office:value="21.1009609400054" calcext:value-type="float">
            <text:p>21.1009609400054</text:p>
          </table:table-cell>
          <table:table-cell table:number-columns-repeated="5"/>
        </table:table-row>
        <table:table-row table:style-name="ro1">
          <table:table-cell office:value-type="float" office:value="-0.23389441363758" calcext:value-type="float">
            <text:p>-0.23389441363758</text:p>
          </table:table-cell>
          <table:table-cell office:value-type="float" office:value="0.0878520802844468" calcext:value-type="float">
            <text:p>0.0878520802844468</text:p>
          </table:table-cell>
          <table:table-cell office:value-type="float" office:value="21.1082531549367" calcext:value-type="float">
            <text:p>21.1082531549367</text:p>
          </table:table-cell>
          <table:table-cell table:number-columns-repeated="5"/>
        </table:table-row>
        <table:table-row table:style-name="ro1">
          <table:table-cell office:value-type="float" office:value="0.0657432345960851" calcext:value-type="float">
            <text:p>0.0657432345960851</text:p>
          </table:table-cell>
          <table:table-cell office:value-type="float" office:value="0.748098497559695" calcext:value-type="float">
            <text:p>0.748098497559695</text:p>
          </table:table-cell>
          <table:table-cell office:value-type="float" office:value="21.1468748352435" calcext:value-type="float">
            <text:p>21.1468748352435</text:p>
          </table:table-cell>
          <table:table-cell table:number-columns-repeated="5"/>
        </table:table-row>
        <table:table-row table:style-name="ro1">
          <table:table-cell office:value-type="float" office:value="0.155962443164189" calcext:value-type="float">
            <text:p>0.155962443164189</text:p>
          </table:table-cell>
          <table:table-cell office:value-type="float" office:value="0.193699037056709" calcext:value-type="float">
            <text:p>0.193699037056709</text:p>
          </table:table-cell>
          <table:table-cell office:value-type="float" office:value="21.1472312879378" calcext:value-type="float">
            <text:p>21.1472312879378</text:p>
          </table:table-cell>
          <table:table-cell table:number-columns-repeated="5"/>
        </table:table-row>
        <table:table-row table:style-name="ro1">
          <table:table-cell office:value-type="float" office:value="-0.162983022976988" calcext:value-type="float">
            <text:p>-0.162983022976988</text:p>
          </table:table-cell>
          <table:table-cell office:value-type="float" office:value="-0.193336715218235" calcext:value-type="float">
            <text:p>-0.193336715218235</text:p>
          </table:table-cell>
          <table:table-cell office:value-type="float" office:value="21.1745074729932" calcext:value-type="float">
            <text:p>21.1745074729932</text:p>
          </table:table-cell>
          <table:table-cell table:number-columns-repeated="5"/>
        </table:table-row>
        <table:table-row table:style-name="ro1">
          <table:table-cell office:value-type="float" office:value="0.201878874800286" calcext:value-type="float">
            <text:p>0.201878874800286</text:p>
          </table:table-cell>
          <table:table-cell office:value-type="float" office:value="0.158336809304926" calcext:value-type="float">
            <text:p>0.158336809304926</text:p>
          </table:table-cell>
          <table:table-cell office:value-type="float" office:value="21.1945012680706" calcext:value-type="float">
            <text:p>21.1945012680706</text:p>
          </table:table-cell>
          <table:table-cell table:number-columns-repeated="5"/>
        </table:table-row>
        <table:table-row table:style-name="ro1">
          <table:table-cell office:value-type="float" office:value="-0.104549593308727" calcext:value-type="float">
            <text:p>-0.104549593308727</text:p>
          </table:table-cell>
          <table:table-cell office:value-type="float" office:value="0.242670239702565" calcext:value-type="float">
            <text:p>0.242670239702565</text:p>
          </table:table-cell>
          <table:table-cell office:value-type="float" office:value="21.1978989985932" calcext:value-type="float">
            <text:p>21.1978989985932</text:p>
          </table:table-cell>
          <table:table-cell table:number-columns-repeated="5"/>
        </table:table-row>
        <table:table-row table:style-name="ro1">
          <table:table-cell office:value-type="float" office:value="-0.152012254507268" calcext:value-type="float">
            <text:p>-0.152012254507268</text:p>
          </table:table-cell>
          <table:table-cell office:value-type="float" office:value="-0.208923313228879" calcext:value-type="float">
            <text:p>-0.208923313228879</text:p>
          </table:table-cell>
          <table:table-cell office:value-type="float" office:value="21.2018300654034" calcext:value-type="float">
            <text:p>21.2018300654034</text:p>
          </table:table-cell>
          <table:table-cell table:number-columns-repeated="5"/>
        </table:table-row>
        <table:table-row table:style-name="ro1">
          <table:table-cell office:value-type="float" office:value="0.00456599728528395" calcext:value-type="float">
            <text:p>0.00456599728528395</text:p>
          </table:table-cell>
          <table:table-cell office:value-type="float" office:value="-0.277100168841944" calcext:value-type="float">
            <text:p>-0.277100168841944</text:p>
          </table:table-cell>
          <table:table-cell office:value-type="float" office:value="21.2038090588792" calcext:value-type="float">
            <text:p>21.2038090588792</text:p>
          </table:table-cell>
          <table:table-cell table:number-columns-repeated="5"/>
        </table:table-row>
        <table:table-row table:style-name="ro1">
          <table:table-cell office:value-type="float" office:value="0.27927729563804" calcext:value-type="float">
            <text:p>0.27927729563804</text:p>
          </table:table-cell>
          <table:table-cell office:value-type="float" office:value="0.0130025292204135" calcext:value-type="float">
            <text:p>0.0130025292204135</text:p>
          </table:table-cell>
          <table:table-cell office:value-type="float" office:value="21.2161687382948" calcext:value-type="float">
            <text:p>21.2161687382948</text:p>
          </table:table-cell>
          <table:table-cell table:number-columns-repeated="5"/>
        </table:table-row>
        <table:table-row table:style-name="ro1">
          <table:table-cell office:value-type="float" office:value="0.280053723073247" calcext:value-type="float">
            <text:p>0.280053723073247</text:p>
          </table:table-cell>
          <table:table-cell office:value-type="float" office:value="0.023846027720706" calcext:value-type="float">
            <text:p>0.023846027720706</text:p>
          </table:table-cell>
          <table:table-cell office:value-type="float" office:value="21.2256485376058" calcext:value-type="float">
            <text:p>21.2256485376058</text:p>
          </table:table-cell>
          <table:table-cell table:number-columns-repeated="5"/>
        </table:table-row>
        <table:table-row table:style-name="ro1">
          <table:table-cell office:value-type="float" office:value="0.0820873700459411" calcext:value-type="float">
            <text:p>0.0820873700459411</text:p>
          </table:table-cell>
          <table:table-cell office:value-type="float" office:value="-0.263367222952869" calcext:value-type="float">
            <text:p>-0.263367222952869</text:p>
          </table:table-cell>
          <table:table-cell office:value-type="float" office:value="21.2368463245872" calcext:value-type="float">
            <text:p>21.2368463245872</text:p>
          </table:table-cell>
          <table:table-cell table:number-columns-repeated="5"/>
        </table:table-row>
        <table:table-row table:style-name="ro1">
          <table:table-cell office:value-type="float" office:value="-0.152012254507268" calcext:value-type="float">
            <text:p>-0.152012254507268</text:p>
          </table:table-cell>
          <table:table-cell office:value-type="float" office:value="-0.21944109131148" calcext:value-type="float">
            <text:p>-0.21944109131148</text:p>
          </table:table-cell>
          <table:table-cell office:value-type="float" office:value="21.249887131515" calcext:value-type="float">
            <text:p>21.249887131515</text:p>
          </table:table-cell>
          <table:table-cell table:number-columns-repeated="5"/>
        </table:table-row>
        <table:table-row table:style-name="ro1">
          <table:table-cell office:value-type="float" office:value="0.247098694547848" calcext:value-type="float">
            <text:p>0.247098694547848</text:p>
          </table:table-cell>
          <table:table-cell office:value-type="float" office:value="0.117095211070172" calcext:value-type="float">
            <text:p>0.117095211070172</text:p>
          </table:table-cell>
          <table:table-cell office:value-type="float" office:value="21.25631243941" calcext:value-type="float">
            <text:p>21.25631243941</text:p>
          </table:table-cell>
          <table:table-cell table:number-columns-repeated="5"/>
        </table:table-row>
        <table:table-row table:style-name="ro1">
          <table:table-cell office:value-type="float" office:value="-0.731059637982988" calcext:value-type="float">
            <text:p>-0.731059637982988</text:p>
          </table:table-cell>
          <table:table-cell office:value-type="float" office:value="0.0836996832029647" calcext:value-type="float">
            <text:p>0.0836996832029647</text:p>
          </table:table-cell>
          <table:table-cell office:value-type="float" office:value="21.2660906939289" calcext:value-type="float">
            <text:p>21.2660906939289</text:p>
          </table:table-cell>
          <table:table-cell table:number-columns-repeated="5"/>
        </table:table-row>
        <table:table-row table:style-name="ro1">
          <table:table-cell office:value-type="float" office:value="0.138505351481439" calcext:value-type="float">
            <text:p>0.138505351481439</text:p>
          </table:table-cell>
          <table:table-cell office:value-type="float" office:value="0.236632777047131" calcext:value-type="float">
            <text:p>0.236632777047131</text:p>
          </table:table-cell>
          <table:table-cell office:value-type="float" office:value="21.2788321016393" calcext:value-type="float">
            <text:p>21.2788321016393</text:p>
          </table:table-cell>
          <table:table-cell table:number-columns-repeated="5"/>
        </table:table-row>
        <table:table-row table:style-name="ro1">
          <table:table-cell office:value-type="float" office:value="-0.0788667887445141" calcext:value-type="float">
            <text:p>-0.0788667887445141</text:p>
          </table:table-cell>
          <table:table-cell office:value-type="float" office:value="-0.71944109131148" calcext:value-type="float">
            <text:p>-0.71944109131148</text:p>
          </table:table-cell>
          <table:table-cell office:value-type="float" office:value="21.3070789213234" calcext:value-type="float">
            <text:p>21.3070789213234</text:p>
          </table:table-cell>
          <table:table-cell table:number-columns-repeated="5"/>
        </table:table-row>
        <table:table-row table:style-name="ro1">
          <table:table-cell office:value-type="float" office:value="0.10300170960205" calcext:value-type="float">
            <text:p>0.10300170960205</text:p>
          </table:table-cell>
          <table:table-cell office:value-type="float" office:value="-0.270841798741298" calcext:value-type="float">
            <text:p>-0.270841798741298</text:p>
          </table:table-cell>
          <table:table-cell office:value-type="float" office:value="21.3222908831795" calcext:value-type="float">
            <text:p>21.3222908831795</text:p>
          </table:table-cell>
          <table:table-cell table:number-columns-repeated="5"/>
        </table:table-row>
        <table:table-row table:style-name="ro1">
          <table:table-cell office:value-type="float" office:value="0.75888533214938" calcext:value-type="float">
            <text:p>0.75888533214938</text:p>
          </table:table-cell>
          <table:table-cell office:value-type="float" office:value="0.147671300400656" calcext:value-type="float">
            <text:p>0.147671300400656</text:p>
          </table:table-cell>
          <table:table-cell office:value-type="float" office:value="21.3305381438267" calcext:value-type="float">
            <text:p>21.3305381438267</text:p>
          </table:table-cell>
          <table:table-cell table:number-columns-repeated="5"/>
        </table:table-row>
        <table:table-row table:style-name="ro1">
          <table:table-cell office:value-type="float" office:value="0.744832648331949" calcext:value-type="float">
            <text:p>0.744832648331949</text:p>
          </table:table-cell>
          <table:table-cell office:value-type="float" office:value="-0.153041523785809" calcext:value-type="float">
            <text:p>-0.153041523785809</text:p>
          </table:table-cell>
          <table:table-cell office:value-type="float" office:value="21.4084768856241" calcext:value-type="float">
            <text:p>21.4084768856241</text:p>
          </table:table-cell>
          <table:table-cell table:number-columns-repeated="5"/>
        </table:table-row>
        <table:table-row table:style-name="ro1">
          <table:table-cell office:value-type="float" office:value="0.0820805106106334" calcext:value-type="float">
            <text:p>0.0820805106106334</text:p>
          </table:table-cell>
          <table:table-cell office:value-type="float" office:value="0.692383739158525" calcext:value-type="float">
            <text:p>0.692383739158525</text:p>
          </table:table-cell>
          <table:table-cell office:value-type="float" office:value="21.4240877668478" calcext:value-type="float">
            <text:p>21.4240877668478</text:p>
          </table:table-cell>
          <table:table-cell table:number-columns-repeated="5"/>
        </table:table-row>
        <table:table-row table:style-name="ro1">
          <table:table-cell office:value-type="float" office:value="-0.0784196988231973" calcext:value-type="float">
            <text:p>-0.0784196988231973</text:p>
          </table:table-cell>
          <table:table-cell office:value-type="float" office:value="-0.31285970730693" calcext:value-type="float">
            <text:p>-0.31285970730693</text:p>
          </table:table-cell>
          <table:table-cell office:value-type="float" office:value="21.4366448041708" calcext:value-type="float">
            <text:p>21.4366448041708</text:p>
          </table:table-cell>
          <table:table-cell table:number-columns-repeated="5"/>
        </table:table-row>
        <table:table-row table:style-name="ro1">
          <table:table-cell office:value-type="float" office:value="-0.197774083940731" calcext:value-type="float">
            <text:p>-0.197774083940731</text:p>
          </table:table-cell>
          <table:table-cell office:value-type="float" office:value="-0.223394977583844" calcext:value-type="float">
            <text:p>-0.223394977583844</text:p>
          </table:table-cell>
          <table:table-cell office:value-type="float" office:value="21.4415069769754" calcext:value-type="float">
            <text:p>21.4415069769754</text:p>
          </table:table-cell>
          <table:table-cell table:number-columns-repeated="5"/>
        </table:table-row>
        <table:table-row table:style-name="ro1">
          <table:table-cell office:value-type="float" office:value="-0.342569544827728" calcext:value-type="float">
            <text:p>-0.342569544827728</text:p>
          </table:table-cell>
          <table:table-cell office:value-type="float" office:value="0.023846027720706" calcext:value-type="float">
            <text:p>0.023846027720706</text:p>
          </table:table-cell>
          <table:table-cell office:value-type="float" office:value="21.472573487573" calcext:value-type="float">
            <text:p>21.472573487573</text:p>
          </table:table-cell>
          <table:table-cell table:number-columns-repeated="5"/>
        </table:table-row>
        <table:table-row table:style-name="ro1">
          <table:table-cell office:value-type="float" office:value="0.342301036837723" calcext:value-type="float">
            <text:p>0.342301036837723</text:p>
          </table:table-cell>
          <table:table-cell office:value-type="float" office:value="0.970094822437127" calcext:value-type="float">
            <text:p>0.970094822437127</text:p>
          </table:table-cell>
          <table:table-cell office:value-type="float" office:value="21.4756760685674" calcext:value-type="float">
            <text:p>21.4756760685674</text:p>
          </table:table-cell>
          <table:table-cell table:number-columns-repeated="5"/>
        </table:table-row>
        <table:table-row table:style-name="ro1">
          <table:table-cell office:value-type="float" office:value="-0.0700006845390093" calcext:value-type="float">
            <text:p>-0.0700006845390093</text:p>
          </table:table-cell>
          <table:table-cell office:value-type="float" office:value="-0.32828871800985" calcext:value-type="float">
            <text:p>-0.32828871800985</text:p>
          </table:table-cell>
          <table:table-cell office:value-type="float" office:value="21.4768557728009" calcext:value-type="float">
            <text:p>21.4768557728009</text:p>
          </table:table-cell>
          <table:table-cell table:number-columns-repeated="5"/>
        </table:table-row>
        <table:table-row table:style-name="ro1">
          <table:table-cell office:value-type="float" office:value="-0.34798169170716" calcext:value-type="float">
            <text:p>-0.34798169170716</text:p>
          </table:table-cell>
          <table:table-cell office:value-type="float" office:value="-0.00648307131571657" calcext:value-type="float">
            <text:p>-0.00648307131571657</text:p>
          </table:table-cell>
          <table:table-cell office:value-type="float" office:value="21.4835598334058" calcext:value-type="float">
            <text:p>21.4835598334058</text:p>
          </table:table-cell>
          <table:table-cell table:number-columns-repeated="5"/>
        </table:table-row>
        <table:table-row table:style-name="ro1">
          <table:table-cell office:value-type="float" office:value="0.0417512492202873" calcext:value-type="float">
            <text:p>0.0417512492202873</text:p>
          </table:table-cell>
          <table:table-cell office:value-type="float" office:value="0.341768160843343" calcext:value-type="float">
            <text:p>0.341768160843343</text:p>
          </table:table-cell>
          <table:table-cell office:value-type="float" office:value="21.4842247299556" calcext:value-type="float">
            <text:p>21.4842247299556</text:p>
          </table:table-cell>
          <table:table-cell table:number-columns-repeated="5"/>
        </table:table-row>
        <table:table-row table:style-name="ro1">
          <table:table-cell office:value-type="float" office:value="0.201878874800286" calcext:value-type="float">
            <text:p>0.201878874800286</text:p>
          </table:table-cell>
          <table:table-cell office:value-type="float" office:value="-0.236283118744701" calcext:value-type="float">
            <text:p>-0.236283118744701</text:p>
          </table:table-cell>
          <table:table-cell office:value-type="float" office:value="21.5067038517495" calcext:value-type="float">
            <text:p>21.5067038517495</text:p>
          </table:table-cell>
          <table:table-cell table:number-columns-repeated="5"/>
        </table:table-row>
        <table:table-row table:style-name="ro1">
          <table:table-cell office:value-type="float" office:value="-0.0580356101125149" calcext:value-type="float">
            <text:p>-0.0580356101125149</text:p>
          </table:table-cell>
          <table:table-cell office:value-type="float" office:value="0.344026957239626" calcext:value-type="float">
            <text:p>0.344026957239626</text:p>
          </table:table-cell>
          <table:table-cell office:value-type="float" office:value="21.5107041426483" calcext:value-type="float">
            <text:p>21.5107041426483</text:p>
          </table:table-cell>
          <table:table-cell table:number-columns-repeated="5"/>
        </table:table-row>
        <table:table-row table:style-name="ro1">
          <table:table-cell office:value-type="float" office:value="-0.34798169170716" calcext:value-type="float">
            <text:p>-0.34798169170716</text:p>
          </table:table-cell>
          <table:table-cell office:value-type="float" office:value="0.0604848962983603" calcext:value-type="float">
            <text:p>0.0604848962983603</text:p>
          </table:table-cell>
          <table:table-cell office:value-type="float" office:value="21.5263374458967" calcext:value-type="float">
            <text:p>21.5263374458967</text:p>
          </table:table-cell>
          <table:table-cell table:number-columns-repeated="5"/>
        </table:table-row>
        <table:table-row table:style-name="ro1">
          <table:table-cell office:value-type="float" office:value="0.308702168415392" calcext:value-type="float">
            <text:p>0.308702168415392</text:p>
          </table:table-cell>
          <table:table-cell office:value-type="float" office:value="0.125666593787487" calcext:value-type="float">
            <text:p>0.125666593787487</text:p>
          </table:table-cell>
          <table:table-cell office:value-type="float" office:value="21.5308364783515" calcext:value-type="float">
            <text:p>21.5308364783515</text:p>
          </table:table-cell>
          <table:table-cell table:number-columns-repeated="5"/>
        </table:table-row>
        <table:table-row table:style-name="ro1">
          <table:table-cell office:value-type="float" office:value="-0.151990739884451" calcext:value-type="float">
            <text:p>-0.151990739884451</text:p>
          </table:table-cell>
          <table:table-cell office:value-type="float" office:value="-0.290085195663172" calcext:value-type="float">
            <text:p>-0.290085195663172</text:p>
          </table:table-cell>
          <table:table-cell office:value-type="float" office:value="21.5398248555744" calcext:value-type="float">
            <text:p>21.5398248555744</text:p>
          </table:table-cell>
          <table:table-cell table:number-columns-repeated="5"/>
        </table:table-row>
        <table:table-row table:style-name="ro1">
          <table:table-cell office:value-type="float" office:value="-0.0225451809293475" calcext:value-type="float">
            <text:p>-0.0225451809293475</text:p>
          </table:table-cell>
          <table:table-cell office:value-type="float" office:value="0.367885488795653" calcext:value-type="float">
            <text:p>0.367885488795653</text:p>
          </table:table-cell>
          <table:table-cell office:value-type="float" office:value="21.5475947637589" calcext:value-type="float">
            <text:p>21.5475947637589</text:p>
          </table:table-cell>
          <table:table-cell table:number-columns-repeated="5"/>
        </table:table-row>
        <table:table-row table:style-name="ro1">
          <table:table-cell office:value-type="float" office:value="-0.0374764538298632" calcext:value-type="float">
            <text:p>-0.0374764538298632</text:p>
          </table:table-cell>
          <table:table-cell office:value-type="float" office:value="0.364539224837151" calcext:value-type="float">
            <text:p>0.364539224837151</text:p>
          </table:table-cell>
          <table:table-cell office:value-type="float" office:value="21.5487149257469" calcext:value-type="float">
            <text:p>21.5487149257469</text:p>
          </table:table-cell>
          <table:table-cell table:number-columns-repeated="5"/>
        </table:table-row>
        <table:table-row table:style-name="ro1">
          <table:table-cell office:value-type="float" office:value="-0.160724835679028" calcext:value-type="float">
            <text:p>-0.160724835679028</text:p>
          </table:table-cell>
          <table:table-cell office:value-type="float" office:value="0.287496578367703" calcext:value-type="float">
            <text:p>0.287496578367703</text:p>
          </table:table-cell>
          <table:table-cell office:value-type="float" office:value="21.5572887458396" calcext:value-type="float">
            <text:p>21.5572887458396</text:p>
          </table:table-cell>
          <table:table-cell table:number-columns-repeated="5"/>
        </table:table-row>
        <table:table-row table:style-name="ro1">
          <table:table-cell office:value-type="float" office:value="-0.0234735440785694" calcext:value-type="float">
            <text:p>-0.0234735440785694</text:p>
          </table:table-cell>
          <table:table-cell office:value-type="float" office:value="0.372705570806384" calcext:value-type="float">
            <text:p>0.372705570806384</text:p>
          </table:table-cell>
          <table:table-cell office:value-type="float" office:value="21.5609100351712" calcext:value-type="float">
            <text:p>21.5609100351712</text:p>
          </table:table-cell>
          <table:table-cell table:number-columns-repeated="5"/>
        </table:table-row>
        <table:table-row table:style-name="ro1">
          <table:table-cell office:value-type="float" office:value="-0.245376757709338" calcext:value-type="float">
            <text:p>-0.245376757709338</text:p>
          </table:table-cell>
          <table:table-cell office:value-type="float" office:value="-0.207720858208997" calcext:value-type="float">
            <text:p>-0.207720858208997</text:p>
          </table:table-cell>
          <table:table-cell office:value-type="float" office:value="21.5613292684568" calcext:value-type="float">
            <text:p>21.5613292684568</text:p>
          </table:table-cell>
          <table:table-cell table:number-columns-repeated="5"/>
        </table:table-row>
        <table:table-row table:style-name="ro1">
          <table:table-cell office:value-type="float" office:value="0.0451986886093637" calcext:value-type="float">
            <text:p>0.0451986886093637</text:p>
          </table:table-cell>
          <table:table-cell office:value-type="float" office:value="0.632864882023144" calcext:value-type="float">
            <text:p>0.632864882023144</text:p>
          </table:table-cell>
          <table:table-cell office:value-type="float" office:value="21.5630341089567" calcext:value-type="float">
            <text:p>21.5630341089567</text:p>
          </table:table-cell>
          <table:table-cell table:number-columns-repeated="5"/>
        </table:table-row>
        <table:table-row table:style-name="ro1">
          <table:table-cell office:value-type="float" office:value="0.0938899996690631" calcext:value-type="float">
            <text:p>0.0938899996690631</text:p>
          </table:table-cell>
          <table:table-cell office:value-type="float" office:value="-0.341663190695074" calcext:value-type="float">
            <text:p>-0.341663190695074</text:p>
          </table:table-cell>
          <table:table-cell office:value-type="float" office:value="21.5643444125737" calcext:value-type="float">
            <text:p>21.5643444125737</text:p>
          </table:table-cell>
          <table:table-cell table:number-columns-repeated="5"/>
        </table:table-row>
        <table:table-row table:style-name="ro1">
          <table:table-cell office:value-type="float" office:value="-0.220727474023654" calcext:value-type="float">
            <text:p>-0.220727474023654</text:p>
          </table:table-cell>
          <table:table-cell office:value-type="float" office:value="-0.236283118744701" calcext:value-type="float">
            <text:p>-0.236283118744701</text:p>
          </table:table-cell>
          <table:table-cell office:value-type="float" office:value="21.5743351696614" calcext:value-type="float">
            <text:p>21.5743351696614</text:p>
          </table:table-cell>
          <table:table-cell table:number-columns-repeated="5"/>
        </table:table-row>
        <table:table-row table:style-name="ro1">
          <table:table-cell office:value-type="float" office:value="0.159068256190722" calcext:value-type="float">
            <text:p>0.159068256190722</text:p>
          </table:table-cell>
          <table:table-cell office:value-type="float" office:value="0.29748430756646" calcext:value-type="float">
            <text:p>0.29748430756646</text:p>
          </table:table-cell>
          <table:table-cell office:value-type="float" office:value="21.5869367805476" calcext:value-type="float">
            <text:p>21.5869367805476</text:p>
          </table:table-cell>
          <table:table-cell table:number-columns-repeated="5"/>
        </table:table-row>
        <table:table-row table:style-name="ro1">
          <table:table-cell office:value-type="float" office:value="-0.346863595439377" calcext:value-type="float">
            <text:p>-0.346863595439377</text:p>
          </table:table-cell>
          <table:table-cell office:value-type="float" office:value="0.0994298287463357" calcext:value-type="float">
            <text:p>0.0994298287463357</text:p>
          </table:table-cell>
          <table:table-cell office:value-type="float" office:value="21.5911297336752" calcext:value-type="float">
            <text:p>21.5911297336752</text:p>
          </table:table-cell>
          <table:table-cell table:number-columns-repeated="5"/>
        </table:table-row>
        <table:table-row table:style-name="ro1">
          <table:table-cell office:value-type="float" office:value="0.122200513437274" calcext:value-type="float">
            <text:p>0.122200513437274</text:p>
          </table:table-cell>
          <table:table-cell office:value-type="float" office:value="-0.333928979107071" calcext:value-type="float">
            <text:p>-0.333928979107071</text:p>
          </table:table-cell>
          <table:table-cell office:value-type="float" office:value="21.6041243948096" calcext:value-type="float">
            <text:p>21.6041243948096</text:p>
          </table:table-cell>
          <table:table-cell table:number-columns-repeated="5"/>
        </table:table-row>
        <table:table-row table:style-name="ro1">
          <table:table-cell office:value-type="float" office:value="-0.382955964105268" calcext:value-type="float">
            <text:p>-0.382955964105268</text:p>
          </table:table-cell>
          <table:table-cell office:value-type="float" office:value="-0.0570858233964497" calcext:value-type="float">
            <text:p>-0.0570858233964497</text:p>
          </table:table-cell>
          <table:table-cell office:value-type="float" office:value="21.6159781138501" calcext:value-type="float">
            <text:p>21.6159781138501</text:p>
          </table:table-cell>
          <table:table-cell table:number-columns-repeated="5"/>
        </table:table-row>
        <table:table-row table:style-name="ro1">
          <table:table-cell office:value-type="float" office:value="0.305896259661418" calcext:value-type="float">
            <text:p>0.305896259661418</text:p>
          </table:table-cell>
          <table:table-cell office:value-type="float" office:value="-0.163066396903689" calcext:value-type="float">
            <text:p>-0.163066396903689</text:p>
          </table:table-cell>
          <table:table-cell office:value-type="float" office:value="21.6266049104901" calcext:value-type="float">
            <text:p>21.6266049104901</text:p>
          </table:table-cell>
          <table:table-cell table:number-columns-repeated="5"/>
        </table:table-row>
        <table:table-row table:style-name="ro1">
          <table:table-cell office:value-type="float" office:value="0.809972030374584" calcext:value-type="float">
            <text:p>0.809972030374584</text:p>
          </table:table-cell>
          <table:table-cell office:value-type="float" office:value="0.282439886129483" calcext:value-type="float">
            <text:p>0.282439886129483</text:p>
          </table:table-cell>
          <table:table-cell office:value-type="float" office:value="21.63198787114" calcext:value-type="float">
            <text:p>21.63198787114</text:p>
          </table:table-cell>
          <table:table-cell table:number-columns-repeated="5"/>
        </table:table-row>
        <table:table-row table:style-name="ro1">
          <table:table-cell office:value-type="float" office:value="0.593889999669063" calcext:value-type="float">
            <text:p>0.593889999669063</text:p>
          </table:table-cell>
          <table:table-cell office:value-type="float" office:value="0.023846027720706" calcext:value-type="float">
            <text:p>0.023846027720706</text:p>
          </table:table-cell>
          <table:table-cell office:value-type="float" office:value="21.6361770489041" calcext:value-type="float">
            <text:p>21.6361770489041</text:p>
          </table:table-cell>
          <table:table-cell table:number-columns-repeated="5"/>
        </table:table-row>
        <table:table-row table:style-name="ro1">
          <table:table-cell office:value-type="float" office:value="0.402435273258956" calcext:value-type="float">
            <text:p>0.402435273258956</text:p>
          </table:table-cell>
          <table:table-cell office:value-type="float" office:value="0.963536172709868" calcext:value-type="float">
            <text:p>0.963536172709868</text:p>
          </table:table-cell>
          <table:table-cell office:value-type="float" office:value="21.6371843924629" calcext:value-type="float">
            <text:p>21.6371843924629</text:p>
          </table:table-cell>
          <table:table-cell table:number-columns-repeated="5"/>
        </table:table-row>
        <table:table-row table:style-name="ro1">
          <table:table-cell office:value-type="float" office:value="0.309972030374584" calcext:value-type="float">
            <text:p>0.309972030374584</text:p>
          </table:table-cell>
          <table:table-cell office:value-type="float" office:value="-0.163066396903689" calcext:value-type="float">
            <text:p>-0.163066396903689</text:p>
          </table:table-cell>
          <table:table-cell office:value-type="float" office:value="21.6395890923715" calcext:value-type="float">
            <text:p>21.6395890923715</text:p>
          </table:table-cell>
          <table:table-cell table:number-columns-repeated="5"/>
        </table:table-row>
        <table:table-row table:style-name="ro1">
          <table:table-cell office:value-type="float" office:value="-0.197774083940731" calcext:value-type="float">
            <text:p>-0.197774083940731</text:p>
          </table:table-cell>
          <table:table-cell office:value-type="float" office:value="0.282439886129483" calcext:value-type="float">
            <text:p>0.282439886129483</text:p>
          </table:table-cell>
          <table:table-cell office:value-type="float" office:value="21.6565141695147" calcext:value-type="float">
            <text:p>21.6565141695147</text:p>
          </table:table-cell>
          <table:table-cell table:number-columns-repeated="5"/>
        </table:table-row>
        <table:table-row table:style-name="ro1">
          <table:table-cell office:value-type="float" office:value="-0.108423135198646" calcext:value-type="float">
            <text:p>-0.108423135198646</text:p>
          </table:table-cell>
          <table:table-cell office:value-type="float" office:value="-0.634693669905384" calcext:value-type="float">
            <text:p>-0.634693669905384</text:p>
          </table:table-cell>
          <table:table-cell office:value-type="float" office:value="21.6596067773017" calcext:value-type="float">
            <text:p>21.6596067773017</text:p>
          </table:table-cell>
          <table:table-cell table:number-columns-repeated="5"/>
        </table:table-row>
        <table:table-row table:style-name="ro1">
          <table:table-cell office:value-type="float" office:value="0.251338514455806" calcext:value-type="float">
            <text:p>0.251338514455806</text:p>
          </table:table-cell>
          <table:table-cell office:value-type="float" office:value="0.23610394420189" calcext:value-type="float">
            <text:p>0.23610394420189</text:p>
          </table:table-cell>
          <table:table-cell office:value-type="float" office:value="21.6781002593982" calcext:value-type="float">
            <text:p>21.6781002593982</text:p>
          </table:table-cell>
          <table:table-cell table:number-columns-repeated="5"/>
        </table:table-row>
        <table:table-row table:style-name="ro1">
          <table:table-cell office:value-type="float" office:value="0.43517416536488" calcext:value-type="float">
            <text:p>0.43517416536488</text:p>
          </table:table-cell>
          <table:table-cell office:value-type="float" office:value="-0.0154578374501589" calcext:value-type="float">
            <text:p>-0.0154578374501589</text:p>
          </table:table-cell>
          <table:table-cell office:value-type="float" office:value="21.6789799437261" calcext:value-type="float">
            <text:p>21.6789799437261</text:p>
          </table:table-cell>
          <table:table-cell table:number-columns-repeated="5"/>
        </table:table-row>
        <table:table-row table:style-name="ro1">
          <table:table-cell office:value-type="float" office:value="0.269893170890984" calcext:value-type="float">
            <text:p>0.269893170890984</text:p>
          </table:table-cell>
          <table:table-cell office:value-type="float" office:value="-0.217913316577517" calcext:value-type="float">
            <text:p>-0.217913316577517</text:p>
          </table:table-cell>
          <table:table-cell office:value-type="float" office:value="21.6797705984842" calcext:value-type="float">
            <text:p>21.6797705984842</text:p>
          </table:table-cell>
          <table:table-cell table:number-columns-repeated="5"/>
        </table:table-row>
        <table:table-row table:style-name="ro1">
          <table:table-cell office:value-type="float" office:value="-0.439713637643954" calcext:value-type="float">
            <text:p>-0.439713637643954</text:p>
          </table:table-cell>
          <table:table-cell office:value-type="float" office:value="0.0130025292204135" calcext:value-type="float">
            <text:p>0.0130025292204135</text:p>
          </table:table-cell>
          <table:table-cell office:value-type="float" office:value="21.6839289402945" calcext:value-type="float">
            <text:p>21.6839289402945</text:p>
          </table:table-cell>
          <table:table-cell table:number-columns-repeated="5"/>
        </table:table-row>
        <table:table-row table:style-name="ro1">
          <table:table-cell office:value-type="float" office:value="0.605366050533656" calcext:value-type="float">
            <text:p>0.605366050533656</text:p>
          </table:table-cell>
          <table:table-cell office:value-type="float" office:value="0.899904897840414" calcext:value-type="float">
            <text:p>0.899904897840414</text:p>
          </table:table-cell>
          <table:table-cell office:value-type="float" office:value="21.7082708696769" calcext:value-type="float">
            <text:p>21.7082708696769</text:p>
          </table:table-cell>
          <table:table-cell table:number-columns-repeated="5"/>
        </table:table-row>
        <table:table-row table:style-name="ro1">
          <table:table-cell office:value-type="float" office:value="0.0671843160276002" calcext:value-type="float">
            <text:p>0.0671843160276002</text:p>
          </table:table-cell>
          <table:table-cell office:value-type="float" office:value="-0.43701069855371" calcext:value-type="float">
            <text:p>-0.43701069855371</text:p>
          </table:table-cell>
          <table:table-cell office:value-type="float" office:value="21.7235085885549" calcext:value-type="float">
            <text:p>21.7235085885549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1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-0.0123080454747686" calcext:value-type="float">
            <text:p>-0.0123080454747686</text:p>
          </table:table-cell>
          <table:table-cell office:value-type="float" office:value="-0.0154578374501589" calcext:value-type="float">
            <text:p>-0.0154578374501589</text:p>
          </table:table-cell>
          <table:table-cell office:value-type="float" office:value="20.0104474807288" calcext:value-type="float">
            <text:p>20.0104474807288</text:p>
          </table:table-cell>
          <table:table-cell table:number-columns-repeated="5"/>
        </table:table-row>
        <table:table-row table:style-name="ro1">
          <table:table-cell office:value-type="float" office:value="-0.0372082740235082" calcext:value-type="float">
            <text:p>-0.0372082740235082</text:p>
          </table:table-cell>
          <table:table-cell office:value-type="float" office:value="-0.0187259521743661" calcext:value-type="float">
            <text:p>-0.0187259521743661</text:p>
          </table:table-cell>
          <table:table-cell office:value-type="float" office:value="20.0459773654824" calcext:value-type="float">
            <text:p>20.0459773654824</text:p>
          </table:table-cell>
          <table:table-cell table:number-columns-repeated="5"/>
        </table:table-row>
        <table:table-row table:style-name="ro1">
          <table:table-cell office:value-type="float" office:value="0.0451986886093637" calcext:value-type="float">
            <text:p>0.0451986886093637</text:p>
          </table:table-cell>
          <table:table-cell office:value-type="float" office:value="-0.0154578374501589" calcext:value-type="float">
            <text:p>-0.0154578374501589</text:p>
          </table:table-cell>
          <table:table-cell office:value-type="float" office:value="20.0601703874064" calcext:value-type="float">
            <text:p>20.0601703874064</text:p>
          </table:table-cell>
          <table:table-cell table:number-columns-repeated="5"/>
        </table:table-row>
        <table:table-row table:style-name="ro1">
          <table:table-cell office:value-type="float" office:value="0.0417512492202873" calcext:value-type="float">
            <text:p>0.0417512492202873</text:p>
          </table:table-cell>
          <table:table-cell office:value-type="float" office:value="0.0528858672170867" calcext:value-type="float">
            <text:p>0.0528858672170867</text:p>
          </table:table-cell>
          <table:table-cell office:value-type="float" office:value="20.1182005768439" calcext:value-type="float">
            <text:p>20.1182005768439</text:p>
          </table:table-cell>
          <table:table-cell table:number-columns-repeated="5"/>
        </table:table-row>
        <table:table-row table:style-name="ro1">
          <table:table-cell office:value-type="float" office:value="-0.0648258346351196" calcext:value-type="float">
            <text:p>-0.0648258346351196</text:p>
          </table:table-cell>
          <table:table-cell office:value-type="float" office:value="0.0310930802206141" calcext:value-type="float">
            <text:p>0.0310930802206141</text:p>
          </table:table-cell>
          <table:table-cell office:value-type="float" office:value="20.1336503992631" calcext:value-type="float">
            <text:p>20.1336503992631</text:p>
          </table:table-cell>
          <table:table-cell table:number-columns-repeated="5"/>
        </table:table-row>
        <table:table-row table:style-name="ro1">
          <table:table-cell office:value-type="float" office:value="0.0451986886093637" calcext:value-type="float">
            <text:p>0.0451986886093637</text:p>
          </table:table-cell>
          <table:table-cell office:value-type="float" office:value="1.05696725907882" calcext:value-type="float">
            <text:p>1.05696725907882</text:p>
          </table:table-cell>
          <table:table-cell office:value-type="float" office:value="20.1370072185183" calcext:value-type="float">
            <text:p>20.1370072185183</text:p>
          </table:table-cell>
          <table:table-cell table:number-columns-repeated="5"/>
        </table:table-row>
        <table:table-row table:style-name="ro1">
          <table:table-cell office:value-type="float" office:value="0.0483191876651136" calcext:value-type="float">
            <text:p>0.0483191876651136</text:p>
          </table:table-cell>
          <table:table-cell office:value-type="float" office:value="1.0628469189833" calcext:value-type="float">
            <text:p>1.0628469189833</text:p>
          </table:table-cell>
          <table:table-cell office:value-type="float" office:value="20.1617411617523" calcext:value-type="float">
            <text:p>20.1617411617523</text:p>
          </table:table-cell>
          <table:table-cell table:number-columns-repeated="5"/>
        </table:table-row>
        <table:table-row table:style-name="ro1">
          <table:table-cell office:value-type="float" office:value="0.0314974673919971" calcext:value-type="float">
            <text:p>0.0314974673919971</text:p>
          </table:table-cell>
          <table:table-cell office:value-type="float" office:value="0.923950542118468" calcext:value-type="float">
            <text:p>0.923950542118468</text:p>
          </table:table-cell>
          <table:table-cell office:value-type="float" office:value="20.1730107176998" calcext:value-type="float">
            <text:p>20.1730107176998</text:p>
          </table:table-cell>
          <table:table-cell table:number-columns-repeated="5"/>
        </table:table-row>
        <table:table-row table:style-name="ro1">
          <table:table-cell office:value-type="float" office:value="-0.0572372980891871" calcext:value-type="float">
            <text:p>-0.0572372980891871</text:p>
          </table:table-cell>
          <table:table-cell office:value-type="float" office:value="-0.0653823247772718" calcext:value-type="float">
            <text:p>-0.0653823247772718</text:p>
          </table:table-cell>
          <table:table-cell office:value-type="float" office:value="20.1928499899305" calcext:value-type="float">
            <text:p>20.1928499899305</text:p>
          </table:table-cell>
          <table:table-cell table:number-columns-repeated="5"/>
        </table:table-row>
        <table:table-row table:style-name="ro1">
          <table:table-cell office:value-type="float" office:value="0.0784832858719221" calcext:value-type="float">
            <text:p>0.0784832858719221</text:p>
          </table:table-cell>
          <table:table-cell office:value-type="float" office:value="-0.0570858233964497" calcext:value-type="float">
            <text:p>-0.0570858233964497</text:p>
          </table:table-cell>
          <table:table-cell office:value-type="float" office:value="20.2374118904646" calcext:value-type="float">
            <text:p>20.2374118904646</text:p>
          </table:table-cell>
          <table:table-cell table:number-columns-repeated="5"/>
        </table:table-row>
        <table:table-row table:style-name="ro1">
          <table:table-cell office:value-type="float" office:value="0.0820873700459411" calcext:value-type="float">
            <text:p>0.0820873700459411</text:p>
          </table:table-cell>
          <table:table-cell office:value-type="float" office:value="-0.0551397721657166" calcext:value-type="float">
            <text:p>-0.0551397721657166</text:p>
          </table:table-cell>
          <table:table-cell office:value-type="float" office:value="20.2457367203887" calcext:value-type="float">
            <text:p>20.2457367203887</text:p>
          </table:table-cell>
          <table:table-cell table:number-columns-repeated="5"/>
        </table:table-row>
        <table:table-row table:style-name="ro1">
          <table:table-cell office:value-type="float" office:value="0.024489309769841" calcext:value-type="float">
            <text:p>0.024489309769841</text:p>
          </table:table-cell>
          <table:table-cell office:value-type="float" office:value="-0.0974684655206817" calcext:value-type="float">
            <text:p>-0.0974684655206817</text:p>
          </table:table-cell>
          <table:table-cell office:value-type="float" office:value="20.2507351152485" calcext:value-type="float">
            <text:p>20.2507351152485</text:p>
          </table:table-cell>
          <table:table-cell table:number-columns-repeated="5"/>
        </table:table-row>
        <table:table-row table:style-name="ro1">
          <table:table-cell office:value-type="float" office:value="1.06389569387983" calcext:value-type="float">
            <text:p>1.06389569387983</text:p>
          </table:table-cell>
          <table:table-cell office:value-type="float" office:value="-0.0782522494939787" calcext:value-type="float">
            <text:p>-0.0782522494939787</text:p>
          </table:table-cell>
          <table:table-cell office:value-type="float" office:value="20.2561782053209" calcext:value-type="float">
            <text:p>20.2561782053209</text:p>
          </table:table-cell>
          <table:table-cell table:number-columns-repeated="5"/>
        </table:table-row>
        <table:table-row table:style-name="ro1">
          <table:table-cell office:value-type="float" office:value="-0.0654427897303223" calcext:value-type="float">
            <text:p>-0.0654427897303223</text:p>
          </table:table-cell>
          <table:table-cell office:value-type="float" office:value="0.0832684383823679" calcext:value-type="float">
            <text:p>0.0832684383823679</text:p>
          </table:table-cell>
          <table:table-cell office:value-type="float" office:value="20.2796487178307" calcext:value-type="float">
            <text:p>20.2796487178307</text:p>
          </table:table-cell>
          <table:table-cell table:number-columns-repeated="5"/>
        </table:table-row>
        <table:table-row table:style-name="ro1">
          <table:table-cell office:value-type="float" office:value="-0.0849395740549404" calcext:value-type="float">
            <text:p>-0.0849395740549404</text:p>
          </table:table-cell>
          <table:table-cell office:value-type="float" office:value="0.0878520802844468" calcext:value-type="float">
            <text:p>0.0878520802844468</text:p>
          </table:table-cell>
          <table:table-cell office:value-type="float" office:value="20.364063568559" calcext:value-type="float">
            <text:p>20.364063568559</text:p>
          </table:table-cell>
          <table:table-cell table:number-columns-repeated="5"/>
        </table:table-row>
        <table:table-row table:style-name="ro1">
          <table:table-cell office:value-type="float" office:value="-0.0374764538298632" calcext:value-type="float">
            <text:p>-0.0374764538298632</text:p>
          </table:table-cell>
          <table:table-cell office:value-type="float" office:value="0.120598490259883" calcext:value-type="float">
            <text:p>0.120598490259883</text:p>
          </table:table-cell>
          <table:table-cell office:value-type="float" office:value="20.3800456645959" calcext:value-type="float">
            <text:p>20.3800456645959</text:p>
          </table:table-cell>
          <table:table-cell table:number-columns-repeated="5"/>
        </table:table-row>
        <table:table-row table:style-name="ro1">
          <table:table-cell office:value-type="float" office:value="0.0820805106106334" calcext:value-type="float">
            <text:p>0.0820805106106334</text:p>
          </table:table-cell>
          <table:table-cell office:value-type="float" office:value="-1.09542631689365" calcext:value-type="float">
            <text:p>-1.09542631689365</text:p>
          </table:table-cell>
          <table:table-cell office:value-type="float" office:value="20.3838858088384" calcext:value-type="float">
            <text:p>20.3838858088384</text:p>
          </table:table-cell>
          <table:table-cell table:number-columns-repeated="5"/>
        </table:table-row>
        <table:table-row table:style-name="ro1">
          <table:table-cell office:value-type="float" office:value="0.00456599728528395" calcext:value-type="float">
            <text:p>0.00456599728528395</text:p>
          </table:table-cell>
          <table:table-cell office:value-type="float" office:value="0.12827306367956" calcext:value-type="float">
            <text:p>0.12827306367956</text:p>
          </table:table-cell>
          <table:table-cell office:value-type="float" office:value="20.3879691123812" calcext:value-type="float">
            <text:p>20.3879691123812</text:p>
          </table:table-cell>
          <table:table-cell table:number-columns-repeated="5"/>
        </table:table-row>
        <table:table-row table:style-name="ro1">
          <table:table-cell office:value-type="float" office:value="-0.0263278979138173" calcext:value-type="float">
            <text:p>-0.0263278979138173</text:p>
          </table:table-cell>
          <table:table-cell office:value-type="float" office:value="-0.1326968125426" calcext:value-type="float">
            <text:p>-0.1326968125426</text:p>
          </table:table-cell>
          <table:table-cell office:value-type="float" office:value="20.4267441415493" calcext:value-type="float">
            <text:p>20.4267441415493</text:p>
          </table:table-cell>
          <table:table-cell table:number-columns-repeated="5"/>
        </table:table-row>
        <table:table-row table:style-name="ro1">
          <table:table-cell office:value-type="float" office:value="0.122200513437274" calcext:value-type="float">
            <text:p>0.122200513437274</text:p>
          </table:table-cell>
          <table:table-cell office:value-type="float" office:value="0.0604848962983603" calcext:value-type="float">
            <text:p>0.0604848962983603</text:p>
          </table:table-cell>
          <table:table-cell office:value-type="float" office:value="20.4385847415547" calcext:value-type="float">
            <text:p>20.4385847415547</text:p>
          </table:table-cell>
          <table:table-cell table:number-columns-repeated="5"/>
        </table:table-row>
        <table:table-row table:style-name="ro1">
          <table:table-cell office:value-type="float" office:value="-0.0485478479191037" calcext:value-type="float">
            <text:p>-0.0485478479191037</text:p>
          </table:table-cell>
          <table:table-cell office:value-type="float" office:value="-0.1326968125426" calcext:value-type="float">
            <text:p>-0.1326968125426</text:p>
          </table:table-cell>
          <table:table-cell office:value-type="float" office:value="20.4636946557544" calcext:value-type="float">
            <text:p>20.4636946557544</text:p>
          </table:table-cell>
          <table:table-cell table:number-columns-repeated="5"/>
        </table:table-row>
        <table:table-row table:style-name="ro1">
          <table:table-cell office:value-type="float" office:value="-0.0694898863814081" calcext:value-type="float">
            <text:p>-0.0694898863814081</text:p>
          </table:table-cell>
          <table:table-cell office:value-type="float" office:value="0.122208163740708" calcext:value-type="float">
            <text:p>0.122208163740708</text:p>
          </table:table-cell>
          <table:table-cell office:value-type="float" office:value="20.4640841316211" calcext:value-type="float">
            <text:p>20.4640841316211</text:p>
          </table:table-cell>
          <table:table-cell table:number-columns-repeated="5"/>
        </table:table-row>
        <table:table-row table:style-name="ro1">
          <table:table-cell office:value-type="float" office:value="-0.915994410036753" calcext:value-type="float">
            <text:p>-0.915994410036753</text:p>
          </table:table-cell>
          <table:table-cell office:value-type="float" office:value="-0.113678737403095" calcext:value-type="float">
            <text:p>-0.113678737403095</text:p>
          </table:table-cell>
          <table:table-cell office:value-type="float" office:value="20.4709571836169" calcext:value-type="float">
            <text:p>20.4709571836169</text:p>
          </table:table-cell>
          <table:table-cell table:number-columns-repeated="5"/>
        </table:table-row>
        <table:table-row table:style-name="ro1">
          <table:table-cell office:value-type="float" office:value="0.124002705220378" calcext:value-type="float">
            <text:p>0.124002705220378</text:p>
          </table:table-cell>
          <table:table-cell office:value-type="float" office:value="0.923950542118468" calcext:value-type="float">
            <text:p>0.923950542118468</text:p>
          </table:table-cell>
          <table:table-cell office:value-type="float" office:value="20.4932779427781" calcext:value-type="float">
            <text:p>20.4932779427781</text:p>
          </table:table-cell>
          <table:table-cell table:number-columns-repeated="5"/>
        </table:table-row>
        <table:table-row table:style-name="ro1">
          <table:table-cell office:value-type="float" office:value="-0.0356570155326558" calcext:value-type="float">
            <text:p>-0.0356570155326558</text:p>
          </table:table-cell>
          <table:table-cell office:value-type="float" office:value="1.14844918359822" calcext:value-type="float">
            <text:p>1.14844918359822</text:p>
          </table:table-cell>
          <table:table-cell office:value-type="float" office:value="20.5251641476188" calcext:value-type="float">
            <text:p>20.5251641476188</text:p>
          </table:table-cell>
          <table:table-cell table:number-columns-repeated="5"/>
        </table:table-row>
        <table:table-row table:style-name="ro1">
          <table:table-cell office:value-type="float" office:value="1.1222987960002" calcext:value-type="float">
            <text:p>1.1222987960002</text:p>
          </table:table-cell>
          <table:table-cell office:value-type="float" office:value="0.908007778412333" calcext:value-type="float">
            <text:p>0.908007778412333</text:p>
          </table:table-cell>
          <table:table-cell office:value-type="float" office:value="20.5405582077298" calcext:value-type="float">
            <text:p>20.5405582077298</text:p>
          </table:table-cell>
          <table:table-cell table:number-columns-repeated="5"/>
        </table:table-row>
        <table:table-row table:style-name="ro1">
          <table:table-cell office:value-type="float" office:value="0.127714753680439" calcext:value-type="float">
            <text:p>0.127714753680439</text:p>
          </table:table-cell>
          <table:table-cell office:value-type="float" office:value="0.0878520802844468" calcext:value-type="float">
            <text:p>0.0878520802844468</text:p>
          </table:table-cell>
          <table:table-cell office:value-type="float" office:value="20.551565753066" calcext:value-type="float">
            <text:p>20.551565753066</text:p>
          </table:table-cell>
          <table:table-cell table:number-columns-repeated="5"/>
        </table:table-row>
        <table:table-row table:style-name="ro1">
          <table:table-cell office:value-type="float" office:value="0.138505351481439" calcext:value-type="float">
            <text:p>0.138505351481439</text:p>
          </table:table-cell>
          <table:table-cell office:value-type="float" office:value="0.0878520802844468" calcext:value-type="float">
            <text:p>0.0878520802844468</text:p>
          </table:table-cell>
          <table:table-cell office:value-type="float" office:value="20.6053911508912" calcext:value-type="float">
            <text:p>20.6053911508912</text:p>
          </table:table-cell>
          <table:table-cell table:number-columns-repeated="5"/>
        </table:table-row>
        <table:table-row table:style-name="ro1">
          <table:table-cell office:value-type="float" office:value="0.123098717410284" calcext:value-type="float">
            <text:p>0.123098717410284</text:p>
          </table:table-cell>
          <table:table-cell office:value-type="float" office:value="-0.11786017640013" calcext:value-type="float">
            <text:p>-0.11786017640013</text:p>
          </table:table-cell>
          <table:table-cell office:value-type="float" office:value="20.6498211032296" calcext:value-type="float">
            <text:p>20.6498211032296</text:p>
          </table:table-cell>
          <table:table-cell table:number-columns-repeated="5"/>
        </table:table-row>
        <table:table-row table:style-name="ro1">
          <table:table-cell office:value-type="float" office:value="0.0451986886093637" calcext:value-type="float">
            <text:p>0.0451986886093637</text:p>
          </table:table-cell>
          <table:table-cell office:value-type="float" office:value="0.169372277914385" calcext:value-type="float">
            <text:p>0.169372277914385</text:p>
          </table:table-cell>
          <table:table-cell office:value-type="float" office:value="20.658550811592" calcext:value-type="float">
            <text:p>20.658550811592</text:p>
          </table:table-cell>
          <table:table-cell table:number-columns-repeated="5"/>
        </table:table-row>
        <table:table-row table:style-name="ro1">
          <table:table-cell office:value-type="float" office:value="1.16656054571807" calcext:value-type="float">
            <text:p>1.16656054571807</text:p>
          </table:table-cell>
          <table:table-cell office:value-type="float" office:value="1.0628469189833" calcext:value-type="float">
            <text:p>1.0628469189833</text:p>
          </table:table-cell>
          <table:table-cell office:value-type="float" office:value="20.6806051852361" calcext:value-type="float">
            <text:p>20.6806051852361</text:p>
          </table:table-cell>
          <table:table-cell table:number-columns-repeated="5"/>
        </table:table-row>
        <table:table-row table:style-name="ro1">
          <table:table-cell office:value-type="float" office:value="0.1751007809517" calcext:value-type="float">
            <text:p>0.1751007809517</text:p>
          </table:table-cell>
          <table:table-cell office:value-type="float" office:value="1.06287853756312" calcext:value-type="float">
            <text:p>1.06287853756312</text:p>
          </table:table-cell>
          <table:table-cell office:value-type="float" office:value="20.7281587819671" calcext:value-type="float">
            <text:p>20.7281587819671</text:p>
          </table:table-cell>
          <table:table-cell table:number-columns-repeated="5"/>
        </table:table-row>
        <table:table-row table:style-name="ro1">
          <table:table-cell office:value-type="float" office:value="-0.162983022976988" calcext:value-type="float">
            <text:p>-0.162983022976988</text:p>
          </table:table-cell>
          <table:table-cell office:value-type="float" office:value="0.0878520802844468" calcext:value-type="float">
            <text:p>0.0878520802844468</text:p>
          </table:table-cell>
          <table:table-cell office:value-type="float" office:value="20.7331301169311" calcext:value-type="float">
            <text:p>20.7331301169311</text:p>
          </table:table-cell>
          <table:table-cell table:number-columns-repeated="5"/>
        </table:table-row>
        <table:table-row table:style-name="ro1">
          <table:table-cell office:value-type="float" office:value="-0.0374764538298632" calcext:value-type="float">
            <text:p>-0.0374764538298632</text:p>
          </table:table-cell>
          <table:table-cell office:value-type="float" office:value="0.186818188624405" calcext:value-type="float">
            <text:p>0.186818188624405</text:p>
          </table:table-cell>
          <table:table-cell office:value-type="float" office:value="20.7453491533578" calcext:value-type="float">
            <text:p>20.7453491533578</text:p>
          </table:table-cell>
          <table:table-cell table:number-columns-repeated="5"/>
        </table:table-row>
        <table:table-row table:style-name="ro1">
          <table:table-cell office:value-type="float" office:value="0.159710243180166" calcext:value-type="float">
            <text:p>0.159710243180166</text:p>
          </table:table-cell>
          <table:table-cell office:value-type="float" office:value="0.104104553713338" calcext:value-type="float">
            <text:p>0.104104553713338</text:p>
          </table:table-cell>
          <table:table-cell office:value-type="float" office:value="20.7728636169406" calcext:value-type="float">
            <text:p>20.7728636169406</text:p>
          </table:table-cell>
          <table:table-cell table:number-columns-repeated="5"/>
        </table:table-row>
        <table:table-row table:style-name="ro1">
          <table:table-cell office:value-type="float" office:value="-0.134052401132713" calcext:value-type="float">
            <text:p>-0.134052401132713</text:p>
          </table:table-cell>
          <table:table-cell office:value-type="float" office:value="1.13837317706183" calcext:value-type="float">
            <text:p>1.13837317706183</text:p>
          </table:table-cell>
          <table:table-cell office:value-type="float" office:value="20.7921450188498" calcext:value-type="float">
            <text:p>20.7921450188498</text:p>
          </table:table-cell>
          <table:table-cell table:number-columns-repeated="5"/>
        </table:table-row>
        <table:table-row table:style-name="ro1">
          <table:table-cell office:value-type="float" office:value="-0.151990739884451" calcext:value-type="float">
            <text:p>-0.151990739884451</text:p>
          </table:table-cell>
          <table:table-cell office:value-type="float" office:value="0.880295601397706" calcext:value-type="float">
            <text:p>0.880295601397706</text:p>
          </table:table-cell>
          <table:table-cell office:value-type="float" office:value="20.7951990823181" calcext:value-type="float">
            <text:p>20.7951990823181</text:p>
          </table:table-cell>
          <table:table-cell table:number-columns-repeated="5"/>
        </table:table-row>
        <table:table-row table:style-name="ro1">
          <table:table-cell office:value-type="float" office:value="0.153392618790915" calcext:value-type="float">
            <text:p>0.153392618790915</text:p>
          </table:table-cell>
          <table:table-cell office:value-type="float" office:value="0.132401493319906" calcext:value-type="float">
            <text:p>0.132401493319906</text:p>
          </table:table-cell>
          <table:table-cell office:value-type="float" office:value="20.8557459983573" calcext:value-type="float">
            <text:p>20.8557459983573</text:p>
          </table:table-cell>
          <table:table-cell table:number-columns-repeated="5"/>
        </table:table-row>
        <table:table-row table:style-name="ro1">
          <table:table-cell office:value-type="float" office:value="-0.19080593445801" calcext:value-type="float">
            <text:p>-0.19080593445801</text:p>
          </table:table-cell>
          <table:table-cell office:value-type="float" office:value="0.0859322834206226" calcext:value-type="float">
            <text:p>0.0859322834206226</text:p>
          </table:table-cell>
          <table:table-cell office:value-type="float" office:value="20.8767853603265" calcext:value-type="float">
            <text:p>20.8767853603265</text:p>
          </table:table-cell>
          <table:table-cell table:number-columns-repeated="5"/>
        </table:table-row>
        <table:table-row table:style-name="ro1">
          <table:table-cell office:value-type="float" office:value="-0.0784196988231973" calcext:value-type="float">
            <text:p>-0.0784196988231973</text:p>
          </table:table-cell>
          <table:table-cell office:value-type="float" office:value="0.195599443017659" calcext:value-type="float">
            <text:p>0.195599443017659</text:p>
          </table:table-cell>
          <table:table-cell office:value-type="float" office:value="20.8813084080221" calcext:value-type="float">
            <text:p>20.8813084080221</text:p>
          </table:table-cell>
          <table:table-cell table:number-columns-repeated="5"/>
        </table:table-row>
        <table:table-row table:style-name="ro1">
          <table:table-cell office:value-type="float" office:value="-0.197774083940731" calcext:value-type="float">
            <text:p>-0.197774083940731</text:p>
          </table:table-cell>
          <table:table-cell office:value-type="float" office:value="0.9249079365214" calcext:value-type="float">
            <text:p>0.9249079365214</text:p>
          </table:table-cell>
          <table:table-cell office:value-type="float" office:value="20.884251859016" calcext:value-type="float">
            <text:p>20.884251859016</text:p>
          </table:table-cell>
          <table:table-cell table:number-columns-repeated="5"/>
        </table:table-row>
        <table:table-row table:style-name="ro1">
          <table:table-cell office:value-type="float" office:value="-0.18956362368619" calcext:value-type="float">
            <text:p>-0.18956362368619</text:p>
          </table:table-cell>
          <table:table-cell office:value-type="float" office:value="0.0998331882893538" calcext:value-type="float">
            <text:p>0.0998331882893538</text:p>
          </table:table-cell>
          <table:table-cell office:value-type="float" office:value="20.9140182200707" calcext:value-type="float">
            <text:p>20.9140182200707</text:p>
          </table:table-cell>
          <table:table-cell table:number-columns-repeated="5"/>
        </table:table-row>
        <table:table-row table:style-name="ro1">
          <table:table-cell office:value-type="float" office:value="0.93781995983227" calcext:value-type="float">
            <text:p>0.93781995983227</text:p>
          </table:table-cell>
          <table:table-cell office:value-type="float" office:value="-0.790085195663172" calcext:value-type="float">
            <text:p>-0.790085195663172</text:p>
          </table:table-cell>
          <table:table-cell office:value-type="float" office:value="20.9198273613661" calcext:value-type="float">
            <text:p>20.9198273613661</text:p>
          </table:table-cell>
          <table:table-cell table:number-columns-repeated="5"/>
        </table:table-row>
        <table:table-row table:style-name="ro1">
          <table:table-cell office:value-type="float" office:value="0.215839309833161" calcext:value-type="float">
            <text:p>0.215839309833161</text:p>
          </table:table-cell>
          <table:table-cell office:value-type="float" office:value="-0.0476236907078799" calcext:value-type="float">
            <text:p>-0.0476236907078799</text:p>
          </table:table-cell>
          <table:table-cell office:value-type="float" office:value="20.9245846518591" calcext:value-type="float">
            <text:p>20.9245846518591</text:p>
          </table:table-cell>
          <table:table-cell table:number-columns-repeated="5"/>
        </table:table-row>
        <table:table-row table:style-name="ro1">
          <table:table-cell office:value-type="float" office:value="-0.180933784464651" calcext:value-type="float">
            <text:p>-0.180933784464651</text:p>
          </table:table-cell>
          <table:table-cell office:value-type="float" office:value="0.120598490259883" calcext:value-type="float">
            <text:p>0.120598490259883</text:p>
          </table:table-cell>
          <table:table-cell office:value-type="float" office:value="20.9439458282244" calcext:value-type="float">
            <text:p>20.9439458282244</text:p>
          </table:table-cell>
          <table:table-cell table:number-columns-repeated="5"/>
        </table:table-row>
        <table:table-row table:style-name="ro1">
          <table:table-cell office:value-type="float" office:value="0.201878874800286" calcext:value-type="float">
            <text:p>0.201878874800286</text:p>
          </table:table-cell>
          <table:table-cell office:value-type="float" office:value="0.908007778412333" calcext:value-type="float">
            <text:p>0.908007778412333</text:p>
          </table:table-cell>
          <table:table-cell office:value-type="float" office:value="20.9541450910717" calcext:value-type="float">
            <text:p>20.9541450910717</text:p>
          </table:table-cell>
          <table:table-cell table:number-columns-repeated="5"/>
        </table:table-row>
        <table:table-row table:style-name="ro1">
          <table:table-cell office:value-type="float" office:value="0.878219538895667" calcext:value-type="float">
            <text:p>0.878219538895667</text:p>
          </table:table-cell>
          <table:table-cell office:value-type="float" office:value="0.186818188624405" calcext:value-type="float">
            <text:p>0.186818188624405</text:p>
          </table:table-cell>
          <table:table-cell office:value-type="float" office:value="20.978166375139" calcext:value-type="float">
            <text:p>20.978166375139</text:p>
          </table:table-cell>
          <table:table-cell table:number-columns-repeated="5"/>
        </table:table-row>
        <table:table-row table:style-name="ro1">
          <table:table-cell office:value-type="float" office:value="0.00797630865949384" calcext:value-type="float">
            <text:p>0.00797630865949384</text:p>
          </table:table-cell>
          <table:table-cell office:value-type="float" office:value="0.234819789981035" calcext:value-type="float">
            <text:p>0.234819789981035</text:p>
          </table:table-cell>
          <table:table-cell office:value-type="float" office:value="20.990238105586" calcext:value-type="float">
            <text:p>20.990238105586</text:p>
          </table:table-cell>
          <table:table-cell table:number-columns-repeated="5"/>
        </table:table-row>
        <table:table-row table:style-name="ro1">
          <table:table-cell office:value-type="float" office:value="1.23523397278215" calcext:value-type="float">
            <text:p>1.23523397278215</text:p>
          </table:table-cell>
          <table:table-cell office:value-type="float" office:value="0.0130025292204135" calcext:value-type="float">
            <text:p>0.0130025292204135</text:p>
          </table:table-cell>
          <table:table-cell office:value-type="float" office:value="20.9942689596475" calcext:value-type="float">
            <text:p>20.9942689596475</text:p>
          </table:table-cell>
          <table:table-cell table:number-columns-repeated="5"/>
        </table:table-row>
        <table:table-row table:style-name="ro1">
          <table:table-cell office:value-type="float" office:value="1.23523397278215" calcext:value-type="float">
            <text:p>1.23523397278215</text:p>
          </table:table-cell>
          <table:table-cell office:value-type="float" office:value="0.0310930802206141" calcext:value-type="float">
            <text:p>0.0310930802206141</text:p>
          </table:table-cell>
          <table:table-cell office:value-type="float" office:value="21.0077387700082" calcext:value-type="float">
            <text:p>21.0077387700082</text:p>
          </table:table-cell>
          <table:table-cell table:number-columns-repeated="5"/>
        </table:table-row>
        <table:table-row table:style-name="ro1">
          <table:table-cell office:value-type="float" office:value="0.217566082868758" calcext:value-type="float">
            <text:p>0.217566082868758</text:p>
          </table:table-cell>
          <table:table-cell office:value-type="float" office:value="0.0836996832029647" calcext:value-type="float">
            <text:p>0.0836996832029647</text:p>
          </table:table-cell>
          <table:table-cell office:value-type="float" office:value="21.0131772568748" calcext:value-type="float">
            <text:p>21.0131772568748</text:p>
          </table:table-cell>
          <table:table-cell table:number-columns-repeated="5"/>
        </table:table-row>
        <table:table-row table:style-name="ro1">
          <table:table-cell office:value-type="float" office:value="-0.0199632964339821" calcext:value-type="float">
            <text:p>-0.0199632964339821</text:p>
          </table:table-cell>
          <table:table-cell office:value-type="float" office:value="1.24082743458778" calcext:value-type="float">
            <text:p>1.24082743458778</text:p>
          </table:table-cell>
          <table:table-cell office:value-type="float" office:value="21.0280388319182" calcext:value-type="float">
            <text:p>21.0280388319182</text:p>
          </table:table-cell>
          <table:table-cell table:number-columns-repeated="5"/>
        </table:table-row>
        <table:table-row table:style-name="ro1">
          <table:table-cell office:value-type="float" office:value="0.209611421166725" calcext:value-type="float">
            <text:p>0.209611421166725</text:p>
          </table:table-cell>
          <table:table-cell office:value-type="float" office:value="0.10594346683939" calcext:value-type="float">
            <text:p>0.10594346683939</text:p>
          </table:table-cell>
          <table:table-cell office:value-type="float" office:value="21.0383034865654" calcext:value-type="float">
            <text:p>21.0383034865654</text:p>
          </table:table-cell>
          <table:table-cell table:number-columns-repeated="5"/>
        </table:table-row>
        <table:table-row table:style-name="ro1">
          <table:table-cell office:value-type="float" office:value="0.127714753680439" calcext:value-type="float">
            <text:p>0.127714753680439</text:p>
          </table:table-cell>
          <table:table-cell office:value-type="float" office:value="0.195599443017659" calcext:value-type="float">
            <text:p>0.195599443017659</text:p>
          </table:table-cell>
          <table:table-cell office:value-type="float" office:value="21.0445303935667" calcext:value-type="float">
            <text:p>21.0445303935667</text:p>
          </table:table-cell>
          <table:table-cell table:number-columns-repeated="5"/>
        </table:table-row>
        <table:table-row table:style-name="ro1">
          <table:table-cell office:value-type="float" office:value="-0.0645215263000715" calcext:value-type="float">
            <text:p>-0.0645215263000715</text:p>
          </table:table-cell>
          <table:table-cell office:value-type="float" office:value="0.23610394420189" calcext:value-type="float">
            <text:p>0.23610394420189</text:p>
          </table:table-cell>
          <table:table-cell office:value-type="float" office:value="21.0644870384234" calcext:value-type="float">
            <text:p>21.0644870384234</text:p>
          </table:table-cell>
          <table:table-cell table:number-columns-repeated="5"/>
        </table:table-row>
        <table:table-row table:style-name="ro1">
          <table:table-cell office:value-type="float" office:value="0.0657432345960851" calcext:value-type="float">
            <text:p>0.0657432345960851</text:p>
          </table:table-cell>
          <table:table-cell office:value-type="float" office:value="0.23610394420189" calcext:value-type="float">
            <text:p>0.23610394420189</text:p>
          </table:table-cell>
          <table:table-cell office:value-type="float" office:value="21.0670108238554" calcext:value-type="float">
            <text:p>21.0670108238554</text:p>
          </table:table-cell>
          <table:table-cell table:number-columns-repeated="5"/>
        </table:table-row>
        <table:table-row table:style-name="ro1">
          <table:table-cell office:value-type="float" office:value="-0.0645215263000715" calcext:value-type="float">
            <text:p>-0.0645215263000715</text:p>
          </table:table-cell>
          <table:table-cell office:value-type="float" office:value="0.236632777047131" calcext:value-type="float">
            <text:p>0.236632777047131</text:p>
          </table:table-cell>
          <table:table-cell office:value-type="float" office:value="21.0672222781201" calcext:value-type="float">
            <text:p>21.0672222781201</text:p>
          </table:table-cell>
          <table:table-cell table:number-columns-repeated="5"/>
        </table:table-row>
        <table:table-row table:style-name="ro1">
          <table:table-cell office:value-type="float" office:value="-0.134052401132713" calcext:value-type="float">
            <text:p>-0.134052401132713</text:p>
          </table:table-cell>
          <table:table-cell office:value-type="float" office:value="0.195599443017659" calcext:value-type="float">
            <text:p>0.195599443017659</text:p>
          </table:table-cell>
          <table:table-cell office:value-type="float" office:value="21.0687706187609" calcext:value-type="float">
            <text:p>21.0687706187609</text:p>
          </table:table-cell>
          <table:table-cell table:number-columns-repeated="5"/>
        </table:table-row>
        <table:table-row table:style-name="ro1">
          <table:table-cell office:value-type="float" office:value="-0.145210159573552" calcext:value-type="float">
            <text:p>-0.145210159573552</text:p>
          </table:table-cell>
          <table:table-cell office:value-type="float" office:value="0.186818188624405" calcext:value-type="float">
            <text:p>0.186818188624405</text:p>
          </table:table-cell>
          <table:table-cell office:value-type="float" office:value="21.0707958918822" calcext:value-type="float">
            <text:p>21.0707958918822</text:p>
          </table:table-cell>
          <table:table-cell table:number-columns-repeated="5"/>
        </table:table-row>
        <table:table-row table:style-name="ro1">
          <table:table-cell office:value-type="float" office:value="0.968695936243079" calcext:value-type="float">
            <text:p>0.968695936243079</text:p>
          </table:table-cell>
          <table:table-cell office:value-type="float" office:value="-0.248857454168914" calcext:value-type="float">
            <text:p>-0.248857454168914</text:p>
          </table:table-cell>
          <table:table-cell office:value-type="float" office:value="21.0795070778993" calcext:value-type="float">
            <text:p>21.0795070778993</text:p>
          </table:table-cell>
          <table:table-cell table:number-columns-repeated="5"/>
        </table:table-row>
        <table:table-row table:style-name="ro1">
          <table:table-cell office:value-type="float" office:value="0.13744302785214" calcext:value-type="float">
            <text:p>0.13744302785214</text:p>
          </table:table-cell>
          <table:table-cell office:value-type="float" office:value="-0.196959783662606" calcext:value-type="float">
            <text:p>-0.196959783662606</text:p>
          </table:table-cell>
          <table:table-cell office:value-type="float" office:value="21.0885369026247" calcext:value-type="float">
            <text:p>21.0885369026247</text:p>
          </table:table-cell>
          <table:table-cell table:number-columns-repeated="5"/>
        </table:table-row>
        <table:table-row table:style-name="ro1">
          <table:table-cell office:value-type="float" office:value="-0.0784196988231973" calcext:value-type="float">
            <text:p>-0.0784196988231973</text:p>
          </table:table-cell>
          <table:table-cell office:value-type="float" office:value="0.764490718169452" calcext:value-type="float">
            <text:p>0.764490718169452</text:p>
          </table:table-cell>
          <table:table-cell office:value-type="float" office:value="21.092507016813" calcext:value-type="float">
            <text:p>21.092507016813</text:p>
          </table:table-cell>
          <table:table-cell table:number-columns-repeated="5"/>
        </table:table-row>
        <table:table-row table:style-name="ro1">
          <table:table-cell office:value-type="float" office:value="0.876220017718353" calcext:value-type="float">
            <text:p>0.876220017718353</text:p>
          </table:table-cell>
          <table:table-cell office:value-type="float" office:value="-0.208923313228879" calcext:value-type="float">
            <text:p>-0.208923313228879</text:p>
          </table:table-cell>
          <table:table-cell office:value-type="float" office:value="21.09593868174" calcext:value-type="float">
            <text:p>21.09593868174</text:p>
          </table:table-cell>
          <table:table-cell table:number-columns-repeated="5"/>
        </table:table-row>
        <table:table-row table:style-name="ro1">
          <table:table-cell office:value-type="float" office:value="0.846352947545184" calcext:value-type="float">
            <text:p>0.846352947545184</text:p>
          </table:table-cell>
          <table:table-cell office:value-type="float" office:value="-0.185814117816783" calcext:value-type="float">
            <text:p>-0.185814117816783</text:p>
          </table:table-cell>
          <table:table-cell office:value-type="float" office:value="21.1009609400054" calcext:value-type="float">
            <text:p>21.1009609400054</text:p>
          </table:table-cell>
          <table:table-cell table:number-columns-repeated="5"/>
        </table:table-row>
        <table:table-row table:style-name="ro1">
          <table:table-cell office:value-type="float" office:value="-0.23389441363758" calcext:value-type="float">
            <text:p>-0.23389441363758</text:p>
          </table:table-cell>
          <table:table-cell office:value-type="float" office:value="0.0878520802844468" calcext:value-type="float">
            <text:p>0.0878520802844468</text:p>
          </table:table-cell>
          <table:table-cell office:value-type="float" office:value="21.1082531549367" calcext:value-type="float">
            <text:p>21.1082531549367</text:p>
          </table:table-cell>
          <table:table-cell table:number-columns-repeated="5"/>
        </table:table-row>
        <table:table-row table:style-name="ro1">
          <table:table-cell office:value-type="float" office:value="1.74219091799872" calcext:value-type="float">
            <text:p>1.74219091799872</text:p>
          </table:table-cell>
          <table:table-cell office:value-type="float" office:value="-0.00648307131571657" calcext:value-type="float">
            <text:p>-0.00648307131571657</text:p>
          </table:table-cell>
          <table:table-cell office:value-type="float" office:value="21.1101677321733" calcext:value-type="float">
            <text:p>21.1101677321733</text:p>
          </table:table-cell>
          <table:table-cell table:number-columns-repeated="5"/>
        </table:table-row>
        <table:table-row table:style-name="ro1">
          <table:table-cell office:value-type="float" office:value="0.198836507538191" calcext:value-type="float">
            <text:p>0.198836507538191</text:p>
          </table:table-cell>
          <table:table-cell office:value-type="float" office:value="0.147671300400656" calcext:value-type="float">
            <text:p>0.147671300400656</text:p>
          </table:table-cell>
          <table:table-cell office:value-type="float" office:value="21.1377518163694" calcext:value-type="float">
            <text:p>21.1377518163694</text:p>
          </table:table-cell>
          <table:table-cell table:number-columns-repeated="5"/>
        </table:table-row>
        <table:table-row table:style-name="ro1">
          <table:table-cell office:value-type="float" office:value="0.73998110976852" calcext:value-type="float">
            <text:p>0.73998110976852</text:p>
          </table:table-cell>
          <table:table-cell office:value-type="float" office:value="-0.0335355367295285" calcext:value-type="float">
            <text:p>-0.0335355367295285</text:p>
          </table:table-cell>
          <table:table-cell office:value-type="float" office:value="21.1381838704297" calcext:value-type="float">
            <text:p>21.1381838704297</text:p>
          </table:table-cell>
          <table:table-cell table:number-columns-repeated="5"/>
        </table:table-row>
        <table:table-row table:style-name="ro1">
          <table:table-cell office:value-type="float" office:value="0.0938899996690631" calcext:value-type="float">
            <text:p>0.0938899996690631</text:p>
          </table:table-cell>
          <table:table-cell office:value-type="float" office:value="-0.238254021859181" calcext:value-type="float">
            <text:p>-0.238254021859181</text:p>
          </table:table-cell>
          <table:table-cell office:value-type="float" office:value="21.1462673839526" calcext:value-type="float">
            <text:p>21.1462673839526</text:p>
          </table:table-cell>
          <table:table-cell table:number-columns-repeated="5"/>
        </table:table-row>
        <table:table-row table:style-name="ro1">
          <table:table-cell office:value-type="float" office:value="0.0657432345960851" calcext:value-type="float">
            <text:p>0.0657432345960851</text:p>
          </table:table-cell>
          <table:table-cell office:value-type="float" office:value="0.748098497559695" calcext:value-type="float">
            <text:p>0.748098497559695</text:p>
          </table:table-cell>
          <table:table-cell office:value-type="float" office:value="21.1468748352435" calcext:value-type="float">
            <text:p>21.1468748352435</text:p>
          </table:table-cell>
          <table:table-cell table:number-columns-repeated="5"/>
        </table:table-row>
        <table:table-row table:style-name="ro1">
          <table:table-cell office:value-type="float" office:value="0.155962443164189" calcext:value-type="float">
            <text:p>0.155962443164189</text:p>
          </table:table-cell>
          <table:table-cell office:value-type="float" office:value="0.193699037056709" calcext:value-type="float">
            <text:p>0.193699037056709</text:p>
          </table:table-cell>
          <table:table-cell office:value-type="float" office:value="21.1472312879378" calcext:value-type="float">
            <text:p>21.1472312879378</text:p>
          </table:table-cell>
          <table:table-cell table:number-columns-repeated="5"/>
        </table:table-row>
        <table:table-row table:style-name="ro1">
          <table:table-cell office:value-type="float" office:value="-0.162983022976988" calcext:value-type="float">
            <text:p>-0.162983022976988</text:p>
          </table:table-cell>
          <table:table-cell office:value-type="float" office:value="-0.193336715218235" calcext:value-type="float">
            <text:p>-0.193336715218235</text:p>
          </table:table-cell>
          <table:table-cell office:value-type="float" office:value="21.1745074729932" calcext:value-type="float">
            <text:p>21.1745074729932</text:p>
          </table:table-cell>
          <table:table-cell table:number-columns-repeated="5"/>
        </table:table-row>
        <table:table-row table:style-name="ro1">
          <table:table-cell office:value-type="float" office:value="-0.0374764538298632" calcext:value-type="float">
            <text:p>-0.0374764538298632</text:p>
          </table:table-cell>
          <table:table-cell office:value-type="float" office:value="1.26688714691347" calcext:value-type="float">
            <text:p>1.26688714691347</text:p>
          </table:table-cell>
          <table:table-cell office:value-type="float" office:value="21.1760213590535" calcext:value-type="float">
            <text:p>21.1760213590535</text:p>
          </table:table-cell>
          <table:table-cell table:number-columns-repeated="5"/>
        </table:table-row>
        <table:table-row table:style-name="ro1">
          <table:table-cell office:value-type="float" office:value="0.201878874800286" calcext:value-type="float">
            <text:p>0.201878874800286</text:p>
          </table:table-cell>
          <table:table-cell office:value-type="float" office:value="0.158336809304926" calcext:value-type="float">
            <text:p>0.158336809304926</text:p>
          </table:table-cell>
          <table:table-cell office:value-type="float" office:value="21.1945012680706" calcext:value-type="float">
            <text:p>21.1945012680706</text:p>
          </table:table-cell>
          <table:table-cell table:number-columns-repeated="5"/>
        </table:table-row>
        <table:table-row table:style-name="ro1">
          <table:table-cell office:value-type="float" office:value="-0.104549593308727" calcext:value-type="float">
            <text:p>-0.104549593308727</text:p>
          </table:table-cell>
          <table:table-cell office:value-type="float" office:value="0.242670239702565" calcext:value-type="float">
            <text:p>0.242670239702565</text:p>
          </table:table-cell>
          <table:table-cell office:value-type="float" office:value="21.1978989985932" calcext:value-type="float">
            <text:p>21.1978989985932</text:p>
          </table:table-cell>
          <table:table-cell table:number-columns-repeated="5"/>
        </table:table-row>
        <table:table-row table:style-name="ro1">
          <table:table-cell office:value-type="float" office:value="-0.152012254507268" calcext:value-type="float">
            <text:p>-0.152012254507268</text:p>
          </table:table-cell>
          <table:table-cell office:value-type="float" office:value="-0.208923313228879" calcext:value-type="float">
            <text:p>-0.208923313228879</text:p>
          </table:table-cell>
          <table:table-cell office:value-type="float" office:value="21.2018300654034" calcext:value-type="float">
            <text:p>21.2018300654034</text:p>
          </table:table-cell>
          <table:table-cell table:number-columns-repeated="5"/>
        </table:table-row>
        <table:table-row table:style-name="ro1">
          <table:table-cell office:value-type="float" office:value="0.00456599728528395" calcext:value-type="float">
            <text:p>0.00456599728528395</text:p>
          </table:table-cell>
          <table:table-cell office:value-type="float" office:value="-0.277100168841944" calcext:value-type="float">
            <text:p>-0.277100168841944</text:p>
          </table:table-cell>
          <table:table-cell office:value-type="float" office:value="21.2038090588792" calcext:value-type="float">
            <text:p>21.2038090588792</text:p>
          </table:table-cell>
          <table:table-cell table:number-columns-repeated="5"/>
        </table:table-row>
        <table:table-row table:style-name="ro1">
          <table:table-cell office:value-type="float" office:value="0.27927729563804" calcext:value-type="float">
            <text:p>0.27927729563804</text:p>
          </table:table-cell>
          <table:table-cell office:value-type="float" office:value="0.0130025292204135" calcext:value-type="float">
            <text:p>0.0130025292204135</text:p>
          </table:table-cell>
          <table:table-cell office:value-type="float" office:value="21.2161687382948" calcext:value-type="float">
            <text:p>21.2161687382948</text:p>
          </table:table-cell>
          <table:table-cell table:number-columns-repeated="5"/>
        </table:table-row>
        <table:table-row table:style-name="ro1">
          <table:table-cell office:value-type="float" office:value="0.280053723073247" calcext:value-type="float">
            <text:p>0.280053723073247</text:p>
          </table:table-cell>
          <table:table-cell office:value-type="float" office:value="0.023846027720706" calcext:value-type="float">
            <text:p>0.023846027720706</text:p>
          </table:table-cell>
          <table:table-cell office:value-type="float" office:value="21.2256485376058" calcext:value-type="float">
            <text:p>21.2256485376058</text:p>
          </table:table-cell>
          <table:table-cell table:number-columns-repeated="5"/>
        </table:table-row>
        <table:table-row table:style-name="ro1">
          <table:table-cell office:value-type="float" office:value="0.0820873700459411" calcext:value-type="float">
            <text:p>0.0820873700459411</text:p>
          </table:table-cell>
          <table:table-cell office:value-type="float" office:value="-0.263367222952869" calcext:value-type="float">
            <text:p>-0.263367222952869</text:p>
          </table:table-cell>
          <table:table-cell office:value-type="float" office:value="21.2368463245872" calcext:value-type="float">
            <text:p>21.2368463245872</text:p>
          </table:table-cell>
          <table:table-cell table:number-columns-repeated="5"/>
        </table:table-row>
        <table:table-row table:style-name="ro1">
          <table:table-cell office:value-type="float" office:value="-0.152012254507268" calcext:value-type="float">
            <text:p>-0.152012254507268</text:p>
          </table:table-cell>
          <table:table-cell office:value-type="float" office:value="-0.21944109131148" calcext:value-type="float">
            <text:p>-0.21944109131148</text:p>
          </table:table-cell>
          <table:table-cell office:value-type="float" office:value="21.249887131515" calcext:value-type="float">
            <text:p>21.249887131515</text:p>
          </table:table-cell>
          <table:table-cell table:number-columns-repeated="5"/>
        </table:table-row>
        <table:table-row table:style-name="ro1">
          <table:table-cell office:value-type="float" office:value="0.247098694547848" calcext:value-type="float">
            <text:p>0.247098694547848</text:p>
          </table:table-cell>
          <table:table-cell office:value-type="float" office:value="0.117095211070172" calcext:value-type="float">
            <text:p>0.117095211070172</text:p>
          </table:table-cell>
          <table:table-cell office:value-type="float" office:value="21.25631243941" calcext:value-type="float">
            <text:p>21.25631243941</text:p>
          </table:table-cell>
          <table:table-cell table:number-columns-repeated="5"/>
        </table:table-row>
        <table:table-row table:style-name="ro1">
          <table:table-cell office:value-type="float" office:value="-0.731059637982988" calcext:value-type="float">
            <text:p>-0.731059637982988</text:p>
          </table:table-cell>
          <table:table-cell office:value-type="float" office:value="0.0836996832029647" calcext:value-type="float">
            <text:p>0.0836996832029647</text:p>
          </table:table-cell>
          <table:table-cell office:value-type="float" office:value="21.2660906939289" calcext:value-type="float">
            <text:p>21.2660906939289</text:p>
          </table:table-cell>
          <table:table-cell table:number-columns-repeated="5"/>
        </table:table-row>
        <table:table-row table:style-name="ro1">
          <table:table-cell office:value-type="float" office:value="0.138505351481439" calcext:value-type="float">
            <text:p>0.138505351481439</text:p>
          </table:table-cell>
          <table:table-cell office:value-type="float" office:value="0.236632777047131" calcext:value-type="float">
            <text:p>0.236632777047131</text:p>
          </table:table-cell>
          <table:table-cell office:value-type="float" office:value="21.2788321016393" calcext:value-type="float">
            <text:p>21.278832101639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2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-0.0123080454747686" calcext:value-type="float">
            <text:p>-0.0123080454747686</text:p>
          </table:table-cell>
          <table:table-cell office:value-type="float" office:value="-0.0154578374501589" calcext:value-type="float">
            <text:p>-0.0154578374501589</text:p>
          </table:table-cell>
          <table:table-cell office:value-type="float" office:value="20.0104474807288" calcext:value-type="float">
            <text:p>20.0104474807288</text:p>
          </table:table-cell>
          <table:table-cell table:number-columns-repeated="5"/>
        </table:table-row>
        <table:table-row table:style-name="ro1">
          <table:table-cell office:value-type="float" office:value="-0.0372082740235082" calcext:value-type="float">
            <text:p>-0.0372082740235082</text:p>
          </table:table-cell>
          <table:table-cell office:value-type="float" office:value="-0.0187259521743661" calcext:value-type="float">
            <text:p>-0.0187259521743661</text:p>
          </table:table-cell>
          <table:table-cell office:value-type="float" office:value="20.0459773654824" calcext:value-type="float">
            <text:p>20.0459773654824</text:p>
          </table:table-cell>
          <table:table-cell table:number-columns-repeated="5"/>
        </table:table-row>
        <table:table-row table:style-name="ro1">
          <table:table-cell office:value-type="float" office:value="0.0451986886093637" calcext:value-type="float">
            <text:p>0.0451986886093637</text:p>
          </table:table-cell>
          <table:table-cell office:value-type="float" office:value="-0.0154578374501589" calcext:value-type="float">
            <text:p>-0.0154578374501589</text:p>
          </table:table-cell>
          <table:table-cell office:value-type="float" office:value="20.0601703874064" calcext:value-type="float">
            <text:p>20.0601703874064</text:p>
          </table:table-cell>
          <table:table-cell table:number-columns-repeated="5"/>
        </table:table-row>
        <table:table-row table:style-name="ro1">
          <table:table-cell office:value-type="float" office:value="0.0417512492202873" calcext:value-type="float">
            <text:p>0.0417512492202873</text:p>
          </table:table-cell>
          <table:table-cell office:value-type="float" office:value="0.0528858672170867" calcext:value-type="float">
            <text:p>0.0528858672170867</text:p>
          </table:table-cell>
          <table:table-cell office:value-type="float" office:value="20.1182005768439" calcext:value-type="float">
            <text:p>20.1182005768439</text:p>
          </table:table-cell>
          <table:table-cell table:number-columns-repeated="5"/>
        </table:table-row>
        <table:table-row table:style-name="ro1">
          <table:table-cell office:value-type="float" office:value="-0.0648258346351196" calcext:value-type="float">
            <text:p>-0.0648258346351196</text:p>
          </table:table-cell>
          <table:table-cell office:value-type="float" office:value="0.0310930802206141" calcext:value-type="float">
            <text:p>0.0310930802206141</text:p>
          </table:table-cell>
          <table:table-cell office:value-type="float" office:value="20.1336503992631" calcext:value-type="float">
            <text:p>20.1336503992631</text:p>
          </table:table-cell>
          <table:table-cell table:number-columns-repeated="5"/>
        </table:table-row>
        <table:table-row table:style-name="ro1">
          <table:table-cell office:value-type="float" office:value="0.0451986886093637" calcext:value-type="float">
            <text:p>0.0451986886093637</text:p>
          </table:table-cell>
          <table:table-cell office:value-type="float" office:value="1.05696725907882" calcext:value-type="float">
            <text:p>1.05696725907882</text:p>
          </table:table-cell>
          <table:table-cell office:value-type="float" office:value="20.1370072185183" calcext:value-type="float">
            <text:p>20.1370072185183</text:p>
          </table:table-cell>
          <table:table-cell table:number-columns-repeated="5"/>
        </table:table-row>
        <table:table-row table:style-name="ro1">
          <table:table-cell office:value-type="float" office:value="0.0483191876651136" calcext:value-type="float">
            <text:p>0.0483191876651136</text:p>
          </table:table-cell>
          <table:table-cell office:value-type="float" office:value="1.0628469189833" calcext:value-type="float">
            <text:p>1.0628469189833</text:p>
          </table:table-cell>
          <table:table-cell office:value-type="float" office:value="20.1617411617523" calcext:value-type="float">
            <text:p>20.1617411617523</text:p>
          </table:table-cell>
          <table:table-cell table:number-columns-repeated="5"/>
        </table:table-row>
        <table:table-row table:style-name="ro1">
          <table:table-cell office:value-type="float" office:value="0.0314974673919971" calcext:value-type="float">
            <text:p>0.0314974673919971</text:p>
          </table:table-cell>
          <table:table-cell office:value-type="float" office:value="0.923950542118468" calcext:value-type="float">
            <text:p>0.923950542118468</text:p>
          </table:table-cell>
          <table:table-cell office:value-type="float" office:value="20.1730107176998" calcext:value-type="float">
            <text:p>20.1730107176998</text:p>
          </table:table-cell>
          <table:table-cell table:number-columns-repeated="5"/>
        </table:table-row>
        <table:table-row table:style-name="ro1">
          <table:table-cell office:value-type="float" office:value="-0.0572372980891871" calcext:value-type="float">
            <text:p>-0.0572372980891871</text:p>
          </table:table-cell>
          <table:table-cell office:value-type="float" office:value="-0.0653823247772718" calcext:value-type="float">
            <text:p>-0.0653823247772718</text:p>
          </table:table-cell>
          <table:table-cell office:value-type="float" office:value="20.1928499899305" calcext:value-type="float">
            <text:p>20.1928499899305</text:p>
          </table:table-cell>
          <table:table-cell table:number-columns-repeated="5"/>
        </table:table-row>
        <table:table-row table:style-name="ro1">
          <table:table-cell office:value-type="float" office:value="0.0784832858719221" calcext:value-type="float">
            <text:p>0.0784832858719221</text:p>
          </table:table-cell>
          <table:table-cell office:value-type="float" office:value="-0.0570858233964497" calcext:value-type="float">
            <text:p>-0.0570858233964497</text:p>
          </table:table-cell>
          <table:table-cell office:value-type="float" office:value="20.2374118904646" calcext:value-type="float">
            <text:p>20.2374118904646</text:p>
          </table:table-cell>
          <table:table-cell table:number-columns-repeated="5"/>
        </table:table-row>
        <table:table-row table:style-name="ro1">
          <table:table-cell office:value-type="float" office:value="0.0820873700459411" calcext:value-type="float">
            <text:p>0.0820873700459411</text:p>
          </table:table-cell>
          <table:table-cell office:value-type="float" office:value="-0.0551397721657166" calcext:value-type="float">
            <text:p>-0.0551397721657166</text:p>
          </table:table-cell>
          <table:table-cell office:value-type="float" office:value="20.2457367203887" calcext:value-type="float">
            <text:p>20.2457367203887</text:p>
          </table:table-cell>
          <table:table-cell table:number-columns-repeated="5"/>
        </table:table-row>
        <table:table-row table:style-name="ro1">
          <table:table-cell office:value-type="float" office:value="0.024489309769841" calcext:value-type="float">
            <text:p>0.024489309769841</text:p>
          </table:table-cell>
          <table:table-cell office:value-type="float" office:value="-0.0974684655206817" calcext:value-type="float">
            <text:p>-0.0974684655206817</text:p>
          </table:table-cell>
          <table:table-cell office:value-type="float" office:value="20.2507351152485" calcext:value-type="float">
            <text:p>20.2507351152485</text:p>
          </table:table-cell>
          <table:table-cell table:number-columns-repeated="5"/>
        </table:table-row>
        <table:table-row table:style-name="ro1">
          <table:table-cell office:value-type="float" office:value="1.06389569387983" calcext:value-type="float">
            <text:p>1.06389569387983</text:p>
          </table:table-cell>
          <table:table-cell office:value-type="float" office:value="-0.0782522494939787" calcext:value-type="float">
            <text:p>-0.0782522494939787</text:p>
          </table:table-cell>
          <table:table-cell office:value-type="float" office:value="20.2561782053209" calcext:value-type="float">
            <text:p>20.2561782053209</text:p>
          </table:table-cell>
          <table:table-cell table:number-columns-repeated="5"/>
        </table:table-row>
        <table:table-row table:style-name="ro1">
          <table:table-cell office:value-type="float" office:value="0.10300170960205" calcext:value-type="float">
            <text:p>0.10300170960205</text:p>
          </table:table-cell>
          <table:table-cell office:value-type="float" office:value="0.0243328656089385" calcext:value-type="float">
            <text:p>0.0243328656089385</text:p>
          </table:table-cell>
          <table:table-cell office:value-type="float" office:value="20.2756851700508" calcext:value-type="float">
            <text:p>20.2756851700508</text:p>
          </table:table-cell>
          <table:table-cell table:number-columns-repeated="5"/>
        </table:table-row>
        <table:table-row table:style-name="ro1">
          <table:table-cell office:value-type="float" office:value="-0.0654427897303223" calcext:value-type="float">
            <text:p>-0.0654427897303223</text:p>
          </table:table-cell>
          <table:table-cell office:value-type="float" office:value="0.0832684383823679" calcext:value-type="float">
            <text:p>0.0832684383823679</text:p>
          </table:table-cell>
          <table:table-cell office:value-type="float" office:value="20.2796487178307" calcext:value-type="float">
            <text:p>20.2796487178307</text:p>
          </table:table-cell>
          <table:table-cell table:number-columns-repeated="5"/>
        </table:table-row>
        <table:table-row table:style-name="ro1">
          <table:table-cell office:value-type="float" office:value="-0.0654427897303223" calcext:value-type="float">
            <text:p>-0.0654427897303223</text:p>
          </table:table-cell>
          <table:table-cell office:value-type="float" office:value="0.908007778412333" calcext:value-type="float">
            <text:p>0.908007778412333</text:p>
          </table:table-cell>
          <table:table-cell office:value-type="float" office:value="20.3143625197746" calcext:value-type="float">
            <text:p>20.3143625197746</text:p>
          </table:table-cell>
          <table:table-cell table:number-columns-repeated="5"/>
        </table:table-row>
        <table:table-row table:style-name="ro1">
          <table:table-cell office:value-type="float" office:value="-0.0849395740549404" calcext:value-type="float">
            <text:p>-0.0849395740549404</text:p>
          </table:table-cell>
          <table:table-cell office:value-type="float" office:value="0.0878520802844468" calcext:value-type="float">
            <text:p>0.0878520802844468</text:p>
          </table:table-cell>
          <table:table-cell office:value-type="float" office:value="20.364063568559" calcext:value-type="float">
            <text:p>20.364063568559</text:p>
          </table:table-cell>
          <table:table-cell table:number-columns-repeated="5"/>
        </table:table-row>
        <table:table-row table:style-name="ro1">
          <table:table-cell office:value-type="float" office:value="0.93781995983227" calcext:value-type="float">
            <text:p>0.93781995983227</text:p>
          </table:table-cell>
          <table:table-cell office:value-type="float" office:value="0.10594346683939" calcext:value-type="float">
            <text:p>0.10594346683939</text:p>
          </table:table-cell>
          <table:table-cell office:value-type="float" office:value="20.3655493128162" calcext:value-type="float">
            <text:p>20.3655493128162</text:p>
          </table:table-cell>
          <table:table-cell table:number-columns-repeated="5"/>
        </table:table-row>
        <table:table-row table:style-name="ro1">
          <table:table-cell office:value-type="float" office:value="-0.0374764538298632" calcext:value-type="float">
            <text:p>-0.0374764538298632</text:p>
          </table:table-cell>
          <table:table-cell office:value-type="float" office:value="0.120598490259883" calcext:value-type="float">
            <text:p>0.120598490259883</text:p>
          </table:table-cell>
          <table:table-cell office:value-type="float" office:value="20.3800456645959" calcext:value-type="float">
            <text:p>20.3800456645959</text:p>
          </table:table-cell>
          <table:table-cell table:number-columns-repeated="5"/>
        </table:table-row>
        <table:table-row table:style-name="ro1">
          <table:table-cell office:value-type="float" office:value="0.0820805106106334" calcext:value-type="float">
            <text:p>0.0820805106106334</text:p>
          </table:table-cell>
          <table:table-cell office:value-type="float" office:value="-1.09542631689365" calcext:value-type="float">
            <text:p>-1.09542631689365</text:p>
          </table:table-cell>
          <table:table-cell office:value-type="float" office:value="20.3838858088384" calcext:value-type="float">
            <text:p>20.3838858088384</text:p>
          </table:table-cell>
          <table:table-cell table:number-columns-repeated="5"/>
        </table:table-row>
        <table:table-row table:style-name="ro1">
          <table:table-cell office:value-type="float" office:value="0.00456599728528395" calcext:value-type="float">
            <text:p>0.00456599728528395</text:p>
          </table:table-cell>
          <table:table-cell office:value-type="float" office:value="0.12827306367956" calcext:value-type="float">
            <text:p>0.12827306367956</text:p>
          </table:table-cell>
          <table:table-cell office:value-type="float" office:value="20.3879691123812" calcext:value-type="float">
            <text:p>20.3879691123812</text:p>
          </table:table-cell>
          <table:table-cell table:number-columns-repeated="5"/>
        </table:table-row>
        <table:table-row table:style-name="ro1">
          <table:table-cell office:value-type="float" office:value="-0.0263278979138173" calcext:value-type="float">
            <text:p>-0.0263278979138173</text:p>
          </table:table-cell>
          <table:table-cell office:value-type="float" office:value="-0.1326968125426" calcext:value-type="float">
            <text:p>-0.1326968125426</text:p>
          </table:table-cell>
          <table:table-cell office:value-type="float" office:value="20.4267441415493" calcext:value-type="float">
            <text:p>20.4267441415493</text:p>
          </table:table-cell>
          <table:table-cell table:number-columns-repeated="5"/>
        </table:table-row>
        <table:table-row table:style-name="ro1">
          <table:table-cell office:value-type="float" office:value="0.122200513437274" calcext:value-type="float">
            <text:p>0.122200513437274</text:p>
          </table:table-cell>
          <table:table-cell office:value-type="float" office:value="0.0604848962983603" calcext:value-type="float">
            <text:p>0.0604848962983603</text:p>
          </table:table-cell>
          <table:table-cell office:value-type="float" office:value="20.4385847415547" calcext:value-type="float">
            <text:p>20.4385847415547</text:p>
          </table:table-cell>
          <table:table-cell table:number-columns-repeated="5"/>
        </table:table-row>
        <table:table-row table:style-name="ro1">
          <table:table-cell office:value-type="float" office:value="0.138505351481439" calcext:value-type="float">
            <text:p>0.138505351481439</text:p>
          </table:table-cell>
          <table:table-cell office:value-type="float" office:value="0.996308734118741" calcext:value-type="float">
            <text:p>0.996308734118741</text:p>
          </table:table-cell>
          <table:table-cell office:value-type="float" office:value="20.44282367107" calcext:value-type="float">
            <text:p>20.44282367107</text:p>
          </table:table-cell>
          <table:table-cell table:number-columns-repeated="5"/>
        </table:table-row>
        <table:table-row table:style-name="ro1">
          <table:table-cell office:value-type="float" office:value="-0.0485478479191037" calcext:value-type="float">
            <text:p>-0.0485478479191037</text:p>
          </table:table-cell>
          <table:table-cell office:value-type="float" office:value="-0.1326968125426" calcext:value-type="float">
            <text:p>-0.1326968125426</text:p>
          </table:table-cell>
          <table:table-cell office:value-type="float" office:value="20.4636946557544" calcext:value-type="float">
            <text:p>20.4636946557544</text:p>
          </table:table-cell>
          <table:table-cell table:number-columns-repeated="5"/>
        </table:table-row>
        <table:table-row table:style-name="ro1">
          <table:table-cell office:value-type="float" office:value="-0.0694898863814081" calcext:value-type="float">
            <text:p>-0.0694898863814081</text:p>
          </table:table-cell>
          <table:table-cell office:value-type="float" office:value="0.122208163740708" calcext:value-type="float">
            <text:p>0.122208163740708</text:p>
          </table:table-cell>
          <table:table-cell office:value-type="float" office:value="20.4640841316211" calcext:value-type="float">
            <text:p>20.4640841316211</text:p>
          </table:table-cell>
          <table:table-cell table:number-columns-repeated="5"/>
        </table:table-row>
        <table:table-row table:style-name="ro1">
          <table:table-cell office:value-type="float" office:value="-0.915994410036753" calcext:value-type="float">
            <text:p>-0.915994410036753</text:p>
          </table:table-cell>
          <table:table-cell office:value-type="float" office:value="-0.113678737403095" calcext:value-type="float">
            <text:p>-0.113678737403095</text:p>
          </table:table-cell>
          <table:table-cell office:value-type="float" office:value="20.4709571836169" calcext:value-type="float">
            <text:p>20.4709571836169</text:p>
          </table:table-cell>
          <table:table-cell table:number-columns-repeated="5"/>
        </table:table-row>
        <table:table-row table:style-name="ro1">
          <table:table-cell office:value-type="float" office:value="0.124002705220378" calcext:value-type="float">
            <text:p>0.124002705220378</text:p>
          </table:table-cell>
          <table:table-cell office:value-type="float" office:value="0.923950542118468" calcext:value-type="float">
            <text:p>0.923950542118468</text:p>
          </table:table-cell>
          <table:table-cell office:value-type="float" office:value="20.4932779427781" calcext:value-type="float">
            <text:p>20.4932779427781</text:p>
          </table:table-cell>
          <table:table-cell table:number-columns-repeated="5"/>
        </table:table-row>
        <table:table-row table:style-name="ro1">
          <table:table-cell office:value-type="float" office:value="-0.0871263968872881" calcext:value-type="float">
            <text:p>-0.0871263968872881</text:p>
          </table:table-cell>
          <table:table-cell office:value-type="float" office:value="-0.11786017640013" calcext:value-type="float">
            <text:p>-0.11786017640013</text:p>
          </table:table-cell>
          <table:table-cell office:value-type="float" office:value="20.501658007006" calcext:value-type="float">
            <text:p>20.501658007006</text:p>
          </table:table-cell>
          <table:table-cell table:number-columns-repeated="5"/>
        </table:table-row>
        <table:table-row table:style-name="ro1">
          <table:table-cell office:value-type="float" office:value="0.0215293218031593" calcext:value-type="float">
            <text:p>0.0215293218031593</text:p>
          </table:table-cell>
          <table:table-cell office:value-type="float" office:value="0.147671300400656" calcext:value-type="float">
            <text:p>0.147671300400656</text:p>
          </table:table-cell>
          <table:table-cell office:value-type="float" office:value="20.5033715900741" calcext:value-type="float">
            <text:p>20.5033715900741</text:p>
          </table:table-cell>
          <table:table-cell table:number-columns-repeated="5"/>
        </table:table-row>
        <table:table-row table:style-name="ro1">
          <table:table-cell office:value-type="float" office:value="0.10300170960205" calcext:value-type="float">
            <text:p>0.10300170960205</text:p>
          </table:table-cell>
          <table:table-cell office:value-type="float" office:value="0.10594346683939" calcext:value-type="float">
            <text:p>0.10594346683939</text:p>
          </table:table-cell>
          <table:table-cell office:value-type="float" office:value="20.5101476248432" calcext:value-type="float">
            <text:p>20.5101476248432</text:p>
          </table:table-cell>
          <table:table-cell table:number-columns-repeated="5"/>
        </table:table-row>
        <table:table-row table:style-name="ro1">
          <table:table-cell office:value-type="float" office:value="-0.0356570155326558" calcext:value-type="float">
            <text:p>-0.0356570155326558</text:p>
          </table:table-cell>
          <table:table-cell office:value-type="float" office:value="1.14844918359822" calcext:value-type="float">
            <text:p>1.14844918359822</text:p>
          </table:table-cell>
          <table:table-cell office:value-type="float" office:value="20.5251641476188" calcext:value-type="float">
            <text:p>20.5251641476188</text:p>
          </table:table-cell>
          <table:table-cell table:number-columns-repeated="5"/>
        </table:table-row>
        <table:table-row table:style-name="ro1">
          <table:table-cell office:value-type="float" office:value="1.1222987960002" calcext:value-type="float">
            <text:p>1.1222987960002</text:p>
          </table:table-cell>
          <table:table-cell office:value-type="float" office:value="0.908007778412333" calcext:value-type="float">
            <text:p>0.908007778412333</text:p>
          </table:table-cell>
          <table:table-cell office:value-type="float" office:value="20.5405582077298" calcext:value-type="float">
            <text:p>20.5405582077298</text:p>
          </table:table-cell>
          <table:table-cell table:number-columns-repeated="5"/>
        </table:table-row>
        <table:table-row table:style-name="ro1">
          <table:table-cell office:value-type="float" office:value="0.127714753680439" calcext:value-type="float">
            <text:p>0.127714753680439</text:p>
          </table:table-cell>
          <table:table-cell office:value-type="float" office:value="0.0878520802844468" calcext:value-type="float">
            <text:p>0.0878520802844468</text:p>
          </table:table-cell>
          <table:table-cell office:value-type="float" office:value="20.551565753066" calcext:value-type="float">
            <text:p>20.551565753066</text:p>
          </table:table-cell>
          <table:table-cell table:number-columns-repeated="5"/>
        </table:table-row>
        <table:table-row table:style-name="ro1">
          <table:table-cell office:value-type="float" office:value="1.01717622781985" calcext:value-type="float">
            <text:p>1.01717622781985</text:p>
          </table:table-cell>
          <table:table-cell office:value-type="float" office:value="0.157011716211596" calcext:value-type="float">
            <text:p>0.157011716211596</text:p>
          </table:table-cell>
          <table:table-cell office:value-type="float" office:value="20.5522793326591" calcext:value-type="float">
            <text:p>20.5522793326591</text:p>
          </table:table-cell>
          <table:table-cell table:number-columns-repeated="5"/>
        </table:table-row>
        <table:table-row table:style-name="ro1">
          <table:table-cell office:value-type="float" office:value="0.846078706048645" calcext:value-type="float">
            <text:p>0.846078706048645</text:p>
          </table:table-cell>
          <table:table-cell office:value-type="float" office:value="-0.0335355367295285" calcext:value-type="float">
            <text:p>-0.0335355367295285</text:p>
          </table:table-cell>
          <table:table-cell office:value-type="float" office:value="20.552504370026" calcext:value-type="float">
            <text:p>20.552504370026</text:p>
          </table:table-cell>
          <table:table-cell table:number-columns-repeated="5"/>
        </table:table-row>
        <table:table-row table:style-name="ro1">
          <table:table-cell office:value-type="float" office:value="0.138505351481439" calcext:value-type="float">
            <text:p>0.138505351481439</text:p>
          </table:table-cell>
          <table:table-cell office:value-type="float" office:value="0.0878520802844468" calcext:value-type="float">
            <text:p>0.0878520802844468</text:p>
          </table:table-cell>
          <table:table-cell office:value-type="float" office:value="20.6053911508912" calcext:value-type="float">
            <text:p>20.6053911508912</text:p>
          </table:table-cell>
          <table:table-cell table:number-columns-repeated="5"/>
        </table:table-row>
        <table:table-row table:style-name="ro1">
          <table:table-cell office:value-type="float" office:value="0.0993681269344809" calcext:value-type="float">
            <text:p>0.0993681269344809</text:p>
          </table:table-cell>
          <table:table-cell office:value-type="float" office:value="0.867787772369257" calcext:value-type="float">
            <text:p>0.867787772369257</text:p>
          </table:table-cell>
          <table:table-cell office:value-type="float" office:value="20.6163717525315" calcext:value-type="float">
            <text:p>20.6163717525315</text:p>
          </table:table-cell>
          <table:table-cell table:number-columns-repeated="5"/>
        </table:table-row>
        <table:table-row table:style-name="ro1">
          <table:table-cell office:value-type="float" office:value="0.894289976158983" calcext:value-type="float">
            <text:p>0.894289976158983</text:p>
          </table:table-cell>
          <table:table-cell office:value-type="float" office:value="0.130878028704785" calcext:value-type="float">
            <text:p>0.130878028704785</text:p>
          </table:table-cell>
          <table:table-cell office:value-type="float" office:value="20.6349593044729" calcext:value-type="float">
            <text:p>20.6349593044729</text:p>
          </table:table-cell>
          <table:table-cell table:number-columns-repeated="5"/>
        </table:table-row>
        <table:table-row table:style-name="ro1">
          <table:table-cell office:value-type="float" office:value="0.123098717410284" calcext:value-type="float">
            <text:p>0.123098717410284</text:p>
          </table:table-cell>
          <table:table-cell office:value-type="float" office:value="-0.11786017640013" calcext:value-type="float">
            <text:p>-0.11786017640013</text:p>
          </table:table-cell>
          <table:table-cell office:value-type="float" office:value="20.6498211032296" calcext:value-type="float">
            <text:p>20.6498211032296</text:p>
          </table:table-cell>
          <table:table-cell table:number-columns-repeated="5"/>
        </table:table-row>
        <table:table-row table:style-name="ro1">
          <table:table-cell office:value-type="float" office:value="0.0451986886093637" calcext:value-type="float">
            <text:p>0.0451986886093637</text:p>
          </table:table-cell>
          <table:table-cell office:value-type="float" office:value="0.169372277914385" calcext:value-type="float">
            <text:p>0.169372277914385</text:p>
          </table:table-cell>
          <table:table-cell office:value-type="float" office:value="20.658550811592" calcext:value-type="float">
            <text:p>20.658550811592</text:p>
          </table:table-cell>
          <table:table-cell table:number-columns-repeated="5"/>
        </table:table-row>
        <table:table-row table:style-name="ro1">
          <table:table-cell office:value-type="float" office:value="1.16656054571807" calcext:value-type="float">
            <text:p>1.16656054571807</text:p>
          </table:table-cell>
          <table:table-cell office:value-type="float" office:value="1.0628469189833" calcext:value-type="float">
            <text:p>1.0628469189833</text:p>
          </table:table-cell>
          <table:table-cell office:value-type="float" office:value="20.6806051852361" calcext:value-type="float">
            <text:p>20.6806051852361</text:p>
          </table:table-cell>
          <table:table-cell table:number-columns-repeated="5"/>
        </table:table-row>
        <table:table-row table:style-name="ro1">
          <table:table-cell office:value-type="float" office:value="0.89950608722395" calcext:value-type="float">
            <text:p>0.89950608722395</text:p>
          </table:table-cell>
          <table:table-cell office:value-type="float" office:value="0.147671300400656" calcext:value-type="float">
            <text:p>0.147671300400656</text:p>
          </table:table-cell>
          <table:table-cell office:value-type="float" office:value="20.6977230743063" calcext:value-type="float">
            <text:p>20.6977230743063</text:p>
          </table:table-cell>
          <table:table-cell table:number-columns-repeated="5"/>
        </table:table-row>
        <table:table-row table:style-name="ro1">
          <table:table-cell office:value-type="float" office:value="0.1751007809517" calcext:value-type="float">
            <text:p>0.1751007809517</text:p>
          </table:table-cell>
          <table:table-cell office:value-type="float" office:value="1.06287853756312" calcext:value-type="float">
            <text:p>1.06287853756312</text:p>
          </table:table-cell>
          <table:table-cell office:value-type="float" office:value="20.7281587819671" calcext:value-type="float">
            <text:p>20.7281587819671</text:p>
          </table:table-cell>
          <table:table-cell table:number-columns-repeated="5"/>
        </table:table-row>
        <table:table-row table:style-name="ro1">
          <table:table-cell office:value-type="float" office:value="-0.162983022976988" calcext:value-type="float">
            <text:p>-0.162983022976988</text:p>
          </table:table-cell>
          <table:table-cell office:value-type="float" office:value="0.0878520802844468" calcext:value-type="float">
            <text:p>0.0878520802844468</text:p>
          </table:table-cell>
          <table:table-cell office:value-type="float" office:value="20.7331301169311" calcext:value-type="float">
            <text:p>20.7331301169311</text:p>
          </table:table-cell>
          <table:table-cell table:number-columns-repeated="5"/>
        </table:table-row>
        <table:table-row table:style-name="ro1">
          <table:table-cell office:value-type="float" office:value="-0.19080593445801" calcext:value-type="float">
            <text:p>-0.19080593445801</text:p>
          </table:table-cell>
          <table:table-cell office:value-type="float" office:value="-0.00690093508709333" calcext:value-type="float">
            <text:p>-0.00690093508709333</text:p>
          </table:table-cell>
          <table:table-cell office:value-type="float" office:value="20.7419631451538" calcext:value-type="float">
            <text:p>20.7419631451538</text:p>
          </table:table-cell>
          <table:table-cell table:number-columns-repeated="5"/>
        </table:table-row>
        <table:table-row table:style-name="ro1">
          <table:table-cell office:value-type="float" office:value="0.094530367625514" calcext:value-type="float">
            <text:p>0.094530367625514</text:p>
          </table:table-cell>
          <table:table-cell office:value-type="float" office:value="1.16081729576968" calcext:value-type="float">
            <text:p>1.16081729576968</text:p>
          </table:table-cell>
          <table:table-cell office:value-type="float" office:value="20.7441874529247" calcext:value-type="float">
            <text:p>20.7441874529247</text:p>
          </table:table-cell>
          <table:table-cell table:number-columns-repeated="5"/>
        </table:table-row>
        <table:table-row table:style-name="ro1">
          <table:table-cell office:value-type="float" office:value="-0.0374764538298632" calcext:value-type="float">
            <text:p>-0.0374764538298632</text:p>
          </table:table-cell>
          <table:table-cell office:value-type="float" office:value="0.186818188624405" calcext:value-type="float">
            <text:p>0.186818188624405</text:p>
          </table:table-cell>
          <table:table-cell office:value-type="float" office:value="20.7453491533578" calcext:value-type="float">
            <text:p>20.7453491533578</text:p>
          </table:table-cell>
          <table:table-cell table:number-columns-repeated="5"/>
        </table:table-row>
        <table:table-row table:style-name="ro1">
          <table:table-cell office:value-type="float" office:value="0.159710243180166" calcext:value-type="float">
            <text:p>0.159710243180166</text:p>
          </table:table-cell>
          <table:table-cell office:value-type="float" office:value="0.104104553713338" calcext:value-type="float">
            <text:p>0.104104553713338</text:p>
          </table:table-cell>
          <table:table-cell office:value-type="float" office:value="20.7728636169406" calcext:value-type="float">
            <text:p>20.7728636169406</text:p>
          </table:table-cell>
          <table:table-cell table:number-columns-repeated="5"/>
        </table:table-row>
        <table:table-row table:style-name="ro1">
          <table:table-cell office:value-type="float" office:value="-0.134052401132713" calcext:value-type="float">
            <text:p>-0.134052401132713</text:p>
          </table:table-cell>
          <table:table-cell office:value-type="float" office:value="1.13837317706183" calcext:value-type="float">
            <text:p>1.13837317706183</text:p>
          </table:table-cell>
          <table:table-cell office:value-type="float" office:value="20.7921450188498" calcext:value-type="float">
            <text:p>20.7921450188498</text:p>
          </table:table-cell>
          <table:table-cell table:number-columns-repeated="5"/>
        </table:table-row>
        <table:table-row table:style-name="ro1">
          <table:table-cell office:value-type="float" office:value="-0.151990739884451" calcext:value-type="float">
            <text:p>-0.151990739884451</text:p>
          </table:table-cell>
          <table:table-cell office:value-type="float" office:value="0.880295601397706" calcext:value-type="float">
            <text:p>0.880295601397706</text:p>
          </table:table-cell>
          <table:table-cell office:value-type="float" office:value="20.7951990823181" calcext:value-type="float">
            <text:p>20.7951990823181</text:p>
          </table:table-cell>
          <table:table-cell table:number-columns-repeated="5"/>
        </table:table-row>
        <table:table-row table:style-name="ro1">
          <table:table-cell office:value-type="float" office:value="1.20723762478127" calcext:value-type="float">
            <text:p>1.20723762478127</text:p>
          </table:table-cell>
          <table:table-cell office:value-type="float" office:value="-0.0102105504966848" calcext:value-type="float">
            <text:p>-0.0102105504966848</text:p>
          </table:table-cell>
          <table:table-cell office:value-type="float" office:value="20.8374713287185" calcext:value-type="float">
            <text:p>20.8374713287185</text:p>
          </table:table-cell>
          <table:table-cell table:number-columns-repeated="5"/>
        </table:table-row>
        <table:table-row table:style-name="ro1">
          <table:table-cell office:value-type="float" office:value="-0.180933784464651" calcext:value-type="float">
            <text:p>-0.180933784464651</text:p>
          </table:table-cell>
          <table:table-cell office:value-type="float" office:value="0.908007778412333" calcext:value-type="float">
            <text:p>0.908007778412333</text:p>
          </table:table-cell>
          <table:table-cell office:value-type="float" office:value="20.8425310499041" calcext:value-type="float">
            <text:p>20.8425310499041</text:p>
          </table:table-cell>
          <table:table-cell table:number-columns-repeated="5"/>
        </table:table-row>
        <table:table-row table:style-name="ro1">
          <table:table-cell office:value-type="float" office:value="0.153392618790915" calcext:value-type="float">
            <text:p>0.153392618790915</text:p>
          </table:table-cell>
          <table:table-cell office:value-type="float" office:value="0.132401493319906" calcext:value-type="float">
            <text:p>0.132401493319906</text:p>
          </table:table-cell>
          <table:table-cell office:value-type="float" office:value="20.8557459983573" calcext:value-type="float">
            <text:p>20.8557459983573</text:p>
          </table:table-cell>
          <table:table-cell table:number-columns-repeated="5"/>
        </table:table-row>
        <table:table-row table:style-name="ro1">
          <table:table-cell office:value-type="float" office:value="0.968695936243079" calcext:value-type="float">
            <text:p>0.968695936243079</text:p>
          </table:table-cell>
          <table:table-cell office:value-type="float" office:value="0.790018527333505" calcext:value-type="float">
            <text:p>0.790018527333505</text:p>
          </table:table-cell>
          <table:table-cell office:value-type="float" office:value="20.8690676212705" calcext:value-type="float">
            <text:p>20.8690676212705</text:p>
          </table:table-cell>
          <table:table-cell table:number-columns-repeated="5"/>
        </table:table-row>
        <table:table-row table:style-name="ro1">
          <table:table-cell office:value-type="float" office:value="-0.19080593445801" calcext:value-type="float">
            <text:p>-0.19080593445801</text:p>
          </table:table-cell>
          <table:table-cell office:value-type="float" office:value="0.0859322834206226" calcext:value-type="float">
            <text:p>0.0859322834206226</text:p>
          </table:table-cell>
          <table:table-cell office:value-type="float" office:value="20.8767853603265" calcext:value-type="float">
            <text:p>20.8767853603265</text:p>
          </table:table-cell>
          <table:table-cell table:number-columns-repeated="5"/>
        </table:table-row>
        <table:table-row table:style-name="ro1">
          <table:table-cell office:value-type="float" office:value="-0.0784196988231973" calcext:value-type="float">
            <text:p>-0.0784196988231973</text:p>
          </table:table-cell>
          <table:table-cell office:value-type="float" office:value="0.195599443017659" calcext:value-type="float">
            <text:p>0.195599443017659</text:p>
          </table:table-cell>
          <table:table-cell office:value-type="float" office:value="20.8813084080221" calcext:value-type="float">
            <text:p>20.8813084080221</text:p>
          </table:table-cell>
          <table:table-cell table:number-columns-repeated="5"/>
        </table:table-row>
        <table:table-row table:style-name="ro1">
          <table:table-cell office:value-type="float" office:value="-0.197774083940731" calcext:value-type="float">
            <text:p>-0.197774083940731</text:p>
          </table:table-cell>
          <table:table-cell office:value-type="float" office:value="0.9249079365214" calcext:value-type="float">
            <text:p>0.9249079365214</text:p>
          </table:table-cell>
          <table:table-cell office:value-type="float" office:value="20.884251859016" calcext:value-type="float">
            <text:p>20.884251859016</text:p>
          </table:table-cell>
          <table:table-cell table:number-columns-repeated="5"/>
        </table:table-row>
        <table:table-row table:style-name="ro1">
          <table:table-cell office:value-type="float" office:value="-0.18956362368619" calcext:value-type="float">
            <text:p>-0.18956362368619</text:p>
          </table:table-cell>
          <table:table-cell office:value-type="float" office:value="0.0998331882893538" calcext:value-type="float">
            <text:p>0.0998331882893538</text:p>
          </table:table-cell>
          <table:table-cell office:value-type="float" office:value="20.9140182200707" calcext:value-type="float">
            <text:p>20.9140182200707</text:p>
          </table:table-cell>
          <table:table-cell table:number-columns-repeated="5"/>
        </table:table-row>
        <table:table-row table:style-name="ro1">
          <table:table-cell office:value-type="float" office:value="0.93781995983227" calcext:value-type="float">
            <text:p>0.93781995983227</text:p>
          </table:table-cell>
          <table:table-cell office:value-type="float" office:value="-0.790085195663172" calcext:value-type="float">
            <text:p>-0.790085195663172</text:p>
          </table:table-cell>
          <table:table-cell office:value-type="float" office:value="20.9198273613661" calcext:value-type="float">
            <text:p>20.9198273613661</text:p>
          </table:table-cell>
          <table:table-cell table:number-columns-repeated="5"/>
        </table:table-row>
        <table:table-row table:style-name="ro1">
          <table:table-cell office:value-type="float" office:value="0.215839309833161" calcext:value-type="float">
            <text:p>0.215839309833161</text:p>
          </table:table-cell>
          <table:table-cell office:value-type="float" office:value="-0.0476236907078799" calcext:value-type="float">
            <text:p>-0.0476236907078799</text:p>
          </table:table-cell>
          <table:table-cell office:value-type="float" office:value="20.9245846518591" calcext:value-type="float">
            <text:p>20.9245846518591</text:p>
          </table:table-cell>
          <table:table-cell table:number-columns-repeated="5"/>
        </table:table-row>
        <table:table-row table:style-name="ro1">
          <table:table-cell office:value-type="float" office:value="-0.180933784464651" calcext:value-type="float">
            <text:p>-0.180933784464651</text:p>
          </table:table-cell>
          <table:table-cell office:value-type="float" office:value="0.120598490259883" calcext:value-type="float">
            <text:p>0.120598490259883</text:p>
          </table:table-cell>
          <table:table-cell office:value-type="float" office:value="20.9439458282244" calcext:value-type="float">
            <text:p>20.9439458282244</text:p>
          </table:table-cell>
          <table:table-cell table:number-columns-repeated="5"/>
        </table:table-row>
        <table:table-row table:style-name="ro1">
          <table:table-cell office:value-type="float" office:value="0.201878874800286" calcext:value-type="float">
            <text:p>0.201878874800286</text:p>
          </table:table-cell>
          <table:table-cell office:value-type="float" office:value="0.908007778412333" calcext:value-type="float">
            <text:p>0.908007778412333</text:p>
          </table:table-cell>
          <table:table-cell office:value-type="float" office:value="20.9541450910717" calcext:value-type="float">
            <text:p>20.9541450910717</text:p>
          </table:table-cell>
          <table:table-cell table:number-columns-repeated="5"/>
        </table:table-row>
        <table:table-row table:style-name="ro1">
          <table:table-cell office:value-type="float" office:value="0.878219538895667" calcext:value-type="float">
            <text:p>0.878219538895667</text:p>
          </table:table-cell>
          <table:table-cell office:value-type="float" office:value="0.186818188624405" calcext:value-type="float">
            <text:p>0.186818188624405</text:p>
          </table:table-cell>
          <table:table-cell office:value-type="float" office:value="20.978166375139" calcext:value-type="float">
            <text:p>20.978166375139</text:p>
          </table:table-cell>
          <table:table-cell table:number-columns-repeated="5"/>
        </table:table-row>
        <table:table-row table:style-name="ro1">
          <table:table-cell office:value-type="float" office:value="0.0466175372508144" calcext:value-type="float">
            <text:p>0.0466175372508144</text:p>
          </table:table-cell>
          <table:table-cell office:value-type="float" office:value="-0.227010563307383" calcext:value-type="float">
            <text:p>-0.227010563307383</text:p>
          </table:table-cell>
          <table:table-cell office:value-type="float" office:value="20.9838551954522" calcext:value-type="float">
            <text:p>20.9838551954522</text:p>
          </table:table-cell>
          <table:table-cell table:number-columns-repeated="5"/>
        </table:table-row>
        <table:table-row table:style-name="ro1">
          <table:table-cell office:value-type="float" office:value="-0.23389441363758" calcext:value-type="float">
            <text:p>-0.23389441363758</text:p>
          </table:table-cell>
          <table:table-cell office:value-type="float" office:value="-0.0168168900228177" calcext:value-type="float">
            <text:p>-0.0168168900228177</text:p>
          </table:table-cell>
          <table:table-cell office:value-type="float" office:value="20.9889721901557" calcext:value-type="float">
            <text:p>20.9889721901557</text:p>
          </table:table-cell>
          <table:table-cell table:number-columns-repeated="5"/>
        </table:table-row>
        <table:table-row table:style-name="ro1">
          <table:table-cell office:value-type="float" office:value="0.00797630865949384" calcext:value-type="float">
            <text:p>0.00797630865949384</text:p>
          </table:table-cell>
          <table:table-cell office:value-type="float" office:value="0.234819789981035" calcext:value-type="float">
            <text:p>0.234819789981035</text:p>
          </table:table-cell>
          <table:table-cell office:value-type="float" office:value="20.990238105586" calcext:value-type="float">
            <text:p>20.990238105586</text:p>
          </table:table-cell>
          <table:table-cell table:number-columns-repeated="5"/>
        </table:table-row>
        <table:table-row table:style-name="ro1">
          <table:table-cell office:value-type="float" office:value="1.23523397278215" calcext:value-type="float">
            <text:p>1.23523397278215</text:p>
          </table:table-cell>
          <table:table-cell office:value-type="float" office:value="0.0130025292204135" calcext:value-type="float">
            <text:p>0.0130025292204135</text:p>
          </table:table-cell>
          <table:table-cell office:value-type="float" office:value="20.9942689596475" calcext:value-type="float">
            <text:p>20.9942689596475</text:p>
          </table:table-cell>
          <table:table-cell table:number-columns-repeated="5"/>
        </table:table-row>
        <table:table-row table:style-name="ro1">
          <table:table-cell office:value-type="float" office:value="-0.0485478479191037" calcext:value-type="float">
            <text:p>-0.0485478479191037</text:p>
          </table:table-cell>
          <table:table-cell office:value-type="float" office:value="0.769691695838299" calcext:value-type="float">
            <text:p>0.769691695838299</text:p>
          </table:table-cell>
          <table:table-cell office:value-type="float" office:value="21.0046349564586" calcext:value-type="float">
            <text:p>21.0046349564586</text:p>
          </table:table-cell>
          <table:table-cell table:number-columns-repeated="5"/>
        </table:table-row>
        <table:table-row table:style-name="ro1">
          <table:table-cell office:value-type="float" office:value="1.23523397278215" calcext:value-type="float">
            <text:p>1.23523397278215</text:p>
          </table:table-cell>
          <table:table-cell office:value-type="float" office:value="0.0310930802206141" calcext:value-type="float">
            <text:p>0.0310930802206141</text:p>
          </table:table-cell>
          <table:table-cell office:value-type="float" office:value="21.0077387700082" calcext:value-type="float">
            <text:p>21.0077387700082</text:p>
          </table:table-cell>
          <table:table-cell table:number-columns-repeated="5"/>
        </table:table-row>
        <table:table-row table:style-name="ro1">
          <table:table-cell office:value-type="float" office:value="0.217566082868758" calcext:value-type="float">
            <text:p>0.217566082868758</text:p>
          </table:table-cell>
          <table:table-cell office:value-type="float" office:value="0.0836996832029647" calcext:value-type="float">
            <text:p>0.0836996832029647</text:p>
          </table:table-cell>
          <table:table-cell office:value-type="float" office:value="21.0131772568748" calcext:value-type="float">
            <text:p>21.0131772568748</text:p>
          </table:table-cell>
          <table:table-cell table:number-columns-repeated="5"/>
        </table:table-row>
        <table:table-row table:style-name="ro1">
          <table:table-cell office:value-type="float" office:value="-0.0374764538298632" calcext:value-type="float">
            <text:p>-0.0374764538298632</text:p>
          </table:table-cell>
          <table:table-cell office:value-type="float" office:value="-0.764936967945101" calcext:value-type="float">
            <text:p>-0.764936967945101</text:p>
          </table:table-cell>
          <table:table-cell office:value-type="float" office:value="21.0141441298802" calcext:value-type="float">
            <text:p>21.0141441298802</text:p>
          </table:table-cell>
          <table:table-cell table:number-columns-repeated="5"/>
        </table:table-row>
        <table:table-row table:style-name="ro1">
          <table:table-cell office:value-type="float" office:value="-0.0199632964339821" calcext:value-type="float">
            <text:p>-0.0199632964339821</text:p>
          </table:table-cell>
          <table:table-cell office:value-type="float" office:value="1.24082743458778" calcext:value-type="float">
            <text:p>1.24082743458778</text:p>
          </table:table-cell>
          <table:table-cell office:value-type="float" office:value="21.0280388319182" calcext:value-type="float">
            <text:p>21.0280388319182</text:p>
          </table:table-cell>
          <table:table-cell table:number-columns-repeated="5"/>
        </table:table-row>
        <table:table-row table:style-name="ro1">
          <table:table-cell office:value-type="float" office:value="0.209611421166725" calcext:value-type="float">
            <text:p>0.209611421166725</text:p>
          </table:table-cell>
          <table:table-cell office:value-type="float" office:value="0.10594346683939" calcext:value-type="float">
            <text:p>0.10594346683939</text:p>
          </table:table-cell>
          <table:table-cell office:value-type="float" office:value="21.0383034865654" calcext:value-type="float">
            <text:p>21.0383034865654</text:p>
          </table:table-cell>
          <table:table-cell table:number-columns-repeated="5"/>
        </table:table-row>
        <table:table-row table:style-name="ro1">
          <table:table-cell office:value-type="float" office:value="0.127714753680439" calcext:value-type="float">
            <text:p>0.127714753680439</text:p>
          </table:table-cell>
          <table:table-cell office:value-type="float" office:value="0.195599443017659" calcext:value-type="float">
            <text:p>0.195599443017659</text:p>
          </table:table-cell>
          <table:table-cell office:value-type="float" office:value="21.0445303935667" calcext:value-type="float">
            <text:p>21.0445303935667</text:p>
          </table:table-cell>
          <table:table-cell table:number-columns-repeated="5"/>
        </table:table-row>
        <table:table-row table:style-name="ro1">
          <table:table-cell office:value-type="float" office:value="-0.0645215263000715" calcext:value-type="float">
            <text:p>-0.0645215263000715</text:p>
          </table:table-cell>
          <table:table-cell office:value-type="float" office:value="0.23610394420189" calcext:value-type="float">
            <text:p>0.23610394420189</text:p>
          </table:table-cell>
          <table:table-cell office:value-type="float" office:value="21.0644870384234" calcext:value-type="float">
            <text:p>21.0644870384234</text:p>
          </table:table-cell>
          <table:table-cell table:number-columns-repeated="5"/>
        </table:table-row>
        <table:table-row table:style-name="ro1">
          <table:table-cell office:value-type="float" office:value="0.0657432345960851" calcext:value-type="float">
            <text:p>0.0657432345960851</text:p>
          </table:table-cell>
          <table:table-cell office:value-type="float" office:value="0.23610394420189" calcext:value-type="float">
            <text:p>0.23610394420189</text:p>
          </table:table-cell>
          <table:table-cell office:value-type="float" office:value="21.0670108238554" calcext:value-type="float">
            <text:p>21.0670108238554</text:p>
          </table:table-cell>
          <table:table-cell table:number-columns-repeated="5"/>
        </table:table-row>
        <table:table-row table:style-name="ro1">
          <table:table-cell office:value-type="float" office:value="-0.0645215263000715" calcext:value-type="float">
            <text:p>-0.0645215263000715</text:p>
          </table:table-cell>
          <table:table-cell office:value-type="float" office:value="0.236632777047131" calcext:value-type="float">
            <text:p>0.236632777047131</text:p>
          </table:table-cell>
          <table:table-cell office:value-type="float" office:value="21.0672222781201" calcext:value-type="float">
            <text:p>21.0672222781201</text:p>
          </table:table-cell>
          <table:table-cell table:number-columns-repeated="5"/>
        </table:table-row>
        <table:table-row table:style-name="ro1">
          <table:table-cell office:value-type="float" office:value="-0.134052401132713" calcext:value-type="float">
            <text:p>-0.134052401132713</text:p>
          </table:table-cell>
          <table:table-cell office:value-type="float" office:value="0.195599443017659" calcext:value-type="float">
            <text:p>0.195599443017659</text:p>
          </table:table-cell>
          <table:table-cell office:value-type="float" office:value="21.0687706187609" calcext:value-type="float">
            <text:p>21.0687706187609</text:p>
          </table:table-cell>
          <table:table-cell table:number-columns-repeated="5"/>
        </table:table-row>
        <table:table-row table:style-name="ro1">
          <table:table-cell office:value-type="float" office:value="-0.145210159573552" calcext:value-type="float">
            <text:p>-0.145210159573552</text:p>
          </table:table-cell>
          <table:table-cell office:value-type="float" office:value="0.186818188624405" calcext:value-type="float">
            <text:p>0.186818188624405</text:p>
          </table:table-cell>
          <table:table-cell office:value-type="float" office:value="21.0707958918822" calcext:value-type="float">
            <text:p>21.0707958918822</text:p>
          </table:table-cell>
          <table:table-cell table:number-columns-repeated="5"/>
        </table:table-row>
        <table:table-row table:style-name="ro1">
          <table:table-cell office:value-type="float" office:value="0.968695936243079" calcext:value-type="float">
            <text:p>0.968695936243079</text:p>
          </table:table-cell>
          <table:table-cell office:value-type="float" office:value="-0.248857454168914" calcext:value-type="float">
            <text:p>-0.248857454168914</text:p>
          </table:table-cell>
          <table:table-cell office:value-type="float" office:value="21.0795070778993" calcext:value-type="float">
            <text:p>21.0795070778993</text:p>
          </table:table-cell>
          <table:table-cell table:number-columns-repeated="5"/>
        </table:table-row>
        <table:table-row table:style-name="ro1">
          <table:table-cell office:value-type="float" office:value="0.13744302785214" calcext:value-type="float">
            <text:p>0.13744302785214</text:p>
          </table:table-cell>
          <table:table-cell office:value-type="float" office:value="-0.196959783662606" calcext:value-type="float">
            <text:p>-0.196959783662606</text:p>
          </table:table-cell>
          <table:table-cell office:value-type="float" office:value="21.0885369026247" calcext:value-type="float">
            <text:p>21.0885369026247</text:p>
          </table:table-cell>
          <table:table-cell table:number-columns-repeated="5"/>
        </table:table-row>
        <table:table-row table:style-name="ro1">
          <table:table-cell office:value-type="float" office:value="-0.0784196988231973" calcext:value-type="float">
            <text:p>-0.0784196988231973</text:p>
          </table:table-cell>
          <table:table-cell office:value-type="float" office:value="0.764490718169452" calcext:value-type="float">
            <text:p>0.764490718169452</text:p>
          </table:table-cell>
          <table:table-cell office:value-type="float" office:value="21.092507016813" calcext:value-type="float">
            <text:p>21.092507016813</text:p>
          </table:table-cell>
          <table:table-cell table:number-columns-repeated="5"/>
        </table:table-row>
        <table:table-row table:style-name="ro1">
          <table:table-cell office:value-type="float" office:value="-0.0561708701496492" calcext:value-type="float">
            <text:p>-0.0561708701496492</text:p>
          </table:table-cell>
          <table:table-cell office:value-type="float" office:value="1.24503465381471" calcext:value-type="float">
            <text:p>1.24503465381471</text:p>
          </table:table-cell>
          <table:table-cell office:value-type="float" office:value="21.0944669936962" calcext:value-type="float">
            <text:p>21.0944669936962</text:p>
          </table:table-cell>
          <table:table-cell table:number-columns-repeated="5"/>
        </table:table-row>
        <table:table-row table:style-name="ro1">
          <table:table-cell office:value-type="float" office:value="0.876220017718353" calcext:value-type="float">
            <text:p>0.876220017718353</text:p>
          </table:table-cell>
          <table:table-cell office:value-type="float" office:value="-0.208923313228879" calcext:value-type="float">
            <text:p>-0.208923313228879</text:p>
          </table:table-cell>
          <table:table-cell office:value-type="float" office:value="21.09593868174" calcext:value-type="float">
            <text:p>21.09593868174</text:p>
          </table:table-cell>
          <table:table-cell table:number-columns-repeated="5"/>
        </table:table-row>
        <table:table-row table:style-name="ro1">
          <table:table-cell office:value-type="float" office:value="0.846352947545184" calcext:value-type="float">
            <text:p>0.846352947545184</text:p>
          </table:table-cell>
          <table:table-cell office:value-type="float" office:value="-0.185814117816783" calcext:value-type="float">
            <text:p>-0.185814117816783</text:p>
          </table:table-cell>
          <table:table-cell office:value-type="float" office:value="21.1009609400054" calcext:value-type="float">
            <text:p>21.1009609400054</text:p>
          </table:table-cell>
          <table:table-cell table:number-columns-repeated="5"/>
        </table:table-row>
        <table:table-row table:style-name="ro1">
          <table:table-cell office:value-type="float" office:value="-0.23389441363758" calcext:value-type="float">
            <text:p>-0.23389441363758</text:p>
          </table:table-cell>
          <table:table-cell office:value-type="float" office:value="0.0878520802844468" calcext:value-type="float">
            <text:p>0.0878520802844468</text:p>
          </table:table-cell>
          <table:table-cell office:value-type="float" office:value="21.1082531549367" calcext:value-type="float">
            <text:p>21.1082531549367</text:p>
          </table:table-cell>
          <table:table-cell table:number-columns-repeated="5"/>
        </table:table-row>
        <table:table-row table:style-name="ro1">
          <table:table-cell office:value-type="float" office:value="1.74219091799872" calcext:value-type="float">
            <text:p>1.74219091799872</text:p>
          </table:table-cell>
          <table:table-cell office:value-type="float" office:value="-0.00648307131571657" calcext:value-type="float">
            <text:p>-0.00648307131571657</text:p>
          </table:table-cell>
          <table:table-cell office:value-type="float" office:value="21.1101677321733" calcext:value-type="float">
            <text:p>21.1101677321733</text:p>
          </table:table-cell>
          <table:table-cell table:number-columns-repeated="5"/>
        </table:table-row>
        <table:table-row table:style-name="ro1">
          <table:table-cell office:value-type="float" office:value="0.0961065896887668" calcext:value-type="float">
            <text:p>0.0961065896887668</text:p>
          </table:table-cell>
          <table:table-cell office:value-type="float" office:value="0.768660574631086" calcext:value-type="float">
            <text:p>0.768660574631086</text:p>
          </table:table-cell>
          <table:table-cell office:value-type="float" office:value="21.1181821141641" calcext:value-type="float">
            <text:p>21.1181821141641</text:p>
          </table:table-cell>
          <table:table-cell table:number-columns-repeated="5"/>
        </table:table-row>
        <table:table-row table:style-name="ro1">
          <table:table-cell office:value-type="float" office:value="0.968695936243079" calcext:value-type="float">
            <text:p>0.968695936243079</text:p>
          </table:table-cell>
          <table:table-cell office:value-type="float" office:value="0.740827434587776" calcext:value-type="float">
            <text:p>0.740827434587776</text:p>
          </table:table-cell>
          <table:table-cell office:value-type="float" office:value="21.1317364058207" calcext:value-type="float">
            <text:p>21.1317364058207</text:p>
          </table:table-cell>
          <table:table-cell table:number-columns-repeated="5"/>
        </table:table-row>
        <table:table-row table:style-name="ro1">
          <table:table-cell office:value-type="float" office:value="0.198836507538191" calcext:value-type="float">
            <text:p>0.198836507538191</text:p>
          </table:table-cell>
          <table:table-cell office:value-type="float" office:value="0.147671300400656" calcext:value-type="float">
            <text:p>0.147671300400656</text:p>
          </table:table-cell>
          <table:table-cell office:value-type="float" office:value="21.1377518163694" calcext:value-type="float">
            <text:p>21.1377518163694</text:p>
          </table:table-cell>
          <table:table-cell table:number-columns-repeated="5"/>
        </table:table-row>
        <table:table-row table:style-name="ro1">
          <table:table-cell office:value-type="float" office:value="0.73998110976852" calcext:value-type="float">
            <text:p>0.73998110976852</text:p>
          </table:table-cell>
          <table:table-cell office:value-type="float" office:value="-0.0335355367295285" calcext:value-type="float">
            <text:p>-0.0335355367295285</text:p>
          </table:table-cell>
          <table:table-cell office:value-type="float" office:value="21.1381838704297" calcext:value-type="float">
            <text:p>21.1381838704297</text:p>
          </table:table-cell>
          <table:table-cell table:number-columns-repeated="5"/>
        </table:table-row>
        <table:table-row table:style-name="ro1">
          <table:table-cell office:value-type="float" office:value="0.0938899996690631" calcext:value-type="float">
            <text:p>0.0938899996690631</text:p>
          </table:table-cell>
          <table:table-cell office:value-type="float" office:value="-0.238254021859181" calcext:value-type="float">
            <text:p>-0.238254021859181</text:p>
          </table:table-cell>
          <table:table-cell office:value-type="float" office:value="21.1462673839526" calcext:value-type="float">
            <text:p>21.1462673839526</text:p>
          </table:table-cell>
          <table:table-cell table:number-columns-repeated="5"/>
        </table:table-row>
        <table:table-row table:style-name="ro1">
          <table:table-cell office:value-type="float" office:value="0.0657432345960851" calcext:value-type="float">
            <text:p>0.0657432345960851</text:p>
          </table:table-cell>
          <table:table-cell office:value-type="float" office:value="0.748098497559695" calcext:value-type="float">
            <text:p>0.748098497559695</text:p>
          </table:table-cell>
          <table:table-cell office:value-type="float" office:value="21.1468748352435" calcext:value-type="float">
            <text:p>21.1468748352435</text:p>
          </table:table-cell>
          <table:table-cell table:number-columns-repeated="5"/>
        </table:table-row>
        <table:table-row table:style-name="ro1">
          <table:table-cell office:value-type="float" office:value="0.155962443164189" calcext:value-type="float">
            <text:p>0.155962443164189</text:p>
          </table:table-cell>
          <table:table-cell office:value-type="float" office:value="0.193699037056709" calcext:value-type="float">
            <text:p>0.193699037056709</text:p>
          </table:table-cell>
          <table:table-cell office:value-type="float" office:value="21.1472312879378" calcext:value-type="float">
            <text:p>21.1472312879378</text:p>
          </table:table-cell>
          <table:table-cell table:number-columns-repeated="5"/>
        </table:table-row>
        <table:table-row table:style-name="ro1">
          <table:table-cell office:value-type="float" office:value="0.0237566938781063" calcext:value-type="float">
            <text:p>0.0237566938781063</text:p>
          </table:table-cell>
          <table:table-cell office:value-type="float" office:value="-0.267432277100206" calcext:value-type="float">
            <text:p>-0.267432277100206</text:p>
          </table:table-cell>
          <table:table-cell office:value-type="float" office:value="21.1659092680497" calcext:value-type="float">
            <text:p>21.1659092680497</text:p>
          </table:table-cell>
          <table:table-cell table:number-columns-repeated="5"/>
        </table:table-row>
        <table:table-row table:style-name="ro1">
          <table:table-cell office:value-type="float" office:value="-0.162983022976988" calcext:value-type="float">
            <text:p>-0.162983022976988</text:p>
          </table:table-cell>
          <table:table-cell office:value-type="float" office:value="-0.193336715218235" calcext:value-type="float">
            <text:p>-0.193336715218235</text:p>
          </table:table-cell>
          <table:table-cell office:value-type="float" office:value="21.1745074729932" calcext:value-type="float">
            <text:p>21.1745074729932</text:p>
          </table:table-cell>
          <table:table-cell table:number-columns-repeated="5"/>
        </table:table-row>
        <table:table-row table:style-name="ro1">
          <table:table-cell office:value-type="float" office:value="-0.0374764538298632" calcext:value-type="float">
            <text:p>-0.0374764538298632</text:p>
          </table:table-cell>
          <table:table-cell office:value-type="float" office:value="1.26688714691347" calcext:value-type="float">
            <text:p>1.26688714691347</text:p>
          </table:table-cell>
          <table:table-cell office:value-type="float" office:value="21.1760213590535" calcext:value-type="float">
            <text:p>21.1760213590535</text:p>
          </table:table-cell>
          <table:table-cell table:number-columns-repeated="5"/>
        </table:table-row>
        <table:table-row table:style-name="ro1">
          <table:table-cell office:value-type="float" office:value="1.23523397278215" calcext:value-type="float">
            <text:p>1.23523397278215</text:p>
          </table:table-cell>
          <table:table-cell office:value-type="float" office:value="0.113839886863104" calcext:value-type="float">
            <text:p>0.113839886863104</text:p>
          </table:table-cell>
          <table:table-cell office:value-type="float" office:value="21.1905592893413" calcext:value-type="float">
            <text:p>21.1905592893413</text:p>
          </table:table-cell>
          <table:table-cell table:number-columns-repeated="5"/>
        </table:table-row>
        <table:table-row table:style-name="ro1">
          <table:table-cell office:value-type="float" office:value="0.201878874800286" calcext:value-type="float">
            <text:p>0.201878874800286</text:p>
          </table:table-cell>
          <table:table-cell office:value-type="float" office:value="0.158336809304926" calcext:value-type="float">
            <text:p>0.158336809304926</text:p>
          </table:table-cell>
          <table:table-cell office:value-type="float" office:value="21.1945012680706" calcext:value-type="float">
            <text:p>21.194501268070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3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-0.0123080454747686" calcext:value-type="float">
            <text:p>-0.0123080454747686</text:p>
          </table:table-cell>
          <table:table-cell office:value-type="float" office:value="-0.0154578374501589" calcext:value-type="float">
            <text:p>-0.0154578374501589</text:p>
          </table:table-cell>
          <table:table-cell office:value-type="float" office:value="20.0104474807288" calcext:value-type="float">
            <text:p>20.0104474807288</text:p>
          </table:table-cell>
          <table:table-cell table:number-columns-repeated="5"/>
        </table:table-row>
        <table:table-row table:style-name="ro1">
          <table:table-cell office:value-type="float" office:value="-0.0372082740235082" calcext:value-type="float">
            <text:p>-0.0372082740235082</text:p>
          </table:table-cell>
          <table:table-cell office:value-type="float" office:value="-0.0187259521743661" calcext:value-type="float">
            <text:p>-0.0187259521743661</text:p>
          </table:table-cell>
          <table:table-cell office:value-type="float" office:value="20.0459773654824" calcext:value-type="float">
            <text:p>20.0459773654824</text:p>
          </table:table-cell>
          <table:table-cell table:number-columns-repeated="5"/>
        </table:table-row>
        <table:table-row table:style-name="ro1">
          <table:table-cell office:value-type="float" office:value="0.0451986886093637" calcext:value-type="float">
            <text:p>0.0451986886093637</text:p>
          </table:table-cell>
          <table:table-cell office:value-type="float" office:value="0.0130025292204135" calcext:value-type="float">
            <text:p>0.0130025292204135</text:p>
          </table:table-cell>
          <table:table-cell office:value-type="float" office:value="20.0583389760543" calcext:value-type="float">
            <text:p>20.0583389760543</text:p>
          </table:table-cell>
          <table:table-cell table:number-columns-repeated="5"/>
        </table:table-row>
        <table:table-row table:style-name="ro1">
          <table:table-cell office:value-type="float" office:value="0.0451986886093637" calcext:value-type="float">
            <text:p>0.0451986886093637</text:p>
          </table:table-cell>
          <table:table-cell office:value-type="float" office:value="-0.0154578374501589" calcext:value-type="float">
            <text:p>-0.0154578374501589</text:p>
          </table:table-cell>
          <table:table-cell office:value-type="float" office:value="20.0601703874064" calcext:value-type="float">
            <text:p>20.0601703874064</text:p>
          </table:table-cell>
          <table:table-cell table:number-columns-repeated="5"/>
        </table:table-row>
        <table:table-row table:style-name="ro1">
          <table:table-cell office:value-type="float" office:value="0.0417512492202873" calcext:value-type="float">
            <text:p>0.0417512492202873</text:p>
          </table:table-cell>
          <table:table-cell office:value-type="float" office:value="0.0528858672170867" calcext:value-type="float">
            <text:p>0.0528858672170867</text:p>
          </table:table-cell>
          <table:table-cell office:value-type="float" office:value="20.1182005768439" calcext:value-type="float">
            <text:p>20.1182005768439</text:p>
          </table:table-cell>
          <table:table-cell table:number-columns-repeated="5"/>
        </table:table-row>
        <table:table-row table:style-name="ro1">
          <table:table-cell office:value-type="float" office:value="-0.0645215263000715" calcext:value-type="float">
            <text:p>-0.0645215263000715</text:p>
          </table:table-cell>
          <table:table-cell office:value-type="float" office:value="-0.0286344928712259" calcext:value-type="float">
            <text:p>-0.0286344928712259</text:p>
          </table:table-cell>
          <table:table-cell office:value-type="float" office:value="20.1289455016241" calcext:value-type="float">
            <text:p>20.1289455016241</text:p>
          </table:table-cell>
          <table:table-cell table:number-columns-repeated="5"/>
        </table:table-row>
        <table:table-row table:style-name="ro1">
          <table:table-cell office:value-type="float" office:value="-0.0648258346351196" calcext:value-type="float">
            <text:p>-0.0648258346351196</text:p>
          </table:table-cell>
          <table:table-cell office:value-type="float" office:value="0.0310930802206141" calcext:value-type="float">
            <text:p>0.0310930802206141</text:p>
          </table:table-cell>
          <table:table-cell office:value-type="float" office:value="20.1336503992631" calcext:value-type="float">
            <text:p>20.1336503992631</text:p>
          </table:table-cell>
          <table:table-cell table:number-columns-repeated="5"/>
        </table:table-row>
        <table:table-row table:style-name="ro1">
          <table:table-cell office:value-type="float" office:value="0.0451986886093637" calcext:value-type="float">
            <text:p>0.0451986886093637</text:p>
          </table:table-cell>
          <table:table-cell office:value-type="float" office:value="1.05696725907882" calcext:value-type="float">
            <text:p>1.05696725907882</text:p>
          </table:table-cell>
          <table:table-cell office:value-type="float" office:value="20.1370072185183" calcext:value-type="float">
            <text:p>20.1370072185183</text:p>
          </table:table-cell>
          <table:table-cell table:number-columns-repeated="5"/>
        </table:table-row>
        <table:table-row table:style-name="ro1">
          <table:table-cell office:value-type="float" office:value="0.0483191876651136" calcext:value-type="float">
            <text:p>0.0483191876651136</text:p>
          </table:table-cell>
          <table:table-cell office:value-type="float" office:value="1.0628469189833" calcext:value-type="float">
            <text:p>1.0628469189833</text:p>
          </table:table-cell>
          <table:table-cell office:value-type="float" office:value="20.1617411617523" calcext:value-type="float">
            <text:p>20.1617411617523</text:p>
          </table:table-cell>
          <table:table-cell table:number-columns-repeated="5"/>
        </table:table-row>
        <table:table-row table:style-name="ro1">
          <table:table-cell office:value-type="float" office:value="0.00312008807622" calcext:value-type="float">
            <text:p>0.00312008807622</text:p>
          </table:table-cell>
          <table:table-cell office:value-type="float" office:value="0.918968386736023" calcext:value-type="float">
            <text:p>0.918968386736023</text:p>
          </table:table-cell>
          <table:table-cell office:value-type="float" office:value="20.1672784844142" calcext:value-type="float">
            <text:p>20.1672784844142</text:p>
          </table:table-cell>
          <table:table-cell table:number-columns-repeated="5"/>
        </table:table-row>
        <table:table-row table:style-name="ro1">
          <table:table-cell office:value-type="float" office:value="0.0314974673919971" calcext:value-type="float">
            <text:p>0.0314974673919971</text:p>
          </table:table-cell>
          <table:table-cell office:value-type="float" office:value="0.923950542118468" calcext:value-type="float">
            <text:p>0.923950542118468</text:p>
          </table:table-cell>
          <table:table-cell office:value-type="float" office:value="20.1730107176998" calcext:value-type="float">
            <text:p>20.1730107176998</text:p>
          </table:table-cell>
          <table:table-cell table:number-columns-repeated="5"/>
        </table:table-row>
        <table:table-row table:style-name="ro1">
          <table:table-cell office:value-type="float" office:value="-0.0572372980891871" calcext:value-type="float">
            <text:p>-0.0572372980891871</text:p>
          </table:table-cell>
          <table:table-cell office:value-type="float" office:value="-0.0653823247772718" calcext:value-type="float">
            <text:p>-0.0653823247772718</text:p>
          </table:table-cell>
          <table:table-cell office:value-type="float" office:value="20.1928499899305" calcext:value-type="float">
            <text:p>20.1928499899305</text:p>
          </table:table-cell>
          <table:table-cell table:number-columns-repeated="5"/>
        </table:table-row>
        <table:table-row table:style-name="ro1">
          <table:table-cell office:value-type="float" office:value="-0.0871263968872881" calcext:value-type="float">
            <text:p>-0.0871263968872881</text:p>
          </table:table-cell>
          <table:table-cell office:value-type="float" office:value="-0.0405791671140179" calcext:value-type="float">
            <text:p>-0.0405791671140179</text:p>
          </table:table-cell>
          <table:table-cell office:value-type="float" office:value="20.2320504779014" calcext:value-type="float">
            <text:p>20.2320504779014</text:p>
          </table:table-cell>
          <table:table-cell table:number-columns-repeated="5"/>
        </table:table-row>
        <table:table-row table:style-name="ro1">
          <table:table-cell office:value-type="float" office:value="0.0784832858719221" calcext:value-type="float">
            <text:p>0.0784832858719221</text:p>
          </table:table-cell>
          <table:table-cell office:value-type="float" office:value="-0.0570858233964497" calcext:value-type="float">
            <text:p>-0.0570858233964497</text:p>
          </table:table-cell>
          <table:table-cell office:value-type="float" office:value="20.2374118904646" calcext:value-type="float">
            <text:p>20.2374118904646</text:p>
          </table:table-cell>
          <table:table-cell table:number-columns-repeated="5"/>
        </table:table-row>
        <table:table-row table:style-name="ro1">
          <table:table-cell office:value-type="float" office:value="0.0820873700459411" calcext:value-type="float">
            <text:p>0.0820873700459411</text:p>
          </table:table-cell>
          <table:table-cell office:value-type="float" office:value="-0.0551397721657166" calcext:value-type="float">
            <text:p>-0.0551397721657166</text:p>
          </table:table-cell>
          <table:table-cell office:value-type="float" office:value="20.2457367203887" calcext:value-type="float">
            <text:p>20.2457367203887</text:p>
          </table:table-cell>
          <table:table-cell table:number-columns-repeated="5"/>
        </table:table-row>
        <table:table-row table:style-name="ro1">
          <table:table-cell office:value-type="float" office:value="0.024489309769841" calcext:value-type="float">
            <text:p>0.024489309769841</text:p>
          </table:table-cell>
          <table:table-cell office:value-type="float" office:value="-0.0974684655206817" calcext:value-type="float">
            <text:p>-0.0974684655206817</text:p>
          </table:table-cell>
          <table:table-cell office:value-type="float" office:value="20.2507351152485" calcext:value-type="float">
            <text:p>20.2507351152485</text:p>
          </table:table-cell>
          <table:table-cell table:number-columns-repeated="5"/>
        </table:table-row>
        <table:table-row table:style-name="ro1">
          <table:table-cell office:value-type="float" office:value="1.06389569387983" calcext:value-type="float">
            <text:p>1.06389569387983</text:p>
          </table:table-cell>
          <table:table-cell office:value-type="float" office:value="-0.0782522494939787" calcext:value-type="float">
            <text:p>-0.0782522494939787</text:p>
          </table:table-cell>
          <table:table-cell office:value-type="float" office:value="20.2561782053209" calcext:value-type="float">
            <text:p>20.2561782053209</text:p>
          </table:table-cell>
          <table:table-cell table:number-columns-repeated="5"/>
        </table:table-row>
        <table:table-row table:style-name="ro1">
          <table:table-cell office:value-type="float" office:value="0.10300170960205" calcext:value-type="float">
            <text:p>0.10300170960205</text:p>
          </table:table-cell>
          <table:table-cell office:value-type="float" office:value="0.0243328656089385" calcext:value-type="float">
            <text:p>0.0243328656089385</text:p>
          </table:table-cell>
          <table:table-cell office:value-type="float" office:value="20.2756851700508" calcext:value-type="float">
            <text:p>20.2756851700508</text:p>
          </table:table-cell>
          <table:table-cell table:number-columns-repeated="5"/>
        </table:table-row>
        <table:table-row table:style-name="ro1">
          <table:table-cell office:value-type="float" office:value="-0.0654427897303223" calcext:value-type="float">
            <text:p>-0.0654427897303223</text:p>
          </table:table-cell>
          <table:table-cell office:value-type="float" office:value="0.0832684383823679" calcext:value-type="float">
            <text:p>0.0832684383823679</text:p>
          </table:table-cell>
          <table:table-cell office:value-type="float" office:value="20.2796487178307" calcext:value-type="float">
            <text:p>20.2796487178307</text:p>
          </table:table-cell>
          <table:table-cell table:number-columns-repeated="5"/>
        </table:table-row>
        <table:table-row table:style-name="ro1">
          <table:table-cell office:value-type="float" office:value="-0.0654427897303223" calcext:value-type="float">
            <text:p>-0.0654427897303223</text:p>
          </table:table-cell>
          <table:table-cell office:value-type="float" office:value="0.908007778412333" calcext:value-type="float">
            <text:p>0.908007778412333</text:p>
          </table:table-cell>
          <table:table-cell office:value-type="float" office:value="20.3143625197746" calcext:value-type="float">
            <text:p>20.3143625197746</text:p>
          </table:table-cell>
          <table:table-cell table:number-columns-repeated="5"/>
        </table:table-row>
        <table:table-row table:style-name="ro1">
          <table:table-cell office:value-type="float" office:value="0.0200306364547412" calcext:value-type="float">
            <text:p>0.0200306364547412</text:p>
          </table:table-cell>
          <table:table-cell office:value-type="float" office:value="0.880295601397706" calcext:value-type="float">
            <text:p>0.880295601397706</text:p>
          </table:table-cell>
          <table:table-cell office:value-type="float" office:value="20.3523672192629" calcext:value-type="float">
            <text:p>20.3523672192629</text:p>
          </table:table-cell>
          <table:table-cell table:number-columns-repeated="5"/>
        </table:table-row>
        <table:table-row table:style-name="ro1">
          <table:table-cell office:value-type="float" office:value="-0.0849395740549404" calcext:value-type="float">
            <text:p>-0.0849395740549404</text:p>
          </table:table-cell>
          <table:table-cell office:value-type="float" office:value="0.0878520802844468" calcext:value-type="float">
            <text:p>0.0878520802844468</text:p>
          </table:table-cell>
          <table:table-cell office:value-type="float" office:value="20.364063568559" calcext:value-type="float">
            <text:p>20.364063568559</text:p>
          </table:table-cell>
          <table:table-cell table:number-columns-repeated="5"/>
        </table:table-row>
        <table:table-row table:style-name="ro1">
          <table:table-cell office:value-type="float" office:value="0.93781995983227" calcext:value-type="float">
            <text:p>0.93781995983227</text:p>
          </table:table-cell>
          <table:table-cell office:value-type="float" office:value="0.10594346683939" calcext:value-type="float">
            <text:p>0.10594346683939</text:p>
          </table:table-cell>
          <table:table-cell office:value-type="float" office:value="20.3655493128162" calcext:value-type="float">
            <text:p>20.3655493128162</text:p>
          </table:table-cell>
          <table:table-cell table:number-columns-repeated="5"/>
        </table:table-row>
        <table:table-row table:style-name="ro1">
          <table:table-cell office:value-type="float" office:value="-0.0374764538298632" calcext:value-type="float">
            <text:p>-0.0374764538298632</text:p>
          </table:table-cell>
          <table:table-cell office:value-type="float" office:value="0.120598490259883" calcext:value-type="float">
            <text:p>0.120598490259883</text:p>
          </table:table-cell>
          <table:table-cell office:value-type="float" office:value="20.3800456645959" calcext:value-type="float">
            <text:p>20.3800456645959</text:p>
          </table:table-cell>
          <table:table-cell table:number-columns-repeated="5"/>
        </table:table-row>
        <table:table-row table:style-name="ro1">
          <table:table-cell office:value-type="float" office:value="0.0820805106106334" calcext:value-type="float">
            <text:p>0.0820805106106334</text:p>
          </table:table-cell>
          <table:table-cell office:value-type="float" office:value="-1.09542631689365" calcext:value-type="float">
            <text:p>-1.09542631689365</text:p>
          </table:table-cell>
          <table:table-cell office:value-type="float" office:value="20.3838858088384" calcext:value-type="float">
            <text:p>20.3838858088384</text:p>
          </table:table-cell>
          <table:table-cell table:number-columns-repeated="5"/>
        </table:table-row>
        <table:table-row table:style-name="ro1">
          <table:table-cell office:value-type="float" office:value="0.00456599728528395" calcext:value-type="float">
            <text:p>0.00456599728528395</text:p>
          </table:table-cell>
          <table:table-cell office:value-type="float" office:value="0.12827306367956" calcext:value-type="float">
            <text:p>0.12827306367956</text:p>
          </table:table-cell>
          <table:table-cell office:value-type="float" office:value="20.3879691123812" calcext:value-type="float">
            <text:p>20.3879691123812</text:p>
          </table:table-cell>
          <table:table-cell table:number-columns-repeated="5"/>
        </table:table-row>
        <table:table-row table:style-name="ro1">
          <table:table-cell office:value-type="float" office:value="-0.0263278979138173" calcext:value-type="float">
            <text:p>-0.0263278979138173</text:p>
          </table:table-cell>
          <table:table-cell office:value-type="float" office:value="-0.1326968125426" calcext:value-type="float">
            <text:p>-0.1326968125426</text:p>
          </table:table-cell>
          <table:table-cell office:value-type="float" office:value="20.4267441415493" calcext:value-type="float">
            <text:p>20.4267441415493</text:p>
          </table:table-cell>
          <table:table-cell table:number-columns-repeated="5"/>
        </table:table-row>
        <table:table-row table:style-name="ro1">
          <table:table-cell office:value-type="float" office:value="0.122200513437274" calcext:value-type="float">
            <text:p>0.122200513437274</text:p>
          </table:table-cell>
          <table:table-cell office:value-type="float" office:value="0.0604848962983603" calcext:value-type="float">
            <text:p>0.0604848962983603</text:p>
          </table:table-cell>
          <table:table-cell office:value-type="float" office:value="20.4385847415547" calcext:value-type="float">
            <text:p>20.4385847415547</text:p>
          </table:table-cell>
          <table:table-cell table:number-columns-repeated="5"/>
        </table:table-row>
        <table:table-row table:style-name="ro1">
          <table:table-cell office:value-type="float" office:value="0.138505351481439" calcext:value-type="float">
            <text:p>0.138505351481439</text:p>
          </table:table-cell>
          <table:table-cell office:value-type="float" office:value="0.996308734118741" calcext:value-type="float">
            <text:p>0.996308734118741</text:p>
          </table:table-cell>
          <table:table-cell office:value-type="float" office:value="20.44282367107" calcext:value-type="float">
            <text:p>20.44282367107</text:p>
          </table:table-cell>
          <table:table-cell table:number-columns-repeated="5"/>
        </table:table-row>
        <table:table-row table:style-name="ro1">
          <table:table-cell office:value-type="float" office:value="-0.0485478479191037" calcext:value-type="float">
            <text:p>-0.0485478479191037</text:p>
          </table:table-cell>
          <table:table-cell office:value-type="float" office:value="-0.1326968125426" calcext:value-type="float">
            <text:p>-0.1326968125426</text:p>
          </table:table-cell>
          <table:table-cell office:value-type="float" office:value="20.4636946557544" calcext:value-type="float">
            <text:p>20.4636946557544</text:p>
          </table:table-cell>
          <table:table-cell table:number-columns-repeated="5"/>
        </table:table-row>
        <table:table-row table:style-name="ro1">
          <table:table-cell office:value-type="float" office:value="-0.0694898863814081" calcext:value-type="float">
            <text:p>-0.0694898863814081</text:p>
          </table:table-cell>
          <table:table-cell office:value-type="float" office:value="0.122208163740708" calcext:value-type="float">
            <text:p>0.122208163740708</text:p>
          </table:table-cell>
          <table:table-cell office:value-type="float" office:value="20.4640841316211" calcext:value-type="float">
            <text:p>20.4640841316211</text:p>
          </table:table-cell>
          <table:table-cell table:number-columns-repeated="5"/>
        </table:table-row>
        <table:table-row table:style-name="ro1">
          <table:table-cell office:value-type="float" office:value="-0.915994410036753" calcext:value-type="float">
            <text:p>-0.915994410036753</text:p>
          </table:table-cell>
          <table:table-cell office:value-type="float" office:value="-0.113678737403095" calcext:value-type="float">
            <text:p>-0.113678737403095</text:p>
          </table:table-cell>
          <table:table-cell office:value-type="float" office:value="20.4709571836169" calcext:value-type="float">
            <text:p>20.4709571836169</text:p>
          </table:table-cell>
          <table:table-cell table:number-columns-repeated="5"/>
        </table:table-row>
        <table:table-row table:style-name="ro1">
          <table:table-cell office:value-type="float" office:value="0.124002705220378" calcext:value-type="float">
            <text:p>0.124002705220378</text:p>
          </table:table-cell>
          <table:table-cell office:value-type="float" office:value="0.923950542118468" calcext:value-type="float">
            <text:p>0.923950542118468</text:p>
          </table:table-cell>
          <table:table-cell office:value-type="float" office:value="20.4932779427781" calcext:value-type="float">
            <text:p>20.4932779427781</text:p>
          </table:table-cell>
          <table:table-cell table:number-columns-repeated="5"/>
        </table:table-row>
        <table:table-row table:style-name="ro1">
          <table:table-cell office:value-type="float" office:value="-0.0871263968872881" calcext:value-type="float">
            <text:p>-0.0871263968872881</text:p>
          </table:table-cell>
          <table:table-cell office:value-type="float" office:value="-0.11786017640013" calcext:value-type="float">
            <text:p>-0.11786017640013</text:p>
          </table:table-cell>
          <table:table-cell office:value-type="float" office:value="20.501658007006" calcext:value-type="float">
            <text:p>20.501658007006</text:p>
          </table:table-cell>
          <table:table-cell table:number-columns-repeated="5"/>
        </table:table-row>
        <table:table-row table:style-name="ro1">
          <table:table-cell office:value-type="float" office:value="0.0215293218031593" calcext:value-type="float">
            <text:p>0.0215293218031593</text:p>
          </table:table-cell>
          <table:table-cell office:value-type="float" office:value="0.147671300400656" calcext:value-type="float">
            <text:p>0.147671300400656</text:p>
          </table:table-cell>
          <table:table-cell office:value-type="float" office:value="20.5033715900741" calcext:value-type="float">
            <text:p>20.5033715900741</text:p>
          </table:table-cell>
          <table:table-cell table:number-columns-repeated="5"/>
        </table:table-row>
        <table:table-row table:style-name="ro1">
          <table:table-cell office:value-type="float" office:value="0.10300170960205" calcext:value-type="float">
            <text:p>0.10300170960205</text:p>
          </table:table-cell>
          <table:table-cell office:value-type="float" office:value="0.10594346683939" calcext:value-type="float">
            <text:p>0.10594346683939</text:p>
          </table:table-cell>
          <table:table-cell office:value-type="float" office:value="20.5101476248432" calcext:value-type="float">
            <text:p>20.5101476248432</text:p>
          </table:table-cell>
          <table:table-cell table:number-columns-repeated="5"/>
        </table:table-row>
        <table:table-row table:style-name="ro1">
          <table:table-cell office:value-type="float" office:value="-0.0356570155326558" calcext:value-type="float">
            <text:p>-0.0356570155326558</text:p>
          </table:table-cell>
          <table:table-cell office:value-type="float" office:value="1.14844918359822" calcext:value-type="float">
            <text:p>1.14844918359822</text:p>
          </table:table-cell>
          <table:table-cell office:value-type="float" office:value="20.5251641476188" calcext:value-type="float">
            <text:p>20.5251641476188</text:p>
          </table:table-cell>
          <table:table-cell table:number-columns-repeated="5"/>
        </table:table-row>
        <table:table-row table:style-name="ro1">
          <table:table-cell office:value-type="float" office:value="1.1222987960002" calcext:value-type="float">
            <text:p>1.1222987960002</text:p>
          </table:table-cell>
          <table:table-cell office:value-type="float" office:value="0.908007778412333" calcext:value-type="float">
            <text:p>0.908007778412333</text:p>
          </table:table-cell>
          <table:table-cell office:value-type="float" office:value="20.5405582077298" calcext:value-type="float">
            <text:p>20.5405582077298</text:p>
          </table:table-cell>
          <table:table-cell table:number-columns-repeated="5"/>
        </table:table-row>
        <table:table-row table:style-name="ro1">
          <table:table-cell office:value-type="float" office:value="-0.0572372980891871" calcext:value-type="float">
            <text:p>-0.0572372980891871</text:p>
          </table:table-cell>
          <table:table-cell office:value-type="float" office:value="0.85472699608047" calcext:value-type="float">
            <text:p>0.85472699608047</text:p>
          </table:table-cell>
          <table:table-cell office:value-type="float" office:value="20.5503178071377" calcext:value-type="float">
            <text:p>20.5503178071377</text:p>
          </table:table-cell>
          <table:table-cell table:number-columns-repeated="5"/>
        </table:table-row>
        <table:table-row table:style-name="ro1">
          <table:table-cell office:value-type="float" office:value="0.127714753680439" calcext:value-type="float">
            <text:p>0.127714753680439</text:p>
          </table:table-cell>
          <table:table-cell office:value-type="float" office:value="0.0878520802844468" calcext:value-type="float">
            <text:p>0.0878520802844468</text:p>
          </table:table-cell>
          <table:table-cell office:value-type="float" office:value="20.551565753066" calcext:value-type="float">
            <text:p>20.551565753066</text:p>
          </table:table-cell>
          <table:table-cell table:number-columns-repeated="5"/>
        </table:table-row>
        <table:table-row table:style-name="ro1">
          <table:table-cell office:value-type="float" office:value="1.01717622781985" calcext:value-type="float">
            <text:p>1.01717622781985</text:p>
          </table:table-cell>
          <table:table-cell office:value-type="float" office:value="0.157011716211596" calcext:value-type="float">
            <text:p>0.157011716211596</text:p>
          </table:table-cell>
          <table:table-cell office:value-type="float" office:value="20.5522793326591" calcext:value-type="float">
            <text:p>20.5522793326591</text:p>
          </table:table-cell>
          <table:table-cell table:number-columns-repeated="5"/>
        </table:table-row>
        <table:table-row table:style-name="ro1">
          <table:table-cell office:value-type="float" office:value="0.846078706048645" calcext:value-type="float">
            <text:p>0.846078706048645</text:p>
          </table:table-cell>
          <table:table-cell office:value-type="float" office:value="-0.0335355367295285" calcext:value-type="float">
            <text:p>-0.0335355367295285</text:p>
          </table:table-cell>
          <table:table-cell office:value-type="float" office:value="20.552504370026" calcext:value-type="float">
            <text:p>20.552504370026</text:p>
          </table:table-cell>
          <table:table-cell table:number-columns-repeated="5"/>
        </table:table-row>
        <table:table-row table:style-name="ro1">
          <table:table-cell office:value-type="float" office:value="0.0483191876651136" calcext:value-type="float">
            <text:p>0.0483191876651136</text:p>
          </table:table-cell>
          <table:table-cell office:value-type="float" office:value="-0.152337438210547" calcext:value-type="float">
            <text:p>-0.152337438210547</text:p>
          </table:table-cell>
          <table:table-cell office:value-type="float" office:value="20.5691719225772" calcext:value-type="float">
            <text:p>20.5691719225772</text:p>
          </table:table-cell>
          <table:table-cell table:number-columns-repeated="5"/>
        </table:table-row>
        <table:table-row table:style-name="ro1">
          <table:table-cell office:value-type="float" office:value="0.0285897343480281" calcext:value-type="float">
            <text:p>0.0285897343480281</text:p>
          </table:table-cell>
          <table:table-cell office:value-type="float" office:value="0.839694008634303" calcext:value-type="float">
            <text:p>0.839694008634303</text:p>
          </table:table-cell>
          <table:table-cell office:value-type="float" office:value="20.5820236741128" calcext:value-type="float">
            <text:p>20.5820236741128</text:p>
          </table:table-cell>
          <table:table-cell table:number-columns-repeated="5"/>
        </table:table-row>
        <table:table-row table:style-name="ro1">
          <table:table-cell office:value-type="float" office:value="0.138505351481439" calcext:value-type="float">
            <text:p>0.138505351481439</text:p>
          </table:table-cell>
          <table:table-cell office:value-type="float" office:value="0.0878520802844468" calcext:value-type="float">
            <text:p>0.0878520802844468</text:p>
          </table:table-cell>
          <table:table-cell office:value-type="float" office:value="20.6053911508912" calcext:value-type="float">
            <text:p>20.6053911508912</text:p>
          </table:table-cell>
          <table:table-cell table:number-columns-repeated="5"/>
        </table:table-row>
        <table:table-row table:style-name="ro1">
          <table:table-cell office:value-type="float" office:value="0.0993681269344809" calcext:value-type="float">
            <text:p>0.0993681269344809</text:p>
          </table:table-cell>
          <table:table-cell office:value-type="float" office:value="0.867787772369257" calcext:value-type="float">
            <text:p>0.867787772369257</text:p>
          </table:table-cell>
          <table:table-cell office:value-type="float" office:value="20.6163717525315" calcext:value-type="float">
            <text:p>20.6163717525315</text:p>
          </table:table-cell>
          <table:table-cell table:number-columns-repeated="5"/>
        </table:table-row>
        <table:table-row table:style-name="ro1">
          <table:table-cell office:value-type="float" office:value="0.894289976158983" calcext:value-type="float">
            <text:p>0.894289976158983</text:p>
          </table:table-cell>
          <table:table-cell office:value-type="float" office:value="0.130878028704785" calcext:value-type="float">
            <text:p>0.130878028704785</text:p>
          </table:table-cell>
          <table:table-cell office:value-type="float" office:value="20.6349593044729" calcext:value-type="float">
            <text:p>20.6349593044729</text:p>
          </table:table-cell>
          <table:table-cell table:number-columns-repeated="5"/>
        </table:table-row>
        <table:table-row table:style-name="ro1">
          <table:table-cell office:value-type="float" office:value="0.123098717410284" calcext:value-type="float">
            <text:p>0.123098717410284</text:p>
          </table:table-cell>
          <table:table-cell office:value-type="float" office:value="-0.11786017640013" calcext:value-type="float">
            <text:p>-0.11786017640013</text:p>
          </table:table-cell>
          <table:table-cell office:value-type="float" office:value="20.6498211032296" calcext:value-type="float">
            <text:p>20.6498211032296</text:p>
          </table:table-cell>
          <table:table-cell table:number-columns-repeated="5"/>
        </table:table-row>
        <table:table-row table:style-name="ro1">
          <table:table-cell office:value-type="float" office:value="0.846078706048645" calcext:value-type="float">
            <text:p>0.846078706048645</text:p>
          </table:table-cell>
          <table:table-cell office:value-type="float" office:value="0.0768995039093653" calcext:value-type="float">
            <text:p>0.0768995039093653</text:p>
          </table:table-cell>
          <table:table-cell office:value-type="float" office:value="20.6502434962517" calcext:value-type="float">
            <text:p>20.6502434962517</text:p>
          </table:table-cell>
          <table:table-cell table:number-columns-repeated="5"/>
        </table:table-row>
        <table:table-row table:style-name="ro1">
          <table:table-cell office:value-type="float" office:value="0.0451986886093637" calcext:value-type="float">
            <text:p>0.0451986886093637</text:p>
          </table:table-cell>
          <table:table-cell office:value-type="float" office:value="0.169372277914385" calcext:value-type="float">
            <text:p>0.169372277914385</text:p>
          </table:table-cell>
          <table:table-cell office:value-type="float" office:value="20.658550811592" calcext:value-type="float">
            <text:p>20.658550811592</text:p>
          </table:table-cell>
          <table:table-cell table:number-columns-repeated="5"/>
        </table:table-row>
        <table:table-row table:style-name="ro1">
          <table:table-cell office:value-type="float" office:value="1.16656054571807" calcext:value-type="float">
            <text:p>1.16656054571807</text:p>
          </table:table-cell>
          <table:table-cell office:value-type="float" office:value="1.0628469189833" calcext:value-type="float">
            <text:p>1.0628469189833</text:p>
          </table:table-cell>
          <table:table-cell office:value-type="float" office:value="20.6806051852361" calcext:value-type="float">
            <text:p>20.6806051852361</text:p>
          </table:table-cell>
          <table:table-cell table:number-columns-repeated="5"/>
        </table:table-row>
        <table:table-row table:style-name="ro1">
          <table:table-cell office:value-type="float" office:value="0.89950608722395" calcext:value-type="float">
            <text:p>0.89950608722395</text:p>
          </table:table-cell>
          <table:table-cell office:value-type="float" office:value="0.147671300400656" calcext:value-type="float">
            <text:p>0.147671300400656</text:p>
          </table:table-cell>
          <table:table-cell office:value-type="float" office:value="20.6977230743063" calcext:value-type="float">
            <text:p>20.6977230743063</text:p>
          </table:table-cell>
          <table:table-cell table:number-columns-repeated="5"/>
        </table:table-row>
        <table:table-row table:style-name="ro1">
          <table:table-cell office:value-type="float" office:value="0.1751007809517" calcext:value-type="float">
            <text:p>0.1751007809517</text:p>
          </table:table-cell>
          <table:table-cell office:value-type="float" office:value="1.06287853756312" calcext:value-type="float">
            <text:p>1.06287853756312</text:p>
          </table:table-cell>
          <table:table-cell office:value-type="float" office:value="20.7281587819671" calcext:value-type="float">
            <text:p>20.7281587819671</text:p>
          </table:table-cell>
          <table:table-cell table:number-columns-repeated="5"/>
        </table:table-row>
        <table:table-row table:style-name="ro1">
          <table:table-cell office:value-type="float" office:value="-0.162983022976988" calcext:value-type="float">
            <text:p>-0.162983022976988</text:p>
          </table:table-cell>
          <table:table-cell office:value-type="float" office:value="0.0878520802844468" calcext:value-type="float">
            <text:p>0.0878520802844468</text:p>
          </table:table-cell>
          <table:table-cell office:value-type="float" office:value="20.7331301169311" calcext:value-type="float">
            <text:p>20.7331301169311</text:p>
          </table:table-cell>
          <table:table-cell table:number-columns-repeated="5"/>
        </table:table-row>
        <table:table-row table:style-name="ro1">
          <table:table-cell office:value-type="float" office:value="-0.19080593445801" calcext:value-type="float">
            <text:p>-0.19080593445801</text:p>
          </table:table-cell>
          <table:table-cell office:value-type="float" office:value="-0.00690093508709333" calcext:value-type="float">
            <text:p>-0.00690093508709333</text:p>
          </table:table-cell>
          <table:table-cell office:value-type="float" office:value="20.7419631451538" calcext:value-type="float">
            <text:p>20.7419631451538</text:p>
          </table:table-cell>
          <table:table-cell table:number-columns-repeated="5"/>
        </table:table-row>
        <table:table-row table:style-name="ro1">
          <table:table-cell office:value-type="float" office:value="0.094530367625514" calcext:value-type="float">
            <text:p>0.094530367625514</text:p>
          </table:table-cell>
          <table:table-cell office:value-type="float" office:value="1.16081729576968" calcext:value-type="float">
            <text:p>1.16081729576968</text:p>
          </table:table-cell>
          <table:table-cell office:value-type="float" office:value="20.7441874529247" calcext:value-type="float">
            <text:p>20.7441874529247</text:p>
          </table:table-cell>
          <table:table-cell table:number-columns-repeated="5"/>
        </table:table-row>
        <table:table-row table:style-name="ro1">
          <table:table-cell office:value-type="float" office:value="-0.0374764538298632" calcext:value-type="float">
            <text:p>-0.0374764538298632</text:p>
          </table:table-cell>
          <table:table-cell office:value-type="float" office:value="0.186818188624405" calcext:value-type="float">
            <text:p>0.186818188624405</text:p>
          </table:table-cell>
          <table:table-cell office:value-type="float" office:value="20.7453491533578" calcext:value-type="float">
            <text:p>20.7453491533578</text:p>
          </table:table-cell>
          <table:table-cell table:number-columns-repeated="5"/>
        </table:table-row>
        <table:table-row table:style-name="ro1">
          <table:table-cell office:value-type="float" office:value="0.159710243180166" calcext:value-type="float">
            <text:p>0.159710243180166</text:p>
          </table:table-cell>
          <table:table-cell office:value-type="float" office:value="0.104104553713338" calcext:value-type="float">
            <text:p>0.104104553713338</text:p>
          </table:table-cell>
          <table:table-cell office:value-type="float" office:value="20.7728636169406" calcext:value-type="float">
            <text:p>20.7728636169406</text:p>
          </table:table-cell>
          <table:table-cell table:number-columns-repeated="5"/>
        </table:table-row>
        <table:table-row table:style-name="ro1">
          <table:table-cell office:value-type="float" office:value="-0.134052401132713" calcext:value-type="float">
            <text:p>-0.134052401132713</text:p>
          </table:table-cell>
          <table:table-cell office:value-type="float" office:value="1.13837317706183" calcext:value-type="float">
            <text:p>1.13837317706183</text:p>
          </table:table-cell>
          <table:table-cell office:value-type="float" office:value="20.7921450188498" calcext:value-type="float">
            <text:p>20.7921450188498</text:p>
          </table:table-cell>
          <table:table-cell table:number-columns-repeated="5"/>
        </table:table-row>
        <table:table-row table:style-name="ro1">
          <table:table-cell office:value-type="float" office:value="-0.151990739884451" calcext:value-type="float">
            <text:p>-0.151990739884451</text:p>
          </table:table-cell>
          <table:table-cell office:value-type="float" office:value="0.880295601397706" calcext:value-type="float">
            <text:p>0.880295601397706</text:p>
          </table:table-cell>
          <table:table-cell office:value-type="float" office:value="20.7951990823181" calcext:value-type="float">
            <text:p>20.7951990823181</text:p>
          </table:table-cell>
          <table:table-cell table:number-columns-repeated="5"/>
        </table:table-row>
        <table:table-row table:style-name="ro1">
          <table:table-cell office:value-type="float" office:value="-0.180933784464651" calcext:value-type="float">
            <text:p>-0.180933784464651</text:p>
          </table:table-cell>
          <table:table-cell office:value-type="float" office:value="0.0878520802844468" calcext:value-type="float">
            <text:p>0.0878520802844468</text:p>
          </table:table-cell>
          <table:table-cell office:value-type="float" office:value="20.8294232298913" calcext:value-type="float">
            <text:p>20.8294232298913</text:p>
          </table:table-cell>
          <table:table-cell table:number-columns-repeated="5"/>
        </table:table-row>
        <table:table-row table:style-name="ro1">
          <table:table-cell office:value-type="float" office:value="0.140174292143638" calcext:value-type="float">
            <text:p>0.140174292143638</text:p>
          </table:table-cell>
          <table:table-cell office:value-type="float" office:value="0.141058500152973" calcext:value-type="float">
            <text:p>0.141058500152973</text:p>
          </table:table-cell>
          <table:table-cell office:value-type="float" office:value="20.8323300341621" calcext:value-type="float">
            <text:p>20.8323300341621</text:p>
          </table:table-cell>
          <table:table-cell table:number-columns-repeated="5"/>
        </table:table-row>
        <table:table-row table:style-name="ro1">
          <table:table-cell office:value-type="float" office:value="1.20723762478127" calcext:value-type="float">
            <text:p>1.20723762478127</text:p>
          </table:table-cell>
          <table:table-cell office:value-type="float" office:value="-0.0102105504966848" calcext:value-type="float">
            <text:p>-0.0102105504966848</text:p>
          </table:table-cell>
          <table:table-cell office:value-type="float" office:value="20.8374713287185" calcext:value-type="float">
            <text:p>20.8374713287185</text:p>
          </table:table-cell>
          <table:table-cell table:number-columns-repeated="5"/>
        </table:table-row>
        <table:table-row table:style-name="ro1">
          <table:table-cell office:value-type="float" office:value="-0.180933784464651" calcext:value-type="float">
            <text:p>-0.180933784464651</text:p>
          </table:table-cell>
          <table:table-cell office:value-type="float" office:value="0.908007778412333" calcext:value-type="float">
            <text:p>0.908007778412333</text:p>
          </table:table-cell>
          <table:table-cell office:value-type="float" office:value="20.8425310499041" calcext:value-type="float">
            <text:p>20.8425310499041</text:p>
          </table:table-cell>
          <table:table-cell table:number-columns-repeated="5"/>
        </table:table-row>
        <table:table-row table:style-name="ro1">
          <table:table-cell office:value-type="float" office:value="-1.16838779955963" calcext:value-type="float">
            <text:p>-1.16838779955963</text:p>
          </table:table-cell>
          <table:table-cell office:value-type="float" office:value="1.8860884978061" calcext:value-type="float">
            <text:p>1.8860884978061</text:p>
          </table:table-cell>
          <table:table-cell office:value-type="float" office:value="20.8544938447882" calcext:value-type="float">
            <text:p>20.8544938447882</text:p>
          </table:table-cell>
          <table:table-cell table:number-columns-repeated="5"/>
        </table:table-row>
        <table:table-row table:style-name="ro1">
          <table:table-cell office:value-type="float" office:value="0.153392618790915" calcext:value-type="float">
            <text:p>0.153392618790915</text:p>
          </table:table-cell>
          <table:table-cell office:value-type="float" office:value="0.132401493319906" calcext:value-type="float">
            <text:p>0.132401493319906</text:p>
          </table:table-cell>
          <table:table-cell office:value-type="float" office:value="20.8557459983573" calcext:value-type="float">
            <text:p>20.8557459983573</text:p>
          </table:table-cell>
          <table:table-cell table:number-columns-repeated="5"/>
        </table:table-row>
        <table:table-row table:style-name="ro1">
          <table:table-cell office:value-type="float" office:value="-0.0871263968872881" calcext:value-type="float">
            <text:p>-0.0871263968872881</text:p>
          </table:table-cell>
          <table:table-cell office:value-type="float" office:value="1.1876338575669" calcext:value-type="float">
            <text:p>1.1876338575669</text:p>
          </table:table-cell>
          <table:table-cell office:value-type="float" office:value="20.8632807055128" calcext:value-type="float">
            <text:p>20.8632807055128</text:p>
          </table:table-cell>
          <table:table-cell table:number-columns-repeated="5"/>
        </table:table-row>
        <table:table-row table:style-name="ro1">
          <table:table-cell office:value-type="float" office:value="0.968695936243079" calcext:value-type="float">
            <text:p>0.968695936243079</text:p>
          </table:table-cell>
          <table:table-cell office:value-type="float" office:value="0.790018527333505" calcext:value-type="float">
            <text:p>0.790018527333505</text:p>
          </table:table-cell>
          <table:table-cell office:value-type="float" office:value="20.8690676212705" calcext:value-type="float">
            <text:p>20.8690676212705</text:p>
          </table:table-cell>
          <table:table-cell table:number-columns-repeated="5"/>
        </table:table-row>
        <table:table-row table:style-name="ro1">
          <table:table-cell office:value-type="float" office:value="-0.19080593445801" calcext:value-type="float">
            <text:p>-0.19080593445801</text:p>
          </table:table-cell>
          <table:table-cell office:value-type="float" office:value="0.0859322834206226" calcext:value-type="float">
            <text:p>0.0859322834206226</text:p>
          </table:table-cell>
          <table:table-cell office:value-type="float" office:value="20.8767853603265" calcext:value-type="float">
            <text:p>20.8767853603265</text:p>
          </table:table-cell>
          <table:table-cell table:number-columns-repeated="5"/>
        </table:table-row>
        <table:table-row table:style-name="ro1">
          <table:table-cell office:value-type="float" office:value="-0.0784196988231973" calcext:value-type="float">
            <text:p>-0.0784196988231973</text:p>
          </table:table-cell>
          <table:table-cell office:value-type="float" office:value="0.195599443017659" calcext:value-type="float">
            <text:p>0.195599443017659</text:p>
          </table:table-cell>
          <table:table-cell office:value-type="float" office:value="20.8813084080221" calcext:value-type="float">
            <text:p>20.8813084080221</text:p>
          </table:table-cell>
          <table:table-cell table:number-columns-repeated="5"/>
        </table:table-row>
        <table:table-row table:style-name="ro1">
          <table:table-cell office:value-type="float" office:value="-0.197774083940731" calcext:value-type="float">
            <text:p>-0.197774083940731</text:p>
          </table:table-cell>
          <table:table-cell office:value-type="float" office:value="0.9249079365214" calcext:value-type="float">
            <text:p>0.9249079365214</text:p>
          </table:table-cell>
          <table:table-cell office:value-type="float" office:value="20.884251859016" calcext:value-type="float">
            <text:p>20.884251859016</text:p>
          </table:table-cell>
          <table:table-cell table:number-columns-repeated="5"/>
        </table:table-row>
        <table:table-row table:style-name="ro1">
          <table:table-cell office:value-type="float" office:value="-0.18956362368619" calcext:value-type="float">
            <text:p>-0.18956362368619</text:p>
          </table:table-cell>
          <table:table-cell office:value-type="float" office:value="0.0998331882893538" calcext:value-type="float">
            <text:p>0.0998331882893538</text:p>
          </table:table-cell>
          <table:table-cell office:value-type="float" office:value="20.9140182200707" calcext:value-type="float">
            <text:p>20.9140182200707</text:p>
          </table:table-cell>
          <table:table-cell table:number-columns-repeated="5"/>
        </table:table-row>
        <table:table-row table:style-name="ro1">
          <table:table-cell office:value-type="float" office:value="0.93781995983227" calcext:value-type="float">
            <text:p>0.93781995983227</text:p>
          </table:table-cell>
          <table:table-cell office:value-type="float" office:value="-0.790085195663172" calcext:value-type="float">
            <text:p>-0.790085195663172</text:p>
          </table:table-cell>
          <table:table-cell office:value-type="float" office:value="20.9198273613661" calcext:value-type="float">
            <text:p>20.9198273613661</text:p>
          </table:table-cell>
          <table:table-cell table:number-columns-repeated="5"/>
        </table:table-row>
        <table:table-row table:style-name="ro1">
          <table:table-cell office:value-type="float" office:value="0.215839309833161" calcext:value-type="float">
            <text:p>0.215839309833161</text:p>
          </table:table-cell>
          <table:table-cell office:value-type="float" office:value="-0.0476236907078799" calcext:value-type="float">
            <text:p>-0.0476236907078799</text:p>
          </table:table-cell>
          <table:table-cell office:value-type="float" office:value="20.9245846518591" calcext:value-type="float">
            <text:p>20.9245846518591</text:p>
          </table:table-cell>
          <table:table-cell table:number-columns-repeated="5"/>
        </table:table-row>
        <table:table-row table:style-name="ro1">
          <table:table-cell office:value-type="float" office:value="-0.180933784464651" calcext:value-type="float">
            <text:p>-0.180933784464651</text:p>
          </table:table-cell>
          <table:table-cell office:value-type="float" office:value="0.120598490259883" calcext:value-type="float">
            <text:p>0.120598490259883</text:p>
          </table:table-cell>
          <table:table-cell office:value-type="float" office:value="20.9439458282244" calcext:value-type="float">
            <text:p>20.9439458282244</text:p>
          </table:table-cell>
          <table:table-cell table:number-columns-repeated="5"/>
        </table:table-row>
        <table:table-row table:style-name="ro1">
          <table:table-cell office:value-type="float" office:value="0.201878874800286" calcext:value-type="float">
            <text:p>0.201878874800286</text:p>
          </table:table-cell>
          <table:table-cell office:value-type="float" office:value="0.908007778412333" calcext:value-type="float">
            <text:p>0.908007778412333</text:p>
          </table:table-cell>
          <table:table-cell office:value-type="float" office:value="20.9541450910717" calcext:value-type="float">
            <text:p>20.9541450910717</text:p>
          </table:table-cell>
          <table:table-cell table:number-columns-repeated="5"/>
        </table:table-row>
        <table:table-row table:style-name="ro1">
          <table:table-cell office:value-type="float" office:value="1.23250372864275" calcext:value-type="float">
            <text:p>1.23250372864275</text:p>
          </table:table-cell>
          <table:table-cell office:value-type="float" office:value="0.996308734118741" calcext:value-type="float">
            <text:p>0.996308734118741</text:p>
          </table:table-cell>
          <table:table-cell office:value-type="float" office:value="20.9768267065825" calcext:value-type="float">
            <text:p>20.9768267065825</text:p>
          </table:table-cell>
          <table:table-cell table:number-columns-repeated="5"/>
        </table:table-row>
        <table:table-row table:style-name="ro1">
          <table:table-cell office:value-type="float" office:value="0.878219538895667" calcext:value-type="float">
            <text:p>0.878219538895667</text:p>
          </table:table-cell>
          <table:table-cell office:value-type="float" office:value="0.186818188624405" calcext:value-type="float">
            <text:p>0.186818188624405</text:p>
          </table:table-cell>
          <table:table-cell office:value-type="float" office:value="20.978166375139" calcext:value-type="float">
            <text:p>20.978166375139</text:p>
          </table:table-cell>
          <table:table-cell table:number-columns-repeated="5"/>
        </table:table-row>
        <table:table-row table:style-name="ro1">
          <table:table-cell office:value-type="float" office:value="0.0466175372508144" calcext:value-type="float">
            <text:p>0.0466175372508144</text:p>
          </table:table-cell>
          <table:table-cell office:value-type="float" office:value="-0.227010563307383" calcext:value-type="float">
            <text:p>-0.227010563307383</text:p>
          </table:table-cell>
          <table:table-cell office:value-type="float" office:value="20.9838551954522" calcext:value-type="float">
            <text:p>20.9838551954522</text:p>
          </table:table-cell>
          <table:table-cell table:number-columns-repeated="5"/>
        </table:table-row>
        <table:table-row table:style-name="ro1">
          <table:table-cell office:value-type="float" office:value="-0.23389441363758" calcext:value-type="float">
            <text:p>-0.23389441363758</text:p>
          </table:table-cell>
          <table:table-cell office:value-type="float" office:value="-0.0168168900228177" calcext:value-type="float">
            <text:p>-0.0168168900228177</text:p>
          </table:table-cell>
          <table:table-cell office:value-type="float" office:value="20.9889721901557" calcext:value-type="float">
            <text:p>20.9889721901557</text:p>
          </table:table-cell>
          <table:table-cell table:number-columns-repeated="5"/>
        </table:table-row>
        <table:table-row table:style-name="ro1">
          <table:table-cell office:value-type="float" office:value="0.00797630865949384" calcext:value-type="float">
            <text:p>0.00797630865949384</text:p>
          </table:table-cell>
          <table:table-cell office:value-type="float" office:value="0.234819789981035" calcext:value-type="float">
            <text:p>0.234819789981035</text:p>
          </table:table-cell>
          <table:table-cell office:value-type="float" office:value="20.990238105586" calcext:value-type="float">
            <text:p>20.990238105586</text:p>
          </table:table-cell>
          <table:table-cell table:number-columns-repeated="5"/>
        </table:table-row>
        <table:table-row table:style-name="ro1">
          <table:table-cell office:value-type="float" office:value="1.23523397278215" calcext:value-type="float">
            <text:p>1.23523397278215</text:p>
          </table:table-cell>
          <table:table-cell office:value-type="float" office:value="0.0130025292204135" calcext:value-type="float">
            <text:p>0.0130025292204135</text:p>
          </table:table-cell>
          <table:table-cell office:value-type="float" office:value="20.9942689596475" calcext:value-type="float">
            <text:p>20.9942689596475</text:p>
          </table:table-cell>
          <table:table-cell table:number-columns-repeated="5"/>
        </table:table-row>
        <table:table-row table:style-name="ro1">
          <table:table-cell office:value-type="float" office:value="0.217566082868758" calcext:value-type="float">
            <text:p>0.217566082868758</text:p>
          </table:table-cell>
          <table:table-cell office:value-type="float" office:value="-0.0782522494939787" calcext:value-type="float">
            <text:p>-0.0782522494939787</text:p>
          </table:table-cell>
          <table:table-cell office:value-type="float" office:value="20.9989041856427" calcext:value-type="float">
            <text:p>20.9989041856427</text:p>
          </table:table-cell>
          <table:table-cell table:number-columns-repeated="5"/>
        </table:table-row>
        <table:table-row table:style-name="ro1">
          <table:table-cell office:value-type="float" office:value="-0.0485478479191037" calcext:value-type="float">
            <text:p>-0.0485478479191037</text:p>
          </table:table-cell>
          <table:table-cell office:value-type="float" office:value="0.769691695838299" calcext:value-type="float">
            <text:p>0.769691695838299</text:p>
          </table:table-cell>
          <table:table-cell office:value-type="float" office:value="21.0046349564586" calcext:value-type="float">
            <text:p>21.0046349564586</text:p>
          </table:table-cell>
          <table:table-cell table:number-columns-repeated="5"/>
        </table:table-row>
        <table:table-row table:style-name="ro1">
          <table:table-cell office:value-type="float" office:value="1.23523397278215" calcext:value-type="float">
            <text:p>1.23523397278215</text:p>
          </table:table-cell>
          <table:table-cell office:value-type="float" office:value="0.0310930802206141" calcext:value-type="float">
            <text:p>0.0310930802206141</text:p>
          </table:table-cell>
          <table:table-cell office:value-type="float" office:value="21.0077387700082" calcext:value-type="float">
            <text:p>21.0077387700082</text:p>
          </table:table-cell>
          <table:table-cell table:number-columns-repeated="5"/>
        </table:table-row>
        <table:table-row table:style-name="ro1">
          <table:table-cell office:value-type="float" office:value="0.217566082868758" calcext:value-type="float">
            <text:p>0.217566082868758</text:p>
          </table:table-cell>
          <table:table-cell office:value-type="float" office:value="0.0836996832029647" calcext:value-type="float">
            <text:p>0.0836996832029647</text:p>
          </table:table-cell>
          <table:table-cell office:value-type="float" office:value="21.0131772568748" calcext:value-type="float">
            <text:p>21.0131772568748</text:p>
          </table:table-cell>
          <table:table-cell table:number-columns-repeated="5"/>
        </table:table-row>
        <table:table-row table:style-name="ro1">
          <table:table-cell office:value-type="float" office:value="-0.0374764538298632" calcext:value-type="float">
            <text:p>-0.0374764538298632</text:p>
          </table:table-cell>
          <table:table-cell office:value-type="float" office:value="-0.764936967945101" calcext:value-type="float">
            <text:p>-0.764936967945101</text:p>
          </table:table-cell>
          <table:table-cell office:value-type="float" office:value="21.0141441298802" calcext:value-type="float">
            <text:p>21.0141441298802</text:p>
          </table:table-cell>
          <table:table-cell table:number-columns-repeated="5"/>
        </table:table-row>
        <table:table-row table:style-name="ro1">
          <table:table-cell office:value-type="float" office:value="-0.0199632964339821" calcext:value-type="float">
            <text:p>-0.0199632964339821</text:p>
          </table:table-cell>
          <table:table-cell office:value-type="float" office:value="1.24082743458778" calcext:value-type="float">
            <text:p>1.24082743458778</text:p>
          </table:table-cell>
          <table:table-cell office:value-type="float" office:value="21.0280388319182" calcext:value-type="float">
            <text:p>21.0280388319182</text:p>
          </table:table-cell>
          <table:table-cell table:number-columns-repeated="5"/>
        </table:table-row>
        <table:table-row table:style-name="ro1">
          <table:table-cell office:value-type="float" office:value="0.968695936243079" calcext:value-type="float">
            <text:p>0.968695936243079</text:p>
          </table:table-cell>
          <table:table-cell office:value-type="float" office:value="0.240892026736468" calcext:value-type="float">
            <text:p>0.240892026736468</text:p>
          </table:table-cell>
          <table:table-cell office:value-type="float" office:value="21.0380069417768" calcext:value-type="float">
            <text:p>21.0380069417768</text:p>
          </table:table-cell>
          <table:table-cell table:number-columns-repeated="5"/>
        </table:table-row>
        <table:table-row table:style-name="ro1">
          <table:table-cell office:value-type="float" office:value="0.209611421166725" calcext:value-type="float">
            <text:p>0.209611421166725</text:p>
          </table:table-cell>
          <table:table-cell office:value-type="float" office:value="0.10594346683939" calcext:value-type="float">
            <text:p>0.10594346683939</text:p>
          </table:table-cell>
          <table:table-cell office:value-type="float" office:value="21.0383034865654" calcext:value-type="float">
            <text:p>21.0383034865654</text:p>
          </table:table-cell>
          <table:table-cell table:number-columns-repeated="5"/>
        </table:table-row>
        <table:table-row table:style-name="ro1">
          <table:table-cell office:value-type="float" office:value="0.127714753680439" calcext:value-type="float">
            <text:p>0.127714753680439</text:p>
          </table:table-cell>
          <table:table-cell office:value-type="float" office:value="0.195599443017659" calcext:value-type="float">
            <text:p>0.195599443017659</text:p>
          </table:table-cell>
          <table:table-cell office:value-type="float" office:value="21.0445303935667" calcext:value-type="float">
            <text:p>21.0445303935667</text:p>
          </table:table-cell>
          <table:table-cell table:number-columns-repeated="5"/>
        </table:table-row>
        <table:table-row table:style-name="ro1">
          <table:table-cell office:value-type="float" office:value="0.217566082868758" calcext:value-type="float">
            <text:p>0.217566082868758</text:p>
          </table:table-cell>
          <table:table-cell office:value-type="float" office:value="-1.09542631689365" calcext:value-type="float">
            <text:p>-1.09542631689365</text:p>
          </table:table-cell>
          <table:table-cell office:value-type="float" office:value="21.0463556780851" calcext:value-type="float">
            <text:p>21.0463556780851</text:p>
          </table:table-cell>
          <table:table-cell table:number-columns-repeated="5"/>
        </table:table-row>
        <table:table-row table:style-name="ro1">
          <table:table-cell office:value-type="float" office:value="-0.0645215263000715" calcext:value-type="float">
            <text:p>-0.0645215263000715</text:p>
          </table:table-cell>
          <table:table-cell office:value-type="float" office:value="0.23610394420189" calcext:value-type="float">
            <text:p>0.23610394420189</text:p>
          </table:table-cell>
          <table:table-cell office:value-type="float" office:value="21.0644870384234" calcext:value-type="float">
            <text:p>21.0644870384234</text:p>
          </table:table-cell>
          <table:table-cell table:number-columns-repeated="5"/>
        </table:table-row>
        <table:table-row table:style-name="ro1">
          <table:table-cell office:value-type="float" office:value="0.0657432345960851" calcext:value-type="float">
            <text:p>0.0657432345960851</text:p>
          </table:table-cell>
          <table:table-cell office:value-type="float" office:value="0.23610394420189" calcext:value-type="float">
            <text:p>0.23610394420189</text:p>
          </table:table-cell>
          <table:table-cell office:value-type="float" office:value="21.0670108238554" calcext:value-type="float">
            <text:p>21.0670108238554</text:p>
          </table:table-cell>
          <table:table-cell table:number-columns-repeated="5"/>
        </table:table-row>
        <table:table-row table:style-name="ro1">
          <table:table-cell office:value-type="float" office:value="-0.0645215263000715" calcext:value-type="float">
            <text:p>-0.0645215263000715</text:p>
          </table:table-cell>
          <table:table-cell office:value-type="float" office:value="0.236632777047131" calcext:value-type="float">
            <text:p>0.236632777047131</text:p>
          </table:table-cell>
          <table:table-cell office:value-type="float" office:value="21.0672222781201" calcext:value-type="float">
            <text:p>21.0672222781201</text:p>
          </table:table-cell>
          <table:table-cell table:number-columns-repeated="5"/>
        </table:table-row>
        <table:table-row table:style-name="ro1">
          <table:table-cell office:value-type="float" office:value="-0.134052401132713" calcext:value-type="float">
            <text:p>-0.134052401132713</text:p>
          </table:table-cell>
          <table:table-cell office:value-type="float" office:value="0.195599443017659" calcext:value-type="float">
            <text:p>0.195599443017659</text:p>
          </table:table-cell>
          <table:table-cell office:value-type="float" office:value="21.0687706187609" calcext:value-type="float">
            <text:p>21.0687706187609</text:p>
          </table:table-cell>
          <table:table-cell table:number-columns-repeated="5"/>
        </table:table-row>
        <table:table-row table:style-name="ro1">
          <table:table-cell office:value-type="float" office:value="-0.145210159573552" calcext:value-type="float">
            <text:p>-0.145210159573552</text:p>
          </table:table-cell>
          <table:table-cell office:value-type="float" office:value="0.186818188624405" calcext:value-type="float">
            <text:p>0.186818188624405</text:p>
          </table:table-cell>
          <table:table-cell office:value-type="float" office:value="21.0707958918822" calcext:value-type="float">
            <text:p>21.0707958918822</text:p>
          </table:table-cell>
          <table:table-cell table:number-columns-repeated="5"/>
        </table:table-row>
        <table:table-row table:style-name="ro1">
          <table:table-cell office:value-type="float" office:value="0.968695936243079" calcext:value-type="float">
            <text:p>0.968695936243079</text:p>
          </table:table-cell>
          <table:table-cell office:value-type="float" office:value="-0.248857454168914" calcext:value-type="float">
            <text:p>-0.248857454168914</text:p>
          </table:table-cell>
          <table:table-cell office:value-type="float" office:value="21.0795070778993" calcext:value-type="float">
            <text:p>21.0795070778993</text:p>
          </table:table-cell>
          <table:table-cell table:number-columns-repeated="5"/>
        </table:table-row>
        <table:table-row table:style-name="ro1">
          <table:table-cell office:value-type="float" office:value="-0.128869722551738" calcext:value-type="float">
            <text:p>-0.128869722551738</text:p>
          </table:table-cell>
          <table:table-cell office:value-type="float" office:value="1.79775251885516" calcext:value-type="float">
            <text:p>1.79775251885516</text:p>
          </table:table-cell>
          <table:table-cell office:value-type="float" office:value="21.0816643602617" calcext:value-type="float">
            <text:p>21.0816643602617</text:p>
          </table:table-cell>
          <table:table-cell table:number-columns-repeated="5"/>
        </table:table-row>
        <table:table-row table:style-name="ro1">
          <table:table-cell office:value-type="float" office:value="0.13744302785214" calcext:value-type="float">
            <text:p>0.13744302785214</text:p>
          </table:table-cell>
          <table:table-cell office:value-type="float" office:value="-0.196959783662606" calcext:value-type="float">
            <text:p>-0.196959783662606</text:p>
          </table:table-cell>
          <table:table-cell office:value-type="float" office:value="21.0885369026247" calcext:value-type="float">
            <text:p>21.088536902624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4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-0.0123080454747686" calcext:value-type="float">
            <text:p>-0.0123080454747686</text:p>
          </table:table-cell>
          <table:table-cell office:value-type="float" office:value="-0.0154578374501589" calcext:value-type="float">
            <text:p>-0.0154578374501589</text:p>
          </table:table-cell>
          <table:table-cell office:value-type="float" office:value="20.0104474807288" calcext:value-type="float">
            <text:p>20.0104474807288</text:p>
          </table:table-cell>
          <table:table-cell table:number-columns-repeated="5"/>
        </table:table-row>
        <table:table-row table:style-name="ro1">
          <table:table-cell table:style-name="ce7" office:value-type="float" office:value="0.000121745302574694" calcext:value-type="float">
            <text:p>1.22E-04</text:p>
          </table:table-cell>
          <table:table-cell office:value-type="float" office:value="0.977995554584076" calcext:value-type="float">
            <text:p>0.977995554584076</text:p>
          </table:table-cell>
          <table:table-cell office:value-type="float" office:value="20.0129390028051" calcext:value-type="float">
            <text:p>20.0129390028051</text:p>
          </table:table-cell>
          <table:table-cell table:number-columns-repeated="5"/>
        </table:table-row>
        <table:table-row table:style-name="ro1">
          <table:table-cell office:value-type="float" office:value="-0.0372082740235082" calcext:value-type="float">
            <text:p>-0.0372082740235082</text:p>
          </table:table-cell>
          <table:table-cell office:value-type="float" office:value="-0.0187259521743661" calcext:value-type="float">
            <text:p>-0.0187259521743661</text:p>
          </table:table-cell>
          <table:table-cell office:value-type="float" office:value="20.0459773654824" calcext:value-type="float">
            <text:p>20.0459773654824</text:p>
          </table:table-cell>
          <table:table-cell table:number-columns-repeated="5"/>
        </table:table-row>
        <table:table-row table:style-name="ro1">
          <table:table-cell office:value-type="float" office:value="0.0451986886093637" calcext:value-type="float">
            <text:p>0.0451986886093637</text:p>
          </table:table-cell>
          <table:table-cell office:value-type="float" office:value="0.0130025292204135" calcext:value-type="float">
            <text:p>0.0130025292204135</text:p>
          </table:table-cell>
          <table:table-cell office:value-type="float" office:value="20.0583389760543" calcext:value-type="float">
            <text:p>20.0583389760543</text:p>
          </table:table-cell>
          <table:table-cell table:number-columns-repeated="5"/>
        </table:table-row>
        <table:table-row table:style-name="ro1">
          <table:table-cell office:value-type="float" office:value="0.0451986886093637" calcext:value-type="float">
            <text:p>0.0451986886093637</text:p>
          </table:table-cell>
          <table:table-cell office:value-type="float" office:value="-0.0154578374501589" calcext:value-type="float">
            <text:p>-0.0154578374501589</text:p>
          </table:table-cell>
          <table:table-cell office:value-type="float" office:value="20.0601703874064" calcext:value-type="float">
            <text:p>20.0601703874064</text:p>
          </table:table-cell>
          <table:table-cell table:number-columns-repeated="5"/>
        </table:table-row>
        <table:table-row table:style-name="ro1">
          <table:table-cell office:value-type="float" office:value="-0.0344001371950132" calcext:value-type="float">
            <text:p>-0.0344001371950132</text:p>
          </table:table-cell>
          <table:table-cell office:value-type="float" office:value="-0.0376820646586494" calcext:value-type="float">
            <text:p>-0.0376820646586494</text:p>
          </table:table-cell>
          <table:table-cell office:value-type="float" office:value="20.0686594581639" calcext:value-type="float">
            <text:p>20.0686594581639</text:p>
          </table:table-cell>
          <table:table-cell table:number-columns-repeated="5"/>
        </table:table-row>
        <table:table-row table:style-name="ro1">
          <table:table-cell office:value-type="float" office:value="0.0417512492202873" calcext:value-type="float">
            <text:p>0.0417512492202873</text:p>
          </table:table-cell>
          <table:table-cell office:value-type="float" office:value="0.0528858672170867" calcext:value-type="float">
            <text:p>0.0528858672170867</text:p>
          </table:table-cell>
          <table:table-cell office:value-type="float" office:value="20.1182005768439" calcext:value-type="float">
            <text:p>20.1182005768439</text:p>
          </table:table-cell>
          <table:table-cell table:number-columns-repeated="5"/>
        </table:table-row>
        <table:table-row table:style-name="ro1">
          <table:table-cell office:value-type="float" office:value="-0.0645215263000715" calcext:value-type="float">
            <text:p>-0.0645215263000715</text:p>
          </table:table-cell>
          <table:table-cell office:value-type="float" office:value="-0.0286344928712259" calcext:value-type="float">
            <text:p>-0.0286344928712259</text:p>
          </table:table-cell>
          <table:table-cell office:value-type="float" office:value="20.1289455016241" calcext:value-type="float">
            <text:p>20.1289455016241</text:p>
          </table:table-cell>
          <table:table-cell table:number-columns-repeated="5"/>
        </table:table-row>
        <table:table-row table:style-name="ro1">
          <table:table-cell office:value-type="float" office:value="-0.0648258346351196" calcext:value-type="float">
            <text:p>-0.0648258346351196</text:p>
          </table:table-cell>
          <table:table-cell office:value-type="float" office:value="0.0310930802206141" calcext:value-type="float">
            <text:p>0.0310930802206141</text:p>
          </table:table-cell>
          <table:table-cell office:value-type="float" office:value="20.1336503992631" calcext:value-type="float">
            <text:p>20.1336503992631</text:p>
          </table:table-cell>
          <table:table-cell table:number-columns-repeated="5"/>
        </table:table-row>
        <table:table-row table:style-name="ro1">
          <table:table-cell office:value-type="float" office:value="0.0451986886093637" calcext:value-type="float">
            <text:p>0.0451986886093637</text:p>
          </table:table-cell>
          <table:table-cell office:value-type="float" office:value="1.05696725907882" calcext:value-type="float">
            <text:p>1.05696725907882</text:p>
          </table:table-cell>
          <table:table-cell office:value-type="float" office:value="20.1370072185183" calcext:value-type="float">
            <text:p>20.1370072185183</text:p>
          </table:table-cell>
          <table:table-cell table:number-columns-repeated="5"/>
        </table:table-row>
        <table:table-row table:style-name="ro1">
          <table:table-cell office:value-type="float" office:value="0.0483191876651136" calcext:value-type="float">
            <text:p>0.0483191876651136</text:p>
          </table:table-cell>
          <table:table-cell office:value-type="float" office:value="1.0628469189833" calcext:value-type="float">
            <text:p>1.0628469189833</text:p>
          </table:table-cell>
          <table:table-cell office:value-type="float" office:value="20.1617411617523" calcext:value-type="float">
            <text:p>20.1617411617523</text:p>
          </table:table-cell>
          <table:table-cell table:number-columns-repeated="5"/>
        </table:table-row>
        <table:table-row table:style-name="ro1">
          <table:table-cell office:value-type="float" office:value="0.00312008807622" calcext:value-type="float">
            <text:p>0.00312008807622</text:p>
          </table:table-cell>
          <table:table-cell office:value-type="float" office:value="0.918968386736023" calcext:value-type="float">
            <text:p>0.918968386736023</text:p>
          </table:table-cell>
          <table:table-cell office:value-type="float" office:value="20.1672784844142" calcext:value-type="float">
            <text:p>20.1672784844142</text:p>
          </table:table-cell>
          <table:table-cell table:number-columns-repeated="5"/>
        </table:table-row>
        <table:table-row table:style-name="ro1">
          <table:table-cell office:value-type="float" office:value="0.0314974673919971" calcext:value-type="float">
            <text:p>0.0314974673919971</text:p>
          </table:table-cell>
          <table:table-cell office:value-type="float" office:value="0.923950542118468" calcext:value-type="float">
            <text:p>0.923950542118468</text:p>
          </table:table-cell>
          <table:table-cell office:value-type="float" office:value="20.1730107176998" calcext:value-type="float">
            <text:p>20.1730107176998</text:p>
          </table:table-cell>
          <table:table-cell table:number-columns-repeated="5"/>
        </table:table-row>
        <table:table-row table:style-name="ro1">
          <table:table-cell office:value-type="float" office:value="-0.0572372980891871" calcext:value-type="float">
            <text:p>-0.0572372980891871</text:p>
          </table:table-cell>
          <table:table-cell office:value-type="float" office:value="-0.0653823247772718" calcext:value-type="float">
            <text:p>-0.0653823247772718</text:p>
          </table:table-cell>
          <table:table-cell office:value-type="float" office:value="20.1928499899305" calcext:value-type="float">
            <text:p>20.1928499899305</text:p>
          </table:table-cell>
          <table:table-cell table:number-columns-repeated="5"/>
        </table:table-row>
        <table:table-row table:style-name="ro1">
          <table:table-cell office:value-type="float" office:value="-0.0871263968872881" calcext:value-type="float">
            <text:p>-0.0871263968872881</text:p>
          </table:table-cell>
          <table:table-cell office:value-type="float" office:value="-0.0405791671140179" calcext:value-type="float">
            <text:p>-0.0405791671140179</text:p>
          </table:table-cell>
          <table:table-cell office:value-type="float" office:value="20.2320504779014" calcext:value-type="float">
            <text:p>20.2320504779014</text:p>
          </table:table-cell>
          <table:table-cell table:number-columns-repeated="5"/>
        </table:table-row>
        <table:table-row table:style-name="ro1">
          <table:table-cell office:value-type="float" office:value="0.0784832858719221" calcext:value-type="float">
            <text:p>0.0784832858719221</text:p>
          </table:table-cell>
          <table:table-cell office:value-type="float" office:value="-0.0570858233964497" calcext:value-type="float">
            <text:p>-0.0570858233964497</text:p>
          </table:table-cell>
          <table:table-cell office:value-type="float" office:value="20.2374118904646" calcext:value-type="float">
            <text:p>20.2374118904646</text:p>
          </table:table-cell>
          <table:table-cell table:number-columns-repeated="5"/>
        </table:table-row>
        <table:table-row table:style-name="ro1">
          <table:table-cell office:value-type="float" office:value="0.0820873700459411" calcext:value-type="float">
            <text:p>0.0820873700459411</text:p>
          </table:table-cell>
          <table:table-cell office:value-type="float" office:value="-0.0551397721657166" calcext:value-type="float">
            <text:p>-0.0551397721657166</text:p>
          </table:table-cell>
          <table:table-cell office:value-type="float" office:value="20.2457367203887" calcext:value-type="float">
            <text:p>20.2457367203887</text:p>
          </table:table-cell>
          <table:table-cell table:number-columns-repeated="5"/>
        </table:table-row>
        <table:table-row table:style-name="ro1">
          <table:table-cell office:value-type="float" office:value="0.024489309769841" calcext:value-type="float">
            <text:p>0.024489309769841</text:p>
          </table:table-cell>
          <table:table-cell office:value-type="float" office:value="-0.0974684655206817" calcext:value-type="float">
            <text:p>-0.0974684655206817</text:p>
          </table:table-cell>
          <table:table-cell office:value-type="float" office:value="20.2507351152485" calcext:value-type="float">
            <text:p>20.2507351152485</text:p>
          </table:table-cell>
          <table:table-cell table:number-columns-repeated="5"/>
        </table:table-row>
        <table:table-row table:style-name="ro1">
          <table:table-cell office:value-type="float" office:value="1.06389569387983" calcext:value-type="float">
            <text:p>1.06389569387983</text:p>
          </table:table-cell>
          <table:table-cell office:value-type="float" office:value="-0.0782522494939787" calcext:value-type="float">
            <text:p>-0.0782522494939787</text:p>
          </table:table-cell>
          <table:table-cell office:value-type="float" office:value="20.2561782053209" calcext:value-type="float">
            <text:p>20.2561782053209</text:p>
          </table:table-cell>
          <table:table-cell table:number-columns-repeated="5"/>
        </table:table-row>
        <table:table-row table:style-name="ro1">
          <table:table-cell office:value-type="float" office:value="0.10300170960205" calcext:value-type="float">
            <text:p>0.10300170960205</text:p>
          </table:table-cell>
          <table:table-cell office:value-type="float" office:value="0.0243328656089385" calcext:value-type="float">
            <text:p>0.0243328656089385</text:p>
          </table:table-cell>
          <table:table-cell office:value-type="float" office:value="20.2756851700508" calcext:value-type="float">
            <text:p>20.2756851700508</text:p>
          </table:table-cell>
          <table:table-cell table:number-columns-repeated="5"/>
        </table:table-row>
        <table:table-row table:style-name="ro1">
          <table:table-cell office:value-type="float" office:value="-0.0654427897303223" calcext:value-type="float">
            <text:p>-0.0654427897303223</text:p>
          </table:table-cell>
          <table:table-cell office:value-type="float" office:value="0.0832684383823679" calcext:value-type="float">
            <text:p>0.0832684383823679</text:p>
          </table:table-cell>
          <table:table-cell office:value-type="float" office:value="20.2796487178307" calcext:value-type="float">
            <text:p>20.2796487178307</text:p>
          </table:table-cell>
          <table:table-cell table:number-columns-repeated="5"/>
        </table:table-row>
        <table:table-row table:style-name="ro1">
          <table:table-cell office:value-type="float" office:value="-0.0654427897303223" calcext:value-type="float">
            <text:p>-0.0654427897303223</text:p>
          </table:table-cell>
          <table:table-cell office:value-type="float" office:value="0.908007778412333" calcext:value-type="float">
            <text:p>0.908007778412333</text:p>
          </table:table-cell>
          <table:table-cell office:value-type="float" office:value="20.3143625197746" calcext:value-type="float">
            <text:p>20.3143625197746</text:p>
          </table:table-cell>
          <table:table-cell table:number-columns-repeated="5"/>
        </table:table-row>
        <table:table-row table:style-name="ro1">
          <table:table-cell office:value-type="float" office:value="-0.0849395740549404" calcext:value-type="float">
            <text:p>-0.0849395740549404</text:p>
          </table:table-cell>
          <table:table-cell office:value-type="float" office:value="0.916707106612865" calcext:value-type="float">
            <text:p>0.916707106612865</text:p>
          </table:table-cell>
          <table:table-cell office:value-type="float" office:value="20.3467316465233" calcext:value-type="float">
            <text:p>20.3467316465233</text:p>
          </table:table-cell>
          <table:table-cell table:number-columns-repeated="5"/>
        </table:table-row>
        <table:table-row table:style-name="ro1">
          <table:table-cell office:value-type="float" office:value="0.0200306364547412" calcext:value-type="float">
            <text:p>0.0200306364547412</text:p>
          </table:table-cell>
          <table:table-cell office:value-type="float" office:value="0.880295601397706" calcext:value-type="float">
            <text:p>0.880295601397706</text:p>
          </table:table-cell>
          <table:table-cell office:value-type="float" office:value="20.3523672192629" calcext:value-type="float">
            <text:p>20.3523672192629</text:p>
          </table:table-cell>
          <table:table-cell table:number-columns-repeated="5"/>
        </table:table-row>
        <table:table-row table:style-name="ro1">
          <table:table-cell office:value-type="float" office:value="-0.0849395740549404" calcext:value-type="float">
            <text:p>-0.0849395740549404</text:p>
          </table:table-cell>
          <table:table-cell office:value-type="float" office:value="0.0878520802844468" calcext:value-type="float">
            <text:p>0.0878520802844468</text:p>
          </table:table-cell>
          <table:table-cell office:value-type="float" office:value="20.364063568559" calcext:value-type="float">
            <text:p>20.364063568559</text:p>
          </table:table-cell>
          <table:table-cell table:number-columns-repeated="5"/>
        </table:table-row>
        <table:table-row table:style-name="ro1">
          <table:table-cell office:value-type="float" office:value="0.93781995983227" calcext:value-type="float">
            <text:p>0.93781995983227</text:p>
          </table:table-cell>
          <table:table-cell office:value-type="float" office:value="0.10594346683939" calcext:value-type="float">
            <text:p>0.10594346683939</text:p>
          </table:table-cell>
          <table:table-cell office:value-type="float" office:value="20.3655493128162" calcext:value-type="float">
            <text:p>20.3655493128162</text:p>
          </table:table-cell>
          <table:table-cell table:number-columns-repeated="5"/>
        </table:table-row>
        <table:table-row table:style-name="ro1">
          <table:table-cell office:value-type="float" office:value="0.122200513437274" calcext:value-type="float">
            <text:p>0.122200513437274</text:p>
          </table:table-cell>
          <table:table-cell office:value-type="float" office:value="0.0310930802206141" calcext:value-type="float">
            <text:p>0.0310930802206141</text:p>
          </table:table-cell>
          <table:table-cell office:value-type="float" office:value="20.3781533113448" calcext:value-type="float">
            <text:p>20.3781533113448</text:p>
          </table:table-cell>
          <table:table-cell table:number-columns-repeated="5"/>
        </table:table-row>
        <table:table-row table:style-name="ro1">
          <table:table-cell office:value-type="float" office:value="-0.0374764538298632" calcext:value-type="float">
            <text:p>-0.0374764538298632</text:p>
          </table:table-cell>
          <table:table-cell office:value-type="float" office:value="0.120598490259883" calcext:value-type="float">
            <text:p>0.120598490259883</text:p>
          </table:table-cell>
          <table:table-cell office:value-type="float" office:value="20.3800456645959" calcext:value-type="float">
            <text:p>20.3800456645959</text:p>
          </table:table-cell>
          <table:table-cell table:number-columns-repeated="5"/>
        </table:table-row>
        <table:table-row table:style-name="ro1">
          <table:table-cell office:value-type="float" office:value="0.0820805106106334" calcext:value-type="float">
            <text:p>0.0820805106106334</text:p>
          </table:table-cell>
          <table:table-cell office:value-type="float" office:value="-1.09542631689365" calcext:value-type="float">
            <text:p>-1.09542631689365</text:p>
          </table:table-cell>
          <table:table-cell office:value-type="float" office:value="20.3838858088384" calcext:value-type="float">
            <text:p>20.3838858088384</text:p>
          </table:table-cell>
          <table:table-cell table:number-columns-repeated="5"/>
        </table:table-row>
        <table:table-row table:style-name="ro1">
          <table:table-cell office:value-type="float" office:value="0.00456599728528395" calcext:value-type="float">
            <text:p>0.00456599728528395</text:p>
          </table:table-cell>
          <table:table-cell office:value-type="float" office:value="0.12827306367956" calcext:value-type="float">
            <text:p>0.12827306367956</text:p>
          </table:table-cell>
          <table:table-cell office:value-type="float" office:value="20.3879691123812" calcext:value-type="float">
            <text:p>20.3879691123812</text:p>
          </table:table-cell>
          <table:table-cell table:number-columns-repeated="5"/>
        </table:table-row>
        <table:table-row table:style-name="ro1">
          <table:table-cell office:value-type="float" office:value="-0.0263278979138173" calcext:value-type="float">
            <text:p>-0.0263278979138173</text:p>
          </table:table-cell>
          <table:table-cell office:value-type="float" office:value="-0.1326968125426" calcext:value-type="float">
            <text:p>-0.1326968125426</text:p>
          </table:table-cell>
          <table:table-cell office:value-type="float" office:value="20.4267441415493" calcext:value-type="float">
            <text:p>20.4267441415493</text:p>
          </table:table-cell>
          <table:table-cell table:number-columns-repeated="5"/>
        </table:table-row>
        <table:table-row table:style-name="ro1">
          <table:table-cell office:value-type="float" office:value="-0.125896636307881" calcext:value-type="float">
            <text:p>-0.125896636307881</text:p>
          </table:table-cell>
          <table:table-cell office:value-type="float" office:value="2.0526346541185" calcext:value-type="float">
            <text:p>2.0526346541185</text:p>
          </table:table-cell>
          <table:table-cell office:value-type="float" office:value="20.4376296409297" calcext:value-type="float">
            <text:p>20.4376296409297</text:p>
          </table:table-cell>
          <table:table-cell table:number-columns-repeated="5"/>
        </table:table-row>
        <table:table-row table:style-name="ro1">
          <table:table-cell office:value-type="float" office:value="0.122200513437274" calcext:value-type="float">
            <text:p>0.122200513437274</text:p>
          </table:table-cell>
          <table:table-cell office:value-type="float" office:value="0.0604848962983603" calcext:value-type="float">
            <text:p>0.0604848962983603</text:p>
          </table:table-cell>
          <table:table-cell office:value-type="float" office:value="20.4385847415547" calcext:value-type="float">
            <text:p>20.4385847415547</text:p>
          </table:table-cell>
          <table:table-cell table:number-columns-repeated="5"/>
        </table:table-row>
        <table:table-row table:style-name="ro1">
          <table:table-cell office:value-type="float" office:value="0.138505351481439" calcext:value-type="float">
            <text:p>0.138505351481439</text:p>
          </table:table-cell>
          <table:table-cell office:value-type="float" office:value="0.996308734118741" calcext:value-type="float">
            <text:p>0.996308734118741</text:p>
          </table:table-cell>
          <table:table-cell office:value-type="float" office:value="20.44282367107" calcext:value-type="float">
            <text:p>20.44282367107</text:p>
          </table:table-cell>
          <table:table-cell table:number-columns-repeated="5"/>
        </table:table-row>
        <table:table-row table:style-name="ro1">
          <table:table-cell office:value-type="float" office:value="-0.0485478479191037" calcext:value-type="float">
            <text:p>-0.0485478479191037</text:p>
          </table:table-cell>
          <table:table-cell office:value-type="float" office:value="-0.1326968125426" calcext:value-type="float">
            <text:p>-0.1326968125426</text:p>
          </table:table-cell>
          <table:table-cell office:value-type="float" office:value="20.4636946557544" calcext:value-type="float">
            <text:p>20.4636946557544</text:p>
          </table:table-cell>
          <table:table-cell table:number-columns-repeated="5"/>
        </table:table-row>
        <table:table-row table:style-name="ro1">
          <table:table-cell office:value-type="float" office:value="-0.0694898863814081" calcext:value-type="float">
            <text:p>-0.0694898863814081</text:p>
          </table:table-cell>
          <table:table-cell office:value-type="float" office:value="0.122208163740708" calcext:value-type="float">
            <text:p>0.122208163740708</text:p>
          </table:table-cell>
          <table:table-cell office:value-type="float" office:value="20.4640841316211" calcext:value-type="float">
            <text:p>20.4640841316211</text:p>
          </table:table-cell>
          <table:table-cell table:number-columns-repeated="5"/>
        </table:table-row>
        <table:table-row table:style-name="ro1">
          <table:table-cell office:value-type="float" office:value="-0.915994410036753" calcext:value-type="float">
            <text:p>-0.915994410036753</text:p>
          </table:table-cell>
          <table:table-cell office:value-type="float" office:value="-0.113678737403095" calcext:value-type="float">
            <text:p>-0.113678737403095</text:p>
          </table:table-cell>
          <table:table-cell office:value-type="float" office:value="20.4709571836169" calcext:value-type="float">
            <text:p>20.4709571836169</text:p>
          </table:table-cell>
          <table:table-cell table:number-columns-repeated="5"/>
        </table:table-row>
        <table:table-row table:style-name="ro1">
          <table:table-cell office:value-type="float" office:value="0.124002705220378" calcext:value-type="float">
            <text:p>0.124002705220378</text:p>
          </table:table-cell>
          <table:table-cell office:value-type="float" office:value="0.923950542118468" calcext:value-type="float">
            <text:p>0.923950542118468</text:p>
          </table:table-cell>
          <table:table-cell office:value-type="float" office:value="20.4932779427781" calcext:value-type="float">
            <text:p>20.4932779427781</text:p>
          </table:table-cell>
          <table:table-cell table:number-columns-repeated="5"/>
        </table:table-row>
        <table:table-row table:style-name="ro1">
          <table:table-cell office:value-type="float" office:value="-0.0871263968872881" calcext:value-type="float">
            <text:p>-0.0871263968872881</text:p>
          </table:table-cell>
          <table:table-cell office:value-type="float" office:value="-0.11786017640013" calcext:value-type="float">
            <text:p>-0.11786017640013</text:p>
          </table:table-cell>
          <table:table-cell office:value-type="float" office:value="20.501658007006" calcext:value-type="float">
            <text:p>20.501658007006</text:p>
          </table:table-cell>
          <table:table-cell table:number-columns-repeated="5"/>
        </table:table-row>
        <table:table-row table:style-name="ro1">
          <table:table-cell office:value-type="float" office:value="0.0215293218031593" calcext:value-type="float">
            <text:p>0.0215293218031593</text:p>
          </table:table-cell>
          <table:table-cell office:value-type="float" office:value="0.147671300400656" calcext:value-type="float">
            <text:p>0.147671300400656</text:p>
          </table:table-cell>
          <table:table-cell office:value-type="float" office:value="20.5033715900741" calcext:value-type="float">
            <text:p>20.5033715900741</text:p>
          </table:table-cell>
          <table:table-cell table:number-columns-repeated="5"/>
        </table:table-row>
        <table:table-row table:style-name="ro1">
          <table:table-cell office:value-type="float" office:value="0.10300170960205" calcext:value-type="float">
            <text:p>0.10300170960205</text:p>
          </table:table-cell>
          <table:table-cell office:value-type="float" office:value="0.10594346683939" calcext:value-type="float">
            <text:p>0.10594346683939</text:p>
          </table:table-cell>
          <table:table-cell office:value-type="float" office:value="20.5101476248432" calcext:value-type="float">
            <text:p>20.5101476248432</text:p>
          </table:table-cell>
          <table:table-cell table:number-columns-repeated="5"/>
        </table:table-row>
        <table:table-row table:style-name="ro1">
          <table:table-cell office:value-type="float" office:value="0.909820998000239" calcext:value-type="float">
            <text:p>0.909820998000239</text:p>
          </table:table-cell>
          <table:table-cell office:value-type="float" office:value="0.880295601397706" calcext:value-type="float">
            <text:p>0.880295601397706</text:p>
          </table:table-cell>
          <table:table-cell office:value-type="float" office:value="20.5215257366186" calcext:value-type="float">
            <text:p>20.5215257366186</text:p>
          </table:table-cell>
          <table:table-cell table:number-columns-repeated="5"/>
        </table:table-row>
        <table:table-row table:style-name="ro1">
          <table:table-cell office:value-type="float" office:value="-0.0356570155326558" calcext:value-type="float">
            <text:p>-0.0356570155326558</text:p>
          </table:table-cell>
          <table:table-cell office:value-type="float" office:value="1.14844918359822" calcext:value-type="float">
            <text:p>1.14844918359822</text:p>
          </table:table-cell>
          <table:table-cell office:value-type="float" office:value="20.5251641476188" calcext:value-type="float">
            <text:p>20.5251641476188</text:p>
          </table:table-cell>
          <table:table-cell table:number-columns-repeated="5"/>
        </table:table-row>
        <table:table-row table:style-name="ro1">
          <table:table-cell office:value-type="float" office:value="1.1222987960002" calcext:value-type="float">
            <text:p>1.1222987960002</text:p>
          </table:table-cell>
          <table:table-cell office:value-type="float" office:value="0.908007778412333" calcext:value-type="float">
            <text:p>0.908007778412333</text:p>
          </table:table-cell>
          <table:table-cell office:value-type="float" office:value="20.5405582077298" calcext:value-type="float">
            <text:p>20.5405582077298</text:p>
          </table:table-cell>
          <table:table-cell table:number-columns-repeated="5"/>
        </table:table-row>
        <table:table-row table:style-name="ro1">
          <table:table-cell office:value-type="float" office:value="-0.0572372980891871" calcext:value-type="float">
            <text:p>-0.0572372980891871</text:p>
          </table:table-cell>
          <table:table-cell office:value-type="float" office:value="0.85472699608047" calcext:value-type="float">
            <text:p>0.85472699608047</text:p>
          </table:table-cell>
          <table:table-cell office:value-type="float" office:value="20.5503178071377" calcext:value-type="float">
            <text:p>20.5503178071377</text:p>
          </table:table-cell>
          <table:table-cell table:number-columns-repeated="5"/>
        </table:table-row>
        <table:table-row table:style-name="ro1">
          <table:table-cell office:value-type="float" office:value="0.127714753680439" calcext:value-type="float">
            <text:p>0.127714753680439</text:p>
          </table:table-cell>
          <table:table-cell office:value-type="float" office:value="0.0878520802844468" calcext:value-type="float">
            <text:p>0.0878520802844468</text:p>
          </table:table-cell>
          <table:table-cell office:value-type="float" office:value="20.551565753066" calcext:value-type="float">
            <text:p>20.551565753066</text:p>
          </table:table-cell>
          <table:table-cell table:number-columns-repeated="5"/>
        </table:table-row>
        <table:table-row table:style-name="ro1">
          <table:table-cell office:value-type="float" office:value="1.01717622781985" calcext:value-type="float">
            <text:p>1.01717622781985</text:p>
          </table:table-cell>
          <table:table-cell office:value-type="float" office:value="0.157011716211596" calcext:value-type="float">
            <text:p>0.157011716211596</text:p>
          </table:table-cell>
          <table:table-cell office:value-type="float" office:value="20.5522793326591" calcext:value-type="float">
            <text:p>20.5522793326591</text:p>
          </table:table-cell>
          <table:table-cell table:number-columns-repeated="5"/>
        </table:table-row>
        <table:table-row table:style-name="ro1">
          <table:table-cell office:value-type="float" office:value="0.846078706048645" calcext:value-type="float">
            <text:p>0.846078706048645</text:p>
          </table:table-cell>
          <table:table-cell office:value-type="float" office:value="-0.0335355367295285" calcext:value-type="float">
            <text:p>-0.0335355367295285</text:p>
          </table:table-cell>
          <table:table-cell office:value-type="float" office:value="20.552504370026" calcext:value-type="float">
            <text:p>20.552504370026</text:p>
          </table:table-cell>
          <table:table-cell table:number-columns-repeated="5"/>
        </table:table-row>
        <table:table-row table:style-name="ro1">
          <table:table-cell office:value-type="float" office:value="0.0483191876651136" calcext:value-type="float">
            <text:p>0.0483191876651136</text:p>
          </table:table-cell>
          <table:table-cell office:value-type="float" office:value="-0.152337438210547" calcext:value-type="float">
            <text:p>-0.152337438210547</text:p>
          </table:table-cell>
          <table:table-cell office:value-type="float" office:value="20.5691719225772" calcext:value-type="float">
            <text:p>20.5691719225772</text:p>
          </table:table-cell>
          <table:table-cell table:number-columns-repeated="5"/>
        </table:table-row>
        <table:table-row table:style-name="ro1">
          <table:table-cell office:value-type="float" office:value="0.0948514360545972" calcext:value-type="float">
            <text:p>0.0948514360545972</text:p>
          </table:table-cell>
          <table:table-cell office:value-type="float" office:value="0.873232807474191" calcext:value-type="float">
            <text:p>0.873232807474191</text:p>
          </table:table-cell>
          <table:table-cell office:value-type="float" office:value="20.5727050543593" calcext:value-type="float">
            <text:p>20.5727050543593</text:p>
          </table:table-cell>
          <table:table-cell table:number-columns-repeated="5"/>
        </table:table-row>
        <table:table-row table:style-name="ro1">
          <table:table-cell office:value-type="float" office:value="0.0285897343480281" calcext:value-type="float">
            <text:p>0.0285897343480281</text:p>
          </table:table-cell>
          <table:table-cell office:value-type="float" office:value="0.839694008634303" calcext:value-type="float">
            <text:p>0.839694008634303</text:p>
          </table:table-cell>
          <table:table-cell office:value-type="float" office:value="20.5820236741128" calcext:value-type="float">
            <text:p>20.5820236741128</text:p>
          </table:table-cell>
          <table:table-cell table:number-columns-repeated="5"/>
        </table:table-row>
        <table:table-row table:style-name="ro1">
          <table:table-cell office:value-type="float" office:value="0.138505351481439" calcext:value-type="float">
            <text:p>0.138505351481439</text:p>
          </table:table-cell>
          <table:table-cell office:value-type="float" office:value="0.0878520802844468" calcext:value-type="float">
            <text:p>0.0878520802844468</text:p>
          </table:table-cell>
          <table:table-cell office:value-type="float" office:value="20.6053911508912" calcext:value-type="float">
            <text:p>20.6053911508912</text:p>
          </table:table-cell>
          <table:table-cell table:number-columns-repeated="5"/>
        </table:table-row>
        <table:table-row table:style-name="ro1">
          <table:table-cell office:value-type="float" office:value="0.0993681269344809" calcext:value-type="float">
            <text:p>0.0993681269344809</text:p>
          </table:table-cell>
          <table:table-cell office:value-type="float" office:value="0.867787772369257" calcext:value-type="float">
            <text:p>0.867787772369257</text:p>
          </table:table-cell>
          <table:table-cell office:value-type="float" office:value="20.6163717525315" calcext:value-type="float">
            <text:p>20.6163717525315</text:p>
          </table:table-cell>
          <table:table-cell table:number-columns-repeated="5"/>
        </table:table-row>
        <table:table-row table:style-name="ro1">
          <table:table-cell office:value-type="float" office:value="0.894289976158983" calcext:value-type="float">
            <text:p>0.894289976158983</text:p>
          </table:table-cell>
          <table:table-cell office:value-type="float" office:value="0.130878028704785" calcext:value-type="float">
            <text:p>0.130878028704785</text:p>
          </table:table-cell>
          <table:table-cell office:value-type="float" office:value="20.6349593044729" calcext:value-type="float">
            <text:p>20.6349593044729</text:p>
          </table:table-cell>
          <table:table-cell table:number-columns-repeated="5"/>
        </table:table-row>
        <table:table-row table:style-name="ro1">
          <table:table-cell office:value-type="float" office:value="0.159710243180166" calcext:value-type="float">
            <text:p>0.159710243180166</text:p>
          </table:table-cell>
          <table:table-cell office:value-type="float" office:value="0.0604848962983603" calcext:value-type="float">
            <text:p>0.0604848962983603</text:p>
          </table:table-cell>
          <table:table-cell office:value-type="float" office:value="20.6369523791188" calcext:value-type="float">
            <text:p>20.6369523791188</text:p>
          </table:table-cell>
          <table:table-cell table:number-columns-repeated="5"/>
        </table:table-row>
        <table:table-row table:style-name="ro1">
          <table:table-cell office:value-type="float" office:value="0.123098717410284" calcext:value-type="float">
            <text:p>0.123098717410284</text:p>
          </table:table-cell>
          <table:table-cell office:value-type="float" office:value="-0.11786017640013" calcext:value-type="float">
            <text:p>-0.11786017640013</text:p>
          </table:table-cell>
          <table:table-cell office:value-type="float" office:value="20.6498211032296" calcext:value-type="float">
            <text:p>20.6498211032296</text:p>
          </table:table-cell>
          <table:table-cell table:number-columns-repeated="5"/>
        </table:table-row>
        <table:table-row table:style-name="ro1">
          <table:table-cell office:value-type="float" office:value="0.846078706048645" calcext:value-type="float">
            <text:p>0.846078706048645</text:p>
          </table:table-cell>
          <table:table-cell office:value-type="float" office:value="0.0768995039093653" calcext:value-type="float">
            <text:p>0.0768995039093653</text:p>
          </table:table-cell>
          <table:table-cell office:value-type="float" office:value="20.6502434962517" calcext:value-type="float">
            <text:p>20.6502434962517</text:p>
          </table:table-cell>
          <table:table-cell table:number-columns-repeated="5"/>
        </table:table-row>
        <table:table-row table:style-name="ro1">
          <table:table-cell office:value-type="float" office:value="0.0451986886093637" calcext:value-type="float">
            <text:p>0.0451986886093637</text:p>
          </table:table-cell>
          <table:table-cell office:value-type="float" office:value="0.169372277914385" calcext:value-type="float">
            <text:p>0.169372277914385</text:p>
          </table:table-cell>
          <table:table-cell office:value-type="float" office:value="20.658550811592" calcext:value-type="float">
            <text:p>20.658550811592</text:p>
          </table:table-cell>
          <table:table-cell table:number-columns-repeated="5"/>
        </table:table-row>
        <table:table-row table:style-name="ro1">
          <table:table-cell office:value-type="float" office:value="0.869668310589221" calcext:value-type="float">
            <text:p>0.869668310589221</text:p>
          </table:table-cell>
          <table:table-cell office:value-type="float" office:value="-0.113678737403095" calcext:value-type="float">
            <text:p>-0.113678737403095</text:p>
          </table:table-cell>
          <table:table-cell office:value-type="float" office:value="20.6652845778529" calcext:value-type="float">
            <text:p>20.6652845778529</text:p>
          </table:table-cell>
          <table:table-cell table:number-columns-repeated="5"/>
        </table:table-row>
        <table:table-row table:style-name="ro1">
          <table:table-cell office:value-type="float" office:value="1.16656054571807" calcext:value-type="float">
            <text:p>1.16656054571807</text:p>
          </table:table-cell>
          <table:table-cell office:value-type="float" office:value="1.0628469189833" calcext:value-type="float">
            <text:p>1.0628469189833</text:p>
          </table:table-cell>
          <table:table-cell office:value-type="float" office:value="20.6806051852361" calcext:value-type="float">
            <text:p>20.6806051852361</text:p>
          </table:table-cell>
          <table:table-cell table:number-columns-repeated="5"/>
        </table:table-row>
        <table:table-row table:style-name="ro1">
          <table:table-cell office:value-type="float" office:value="0.93781995983227" calcext:value-type="float">
            <text:p>0.93781995983227</text:p>
          </table:table-cell>
          <table:table-cell office:value-type="float" office:value="0.169372277914385" calcext:value-type="float">
            <text:p>0.169372277914385</text:p>
          </table:table-cell>
          <table:table-cell office:value-type="float" office:value="20.6945837356671" calcext:value-type="float">
            <text:p>20.6945837356671</text:p>
          </table:table-cell>
          <table:table-cell table:number-columns-repeated="5"/>
        </table:table-row>
        <table:table-row table:style-name="ro1">
          <table:table-cell office:value-type="float" office:value="0.89950608722395" calcext:value-type="float">
            <text:p>0.89950608722395</text:p>
          </table:table-cell>
          <table:table-cell office:value-type="float" office:value="0.147671300400656" calcext:value-type="float">
            <text:p>0.147671300400656</text:p>
          </table:table-cell>
          <table:table-cell office:value-type="float" office:value="20.6977230743063" calcext:value-type="float">
            <text:p>20.6977230743063</text:p>
          </table:table-cell>
          <table:table-cell table:number-columns-repeated="5"/>
        </table:table-row>
        <table:table-row table:style-name="ro1">
          <table:table-cell office:value-type="float" office:value="0.1751007809517" calcext:value-type="float">
            <text:p>0.1751007809517</text:p>
          </table:table-cell>
          <table:table-cell office:value-type="float" office:value="1.06287853756312" calcext:value-type="float">
            <text:p>1.06287853756312</text:p>
          </table:table-cell>
          <table:table-cell office:value-type="float" office:value="20.7281587819671" calcext:value-type="float">
            <text:p>20.7281587819671</text:p>
          </table:table-cell>
          <table:table-cell table:number-columns-repeated="5"/>
        </table:table-row>
        <table:table-row table:style-name="ro1">
          <table:table-cell office:value-type="float" office:value="-0.162983022976988" calcext:value-type="float">
            <text:p>-0.162983022976988</text:p>
          </table:table-cell>
          <table:table-cell office:value-type="float" office:value="0.0878520802844468" calcext:value-type="float">
            <text:p>0.0878520802844468</text:p>
          </table:table-cell>
          <table:table-cell office:value-type="float" office:value="20.7331301169311" calcext:value-type="float">
            <text:p>20.7331301169311</text:p>
          </table:table-cell>
          <table:table-cell table:number-columns-repeated="5"/>
        </table:table-row>
        <table:table-row table:style-name="ro1">
          <table:table-cell office:value-type="float" office:value="-0.19080593445801" calcext:value-type="float">
            <text:p>-0.19080593445801</text:p>
          </table:table-cell>
          <table:table-cell office:value-type="float" office:value="-0.00690093508709333" calcext:value-type="float">
            <text:p>-0.00690093508709333</text:p>
          </table:table-cell>
          <table:table-cell office:value-type="float" office:value="20.7419631451538" calcext:value-type="float">
            <text:p>20.7419631451538</text:p>
          </table:table-cell>
          <table:table-cell table:number-columns-repeated="5"/>
        </table:table-row>
        <table:table-row table:style-name="ro1">
          <table:table-cell office:value-type="float" office:value="0.094530367625514" calcext:value-type="float">
            <text:p>0.094530367625514</text:p>
          </table:table-cell>
          <table:table-cell office:value-type="float" office:value="1.16081729576968" calcext:value-type="float">
            <text:p>1.16081729576968</text:p>
          </table:table-cell>
          <table:table-cell office:value-type="float" office:value="20.7441874529247" calcext:value-type="float">
            <text:p>20.7441874529247</text:p>
          </table:table-cell>
          <table:table-cell table:number-columns-repeated="5"/>
        </table:table-row>
        <table:table-row table:style-name="ro1">
          <table:table-cell office:value-type="float" office:value="-0.0374764538298632" calcext:value-type="float">
            <text:p>-0.0374764538298632</text:p>
          </table:table-cell>
          <table:table-cell office:value-type="float" office:value="0.186818188624405" calcext:value-type="float">
            <text:p>0.186818188624405</text:p>
          </table:table-cell>
          <table:table-cell office:value-type="float" office:value="20.7453491533578" calcext:value-type="float">
            <text:p>20.7453491533578</text:p>
          </table:table-cell>
          <table:table-cell table:number-columns-repeated="5"/>
        </table:table-row>
        <table:table-row table:style-name="ro1">
          <table:table-cell office:value-type="float" office:value="-1.16838779955963" calcext:value-type="float">
            <text:p>-1.16838779955963</text:p>
          </table:table-cell>
          <table:table-cell office:value-type="float" office:value="0.0878520802844468" calcext:value-type="float">
            <text:p>0.0878520802844468</text:p>
          </table:table-cell>
          <table:table-cell office:value-type="float" office:value="20.7620034221257" calcext:value-type="float">
            <text:p>20.7620034221257</text:p>
          </table:table-cell>
          <table:table-cell table:number-columns-repeated="5"/>
        </table:table-row>
        <table:table-row table:style-name="ro1">
          <table:table-cell office:value-type="float" office:value="0.159710243180166" calcext:value-type="float">
            <text:p>0.159710243180166</text:p>
          </table:table-cell>
          <table:table-cell office:value-type="float" office:value="0.104104553713338" calcext:value-type="float">
            <text:p>0.104104553713338</text:p>
          </table:table-cell>
          <table:table-cell office:value-type="float" office:value="20.7728636169406" calcext:value-type="float">
            <text:p>20.7728636169406</text:p>
          </table:table-cell>
          <table:table-cell table:number-columns-repeated="5"/>
        </table:table-row>
        <table:table-row table:style-name="ro1">
          <table:table-cell office:value-type="float" office:value="-0.134052401132713" calcext:value-type="float">
            <text:p>-0.134052401132713</text:p>
          </table:table-cell>
          <table:table-cell office:value-type="float" office:value="1.13837317706183" calcext:value-type="float">
            <text:p>1.13837317706183</text:p>
          </table:table-cell>
          <table:table-cell office:value-type="float" office:value="20.7921450188498" calcext:value-type="float">
            <text:p>20.7921450188498</text:p>
          </table:table-cell>
          <table:table-cell table:number-columns-repeated="5"/>
        </table:table-row>
        <table:table-row table:style-name="ro1">
          <table:table-cell office:value-type="float" office:value="-1.17405119610775" calcext:value-type="float">
            <text:p>-1.17405119610775</text:p>
          </table:table-cell>
          <table:table-cell office:value-type="float" office:value="0.0878520802844468" calcext:value-type="float">
            <text:p>0.0878520802844468</text:p>
          </table:table-cell>
          <table:table-cell office:value-type="float" office:value="20.7923918632027" calcext:value-type="float">
            <text:p>20.7923918632027</text:p>
          </table:table-cell>
          <table:table-cell table:number-columns-repeated="5"/>
        </table:table-row>
        <table:table-row table:style-name="ro1">
          <table:table-cell office:value-type="float" office:value="1.16656054571807" calcext:value-type="float">
            <text:p>1.16656054571807</text:p>
          </table:table-cell>
          <table:table-cell office:value-type="float" office:value="0.0998331882893538" calcext:value-type="float">
            <text:p>0.0998331882893538</text:p>
          </table:table-cell>
          <table:table-cell office:value-type="float" office:value="20.7929372105829" calcext:value-type="float">
            <text:p>20.7929372105829</text:p>
          </table:table-cell>
          <table:table-cell table:number-columns-repeated="5"/>
        </table:table-row>
        <table:table-row table:style-name="ro1">
          <table:table-cell office:value-type="float" office:value="-0.151990739884451" calcext:value-type="float">
            <text:p>-0.151990739884451</text:p>
          </table:table-cell>
          <table:table-cell office:value-type="float" office:value="0.880295601397706" calcext:value-type="float">
            <text:p>0.880295601397706</text:p>
          </table:table-cell>
          <table:table-cell office:value-type="float" office:value="20.7951990823181" calcext:value-type="float">
            <text:p>20.7951990823181</text:p>
          </table:table-cell>
          <table:table-cell table:number-columns-repeated="5"/>
        </table:table-row>
        <table:table-row table:style-name="ro1">
          <table:table-cell office:value-type="float" office:value="-0.180933784464651" calcext:value-type="float">
            <text:p>-0.180933784464651</text:p>
          </table:table-cell>
          <table:table-cell office:value-type="float" office:value="0.080957302187923" calcext:value-type="float">
            <text:p>0.080957302187923</text:p>
          </table:table-cell>
          <table:table-cell office:value-type="float" office:value="20.8086161410569" calcext:value-type="float">
            <text:p>20.8086161410569</text:p>
          </table:table-cell>
          <table:table-cell table:number-columns-repeated="5"/>
        </table:table-row>
        <table:table-row table:style-name="ro1">
          <table:table-cell office:value-type="float" office:value="-0.180933784464651" calcext:value-type="float">
            <text:p>-0.180933784464651</text:p>
          </table:table-cell>
          <table:table-cell office:value-type="float" office:value="0.0878520802844468" calcext:value-type="float">
            <text:p>0.0878520802844468</text:p>
          </table:table-cell>
          <table:table-cell office:value-type="float" office:value="20.8294232298913" calcext:value-type="float">
            <text:p>20.8294232298913</text:p>
          </table:table-cell>
          <table:table-cell table:number-columns-repeated="5"/>
        </table:table-row>
        <table:table-row table:style-name="ro1">
          <table:table-cell office:value-type="float" office:value="0.140174292143638" calcext:value-type="float">
            <text:p>0.140174292143638</text:p>
          </table:table-cell>
          <table:table-cell office:value-type="float" office:value="0.141058500152973" calcext:value-type="float">
            <text:p>0.141058500152973</text:p>
          </table:table-cell>
          <table:table-cell office:value-type="float" office:value="20.8323300341621" calcext:value-type="float">
            <text:p>20.8323300341621</text:p>
          </table:table-cell>
          <table:table-cell table:number-columns-repeated="5"/>
        </table:table-row>
        <table:table-row table:style-name="ro1">
          <table:table-cell office:value-type="float" office:value="1.20723762478127" calcext:value-type="float">
            <text:p>1.20723762478127</text:p>
          </table:table-cell>
          <table:table-cell office:value-type="float" office:value="-0.0102105504966848" calcext:value-type="float">
            <text:p>-0.0102105504966848</text:p>
          </table:table-cell>
          <table:table-cell office:value-type="float" office:value="20.8374713287185" calcext:value-type="float">
            <text:p>20.8374713287185</text:p>
          </table:table-cell>
          <table:table-cell table:number-columns-repeated="5"/>
        </table:table-row>
        <table:table-row table:style-name="ro1">
          <table:table-cell office:value-type="float" office:value="-0.180933784464651" calcext:value-type="float">
            <text:p>-0.180933784464651</text:p>
          </table:table-cell>
          <table:table-cell office:value-type="float" office:value="0.908007778412333" calcext:value-type="float">
            <text:p>0.908007778412333</text:p>
          </table:table-cell>
          <table:table-cell office:value-type="float" office:value="20.8425310499041" calcext:value-type="float">
            <text:p>20.8425310499041</text:p>
          </table:table-cell>
          <table:table-cell table:number-columns-repeated="5"/>
        </table:table-row>
        <table:table-row table:style-name="ro1">
          <table:table-cell office:value-type="float" office:value="-1.16838779955963" calcext:value-type="float">
            <text:p>-1.16838779955963</text:p>
          </table:table-cell>
          <table:table-cell office:value-type="float" office:value="1.8860884978061" calcext:value-type="float">
            <text:p>1.8860884978061</text:p>
          </table:table-cell>
          <table:table-cell office:value-type="float" office:value="20.8544938447882" calcext:value-type="float">
            <text:p>20.8544938447882</text:p>
          </table:table-cell>
          <table:table-cell table:number-columns-repeated="5"/>
        </table:table-row>
        <table:table-row table:style-name="ro1">
          <table:table-cell office:value-type="float" office:value="0.153392618790915" calcext:value-type="float">
            <text:p>0.153392618790915</text:p>
          </table:table-cell>
          <table:table-cell office:value-type="float" office:value="0.132401493319906" calcext:value-type="float">
            <text:p>0.132401493319906</text:p>
          </table:table-cell>
          <table:table-cell office:value-type="float" office:value="20.8557459983573" calcext:value-type="float">
            <text:p>20.8557459983573</text:p>
          </table:table-cell>
          <table:table-cell table:number-columns-repeated="5"/>
        </table:table-row>
        <table:table-row table:style-name="ro1">
          <table:table-cell office:value-type="float" office:value="-0.0871263968872881" calcext:value-type="float">
            <text:p>-0.0871263968872881</text:p>
          </table:table-cell>
          <table:table-cell office:value-type="float" office:value="1.1876338575669" calcext:value-type="float">
            <text:p>1.1876338575669</text:p>
          </table:table-cell>
          <table:table-cell office:value-type="float" office:value="20.8632807055128" calcext:value-type="float">
            <text:p>20.8632807055128</text:p>
          </table:table-cell>
          <table:table-cell table:number-columns-repeated="5"/>
        </table:table-row>
        <table:table-row table:style-name="ro1">
          <table:table-cell office:value-type="float" office:value="0.968695936243079" calcext:value-type="float">
            <text:p>0.968695936243079</text:p>
          </table:table-cell>
          <table:table-cell office:value-type="float" office:value="0.790018527333505" calcext:value-type="float">
            <text:p>0.790018527333505</text:p>
          </table:table-cell>
          <table:table-cell office:value-type="float" office:value="20.8690676212705" calcext:value-type="float">
            <text:p>20.8690676212705</text:p>
          </table:table-cell>
          <table:table-cell table:number-columns-repeated="5"/>
        </table:table-row>
        <table:table-row table:style-name="ro1">
          <table:table-cell office:value-type="float" office:value="-0.19080593445801" calcext:value-type="float">
            <text:p>-0.19080593445801</text:p>
          </table:table-cell>
          <table:table-cell office:value-type="float" office:value="0.0859322834206226" calcext:value-type="float">
            <text:p>0.0859322834206226</text:p>
          </table:table-cell>
          <table:table-cell office:value-type="float" office:value="20.8767853603265" calcext:value-type="float">
            <text:p>20.8767853603265</text:p>
          </table:table-cell>
          <table:table-cell table:number-columns-repeated="5"/>
        </table:table-row>
        <table:table-row table:style-name="ro1">
          <table:table-cell office:value-type="float" office:value="-0.0784196988231973" calcext:value-type="float">
            <text:p>-0.0784196988231973</text:p>
          </table:table-cell>
          <table:table-cell office:value-type="float" office:value="0.195599443017659" calcext:value-type="float">
            <text:p>0.195599443017659</text:p>
          </table:table-cell>
          <table:table-cell office:value-type="float" office:value="20.8813084080221" calcext:value-type="float">
            <text:p>20.8813084080221</text:p>
          </table:table-cell>
          <table:table-cell table:number-columns-repeated="5"/>
        </table:table-row>
        <table:table-row table:style-name="ro1">
          <table:table-cell office:value-type="float" office:value="0.869668310589221" calcext:value-type="float">
            <text:p>0.869668310589221</text:p>
          </table:table-cell>
          <table:table-cell office:value-type="float" office:value="1.16081729576968" calcext:value-type="float">
            <text:p>1.16081729576968</text:p>
          </table:table-cell>
          <table:table-cell office:value-type="float" office:value="20.8828951739688" calcext:value-type="float">
            <text:p>20.8828951739688</text:p>
          </table:table-cell>
          <table:table-cell table:number-columns-repeated="5"/>
        </table:table-row>
        <table:table-row table:style-name="ro1">
          <table:table-cell office:value-type="float" office:value="-0.197774083940731" calcext:value-type="float">
            <text:p>-0.197774083940731</text:p>
          </table:table-cell>
          <table:table-cell office:value-type="float" office:value="0.9249079365214" calcext:value-type="float">
            <text:p>0.9249079365214</text:p>
          </table:table-cell>
          <table:table-cell office:value-type="float" office:value="20.884251859016" calcext:value-type="float">
            <text:p>20.884251859016</text:p>
          </table:table-cell>
          <table:table-cell table:number-columns-repeated="5"/>
        </table:table-row>
        <table:table-row table:style-name="ro1">
          <table:table-cell office:value-type="float" office:value="-0.18956362368619" calcext:value-type="float">
            <text:p>-0.18956362368619</text:p>
          </table:table-cell>
          <table:table-cell office:value-type="float" office:value="0.0998331882893538" calcext:value-type="float">
            <text:p>0.0998331882893538</text:p>
          </table:table-cell>
          <table:table-cell office:value-type="float" office:value="20.9140182200707" calcext:value-type="float">
            <text:p>20.9140182200707</text:p>
          </table:table-cell>
          <table:table-cell table:number-columns-repeated="5"/>
        </table:table-row>
        <table:table-row table:style-name="ro1">
          <table:table-cell office:value-type="float" office:value="0.93781995983227" calcext:value-type="float">
            <text:p>0.93781995983227</text:p>
          </table:table-cell>
          <table:table-cell office:value-type="float" office:value="-0.790085195663172" calcext:value-type="float">
            <text:p>-0.790085195663172</text:p>
          </table:table-cell>
          <table:table-cell office:value-type="float" office:value="20.9198273613661" calcext:value-type="float">
            <text:p>20.9198273613661</text:p>
          </table:table-cell>
          <table:table-cell table:number-columns-repeated="5"/>
        </table:table-row>
        <table:table-row table:style-name="ro1">
          <table:table-cell office:value-type="float" office:value="0.215839309833161" calcext:value-type="float">
            <text:p>0.215839309833161</text:p>
          </table:table-cell>
          <table:table-cell office:value-type="float" office:value="-0.0476236907078799" calcext:value-type="float">
            <text:p>-0.0476236907078799</text:p>
          </table:table-cell>
          <table:table-cell office:value-type="float" office:value="20.9245846518591" calcext:value-type="float">
            <text:p>20.9245846518591</text:p>
          </table:table-cell>
          <table:table-cell table:number-columns-repeated="5"/>
        </table:table-row>
        <table:table-row table:style-name="ro1">
          <table:table-cell office:value-type="float" office:value="-0.180933784464651" calcext:value-type="float">
            <text:p>-0.180933784464651</text:p>
          </table:table-cell>
          <table:table-cell office:value-type="float" office:value="0.120598490259883" calcext:value-type="float">
            <text:p>0.120598490259883</text:p>
          </table:table-cell>
          <table:table-cell office:value-type="float" office:value="20.9439458282244" calcext:value-type="float">
            <text:p>20.9439458282244</text:p>
          </table:table-cell>
          <table:table-cell table:number-columns-repeated="5"/>
        </table:table-row>
        <table:table-row table:style-name="ro1">
          <table:table-cell office:value-type="float" office:value="0.201878874800286" calcext:value-type="float">
            <text:p>0.201878874800286</text:p>
          </table:table-cell>
          <table:table-cell office:value-type="float" office:value="0.908007778412333" calcext:value-type="float">
            <text:p>0.908007778412333</text:p>
          </table:table-cell>
          <table:table-cell office:value-type="float" office:value="20.9541450910717" calcext:value-type="float">
            <text:p>20.9541450910717</text:p>
          </table:table-cell>
          <table:table-cell table:number-columns-repeated="5"/>
        </table:table-row>
        <table:table-row table:style-name="ro1">
          <table:table-cell office:value-type="float" office:value="1.23250372864275" calcext:value-type="float">
            <text:p>1.23250372864275</text:p>
          </table:table-cell>
          <table:table-cell office:value-type="float" office:value="0.996308734118741" calcext:value-type="float">
            <text:p>0.996308734118741</text:p>
          </table:table-cell>
          <table:table-cell office:value-type="float" office:value="20.9768267065825" calcext:value-type="float">
            <text:p>20.9768267065825</text:p>
          </table:table-cell>
          <table:table-cell table:number-columns-repeated="5"/>
        </table:table-row>
        <table:table-row table:style-name="ro1">
          <table:table-cell office:value-type="float" office:value="0.878219538895667" calcext:value-type="float">
            <text:p>0.878219538895667</text:p>
          </table:table-cell>
          <table:table-cell office:value-type="float" office:value="0.186818188624405" calcext:value-type="float">
            <text:p>0.186818188624405</text:p>
          </table:table-cell>
          <table:table-cell office:value-type="float" office:value="20.978166375139" calcext:value-type="float">
            <text:p>20.978166375139</text:p>
          </table:table-cell>
          <table:table-cell table:number-columns-repeated="5"/>
        </table:table-row>
        <table:table-row table:style-name="ro1">
          <table:table-cell office:value-type="float" office:value="0.0314974673919971" calcext:value-type="float">
            <text:p>0.0314974673919971</text:p>
          </table:table-cell>
          <table:table-cell office:value-type="float" office:value="0.770008564638623" calcext:value-type="float">
            <text:p>0.770008564638623</text:p>
          </table:table-cell>
          <table:table-cell office:value-type="float" office:value="20.9799365224053" calcext:value-type="float">
            <text:p>20.9799365224053</text:p>
          </table:table-cell>
          <table:table-cell table:number-columns-repeated="5"/>
        </table:table-row>
        <table:table-row table:style-name="ro1">
          <table:table-cell office:value-type="float" office:value="0.0466175372508144" calcext:value-type="float">
            <text:p>0.0466175372508144</text:p>
          </table:table-cell>
          <table:table-cell office:value-type="float" office:value="-0.227010563307383" calcext:value-type="float">
            <text:p>-0.227010563307383</text:p>
          </table:table-cell>
          <table:table-cell office:value-type="float" office:value="20.9838551954522" calcext:value-type="float">
            <text:p>20.9838551954522</text:p>
          </table:table-cell>
          <table:table-cell table:number-columns-repeated="5"/>
        </table:table-row>
        <table:table-row table:style-name="ro1">
          <table:table-cell office:value-type="float" office:value="-0.23389441363758" calcext:value-type="float">
            <text:p>-0.23389441363758</text:p>
          </table:table-cell>
          <table:table-cell office:value-type="float" office:value="-0.0168168900228177" calcext:value-type="float">
            <text:p>-0.0168168900228177</text:p>
          </table:table-cell>
          <table:table-cell office:value-type="float" office:value="20.9889721901557" calcext:value-type="float">
            <text:p>20.9889721901557</text:p>
          </table:table-cell>
          <table:table-cell table:number-columns-repeated="5"/>
        </table:table-row>
        <table:table-row table:style-name="ro1">
          <table:table-cell office:value-type="float" office:value="0.00797630865949384" calcext:value-type="float">
            <text:p>0.00797630865949384</text:p>
          </table:table-cell>
          <table:table-cell office:value-type="float" office:value="0.234819789981035" calcext:value-type="float">
            <text:p>0.234819789981035</text:p>
          </table:table-cell>
          <table:table-cell office:value-type="float" office:value="20.990238105586" calcext:value-type="float">
            <text:p>20.990238105586</text:p>
          </table:table-cell>
          <table:table-cell table:number-columns-repeated="5"/>
        </table:table-row>
        <table:table-row table:style-name="ro1">
          <table:table-cell office:value-type="float" office:value="-0.180933784464651" calcext:value-type="float">
            <text:p>-0.180933784464651</text:p>
          </table:table-cell>
          <table:table-cell office:value-type="float" office:value="-0.1326968125426" calcext:value-type="float">
            <text:p>-0.1326968125426</text:p>
          </table:table-cell>
          <table:table-cell office:value-type="float" office:value="20.9914640071714" calcext:value-type="float">
            <text:p>20.9914640071714</text:p>
          </table:table-cell>
          <table:table-cell table:number-columns-repeated="5"/>
        </table:table-row>
        <table:table-row table:style-name="ro1">
          <table:table-cell office:value-type="float" office:value="1.23523397278215" calcext:value-type="float">
            <text:p>1.23523397278215</text:p>
          </table:table-cell>
          <table:table-cell office:value-type="float" office:value="0.0130025292204135" calcext:value-type="float">
            <text:p>0.0130025292204135</text:p>
          </table:table-cell>
          <table:table-cell office:value-type="float" office:value="20.9942689596475" calcext:value-type="float">
            <text:p>20.9942689596475</text:p>
          </table:table-cell>
          <table:table-cell table:number-columns-repeated="5"/>
        </table:table-row>
        <table:table-row table:style-name="ro1">
          <table:table-cell office:value-type="float" office:value="0.217566082868758" calcext:value-type="float">
            <text:p>0.217566082868758</text:p>
          </table:table-cell>
          <table:table-cell office:value-type="float" office:value="-0.0782522494939787" calcext:value-type="float">
            <text:p>-0.0782522494939787</text:p>
          </table:table-cell>
          <table:table-cell office:value-type="float" office:value="20.9989041856427" calcext:value-type="float">
            <text:p>20.9989041856427</text:p>
          </table:table-cell>
          <table:table-cell table:number-columns-repeated="5"/>
        </table:table-row>
      </table:table>
      <table:table table:name="ackley-mniejsza-pamiec" table:style-name="ta1">
        <table:shapes>
          <draw:frame draw:z-index="0" draw:style-name="gr1" draw:text-style-name="P1" svg:width="16.714cm" svg:height="10.148cm" svg:x="14.363cm" svg:y="4.195cm">
            <draw:object draw:notify-on-update-of-ranges="'ackley-mniejsza-pamiec'.E2:'ackley-mniejsza-pamiec'.E7 'ackley-mniejsza-pamiec'.F1:'ackley-mniejsza-pamiec'.F1 'ackley-mniejsza-pamiec'.F2:'ackley-mniejsza-pamiec'.F7 'ackley-mniejsza-pamiec'.G1:'ackley-mniejsza-pamiec'.G1 'ackley-mniejsza-pamiec'.G2:'ackley-mniejsza-pamiec'.G7 'ackley-mniejsza-pamiec'.H1:'ackley-mniejsza-pamiec'.H1 'ackley-mniejsza-pamiec'.H2:'ackley-mniejsza-pamiec'.H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f(x,y)</text:p>
          </table:table-cell>
          <table:table-cell/>
          <table:table-cell table:style-name="ce1" office:value-type="string" calcext:value-type="string">
            <text:p>iteracj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interacje 0</text:p>
          </table:table-cell>
          <table:covered-table-cell table:number-columns-repeated="2"/>
          <table:table-cell/>
          <table:table-cell office:value-type="float" office:value="0" calcext:value-type="float">
            <text:p>0</text:p>
          </table:table-cell>
          <table:table-cell table:formula="of:=MIN([.$C3:.$C27])" office:value-type="float" office:value="20.0310597062126" calcext:value-type="float">
            <text:p>20.0310597062126</text:p>
          </table:table-cell>
          <table:table-cell table:formula="of:=MAX([.$C3:.$C52])" office:value-type="float" office:value="22.3148302334432" calcext:value-type="float">
            <text:p>22.3148302334432</text:p>
          </table:table-cell>
          <table:table-cell table:formula="of:=AVERAGE([.$C3:.$C52])" office:value-type="float" office:value="21.6046544338684" calcext:value-type="float">
            <text:p>21.6046544338684</text:p>
          </table:table-cell>
        </table:table-row>
        <table:table-row table:style-name="ro1">
          <table:table-cell table:style-name="ce6" office:value-type="float" office:value="-0.0324541553596552" calcext:value-type="float">
            <text:p>-0.0324541554</text:p>
          </table:table-cell>
          <table:table-cell table:style-name="ce6" office:value-type="float" office:value="0.0107144620452058" calcext:value-type="float">
            <text:p>0.0107144620</text:p>
          </table:table-cell>
          <table:table-cell table:style-name="ce6" office:value-type="float" office:value="20.0310597062126" calcext:value-type="float">
            <text:p>20.0310597062</text:p>
          </table:table-cell>
          <table:table-cell/>
          <table:table-cell office:value-type="float" office:value="99" calcext:value-type="float">
            <text:p>99</text:p>
          </table:table-cell>
          <table:table-cell table:formula="of:=MIN([.$C54:.$C103])" office:value-type="float" office:value="20.0143885347007" calcext:value-type="float">
            <text:p>20.0143885347007</text:p>
          </table:table-cell>
          <table:table-cell table:formula="of:=MAX([.$C54:.$C103])" office:value-type="float" office:value="21.0784359859243" calcext:value-type="float">
            <text:p>21.0784359859243</text:p>
          </table:table-cell>
          <table:table-cell table:formula="of:=AVERAGE([.$C54:.$C103])" office:value-type="float" office:value="20.4990838782401" calcext:value-type="float">
            <text:p>20.4990838782401</text:p>
          </table:table-cell>
        </table:table-row>
        <table:table-row table:style-name="ro1">
          <table:table-cell table:style-name="ce6" office:value-type="float" office:value="-0.0439063200036819" calcext:value-type="float">
            <text:p>-0.0439063200</text:p>
          </table:table-cell>
          <table:table-cell table:style-name="ce6" office:value-type="float" office:value="0.0720002260500799" calcext:value-type="float">
            <text:p>0.0720002261</text:p>
          </table:table-cell>
          <table:table-cell table:style-name="ce6" office:value-type="float" office:value="20.1817533668622" calcext:value-type="float">
            <text:p>20.1817533669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MIN([.$C105:.$C154])" office:value-type="float" office:value="20.0066580437627" calcext:value-type="float">
            <text:p>20.0066580437627</text:p>
          </table:table-cell>
          <table:table-cell table:formula="of:=MAX([.$C105:.$C154])" office:value-type="float" office:value="20.4765345975737" calcext:value-type="float">
            <text:p>20.4765345975737</text:p>
          </table:table-cell>
          <table:table-cell table:formula="of:=AVERAGE([.$C105:.$C154])" office:value-type="float" office:value="20.2186314536176" calcext:value-type="float">
            <text:p>20.2186314536176</text:p>
          </table:table-cell>
        </table:table-row>
        <table:table-row table:style-name="ro1">
          <table:table-cell table:style-name="ce6" office:value-type="float" office:value="0.155062515880268" calcext:value-type="float">
            <text:p>0.1550625159</text:p>
          </table:table-cell>
          <table:table-cell table:style-name="ce6" office:value-type="float" office:value="-0.0111916035338305" calcext:value-type="float">
            <text:p>-0.0111916035</text:p>
          </table:table-cell>
          <table:table-cell table:style-name="ce6" office:value-type="float" office:value="20.537587008415" calcext:value-type="float">
            <text:p>20.5375870084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MIN([.$C156:.$C205])" office:value-type="float" office:value="20.0066580437627" calcext:value-type="float">
            <text:p>20.0066580437627</text:p>
          </table:table-cell>
          <table:table-cell table:formula="of:=MAX([.$C156:.$C205])" office:value-type="float" office:value="20.2389501955106" calcext:value-type="float">
            <text:p>20.2389501955106</text:p>
          </table:table-cell>
          <table:table-cell table:formula="of:=AVERAGE([.$C156:.$C205])" office:value-type="float" office:value="20.1185854439804" calcext:value-type="float">
            <text:p>20.1185854439804</text:p>
          </table:table-cell>
        </table:table-row>
        <table:table-row table:style-name="ro1">
          <table:table-cell table:style-name="ce6" office:value-type="float" office:value="-0.159139594415312" calcext:value-type="float">
            <text:p>-0.1591395944</text:p>
          </table:table-cell>
          <table:table-cell table:style-name="ce6" office:value-type="float" office:value="-0.108414358738232" calcext:value-type="float">
            <text:p>-0.1084143587</text:p>
          </table:table-cell>
          <table:table-cell table:style-name="ce6" office:value-type="float" office:value="20.7861876824332" calcext:value-type="float">
            <text:p>20.7861876824</text:p>
          </table:table-cell>
          <table:table-cell/>
          <table:table-cell office:value-type="float" office:value="399" calcext:value-type="float">
            <text:p>399</text:p>
          </table:table-cell>
          <table:table-cell table:formula="of:=MIN([.$C207:.$C256])" office:value-type="float" office:value="20.0066580437627" calcext:value-type="float">
            <text:p>20.0066580437627</text:p>
          </table:table-cell>
          <table:table-cell table:formula="of:=MAX([.$C207:.$C256])" office:value-type="float" office:value="20.1817533668622" calcext:value-type="float">
            <text:p>20.1817533668622</text:p>
          </table:table-cell>
          <table:table-cell table:formula="of:=AVERAGE([.$C207:.$C256])" office:value-type="float" office:value="20.0747430125416" calcext:value-type="float">
            <text:p>20.0747430125416</text:p>
          </table:table-cell>
        </table:table-row>
        <table:table-row table:style-name="ro1">
          <table:table-cell table:style-name="ce6" office:value-type="float" office:value="-0.18026657877651" calcext:value-type="float">
            <text:p>-0.1802665788</text:p>
          </table:table-cell>
          <table:table-cell table:style-name="ce6" office:value-type="float" office:value="0.17311330210005" calcext:value-type="float">
            <text:p>0.1731133021</text:p>
          </table:table-cell>
          <table:table-cell table:style-name="ce6" office:value-type="float" office:value="21.1587401938878" calcext:value-type="float">
            <text:p>21.1587401939</text:p>
          </table:table-cell>
          <table:table-cell/>
          <table:table-cell office:value-type="float" office:value="499" calcext:value-type="float">
            <text:p>499</text:p>
          </table:table-cell>
          <table:table-cell table:formula="of:=MIN([.$C258:.$C307])" office:value-type="float" office:value="20.0065205034886" calcext:value-type="float">
            <text:p>20.0065205034886</text:p>
          </table:table-cell>
          <table:table-cell table:formula="of:=MAX([.$C258:.$C307])" office:value-type="float" office:value="20.1204527141553" calcext:value-type="float">
            <text:p>20.1204527141553</text:p>
          </table:table-cell>
          <table:table-cell table:formula="of:=AVERAGE([.$C258:.$C307])" office:value-type="float" office:value="20.0538973572949" calcext:value-type="float">
            <text:p>20.0538973572949</text:p>
          </table:table-cell>
        </table:table-row>
        <table:table-row table:style-name="ro1">
          <table:table-cell table:style-name="ce6" office:value-type="float" office:value="-0.275761132752854" calcext:value-type="float">
            <text:p>-0.2757611328</text:p>
          </table:table-cell>
          <table:table-cell table:style-name="ce6" office:value-type="float" office:value="-0.0786979845866104" calcext:value-type="float">
            <text:p>-0.0786979846</text:p>
          </table:table-cell>
          <table:table-cell table:style-name="ce6" office:value-type="float" office:value="21.285624253349" calcext:value-type="float">
            <text:p>21.2856242533</text:p>
          </table:table-cell>
          <table:table-cell table:number-columns-repeated="5"/>
        </table:table-row>
        <table:table-row table:style-name="ro1">
          <table:table-cell table:style-name="ce6" office:value-type="float" office:value="-0.119628018367265" calcext:value-type="float">
            <text:p>-0.1196280184</text:p>
          </table:table-cell>
          <table:table-cell table:style-name="ce6" office:value-type="float" office:value="0.285569865240795" calcext:value-type="float">
            <text:p>0.2855698652</text:p>
          </table:table-cell>
          <table:table-cell table:style-name="ce6" office:value-type="float" office:value="21.4285101581896" calcext:value-type="float">
            <text:p>21.4285101582</text:p>
          </table:table-cell>
          <table:table-cell table:number-columns-repeated="5"/>
        </table:table-row>
        <table:table-row table:style-name="ro1">
          <table:table-cell table:style-name="ce6" office:value-type="float" office:value="0.394329528889496" calcext:value-type="float">
            <text:p>0.3943295289</text:p>
          </table:table-cell>
          <table:table-cell table:style-name="ce6" office:value-type="float" office:value="0.0663647020489796" calcext:value-type="float">
            <text:p>0.0663647020</text:p>
          </table:table-cell>
          <table:table-cell table:style-name="ce6" office:value-type="float" office:value="21.6528557979967" calcext:value-type="float">
            <text:p>21.6528557980</text:p>
          </table:table-cell>
          <table:table-cell table:number-columns-repeated="5"/>
        </table:table-row>
        <table:table-row table:style-name="ro1">
          <table:table-cell table:style-name="ce6" office:value-type="float" office:value="-0.235347052286656" calcext:value-type="float">
            <text:p>-0.2353470523</text:p>
          </table:table-cell>
          <table:table-cell table:style-name="ce6" office:value-type="float" office:value="0.245242713334807" calcext:value-type="float">
            <text:p>0.2452427133</text:p>
          </table:table-cell>
          <table:table-cell table:style-name="ce6" office:value-type="float" office:value="21.6554766377309" calcext:value-type="float">
            <text:p>21.6554766377</text:p>
          </table:table-cell>
          <table:table-cell table:number-columns-repeated="5"/>
        </table:table-row>
        <table:table-row table:style-name="ro1">
          <table:table-cell table:style-name="ce6" office:value-type="float" office:value="0.0574465937260781" calcext:value-type="float">
            <text:p>0.0574465937</text:p>
          </table:table-cell>
          <table:table-cell table:style-name="ce6" office:value-type="float" office:value="0.421939729283809" calcext:value-type="float">
            <text:p>0.4219397293</text:p>
          </table:table-cell>
          <table:table-cell table:style-name="ce6" office:value-type="float" office:value="21.6911966776441" calcext:value-type="float">
            <text:p>21.6911966776</text:p>
          </table:table-cell>
          <table:table-cell table:number-columns-repeated="5"/>
        </table:table-row>
        <table:table-row table:style-name="ro1">
          <table:table-cell table:style-name="ce6" office:value-type="float" office:value="-0.459461264569497" calcext:value-type="float">
            <text:p>-0.4594612646</text:p>
          </table:table-cell>
          <table:table-cell table:style-name="ce6" office:value-type="float" office:value="-0.0225518528049591" calcext:value-type="float">
            <text:p>-0.0225518528</text:p>
          </table:table-cell>
          <table:table-cell table:style-name="ce6" office:value-type="float" office:value="21.7070988135161" calcext:value-type="float">
            <text:p>21.7070988135</text:p>
          </table:table-cell>
          <table:table-cell table:number-columns-repeated="5"/>
        </table:table-row>
        <table:table-row table:style-name="ro1">
          <table:table-cell table:style-name="ce6" office:value-type="float" office:value="-0.0685506841915683" calcext:value-type="float">
            <text:p>-0.0685506842</text:p>
          </table:table-cell>
          <table:table-cell table:style-name="ce6" office:value-type="float" office:value="0.438624416324605" calcext:value-type="float">
            <text:p>0.4386244163</text:p>
          </table:table-cell>
          <table:table-cell table:style-name="ce6" office:value-type="float" office:value="21.7271885834781" calcext:value-type="float">
            <text:p>21.7271885835</text:p>
          </table:table-cell>
          <table:table-cell table:number-columns-repeated="5"/>
        </table:table-row>
        <table:table-row table:style-name="ro1">
          <table:table-cell table:style-name="ce6" office:value-type="float" office:value="0.409774865150029" calcext:value-type="float">
            <text:p>0.4097748652</text:p>
          </table:table-cell>
          <table:table-cell table:style-name="ce6" office:value-type="float" office:value="-0.0981546367895881" calcext:value-type="float">
            <text:p>-0.0981546368</text:p>
          </table:table-cell>
          <table:table-cell table:style-name="ce6" office:value-type="float" office:value="21.7320814439392" calcext:value-type="float">
            <text:p>21.7320814439</text:p>
          </table:table-cell>
          <table:table-cell table:number-columns-repeated="5"/>
        </table:table-row>
        <table:table-row table:style-name="ro1">
          <table:table-cell table:style-name="ce6" office:value-type="float" office:value="0.444404558424208" calcext:value-type="float">
            <text:p>0.4444045584</text:p>
          </table:table-cell>
          <table:table-cell table:style-name="ce6" office:value-type="float" office:value="-0.0945357043508408" calcext:value-type="float">
            <text:p>-0.0945357044</text:p>
          </table:table-cell>
          <table:table-cell table:style-name="ce6" office:value-type="float" office:value="21.7722178123041" calcext:value-type="float">
            <text:p>21.7722178123</text:p>
          </table:table-cell>
          <table:table-cell table:number-columns-repeated="5"/>
        </table:table-row>
        <table:table-row table:style-name="ro1">
          <table:table-cell table:style-name="ce6" office:value-type="float" office:value="-0.265814691360403" calcext:value-type="float">
            <text:p>-0.2658146914</text:p>
          </table:table-cell>
          <table:table-cell table:style-name="ce6" office:value-type="float" office:value="0.267724481584351" calcext:value-type="float">
            <text:p>0.2677244816</text:p>
          </table:table-cell>
          <table:table-cell table:style-name="ce6" office:value-type="float" office:value="21.8181100511008" calcext:value-type="float">
            <text:p>21.8181100511</text:p>
          </table:table-cell>
          <table:table-cell table:number-columns-repeated="5"/>
        </table:table-row>
        <table:table-row table:style-name="ro1">
          <table:table-cell table:style-name="ce6" office:value-type="float" office:value="0.176182422402082" calcext:value-type="float">
            <text:p>0.1761824224</text:p>
          </table:table-cell>
          <table:table-cell table:style-name="ce6" office:value-type="float" office:value="-0.407258943284211" calcext:value-type="float">
            <text:p>-0.4072589433</text:p>
          </table:table-cell>
          <table:table-cell table:style-name="ce6" office:value-type="float" office:value="21.8944659497914" calcext:value-type="float">
            <text:p>21.8944659498</text:p>
          </table:table-cell>
          <table:table-cell table:number-columns-repeated="5"/>
        </table:table-row>
        <table:table-row table:style-name="ro1">
          <table:table-cell table:style-name="ce6" office:value-type="float" office:value="-0.194470076596781" calcext:value-type="float">
            <text:p>-0.1944700766</text:p>
          </table:table-cell>
          <table:table-cell table:style-name="ce6" office:value-type="float" office:value="-0.427001725424316" calcext:value-type="float">
            <text:p>-0.4270017254</text:p>
          </table:table-cell>
          <table:table-cell table:style-name="ce6" office:value-type="float" office:value="21.9605217922711" calcext:value-type="float">
            <text:p>21.9605217923</text:p>
          </table:table-cell>
          <table:table-cell table:number-columns-repeated="5"/>
        </table:table-row>
        <table:table-row table:style-name="ro1">
          <table:table-cell table:style-name="ce6" office:value-type="float" office:value="-0.404681080868649" calcext:value-type="float">
            <text:p>-0.4046810809</text:p>
          </table:table-cell>
          <table:table-cell table:style-name="ce6" office:value-type="float" office:value="-0.213384750344963" calcext:value-type="float">
            <text:p>-0.2133847503</text:p>
          </table:table-cell>
          <table:table-cell table:style-name="ce6" office:value-type="float" office:value="21.9766913710844" calcext:value-type="float">
            <text:p>21.9766913711</text:p>
          </table:table-cell>
          <table:table-cell table:number-columns-repeated="5"/>
        </table:table-row>
        <table:table-row table:style-name="ro1">
          <table:table-cell table:style-name="ce6" office:value-type="float" office:value="-0.219549225857973" calcext:value-type="float">
            <text:p>-0.2195492259</text:p>
          </table:table-cell>
          <table:table-cell table:style-name="ce6" office:value-type="float" office:value="0.48529214239438" calcext:value-type="float">
            <text:p>0.4852921424</text:p>
          </table:table-cell>
          <table:table-cell table:style-name="ce6" office:value-type="float" office:value="22.0498261409284" calcext:value-type="float">
            <text:p>22.0498261409</text:p>
          </table:table-cell>
          <table:table-cell table:number-columns-repeated="5"/>
        </table:table-row>
        <table:table-row table:style-name="ro1">
          <table:table-cell table:style-name="ce6" office:value-type="float" office:value="0.303597947925299" calcext:value-type="float">
            <text:p>0.3035979479</text:p>
          </table:table-cell>
          <table:table-cell table:style-name="ce6" office:value-type="float" office:value="-0.334688255561635" calcext:value-type="float">
            <text:p>-0.3346882556</text:p>
          </table:table-cell>
          <table:table-cell table:style-name="ce6" office:value-type="float" office:value="22.0605088325534" calcext:value-type="float">
            <text:p>22.0605088326</text:p>
          </table:table-cell>
          <table:table-cell table:number-columns-repeated="5"/>
        </table:table-row>
        <table:table-row table:style-name="ro1">
          <table:table-cell table:style-name="ce6" office:value-type="float" office:value="0.249400004739239" calcext:value-type="float">
            <text:p>0.2494000047</text:p>
          </table:table-cell>
          <table:table-cell table:style-name="ce6" office:value-type="float" office:value="0.477182509202196" calcext:value-type="float">
            <text:p>0.4771825092</text:p>
          </table:table-cell>
          <table:table-cell table:style-name="ce6" office:value-type="float" office:value="22.1074816229135" calcext:value-type="float">
            <text:p>22.1074816229</text:p>
          </table:table-cell>
          <table:table-cell table:number-columns-repeated="5"/>
        </table:table-row>
        <table:table-row table:style-name="ro1">
          <table:table-cell table:style-name="ce6" office:value-type="float" office:value="-0.260960740223749" calcext:value-type="float">
            <text:p>-0.2609607402</text:p>
          </table:table-cell>
          <table:table-cell table:style-name="ce6" office:value-type="float" office:value="0.475800248946953" calcext:value-type="float">
            <text:p>0.4758002489</text:p>
          </table:table-cell>
          <table:table-cell table:style-name="ce6" office:value-type="float" office:value="22.128874738172" calcext:value-type="float">
            <text:p>22.1288747382</text:p>
          </table:table-cell>
          <table:table-cell table:number-columns-repeated="5"/>
        </table:table-row>
        <table:table-row table:style-name="ro1">
          <table:table-cell table:style-name="ce6" office:value-type="float" office:value="-0.496115287869892" calcext:value-type="float">
            <text:p>-0.4961152879</text:p>
          </table:table-cell>
          <table:table-cell table:style-name="ce6" office:value-type="float" office:value="0.30877742685497" calcext:value-type="float">
            <text:p>0.3087774269</text:p>
          </table:table-cell>
          <table:table-cell table:style-name="ce6" office:value-type="float" office:value="22.2118354540909" calcext:value-type="float">
            <text:p>22.2118354541</text:p>
          </table:table-cell>
          <table:table-cell table:number-columns-repeated="5"/>
        </table:table-row>
        <table:table-row table:style-name="ro1">
          <table:table-cell table:style-name="ce6" office:value-type="float" office:value="0.344033204196424" calcext:value-type="float">
            <text:p>0.3440332042</text:p>
          </table:table-cell>
          <table:table-cell table:style-name="ce6" office:value-type="float" office:value="0.445419917125142" calcext:value-type="float">
            <text:p>0.4454199171</text:p>
          </table:table-cell>
          <table:table-cell table:style-name="ce6" office:value-type="float" office:value="22.2456365244025" calcext:value-type="float">
            <text:p>22.2456365244</text:p>
          </table:table-cell>
          <table:table-cell table:number-columns-repeated="5"/>
        </table:table-row>
        <table:table-row table:style-name="ro1">
          <table:table-cell table:style-name="ce6" office:value-type="float" office:value="0.43092494343022" calcext:value-type="float">
            <text:p>0.4309249434</text:p>
          </table:table-cell>
          <table:table-cell table:style-name="ce6" office:value-type="float" office:value="-0.431237887447543" calcext:value-type="float">
            <text:p>-0.4312378874</text:p>
          </table:table-cell>
          <table:table-cell table:style-name="ce6" office:value-type="float" office:value="22.3148302334432" calcext:value-type="float">
            <text:p>22.3148302334</text:p>
          </table:table-cell>
          <table:table-cell table:number-columns-repeated="5"/>
        </table:table-row>
        <table:table-row table:style-name="ro1" table:number-rows-repeated="2">
          <table:table-cell table:style-name="ce6" table:number-columns-repeated="3"/>
          <table:table-cell table:number-columns-repeated="5"/>
        </table:table-row>
        <table:table-row table:style-name="ro1">
          <table:table-cell table:style-name="ce6" table:number-columns-repeated="3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 table:number-rows-repeated="22"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0.0205809621444976" calcext:value-type="float">
            <text:p>0.0205809621444976</text:p>
          </table:table-cell>
          <table:table-cell office:value-type="float" office:value="0.0107144620452058" calcext:value-type="float">
            <text:p>0.0107144620452058</text:p>
          </table:table-cell>
          <table:table-cell office:value-type="float" office:value="20.0143885347007" calcext:value-type="float">
            <text:p>20.0143885347007</text:p>
          </table:table-cell>
          <table:table-cell table:number-columns-repeated="5"/>
        </table:table-row>
        <table:table-row table:style-name="ro1">
          <table:table-cell table:style-name="ce7" office:value-type="float" office:value="0.0205809621444976" calcext:value-type="float">
            <text:p>2.06E-02</text:p>
          </table:table-cell>
          <table:table-cell office:value-type="float" office:value="-0.0165485268974779" calcext:value-type="float">
            <text:p>-0.0165485268974779</text:p>
          </table:table-cell>
          <table:table-cell office:value-type="float" office:value="20.0186243614547" calcext:value-type="float">
            <text:p>20.0186243614547</text:p>
          </table:table-cell>
          <table:table-cell table:number-columns-repeated="5"/>
        </table:table-row>
        <table:table-row table:style-name="ro1">
          <table:table-cell office:value-type="float" office:value="-0.0324541553596552" calcext:value-type="float">
            <text:p>-0.0324541553596552</text:p>
          </table:table-cell>
          <table:table-cell office:value-type="float" office:value="0.0107144620452058" calcext:value-type="float">
            <text:p>0.0107144620452058</text:p>
          </table:table-cell>
          <table:table-cell office:value-type="float" office:value="20.0310597062126" calcext:value-type="float">
            <text:p>20.0310597062126</text:p>
          </table:table-cell>
          <table:table-cell table:number-columns-repeated="5"/>
        </table:table-row>
        <table:table-row table:style-name="ro1">
          <table:table-cell office:value-type="float" office:value="0.0402246664119169" calcext:value-type="float">
            <text:p>0.0402246664119169</text:p>
          </table:table-cell>
          <table:table-cell office:value-type="float" office:value="0.0107144620452058" calcext:value-type="float">
            <text:p>0.0107144620452058</text:p>
          </table:table-cell>
          <table:table-cell office:value-type="float" office:value="20.0458657261353" calcext:value-type="float">
            <text:p>20.0458657261353</text:p>
          </table:table-cell>
          <table:table-cell table:number-columns-repeated="5"/>
        </table:table-row>
        <table:table-row table:style-name="ro1">
          <table:table-cell office:value-type="float" office:value="-0.055595441575792" calcext:value-type="float">
            <text:p>-0.055595441575792</text:p>
          </table:table-cell>
          <table:table-cell office:value-type="float" office:value="0.0392492975606249" calcext:value-type="float">
            <text:p>0.0392492975606249</text:p>
          </table:table-cell>
          <table:table-cell office:value-type="float" office:value="20.1204527141553" calcext:value-type="float">
            <text:p>20.1204527141553</text:p>
          </table:table-cell>
          <table:table-cell table:number-columns-repeated="5"/>
        </table:table-row>
        <table:table-row table:style-name="ro1">
          <table:table-cell office:value-type="float" office:value="-0.0439063200036819" calcext:value-type="float">
            <text:p>-0.0439063200036819</text:p>
          </table:table-cell>
          <table:table-cell office:value-type="float" office:value="0.0720002260500799" calcext:value-type="float">
            <text:p>0.0720002260500799</text:p>
          </table:table-cell>
          <table:table-cell office:value-type="float" office:value="20.1817533668622" calcext:value-type="float">
            <text:p>20.1817533668622</text:p>
          </table:table-cell>
          <table:table-cell table:number-columns-repeated="5"/>
        </table:table-row>
        <table:table-row table:style-name="ro1">
          <table:table-cell office:value-type="float" office:value="-0.055595441575792" calcext:value-type="float">
            <text:p>-0.055595441575792</text:p>
          </table:table-cell>
          <table:table-cell office:value-type="float" office:value="-0.071453832101413" calcext:value-type="float">
            <text:p>-0.071453832101413</text:p>
          </table:table-cell>
          <table:table-cell office:value-type="float" office:value="20.2083554174308" calcext:value-type="float">
            <text:p>20.2083554174308</text:p>
          </table:table-cell>
          <table:table-cell table:number-columns-repeated="5"/>
        </table:table-row>
        <table:table-row table:style-name="ro1">
          <table:table-cell table:style-name="ce7" office:value-type="float" office:value="-0.109378518154897" calcext:value-type="float">
            <text:p>-1.09E-01</text:p>
          </table:table-cell>
          <table:table-cell office:value-type="float" office:value="-0.0241997510530471" calcext:value-type="float">
            <text:p>-0.0241997510530471</text:p>
          </table:table-cell>
          <table:table-cell office:value-type="float" office:value="20.3056229077876" calcext:value-type="float">
            <text:p>20.3056229077876</text:p>
          </table:table-cell>
          <table:table-cell table:number-columns-repeated="5"/>
        </table:table-row>
        <table:table-row table:style-name="ro1">
          <table:table-cell office:value-type="float" office:value="0.0868595958675894" calcext:value-type="float">
            <text:p>0.0868595958675894</text:p>
          </table:table-cell>
          <table:table-cell office:value-type="float" office:value="0.914931259969752" calcext:value-type="float">
            <text:p>0.914931259969752</text:p>
          </table:table-cell>
          <table:table-cell office:value-type="float" office:value="20.3607178310911" calcext:value-type="float">
            <text:p>20.3607178310911</text:p>
          </table:table-cell>
          <table:table-cell table:number-columns-repeated="5"/>
        </table:table-row>
        <table:table-row table:style-name="ro1">
          <table:table-cell office:value-type="float" office:value="1.13034348447385" calcext:value-type="float">
            <text:p>1.13034348447385</text:p>
          </table:table-cell>
          <table:table-cell office:value-type="float" office:value="-0.0111916035338305" calcext:value-type="float">
            <text:p>-0.0111916035338305</text:p>
          </table:table-cell>
          <table:table-cell office:value-type="float" office:value="20.4013346294737" calcext:value-type="float">
            <text:p>20.4013346294737</text:p>
          </table:table-cell>
          <table:table-cell table:number-columns-repeated="5"/>
        </table:table-row>
        <table:table-row table:style-name="ro1">
          <table:table-cell office:value-type="float" office:value="-0.136430772723551" calcext:value-type="float">
            <text:p>-0.136430772723551</text:p>
          </table:table-cell>
          <table:table-cell office:value-type="float" office:value="-0.962240889948924" calcext:value-type="float">
            <text:p>-0.962240889948924</text:p>
          </table:table-cell>
          <table:table-cell office:value-type="float" office:value="20.4630219177842" calcext:value-type="float">
            <text:p>20.4630219177842</text:p>
          </table:table-cell>
          <table:table-cell table:number-columns-repeated="5"/>
        </table:table-row>
        <table:table-row table:style-name="ro1">
          <table:table-cell office:value-type="float" office:value="-0.846394419130373" calcext:value-type="float">
            <text:p>-0.846394419130373</text:p>
          </table:table-cell>
          <table:table-cell office:value-type="float" office:value="1.01525907318453" calcext:value-type="float">
            <text:p>1.01525907318453</text:p>
          </table:table-cell>
          <table:table-cell office:value-type="float" office:value="20.5316600779815" calcext:value-type="float">
            <text:p>20.5316600779815</text:p>
          </table:table-cell>
          <table:table-cell table:number-columns-repeated="5"/>
        </table:table-row>
        <table:table-row table:style-name="ro1">
          <table:table-cell office:value-type="float" office:value="-0.846394419130373" calcext:value-type="float">
            <text:p>-0.846394419130373</text:p>
          </table:table-cell>
          <table:table-cell office:value-type="float" office:value="-0.0165485268974779" calcext:value-type="float">
            <text:p>-0.0165485268974779</text:p>
          </table:table-cell>
          <table:table-cell office:value-type="float" office:value="20.5325435608411" calcext:value-type="float">
            <text:p>20.5325435608411</text:p>
          </table:table-cell>
          <table:table-cell table:number-columns-repeated="5"/>
        </table:table-row>
        <table:table-row table:style-name="ro1">
          <table:table-cell office:value-type="float" office:value="0.155062515880268" calcext:value-type="float">
            <text:p>0.155062515880268</text:p>
          </table:table-cell>
          <table:table-cell office:value-type="float" office:value="-0.0111916035338305" calcext:value-type="float">
            <text:p>-0.0111916035338305</text:p>
          </table:table-cell>
          <table:table-cell office:value-type="float" office:value="20.537587008415" calcext:value-type="float">
            <text:p>20.537587008415</text:p>
          </table:table-cell>
          <table:table-cell table:number-columns-repeated="5"/>
        </table:table-row>
        <table:table-row table:style-name="ro1">
          <table:table-cell office:value-type="float" office:value="0.155062515880268" calcext:value-type="float">
            <text:p>0.155062515880268</text:p>
          </table:table-cell>
          <table:table-cell office:value-type="float" office:value="0.0158938589002872" calcext:value-type="float">
            <text:p>0.0158938589002872</text:p>
          </table:table-cell>
          <table:table-cell office:value-type="float" office:value="20.5403230613796" calcext:value-type="float">
            <text:p>20.5403230613796</text:p>
          </table:table-cell>
          <table:table-cell table:number-columns-repeated="5"/>
        </table:table-row>
        <table:table-row table:style-name="ro1">
          <table:table-cell office:value-type="float" office:value="0.0189747226534444" calcext:value-type="float">
            <text:p>0.0189747226534444</text:p>
          </table:table-cell>
          <table:table-cell office:value-type="float" office:value="0.1611221642042" calcext:value-type="float">
            <text:p>0.1611221642042</text:p>
          </table:table-cell>
          <table:table-cell office:value-type="float" office:value="20.5770507429048" calcext:value-type="float">
            <text:p>20.5770507429048</text:p>
          </table:table-cell>
          <table:table-cell table:number-columns-repeated="5"/>
        </table:table-row>
        <table:table-row table:style-name="ro1">
          <table:table-cell office:value-type="float" office:value="0.859082402911265" calcext:value-type="float">
            <text:p>0.859082402911265</text:p>
          </table:table-cell>
          <table:table-cell office:value-type="float" office:value="-0.0786979845866104" calcext:value-type="float">
            <text:p>-0.0786979845866104</text:p>
          </table:table-cell>
          <table:table-cell office:value-type="float" office:value="20.5872745649276" calcext:value-type="float">
            <text:p>20.5872745649276</text:p>
          </table:table-cell>
          <table:table-cell table:number-columns-repeated="5"/>
        </table:table-row>
        <table:table-row table:style-name="ro1">
          <table:table-cell office:value-type="float" office:value="0.0592843302054057" calcext:value-type="float">
            <text:p>0.0592843302054057</text:p>
          </table:table-cell>
          <table:table-cell office:value-type="float" office:value="0.160687838169783" calcext:value-type="float">
            <text:p>0.160687838169783</text:p>
          </table:table-cell>
          <table:table-cell office:value-type="float" office:value="20.6394677073226" calcext:value-type="float">
            <text:p>20.6394677073226</text:p>
          </table:table-cell>
          <table:table-cell table:number-columns-repeated="5"/>
        </table:table-row>
        <table:table-row table:style-name="ro1">
          <table:table-cell office:value-type="float" office:value="0.0205809621444976" calcext:value-type="float">
            <text:p>0.0205809621444976</text:p>
          </table:table-cell>
          <table:table-cell office:value-type="float" office:value="0.17311330210005" calcext:value-type="float">
            <text:p>0.17311330210005</text:p>
          </table:table-cell>
          <table:table-cell office:value-type="float" office:value="20.647169794159" calcext:value-type="float">
            <text:p>20.647169794159</text:p>
          </table:table-cell>
          <table:table-cell table:number-columns-repeated="5"/>
        </table:table-row>
        <table:table-row table:style-name="ro1">
          <table:table-cell office:value-type="float" office:value="-0.159139594415312" calcext:value-type="float">
            <text:p>-0.159139594415312</text:p>
          </table:table-cell>
          <table:table-cell office:value-type="float" office:value="-0.108414358738232" calcext:value-type="float">
            <text:p>-0.108414358738232</text:p>
          </table:table-cell>
          <table:table-cell office:value-type="float" office:value="20.7861876824332" calcext:value-type="float">
            <text:p>20.7861876824332</text:p>
          </table:table-cell>
          <table:table-cell table:number-columns-repeated="5"/>
        </table:table-row>
        <table:table-row table:style-name="ro1">
          <table:table-cell office:value-type="float" office:value="0.0988800795347564" calcext:value-type="float">
            <text:p>0.0988800795347564</text:p>
          </table:table-cell>
          <table:table-cell office:value-type="float" office:value="-0.176078228909366" calcext:value-type="float">
            <text:p>-0.176078228909366</text:p>
          </table:table-cell>
          <table:table-cell office:value-type="float" office:value="20.8396600754535" calcext:value-type="float">
            <text:p>20.8396600754535</text:p>
          </table:table-cell>
          <table:table-cell table:number-columns-repeated="5"/>
        </table:table-row>
        <table:table-row table:style-name="ro1">
          <table:table-cell office:value-type="float" office:value="-0.846394419130373" calcext:value-type="float">
            <text:p>-0.846394419130373</text:p>
          </table:table-cell>
          <table:table-cell office:value-type="float" office:value="0.160687838169783" calcext:value-type="float">
            <text:p>0.160687838169783</text:p>
          </table:table-cell>
          <table:table-cell office:value-type="float" office:value="20.9837449793774" calcext:value-type="float">
            <text:p>20.9837449793774</text:p>
          </table:table-cell>
          <table:table-cell table:number-columns-repeated="5"/>
        </table:table-row>
        <table:table-row table:style-name="ro1">
          <table:table-cell office:value-type="float" office:value="0.859082402911265" calcext:value-type="float">
            <text:p>0.859082402911265</text:p>
          </table:table-cell>
          <table:table-cell office:value-type="float" office:value="-0.180146302083657" calcext:value-type="float">
            <text:p>-0.180146302083657</text:p>
          </table:table-cell>
          <table:table-cell office:value-type="float" office:value="21.0211168198841" calcext:value-type="float">
            <text:p>21.0211168198841</text:p>
          </table:table-cell>
          <table:table-cell table:number-columns-repeated="5"/>
        </table:table-row>
        <table:table-row table:style-name="ro1">
          <table:table-cell office:value-type="float" office:value="-0.154582979516526" calcext:value-type="float">
            <text:p>-0.154582979516526</text:p>
          </table:table-cell>
          <table:table-cell office:value-type="float" office:value="0.168379749829624" calcext:value-type="float">
            <text:p>0.168379749829624</text:p>
          </table:table-cell>
          <table:table-cell office:value-type="float" office:value="21.0236777819111" calcext:value-type="float">
            <text:p>21.0236777819111</text:p>
          </table:table-cell>
          <table:table-cell table:number-columns-repeated="5"/>
        </table:table-row>
        <table:table-row table:style-name="ro1">
          <table:table-cell office:value-type="float" office:value="-0.068646260620478" calcext:value-type="float">
            <text:p>-0.068646260620478</text:p>
          </table:table-cell>
          <table:table-cell office:value-type="float" office:value="-0.23712806548362" calcext:value-type="float">
            <text:p>-0.23712806548362</text:p>
          </table:table-cell>
          <table:table-cell office:value-type="float" office:value="21.0784359859243" calcext:value-type="float">
            <text:p>21.0784359859243</text:p>
          </table:table-cell>
          <table:table-cell table:number-columns-repeated="5"/>
        </table:table-row>
        <table:table-row table:style-name="ro1" table:number-rows-repeated="25">
          <table:table-cell table:number-columns-repeated="8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1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0.988433723938102" calcext:value-type="float">
            <text:p>0.988433723938102</text:p>
          </table:table-cell>
          <table:table-cell office:value-type="float" office:value="0.0107144620452058" calcext:value-type="float">
            <text:p>0.0107144620452058</text:p>
          </table:table-cell>
          <table:table-cell office:value-type="float" office:value="20.0066580437627" calcext:value-type="float">
            <text:p>20.0066580437627</text:p>
          </table:table-cell>
          <table:table-cell table:number-columns-repeated="5"/>
        </table:table-row>
        <table:table-row table:style-name="ro1">
          <table:table-cell table:style-name="ce7" office:value-type="float" office:value="0.0205809621444976" calcext:value-type="float">
            <text:p>2.06E-02</text:p>
          </table:table-cell>
          <table:table-cell office:value-type="float" office:value="0.0107144620452058" calcext:value-type="float">
            <text:p>0.0107144620452058</text:p>
          </table:table-cell>
          <table:table-cell office:value-type="float" office:value="20.0143885347007" calcext:value-type="float">
            <text:p>20.0143885347007</text:p>
          </table:table-cell>
          <table:table-cell table:number-columns-repeated="5"/>
        </table:table-row>
        <table:table-row table:style-name="ro1">
          <table:table-cell office:value-type="float" office:value="0.0205809621444976" calcext:value-type="float">
            <text:p>0.0205809621444976</text:p>
          </table:table-cell>
          <table:table-cell office:value-type="float" office:value="-0.0165485268974779" calcext:value-type="float">
            <text:p>-0.0165485268974779</text:p>
          </table:table-cell>
          <table:table-cell office:value-type="float" office:value="20.0186243614547" calcext:value-type="float">
            <text:p>20.0186243614547</text:p>
          </table:table-cell>
          <table:table-cell table:number-columns-repeated="5"/>
        </table:table-row>
        <table:table-row table:style-name="ro1">
          <table:table-cell office:value-type="float" office:value="-0.0324541553596552" calcext:value-type="float">
            <text:p>-0.0324541553596552</text:p>
          </table:table-cell>
          <table:table-cell office:value-type="float" office:value="0.0107144620452058" calcext:value-type="float">
            <text:p>0.0107144620452058</text:p>
          </table:table-cell>
          <table:table-cell office:value-type="float" office:value="20.0310597062126" calcext:value-type="float">
            <text:p>20.0310597062126</text:p>
          </table:table-cell>
          <table:table-cell table:number-columns-repeated="5"/>
        </table:table-row>
        <table:table-row table:style-name="ro1">
          <table:table-cell office:value-type="float" office:value="1.03533268241758" calcext:value-type="float">
            <text:p>1.03533268241758</text:p>
          </table:table-cell>
          <table:table-cell office:value-type="float" office:value="0.989894383125336" calcext:value-type="float">
            <text:p>0.989894383125336</text:p>
          </table:table-cell>
          <table:table-cell office:value-type="float" office:value="20.0358554709006" calcext:value-type="float">
            <text:p>20.0358554709006</text:p>
          </table:table-cell>
          <table:table-cell table:number-columns-repeated="5"/>
        </table:table-row>
        <table:table-row table:style-name="ro1">
          <table:table-cell office:value-type="float" office:value="0.963451577875119" calcext:value-type="float">
            <text:p>0.963451577875119</text:p>
          </table:table-cell>
          <table:table-cell office:value-type="float" office:value="0.0107144620452058" calcext:value-type="float">
            <text:p>0.0107144620452058</text:p>
          </table:table-cell>
          <table:table-cell office:value-type="float" office:value="20.0384834916062" calcext:value-type="float">
            <text:p>20.0384834916062</text:p>
          </table:table-cell>
          <table:table-cell table:number-columns-repeated="5"/>
        </table:table-row>
        <table:table-row table:style-name="ro1">
          <table:table-cell office:value-type="float" office:value="0.0402246664119169" calcext:value-type="float">
            <text:p>0.0402246664119169</text:p>
          </table:table-cell>
          <table:table-cell office:value-type="float" office:value="0.0107144620452058" calcext:value-type="float">
            <text:p>0.0107144620452058</text:p>
          </table:table-cell>
          <table:table-cell office:value-type="float" office:value="20.0458657261353" calcext:value-type="float">
            <text:p>20.0458657261353</text:p>
          </table:table-cell>
          <table:table-cell table:number-columns-repeated="5"/>
        </table:table-row>
        <table:table-row table:style-name="ro1">
          <table:table-cell office:value-type="float" office:value="-0.055595441575792" calcext:value-type="float">
            <text:p>-0.055595441575792</text:p>
          </table:table-cell>
          <table:table-cell office:value-type="float" office:value="0.0107144620452058" calcext:value-type="float">
            <text:p>0.0107144620452058</text:p>
          </table:table-cell>
          <table:table-cell office:value-type="float" office:value="20.0838412932443" calcext:value-type="float">
            <text:p>20.0838412932443</text:p>
          </table:table-cell>
          <table:table-cell table:number-columns-repeated="5"/>
        </table:table-row>
        <table:table-row table:style-name="ro1">
          <table:table-cell table:style-name="ce7" office:value-type="float" office:value="-0.027571251025142" calcext:value-type="float">
            <text:p>-2.76E-02</text:p>
          </table:table-cell>
          <table:table-cell office:value-type="float" office:value="-0.0504716209541103" calcext:value-type="float">
            <text:p>-0.0504716209541103</text:p>
          </table:table-cell>
          <table:table-cell office:value-type="float" office:value="20.0867017723165" calcext:value-type="float">
            <text:p>20.0867017723165</text:p>
          </table:table-cell>
          <table:table-cell table:number-columns-repeated="5"/>
        </table:table-row>
        <table:table-row table:style-name="ro1">
          <table:table-cell office:value-type="float" office:value="-0.055595441575792" calcext:value-type="float">
            <text:p>-0.055595441575792</text:p>
          </table:table-cell>
          <table:table-cell office:value-type="float" office:value="0.0392492975606249" calcext:value-type="float">
            <text:p>0.0392492975606249</text:p>
          </table:table-cell>
          <table:table-cell office:value-type="float" office:value="20.1204527141553" calcext:value-type="float">
            <text:p>20.1204527141553</text:p>
          </table:table-cell>
          <table:table-cell table:number-columns-repeated="5"/>
        </table:table-row>
        <table:table-row table:style-name="ro1">
          <table:table-cell office:value-type="float" office:value="-0.0439063200036819" calcext:value-type="float">
            <text:p>-0.0439063200036819</text:p>
          </table:table-cell>
          <table:table-cell office:value-type="float" office:value="0.0720002260500799" calcext:value-type="float">
            <text:p>0.0720002260500799</text:p>
          </table:table-cell>
          <table:table-cell office:value-type="float" office:value="20.1817533668622" calcext:value-type="float">
            <text:p>20.1817533668622</text:p>
          </table:table-cell>
          <table:table-cell table:number-columns-repeated="5"/>
        </table:table-row>
        <table:table-row table:style-name="ro1">
          <table:table-cell office:value-type="float" office:value="0.0205809621444976" calcext:value-type="float">
            <text:p>0.0205809621444976</text:p>
          </table:table-cell>
          <table:table-cell office:value-type="float" office:value="0.914931259969752" calcext:value-type="float">
            <text:p>0.914931259969752</text:p>
          </table:table-cell>
          <table:table-cell office:value-type="float" office:value="20.1936724755713" calcext:value-type="float">
            <text:p>20.1936724755713</text:p>
          </table:table-cell>
          <table:table-cell table:number-columns-repeated="5"/>
        </table:table-row>
        <table:table-row table:style-name="ro1">
          <table:table-cell office:value-type="float" office:value="-0.055595441575792" calcext:value-type="float">
            <text:p>-0.055595441575792</text:p>
          </table:table-cell>
          <table:table-cell office:value-type="float" office:value="-0.071453832101413" calcext:value-type="float">
            <text:p>-0.071453832101413</text:p>
          </table:table-cell>
          <table:table-cell office:value-type="float" office:value="20.2083554174308" calcext:value-type="float">
            <text:p>20.2083554174308</text:p>
          </table:table-cell>
          <table:table-cell table:number-columns-repeated="5"/>
        </table:table-row>
        <table:table-row table:style-name="ro1">
          <table:table-cell office:value-type="float" office:value="0.0458313220182059" calcext:value-type="float">
            <text:p>0.0458313220182059</text:p>
          </table:table-cell>
          <table:table-cell office:value-type="float" office:value="0.915624232820784" calcext:value-type="float">
            <text:p>0.915624232820784</text:p>
          </table:table-cell>
          <table:table-cell office:value-type="float" office:value="20.2320266443906" calcext:value-type="float">
            <text:p>20.2320266443906</text:p>
          </table:table-cell>
          <table:table-cell table:number-columns-repeated="5"/>
        </table:table-row>
        <table:table-row table:style-name="ro1">
          <table:table-cell office:value-type="float" office:value="-0.055595441575792" calcext:value-type="float">
            <text:p>-0.055595441575792</text:p>
          </table:table-cell>
          <table:table-cell office:value-type="float" office:value="-0.0799786938330819" calcext:value-type="float">
            <text:p>-0.0799786938330819</text:p>
          </table:table-cell>
          <table:table-cell office:value-type="float" office:value="20.2389501955106" calcext:value-type="float">
            <text:p>20.2389501955106</text:p>
          </table:table-cell>
          <table:table-cell table:number-columns-repeated="5"/>
        </table:table-row>
        <table:table-row table:style-name="ro1">
          <table:table-cell office:value-type="float" office:value="0.10908337624279" calcext:value-type="float">
            <text:p>0.10908337624279</text:p>
          </table:table-cell>
          <table:table-cell office:value-type="float" office:value="0.0107144620452058" calcext:value-type="float">
            <text:p>0.0107144620452058</text:p>
          </table:table-cell>
          <table:table-cell office:value-type="float" office:value="20.2929867823837" calcext:value-type="float">
            <text:p>20.2929867823837</text:p>
          </table:table-cell>
          <table:table-cell table:number-columns-repeated="5"/>
        </table:table-row>
        <table:table-row table:style-name="ro1">
          <table:table-cell office:value-type="float" office:value="-0.109378518154897" calcext:value-type="float">
            <text:p>-0.109378518154897</text:p>
          </table:table-cell>
          <table:table-cell office:value-type="float" office:value="0.985266520908269" calcext:value-type="float">
            <text:p>0.985266520908269</text:p>
          </table:table-cell>
          <table:table-cell office:value-type="float" office:value="20.2968541981863" calcext:value-type="float">
            <text:p>20.2968541981863</text:p>
          </table:table-cell>
          <table:table-cell table:number-columns-repeated="5"/>
        </table:table-row>
        <table:table-row table:style-name="ro1">
          <table:table-cell office:value-type="float" office:value="-0.109378518154897" calcext:value-type="float">
            <text:p>-0.109378518154897</text:p>
          </table:table-cell>
          <table:table-cell office:value-type="float" office:value="-0.0241997510530471" calcext:value-type="float">
            <text:p>-0.0241997510530471</text:p>
          </table:table-cell>
          <table:table-cell office:value-type="float" office:value="20.3056229077876" calcext:value-type="float">
            <text:p>20.3056229077876</text:p>
          </table:table-cell>
          <table:table-cell table:number-columns-repeated="5"/>
        </table:table-row>
        <table:table-row table:style-name="ro1">
          <table:table-cell office:value-type="float" office:value="0.0868595958675894" calcext:value-type="float">
            <text:p>0.0868595958675894</text:p>
          </table:table-cell>
          <table:table-cell office:value-type="float" office:value="0.914931259969752" calcext:value-type="float">
            <text:p>0.914931259969752</text:p>
          </table:table-cell>
          <table:table-cell office:value-type="float" office:value="20.3607178310911" calcext:value-type="float">
            <text:p>20.3607178310911</text:p>
          </table:table-cell>
          <table:table-cell table:number-columns-repeated="5"/>
        </table:table-row>
        <table:table-row table:style-name="ro1">
          <table:table-cell office:value-type="float" office:value="1.13034348447385" calcext:value-type="float">
            <text:p>1.13034348447385</text:p>
          </table:table-cell>
          <table:table-cell office:value-type="float" office:value="-0.0111916035338305" calcext:value-type="float">
            <text:p>-0.0111916035338305</text:p>
          </table:table-cell>
          <table:table-cell office:value-type="float" office:value="20.4013346294737" calcext:value-type="float">
            <text:p>20.4013346294737</text:p>
          </table:table-cell>
          <table:table-cell table:number-columns-repeated="5"/>
        </table:table-row>
        <table:table-row table:style-name="ro1">
          <table:table-cell office:value-type="float" office:value="0.10908337624279" calcext:value-type="float">
            <text:p>0.10908337624279</text:p>
          </table:table-cell>
          <table:table-cell office:value-type="float" office:value="-0.0799786938330819" calcext:value-type="float">
            <text:p>-0.0799786938330819</text:p>
          </table:table-cell>
          <table:table-cell office:value-type="float" office:value="20.4357817505146" calcext:value-type="float">
            <text:p>20.4357817505146</text:p>
          </table:table-cell>
          <table:table-cell table:number-columns-repeated="5"/>
        </table:table-row>
        <table:table-row table:style-name="ro1">
          <table:table-cell office:value-type="float" office:value="1.8628518387508" calcext:value-type="float">
            <text:p>1.8628518387508</text:p>
          </table:table-cell>
          <table:table-cell office:value-type="float" office:value="-0.0111916035338305" calcext:value-type="float">
            <text:p>-0.0111916035338305</text:p>
          </table:table-cell>
          <table:table-cell office:value-type="float" office:value="20.4379338480267" calcext:value-type="float">
            <text:p>20.4379338480267</text:p>
          </table:table-cell>
          <table:table-cell table:number-columns-repeated="5"/>
        </table:table-row>
        <table:table-row table:style-name="ro1">
          <table:table-cell office:value-type="float" office:value="0.859082402911265" calcext:value-type="float">
            <text:p>0.859082402911265</text:p>
          </table:table-cell>
          <table:table-cell office:value-type="float" office:value="0.0107144620452058" calcext:value-type="float">
            <text:p>0.0107144620452058</text:p>
          </table:table-cell>
          <table:table-cell office:value-type="float" office:value="20.4583086633632" calcext:value-type="float">
            <text:p>20.4583086633632</text:p>
          </table:table-cell>
          <table:table-cell table:number-columns-repeated="5"/>
        </table:table-row>
        <table:table-row table:style-name="ro1">
          <table:table-cell office:value-type="float" office:value="-0.136430772723551" calcext:value-type="float">
            <text:p>-0.136430772723551</text:p>
          </table:table-cell>
          <table:table-cell office:value-type="float" office:value="-0.962240889948924" calcext:value-type="float">
            <text:p>-0.962240889948924</text:p>
          </table:table-cell>
          <table:table-cell office:value-type="float" office:value="20.4630219177842" calcext:value-type="float">
            <text:p>20.4630219177842</text:p>
          </table:table-cell>
          <table:table-cell table:number-columns-repeated="5"/>
        </table:table-row>
        <table:table-row table:style-name="ro1">
          <table:table-cell office:value-type="float" office:value="-0.117852191492215" calcext:value-type="float">
            <text:p>-0.117852191492215</text:p>
          </table:table-cell>
          <table:table-cell office:value-type="float" office:value="-0.0799786938330819" calcext:value-type="float">
            <text:p>-0.0799786938330819</text:p>
          </table:table-cell>
          <table:table-cell office:value-type="float" office:value="20.4765345975737" calcext:value-type="float">
            <text:p>20.4765345975737</text:p>
          </table:table-cell>
          <table:table-cell table:number-columns-repeated="5"/>
        </table:table-row>
        <table:table-row table:style-name="ro1" table:number-rows-repeated="25">
          <table:table-cell table:number-columns-repeated="8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2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0.988433723938102" calcext:value-type="float">
            <text:p>0.988433723938102</text:p>
          </table:table-cell>
          <table:table-cell office:value-type="float" office:value="0.0107144620452058" calcext:value-type="float">
            <text:p>0.0107144620452058</text:p>
          </table:table-cell>
          <table:table-cell office:value-type="float" office:value="20.0066580437627" calcext:value-type="float">
            <text:p>20.0066580437627</text:p>
          </table:table-cell>
          <table:table-cell table:number-columns-repeated="5"/>
        </table:table-row>
        <table:table-row table:style-name="ro1">
          <table:table-cell office:value-type="float" office:value="0.0205809621444976" calcext:value-type="float">
            <text:p>0.0205809621444976</text:p>
          </table:table-cell>
          <table:table-cell office:value-type="float" office:value="0.0107144620452058" calcext:value-type="float">
            <text:p>0.0107144620452058</text:p>
          </table:table-cell>
          <table:table-cell office:value-type="float" office:value="20.0143885347007" calcext:value-type="float">
            <text:p>20.0143885347007</text:p>
          </table:table-cell>
          <table:table-cell table:number-columns-repeated="5"/>
        </table:table-row>
        <table:table-row table:style-name="ro1">
          <table:table-cell table:style-name="ce7" office:value-type="float" office:value="0.0205809621444976" calcext:value-type="float">
            <text:p>2.06E-02</text:p>
          </table:table-cell>
          <table:table-cell office:value-type="float" office:value="-0.0165485268974779" calcext:value-type="float">
            <text:p>-0.0165485268974779</text:p>
          </table:table-cell>
          <table:table-cell office:value-type="float" office:value="20.0186243614547" calcext:value-type="float">
            <text:p>20.0186243614547</text:p>
          </table:table-cell>
          <table:table-cell table:number-columns-repeated="5"/>
        </table:table-row>
        <table:table-row table:style-name="ro1">
          <table:table-cell office:value-type="float" office:value="-0.0324541553596552" calcext:value-type="float">
            <text:p>-0.0324541553596552</text:p>
          </table:table-cell>
          <table:table-cell office:value-type="float" office:value="0.0107144620452058" calcext:value-type="float">
            <text:p>0.0107144620452058</text:p>
          </table:table-cell>
          <table:table-cell office:value-type="float" office:value="20.0310597062126" calcext:value-type="float">
            <text:p>20.0310597062126</text:p>
          </table:table-cell>
          <table:table-cell table:number-columns-repeated="5"/>
        </table:table-row>
        <table:table-row table:style-name="ro1">
          <table:table-cell office:value-type="float" office:value="-0.0324541553596552" calcext:value-type="float">
            <text:p>-0.0324541553596552</text:p>
          </table:table-cell>
          <table:table-cell office:value-type="float" office:value="-0.0111916035338305" calcext:value-type="float">
            <text:p>-0.0111916035338305</text:p>
          </table:table-cell>
          <table:table-cell office:value-type="float" office:value="20.0313366868816" calcext:value-type="float">
            <text:p>20.0313366868816</text:p>
          </table:table-cell>
          <table:table-cell table:number-columns-repeated="5"/>
        </table:table-row>
        <table:table-row table:style-name="ro1">
          <table:table-cell office:value-type="float" office:value="1.03533268241758" calcext:value-type="float">
            <text:p>1.03533268241758</text:p>
          </table:table-cell>
          <table:table-cell office:value-type="float" office:value="0.989894383125336" calcext:value-type="float">
            <text:p>0.989894383125336</text:p>
          </table:table-cell>
          <table:table-cell office:value-type="float" office:value="20.0358554709006" calcext:value-type="float">
            <text:p>20.0358554709006</text:p>
          </table:table-cell>
          <table:table-cell table:number-columns-repeated="5"/>
        </table:table-row>
        <table:table-row table:style-name="ro1">
          <table:table-cell office:value-type="float" office:value="0.963451577875119" calcext:value-type="float">
            <text:p>0.963451577875119</text:p>
          </table:table-cell>
          <table:table-cell office:value-type="float" office:value="0.0107144620452058" calcext:value-type="float">
            <text:p>0.0107144620452058</text:p>
          </table:table-cell>
          <table:table-cell office:value-type="float" office:value="20.0384834916062" calcext:value-type="float">
            <text:p>20.0384834916062</text:p>
          </table:table-cell>
          <table:table-cell table:number-columns-repeated="5"/>
        </table:table-row>
        <table:table-row table:style-name="ro1">
          <table:table-cell office:value-type="float" office:value="-0.0388351882523845" calcext:value-type="float">
            <text:p>-0.0388351882523845</text:p>
          </table:table-cell>
          <table:table-cell office:value-type="float" office:value="1.01057245673222" calcext:value-type="float">
            <text:p>1.01057245673222</text:p>
          </table:table-cell>
          <table:table-cell office:value-type="float" office:value="20.0429167164761" calcext:value-type="float">
            <text:p>20.0429167164761</text:p>
          </table:table-cell>
          <table:table-cell table:number-columns-repeated="5"/>
        </table:table-row>
        <table:table-row table:style-name="ro1">
          <table:table-cell office:value-type="float" office:value="0.0402246664119169" calcext:value-type="float">
            <text:p>0.0402246664119169</text:p>
          </table:table-cell>
          <table:table-cell office:value-type="float" office:value="0.0107144620452058" calcext:value-type="float">
            <text:p>0.0107144620452058</text:p>
          </table:table-cell>
          <table:table-cell office:value-type="float" office:value="20.0458657261353" calcext:value-type="float">
            <text:p>20.0458657261353</text:p>
          </table:table-cell>
          <table:table-cell table:number-columns-repeated="5"/>
        </table:table-row>
        <table:table-row table:style-name="ro1">
          <table:table-cell office:value-type="float" office:value="0.952563943306644" calcext:value-type="float">
            <text:p>0.952563943306644</text:p>
          </table:table-cell>
          <table:table-cell office:value-type="float" office:value="-0.0165485268974779" calcext:value-type="float">
            <text:p>-0.0165485268974779</text:p>
          </table:table-cell>
          <table:table-cell office:value-type="float" office:value="20.0664381047241" calcext:value-type="float">
            <text:p>20.0664381047241</text:p>
          </table:table-cell>
          <table:table-cell table:number-columns-repeated="5"/>
        </table:table-row>
        <table:table-row table:style-name="ro1">
          <table:table-cell office:value-type="float" office:value="-0.055595441575792" calcext:value-type="float">
            <text:p>-0.055595441575792</text:p>
          </table:table-cell>
          <table:table-cell office:value-type="float" office:value="0.0107144620452058" calcext:value-type="float">
            <text:p>0.0107144620452058</text:p>
          </table:table-cell>
          <table:table-cell office:value-type="float" office:value="20.0838412932443" calcext:value-type="float">
            <text:p>20.0838412932443</text:p>
          </table:table-cell>
          <table:table-cell table:number-columns-repeated="5"/>
        </table:table-row>
        <table:table-row table:style-name="ro1">
          <table:table-cell table:style-name="ce7" office:value-type="float" office:value="-0.027571251025142" calcext:value-type="float">
            <text:p>-2.76E-02</text:p>
          </table:table-cell>
          <table:table-cell office:value-type="float" office:value="-0.0504716209541103" calcext:value-type="float">
            <text:p>-0.0504716209541103</text:p>
          </table:table-cell>
          <table:table-cell office:value-type="float" office:value="20.0867017723165" calcext:value-type="float">
            <text:p>20.0867017723165</text:p>
          </table:table-cell>
          <table:table-cell table:number-columns-repeated="5"/>
        </table:table-row>
        <table:table-row table:style-name="ro1">
          <table:table-cell office:value-type="float" office:value="-0.055595441575792" calcext:value-type="float">
            <text:p>-0.055595441575792</text:p>
          </table:table-cell>
          <table:table-cell office:value-type="float" office:value="0.0392492975606249" calcext:value-type="float">
            <text:p>0.0392492975606249</text:p>
          </table:table-cell>
          <table:table-cell office:value-type="float" office:value="20.1204527141553" calcext:value-type="float">
            <text:p>20.1204527141553</text:p>
          </table:table-cell>
          <table:table-cell table:number-columns-repeated="5"/>
        </table:table-row>
        <table:table-row table:style-name="ro1">
          <table:table-cell office:value-type="float" office:value="0.988433723938102" calcext:value-type="float">
            <text:p>0.988433723938102</text:p>
          </table:table-cell>
          <table:table-cell office:value-type="float" office:value="0.0720002260500799" calcext:value-type="float">
            <text:p>0.0720002260500799</text:p>
          </table:table-cell>
          <table:table-cell office:value-type="float" office:value="20.1367510367531" calcext:value-type="float">
            <text:p>20.1367510367531</text:p>
          </table:table-cell>
          <table:table-cell table:number-columns-repeated="5"/>
        </table:table-row>
        <table:table-row table:style-name="ro1">
          <table:table-cell office:value-type="float" office:value="-0.0324541553596552" calcext:value-type="float">
            <text:p>-0.0324541553596552</text:p>
          </table:table-cell>
          <table:table-cell office:value-type="float" office:value="-0.071453832101413" calcext:value-type="float">
            <text:p>-0.071453832101413</text:p>
          </table:table-cell>
          <table:table-cell office:value-type="float" office:value="20.1580684978606" calcext:value-type="float">
            <text:p>20.1580684978606</text:p>
          </table:table-cell>
          <table:table-cell table:number-columns-repeated="5"/>
        </table:table-row>
        <table:table-row table:style-name="ro1">
          <table:table-cell office:value-type="float" office:value="1.03533268241758" calcext:value-type="float">
            <text:p>1.03533268241758</text:p>
          </table:table-cell>
          <table:table-cell office:value-type="float" office:value="0.0720002260500799" calcext:value-type="float">
            <text:p>0.0720002260500799</text:p>
          </table:table-cell>
          <table:table-cell office:value-type="float" office:value="20.1648669342491" calcext:value-type="float">
            <text:p>20.1648669342491</text:p>
          </table:table-cell>
          <table:table-cell table:number-columns-repeated="5"/>
        </table:table-row>
        <table:table-row table:style-name="ro1">
          <table:table-cell office:value-type="float" office:value="-0.0439063200036819" calcext:value-type="float">
            <text:p>-0.0439063200036819</text:p>
          </table:table-cell>
          <table:table-cell office:value-type="float" office:value="0.0720002260500799" calcext:value-type="float">
            <text:p>0.0720002260500799</text:p>
          </table:table-cell>
          <table:table-cell office:value-type="float" office:value="20.1817533668622" calcext:value-type="float">
            <text:p>20.1817533668622</text:p>
          </table:table-cell>
          <table:table-cell table:number-columns-repeated="5"/>
        </table:table-row>
        <table:table-row table:style-name="ro1">
          <table:table-cell office:value-type="float" office:value="0.952563943306644" calcext:value-type="float">
            <text:p>0.952563943306644</text:p>
          </table:table-cell>
          <table:table-cell office:value-type="float" office:value="-0.071453832101413" calcext:value-type="float">
            <text:p>-0.071453832101413</text:p>
          </table:table-cell>
          <table:table-cell office:value-type="float" office:value="20.1878106230869" calcext:value-type="float">
            <text:p>20.1878106230869</text:p>
          </table:table-cell>
          <table:table-cell table:number-columns-repeated="5"/>
        </table:table-row>
        <table:table-row table:style-name="ro1">
          <table:table-cell office:value-type="float" office:value="0.0205809621444976" calcext:value-type="float">
            <text:p>0.0205809621444976</text:p>
          </table:table-cell>
          <table:table-cell office:value-type="float" office:value="0.914931259969752" calcext:value-type="float">
            <text:p>0.914931259969752</text:p>
          </table:table-cell>
          <table:table-cell office:value-type="float" office:value="20.1936724755713" calcext:value-type="float">
            <text:p>20.1936724755713</text:p>
          </table:table-cell>
          <table:table-cell table:number-columns-repeated="5"/>
        </table:table-row>
        <table:table-row table:style-name="ro1">
          <table:table-cell office:value-type="float" office:value="-0.0324541553596552" calcext:value-type="float">
            <text:p>-0.0324541553596552</text:p>
          </table:table-cell>
          <table:table-cell office:value-type="float" office:value="0.915624232820784" calcext:value-type="float">
            <text:p>0.915624232820784</text:p>
          </table:table-cell>
          <table:table-cell office:value-type="float" office:value="20.2064644011773" calcext:value-type="float">
            <text:p>20.2064644011773</text:p>
          </table:table-cell>
          <table:table-cell table:number-columns-repeated="5"/>
        </table:table-row>
        <table:table-row table:style-name="ro1">
          <table:table-cell office:value-type="float" office:value="-0.055595441575792" calcext:value-type="float">
            <text:p>-0.055595441575792</text:p>
          </table:table-cell>
          <table:table-cell office:value-type="float" office:value="-0.071453832101413" calcext:value-type="float">
            <text:p>-0.071453832101413</text:p>
          </table:table-cell>
          <table:table-cell office:value-type="float" office:value="20.2083554174308" calcext:value-type="float">
            <text:p>20.2083554174308</text:p>
          </table:table-cell>
          <table:table-cell table:number-columns-repeated="5"/>
        </table:table-row>
        <table:table-row table:style-name="ro1">
          <table:table-cell office:value-type="float" office:value="-0.055595441575792" calcext:value-type="float">
            <text:p>-0.055595441575792</text:p>
          </table:table-cell>
          <table:table-cell office:value-type="float" office:value="0.0720002260500799" calcext:value-type="float">
            <text:p>0.0720002260500799</text:p>
          </table:table-cell>
          <table:table-cell office:value-type="float" office:value="20.2102313389488" calcext:value-type="float">
            <text:p>20.2102313389488</text:p>
          </table:table-cell>
          <table:table-cell table:number-columns-repeated="5"/>
        </table:table-row>
        <table:table-row table:style-name="ro1">
          <table:table-cell office:value-type="float" office:value="0.0402246664119169" calcext:value-type="float">
            <text:p>0.0402246664119169</text:p>
          </table:table-cell>
          <table:table-cell office:value-type="float" office:value="0.914931259969752" calcext:value-type="float">
            <text:p>0.914931259969752</text:p>
          </table:table-cell>
          <table:table-cell office:value-type="float" office:value="20.2230625450988" calcext:value-type="float">
            <text:p>20.2230625450988</text:p>
          </table:table-cell>
          <table:table-cell table:number-columns-repeated="5"/>
        </table:table-row>
        <table:table-row table:style-name="ro1">
          <table:table-cell office:value-type="float" office:value="0.0458313220182059" calcext:value-type="float">
            <text:p>0.0458313220182059</text:p>
          </table:table-cell>
          <table:table-cell office:value-type="float" office:value="0.915624232820784" calcext:value-type="float">
            <text:p>0.915624232820784</text:p>
          </table:table-cell>
          <table:table-cell office:value-type="float" office:value="20.2320266443906" calcext:value-type="float">
            <text:p>20.2320266443906</text:p>
          </table:table-cell>
          <table:table-cell table:number-columns-repeated="5"/>
        </table:table-row>
        <table:table-row table:style-name="ro1">
          <table:table-cell office:value-type="float" office:value="-0.055595441575792" calcext:value-type="float">
            <text:p>-0.055595441575792</text:p>
          </table:table-cell>
          <table:table-cell office:value-type="float" office:value="-0.0799786938330819" calcext:value-type="float">
            <text:p>-0.0799786938330819</text:p>
          </table:table-cell>
          <table:table-cell office:value-type="float" office:value="20.2389501955106" calcext:value-type="float">
            <text:p>20.2389501955106</text:p>
          </table:table-cell>
          <table:table-cell table:number-columns-repeated="5"/>
        </table:table-row>
        <table:table-row table:style-name="ro1" table:number-rows-repeated="25">
          <table:table-cell table:number-columns-repeated="8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3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7" office:value-type="float" office:value="0.988433723938102" calcext:value-type="float">
            <text:p>9.88E-01</text:p>
          </table:table-cell>
          <table:table-cell office:value-type="float" office:value="0.0107144620452058" calcext:value-type="float">
            <text:p>0.0107144620452058</text:p>
          </table:table-cell>
          <table:table-cell office:value-type="float" office:value="20.0066580437627" calcext:value-type="float">
            <text:p>20.0066580437627</text:p>
          </table:table-cell>
          <table:table-cell table:number-columns-repeated="5"/>
        </table:table-row>
        <table:table-row table:style-name="ro1">
          <table:table-cell office:value-type="float" office:value="0.0205809621444976" calcext:value-type="float">
            <text:p>0.0205809621444976</text:p>
          </table:table-cell>
          <table:table-cell office:value-type="float" office:value="0.0107144620452058" calcext:value-type="float">
            <text:p>0.0107144620452058</text:p>
          </table:table-cell>
          <table:table-cell office:value-type="float" office:value="20.0143885347007" calcext:value-type="float">
            <text:p>20.0143885347007</text:p>
          </table:table-cell>
          <table:table-cell table:number-columns-repeated="5"/>
        </table:table-row>
        <table:table-row table:style-name="ro1">
          <table:table-cell office:value-type="float" office:value="0.0205809621444976" calcext:value-type="float">
            <text:p>0.0205809621444976</text:p>
          </table:table-cell>
          <table:table-cell office:value-type="float" office:value="-0.0165485268974779" calcext:value-type="float">
            <text:p>-0.0165485268974779</text:p>
          </table:table-cell>
          <table:table-cell office:value-type="float" office:value="20.0186243614547" calcext:value-type="float">
            <text:p>20.0186243614547</text:p>
          </table:table-cell>
          <table:table-cell table:number-columns-repeated="5"/>
        </table:table-row>
        <table:table-row table:style-name="ro1">
          <table:table-cell office:value-type="float" office:value="0.0265703072145378" calcext:value-type="float">
            <text:p>0.0265703072145378</text:p>
          </table:table-cell>
          <table:table-cell office:value-type="float" office:value="0.0107144620452058" calcext:value-type="float">
            <text:p>0.0107144620452058</text:p>
          </table:table-cell>
          <table:table-cell office:value-type="float" office:value="20.0218865120228" calcext:value-type="float">
            <text:p>20.0218865120228</text:p>
          </table:table-cell>
          <table:table-cell table:number-columns-repeated="5"/>
        </table:table-row>
        <table:table-row table:style-name="ro1">
          <table:table-cell table:style-name="ce7" office:value-type="float" office:value="-0.0324541553596552" calcext:value-type="float">
            <text:p>-3.25E-02</text:p>
          </table:table-cell>
          <table:table-cell office:value-type="float" office:value="0.0107144620452058" calcext:value-type="float">
            <text:p>0.0107144620452058</text:p>
          </table:table-cell>
          <table:table-cell office:value-type="float" office:value="20.0310597062126" calcext:value-type="float">
            <text:p>20.0310597062126</text:p>
          </table:table-cell>
          <table:table-cell table:number-columns-repeated="5"/>
        </table:table-row>
        <table:table-row table:style-name="ro1">
          <table:table-cell office:value-type="float" office:value="-0.0324541553596552" calcext:value-type="float">
            <text:p>-0.0324541553596552</text:p>
          </table:table-cell>
          <table:table-cell office:value-type="float" office:value="-0.0111916035338305" calcext:value-type="float">
            <text:p>-0.0111916035338305</text:p>
          </table:table-cell>
          <table:table-cell office:value-type="float" office:value="20.0313366868816" calcext:value-type="float">
            <text:p>20.0313366868816</text:p>
          </table:table-cell>
          <table:table-cell table:number-columns-repeated="5"/>
        </table:table-row>
        <table:table-row table:style-name="ro1">
          <table:table-cell office:value-type="float" office:value="1.03533268241758" calcext:value-type="float">
            <text:p>1.03533268241758</text:p>
          </table:table-cell>
          <table:table-cell office:value-type="float" office:value="0.989894383125336" calcext:value-type="float">
            <text:p>0.989894383125336</text:p>
          </table:table-cell>
          <table:table-cell office:value-type="float" office:value="20.0358554709006" calcext:value-type="float">
            <text:p>20.0358554709006</text:p>
          </table:table-cell>
          <table:table-cell table:number-columns-repeated="5"/>
        </table:table-row>
        <table:table-row table:style-name="ro1">
          <table:table-cell office:value-type="float" office:value="1.03533268241758" calcext:value-type="float">
            <text:p>1.03533268241758</text:p>
          </table:table-cell>
          <table:table-cell office:value-type="float" office:value="1.01057245673222" calcext:value-type="float">
            <text:p>1.01057245673222</text:p>
          </table:table-cell>
          <table:table-cell office:value-type="float" office:value="20.0361108463985" calcext:value-type="float">
            <text:p>20.0361108463985</text:p>
          </table:table-cell>
          <table:table-cell table:number-columns-repeated="5"/>
        </table:table-row>
        <table:table-row table:style-name="ro1">
          <table:table-cell office:value-type="float" office:value="0.963451577875119" calcext:value-type="float">
            <text:p>0.963451577875119</text:p>
          </table:table-cell>
          <table:table-cell office:value-type="float" office:value="0.0107144620452058" calcext:value-type="float">
            <text:p>0.0107144620452058</text:p>
          </table:table-cell>
          <table:table-cell office:value-type="float" office:value="20.0384834916062" calcext:value-type="float">
            <text:p>20.0384834916062</text:p>
          </table:table-cell>
          <table:table-cell table:number-columns-repeated="5"/>
        </table:table-row>
        <table:table-row table:style-name="ro1">
          <table:table-cell office:value-type="float" office:value="-0.0388351882523845" calcext:value-type="float">
            <text:p>-0.0388351882523845</text:p>
          </table:table-cell>
          <table:table-cell office:value-type="float" office:value="1.01057245673222" calcext:value-type="float">
            <text:p>1.01057245673222</text:p>
          </table:table-cell>
          <table:table-cell office:value-type="float" office:value="20.0429167164761" calcext:value-type="float">
            <text:p>20.0429167164761</text:p>
          </table:table-cell>
          <table:table-cell table:number-columns-repeated="5"/>
        </table:table-row>
        <table:table-row table:style-name="ro1">
          <table:table-cell office:value-type="float" office:value="0.0402246664119169" calcext:value-type="float">
            <text:p>0.0402246664119169</text:p>
          </table:table-cell>
          <table:table-cell office:value-type="float" office:value="0.0107144620452058" calcext:value-type="float">
            <text:p>0.0107144620452058</text:p>
          </table:table-cell>
          <table:table-cell office:value-type="float" office:value="20.0458657261353" calcext:value-type="float">
            <text:p>20.0458657261353</text:p>
          </table:table-cell>
          <table:table-cell table:number-columns-repeated="5"/>
        </table:table-row>
        <table:table-row table:style-name="ro1">
          <table:table-cell office:value-type="float" office:value="0.0205809621444976" calcext:value-type="float">
            <text:p>0.0205809621444976</text:p>
          </table:table-cell>
          <table:table-cell office:value-type="float" office:value="0.0392492975606249" calcext:value-type="float">
            <text:p>0.0392492975606249</text:p>
          </table:table-cell>
          <table:table-cell office:value-type="float" office:value="20.0519651564361" calcext:value-type="float">
            <text:p>20.0519651564361</text:p>
          </table:table-cell>
          <table:table-cell table:number-columns-repeated="5"/>
        </table:table-row>
        <table:table-row table:style-name="ro1">
          <table:table-cell office:value-type="float" office:value="0.952563943306644" calcext:value-type="float">
            <text:p>0.952563943306644</text:p>
          </table:table-cell>
          <table:table-cell office:value-type="float" office:value="0.0107144620452058" calcext:value-type="float">
            <text:p>0.0107144620452058</text:p>
          </table:table-cell>
          <table:table-cell office:value-type="float" office:value="20.0622772988701" calcext:value-type="float">
            <text:p>20.0622772988701</text:p>
          </table:table-cell>
          <table:table-cell table:number-columns-repeated="5"/>
        </table:table-row>
        <table:table-row table:style-name="ro1">
          <table:table-cell office:value-type="float" office:value="0.952563943306644" calcext:value-type="float">
            <text:p>0.952563943306644</text:p>
          </table:table-cell>
          <table:table-cell office:value-type="float" office:value="-0.0165485268974779" calcext:value-type="float">
            <text:p>-0.0165485268974779</text:p>
          </table:table-cell>
          <table:table-cell office:value-type="float" office:value="20.0664381047241" calcext:value-type="float">
            <text:p>20.0664381047241</text:p>
          </table:table-cell>
          <table:table-cell table:number-columns-repeated="5"/>
        </table:table-row>
        <table:table-row table:style-name="ro1">
          <table:table-cell office:value-type="float" office:value="-0.055595441575792" calcext:value-type="float">
            <text:p>-0.055595441575792</text:p>
          </table:table-cell>
          <table:table-cell office:value-type="float" office:value="0.0107144620452058" calcext:value-type="float">
            <text:p>0.0107144620452058</text:p>
          </table:table-cell>
          <table:table-cell office:value-type="float" office:value="20.0838412932443" calcext:value-type="float">
            <text:p>20.0838412932443</text:p>
          </table:table-cell>
          <table:table-cell table:number-columns-repeated="5"/>
        </table:table-row>
        <table:table-row table:style-name="ro1">
          <table:table-cell office:value-type="float" office:value="-0.055595441575792" calcext:value-type="float">
            <text:p>-0.055595441575792</text:p>
          </table:table-cell>
          <table:table-cell office:value-type="float" office:value="-0.0111916035338305" calcext:value-type="float">
            <text:p>-0.0111916035338305</text:p>
          </table:table-cell>
          <table:table-cell office:value-type="float" office:value="20.0841128335446" calcext:value-type="float">
            <text:p>20.0841128335446</text:p>
          </table:table-cell>
          <table:table-cell table:number-columns-repeated="5"/>
        </table:table-row>
        <table:table-row table:style-name="ro1">
          <table:table-cell office:value-type="float" office:value="0.94298361284235" calcext:value-type="float">
            <text:p>0.94298361284235</text:p>
          </table:table-cell>
          <table:table-cell office:value-type="float" office:value="0.00268695918795536" calcext:value-type="float">
            <text:p>0.00268695918795536</text:p>
          </table:table-cell>
          <table:table-cell office:value-type="float" office:value="20.0851192097041" calcext:value-type="float">
            <text:p>20.0851192097041</text:p>
          </table:table-cell>
          <table:table-cell table:number-columns-repeated="5"/>
        </table:table-row>
        <table:table-row table:style-name="ro1">
          <table:table-cell office:value-type="float" office:value="-0.027571251025142" calcext:value-type="float">
            <text:p>-0.027571251025142</text:p>
          </table:table-cell>
          <table:table-cell office:value-type="float" office:value="-0.0504716209541103" calcext:value-type="float">
            <text:p>-0.0504716209541103</text:p>
          </table:table-cell>
          <table:table-cell office:value-type="float" office:value="20.0867017723165" calcext:value-type="float">
            <text:p>20.0867017723165</text:p>
          </table:table-cell>
          <table:table-cell table:number-columns-repeated="5"/>
        </table:table-row>
        <table:table-row table:style-name="ro1">
          <table:table-cell office:value-type="float" office:value="-0.0388351882523845" calcext:value-type="float">
            <text:p>-0.0388351882523845</text:p>
          </table:table-cell>
          <table:table-cell office:value-type="float" office:value="-0.0445992062838866" calcext:value-type="float">
            <text:p>-0.0445992062838866</text:p>
          </table:table-cell>
          <table:table-cell office:value-type="float" office:value="20.0916949058512" calcext:value-type="float">
            <text:p>20.0916949058512</text:p>
          </table:table-cell>
          <table:table-cell table:number-columns-repeated="5"/>
        </table:table-row>
        <table:table-row table:style-name="ro1">
          <table:table-cell office:value-type="float" office:value="-0.055595441575792" calcext:value-type="float">
            <text:p>-0.055595441575792</text:p>
          </table:table-cell>
          <table:table-cell office:value-type="float" office:value="0.0392492975606249" calcext:value-type="float">
            <text:p>0.0392492975606249</text:p>
          </table:table-cell>
          <table:table-cell office:value-type="float" office:value="20.1204527141553" calcext:value-type="float">
            <text:p>20.1204527141553</text:p>
          </table:table-cell>
          <table:table-cell table:number-columns-repeated="5"/>
        </table:table-row>
        <table:table-row table:style-name="ro1">
          <table:table-cell table:style-name="ce7" office:value-type="float" office:value="0.988433723938102" calcext:value-type="float">
            <text:p>9.88E-01</text:p>
          </table:table-cell>
          <table:table-cell office:value-type="float" office:value="0.0720002260500799" calcext:value-type="float">
            <text:p>0.0720002260500799</text:p>
          </table:table-cell>
          <table:table-cell office:value-type="float" office:value="20.1367510367531" calcext:value-type="float">
            <text:p>20.1367510367531</text:p>
          </table:table-cell>
          <table:table-cell table:number-columns-repeated="5"/>
        </table:table-row>
        <table:table-row table:style-name="ro1">
          <table:table-cell office:value-type="float" office:value="-0.0324541553596552" calcext:value-type="float">
            <text:p>-0.0324541553596552</text:p>
          </table:table-cell>
          <table:table-cell office:value-type="float" office:value="-0.071453832101413" calcext:value-type="float">
            <text:p>-0.071453832101413</text:p>
          </table:table-cell>
          <table:table-cell office:value-type="float" office:value="20.1580684978606" calcext:value-type="float">
            <text:p>20.1580684978606</text:p>
          </table:table-cell>
          <table:table-cell table:number-columns-repeated="5"/>
        </table:table-row>
        <table:table-row table:style-name="ro1">
          <table:table-cell office:value-type="float" office:value="1.03533268241758" calcext:value-type="float">
            <text:p>1.03533268241758</text:p>
          </table:table-cell>
          <table:table-cell office:value-type="float" office:value="0.0720002260500799" calcext:value-type="float">
            <text:p>0.0720002260500799</text:p>
          </table:table-cell>
          <table:table-cell office:value-type="float" office:value="20.1648669342491" calcext:value-type="float">
            <text:p>20.1648669342491</text:p>
          </table:table-cell>
          <table:table-cell table:number-columns-repeated="5"/>
        </table:table-row>
        <table:table-row table:style-name="ro1">
          <table:table-cell office:value-type="float" office:value="-0.0388351882523845" calcext:value-type="float">
            <text:p>-0.0388351882523845</text:p>
          </table:table-cell>
          <table:table-cell office:value-type="float" office:value="0.0720002260500799" calcext:value-type="float">
            <text:p>0.0720002260500799</text:p>
          </table:table-cell>
          <table:table-cell office:value-type="float" office:value="20.1713460924163" calcext:value-type="float">
            <text:p>20.1713460924163</text:p>
          </table:table-cell>
          <table:table-cell table:number-columns-repeated="5"/>
        </table:table-row>
        <table:table-row table:style-name="ro1">
          <table:table-cell office:value-type="float" office:value="-0.0439063200036819" calcext:value-type="float">
            <text:p>-0.0439063200036819</text:p>
          </table:table-cell>
          <table:table-cell office:value-type="float" office:value="0.0720002260500799" calcext:value-type="float">
            <text:p>0.0720002260500799</text:p>
          </table:table-cell>
          <table:table-cell office:value-type="float" office:value="20.1817533668622" calcext:value-type="float">
            <text:p>20.1817533668622</text:p>
          </table:table-cell>
          <table:table-cell table:number-columns-repeated="5"/>
        </table:table-row>
        <table:table-row table:style-name="ro1" table:number-rows-repeated="25">
          <table:table-cell table:number-columns-repeated="8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4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7" office:value-type="float" office:value="-0.0113417446440608" calcext:value-type="float">
            <text:p>-1.13E-02</text:p>
          </table:table-cell>
          <table:table-cell office:value-type="float" office:value="0.0107144620452058" calcext:value-type="float">
            <text:p>0.0107144620452058</text:p>
          </table:table-cell>
          <table:table-cell office:value-type="float" office:value="20.0065205034886" calcext:value-type="float">
            <text:p>20.0065205034886</text:p>
          </table:table-cell>
          <table:table-cell table:number-columns-repeated="5"/>
        </table:table-row>
        <table:table-row table:style-name="ro1">
          <table:table-cell office:value-type="float" office:value="0.988433723938102" calcext:value-type="float">
            <text:p>0.988433723938102</text:p>
          </table:table-cell>
          <table:table-cell office:value-type="float" office:value="0.0107144620452058" calcext:value-type="float">
            <text:p>0.0107144620452058</text:p>
          </table:table-cell>
          <table:table-cell office:value-type="float" office:value="20.0066580437627" calcext:value-type="float">
            <text:p>20.0066580437627</text:p>
          </table:table-cell>
          <table:table-cell table:number-columns-repeated="5"/>
        </table:table-row>
        <table:table-row table:style-name="ro1">
          <table:table-cell office:value-type="float" office:value="0.0205809621444976" calcext:value-type="float">
            <text:p>0.0205809621444976</text:p>
          </table:table-cell>
          <table:table-cell office:value-type="float" office:value="0.0107144620452058" calcext:value-type="float">
            <text:p>0.0107144620452058</text:p>
          </table:table-cell>
          <table:table-cell office:value-type="float" office:value="20.0143885347007" calcext:value-type="float">
            <text:p>20.0143885347007</text:p>
          </table:table-cell>
          <table:table-cell table:number-columns-repeated="5"/>
        </table:table-row>
        <table:table-row table:style-name="ro1">
          <table:table-cell office:value-type="float" office:value="0.0205809621444976" calcext:value-type="float">
            <text:p>0.0205809621444976</text:p>
          </table:table-cell>
          <table:table-cell office:value-type="float" office:value="-0.0165485268974779" calcext:value-type="float">
            <text:p>-0.0165485268974779</text:p>
          </table:table-cell>
          <table:table-cell office:value-type="float" office:value="20.0186243614547" calcext:value-type="float">
            <text:p>20.0186243614547</text:p>
          </table:table-cell>
          <table:table-cell table:number-columns-repeated="5"/>
        </table:table-row>
        <table:table-row table:style-name="ro1">
          <table:table-cell office:value-type="float" office:value="0.0265703072145378" calcext:value-type="float">
            <text:p>0.0265703072145378</text:p>
          </table:table-cell>
          <table:table-cell office:value-type="float" office:value="0.0107144620452058" calcext:value-type="float">
            <text:p>0.0107144620452058</text:p>
          </table:table-cell>
          <table:table-cell office:value-type="float" office:value="20.0218865120228" calcext:value-type="float">
            <text:p>20.0218865120228</text:p>
          </table:table-cell>
          <table:table-cell table:number-columns-repeated="5"/>
        </table:table-row>
        <table:table-row table:style-name="ro1">
          <table:table-cell table:style-name="ce7" office:value-type="float" office:value="-0.0324541553596552" calcext:value-type="float">
            <text:p>-3.25E-02</text:p>
          </table:table-cell>
          <table:table-cell office:value-type="float" office:value="0.0107144620452058" calcext:value-type="float">
            <text:p>0.0107144620452058</text:p>
          </table:table-cell>
          <table:table-cell office:value-type="float" office:value="20.0310597062126" calcext:value-type="float">
            <text:p>20.0310597062126</text:p>
          </table:table-cell>
          <table:table-cell table:number-columns-repeated="5"/>
        </table:table-row>
        <table:table-row table:style-name="ro1">
          <table:table-cell office:value-type="float" office:value="-0.0324541553596552" calcext:value-type="float">
            <text:p>-0.0324541553596552</text:p>
          </table:table-cell>
          <table:table-cell office:value-type="float" office:value="-0.0111916035338305" calcext:value-type="float">
            <text:p>-0.0111916035338305</text:p>
          </table:table-cell>
          <table:table-cell office:value-type="float" office:value="20.0313366868816" calcext:value-type="float">
            <text:p>20.0313366868816</text:p>
          </table:table-cell>
          <table:table-cell table:number-columns-repeated="5"/>
        </table:table-row>
        <table:table-row table:style-name="ro1">
          <table:table-cell office:value-type="float" office:value="1.03533268241758" calcext:value-type="float">
            <text:p>1.03533268241758</text:p>
          </table:table-cell>
          <table:table-cell office:value-type="float" office:value="0.989894383125336" calcext:value-type="float">
            <text:p>0.989894383125336</text:p>
          </table:table-cell>
          <table:table-cell office:value-type="float" office:value="20.0358554709006" calcext:value-type="float">
            <text:p>20.0358554709006</text:p>
          </table:table-cell>
          <table:table-cell table:number-columns-repeated="5"/>
        </table:table-row>
        <table:table-row table:style-name="ro1">
          <table:table-cell office:value-type="float" office:value="1.03533268241758" calcext:value-type="float">
            <text:p>1.03533268241758</text:p>
          </table:table-cell>
          <table:table-cell office:value-type="float" office:value="1.01057245673222" calcext:value-type="float">
            <text:p>1.01057245673222</text:p>
          </table:table-cell>
          <table:table-cell office:value-type="float" office:value="20.0361108463985" calcext:value-type="float">
            <text:p>20.0361108463985</text:p>
          </table:table-cell>
          <table:table-cell table:number-columns-repeated="5"/>
        </table:table-row>
        <table:table-row table:style-name="ro1">
          <table:table-cell office:value-type="float" office:value="1.03533268241758" calcext:value-type="float">
            <text:p>1.03533268241758</text:p>
          </table:table-cell>
          <table:table-cell office:value-type="float" office:value="0.0107144620452058" calcext:value-type="float">
            <text:p>0.0107144620452058</text:p>
          </table:table-cell>
          <table:table-cell office:value-type="float" office:value="20.0361908065031" calcext:value-type="float">
            <text:p>20.0361908065031</text:p>
          </table:table-cell>
          <table:table-cell table:number-columns-repeated="5"/>
        </table:table-row>
        <table:table-row table:style-name="ro1">
          <table:table-cell office:value-type="float" office:value="0.963451577875119" calcext:value-type="float">
            <text:p>0.963451577875119</text:p>
          </table:table-cell>
          <table:table-cell office:value-type="float" office:value="0.0107144620452058" calcext:value-type="float">
            <text:p>0.0107144620452058</text:p>
          </table:table-cell>
          <table:table-cell office:value-type="float" office:value="20.0384834916062" calcext:value-type="float">
            <text:p>20.0384834916062</text:p>
          </table:table-cell>
          <table:table-cell table:number-columns-repeated="5"/>
        </table:table-row>
        <table:table-row table:style-name="ro1">
          <table:table-cell office:value-type="float" office:value="-0.0388351882523845" calcext:value-type="float">
            <text:p>-0.0388351882523845</text:p>
          </table:table-cell>
          <table:table-cell office:value-type="float" office:value="0.00486961714005962" calcext:value-type="float">
            <text:p>0.00486961714005962</text:p>
          </table:table-cell>
          <table:table-cell office:value-type="float" office:value="20.0405914397086" calcext:value-type="float">
            <text:p>20.0405914397086</text:p>
          </table:table-cell>
          <table:table-cell table:number-columns-repeated="5"/>
        </table:table-row>
        <table:table-row table:style-name="ro1">
          <table:table-cell office:value-type="float" office:value="-0.0388351882523845" calcext:value-type="float">
            <text:p>-0.0388351882523845</text:p>
          </table:table-cell>
          <table:table-cell office:value-type="float" office:value="1.01057245673222" calcext:value-type="float">
            <text:p>1.01057245673222</text:p>
          </table:table-cell>
          <table:table-cell office:value-type="float" office:value="20.0429167164761" calcext:value-type="float">
            <text:p>20.0429167164761</text:p>
          </table:table-cell>
          <table:table-cell table:number-columns-repeated="5"/>
        </table:table-row>
        <table:table-row table:style-name="ro1">
          <table:table-cell office:value-type="float" office:value="0.0402246664119169" calcext:value-type="float">
            <text:p>0.0402246664119169</text:p>
          </table:table-cell>
          <table:table-cell office:value-type="float" office:value="0.0107144620452058" calcext:value-type="float">
            <text:p>0.0107144620452058</text:p>
          </table:table-cell>
          <table:table-cell office:value-type="float" office:value="20.0458657261353" calcext:value-type="float">
            <text:p>20.0458657261353</text:p>
          </table:table-cell>
          <table:table-cell table:number-columns-repeated="5"/>
        </table:table-row>
        <table:table-row table:style-name="ro1">
          <table:table-cell office:value-type="float" office:value="0.0205809621444976" calcext:value-type="float">
            <text:p>0.0205809621444976</text:p>
          </table:table-cell>
          <table:table-cell office:value-type="float" office:value="0.0392492975606249" calcext:value-type="float">
            <text:p>0.0392492975606249</text:p>
          </table:table-cell>
          <table:table-cell office:value-type="float" office:value="20.0519651564361" calcext:value-type="float">
            <text:p>20.0519651564361</text:p>
          </table:table-cell>
          <table:table-cell table:number-columns-repeated="5"/>
        </table:table-row>
        <table:table-row table:style-name="ro1">
          <table:table-cell office:value-type="float" office:value="0.952563943306644" calcext:value-type="float">
            <text:p>0.952563943306644</text:p>
          </table:table-cell>
          <table:table-cell office:value-type="float" office:value="0.0107144620452058" calcext:value-type="float">
            <text:p>0.0107144620452058</text:p>
          </table:table-cell>
          <table:table-cell office:value-type="float" office:value="20.0622772988701" calcext:value-type="float">
            <text:p>20.0622772988701</text:p>
          </table:table-cell>
          <table:table-cell table:number-columns-repeated="5"/>
        </table:table-row>
        <table:table-row table:style-name="ro1">
          <table:table-cell office:value-type="float" office:value="0.952563943306644" calcext:value-type="float">
            <text:p>0.952563943306644</text:p>
          </table:table-cell>
          <table:table-cell office:value-type="float" office:value="-0.0165485268974779" calcext:value-type="float">
            <text:p>-0.0165485268974779</text:p>
          </table:table-cell>
          <table:table-cell office:value-type="float" office:value="20.0664381047241" calcext:value-type="float">
            <text:p>20.0664381047241</text:p>
          </table:table-cell>
          <table:table-cell table:number-columns-repeated="5"/>
        </table:table-row>
        <table:table-row table:style-name="ro1">
          <table:table-cell office:value-type="float" office:value="-0.055595441575792" calcext:value-type="float">
            <text:p>-0.055595441575792</text:p>
          </table:table-cell>
          <table:table-cell office:value-type="float" office:value="0.0107144620452058" calcext:value-type="float">
            <text:p>0.0107144620452058</text:p>
          </table:table-cell>
          <table:table-cell office:value-type="float" office:value="20.0838412932443" calcext:value-type="float">
            <text:p>20.0838412932443</text:p>
          </table:table-cell>
          <table:table-cell table:number-columns-repeated="5"/>
        </table:table-row>
        <table:table-row table:style-name="ro1">
          <table:table-cell office:value-type="float" office:value="-0.055595441575792" calcext:value-type="float">
            <text:p>-0.055595441575792</text:p>
          </table:table-cell>
          <table:table-cell office:value-type="float" office:value="-0.0111916035338305" calcext:value-type="float">
            <text:p>-0.0111916035338305</text:p>
          </table:table-cell>
          <table:table-cell office:value-type="float" office:value="20.0841128335446" calcext:value-type="float">
            <text:p>20.0841128335446</text:p>
          </table:table-cell>
          <table:table-cell table:number-columns-repeated="5"/>
        </table:table-row>
        <table:table-row table:style-name="ro1">
          <table:table-cell office:value-type="float" office:value="0.94298361284235" calcext:value-type="float">
            <text:p>0.94298361284235</text:p>
          </table:table-cell>
          <table:table-cell office:value-type="float" office:value="0.00268695918795536" calcext:value-type="float">
            <text:p>0.00268695918795536</text:p>
          </table:table-cell>
          <table:table-cell office:value-type="float" office:value="20.0851192097041" calcext:value-type="float">
            <text:p>20.0851192097041</text:p>
          </table:table-cell>
          <table:table-cell table:number-columns-repeated="5"/>
        </table:table-row>
        <table:table-row table:style-name="ro1">
          <table:table-cell office:value-type="float" office:value="-0.027571251025142" calcext:value-type="float">
            <text:p>-0.027571251025142</text:p>
          </table:table-cell>
          <table:table-cell office:value-type="float" office:value="-0.0504716209541103" calcext:value-type="float">
            <text:p>-0.0504716209541103</text:p>
          </table:table-cell>
          <table:table-cell office:value-type="float" office:value="20.0867017723165" calcext:value-type="float">
            <text:p>20.0867017723165</text:p>
          </table:table-cell>
          <table:table-cell table:number-columns-repeated="5"/>
        </table:table-row>
        <table:table-row table:style-name="ro1">
          <table:table-cell office:value-type="float" office:value="-0.0388351882523845" calcext:value-type="float">
            <text:p>-0.0388351882523845</text:p>
          </table:table-cell>
          <table:table-cell office:value-type="float" office:value="-0.0445992062838866" calcext:value-type="float">
            <text:p>-0.0445992062838866</text:p>
          </table:table-cell>
          <table:table-cell office:value-type="float" office:value="20.0916949058512" calcext:value-type="float">
            <text:p>20.0916949058512</text:p>
          </table:table-cell>
          <table:table-cell table:number-columns-repeated="5"/>
        </table:table-row>
        <table:table-row table:style-name="ro1">
          <table:table-cell office:value-type="float" office:value="-0.0439063200036819" calcext:value-type="float">
            <text:p>-0.0439063200036819</text:p>
          </table:table-cell>
          <table:table-cell office:value-type="float" office:value="-0.0445992062838866" calcext:value-type="float">
            <text:p>-0.0445992062838866</text:p>
          </table:table-cell>
          <table:table-cell office:value-type="float" office:value="20.1024276505266" calcext:value-type="float">
            <text:p>20.1024276505266</text:p>
          </table:table-cell>
          <table:table-cell table:number-columns-repeated="5"/>
        </table:table-row>
        <table:table-row table:style-name="ro1">
          <table:table-cell office:value-type="float" office:value="-0.0388351882523845" calcext:value-type="float">
            <text:p>-0.0388351882523845</text:p>
          </table:table-cell>
          <table:table-cell office:value-type="float" office:value="-0.0504716209541103" calcext:value-type="float">
            <text:p>-0.0504716209541103</text:p>
          </table:table-cell>
          <table:table-cell office:value-type="float" office:value="20.1059141467484" calcext:value-type="float">
            <text:p>20.1059141467484</text:p>
          </table:table-cell>
          <table:table-cell table:number-columns-repeated="5"/>
        </table:table-row>
        <table:table-row table:style-name="ro1">
          <table:table-cell office:value-type="float" office:value="-0.055595441575792" calcext:value-type="float">
            <text:p>-0.055595441575792</text:p>
          </table:table-cell>
          <table:table-cell office:value-type="float" office:value="0.0392492975606249" calcext:value-type="float">
            <text:p>0.0392492975606249</text:p>
          </table:table-cell>
          <table:table-cell office:value-type="float" office:value="20.1204527141553" calcext:value-type="float">
            <text:p>20.120452714155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7"/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7"/>
          <table:table-cell table:number-columns-repeated="7"/>
        </table:table-row>
      </table:table>
      <table:table table:name="ackley-mniejszy-wsp-dostosowania" table:style-name="ta1">
        <table:shapes>
          <draw:frame draw:z-index="0" draw:style-name="gr1" draw:text-style-name="P1" svg:width="16.714cm" svg:height="10.148cm" svg:x="14.363cm" svg:y="4.195cm">
            <draw:object draw:notify-on-update-of-ranges="'ackley-mniejszy-wsp-dostosowania'.E2:'ackley-mniejszy-wsp-dostosowania'.E7 'ackley-mniejszy-wsp-dostosowania'.F1:'ackley-mniejszy-wsp-dostosowania'.F1 'ackley-mniejszy-wsp-dostosowania'.F2:'ackley-mniejszy-wsp-dostosowania'.F7 'ackley-mniejszy-wsp-dostosowania'.G1:'ackley-mniejszy-wsp-dostosowania'.G1 'ackley-mniejszy-wsp-dostosowania'.G2:'ackley-mniejszy-wsp-dostosowania'.G7 'ackley-mniejszy-wsp-dostosowania'.H1:'ackley-mniejszy-wsp-dostosowania'.H1 'ackley-mniejszy-wsp-dostosowania'.H2:'ackley-mniejszy-wsp-dostosowania'.H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f(x,y)</text:p>
          </table:table-cell>
          <table:table-cell/>
          <table:table-cell table:style-name="ce1" office:value-type="string" calcext:value-type="string">
            <text:p>iteracj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interacje 0</text:p>
          </table:table-cell>
          <table:covered-table-cell table:number-columns-repeated="2"/>
          <table:table-cell/>
          <table:table-cell office:value-type="float" office:value="0" calcext:value-type="float">
            <text:p>0</text:p>
          </table:table-cell>
          <table:table-cell table:formula="of:=MIN([.$C3:.$C52])" office:value-type="float" office:value="20.4581985504872" calcext:value-type="float">
            <text:p>20.4581985504872</text:p>
          </table:table-cell>
          <table:table-cell table:formula="of:=MAX([.$C3:.$C52])" office:value-type="float" office:value="22.3475875283238" calcext:value-type="float">
            <text:p>22.3475875283238</text:p>
          </table:table-cell>
          <table:table-cell table:formula="of:=AVERAGE([.$C3:.$C52])" office:value-type="float" office:value="21.6485478284531" calcext:value-type="float">
            <text:p>21.6485478284531</text:p>
          </table:table-cell>
        </table:table-row>
        <table:table-row table:style-name="ro1">
          <table:table-cell table:style-name="ce6" office:value-type="float" office:value="0.141341899861687" calcext:value-type="float">
            <text:p>0.1413418999</text:p>
          </table:table-cell>
          <table:table-cell table:style-name="ce6" office:value-type="float" office:value="0.00226849861005363" calcext:value-type="float">
            <text:p>0.0022684986</text:p>
          </table:table-cell>
          <table:table-cell table:style-name="ce6" office:value-type="float" office:value="20.4581985504872" calcext:value-type="float">
            <text:p>20.4581985505</text:p>
          </table:table-cell>
          <table:table-cell/>
          <table:table-cell office:value-type="float" office:value="99" calcext:value-type="float">
            <text:p>99</text:p>
          </table:table-cell>
          <table:table-cell table:formula="of:=MIN([.$C54:.$C103])" office:value-type="float" office:value="20.0167987753721" calcext:value-type="float">
            <text:p>20.0167987753721</text:p>
          </table:table-cell>
          <table:table-cell table:formula="of:=MAX([.$C54:.$C103])" office:value-type="float" office:value="21.1568947522859" calcext:value-type="float">
            <text:p>21.1568947522859</text:p>
          </table:table-cell>
          <table:table-cell table:formula="of:=AVERAGE([.$C54:.$C103])" office:value-type="float" office:value="20.7434381794185" calcext:value-type="float">
            <text:p>20.7434381794185</text:p>
          </table:table-cell>
        </table:table-row>
        <table:table-row table:style-name="ro1">
          <table:table-cell table:style-name="ce6" office:value-type="float" office:value="0.102694621788239" calcext:value-type="float">
            <text:p>0.1026946218</text:p>
          </table:table-cell>
          <table:table-cell table:style-name="ce6" office:value-type="float" office:value="0.109299214993555" calcext:value-type="float">
            <text:p>0.1092992150</text:p>
          </table:table-cell>
          <table:table-cell table:style-name="ce6" office:value-type="float" office:value="20.5233935593059" calcext:value-type="float">
            <text:p>20.5233935593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MIN([.$C105:.$C154])" office:value-type="float" office:value="20.0167987753721" calcext:value-type="float">
            <text:p>20.0167987753721</text:p>
          </table:table-cell>
          <table:table-cell table:formula="of:=MAX([.$C105:.$C154])" office:value-type="float" office:value="20.6374424892845" calcext:value-type="float">
            <text:p>20.6374424892845</text:p>
          </table:table-cell>
          <table:table-cell table:formula="of:=AVERAGE([.$C105:.$C154])" office:value-type="float" office:value="20.3784154969552" calcext:value-type="float">
            <text:p>20.3784154969552</text:p>
          </table:table-cell>
        </table:table-row>
        <table:table-row table:style-name="ro1">
          <table:table-cell table:style-name="ce6" office:value-type="float" office:value="0.0636339074561871" calcext:value-type="float">
            <text:p>0.0636339075</text:p>
          </table:table-cell>
          <table:table-cell table:style-name="ce6" office:value-type="float" office:value="0.157359597410455" calcext:value-type="float">
            <text:p>0.1573595974</text:p>
          </table:table-cell>
          <table:table-cell table:style-name="ce6" office:value-type="float" office:value="20.6318720140067" calcext:value-type="float">
            <text:p>20.6318720140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MIN([.$C156:.$C205])" office:value-type="float" office:value="20.0040093316254" calcext:value-type="float">
            <text:p>20.0040093316254</text:p>
          </table:table-cell>
          <table:table-cell table:formula="of:=MAX([.$C156:.$C205])" office:value-type="float" office:value="20.368831398629" calcext:value-type="float">
            <text:p>20.368831398629</text:p>
          </table:table-cell>
          <table:table-cell table:formula="of:=AVERAGE([.$C156:.$C205])" office:value-type="float" office:value="20.2216474561913" calcext:value-type="float">
            <text:p>20.2216474561913</text:p>
          </table:table-cell>
        </table:table-row>
        <table:table-row table:style-name="ro1">
          <table:table-cell table:style-name="ce6" office:value-type="float" office:value="-0.0826445794846903" calcext:value-type="float">
            <text:p>-0.0826445795</text:p>
          </table:table-cell>
          <table:table-cell table:style-name="ce6" office:value-type="float" office:value="-0.167322769097791" calcext:value-type="float">
            <text:p>-0.1673227691</text:p>
          </table:table-cell>
          <table:table-cell table:style-name="ce6" office:value-type="float" office:value="20.7398523062995" calcext:value-type="float">
            <text:p>20.7398523063</text:p>
          </table:table-cell>
          <table:table-cell/>
          <table:table-cell office:value-type="float" office:value="399" calcext:value-type="float">
            <text:p>399</text:p>
          </table:table-cell>
          <table:table-cell table:formula="of:=MIN([.$C207:.$C256])" office:value-type="float" office:value="20.0040093316254" calcext:value-type="float">
            <text:p>20.0040093316254</text:p>
          </table:table-cell>
          <table:table-cell table:formula="of:=MAX([.$C207:.$C256])" office:value-type="float" office:value="20.2600947186152" calcext:value-type="float">
            <text:p>20.2600947186152</text:p>
          </table:table-cell>
          <table:table-cell table:formula="of:=AVERAGE([.$C207:.$C256])" office:value-type="float" office:value="20.166748712254" calcext:value-type="float">
            <text:p>20.166748712254</text:p>
          </table:table-cell>
        </table:table-row>
        <table:table-row table:style-name="ro1">
          <table:table-cell table:style-name="ce6" office:value-type="float" office:value="0.0790255288715018" calcext:value-type="float">
            <text:p>0.0790255289</text:p>
          </table:table-cell>
          <table:table-cell table:style-name="ce6" office:value-type="float" office:value="0.172416541675426" calcext:value-type="float">
            <text:p>0.1724165417</text:p>
          </table:table-cell>
          <table:table-cell table:style-name="ce6" office:value-type="float" office:value="20.7565718207454" calcext:value-type="float">
            <text:p>20.7565718207</text:p>
          </table:table-cell>
          <table:table-cell/>
          <table:table-cell office:value-type="float" office:value="499" calcext:value-type="float">
            <text:p>499</text:p>
          </table:table-cell>
          <table:table-cell table:formula="of:=MIN([.$C258:.$C307])" office:value-type="float" office:value="20.0040093316254" calcext:value-type="float">
            <text:p>20.0040093316254</text:p>
          </table:table-cell>
          <table:table-cell table:formula="of:=MAX([.$C258:.$C307])" office:value-type="float" office:value="20.2037146091046" calcext:value-type="float">
            <text:p>20.2037146091046</text:p>
          </table:table-cell>
          <table:table-cell table:formula="of:=AVERAGE([.$C258:.$C307])" office:value-type="float" office:value="20.1332971268903" calcext:value-type="float">
            <text:p>20.1332971268903</text:p>
          </table:table-cell>
        </table:table-row>
        <table:table-row table:style-name="ro1">
          <table:table-cell table:style-name="ce6" office:value-type="float" office:value="-0.107465379342186" calcext:value-type="float">
            <text:p>-0.1074653793</text:p>
          </table:table-cell>
          <table:table-cell table:style-name="ce6" office:value-type="float" office:value="-0.16613573287531" calcext:value-type="float">
            <text:p>-0.1661357329</text:p>
          </table:table-cell>
          <table:table-cell table:style-name="ce6" office:value-type="float" office:value="20.8185241970137" calcext:value-type="float">
            <text:p>20.8185241970</text:p>
          </table:table-cell>
          <table:table-cell table:number-columns-repeated="5"/>
        </table:table-row>
        <table:table-row table:style-name="ro1">
          <table:table-cell table:style-name="ce6" office:value-type="float" office:value="-0.195483238872118" calcext:value-type="float">
            <text:p>-0.1954832389</text:p>
          </table:table-cell>
          <table:table-cell table:style-name="ce6" office:value-type="float" office:value="0.0734615152433474" calcext:value-type="float">
            <text:p>0.0734615152</text:p>
          </table:table-cell>
          <table:table-cell table:style-name="ce6" office:value-type="float" office:value="20.8674846092991" calcext:value-type="float">
            <text:p>20.8674846093</text:p>
          </table:table-cell>
          <table:table-cell table:number-columns-repeated="5"/>
        </table:table-row>
        <table:table-row table:style-name="ro1">
          <table:table-cell table:style-name="ce6" office:value-type="float" office:value="0.15907559384145" calcext:value-type="float">
            <text:p>0.1590755938</text:p>
          </table:table-cell>
          <table:table-cell table:style-name="ce6" office:value-type="float" office:value="-0.149082612641184" calcext:value-type="float">
            <text:p>-0.1490826126</text:p>
          </table:table-cell>
          <table:table-cell table:style-name="ce6" office:value-type="float" office:value="20.9560514836623" calcext:value-type="float">
            <text:p>20.9560514837</text:p>
          </table:table-cell>
          <table:table-cell table:number-columns-repeated="5"/>
        </table:table-row>
        <table:table-row table:style-name="ro1">
          <table:table-cell table:style-name="ce6" office:value-type="float" office:value="-0.225855298894642" calcext:value-type="float">
            <text:p>-0.2258552989</text:p>
          </table:table-cell>
          <table:table-cell table:style-name="ce6" office:value-type="float" office:value="-0.0618594318615788" calcext:value-type="float">
            <text:p>-0.0618594319</text:p>
          </table:table-cell>
          <table:table-cell table:style-name="ce6" office:value-type="float" office:value="21.0052439473956" calcext:value-type="float">
            <text:p>21.0052439474</text:p>
          </table:table-cell>
          <table:table-cell table:number-columns-repeated="5"/>
        </table:table-row>
        <table:table-row table:style-name="ro1">
          <table:table-cell table:style-name="ce6" office:value-type="float" office:value="-0.117201060119167" calcext:value-type="float">
            <text:p>-0.1172010601</text:p>
          </table:table-cell>
          <table:table-cell table:style-name="ce6" office:value-type="float" office:value="-0.235595508926583" calcext:value-type="float">
            <text:p>-0.2355955089</text:p>
          </table:table-cell>
          <table:table-cell table:style-name="ce6" office:value-type="float" office:value="21.2029442462094" calcext:value-type="float">
            <text:p>21.2029442462</text:p>
          </table:table-cell>
          <table:table-cell table:number-columns-repeated="5"/>
        </table:table-row>
        <table:table-row table:style-name="ro1">
          <table:table-cell table:style-name="ce6" office:value-type="float" office:value="-0.0397664407616471" calcext:value-type="float">
            <text:p>-0.0397664408</text:p>
          </table:table-cell>
          <table:table-cell table:style-name="ce6" office:value-type="float" office:value="-0.273202439561874" calcext:value-type="float">
            <text:p>-0.2732024396</text:p>
          </table:table-cell>
          <table:table-cell table:style-name="ce6" office:value-type="float" office:value="21.2086906843979" calcext:value-type="float">
            <text:p>21.2086906844</text:p>
          </table:table-cell>
          <table:table-cell table:number-columns-repeated="5"/>
        </table:table-row>
        <table:table-row table:style-name="ro1">
          <table:table-cell table:style-name="ce6" office:value-type="float" office:value="-0.256325741910727" calcext:value-type="float">
            <text:p>-0.2563257419</text:p>
          </table:table-cell>
          <table:table-cell table:style-name="ce6" office:value-type="float" office:value="-0.137702354436877" calcext:value-type="float">
            <text:p>-0.1377023544</text:p>
          </table:table-cell>
          <table:table-cell table:style-name="ce6" office:value-type="float" office:value="21.3625075860419" calcext:value-type="float">
            <text:p>21.3625075860</text:p>
          </table:table-cell>
          <table:table-cell table:number-columns-repeated="5"/>
        </table:table-row>
        <table:table-row table:style-name="ro1">
          <table:table-cell table:style-name="ce6" office:value-type="float" office:value="0.187829734078228" calcext:value-type="float">
            <text:p>0.1878297341</text:p>
          </table:table-cell>
          <table:table-cell table:style-name="ce6" office:value-type="float" office:value="-0.230871079271799" calcext:value-type="float">
            <text:p>-0.2308710793</text:p>
          </table:table-cell>
          <table:table-cell table:style-name="ce6" office:value-type="float" office:value="21.4338262390772" calcext:value-type="float">
            <text:p>21.4338262391</text:p>
          </table:table-cell>
          <table:table-cell table:number-columns-repeated="5"/>
        </table:table-row>
        <table:table-row table:style-name="ro1">
          <table:table-cell table:style-name="ce6" office:value-type="float" office:value="0.174599835488257" calcext:value-type="float">
            <text:p>0.1745998355</text:p>
          </table:table-cell>
          <table:table-cell table:style-name="ce6" office:value-type="float" office:value="-0.24470955026944" calcext:value-type="float">
            <text:p>-0.2447095503</text:p>
          </table:table-cell>
          <table:table-cell table:style-name="ce6" office:value-type="float" office:value="21.4410028196811" calcext:value-type="float">
            <text:p>21.4410028197</text:p>
          </table:table-cell>
          <table:table-cell table:number-columns-repeated="5"/>
        </table:table-row>
        <table:table-row table:style-name="ro1">
          <table:table-cell table:style-name="ce6" office:value-type="float" office:value="-0.00180976676280908" calcext:value-type="float">
            <text:p>-0.0018097668</text:p>
          </table:table-cell>
          <table:table-cell table:style-name="ce6" office:value-type="float" office:value="-0.347787607695113" calcext:value-type="float">
            <text:p>-0.3477876077</text:p>
          </table:table-cell>
          <table:table-cell table:style-name="ce6" office:value-type="float" office:value="21.4824722522679" calcext:value-type="float">
            <text:p>21.4824722523</text:p>
          </table:table-cell>
          <table:table-cell table:number-columns-repeated="5"/>
        </table:table-row>
        <table:table-row table:style-name="ro1">
          <table:table-cell table:style-name="ce6" office:value-type="float" office:value="0.190083675414744" calcext:value-type="float">
            <text:p>0.1900836754</text:p>
          </table:table-cell>
          <table:table-cell table:style-name="ce6" office:value-type="float" office:value="-0.244492102074165" calcext:value-type="float">
            <text:p>-0.2444921021</text:p>
          </table:table-cell>
          <table:table-cell table:style-name="ce6" office:value-type="float" office:value="21.4955128337852" calcext:value-type="float">
            <text:p>21.4955128338</text:p>
          </table:table-cell>
          <table:table-cell table:number-columns-repeated="5"/>
        </table:table-row>
        <table:table-row table:style-name="ro1">
          <table:table-cell table:style-name="ce6" office:value-type="float" office:value="0.351206063425903" calcext:value-type="float">
            <text:p>0.3512060634</text:p>
          </table:table-cell>
          <table:table-cell table:style-name="ce6" office:value-type="float" office:value="0.0220105343391712" calcext:value-type="float">
            <text:p>0.0220105343</text:p>
          </table:table-cell>
          <table:table-cell table:style-name="ce6" office:value-type="float" office:value="21.4989821496728" calcext:value-type="float">
            <text:p>21.4989821497</text:p>
          </table:table-cell>
          <table:table-cell table:number-columns-repeated="5"/>
        </table:table-row>
        <table:table-row table:style-name="ro1">
          <table:table-cell table:style-name="ce6" office:value-type="float" office:value="-0.333106714502311" calcext:value-type="float">
            <text:p>-0.3331067145</text:p>
          </table:table-cell>
          <table:table-cell table:style-name="ce6" office:value-type="float" office:value="0.0788576273361684" calcext:value-type="float">
            <text:p>0.0788576273</text:p>
          </table:table-cell>
          <table:table-cell table:style-name="ce6" office:value-type="float" office:value="21.5084422096685" calcext:value-type="float">
            <text:p>21.5084422097</text:p>
          </table:table-cell>
          <table:table-cell table:number-columns-repeated="5"/>
        </table:table-row>
        <table:table-row table:style-name="ro1">
          <table:table-cell table:style-name="ce6" office:value-type="float" office:value="-0.0120198472256046" calcext:value-type="float">
            <text:p>-0.0120198472</text:p>
          </table:table-cell>
          <table:table-cell table:style-name="ce6" office:value-type="float" office:value="0.361521177961859" calcext:value-type="float">
            <text:p>0.3615211780</text:p>
          </table:table-cell>
          <table:table-cell table:style-name="ce6" office:value-type="float" office:value="21.5256110478233" calcext:value-type="float">
            <text:p>21.5256110478</text:p>
          </table:table-cell>
          <table:table-cell table:number-columns-repeated="5"/>
        </table:table-row>
        <table:table-row table:style-name="ro1">
          <table:table-cell table:style-name="ce6" office:value-type="float" office:value="-0.164400351448289" calcext:value-type="float">
            <text:p>-0.1644003514</text:p>
          </table:table-cell>
          <table:table-cell table:style-name="ce6" office:value-type="float" office:value="0.31876076426864" calcext:value-type="float">
            <text:p>0.3187607643</text:p>
          </table:table-cell>
          <table:table-cell table:style-name="ce6" office:value-type="float" office:value="21.6703905603294" calcext:value-type="float">
            <text:p>21.6703905603</text:p>
          </table:table-cell>
          <table:table-cell table:number-columns-repeated="5"/>
        </table:table-row>
        <table:table-row table:style-name="ro1">
          <table:table-cell table:style-name="ce6" office:value-type="float" office:value="-0.335630161744941" calcext:value-type="float">
            <text:p>-0.3356301617</text:p>
          </table:table-cell>
          <table:table-cell table:style-name="ce6" office:value-type="float" office:value="0.147190304649958" calcext:value-type="float">
            <text:p>0.1471903046</text:p>
          </table:table-cell>
          <table:table-cell table:style-name="ce6" office:value-type="float" office:value="21.6724999057054" calcext:value-type="float">
            <text:p>21.6724999057</text:p>
          </table:table-cell>
          <table:table-cell table:number-columns-repeated="5"/>
        </table:table-row>
        <table:table-row table:style-name="ro1">
          <table:table-cell table:style-name="ce6" office:value-type="float" office:value="0.207892115445737" calcext:value-type="float">
            <text:p>0.2078921154</text:p>
          </table:table-cell>
          <table:table-cell table:style-name="ce6" office:value-type="float" office:value="0.279709994635702" calcext:value-type="float">
            <text:p>0.2797099946</text:p>
          </table:table-cell>
          <table:table-cell table:style-name="ce6" office:value-type="float" office:value="21.6796000815676" calcext:value-type="float">
            <text:p>21.6796000816</text:p>
          </table:table-cell>
          <table:table-cell table:number-columns-repeated="5"/>
        </table:table-row>
        <table:table-row table:style-name="ro1">
          <table:table-cell table:style-name="ce6" office:value-type="float" office:value="-0.00585342594534866" calcext:value-type="float">
            <text:p>-0.0058534259</text:p>
          </table:table-cell>
          <table:table-cell table:style-name="ce6" office:value-type="float" office:value="-0.440910037562201" calcext:value-type="float">
            <text:p>-0.4409100376</text:p>
          </table:table-cell>
          <table:table-cell table:style-name="ce6" office:value-type="float" office:value="21.6839777772373" calcext:value-type="float">
            <text:p>21.6839777772</text:p>
          </table:table-cell>
          <table:table-cell table:number-columns-repeated="5"/>
        </table:table-row>
        <table:table-row table:style-name="ro1">
          <table:table-cell table:style-name="ce6" office:value-type="float" office:value="0.405585059493952" calcext:value-type="float">
            <text:p>0.4055850595</text:p>
          </table:table-cell>
          <table:table-cell table:style-name="ce6" office:value-type="float" office:value="0.0937653584570561" calcext:value-type="float">
            <text:p>0.0937653585</text:p>
          </table:table-cell>
          <table:table-cell table:style-name="ce6" office:value-type="float" office:value="21.7171437938303" calcext:value-type="float">
            <text:p>21.7171437938</text:p>
          </table:table-cell>
          <table:table-cell table:number-columns-repeated="5"/>
        </table:table-row>
        <table:table-row table:style-name="ro1">
          <table:table-cell table:style-name="ce6" office:value-type="float" office:value="0.276698520770651" calcext:value-type="float">
            <text:p>0.2766985208</text:p>
          </table:table-cell>
          <table:table-cell table:style-name="ce6" office:value-type="float" office:value="-0.225415122849056" calcext:value-type="float">
            <text:p>-0.2254151228</text:p>
          </table:table-cell>
          <table:table-cell table:style-name="ce6" office:value-type="float" office:value="21.7248145624197" calcext:value-type="float">
            <text:p>21.7248145624</text:p>
          </table:table-cell>
          <table:table-cell table:number-columns-repeated="5"/>
        </table:table-row>
        <table:table-row table:style-name="ro1">
          <table:table-cell table:style-name="ce6" office:value-type="float" office:value="-0.343590037897043" calcext:value-type="float">
            <text:p>-0.3435900379</text:p>
          </table:table-cell>
          <table:table-cell table:style-name="ce6" office:value-type="float" office:value="-0.159536444337567" calcext:value-type="float">
            <text:p>-0.1595364443</text:p>
          </table:table-cell>
          <table:table-cell table:style-name="ce6" office:value-type="float" office:value="21.7264733697807" calcext:value-type="float">
            <text:p>21.7264733698</text:p>
          </table:table-cell>
          <table:table-cell table:number-columns-repeated="5"/>
        </table:table-row>
        <table:table-row table:style-name="ro1">
          <table:table-cell table:style-name="ce6" office:value-type="float" office:value="0.117223099669761" calcext:value-type="float">
            <text:p>0.1172230997</text:p>
          </table:table-cell>
          <table:table-cell table:style-name="ce6" office:value-type="float" office:value="-0.388269455377504" calcext:value-type="float">
            <text:p>-0.3882694554</text:p>
          </table:table-cell>
          <table:table-cell table:style-name="ce6" office:value-type="float" office:value="21.729585464403" calcext:value-type="float">
            <text:p>21.7295854644</text:p>
          </table:table-cell>
          <table:table-cell table:number-columns-repeated="5"/>
        </table:table-row>
        <table:table-row table:style-name="ro1">
          <table:table-cell table:style-name="ce6" office:value-type="float" office:value="0.463788353823559" calcext:value-type="float">
            <text:p>0.4637883538</text:p>
          </table:table-cell>
          <table:table-cell table:style-name="ce6" office:value-type="float" office:value="0.0664876627511637" calcext:value-type="float">
            <text:p>0.0664876628</text:p>
          </table:table-cell>
          <table:table-cell table:style-name="ce6" office:value-type="float" office:value="21.7479456728875" calcext:value-type="float">
            <text:p>21.7479456729</text:p>
          </table:table-cell>
          <table:table-cell table:number-columns-repeated="5"/>
        </table:table-row>
        <table:table-row table:style-name="ro1">
          <table:table-cell table:style-name="ce6" office:value-type="float" office:value="-0.49406742927959" calcext:value-type="float">
            <text:p>-0.4940674293</text:p>
          </table:table-cell>
          <table:table-cell table:style-name="ce6" office:value-type="float" office:value="0.0748857082560981" calcext:value-type="float">
            <text:p>0.0748857083</text:p>
          </table:table-cell>
          <table:table-cell table:style-name="ce6" office:value-type="float" office:value="21.7708369499304" calcext:value-type="float">
            <text:p>21.7708369499</text:p>
          </table:table-cell>
          <table:table-cell table:number-columns-repeated="5"/>
        </table:table-row>
        <table:table-row table:style-name="ro1">
          <table:table-cell table:style-name="ce6" office:value-type="float" office:value="-0.407942776857671" calcext:value-type="float">
            <text:p>-0.4079427769</text:p>
          </table:table-cell>
          <table:table-cell table:style-name="ce6" office:value-type="float" office:value="0.126830595035115" calcext:value-type="float">
            <text:p>0.1268305950</text:p>
          </table:table-cell>
          <table:table-cell table:style-name="ce6" office:value-type="float" office:value="21.7851438783661" calcext:value-type="float">
            <text:p>21.7851438784</text:p>
          </table:table-cell>
          <table:table-cell table:number-columns-repeated="5"/>
        </table:table-row>
        <table:table-row table:style-name="ro1">
          <table:table-cell table:style-name="ce6" office:value-type="float" office:value="0.137673778423674" calcext:value-type="float">
            <text:p>0.1376737784</text:p>
          </table:table-cell>
          <table:table-cell table:style-name="ce6" office:value-type="float" office:value="0.395623546104088" calcext:value-type="float">
            <text:p>0.3956235461</text:p>
          </table:table-cell>
          <table:table-cell table:style-name="ce6" office:value-type="float" office:value="21.7877196828603" calcext:value-type="float">
            <text:p>21.7877196829</text:p>
          </table:table-cell>
          <table:table-cell table:number-columns-repeated="5"/>
        </table:table-row>
        <table:table-row table:style-name="ro1">
          <table:table-cell table:style-name="ce6" office:value-type="float" office:value="0.134730458982387" calcext:value-type="float">
            <text:p>0.1347304590</text:p>
          </table:table-cell>
          <table:table-cell table:style-name="ce6" office:value-type="float" office:value="-0.495521470301923" calcext:value-type="float">
            <text:p>-0.4955214703</text:p>
          </table:table-cell>
          <table:table-cell table:style-name="ce6" office:value-type="float" office:value="21.8733602080809" calcext:value-type="float">
            <text:p>21.8733602081</text:p>
          </table:table-cell>
          <table:table-cell table:number-columns-repeated="5"/>
        </table:table-row>
        <table:table-row table:style-name="ro1">
          <table:table-cell table:style-name="ce6" office:value-type="float" office:value="0.296118752285375" calcext:value-type="float">
            <text:p>0.2961187523</text:p>
          </table:table-cell>
          <table:table-cell table:style-name="ce6" office:value-type="float" office:value="-0.270032779850163" calcext:value-type="float">
            <text:p>-0.2700327799</text:p>
          </table:table-cell>
          <table:table-cell table:style-name="ce6" office:value-type="float" office:value="21.9041524409215" calcext:value-type="float">
            <text:p>21.9041524409</text:p>
          </table:table-cell>
          <table:table-cell table:number-columns-repeated="5"/>
        </table:table-row>
        <table:table-row table:style-name="ro1">
          <table:table-cell table:style-name="ce6" office:value-type="float" office:value="-0.240418887727262" calcext:value-type="float">
            <text:p>-0.2404188877</text:p>
          </table:table-cell>
          <table:table-cell table:style-name="ce6" office:value-type="float" office:value="-0.339012023259671" calcext:value-type="float">
            <text:p>-0.3390120233</text:p>
          </table:table-cell>
          <table:table-cell table:style-name="ce6" office:value-type="float" office:value="21.9278736894987" calcext:value-type="float">
            <text:p>21.9278736895</text:p>
          </table:table-cell>
          <table:table-cell table:number-columns-repeated="5"/>
        </table:table-row>
        <table:table-row table:style-name="ro1">
          <table:table-cell table:style-name="ce6" office:value-type="float" office:value="-0.198337903940284" calcext:value-type="float">
            <text:p>-0.1983379039</text:p>
          </table:table-cell>
          <table:table-cell table:style-name="ce6" office:value-type="float" office:value="-0.430331666090633" calcext:value-type="float">
            <text:p>-0.4303316661</text:p>
          </table:table-cell>
          <table:table-cell table:style-name="ce6" office:value-type="float" office:value="21.9725506862002" calcext:value-type="float">
            <text:p>21.9725506862</text:p>
          </table:table-cell>
          <table:table-cell table:number-columns-repeated="5"/>
        </table:table-row>
        <table:table-row table:style-name="ro1">
          <table:table-cell table:style-name="ce6" office:value-type="float" office:value="0.309498195038512" calcext:value-type="float">
            <text:p>0.3094981950</text:p>
          </table:table-cell>
          <table:table-cell table:style-name="ce6" office:value-type="float" office:value="-0.309416758979276" calcext:value-type="float">
            <text:p>-0.3094167590</text:p>
          </table:table-cell>
          <table:table-cell table:style-name="ce6" office:value-type="float" office:value="22.0240525576409" calcext:value-type="float">
            <text:p>22.0240525576</text:p>
          </table:table-cell>
          <table:table-cell table:number-columns-repeated="5"/>
        </table:table-row>
        <table:table-row table:style-name="ro1">
          <table:table-cell table:style-name="ce6" office:value-type="float" office:value="-0.316434802726066" calcext:value-type="float">
            <text:p>-0.3164348027</text:p>
          </table:table-cell>
          <table:table-cell table:style-name="ce6" office:value-type="float" office:value="-0.329226707772483" calcext:value-type="float">
            <text:p>-0.3292267078</text:p>
          </table:table-cell>
          <table:table-cell table:style-name="ce6" office:value-type="float" office:value="22.0751771616077" calcext:value-type="float">
            <text:p>22.0751771616</text:p>
          </table:table-cell>
          <table:table-cell table:number-columns-repeated="5"/>
        </table:table-row>
        <table:table-row table:style-name="ro1">
          <table:table-cell table:style-name="ce6" office:value-type="float" office:value="0.317281945015343" calcext:value-type="float">
            <text:p>0.3172819450</text:p>
          </table:table-cell>
          <table:table-cell table:style-name="ce6" office:value-type="float" office:value="-0.350668962061239" calcext:value-type="float">
            <text:p>-0.3506689621</text:p>
          </table:table-cell>
          <table:table-cell table:style-name="ce6" office:value-type="float" office:value="22.1121894707059" calcext:value-type="float">
            <text:p>22.1121894707</text:p>
          </table:table-cell>
          <table:table-cell table:number-columns-repeated="5"/>
        </table:table-row>
        <table:table-row table:style-name="ro1">
          <table:table-cell table:style-name="ce6" office:value-type="float" office:value="0.30254097391274" calcext:value-type="float">
            <text:p>0.3025409739</text:p>
          </table:table-cell>
          <table:table-cell table:style-name="ce6" office:value-type="float" office:value="-0.385180875785564" calcext:value-type="float">
            <text:p>-0.3851808758</text:p>
          </table:table-cell>
          <table:table-cell table:style-name="ce6" office:value-type="float" office:value="22.1340816374593" calcext:value-type="float">
            <text:p>22.1340816375</text:p>
          </table:table-cell>
          <table:table-cell table:number-columns-repeated="5"/>
        </table:table-row>
        <table:table-row table:style-name="ro1">
          <table:table-cell table:style-name="ce6" office:value-type="float" office:value="0.349838413482973" calcext:value-type="float">
            <text:p>0.3498384135</text:p>
          </table:table-cell>
          <table:table-cell table:style-name="ce6" office:value-type="float" office:value="0.385619438163846" calcext:value-type="float">
            <text:p>0.3856194382</text:p>
          </table:table-cell>
          <table:table-cell table:style-name="ce6" office:value-type="float" office:value="22.2064818537879" calcext:value-type="float">
            <text:p>22.2064818538</text:p>
          </table:table-cell>
          <table:table-cell table:number-columns-repeated="5"/>
        </table:table-row>
        <table:table-row table:style-name="ro1">
          <table:table-cell table:style-name="ce6" office:value-type="float" office:value="0.334466146811584" calcext:value-type="float">
            <text:p>0.3344661468</text:p>
          </table:table-cell>
          <table:table-cell table:style-name="ce6" office:value-type="float" office:value="0.407290076349545" calcext:value-type="float">
            <text:p>0.4072900763</text:p>
          </table:table-cell>
          <table:table-cell table:style-name="ce6" office:value-type="float" office:value="22.2068888394231" calcext:value-type="float">
            <text:p>22.2068888394</text:p>
          </table:table-cell>
          <table:table-cell table:number-columns-repeated="5"/>
        </table:table-row>
        <table:table-row table:style-name="ro1">
          <table:table-cell table:style-name="ce6" office:value-type="float" office:value="0.344128555146196" calcext:value-type="float">
            <text:p>0.3441285551</text:p>
          </table:table-cell>
          <table:table-cell table:style-name="ce6" office:value-type="float" office:value="-0.395022761920764" calcext:value-type="float">
            <text:p>-0.3950227619</text:p>
          </table:table-cell>
          <table:table-cell table:style-name="ce6" office:value-type="float" office:value="22.2085622235354" calcext:value-type="float">
            <text:p>22.2085622235</text:p>
          </table:table-cell>
          <table:table-cell table:number-columns-repeated="5"/>
        </table:table-row>
        <table:table-row table:style-name="ro1">
          <table:table-cell table:style-name="ce6" office:value-type="float" office:value="0.327404615022176" calcext:value-type="float">
            <text:p>0.3274046150</text:p>
          </table:table-cell>
          <table:table-cell table:style-name="ce6" office:value-type="float" office:value="0.438025859892728" calcext:value-type="float">
            <text:p>0.4380258599</text:p>
          </table:table-cell>
          <table:table-cell table:style-name="ce6" office:value-type="float" office:value="22.2198405466651" calcext:value-type="float">
            <text:p>22.2198405467</text:p>
          </table:table-cell>
          <table:table-cell table:number-columns-repeated="5"/>
        </table:table-row>
        <table:table-row table:style-name="ro1">
          <table:table-cell table:style-name="ce6" office:value-type="float" office:value="-0.335503425960929" calcext:value-type="float">
            <text:p>-0.3355034260</text:p>
          </table:table-cell>
          <table:table-cell table:style-name="ce6" office:value-type="float" office:value="0.453593639131228" calcext:value-type="float">
            <text:p>0.4535936391</text:p>
          </table:table-cell>
          <table:table-cell table:style-name="ce6" office:value-type="float" office:value="22.2386690529045" calcext:value-type="float">
            <text:p>22.2386690529</text:p>
          </table:table-cell>
          <table:table-cell table:number-columns-repeated="5"/>
        </table:table-row>
        <table:table-row table:style-name="ro1">
          <table:table-cell table:style-name="ce6" office:value-type="float" office:value="0.40425345392729" calcext:value-type="float">
            <text:p>0.4042534539</text:p>
          </table:table-cell>
          <table:table-cell table:style-name="ce6" office:value-type="float" office:value="0.382987137781969" calcext:value-type="float">
            <text:p>0.3829871378</text:p>
          </table:table-cell>
          <table:table-cell table:style-name="ce6" office:value-type="float" office:value="22.2612769659226" calcext:value-type="float">
            <text:p>22.2612769659</text:p>
          </table:table-cell>
          <table:table-cell table:number-columns-repeated="5"/>
        </table:table-row>
        <table:table-row table:style-name="ro1">
          <table:table-cell table:style-name="ce6" office:value-type="float" office:value="0.426887301625825" calcext:value-type="float">
            <text:p>0.4268873016</text:p>
          </table:table-cell>
          <table:table-cell table:style-name="ce6" office:value-type="float" office:value="-0.36998629172196" calcext:value-type="float">
            <text:p>-0.3699862917</text:p>
          </table:table-cell>
          <table:table-cell table:style-name="ce6" office:value-type="float" office:value="22.2646211680551" calcext:value-type="float">
            <text:p>22.2646211681</text:p>
          </table:table-cell>
          <table:table-cell table:number-columns-repeated="5"/>
        </table:table-row>
        <table:table-row table:style-name="ro1">
          <table:table-cell table:style-name="ce6" office:value-type="float" office:value="-0.406042156366061" calcext:value-type="float">
            <text:p>-0.4060421564</text:p>
          </table:table-cell>
          <table:table-cell table:style-name="ce6" office:value-type="float" office:value="-0.389579206770378" calcext:value-type="float">
            <text:p>-0.3895792068</text:p>
          </table:table-cell>
          <table:table-cell table:style-name="ce6" office:value-type="float" office:value="22.2688559393954" calcext:value-type="float">
            <text:p>22.2688559394</text:p>
          </table:table-cell>
          <table:table-cell table:number-columns-repeated="5"/>
        </table:table-row>
        <table:table-row table:style-name="ro1">
          <table:table-cell table:style-name="ce6" office:value-type="float" office:value="0.413502577255259" calcext:value-type="float">
            <text:p>0.4135025773</text:p>
          </table:table-cell>
          <table:table-cell table:style-name="ce6" office:value-type="float" office:value="-0.39072503544991" calcext:value-type="float">
            <text:p>-0.3907250354</text:p>
          </table:table-cell>
          <table:table-cell table:style-name="ce6" office:value-type="float" office:value="22.2754927939023" calcext:value-type="float">
            <text:p>22.2754927939</text:p>
          </table:table-cell>
          <table:table-cell table:number-columns-repeated="5"/>
        </table:table-row>
        <table:table-row table:style-name="ro1">
          <table:table-cell table:style-name="ce6" office:value-type="float" office:value="0.457924767817179" calcext:value-type="float">
            <text:p>0.4579247678</text:p>
          </table:table-cell>
          <table:table-cell table:style-name="ce6" office:value-type="float" office:value="0.383000186751711" calcext:value-type="float">
            <text:p>0.3830001868</text:p>
          </table:table-cell>
          <table:table-cell table:style-name="ce6" office:value-type="float" office:value="22.2923604024677" calcext:value-type="float">
            <text:p>22.2923604025</text:p>
          </table:table-cell>
          <table:table-cell table:number-columns-repeated="5"/>
        </table:table-row>
        <table:table-row table:style-name="ro1">
          <table:table-cell table:style-name="ce6" office:value-type="float" office:value="-0.472521562355664" calcext:value-type="float">
            <text:p>-0.4725215624</text:p>
          </table:table-cell>
          <table:table-cell table:style-name="ce6" office:value-type="float" office:value="-0.495626602378901" calcext:value-type="float">
            <text:p>-0.4956266024</text:p>
          </table:table-cell>
          <table:table-cell table:style-name="ce6" office:value-type="float" office:value="22.3475875283238" calcext:value-type="float">
            <text:p>22.347587528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0220105343391712" calcext:value-type="float">
            <text:p>0.0220105343391712</text:p>
          </table:table-cell>
          <table:table-cell office:value-type="float" office:value="20.0167987753721" calcext:value-type="float">
            <text:p>20.0167987753721</text:p>
          </table:table-cell>
          <table:table-cell table:number-columns-repeated="5"/>
        </table:table-row>
        <table:table-row table:style-name="ro1">
          <table:table-cell table:style-name="ce7" office:value-type="float" office:value="-0.0120198472256046" calcext:value-type="float">
            <text:p>-1.20E-02</text:p>
          </table:table-cell>
          <table:table-cell office:value-type="float" office:value="0.0937653584570561" calcext:value-type="float">
            <text:p>0.0937653584570561</text:p>
          </table:table-cell>
          <table:table-cell office:value-type="float" office:value="20.2232967529459" calcext:value-type="float">
            <text:p>20.2232967529459</text:p>
          </table:table-cell>
          <table:table-cell table:number-columns-repeated="5"/>
        </table:table-row>
        <table:table-row table:style-name="ro1">
          <table:table-cell office:value-type="float" office:value="0.0636339074561871" calcext:value-type="float">
            <text:p>0.0636339074561871</text:p>
          </table:table-cell>
          <table:table-cell office:value-type="float" office:value="0.0732032437956272" calcext:value-type="float">
            <text:p>0.0732032437956272</text:p>
          </table:table-cell>
          <table:table-cell office:value-type="float" office:value="20.2374292618987" calcext:value-type="float">
            <text:p>20.2374292618987</text:p>
          </table:table-cell>
          <table:table-cell table:number-columns-repeated="5"/>
        </table:table-row>
        <table:table-row table:style-name="ro1">
          <table:table-cell office:value-type="float" office:value="0.0790255288715018" calcext:value-type="float">
            <text:p>0.0790255288715018</text:p>
          </table:table-cell>
          <table:table-cell office:value-type="float" office:value="0.0732032437956272" calcext:value-type="float">
            <text:p>0.0732032437956272</text:p>
          </table:table-cell>
          <table:table-cell office:value-type="float" office:value="20.2888500300072" calcext:value-type="float">
            <text:p>20.2888500300072</text:p>
          </table:table-cell>
          <table:table-cell table:number-columns-repeated="5"/>
        </table:table-row>
        <table:table-row table:style-name="ro1">
          <table:table-cell office:value-type="float" office:value="0.0790255288715018" calcext:value-type="float">
            <text:p>0.0790255288715018</text:p>
          </table:table-cell>
          <table:table-cell office:value-type="float" office:value="-0.0742007216724681" calcext:value-type="float">
            <text:p>-0.0742007216724681</text:p>
          </table:table-cell>
          <table:table-cell office:value-type="float" office:value="20.292248454587" calcext:value-type="float">
            <text:p>20.292248454587</text:p>
          </table:table-cell>
          <table:table-cell table:number-columns-repeated="5"/>
        </table:table-row>
        <table:table-row table:style-name="ro1">
          <table:table-cell office:value-type="float" office:value="-0.0826445794846903" calcext:value-type="float">
            <text:p>-0.0826445794846903</text:p>
          </table:table-cell>
          <table:table-cell office:value-type="float" office:value="0.0788576273361684" calcext:value-type="float">
            <text:p>0.0788576273361684</text:p>
          </table:table-cell>
          <table:table-cell office:value-type="float" office:value="20.3218964126168" calcext:value-type="float">
            <text:p>20.3218964126168</text:p>
          </table:table-cell>
          <table:table-cell table:number-columns-repeated="5"/>
        </table:table-row>
        <table:table-row table:style-name="ro1">
          <table:table-cell office:value-type="float" office:value="0.117223099669761" calcext:value-type="float">
            <text:p>0.117223099669761</text:p>
          </table:table-cell>
          <table:table-cell office:value-type="float" office:value="0.0220105343391712" calcext:value-type="float">
            <text:p>0.0220105343391712</text:p>
          </table:table-cell>
          <table:table-cell office:value-type="float" office:value="20.3417871017616" calcext:value-type="float">
            <text:p>20.3417871017616</text:p>
          </table:table-cell>
          <table:table-cell table:number-columns-repeated="5"/>
        </table:table-row>
        <table:table-row table:style-name="ro1">
          <table:table-cell table:style-name="ce7" office:value-type="float" office:value="0.0270538890972922" calcext:value-type="float">
            <text:p>2.71E-02</text:p>
          </table:table-cell>
          <table:table-cell office:value-type="float" office:value="-0.1262761484177" calcext:value-type="float">
            <text:p>-0.1262761484177</text:p>
          </table:table-cell>
          <table:table-cell office:value-type="float" office:value="20.3937913806621" calcext:value-type="float">
            <text:p>20.3937913806621</text:p>
          </table:table-cell>
          <table:table-cell table:number-columns-repeated="5"/>
        </table:table-row>
        <table:table-row table:style-name="ro1">
          <table:table-cell office:value-type="float" office:value="0.102694621788239" calcext:value-type="float">
            <text:p>0.102694621788239</text:p>
          </table:table-cell>
          <table:table-cell office:value-type="float" office:value="0.0788576273361684" calcext:value-type="float">
            <text:p>0.0788576273361684</text:p>
          </table:table-cell>
          <table:table-cell office:value-type="float" office:value="20.4034294698443" calcext:value-type="float">
            <text:p>20.4034294698443</text:p>
          </table:table-cell>
          <table:table-cell table:number-columns-repeated="5"/>
        </table:table-row>
        <table:table-row table:style-name="ro1">
          <table:table-cell office:value-type="float" office:value="-0.107465379342186" calcext:value-type="float">
            <text:p>-0.107465379342186</text:p>
          </table:table-cell>
          <table:table-cell office:value-type="float" office:value="0.0748857082560981" calcext:value-type="float">
            <text:p>0.0748857082560981</text:p>
          </table:table-cell>
          <table:table-cell office:value-type="float" office:value="20.4112786556015" calcext:value-type="float">
            <text:p>20.4112786556015</text:p>
          </table:table-cell>
          <table:table-cell table:number-columns-repeated="5"/>
        </table:table-row>
        <table:table-row table:style-name="ro1">
          <table:table-cell office:value-type="float" office:value="0.137673778423674" calcext:value-type="float">
            <text:p>0.137673778423674</text:p>
          </table:table-cell>
          <table:table-cell office:value-type="float" office:value="0.0220105343391712" calcext:value-type="float">
            <text:p>0.0220105343391712</text:p>
          </table:table-cell>
          <table:table-cell office:value-type="float" office:value="20.4488378785049" calcext:value-type="float">
            <text:p>20.4488378785049</text:p>
          </table:table-cell>
          <table:table-cell table:number-columns-repeated="5"/>
        </table:table-row>
        <table:table-row table:style-name="ro1">
          <table:table-cell office:value-type="float" office:value="0.141341899861687" calcext:value-type="float">
            <text:p>0.141341899861687</text:p>
          </table:table-cell>
          <table:table-cell office:value-type="float" office:value="0.00226849861005363" calcext:value-type="float">
            <text:p>0.00226849861005363</text:p>
          </table:table-cell>
          <table:table-cell office:value-type="float" office:value="20.4581985504872" calcext:value-type="float">
            <text:p>20.4581985504872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-0.149082612641184" calcext:value-type="float">
            <text:p>-0.149082612641184</text:p>
          </table:table-cell>
          <table:table-cell office:value-type="float" office:value="20.50429670747" calcext:value-type="float">
            <text:p>20.50429670747</text:p>
          </table:table-cell>
          <table:table-cell table:number-columns-repeated="5"/>
        </table:table-row>
        <table:table-row table:style-name="ro1">
          <table:table-cell office:value-type="float" office:value="0.102694621788239" calcext:value-type="float">
            <text:p>0.102694621788239</text:p>
          </table:table-cell>
          <table:table-cell office:value-type="float" office:value="0.109299214993555" calcext:value-type="float">
            <text:p>0.109299214993555</text:p>
          </table:table-cell>
          <table:table-cell office:value-type="float" office:value="20.5233935593059" calcext:value-type="float">
            <text:p>20.5233935593059</text:p>
          </table:table-cell>
          <table:table-cell table:number-columns-repeated="5"/>
        </table:table-row>
        <table:table-row table:style-name="ro1">
          <table:table-cell office:value-type="float" office:value="0.137673778423674" calcext:value-type="float">
            <text:p>0.137673778423674</text:p>
          </table:table-cell>
          <table:table-cell office:value-type="float" office:value="0.0664876627511637" calcext:value-type="float">
            <text:p>0.0664876627511637</text:p>
          </table:table-cell>
          <table:table-cell office:value-type="float" office:value="20.533950256342" calcext:value-type="float">
            <text:p>20.533950256342</text:p>
          </table:table-cell>
          <table:table-cell table:number-columns-repeated="5"/>
        </table:table-row>
        <table:table-row table:style-name="ro1">
          <table:table-cell office:value-type="float" office:value="0.137673778423674" calcext:value-type="float">
            <text:p>0.137673778423674</text:p>
          </table:table-cell>
          <table:table-cell office:value-type="float" office:value="0.0748857082560981" calcext:value-type="float">
            <text:p>0.0748857082560981</text:p>
          </table:table-cell>
          <table:table-cell office:value-type="float" office:value="20.5585698920097" calcext:value-type="float">
            <text:p>20.5585698920097</text:p>
          </table:table-cell>
          <table:table-cell table:number-columns-repeated="5"/>
        </table:table-row>
        <table:table-row table:style-name="ro1">
          <table:table-cell office:value-type="float" office:value="-0.145591623631033" calcext:value-type="float">
            <text:p>-0.145591623631033</text:p>
          </table:table-cell>
          <table:table-cell office:value-type="float" office:value="0.0732032437956272" calcext:value-type="float">
            <text:p>0.0732032437956272</text:p>
          </table:table-cell>
          <table:table-cell office:value-type="float" office:value="20.5948782846441" calcext:value-type="float">
            <text:p>20.5948782846441</text:p>
          </table:table-cell>
          <table:table-cell table:number-columns-repeated="5"/>
        </table:table-row>
        <table:table-row table:style-name="ro1">
          <table:table-cell office:value-type="float" office:value="-0.107465379342186" calcext:value-type="float">
            <text:p>-0.107465379342186</text:p>
          </table:table-cell>
          <table:table-cell office:value-type="float" office:value="0.12327635295124" calcext:value-type="float">
            <text:p>0.12327635295124</text:p>
          </table:table-cell>
          <table:table-cell office:value-type="float" office:value="20.6062619849726" calcext:value-type="float">
            <text:p>20.6062619849726</text:p>
          </table:table-cell>
          <table:table-cell table:number-columns-repeated="5"/>
        </table:table-row>
        <table:table-row table:style-name="ro1">
          <table:table-cell office:value-type="float" office:value="0.0636339074561871" calcext:value-type="float">
            <text:p>0.0636339074561871</text:p>
          </table:table-cell>
          <table:table-cell office:value-type="float" office:value="0.157359597410455" calcext:value-type="float">
            <text:p>0.157359597410455</text:p>
          </table:table-cell>
          <table:table-cell office:value-type="float" office:value="20.6318720140067" calcext:value-type="float">
            <text:p>20.6318720140067</text:p>
          </table:table-cell>
          <table:table-cell table:number-columns-repeated="5"/>
        </table:table-row>
        <table:table-row table:style-name="ro1">
          <table:table-cell office:value-type="float" office:value="0.137673778423674" calcext:value-type="float">
            <text:p>0.137673778423674</text:p>
          </table:table-cell>
          <table:table-cell office:value-type="float" office:value="0.109299214993555" calcext:value-type="float">
            <text:p>0.109299214993555</text:p>
          </table:table-cell>
          <table:table-cell office:value-type="float" office:value="20.6823269905951" calcext:value-type="float">
            <text:p>20.6823269905951</text:p>
          </table:table-cell>
          <table:table-cell table:number-columns-repeated="5"/>
        </table:table-row>
        <table:table-row table:style-name="ro1">
          <table:table-cell office:value-type="float" office:value="0.0790255288715018" calcext:value-type="float">
            <text:p>0.0790255288715018</text:p>
          </table:table-cell>
          <table:table-cell office:value-type="float" office:value="-0.159536444337567" calcext:value-type="float">
            <text:p>-0.159536444337567</text:p>
          </table:table-cell>
          <table:table-cell office:value-type="float" office:value="20.6868074764549" calcext:value-type="float">
            <text:p>20.6868074764549</text:p>
          </table:table-cell>
          <table:table-cell table:number-columns-repeated="5"/>
        </table:table-row>
        <table:table-row table:style-name="ro1">
          <table:table-cell office:value-type="float" office:value="-0.0826445794846903" calcext:value-type="float">
            <text:p>-0.0826445794846903</text:p>
          </table:table-cell>
          <table:table-cell office:value-type="float" office:value="-0.167322769097791" calcext:value-type="float">
            <text:p>-0.167322769097791</text:p>
          </table:table-cell>
          <table:table-cell office:value-type="float" office:value="20.7398523062995" calcext:value-type="float">
            <text:p>20.7398523062995</text:p>
          </table:table-cell>
          <table:table-cell table:number-columns-repeated="5"/>
        </table:table-row>
        <table:table-row table:style-name="ro1">
          <table:table-cell office:value-type="float" office:value="0.137673778423674" calcext:value-type="float">
            <text:p>0.137673778423674</text:p>
          </table:table-cell>
          <table:table-cell office:value-type="float" office:value="0.12327635295124" calcext:value-type="float">
            <text:p>0.12327635295124</text:p>
          </table:table-cell>
          <table:table-cell office:value-type="float" office:value="20.7411044584142" calcext:value-type="float">
            <text:p>20.7411044584142</text:p>
          </table:table-cell>
          <table:table-cell table:number-columns-repeated="5"/>
        </table:table-row>
        <table:table-row table:style-name="ro1">
          <table:table-cell office:value-type="float" office:value="0.0790255288715018" calcext:value-type="float">
            <text:p>0.0790255288715018</text:p>
          </table:table-cell>
          <table:table-cell office:value-type="float" office:value="0.172416541675426" calcext:value-type="float">
            <text:p>0.172416541675426</text:p>
          </table:table-cell>
          <table:table-cell office:value-type="float" office:value="20.7565718207454" calcext:value-type="float">
            <text:p>20.7565718207454</text:p>
          </table:table-cell>
          <table:table-cell table:number-columns-repeated="5"/>
        </table:table-row>
        <table:table-row table:style-name="ro1">
          <table:table-cell office:value-type="float" office:value="-0.107465379342186" calcext:value-type="float">
            <text:p>-0.107465379342186</text:p>
          </table:table-cell>
          <table:table-cell office:value-type="float" office:value="-0.159536444337567" calcext:value-type="float">
            <text:p>-0.159536444337567</text:p>
          </table:table-cell>
          <table:table-cell office:value-type="float" office:value="20.7846015734425" calcext:value-type="float">
            <text:p>20.7846015734425</text:p>
          </table:table-cell>
          <table:table-cell table:number-columns-repeated="5"/>
        </table:table-row>
        <table:table-row table:style-name="ro1">
          <table:table-cell office:value-type="float" office:value="0.102694621788239" calcext:value-type="float">
            <text:p>0.102694621788239</text:p>
          </table:table-cell>
          <table:table-cell office:value-type="float" office:value="-0.16613573287531" calcext:value-type="float">
            <text:p>-0.16613573287531</text:p>
          </table:table-cell>
          <table:table-cell office:value-type="float" office:value="20.8009816540141" calcext:value-type="float">
            <text:p>20.8009816540141</text:p>
          </table:table-cell>
          <table:table-cell table:number-columns-repeated="5"/>
        </table:table-row>
        <table:table-row table:style-name="ro1">
          <table:table-cell office:value-type="float" office:value="0.102694621788239" calcext:value-type="float">
            <text:p>0.102694621788239</text:p>
          </table:table-cell>
          <table:table-cell office:value-type="float" office:value="-0.167322769097791" calcext:value-type="float">
            <text:p>-0.167322769097791</text:p>
          </table:table-cell>
          <table:table-cell office:value-type="float" office:value="20.8071651043095" calcext:value-type="float">
            <text:p>20.8071651043095</text:p>
          </table:table-cell>
          <table:table-cell table:number-columns-repeated="5"/>
        </table:table-row>
        <table:table-row table:style-name="ro1">
          <table:table-cell office:value-type="float" office:value="-0.107465379342186" calcext:value-type="float">
            <text:p>-0.107465379342186</text:p>
          </table:table-cell>
          <table:table-cell office:value-type="float" office:value="-0.16613573287531" calcext:value-type="float">
            <text:p>-0.16613573287531</text:p>
          </table:table-cell>
          <table:table-cell office:value-type="float" office:value="20.8185241970137" calcext:value-type="float">
            <text:p>20.8185241970137</text:p>
          </table:table-cell>
          <table:table-cell table:number-columns-repeated="5"/>
        </table:table-row>
        <table:table-row table:style-name="ro1">
          <table:table-cell office:value-type="float" office:value="0.137673778423674" calcext:value-type="float">
            <text:p>0.137673778423674</text:p>
          </table:table-cell>
          <table:table-cell office:value-type="float" office:value="0.147190304649958" calcext:value-type="float">
            <text:p>0.147190304649958</text:p>
          </table:table-cell>
          <table:table-cell office:value-type="float" office:value="20.8494822647644" calcext:value-type="float">
            <text:p>20.8494822647644</text:p>
          </table:table-cell>
          <table:table-cell table:number-columns-repeated="5"/>
        </table:table-row>
        <table:table-row table:style-name="ro1">
          <table:table-cell office:value-type="float" office:value="-0.195483238872118" calcext:value-type="float">
            <text:p>-0.195483238872118</text:p>
          </table:table-cell>
          <table:table-cell office:value-type="float" office:value="0.0734615152433474" calcext:value-type="float">
            <text:p>0.0734615152433474</text:p>
          </table:table-cell>
          <table:table-cell office:value-type="float" office:value="20.8674846092991" calcext:value-type="float">
            <text:p>20.8674846092991</text:p>
          </table:table-cell>
          <table:table-cell table:number-columns-repeated="5"/>
        </table:table-row>
        <table:table-row table:style-name="ro1">
          <table:table-cell office:value-type="float" office:value="0.207892115445737" calcext:value-type="float">
            <text:p>0.207892115445737</text:p>
          </table:table-cell>
          <table:table-cell office:value-type="float" office:value="-0.0742007216724681" calcext:value-type="float">
            <text:p>-0.0742007216724681</text:p>
          </table:table-cell>
          <table:table-cell office:value-type="float" office:value="20.9369068392239" calcext:value-type="float">
            <text:p>20.9369068392239</text:p>
          </table:table-cell>
          <table:table-cell table:number-columns-repeated="5"/>
        </table:table-row>
        <table:table-row table:style-name="ro1">
          <table:table-cell office:value-type="float" office:value="0.207892115445737" calcext:value-type="float">
            <text:p>0.207892115445737</text:p>
          </table:table-cell>
          <table:table-cell office:value-type="float" office:value="0.0748857082560981" calcext:value-type="float">
            <text:p>0.0748857082560981</text:p>
          </table:table-cell>
          <table:table-cell office:value-type="float" office:value="20.9386365272236" calcext:value-type="float">
            <text:p>20.9386365272236</text:p>
          </table:table-cell>
          <table:table-cell table:number-columns-repeated="5"/>
        </table:table-row>
        <table:table-row table:style-name="ro1">
          <table:table-cell office:value-type="float" office:value="0.137673778423674" calcext:value-type="float">
            <text:p>0.137673778423674</text:p>
          </table:table-cell>
          <table:table-cell office:value-type="float" office:value="-0.167322769097791" calcext:value-type="float">
            <text:p>-0.167322769097791</text:p>
          </table:table-cell>
          <table:table-cell office:value-type="float" office:value="20.9455504348214" calcext:value-type="float">
            <text:p>20.9455504348214</text:p>
          </table:table-cell>
          <table:table-cell table:number-columns-repeated="5"/>
        </table:table-row>
        <table:table-row table:style-name="ro1">
          <table:table-cell office:value-type="float" office:value="0.15907559384145" calcext:value-type="float">
            <text:p>0.15907559384145</text:p>
          </table:table-cell>
          <table:table-cell office:value-type="float" office:value="-0.149082612641184" calcext:value-type="float">
            <text:p>-0.149082612641184</text:p>
          </table:table-cell>
          <table:table-cell office:value-type="float" office:value="20.9560514836623" calcext:value-type="float">
            <text:p>20.9560514836623</text:p>
          </table:table-cell>
          <table:table-cell table:number-columns-repeated="5"/>
        </table:table-row>
        <table:table-row table:style-name="ro1">
          <table:table-cell office:value-type="float" office:value="0.00229468032677793" calcext:value-type="float">
            <text:p>0.00229468032677793</text:p>
          </table:table-cell>
          <table:table-cell office:value-type="float" office:value="-0.235595508926583" calcext:value-type="float">
            <text:p>-0.235595508926583</text:p>
          </table:table-cell>
          <table:table-cell office:value-type="float" office:value="20.9934331569701" calcext:value-type="float">
            <text:p>20.9934331569701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-0.235595508926583" calcext:value-type="float">
            <text:p>-0.235595508926583</text:p>
          </table:table-cell>
          <table:table-cell office:value-type="float" office:value="20.9958002356625" calcext:value-type="float">
            <text:p>20.9958002356625</text:p>
          </table:table-cell>
          <table:table-cell table:number-columns-repeated="5"/>
        </table:table-row>
        <table:table-row table:style-name="ro1">
          <table:table-cell office:value-type="float" office:value="-0.145591623631033" calcext:value-type="float">
            <text:p>-0.145591623631033</text:p>
          </table:table-cell>
          <table:table-cell office:value-type="float" office:value="0.172416541675426" calcext:value-type="float">
            <text:p>0.172416541675426</text:p>
          </table:table-cell>
          <table:table-cell office:value-type="float" office:value="21.0036825608563" calcext:value-type="float">
            <text:p>21.0036825608563</text:p>
          </table:table-cell>
          <table:table-cell table:number-columns-repeated="5"/>
        </table:table-row>
        <table:table-row table:style-name="ro1">
          <table:table-cell office:value-type="float" office:value="-0.225855298894642" calcext:value-type="float">
            <text:p>-0.225855298894642</text:p>
          </table:table-cell>
          <table:table-cell office:value-type="float" office:value="-0.0618594318615788" calcext:value-type="float">
            <text:p>-0.0618594318615788</text:p>
          </table:table-cell>
          <table:table-cell office:value-type="float" office:value="21.0052439473956" calcext:value-type="float">
            <text:p>21.0052439473956</text:p>
          </table:table-cell>
          <table:table-cell table:number-columns-repeated="5"/>
        </table:table-row>
        <table:table-row table:style-name="ro1">
          <table:table-cell office:value-type="float" office:value="-0.164400351448289" calcext:value-type="float">
            <text:p>-0.164400351448289</text:p>
          </table:table-cell>
          <table:table-cell office:value-type="float" office:value="0.157359597410455" calcext:value-type="float">
            <text:p>0.157359597410455</text:p>
          </table:table-cell>
          <table:table-cell office:value-type="float" office:value="21.0176150884641" calcext:value-type="float">
            <text:p>21.0176150884641</text:p>
          </table:table-cell>
          <table:table-cell table:number-columns-repeated="5"/>
        </table:table-row>
        <table:table-row table:style-name="ro1">
          <table:table-cell office:value-type="float" office:value="-0.240418887727262" calcext:value-type="float">
            <text:p>-0.240418887727262</text:p>
          </table:table-cell>
          <table:table-cell office:value-type="float" office:value="0.0220105343391712" calcext:value-type="float">
            <text:p>0.0220105343391712</text:p>
          </table:table-cell>
          <table:table-cell office:value-type="float" office:value="21.0273023630911" calcext:value-type="float">
            <text:p>21.0273023630911</text:p>
          </table:table-cell>
          <table:table-cell table:number-columns-repeated="5"/>
        </table:table-row>
        <table:table-row table:style-name="ro1">
          <table:table-cell office:value-type="float" office:value="0.0636339074561871" calcext:value-type="float">
            <text:p>0.0636339074561871</text:p>
          </table:table-cell>
          <table:table-cell office:value-type="float" office:value="-0.230871079271799" calcext:value-type="float">
            <text:p>-0.230871079271799</text:p>
          </table:table-cell>
          <table:table-cell office:value-type="float" office:value="21.035386828827" calcext:value-type="float">
            <text:p>21.035386828827</text:p>
          </table:table-cell>
          <table:table-cell table:number-columns-repeated="5"/>
        </table:table-row>
        <table:table-row table:style-name="ro1">
          <table:table-cell office:value-type="float" office:value="0.0790255288715018" calcext:value-type="float">
            <text:p>0.0790255288715018</text:p>
          </table:table-cell>
          <table:table-cell office:value-type="float" office:value="-0.230871079271799" calcext:value-type="float">
            <text:p>-0.230871079271799</text:p>
          </table:table-cell>
          <table:table-cell office:value-type="float" office:value="21.0702682863927" calcext:value-type="float">
            <text:p>21.0702682863927</text:p>
          </table:table-cell>
          <table:table-cell table:number-columns-repeated="5"/>
        </table:table-row>
        <table:table-row table:style-name="ro1">
          <table:table-cell office:value-type="float" office:value="-0.0826445794846903" calcext:value-type="float">
            <text:p>-0.0826445794846903</text:p>
          </table:table-cell>
          <table:table-cell office:value-type="float" office:value="-0.230871079271799" calcext:value-type="float">
            <text:p>-0.230871079271799</text:p>
          </table:table-cell>
          <table:table-cell office:value-type="float" office:value="21.0793556960399" calcext:value-type="float">
            <text:p>21.0793556960399</text:p>
          </table:table-cell>
          <table:table-cell table:number-columns-repeated="5"/>
        </table:table-row>
        <table:table-row table:style-name="ro1">
          <table:table-cell office:value-type="float" office:value="-0.240418887727262" calcext:value-type="float">
            <text:p>-0.240418887727262</text:p>
          </table:table-cell>
          <table:table-cell office:value-type="float" office:value="0.0664876627511637" calcext:value-type="float">
            <text:p>0.0664876627511637</text:p>
          </table:table-cell>
          <table:table-cell office:value-type="float" office:value="21.090720225063" calcext:value-type="float">
            <text:p>21.090720225063</text:p>
          </table:table-cell>
          <table:table-cell table:number-columns-repeated="5"/>
        </table:table-row>
        <table:table-row table:style-name="ro1">
          <table:table-cell office:value-type="float" office:value="0.0790255288715018" calcext:value-type="float">
            <text:p>0.0790255288715018</text:p>
          </table:table-cell>
          <table:table-cell office:value-type="float" office:value="-0.235595508926583" calcext:value-type="float">
            <text:p>-0.235595508926583</text:p>
          </table:table-cell>
          <table:table-cell office:value-type="float" office:value="21.0944133658261" calcext:value-type="float">
            <text:p>21.0944133658261</text:p>
          </table:table-cell>
          <table:table-cell table:number-columns-repeated="5"/>
        </table:table-row>
        <table:table-row table:style-name="ro1">
          <table:table-cell office:value-type="float" office:value="-0.0826445794846903" calcext:value-type="float">
            <text:p>-0.0826445794846903</text:p>
          </table:table-cell>
          <table:table-cell office:value-type="float" office:value="-0.235595508926583" calcext:value-type="float">
            <text:p>-0.235595508926583</text:p>
          </table:table-cell>
          <table:table-cell office:value-type="float" office:value="21.1033676356525" calcext:value-type="float">
            <text:p>21.1033676356525</text:p>
          </table:table-cell>
          <table:table-cell table:number-columns-repeated="5"/>
        </table:table-row>
        <table:table-row table:style-name="ro1">
          <table:table-cell office:value-type="float" office:value="-0.256325741910727" calcext:value-type="float">
            <text:p>-0.256325741910727</text:p>
          </table:table-cell>
          <table:table-cell office:value-type="float" office:value="0.0220105343391712" calcext:value-type="float">
            <text:p>0.0220105343391712</text:p>
          </table:table-cell>
          <table:table-cell office:value-type="float" office:value="21.1096910879622" calcext:value-type="float">
            <text:p>21.1096910879622</text:p>
          </table:table-cell>
          <table:table-cell table:number-columns-repeated="5"/>
        </table:table-row>
        <table:table-row table:style-name="ro1">
          <table:table-cell office:value-type="float" office:value="-0.117201060119167" calcext:value-type="float">
            <text:p>-0.117201060119167</text:p>
          </table:table-cell>
          <table:table-cell office:value-type="float" office:value="0.220346469658932" calcext:value-type="float">
            <text:p>0.220346469658932</text:p>
          </table:table-cell>
          <table:table-cell office:value-type="float" office:value="21.1293401207238" calcext:value-type="float">
            <text:p>21.1293401207238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266776320474862" calcext:value-type="float">
            <text:p>0.266776320474862</text:p>
          </table:table-cell>
          <table:table-cell office:value-type="float" office:value="21.1562804563891" calcext:value-type="float">
            <text:p>21.1562804563891</text:p>
          </table:table-cell>
          <table:table-cell table:number-columns-repeated="5"/>
        </table:table-row>
        <table:table-row table:style-name="ro1">
          <table:table-cell office:value-type="float" office:value="-0.250029150368584" calcext:value-type="float">
            <text:p>-0.250029150368584</text:p>
          </table:table-cell>
          <table:table-cell office:value-type="float" office:value="0.0748857082560981" calcext:value-type="float">
            <text:p>0.0748857082560981</text:p>
          </table:table-cell>
          <table:table-cell office:value-type="float" office:value="21.1568947522859" calcext:value-type="float">
            <text:p>21.1568947522859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1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0220105343391712" calcext:value-type="float">
            <text:p>0.0220105343391712</text:p>
          </table:table-cell>
          <table:table-cell office:value-type="float" office:value="20.0167987753721" calcext:value-type="float">
            <text:p>20.0167987753721</text:p>
          </table:table-cell>
          <table:table-cell table:number-columns-repeated="5"/>
        </table:table-row>
        <table:table-row table:style-name="ro1">
          <table:table-cell table:style-name="ce7" office:value-type="float" office:value="0.0270538890972922" calcext:value-type="float">
            <text:p>2.71E-02</text:p>
          </table:table-cell>
          <table:table-cell office:value-type="float" office:value="0.0516340816993078" calcext:value-type="float">
            <text:p>0.0516340816993078</text:p>
          </table:table-cell>
          <table:table-cell office:value-type="float" office:value="20.0890005445844" calcext:value-type="float">
            <text:p>20.0890005445844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0664876627511637" calcext:value-type="float">
            <text:p>0.0664876627511637</text:p>
          </table:table-cell>
          <table:table-cell office:value-type="float" office:value="20.1181141862857" calcext:value-type="float">
            <text:p>20.1181141862857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931734344261388" calcext:value-type="float">
            <text:p>0.931734344261388</text:p>
          </table:table-cell>
          <table:table-cell office:value-type="float" office:value="20.1240738209298" calcext:value-type="float">
            <text:p>20.1240738209298</text:p>
          </table:table-cell>
          <table:table-cell table:number-columns-repeated="5"/>
        </table:table-row>
        <table:table-row table:style-name="ro1">
          <table:table-cell office:value-type="float" office:value="0.0270538890972922" calcext:value-type="float">
            <text:p>0.0270538890972922</text:p>
          </table:table-cell>
          <table:table-cell office:value-type="float" office:value="0.0664876627511637" calcext:value-type="float">
            <text:p>0.0664876627511637</text:p>
          </table:table-cell>
          <table:table-cell office:value-type="float" office:value="20.1331025538053" calcext:value-type="float">
            <text:p>20.1331025538053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0734615152433474" calcext:value-type="float">
            <text:p>0.0734615152433474</text:p>
          </table:table-cell>
          <table:table-cell office:value-type="float" office:value="20.142246733796" calcext:value-type="float">
            <text:p>20.142246733796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-0.0742007216724681" calcext:value-type="float">
            <text:p>-0.0742007216724681</text:p>
          </table:table-cell>
          <table:table-cell office:value-type="float" office:value="20.1449220236697" calcext:value-type="float">
            <text:p>20.1449220236697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0748857082560981" calcext:value-type="float">
            <text:p>0.0748857082560981</text:p>
          </table:table-cell>
          <table:table-cell office:value-type="float" office:value="20.1474207168703" calcext:value-type="float">
            <text:p>20.1474207168703</text:p>
          </table:table-cell>
          <table:table-cell table:number-columns-repeated="5"/>
        </table:table-row>
        <table:table-row table:style-name="ro1">
          <table:table-cell table:style-name="ce7" office:value-type="float" office:value="0.0270538890972922" calcext:value-type="float">
            <text:p>2.71E-02</text:p>
          </table:table-cell>
          <table:table-cell office:value-type="float" office:value="0.0748857082560981" calcext:value-type="float">
            <text:p>0.0748857082560981</text:p>
          </table:table-cell>
          <table:table-cell office:value-type="float" office:value="20.1622401502627" calcext:value-type="float">
            <text:p>20.1622401502627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0937653584570561" calcext:value-type="float">
            <text:p>0.0937653584570561</text:p>
          </table:table-cell>
          <table:table-cell office:value-type="float" office:value="20.2232967529459" calcext:value-type="float">
            <text:p>20.2232967529459</text:p>
          </table:table-cell>
          <table:table-cell table:number-columns-repeated="5"/>
        </table:table-row>
        <table:table-row table:style-name="ro1">
          <table:table-cell office:value-type="float" office:value="0.0636339074561871" calcext:value-type="float">
            <text:p>0.0636339074561871</text:p>
          </table:table-cell>
          <table:table-cell office:value-type="float" office:value="0.0732032437956272" calcext:value-type="float">
            <text:p>0.0732032437956272</text:p>
          </table:table-cell>
          <table:table-cell office:value-type="float" office:value="20.2374292618987" calcext:value-type="float">
            <text:p>20.2374292618987</text:p>
          </table:table-cell>
          <table:table-cell table:number-columns-repeated="5"/>
        </table:table-row>
        <table:table-row table:style-name="ro1">
          <table:table-cell office:value-type="float" office:value="-0.0826445794846903" calcext:value-type="float">
            <text:p>-0.0826445794846903</text:p>
          </table:table-cell>
          <table:table-cell office:value-type="float" office:value="0.0516340816993078" calcext:value-type="float">
            <text:p>0.0516340816993078</text:p>
          </table:table-cell>
          <table:table-cell office:value-type="float" office:value="20.238904671219" calcext:value-type="float">
            <text:p>20.238904671219</text:p>
          </table:table-cell>
          <table:table-cell table:number-columns-repeated="5"/>
        </table:table-row>
        <table:table-row table:style-name="ro1">
          <table:table-cell office:value-type="float" office:value="0.102694621788239" calcext:value-type="float">
            <text:p>0.102694621788239</text:p>
          </table:table-cell>
          <table:table-cell office:value-type="float" office:value="0.00226849861005363" calcext:value-type="float">
            <text:p>0.00226849861005363</text:p>
          </table:table-cell>
          <table:table-cell office:value-type="float" office:value="20.2600947186152" calcext:value-type="float">
            <text:p>20.2600947186152</text:p>
          </table:table-cell>
          <table:table-cell table:number-columns-repeated="5"/>
        </table:table-row>
        <table:table-row table:style-name="ro1">
          <table:table-cell office:value-type="float" office:value="-0.0826445794846903" calcext:value-type="float">
            <text:p>-0.0826445794846903</text:p>
          </table:table-cell>
          <table:table-cell office:value-type="float" office:value="0.0664876627511637" calcext:value-type="float">
            <text:p>0.0664876627511637</text:p>
          </table:table-cell>
          <table:table-cell office:value-type="float" office:value="20.2804922772774" calcext:value-type="float">
            <text:p>20.2804922772774</text:p>
          </table:table-cell>
          <table:table-cell table:number-columns-repeated="5"/>
        </table:table-row>
        <table:table-row table:style-name="ro1">
          <table:table-cell office:value-type="float" office:value="0.0790255288715018" calcext:value-type="float">
            <text:p>0.0790255288715018</text:p>
          </table:table-cell>
          <table:table-cell office:value-type="float" office:value="0.0732032437956272" calcext:value-type="float">
            <text:p>0.0732032437956272</text:p>
          </table:table-cell>
          <table:table-cell office:value-type="float" office:value="20.2888500300072" calcext:value-type="float">
            <text:p>20.2888500300072</text:p>
          </table:table-cell>
          <table:table-cell table:number-columns-repeated="5"/>
        </table:table-row>
        <table:table-row table:style-name="ro1">
          <table:table-cell office:value-type="float" office:value="0.0790255288715018" calcext:value-type="float">
            <text:p>0.0790255288715018</text:p>
          </table:table-cell>
          <table:table-cell office:value-type="float" office:value="-0.0742007216724681" calcext:value-type="float">
            <text:p>-0.0742007216724681</text:p>
          </table:table-cell>
          <table:table-cell office:value-type="float" office:value="20.292248454587" calcext:value-type="float">
            <text:p>20.292248454587</text:p>
          </table:table-cell>
          <table:table-cell table:number-columns-repeated="5"/>
        </table:table-row>
        <table:table-row table:style-name="ro1">
          <table:table-cell office:value-type="float" office:value="-0.107465379342186" calcext:value-type="float">
            <text:p>-0.107465379342186</text:p>
          </table:table-cell>
          <table:table-cell office:value-type="float" office:value="0.0220105343391712" calcext:value-type="float">
            <text:p>0.0220105343391712</text:p>
          </table:table-cell>
          <table:table-cell office:value-type="float" office:value="20.2940629755624" calcext:value-type="float">
            <text:p>20.2940629755624</text:p>
          </table:table-cell>
          <table:table-cell table:number-columns-repeated="5"/>
        </table:table-row>
        <table:table-row table:style-name="ro1">
          <table:table-cell office:value-type="float" office:value="0.0790255288715018" calcext:value-type="float">
            <text:p>0.0790255288715018</text:p>
          </table:table-cell>
          <table:table-cell office:value-type="float" office:value="0.0748857082560981" calcext:value-type="float">
            <text:p>0.0748857082560981</text:p>
          </table:table-cell>
          <table:table-cell office:value-type="float" office:value="20.2946040960657" calcext:value-type="float">
            <text:p>20.2946040960657</text:p>
          </table:table-cell>
          <table:table-cell table:number-columns-repeated="5"/>
        </table:table-row>
        <table:table-row table:style-name="ro1">
          <table:table-cell office:value-type="float" office:value="-0.0826445794846903" calcext:value-type="float">
            <text:p>-0.0826445794846903</text:p>
          </table:table-cell>
          <table:table-cell office:value-type="float" office:value="0.0748857082560981" calcext:value-type="float">
            <text:p>0.0748857082560981</text:p>
          </table:table-cell>
          <table:table-cell office:value-type="float" office:value="20.3079686418324" calcext:value-type="float">
            <text:p>20.3079686418324</text:p>
          </table:table-cell>
          <table:table-cell table:number-columns-repeated="5"/>
        </table:table-row>
        <table:table-row table:style-name="ro1">
          <table:table-cell office:value-type="float" office:value="-0.0826445794846903" calcext:value-type="float">
            <text:p>-0.0826445794846903</text:p>
          </table:table-cell>
          <table:table-cell office:value-type="float" office:value="0.0788576273361684" calcext:value-type="float">
            <text:p>0.0788576273361684</text:p>
          </table:table-cell>
          <table:table-cell office:value-type="float" office:value="20.3218964126168" calcext:value-type="float">
            <text:p>20.3218964126168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-0.117997500816031" calcext:value-type="float">
            <text:p>-0.117997500816031</text:p>
          </table:table-cell>
          <table:table-cell office:value-type="float" office:value="20.3377197899504" calcext:value-type="float">
            <text:p>20.3377197899504</text:p>
          </table:table-cell>
          <table:table-cell table:number-columns-repeated="5"/>
        </table:table-row>
        <table:table-row table:style-name="ro1">
          <table:table-cell office:value-type="float" office:value="0.117223099669761" calcext:value-type="float">
            <text:p>0.117223099669761</text:p>
          </table:table-cell>
          <table:table-cell office:value-type="float" office:value="0.0220105343391712" calcext:value-type="float">
            <text:p>0.0220105343391712</text:p>
          </table:table-cell>
          <table:table-cell office:value-type="float" office:value="20.3417871017616" calcext:value-type="float">
            <text:p>20.3417871017616</text:p>
          </table:table-cell>
          <table:table-cell table:number-columns-repeated="5"/>
        </table:table-row>
        <table:table-row table:style-name="ro1">
          <table:table-cell office:value-type="float" office:value="0.102694621788239" calcext:value-type="float">
            <text:p>0.102694621788239</text:p>
          </table:table-cell>
          <table:table-cell office:value-type="float" office:value="0.0664876627511637" calcext:value-type="float">
            <text:p>0.0664876627511637</text:p>
          </table:table-cell>
          <table:table-cell office:value-type="float" office:value="20.3634340418497" calcext:value-type="float">
            <text:p>20.3634340418497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-0.1262761484177" calcext:value-type="float">
            <text:p>-0.1262761484177</text:p>
          </table:table-cell>
          <table:table-cell office:value-type="float" office:value="20.3803144363476" calcext:value-type="float">
            <text:p>20.3803144363476</text:p>
          </table:table-cell>
          <table:table-cell table:number-columns-repeated="5"/>
        </table:table-row>
        <table:table-row table:style-name="ro1">
          <table:table-cell office:value-type="float" office:value="0.102694621788239" calcext:value-type="float">
            <text:p>0.102694621788239</text:p>
          </table:table-cell>
          <table:table-cell office:value-type="float" office:value="0.0732032437956272" calcext:value-type="float">
            <text:p>0.0732032437956272</text:p>
          </table:table-cell>
          <table:table-cell office:value-type="float" office:value="20.3844479243215" calcext:value-type="float">
            <text:p>20.3844479243215</text:p>
          </table:table-cell>
          <table:table-cell table:number-columns-repeated="5"/>
        </table:table-row>
        <table:table-row table:style-name="ro1">
          <table:table-cell office:value-type="float" office:value="0.0270538890972922" calcext:value-type="float">
            <text:p>0.0270538890972922</text:p>
          </table:table-cell>
          <table:table-cell office:value-type="float" office:value="-0.1262761484177" calcext:value-type="float">
            <text:p>-0.1262761484177</text:p>
          </table:table-cell>
          <table:table-cell office:value-type="float" office:value="20.3937913806621" calcext:value-type="float">
            <text:p>20.3937913806621</text:p>
          </table:table-cell>
          <table:table-cell table:number-columns-repeated="5"/>
        </table:table-row>
        <table:table-row table:style-name="ro1">
          <table:table-cell office:value-type="float" office:value="0.102694621788239" calcext:value-type="float">
            <text:p>0.102694621788239</text:p>
          </table:table-cell>
          <table:table-cell office:value-type="float" office:value="0.0788576273361684" calcext:value-type="float">
            <text:p>0.0788576273361684</text:p>
          </table:table-cell>
          <table:table-cell office:value-type="float" office:value="20.4034294698443" calcext:value-type="float">
            <text:p>20.4034294698443</text:p>
          </table:table-cell>
          <table:table-cell table:number-columns-repeated="5"/>
        </table:table-row>
        <table:table-row table:style-name="ro1">
          <table:table-cell office:value-type="float" office:value="-0.107465379342186" calcext:value-type="float">
            <text:p>-0.107465379342186</text:p>
          </table:table-cell>
          <table:table-cell office:value-type="float" office:value="0.0748857082560981" calcext:value-type="float">
            <text:p>0.0748857082560981</text:p>
          </table:table-cell>
          <table:table-cell office:value-type="float" office:value="20.4112786556015" calcext:value-type="float">
            <text:p>20.4112786556015</text:p>
          </table:table-cell>
          <table:table-cell table:number-columns-repeated="5"/>
        </table:table-row>
        <table:table-row table:style-name="ro1">
          <table:table-cell office:value-type="float" office:value="-0.106904282662845" calcext:value-type="float">
            <text:p>-0.106904282662845</text:p>
          </table:table-cell>
          <table:table-cell office:value-type="float" office:value="0.0788576273361684" calcext:value-type="float">
            <text:p>0.0788576273361684</text:p>
          </table:table-cell>
          <table:table-cell office:value-type="float" office:value="20.4220863825355" calcext:value-type="float">
            <text:p>20.4220863825355</text:p>
          </table:table-cell>
          <table:table-cell table:number-columns-repeated="5"/>
        </table:table-row>
        <table:table-row table:style-name="ro1">
          <table:table-cell office:value-type="float" office:value="0.137673778423674" calcext:value-type="float">
            <text:p>0.137673778423674</text:p>
          </table:table-cell>
          <table:table-cell office:value-type="float" office:value="0.00226849861005363" calcext:value-type="float">
            <text:p>0.00226849861005363</text:p>
          </table:table-cell>
          <table:table-cell office:value-type="float" office:value="20.4380938075024" calcext:value-type="float">
            <text:p>20.4380938075024</text:p>
          </table:table-cell>
          <table:table-cell table:number-columns-repeated="5"/>
        </table:table-row>
        <table:table-row table:style-name="ro1">
          <table:table-cell office:value-type="float" office:value="0.137673778423674" calcext:value-type="float">
            <text:p>0.137673778423674</text:p>
          </table:table-cell>
          <table:table-cell office:value-type="float" office:value="0.0220105343391712" calcext:value-type="float">
            <text:p>0.0220105343391712</text:p>
          </table:table-cell>
          <table:table-cell office:value-type="float" office:value="20.4488378785049" calcext:value-type="float">
            <text:p>20.4488378785049</text:p>
          </table:table-cell>
          <table:table-cell table:number-columns-repeated="5"/>
        </table:table-row>
        <table:table-row table:style-name="ro1">
          <table:table-cell office:value-type="float" office:value="0.0636339074561871" calcext:value-type="float">
            <text:p>0.0636339074561871</text:p>
          </table:table-cell>
          <table:table-cell office:value-type="float" office:value="0.12327635295124" calcext:value-type="float">
            <text:p>0.12327635295124</text:p>
          </table:table-cell>
          <table:table-cell office:value-type="float" office:value="20.4524852365918" calcext:value-type="float">
            <text:p>20.4524852365918</text:p>
          </table:table-cell>
          <table:table-cell table:number-columns-repeated="5"/>
        </table:table-row>
        <table:table-row table:style-name="ro1">
          <table:table-cell office:value-type="float" office:value="0.141341899861687" calcext:value-type="float">
            <text:p>0.141341899861687</text:p>
          </table:table-cell>
          <table:table-cell office:value-type="float" office:value="0.00226849861005363" calcext:value-type="float">
            <text:p>0.00226849861005363</text:p>
          </table:table-cell>
          <table:table-cell office:value-type="float" office:value="20.4581985504872" calcext:value-type="float">
            <text:p>20.4581985504872</text:p>
          </table:table-cell>
          <table:table-cell table:number-columns-repeated="5"/>
        </table:table-row>
        <table:table-row table:style-name="ro1">
          <table:table-cell office:value-type="float" office:value="0.0428359534424621" calcext:value-type="float">
            <text:p>0.0428359534424621</text:p>
          </table:table-cell>
          <table:table-cell office:value-type="float" office:value="0.133871606860121" calcext:value-type="float">
            <text:p>0.133871606860121</text:p>
          </table:table-cell>
          <table:table-cell office:value-type="float" office:value="20.4584150971202" calcext:value-type="float">
            <text:p>20.4584150971202</text:p>
          </table:table-cell>
          <table:table-cell table:number-columns-repeated="5"/>
        </table:table-row>
        <table:table-row table:style-name="ro1">
          <table:table-cell office:value-type="float" office:value="0.0790255288715018" calcext:value-type="float">
            <text:p>0.0790255288715018</text:p>
          </table:table-cell>
          <table:table-cell office:value-type="float" office:value="0.12327635295124" calcext:value-type="float">
            <text:p>0.12327635295124</text:p>
          </table:table-cell>
          <table:table-cell office:value-type="float" office:value="20.4994485276402" calcext:value-type="float">
            <text:p>20.4994485276402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-0.149082612641184" calcext:value-type="float">
            <text:p>-0.149082612641184</text:p>
          </table:table-cell>
          <table:table-cell office:value-type="float" office:value="20.50429670747" calcext:value-type="float">
            <text:p>20.50429670747</text:p>
          </table:table-cell>
          <table:table-cell table:number-columns-repeated="5"/>
        </table:table-row>
        <table:table-row table:style-name="ro1">
          <table:table-cell office:value-type="float" office:value="-0.0826445794846903" calcext:value-type="float">
            <text:p>-0.0826445794846903</text:p>
          </table:table-cell>
          <table:table-cell office:value-type="float" office:value="0.12327635295124" calcext:value-type="float">
            <text:p>0.12327635295124</text:p>
          </table:table-cell>
          <table:table-cell office:value-type="float" office:value="20.5116835285239" calcext:value-type="float">
            <text:p>20.5116835285239</text:p>
          </table:table-cell>
          <table:table-cell table:number-columns-repeated="5"/>
        </table:table-row>
        <table:table-row table:style-name="ro1">
          <table:table-cell office:value-type="float" office:value="0.102694621788239" calcext:value-type="float">
            <text:p>0.102694621788239</text:p>
          </table:table-cell>
          <table:table-cell office:value-type="float" office:value="0.109299214993555" calcext:value-type="float">
            <text:p>0.109299214993555</text:p>
          </table:table-cell>
          <table:table-cell office:value-type="float" office:value="20.5233935593059" calcext:value-type="float">
            <text:p>20.5233935593059</text:p>
          </table:table-cell>
          <table:table-cell table:number-columns-repeated="5"/>
        </table:table-row>
        <table:table-row table:style-name="ro1">
          <table:table-cell office:value-type="float" office:value="0.137673778423674" calcext:value-type="float">
            <text:p>0.137673778423674</text:p>
          </table:table-cell>
          <table:table-cell office:value-type="float" office:value="0.0664876627511637" calcext:value-type="float">
            <text:p>0.0664876627511637</text:p>
          </table:table-cell>
          <table:table-cell office:value-type="float" office:value="20.533950256342" calcext:value-type="float">
            <text:p>20.533950256342</text:p>
          </table:table-cell>
          <table:table-cell table:number-columns-repeated="5"/>
        </table:table-row>
        <table:table-row table:style-name="ro1">
          <table:table-cell office:value-type="float" office:value="0.137673778423674" calcext:value-type="float">
            <text:p>0.137673778423674</text:p>
          </table:table-cell>
          <table:table-cell office:value-type="float" office:value="0.0732032437956272" calcext:value-type="float">
            <text:p>0.0732032437956272</text:p>
          </table:table-cell>
          <table:table-cell office:value-type="float" office:value="20.5534425085364" calcext:value-type="float">
            <text:p>20.5534425085364</text:p>
          </table:table-cell>
          <table:table-cell table:number-columns-repeated="5"/>
        </table:table-row>
        <table:table-row table:style-name="ro1">
          <table:table-cell office:value-type="float" office:value="0.137673778423674" calcext:value-type="float">
            <text:p>0.137673778423674</text:p>
          </table:table-cell>
          <table:table-cell office:value-type="float" office:value="0.0734615152433474" calcext:value-type="float">
            <text:p>0.0734615152433474</text:p>
          </table:table-cell>
          <table:table-cell office:value-type="float" office:value="20.5542233666552" calcext:value-type="float">
            <text:p>20.5542233666552</text:p>
          </table:table-cell>
          <table:table-cell table:number-columns-repeated="5"/>
        </table:table-row>
        <table:table-row table:style-name="ro1">
          <table:table-cell office:value-type="float" office:value="0.137673778423674" calcext:value-type="float">
            <text:p>0.137673778423674</text:p>
          </table:table-cell>
          <table:table-cell office:value-type="float" office:value="0.0748857082560981" calcext:value-type="float">
            <text:p>0.0748857082560981</text:p>
          </table:table-cell>
          <table:table-cell office:value-type="float" office:value="20.5585698920097" calcext:value-type="float">
            <text:p>20.5585698920097</text:p>
          </table:table-cell>
          <table:table-cell table:number-columns-repeated="5"/>
        </table:table-row>
        <table:table-row table:style-name="ro1">
          <table:table-cell office:value-type="float" office:value="-0.0826445794846903" calcext:value-type="float">
            <text:p>-0.0826445794846903</text:p>
          </table:table-cell>
          <table:table-cell office:value-type="float" office:value="0.133871606860121" calcext:value-type="float">
            <text:p>0.133871606860121</text:p>
          </table:table-cell>
          <table:table-cell office:value-type="float" office:value="20.5641296118247" calcext:value-type="float">
            <text:p>20.5641296118247</text:p>
          </table:table-cell>
          <table:table-cell table:number-columns-repeated="5"/>
        </table:table-row>
        <table:table-row table:style-name="ro1">
          <table:table-cell office:value-type="float" office:value="-0.145591623631033" calcext:value-type="float">
            <text:p>-0.145591623631033</text:p>
          </table:table-cell>
          <table:table-cell office:value-type="float" office:value="0.0732032437956272" calcext:value-type="float">
            <text:p>0.0732032437956272</text:p>
          </table:table-cell>
          <table:table-cell office:value-type="float" office:value="20.5948782846441" calcext:value-type="float">
            <text:p>20.5948782846441</text:p>
          </table:table-cell>
          <table:table-cell table:number-columns-repeated="5"/>
        </table:table-row>
        <table:table-row table:style-name="ro1">
          <table:table-cell office:value-type="float" office:value="-0.145591623631033" calcext:value-type="float">
            <text:p>-0.145591623631033</text:p>
          </table:table-cell>
          <table:table-cell office:value-type="float" office:value="0.0748857082560981" calcext:value-type="float">
            <text:p>0.0748857082560981</text:p>
          </table:table-cell>
          <table:table-cell office:value-type="float" office:value="20.5999075282177" calcext:value-type="float">
            <text:p>20.5999075282177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-0.16613573287531" calcext:value-type="float">
            <text:p>-0.16613573287531</text:p>
          </table:table-cell>
          <table:table-cell office:value-type="float" office:value="20.6012439875108" calcext:value-type="float">
            <text:p>20.6012439875108</text:p>
          </table:table-cell>
          <table:table-cell table:number-columns-repeated="5"/>
        </table:table-row>
        <table:table-row table:style-name="ro1">
          <table:table-cell office:value-type="float" office:value="-0.107465379342186" calcext:value-type="float">
            <text:p>-0.107465379342186</text:p>
          </table:table-cell>
          <table:table-cell office:value-type="float" office:value="0.12327635295124" calcext:value-type="float">
            <text:p>0.12327635295124</text:p>
          </table:table-cell>
          <table:table-cell office:value-type="float" office:value="20.6062619849726" calcext:value-type="float">
            <text:p>20.6062619849726</text:p>
          </table:table-cell>
          <table:table-cell table:number-columns-repeated="5"/>
        </table:table-row>
        <table:table-row table:style-name="ro1">
          <table:table-cell office:value-type="float" office:value="0.0636339074561871" calcext:value-type="float">
            <text:p>0.0636339074561871</text:p>
          </table:table-cell>
          <table:table-cell office:value-type="float" office:value="0.157359597410455" calcext:value-type="float">
            <text:p>0.157359597410455</text:p>
          </table:table-cell>
          <table:table-cell office:value-type="float" office:value="20.6318720140067" calcext:value-type="float">
            <text:p>20.6318720140067</text:p>
          </table:table-cell>
          <table:table-cell table:number-columns-repeated="5"/>
        </table:table-row>
        <table:table-row table:style-name="ro1">
          <table:table-cell office:value-type="float" office:value="0.137673778423674" calcext:value-type="float">
            <text:p>0.137673778423674</text:p>
          </table:table-cell>
          <table:table-cell office:value-type="float" office:value="-0.0969071404690991" calcext:value-type="float">
            <text:p>-0.0969071404690991</text:p>
          </table:table-cell>
          <table:table-cell office:value-type="float" office:value="20.6339430495289" calcext:value-type="float">
            <text:p>20.6339430495289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172416541675426" calcext:value-type="float">
            <text:p>0.172416541675426</text:p>
          </table:table-cell>
          <table:table-cell office:value-type="float" office:value="20.6374424892845" calcext:value-type="float">
            <text:p>20.637442489284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2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00226849861005363" calcext:value-type="float">
            <text:p>0.00226849861005363</text:p>
          </table:table-cell>
          <table:table-cell office:value-type="float" office:value="20.0040093316254" calcext:value-type="float">
            <text:p>20.0040093316254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0220105343391712" calcext:value-type="float">
            <text:p>0.0220105343391712</text:p>
          </table:table-cell>
          <table:table-cell office:value-type="float" office:value="20.0167987753721" calcext:value-type="float">
            <text:p>20.0167987753721</text:p>
          </table:table-cell>
          <table:table-cell table:number-columns-repeated="5"/>
        </table:table-row>
        <table:table-row table:style-name="ro1">
          <table:table-cell table:style-name="ce7" office:value-type="float" office:value="0.0270538890972922" calcext:value-type="float">
            <text:p>2.71E-02</text:p>
          </table:table-cell>
          <table:table-cell office:value-type="float" office:value="0.00226849861005363" calcext:value-type="float">
            <text:p>0.00226849861005363</text:p>
          </table:table-cell>
          <table:table-cell office:value-type="float" office:value="20.0196554434648" calcext:value-type="float">
            <text:p>20.0196554434648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0516340816993078" calcext:value-type="float">
            <text:p>0.0516340816993078</text:p>
          </table:table-cell>
          <table:table-cell office:value-type="float" office:value="20.0737564821778" calcext:value-type="float">
            <text:p>20.0737564821778</text:p>
          </table:table-cell>
          <table:table-cell table:number-columns-repeated="5"/>
        </table:table-row>
        <table:table-row table:style-name="ro1">
          <table:table-cell office:value-type="float" office:value="0.0270538890972922" calcext:value-type="float">
            <text:p>0.0270538890972922</text:p>
          </table:table-cell>
          <table:table-cell office:value-type="float" office:value="0.0516340816993078" calcext:value-type="float">
            <text:p>0.0516340816993078</text:p>
          </table:table-cell>
          <table:table-cell office:value-type="float" office:value="20.0890005445844" calcext:value-type="float">
            <text:p>20.0890005445844</text:p>
          </table:table-cell>
          <table:table-cell table:number-columns-repeated="5"/>
        </table:table-row>
        <table:table-row table:style-name="ro1">
          <table:table-cell office:value-type="float" office:value="0.0636339074561871" calcext:value-type="float">
            <text:p>0.0636339074561871</text:p>
          </table:table-cell>
          <table:table-cell office:value-type="float" office:value="0.00226849861005363" calcext:value-type="float">
            <text:p>0.00226849861005363</text:p>
          </table:table-cell>
          <table:table-cell office:value-type="float" office:value="20.1052424901711" calcext:value-type="float">
            <text:p>20.1052424901711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0664876627511637" calcext:value-type="float">
            <text:p>0.0664876627511637</text:p>
          </table:table-cell>
          <table:table-cell office:value-type="float" office:value="20.1181141862857" calcext:value-type="float">
            <text:p>20.1181141862857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931734344261388" calcext:value-type="float">
            <text:p>0.931734344261388</text:p>
          </table:table-cell>
          <table:table-cell office:value-type="float" office:value="20.1240738209298" calcext:value-type="float">
            <text:p>20.1240738209298</text:p>
          </table:table-cell>
          <table:table-cell table:number-columns-repeated="5"/>
        </table:table-row>
        <table:table-row table:style-name="ro1">
          <table:table-cell office:value-type="float" office:value="0.0270538890972922" calcext:value-type="float">
            <text:p>0.0270538890972922</text:p>
          </table:table-cell>
          <table:table-cell office:value-type="float" office:value="0.0664876627511637" calcext:value-type="float">
            <text:p>0.0664876627511637</text:p>
          </table:table-cell>
          <table:table-cell office:value-type="float" office:value="20.1331025538053" calcext:value-type="float">
            <text:p>20.1331025538053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0732032437956272" calcext:value-type="float">
            <text:p>0.0732032437956272</text:p>
          </table:table-cell>
          <table:table-cell office:value-type="float" office:value="20.1413172219767" calcext:value-type="float">
            <text:p>20.1413172219767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0734615152433474" calcext:value-type="float">
            <text:p>0.0734615152433474</text:p>
          </table:table-cell>
          <table:table-cell office:value-type="float" office:value="20.142246733796" calcext:value-type="float">
            <text:p>20.142246733796</text:p>
          </table:table-cell>
          <table:table-cell table:number-columns-repeated="5"/>
        </table:table-row>
        <table:table-row table:style-name="ro1">
          <table:table-cell table:style-name="ce7" office:value-type="float" office:value="-0.0120198472256046" calcext:value-type="float">
            <text:p>-1.20E-02</text:p>
          </table:table-cell>
          <table:table-cell office:value-type="float" office:value="-0.0742007216724681" calcext:value-type="float">
            <text:p>-0.0742007216724681</text:p>
          </table:table-cell>
          <table:table-cell office:value-type="float" office:value="20.1449220236697" calcext:value-type="float">
            <text:p>20.1449220236697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0748857082560981" calcext:value-type="float">
            <text:p>0.0748857082560981</text:p>
          </table:table-cell>
          <table:table-cell office:value-type="float" office:value="20.1474207168703" calcext:value-type="float">
            <text:p>20.1474207168703</text:p>
          </table:table-cell>
          <table:table-cell table:number-columns-repeated="5"/>
        </table:table-row>
        <table:table-row table:style-name="ro1">
          <table:table-cell office:value-type="float" office:value="0.0270538890972922" calcext:value-type="float">
            <text:p>0.0270538890972922</text:p>
          </table:table-cell>
          <table:table-cell office:value-type="float" office:value="0.0732032437956272" calcext:value-type="float">
            <text:p>0.0732032437956272</text:p>
          </table:table-cell>
          <table:table-cell office:value-type="float" office:value="20.156171838264" calcext:value-type="float">
            <text:p>20.156171838264</text:p>
          </table:table-cell>
          <table:table-cell table:number-columns-repeated="5"/>
        </table:table-row>
        <table:table-row table:style-name="ro1">
          <table:table-cell office:value-type="float" office:value="0.0270538890972922" calcext:value-type="float">
            <text:p>0.0270538890972922</text:p>
          </table:table-cell>
          <table:table-cell office:value-type="float" office:value="0.0734615152433474" calcext:value-type="float">
            <text:p>0.0734615152433474</text:p>
          </table:table-cell>
          <table:table-cell office:value-type="float" office:value="20.1570959920192" calcext:value-type="float">
            <text:p>20.1570959920192</text:p>
          </table:table-cell>
          <table:table-cell table:number-columns-repeated="5"/>
        </table:table-row>
        <table:table-row table:style-name="ro1">
          <table:table-cell office:value-type="float" office:value="0.0270538890972922" calcext:value-type="float">
            <text:p>0.0270538890972922</text:p>
          </table:table-cell>
          <table:table-cell office:value-type="float" office:value="0.0748857082560981" calcext:value-type="float">
            <text:p>0.0748857082560981</text:p>
          </table:table-cell>
          <table:table-cell office:value-type="float" office:value="20.1622401502627" calcext:value-type="float">
            <text:p>20.1622401502627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0788576273361684" calcext:value-type="float">
            <text:p>0.0788576273361684</text:p>
          </table:table-cell>
          <table:table-cell office:value-type="float" office:value="20.162276198921" calcext:value-type="float">
            <text:p>20.162276198921</text:p>
          </table:table-cell>
          <table:table-cell table:number-columns-repeated="5"/>
        </table:table-row>
        <table:table-row table:style-name="ro1">
          <table:table-cell office:value-type="float" office:value="0.0636339074561871" calcext:value-type="float">
            <text:p>0.0636339074561871</text:p>
          </table:table-cell>
          <table:table-cell office:value-type="float" office:value="0.0516340816993078" calcext:value-type="float">
            <text:p>0.0516340816993078</text:p>
          </table:table-cell>
          <table:table-cell office:value-type="float" office:value="20.1723883085587" calcext:value-type="float">
            <text:p>20.1723883085587</text:p>
          </table:table-cell>
          <table:table-cell table:number-columns-repeated="5"/>
        </table:table-row>
        <table:table-row table:style-name="ro1">
          <table:table-cell office:value-type="float" office:value="0.0270538890972922" calcext:value-type="float">
            <text:p>0.0270538890972922</text:p>
          </table:table-cell>
          <table:table-cell office:value-type="float" office:value="0.0788576273361684" calcext:value-type="float">
            <text:p>0.0788576273361684</text:p>
          </table:table-cell>
          <table:table-cell office:value-type="float" office:value="20.1770099995945" calcext:value-type="float">
            <text:p>20.1770099995945</text:p>
          </table:table-cell>
          <table:table-cell table:number-columns-repeated="5"/>
        </table:table-row>
        <table:table-row table:style-name="ro1">
          <table:table-cell office:value-type="float" office:value="0.0428359534424621" calcext:value-type="float">
            <text:p>0.0428359534424621</text:p>
          </table:table-cell>
          <table:table-cell office:value-type="float" office:value="0.0732032437956272" calcext:value-type="float">
            <text:p>0.0732032437956272</text:p>
          </table:table-cell>
          <table:table-cell office:value-type="float" office:value="20.1836799280397" calcext:value-type="float">
            <text:p>20.1836799280397</text:p>
          </table:table-cell>
          <table:table-cell table:number-columns-repeated="5"/>
        </table:table-row>
        <table:table-row table:style-name="ro1">
          <table:table-cell office:value-type="float" office:value="0.0428359534424621" calcext:value-type="float">
            <text:p>0.0428359534424621</text:p>
          </table:table-cell>
          <table:table-cell office:value-type="float" office:value="0.0734615152433474" calcext:value-type="float">
            <text:p>0.0734615152433474</text:p>
          </table:table-cell>
          <table:table-cell office:value-type="float" office:value="20.1845941596197" calcext:value-type="float">
            <text:p>20.1845941596197</text:p>
          </table:table-cell>
          <table:table-cell table:number-columns-repeated="5"/>
        </table:table-row>
        <table:table-row table:style-name="ro1">
          <table:table-cell office:value-type="float" office:value="0.0428359534424621" calcext:value-type="float">
            <text:p>0.0428359534424621</text:p>
          </table:table-cell>
          <table:table-cell office:value-type="float" office:value="0.0788576273361684" calcext:value-type="float">
            <text:p>0.0788576273361684</text:p>
          </table:table-cell>
          <table:table-cell office:value-type="float" office:value="20.2042943604848" calcext:value-type="float">
            <text:p>20.2042943604848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0937653584570561" calcext:value-type="float">
            <text:p>0.0937653584570561</text:p>
          </table:table-cell>
          <table:table-cell office:value-type="float" office:value="20.2232967529459" calcext:value-type="float">
            <text:p>20.2232967529459</text:p>
          </table:table-cell>
          <table:table-cell table:number-columns-repeated="5"/>
        </table:table-row>
        <table:table-row table:style-name="ro1">
          <table:table-cell office:value-type="float" office:value="0.0790255288715018" calcext:value-type="float">
            <text:p>0.0790255288715018</text:p>
          </table:table-cell>
          <table:table-cell office:value-type="float" office:value="0.0516340816993078" calcext:value-type="float">
            <text:p>0.0516340816993078</text:p>
          </table:table-cell>
          <table:table-cell office:value-type="float" office:value="20.2251571840979" calcext:value-type="float">
            <text:p>20.2251571840979</text:p>
          </table:table-cell>
          <table:table-cell table:number-columns-repeated="5"/>
        </table:table-row>
        <table:table-row table:style-name="ro1">
          <table:table-cell office:value-type="float" office:value="0.0636339074561871" calcext:value-type="float">
            <text:p>0.0636339074561871</text:p>
          </table:table-cell>
          <table:table-cell office:value-type="float" office:value="0.0732032437956272" calcext:value-type="float">
            <text:p>0.0732032437956272</text:p>
          </table:table-cell>
          <table:table-cell office:value-type="float" office:value="20.2374292618987" calcext:value-type="float">
            <text:p>20.2374292618987</text:p>
          </table:table-cell>
          <table:table-cell table:number-columns-repeated="5"/>
        </table:table-row>
        <table:table-row table:style-name="ro1">
          <table:table-cell office:value-type="float" office:value="-0.0826445794846903" calcext:value-type="float">
            <text:p>-0.0826445794846903</text:p>
          </table:table-cell>
          <table:table-cell office:value-type="float" office:value="0.0516340816993078" calcext:value-type="float">
            <text:p>0.0516340816993078</text:p>
          </table:table-cell>
          <table:table-cell office:value-type="float" office:value="20.238904671219" calcext:value-type="float">
            <text:p>20.238904671219</text:p>
          </table:table-cell>
          <table:table-cell table:number-columns-repeated="5"/>
        </table:table-row>
        <table:table-row table:style-name="ro1">
          <table:table-cell office:value-type="float" office:value="0.0578280455128087" calcext:value-type="float">
            <text:p>0.0578280455128087</text:p>
          </table:table-cell>
          <table:table-cell office:value-type="float" office:value="0.0788576273361684" calcext:value-type="float">
            <text:p>0.0788576273361684</text:p>
          </table:table-cell>
          <table:table-cell office:value-type="float" office:value="20.2408369809225" calcext:value-type="float">
            <text:p>20.2408369809225</text:p>
          </table:table-cell>
          <table:table-cell table:number-columns-repeated="5"/>
        </table:table-row>
        <table:table-row table:style-name="ro1">
          <table:table-cell office:value-type="float" office:value="0.0636339074561871" calcext:value-type="float">
            <text:p>0.0636339074561871</text:p>
          </table:table-cell>
          <table:table-cell office:value-type="float" office:value="0.0788576273361684" calcext:value-type="float">
            <text:p>0.0788576273361684</text:p>
          </table:table-cell>
          <table:table-cell office:value-type="float" office:value="20.2576065400863" calcext:value-type="float">
            <text:p>20.2576065400863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101781877678338" calcext:value-type="float">
            <text:p>0.101781877678338</text:p>
          </table:table-cell>
          <table:table-cell office:value-type="float" office:value="20.2592503101659" calcext:value-type="float">
            <text:p>20.2592503101659</text:p>
          </table:table-cell>
          <table:table-cell table:number-columns-repeated="5"/>
        </table:table-row>
        <table:table-row table:style-name="ro1">
          <table:table-cell office:value-type="float" office:value="0.102694621788239" calcext:value-type="float">
            <text:p>0.102694621788239</text:p>
          </table:table-cell>
          <table:table-cell office:value-type="float" office:value="0.00226849861005363" calcext:value-type="float">
            <text:p>0.00226849861005363</text:p>
          </table:table-cell>
          <table:table-cell office:value-type="float" office:value="20.2600947186152" calcext:value-type="float">
            <text:p>20.2600947186152</text:p>
          </table:table-cell>
          <table:table-cell table:number-columns-repeated="5"/>
        </table:table-row>
        <table:table-row table:style-name="ro1">
          <table:table-cell office:value-type="float" office:value="0.0428359534424621" calcext:value-type="float">
            <text:p>0.0428359534424621</text:p>
          </table:table-cell>
          <table:table-cell office:value-type="float" office:value="0.0968247500841142" calcext:value-type="float">
            <text:p>0.0968247500841142</text:p>
          </table:table-cell>
          <table:table-cell office:value-type="float" office:value="20.277569090818" calcext:value-type="float">
            <text:p>20.277569090818</text:p>
          </table:table-cell>
          <table:table-cell table:number-columns-repeated="5"/>
        </table:table-row>
        <table:table-row table:style-name="ro1">
          <table:table-cell office:value-type="float" office:value="-0.0826445794846903" calcext:value-type="float">
            <text:p>-0.0826445794846903</text:p>
          </table:table-cell>
          <table:table-cell office:value-type="float" office:value="0.0664876627511637" calcext:value-type="float">
            <text:p>0.0664876627511637</text:p>
          </table:table-cell>
          <table:table-cell office:value-type="float" office:value="20.2804922772774" calcext:value-type="float">
            <text:p>20.2804922772774</text:p>
          </table:table-cell>
          <table:table-cell table:number-columns-repeated="5"/>
        </table:table-row>
        <table:table-row table:style-name="ro1">
          <table:table-cell office:value-type="float" office:value="0.0578280455128087" calcext:value-type="float">
            <text:p>0.0578280455128087</text:p>
          </table:table-cell>
          <table:table-cell office:value-type="float" office:value="0.0900779097083664" calcext:value-type="float">
            <text:p>0.0900779097083664</text:p>
          </table:table-cell>
          <table:table-cell office:value-type="float" office:value="20.2846383724689" calcext:value-type="float">
            <text:p>20.2846383724689</text:p>
          </table:table-cell>
          <table:table-cell table:number-columns-repeated="5"/>
        </table:table-row>
        <table:table-row table:style-name="ro1">
          <table:table-cell office:value-type="float" office:value="0.0790255288715018" calcext:value-type="float">
            <text:p>0.0790255288715018</text:p>
          </table:table-cell>
          <table:table-cell office:value-type="float" office:value="0.0732032437956272" calcext:value-type="float">
            <text:p>0.0732032437956272</text:p>
          </table:table-cell>
          <table:table-cell office:value-type="float" office:value="20.2888500300072" calcext:value-type="float">
            <text:p>20.2888500300072</text:p>
          </table:table-cell>
          <table:table-cell table:number-columns-repeated="5"/>
        </table:table-row>
        <table:table-row table:style-name="ro1">
          <table:table-cell office:value-type="float" office:value="0.0790255288715018" calcext:value-type="float">
            <text:p>0.0790255288715018</text:p>
          </table:table-cell>
          <table:table-cell office:value-type="float" office:value="-0.0742007216724681" calcext:value-type="float">
            <text:p>-0.0742007216724681</text:p>
          </table:table-cell>
          <table:table-cell office:value-type="float" office:value="20.292248454587" calcext:value-type="float">
            <text:p>20.292248454587</text:p>
          </table:table-cell>
          <table:table-cell table:number-columns-repeated="5"/>
        </table:table-row>
        <table:table-row table:style-name="ro1">
          <table:table-cell office:value-type="float" office:value="-0.107465379342186" calcext:value-type="float">
            <text:p>-0.107465379342186</text:p>
          </table:table-cell>
          <table:table-cell office:value-type="float" office:value="0.0220105343391712" calcext:value-type="float">
            <text:p>0.0220105343391712</text:p>
          </table:table-cell>
          <table:table-cell office:value-type="float" office:value="20.2940629755624" calcext:value-type="float">
            <text:p>20.2940629755624</text:p>
          </table:table-cell>
          <table:table-cell table:number-columns-repeated="5"/>
        </table:table-row>
        <table:table-row table:style-name="ro1">
          <table:table-cell office:value-type="float" office:value="0.0790255288715018" calcext:value-type="float">
            <text:p>0.0790255288715018</text:p>
          </table:table-cell>
          <table:table-cell office:value-type="float" office:value="0.0748857082560981" calcext:value-type="float">
            <text:p>0.0748857082560981</text:p>
          </table:table-cell>
          <table:table-cell office:value-type="float" office:value="20.2946040960657" calcext:value-type="float">
            <text:p>20.2946040960657</text:p>
          </table:table-cell>
          <table:table-cell table:number-columns-repeated="5"/>
        </table:table-row>
        <table:table-row table:style-name="ro1">
          <table:table-cell office:value-type="float" office:value="-0.0826445794846903" calcext:value-type="float">
            <text:p>-0.0826445794846903</text:p>
          </table:table-cell>
          <table:table-cell office:value-type="float" office:value="0.0732032437956272" calcext:value-type="float">
            <text:p>0.0732032437956272</text:p>
          </table:table-cell>
          <table:table-cell office:value-type="float" office:value="20.3022463046124" calcext:value-type="float">
            <text:p>20.3022463046124</text:p>
          </table:table-cell>
          <table:table-cell table:number-columns-repeated="5"/>
        </table:table-row>
        <table:table-row table:style-name="ro1">
          <table:table-cell office:value-type="float" office:value="-0.0826445794846903" calcext:value-type="float">
            <text:p>-0.0826445794846903</text:p>
          </table:table-cell>
          <table:table-cell office:value-type="float" office:value="0.0734615152433474" calcext:value-type="float">
            <text:p>0.0734615152433474</text:p>
          </table:table-cell>
          <table:table-cell office:value-type="float" office:value="20.3031177692688" calcext:value-type="float">
            <text:p>20.3031177692688</text:p>
          </table:table-cell>
          <table:table-cell table:number-columns-repeated="5"/>
        </table:table-row>
        <table:table-row table:style-name="ro1">
          <table:table-cell office:value-type="float" office:value="-0.0826445794846903" calcext:value-type="float">
            <text:p>-0.0826445794846903</text:p>
          </table:table-cell>
          <table:table-cell office:value-type="float" office:value="-0.0742007216724681" calcext:value-type="float">
            <text:p>-0.0742007216724681</text:p>
          </table:table-cell>
          <table:table-cell office:value-type="float" office:value="20.3056259897368" calcext:value-type="float">
            <text:p>20.3056259897368</text:p>
          </table:table-cell>
          <table:table-cell table:number-columns-repeated="5"/>
        </table:table-row>
        <table:table-row table:style-name="ro1">
          <table:table-cell office:value-type="float" office:value="-0.0826445794846903" calcext:value-type="float">
            <text:p>-0.0826445794846903</text:p>
          </table:table-cell>
          <table:table-cell office:value-type="float" office:value="0.0748857082560981" calcext:value-type="float">
            <text:p>0.0748857082560981</text:p>
          </table:table-cell>
          <table:table-cell office:value-type="float" office:value="20.3079686418324" calcext:value-type="float">
            <text:p>20.3079686418324</text:p>
          </table:table-cell>
          <table:table-cell table:number-columns-repeated="5"/>
        </table:table-row>
        <table:table-row table:style-name="ro1">
          <table:table-cell office:value-type="float" office:value="0.0790255288715018" calcext:value-type="float">
            <text:p>0.0790255288715018</text:p>
          </table:table-cell>
          <table:table-cell office:value-type="float" office:value="0.0788576273361684" calcext:value-type="float">
            <text:p>0.0788576273361684</text:p>
          </table:table-cell>
          <table:table-cell office:value-type="float" office:value="20.3086090926359" calcext:value-type="float">
            <text:p>20.3086090926359</text:p>
          </table:table-cell>
          <table:table-cell table:number-columns-repeated="5"/>
        </table:table-row>
        <table:table-row table:style-name="ro1">
          <table:table-cell office:value-type="float" office:value="-0.0826445794846903" calcext:value-type="float">
            <text:p>-0.0826445794846903</text:p>
          </table:table-cell>
          <table:table-cell office:value-type="float" office:value="0.0788576273361684" calcext:value-type="float">
            <text:p>0.0788576273361684</text:p>
          </table:table-cell>
          <table:table-cell office:value-type="float" office:value="20.3218964126168" calcext:value-type="float">
            <text:p>20.3218964126168</text:p>
          </table:table-cell>
          <table:table-cell table:number-columns-repeated="5"/>
        </table:table-row>
        <table:table-row table:style-name="ro1">
          <table:table-cell office:value-type="float" office:value="0.117223099669761" calcext:value-type="float">
            <text:p>0.117223099669761</text:p>
          </table:table-cell>
          <table:table-cell office:value-type="float" office:value="0.00226849861005363" calcext:value-type="float">
            <text:p>0.00226849861005363</text:p>
          </table:table-cell>
          <table:table-cell office:value-type="float" office:value="20.3305362276956" calcext:value-type="float">
            <text:p>20.3305362276956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-0.117997500816031" calcext:value-type="float">
            <text:p>-0.117997500816031</text:p>
          </table:table-cell>
          <table:table-cell office:value-type="float" office:value="20.3377197899504" calcext:value-type="float">
            <text:p>20.3377197899504</text:p>
          </table:table-cell>
          <table:table-cell table:number-columns-repeated="5"/>
        </table:table-row>
        <table:table-row table:style-name="ro1">
          <table:table-cell office:value-type="float" office:value="0.117223099669761" calcext:value-type="float">
            <text:p>0.117223099669761</text:p>
          </table:table-cell>
          <table:table-cell office:value-type="float" office:value="0.0220105343391712" calcext:value-type="float">
            <text:p>0.0220105343391712</text:p>
          </table:table-cell>
          <table:table-cell office:value-type="float" office:value="20.3417871017616" calcext:value-type="float">
            <text:p>20.3417871017616</text:p>
          </table:table-cell>
          <table:table-cell table:number-columns-repeated="5"/>
        </table:table-row>
        <table:table-row table:style-name="ro1">
          <table:table-cell office:value-type="float" office:value="0.0270538890972922" calcext:value-type="float">
            <text:p>0.0270538890972922</text:p>
          </table:table-cell>
          <table:table-cell office:value-type="float" office:value="-0.117997500816031" calcext:value-type="float">
            <text:p>-0.117997500816031</text:p>
          </table:table-cell>
          <table:table-cell office:value-type="float" office:value="20.3514422662083" calcext:value-type="float">
            <text:p>20.3514422662083</text:p>
          </table:table-cell>
          <table:table-cell table:number-columns-repeated="5"/>
        </table:table-row>
        <table:table-row table:style-name="ro1">
          <table:table-cell office:value-type="float" office:value="0.102694621788239" calcext:value-type="float">
            <text:p>0.102694621788239</text:p>
          </table:table-cell>
          <table:table-cell office:value-type="float" office:value="0.0664876627511637" calcext:value-type="float">
            <text:p>0.0664876627511637</text:p>
          </table:table-cell>
          <table:table-cell office:value-type="float" office:value="20.3634340418497" calcext:value-type="float">
            <text:p>20.3634340418497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12327635295124" calcext:value-type="float">
            <text:p>0.12327635295124</text:p>
          </table:table-cell>
          <table:table-cell office:value-type="float" office:value="20.3647047955338" calcext:value-type="float">
            <text:p>20.3647047955338</text:p>
          </table:table-cell>
          <table:table-cell table:number-columns-repeated="5"/>
        </table:table-row>
        <table:table-row table:style-name="ro1">
          <table:table-cell office:value-type="float" office:value="0.102694621788239" calcext:value-type="float">
            <text:p>0.102694621788239</text:p>
          </table:table-cell>
          <table:table-cell office:value-type="float" office:value="0.931734344261388" calcext:value-type="float">
            <text:p>0.931734344261388</text:p>
          </table:table-cell>
          <table:table-cell office:value-type="float" office:value="20.368831398629" calcext:value-type="float">
            <text:p>20.368831398629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3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7" office:value-type="float" office:value="-0.0120198472256046" calcext:value-type="float">
            <text:p>-1.20E-02</text:p>
          </table:table-cell>
          <table:table-cell office:value-type="float" office:value="0.00226849861005363" calcext:value-type="float">
            <text:p>0.00226849861005363</text:p>
          </table:table-cell>
          <table:table-cell office:value-type="float" office:value="20.0040093316254" calcext:value-type="float">
            <text:p>20.0040093316254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0220105343391712" calcext:value-type="float">
            <text:p>0.0220105343391712</text:p>
          </table:table-cell>
          <table:table-cell office:value-type="float" office:value="20.0167987753721" calcext:value-type="float">
            <text:p>20.0167987753721</text:p>
          </table:table-cell>
          <table:table-cell table:number-columns-repeated="5"/>
        </table:table-row>
        <table:table-row table:style-name="ro1">
          <table:table-cell office:value-type="float" office:value="0.0270538890972922" calcext:value-type="float">
            <text:p>0.0270538890972922</text:p>
          </table:table-cell>
          <table:table-cell office:value-type="float" office:value="0.00226849861005363" calcext:value-type="float">
            <text:p>0.00226849861005363</text:p>
          </table:table-cell>
          <table:table-cell office:value-type="float" office:value="20.0196554434648" calcext:value-type="float">
            <text:p>20.0196554434648</text:p>
          </table:table-cell>
          <table:table-cell table:number-columns-repeated="5"/>
        </table:table-row>
        <table:table-row table:style-name="ro1">
          <table:table-cell office:value-type="float" office:value="0.0270538890972922" calcext:value-type="float">
            <text:p>0.0270538890972922</text:p>
          </table:table-cell>
          <table:table-cell office:value-type="float" office:value="0.0220105343391712" calcext:value-type="float">
            <text:p>0.0220105343391712</text:p>
          </table:table-cell>
          <table:table-cell office:value-type="float" office:value="20.0323711639331" calcext:value-type="float">
            <text:p>20.0323711639331</text:p>
          </table:table-cell>
          <table:table-cell table:number-columns-repeated="5"/>
        </table:table-row>
        <table:table-row table:style-name="ro1">
          <table:table-cell table:style-name="ce7" office:value-type="float" office:value="-0.0515481686066362" calcext:value-type="float">
            <text:p>-5.15E-02</text:p>
          </table:table-cell>
          <table:table-cell office:value-type="float" office:value="0.00226849861005363" calcext:value-type="float">
            <text:p>0.00226849861005363</text:p>
          </table:table-cell>
          <table:table-cell office:value-type="float" office:value="20.0698915204549" calcext:value-type="float">
            <text:p>20.0698915204549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0516340816993078" calcext:value-type="float">
            <text:p>0.0516340816993078</text:p>
          </table:table-cell>
          <table:table-cell office:value-type="float" office:value="20.0737564821778" calcext:value-type="float">
            <text:p>20.0737564821778</text:p>
          </table:table-cell>
          <table:table-cell table:number-columns-repeated="5"/>
        </table:table-row>
        <table:table-row table:style-name="ro1">
          <table:table-cell office:value-type="float" office:value="0.0578280455128087" calcext:value-type="float">
            <text:p>0.0578280455128087</text:p>
          </table:table-cell>
          <table:table-cell office:value-type="float" office:value="0.00226849861005363" calcext:value-type="float">
            <text:p>0.00226849861005363</text:p>
          </table:table-cell>
          <table:table-cell office:value-type="float" office:value="20.0874345664731" calcext:value-type="float">
            <text:p>20.0874345664731</text:p>
          </table:table-cell>
          <table:table-cell table:number-columns-repeated="5"/>
        </table:table-row>
        <table:table-row table:style-name="ro1">
          <table:table-cell office:value-type="float" office:value="0.0270538890972922" calcext:value-type="float">
            <text:p>0.0270538890972922</text:p>
          </table:table-cell>
          <table:table-cell office:value-type="float" office:value="0.0516340816993078" calcext:value-type="float">
            <text:p>0.0516340816993078</text:p>
          </table:table-cell>
          <table:table-cell office:value-type="float" office:value="20.0890005445844" calcext:value-type="float">
            <text:p>20.0890005445844</text:p>
          </table:table-cell>
          <table:table-cell table:number-columns-repeated="5"/>
        </table:table-row>
        <table:table-row table:style-name="ro1">
          <table:table-cell office:value-type="float" office:value="0.0270538890972922" calcext:value-type="float">
            <text:p>0.0270538890972922</text:p>
          </table:table-cell>
          <table:table-cell office:value-type="float" office:value="0.0571566559744666" calcext:value-type="float">
            <text:p>0.0571566559744666</text:p>
          </table:table-cell>
          <table:table-cell office:value-type="float" office:value="20.1042445201896" calcext:value-type="float">
            <text:p>20.1042445201896</text:p>
          </table:table-cell>
          <table:table-cell table:number-columns-repeated="5"/>
        </table:table-row>
        <table:table-row table:style-name="ro1">
          <table:table-cell office:value-type="float" office:value="0.0636339074561871" calcext:value-type="float">
            <text:p>0.0636339074561871</text:p>
          </table:table-cell>
          <table:table-cell office:value-type="float" office:value="0.00226849861005363" calcext:value-type="float">
            <text:p>0.00226849861005363</text:p>
          </table:table-cell>
          <table:table-cell office:value-type="float" office:value="20.1052424901711" calcext:value-type="float">
            <text:p>20.1052424901711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0664876627511637" calcext:value-type="float">
            <text:p>0.0664876627511637</text:p>
          </table:table-cell>
          <table:table-cell office:value-type="float" office:value="20.1181141862857" calcext:value-type="float">
            <text:p>20.1181141862857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931734344261388" calcext:value-type="float">
            <text:p>0.931734344261388</text:p>
          </table:table-cell>
          <table:table-cell office:value-type="float" office:value="20.1240738209298" calcext:value-type="float">
            <text:p>20.1240738209298</text:p>
          </table:table-cell>
          <table:table-cell table:number-columns-repeated="5"/>
        </table:table-row>
        <table:table-row table:style-name="ro1">
          <table:table-cell office:value-type="float" office:value="0.0270538890972922" calcext:value-type="float">
            <text:p>0.0270538890972922</text:p>
          </table:table-cell>
          <table:table-cell office:value-type="float" office:value="0.0664876627511637" calcext:value-type="float">
            <text:p>0.0664876627511637</text:p>
          </table:table-cell>
          <table:table-cell office:value-type="float" office:value="20.1331025538053" calcext:value-type="float">
            <text:p>20.1331025538053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0732032437956272" calcext:value-type="float">
            <text:p>0.0732032437956272</text:p>
          </table:table-cell>
          <table:table-cell office:value-type="float" office:value="20.1413172219767" calcext:value-type="float">
            <text:p>20.1413172219767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0734615152433474" calcext:value-type="float">
            <text:p>0.0734615152433474</text:p>
          </table:table-cell>
          <table:table-cell office:value-type="float" office:value="20.142246733796" calcext:value-type="float">
            <text:p>20.142246733796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-0.0742007216724681" calcext:value-type="float">
            <text:p>-0.0742007216724681</text:p>
          </table:table-cell>
          <table:table-cell office:value-type="float" office:value="20.1449220236697" calcext:value-type="float">
            <text:p>20.1449220236697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0748857082560981" calcext:value-type="float">
            <text:p>0.0748857082560981</text:p>
          </table:table-cell>
          <table:table-cell office:value-type="float" office:value="20.1474207168703" calcext:value-type="float">
            <text:p>20.1474207168703</text:p>
          </table:table-cell>
          <table:table-cell table:number-columns-repeated="5"/>
        </table:table-row>
        <table:table-row table:style-name="ro1">
          <table:table-cell office:value-type="float" office:value="0.0270538890972922" calcext:value-type="float">
            <text:p>0.0270538890972922</text:p>
          </table:table-cell>
          <table:table-cell office:value-type="float" office:value="0.0732032437956272" calcext:value-type="float">
            <text:p>0.0732032437956272</text:p>
          </table:table-cell>
          <table:table-cell office:value-type="float" office:value="20.156171838264" calcext:value-type="float">
            <text:p>20.156171838264</text:p>
          </table:table-cell>
          <table:table-cell table:number-columns-repeated="5"/>
        </table:table-row>
        <table:table-row table:style-name="ro1">
          <table:table-cell office:value-type="float" office:value="0.0270538890972922" calcext:value-type="float">
            <text:p>0.0270538890972922</text:p>
          </table:table-cell>
          <table:table-cell office:value-type="float" office:value="0.0734615152433474" calcext:value-type="float">
            <text:p>0.0734615152433474</text:p>
          </table:table-cell>
          <table:table-cell office:value-type="float" office:value="20.1570959920192" calcext:value-type="float">
            <text:p>20.1570959920192</text:p>
          </table:table-cell>
          <table:table-cell table:number-columns-repeated="5"/>
        </table:table-row>
        <table:table-row table:style-name="ro1">
          <table:table-cell office:value-type="float" office:value="0.0270538890972922" calcext:value-type="float">
            <text:p>0.0270538890972922</text:p>
          </table:table-cell>
          <table:table-cell office:value-type="float" office:value="-0.0742007216724681" calcext:value-type="float">
            <text:p>-0.0742007216724681</text:p>
          </table:table-cell>
          <table:table-cell office:value-type="float" office:value="20.1597558604918" calcext:value-type="float">
            <text:p>20.1597558604918</text:p>
          </table:table-cell>
          <table:table-cell table:number-columns-repeated="5"/>
        </table:table-row>
        <table:table-row table:style-name="ro1">
          <table:table-cell table:style-name="ce7" office:value-type="float" office:value="0.0428359534424621" calcext:value-type="float">
            <text:p>4.28E-02</text:p>
          </table:table-cell>
          <table:table-cell office:value-type="float" office:value="0.0664876627511637" calcext:value-type="float">
            <text:p>0.0664876627511637</text:p>
          </table:table-cell>
          <table:table-cell office:value-type="float" office:value="20.1608583269164" calcext:value-type="float">
            <text:p>20.1608583269164</text:p>
          </table:table-cell>
          <table:table-cell table:number-columns-repeated="5"/>
        </table:table-row>
        <table:table-row table:style-name="ro1">
          <table:table-cell office:value-type="float" office:value="0.0270538890972922" calcext:value-type="float">
            <text:p>0.0270538890972922</text:p>
          </table:table-cell>
          <table:table-cell office:value-type="float" office:value="0.0748857082560981" calcext:value-type="float">
            <text:p>0.0748857082560981</text:p>
          </table:table-cell>
          <table:table-cell office:value-type="float" office:value="20.1622401502627" calcext:value-type="float">
            <text:p>20.1622401502627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0788576273361684" calcext:value-type="float">
            <text:p>0.0788576273361684</text:p>
          </table:table-cell>
          <table:table-cell office:value-type="float" office:value="20.162276198921" calcext:value-type="float">
            <text:p>20.162276198921</text:p>
          </table:table-cell>
          <table:table-cell table:number-columns-repeated="5"/>
        </table:table-row>
        <table:table-row table:style-name="ro1">
          <table:table-cell office:value-type="float" office:value="0.0428359534424621" calcext:value-type="float">
            <text:p>0.0428359534424621</text:p>
          </table:table-cell>
          <table:table-cell office:value-type="float" office:value="0.931734344261388" calcext:value-type="float">
            <text:p>0.931734344261388</text:p>
          </table:table-cell>
          <table:table-cell office:value-type="float" office:value="20.1667199911616" calcext:value-type="float">
            <text:p>20.1667199911616</text:p>
          </table:table-cell>
          <table:table-cell table:number-columns-repeated="5"/>
        </table:table-row>
        <table:table-row table:style-name="ro1">
          <table:table-cell office:value-type="float" office:value="0.0636339074561871" calcext:value-type="float">
            <text:p>0.0636339074561871</text:p>
          </table:table-cell>
          <table:table-cell office:value-type="float" office:value="0.0516340816993078" calcext:value-type="float">
            <text:p>0.0516340816993078</text:p>
          </table:table-cell>
          <table:table-cell office:value-type="float" office:value="20.1723883085587" calcext:value-type="float">
            <text:p>20.1723883085587</text:p>
          </table:table-cell>
          <table:table-cell table:number-columns-repeated="5"/>
        </table:table-row>
        <table:table-row table:style-name="ro1">
          <table:table-cell office:value-type="float" office:value="0.0270538890972922" calcext:value-type="float">
            <text:p>0.0270538890972922</text:p>
          </table:table-cell>
          <table:table-cell office:value-type="float" office:value="0.0788576273361684" calcext:value-type="float">
            <text:p>0.0788576273361684</text:p>
          </table:table-cell>
          <table:table-cell office:value-type="float" office:value="20.1770099995945" calcext:value-type="float">
            <text:p>20.1770099995945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-0.0830186662380017" calcext:value-type="float">
            <text:p>-0.0830186662380017</text:p>
          </table:table-cell>
          <table:table-cell office:value-type="float" office:value="20.1784931435412" calcext:value-type="float">
            <text:p>20.1784931435412</text:p>
          </table:table-cell>
          <table:table-cell table:number-columns-repeated="5"/>
        </table:table-row>
        <table:table-row table:style-name="ro1">
          <table:table-cell office:value-type="float" office:value="-0.0515481686066362" calcext:value-type="float">
            <text:p>-0.0515481686066362</text:p>
          </table:table-cell>
          <table:table-cell office:value-type="float" office:value="0.0664876627511637" calcext:value-type="float">
            <text:p>0.0664876627511637</text:p>
          </table:table-cell>
          <table:table-cell office:value-type="float" office:value="20.1812267646248" calcext:value-type="float">
            <text:p>20.1812267646248</text:p>
          </table:table-cell>
          <table:table-cell table:number-columns-repeated="5"/>
        </table:table-row>
        <table:table-row table:style-name="ro1">
          <table:table-cell office:value-type="float" office:value="0.0428359534424621" calcext:value-type="float">
            <text:p>0.0428359534424621</text:p>
          </table:table-cell>
          <table:table-cell office:value-type="float" office:value="0.0732032437956272" calcext:value-type="float">
            <text:p>0.0732032437956272</text:p>
          </table:table-cell>
          <table:table-cell office:value-type="float" office:value="20.1836799280397" calcext:value-type="float">
            <text:p>20.1836799280397</text:p>
          </table:table-cell>
          <table:table-cell table:number-columns-repeated="5"/>
        </table:table-row>
        <table:table-row table:style-name="ro1">
          <table:table-cell office:value-type="float" office:value="0.0428359534424621" calcext:value-type="float">
            <text:p>0.0428359534424621</text:p>
          </table:table-cell>
          <table:table-cell office:value-type="float" office:value="0.0734615152433474" calcext:value-type="float">
            <text:p>0.0734615152433474</text:p>
          </table:table-cell>
          <table:table-cell office:value-type="float" office:value="20.1845941596197" calcext:value-type="float">
            <text:p>20.1845941596197</text:p>
          </table:table-cell>
          <table:table-cell table:number-columns-repeated="5"/>
        </table:table-row>
        <table:table-row table:style-name="ro1">
          <table:table-cell office:value-type="float" office:value="-0.0826445794846903" calcext:value-type="float">
            <text:p>-0.0826445794846903</text:p>
          </table:table-cell>
          <table:table-cell office:value-type="float" office:value="0.0220105343391712" calcext:value-type="float">
            <text:p>0.0220105343391712</text:p>
          </table:table-cell>
          <table:table-cell office:value-type="float" office:value="20.1855039211066" calcext:value-type="float">
            <text:p>20.1855039211066</text:p>
          </table:table-cell>
          <table:table-cell table:number-columns-repeated="5"/>
        </table:table-row>
        <table:table-row table:style-name="ro1">
          <table:table-cell office:value-type="float" office:value="0.0270538890972922" calcext:value-type="float">
            <text:p>0.0270538890972922</text:p>
          </table:table-cell>
          <table:table-cell office:value-type="float" office:value="-0.0830186662380017" calcext:value-type="float">
            <text:p>-0.0830186662380017</text:p>
          </table:table-cell>
          <table:table-cell office:value-type="float" office:value="20.1931334635014" calcext:value-type="float">
            <text:p>20.1931334635014</text:p>
          </table:table-cell>
          <table:table-cell table:number-columns-repeated="5"/>
        </table:table-row>
        <table:table-row table:style-name="ro1">
          <table:table-cell office:value-type="float" office:value="0.0428359534424621" calcext:value-type="float">
            <text:p>0.0428359534424621</text:p>
          </table:table-cell>
          <table:table-cell office:value-type="float" office:value="0.0788576273361684" calcext:value-type="float">
            <text:p>0.0788576273361684</text:p>
          </table:table-cell>
          <table:table-cell office:value-type="float" office:value="20.2042943604848" calcext:value-type="float">
            <text:p>20.2042943604848</text:p>
          </table:table-cell>
          <table:table-cell table:number-columns-repeated="5"/>
        </table:table-row>
        <table:table-row table:style-name="ro1">
          <table:table-cell office:value-type="float" office:value="0.948512324130136" calcext:value-type="float">
            <text:p>0.948512324130136</text:p>
          </table:table-cell>
          <table:table-cell office:value-type="float" office:value="-0.0742007216724681" calcext:value-type="float">
            <text:p>-0.0742007216724681</text:p>
          </table:table-cell>
          <table:table-cell office:value-type="float" office:value="20.2072321258553" calcext:value-type="float">
            <text:p>20.2072321258553</text:p>
          </table:table-cell>
          <table:table-cell table:number-columns-repeated="5"/>
        </table:table-row>
        <table:table-row table:style-name="ro1">
          <table:table-cell office:value-type="float" office:value="0.0636339074561871" calcext:value-type="float">
            <text:p>0.0636339074561871</text:p>
          </table:table-cell>
          <table:table-cell office:value-type="float" office:value="0.0664876627511637" calcext:value-type="float">
            <text:p>0.0664876627511637</text:p>
          </table:table-cell>
          <table:table-cell office:value-type="float" office:value="20.2150916207447" calcext:value-type="float">
            <text:p>20.2150916207447</text:p>
          </table:table-cell>
          <table:table-cell table:number-columns-repeated="5"/>
        </table:table-row>
        <table:table-row table:style-name="ro1">
          <table:table-cell office:value-type="float" office:value="0.0428359534424621" calcext:value-type="float">
            <text:p>0.0428359534424621</text:p>
          </table:table-cell>
          <table:table-cell office:value-type="float" office:value="-0.0830186662380017" calcext:value-type="float">
            <text:p>-0.0830186662380017</text:p>
          </table:table-cell>
          <table:table-cell office:value-type="float" office:value="20.2202447148475" calcext:value-type="float">
            <text:p>20.2202447148475</text:p>
          </table:table-cell>
          <table:table-cell table:number-columns-repeated="5"/>
        </table:table-row>
        <table:table-row table:style-name="ro1">
          <table:table-cell office:value-type="float" office:value="0.0578280455128087" calcext:value-type="float">
            <text:p>0.0578280455128087</text:p>
          </table:table-cell>
          <table:table-cell office:value-type="float" office:value="0.0732032437956272" calcext:value-type="float">
            <text:p>0.0732032437956272</text:p>
          </table:table-cell>
          <table:table-cell office:value-type="float" office:value="20.220522194116" calcext:value-type="float">
            <text:p>20.220522194116</text:p>
          </table:table-cell>
          <table:table-cell table:number-columns-repeated="5"/>
        </table:table-row>
        <table:table-row table:style-name="ro1">
          <table:table-cell office:value-type="float" office:value="0.0578280455128087" calcext:value-type="float">
            <text:p>0.0578280455128087</text:p>
          </table:table-cell>
          <table:table-cell office:value-type="float" office:value="0.0734615152433474" calcext:value-type="float">
            <text:p>0.0734615152433474</text:p>
          </table:table-cell>
          <table:table-cell office:value-type="float" office:value="20.2214231366808" calcext:value-type="float">
            <text:p>20.2214231366808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0937653584570561" calcext:value-type="float">
            <text:p>0.0937653584570561</text:p>
          </table:table-cell>
          <table:table-cell office:value-type="float" office:value="20.2232967529459" calcext:value-type="float">
            <text:p>20.2232967529459</text:p>
          </table:table-cell>
          <table:table-cell table:number-columns-repeated="5"/>
        </table:table-row>
        <table:table-row table:style-name="ro1">
          <table:table-cell office:value-type="float" office:value="0.0790255288715018" calcext:value-type="float">
            <text:p>0.0790255288715018</text:p>
          </table:table-cell>
          <table:table-cell office:value-type="float" office:value="0.0516340816993078" calcext:value-type="float">
            <text:p>0.0516340816993078</text:p>
          </table:table-cell>
          <table:table-cell office:value-type="float" office:value="20.2251571840979" calcext:value-type="float">
            <text:p>20.2251571840979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0968247500841142" calcext:value-type="float">
            <text:p>0.0968247500841142</text:p>
          </table:table-cell>
          <table:table-cell office:value-type="float" office:value="20.2367756248809" calcext:value-type="float">
            <text:p>20.2367756248809</text:p>
          </table:table-cell>
          <table:table-cell table:number-columns-repeated="5"/>
        </table:table-row>
        <table:table-row table:style-name="ro1">
          <table:table-cell office:value-type="float" office:value="0.0636339074561871" calcext:value-type="float">
            <text:p>0.0636339074561871</text:p>
          </table:table-cell>
          <table:table-cell office:value-type="float" office:value="0.0732032437956272" calcext:value-type="float">
            <text:p>0.0732032437956272</text:p>
          </table:table-cell>
          <table:table-cell office:value-type="float" office:value="20.2374292618987" calcext:value-type="float">
            <text:p>20.2374292618987</text:p>
          </table:table-cell>
          <table:table-cell table:number-columns-repeated="5"/>
        </table:table-row>
        <table:table-row table:style-name="ro1">
          <table:table-cell office:value-type="float" office:value="-0.0826445794846903" calcext:value-type="float">
            <text:p>-0.0826445794846903</text:p>
          </table:table-cell>
          <table:table-cell office:value-type="float" office:value="0.0516340816993078" calcext:value-type="float">
            <text:p>0.0516340816993078</text:p>
          </table:table-cell>
          <table:table-cell office:value-type="float" office:value="20.238904671219" calcext:value-type="float">
            <text:p>20.238904671219</text:p>
          </table:table-cell>
          <table:table-cell table:number-columns-repeated="5"/>
        </table:table-row>
        <table:table-row table:style-name="ro1">
          <table:table-cell office:value-type="float" office:value="-0.0515481686066362" calcext:value-type="float">
            <text:p>-0.0515481686066362</text:p>
          </table:table-cell>
          <table:table-cell office:value-type="float" office:value="-0.0830186662380017" calcext:value-type="float">
            <text:p>-0.0830186662380017</text:p>
          </table:table-cell>
          <table:table-cell office:value-type="float" office:value="20.2401401734256" calcext:value-type="float">
            <text:p>20.2401401734256</text:p>
          </table:table-cell>
          <table:table-cell table:number-columns-repeated="5"/>
        </table:table-row>
        <table:table-row table:style-name="ro1">
          <table:table-cell office:value-type="float" office:value="0.0578280455128087" calcext:value-type="float">
            <text:p>0.0578280455128087</text:p>
          </table:table-cell>
          <table:table-cell office:value-type="float" office:value="0.0788576273361684" calcext:value-type="float">
            <text:p>0.0788576273361684</text:p>
          </table:table-cell>
          <table:table-cell office:value-type="float" office:value="20.2408369809225" calcext:value-type="float">
            <text:p>20.2408369809225</text:p>
          </table:table-cell>
          <table:table-cell table:number-columns-repeated="5"/>
        </table:table-row>
        <table:table-row table:style-name="ro1">
          <table:table-cell office:value-type="float" office:value="0.0636339074561871" calcext:value-type="float">
            <text:p>0.0636339074561871</text:p>
          </table:table-cell>
          <table:table-cell office:value-type="float" office:value="0.0748857082560981" calcext:value-type="float">
            <text:p>0.0748857082560981</text:p>
          </table:table-cell>
          <table:table-cell office:value-type="float" office:value="20.243305117133" calcext:value-type="float">
            <text:p>20.243305117133</text:p>
          </table:table-cell>
          <table:table-cell table:number-columns-repeated="5"/>
        </table:table-row>
        <table:table-row table:style-name="ro1">
          <table:table-cell office:value-type="float" office:value="0.0270538890972922" calcext:value-type="float">
            <text:p>0.0270538890972922</text:p>
          </table:table-cell>
          <table:table-cell office:value-type="float" office:value="0.0968247500841142" calcext:value-type="float">
            <text:p>0.0968247500841142</text:p>
          </table:table-cell>
          <table:table-cell office:value-type="float" office:value="20.2510799821762" calcext:value-type="float">
            <text:p>20.2510799821762</text:p>
          </table:table-cell>
          <table:table-cell table:number-columns-repeated="5"/>
        </table:table-row>
        <table:table-row table:style-name="ro1">
          <table:table-cell office:value-type="float" office:value="0.0636339074561871" calcext:value-type="float">
            <text:p>0.0636339074561871</text:p>
          </table:table-cell>
          <table:table-cell office:value-type="float" office:value="0.0788576273361684" calcext:value-type="float">
            <text:p>0.0788576273361684</text:p>
          </table:table-cell>
          <table:table-cell office:value-type="float" office:value="20.2576065400863" calcext:value-type="float">
            <text:p>20.2576065400863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101781877678338" calcext:value-type="float">
            <text:p>0.101781877678338</text:p>
          </table:table-cell>
          <table:table-cell office:value-type="float" office:value="20.2592503101659" calcext:value-type="float">
            <text:p>20.2592503101659</text:p>
          </table:table-cell>
          <table:table-cell table:number-columns-repeated="5"/>
        </table:table-row>
        <table:table-row table:style-name="ro1">
          <table:table-cell office:value-type="float" office:value="0.102694621788239" calcext:value-type="float">
            <text:p>0.102694621788239</text:p>
          </table:table-cell>
          <table:table-cell office:value-type="float" office:value="0.00226849861005363" calcext:value-type="float">
            <text:p>0.00226849861005363</text:p>
          </table:table-cell>
          <table:table-cell office:value-type="float" office:value="20.2600947186152" calcext:value-type="float">
            <text:p>20.260094718615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4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7" office:value-type="float" office:value="-0.0120198472256046" calcext:value-type="float">
            <text:p>-1.20E-02</text:p>
          </table:table-cell>
          <table:table-cell office:value-type="float" office:value="0.00226849861005363" calcext:value-type="float">
            <text:p>0.00226849861005363</text:p>
          </table:table-cell>
          <table:table-cell office:value-type="float" office:value="20.0040093316254" calcext:value-type="float">
            <text:p>20.0040093316254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0220105343391712" calcext:value-type="float">
            <text:p>0.0220105343391712</text:p>
          </table:table-cell>
          <table:table-cell office:value-type="float" office:value="20.0167987753721" calcext:value-type="float">
            <text:p>20.0167987753721</text:p>
          </table:table-cell>
          <table:table-cell table:number-columns-repeated="5"/>
        </table:table-row>
        <table:table-row table:style-name="ro1">
          <table:table-cell office:value-type="float" office:value="0.0270538890972922" calcext:value-type="float">
            <text:p>0.0270538890972922</text:p>
          </table:table-cell>
          <table:table-cell office:value-type="float" office:value="0.00226849861005363" calcext:value-type="float">
            <text:p>0.00226849861005363</text:p>
          </table:table-cell>
          <table:table-cell office:value-type="float" office:value="20.0196554434648" calcext:value-type="float">
            <text:p>20.0196554434648</text:p>
          </table:table-cell>
          <table:table-cell table:number-columns-repeated="5"/>
        </table:table-row>
        <table:table-row table:style-name="ro1">
          <table:table-cell office:value-type="float" office:value="0.0270538890972922" calcext:value-type="float">
            <text:p>0.0270538890972922</text:p>
          </table:table-cell>
          <table:table-cell office:value-type="float" office:value="0.0220105343391712" calcext:value-type="float">
            <text:p>0.0220105343391712</text:p>
          </table:table-cell>
          <table:table-cell office:value-type="float" office:value="20.0323711639331" calcext:value-type="float">
            <text:p>20.0323711639331</text:p>
          </table:table-cell>
          <table:table-cell table:number-columns-repeated="5"/>
        </table:table-row>
        <table:table-row table:style-name="ro1">
          <table:table-cell office:value-type="float" office:value="0.0428359534424621" calcext:value-type="float">
            <text:p>0.0428359534424621</text:p>
          </table:table-cell>
          <table:table-cell office:value-type="float" office:value="0.0220105343391712" calcext:value-type="float">
            <text:p>0.0220105343391712</text:p>
          </table:table-cell>
          <table:table-cell office:value-type="float" office:value="20.0612084394491" calcext:value-type="float">
            <text:p>20.0612084394491</text:p>
          </table:table-cell>
          <table:table-cell table:number-columns-repeated="5"/>
        </table:table-row>
        <table:table-row table:style-name="ro1">
          <table:table-cell table:style-name="ce7" office:value-type="float" office:value="0.948512324130136" calcext:value-type="float">
            <text:p>9.49E-01</text:p>
          </table:table-cell>
          <table:table-cell office:value-type="float" office:value="0.00109761169793499" calcext:value-type="float">
            <text:p>0.00109761169793499</text:p>
          </table:table-cell>
          <table:table-cell office:value-type="float" office:value="20.0696283993615" calcext:value-type="float">
            <text:p>20.0696283993615</text:p>
          </table:table-cell>
          <table:table-cell table:number-columns-repeated="5"/>
        </table:table-row>
        <table:table-row table:style-name="ro1">
          <table:table-cell office:value-type="float" office:value="0.948512324130136" calcext:value-type="float">
            <text:p>0.948512324130136</text:p>
          </table:table-cell>
          <table:table-cell office:value-type="float" office:value="0.00226849861005363" calcext:value-type="float">
            <text:p>0.00226849861005363</text:p>
          </table:table-cell>
          <table:table-cell office:value-type="float" office:value="20.069731426267" calcext:value-type="float">
            <text:p>20.069731426267</text:p>
          </table:table-cell>
          <table:table-cell table:number-columns-repeated="5"/>
        </table:table-row>
        <table:table-row table:style-name="ro1">
          <table:table-cell office:value-type="float" office:value="-0.0515481686066362" calcext:value-type="float">
            <text:p>-0.0515481686066362</text:p>
          </table:table-cell>
          <table:table-cell office:value-type="float" office:value="0.00226849861005363" calcext:value-type="float">
            <text:p>0.00226849861005363</text:p>
          </table:table-cell>
          <table:table-cell office:value-type="float" office:value="20.0698915204549" calcext:value-type="float">
            <text:p>20.0698915204549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0516340816993078" calcext:value-type="float">
            <text:p>0.0516340816993078</text:p>
          </table:table-cell>
          <table:table-cell office:value-type="float" office:value="20.0737564821778" calcext:value-type="float">
            <text:p>20.0737564821778</text:p>
          </table:table-cell>
          <table:table-cell table:number-columns-repeated="5"/>
        </table:table-row>
        <table:table-row table:style-name="ro1">
          <table:table-cell office:value-type="float" office:value="0.948512324130136" calcext:value-type="float">
            <text:p>0.948512324130136</text:p>
          </table:table-cell>
          <table:table-cell office:value-type="float" office:value="0.0220105343391712" calcext:value-type="float">
            <text:p>0.0220105343391712</text:p>
          </table:table-cell>
          <table:table-cell office:value-type="float" office:value="20.0822111925465" calcext:value-type="float">
            <text:p>20.0822111925465</text:p>
          </table:table-cell>
          <table:table-cell table:number-columns-repeated="5"/>
        </table:table-row>
        <table:table-row table:style-name="ro1">
          <table:table-cell office:value-type="float" office:value="0.0578280455128087" calcext:value-type="float">
            <text:p>0.0578280455128087</text:p>
          </table:table-cell>
          <table:table-cell office:value-type="float" office:value="0.00226849861005363" calcext:value-type="float">
            <text:p>0.00226849861005363</text:p>
          </table:table-cell>
          <table:table-cell office:value-type="float" office:value="20.0874345664731" calcext:value-type="float">
            <text:p>20.0874345664731</text:p>
          </table:table-cell>
          <table:table-cell table:number-columns-repeated="5"/>
        </table:table-row>
        <table:table-row table:style-name="ro1">
          <table:table-cell office:value-type="float" office:value="0.0270538890972922" calcext:value-type="float">
            <text:p>0.0270538890972922</text:p>
          </table:table-cell>
          <table:table-cell office:value-type="float" office:value="0.0516340816993078" calcext:value-type="float">
            <text:p>0.0516340816993078</text:p>
          </table:table-cell>
          <table:table-cell office:value-type="float" office:value="20.0890005445844" calcext:value-type="float">
            <text:p>20.0890005445844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0571566559744666" calcext:value-type="float">
            <text:p>0.0571566559744666</text:p>
          </table:table-cell>
          <table:table-cell office:value-type="float" office:value="20.0890888393939" calcext:value-type="float">
            <text:p>20.0890888393939</text:p>
          </table:table-cell>
          <table:table-cell table:number-columns-repeated="5"/>
        </table:table-row>
        <table:table-row table:style-name="ro1">
          <table:table-cell office:value-type="float" office:value="0.0270538890972922" calcext:value-type="float">
            <text:p>0.0270538890972922</text:p>
          </table:table-cell>
          <table:table-cell office:value-type="float" office:value="0.0571566559744666" calcext:value-type="float">
            <text:p>0.0571566559744666</text:p>
          </table:table-cell>
          <table:table-cell office:value-type="float" office:value="20.1042445201896" calcext:value-type="float">
            <text:p>20.1042445201896</text:p>
          </table:table-cell>
          <table:table-cell table:number-columns-repeated="5"/>
        </table:table-row>
        <table:table-row table:style-name="ro1">
          <table:table-cell office:value-type="float" office:value="0.0636339074561871" calcext:value-type="float">
            <text:p>0.0636339074561871</text:p>
          </table:table-cell>
          <table:table-cell office:value-type="float" office:value="0.00226849861005363" calcext:value-type="float">
            <text:p>0.00226849861005363</text:p>
          </table:table-cell>
          <table:table-cell office:value-type="float" office:value="20.1052424901711" calcext:value-type="float">
            <text:p>20.1052424901711</text:p>
          </table:table-cell>
          <table:table-cell table:number-columns-repeated="5"/>
        </table:table-row>
        <table:table-row table:style-name="ro1">
          <table:table-cell office:value-type="float" office:value="0.0428359534424621" calcext:value-type="float">
            <text:p>0.0428359534424621</text:p>
          </table:table-cell>
          <table:table-cell office:value-type="float" office:value="0.0516340816993078" calcext:value-type="float">
            <text:p>0.0516340816993078</text:p>
          </table:table-cell>
          <table:table-cell office:value-type="float" office:value="20.1172298188464" calcext:value-type="float">
            <text:p>20.1172298188464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0664876627511637" calcext:value-type="float">
            <text:p>0.0664876627511637</text:p>
          </table:table-cell>
          <table:table-cell office:value-type="float" office:value="20.1181141862857" calcext:value-type="float">
            <text:p>20.1181141862857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931734344261388" calcext:value-type="float">
            <text:p>0.931734344261388</text:p>
          </table:table-cell>
          <table:table-cell office:value-type="float" office:value="20.1240738209298" calcext:value-type="float">
            <text:p>20.1240738209298</text:p>
          </table:table-cell>
          <table:table-cell table:number-columns-repeated="5"/>
        </table:table-row>
        <table:table-row table:style-name="ro1">
          <table:table-cell office:value-type="float" office:value="0.0270538890972922" calcext:value-type="float">
            <text:p>0.0270538890972922</text:p>
          </table:table-cell>
          <table:table-cell office:value-type="float" office:value="0.0664876627511637" calcext:value-type="float">
            <text:p>0.0664876627511637</text:p>
          </table:table-cell>
          <table:table-cell office:value-type="float" office:value="20.1331025538053" calcext:value-type="float">
            <text:p>20.1331025538053</text:p>
          </table:table-cell>
          <table:table-cell table:number-columns-repeated="5"/>
        </table:table-row>
        <table:table-row table:style-name="ro1">
          <table:table-cell office:value-type="float" office:value="0.948512324130136" calcext:value-type="float">
            <text:p>0.948512324130136</text:p>
          </table:table-cell>
          <table:table-cell office:value-type="float" office:value="0.0516340816993078" calcext:value-type="float">
            <text:p>0.0516340816993078</text:p>
          </table:table-cell>
          <table:table-cell office:value-type="float" office:value="20.1377897527109" calcext:value-type="float">
            <text:p>20.1377897527109</text:p>
          </table:table-cell>
          <table:table-cell table:number-columns-repeated="5"/>
        </table:table-row>
        <table:table-row table:style-name="ro1">
          <table:table-cell office:value-type="float" office:value="-0.0515481686066362" calcext:value-type="float">
            <text:p>-0.0515481686066362</text:p>
          </table:table-cell>
          <table:table-cell office:value-type="float" office:value="0.0516340816993078" calcext:value-type="float">
            <text:p>0.0516340816993078</text:p>
          </table:table-cell>
          <table:table-cell office:value-type="float" office:value="20.1379457330475" calcext:value-type="float">
            <text:p>20.1379457330475</text:p>
          </table:table-cell>
          <table:table-cell table:number-columns-repeated="5"/>
        </table:table-row>
        <table:table-row table:style-name="ro1">
          <table:table-cell office:value-type="float" office:value="0.0270538890972922" calcext:value-type="float">
            <text:p>0.0270538890972922</text:p>
          </table:table-cell>
          <table:table-cell office:value-type="float" office:value="0.931734344261388" calcext:value-type="float">
            <text:p>0.931734344261388</text:p>
          </table:table-cell>
          <table:table-cell office:value-type="float" office:value="20.1390278348205" calcext:value-type="float">
            <text:p>20.1390278348205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0732032437956272" calcext:value-type="float">
            <text:p>0.0732032437956272</text:p>
          </table:table-cell>
          <table:table-cell office:value-type="float" office:value="20.1413172219767" calcext:value-type="float">
            <text:p>20.1413172219767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0734615152433474" calcext:value-type="float">
            <text:p>0.0734615152433474</text:p>
          </table:table-cell>
          <table:table-cell office:value-type="float" office:value="20.142246733796" calcext:value-type="float">
            <text:p>20.142246733796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-0.0742007216724681" calcext:value-type="float">
            <text:p>-0.0742007216724681</text:p>
          </table:table-cell>
          <table:table-cell office:value-type="float" office:value="20.1449220236697" calcext:value-type="float">
            <text:p>20.1449220236697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0748857082560981" calcext:value-type="float">
            <text:p>0.0748857082560981</text:p>
          </table:table-cell>
          <table:table-cell office:value-type="float" office:value="20.1474207168703" calcext:value-type="float">
            <text:p>20.1474207168703</text:p>
          </table:table-cell>
          <table:table-cell table:number-columns-repeated="5"/>
        </table:table-row>
        <table:table-row table:style-name="ro1">
          <table:table-cell table:style-name="ce7" office:value-type="float" office:value="0.943748563089987" calcext:value-type="float">
            <text:p>9.44E-01</text:p>
          </table:table-cell>
          <table:table-cell office:value-type="float" office:value="0.0516340816993078" calcext:value-type="float">
            <text:p>0.0516340816993078</text:p>
          </table:table-cell>
          <table:table-cell office:value-type="float" office:value="20.1505808130558" calcext:value-type="float">
            <text:p>20.1505808130558</text:p>
          </table:table-cell>
          <table:table-cell table:number-columns-repeated="5"/>
        </table:table-row>
        <table:table-row table:style-name="ro1">
          <table:table-cell office:value-type="float" office:value="0.0578280455128087" calcext:value-type="float">
            <text:p>0.0578280455128087</text:p>
          </table:table-cell>
          <table:table-cell office:value-type="float" office:value="0.0516340816993078" calcext:value-type="float">
            <text:p>0.0516340816993078</text:p>
          </table:table-cell>
          <table:table-cell office:value-type="float" office:value="20.1550379851705" calcext:value-type="float">
            <text:p>20.1550379851705</text:p>
          </table:table-cell>
          <table:table-cell table:number-columns-repeated="5"/>
        </table:table-row>
        <table:table-row table:style-name="ro1">
          <table:table-cell office:value-type="float" office:value="0.0270538890972922" calcext:value-type="float">
            <text:p>0.0270538890972922</text:p>
          </table:table-cell>
          <table:table-cell office:value-type="float" office:value="0.0732032437956272" calcext:value-type="float">
            <text:p>0.0732032437956272</text:p>
          </table:table-cell>
          <table:table-cell office:value-type="float" office:value="20.156171838264" calcext:value-type="float">
            <text:p>20.156171838264</text:p>
          </table:table-cell>
          <table:table-cell table:number-columns-repeated="5"/>
        </table:table-row>
        <table:table-row table:style-name="ro1">
          <table:table-cell table:style-name="ce7" office:value-type="float" office:value="0.0270538890972922" calcext:value-type="float">
            <text:p>2.71E-02</text:p>
          </table:table-cell>
          <table:table-cell office:value-type="float" office:value="0.0734615152433474" calcext:value-type="float">
            <text:p>0.0734615152433474</text:p>
          </table:table-cell>
          <table:table-cell office:value-type="float" office:value="20.1570959920192" calcext:value-type="float">
            <text:p>20.1570959920192</text:p>
          </table:table-cell>
          <table:table-cell table:number-columns-repeated="5"/>
        </table:table-row>
        <table:table-row table:style-name="ro1">
          <table:table-cell office:value-type="float" office:value="0.0270538890972922" calcext:value-type="float">
            <text:p>0.0270538890972922</text:p>
          </table:table-cell>
          <table:table-cell office:value-type="float" office:value="-0.0742007216724681" calcext:value-type="float">
            <text:p>-0.0742007216724681</text:p>
          </table:table-cell>
          <table:table-cell office:value-type="float" office:value="20.1597558604918" calcext:value-type="float">
            <text:p>20.1597558604918</text:p>
          </table:table-cell>
          <table:table-cell table:number-columns-repeated="5"/>
        </table:table-row>
        <table:table-row table:style-name="ro1">
          <table:table-cell office:value-type="float" office:value="0.0428359534424621" calcext:value-type="float">
            <text:p>0.0428359534424621</text:p>
          </table:table-cell>
          <table:table-cell office:value-type="float" office:value="0.0664876627511637" calcext:value-type="float">
            <text:p>0.0664876627511637</text:p>
          </table:table-cell>
          <table:table-cell office:value-type="float" office:value="20.1608583269164" calcext:value-type="float">
            <text:p>20.1608583269164</text:p>
          </table:table-cell>
          <table:table-cell table:number-columns-repeated="5"/>
        </table:table-row>
        <table:table-row table:style-name="ro1">
          <table:table-cell office:value-type="float" office:value="0.0270538890972922" calcext:value-type="float">
            <text:p>0.0270538890972922</text:p>
          </table:table-cell>
          <table:table-cell office:value-type="float" office:value="0.0748857082560981" calcext:value-type="float">
            <text:p>0.0748857082560981</text:p>
          </table:table-cell>
          <table:table-cell office:value-type="float" office:value="20.1622401502627" calcext:value-type="float">
            <text:p>20.1622401502627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0788576273361684" calcext:value-type="float">
            <text:p>0.0788576273361684</text:p>
          </table:table-cell>
          <table:table-cell office:value-type="float" office:value="20.162276198921" calcext:value-type="float">
            <text:p>20.162276198921</text:p>
          </table:table-cell>
          <table:table-cell table:number-columns-repeated="5"/>
        </table:table-row>
        <table:table-row table:style-name="ro1">
          <table:table-cell office:value-type="float" office:value="0.0428359534424621" calcext:value-type="float">
            <text:p>0.0428359534424621</text:p>
          </table:table-cell>
          <table:table-cell office:value-type="float" office:value="0.931734344261388" calcext:value-type="float">
            <text:p>0.931734344261388</text:p>
          </table:table-cell>
          <table:table-cell office:value-type="float" office:value="20.1667199911616" calcext:value-type="float">
            <text:p>20.1667199911616</text:p>
          </table:table-cell>
          <table:table-cell table:number-columns-repeated="5"/>
        </table:table-row>
        <table:table-row table:style-name="ro1">
          <table:table-cell office:value-type="float" office:value="0.0636339074561871" calcext:value-type="float">
            <text:p>0.0636339074561871</text:p>
          </table:table-cell>
          <table:table-cell office:value-type="float" office:value="0.0516340816993078" calcext:value-type="float">
            <text:p>0.0516340816993078</text:p>
          </table:table-cell>
          <table:table-cell office:value-type="float" office:value="20.1723883085587" calcext:value-type="float">
            <text:p>20.1723883085587</text:p>
          </table:table-cell>
          <table:table-cell table:number-columns-repeated="5"/>
        </table:table-row>
        <table:table-row table:style-name="ro1">
          <table:table-cell office:value-type="float" office:value="-0.0826445794846903" calcext:value-type="float">
            <text:p>-0.0826445794846903</text:p>
          </table:table-cell>
          <table:table-cell office:value-type="float" office:value="0.00109761169793499" calcext:value-type="float">
            <text:p>0.00109761169793499</text:p>
          </table:table-cell>
          <table:table-cell office:value-type="float" office:value="20.1734141765612" calcext:value-type="float">
            <text:p>20.1734141765612</text:p>
          </table:table-cell>
          <table:table-cell table:number-columns-repeated="5"/>
        </table:table-row>
        <table:table-row table:style-name="ro1">
          <table:table-cell office:value-type="float" office:value="-0.0826445794846903" calcext:value-type="float">
            <text:p>-0.0826445794846903</text:p>
          </table:table-cell>
          <table:table-cell office:value-type="float" office:value="0.00226849861005363" calcext:value-type="float">
            <text:p>0.00226849861005363</text:p>
          </table:table-cell>
          <table:table-cell office:value-type="float" office:value="20.1735131664238" calcext:value-type="float">
            <text:p>20.1735131664238</text:p>
          </table:table-cell>
          <table:table-cell table:number-columns-repeated="5"/>
        </table:table-row>
        <table:table-row table:style-name="ro1">
          <table:table-cell office:value-type="float" office:value="0.0270538890972922" calcext:value-type="float">
            <text:p>0.0270538890972922</text:p>
          </table:table-cell>
          <table:table-cell office:value-type="float" office:value="0.0788576273361684" calcext:value-type="float">
            <text:p>0.0788576273361684</text:p>
          </table:table-cell>
          <table:table-cell office:value-type="float" office:value="20.1770099995945" calcext:value-type="float">
            <text:p>20.1770099995945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-0.0830186662380017" calcext:value-type="float">
            <text:p>-0.0830186662380017</text:p>
          </table:table-cell>
          <table:table-cell office:value-type="float" office:value="20.1784931435412" calcext:value-type="float">
            <text:p>20.1784931435412</text:p>
          </table:table-cell>
          <table:table-cell table:number-columns-repeated="5"/>
        </table:table-row>
        <table:table-row table:style-name="ro1">
          <table:table-cell office:value-type="float" office:value="-0.0515481686066362" calcext:value-type="float">
            <text:p>-0.0515481686066362</text:p>
          </table:table-cell>
          <table:table-cell office:value-type="float" office:value="0.0664876627511637" calcext:value-type="float">
            <text:p>0.0664876627511637</text:p>
          </table:table-cell>
          <table:table-cell office:value-type="float" office:value="20.1812267646248" calcext:value-type="float">
            <text:p>20.1812267646248</text:p>
          </table:table-cell>
          <table:table-cell table:number-columns-repeated="5"/>
        </table:table-row>
        <table:table-row table:style-name="ro1">
          <table:table-cell office:value-type="float" office:value="0.0428359534424621" calcext:value-type="float">
            <text:p>0.0428359534424621</text:p>
          </table:table-cell>
          <table:table-cell office:value-type="float" office:value="0.0732032437956272" calcext:value-type="float">
            <text:p>0.0732032437956272</text:p>
          </table:table-cell>
          <table:table-cell office:value-type="float" office:value="20.1836799280397" calcext:value-type="float">
            <text:p>20.1836799280397</text:p>
          </table:table-cell>
          <table:table-cell table:number-columns-repeated="5"/>
        </table:table-row>
        <table:table-row table:style-name="ro1">
          <table:table-cell office:value-type="float" office:value="0.0428359534424621" calcext:value-type="float">
            <text:p>0.0428359534424621</text:p>
          </table:table-cell>
          <table:table-cell office:value-type="float" office:value="0.0734615152433474" calcext:value-type="float">
            <text:p>0.0734615152433474</text:p>
          </table:table-cell>
          <table:table-cell office:value-type="float" office:value="20.1845941596197" calcext:value-type="float">
            <text:p>20.1845941596197</text:p>
          </table:table-cell>
          <table:table-cell table:number-columns-repeated="5"/>
        </table:table-row>
        <table:table-row table:style-name="ro1">
          <table:table-cell office:value-type="float" office:value="-0.0826445794846903" calcext:value-type="float">
            <text:p>-0.0826445794846903</text:p>
          </table:table-cell>
          <table:table-cell office:value-type="float" office:value="0.0220105343391712" calcext:value-type="float">
            <text:p>0.0220105343391712</text:p>
          </table:table-cell>
          <table:table-cell office:value-type="float" office:value="20.1855039211066" calcext:value-type="float">
            <text:p>20.1855039211066</text:p>
          </table:table-cell>
          <table:table-cell table:number-columns-repeated="5"/>
        </table:table-row>
        <table:table-row table:style-name="ro1">
          <table:table-cell office:value-type="float" office:value="-0.0515481686066362" calcext:value-type="float">
            <text:p>-0.0515481686066362</text:p>
          </table:table-cell>
          <table:table-cell office:value-type="float" office:value="0.931734344261388" calcext:value-type="float">
            <text:p>0.931734344261388</text:p>
          </table:table-cell>
          <table:table-cell office:value-type="float" office:value="20.1870417440158" calcext:value-type="float">
            <text:p>20.1870417440158</text:p>
          </table:table-cell>
          <table:table-cell table:number-columns-repeated="5"/>
        </table:table-row>
        <table:table-row table:style-name="ro1">
          <table:table-cell office:value-type="float" office:value="0.0428359534424621" calcext:value-type="float">
            <text:p>0.0428359534424621</text:p>
          </table:table-cell>
          <table:table-cell office:value-type="float" office:value="-0.0742007216724681" calcext:value-type="float">
            <text:p>-0.0742007216724681</text:p>
          </table:table-cell>
          <table:table-cell office:value-type="float" office:value="20.1872254704188" calcext:value-type="float">
            <text:p>20.1872254704188</text:p>
          </table:table-cell>
          <table:table-cell table:number-columns-repeated="5"/>
        </table:table-row>
        <table:table-row table:style-name="ro1">
          <table:table-cell office:value-type="float" office:value="0.0270538890972922" calcext:value-type="float">
            <text:p>0.0270538890972922</text:p>
          </table:table-cell>
          <table:table-cell office:value-type="float" office:value="-0.0830186662380017" calcext:value-type="float">
            <text:p>-0.0830186662380017</text:p>
          </table:table-cell>
          <table:table-cell office:value-type="float" office:value="20.1931334635014" calcext:value-type="float">
            <text:p>20.1931334635014</text:p>
          </table:table-cell>
          <table:table-cell table:number-columns-repeated="5"/>
        </table:table-row>
        <table:table-row table:style-name="ro1">
          <table:table-cell office:value-type="float" office:value="-0.0120198472256046" calcext:value-type="float">
            <text:p>-0.0120198472256046</text:p>
          </table:table-cell>
          <table:table-cell office:value-type="float" office:value="0.0877427199529048" calcext:value-type="float">
            <text:p>0.0877427199529048</text:p>
          </table:table-cell>
          <table:table-cell office:value-type="float" office:value="20.1976844794976" calcext:value-type="float">
            <text:p>20.1976844794976</text:p>
          </table:table-cell>
          <table:table-cell table:number-columns-repeated="5"/>
        </table:table-row>
        <table:table-row table:style-name="ro1">
          <table:table-cell office:value-type="float" office:value="0.0578280455128087" calcext:value-type="float">
            <text:p>0.0578280455128087</text:p>
          </table:table-cell>
          <table:table-cell office:value-type="float" office:value="0.0664876627511637" calcext:value-type="float">
            <text:p>0.0664876627511637</text:p>
          </table:table-cell>
          <table:table-cell office:value-type="float" office:value="20.1980323214195" calcext:value-type="float">
            <text:p>20.1980323214195</text:p>
          </table:table-cell>
          <table:table-cell table:number-columns-repeated="5"/>
        </table:table-row>
        <table:table-row table:style-name="ro1">
          <table:table-cell office:value-type="float" office:value="0.948512324130136" calcext:value-type="float">
            <text:p>0.948512324130136</text:p>
          </table:table-cell>
          <table:table-cell office:value-type="float" office:value="0.0732032437956272" calcext:value-type="float">
            <text:p>0.0732032437956272</text:p>
          </table:table-cell>
          <table:table-cell office:value-type="float" office:value="20.2037146091046" calcext:value-type="float">
            <text:p>20.2037146091046</text:p>
          </table:table-cell>
          <table:table-cell table:number-columns-repeated="5"/>
        </table:table-row>
      </table:table>
      <table:table table:name="ackley-wiekszy-promien" table:style-name="ta1">
        <table:shapes>
          <draw:frame draw:z-index="0" draw:style-name="gr1" draw:text-style-name="P1" svg:width="16.714cm" svg:height="10.148cm" svg:x="14.363cm" svg:y="4.195cm">
            <draw:object draw:notify-on-update-of-ranges="'ackley-wiekszy-promien'.E2:'ackley-wiekszy-promien'.E7 'ackley-wiekszy-promien'.F1:'ackley-wiekszy-promien'.F1 'ackley-wiekszy-promien'.F2:'ackley-wiekszy-promien'.F7 'ackley-wiekszy-promien'.G1:'ackley-wiekszy-promien'.G1 'ackley-wiekszy-promien'.G2:'ackley-wiekszy-promien'.G7 'ackley-wiekszy-promien'.H1:'ackley-wiekszy-promien'.H1 'ackley-wiekszy-promien'.H2:'ackley-wiekszy-promien'.H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f(x,y)</text:p>
          </table:table-cell>
          <table:table-cell/>
          <table:table-cell table:style-name="ce1" office:value-type="string" calcext:value-type="string">
            <text:p>iteracj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interacje 0</text:p>
          </table:table-cell>
          <table:covered-table-cell table:number-columns-repeated="2"/>
          <table:table-cell/>
          <table:table-cell office:value-type="float" office:value="0" calcext:value-type="float">
            <text:p>0</text:p>
          </table:table-cell>
          <table:table-cell table:formula="of:=MIN([.$C3:.$C52])" office:value-type="float" office:value="20.0849980551047" calcext:value-type="float">
            <text:p>20.0849980551047</text:p>
          </table:table-cell>
          <table:table-cell table:formula="of:=MAX([.$C3:.$C52])" office:value-type="float" office:value="22.2481240222088" calcext:value-type="float">
            <text:p>22.2481240222088</text:p>
          </table:table-cell>
          <table:table-cell table:formula="of:=AVERAGE([.$C3:.$C52])" office:value-type="float" office:value="21.5921541056292" calcext:value-type="float">
            <text:p>21.5921541056292</text:p>
          </table:table-cell>
        </table:table-row>
        <table:table-row table:style-name="ro1">
          <table:table-cell table:style-name="ce6" office:value-type="float" office:value="0.0299093996924139" calcext:value-type="float">
            <text:p>0.0299093997</text:p>
          </table:table-cell>
          <table:table-cell table:style-name="ce6" office:value-type="float" office:value="-0.0484241469934318" calcext:value-type="float">
            <text:p>-0.0484241470</text:p>
          </table:table-cell>
          <table:table-cell table:style-name="ce6" office:value-type="float" office:value="20.0849980551047" calcext:value-type="float">
            <text:p>20.0849980551</text:p>
          </table:table-cell>
          <table:table-cell/>
          <table:table-cell office:value-type="float" office:value="99" calcext:value-type="float">
            <text:p>99</text:p>
          </table:table-cell>
          <table:table-cell table:formula="of:=MIN([.$C54:.$C103])" office:value-type="float" office:value="20.0296318083064" calcext:value-type="float">
            <text:p>20.0296318083064</text:p>
          </table:table-cell>
          <table:table-cell table:formula="of:=MAX([.$C54:.$C103])" office:value-type="float" office:value="21.2702673193402" calcext:value-type="float">
            <text:p>21.2702673193402</text:p>
          </table:table-cell>
          <table:table-cell table:formula="of:=AVERAGE([.$C54:.$C103])" office:value-type="float" office:value="20.6082282279171" calcext:value-type="float">
            <text:p>20.6082282279171</text:p>
          </table:table-cell>
        </table:table-row>
        <table:table-row table:style-name="ro1">
          <table:table-cell table:style-name="ce6" office:value-type="float" office:value="-0.0036170201312079" calcext:value-type="float">
            <text:p>-0.0036170201</text:p>
          </table:table-cell>
          <table:table-cell table:style-name="ce6" office:value-type="float" office:value="0.0897227621692774" calcext:value-type="float">
            <text:p>0.0897227622</text:p>
          </table:table-cell>
          <table:table-cell table:style-name="ce6" office:value-type="float" office:value="20.2027081172021" calcext:value-type="float">
            <text:p>20.2027081172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MIN([.$C105:.$C154])" office:value-type="float" office:value="20.0296318083064" calcext:value-type="float">
            <text:p>20.0296318083064</text:p>
          </table:table-cell>
          <table:table-cell table:formula="of:=MAX([.$C105:.$C154])" office:value-type="float" office:value="20.9210801194567" calcext:value-type="float">
            <text:p>20.9210801194567</text:p>
          </table:table-cell>
          <table:table-cell table:formula="of:=AVERAGE([.$C105:.$C154])" office:value-type="float" office:value="20.4250493514449" calcext:value-type="float">
            <text:p>20.4250493514449</text:p>
          </table:table-cell>
        </table:table-row>
        <table:table-row table:style-name="ro1">
          <table:table-cell table:style-name="ce6" office:value-type="float" office:value="-0.0383859399305687" calcext:value-type="float">
            <text:p>-0.0383859399</text:p>
          </table:table-cell>
          <table:table-cell table:style-name="ce6" office:value-type="float" office:value="0.0862129776650042" calcext:value-type="float">
            <text:p>0.0862129777</text:p>
          </table:table-cell>
          <table:table-cell table:style-name="ce6" office:value-type="float" office:value="20.2241357193253" calcext:value-type="float">
            <text:p>20.2241357193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MIN([.$C156:.$C205])" office:value-type="float" office:value="20.0296318083064" calcext:value-type="float">
            <text:p>20.0296318083064</text:p>
          </table:table-cell>
          <table:table-cell table:formula="of:=MAX([.$C156:.$C205])" office:value-type="float" office:value="20.5061771573855" calcext:value-type="float">
            <text:p>20.5061771573855</text:p>
          </table:table-cell>
          <table:table-cell table:formula="of:=AVERAGE([.$C156:.$C205])" office:value-type="float" office:value="20.2637849837187" calcext:value-type="float">
            <text:p>20.2637849837187</text:p>
          </table:table-cell>
        </table:table-row>
        <table:table-row table:style-name="ro1">
          <table:table-cell table:style-name="ce6" office:value-type="float" office:value="-0.0396115489568901" calcext:value-type="float">
            <text:p>-0.0396115490</text:p>
          </table:table-cell>
          <table:table-cell table:style-name="ce6" office:value-type="float" office:value="-0.0870110370309391" calcext:value-type="float">
            <text:p>-0.0870110370</text:p>
          </table:table-cell>
          <table:table-cell table:style-name="ce6" office:value-type="float" office:value="20.2296967224103" calcext:value-type="float">
            <text:p>20.2296967224</text:p>
          </table:table-cell>
          <table:table-cell/>
          <table:table-cell office:value-type="float" office:value="399" calcext:value-type="float">
            <text:p>399</text:p>
          </table:table-cell>
          <table:table-cell table:formula="of:=MIN([.$C207:.$C256])" office:value-type="float" office:value="20.0041227528074" calcext:value-type="float">
            <text:p>20.0041227528074</text:p>
          </table:table-cell>
          <table:table-cell table:formula="of:=MAX([.$C207:.$C256])" office:value-type="float" office:value="20.3829892594294" calcext:value-type="float">
            <text:p>20.3829892594294</text:p>
          </table:table-cell>
          <table:table-cell table:formula="of:=AVERAGE([.$C207:.$C256])" office:value-type="float" office:value="20.1819506637658" calcext:value-type="float">
            <text:p>20.1819506637658</text:p>
          </table:table-cell>
        </table:table-row>
        <table:table-row table:style-name="ro1">
          <table:table-cell table:style-name="ce6" office:value-type="float" office:value="0.141258251554523" calcext:value-type="float">
            <text:p>0.1412582516</text:p>
          </table:table-cell>
          <table:table-cell table:style-name="ce6" office:value-type="float" office:value="-0.0690523531933531" calcext:value-type="float">
            <text:p>-0.0690523532</text:p>
          </table:table-cell>
          <table:table-cell table:style-name="ce6" office:value-type="float" office:value="20.5599634514584" calcext:value-type="float">
            <text:p>20.5599634515</text:p>
          </table:table-cell>
          <table:table-cell/>
          <table:table-cell office:value-type="float" office:value="499" calcext:value-type="float">
            <text:p>499</text:p>
          </table:table-cell>
          <table:table-cell table:formula="of:=MIN([.$C258:.$C307])" office:value-type="float" office:value="20.0041227528074" calcext:value-type="float">
            <text:p>20.0041227528074</text:p>
          </table:table-cell>
          <table:table-cell table:formula="of:=MAX([.$C258:.$C307])" office:value-type="float" office:value="20.2652911377262" calcext:value-type="float">
            <text:p>20.2652911377262</text:p>
          </table:table-cell>
          <table:table-cell table:formula="of:=AVERAGE([.$C258:.$C307])" office:value-type="float" office:value="20.1453679821029" calcext:value-type="float">
            <text:p>20.1453679821029</text:p>
          </table:table-cell>
        </table:table-row>
        <table:table-row table:style-name="ro1">
          <table:table-cell table:style-name="ce6" office:value-type="float" office:value="0.142439703783798" calcext:value-type="float">
            <text:p>0.1424397038</text:p>
          </table:table-cell>
          <table:table-cell table:style-name="ce6" office:value-type="float" office:value="-0.0821821486084202" calcext:value-type="float">
            <text:p>-0.0821821486</text:p>
          </table:table-cell>
          <table:table-cell table:style-name="ce6" office:value-type="float" office:value="20.606401344044" calcext:value-type="float">
            <text:p>20.6064013440</text:p>
          </table:table-cell>
          <table:table-cell table:number-columns-repeated="5"/>
        </table:table-row>
        <table:table-row table:style-name="ro1">
          <table:table-cell table:style-name="ce6" office:value-type="float" office:value="0.0351559364551616" calcext:value-type="float">
            <text:p>0.0351559365</text:p>
          </table:table-cell>
          <table:table-cell table:style-name="ce6" office:value-type="float" office:value="-0.218479150523742" calcext:value-type="float">
            <text:p>-0.2184791505</text:p>
          </table:table-cell>
          <table:table-cell table:style-name="ce6" office:value-type="float" office:value="20.9210801194567" calcext:value-type="float">
            <text:p>20.9210801195</text:p>
          </table:table-cell>
          <table:table-cell table:number-columns-repeated="5"/>
        </table:table-row>
        <table:table-row table:style-name="ro1">
          <table:table-cell table:style-name="ce6" office:value-type="float" office:value="0.227885291964636" calcext:value-type="float">
            <text:p>0.2278852920</text:p>
          </table:table-cell>
          <table:table-cell table:style-name="ce6" office:value-type="float" office:value="0.0929802202458099" calcext:value-type="float">
            <text:p>0.0929802202</text:p>
          </table:table-cell>
          <table:table-cell table:style-name="ce6" office:value-type="float" office:value="21.0919524688747" calcext:value-type="float">
            <text:p>21.0919524689</text:p>
          </table:table-cell>
          <table:table-cell table:number-columns-repeated="5"/>
        </table:table-row>
        <table:table-row table:style-name="ro1">
          <table:table-cell table:style-name="ce6" office:value-type="float" office:value="-0.246443407564416" calcext:value-type="float">
            <text:p>-0.2464434076</text:p>
          </table:table-cell>
          <table:table-cell table:style-name="ce6" office:value-type="float" office:value="-0.103040712279949" calcext:value-type="float">
            <text:p>-0.1030407123</text:p>
          </table:table-cell>
          <table:table-cell table:style-name="ce6" office:value-type="float" office:value="21.2114753053727" calcext:value-type="float">
            <text:p>21.2114753054</text:p>
          </table:table-cell>
          <table:table-cell table:number-columns-repeated="5"/>
        </table:table-row>
        <table:table-row table:style-name="ro1">
          <table:table-cell table:style-name="ce6" office:value-type="float" office:value="0.20328461653833" calcext:value-type="float">
            <text:p>0.2032846165</text:p>
          </table:table-cell>
          <table:table-cell table:style-name="ce6" office:value-type="float" office:value="0.161183220898757" calcext:value-type="float">
            <text:p>0.1611832209</text:p>
          </table:table-cell>
          <table:table-cell table:style-name="ce6" office:value-type="float" office:value="21.2123228408939" calcext:value-type="float">
            <text:p>21.2123228409</text:p>
          </table:table-cell>
          <table:table-cell table:number-columns-repeated="5"/>
        </table:table-row>
        <table:table-row table:style-name="ro1">
          <table:table-cell table:style-name="ce6" office:value-type="float" office:value="0.0550585342856897" calcext:value-type="float">
            <text:p>0.0550585343</text:p>
          </table:table-cell>
          <table:table-cell table:style-name="ce6" office:value-type="float" office:value="-0.27054599432183" calcext:value-type="float">
            <text:p>-0.2705459943</text:p>
          </table:table-cell>
          <table:table-cell table:style-name="ce6" office:value-type="float" office:value="21.217464191361" calcext:value-type="float">
            <text:p>21.2174641914</text:p>
          </table:table-cell>
          <table:table-cell table:number-columns-repeated="5"/>
        </table:table-row>
        <table:table-row table:style-name="ro1">
          <table:table-cell table:style-name="ce6" office:value-type="float" office:value="-0.260082386483977" calcext:value-type="float">
            <text:p>-0.2600823865</text:p>
          </table:table-cell>
          <table:table-cell table:style-name="ce6" office:value-type="float" office:value="0.141913528695185" calcext:value-type="float">
            <text:p>0.1419135287</text:p>
          </table:table-cell>
          <table:table-cell table:style-name="ce6" office:value-type="float" office:value="21.3919679958479" calcext:value-type="float">
            <text:p>21.3919679958</text:p>
          </table:table-cell>
          <table:table-cell table:number-columns-repeated="5"/>
        </table:table-row>
        <table:table-row table:style-name="ro1">
          <table:table-cell table:style-name="ce6" office:value-type="float" office:value="0.061361465073517" calcext:value-type="float">
            <text:p>0.0613614651</text:p>
          </table:table-cell>
          <table:table-cell table:style-name="ce6" office:value-type="float" office:value="-0.332081213496143" calcext:value-type="float">
            <text:p>-0.3320812135</text:p>
          </table:table-cell>
          <table:table-cell table:style-name="ce6" office:value-type="float" office:value="21.4762966313807" calcext:value-type="float">
            <text:p>21.4762966314</text:p>
          </table:table-cell>
          <table:table-cell table:number-columns-repeated="5"/>
        </table:table-row>
        <table:table-row table:style-name="ro1">
          <table:table-cell table:style-name="ce6" office:value-type="float" office:value="-0.210586232665176" calcext:value-type="float">
            <text:p>-0.2105862327</text:p>
          </table:table-cell>
          <table:table-cell table:style-name="ce6" office:value-type="float" office:value="-0.22409471295655" calcext:value-type="float">
            <text:p>-0.2240947130</text:p>
          </table:table-cell>
          <table:table-cell table:style-name="ce6" office:value-type="float" office:value="21.4924921881515" calcext:value-type="float">
            <text:p>21.4924921882</text:p>
          </table:table-cell>
          <table:table-cell table:number-columns-repeated="5"/>
        </table:table-row>
        <table:table-row table:style-name="ro1">
          <table:table-cell table:style-name="ce6" office:value-type="float" office:value="0.19641404855701" calcext:value-type="float">
            <text:p>0.1964140486</text:p>
          </table:table-cell>
          <table:table-cell table:style-name="ce6" office:value-type="float" office:value="0.23863407491047" calcext:value-type="float">
            <text:p>0.2386340749</text:p>
          </table:table-cell>
          <table:table-cell table:style-name="ce6" office:value-type="float" office:value="21.4958289964034" calcext:value-type="float">
            <text:p>21.4958289964</text:p>
          </table:table-cell>
          <table:table-cell table:number-columns-repeated="5"/>
        </table:table-row>
        <table:table-row table:style-name="ro1">
          <table:table-cell table:style-name="ce6" office:value-type="float" office:value="0.228570112895616" calcext:value-type="float">
            <text:p>0.2285701129</text:p>
          </table:table-cell>
          <table:table-cell table:style-name="ce6" office:value-type="float" office:value="0.218215938221036" calcext:value-type="float">
            <text:p>0.2182159382</text:p>
          </table:table-cell>
          <table:table-cell table:style-name="ce6" office:value-type="float" office:value="21.537341625281" calcext:value-type="float">
            <text:p>21.5373416253</text:p>
          </table:table-cell>
          <table:table-cell table:number-columns-repeated="5"/>
        </table:table-row>
        <table:table-row table:style-name="ro1">
          <table:table-cell table:style-name="ce6" office:value-type="float" office:value="0.34239693989242" calcext:value-type="float">
            <text:p>0.3423969399</text:p>
          </table:table-cell>
          <table:table-cell table:style-name="ce6" office:value-type="float" office:value="-0.0833939189985663" calcext:value-type="float">
            <text:p>-0.0833939190</text:p>
          </table:table-cell>
          <table:table-cell table:style-name="ce6" office:value-type="float" office:value="21.5463227634602" calcext:value-type="float">
            <text:p>21.5463227635</text:p>
          </table:table-cell>
          <table:table-cell table:number-columns-repeated="5"/>
        </table:table-row>
        <table:table-row table:style-name="ro1">
          <table:table-cell table:style-name="ce6" office:value-type="float" office:value="-0.279080597365117" calcext:value-type="float">
            <text:p>-0.2790805974</text:p>
          </table:table-cell>
          <table:table-cell table:style-name="ce6" office:value-type="float" office:value="-0.178613102475531" calcext:value-type="float">
            <text:p>-0.1786131025</text:p>
          </table:table-cell>
          <table:table-cell table:style-name="ce6" office:value-type="float" office:value="21.5840313940492" calcext:value-type="float">
            <text:p>21.5840313940</text:p>
          </table:table-cell>
          <table:table-cell table:number-columns-repeated="5"/>
        </table:table-row>
        <table:table-row table:style-name="ro1">
          <table:table-cell table:style-name="ce6" office:value-type="float" office:value="-0.212317845873384" calcext:value-type="float">
            <text:p>-0.2123178459</text:p>
          </table:table-cell>
          <table:table-cell table:style-name="ce6" office:value-type="float" office:value="0.256039253390168" calcext:value-type="float">
            <text:p>0.2560392534</text:p>
          </table:table-cell>
          <table:table-cell table:style-name="ce6" office:value-type="float" office:value="21.6149762701149" calcext:value-type="float">
            <text:p>21.6149762701</text:p>
          </table:table-cell>
          <table:table-cell table:number-columns-repeated="5"/>
        </table:table-row>
        <table:table-row table:style-name="ro1">
          <table:table-cell table:style-name="ce6" office:value-type="float" office:value="-0.283380100810104" calcext:value-type="float">
            <text:p>-0.2833801008</text:p>
          </table:table-cell>
          <table:table-cell table:style-name="ce6" office:value-type="float" office:value="0.186339700762751" calcext:value-type="float">
            <text:p>0.1863397008</text:p>
          </table:table-cell>
          <table:table-cell table:style-name="ce6" office:value-type="float" office:value="21.6234456306284" calcext:value-type="float">
            <text:p>21.6234456306</text:p>
          </table:table-cell>
          <table:table-cell table:number-columns-repeated="5"/>
        </table:table-row>
        <table:table-row table:style-name="ro1">
          <table:table-cell table:style-name="ce6" office:value-type="float" office:value="-0.373780403763132" calcext:value-type="float">
            <text:p>-0.3737804038</text:p>
          </table:table-cell>
          <table:table-cell table:style-name="ce6" office:value-type="float" office:value="0.0831924569217862" calcext:value-type="float">
            <text:p>0.0831924569</text:p>
          </table:table-cell>
          <table:table-cell table:style-name="ce6" office:value-type="float" office:value="21.632391700217" calcext:value-type="float">
            <text:p>21.6323917002</text:p>
          </table:table-cell>
          <table:table-cell table:number-columns-repeated="5"/>
        </table:table-row>
        <table:table-row table:style-name="ro1">
          <table:table-cell table:style-name="ce6" office:value-type="float" office:value="-0.387403029340467" calcext:value-type="float">
            <text:p>-0.3874030293</text:p>
          </table:table-cell>
          <table:table-cell table:style-name="ce6" office:value-type="float" office:value="-0.0808530524622395" calcext:value-type="float">
            <text:p>-0.0808530525</text:p>
          </table:table-cell>
          <table:table-cell table:style-name="ce6" office:value-type="float" office:value="21.6597838338216" calcext:value-type="float">
            <text:p>21.6597838338</text:p>
          </table:table-cell>
          <table:table-cell table:number-columns-repeated="5"/>
        </table:table-row>
        <table:table-row table:style-name="ro1">
          <table:table-cell table:style-name="ce6" office:value-type="float" office:value="-0.0371616055727147" calcext:value-type="float">
            <text:p>-0.0371616056</text:p>
          </table:table-cell>
          <table:table-cell table:style-name="ce6" office:value-type="float" office:value="-0.445649966032008" calcext:value-type="float">
            <text:p>-0.4456499660</text:p>
          </table:table-cell>
          <table:table-cell table:style-name="ce6" office:value-type="float" office:value="21.7028602261009" calcext:value-type="float">
            <text:p>21.7028602261</text:p>
          </table:table-cell>
          <table:table-cell table:number-columns-repeated="5"/>
        </table:table-row>
        <table:table-row table:style-name="ro1">
          <table:table-cell table:style-name="ce6" office:value-type="float" office:value="-0.000944147948066187" calcext:value-type="float">
            <text:p>-0.0009441479</text:p>
          </table:table-cell>
          <table:table-cell table:style-name="ce6" office:value-type="float" office:value="0.498926820910312" calcext:value-type="float">
            <text:p>0.4989268209</text:p>
          </table:table-cell>
          <table:table-cell table:style-name="ce6" office:value-type="float" office:value="21.7182792594346" calcext:value-type="float">
            <text:p>21.7182792594</text:p>
          </table:table-cell>
          <table:table-cell table:number-columns-repeated="5"/>
        </table:table-row>
        <table:table-row table:style-name="ro1">
          <table:table-cell table:style-name="ce6" office:value-type="float" office:value="0.461315473403288" calcext:value-type="float">
            <text:p>0.4613154734</text:p>
          </table:table-cell>
          <table:table-cell table:style-name="ce6" office:value-type="float" office:value="-0.0416501218688093" calcext:value-type="float">
            <text:p>-0.0416501219</text:p>
          </table:table-cell>
          <table:table-cell table:style-name="ce6" office:value-type="float" office:value="21.7206055438514" calcext:value-type="float">
            <text:p>21.7206055439</text:p>
          </table:table-cell>
          <table:table-cell table:number-columns-repeated="5"/>
        </table:table-row>
        <table:table-row table:style-name="ro1">
          <table:table-cell table:style-name="ce6" office:value-type="float" office:value="-0.0646441419779663" calcext:value-type="float">
            <text:p>-0.0646441420</text:p>
          </table:table-cell>
          <table:table-cell table:style-name="ce6" office:value-type="float" office:value="-0.444240575391935" calcext:value-type="float">
            <text:p>-0.4442405754</text:p>
          </table:table-cell>
          <table:table-cell table:style-name="ce6" office:value-type="float" office:value="21.7285356052226" calcext:value-type="float">
            <text:p>21.7285356052</text:p>
          </table:table-cell>
          <table:table-cell table:number-columns-repeated="5"/>
        </table:table-row>
        <table:table-row table:style-name="ro1">
          <table:table-cell table:style-name="ce6" office:value-type="float" office:value="-0.108873409212003" calcext:value-type="float">
            <text:p>-0.1088734092</text:p>
          </table:table-cell>
          <table:table-cell table:style-name="ce6" office:value-type="float" office:value="-0.403218409700587" calcext:value-type="float">
            <text:p>-0.4032184097</text:p>
          </table:table-cell>
          <table:table-cell table:style-name="ce6" office:value-type="float" office:value="21.7408878614317" calcext:value-type="float">
            <text:p>21.7408878614</text:p>
          </table:table-cell>
          <table:table-cell table:number-columns-repeated="5"/>
        </table:table-row>
        <table:table-row table:style-name="ro1">
          <table:table-cell table:style-name="ce6" office:value-type="float" office:value="-0.359840306473125" calcext:value-type="float">
            <text:p>-0.3598403065</text:p>
          </table:table-cell>
          <table:table-cell table:style-name="ce6" office:value-type="float" office:value="-0.154752353179476" calcext:value-type="float">
            <text:p>-0.1547523532</text:p>
          </table:table-cell>
          <table:table-cell table:style-name="ce6" office:value-type="float" office:value="21.7542591435099" calcext:value-type="float">
            <text:p>21.7542591435</text:p>
          </table:table-cell>
          <table:table-cell table:number-columns-repeated="5"/>
        </table:table-row>
        <table:table-row table:style-name="ro1">
          <table:table-cell table:style-name="ce6" office:value-type="float" office:value="0.34945486494043" calcext:value-type="float">
            <text:p>0.3494548649</text:p>
          </table:table-cell>
          <table:table-cell table:style-name="ce6" office:value-type="float" office:value="0.168428764862697" calcext:value-type="float">
            <text:p>0.1684287649</text:p>
          </table:table-cell>
          <table:table-cell table:style-name="ce6" office:value-type="float" office:value="21.7644946844521" calcext:value-type="float">
            <text:p>21.7644946845</text:p>
          </table:table-cell>
          <table:table-cell table:number-columns-repeated="5"/>
        </table:table-row>
        <table:table-row table:style-name="ro1">
          <table:table-cell table:style-name="ce6" office:value-type="float" office:value="0.11027755513054" calcext:value-type="float">
            <text:p>0.1102775551</text:p>
          </table:table-cell>
          <table:table-cell table:style-name="ce6" office:value-type="float" office:value="0.438695182307753" calcext:value-type="float">
            <text:p>0.4386951823</text:p>
          </table:table-cell>
          <table:table-cell table:style-name="ce6" office:value-type="float" office:value="21.7939308141592" calcext:value-type="float">
            <text:p>21.7939308142</text:p>
          </table:table-cell>
          <table:table-cell table:number-columns-repeated="5"/>
        </table:table-row>
        <table:table-row table:style-name="ro1">
          <table:table-cell table:style-name="ce6" office:value-type="float" office:value="0.385303625480331" calcext:value-type="float">
            <text:p>0.3853036255</text:p>
          </table:table-cell>
          <table:table-cell table:style-name="ce6" office:value-type="float" office:value="-0.170310878577101" calcext:value-type="float">
            <text:p>-0.1703108786</text:p>
          </table:table-cell>
          <table:table-cell table:style-name="ce6" office:value-type="float" office:value="21.8451468548123" calcext:value-type="float">
            <text:p>21.8451468548</text:p>
          </table:table-cell>
          <table:table-cell table:number-columns-repeated="5"/>
        </table:table-row>
        <table:table-row table:style-name="ro1">
          <table:table-cell table:style-name="ce6" office:value-type="float" office:value="-0.244142999223442" calcext:value-type="float">
            <text:p>-0.2441429992</text:p>
          </table:table-cell>
          <table:table-cell table:style-name="ce6" office:value-type="float" office:value="0.306322351477942" calcext:value-type="float">
            <text:p>0.3063223515</text:p>
          </table:table-cell>
          <table:table-cell table:style-name="ce6" office:value-type="float" office:value="21.8617601086999" calcext:value-type="float">
            <text:p>21.8617601087</text:p>
          </table:table-cell>
          <table:table-cell table:number-columns-repeated="5"/>
        </table:table-row>
        <table:table-row table:style-name="ro1">
          <table:table-cell table:style-name="ce6" office:value-type="float" office:value="-0.136614533831179" calcext:value-type="float">
            <text:p>-0.1366145338</text:p>
          </table:table-cell>
          <table:table-cell table:style-name="ce6" office:value-type="float" office:value="-0.494577296810735" calcext:value-type="float">
            <text:p>-0.4945772968</text:p>
          </table:table-cell>
          <table:table-cell table:style-name="ce6" office:value-type="float" office:value="21.8770395192257" calcext:value-type="float">
            <text:p>21.8770395192</text:p>
          </table:table-cell>
          <table:table-cell table:number-columns-repeated="5"/>
        </table:table-row>
        <table:table-row table:style-name="ro1">
          <table:table-cell table:style-name="ce6" office:value-type="float" office:value="0.212775262698712" calcext:value-type="float">
            <text:p>0.2127752627</text:p>
          </table:table-cell>
          <table:table-cell table:style-name="ce6" office:value-type="float" office:value="-0.348540730001021" calcext:value-type="float">
            <text:p>-0.3485407300</text:p>
          </table:table-cell>
          <table:table-cell table:style-name="ce6" office:value-type="float" office:value="21.8782284164191" calcext:value-type="float">
            <text:p>21.8782284164</text:p>
          </table:table-cell>
          <table:table-cell table:number-columns-repeated="5"/>
        </table:table-row>
        <table:table-row table:style-name="ro1">
          <table:table-cell table:style-name="ce6" office:value-type="float" office:value="-0.298796331094271" calcext:value-type="float">
            <text:p>-0.2987963311</text:p>
          </table:table-cell>
          <table:table-cell table:style-name="ce6" office:value-type="float" office:value="0.257994658578501" calcext:value-type="float">
            <text:p>0.2579946586</text:p>
          </table:table-cell>
          <table:table-cell table:style-name="ce6" office:value-type="float" office:value="21.8796748743875" calcext:value-type="float">
            <text:p>21.8796748744</text:p>
          </table:table-cell>
          <table:table-cell table:number-columns-repeated="5"/>
        </table:table-row>
        <table:table-row table:style-name="ro1">
          <table:table-cell table:style-name="ce6" office:value-type="float" office:value="0.241316431768485" calcext:value-type="float">
            <text:p>0.2413164318</text:p>
          </table:table-cell>
          <table:table-cell table:style-name="ce6" office:value-type="float" office:value="0.324550532493414" calcext:value-type="float">
            <text:p>0.3245505325</text:p>
          </table:table-cell>
          <table:table-cell table:style-name="ce6" office:value-type="float" office:value="21.8982970524607" calcext:value-type="float">
            <text:p>21.8982970525</text:p>
          </table:table-cell>
          <table:table-cell table:number-columns-repeated="5"/>
        </table:table-row>
        <table:table-row table:style-name="ro1">
          <table:table-cell table:style-name="ce6" office:value-type="float" office:value="-0.406216600443678" calcext:value-type="float">
            <text:p>-0.4062166004</text:p>
          </table:table-cell>
          <table:table-cell table:style-name="ce6" office:value-type="float" office:value="0.213855295267138" calcext:value-type="float">
            <text:p>0.2138552953</text:p>
          </table:table-cell>
          <table:table-cell table:style-name="ce6" office:value-type="float" office:value="21.9797552183489" calcext:value-type="float">
            <text:p>21.9797552183</text:p>
          </table:table-cell>
          <table:table-cell table:number-columns-repeated="5"/>
        </table:table-row>
        <table:table-row table:style-name="ro1">
          <table:table-cell table:style-name="ce6" office:value-type="float" office:value="-0.436785326780469" calcext:value-type="float">
            <text:p>-0.4367853268</text:p>
          </table:table-cell>
          <table:table-cell table:style-name="ce6" office:value-type="float" office:value="0.203090759719937" calcext:value-type="float">
            <text:p>0.2030907597</text:p>
          </table:table-cell>
          <table:table-cell table:style-name="ce6" office:value-type="float" office:value="21.9890988899618" calcext:value-type="float">
            <text:p>21.9890988900</text:p>
          </table:table-cell>
          <table:table-cell table:number-columns-repeated="5"/>
        </table:table-row>
        <table:table-row table:style-name="ro1">
          <table:table-cell table:style-name="ce6" office:value-type="float" office:value="0.351180534737245" calcext:value-type="float">
            <text:p>0.3511805347</text:p>
          </table:table-cell>
          <table:table-cell table:style-name="ce6" office:value-type="float" office:value="0.259004843413081" calcext:value-type="float">
            <text:p>0.2590048434</text:p>
          </table:table-cell>
          <table:table-cell table:style-name="ce6" office:value-type="float" office:value="21.995869652355" calcext:value-type="float">
            <text:p>21.9958696524</text:p>
          </table:table-cell>
          <table:table-cell table:number-columns-repeated="5"/>
        </table:table-row>
        <table:table-row table:style-name="ro1">
          <table:table-cell table:style-name="ce6" office:value-type="float" office:value="-0.371630209553777" calcext:value-type="float">
            <text:p>-0.3716302096</text:p>
          </table:table-cell>
          <table:table-cell table:style-name="ce6" office:value-type="float" office:value="0.251051955006442" calcext:value-type="float">
            <text:p>0.2510519550</text:p>
          </table:table-cell>
          <table:table-cell table:style-name="ce6" office:value-type="float" office:value="22.0130958433262" calcext:value-type="float">
            <text:p>22.0130958433</text:p>
          </table:table-cell>
          <table:table-cell table:number-columns-repeated="5"/>
        </table:table-row>
        <table:table-row table:style-name="ro1">
          <table:table-cell table:style-name="ce6" office:value-type="float" office:value="-0.302306930598243" calcext:value-type="float">
            <text:p>-0.3023069306</text:p>
          </table:table-cell>
          <table:table-cell table:style-name="ce6" office:value-type="float" office:value="0.38316873344746" calcext:value-type="float">
            <text:p>0.3831687334</text:p>
          </table:table-cell>
          <table:table-cell table:style-name="ce6" office:value-type="float" office:value="22.1312116718699" calcext:value-type="float">
            <text:p>22.1312116719</text:p>
          </table:table-cell>
          <table:table-cell table:number-columns-repeated="5"/>
        </table:table-row>
        <table:table-row table:style-name="ro1">
          <table:table-cell table:style-name="ce6" office:value-type="float" office:value="0.300751851196035" calcext:value-type="float">
            <text:p>0.3007518512</text:p>
          </table:table-cell>
          <table:table-cell table:style-name="ce6" office:value-type="float" office:value="-0.38602585861965" calcext:value-type="float">
            <text:p>-0.3860258586</text:p>
          </table:table-cell>
          <table:table-cell table:style-name="ce6" office:value-type="float" office:value="22.1319868234715" calcext:value-type="float">
            <text:p>22.1319868235</text:p>
          </table:table-cell>
          <table:table-cell table:number-columns-repeated="5"/>
        </table:table-row>
        <table:table-row table:style-name="ro1">
          <table:table-cell table:style-name="ce6" office:value-type="float" office:value="-0.482717336495029" calcext:value-type="float">
            <text:p>-0.4827173365</text:p>
          </table:table-cell>
          <table:table-cell table:style-name="ce6" office:value-type="float" office:value="0.276344575461154" calcext:value-type="float">
            <text:p>0.2763445755</text:p>
          </table:table-cell>
          <table:table-cell table:style-name="ce6" office:value-type="float" office:value="22.1580706339296" calcext:value-type="float">
            <text:p>22.1580706339</text:p>
          </table:table-cell>
          <table:table-cell table:number-columns-repeated="5"/>
        </table:table-row>
        <table:table-row table:style-name="ro1">
          <table:table-cell table:style-name="ce6" office:value-type="float" office:value="0.33752344716881" calcext:value-type="float">
            <text:p>0.3375234472</text:p>
          </table:table-cell>
          <table:table-cell table:style-name="ce6" office:value-type="float" office:value="-0.363455321350194" calcext:value-type="float">
            <text:p>-0.3634553214</text:p>
          </table:table-cell>
          <table:table-cell table:style-name="ce6" office:value-type="float" office:value="22.1630182714662" calcext:value-type="float">
            <text:p>22.1630182715</text:p>
          </table:table-cell>
          <table:table-cell table:number-columns-repeated="5"/>
        </table:table-row>
        <table:table-row table:style-name="ro1">
          <table:table-cell table:style-name="ce6" office:value-type="float" office:value="0.418869956980074" calcext:value-type="float">
            <text:p>0.4188699570</text:p>
          </table:table-cell>
          <table:table-cell table:style-name="ce6" office:value-type="float" office:value="0.299513036992778" calcext:value-type="float">
            <text:p>0.2995130370</text:p>
          </table:table-cell>
          <table:table-cell table:style-name="ce6" office:value-type="float" office:value="22.1636688984377" calcext:value-type="float">
            <text:p>22.1636688984</text:p>
          </table:table-cell>
          <table:table-cell table:number-columns-repeated="5"/>
        </table:table-row>
        <table:table-row table:style-name="ro1">
          <table:table-cell table:style-name="ce6" office:value-type="float" office:value="-0.445698313669434" calcext:value-type="float">
            <text:p>-0.4456983137</text:p>
          </table:table-cell>
          <table:table-cell table:style-name="ce6" office:value-type="float" office:value="-0.304182513569167" calcext:value-type="float">
            <text:p>-0.3041825136</text:p>
          </table:table-cell>
          <table:table-cell table:style-name="ce6" office:value-type="float" office:value="22.1900020967023" calcext:value-type="float">
            <text:p>22.1900020967</text:p>
          </table:table-cell>
          <table:table-cell table:number-columns-repeated="5"/>
        </table:table-row>
        <table:table-row table:style-name="ro1">
          <table:table-cell table:style-name="ce6" office:value-type="float" office:value="-0.331740365267266" calcext:value-type="float">
            <text:p>-0.3317403653</text:p>
          </table:table-cell>
          <table:table-cell table:style-name="ce6" office:value-type="float" office:value="-0.422575312804151" calcext:value-type="float">
            <text:p>-0.4225753128</text:p>
          </table:table-cell>
          <table:table-cell table:style-name="ce6" office:value-type="float" office:value="22.2155241825349" calcext:value-type="float">
            <text:p>22.2155241825</text:p>
          </table:table-cell>
          <table:table-cell table:number-columns-repeated="5"/>
        </table:table-row>
        <table:table-row table:style-name="ro1">
          <table:table-cell table:style-name="ce6" office:value-type="float" office:value="0.313955928645562" calcext:value-type="float">
            <text:p>0.3139559286</text:p>
          </table:table-cell>
          <table:table-cell table:style-name="ce6" office:value-type="float" office:value="0.475850726935629" calcext:value-type="float">
            <text:p>0.4758507269</text:p>
          </table:table-cell>
          <table:table-cell table:style-name="ce6" office:value-type="float" office:value="22.2166127695073" calcext:value-type="float">
            <text:p>22.2166127695</text:p>
          </table:table-cell>
          <table:table-cell table:number-columns-repeated="5"/>
        </table:table-row>
        <table:table-row table:style-name="ro1">
          <table:table-cell table:style-name="ce6" office:value-type="float" office:value="-0.349497532185283" calcext:value-type="float">
            <text:p>-0.3494975322</text:p>
          </table:table-cell>
          <table:table-cell table:style-name="ce6" office:value-type="float" office:value="0.411974635042229" calcext:value-type="float">
            <text:p>0.4119746350</text:p>
          </table:table-cell>
          <table:table-cell table:style-name="ce6" office:value-type="float" office:value="22.2305889783131" calcext:value-type="float">
            <text:p>22.2305889783</text:p>
          </table:table-cell>
          <table:table-cell table:number-columns-repeated="5"/>
        </table:table-row>
        <table:table-row table:style-name="ro1">
          <table:table-cell table:style-name="ce6" office:value-type="float" office:value="0.446441515883766" calcext:value-type="float">
            <text:p>0.4464415159</text:p>
          </table:table-cell>
          <table:table-cell table:style-name="ce6" office:value-type="float" office:value="-0.345651358413852" calcext:value-type="float">
            <text:p>-0.3456513584</text:p>
          </table:table-cell>
          <table:table-cell table:style-name="ce6" office:value-type="float" office:value="22.2481240222088" calcext:value-type="float">
            <text:p>22.248124022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4.02591433743149" calcext:value-type="float">
            <text:p>4.02591433743149</text:p>
          </table:table-cell>
          <table:table-cell office:value-type="float" office:value="2.02100306805626" calcext:value-type="float">
            <text:p>2.02100306805626</text:p>
          </table:table-cell>
          <table:table-cell office:value-type="float" office:value="20.0296318083064" calcext:value-type="float">
            <text:p>20.0296318083064</text:p>
          </table:table-cell>
          <table:table-cell table:number-columns-repeated="5"/>
        </table:table-row>
        <table:table-row table:style-name="ro1">
          <table:table-cell table:style-name="ce7" office:value-type="float" office:value="-0.000944147948066187" calcext:value-type="float">
            <text:p>-9.44E-04</text:p>
          </table:table-cell>
          <table:table-cell office:value-type="float" office:value="-0.0461783187560019" calcext:value-type="float">
            <text:p>-0.0461783187560019</text:p>
          </table:table-cell>
          <table:table-cell office:value-type="float" office:value="20.0562434776005" calcext:value-type="float">
            <text:p>20.0562434776005</text:p>
          </table:table-cell>
          <table:table-cell table:number-columns-repeated="5"/>
        </table:table-row>
        <table:table-row table:style-name="ro1">
          <table:table-cell office:value-type="float" office:value="0.0217982943521494" calcext:value-type="float">
            <text:p>0.0217982943521494</text:p>
          </table:table-cell>
          <table:table-cell office:value-type="float" office:value="-0.0407494321609453" calcext:value-type="float">
            <text:p>-0.0407494321609453</text:p>
          </table:table-cell>
          <table:table-cell office:value-type="float" office:value="20.0564399326889" calcext:value-type="float">
            <text:p>20.0564399326889</text:p>
          </table:table-cell>
          <table:table-cell table:number-columns-repeated="5"/>
        </table:table-row>
        <table:table-row table:style-name="ro1">
          <table:table-cell office:value-type="float" office:value="1.97532373802187" calcext:value-type="float">
            <text:p>1.97532373802187</text:p>
          </table:table-cell>
          <table:table-cell office:value-type="float" office:value="3.04150517160197" calcext:value-type="float">
            <text:p>3.04150517160197</text:p>
          </table:table-cell>
          <table:table-cell office:value-type="float" office:value="20.0615513391119" calcext:value-type="float">
            <text:p>20.0615513391119</text:p>
          </table:table-cell>
          <table:table-cell table:number-columns-repeated="5"/>
        </table:table-row>
        <table:table-row table:style-name="ro1">
          <table:table-cell office:value-type="float" office:value="-0.0176135042394082" calcext:value-type="float">
            <text:p>-0.0176135042394082</text:p>
          </table:table-cell>
          <table:table-cell office:value-type="float" office:value="-0.0461783187560019" calcext:value-type="float">
            <text:p>-0.0461783187560019</text:p>
          </table:table-cell>
          <table:table-cell office:value-type="float" office:value="20.0643502729846" calcext:value-type="float">
            <text:p>20.0643502729846</text:p>
          </table:table-cell>
          <table:table-cell table:number-columns-repeated="5"/>
        </table:table-row>
        <table:table-row table:style-name="ro1">
          <table:table-cell office:value-type="float" office:value="0.0299093996924139" calcext:value-type="float">
            <text:p>0.0299093996924139</text:p>
          </table:table-cell>
          <table:table-cell office:value-type="float" office:value="-0.0484241469934318" calcext:value-type="float">
            <text:p>-0.0484241469934318</text:p>
          </table:table-cell>
          <table:table-cell office:value-type="float" office:value="20.0849980551047" calcext:value-type="float">
            <text:p>20.0849980551047</text:p>
          </table:table-cell>
          <table:table-cell table:number-columns-repeated="5"/>
        </table:table-row>
        <table:table-row table:style-name="ro1">
          <table:table-cell office:value-type="float" office:value="0.0550585342856897" calcext:value-type="float">
            <text:p>0.0550585342856897</text:p>
          </table:table-cell>
          <table:table-cell office:value-type="float" office:value="0.962872792796749" calcext:value-type="float">
            <text:p>0.962872792796749</text:p>
          </table:table-cell>
          <table:table-cell office:value-type="float" office:value="20.1148380711337" calcext:value-type="float">
            <text:p>20.1148380711337</text:p>
          </table:table-cell>
          <table:table-cell table:number-columns-repeated="5"/>
        </table:table-row>
        <table:table-row table:style-name="ro1">
          <table:table-cell table:style-name="ce7" office:value-type="float" office:value="-0.000944147948066187" calcext:value-type="float">
            <text:p>-9.44E-04</text:p>
          </table:table-cell>
          <table:table-cell office:value-type="float" office:value="-0.0821821486084202" calcext:value-type="float">
            <text:p>-0.0821821486084202</text:p>
          </table:table-cell>
          <table:table-cell office:value-type="float" office:value="20.1715756286459" calcext:value-type="float">
            <text:p>20.1715756286459</text:p>
          </table:table-cell>
          <table:table-cell table:number-columns-repeated="5"/>
        </table:table-row>
        <table:table-row table:style-name="ro1">
          <table:table-cell office:value-type="float" office:value="-0.0396115489568901" calcext:value-type="float">
            <text:p>-0.0396115489568901</text:p>
          </table:table-cell>
          <table:table-cell office:value-type="float" office:value="0.0769776922689707" calcext:value-type="float">
            <text:p>0.0769776922689707</text:p>
          </table:table-cell>
          <table:table-cell office:value-type="float" office:value="20.1907535057642" calcext:value-type="float">
            <text:p>20.1907535057642</text:p>
          </table:table-cell>
          <table:table-cell table:number-columns-repeated="5"/>
        </table:table-row>
        <table:table-row table:style-name="ro1">
          <table:table-cell office:value-type="float" office:value="-0.0396115489568901" calcext:value-type="float">
            <text:p>-0.0396115489568901</text:p>
          </table:table-cell>
          <table:table-cell office:value-type="float" office:value="1.92005922352688" calcext:value-type="float">
            <text:p>1.92005922352688</text:p>
          </table:table-cell>
          <table:table-cell office:value-type="float" office:value="20.201863554431" calcext:value-type="float">
            <text:p>20.201863554431</text:p>
          </table:table-cell>
          <table:table-cell table:number-columns-repeated="5"/>
        </table:table-row>
        <table:table-row table:style-name="ro1">
          <table:table-cell office:value-type="float" office:value="-0.0036170201312079" calcext:value-type="float">
            <text:p>-0.0036170201312079</text:p>
          </table:table-cell>
          <table:table-cell office:value-type="float" office:value="0.0897227621692774" calcext:value-type="float">
            <text:p>0.0897227621692774</text:p>
          </table:table-cell>
          <table:table-cell office:value-type="float" office:value="20.2027081172021" calcext:value-type="float">
            <text:p>20.2027081172021</text:p>
          </table:table-cell>
          <table:table-cell table:number-columns-repeated="5"/>
        </table:table-row>
        <table:table-row table:style-name="ro1">
          <table:table-cell office:value-type="float" office:value="-0.0383859399305687" calcext:value-type="float">
            <text:p>-0.0383859399305687</text:p>
          </table:table-cell>
          <table:table-cell office:value-type="float" office:value="0.0862129776650042" calcext:value-type="float">
            <text:p>0.0862129776650042</text:p>
          </table:table-cell>
          <table:table-cell office:value-type="float" office:value="20.2241357193253" calcext:value-type="float">
            <text:p>20.2241357193253</text:p>
          </table:table-cell>
          <table:table-cell table:number-columns-repeated="5"/>
        </table:table-row>
        <table:table-row table:style-name="ro1">
          <table:table-cell office:value-type="float" office:value="-0.0396115489568901" calcext:value-type="float">
            <text:p>-0.0396115489568901</text:p>
          </table:table-cell>
          <table:table-cell office:value-type="float" office:value="-0.0870110370309391" calcext:value-type="float">
            <text:p>-0.0870110370309391</text:p>
          </table:table-cell>
          <table:table-cell office:value-type="float" office:value="20.2296967224103" calcext:value-type="float">
            <text:p>20.2296967224103</text:p>
          </table:table-cell>
          <table:table-cell table:number-columns-repeated="5"/>
        </table:table-row>
        <table:table-row table:style-name="ro1">
          <table:table-cell office:value-type="float" office:value="3.97511648322184" calcext:value-type="float">
            <text:p>3.97511648322184</text:p>
          </table:table-cell>
          <table:table-cell office:value-type="float" office:value="0.0929802202458099" calcext:value-type="float">
            <text:p>0.0929802202458099</text:p>
          </table:table-cell>
          <table:table-cell office:value-type="float" office:value="20.2315364541332" calcext:value-type="float">
            <text:p>20.2315364541332</text:p>
          </table:table-cell>
          <table:table-cell table:number-columns-repeated="5"/>
        </table:table-row>
        <table:table-row table:style-name="ro1">
          <table:table-cell office:value-type="float" office:value="-0.0396115489568901" calcext:value-type="float">
            <text:p>-0.0396115489568901</text:p>
          </table:table-cell>
          <table:table-cell office:value-type="float" office:value="0.0950721115101224" calcext:value-type="float">
            <text:p>0.0950721115101224</text:p>
          </table:table-cell>
          <table:table-cell office:value-type="float" office:value="20.2635769655656" calcext:value-type="float">
            <text:p>20.2635769655656</text:p>
          </table:table-cell>
          <table:table-cell table:number-columns-repeated="5"/>
        </table:table-row>
        <table:table-row table:style-name="ro1">
          <table:table-cell office:value-type="float" office:value="0.893173563501765" calcext:value-type="float">
            <text:p>0.893173563501765</text:p>
          </table:table-cell>
          <table:table-cell office:value-type="float" office:value="2.02100306805626" calcext:value-type="float">
            <text:p>2.02100306805626</text:p>
          </table:table-cell>
          <table:table-cell office:value-type="float" office:value="20.2899918311027" calcext:value-type="float">
            <text:p>20.2899918311027</text:p>
          </table:table-cell>
          <table:table-cell table:number-columns-repeated="5"/>
        </table:table-row>
        <table:table-row table:style-name="ro1">
          <table:table-cell office:value-type="float" office:value="0.893173563501765" calcext:value-type="float">
            <text:p>0.893173563501765</text:p>
          </table:table-cell>
          <table:table-cell office:value-type="float" office:value="-0.945649966032008" calcext:value-type="float">
            <text:p>-0.945649966032008</text:p>
          </table:table-cell>
          <table:table-cell office:value-type="float" office:value="20.3488198982669" calcext:value-type="float">
            <text:p>20.3488198982669</text:p>
          </table:table-cell>
          <table:table-cell table:number-columns-repeated="5"/>
        </table:table-row>
        <table:table-row table:style-name="ro1">
          <table:table-cell office:value-type="float" office:value="4.96074459608581" calcext:value-type="float">
            <text:p>4.96074459608581</text:p>
          </table:table-cell>
          <table:table-cell office:value-type="float" office:value="0.125209265771409" calcext:value-type="float">
            <text:p>0.125209265771409</text:p>
          </table:table-cell>
          <table:table-cell office:value-type="float" office:value="20.4066441348167" calcext:value-type="float">
            <text:p>20.4066441348167</text:p>
          </table:table-cell>
          <table:table-cell table:number-columns-repeated="5"/>
        </table:table-row>
        <table:table-row table:style-name="ro1">
          <table:table-cell office:value-type="float" office:value="-0.0396115489568901" calcext:value-type="float">
            <text:p>-0.0396115489568901</text:p>
          </table:table-cell>
          <table:table-cell office:value-type="float" office:value="0.125209265771409" calcext:value-type="float">
            <text:p>0.125209265771409</text:p>
          </table:table-cell>
          <table:table-cell office:value-type="float" office:value="20.4072783391433" calcext:value-type="float">
            <text:p>20.4072783391433</text:p>
          </table:table-cell>
          <table:table-cell table:number-columns-repeated="5"/>
        </table:table-row>
        <table:table-row table:style-name="ro1">
          <table:table-cell office:value-type="float" office:value="2.1255924236137" calcext:value-type="float">
            <text:p>2.1255924236137</text:p>
          </table:table-cell>
          <table:table-cell office:value-type="float" office:value="3.04150517160197" calcext:value-type="float">
            <text:p>3.04150517160197</text:p>
          </table:table-cell>
          <table:table-cell office:value-type="float" office:value="20.4127096328612" calcext:value-type="float">
            <text:p>20.4127096328612</text:p>
          </table:table-cell>
          <table:table-cell table:number-columns-repeated="5"/>
        </table:table-row>
        <table:table-row table:style-name="ro1">
          <table:table-cell office:value-type="float" office:value="2.92397115163476" calcext:value-type="float">
            <text:p>2.92397115163476</text:p>
          </table:table-cell>
          <table:table-cell office:value-type="float" office:value="0.888173021281247" calcext:value-type="float">
            <text:p>0.888173021281247</text:p>
          </table:table-cell>
          <table:table-cell office:value-type="float" office:value="20.4350330971844" calcext:value-type="float">
            <text:p>20.4350330971844</text:p>
          </table:table-cell>
          <table:table-cell table:number-columns-repeated="5"/>
        </table:table-row>
        <table:table-row table:style-name="ro1">
          <table:table-cell office:value-type="float" office:value="-0.0495831037695128" calcext:value-type="float">
            <text:p>-0.0495831037695128</text:p>
          </table:table-cell>
          <table:table-cell office:value-type="float" office:value="0.137649618426132" calcext:value-type="float">
            <text:p>0.137649618426132</text:p>
          </table:table-cell>
          <table:table-cell office:value-type="float" office:value="20.4920780110533" calcext:value-type="float">
            <text:p>20.4920780110533</text:p>
          </table:table-cell>
          <table:table-cell table:number-columns-repeated="5"/>
        </table:table-row>
        <table:table-row table:style-name="ro1">
          <table:table-cell office:value-type="float" office:value="2.90932062221791" calcext:value-type="float">
            <text:p>2.90932062221791</text:p>
          </table:table-cell>
          <table:table-cell office:value-type="float" office:value="-0.88602585861965" calcext:value-type="float">
            <text:p>-0.88602585861965</text:p>
          </table:table-cell>
          <table:table-cell office:value-type="float" office:value="20.4967532354225" calcext:value-type="float">
            <text:p>20.4967532354225</text:p>
          </table:table-cell>
          <table:table-cell table:number-columns-repeated="5"/>
        </table:table-row>
        <table:table-row table:style-name="ro1">
          <table:table-cell office:value-type="float" office:value="2.90932062221791" calcext:value-type="float">
            <text:p>2.90932062221791</text:p>
          </table:table-cell>
          <table:table-cell office:value-type="float" office:value="2.11946776499229" calcext:value-type="float">
            <text:p>2.11946776499229</text:p>
          </table:table-cell>
          <table:table-cell office:value-type="float" office:value="20.5222689877743" calcext:value-type="float">
            <text:p>20.5222689877743</text:p>
          </table:table-cell>
          <table:table-cell table:number-columns-repeated="5"/>
        </table:table-row>
        <table:table-row table:style-name="ro1">
          <table:table-cell office:value-type="float" office:value="-0.0383859399305687" calcext:value-type="float">
            <text:p>-0.0383859399305687</text:p>
          </table:table-cell>
          <table:table-cell office:value-type="float" office:value="-0.147656425277397" calcext:value-type="float">
            <text:p>-0.147656425277397</text:p>
          </table:table-cell>
          <table:table-cell office:value-type="float" office:value="20.5251190908154" calcext:value-type="float">
            <text:p>20.5251190908154</text:p>
          </table:table-cell>
          <table:table-cell table:number-columns-repeated="5"/>
        </table:table-row>
        <table:table-row table:style-name="ro1">
          <table:table-cell office:value-type="float" office:value="0.141258251554523" calcext:value-type="float">
            <text:p>0.141258251554523</text:p>
          </table:table-cell>
          <table:table-cell office:value-type="float" office:value="-0.0690523531933531" calcext:value-type="float">
            <text:p>-0.0690523531933531</text:p>
          </table:table-cell>
          <table:table-cell office:value-type="float" office:value="20.5599634514584" calcext:value-type="float">
            <text:p>20.5599634514584</text:p>
          </table:table-cell>
          <table:table-cell table:number-columns-repeated="5"/>
        </table:table-row>
        <table:table-row table:style-name="ro1">
          <table:table-cell office:value-type="float" office:value="0.0851671452743691" calcext:value-type="float">
            <text:p>0.0851671452743691</text:p>
          </table:table-cell>
          <table:table-cell office:value-type="float" office:value="-0.137485845103936" calcext:value-type="float">
            <text:p>-0.137485845103936</text:p>
          </table:table-cell>
          <table:table-cell office:value-type="float" office:value="20.590965353138" calcext:value-type="float">
            <text:p>20.590965353138</text:p>
          </table:table-cell>
          <table:table-cell table:number-columns-repeated="5"/>
        </table:table-row>
        <table:table-row table:style-name="ro1">
          <table:table-cell office:value-type="float" office:value="0.142439703783798" calcext:value-type="float">
            <text:p>0.142439703783798</text:p>
          </table:table-cell>
          <table:table-cell office:value-type="float" office:value="-0.0821821486084202" calcext:value-type="float">
            <text:p>-0.0821821486084202</text:p>
          </table:table-cell>
          <table:table-cell office:value-type="float" office:value="20.606401344044" calcext:value-type="float">
            <text:p>20.606401344044</text:p>
          </table:table-cell>
          <table:table-cell table:number-columns-repeated="5"/>
        </table:table-row>
        <table:table-row table:style-name="ro1">
          <table:table-cell office:value-type="float" office:value="0.0951627026081726" calcext:value-type="float">
            <text:p>0.0951627026081726</text:p>
          </table:table-cell>
          <table:table-cell office:value-type="float" office:value="-0.137485845103936" calcext:value-type="float">
            <text:p>-0.137485845103936</text:p>
          </table:table-cell>
          <table:table-cell office:value-type="float" office:value="20.6265118188366" calcext:value-type="float">
            <text:p>20.6265118188366</text:p>
          </table:table-cell>
          <table:table-cell table:number-columns-repeated="5"/>
        </table:table-row>
        <table:table-row table:style-name="ro1">
          <table:table-cell office:value-type="float" office:value="5.11795930797246" calcext:value-type="float">
            <text:p>5.11795930797246</text:p>
          </table:table-cell>
          <table:table-cell office:value-type="float" office:value="0.125209265771409" calcext:value-type="float">
            <text:p>0.125209265771409</text:p>
          </table:table-cell>
          <table:table-cell office:value-type="float" office:value="20.6598774829077" calcext:value-type="float">
            <text:p>20.6598774829077</text:p>
          </table:table-cell>
          <table:table-cell table:number-columns-repeated="5"/>
        </table:table-row>
        <table:table-row table:style-name="ro1">
          <table:table-cell office:value-type="float" office:value="7.86500868452926" calcext:value-type="float">
            <text:p>7.86500868452926</text:p>
          </table:table-cell>
          <table:table-cell office:value-type="float" office:value="-0.137485845103936" calcext:value-type="float">
            <text:p>-0.137485845103936</text:p>
          </table:table-cell>
          <table:table-cell office:value-type="float" office:value="20.7923031653877" calcext:value-type="float">
            <text:p>20.7923031653877</text:p>
          </table:table-cell>
          <table:table-cell table:number-columns-repeated="5"/>
        </table:table-row>
        <table:table-row table:style-name="ro1">
          <table:table-cell office:value-type="float" office:value="0.196337628426919" calcext:value-type="float">
            <text:p>0.196337628426919</text:p>
          </table:table-cell>
          <table:table-cell office:value-type="float" office:value="-0.945649966032008" calcext:value-type="float">
            <text:p>-0.945649966032008</text:p>
          </table:table-cell>
          <table:table-cell office:value-type="float" office:value="20.8283565081853" calcext:value-type="float">
            <text:p>20.8283565081853</text:p>
          </table:table-cell>
          <table:table-cell table:number-columns-repeated="5"/>
        </table:table-row>
        <table:table-row table:style-name="ro1">
          <table:table-cell office:value-type="float" office:value="5.19367655696322" calcext:value-type="float">
            <text:p>5.19367655696322</text:p>
          </table:table-cell>
          <table:table-cell office:value-type="float" office:value="0.0897227621692774" calcext:value-type="float">
            <text:p>0.0897227621692774</text:p>
          </table:table-cell>
          <table:table-cell office:value-type="float" office:value="20.9036093706681" calcext:value-type="float">
            <text:p>20.9036093706681</text:p>
          </table:table-cell>
          <table:table-cell table:number-columns-repeated="5"/>
        </table:table-row>
        <table:table-row table:style-name="ro1">
          <table:table-cell office:value-type="float" office:value="0.0232333570240345" calcext:value-type="float">
            <text:p>0.0232333570240345</text:p>
          </table:table-cell>
          <table:table-cell office:value-type="float" office:value="0.218215938221036" calcext:value-type="float">
            <text:p>0.218215938221036</text:p>
          </table:table-cell>
          <table:table-cell office:value-type="float" office:value="20.9072946010285" calcext:value-type="float">
            <text:p>20.9072946010285</text:p>
          </table:table-cell>
          <table:table-cell table:number-columns-repeated="5"/>
        </table:table-row>
        <table:table-row table:style-name="ro1">
          <table:table-cell office:value-type="float" office:value="0.0351559364551616" calcext:value-type="float">
            <text:p>0.0351559364551616</text:p>
          </table:table-cell>
          <table:table-cell office:value-type="float" office:value="-0.218479150523742" calcext:value-type="float">
            <text:p>-0.218479150523742</text:p>
          </table:table-cell>
          <table:table-cell office:value-type="float" office:value="20.9210801194567" calcext:value-type="float">
            <text:p>20.9210801194567</text:p>
          </table:table-cell>
          <table:table-cell table:number-columns-repeated="5"/>
        </table:table-row>
        <table:table-row table:style-name="ro1">
          <table:table-cell office:value-type="float" office:value="-0.0036170201312079" calcext:value-type="float">
            <text:p>-0.0036170201312079</text:p>
          </table:table-cell>
          <table:table-cell office:value-type="float" office:value="0.224829749733353" calcext:value-type="float">
            <text:p>0.224829749733353</text:p>
          </table:table-cell>
          <table:table-cell office:value-type="float" office:value="20.9347129536809" calcext:value-type="float">
            <text:p>20.9347129536809</text:p>
          </table:table-cell>
          <table:table-cell table:number-columns-repeated="5"/>
        </table:table-row>
        <table:table-row table:style-name="ro1">
          <table:table-cell office:value-type="float" office:value="-0.212317845873384" calcext:value-type="float">
            <text:p>-0.212317845873384</text:p>
          </table:table-cell>
          <table:table-cell office:value-type="float" office:value="0.922382179314289" calcext:value-type="float">
            <text:p>0.922382179314289</text:p>
          </table:table-cell>
          <table:table-cell office:value-type="float" office:value="20.9693791676623" calcext:value-type="float">
            <text:p>20.9693791676623</text:p>
          </table:table-cell>
          <table:table-cell table:number-columns-repeated="5"/>
        </table:table-row>
        <table:table-row table:style-name="ro1">
          <table:table-cell office:value-type="float" office:value="-0.0646441419779663" calcext:value-type="float">
            <text:p>-0.0646441419779663</text:p>
          </table:table-cell>
          <table:table-cell office:value-type="float" office:value="0.218215938221036" calcext:value-type="float">
            <text:p>0.218215938221036</text:p>
          </table:table-cell>
          <table:table-cell office:value-type="float" office:value="20.9702153004442" calcext:value-type="float">
            <text:p>20.9702153004442</text:p>
          </table:table-cell>
          <table:table-cell table:number-columns-repeated="5"/>
        </table:table-row>
        <table:table-row table:style-name="ro1">
          <table:table-cell office:value-type="float" office:value="1.88734634903074" calcext:value-type="float">
            <text:p>1.88734634903074</text:p>
          </table:table-cell>
          <table:table-cell office:value-type="float" office:value="0.195908427325865" calcext:value-type="float">
            <text:p>0.195908427325865</text:p>
          </table:table-cell>
          <table:table-cell office:value-type="float" office:value="20.990963097999" calcext:value-type="float">
            <text:p>20.990963097999</text:p>
          </table:table-cell>
          <table:table-cell table:number-columns-repeated="5"/>
        </table:table-row>
        <table:table-row table:style-name="ro1">
          <table:table-cell office:value-type="float" office:value="1.17733422239266" calcext:value-type="float">
            <text:p>1.17733422239266</text:p>
          </table:table-cell>
          <table:table-cell office:value-type="float" office:value="-0.144959408360812" calcext:value-type="float">
            <text:p>-0.144959408360812</text:p>
          </table:table-cell>
          <table:table-cell office:value-type="float" office:value="21.0244531738294" calcext:value-type="float">
            <text:p>21.0244531738294</text:p>
          </table:table-cell>
          <table:table-cell table:number-columns-repeated="5"/>
        </table:table-row>
        <table:table-row table:style-name="ro1">
          <table:table-cell office:value-type="float" office:value="-0.0646441419779663" calcext:value-type="float">
            <text:p>-0.0646441419779663</text:p>
          </table:table-cell>
          <table:table-cell office:value-type="float" office:value="0.235161682204063" calcext:value-type="float">
            <text:p>0.235161682204063</text:p>
          </table:table-cell>
          <table:table-cell office:value-type="float" office:value="21.0598564112652" calcext:value-type="float">
            <text:p>21.0598564112652</text:p>
          </table:table-cell>
          <table:table-cell table:number-columns-repeated="5"/>
        </table:table-row>
        <table:table-row table:style-name="ro1">
          <table:table-cell office:value-type="float" office:value="0.227885291964636" calcext:value-type="float">
            <text:p>0.227885291964636</text:p>
          </table:table-cell>
          <table:table-cell office:value-type="float" office:value="0.0929802202458099" calcext:value-type="float">
            <text:p>0.0929802202458099</text:p>
          </table:table-cell>
          <table:table-cell office:value-type="float" office:value="21.0919524688747" calcext:value-type="float">
            <text:p>21.0919524688747</text:p>
          </table:table-cell>
          <table:table-cell table:number-columns-repeated="5"/>
        </table:table-row>
        <table:table-row table:style-name="ro1">
          <table:table-cell office:value-type="float" office:value="4.96074459608581" calcext:value-type="float">
            <text:p>4.96074459608581</text:p>
          </table:table-cell>
          <table:table-cell office:value-type="float" office:value="2.25247043281263" calcext:value-type="float">
            <text:p>2.25247043281263</text:p>
          </table:table-cell>
          <table:table-cell office:value-type="float" office:value="21.1068755924892" calcext:value-type="float">
            <text:p>21.1068755924892</text:p>
          </table:table-cell>
          <table:table-cell table:number-columns-repeated="5"/>
        </table:table-row>
        <table:table-row table:style-name="ro1">
          <table:table-cell office:value-type="float" office:value="-0.260082386483977" calcext:value-type="float">
            <text:p>-0.260082386483977</text:p>
          </table:table-cell>
          <table:table-cell office:value-type="float" office:value="0.00886056721676576" calcext:value-type="float">
            <text:p>0.00886056721676576</text:p>
          </table:table-cell>
          <table:table-cell office:value-type="float" office:value="21.1221680738173" calcext:value-type="float">
            <text:p>21.1221680738173</text:p>
          </table:table-cell>
          <table:table-cell table:number-columns-repeated="5"/>
        </table:table-row>
        <table:table-row table:style-name="ro1">
          <table:table-cell office:value-type="float" office:value="-0.0396115489568901" calcext:value-type="float">
            <text:p>-0.0396115489568901</text:p>
          </table:table-cell>
          <table:table-cell office:value-type="float" office:value="0.260339943465533" calcext:value-type="float">
            <text:p>0.260339943465533</text:p>
          </table:table-cell>
          <table:table-cell office:value-type="float" office:value="21.1466215168899" calcext:value-type="float">
            <text:p>21.1466215168899</text:p>
          </table:table-cell>
          <table:table-cell table:number-columns-repeated="5"/>
        </table:table-row>
        <table:table-row table:style-name="ro1">
          <table:table-cell office:value-type="float" office:value="-0.752223693090553" calcext:value-type="float">
            <text:p>-0.752223693090553</text:p>
          </table:table-cell>
          <table:table-cell office:value-type="float" office:value="-0.0833939189985663" calcext:value-type="float">
            <text:p>-0.0833939189985663</text:p>
          </table:table-cell>
          <table:table-cell office:value-type="float" office:value="21.1657248839774" calcext:value-type="float">
            <text:p>21.1657248839774</text:p>
          </table:table-cell>
          <table:table-cell table:number-columns-repeated="5"/>
        </table:table-row>
        <table:table-row table:style-name="ro1">
          <table:table-cell office:value-type="float" office:value="-0.246443407564416" calcext:value-type="float">
            <text:p>-0.246443407564416</text:p>
          </table:table-cell>
          <table:table-cell office:value-type="float" office:value="-0.103040712279949" calcext:value-type="float">
            <text:p>-0.103040712279949</text:p>
          </table:table-cell>
          <table:table-cell office:value-type="float" office:value="21.2114753053727" calcext:value-type="float">
            <text:p>21.2114753053727</text:p>
          </table:table-cell>
          <table:table-cell table:number-columns-repeated="5"/>
        </table:table-row>
        <table:table-row table:style-name="ro1">
          <table:table-cell office:value-type="float" office:value="0.20328461653833" calcext:value-type="float">
            <text:p>0.20328461653833</text:p>
          </table:table-cell>
          <table:table-cell office:value-type="float" office:value="0.161183220898757" calcext:value-type="float">
            <text:p>0.161183220898757</text:p>
          </table:table-cell>
          <table:table-cell office:value-type="float" office:value="21.2123228408939" calcext:value-type="float">
            <text:p>21.2123228408939</text:p>
          </table:table-cell>
          <table:table-cell table:number-columns-repeated="5"/>
        </table:table-row>
        <table:table-row table:style-name="ro1">
          <table:table-cell office:value-type="float" office:value="0.0550585342856897" calcext:value-type="float">
            <text:p>0.0550585342856897</text:p>
          </table:table-cell>
          <table:table-cell office:value-type="float" office:value="-0.27054599432183" calcext:value-type="float">
            <text:p>-0.27054599432183</text:p>
          </table:table-cell>
          <table:table-cell office:value-type="float" office:value="21.217464191361" calcext:value-type="float">
            <text:p>21.217464191361</text:p>
          </table:table-cell>
          <table:table-cell table:number-columns-repeated="5"/>
        </table:table-row>
        <table:table-row table:style-name="ro1">
          <table:table-cell office:value-type="float" office:value="-1.25222369309055" calcext:value-type="float">
            <text:p>-1.25222369309055</text:p>
          </table:table-cell>
          <table:table-cell office:value-type="float" office:value="-0.88602585861965" calcext:value-type="float">
            <text:p>-0.88602585861965</text:p>
          </table:table-cell>
          <table:table-cell office:value-type="float" office:value="21.2702673193402" calcext:value-type="float">
            <text:p>21.270267319340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1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4.02591433743149" calcext:value-type="float">
            <text:p>4.02591433743149</text:p>
          </table:table-cell>
          <table:table-cell office:value-type="float" office:value="2.02100306805626" calcext:value-type="float">
            <text:p>2.02100306805626</text:p>
          </table:table-cell>
          <table:table-cell office:value-type="float" office:value="20.0296318083064" calcext:value-type="float">
            <text:p>20.0296318083064</text:p>
          </table:table-cell>
          <table:table-cell table:number-columns-repeated="5"/>
        </table:table-row>
        <table:table-row table:style-name="ro1">
          <table:table-cell table:style-name="ce7" office:value-type="float" office:value="-0.000944147948066187" calcext:value-type="float">
            <text:p>-9.44E-04</text:p>
          </table:table-cell>
          <table:table-cell office:value-type="float" office:value="-0.0461783187560019" calcext:value-type="float">
            <text:p>-0.0461783187560019</text:p>
          </table:table-cell>
          <table:table-cell office:value-type="float" office:value="20.0562434776005" calcext:value-type="float">
            <text:p>20.0562434776005</text:p>
          </table:table-cell>
          <table:table-cell table:number-columns-repeated="5"/>
        </table:table-row>
        <table:table-row table:style-name="ro1">
          <table:table-cell office:value-type="float" office:value="0.0217982943521494" calcext:value-type="float">
            <text:p>0.0217982943521494</text:p>
          </table:table-cell>
          <table:table-cell office:value-type="float" office:value="-0.0407494321609453" calcext:value-type="float">
            <text:p>-0.0407494321609453</text:p>
          </table:table-cell>
          <table:table-cell office:value-type="float" office:value="20.0564399326889" calcext:value-type="float">
            <text:p>20.0564399326889</text:p>
          </table:table-cell>
          <table:table-cell table:number-columns-repeated="5"/>
        </table:table-row>
        <table:table-row table:style-name="ro1">
          <table:table-cell office:value-type="float" office:value="1.97532373802187" calcext:value-type="float">
            <text:p>1.97532373802187</text:p>
          </table:table-cell>
          <table:table-cell office:value-type="float" office:value="3.04150517160197" calcext:value-type="float">
            <text:p>3.04150517160197</text:p>
          </table:table-cell>
          <table:table-cell office:value-type="float" office:value="20.0615513391119" calcext:value-type="float">
            <text:p>20.0615513391119</text:p>
          </table:table-cell>
          <table:table-cell table:number-columns-repeated="5"/>
        </table:table-row>
        <table:table-row table:style-name="ro1">
          <table:table-cell office:value-type="float" office:value="-0.0176135042394082" calcext:value-type="float">
            <text:p>-0.0176135042394082</text:p>
          </table:table-cell>
          <table:table-cell office:value-type="float" office:value="-0.0461783187560019" calcext:value-type="float">
            <text:p>-0.0461783187560019</text:p>
          </table:table-cell>
          <table:table-cell office:value-type="float" office:value="20.0643502729846" calcext:value-type="float">
            <text:p>20.0643502729846</text:p>
          </table:table-cell>
          <table:table-cell table:number-columns-repeated="5"/>
        </table:table-row>
        <table:table-row table:style-name="ro1">
          <table:table-cell office:value-type="float" office:value="0.0299093996924139" calcext:value-type="float">
            <text:p>0.0299093996924139</text:p>
          </table:table-cell>
          <table:table-cell office:value-type="float" office:value="-0.0484241469934318" calcext:value-type="float">
            <text:p>-0.0484241469934318</text:p>
          </table:table-cell>
          <table:table-cell office:value-type="float" office:value="20.0849980551047" calcext:value-type="float">
            <text:p>20.0849980551047</text:p>
          </table:table-cell>
          <table:table-cell table:number-columns-repeated="5"/>
        </table:table-row>
        <table:table-row table:style-name="ro1">
          <table:table-cell office:value-type="float" office:value="-0.0383859399305687" calcext:value-type="float">
            <text:p>-0.0383859399305687</text:p>
          </table:table-cell>
          <table:table-cell office:value-type="float" office:value="0.0450509495054684" calcext:value-type="float">
            <text:p>0.0450509495054684</text:p>
          </table:table-cell>
          <table:table-cell office:value-type="float" office:value="20.091840419377" calcext:value-type="float">
            <text:p>20.091840419377</text:p>
          </table:table-cell>
          <table:table-cell table:number-columns-repeated="5"/>
        </table:table-row>
        <table:table-row table:style-name="ro1">
          <table:table-cell office:value-type="float" office:value="0.0550585342856897" calcext:value-type="float">
            <text:p>0.0550585342856897</text:p>
          </table:table-cell>
          <table:table-cell office:value-type="float" office:value="0.962872792796749" calcext:value-type="float">
            <text:p>0.962872792796749</text:p>
          </table:table-cell>
          <table:table-cell office:value-type="float" office:value="20.1148380711337" calcext:value-type="float">
            <text:p>20.1148380711337</text:p>
          </table:table-cell>
          <table:table-cell table:number-columns-repeated="5"/>
        </table:table-row>
        <table:table-row table:style-name="ro1">
          <table:table-cell table:style-name="ce7" office:value-type="float" office:value="-0.000944147948066187" calcext:value-type="float">
            <text:p>-9.44E-04</text:p>
          </table:table-cell>
          <table:table-cell office:value-type="float" office:value="-0.0821821486084202" calcext:value-type="float">
            <text:p>-0.0821821486084202</text:p>
          </table:table-cell>
          <table:table-cell office:value-type="float" office:value="20.1715756286459" calcext:value-type="float">
            <text:p>20.1715756286459</text:p>
          </table:table-cell>
          <table:table-cell table:number-columns-repeated="5"/>
        </table:table-row>
        <table:table-row table:style-name="ro1">
          <table:table-cell office:value-type="float" office:value="-0.0288847537815894" calcext:value-type="float">
            <text:p>-0.0288847537815894</text:p>
          </table:table-cell>
          <table:table-cell office:value-type="float" office:value="0.922382179314289" calcext:value-type="float">
            <text:p>0.922382179314289</text:p>
          </table:table-cell>
          <table:table-cell office:value-type="float" office:value="20.1748925005119" calcext:value-type="float">
            <text:p>20.1748925005119</text:p>
          </table:table-cell>
          <table:table-cell table:number-columns-repeated="5"/>
        </table:table-row>
        <table:table-row table:style-name="ro1">
          <table:table-cell office:value-type="float" office:value="-0.0396115489568901" calcext:value-type="float">
            <text:p>-0.0396115489568901</text:p>
          </table:table-cell>
          <table:table-cell office:value-type="float" office:value="0.0769776922689707" calcext:value-type="float">
            <text:p>0.0769776922689707</text:p>
          </table:table-cell>
          <table:table-cell office:value-type="float" office:value="20.1907535057642" calcext:value-type="float">
            <text:p>20.1907535057642</text:p>
          </table:table-cell>
          <table:table-cell table:number-columns-repeated="5"/>
        </table:table-row>
        <table:table-row table:style-name="ro1">
          <table:table-cell office:value-type="float" office:value="-0.0396115489568901" calcext:value-type="float">
            <text:p>-0.0396115489568901</text:p>
          </table:table-cell>
          <table:table-cell office:value-type="float" office:value="1.92005922352688" calcext:value-type="float">
            <text:p>1.92005922352688</text:p>
          </table:table-cell>
          <table:table-cell office:value-type="float" office:value="20.201863554431" calcext:value-type="float">
            <text:p>20.201863554431</text:p>
          </table:table-cell>
          <table:table-cell table:number-columns-repeated="5"/>
        </table:table-row>
        <table:table-row table:style-name="ro1">
          <table:table-cell office:value-type="float" office:value="-0.0036170201312079" calcext:value-type="float">
            <text:p>-0.0036170201312079</text:p>
          </table:table-cell>
          <table:table-cell office:value-type="float" office:value="0.0897227621692774" calcext:value-type="float">
            <text:p>0.0897227621692774</text:p>
          </table:table-cell>
          <table:table-cell office:value-type="float" office:value="20.2027081172021" calcext:value-type="float">
            <text:p>20.2027081172021</text:p>
          </table:table-cell>
          <table:table-cell table:number-columns-repeated="5"/>
        </table:table-row>
        <table:table-row table:style-name="ro1">
          <table:table-cell office:value-type="float" office:value="-0.0383859399305687" calcext:value-type="float">
            <text:p>-0.0383859399305687</text:p>
          </table:table-cell>
          <table:table-cell office:value-type="float" office:value="0.0862129776650042" calcext:value-type="float">
            <text:p>0.0862129776650042</text:p>
          </table:table-cell>
          <table:table-cell office:value-type="float" office:value="20.2241357193253" calcext:value-type="float">
            <text:p>20.2241357193253</text:p>
          </table:table-cell>
          <table:table-cell table:number-columns-repeated="5"/>
        </table:table-row>
        <table:table-row table:style-name="ro1">
          <table:table-cell office:value-type="float" office:value="-0.0396115489568901" calcext:value-type="float">
            <text:p>-0.0396115489568901</text:p>
          </table:table-cell>
          <table:table-cell office:value-type="float" office:value="-0.0870110370309391" calcext:value-type="float">
            <text:p>-0.0870110370309391</text:p>
          </table:table-cell>
          <table:table-cell office:value-type="float" office:value="20.2296967224103" calcext:value-type="float">
            <text:p>20.2296967224103</text:p>
          </table:table-cell>
          <table:table-cell table:number-columns-repeated="5"/>
        </table:table-row>
        <table:table-row table:style-name="ro1">
          <table:table-cell office:value-type="float" office:value="3.97511648322184" calcext:value-type="float">
            <text:p>3.97511648322184</text:p>
          </table:table-cell>
          <table:table-cell office:value-type="float" office:value="0.0929802202458099" calcext:value-type="float">
            <text:p>0.0929802202458099</text:p>
          </table:table-cell>
          <table:table-cell office:value-type="float" office:value="20.2315364541332" calcext:value-type="float">
            <text:p>20.2315364541332</text:p>
          </table:table-cell>
          <table:table-cell table:number-columns-repeated="5"/>
        </table:table-row>
        <table:table-row table:style-name="ro1">
          <table:table-cell office:value-type="float" office:value="-0.0036170201312079" calcext:value-type="float">
            <text:p>-0.0036170201312079</text:p>
          </table:table-cell>
          <table:table-cell office:value-type="float" office:value="-0.097695754570006" calcext:value-type="float">
            <text:p>-0.097695754570006</text:p>
          </table:table-cell>
          <table:table-cell office:value-type="float" office:value="20.2374552183779" calcext:value-type="float">
            <text:p>20.2374552183779</text:p>
          </table:table-cell>
          <table:table-cell table:number-columns-repeated="5"/>
        </table:table-row>
        <table:table-row table:style-name="ro1">
          <table:table-cell office:value-type="float" office:value="-0.0036170201312079" calcext:value-type="float">
            <text:p>-0.0036170201312079</text:p>
          </table:table-cell>
          <table:table-cell office:value-type="float" office:value="5.09787850538508" calcext:value-type="float">
            <text:p>5.09787850538508</text:p>
          </table:table-cell>
          <table:table-cell office:value-type="float" office:value="20.2382761712183" calcext:value-type="float">
            <text:p>20.2382761712183</text:p>
          </table:table-cell>
          <table:table-cell table:number-columns-repeated="5"/>
        </table:table-row>
        <table:table-row table:style-name="ro1">
          <table:table-cell office:value-type="float" office:value="-0.0396115489568901" calcext:value-type="float">
            <text:p>-0.0396115489568901</text:p>
          </table:table-cell>
          <table:table-cell office:value-type="float" office:value="0.0950721115101224" calcext:value-type="float">
            <text:p>0.0950721115101224</text:p>
          </table:table-cell>
          <table:table-cell office:value-type="float" office:value="20.2635769655656" calcext:value-type="float">
            <text:p>20.2635769655656</text:p>
          </table:table-cell>
          <table:table-cell table:number-columns-repeated="5"/>
        </table:table-row>
        <table:table-row table:style-name="ro1">
          <table:table-cell office:value-type="float" office:value="2.06757975119326" calcext:value-type="float">
            <text:p>2.06757975119326</text:p>
          </table:table-cell>
          <table:table-cell office:value-type="float" office:value="0.922382179314289" calcext:value-type="float">
            <text:p>0.922382179314289</text:p>
          </table:table-cell>
          <table:table-cell office:value-type="float" office:value="20.2652911377262" calcext:value-type="float">
            <text:p>20.2652911377262</text:p>
          </table:table-cell>
          <table:table-cell table:number-columns-repeated="5"/>
        </table:table-row>
        <table:table-row table:style-name="ro1">
          <table:table-cell office:value-type="float" office:value="0.893173563501765" calcext:value-type="float">
            <text:p>0.893173563501765</text:p>
          </table:table-cell>
          <table:table-cell office:value-type="float" office:value="2.02100306805626" calcext:value-type="float">
            <text:p>2.02100306805626</text:p>
          </table:table-cell>
          <table:table-cell office:value-type="float" office:value="20.2899918311027" calcext:value-type="float">
            <text:p>20.2899918311027</text:p>
          </table:table-cell>
          <table:table-cell table:number-columns-repeated="5"/>
        </table:table-row>
        <table:table-row table:style-name="ro1">
          <table:table-cell office:value-type="float" office:value="0.893173563501765" calcext:value-type="float">
            <text:p>0.893173563501765</text:p>
          </table:table-cell>
          <table:table-cell office:value-type="float" office:value="-0.945649966032008" calcext:value-type="float">
            <text:p>-0.945649966032008</text:p>
          </table:table-cell>
          <table:table-cell office:value-type="float" office:value="20.3488198982669" calcext:value-type="float">
            <text:p>20.3488198982669</text:p>
          </table:table-cell>
          <table:table-cell table:number-columns-repeated="5"/>
        </table:table-row>
        <table:table-row table:style-name="ro1">
          <table:table-cell office:value-type="float" office:value="2.88553977952885" calcext:value-type="float">
            <text:p>2.88553977952885</text:p>
          </table:table-cell>
          <table:table-cell office:value-type="float" office:value="2.05930273454543" calcext:value-type="float">
            <text:p>2.05930273454543</text:p>
          </table:table-cell>
          <table:table-cell office:value-type="float" office:value="20.3975908628335" calcext:value-type="float">
            <text:p>20.3975908628335</text:p>
          </table:table-cell>
          <table:table-cell table:number-columns-repeated="5"/>
        </table:table-row>
        <table:table-row table:style-name="ro1">
          <table:table-cell office:value-type="float" office:value="4.96074459608581" calcext:value-type="float">
            <text:p>4.96074459608581</text:p>
          </table:table-cell>
          <table:table-cell office:value-type="float" office:value="0.125209265771409" calcext:value-type="float">
            <text:p>0.125209265771409</text:p>
          </table:table-cell>
          <table:table-cell office:value-type="float" office:value="20.4066441348167" calcext:value-type="float">
            <text:p>20.4066441348167</text:p>
          </table:table-cell>
          <table:table-cell table:number-columns-repeated="5"/>
        </table:table-row>
        <table:table-row table:style-name="ro1">
          <table:table-cell office:value-type="float" office:value="-0.0396115489568901" calcext:value-type="float">
            <text:p>-0.0396115489568901</text:p>
          </table:table-cell>
          <table:table-cell office:value-type="float" office:value="0.125209265771409" calcext:value-type="float">
            <text:p>0.125209265771409</text:p>
          </table:table-cell>
          <table:table-cell office:value-type="float" office:value="20.4072783391433" calcext:value-type="float">
            <text:p>20.4072783391433</text:p>
          </table:table-cell>
          <table:table-cell table:number-columns-repeated="5"/>
        </table:table-row>
        <table:table-row table:style-name="ro1">
          <table:table-cell office:value-type="float" office:value="2.1255924236137" calcext:value-type="float">
            <text:p>2.1255924236137</text:p>
          </table:table-cell>
          <table:table-cell office:value-type="float" office:value="3.04150517160197" calcext:value-type="float">
            <text:p>3.04150517160197</text:p>
          </table:table-cell>
          <table:table-cell office:value-type="float" office:value="20.4127096328612" calcext:value-type="float">
            <text:p>20.4127096328612</text:p>
          </table:table-cell>
          <table:table-cell table:number-columns-repeated="5"/>
        </table:table-row>
        <table:table-row table:style-name="ro1">
          <table:table-cell office:value-type="float" office:value="2.92397115163476" calcext:value-type="float">
            <text:p>2.92397115163476</text:p>
          </table:table-cell>
          <table:table-cell office:value-type="float" office:value="0.888173021281247" calcext:value-type="float">
            <text:p>0.888173021281247</text:p>
          </table:table-cell>
          <table:table-cell office:value-type="float" office:value="20.4350330971844" calcext:value-type="float">
            <text:p>20.4350330971844</text:p>
          </table:table-cell>
          <table:table-cell table:number-columns-repeated="5"/>
        </table:table-row>
        <table:table-row table:style-name="ro1">
          <table:table-cell office:value-type="float" office:value="3.00390908741315" calcext:value-type="float">
            <text:p>3.00390908741315</text:p>
          </table:table-cell>
          <table:table-cell office:value-type="float" office:value="-0.137955762235026" calcext:value-type="float">
            <text:p>-0.137955762235026</text:p>
          </table:table-cell>
          <table:table-cell office:value-type="float" office:value="20.4398597767216" calcext:value-type="float">
            <text:p>20.4398597767216</text:p>
          </table:table-cell>
          <table:table-cell table:number-columns-repeated="5"/>
        </table:table-row>
        <table:table-row table:style-name="ro1">
          <table:table-cell office:value-type="float" office:value="-0.135288328319855" calcext:value-type="float">
            <text:p>-0.135288328319855</text:p>
          </table:table-cell>
          <table:table-cell office:value-type="float" office:value="0.962872792796749" calcext:value-type="float">
            <text:p>0.962872792796749</text:p>
          </table:table-cell>
          <table:table-cell office:value-type="float" office:value="20.4558665247893" calcext:value-type="float">
            <text:p>20.4558665247893</text:p>
          </table:table-cell>
          <table:table-cell table:number-columns-repeated="5"/>
        </table:table-row>
        <table:table-row table:style-name="ro1">
          <table:table-cell office:value-type="float" office:value="-0.0495831037695128" calcext:value-type="float">
            <text:p>-0.0495831037695128</text:p>
          </table:table-cell>
          <table:table-cell office:value-type="float" office:value="0.137649618426132" calcext:value-type="float">
            <text:p>0.137649618426132</text:p>
          </table:table-cell>
          <table:table-cell office:value-type="float" office:value="20.4920780110533" calcext:value-type="float">
            <text:p>20.4920780110533</text:p>
          </table:table-cell>
          <table:table-cell table:number-columns-repeated="5"/>
        </table:table-row>
        <table:table-row table:style-name="ro1">
          <table:table-cell office:value-type="float" office:value="2.90932062221791" calcext:value-type="float">
            <text:p>2.90932062221791</text:p>
          </table:table-cell>
          <table:table-cell office:value-type="float" office:value="-0.88602585861965" calcext:value-type="float">
            <text:p>-0.88602585861965</text:p>
          </table:table-cell>
          <table:table-cell office:value-type="float" office:value="20.4967532354225" calcext:value-type="float">
            <text:p>20.4967532354225</text:p>
          </table:table-cell>
          <table:table-cell table:number-columns-repeated="5"/>
        </table:table-row>
        <table:table-row table:style-name="ro1">
          <table:table-cell office:value-type="float" office:value="2.1255924236137" calcext:value-type="float">
            <text:p>2.1255924236137</text:p>
          </table:table-cell>
          <table:table-cell office:value-type="float" office:value="0.922382179314289" calcext:value-type="float">
            <text:p>0.922382179314289</text:p>
          </table:table-cell>
          <table:table-cell office:value-type="float" office:value="20.5061771573855" calcext:value-type="float">
            <text:p>20.5061771573855</text:p>
          </table:table-cell>
          <table:table-cell table:number-columns-repeated="5"/>
        </table:table-row>
        <table:table-row table:style-name="ro1">
          <table:table-cell office:value-type="float" office:value="2.90932062221791" calcext:value-type="float">
            <text:p>2.90932062221791</text:p>
          </table:table-cell>
          <table:table-cell office:value-type="float" office:value="2.11946776499229" calcext:value-type="float">
            <text:p>2.11946776499229</text:p>
          </table:table-cell>
          <table:table-cell office:value-type="float" office:value="20.5222689877743" calcext:value-type="float">
            <text:p>20.5222689877743</text:p>
          </table:table-cell>
          <table:table-cell table:number-columns-repeated="5"/>
        </table:table-row>
        <table:table-row table:style-name="ro1">
          <table:table-cell office:value-type="float" office:value="-0.0383859399305687" calcext:value-type="float">
            <text:p>-0.0383859399305687</text:p>
          </table:table-cell>
          <table:table-cell office:value-type="float" office:value="-0.147656425277397" calcext:value-type="float">
            <text:p>-0.147656425277397</text:p>
          </table:table-cell>
          <table:table-cell office:value-type="float" office:value="20.5251190908154" calcext:value-type="float">
            <text:p>20.5251190908154</text:p>
          </table:table-cell>
          <table:table-cell table:number-columns-repeated="5"/>
        </table:table-row>
        <table:table-row table:style-name="ro1">
          <table:table-cell office:value-type="float" office:value="0.141258251554523" calcext:value-type="float">
            <text:p>0.141258251554523</text:p>
          </table:table-cell>
          <table:table-cell office:value-type="float" office:value="-0.0690523531933531" calcext:value-type="float">
            <text:p>-0.0690523531933531</text:p>
          </table:table-cell>
          <table:table-cell office:value-type="float" office:value="20.5599634514584" calcext:value-type="float">
            <text:p>20.5599634514584</text:p>
          </table:table-cell>
          <table:table-cell table:number-columns-repeated="5"/>
        </table:table-row>
        <table:table-row table:style-name="ro1">
          <table:table-cell office:value-type="float" office:value="4.02591433743149" calcext:value-type="float">
            <text:p>4.02591433743149</text:p>
          </table:table-cell>
          <table:table-cell office:value-type="float" office:value="-0.161986191556199" calcext:value-type="float">
            <text:p>-0.161986191556199</text:p>
          </table:table-cell>
          <table:table-cell office:value-type="float" office:value="20.5885184159465" calcext:value-type="float">
            <text:p>20.5885184159465</text:p>
          </table:table-cell>
          <table:table-cell table:number-columns-repeated="5"/>
        </table:table-row>
        <table:table-row table:style-name="ro1">
          <table:table-cell office:value-type="float" office:value="0.0851671452743691" calcext:value-type="float">
            <text:p>0.0851671452743691</text:p>
          </table:table-cell>
          <table:table-cell office:value-type="float" office:value="-0.137485845103936" calcext:value-type="float">
            <text:p>-0.137485845103936</text:p>
          </table:table-cell>
          <table:table-cell office:value-type="float" office:value="20.590965353138" calcext:value-type="float">
            <text:p>20.590965353138</text:p>
          </table:table-cell>
          <table:table-cell table:number-columns-repeated="5"/>
        </table:table-row>
        <table:table-row table:style-name="ro1">
          <table:table-cell office:value-type="float" office:value="0.142439703783798" calcext:value-type="float">
            <text:p>0.142439703783798</text:p>
          </table:table-cell>
          <table:table-cell office:value-type="float" office:value="-0.0821821486084202" calcext:value-type="float">
            <text:p>-0.0821821486084202</text:p>
          </table:table-cell>
          <table:table-cell office:value-type="float" office:value="20.606401344044" calcext:value-type="float">
            <text:p>20.606401344044</text:p>
          </table:table-cell>
          <table:table-cell table:number-columns-repeated="5"/>
        </table:table-row>
        <table:table-row table:style-name="ro1">
          <table:table-cell office:value-type="float" office:value="1.16291999315629" calcext:value-type="float">
            <text:p>1.16291999315629</text:p>
          </table:table-cell>
          <table:table-cell office:value-type="float" office:value="-0.0407494321609453" calcext:value-type="float">
            <text:p>-0.0407494321609453</text:p>
          </table:table-cell>
          <table:table-cell office:value-type="float" office:value="20.6143159953952" calcext:value-type="float">
            <text:p>20.6143159953952</text:p>
          </table:table-cell>
          <table:table-cell table:number-columns-repeated="5"/>
        </table:table-row>
        <table:table-row table:style-name="ro1">
          <table:table-cell office:value-type="float" office:value="0.0951627026081726" calcext:value-type="float">
            <text:p>0.0951627026081726</text:p>
          </table:table-cell>
          <table:table-cell office:value-type="float" office:value="-0.137485845103936" calcext:value-type="float">
            <text:p>-0.137485845103936</text:p>
          </table:table-cell>
          <table:table-cell office:value-type="float" office:value="20.6265118188366" calcext:value-type="float">
            <text:p>20.6265118188366</text:p>
          </table:table-cell>
          <table:table-cell table:number-columns-repeated="5"/>
        </table:table-row>
        <table:table-row table:style-name="ro1">
          <table:table-cell office:value-type="float" office:value="5.11795930797246" calcext:value-type="float">
            <text:p>5.11795930797246</text:p>
          </table:table-cell>
          <table:table-cell office:value-type="float" office:value="0.125209265771409" calcext:value-type="float">
            <text:p>0.125209265771409</text:p>
          </table:table-cell>
          <table:table-cell office:value-type="float" office:value="20.6598774829077" calcext:value-type="float">
            <text:p>20.6598774829077</text:p>
          </table:table-cell>
          <table:table-cell table:number-columns-repeated="5"/>
        </table:table-row>
        <table:table-row table:style-name="ro1">
          <table:table-cell office:value-type="float" office:value="2.98004990869328" calcext:value-type="float">
            <text:p>2.98004990869328</text:p>
          </table:table-cell>
          <table:table-cell office:value-type="float" office:value="-0.196332229334205" calcext:value-type="float">
            <text:p>-0.196332229334205</text:p>
          </table:table-cell>
          <table:table-cell office:value-type="float" office:value="20.7805809400034" calcext:value-type="float">
            <text:p>20.7805809400034</text:p>
          </table:table-cell>
          <table:table-cell table:number-columns-repeated="5"/>
        </table:table-row>
        <table:table-row table:style-name="ro1">
          <table:table-cell office:value-type="float" office:value="7.86500868452926" calcext:value-type="float">
            <text:p>7.86500868452926</text:p>
          </table:table-cell>
          <table:table-cell office:value-type="float" office:value="-0.137485845103936" calcext:value-type="float">
            <text:p>-0.137485845103936</text:p>
          </table:table-cell>
          <table:table-cell office:value-type="float" office:value="20.7923031653877" calcext:value-type="float">
            <text:p>20.7923031653877</text:p>
          </table:table-cell>
          <table:table-cell table:number-columns-repeated="5"/>
        </table:table-row>
        <table:table-row table:style-name="ro1">
          <table:table-cell office:value-type="float" office:value="0.0640397172314339" calcext:value-type="float">
            <text:p>0.0640397172314339</text:p>
          </table:table-cell>
          <table:table-cell office:value-type="float" office:value="1.19226798085653" calcext:value-type="float">
            <text:p>1.19226798085653</text:p>
          </table:table-cell>
          <table:table-cell office:value-type="float" office:value="20.8265624045954" calcext:value-type="float">
            <text:p>20.8265624045954</text:p>
          </table:table-cell>
          <table:table-cell table:number-columns-repeated="5"/>
        </table:table-row>
        <table:table-row table:style-name="ro1">
          <table:table-cell office:value-type="float" office:value="0.196337628426919" calcext:value-type="float">
            <text:p>0.196337628426919</text:p>
          </table:table-cell>
          <table:table-cell office:value-type="float" office:value="-0.945649966032008" calcext:value-type="float">
            <text:p>-0.945649966032008</text:p>
          </table:table-cell>
          <table:table-cell office:value-type="float" office:value="20.8283565081853" calcext:value-type="float">
            <text:p>20.8283565081853</text:p>
          </table:table-cell>
          <table:table-cell table:number-columns-repeated="5"/>
        </table:table-row>
        <table:table-row table:style-name="ro1">
          <table:table-cell office:value-type="float" office:value="-0.856591950589542" calcext:value-type="float">
            <text:p>-0.856591950589542</text:p>
          </table:table-cell>
          <table:table-cell office:value-type="float" office:value="0.137649618426132" calcext:value-type="float">
            <text:p>0.137649618426132</text:p>
          </table:table-cell>
          <table:table-cell office:value-type="float" office:value="20.8317193833172" calcext:value-type="float">
            <text:p>20.8317193833172</text:p>
          </table:table-cell>
          <table:table-cell table:number-columns-repeated="5"/>
        </table:table-row>
        <table:table-row table:style-name="ro1">
          <table:table-cell office:value-type="float" office:value="0.188587084134761" calcext:value-type="float">
            <text:p>0.188587084134761</text:p>
          </table:table-cell>
          <table:table-cell office:value-type="float" office:value="0.0929802202458099" calcext:value-type="float">
            <text:p>0.0929802202458099</text:p>
          </table:table-cell>
          <table:table-cell office:value-type="float" office:value="20.886561566084" calcext:value-type="float">
            <text:p>20.886561566084</text:p>
          </table:table-cell>
          <table:table-cell table:number-columns-repeated="5"/>
        </table:table-row>
        <table:table-row table:style-name="ro1">
          <table:table-cell office:value-type="float" office:value="5.19367655696322" calcext:value-type="float">
            <text:p>5.19367655696322</text:p>
          </table:table-cell>
          <table:table-cell office:value-type="float" office:value="0.0897227621692774" calcext:value-type="float">
            <text:p>0.0897227621692774</text:p>
          </table:table-cell>
          <table:table-cell office:value-type="float" office:value="20.9036093706681" calcext:value-type="float">
            <text:p>20.9036093706681</text:p>
          </table:table-cell>
          <table:table-cell table:number-columns-repeated="5"/>
        </table:table-row>
        <table:table-row table:style-name="ro1">
          <table:table-cell office:value-type="float" office:value="0.0232333570240345" calcext:value-type="float">
            <text:p>0.0232333570240345</text:p>
          </table:table-cell>
          <table:table-cell office:value-type="float" office:value="0.218215938221036" calcext:value-type="float">
            <text:p>0.218215938221036</text:p>
          </table:table-cell>
          <table:table-cell office:value-type="float" office:value="20.9072946010285" calcext:value-type="float">
            <text:p>20.9072946010285</text:p>
          </table:table-cell>
          <table:table-cell table:number-columns-repeated="5"/>
        </table:table-row>
        <table:table-row table:style-name="ro1">
          <table:table-cell office:value-type="float" office:value="0.0351559364551616" calcext:value-type="float">
            <text:p>0.0351559364551616</text:p>
          </table:table-cell>
          <table:table-cell office:value-type="float" office:value="-0.218479150523742" calcext:value-type="float">
            <text:p>-0.218479150523742</text:p>
          </table:table-cell>
          <table:table-cell office:value-type="float" office:value="20.9210801194567" calcext:value-type="float">
            <text:p>20.921080119456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2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4.02591433743149" calcext:value-type="float">
            <text:p>4.02591433743149</text:p>
          </table:table-cell>
          <table:table-cell office:value-type="float" office:value="2.02100306805626" calcext:value-type="float">
            <text:p>2.02100306805626</text:p>
          </table:table-cell>
          <table:table-cell office:value-type="float" office:value="20.0296318083064" calcext:value-type="float">
            <text:p>20.0296318083064</text:p>
          </table:table-cell>
          <table:table-cell table:number-columns-repeated="5"/>
        </table:table-row>
        <table:table-row table:style-name="ro1">
          <table:table-cell office:value-type="float" office:value="-0.0383859399305687" calcext:value-type="float">
            <text:p>-0.0383859399305687</text:p>
          </table:table-cell>
          <table:table-cell office:value-type="float" office:value="1.98637107269318" calcext:value-type="float">
            <text:p>1.98637107269318</text:p>
          </table:table-cell>
          <table:table-cell office:value-type="float" office:value="20.0439607239036" calcext:value-type="float">
            <text:p>20.0439607239036</text:p>
          </table:table-cell>
          <table:table-cell table:number-columns-repeated="5"/>
        </table:table-row>
        <table:table-row table:style-name="ro1">
          <table:table-cell table:style-name="ce7" office:value-type="float" office:value="-0.000944147948066187" calcext:value-type="float">
            <text:p>-9.44E-04</text:p>
          </table:table-cell>
          <table:table-cell office:value-type="float" office:value="-0.0461783187560019" calcext:value-type="float">
            <text:p>-0.0461783187560019</text:p>
          </table:table-cell>
          <table:table-cell office:value-type="float" office:value="20.0562434776005" calcext:value-type="float">
            <text:p>20.0562434776005</text:p>
          </table:table-cell>
          <table:table-cell table:number-columns-repeated="5"/>
        </table:table-row>
        <table:table-row table:style-name="ro1">
          <table:table-cell office:value-type="float" office:value="0.0217982943521494" calcext:value-type="float">
            <text:p>0.0217982943521494</text:p>
          </table:table-cell>
          <table:table-cell office:value-type="float" office:value="-0.0407494321609453" calcext:value-type="float">
            <text:p>-0.0407494321609453</text:p>
          </table:table-cell>
          <table:table-cell office:value-type="float" office:value="20.0564399326889" calcext:value-type="float">
            <text:p>20.0564399326889</text:p>
          </table:table-cell>
          <table:table-cell table:number-columns-repeated="5"/>
        </table:table-row>
        <table:table-row table:style-name="ro1">
          <table:table-cell office:value-type="float" office:value="1.97532373802187" calcext:value-type="float">
            <text:p>1.97532373802187</text:p>
          </table:table-cell>
          <table:table-cell office:value-type="float" office:value="3.04150517160197" calcext:value-type="float">
            <text:p>3.04150517160197</text:p>
          </table:table-cell>
          <table:table-cell office:value-type="float" office:value="20.0615513391119" calcext:value-type="float">
            <text:p>20.0615513391119</text:p>
          </table:table-cell>
          <table:table-cell table:number-columns-repeated="5"/>
        </table:table-row>
        <table:table-row table:style-name="ro1">
          <table:table-cell office:value-type="float" office:value="-0.0176135042394082" calcext:value-type="float">
            <text:p>-0.0176135042394082</text:p>
          </table:table-cell>
          <table:table-cell office:value-type="float" office:value="-0.0461783187560019" calcext:value-type="float">
            <text:p>-0.0461783187560019</text:p>
          </table:table-cell>
          <table:table-cell office:value-type="float" office:value="20.0643502729846" calcext:value-type="float">
            <text:p>20.0643502729846</text:p>
          </table:table-cell>
          <table:table-cell table:number-columns-repeated="5"/>
        </table:table-row>
        <table:table-row table:style-name="ro1">
          <table:table-cell office:value-type="float" office:value="0.0299093996924139" calcext:value-type="float">
            <text:p>0.0299093996924139</text:p>
          </table:table-cell>
          <table:table-cell office:value-type="float" office:value="-0.0484241469934318" calcext:value-type="float">
            <text:p>-0.0484241469934318</text:p>
          </table:table-cell>
          <table:table-cell office:value-type="float" office:value="20.0849980551047" calcext:value-type="float">
            <text:p>20.0849980551047</text:p>
          </table:table-cell>
          <table:table-cell table:number-columns-repeated="5"/>
        </table:table-row>
        <table:table-row table:style-name="ro1">
          <table:table-cell office:value-type="float" office:value="-0.0383859399305687" calcext:value-type="float">
            <text:p>-0.0383859399305687</text:p>
          </table:table-cell>
          <table:table-cell office:value-type="float" office:value="0.0450509495054684" calcext:value-type="float">
            <text:p>0.0450509495054684</text:p>
          </table:table-cell>
          <table:table-cell office:value-type="float" office:value="20.091840419377" calcext:value-type="float">
            <text:p>20.091840419377</text:p>
          </table:table-cell>
          <table:table-cell table:number-columns-repeated="5"/>
        </table:table-row>
        <table:table-row table:style-name="ro1">
          <table:table-cell office:value-type="float" office:value="0.0640397172314339" calcext:value-type="float">
            <text:p>0.0640397172314339</text:p>
          </table:table-cell>
          <table:table-cell office:value-type="float" office:value="1.01269009014508" calcext:value-type="float">
            <text:p>1.01269009014508</text:p>
          </table:table-cell>
          <table:table-cell office:value-type="float" office:value="20.1105559456553" calcext:value-type="float">
            <text:p>20.1105559456553</text:p>
          </table:table-cell>
          <table:table-cell table:number-columns-repeated="5"/>
        </table:table-row>
        <table:table-row table:style-name="ro1">
          <table:table-cell office:value-type="float" office:value="0.0550585342856897" calcext:value-type="float">
            <text:p>0.0550585342856897</text:p>
          </table:table-cell>
          <table:table-cell office:value-type="float" office:value="0.962872792796749" calcext:value-type="float">
            <text:p>0.962872792796749</text:p>
          </table:table-cell>
          <table:table-cell office:value-type="float" office:value="20.1148380711337" calcext:value-type="float">
            <text:p>20.1148380711337</text:p>
          </table:table-cell>
          <table:table-cell table:number-columns-repeated="5"/>
        </table:table-row>
        <table:table-row table:style-name="ro1">
          <table:table-cell office:value-type="float" office:value="-0.0396115489568901" calcext:value-type="float">
            <text:p>-0.0396115489568901</text:p>
          </table:table-cell>
          <table:table-cell office:value-type="float" office:value="-0.945649966032008" calcext:value-type="float">
            <text:p>-0.945649966032008</text:p>
          </table:table-cell>
          <table:table-cell office:value-type="float" office:value="20.1177349366296" calcext:value-type="float">
            <text:p>20.1177349366296</text:p>
          </table:table-cell>
          <table:table-cell table:number-columns-repeated="5"/>
        </table:table-row>
        <table:table-row table:style-name="ro1">
          <table:table-cell table:style-name="ce7" office:value-type="float" office:value="-0.000944147948066187" calcext:value-type="float">
            <text:p>-9.44E-04</text:p>
          </table:table-cell>
          <table:table-cell office:value-type="float" office:value="-0.0821821486084202" calcext:value-type="float">
            <text:p>-0.0821821486084202</text:p>
          </table:table-cell>
          <table:table-cell office:value-type="float" office:value="20.1715756286459" calcext:value-type="float">
            <text:p>20.1715756286459</text:p>
          </table:table-cell>
          <table:table-cell table:number-columns-repeated="5"/>
        </table:table-row>
        <table:table-row table:style-name="ro1">
          <table:table-cell office:value-type="float" office:value="-0.0288847537815894" calcext:value-type="float">
            <text:p>-0.0288847537815894</text:p>
          </table:table-cell>
          <table:table-cell office:value-type="float" office:value="0.922382179314289" calcext:value-type="float">
            <text:p>0.922382179314289</text:p>
          </table:table-cell>
          <table:table-cell office:value-type="float" office:value="20.1748925005119" calcext:value-type="float">
            <text:p>20.1748925005119</text:p>
          </table:table-cell>
          <table:table-cell table:number-columns-repeated="5"/>
        </table:table-row>
        <table:table-row table:style-name="ro1">
          <table:table-cell office:value-type="float" office:value="0.0299093996924139" calcext:value-type="float">
            <text:p>0.0299093996924139</text:p>
          </table:table-cell>
          <table:table-cell office:value-type="float" office:value="0.922382179314289" calcext:value-type="float">
            <text:p>0.922382179314289</text:p>
          </table:table-cell>
          <table:table-cell office:value-type="float" office:value="20.1763957087683" calcext:value-type="float">
            <text:p>20.1763957087683</text:p>
          </table:table-cell>
          <table:table-cell table:number-columns-repeated="5"/>
        </table:table-row>
        <table:table-row table:style-name="ro1">
          <table:table-cell office:value-type="float" office:value="0.0839130118905839" calcext:value-type="float">
            <text:p>0.0839130118905839</text:p>
          </table:table-cell>
          <table:table-cell office:value-type="float" office:value="5.99686213100801" calcext:value-type="float">
            <text:p>5.99686213100801</text:p>
          </table:table-cell>
          <table:table-cell office:value-type="float" office:value="20.1786932278224" calcext:value-type="float">
            <text:p>20.1786932278224</text:p>
          </table:table-cell>
          <table:table-cell table:number-columns-repeated="5"/>
        </table:table-row>
        <table:table-row table:style-name="ro1">
          <table:table-cell office:value-type="float" office:value="-0.0396115489568901" calcext:value-type="float">
            <text:p>-0.0396115489568901</text:p>
          </table:table-cell>
          <table:table-cell office:value-type="float" office:value="0.0769776922689707" calcext:value-type="float">
            <text:p>0.0769776922689707</text:p>
          </table:table-cell>
          <table:table-cell office:value-type="float" office:value="20.1907535057642" calcext:value-type="float">
            <text:p>20.1907535057642</text:p>
          </table:table-cell>
          <table:table-cell table:number-columns-repeated="5"/>
        </table:table-row>
        <table:table-row table:style-name="ro1">
          <table:table-cell office:value-type="float" office:value="-0.0396115489568901" calcext:value-type="float">
            <text:p>-0.0396115489568901</text:p>
          </table:table-cell>
          <table:table-cell office:value-type="float" office:value="1.92005922352688" calcext:value-type="float">
            <text:p>1.92005922352688</text:p>
          </table:table-cell>
          <table:table-cell office:value-type="float" office:value="20.201863554431" calcext:value-type="float">
            <text:p>20.201863554431</text:p>
          </table:table-cell>
          <table:table-cell table:number-columns-repeated="5"/>
        </table:table-row>
        <table:table-row table:style-name="ro1">
          <table:table-cell office:value-type="float" office:value="-0.0036170201312079" calcext:value-type="float">
            <text:p>-0.0036170201312079</text:p>
          </table:table-cell>
          <table:table-cell office:value-type="float" office:value="0.0897227621692774" calcext:value-type="float">
            <text:p>0.0897227621692774</text:p>
          </table:table-cell>
          <table:table-cell office:value-type="float" office:value="20.2027081172021" calcext:value-type="float">
            <text:p>20.2027081172021</text:p>
          </table:table-cell>
          <table:table-cell table:number-columns-repeated="5"/>
        </table:table-row>
        <table:table-row table:style-name="ro1">
          <table:table-cell office:value-type="float" office:value="-0.0495831037695128" calcext:value-type="float">
            <text:p>-0.0495831037695128</text:p>
          </table:table-cell>
          <table:table-cell office:value-type="float" office:value="1.9254782800655" calcext:value-type="float">
            <text:p>1.9254782800655</text:p>
          </table:table-cell>
          <table:table-cell office:value-type="float" office:value="20.2036793032968" calcext:value-type="float">
            <text:p>20.2036793032968</text:p>
          </table:table-cell>
          <table:table-cell table:number-columns-repeated="5"/>
        </table:table-row>
        <table:table-row table:style-name="ro1">
          <table:table-cell office:value-type="float" office:value="2.90932062221791" calcext:value-type="float">
            <text:p>2.90932062221791</text:p>
          </table:table-cell>
          <table:table-cell office:value-type="float" office:value="5.99686213100801" calcext:value-type="float">
            <text:p>5.99686213100801</text:p>
          </table:table-cell>
          <table:table-cell office:value-type="float" office:value="20.2066835505987" calcext:value-type="float">
            <text:p>20.2066835505987</text:p>
          </table:table-cell>
          <table:table-cell table:number-columns-repeated="5"/>
        </table:table-row>
        <table:table-row table:style-name="ro1">
          <table:table-cell office:value-type="float" office:value="2.90932062221791" calcext:value-type="float">
            <text:p>2.90932062221791</text:p>
          </table:table-cell>
          <table:table-cell office:value-type="float" office:value="1.01269009014508" calcext:value-type="float">
            <text:p>1.01269009014508</text:p>
          </table:table-cell>
          <table:table-cell office:value-type="float" office:value="20.2104264765308" calcext:value-type="float">
            <text:p>20.2104264765308</text:p>
          </table:table-cell>
          <table:table-cell table:number-columns-repeated="5"/>
        </table:table-row>
        <table:table-row table:style-name="ro1">
          <table:table-cell office:value-type="float" office:value="-0.0495831037695128" calcext:value-type="float">
            <text:p>-0.0495831037695128</text:p>
          </table:table-cell>
          <table:table-cell office:value-type="float" office:value="0.922382179314289" calcext:value-type="float">
            <text:p>0.922382179314289</text:p>
          </table:table-cell>
          <table:table-cell office:value-type="float" office:value="20.2149042693031" calcext:value-type="float">
            <text:p>20.2149042693031</text:p>
          </table:table-cell>
          <table:table-cell table:number-columns-repeated="5"/>
        </table:table-row>
        <table:table-row table:style-name="ro1">
          <table:table-cell office:value-type="float" office:value="-0.0383859399305687" calcext:value-type="float">
            <text:p>-0.0383859399305687</text:p>
          </table:table-cell>
          <table:table-cell office:value-type="float" office:value="0.0862129776650042" calcext:value-type="float">
            <text:p>0.0862129776650042</text:p>
          </table:table-cell>
          <table:table-cell office:value-type="float" office:value="20.2241357193253" calcext:value-type="float">
            <text:p>20.2241357193253</text:p>
          </table:table-cell>
          <table:table-cell table:number-columns-repeated="5"/>
        </table:table-row>
        <table:table-row table:style-name="ro1">
          <table:table-cell office:value-type="float" office:value="0.0299093996924139" calcext:value-type="float">
            <text:p>0.0299093996924139</text:p>
          </table:table-cell>
          <table:table-cell office:value-type="float" office:value="0.0897227621692774" calcext:value-type="float">
            <text:p>0.0897227621692774</text:p>
          </table:table-cell>
          <table:table-cell office:value-type="float" office:value="20.2244338507836" calcext:value-type="float">
            <text:p>20.2244338507836</text:p>
          </table:table-cell>
          <table:table-cell table:number-columns-repeated="5"/>
        </table:table-row>
        <table:table-row table:style-name="ro1">
          <table:table-cell office:value-type="float" office:value="1.97532373802187" calcext:value-type="float">
            <text:p>1.97532373802187</text:p>
          </table:table-cell>
          <table:table-cell office:value-type="float" office:value="1.90763330728747" calcext:value-type="float">
            <text:p>1.90763330728747</text:p>
          </table:table-cell>
          <table:table-cell office:value-type="float" office:value="20.2286478229162" calcext:value-type="float">
            <text:p>20.2286478229162</text:p>
          </table:table-cell>
          <table:table-cell table:number-columns-repeated="5"/>
        </table:table-row>
        <table:table-row table:style-name="ro1">
          <table:table-cell office:value-type="float" office:value="-0.0396115489568901" calcext:value-type="float">
            <text:p>-0.0396115489568901</text:p>
          </table:table-cell>
          <table:table-cell office:value-type="float" office:value="-0.0870110370309391" calcext:value-type="float">
            <text:p>-0.0870110370309391</text:p>
          </table:table-cell>
          <table:table-cell office:value-type="float" office:value="20.2296967224103" calcext:value-type="float">
            <text:p>20.2296967224103</text:p>
          </table:table-cell>
          <table:table-cell table:number-columns-repeated="5"/>
        </table:table-row>
        <table:table-row table:style-name="ro1">
          <table:table-cell office:value-type="float" office:value="3.97511648322184" calcext:value-type="float">
            <text:p>3.97511648322184</text:p>
          </table:table-cell>
          <table:table-cell office:value-type="float" office:value="0.0929802202458099" calcext:value-type="float">
            <text:p>0.0929802202458099</text:p>
          </table:table-cell>
          <table:table-cell office:value-type="float" office:value="20.2315364541332" calcext:value-type="float">
            <text:p>20.2315364541332</text:p>
          </table:table-cell>
          <table:table-cell table:number-columns-repeated="5"/>
        </table:table-row>
        <table:table-row table:style-name="ro1">
          <table:table-cell office:value-type="float" office:value="-0.0036170201312079" calcext:value-type="float">
            <text:p>-0.0036170201312079</text:p>
          </table:table-cell>
          <table:table-cell office:value-type="float" office:value="-0.097695754570006" calcext:value-type="float">
            <text:p>-0.097695754570006</text:p>
          </table:table-cell>
          <table:table-cell office:value-type="float" office:value="20.2374552183779" calcext:value-type="float">
            <text:p>20.2374552183779</text:p>
          </table:table-cell>
          <table:table-cell table:number-columns-repeated="5"/>
        </table:table-row>
        <table:table-row table:style-name="ro1">
          <table:table-cell office:value-type="float" office:value="-0.0036170201312079" calcext:value-type="float">
            <text:p>-0.0036170201312079</text:p>
          </table:table-cell>
          <table:table-cell office:value-type="float" office:value="5.09787850538508" calcext:value-type="float">
            <text:p>5.09787850538508</text:p>
          </table:table-cell>
          <table:table-cell office:value-type="float" office:value="20.2382761712183" calcext:value-type="float">
            <text:p>20.2382761712183</text:p>
          </table:table-cell>
          <table:table-cell table:number-columns-repeated="5"/>
        </table:table-row>
        <table:table-row table:style-name="ro1">
          <table:table-cell office:value-type="float" office:value="-0.0396115489568901" calcext:value-type="float">
            <text:p>-0.0396115489568901</text:p>
          </table:table-cell>
          <table:table-cell office:value-type="float" office:value="0.0950721115101224" calcext:value-type="float">
            <text:p>0.0950721115101224</text:p>
          </table:table-cell>
          <table:table-cell office:value-type="float" office:value="20.2635769655656" calcext:value-type="float">
            <text:p>20.2635769655656</text:p>
          </table:table-cell>
          <table:table-cell table:number-columns-repeated="5"/>
        </table:table-row>
        <table:table-row table:style-name="ro1">
          <table:table-cell office:value-type="float" office:value="2.06757975119326" calcext:value-type="float">
            <text:p>2.06757975119326</text:p>
          </table:table-cell>
          <table:table-cell office:value-type="float" office:value="0.922382179314289" calcext:value-type="float">
            <text:p>0.922382179314289</text:p>
          </table:table-cell>
          <table:table-cell office:value-type="float" office:value="20.2652911377262" calcext:value-type="float">
            <text:p>20.2652911377262</text:p>
          </table:table-cell>
          <table:table-cell table:number-columns-repeated="5"/>
        </table:table-row>
        <table:table-row table:style-name="ro1">
          <table:table-cell office:value-type="float" office:value="0.893173563501765" calcext:value-type="float">
            <text:p>0.893173563501765</text:p>
          </table:table-cell>
          <table:table-cell office:value-type="float" office:value="2.02100306805626" calcext:value-type="float">
            <text:p>2.02100306805626</text:p>
          </table:table-cell>
          <table:table-cell office:value-type="float" office:value="20.2899918311027" calcext:value-type="float">
            <text:p>20.2899918311027</text:p>
          </table:table-cell>
          <table:table-cell table:number-columns-repeated="5"/>
        </table:table-row>
        <table:table-row table:style-name="ro1">
          <table:table-cell office:value-type="float" office:value="-0.0495831037695128" calcext:value-type="float">
            <text:p>-0.0495831037695128</text:p>
          </table:table-cell>
          <table:table-cell office:value-type="float" office:value="2.89124543432056" calcext:value-type="float">
            <text:p>2.89124543432056</text:p>
          </table:table-cell>
          <table:table-cell office:value-type="float" office:value="20.3464320047014" calcext:value-type="float">
            <text:p>20.3464320047014</text:p>
          </table:table-cell>
          <table:table-cell table:number-columns-repeated="5"/>
        </table:table-row>
        <table:table-row table:style-name="ro1">
          <table:table-cell office:value-type="float" office:value="0.893173563501765" calcext:value-type="float">
            <text:p>0.893173563501765</text:p>
          </table:table-cell>
          <table:table-cell office:value-type="float" office:value="-0.945649966032008" calcext:value-type="float">
            <text:p>-0.945649966032008</text:p>
          </table:table-cell>
          <table:table-cell office:value-type="float" office:value="20.3488198982669" calcext:value-type="float">
            <text:p>20.3488198982669</text:p>
          </table:table-cell>
          <table:table-cell table:number-columns-repeated="5"/>
        </table:table-row>
        <table:table-row table:style-name="ro1">
          <table:table-cell office:value-type="float" office:value="3.01102133872298" calcext:value-type="float">
            <text:p>3.01102133872298</text:p>
          </table:table-cell>
          <table:table-cell office:value-type="float" office:value="0.125209265771409" calcext:value-type="float">
            <text:p>0.125209265771409</text:p>
          </table:table-cell>
          <table:table-cell office:value-type="float" office:value="20.3742092551948" calcext:value-type="float">
            <text:p>20.3742092551948</text:p>
          </table:table-cell>
          <table:table-cell table:number-columns-repeated="5"/>
        </table:table-row>
        <table:table-row table:style-name="ro1">
          <table:table-cell office:value-type="float" office:value="2.88553977952885" calcext:value-type="float">
            <text:p>2.88553977952885</text:p>
          </table:table-cell>
          <table:table-cell office:value-type="float" office:value="2.05930273454543" calcext:value-type="float">
            <text:p>2.05930273454543</text:p>
          </table:table-cell>
          <table:table-cell office:value-type="float" office:value="20.3975908628335" calcext:value-type="float">
            <text:p>20.3975908628335</text:p>
          </table:table-cell>
          <table:table-cell table:number-columns-repeated="5"/>
        </table:table-row>
        <table:table-row table:style-name="ro1">
          <table:table-cell office:value-type="float" office:value="4.96074459608581" calcext:value-type="float">
            <text:p>4.96074459608581</text:p>
          </table:table-cell>
          <table:table-cell office:value-type="float" office:value="0.125209265771409" calcext:value-type="float">
            <text:p>0.125209265771409</text:p>
          </table:table-cell>
          <table:table-cell office:value-type="float" office:value="20.4066441348167" calcext:value-type="float">
            <text:p>20.4066441348167</text:p>
          </table:table-cell>
          <table:table-cell table:number-columns-repeated="5"/>
        </table:table-row>
        <table:table-row table:style-name="ro1">
          <table:table-cell office:value-type="float" office:value="-0.0396115489568901" calcext:value-type="float">
            <text:p>-0.0396115489568901</text:p>
          </table:table-cell>
          <table:table-cell office:value-type="float" office:value="0.125209265771409" calcext:value-type="float">
            <text:p>0.125209265771409</text:p>
          </table:table-cell>
          <table:table-cell office:value-type="float" office:value="20.4072783391433" calcext:value-type="float">
            <text:p>20.4072783391433</text:p>
          </table:table-cell>
          <table:table-cell table:number-columns-repeated="5"/>
        </table:table-row>
        <table:table-row table:style-name="ro1">
          <table:table-cell office:value-type="float" office:value="2.1255924236137" calcext:value-type="float">
            <text:p>2.1255924236137</text:p>
          </table:table-cell>
          <table:table-cell office:value-type="float" office:value="3.04150517160197" calcext:value-type="float">
            <text:p>3.04150517160197</text:p>
          </table:table-cell>
          <table:table-cell office:value-type="float" office:value="20.4127096328612" calcext:value-type="float">
            <text:p>20.4127096328612</text:p>
          </table:table-cell>
          <table:table-cell table:number-columns-repeated="5"/>
        </table:table-row>
        <table:table-row table:style-name="ro1">
          <table:table-cell office:value-type="float" office:value="2.90932062221791" calcext:value-type="float">
            <text:p>2.90932062221791</text:p>
          </table:table-cell>
          <table:table-cell office:value-type="float" office:value="1.90433923149598" calcext:value-type="float">
            <text:p>1.90433923149598</text:p>
          </table:table-cell>
          <table:table-cell office:value-type="float" office:value="20.417183813802" calcext:value-type="float">
            <text:p>20.417183813802</text:p>
          </table:table-cell>
          <table:table-cell table:number-columns-repeated="5"/>
        </table:table-row>
        <table:table-row table:style-name="ro1">
          <table:table-cell office:value-type="float" office:value="2.90857543148816" calcext:value-type="float">
            <text:p>2.90857543148816</text:p>
          </table:table-cell>
          <table:table-cell office:value-type="float" office:value="-0.097695754570006" calcext:value-type="float">
            <text:p>-0.097695754570006</text:p>
          </table:table-cell>
          <table:table-cell office:value-type="float" office:value="20.4284692543715" calcext:value-type="float">
            <text:p>20.4284692543715</text:p>
          </table:table-cell>
          <table:table-cell table:number-columns-repeated="5"/>
        </table:table-row>
        <table:table-row table:style-name="ro1">
          <table:table-cell office:value-type="float" office:value="2.92397115163476" calcext:value-type="float">
            <text:p>2.92397115163476</text:p>
          </table:table-cell>
          <table:table-cell office:value-type="float" office:value="0.888173021281247" calcext:value-type="float">
            <text:p>0.888173021281247</text:p>
          </table:table-cell>
          <table:table-cell office:value-type="float" office:value="20.4350330971844" calcext:value-type="float">
            <text:p>20.4350330971844</text:p>
          </table:table-cell>
          <table:table-cell table:number-columns-repeated="5"/>
        </table:table-row>
        <table:table-row table:style-name="ro1">
          <table:table-cell office:value-type="float" office:value="3.00390908741315" calcext:value-type="float">
            <text:p>3.00390908741315</text:p>
          </table:table-cell>
          <table:table-cell office:value-type="float" office:value="-0.137485845103936" calcext:value-type="float">
            <text:p>-0.137485845103936</text:p>
          </table:table-cell>
          <table:table-cell office:value-type="float" office:value="20.4372976026214" calcext:value-type="float">
            <text:p>20.4372976026214</text:p>
          </table:table-cell>
          <table:table-cell table:number-columns-repeated="5"/>
        </table:table-row>
        <table:table-row table:style-name="ro1">
          <table:table-cell office:value-type="float" office:value="3.00390908741315" calcext:value-type="float">
            <text:p>3.00390908741315</text:p>
          </table:table-cell>
          <table:table-cell office:value-type="float" office:value="-0.137955762235026" calcext:value-type="float">
            <text:p>-0.137955762235026</text:p>
          </table:table-cell>
          <table:table-cell office:value-type="float" office:value="20.4398597767216" calcext:value-type="float">
            <text:p>20.4398597767216</text:p>
          </table:table-cell>
          <table:table-cell table:number-columns-repeated="5"/>
        </table:table-row>
        <table:table-row table:style-name="ro1">
          <table:table-cell office:value-type="float" office:value="-0.135288328319855" calcext:value-type="float">
            <text:p>-0.135288328319855</text:p>
          </table:table-cell>
          <table:table-cell office:value-type="float" office:value="0.962872792796749" calcext:value-type="float">
            <text:p>0.962872792796749</text:p>
          </table:table-cell>
          <table:table-cell office:value-type="float" office:value="20.4558665247893" calcext:value-type="float">
            <text:p>20.4558665247893</text:p>
          </table:table-cell>
          <table:table-cell table:number-columns-repeated="5"/>
        </table:table-row>
        <table:table-row table:style-name="ro1">
          <table:table-cell office:value-type="float" office:value="6.86229058325168" calcext:value-type="float">
            <text:p>6.86229058325168</text:p>
          </table:table-cell>
          <table:table-cell office:value-type="float" office:value="1.04909905713625" calcext:value-type="float">
            <text:p>1.04909905713625</text:p>
          </table:table-cell>
          <table:table-cell office:value-type="float" office:value="20.4913634309454" calcext:value-type="float">
            <text:p>20.4913634309454</text:p>
          </table:table-cell>
          <table:table-cell table:number-columns-repeated="5"/>
        </table:table-row>
        <table:table-row table:style-name="ro1">
          <table:table-cell office:value-type="float" office:value="-0.0495831037695128" calcext:value-type="float">
            <text:p>-0.0495831037695128</text:p>
          </table:table-cell>
          <table:table-cell office:value-type="float" office:value="0.137649618426132" calcext:value-type="float">
            <text:p>0.137649618426132</text:p>
          </table:table-cell>
          <table:table-cell office:value-type="float" office:value="20.4920780110533" calcext:value-type="float">
            <text:p>20.4920780110533</text:p>
          </table:table-cell>
          <table:table-cell table:number-columns-repeated="5"/>
        </table:table-row>
        <table:table-row table:style-name="ro1">
          <table:table-cell office:value-type="float" office:value="2.90932062221791" calcext:value-type="float">
            <text:p>2.90932062221791</text:p>
          </table:table-cell>
          <table:table-cell office:value-type="float" office:value="-0.88602585861965" calcext:value-type="float">
            <text:p>-0.88602585861965</text:p>
          </table:table-cell>
          <table:table-cell office:value-type="float" office:value="20.4967532354225" calcext:value-type="float">
            <text:p>20.4967532354225</text:p>
          </table:table-cell>
          <table:table-cell table:number-columns-repeated="5"/>
        </table:table-row>
        <table:table-row table:style-name="ro1">
          <table:table-cell office:value-type="float" office:value="-0.0036170201312079" calcext:value-type="float">
            <text:p>-0.0036170201312079</text:p>
          </table:table-cell>
          <table:table-cell office:value-type="float" office:value="0.148421842272091" calcext:value-type="float">
            <text:p>0.148421842272091</text:p>
          </table:table-cell>
          <table:table-cell office:value-type="float" office:value="20.4977204348901" calcext:value-type="float">
            <text:p>20.4977204348901</text:p>
          </table:table-cell>
          <table:table-cell table:number-columns-repeated="5"/>
        </table:table-row>
        <table:table-row table:style-name="ro1">
          <table:table-cell office:value-type="float" office:value="2.1255924236137" calcext:value-type="float">
            <text:p>2.1255924236137</text:p>
          </table:table-cell>
          <table:table-cell office:value-type="float" office:value="0.922382179314289" calcext:value-type="float">
            <text:p>0.922382179314289</text:p>
          </table:table-cell>
          <table:table-cell office:value-type="float" office:value="20.5061771573855" calcext:value-type="float">
            <text:p>20.506177157385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3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7" office:value-type="float" office:value="-0.000944147948066187" calcext:value-type="float">
            <text:p>-9.44E-04</text:p>
          </table:table-cell>
          <table:table-cell office:value-type="float" office:value="2.01236825040088" calcext:value-type="float">
            <text:p>2.01236825040088</text:p>
          </table:table-cell>
          <table:table-cell office:value-type="float" office:value="20.0041227528074" calcext:value-type="float">
            <text:p>20.0041227528074</text:p>
          </table:table-cell>
          <table:table-cell table:number-columns-repeated="5"/>
        </table:table-row>
        <table:table-row table:style-name="ro1">
          <table:table-cell office:value-type="float" office:value="-0.0176135042394082" calcext:value-type="float">
            <text:p>-0.0176135042394082</text:p>
          </table:table-cell>
          <table:table-cell office:value-type="float" office:value="1.98637107269318" calcext:value-type="float">
            <text:p>1.98637107269318</text:p>
          </table:table-cell>
          <table:table-cell office:value-type="float" office:value="20.0132624237387" calcext:value-type="float">
            <text:p>20.0132624237387</text:p>
          </table:table-cell>
          <table:table-cell table:number-columns-repeated="5"/>
        </table:table-row>
        <table:table-row table:style-name="ro1">
          <table:table-cell office:value-type="float" office:value="4.02591433743149" calcext:value-type="float">
            <text:p>4.02591433743149</text:p>
          </table:table-cell>
          <table:table-cell office:value-type="float" office:value="2.02100306805626" calcext:value-type="float">
            <text:p>2.02100306805626</text:p>
          </table:table-cell>
          <table:table-cell office:value-type="float" office:value="20.0296318083064" calcext:value-type="float">
            <text:p>20.0296318083064</text:p>
          </table:table-cell>
          <table:table-cell table:number-columns-repeated="5"/>
        </table:table-row>
        <table:table-row table:style-name="ro1">
          <table:table-cell office:value-type="float" office:value="-0.0383859399305687" calcext:value-type="float">
            <text:p>-0.0383859399305687</text:p>
          </table:table-cell>
          <table:table-cell office:value-type="float" office:value="1.98637107269318" calcext:value-type="float">
            <text:p>1.98637107269318</text:p>
          </table:table-cell>
          <table:table-cell office:value-type="float" office:value="20.0439607239036" calcext:value-type="float">
            <text:p>20.0439607239036</text:p>
          </table:table-cell>
          <table:table-cell table:number-columns-repeated="5"/>
        </table:table-row>
        <table:table-row table:style-name="ro1">
          <table:table-cell table:style-name="ce7" office:value-type="float" office:value="-0.000944147948066187" calcext:value-type="float">
            <text:p>-9.44E-04</text:p>
          </table:table-cell>
          <table:table-cell office:value-type="float" office:value="-0.0461783187560019" calcext:value-type="float">
            <text:p>-0.0461783187560019</text:p>
          </table:table-cell>
          <table:table-cell office:value-type="float" office:value="20.0562434776005" calcext:value-type="float">
            <text:p>20.0562434776005</text:p>
          </table:table-cell>
          <table:table-cell table:number-columns-repeated="5"/>
        </table:table-row>
        <table:table-row table:style-name="ro1">
          <table:table-cell office:value-type="float" office:value="0.0217982943521494" calcext:value-type="float">
            <text:p>0.0217982943521494</text:p>
          </table:table-cell>
          <table:table-cell office:value-type="float" office:value="-0.0407494321609453" calcext:value-type="float">
            <text:p>-0.0407494321609453</text:p>
          </table:table-cell>
          <table:table-cell office:value-type="float" office:value="20.0564399326889" calcext:value-type="float">
            <text:p>20.0564399326889</text:p>
          </table:table-cell>
          <table:table-cell table:number-columns-repeated="5"/>
        </table:table-row>
        <table:table-row table:style-name="ro1">
          <table:table-cell office:value-type="float" office:value="0.0299093996924139" calcext:value-type="float">
            <text:p>0.0299093996924139</text:p>
          </table:table-cell>
          <table:table-cell office:value-type="float" office:value="0.962872792796749" calcext:value-type="float">
            <text:p>0.962872792796749</text:p>
          </table:table-cell>
          <table:table-cell office:value-type="float" office:value="20.0600693167985" calcext:value-type="float">
            <text:p>20.0600693167985</text:p>
          </table:table-cell>
          <table:table-cell table:number-columns-repeated="5"/>
        </table:table-row>
        <table:table-row table:style-name="ro1">
          <table:table-cell office:value-type="float" office:value="1.97532373802187" calcext:value-type="float">
            <text:p>1.97532373802187</text:p>
          </table:table-cell>
          <table:table-cell office:value-type="float" office:value="3.04150517160197" calcext:value-type="float">
            <text:p>3.04150517160197</text:p>
          </table:table-cell>
          <table:table-cell office:value-type="float" office:value="20.0615513391119" calcext:value-type="float">
            <text:p>20.0615513391119</text:p>
          </table:table-cell>
          <table:table-cell table:number-columns-repeated="5"/>
        </table:table-row>
        <table:table-row table:style-name="ro1">
          <table:table-cell office:value-type="float" office:value="-0.0036170201312079" calcext:value-type="float">
            <text:p>-0.0036170201312079</text:p>
          </table:table-cell>
          <table:table-cell office:value-type="float" office:value="-0.0484241469934318" calcext:value-type="float">
            <text:p>-0.0484241469934318</text:p>
          </table:table-cell>
          <table:table-cell office:value-type="float" office:value="20.0620575943323" calcext:value-type="float">
            <text:p>20.0620575943323</text:p>
          </table:table-cell>
          <table:table-cell table:number-columns-repeated="5"/>
        </table:table-row>
        <table:table-row table:style-name="ro1">
          <table:table-cell office:value-type="float" office:value="-0.0176135042394082" calcext:value-type="float">
            <text:p>-0.0176135042394082</text:p>
          </table:table-cell>
          <table:table-cell office:value-type="float" office:value="-0.0461783187560019" calcext:value-type="float">
            <text:p>-0.0461783187560019</text:p>
          </table:table-cell>
          <table:table-cell office:value-type="float" office:value="20.0643502729846" calcext:value-type="float">
            <text:p>20.0643502729846</text:p>
          </table:table-cell>
          <table:table-cell table:number-columns-repeated="5"/>
        </table:table-row>
        <table:table-row table:style-name="ro1">
          <table:table-cell office:value-type="float" office:value="-0.0176135042394082" calcext:value-type="float">
            <text:p>-0.0176135042394082</text:p>
          </table:table-cell>
          <table:table-cell office:value-type="float" office:value="1.04909905713625" calcext:value-type="float">
            <text:p>1.04909905713625</text:p>
          </table:table-cell>
          <table:table-cell office:value-type="float" office:value="20.0715211769833" calcext:value-type="float">
            <text:p>20.0715211769833</text:p>
          </table:table-cell>
          <table:table-cell table:number-columns-repeated="5"/>
        </table:table-row>
        <table:table-row table:style-name="ro1">
          <table:table-cell office:value-type="float" office:value="0.0299093996924139" calcext:value-type="float">
            <text:p>0.0299093996924139</text:p>
          </table:table-cell>
          <table:table-cell office:value-type="float" office:value="-0.0484241469934318" calcext:value-type="float">
            <text:p>-0.0484241469934318</text:p>
          </table:table-cell>
          <table:table-cell office:value-type="float" office:value="20.0849980551047" calcext:value-type="float">
            <text:p>20.0849980551047</text:p>
          </table:table-cell>
          <table:table-cell table:number-columns-repeated="5"/>
        </table:table-row>
        <table:table-row table:style-name="ro1">
          <table:table-cell office:value-type="float" office:value="-0.0383859399305687" calcext:value-type="float">
            <text:p>-0.0383859399305687</text:p>
          </table:table-cell>
          <table:table-cell office:value-type="float" office:value="0.0450509495054684" calcext:value-type="float">
            <text:p>0.0450509495054684</text:p>
          </table:table-cell>
          <table:table-cell office:value-type="float" office:value="20.091840419377" calcext:value-type="float">
            <text:p>20.091840419377</text:p>
          </table:table-cell>
          <table:table-cell table:number-columns-repeated="5"/>
        </table:table-row>
        <table:table-row table:style-name="ro1">
          <table:table-cell office:value-type="float" office:value="0.0299093996924139" calcext:value-type="float">
            <text:p>0.0299093996924139</text:p>
          </table:table-cell>
          <table:table-cell office:value-type="float" office:value="1.942353246574" calcext:value-type="float">
            <text:p>1.942353246574</text:p>
          </table:table-cell>
          <table:table-cell office:value-type="float" office:value="20.109832987816" calcext:value-type="float">
            <text:p>20.109832987816</text:p>
          </table:table-cell>
          <table:table-cell table:number-columns-repeated="5"/>
        </table:table-row>
        <table:table-row table:style-name="ro1">
          <table:table-cell office:value-type="float" office:value="0.0640397172314339" calcext:value-type="float">
            <text:p>0.0640397172314339</text:p>
          </table:table-cell>
          <table:table-cell office:value-type="float" office:value="1.01269009014508" calcext:value-type="float">
            <text:p>1.01269009014508</text:p>
          </table:table-cell>
          <table:table-cell office:value-type="float" office:value="20.1105559456553" calcext:value-type="float">
            <text:p>20.1105559456553</text:p>
          </table:table-cell>
          <table:table-cell table:number-columns-repeated="5"/>
        </table:table-row>
        <table:table-row table:style-name="ro1">
          <table:table-cell office:value-type="float" office:value="0.0550585342856897" calcext:value-type="float">
            <text:p>0.0550585342856897</text:p>
          </table:table-cell>
          <table:table-cell office:value-type="float" office:value="0.962872792796749" calcext:value-type="float">
            <text:p>0.962872792796749</text:p>
          </table:table-cell>
          <table:table-cell office:value-type="float" office:value="20.1148380711337" calcext:value-type="float">
            <text:p>20.1148380711337</text:p>
          </table:table-cell>
          <table:table-cell table:number-columns-repeated="5"/>
        </table:table-row>
        <table:table-row table:style-name="ro1">
          <table:table-cell office:value-type="float" office:value="-0.0495831037695128" calcext:value-type="float">
            <text:p>-0.0495831037695128</text:p>
          </table:table-cell>
          <table:table-cell office:value-type="float" office:value="0.0450509495054684" calcext:value-type="float">
            <text:p>0.0450509495054684</text:p>
          </table:table-cell>
          <table:table-cell office:value-type="float" office:value="20.1169240956868" calcext:value-type="float">
            <text:p>20.1169240956868</text:p>
          </table:table-cell>
          <table:table-cell table:number-columns-repeated="5"/>
        </table:table-row>
        <table:table-row table:style-name="ro1">
          <table:table-cell office:value-type="float" office:value="-0.0396115489568901" calcext:value-type="float">
            <text:p>-0.0396115489568901</text:p>
          </table:table-cell>
          <table:table-cell office:value-type="float" office:value="-0.945649966032008" calcext:value-type="float">
            <text:p>-0.945649966032008</text:p>
          </table:table-cell>
          <table:table-cell office:value-type="float" office:value="20.1177349366296" calcext:value-type="float">
            <text:p>20.1177349366296</text:p>
          </table:table-cell>
          <table:table-cell table:number-columns-repeated="5"/>
        </table:table-row>
        <table:table-row table:style-name="ro1">
          <table:table-cell office:value-type="float" office:value="4.04917555147085" calcext:value-type="float">
            <text:p>4.04917555147085</text:p>
          </table:table-cell>
          <table:table-cell office:value-type="float" office:value="2.05930273454543" calcext:value-type="float">
            <text:p>2.05930273454543</text:p>
          </table:table-cell>
          <table:table-cell office:value-type="float" office:value="20.1531434697214" calcext:value-type="float">
            <text:p>20.1531434697214</text:p>
          </table:table-cell>
          <table:table-cell table:number-columns-repeated="5"/>
        </table:table-row>
        <table:table-row table:style-name="ro1">
          <table:table-cell office:value-type="float" office:value="-0.0176135042394082" calcext:value-type="float">
            <text:p>-0.0176135042394082</text:p>
          </table:table-cell>
          <table:table-cell office:value-type="float" office:value="0.922382179314289" calcext:value-type="float">
            <text:p>0.922382179314289</text:p>
          </table:table-cell>
          <table:table-cell office:value-type="float" office:value="20.1617522276387" calcext:value-type="float">
            <text:p>20.1617522276387</text:p>
          </table:table-cell>
          <table:table-cell table:number-columns-repeated="5"/>
        </table:table-row>
        <table:table-row table:style-name="ro1">
          <table:table-cell table:style-name="ce7" office:value-type="float" office:value="-0.000944147948066187" calcext:value-type="float">
            <text:p>-9.44E-04</text:p>
          </table:table-cell>
          <table:table-cell office:value-type="float" office:value="-0.0821821486084202" calcext:value-type="float">
            <text:p>-0.0821821486084202</text:p>
          </table:table-cell>
          <table:table-cell office:value-type="float" office:value="20.1715756286459" calcext:value-type="float">
            <text:p>20.1715756286459</text:p>
          </table:table-cell>
          <table:table-cell table:number-columns-repeated="5"/>
        </table:table-row>
        <table:table-row table:style-name="ro1">
          <table:table-cell office:value-type="float" office:value="-0.0288847537815894" calcext:value-type="float">
            <text:p>-0.0288847537815894</text:p>
          </table:table-cell>
          <table:table-cell office:value-type="float" office:value="0.922382179314289" calcext:value-type="float">
            <text:p>0.922382179314289</text:p>
          </table:table-cell>
          <table:table-cell office:value-type="float" office:value="20.1748925005119" calcext:value-type="float">
            <text:p>20.1748925005119</text:p>
          </table:table-cell>
          <table:table-cell table:number-columns-repeated="5"/>
        </table:table-row>
        <table:table-row table:style-name="ro1">
          <table:table-cell office:value-type="float" office:value="0.0299093996924139" calcext:value-type="float">
            <text:p>0.0299093996924139</text:p>
          </table:table-cell>
          <table:table-cell office:value-type="float" office:value="0.922382179314289" calcext:value-type="float">
            <text:p>0.922382179314289</text:p>
          </table:table-cell>
          <table:table-cell office:value-type="float" office:value="20.1763957087683" calcext:value-type="float">
            <text:p>20.1763957087683</text:p>
          </table:table-cell>
          <table:table-cell table:number-columns-repeated="5"/>
        </table:table-row>
        <table:table-row table:style-name="ro1">
          <table:table-cell office:value-type="float" office:value="0.0839130118905839" calcext:value-type="float">
            <text:p>0.0839130118905839</text:p>
          </table:table-cell>
          <table:table-cell office:value-type="float" office:value="5.99686213100801" calcext:value-type="float">
            <text:p>5.99686213100801</text:p>
          </table:table-cell>
          <table:table-cell office:value-type="float" office:value="20.1786932278224" calcext:value-type="float">
            <text:p>20.1786932278224</text:p>
          </table:table-cell>
          <table:table-cell table:number-columns-repeated="5"/>
        </table:table-row>
        <table:table-row table:style-name="ro1">
          <table:table-cell office:value-type="float" office:value="-0.0396115489568901" calcext:value-type="float">
            <text:p>-0.0396115489568901</text:p>
          </table:table-cell>
          <table:table-cell office:value-type="float" office:value="0.0769776922689707" calcext:value-type="float">
            <text:p>0.0769776922689707</text:p>
          </table:table-cell>
          <table:table-cell office:value-type="float" office:value="20.1907535057642" calcext:value-type="float">
            <text:p>20.1907535057642</text:p>
          </table:table-cell>
          <table:table-cell table:number-columns-repeated="5"/>
        </table:table-row>
        <table:table-row table:style-name="ro1">
          <table:table-cell office:value-type="float" office:value="-0.0396115489568901" calcext:value-type="float">
            <text:p>-0.0396115489568901</text:p>
          </table:table-cell>
          <table:table-cell office:value-type="float" office:value="1.92005922352688" calcext:value-type="float">
            <text:p>1.92005922352688</text:p>
          </table:table-cell>
          <table:table-cell office:value-type="float" office:value="20.201863554431" calcext:value-type="float">
            <text:p>20.201863554431</text:p>
          </table:table-cell>
          <table:table-cell table:number-columns-repeated="5"/>
        </table:table-row>
        <table:table-row table:style-name="ro1">
          <table:table-cell office:value-type="float" office:value="-0.0036170201312079" calcext:value-type="float">
            <text:p>-0.0036170201312079</text:p>
          </table:table-cell>
          <table:table-cell office:value-type="float" office:value="0.0897227621692774" calcext:value-type="float">
            <text:p>0.0897227621692774</text:p>
          </table:table-cell>
          <table:table-cell office:value-type="float" office:value="20.2027081172021" calcext:value-type="float">
            <text:p>20.2027081172021</text:p>
          </table:table-cell>
          <table:table-cell table:number-columns-repeated="5"/>
        </table:table-row>
        <table:table-row table:style-name="ro1">
          <table:table-cell office:value-type="float" office:value="-0.0495831037695128" calcext:value-type="float">
            <text:p>-0.0495831037695128</text:p>
          </table:table-cell>
          <table:table-cell office:value-type="float" office:value="1.9254782800655" calcext:value-type="float">
            <text:p>1.9254782800655</text:p>
          </table:table-cell>
          <table:table-cell office:value-type="float" office:value="20.2036793032968" calcext:value-type="float">
            <text:p>20.2036793032968</text:p>
          </table:table-cell>
          <table:table-cell table:number-columns-repeated="5"/>
        </table:table-row>
        <table:table-row table:style-name="ro1">
          <table:table-cell office:value-type="float" office:value="2.90932062221791" calcext:value-type="float">
            <text:p>2.90932062221791</text:p>
          </table:table-cell>
          <table:table-cell office:value-type="float" office:value="5.99686213100801" calcext:value-type="float">
            <text:p>5.99686213100801</text:p>
          </table:table-cell>
          <table:table-cell office:value-type="float" office:value="20.2066835505987" calcext:value-type="float">
            <text:p>20.2066835505987</text:p>
          </table:table-cell>
          <table:table-cell table:number-columns-repeated="5"/>
        </table:table-row>
        <table:table-row table:style-name="ro1">
          <table:table-cell office:value-type="float" office:value="2.90932062221791" calcext:value-type="float">
            <text:p>2.90932062221791</text:p>
          </table:table-cell>
          <table:table-cell office:value-type="float" office:value="1.01269009014508" calcext:value-type="float">
            <text:p>1.01269009014508</text:p>
          </table:table-cell>
          <table:table-cell office:value-type="float" office:value="20.2104264765308" calcext:value-type="float">
            <text:p>20.2104264765308</text:p>
          </table:table-cell>
          <table:table-cell table:number-columns-repeated="5"/>
        </table:table-row>
        <table:table-row table:style-name="ro1">
          <table:table-cell office:value-type="float" office:value="0.0494521957498538" calcext:value-type="float">
            <text:p>0.0494521957498538</text:p>
          </table:table-cell>
          <table:table-cell office:value-type="float" office:value="0.922382179314289" calcext:value-type="float">
            <text:p>0.922382179314289</text:p>
          </table:table-cell>
          <table:table-cell office:value-type="float" office:value="20.2145890736191" calcext:value-type="float">
            <text:p>20.2145890736191</text:p>
          </table:table-cell>
          <table:table-cell table:number-columns-repeated="5"/>
        </table:table-row>
        <table:table-row table:style-name="ro1">
          <table:table-cell office:value-type="float" office:value="-0.0495831037695128" calcext:value-type="float">
            <text:p>-0.0495831037695128</text:p>
          </table:table-cell>
          <table:table-cell office:value-type="float" office:value="0.922382179314289" calcext:value-type="float">
            <text:p>0.922382179314289</text:p>
          </table:table-cell>
          <table:table-cell office:value-type="float" office:value="20.2149042693031" calcext:value-type="float">
            <text:p>20.2149042693031</text:p>
          </table:table-cell>
          <table:table-cell table:number-columns-repeated="5"/>
        </table:table-row>
        <table:table-row table:style-name="ro1">
          <table:table-cell office:value-type="float" office:value="4.02591433743149" calcext:value-type="float">
            <text:p>4.02591433743149</text:p>
          </table:table-cell>
          <table:table-cell office:value-type="float" office:value="0.0897227621692774" calcext:value-type="float">
            <text:p>0.0897227621692774</text:p>
          </table:table-cell>
          <table:table-cell office:value-type="float" office:value="20.2189668661689" calcext:value-type="float">
            <text:p>20.2189668661689</text:p>
          </table:table-cell>
          <table:table-cell table:number-columns-repeated="5"/>
        </table:table-row>
        <table:table-row table:style-name="ro1">
          <table:table-cell office:value-type="float" office:value="-0.0383859399305687" calcext:value-type="float">
            <text:p>-0.0383859399305687</text:p>
          </table:table-cell>
          <table:table-cell office:value-type="float" office:value="0.0862129776650042" calcext:value-type="float">
            <text:p>0.0862129776650042</text:p>
          </table:table-cell>
          <table:table-cell office:value-type="float" office:value="20.2241357193253" calcext:value-type="float">
            <text:p>20.2241357193253</text:p>
          </table:table-cell>
          <table:table-cell table:number-columns-repeated="5"/>
        </table:table-row>
        <table:table-row table:style-name="ro1">
          <table:table-cell office:value-type="float" office:value="0.0299093996924139" calcext:value-type="float">
            <text:p>0.0299093996924139</text:p>
          </table:table-cell>
          <table:table-cell office:value-type="float" office:value="0.0897227621692774" calcext:value-type="float">
            <text:p>0.0897227621692774</text:p>
          </table:table-cell>
          <table:table-cell office:value-type="float" office:value="20.2244338507836" calcext:value-type="float">
            <text:p>20.2244338507836</text:p>
          </table:table-cell>
          <table:table-cell table:number-columns-repeated="5"/>
        </table:table-row>
        <table:table-row table:style-name="ro1">
          <table:table-cell office:value-type="float" office:value="1.97532373802187" calcext:value-type="float">
            <text:p>1.97532373802187</text:p>
          </table:table-cell>
          <table:table-cell office:value-type="float" office:value="1.90763330728747" calcext:value-type="float">
            <text:p>1.90763330728747</text:p>
          </table:table-cell>
          <table:table-cell office:value-type="float" office:value="20.2286478229162" calcext:value-type="float">
            <text:p>20.2286478229162</text:p>
          </table:table-cell>
          <table:table-cell table:number-columns-repeated="5"/>
        </table:table-row>
        <table:table-row table:style-name="ro1">
          <table:table-cell office:value-type="float" office:value="-0.0396115489568901" calcext:value-type="float">
            <text:p>-0.0396115489568901</text:p>
          </table:table-cell>
          <table:table-cell office:value-type="float" office:value="-0.0870110370309391" calcext:value-type="float">
            <text:p>-0.0870110370309391</text:p>
          </table:table-cell>
          <table:table-cell office:value-type="float" office:value="20.2296967224103" calcext:value-type="float">
            <text:p>20.2296967224103</text:p>
          </table:table-cell>
          <table:table-cell table:number-columns-repeated="5"/>
        </table:table-row>
        <table:table-row table:style-name="ro1">
          <table:table-cell office:value-type="float" office:value="3.97511648322184" calcext:value-type="float">
            <text:p>3.97511648322184</text:p>
          </table:table-cell>
          <table:table-cell office:value-type="float" office:value="0.0929802202458099" calcext:value-type="float">
            <text:p>0.0929802202458099</text:p>
          </table:table-cell>
          <table:table-cell office:value-type="float" office:value="20.2315364541332" calcext:value-type="float">
            <text:p>20.2315364541332</text:p>
          </table:table-cell>
          <table:table-cell table:number-columns-repeated="5"/>
        </table:table-row>
        <table:table-row table:style-name="ro1">
          <table:table-cell office:value-type="float" office:value="-0.0036170201312079" calcext:value-type="float">
            <text:p>-0.0036170201312079</text:p>
          </table:table-cell>
          <table:table-cell office:value-type="float" office:value="-0.097695754570006" calcext:value-type="float">
            <text:p>-0.097695754570006</text:p>
          </table:table-cell>
          <table:table-cell office:value-type="float" office:value="20.2374552183779" calcext:value-type="float">
            <text:p>20.2374552183779</text:p>
          </table:table-cell>
          <table:table-cell table:number-columns-repeated="5"/>
        </table:table-row>
        <table:table-row table:style-name="ro1">
          <table:table-cell office:value-type="float" office:value="-0.0036170201312079" calcext:value-type="float">
            <text:p>-0.0036170201312079</text:p>
          </table:table-cell>
          <table:table-cell office:value-type="float" office:value="5.09787850538508" calcext:value-type="float">
            <text:p>5.09787850538508</text:p>
          </table:table-cell>
          <table:table-cell office:value-type="float" office:value="20.2382761712183" calcext:value-type="float">
            <text:p>20.2382761712183</text:p>
          </table:table-cell>
          <table:table-cell table:number-columns-repeated="5"/>
        </table:table-row>
        <table:table-row table:style-name="ro1">
          <table:table-cell office:value-type="float" office:value="-0.0396115489568901" calcext:value-type="float">
            <text:p>-0.0396115489568901</text:p>
          </table:table-cell>
          <table:table-cell office:value-type="float" office:value="0.0950721115101224" calcext:value-type="float">
            <text:p>0.0950721115101224</text:p>
          </table:table-cell>
          <table:table-cell office:value-type="float" office:value="20.2635769655656" calcext:value-type="float">
            <text:p>20.2635769655656</text:p>
          </table:table-cell>
          <table:table-cell table:number-columns-repeated="5"/>
        </table:table-row>
        <table:table-row table:style-name="ro1">
          <table:table-cell office:value-type="float" office:value="2.06757975119326" calcext:value-type="float">
            <text:p>2.06757975119326</text:p>
          </table:table-cell>
          <table:table-cell office:value-type="float" office:value="0.922382179314289" calcext:value-type="float">
            <text:p>0.922382179314289</text:p>
          </table:table-cell>
          <table:table-cell office:value-type="float" office:value="20.2652911377262" calcext:value-type="float">
            <text:p>20.2652911377262</text:p>
          </table:table-cell>
          <table:table-cell table:number-columns-repeated="5"/>
        </table:table-row>
        <table:table-row table:style-name="ro1">
          <table:table-cell office:value-type="float" office:value="0.893173563501765" calcext:value-type="float">
            <text:p>0.893173563501765</text:p>
          </table:table-cell>
          <table:table-cell office:value-type="float" office:value="2.02100306805626" calcext:value-type="float">
            <text:p>2.02100306805626</text:p>
          </table:table-cell>
          <table:table-cell office:value-type="float" office:value="20.2899918311027" calcext:value-type="float">
            <text:p>20.2899918311027</text:p>
          </table:table-cell>
          <table:table-cell table:number-columns-repeated="5"/>
        </table:table-row>
        <table:table-row table:style-name="ro1">
          <table:table-cell office:value-type="float" office:value="2.06757975119326" calcext:value-type="float">
            <text:p>2.06757975119326</text:p>
          </table:table-cell>
          <table:table-cell office:value-type="float" office:value="0.0897227621692774" calcext:value-type="float">
            <text:p>0.0897227621692774</text:p>
          </table:table-cell>
          <table:table-cell office:value-type="float" office:value="20.3116492787345" calcext:value-type="float">
            <text:p>20.3116492787345</text:p>
          </table:table-cell>
          <table:table-cell table:number-columns-repeated="5"/>
        </table:table-row>
        <table:table-row table:style-name="ro1">
          <table:table-cell office:value-type="float" office:value="-0.0495831037695128" calcext:value-type="float">
            <text:p>-0.0495831037695128</text:p>
          </table:table-cell>
          <table:table-cell office:value-type="float" office:value="2.89124543432056" calcext:value-type="float">
            <text:p>2.89124543432056</text:p>
          </table:table-cell>
          <table:table-cell office:value-type="float" office:value="20.3464320047014" calcext:value-type="float">
            <text:p>20.3464320047014</text:p>
          </table:table-cell>
          <table:table-cell table:number-columns-repeated="5"/>
        </table:table-row>
        <table:table-row table:style-name="ro1">
          <table:table-cell office:value-type="float" office:value="0.893173563501765" calcext:value-type="float">
            <text:p>0.893173563501765</text:p>
          </table:table-cell>
          <table:table-cell office:value-type="float" office:value="-0.945649966032008" calcext:value-type="float">
            <text:p>-0.945649966032008</text:p>
          </table:table-cell>
          <table:table-cell office:value-type="float" office:value="20.3488198982669" calcext:value-type="float">
            <text:p>20.3488198982669</text:p>
          </table:table-cell>
          <table:table-cell table:number-columns-repeated="5"/>
        </table:table-row>
        <table:table-row table:style-name="ro1">
          <table:table-cell office:value-type="float" office:value="1.00383172143854" calcext:value-type="float">
            <text:p>1.00383172143854</text:p>
          </table:table-cell>
          <table:table-cell office:value-type="float" office:value="0.125209265771409" calcext:value-type="float">
            <text:p>0.125209265771409</text:p>
          </table:table-cell>
          <table:table-cell office:value-type="float" office:value="20.3717385168789" calcext:value-type="float">
            <text:p>20.3717385168789</text:p>
          </table:table-cell>
          <table:table-cell table:number-columns-repeated="5"/>
        </table:table-row>
        <table:table-row table:style-name="ro1">
          <table:table-cell office:value-type="float" office:value="3.01102133872298" calcext:value-type="float">
            <text:p>3.01102133872298</text:p>
          </table:table-cell>
          <table:table-cell office:value-type="float" office:value="0.125209265771409" calcext:value-type="float">
            <text:p>0.125209265771409</text:p>
          </table:table-cell>
          <table:table-cell office:value-type="float" office:value="20.3742092551948" calcext:value-type="float">
            <text:p>20.3742092551948</text:p>
          </table:table-cell>
          <table:table-cell table:number-columns-repeated="5"/>
        </table:table-row>
        <table:table-row table:style-name="ro1">
          <table:table-cell office:value-type="float" office:value="0.919235207485236" calcext:value-type="float">
            <text:p>0.919235207485236</text:p>
          </table:table-cell>
          <table:table-cell office:value-type="float" office:value="0.0950721115101224" calcext:value-type="float">
            <text:p>0.0950721115101224</text:p>
          </table:table-cell>
          <table:table-cell office:value-type="float" office:value="20.3776902708407" calcext:value-type="float">
            <text:p>20.3776902708407</text:p>
          </table:table-cell>
          <table:table-cell table:number-columns-repeated="5"/>
        </table:table-row>
        <table:table-row table:style-name="ro1">
          <table:table-cell office:value-type="float" office:value="2.90932062221791" calcext:value-type="float">
            <text:p>2.90932062221791</text:p>
          </table:table-cell>
          <table:table-cell office:value-type="float" office:value="-0.0870110370309391" calcext:value-type="float">
            <text:p>-0.0870110370309391</text:p>
          </table:table-cell>
          <table:table-cell office:value-type="float" office:value="20.3829892594294" calcext:value-type="float">
            <text:p>20.382989259429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4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7" office:value-type="float" office:value="-0.000944147948066187" calcext:value-type="float">
            <text:p>-9.44E-04</text:p>
          </table:table-cell>
          <table:table-cell office:value-type="float" office:value="2.01236825040088" calcext:value-type="float">
            <text:p>2.01236825040088</text:p>
          </table:table-cell>
          <table:table-cell office:value-type="float" office:value="20.0041227528074" calcext:value-type="float">
            <text:p>20.0041227528074</text:p>
          </table:table-cell>
          <table:table-cell table:number-columns-repeated="5"/>
        </table:table-row>
        <table:table-row table:style-name="ro1">
          <table:table-cell office:value-type="float" office:value="-0.0176135042394082" calcext:value-type="float">
            <text:p>-0.0176135042394082</text:p>
          </table:table-cell>
          <table:table-cell office:value-type="float" office:value="1.98637107269318" calcext:value-type="float">
            <text:p>1.98637107269318</text:p>
          </table:table-cell>
          <table:table-cell office:value-type="float" office:value="20.0132624237387" calcext:value-type="float">
            <text:p>20.0132624237387</text:p>
          </table:table-cell>
          <table:table-cell table:number-columns-repeated="5"/>
        </table:table-row>
        <table:table-row table:style-name="ro1">
          <table:table-cell office:value-type="float" office:value="0.0299093996924139" calcext:value-type="float">
            <text:p>0.0299093996924139</text:p>
          </table:table-cell>
          <table:table-cell office:value-type="float" office:value="1.01269009014508" calcext:value-type="float">
            <text:p>1.01269009014508</text:p>
          </table:table-cell>
          <table:table-cell office:value-type="float" office:value="20.0281012075585" calcext:value-type="float">
            <text:p>20.0281012075585</text:p>
          </table:table-cell>
          <table:table-cell table:number-columns-repeated="5"/>
        </table:table-row>
        <table:table-row table:style-name="ro1">
          <table:table-cell office:value-type="float" office:value="4.02591433743149" calcext:value-type="float">
            <text:p>4.02591433743149</text:p>
          </table:table-cell>
          <table:table-cell office:value-type="float" office:value="2.02100306805626" calcext:value-type="float">
            <text:p>2.02100306805626</text:p>
          </table:table-cell>
          <table:table-cell office:value-type="float" office:value="20.0296318083064" calcext:value-type="float">
            <text:p>20.0296318083064</text:p>
          </table:table-cell>
          <table:table-cell table:number-columns-repeated="5"/>
        </table:table-row>
        <table:table-row table:style-name="ro1">
          <table:table-cell office:value-type="float" office:value="-0.0383859399305687" calcext:value-type="float">
            <text:p>-0.0383859399305687</text:p>
          </table:table-cell>
          <table:table-cell office:value-type="float" office:value="1.98637107269318" calcext:value-type="float">
            <text:p>1.98637107269318</text:p>
          </table:table-cell>
          <table:table-cell office:value-type="float" office:value="20.0439607239036" calcext:value-type="float">
            <text:p>20.0439607239036</text:p>
          </table:table-cell>
          <table:table-cell table:number-columns-repeated="5"/>
        </table:table-row>
        <table:table-row table:style-name="ro1">
          <table:table-cell table:style-name="ce7" office:value-type="float" office:value="-0.000944147948066187" calcext:value-type="float">
            <text:p>-9.44E-04</text:p>
          </table:table-cell>
          <table:table-cell office:value-type="float" office:value="-0.0461783187560019" calcext:value-type="float">
            <text:p>-0.0461783187560019</text:p>
          </table:table-cell>
          <table:table-cell office:value-type="float" office:value="20.0562434776005" calcext:value-type="float">
            <text:p>20.0562434776005</text:p>
          </table:table-cell>
          <table:table-cell table:number-columns-repeated="5"/>
        </table:table-row>
        <table:table-row table:style-name="ro1">
          <table:table-cell office:value-type="float" office:value="0.0217982943521494" calcext:value-type="float">
            <text:p>0.0217982943521494</text:p>
          </table:table-cell>
          <table:table-cell office:value-type="float" office:value="-0.0407494321609453" calcext:value-type="float">
            <text:p>-0.0407494321609453</text:p>
          </table:table-cell>
          <table:table-cell office:value-type="float" office:value="20.0564399326889" calcext:value-type="float">
            <text:p>20.0564399326889</text:p>
          </table:table-cell>
          <table:table-cell table:number-columns-repeated="5"/>
        </table:table-row>
        <table:table-row table:style-name="ro1">
          <table:table-cell office:value-type="float" office:value="0.0299093996924139" calcext:value-type="float">
            <text:p>0.0299093996924139</text:p>
          </table:table-cell>
          <table:table-cell office:value-type="float" office:value="0.962872792796749" calcext:value-type="float">
            <text:p>0.962872792796749</text:p>
          </table:table-cell>
          <table:table-cell office:value-type="float" office:value="20.0600693167985" calcext:value-type="float">
            <text:p>20.0600693167985</text:p>
          </table:table-cell>
          <table:table-cell table:number-columns-repeated="5"/>
        </table:table-row>
        <table:table-row table:style-name="ro1">
          <table:table-cell office:value-type="float" office:value="1.97532373802187" calcext:value-type="float">
            <text:p>1.97532373802187</text:p>
          </table:table-cell>
          <table:table-cell office:value-type="float" office:value="3.04150517160197" calcext:value-type="float">
            <text:p>3.04150517160197</text:p>
          </table:table-cell>
          <table:table-cell office:value-type="float" office:value="20.0615513391119" calcext:value-type="float">
            <text:p>20.0615513391119</text:p>
          </table:table-cell>
          <table:table-cell table:number-columns-repeated="5"/>
        </table:table-row>
        <table:table-row table:style-name="ro1">
          <table:table-cell office:value-type="float" office:value="-0.0036170201312079" calcext:value-type="float">
            <text:p>-0.0036170201312079</text:p>
          </table:table-cell>
          <table:table-cell office:value-type="float" office:value="-0.0484241469934318" calcext:value-type="float">
            <text:p>-0.0484241469934318</text:p>
          </table:table-cell>
          <table:table-cell office:value-type="float" office:value="20.0620575943323" calcext:value-type="float">
            <text:p>20.0620575943323</text:p>
          </table:table-cell>
          <table:table-cell table:number-columns-repeated="5"/>
        </table:table-row>
        <table:table-row table:style-name="ro1">
          <table:table-cell office:value-type="float" office:value="-0.0176135042394082" calcext:value-type="float">
            <text:p>-0.0176135042394082</text:p>
          </table:table-cell>
          <table:table-cell office:value-type="float" office:value="-0.0461783187560019" calcext:value-type="float">
            <text:p>-0.0461783187560019</text:p>
          </table:table-cell>
          <table:table-cell office:value-type="float" office:value="20.0643502729846" calcext:value-type="float">
            <text:p>20.0643502729846</text:p>
          </table:table-cell>
          <table:table-cell table:number-columns-repeated="5"/>
        </table:table-row>
        <table:table-row table:style-name="ro1">
          <table:table-cell office:value-type="float" office:value="-0.0176135042394082" calcext:value-type="float">
            <text:p>-0.0176135042394082</text:p>
          </table:table-cell>
          <table:table-cell office:value-type="float" office:value="1.04909905713625" calcext:value-type="float">
            <text:p>1.04909905713625</text:p>
          </table:table-cell>
          <table:table-cell office:value-type="float" office:value="20.0715211769833" calcext:value-type="float">
            <text:p>20.0715211769833</text:p>
          </table:table-cell>
          <table:table-cell table:number-columns-repeated="5"/>
        </table:table-row>
        <table:table-row table:style-name="ro1">
          <table:table-cell office:value-type="float" office:value="0.008402985575788" calcext:value-type="float">
            <text:p>0.008402985575788</text:p>
          </table:table-cell>
          <table:table-cell office:value-type="float" office:value="-0.945649966032008" calcext:value-type="float">
            <text:p>-0.945649966032008</text:p>
          </table:table-cell>
          <table:table-cell office:value-type="float" office:value="20.0791990994177" calcext:value-type="float">
            <text:p>20.0791990994177</text:p>
          </table:table-cell>
          <table:table-cell table:number-columns-repeated="5"/>
        </table:table-row>
        <table:table-row table:style-name="ro1">
          <table:table-cell office:value-type="float" office:value="0.0299093996924139" calcext:value-type="float">
            <text:p>0.0299093996924139</text:p>
          </table:table-cell>
          <table:table-cell office:value-type="float" office:value="-0.0484241469934318" calcext:value-type="float">
            <text:p>-0.0484241469934318</text:p>
          </table:table-cell>
          <table:table-cell office:value-type="float" office:value="20.0849980551047" calcext:value-type="float">
            <text:p>20.0849980551047</text:p>
          </table:table-cell>
          <table:table-cell table:number-columns-repeated="5"/>
        </table:table-row>
        <table:table-row table:style-name="ro1">
          <table:table-cell office:value-type="float" office:value="-0.0383859399305687" calcext:value-type="float">
            <text:p>-0.0383859399305687</text:p>
          </table:table-cell>
          <table:table-cell office:value-type="float" office:value="0.0450509495054684" calcext:value-type="float">
            <text:p>0.0450509495054684</text:p>
          </table:table-cell>
          <table:table-cell office:value-type="float" office:value="20.091840419377" calcext:value-type="float">
            <text:p>20.091840419377</text:p>
          </table:table-cell>
          <table:table-cell table:number-columns-repeated="5"/>
        </table:table-row>
        <table:table-row table:style-name="ro1">
          <table:table-cell office:value-type="float" office:value="1.97532373802187" calcext:value-type="float">
            <text:p>1.97532373802187</text:p>
          </table:table-cell>
          <table:table-cell office:value-type="float" office:value="2.05930273454543" calcext:value-type="float">
            <text:p>2.05930273454543</text:p>
          </table:table-cell>
          <table:table-cell office:value-type="float" office:value="20.1073885494275" calcext:value-type="float">
            <text:p>20.1073885494275</text:p>
          </table:table-cell>
          <table:table-cell table:number-columns-repeated="5"/>
        </table:table-row>
        <table:table-row table:style-name="ro1">
          <table:table-cell office:value-type="float" office:value="0.0299093996924139" calcext:value-type="float">
            <text:p>0.0299093996924139</text:p>
          </table:table-cell>
          <table:table-cell office:value-type="float" office:value="1.942353246574" calcext:value-type="float">
            <text:p>1.942353246574</text:p>
          </table:table-cell>
          <table:table-cell office:value-type="float" office:value="20.109832987816" calcext:value-type="float">
            <text:p>20.109832987816</text:p>
          </table:table-cell>
          <table:table-cell table:number-columns-repeated="5"/>
        </table:table-row>
        <table:table-row table:style-name="ro1">
          <table:table-cell office:value-type="float" office:value="0.0640397172314339" calcext:value-type="float">
            <text:p>0.0640397172314339</text:p>
          </table:table-cell>
          <table:table-cell office:value-type="float" office:value="1.01269009014508" calcext:value-type="float">
            <text:p>1.01269009014508</text:p>
          </table:table-cell>
          <table:table-cell office:value-type="float" office:value="20.1105559456553" calcext:value-type="float">
            <text:p>20.1105559456553</text:p>
          </table:table-cell>
          <table:table-cell table:number-columns-repeated="5"/>
        </table:table-row>
        <table:table-row table:style-name="ro1">
          <table:table-cell office:value-type="float" office:value="0.0550585342856897" calcext:value-type="float">
            <text:p>0.0550585342856897</text:p>
          </table:table-cell>
          <table:table-cell office:value-type="float" office:value="0.962872792796749" calcext:value-type="float">
            <text:p>0.962872792796749</text:p>
          </table:table-cell>
          <table:table-cell office:value-type="float" office:value="20.1148380711337" calcext:value-type="float">
            <text:p>20.1148380711337</text:p>
          </table:table-cell>
          <table:table-cell table:number-columns-repeated="5"/>
        </table:table-row>
        <table:table-row table:style-name="ro1">
          <table:table-cell office:value-type="float" office:value="-0.0495831037695128" calcext:value-type="float">
            <text:p>-0.0495831037695128</text:p>
          </table:table-cell>
          <table:table-cell office:value-type="float" office:value="0.0450509495054684" calcext:value-type="float">
            <text:p>0.0450509495054684</text:p>
          </table:table-cell>
          <table:table-cell office:value-type="float" office:value="20.1169240956868" calcext:value-type="float">
            <text:p>20.1169240956868</text:p>
          </table:table-cell>
          <table:table-cell table:number-columns-repeated="5"/>
        </table:table-row>
        <table:table-row table:style-name="ro1">
          <table:table-cell office:value-type="float" office:value="-0.0396115489568901" calcext:value-type="float">
            <text:p>-0.0396115489568901</text:p>
          </table:table-cell>
          <table:table-cell office:value-type="float" office:value="-0.945649966032008" calcext:value-type="float">
            <text:p>-0.945649966032008</text:p>
          </table:table-cell>
          <table:table-cell office:value-type="float" office:value="20.1177349366296" calcext:value-type="float">
            <text:p>20.1177349366296</text:p>
          </table:table-cell>
          <table:table-cell table:number-columns-repeated="5"/>
        </table:table-row>
        <table:table-row table:style-name="ro1">
          <table:table-cell office:value-type="float" office:value="2.06757975119326" calcext:value-type="float">
            <text:p>2.06757975119326</text:p>
          </table:table-cell>
          <table:table-cell office:value-type="float" office:value="1.98637107269318" calcext:value-type="float">
            <text:p>1.98637107269318</text:p>
          </table:table-cell>
          <table:table-cell office:value-type="float" office:value="20.1228151395925" calcext:value-type="float">
            <text:p>20.1228151395925</text:p>
          </table:table-cell>
          <table:table-cell table:number-columns-repeated="5"/>
        </table:table-row>
        <table:table-row table:style-name="ro1">
          <table:table-cell office:value-type="float" office:value="-0.0383859399305687" calcext:value-type="float">
            <text:p>-0.0383859399305687</text:p>
          </table:table-cell>
          <table:table-cell office:value-type="float" office:value="1.942353246574" calcext:value-type="float">
            <text:p>1.942353246574</text:p>
          </table:table-cell>
          <table:table-cell office:value-type="float" office:value="20.1245789380288" calcext:value-type="float">
            <text:p>20.1245789380288</text:p>
          </table:table-cell>
          <table:table-cell table:number-columns-repeated="5"/>
        </table:table-row>
        <table:table-row table:style-name="ro1">
          <table:table-cell office:value-type="float" office:value="4.04917555147085" calcext:value-type="float">
            <text:p>4.04917555147085</text:p>
          </table:table-cell>
          <table:table-cell office:value-type="float" office:value="-0.945649966032008" calcext:value-type="float">
            <text:p>-0.945649966032008</text:p>
          </table:table-cell>
          <table:table-cell office:value-type="float" office:value="20.1391563186713" calcext:value-type="float">
            <text:p>20.1391563186713</text:p>
          </table:table-cell>
          <table:table-cell table:number-columns-repeated="5"/>
        </table:table-row>
        <table:table-row table:style-name="ro1">
          <table:table-cell office:value-type="float" office:value="4.04917555147085" calcext:value-type="float">
            <text:p>4.04917555147085</text:p>
          </table:table-cell>
          <table:table-cell office:value-type="float" office:value="2.05930273454543" calcext:value-type="float">
            <text:p>2.05930273454543</text:p>
          </table:table-cell>
          <table:table-cell office:value-type="float" office:value="20.1531434697214" calcext:value-type="float">
            <text:p>20.1531434697214</text:p>
          </table:table-cell>
          <table:table-cell table:number-columns-repeated="5"/>
        </table:table-row>
        <table:table-row table:style-name="ro1">
          <table:table-cell office:value-type="float" office:value="-0.0176135042394082" calcext:value-type="float">
            <text:p>-0.0176135042394082</text:p>
          </table:table-cell>
          <table:table-cell office:value-type="float" office:value="0.922382179314289" calcext:value-type="float">
            <text:p>0.922382179314289</text:p>
          </table:table-cell>
          <table:table-cell office:value-type="float" office:value="20.1617522276387" calcext:value-type="float">
            <text:p>20.1617522276387</text:p>
          </table:table-cell>
          <table:table-cell table:number-columns-repeated="5"/>
        </table:table-row>
        <table:table-row table:style-name="ro1">
          <table:table-cell table:style-name="ce7" office:value-type="float" office:value="-0.000944147948066187" calcext:value-type="float">
            <text:p>-9.44E-04</text:p>
          </table:table-cell>
          <table:table-cell office:value-type="float" office:value="-0.0821821486084202" calcext:value-type="float">
            <text:p>-0.0821821486084202</text:p>
          </table:table-cell>
          <table:table-cell office:value-type="float" office:value="20.1715756286459" calcext:value-type="float">
            <text:p>20.1715756286459</text:p>
          </table:table-cell>
          <table:table-cell table:number-columns-repeated="5"/>
        </table:table-row>
        <table:table-row table:style-name="ro1">
          <table:table-cell office:value-type="float" office:value="-0.0288847537815894" calcext:value-type="float">
            <text:p>-0.0288847537815894</text:p>
          </table:table-cell>
          <table:table-cell office:value-type="float" office:value="0.922382179314289" calcext:value-type="float">
            <text:p>0.922382179314289</text:p>
          </table:table-cell>
          <table:table-cell office:value-type="float" office:value="20.1748925005119" calcext:value-type="float">
            <text:p>20.1748925005119</text:p>
          </table:table-cell>
          <table:table-cell table:number-columns-repeated="5"/>
        </table:table-row>
        <table:table-row table:style-name="ro1">
          <table:table-cell office:value-type="float" office:value="0.0299093996924139" calcext:value-type="float">
            <text:p>0.0299093996924139</text:p>
          </table:table-cell>
          <table:table-cell office:value-type="float" office:value="0.922382179314289" calcext:value-type="float">
            <text:p>0.922382179314289</text:p>
          </table:table-cell>
          <table:table-cell office:value-type="float" office:value="20.1763957087683" calcext:value-type="float">
            <text:p>20.1763957087683</text:p>
          </table:table-cell>
          <table:table-cell table:number-columns-repeated="5"/>
        </table:table-row>
        <table:table-row table:style-name="ro1">
          <table:table-cell table:style-name="ce7" office:value-type="float" office:value="-0.000944147948066187" calcext:value-type="float">
            <text:p>-9.44E-04</text:p>
          </table:table-cell>
          <table:table-cell office:value-type="float" office:value="1.91615068117473" calcext:value-type="float">
            <text:p>1.91615068117473</text:p>
          </table:table-cell>
          <table:table-cell office:value-type="float" office:value="20.178213144336" calcext:value-type="float">
            <text:p>20.178213144336</text:p>
          </table:table-cell>
          <table:table-cell table:number-columns-repeated="5"/>
        </table:table-row>
        <table:table-row table:style-name="ro1">
          <table:table-cell office:value-type="float" office:value="0.0839130118905839" calcext:value-type="float">
            <text:p>0.0839130118905839</text:p>
          </table:table-cell>
          <table:table-cell office:value-type="float" office:value="5.99686213100801" calcext:value-type="float">
            <text:p>5.99686213100801</text:p>
          </table:table-cell>
          <table:table-cell office:value-type="float" office:value="20.1786932278224" calcext:value-type="float">
            <text:p>20.1786932278224</text:p>
          </table:table-cell>
          <table:table-cell table:number-columns-repeated="5"/>
        </table:table-row>
        <table:table-row table:style-name="ro1">
          <table:table-cell office:value-type="float" office:value="-0.0396115489568901" calcext:value-type="float">
            <text:p>-0.0396115489568901</text:p>
          </table:table-cell>
          <table:table-cell office:value-type="float" office:value="0.0769776922689707" calcext:value-type="float">
            <text:p>0.0769776922689707</text:p>
          </table:table-cell>
          <table:table-cell office:value-type="float" office:value="20.1907535057642" calcext:value-type="float">
            <text:p>20.1907535057642</text:p>
          </table:table-cell>
          <table:table-cell table:number-columns-repeated="5"/>
        </table:table-row>
        <table:table-row table:style-name="ro1">
          <table:table-cell office:value-type="float" office:value="4.02591433743149" calcext:value-type="float">
            <text:p>4.02591433743149</text:p>
          </table:table-cell>
          <table:table-cell office:value-type="float" office:value="1.91615068117473" calcext:value-type="float">
            <text:p>1.91615068117473</text:p>
          </table:table-cell>
          <table:table-cell office:value-type="float" office:value="20.1949338349727" calcext:value-type="float">
            <text:p>20.1949338349727</text:p>
          </table:table-cell>
          <table:table-cell table:number-columns-repeated="5"/>
        </table:table-row>
        <table:table-row table:style-name="ro1">
          <table:table-cell office:value-type="float" office:value="-0.0396115489568901" calcext:value-type="float">
            <text:p>-0.0396115489568901</text:p>
          </table:table-cell>
          <table:table-cell office:value-type="float" office:value="1.92005922352688" calcext:value-type="float">
            <text:p>1.92005922352688</text:p>
          </table:table-cell>
          <table:table-cell office:value-type="float" office:value="20.201863554431" calcext:value-type="float">
            <text:p>20.201863554431</text:p>
          </table:table-cell>
          <table:table-cell table:number-columns-repeated="5"/>
        </table:table-row>
        <table:table-row table:style-name="ro1">
          <table:table-cell office:value-type="float" office:value="-0.0036170201312079" calcext:value-type="float">
            <text:p>-0.0036170201312079</text:p>
          </table:table-cell>
          <table:table-cell office:value-type="float" office:value="0.0897227621692774" calcext:value-type="float">
            <text:p>0.0897227621692774</text:p>
          </table:table-cell>
          <table:table-cell office:value-type="float" office:value="20.2027081172021" calcext:value-type="float">
            <text:p>20.2027081172021</text:p>
          </table:table-cell>
          <table:table-cell table:number-columns-repeated="5"/>
        </table:table-row>
        <table:table-row table:style-name="ro1">
          <table:table-cell office:value-type="float" office:value="-0.0495831037695128" calcext:value-type="float">
            <text:p>-0.0495831037695128</text:p>
          </table:table-cell>
          <table:table-cell office:value-type="float" office:value="1.9254782800655" calcext:value-type="float">
            <text:p>1.9254782800655</text:p>
          </table:table-cell>
          <table:table-cell office:value-type="float" office:value="20.2036793032968" calcext:value-type="float">
            <text:p>20.2036793032968</text:p>
          </table:table-cell>
          <table:table-cell table:number-columns-repeated="5"/>
        </table:table-row>
        <table:table-row table:style-name="ro1">
          <table:table-cell office:value-type="float" office:value="2.90932062221791" calcext:value-type="float">
            <text:p>2.90932062221791</text:p>
          </table:table-cell>
          <table:table-cell office:value-type="float" office:value="5.99686213100801" calcext:value-type="float">
            <text:p>5.99686213100801</text:p>
          </table:table-cell>
          <table:table-cell office:value-type="float" office:value="20.2066835505987" calcext:value-type="float">
            <text:p>20.2066835505987</text:p>
          </table:table-cell>
          <table:table-cell table:number-columns-repeated="5"/>
        </table:table-row>
        <table:table-row table:style-name="ro1">
          <table:table-cell office:value-type="float" office:value="2.90932062221791" calcext:value-type="float">
            <text:p>2.90932062221791</text:p>
          </table:table-cell>
          <table:table-cell office:value-type="float" office:value="1.01269009014508" calcext:value-type="float">
            <text:p>1.01269009014508</text:p>
          </table:table-cell>
          <table:table-cell office:value-type="float" office:value="20.2104264765308" calcext:value-type="float">
            <text:p>20.2104264765308</text:p>
          </table:table-cell>
          <table:table-cell table:number-columns-repeated="5"/>
        </table:table-row>
        <table:table-row table:style-name="ro1">
          <table:table-cell office:value-type="float" office:value="0.0494521957498538" calcext:value-type="float">
            <text:p>0.0494521957498538</text:p>
          </table:table-cell>
          <table:table-cell office:value-type="float" office:value="0.922382179314289" calcext:value-type="float">
            <text:p>0.922382179314289</text:p>
          </table:table-cell>
          <table:table-cell office:value-type="float" office:value="20.2145890736191" calcext:value-type="float">
            <text:p>20.2145890736191</text:p>
          </table:table-cell>
          <table:table-cell table:number-columns-repeated="5"/>
        </table:table-row>
        <table:table-row table:style-name="ro1">
          <table:table-cell office:value-type="float" office:value="-0.0495831037695128" calcext:value-type="float">
            <text:p>-0.0495831037695128</text:p>
          </table:table-cell>
          <table:table-cell office:value-type="float" office:value="0.922382179314289" calcext:value-type="float">
            <text:p>0.922382179314289</text:p>
          </table:table-cell>
          <table:table-cell office:value-type="float" office:value="20.2149042693031" calcext:value-type="float">
            <text:p>20.2149042693031</text:p>
          </table:table-cell>
          <table:table-cell table:number-columns-repeated="5"/>
        </table:table-row>
        <table:table-row table:style-name="ro1">
          <table:table-cell office:value-type="float" office:value="4.02591433743149" calcext:value-type="float">
            <text:p>4.02591433743149</text:p>
          </table:table-cell>
          <table:table-cell office:value-type="float" office:value="0.0897227621692774" calcext:value-type="float">
            <text:p>0.0897227621692774</text:p>
          </table:table-cell>
          <table:table-cell office:value-type="float" office:value="20.2189668661689" calcext:value-type="float">
            <text:p>20.2189668661689</text:p>
          </table:table-cell>
          <table:table-cell table:number-columns-repeated="5"/>
        </table:table-row>
        <table:table-row table:style-name="ro1">
          <table:table-cell office:value-type="float" office:value="-0.0383859399305687" calcext:value-type="float">
            <text:p>-0.0383859399305687</text:p>
          </table:table-cell>
          <table:table-cell office:value-type="float" office:value="0.0862129776650042" calcext:value-type="float">
            <text:p>0.0862129776650042</text:p>
          </table:table-cell>
          <table:table-cell office:value-type="float" office:value="20.2241357193253" calcext:value-type="float">
            <text:p>20.2241357193253</text:p>
          </table:table-cell>
          <table:table-cell table:number-columns-repeated="5"/>
        </table:table-row>
        <table:table-row table:style-name="ro1">
          <table:table-cell office:value-type="float" office:value="0.0299093996924139" calcext:value-type="float">
            <text:p>0.0299093996924139</text:p>
          </table:table-cell>
          <table:table-cell office:value-type="float" office:value="0.0897227621692774" calcext:value-type="float">
            <text:p>0.0897227621692774</text:p>
          </table:table-cell>
          <table:table-cell office:value-type="float" office:value="20.2244338507836" calcext:value-type="float">
            <text:p>20.2244338507836</text:p>
          </table:table-cell>
          <table:table-cell table:number-columns-repeated="5"/>
        </table:table-row>
        <table:table-row table:style-name="ro1">
          <table:table-cell office:value-type="float" office:value="1.97532373802187" calcext:value-type="float">
            <text:p>1.97532373802187</text:p>
          </table:table-cell>
          <table:table-cell office:value-type="float" office:value="1.90763330728747" calcext:value-type="float">
            <text:p>1.90763330728747</text:p>
          </table:table-cell>
          <table:table-cell office:value-type="float" office:value="20.2286478229162" calcext:value-type="float">
            <text:p>20.2286478229162</text:p>
          </table:table-cell>
          <table:table-cell table:number-columns-repeated="5"/>
        </table:table-row>
        <table:table-row table:style-name="ro1">
          <table:table-cell office:value-type="float" office:value="-0.0396115489568901" calcext:value-type="float">
            <text:p>-0.0396115489568901</text:p>
          </table:table-cell>
          <table:table-cell office:value-type="float" office:value="-0.0870110370309391" calcext:value-type="float">
            <text:p>-0.0870110370309391</text:p>
          </table:table-cell>
          <table:table-cell office:value-type="float" office:value="20.2296967224103" calcext:value-type="float">
            <text:p>20.2296967224103</text:p>
          </table:table-cell>
          <table:table-cell table:number-columns-repeated="5"/>
        </table:table-row>
        <table:table-row table:style-name="ro1">
          <table:table-cell office:value-type="float" office:value="3.97511648322184" calcext:value-type="float">
            <text:p>3.97511648322184</text:p>
          </table:table-cell>
          <table:table-cell office:value-type="float" office:value="0.0929802202458099" calcext:value-type="float">
            <text:p>0.0929802202458099</text:p>
          </table:table-cell>
          <table:table-cell office:value-type="float" office:value="20.2315364541332" calcext:value-type="float">
            <text:p>20.2315364541332</text:p>
          </table:table-cell>
          <table:table-cell table:number-columns-repeated="5"/>
        </table:table-row>
        <table:table-row table:style-name="ro1">
          <table:table-cell office:value-type="float" office:value="-0.0036170201312079" calcext:value-type="float">
            <text:p>-0.0036170201312079</text:p>
          </table:table-cell>
          <table:table-cell office:value-type="float" office:value="-0.097695754570006" calcext:value-type="float">
            <text:p>-0.097695754570006</text:p>
          </table:table-cell>
          <table:table-cell office:value-type="float" office:value="20.2374552183779" calcext:value-type="float">
            <text:p>20.2374552183779</text:p>
          </table:table-cell>
          <table:table-cell table:number-columns-repeated="5"/>
        </table:table-row>
        <table:table-row table:style-name="ro1">
          <table:table-cell office:value-type="float" office:value="-0.0036170201312079" calcext:value-type="float">
            <text:p>-0.0036170201312079</text:p>
          </table:table-cell>
          <table:table-cell office:value-type="float" office:value="5.09787850538508" calcext:value-type="float">
            <text:p>5.09787850538508</text:p>
          </table:table-cell>
          <table:table-cell office:value-type="float" office:value="20.2382761712183" calcext:value-type="float">
            <text:p>20.2382761712183</text:p>
          </table:table-cell>
          <table:table-cell table:number-columns-repeated="5"/>
        </table:table-row>
        <table:table-row table:style-name="ro1">
          <table:table-cell office:value-type="float" office:value="-0.0396115489568901" calcext:value-type="float">
            <text:p>-0.0396115489568901</text:p>
          </table:table-cell>
          <table:table-cell office:value-type="float" office:value="0.0950721115101224" calcext:value-type="float">
            <text:p>0.0950721115101224</text:p>
          </table:table-cell>
          <table:table-cell office:value-type="float" office:value="20.2635769655656" calcext:value-type="float">
            <text:p>20.2635769655656</text:p>
          </table:table-cell>
          <table:table-cell table:number-columns-repeated="5"/>
        </table:table-row>
        <table:table-row table:style-name="ro1">
          <table:table-cell office:value-type="float" office:value="2.06757975119326" calcext:value-type="float">
            <text:p>2.06757975119326</text:p>
          </table:table-cell>
          <table:table-cell office:value-type="float" office:value="0.922382179314289" calcext:value-type="float">
            <text:p>0.922382179314289</text:p>
          </table:table-cell>
          <table:table-cell office:value-type="float" office:value="20.2652911377262" calcext:value-type="float">
            <text:p>20.2652911377262</text:p>
          </table:table-cell>
          <table:table-cell table:number-columns-repeated="5"/>
        </table:table-row>
      </table:table>
      <table:table table:name="ackley-domyslne" table:style-name="ta1">
        <table:shapes>
          <draw:frame draw:z-index="0" draw:style-name="gr1" draw:text-style-name="P1" svg:width="16.714cm" svg:height="10.148cm" svg:x="14.363cm" svg:y="4.195cm">
            <draw:object draw:notify-on-update-of-ranges="'ackley-domyslne'.E2:'ackley-domyslne'.E7 'ackley-domyslne'.F1:'ackley-domyslne'.F1 'ackley-domyslne'.F2:'ackley-domyslne'.F7 'ackley-domyslne'.G1:'ackley-domyslne'.G1 'ackley-domyslne'.G2:'ackley-domyslne'.G7 'ackley-domyslne'.H1:'ackley-domyslne'.H1 'ackley-domyslne'.H2:'ackley-domyslne'.H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f(x,y)</text:p>
          </table:table-cell>
          <table:table-cell/>
          <table:table-cell table:style-name="ce1" office:value-type="string" calcext:value-type="string">
            <text:p>iteracj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interacje 0</text:p>
          </table:table-cell>
          <table:covered-table-cell table:number-columns-repeated="2"/>
          <table:table-cell/>
          <table:table-cell office:value-type="float" office:value="0" calcext:value-type="float">
            <text:p>0</text:p>
          </table:table-cell>
          <table:table-cell table:formula="of:=MIN([.$C3:.$C52])" office:value-type="float" office:value="20.0579799314041" calcext:value-type="float">
            <text:p>20.0579799314041</text:p>
          </table:table-cell>
          <table:table-cell table:formula="of:=MAX([.$C3:.$C52])" office:value-type="float" office:value="22.337895916134" calcext:value-type="float">
            <text:p>22.337895916134</text:p>
          </table:table-cell>
          <table:table-cell table:formula="of:=AVERAGE([.$C3:.$C52])" office:value-type="float" office:value="21.4864747848754" calcext:value-type="float">
            <text:p>21.4864747848754</text:p>
          </table:table-cell>
        </table:table-row>
        <table:table-row table:style-name="ro1">
          <table:table-cell table:style-name="ce6" office:value-type="float" office:value="-0.0244573122281019" calcext:value-type="float">
            <text:p>-0.0244573122</text:p>
          </table:table-cell>
          <table:table-cell table:style-name="ce6" office:value-type="float" office:value="0.0399487362767047" calcext:value-type="float">
            <text:p>0.0399487363</text:p>
          </table:table-cell>
          <table:table-cell table:style-name="ce6" office:value-type="float" office:value="20.0579799314041" calcext:value-type="float">
            <text:p>20.057979931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MIN([.$C54:.$C103])" office:value-type="float" office:value="20.0579799314041" calcext:value-type="float">
            <text:p>20.0579799314041</text:p>
          </table:table-cell>
          <table:table-cell table:formula="of:=MAX([.$C54:.$C103])" office:value-type="float" office:value="21.3715090702406" calcext:value-type="float">
            <text:p>21.3715090702406</text:p>
          </table:table-cell>
          <table:table-cell table:formula="of:=AVERAGE([.$C54:.$C103])" office:value-type="float" office:value="20.8721946224268" calcext:value-type="float">
            <text:p>20.8721946224268</text:p>
          </table:table-cell>
        </table:table-row>
        <table:table-row table:style-name="ro1">
          <table:table-cell table:style-name="ce6" office:value-type="float" office:value="-0.00885411408818404" calcext:value-type="float">
            <text:p>-0.0088541141</text:p>
          </table:table-cell>
          <table:table-cell table:style-name="ce6" office:value-type="float" office:value="0.0536231126975578" calcext:value-type="float">
            <text:p>0.0536231127</text:p>
          </table:table-cell>
          <table:table-cell table:style-name="ce6" office:value-type="float" office:value="20.0773957905242" calcext:value-type="float">
            <text:p>20.0773957905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MIN([.$C105:.$C154])" office:value-type="float" office:value="20.0430939420431" calcext:value-type="float">
            <text:p>20.0430939420431</text:p>
          </table:table-cell>
          <table:table-cell table:formula="of:=MAX([.$C105:.$C154])" office:value-type="float" office:value="20.9790341745131" calcext:value-type="float">
            <text:p>20.9790341745131</text:p>
          </table:table-cell>
          <table:table-cell table:formula="of:=AVERAGE([.$C105:.$C154])" office:value-type="float" office:value="20.5473078005462" calcext:value-type="float">
            <text:p>20.5473078005462</text:p>
          </table:table-cell>
        </table:table-row>
        <table:table-row table:style-name="ro1">
          <table:table-cell table:style-name="ce6" office:value-type="float" office:value="0.0895291362953166" calcext:value-type="float">
            <text:p>0.0895291363</text:p>
          </table:table-cell>
          <table:table-cell table:style-name="ce6" office:value-type="float" office:value="-0.0935640067771487" calcext:value-type="float">
            <text:p>-0.0935640068</text:p>
          </table:table-cell>
          <table:table-cell table:style-name="ce6" office:value-type="float" office:value="20.4041979129027" calcext:value-type="float">
            <text:p>20.4041979129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MIN([.$C156:.$C205])" office:value-type="float" office:value="20.0430939420431" calcext:value-type="float">
            <text:p>20.0430939420431</text:p>
          </table:table-cell>
          <table:table-cell table:formula="of:=MAX([.$C156:.$C205])" office:value-type="float" office:value="20.6587021130322" calcext:value-type="float">
            <text:p>20.6587021130322</text:p>
          </table:table-cell>
          <table:table-cell table:formula="of:=AVERAGE([.$C156:.$C205])" office:value-type="float" office:value="20.364769663599" calcext:value-type="float">
            <text:p>20.364769663599</text:p>
          </table:table-cell>
        </table:table-row>
        <table:table-row table:style-name="ro1">
          <table:table-cell table:style-name="ce6" office:value-type="float" office:value="0.00125278109965232" calcext:value-type="float">
            <text:p>0.0012527811</text:p>
          </table:table-cell>
          <table:table-cell table:style-name="ce6" office:value-type="float" office:value="-0.148873743363799" calcext:value-type="float">
            <text:p>-0.1488737434</text:p>
          </table:table-cell>
          <table:table-cell table:style-name="ce6" office:value-type="float" office:value="20.5000015423535" calcext:value-type="float">
            <text:p>20.5000015424</text:p>
          </table:table-cell>
          <table:table-cell/>
          <table:table-cell office:value-type="float" office:value="399" calcext:value-type="float">
            <text:p>399</text:p>
          </table:table-cell>
          <table:table-cell table:formula="of:=MIN([.$C207:.$C256])" office:value-type="float" office:value="20.0017552933429" calcext:value-type="float">
            <text:p>20.0017552933429</text:p>
          </table:table-cell>
          <table:table-cell table:formula="of:=MAX([.$C207:.$C256])" office:value-type="float" office:value="20.5298669623608" calcext:value-type="float">
            <text:p>20.5298669623608</text:p>
          </table:table-cell>
          <table:table-cell table:formula="of:=AVERAGE([.$C207:.$C256])" office:value-type="float" office:value="20.2799172094332" calcext:value-type="float">
            <text:p>20.2799172094332</text:p>
          </table:table-cell>
        </table:table-row>
        <table:table-row table:style-name="ro1">
          <table:table-cell table:style-name="ce6" office:value-type="float" office:value="0.149968957930004" calcext:value-type="float">
            <text:p>0.1499689579</text:p>
          </table:table-cell>
          <table:table-cell table:style-name="ce6" office:value-type="float" office:value="0.0534182833720953" calcext:value-type="float">
            <text:p>0.0534182834</text:p>
          </table:table-cell>
          <table:table-cell table:style-name="ce6" office:value-type="float" office:value="20.5669827814551" calcext:value-type="float">
            <text:p>20.5669827815</text:p>
          </table:table-cell>
          <table:table-cell/>
          <table:table-cell office:value-type="float" office:value="499" calcext:value-type="float">
            <text:p>499</text:p>
          </table:table-cell>
          <table:table-cell table:formula="of:=MIN([.$C258:.$C307])" office:value-type="float" office:value="20.0017552933429" calcext:value-type="float">
            <text:p>20.0017552933429</text:p>
          </table:table-cell>
          <table:table-cell table:formula="of:=MAX([.$C258:.$C307])" office:value-type="float" office:value="20.3608117747748" calcext:value-type="float">
            <text:p>20.3608117747748</text:p>
          </table:table-cell>
          <table:table-cell table:formula="of:=AVERAGE([.$C258:.$C307])" office:value-type="float" office:value="20.1876631052095" calcext:value-type="float">
            <text:p>20.1876631052095</text:p>
          </table:table-cell>
        </table:table-row>
        <table:table-row table:style-name="ro1">
          <table:table-cell table:style-name="ce6" office:value-type="float" office:value="0.0885816808507556" calcext:value-type="float">
            <text:p>0.0885816809</text:p>
          </table:table-cell>
          <table:table-cell table:style-name="ce6" office:value-type="float" office:value="-0.137184163206521" calcext:value-type="float">
            <text:p>-0.1371841632</text:p>
          </table:table-cell>
          <table:table-cell table:style-name="ce6" office:value-type="float" office:value="20.6012551858431" calcext:value-type="float">
            <text:p>20.6012551858</text:p>
          </table:table-cell>
          <table:table-cell table:number-columns-repeated="5"/>
        </table:table-row>
        <table:table-row table:style-name="ro1">
          <table:table-cell table:style-name="ce6" office:value-type="float" office:value="0.181812030553499" calcext:value-type="float">
            <text:p>0.1818120306</text:p>
          </table:table-cell>
          <table:table-cell table:style-name="ce6" office:value-type="float" office:value="0.00462039980094009" calcext:value-type="float">
            <text:p>0.0046203998</text:p>
          </table:table-cell>
          <table:table-cell table:style-name="ce6" office:value-type="float" office:value="20.6893399757608" calcext:value-type="float">
            <text:p>20.6893399758</text:p>
          </table:table-cell>
          <table:table-cell table:number-columns-repeated="5"/>
        </table:table-row>
        <table:table-row table:style-name="ro1">
          <table:table-cell table:style-name="ce6" office:value-type="float" office:value="0.115862836776888" calcext:value-type="float">
            <text:p>0.1158628368</text:p>
          </table:table-cell>
          <table:table-cell table:style-name="ce6" office:value-type="float" office:value="0.150351192821352" calcext:value-type="float">
            <text:p>0.1503511928</text:p>
          </table:table-cell>
          <table:table-cell table:style-name="ce6" office:value-type="float" office:value="20.771346042094" calcext:value-type="float">
            <text:p>20.7713460421</text:p>
          </table:table-cell>
          <table:table-cell table:number-columns-repeated="5"/>
        </table:table-row>
        <table:table-row table:style-name="ro1">
          <table:table-cell table:style-name="ce6" office:value-type="float" office:value="-0.115435161099387" calcext:value-type="float">
            <text:p>-0.1154351611</text:p>
          </table:table-cell>
          <table:table-cell table:style-name="ce6" office:value-type="float" office:value="0.153901038116083" calcext:value-type="float">
            <text:p>0.1539010381</text:p>
          </table:table-cell>
          <table:table-cell table:style-name="ce6" office:value-type="float" office:value="20.7872769891146" calcext:value-type="float">
            <text:p>20.7872769891</text:p>
          </table:table-cell>
          <table:table-cell table:number-columns-repeated="5"/>
        </table:table-row>
        <table:table-row table:style-name="ro1">
          <table:table-cell table:style-name="ce6" office:value-type="float" office:value="-0.186382878542866" calcext:value-type="float">
            <text:p>-0.1863828785</text:p>
          </table:table-cell>
          <table:table-cell table:style-name="ce6" office:value-type="float" office:value="0.0754319161332109" calcext:value-type="float">
            <text:p>0.0754319161</text:p>
          </table:table-cell>
          <table:table-cell table:style-name="ce6" office:value-type="float" office:value="20.8228153531166" calcext:value-type="float">
            <text:p>20.8228153531</text:p>
          </table:table-cell>
          <table:table-cell table:number-columns-repeated="5"/>
        </table:table-row>
        <table:table-row table:style-name="ro1">
          <table:table-cell table:style-name="ce6" office:value-type="float" office:value="0.13904929375221" calcext:value-type="float">
            <text:p>0.1390492938</text:p>
          </table:table-cell>
          <table:table-cell table:style-name="ce6" office:value-type="float" office:value="0.184622917627372" calcext:value-type="float">
            <text:p>0.1846229176</text:p>
          </table:table-cell>
          <table:table-cell table:style-name="ce6" office:value-type="float" office:value="21.0351298614057" calcext:value-type="float">
            <text:p>21.0351298614</text:p>
          </table:table-cell>
          <table:table-cell table:number-columns-repeated="5"/>
        </table:table-row>
        <table:table-row table:style-name="ro1">
          <table:table-cell table:style-name="ce6" office:value-type="float" office:value="0.0216664295247584" calcext:value-type="float">
            <text:p>0.0216664295</text:p>
          </table:table-cell>
          <table:table-cell table:style-name="ce6" office:value-type="float" office:value="-0.244580546621873" calcext:value-type="float">
            <text:p>-0.2445805466</text:p>
          </table:table-cell>
          <table:table-cell table:style-name="ce6" office:value-type="float" office:value="21.0489950670316" calcext:value-type="float">
            <text:p>21.0489950670</text:p>
          </table:table-cell>
          <table:table-cell table:number-columns-repeated="5"/>
        </table:table-row>
        <table:table-row table:style-name="ro1">
          <table:table-cell table:style-name="ce6" office:value-type="float" office:value="-0.186120398448163" calcext:value-type="float">
            <text:p>-0.1861203984</text:p>
          </table:table-cell>
          <table:table-cell table:style-name="ce6" office:value-type="float" office:value="-0.169652090954422" calcext:value-type="float">
            <text:p>-0.1696520910</text:p>
          </table:table-cell>
          <table:table-cell table:style-name="ce6" office:value-type="float" office:value="21.1699582858012" calcext:value-type="float">
            <text:p>21.1699582858</text:p>
          </table:table-cell>
          <table:table-cell table:number-columns-repeated="5"/>
        </table:table-row>
        <table:table-row table:style-name="ro1">
          <table:table-cell table:style-name="ce6" office:value-type="float" office:value="0.123102613453301" calcext:value-type="float">
            <text:p>0.1231026135</text:p>
          </table:table-cell>
          <table:table-cell table:style-name="ce6" office:value-type="float" office:value="0.251583075004536" calcext:value-type="float">
            <text:p>0.2515830750</text:p>
          </table:table-cell>
          <table:table-cell table:style-name="ce6" office:value-type="float" office:value="21.2952782910685" calcext:value-type="float">
            <text:p>21.2952782911</text:p>
          </table:table-cell>
          <table:table-cell table:number-columns-repeated="5"/>
        </table:table-row>
        <table:table-row table:style-name="ro1">
          <table:table-cell table:style-name="ce6" office:value-type="float" office:value="0.260442543195006" calcext:value-type="float">
            <text:p>0.2604425432</text:p>
          </table:table-cell>
          <table:table-cell table:style-name="ce6" office:value-type="float" office:value="0.120548189240875" calcext:value-type="float">
            <text:p>0.1205481892</text:p>
          </table:table-cell>
          <table:table-cell table:style-name="ce6" office:value-type="float" office:value="21.3265894402491" calcext:value-type="float">
            <text:p>21.3265894402</text:p>
          </table:table-cell>
          <table:table-cell table:number-columns-repeated="5"/>
        </table:table-row>
        <table:table-row table:style-name="ro1">
          <table:table-cell table:style-name="ce6" office:value-type="float" office:value="-0.293137208920313" calcext:value-type="float">
            <text:p>-0.2931372089</text:p>
          </table:table-cell>
          <table:table-cell table:style-name="ce6" office:value-type="float" office:value="-0.0607046358455017" calcext:value-type="float">
            <text:p>-0.0607046358</text:p>
          </table:table-cell>
          <table:table-cell table:style-name="ce6" office:value-type="float" office:value="21.327032115393" calcext:value-type="float">
            <text:p>21.3270321154</text:p>
          </table:table-cell>
          <table:table-cell table:number-columns-repeated="5"/>
        </table:table-row>
        <table:table-row table:style-name="ro1">
          <table:table-cell table:style-name="ce6" office:value-type="float" office:value="0.276253848428193" calcext:value-type="float">
            <text:p>0.2762538484</text:p>
          </table:table-cell>
          <table:table-cell table:style-name="ce6" office:value-type="float" office:value="0.114647961252831" calcext:value-type="float">
            <text:p>0.1146479613</text:p>
          </table:table-cell>
          <table:table-cell table:style-name="ce6" office:value-type="float" office:value="21.3769263505657" calcext:value-type="float">
            <text:p>21.3769263506</text:p>
          </table:table-cell>
          <table:table-cell table:number-columns-repeated="5"/>
        </table:table-row>
        <table:table-row table:style-name="ro1">
          <table:table-cell table:style-name="ce6" office:value-type="float" office:value="-0.313283122941052" calcext:value-type="float">
            <text:p>-0.3132831229</text:p>
          </table:table-cell>
          <table:table-cell table:style-name="ce6" office:value-type="float" office:value="0.0416237775757122" calcext:value-type="float">
            <text:p>0.0416237776</text:p>
          </table:table-cell>
          <table:table-cell table:style-name="ce6" office:value-type="float" office:value="21.3826754556654" calcext:value-type="float">
            <text:p>21.3826754557</text:p>
          </table:table-cell>
          <table:table-cell table:number-columns-repeated="5"/>
        </table:table-row>
        <table:table-row table:style-name="ro1">
          <table:table-cell table:style-name="ce6" office:value-type="float" office:value="0.3194319152308" calcext:value-type="float">
            <text:p>0.3194319152</text:p>
          </table:table-cell>
          <table:table-cell table:style-name="ce6" office:value-type="float" office:value="0.0720592990526207" calcext:value-type="float">
            <text:p>0.0720592991</text:p>
          </table:table-cell>
          <table:table-cell table:style-name="ce6" office:value-type="float" office:value="21.4491314206952" calcext:value-type="float">
            <text:p>21.4491314207</text:p>
          </table:table-cell>
          <table:table-cell table:number-columns-repeated="5"/>
        </table:table-row>
        <table:table-row table:style-name="ro1">
          <table:table-cell table:style-name="ce6" office:value-type="float" office:value="-0.105212836058851" calcext:value-type="float">
            <text:p>-0.1052128361</text:p>
          </table:table-cell>
          <table:table-cell table:style-name="ce6" office:value-type="float" office:value="-0.304985629962197" calcext:value-type="float">
            <text:p>-0.3049856300</text:p>
          </table:table-cell>
          <table:table-cell table:style-name="ce6" office:value-type="float" office:value="21.4655321818765" calcext:value-type="float">
            <text:p>21.4655321819</text:p>
          </table:table-cell>
          <table:table-cell table:number-columns-repeated="5"/>
        </table:table-row>
        <table:table-row table:style-name="ro1">
          <table:table-cell table:style-name="ce6" office:value-type="float" office:value="-0.304091452154895" calcext:value-type="float">
            <text:p>-0.3040914522</text:p>
          </table:table-cell>
          <table:table-cell table:style-name="ce6" office:value-type="float" office:value="-0.123700916315677" calcext:value-type="float">
            <text:p>-0.1237009163</text:p>
          </table:table-cell>
          <table:table-cell table:style-name="ce6" office:value-type="float" office:value="21.5093384365933" calcext:value-type="float">
            <text:p>21.5093384366</text:p>
          </table:table-cell>
          <table:table-cell table:number-columns-repeated="5"/>
        </table:table-row>
        <table:table-row table:style-name="ro1">
          <table:table-cell table:style-name="ce6" office:value-type="float" office:value="0.130714027863938" calcext:value-type="float">
            <text:p>0.1307140279</text:p>
          </table:table-cell>
          <table:table-cell table:style-name="ce6" office:value-type="float" office:value="-0.302753303380985" calcext:value-type="float">
            <text:p>-0.3027533034</text:p>
          </table:table-cell>
          <table:table-cell table:style-name="ce6" office:value-type="float" office:value="21.5235478757103" calcext:value-type="float">
            <text:p>21.5235478757</text:p>
          </table:table-cell>
          <table:table-cell table:number-columns-repeated="5"/>
        </table:table-row>
        <table:table-row table:style-name="ro1">
          <table:table-cell table:style-name="ce6" office:value-type="float" office:value="0.220456617284683" calcext:value-type="float">
            <text:p>0.2204566173</text:p>
          </table:table-cell>
          <table:table-cell table:style-name="ce6" office:value-type="float" office:value="-0.222748654522892" calcext:value-type="float">
            <text:p>-0.2227486545</text:p>
          </table:table-cell>
          <table:table-cell table:style-name="ce6" office:value-type="float" office:value="21.5240823318015" calcext:value-type="float">
            <text:p>21.5240823318</text:p>
          </table:table-cell>
          <table:table-cell table:number-columns-repeated="5"/>
        </table:table-row>
        <table:table-row table:style-name="ro1">
          <table:table-cell table:style-name="ce6" office:value-type="float" office:value="0.0387766857168558" calcext:value-type="float">
            <text:p>0.0387766857</text:p>
          </table:table-cell>
          <table:table-cell table:style-name="ce6" office:value-type="float" office:value="0.386164503150636" calcext:value-type="float">
            <text:p>0.3861645032</text:p>
          </table:table-cell>
          <table:table-cell table:style-name="ce6" office:value-type="float" office:value="21.6044922831642" calcext:value-type="float">
            <text:p>21.6044922832</text:p>
          </table:table-cell>
          <table:table-cell table:number-columns-repeated="5"/>
        </table:table-row>
        <table:table-row table:style-name="ro1">
          <table:table-cell table:style-name="ce6" office:value-type="float" office:value="-0.0613513157948462" calcext:value-type="float">
            <text:p>-0.0613513158</text:p>
          </table:table-cell>
          <table:table-cell table:style-name="ce6" office:value-type="float" office:value="0.402907600320324" calcext:value-type="float">
            <text:p>0.4029076003</text:p>
          </table:table-cell>
          <table:table-cell table:style-name="ce6" office:value-type="float" office:value="21.6633260044788" calcext:value-type="float">
            <text:p>21.6633260045</text:p>
          </table:table-cell>
          <table:table-cell table:number-columns-repeated="5"/>
        </table:table-row>
        <table:table-row table:style-name="ro1">
          <table:table-cell table:style-name="ce6" office:value-type="float" office:value="-0.0581124914162954" calcext:value-type="float">
            <text:p>-0.0581124914</text:p>
          </table:table-cell>
          <table:table-cell table:style-name="ce6" office:value-type="float" office:value="0.41483022070896" calcext:value-type="float">
            <text:p>0.4148302207</text:p>
          </table:table-cell>
          <table:table-cell table:style-name="ce6" office:value-type="float" office:value="21.6806519593887" calcext:value-type="float">
            <text:p>21.6806519594</text:p>
          </table:table-cell>
          <table:table-cell table:number-columns-repeated="5"/>
        </table:table-row>
        <table:table-row table:style-name="ro1">
          <table:table-cell table:style-name="ce6" office:value-type="float" office:value="-0.3781807270662" calcext:value-type="float">
            <text:p>-0.3781807271</text:p>
          </table:table-cell>
          <table:table-cell table:style-name="ce6" office:value-type="float" office:value="-0.107961939627296" calcext:value-type="float">
            <text:p>-0.1079619396</text:p>
          </table:table-cell>
          <table:table-cell table:style-name="ce6" office:value-type="float" office:value="21.6891062458007" calcext:value-type="float">
            <text:p>21.6891062458</text:p>
          </table:table-cell>
          <table:table-cell table:number-columns-repeated="5"/>
        </table:table-row>
        <table:table-row table:style-name="ro1">
          <table:table-cell table:style-name="ce6" office:value-type="float" office:value="0.405434827334407" calcext:value-type="float">
            <text:p>0.4054348273</text:p>
          </table:table-cell>
          <table:table-cell table:style-name="ce6" office:value-type="float" office:value="-0.0772985968726178" calcext:value-type="float">
            <text:p>-0.0772985969</text:p>
          </table:table-cell>
          <table:table-cell table:style-name="ce6" office:value-type="float" office:value="21.6900178156937" calcext:value-type="float">
            <text:p>21.6900178157</text:p>
          </table:table-cell>
          <table:table-cell table:number-columns-repeated="5"/>
        </table:table-row>
        <table:table-row table:style-name="ro1">
          <table:table-cell table:style-name="ce6" office:value-type="float" office:value="-0.342180175722727" calcext:value-type="float">
            <text:p>-0.3421801757</text:p>
          </table:table-cell>
          <table:table-cell table:style-name="ce6" office:value-type="float" office:value="-0.150400145665817" calcext:value-type="float">
            <text:p>-0.1504001457</text:p>
          </table:table-cell>
          <table:table-cell table:style-name="ce6" office:value-type="float" office:value="21.6988926371456" calcext:value-type="float">
            <text:p>21.6988926371</text:p>
          </table:table-cell>
          <table:table-cell table:number-columns-repeated="5"/>
        </table:table-row>
        <table:table-row table:style-name="ro1">
          <table:table-cell table:style-name="ce6" office:value-type="float" office:value="0.453165329174669" calcext:value-type="float">
            <text:p>0.4531653292</text:p>
          </table:table-cell>
          <table:table-cell table:style-name="ce6" office:value-type="float" office:value="0.0355446983680955" calcext:value-type="float">
            <text:p>0.0355446984</text:p>
          </table:table-cell>
          <table:table-cell table:style-name="ce6" office:value-type="float" office:value="21.7091652212096" calcext:value-type="float">
            <text:p>21.7091652212</text:p>
          </table:table-cell>
          <table:table-cell table:number-columns-repeated="5"/>
        </table:table-row>
        <table:table-row table:style-name="ro1">
          <table:table-cell table:style-name="ce6" office:value-type="float" office:value="0.419224544268134" calcext:value-type="float">
            <text:p>0.4192245443</text:p>
          </table:table-cell>
          <table:table-cell table:style-name="ce6" office:value-type="float" office:value="0.0795756834763744" calcext:value-type="float">
            <text:p>0.0795756835</text:p>
          </table:table-cell>
          <table:table-cell table:style-name="ce6" office:value-type="float" office:value="21.7164607101407" calcext:value-type="float">
            <text:p>21.7164607101</text:p>
          </table:table-cell>
          <table:table-cell table:number-columns-repeated="5"/>
        </table:table-row>
        <table:table-row table:style-name="ro1">
          <table:table-cell table:style-name="ce6" office:value-type="float" office:value="-0.00393312792102785" calcext:value-type="float">
            <text:p>-0.0039331279</text:p>
          </table:table-cell>
          <table:table-cell table:style-name="ce6" office:value-type="float" office:value="0.495835731667111" calcext:value-type="float">
            <text:p>0.4958357317</text:p>
          </table:table-cell>
          <table:table-cell table:style-name="ce6" office:value-type="float" office:value="21.7182633579803" calcext:value-type="float">
            <text:p>21.7182633580</text:p>
          </table:table-cell>
          <table:table-cell table:number-columns-repeated="5"/>
        </table:table-row>
        <table:table-row table:style-name="ro1">
          <table:table-cell table:style-name="ce6" office:value-type="float" office:value="0.0810863094446974" calcext:value-type="float">
            <text:p>0.0810863094</text:p>
          </table:table-cell>
          <table:table-cell table:style-name="ce6" office:value-type="float" office:value="-0.428964895923164" calcext:value-type="float">
            <text:p>-0.4289648959</text:p>
          </table:table-cell>
          <table:table-cell table:style-name="ce6" office:value-type="float" office:value="21.7326972575137" calcext:value-type="float">
            <text:p>21.7326972575</text:p>
          </table:table-cell>
          <table:table-cell table:number-columns-repeated="5"/>
        </table:table-row>
        <table:table-row table:style-name="ro1">
          <table:table-cell table:style-name="ce6" office:value-type="float" office:value="-0.444331654718805" calcext:value-type="float">
            <text:p>-0.4443316547</text:p>
          </table:table-cell>
          <table:table-cell table:style-name="ce6" office:value-type="float" office:value="-0.0697458563666518" calcext:value-type="float">
            <text:p>-0.0697458564</text:p>
          </table:table-cell>
          <table:table-cell table:style-name="ce6" office:value-type="float" office:value="21.735110716705" calcext:value-type="float">
            <text:p>21.7351107167</text:p>
          </table:table-cell>
          <table:table-cell table:number-columns-repeated="5"/>
        </table:table-row>
        <table:table-row table:style-name="ro1">
          <table:table-cell table:style-name="ce6" office:value-type="float" office:value="-0.35238117180387" calcext:value-type="float">
            <text:p>-0.3523811718</text:p>
          </table:table-cell>
          <table:table-cell table:style-name="ce6" office:value-type="float" office:value="-0.155861510611174" calcext:value-type="float">
            <text:p>-0.1558615106</text:p>
          </table:table-cell>
          <table:table-cell table:style-name="ce6" office:value-type="float" office:value="21.7391729441833" calcext:value-type="float">
            <text:p>21.7391729442</text:p>
          </table:table-cell>
          <table:table-cell table:number-columns-repeated="5"/>
        </table:table-row>
        <table:table-row table:style-name="ro1">
          <table:table-cell table:style-name="ce6" office:value-type="float" office:value="-0.482093822839519" calcext:value-type="float">
            <text:p>-0.4820938228</text:p>
          </table:table-cell>
          <table:table-cell table:style-name="ce6" office:value-type="float" office:value="0.087245839719155" calcext:value-type="float">
            <text:p>0.0872458397</text:p>
          </table:table-cell>
          <table:table-cell table:style-name="ce6" office:value-type="float" office:value="21.7859831982018" calcext:value-type="float">
            <text:p>21.7859831982</text:p>
          </table:table-cell>
          <table:table-cell table:number-columns-repeated="5"/>
        </table:table-row>
        <table:table-row table:style-name="ro1">
          <table:table-cell table:style-name="ce6" office:value-type="float" office:value="-0.355716849463839" calcext:value-type="float">
            <text:p>-0.3557168495</text:p>
          </table:table-cell>
          <table:table-cell table:style-name="ce6" office:value-type="float" office:value="-0.174770853306427" calcext:value-type="float">
            <text:p>-0.1747708533</text:p>
          </table:table-cell>
          <table:table-cell table:style-name="ce6" office:value-type="float" office:value="21.795713136507" calcext:value-type="float">
            <text:p>21.7957131365</text:p>
          </table:table-cell>
          <table:table-cell table:number-columns-repeated="5"/>
        </table:table-row>
        <table:table-row table:style-name="ro1">
          <table:table-cell table:style-name="ce6" office:value-type="float" office:value="0.314869759342095" calcext:value-type="float">
            <text:p>0.3148697593</text:p>
          </table:table-cell>
          <table:table-cell table:style-name="ce6" office:value-type="float" office:value="-0.232058555559183" calcext:value-type="float">
            <text:p>-0.2320585556</text:p>
          </table:table-cell>
          <table:table-cell table:style-name="ce6" office:value-type="float" office:value="21.8506197593178" calcext:value-type="float">
            <text:p>21.8506197593</text:p>
          </table:table-cell>
          <table:table-cell table:number-columns-repeated="5"/>
        </table:table-row>
        <table:table-row table:style-name="ro1">
          <table:table-cell table:style-name="ce6" office:value-type="float" office:value="-0.143724842081636" calcext:value-type="float">
            <text:p>-0.1437248421</text:p>
          </table:table-cell>
          <table:table-cell table:style-name="ce6" office:value-type="float" office:value="-0.454608950964471" calcext:value-type="float">
            <text:p>-0.4546089510</text:p>
          </table:table-cell>
          <table:table-cell table:style-name="ce6" office:value-type="float" office:value="21.8747803376258" calcext:value-type="float">
            <text:p>21.8747803376</text:p>
          </table:table-cell>
          <table:table-cell table:number-columns-repeated="5"/>
        </table:table-row>
        <table:table-row table:style-name="ro1">
          <table:table-cell table:style-name="ce6" office:value-type="float" office:value="-0.491590186331444" calcext:value-type="float">
            <text:p>-0.4915901863</text:p>
          </table:table-cell>
          <table:table-cell table:style-name="ce6" office:value-type="float" office:value="0.140765166109296" calcext:value-type="float">
            <text:p>0.1407651661</text:p>
          </table:table-cell>
          <table:table-cell table:style-name="ce6" office:value-type="float" office:value="21.8850521971757" calcext:value-type="float">
            <text:p>21.8850521972</text:p>
          </table:table-cell>
          <table:table-cell table:number-columns-repeated="5"/>
        </table:table-row>
        <table:table-row table:style-name="ro1">
          <table:table-cell table:style-name="ce6" office:value-type="float" office:value="-0.157179271298503" calcext:value-type="float">
            <text:p>-0.1571792713</text:p>
          </table:table-cell>
          <table:table-cell table:style-name="ce6" office:value-type="float" office:value="-0.474002800521217" calcext:value-type="float">
            <text:p>-0.4740028005</text:p>
          </table:table-cell>
          <table:table-cell table:style-name="ce6" office:value-type="float" office:value="21.9141494658877" calcext:value-type="float">
            <text:p>21.9141494659</text:p>
          </table:table-cell>
          <table:table-cell table:number-columns-repeated="5"/>
        </table:table-row>
        <table:table-row table:style-name="ro1">
          <table:table-cell table:style-name="ce6" office:value-type="float" office:value="0.374062430145844" calcext:value-type="float">
            <text:p>0.3740624301</text:p>
          </table:table-cell>
          <table:table-cell table:style-name="ce6" office:value-type="float" office:value="0.273027438600965" calcext:value-type="float">
            <text:p>0.2730274386</text:p>
          </table:table-cell>
          <table:table-cell table:style-name="ce6" office:value-type="float" office:value="22.06356679667" calcext:value-type="float">
            <text:p>22.0635667967</text:p>
          </table:table-cell>
          <table:table-cell table:number-columns-repeated="5"/>
        </table:table-row>
        <table:table-row table:style-name="ro1">
          <table:table-cell table:style-name="ce6" office:value-type="float" office:value="-0.471872574122094" calcext:value-type="float">
            <text:p>-0.4718725741</text:p>
          </table:table-cell>
          <table:table-cell table:style-name="ce6" office:value-type="float" office:value="-0.241622802397991" calcext:value-type="float">
            <text:p>-0.2416228024</text:p>
          </table:table-cell>
          <table:table-cell table:style-name="ce6" office:value-type="float" office:value="22.0907157770388" calcext:value-type="float">
            <text:p>22.0907157770</text:p>
          </table:table-cell>
          <table:table-cell table:number-columns-repeated="5"/>
        </table:table-row>
        <table:table-row table:style-name="ro1">
          <table:table-cell table:style-name="ce6" office:value-type="float" office:value="0.334568326389019" calcext:value-type="float">
            <text:p>0.3345683264</text:p>
          </table:table-cell>
          <table:table-cell table:style-name="ce6" office:value-type="float" office:value="-0.414881247155468" calcext:value-type="float">
            <text:p>-0.4148812472</text:p>
          </table:table-cell>
          <table:table-cell table:style-name="ce6" office:value-type="float" office:value="22.2134517922031" calcext:value-type="float">
            <text:p>22.2134517922</text:p>
          </table:table-cell>
          <table:table-cell table:number-columns-repeated="5"/>
        </table:table-row>
        <table:table-row table:style-name="ro1">
          <table:table-cell table:style-name="ce6" office:value-type="float" office:value="-0.343575144267649" calcext:value-type="float">
            <text:p>-0.3435751443</text:p>
          </table:table-cell>
          <table:table-cell table:style-name="ce6" office:value-type="float" office:value="0.468360004809712" calcext:value-type="float">
            <text:p>0.4683600048</text:p>
          </table:table-cell>
          <table:table-cell table:style-name="ce6" office:value-type="float" office:value="22.2541006554175" calcext:value-type="float">
            <text:p>22.2541006554</text:p>
          </table:table-cell>
          <table:table-cell table:number-columns-repeated="5"/>
        </table:table-row>
        <table:table-row table:style-name="ro1">
          <table:table-cell table:style-name="ce6" office:value-type="float" office:value="-0.361556823006937" calcext:value-type="float">
            <text:p>-0.3615568230</text:p>
          </table:table-cell>
          <table:table-cell table:style-name="ce6" office:value-type="float" office:value="-0.439400814476837" calcext:value-type="float">
            <text:p>-0.4394008145</text:p>
          </table:table-cell>
          <table:table-cell table:style-name="ce6" office:value-type="float" office:value="22.2629173762135" calcext:value-type="float">
            <text:p>22.2629173762</text:p>
          </table:table-cell>
          <table:table-cell table:number-columns-repeated="5"/>
        </table:table-row>
        <table:table-row table:style-name="ro1">
          <table:table-cell table:style-name="ce6" office:value-type="float" office:value="0.432841350745766" calcext:value-type="float">
            <text:p>0.4328413507</text:p>
          </table:table-cell>
          <table:table-cell table:style-name="ce6" office:value-type="float" office:value="-0.373679116664827" calcext:value-type="float">
            <text:p>-0.3736791167</text:p>
          </table:table-cell>
          <table:table-cell table:style-name="ce6" office:value-type="float" office:value="22.2719751193647" calcext:value-type="float">
            <text:p>22.2719751194</text:p>
          </table:table-cell>
          <table:table-cell table:number-columns-repeated="5"/>
        </table:table-row>
        <table:table-row table:style-name="ro1">
          <table:table-cell table:style-name="ce6" office:value-type="float" office:value="-0.397430891717362" calcext:value-type="float">
            <text:p>-0.3974308917</text:p>
          </table:table-cell>
          <table:table-cell table:style-name="ce6" office:value-type="float" office:value="-0.479398177849214" calcext:value-type="float">
            <text:p>-0.4793981778</text:p>
          </table:table-cell>
          <table:table-cell table:style-name="ce6" office:value-type="float" office:value="22.3098902337677" calcext:value-type="float">
            <text:p>22.3098902338</text:p>
          </table:table-cell>
          <table:table-cell table:number-columns-repeated="5"/>
        </table:table-row>
        <table:table-row table:style-name="ro1">
          <table:table-cell table:style-name="ce6" office:value-type="float" office:value="0.437651218085562" calcext:value-type="float">
            <text:p>0.4376512181</text:p>
          </table:table-cell>
          <table:table-cell table:style-name="ce6" office:value-type="float" office:value="-0.44047217746845" calcext:value-type="float">
            <text:p>-0.4404721775</text:p>
          </table:table-cell>
          <table:table-cell table:style-name="ce6" office:value-type="float" office:value="22.3227617104145" calcext:value-type="float">
            <text:p>22.3227617104</text:p>
          </table:table-cell>
          <table:table-cell table:number-columns-repeated="5"/>
        </table:table-row>
        <table:table-row table:style-name="ro1">
          <table:table-cell table:style-name="ce6" office:value-type="float" office:value="-0.44342402029691" calcext:value-type="float">
            <text:p>-0.4434240203</text:p>
          </table:table-cell>
          <table:table-cell table:style-name="ce6" office:value-type="float" office:value="-0.48516246419341" calcext:value-type="float">
            <text:p>-0.4851624642</text:p>
          </table:table-cell>
          <table:table-cell table:style-name="ce6" office:value-type="float" office:value="22.337895916134" calcext:value-type="float">
            <text:p>22.337895916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-0.0244573122281019" calcext:value-type="float">
            <text:p>-0.0244573122281019</text:p>
          </table:table-cell>
          <table:table-cell office:value-type="float" office:value="0.0399487362767047" calcext:value-type="float">
            <text:p>0.0399487362767047</text:p>
          </table:table-cell>
          <table:table-cell office:value-type="float" office:value="20.0579799314041" calcext:value-type="float">
            <text:p>20.0579799314041</text:p>
          </table:table-cell>
          <table:table-cell table:number-columns-repeated="5"/>
        </table:table-row>
        <table:table-row table:style-name="ro1">
          <table:table-cell office:value-type="float" office:value="-0.00885411408818404" calcext:value-type="float">
            <text:p>-0.00885411408818404</text:p>
          </table:table-cell>
          <table:table-cell office:value-type="float" office:value="0.0536231126975578" calcext:value-type="float">
            <text:p>0.0536231126975578</text:p>
          </table:table-cell>
          <table:table-cell office:value-type="float" office:value="20.0773957905242" calcext:value-type="float">
            <text:p>20.0773957905242</text:p>
          </table:table-cell>
          <table:table-cell table:number-columns-repeated="5"/>
        </table:table-row>
        <table:table-row table:style-name="ro1">
          <table:table-cell office:value-type="float" office:value="-0.00885411408818404" calcext:value-type="float">
            <text:p>-0.00885411408818404</text:p>
          </table:table-cell>
          <table:table-cell office:value-type="float" office:value="-0.0697458563666518" calcext:value-type="float">
            <text:p>-0.0697458563666518</text:p>
          </table:table-cell>
          <table:table-cell office:value-type="float" office:value="20.1274490327597" calcext:value-type="float">
            <text:p>20.1274490327597</text:p>
          </table:table-cell>
          <table:table-cell table:number-columns-repeated="5"/>
        </table:table-row>
        <table:table-row table:style-name="ro1">
          <table:table-cell office:value-type="float" office:value="0.00125278109965232" calcext:value-type="float">
            <text:p>0.00125278109965232</text:p>
          </table:table-cell>
          <table:table-cell office:value-type="float" office:value="-0.0970923996796755" calcext:value-type="float">
            <text:p>-0.0970923996796755</text:p>
          </table:table-cell>
          <table:table-cell office:value-type="float" office:value="20.2344701959445" calcext:value-type="float">
            <text:p>20.2344701959445</text:p>
          </table:table-cell>
          <table:table-cell table:number-columns-repeated="5"/>
        </table:table-row>
        <table:table-row table:style-name="ro1">
          <table:table-cell office:value-type="float" office:value="-0.00885411408818404" calcext:value-type="float">
            <text:p>-0.00885411408818404</text:p>
          </table:table-cell>
          <table:table-cell office:value-type="float" office:value="-0.0970923996796755" calcext:value-type="float">
            <text:p>-0.0970923996796755</text:p>
          </table:table-cell>
          <table:table-cell office:value-type="float" office:value="20.2363523149103" calcext:value-type="float">
            <text:p>20.2363523149103</text:p>
          </table:table-cell>
          <table:table-cell table:number-columns-repeated="5"/>
        </table:table-row>
        <table:table-row table:style-name="ro1">
          <table:table-cell office:value-type="float" office:value="0.0895291362953166" calcext:value-type="float">
            <text:p>0.0895291362953166</text:p>
          </table:table-cell>
          <table:table-cell office:value-type="float" office:value="1.93957066209692" calcext:value-type="float">
            <text:p>1.93957066209692</text:p>
          </table:table-cell>
          <table:table-cell office:value-type="float" office:value="20.2896094394515" calcext:value-type="float">
            <text:p>20.2896094394515</text:p>
          </table:table-cell>
          <table:table-cell table:number-columns-repeated="5"/>
        </table:table-row>
        <table:table-row table:style-name="ro1">
          <table:table-cell office:value-type="float" office:value="0.115862836776888" calcext:value-type="float">
            <text:p>0.115862836776888</text:p>
          </table:table-cell>
          <table:table-cell office:value-type="float" office:value="0.0416237775757122" calcext:value-type="float">
            <text:p>0.0416237775757122</text:p>
          </table:table-cell>
          <table:table-cell office:value-type="float" office:value="20.3639541616917" calcext:value-type="float">
            <text:p>20.3639541616917</text:p>
          </table:table-cell>
          <table:table-cell table:number-columns-repeated="5"/>
        </table:table-row>
        <table:table-row table:style-name="ro1">
          <table:table-cell office:value-type="float" office:value="0.0895291362953166" calcext:value-type="float">
            <text:p>0.0895291362953166</text:p>
          </table:table-cell>
          <table:table-cell office:value-type="float" office:value="-0.0935640067771487" calcext:value-type="float">
            <text:p>-0.0935640067771487</text:p>
          </table:table-cell>
          <table:table-cell office:value-type="float" office:value="20.4041979129027" calcext:value-type="float">
            <text:p>20.4041979129027</text:p>
          </table:table-cell>
          <table:table-cell table:number-columns-repeated="5"/>
        </table:table-row>
        <table:table-row table:style-name="ro1">
          <table:table-cell office:value-type="float" office:value="0.00125278109965232" calcext:value-type="float">
            <text:p>0.00125278109965232</text:p>
          </table:table-cell>
          <table:table-cell office:value-type="float" office:value="-0.148873743363799" calcext:value-type="float">
            <text:p>-0.148873743363799</text:p>
          </table:table-cell>
          <table:table-cell office:value-type="float" office:value="20.5000015423535" calcext:value-type="float">
            <text:p>20.5000015423535</text:p>
          </table:table-cell>
          <table:table-cell table:number-columns-repeated="5"/>
        </table:table-row>
        <table:table-row table:style-name="ro1">
          <table:table-cell office:value-type="float" office:value="-0.14692790555387" calcext:value-type="float">
            <text:p>-0.14692790555387</text:p>
          </table:table-cell>
          <table:table-cell office:value-type="float" office:value="0.976575572446181" calcext:value-type="float">
            <text:p>0.976575572446181</text:p>
          </table:table-cell>
          <table:table-cell office:value-type="float" office:value="20.5010938585184" calcext:value-type="float">
            <text:p>20.5010938585184</text:p>
          </table:table-cell>
          <table:table-cell table:number-columns-repeated="5"/>
        </table:table-row>
        <table:table-row table:style-name="ro1">
          <table:table-cell office:value-type="float" office:value="0.149968957930004" calcext:value-type="float">
            <text:p>0.149968957930004</text:p>
          </table:table-cell>
          <table:table-cell office:value-type="float" office:value="0.0534182833720953" calcext:value-type="float">
            <text:p>0.0534182833720953</text:p>
          </table:table-cell>
          <table:table-cell office:value-type="float" office:value="20.5669827814551" calcext:value-type="float">
            <text:p>20.5669827814551</text:p>
          </table:table-cell>
          <table:table-cell table:number-columns-repeated="5"/>
        </table:table-row>
        <table:table-row table:style-name="ro1">
          <table:table-cell office:value-type="float" office:value="0.0885816808507556" calcext:value-type="float">
            <text:p>0.0885816808507556</text:p>
          </table:table-cell>
          <table:table-cell office:value-type="float" office:value="-0.137184163206521" calcext:value-type="float">
            <text:p>-0.137184163206521</text:p>
          </table:table-cell>
          <table:table-cell office:value-type="float" office:value="20.6012551858431" calcext:value-type="float">
            <text:p>20.6012551858431</text:p>
          </table:table-cell>
          <table:table-cell table:number-columns-repeated="5"/>
        </table:table-row>
        <table:table-row table:style-name="ro1">
          <table:table-cell office:value-type="float" office:value="0.918112067977727" calcext:value-type="float">
            <text:p>0.918112067977727</text:p>
          </table:table-cell>
          <table:table-cell office:value-type="float" office:value="0.150351192821352" calcext:value-type="float">
            <text:p>0.150351192821352</text:p>
          </table:table-cell>
          <table:table-cell office:value-type="float" office:value="20.6467992674362" calcext:value-type="float">
            <text:p>20.6467992674362</text:p>
          </table:table-cell>
          <table:table-cell table:number-columns-repeated="5"/>
        </table:table-row>
        <table:table-row table:style-name="ro1">
          <table:table-cell office:value-type="float" office:value="-0.840826150319726" calcext:value-type="float">
            <text:p>-0.840826150319726</text:p>
          </table:table-cell>
          <table:table-cell office:value-type="float" office:value="-0.0697458563666518" calcext:value-type="float">
            <text:p>-0.0697458563666518</text:p>
          </table:table-cell>
          <table:table-cell office:value-type="float" office:value="20.6579767492553" calcext:value-type="float">
            <text:p>20.6579767492553</text:p>
          </table:table-cell>
          <table:table-cell table:number-columns-repeated="5"/>
        </table:table-row>
        <table:table-row table:style-name="ro1">
          <table:table-cell office:value-type="float" office:value="0.166519021696287" calcext:value-type="float">
            <text:p>0.166519021696287</text:p>
          </table:table-cell>
          <table:table-cell office:value-type="float" office:value="0.0534182833720953" calcext:value-type="float">
            <text:p>0.0534182833720953</text:p>
          </table:table-cell>
          <table:table-cell office:value-type="float" office:value="20.6587021130322" calcext:value-type="float">
            <text:p>20.6587021130322</text:p>
          </table:table-cell>
          <table:table-cell table:number-columns-repeated="5"/>
        </table:table-row>
        <table:table-row table:style-name="ro1">
          <table:table-cell office:value-type="float" office:value="0.181812030553499" calcext:value-type="float">
            <text:p>0.181812030553499</text:p>
          </table:table-cell>
          <table:table-cell office:value-type="float" office:value="0.00462039980094009" calcext:value-type="float">
            <text:p>0.00462039980094009</text:p>
          </table:table-cell>
          <table:table-cell office:value-type="float" office:value="20.6893399757608" calcext:value-type="float">
            <text:p>20.6893399757608</text:p>
          </table:table-cell>
          <table:table-cell table:number-columns-repeated="5"/>
        </table:table-row>
        <table:table-row table:style-name="ro1">
          <table:table-cell office:value-type="float" office:value="0.125206418462057" calcext:value-type="float">
            <text:p>0.125206418462057</text:p>
          </table:table-cell>
          <table:table-cell office:value-type="float" office:value="0.140765166109296" calcext:value-type="float">
            <text:p>0.140765166109296</text:p>
          </table:table-cell>
          <table:table-cell office:value-type="float" office:value="20.7641408985981" calcext:value-type="float">
            <text:p>20.7641408985981</text:p>
          </table:table-cell>
          <table:table-cell table:number-columns-repeated="5"/>
        </table:table-row>
        <table:table-row table:style-name="ro1">
          <table:table-cell office:value-type="float" office:value="0.115862836776888" calcext:value-type="float">
            <text:p>0.115862836776888</text:p>
          </table:table-cell>
          <table:table-cell office:value-type="float" office:value="0.150351192821352" calcext:value-type="float">
            <text:p>0.150351192821352</text:p>
          </table:table-cell>
          <table:table-cell office:value-type="float" office:value="20.771346042094" calcext:value-type="float">
            <text:p>20.771346042094</text:p>
          </table:table-cell>
          <table:table-cell table:number-columns-repeated="5"/>
        </table:table-row>
        <table:table-row table:style-name="ro1">
          <table:table-cell office:value-type="float" office:value="-0.115435161099387" calcext:value-type="float">
            <text:p>-0.115435161099387</text:p>
          </table:table-cell>
          <table:table-cell office:value-type="float" office:value="0.153901038116083" calcext:value-type="float">
            <text:p>0.153901038116083</text:p>
          </table:table-cell>
          <table:table-cell office:value-type="float" office:value="20.7872769891146" calcext:value-type="float">
            <text:p>20.7872769891146</text:p>
          </table:table-cell>
          <table:table-cell table:number-columns-repeated="5"/>
        </table:table-row>
        <table:table-row table:style-name="ro1">
          <table:table-cell office:value-type="float" office:value="-0.186382878542866" calcext:value-type="float">
            <text:p>-0.186382878542866</text:p>
          </table:table-cell>
          <table:table-cell office:value-type="float" office:value="0.0754319161332109" calcext:value-type="float">
            <text:p>0.0754319161332109</text:p>
          </table:table-cell>
          <table:table-cell office:value-type="float" office:value="20.8228153531166" calcext:value-type="float">
            <text:p>20.8228153531166</text:p>
          </table:table-cell>
          <table:table-cell table:number-columns-repeated="5"/>
        </table:table-row>
        <table:table-row table:style-name="ro1">
          <table:table-cell office:value-type="float" office:value="-0.0613513157948462" calcext:value-type="float">
            <text:p>-0.0613513157948462</text:p>
          </table:table-cell>
          <table:table-cell office:value-type="float" office:value="-0.804985629962197" calcext:value-type="float">
            <text:p>-0.804985629962197</text:p>
          </table:table-cell>
          <table:table-cell office:value-type="float" office:value="20.8357168534957" calcext:value-type="float">
            <text:p>20.8357168534957</text:p>
          </table:table-cell>
          <table:table-cell table:number-columns-repeated="5"/>
        </table:table-row>
        <table:table-row table:style-name="ro1">
          <table:table-cell office:value-type="float" office:value="0.166519021696287" calcext:value-type="float">
            <text:p>0.166519021696287</text:p>
          </table:table-cell>
          <table:table-cell office:value-type="float" office:value="0.120966426270137" calcext:value-type="float">
            <text:p>0.120966426270137</text:p>
          </table:table-cell>
          <table:table-cell office:value-type="float" office:value="20.8726884664803" calcext:value-type="float">
            <text:p>20.8726884664803</text:p>
          </table:table-cell>
          <table:table-cell table:number-columns-repeated="5"/>
        </table:table-row>
        <table:table-row table:style-name="ro1">
          <table:table-cell office:value-type="float" office:value="-0.0105865030127486" calcext:value-type="float">
            <text:p>-0.0105865030127486</text:p>
          </table:table-cell>
          <table:table-cell office:value-type="float" office:value="0.785458150168882" calcext:value-type="float">
            <text:p>0.785458150168882</text:p>
          </table:table-cell>
          <table:table-cell office:value-type="float" office:value="20.8790093416825" calcext:value-type="float">
            <text:p>20.8790093416825</text:p>
          </table:table-cell>
          <table:table-cell table:number-columns-repeated="5"/>
        </table:table-row>
        <table:table-row table:style-name="ro1">
          <table:table-cell office:value-type="float" office:value="0.149968957930004" calcext:value-type="float">
            <text:p>0.149968957930004</text:p>
          </table:table-cell>
          <table:table-cell office:value-type="float" office:value="-0.148873743363799" calcext:value-type="float">
            <text:p>-0.148873743363799</text:p>
          </table:table-cell>
          <table:table-cell office:value-type="float" office:value="20.9129954153768" calcext:value-type="float">
            <text:p>20.9129954153768</text:p>
          </table:table-cell>
          <table:table-cell table:number-columns-repeated="5"/>
        </table:table-row>
        <table:table-row table:style-name="ro1">
          <table:table-cell office:value-type="float" office:value="0.149968957930004" calcext:value-type="float">
            <text:p>0.149968957930004</text:p>
          </table:table-cell>
          <table:table-cell office:value-type="float" office:value="0.150351192821352" calcext:value-type="float">
            <text:p>0.150351192821352</text:p>
          </table:table-cell>
          <table:table-cell office:value-type="float" office:value="20.9197497212926" calcext:value-type="float">
            <text:p>20.9197497212926</text:p>
          </table:table-cell>
          <table:table-cell table:number-columns-repeated="5"/>
        </table:table-row>
        <table:table-row table:style-name="ro1">
          <table:table-cell office:value-type="float" office:value="-0.186382878542866" calcext:value-type="float">
            <text:p>-0.186382878542866</text:p>
          </table:table-cell>
          <table:table-cell office:value-type="float" office:value="1.11057961012797" calcext:value-type="float">
            <text:p>1.11057961012797</text:p>
          </table:table-cell>
          <table:table-cell office:value-type="float" office:value="20.9346123388177" calcext:value-type="float">
            <text:p>20.9346123388177</text:p>
          </table:table-cell>
          <table:table-cell table:number-columns-repeated="5"/>
        </table:table-row>
        <table:table-row table:style-name="ro1">
          <table:table-cell office:value-type="float" office:value="0.166519021696287" calcext:value-type="float">
            <text:p>0.166519021696287</text:p>
          </table:table-cell>
          <table:table-cell office:value-type="float" office:value="-0.137184163206521" calcext:value-type="float">
            <text:p>-0.137184163206521</text:p>
          </table:table-cell>
          <table:table-cell office:value-type="float" office:value="20.9395876771648" calcext:value-type="float">
            <text:p>20.9395876771648</text:p>
          </table:table-cell>
          <table:table-cell table:number-columns-repeated="5"/>
        </table:table-row>
        <table:table-row table:style-name="ro1">
          <table:table-cell office:value-type="float" office:value="-0.0353157162750598" calcext:value-type="float">
            <text:p>-0.0353157162750598</text:p>
          </table:table-cell>
          <table:table-cell office:value-type="float" office:value="0.222488365160915" calcext:value-type="float">
            <text:p>0.222488365160915</text:p>
          </table:table-cell>
          <table:table-cell office:value-type="float" office:value="20.943386213382" calcext:value-type="float">
            <text:p>20.943386213382</text:p>
          </table:table-cell>
          <table:table-cell table:number-columns-repeated="5"/>
        </table:table-row>
        <table:table-row table:style-name="ro1">
          <table:table-cell office:value-type="float" office:value="0.837566345004296" calcext:value-type="float">
            <text:p>0.837566345004296</text:p>
          </table:table-cell>
          <table:table-cell office:value-type="float" office:value="0.156287107103988" calcext:value-type="float">
            <text:p>0.156287107103988</text:p>
          </table:table-cell>
          <table:table-cell office:value-type="float" office:value="21.0037926954315" calcext:value-type="float">
            <text:p>21.0037926954315</text:p>
          </table:table-cell>
          <table:table-cell table:number-columns-repeated="5"/>
        </table:table-row>
        <table:table-row table:style-name="ro1">
          <table:table-cell office:value-type="float" office:value="0.242922126225142" calcext:value-type="float">
            <text:p>0.242922126225142</text:p>
          </table:table-cell>
          <table:table-cell office:value-type="float" office:value="0.00462039980094009" calcext:value-type="float">
            <text:p>0.00462039980094009</text:p>
          </table:table-cell>
          <table:table-cell office:value-type="float" office:value="21.0328567818775" calcext:value-type="float">
            <text:p>21.0328567818775</text:p>
          </table:table-cell>
          <table:table-cell table:number-columns-repeated="5"/>
        </table:table-row>
        <table:table-row table:style-name="ro1">
          <table:table-cell office:value-type="float" office:value="0.13904929375221" calcext:value-type="float">
            <text:p>0.13904929375221</text:p>
          </table:table-cell>
          <table:table-cell office:value-type="float" office:value="0.184622917627372" calcext:value-type="float">
            <text:p>0.184622917627372</text:p>
          </table:table-cell>
          <table:table-cell office:value-type="float" office:value="21.0351298614057" calcext:value-type="float">
            <text:p>21.0351298614057</text:p>
          </table:table-cell>
          <table:table-cell table:number-columns-repeated="5"/>
        </table:table-row>
        <table:table-row table:style-name="ro1">
          <table:table-cell office:value-type="float" office:value="0.0216664295247584" calcext:value-type="float">
            <text:p>0.0216664295247584</text:p>
          </table:table-cell>
          <table:table-cell office:value-type="float" office:value="-0.244580546621873" calcext:value-type="float">
            <text:p>-0.244580546621873</text:p>
          </table:table-cell>
          <table:table-cell office:value-type="float" office:value="21.0489950670316" calcext:value-type="float">
            <text:p>21.0489950670316</text:p>
          </table:table-cell>
          <table:table-cell table:number-columns-repeated="5"/>
        </table:table-row>
        <table:table-row table:style-name="ro1">
          <table:table-cell office:value-type="float" office:value="0.181812030553499" calcext:value-type="float">
            <text:p>0.181812030553499</text:p>
          </table:table-cell>
          <table:table-cell office:value-type="float" office:value="0.150351192821352" calcext:value-type="float">
            <text:p>0.150351192821352</text:p>
          </table:table-cell>
          <table:table-cell office:value-type="float" office:value="21.0683657850744" calcext:value-type="float">
            <text:p>21.0683657850744</text:p>
          </table:table-cell>
          <table:table-cell table:number-columns-repeated="5"/>
        </table:table-row>
        <table:table-row table:style-name="ro1">
          <table:table-cell office:value-type="float" office:value="-0.0253219670637477" calcext:value-type="float">
            <text:p>-0.0253219670637477</text:p>
          </table:table-cell>
          <table:table-cell office:value-type="float" office:value="-0.248116987901117" calcext:value-type="float">
            <text:p>-0.248116987901117</text:p>
          </table:table-cell>
          <table:table-cell office:value-type="float" office:value="21.0702191776057" calcext:value-type="float">
            <text:p>21.0702191776057</text:p>
          </table:table-cell>
          <table:table-cell table:number-columns-repeated="5"/>
        </table:table-row>
        <table:table-row table:style-name="ro1">
          <table:table-cell office:value-type="float" office:value="-0.186120398448163" calcext:value-type="float">
            <text:p>-0.186120398448163</text:p>
          </table:table-cell>
          <table:table-cell office:value-type="float" office:value="-0.169652090954422" calcext:value-type="float">
            <text:p>-0.169652090954422</text:p>
          </table:table-cell>
          <table:table-cell office:value-type="float" office:value="21.1699582858012" calcext:value-type="float">
            <text:p>21.1699582858012</text:p>
          </table:table-cell>
          <table:table-cell table:number-columns-repeated="5"/>
        </table:table-row>
        <table:table-row table:style-name="ro1">
          <table:table-cell office:value-type="float" office:value="0.965051768799759" calcext:value-type="float">
            <text:p>0.965051768799759</text:p>
          </table:table-cell>
          <table:table-cell office:value-type="float" office:value="-0.733436929734192" calcext:value-type="float">
            <text:p>-0.733436929734192</text:p>
          </table:table-cell>
          <table:table-cell office:value-type="float" office:value="21.1716906220501" calcext:value-type="float">
            <text:p>21.1716906220501</text:p>
          </table:table-cell>
          <table:table-cell table:number-columns-repeated="5"/>
        </table:table-row>
        <table:table-row table:style-name="ro1">
          <table:table-cell office:value-type="float" office:value="0.214516213285646" calcext:value-type="float">
            <text:p>0.214516213285646</text:p>
          </table:table-cell>
          <table:table-cell office:value-type="float" office:value="-0.137184163206521" calcext:value-type="float">
            <text:p>-0.137184163206521</text:p>
          </table:table-cell>
          <table:table-cell office:value-type="float" office:value="21.1717231511435" calcext:value-type="float">
            <text:p>21.1717231511435</text:p>
          </table:table-cell>
          <table:table-cell table:number-columns-repeated="5"/>
        </table:table-row>
        <table:table-row table:style-name="ro1">
          <table:table-cell office:value-type="float" office:value="-0.0244573122281019" calcext:value-type="float">
            <text:p>-0.0244573122281019</text:p>
          </table:table-cell>
          <table:table-cell office:value-type="float" office:value="-0.270933455174302" calcext:value-type="float">
            <text:p>-0.270933455174302</text:p>
          </table:table-cell>
          <table:table-cell office:value-type="float" office:value="21.1832777003771" calcext:value-type="float">
            <text:p>21.1832777003771</text:p>
          </table:table-cell>
          <table:table-cell table:number-columns-repeated="5"/>
        </table:table-row>
        <table:table-row table:style-name="ro1">
          <table:table-cell office:value-type="float" office:value="-0.129325051030756" calcext:value-type="float">
            <text:p>-0.129325051030756</text:p>
          </table:table-cell>
          <table:table-cell office:value-type="float" office:value="-0.224837871810043" calcext:value-type="float">
            <text:p>-0.224837871810043</text:p>
          </table:table-cell>
          <table:table-cell office:value-type="float" office:value="21.1924549964344" calcext:value-type="float">
            <text:p>21.1924549964344</text:p>
          </table:table-cell>
          <table:table-cell table:number-columns-repeated="5"/>
        </table:table-row>
        <table:table-row table:style-name="ro1">
          <table:table-cell office:value-type="float" office:value="1.09469703117869" calcext:value-type="float">
            <text:p>1.09469703117869</text:p>
          </table:table-cell>
          <table:table-cell office:value-type="float" office:value="-0.248116987901117" calcext:value-type="float">
            <text:p>-0.248116987901117</text:p>
          </table:table-cell>
          <table:table-cell office:value-type="float" office:value="21.1963354161935" calcext:value-type="float">
            <text:p>21.1963354161935</text:p>
          </table:table-cell>
          <table:table-cell table:number-columns-repeated="5"/>
        </table:table-row>
        <table:table-row table:style-name="ro1">
          <table:table-cell office:value-type="float" office:value="0.0885816808507556" calcext:value-type="float">
            <text:p>0.0885816808507556</text:p>
          </table:table-cell>
          <table:table-cell office:value-type="float" office:value="-0.268826688038379" calcext:value-type="float">
            <text:p>-0.268826688038379</text:p>
          </table:table-cell>
          <table:table-cell office:value-type="float" office:value="21.2770088291843" calcext:value-type="float">
            <text:p>21.2770088291843</text:p>
          </table:table-cell>
          <table:table-cell table:number-columns-repeated="5"/>
        </table:table-row>
        <table:table-row table:style-name="ro1">
          <table:table-cell office:value-type="float" office:value="0.267885155953808" calcext:value-type="float">
            <text:p>0.267885155953808</text:p>
          </table:table-cell>
          <table:table-cell office:value-type="float" office:value="-0.0970923996796755" calcext:value-type="float">
            <text:p>-0.0970923996796755</text:p>
          </table:table-cell>
          <table:table-cell office:value-type="float" office:value="21.2938968461619" calcext:value-type="float">
            <text:p>21.2938968461619</text:p>
          </table:table-cell>
          <table:table-cell table:number-columns-repeated="5"/>
        </table:table-row>
        <table:table-row table:style-name="ro1">
          <table:table-cell office:value-type="float" office:value="0.123102613453301" calcext:value-type="float">
            <text:p>0.123102613453301</text:p>
          </table:table-cell>
          <table:table-cell office:value-type="float" office:value="0.251583075004536" calcext:value-type="float">
            <text:p>0.251583075004536</text:p>
          </table:table-cell>
          <table:table-cell office:value-type="float" office:value="21.2952782910685" calcext:value-type="float">
            <text:p>21.2952782910685</text:p>
          </table:table-cell>
          <table:table-cell table:number-columns-repeated="5"/>
        </table:table-row>
        <table:table-row table:style-name="ro1">
          <table:table-cell office:value-type="float" office:value="0.260442543195006" calcext:value-type="float">
            <text:p>0.260442543195006</text:p>
          </table:table-cell>
          <table:table-cell office:value-type="float" office:value="0.120548189240875" calcext:value-type="float">
            <text:p>0.120548189240875</text:p>
          </table:table-cell>
          <table:table-cell office:value-type="float" office:value="21.3265894402491" calcext:value-type="float">
            <text:p>21.3265894402491</text:p>
          </table:table-cell>
          <table:table-cell table:number-columns-repeated="5"/>
        </table:table-row>
        <table:table-row table:style-name="ro1">
          <table:table-cell office:value-type="float" office:value="-0.293137208920313" calcext:value-type="float">
            <text:p>-0.293137208920313</text:p>
          </table:table-cell>
          <table:table-cell office:value-type="float" office:value="-0.0607046358455017" calcext:value-type="float">
            <text:p>-0.0607046358455017</text:p>
          </table:table-cell>
          <table:table-cell office:value-type="float" office:value="21.327032115393" calcext:value-type="float">
            <text:p>21.327032115393</text:p>
          </table:table-cell>
          <table:table-cell table:number-columns-repeated="5"/>
        </table:table-row>
        <table:table-row table:style-name="ro1">
          <table:table-cell office:value-type="float" office:value="0.304078797773436" calcext:value-type="float">
            <text:p>0.304078797773436</text:p>
          </table:table-cell>
          <table:table-cell office:value-type="float" office:value="0.976575572446181" calcext:value-type="float">
            <text:p>0.976575572446181</text:p>
          </table:table-cell>
          <table:table-cell office:value-type="float" office:value="21.3301607513254" calcext:value-type="float">
            <text:p>21.3301607513254</text:p>
          </table:table-cell>
          <table:table-cell table:number-columns-repeated="5"/>
        </table:table-row>
        <table:table-row table:style-name="ro1">
          <table:table-cell office:value-type="float" office:value="-0.285483786714354" calcext:value-type="float">
            <text:p>-0.285483786714354</text:p>
          </table:table-cell>
          <table:table-cell office:value-type="float" office:value="0.0828307987838866" calcext:value-type="float">
            <text:p>0.0828307987838866</text:p>
          </table:table-cell>
          <table:table-cell office:value-type="float" office:value="21.3366772671287" calcext:value-type="float">
            <text:p>21.3366772671287</text:p>
          </table:table-cell>
          <table:table-cell table:number-columns-repeated="5"/>
        </table:table-row>
        <table:table-row table:style-name="ro1">
          <table:table-cell office:value-type="float" office:value="0.00125278109965232" calcext:value-type="float">
            <text:p>0.00125278109965232</text:p>
          </table:table-cell>
          <table:table-cell office:value-type="float" office:value="2.30947092887944" calcext:value-type="float">
            <text:p>2.30947092887944</text:p>
          </table:table-cell>
          <table:table-cell office:value-type="float" office:value="21.3446356431848" calcext:value-type="float">
            <text:p>21.3446356431848</text:p>
          </table:table-cell>
          <table:table-cell table:number-columns-repeated="5"/>
        </table:table-row>
        <table:table-row table:style-name="ro1">
          <table:table-cell office:value-type="float" office:value="0.166519021696287" calcext:value-type="float">
            <text:p>0.166519021696287</text:p>
          </table:table-cell>
          <table:table-cell office:value-type="float" office:value="-1.23343692973419" calcext:value-type="float">
            <text:p>-1.23343692973419</text:p>
          </table:table-cell>
          <table:table-cell office:value-type="float" office:value="21.3652577631185" calcext:value-type="float">
            <text:p>21.3652577631185</text:p>
          </table:table-cell>
          <table:table-cell table:number-columns-repeated="5"/>
        </table:table-row>
        <table:table-row table:style-name="ro1">
          <table:table-cell office:value-type="float" office:value="0.729061047763638" calcext:value-type="float">
            <text:p>0.729061047763638</text:p>
          </table:table-cell>
          <table:table-cell office:value-type="float" office:value="0.120548189240875" calcext:value-type="float">
            <text:p>0.120548189240875</text:p>
          </table:table-cell>
          <table:table-cell office:value-type="float" office:value="21.3715090702406" calcext:value-type="float">
            <text:p>21.371509070240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1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0.00125278109965232" calcext:value-type="float">
            <text:p>0.00125278109965232</text:p>
          </table:table-cell>
          <table:table-cell office:value-type="float" office:value="0.0403269664339618" calcext:value-type="float">
            <text:p>0.0403269664339618</text:p>
          </table:table-cell>
          <table:table-cell office:value-type="float" office:value="20.0430939420431" calcext:value-type="float">
            <text:p>20.0430939420431</text:p>
          </table:table-cell>
          <table:table-cell table:number-columns-repeated="5"/>
        </table:table-row>
        <table:table-row table:style-name="ro1">
          <table:table-cell office:value-type="float" office:value="-0.0244573122281019" calcext:value-type="float">
            <text:p>-0.0244573122281019</text:p>
          </table:table-cell>
          <table:table-cell office:value-type="float" office:value="0.0399487362767047" calcext:value-type="float">
            <text:p>0.0399487362767047</text:p>
          </table:table-cell>
          <table:table-cell office:value-type="float" office:value="20.0579799314041" calcext:value-type="float">
            <text:p>20.0579799314041</text:p>
          </table:table-cell>
          <table:table-cell table:number-columns-repeated="5"/>
        </table:table-row>
        <table:table-row table:style-name="ro1">
          <table:table-cell office:value-type="float" office:value="-0.00885411408818404" calcext:value-type="float">
            <text:p>-0.00885411408818404</text:p>
          </table:table-cell>
          <table:table-cell office:value-type="float" office:value="0.0536231126975578" calcext:value-type="float">
            <text:p>0.0536231126975578</text:p>
          </table:table-cell>
          <table:table-cell office:value-type="float" office:value="20.0773957905242" calcext:value-type="float">
            <text:p>20.0773957905242</text:p>
          </table:table-cell>
          <table:table-cell table:number-columns-repeated="5"/>
        </table:table-row>
        <table:table-row table:style-name="ro1">
          <table:table-cell office:value-type="float" office:value="-0.0534928866322242" calcext:value-type="float">
            <text:p>-0.0534928866322242</text:p>
          </table:table-cell>
          <table:table-cell office:value-type="float" office:value="0.976575572446181" calcext:value-type="float">
            <text:p>0.976575572446181</text:p>
          </table:table-cell>
          <table:table-cell office:value-type="float" office:value="20.0892454520072" calcext:value-type="float">
            <text:p>20.0892454520072</text:p>
          </table:table-cell>
          <table:table-cell table:number-columns-repeated="5"/>
        </table:table-row>
        <table:table-row table:style-name="ro1">
          <table:table-cell office:value-type="float" office:value="-0.0280453749781319" calcext:value-type="float">
            <text:p>-0.0280453749781319</text:p>
          </table:table-cell>
          <table:table-cell office:value-type="float" office:value="0.0536231126975578" calcext:value-type="float">
            <text:p>0.0536231126975578</text:p>
          </table:table-cell>
          <table:table-cell office:value-type="float" office:value="20.0957368543246" calcext:value-type="float">
            <text:p>20.0957368543246</text:p>
          </table:table-cell>
          <table:table-cell table:number-columns-repeated="5"/>
        </table:table-row>
        <table:table-row table:style-name="ro1">
          <table:table-cell office:value-type="float" office:value="-0.00885411408818404" calcext:value-type="float">
            <text:p>-0.00885411408818404</text:p>
          </table:table-cell>
          <table:table-cell office:value-type="float" office:value="-0.0697458563666518" calcext:value-type="float">
            <text:p>-0.0697458563666518</text:p>
          </table:table-cell>
          <table:table-cell office:value-type="float" office:value="20.1274490327597" calcext:value-type="float">
            <text:p>20.1274490327597</text:p>
          </table:table-cell>
          <table:table-cell table:number-columns-repeated="5"/>
        </table:table-row>
        <table:table-row table:style-name="ro1">
          <table:table-cell office:value-type="float" office:value="0.933139618528064" calcext:value-type="float">
            <text:p>0.933139618528064</text:p>
          </table:table-cell>
          <table:table-cell office:value-type="float" office:value="0.976575572446181" calcext:value-type="float">
            <text:p>0.976575572446181</text:p>
          </table:table-cell>
          <table:table-cell office:value-type="float" office:value="20.1296767758769" calcext:value-type="float">
            <text:p>20.1296767758769</text:p>
          </table:table-cell>
          <table:table-cell table:number-columns-repeated="5"/>
        </table:table-row>
        <table:table-row table:style-name="ro1">
          <table:table-cell office:value-type="float" office:value="0.959051232602038" calcext:value-type="float">
            <text:p>0.959051232602038</text:p>
          </table:table-cell>
          <table:table-cell office:value-type="float" office:value="1.93957066209692" calcext:value-type="float">
            <text:p>1.93957066209692</text:p>
          </table:table-cell>
          <table:table-cell office:value-type="float" office:value="20.1379145403246" calcext:value-type="float">
            <text:p>20.1379145403246</text:p>
          </table:table-cell>
          <table:table-cell table:number-columns-repeated="5"/>
        </table:table-row>
        <table:table-row table:style-name="ro1">
          <table:table-cell office:value-type="float" office:value="0.938784098247589" calcext:value-type="float">
            <text:p>0.938784098247589</text:p>
          </table:table-cell>
          <table:table-cell office:value-type="float" office:value="0.066914207010967" calcext:value-type="float">
            <text:p>0.066914207010967</text:p>
          </table:table-cell>
          <table:table-cell office:value-type="float" office:value="20.20918120408" calcext:value-type="float">
            <text:p>20.20918120408</text:p>
          </table:table-cell>
          <table:table-cell table:number-columns-repeated="5"/>
        </table:table-row>
        <table:table-row table:style-name="ro1">
          <table:table-cell office:value-type="float" office:value="0.00125278109965232" calcext:value-type="float">
            <text:p>0.00125278109965232</text:p>
          </table:table-cell>
          <table:table-cell office:value-type="float" office:value="-0.0970923996796755" calcext:value-type="float">
            <text:p>-0.0970923996796755</text:p>
          </table:table-cell>
          <table:table-cell office:value-type="float" office:value="20.2344701959445" calcext:value-type="float">
            <text:p>20.2344701959445</text:p>
          </table:table-cell>
          <table:table-cell table:number-columns-repeated="5"/>
        </table:table-row>
        <table:table-row table:style-name="ro1">
          <table:table-cell office:value-type="float" office:value="-0.00885411408818404" calcext:value-type="float">
            <text:p>-0.00885411408818404</text:p>
          </table:table-cell>
          <table:table-cell office:value-type="float" office:value="-0.0970923996796755" calcext:value-type="float">
            <text:p>-0.0970923996796755</text:p>
          </table:table-cell>
          <table:table-cell office:value-type="float" office:value="20.2363523149103" calcext:value-type="float">
            <text:p>20.2363523149103</text:p>
          </table:table-cell>
          <table:table-cell table:number-columns-repeated="5"/>
        </table:table-row>
        <table:table-row table:style-name="ro1">
          <table:table-cell office:value-type="float" office:value="0.0895291362953166" calcext:value-type="float">
            <text:p>0.0895291362953166</text:p>
          </table:table-cell>
          <table:table-cell office:value-type="float" office:value="1.93957066209692" calcext:value-type="float">
            <text:p>1.93957066209692</text:p>
          </table:table-cell>
          <table:table-cell office:value-type="float" office:value="20.2896094394515" calcext:value-type="float">
            <text:p>20.2896094394515</text:p>
          </table:table-cell>
          <table:table-cell table:number-columns-repeated="5"/>
        </table:table-row>
        <table:table-row table:style-name="ro1">
          <table:table-cell office:value-type="float" office:value="0.0843384138506424" calcext:value-type="float">
            <text:p>0.0843384138506424</text:p>
          </table:table-cell>
          <table:table-cell office:value-type="float" office:value="0.0754319161332109" calcext:value-type="float">
            <text:p>0.0754319161332109</text:p>
          </table:table-cell>
          <table:table-cell office:value-type="float" office:value="20.3162597824716" calcext:value-type="float">
            <text:p>20.3162597824716</text:p>
          </table:table-cell>
          <table:table-cell table:number-columns-repeated="5"/>
        </table:table-row>
        <table:table-row table:style-name="ro1">
          <table:table-cell office:value-type="float" office:value="0.115862836776888" calcext:value-type="float">
            <text:p>0.115862836776888</text:p>
          </table:table-cell>
          <table:table-cell office:value-type="float" office:value="0.0416237775757122" calcext:value-type="float">
            <text:p>0.0416237775757122</text:p>
          </table:table-cell>
          <table:table-cell office:value-type="float" office:value="20.3639541616917" calcext:value-type="float">
            <text:p>20.3639541616917</text:p>
          </table:table-cell>
          <table:table-cell table:number-columns-repeated="5"/>
        </table:table-row>
        <table:table-row table:style-name="ro1">
          <table:table-cell office:value-type="float" office:value="0.104412368789197" calcext:value-type="float">
            <text:p>0.104412368789197</text:p>
          </table:table-cell>
          <table:table-cell office:value-type="float" office:value="-0.0697458563666518" calcext:value-type="float">
            <text:p>-0.0697458563666518</text:p>
          </table:table-cell>
          <table:table-cell office:value-type="float" office:value="20.3810688251158" calcext:value-type="float">
            <text:p>20.3810688251158</text:p>
          </table:table-cell>
          <table:table-cell table:number-columns-repeated="5"/>
        </table:table-row>
        <table:table-row table:style-name="ro1">
          <table:table-cell office:value-type="float" office:value="0.0895291362953166" calcext:value-type="float">
            <text:p>0.0895291362953166</text:p>
          </table:table-cell>
          <table:table-cell office:value-type="float" office:value="-0.0935640067771487" calcext:value-type="float">
            <text:p>-0.0935640067771487</text:p>
          </table:table-cell>
          <table:table-cell office:value-type="float" office:value="20.4041979129027" calcext:value-type="float">
            <text:p>20.4041979129027</text:p>
          </table:table-cell>
          <table:table-cell table:number-columns-repeated="5"/>
        </table:table-row>
        <table:table-row table:style-name="ro1">
          <table:table-cell office:value-type="float" office:value="-0.0592966191303198" calcext:value-type="float">
            <text:p>-0.0592966191303198</text:p>
          </table:table-cell>
          <table:table-cell office:value-type="float" office:value="0.876704202011868" calcext:value-type="float">
            <text:p>0.876704202011868</text:p>
          </table:table-cell>
          <table:table-cell office:value-type="float" office:value="20.440923842164" calcext:value-type="float">
            <text:p>20.440923842164</text:p>
          </table:table-cell>
          <table:table-cell table:number-columns-repeated="5"/>
        </table:table-row>
        <table:table-row table:style-name="ro1">
          <table:table-cell office:value-type="float" office:value="-0.0280453749781319" calcext:value-type="float">
            <text:p>-0.0280453749781319</text:p>
          </table:table-cell>
          <table:table-cell office:value-type="float" office:value="-0.140166368885859" calcext:value-type="float">
            <text:p>-0.140166368885859</text:p>
          </table:table-cell>
          <table:table-cell office:value-type="float" office:value="20.4691004918259" calcext:value-type="float">
            <text:p>20.4691004918259</text:p>
          </table:table-cell>
          <table:table-cell table:number-columns-repeated="5"/>
        </table:table-row>
        <table:table-row table:style-name="ro1">
          <table:table-cell office:value-type="float" office:value="0.00125278109965232" calcext:value-type="float">
            <text:p>0.00125278109965232</text:p>
          </table:table-cell>
          <table:table-cell office:value-type="float" office:value="-0.148873743363799" calcext:value-type="float">
            <text:p>-0.148873743363799</text:p>
          </table:table-cell>
          <table:table-cell office:value-type="float" office:value="20.5000015423535" calcext:value-type="float">
            <text:p>20.5000015423535</text:p>
          </table:table-cell>
          <table:table-cell table:number-columns-repeated="5"/>
        </table:table-row>
        <table:table-row table:style-name="ro1">
          <table:table-cell office:value-type="float" office:value="-0.14692790555387" calcext:value-type="float">
            <text:p>-0.14692790555387</text:p>
          </table:table-cell>
          <table:table-cell office:value-type="float" office:value="0.976575572446181" calcext:value-type="float">
            <text:p>0.976575572446181</text:p>
          </table:table-cell>
          <table:table-cell office:value-type="float" office:value="20.5010938585184" calcext:value-type="float">
            <text:p>20.5010938585184</text:p>
          </table:table-cell>
          <table:table-cell table:number-columns-repeated="5"/>
        </table:table-row>
        <table:table-row table:style-name="ro1">
          <table:table-cell office:value-type="float" office:value="0.115862836776888" calcext:value-type="float">
            <text:p>0.115862836776888</text:p>
          </table:table-cell>
          <table:table-cell office:value-type="float" office:value="-0.0935640067771487" calcext:value-type="float">
            <text:p>-0.0935640067771487</text:p>
          </table:table-cell>
          <table:table-cell office:value-type="float" office:value="20.5163907413721" calcext:value-type="float">
            <text:p>20.5163907413721</text:p>
          </table:table-cell>
          <table:table-cell table:number-columns-repeated="5"/>
        </table:table-row>
        <table:table-row table:style-name="ro1">
          <table:table-cell office:value-type="float" office:value="0.149968957930004" calcext:value-type="float">
            <text:p>0.149968957930004</text:p>
          </table:table-cell>
          <table:table-cell office:value-type="float" office:value="0.966869608739199" calcext:value-type="float">
            <text:p>0.966869608739199</text:p>
          </table:table-cell>
          <table:table-cell office:value-type="float" office:value="20.5298669623608" calcext:value-type="float">
            <text:p>20.5298669623608</text:p>
          </table:table-cell>
          <table:table-cell table:number-columns-repeated="5"/>
        </table:table-row>
        <table:table-row table:style-name="ro1">
          <table:table-cell office:value-type="float" office:value="0.096323377714312" calcext:value-type="float">
            <text:p>0.096323377714312</text:p>
          </table:table-cell>
          <table:table-cell office:value-type="float" office:value="0.882585257292781" calcext:value-type="float">
            <text:p>0.882585257292781</text:p>
          </table:table-cell>
          <table:table-cell office:value-type="float" office:value="20.5342231928029" calcext:value-type="float">
            <text:p>20.5342231928029</text:p>
          </table:table-cell>
          <table:table-cell table:number-columns-repeated="5"/>
        </table:table-row>
        <table:table-row table:style-name="ro1">
          <table:table-cell office:value-type="float" office:value="-0.043329410972048" calcext:value-type="float">
            <text:p>-0.043329410972048</text:p>
          </table:table-cell>
          <table:table-cell office:value-type="float" office:value="2.85172186453417" calcext:value-type="float">
            <text:p>2.85172186453417</text:p>
          </table:table-cell>
          <table:table-cell office:value-type="float" office:value="20.5371667879554" calcext:value-type="float">
            <text:p>20.5371667879554</text:p>
          </table:table-cell>
          <table:table-cell table:number-columns-repeated="5"/>
        </table:table-row>
        <table:table-row table:style-name="ro1">
          <table:table-cell office:value-type="float" office:value="0.149968957930004" calcext:value-type="float">
            <text:p>0.149968957930004</text:p>
          </table:table-cell>
          <table:table-cell office:value-type="float" office:value="0.0534182833720953" calcext:value-type="float">
            <text:p>0.0534182833720953</text:p>
          </table:table-cell>
          <table:table-cell office:value-type="float" office:value="20.5669827814551" calcext:value-type="float">
            <text:p>20.5669827814551</text:p>
          </table:table-cell>
          <table:table-cell table:number-columns-repeated="5"/>
        </table:table-row>
        <table:table-row table:style-name="ro1">
          <table:table-cell office:value-type="float" office:value="0.149968957930004" calcext:value-type="float">
            <text:p>0.149968957930004</text:p>
          </table:table-cell>
          <table:table-cell office:value-type="float" office:value="0.0641485600632703" calcext:value-type="float">
            <text:p>0.0641485600632703</text:p>
          </table:table-cell>
          <table:table-cell office:value-type="float" office:value="20.5929996565127" calcext:value-type="float">
            <text:p>20.5929996565127</text:p>
          </table:table-cell>
          <table:table-cell table:number-columns-repeated="5"/>
        </table:table-row>
        <table:table-row table:style-name="ro1">
          <table:table-cell office:value-type="float" office:value="0.0885816808507556" calcext:value-type="float">
            <text:p>0.0885816808507556</text:p>
          </table:table-cell>
          <table:table-cell office:value-type="float" office:value="-0.137184163206521" calcext:value-type="float">
            <text:p>-0.137184163206521</text:p>
          </table:table-cell>
          <table:table-cell office:value-type="float" office:value="20.6012551858431" calcext:value-type="float">
            <text:p>20.6012551858431</text:p>
          </table:table-cell>
          <table:table-cell table:number-columns-repeated="5"/>
        </table:table-row>
        <table:table-row table:style-name="ro1">
          <table:table-cell office:value-type="float" office:value="1.00763585553701" calcext:value-type="float">
            <text:p>1.00763585553701</text:p>
          </table:table-cell>
          <table:table-cell office:value-type="float" office:value="-0.169652090954422" calcext:value-type="float">
            <text:p>-0.169652090954422</text:p>
          </table:table-cell>
          <table:table-cell office:value-type="float" office:value="20.6197064899712" calcext:value-type="float">
            <text:p>20.6197064899712</text:p>
          </table:table-cell>
          <table:table-cell table:number-columns-repeated="5"/>
        </table:table-row>
        <table:table-row table:style-name="ro1">
          <table:table-cell office:value-type="float" office:value="1.09419949989723" calcext:value-type="float">
            <text:p>1.09419949989723</text:p>
          </table:table-cell>
          <table:table-cell office:value-type="float" office:value="-0.139128421377149" calcext:value-type="float">
            <text:p>-0.139128421377149</text:p>
          </table:table-cell>
          <table:table-cell office:value-type="float" office:value="20.6312026101727" calcext:value-type="float">
            <text:p>20.6312026101727</text:p>
          </table:table-cell>
          <table:table-cell table:number-columns-repeated="5"/>
        </table:table-row>
        <table:table-row table:style-name="ro1">
          <table:table-cell office:value-type="float" office:value="0.918112067977727" calcext:value-type="float">
            <text:p>0.918112067977727</text:p>
          </table:table-cell>
          <table:table-cell office:value-type="float" office:value="0.150351192821352" calcext:value-type="float">
            <text:p>0.150351192821352</text:p>
          </table:table-cell>
          <table:table-cell office:value-type="float" office:value="20.6467992674362" calcext:value-type="float">
            <text:p>20.6467992674362</text:p>
          </table:table-cell>
          <table:table-cell table:number-columns-repeated="5"/>
        </table:table-row>
        <table:table-row table:style-name="ro1">
          <table:table-cell office:value-type="float" office:value="-0.840826150319726" calcext:value-type="float">
            <text:p>-0.840826150319726</text:p>
          </table:table-cell>
          <table:table-cell office:value-type="float" office:value="-0.0697458563666518" calcext:value-type="float">
            <text:p>-0.0697458563666518</text:p>
          </table:table-cell>
          <table:table-cell office:value-type="float" office:value="20.6579767492553" calcext:value-type="float">
            <text:p>20.6579767492553</text:p>
          </table:table-cell>
          <table:table-cell table:number-columns-repeated="5"/>
        </table:table-row>
        <table:table-row table:style-name="ro1">
          <table:table-cell office:value-type="float" office:value="0.166519021696287" calcext:value-type="float">
            <text:p>0.166519021696287</text:p>
          </table:table-cell>
          <table:table-cell office:value-type="float" office:value="0.0534182833720953" calcext:value-type="float">
            <text:p>0.0534182833720953</text:p>
          </table:table-cell>
          <table:table-cell office:value-type="float" office:value="20.6587021130322" calcext:value-type="float">
            <text:p>20.6587021130322</text:p>
          </table:table-cell>
          <table:table-cell table:number-columns-repeated="5"/>
        </table:table-row>
        <table:table-row table:style-name="ro1">
          <table:table-cell office:value-type="float" office:value="1.09419949989723" calcext:value-type="float">
            <text:p>1.09419949989723</text:p>
          </table:table-cell>
          <table:table-cell office:value-type="float" office:value="0.150351192821352" calcext:value-type="float">
            <text:p>0.150351192821352</text:p>
          </table:table-cell>
          <table:table-cell office:value-type="float" office:value="20.6884601986225" calcext:value-type="float">
            <text:p>20.6884601986225</text:p>
          </table:table-cell>
          <table:table-cell table:number-columns-repeated="5"/>
        </table:table-row>
        <table:table-row table:style-name="ro1">
          <table:table-cell office:value-type="float" office:value="0.181812030553499" calcext:value-type="float">
            <text:p>0.181812030553499</text:p>
          </table:table-cell>
          <table:table-cell office:value-type="float" office:value="0.00462039980094009" calcext:value-type="float">
            <text:p>0.00462039980094009</text:p>
          </table:table-cell>
          <table:table-cell office:value-type="float" office:value="20.6893399757608" calcext:value-type="float">
            <text:p>20.6893399757608</text:p>
          </table:table-cell>
          <table:table-cell table:number-columns-repeated="5"/>
        </table:table-row>
        <table:table-row table:style-name="ro1">
          <table:table-cell office:value-type="float" office:value="-0.0244573122281019" calcext:value-type="float">
            <text:p>-0.0244573122281019</text:p>
          </table:table-cell>
          <table:table-cell office:value-type="float" office:value="0.192270510836474" calcext:value-type="float">
            <text:p>0.192270510836474</text:p>
          </table:table-cell>
          <table:table-cell office:value-type="float" office:value="20.761072470671" calcext:value-type="float">
            <text:p>20.761072470671</text:p>
          </table:table-cell>
          <table:table-cell table:number-columns-repeated="5"/>
        </table:table-row>
        <table:table-row table:style-name="ro1">
          <table:table-cell office:value-type="float" office:value="0.125206418462057" calcext:value-type="float">
            <text:p>0.125206418462057</text:p>
          </table:table-cell>
          <table:table-cell office:value-type="float" office:value="0.140765166109296" calcext:value-type="float">
            <text:p>0.140765166109296</text:p>
          </table:table-cell>
          <table:table-cell office:value-type="float" office:value="20.7641408985981" calcext:value-type="float">
            <text:p>20.7641408985981</text:p>
          </table:table-cell>
          <table:table-cell table:number-columns-repeated="5"/>
        </table:table-row>
        <table:table-row table:style-name="ro1">
          <table:table-cell office:value-type="float" office:value="0.115862836776888" calcext:value-type="float">
            <text:p>0.115862836776888</text:p>
          </table:table-cell>
          <table:table-cell office:value-type="float" office:value="0.150351192821352" calcext:value-type="float">
            <text:p>0.150351192821352</text:p>
          </table:table-cell>
          <table:table-cell office:value-type="float" office:value="20.771346042094" calcext:value-type="float">
            <text:p>20.771346042094</text:p>
          </table:table-cell>
          <table:table-cell table:number-columns-repeated="5"/>
        </table:table-row>
        <table:table-row table:style-name="ro1">
          <table:table-cell office:value-type="float" office:value="-0.115435161099387" calcext:value-type="float">
            <text:p>-0.115435161099387</text:p>
          </table:table-cell>
          <table:table-cell office:value-type="float" office:value="0.153901038116083" calcext:value-type="float">
            <text:p>0.153901038116083</text:p>
          </table:table-cell>
          <table:table-cell office:value-type="float" office:value="20.7872769891146" calcext:value-type="float">
            <text:p>20.7872769891146</text:p>
          </table:table-cell>
          <table:table-cell table:number-columns-repeated="5"/>
        </table:table-row>
        <table:table-row table:style-name="ro1">
          <table:table-cell office:value-type="float" office:value="1.8050040391166" calcext:value-type="float">
            <text:p>1.8050040391166</text:p>
          </table:table-cell>
          <table:table-cell office:value-type="float" office:value="0.961600767363367" calcext:value-type="float">
            <text:p>0.961600767363367</text:p>
          </table:table-cell>
          <table:table-cell office:value-type="float" office:value="20.7933344833168" calcext:value-type="float">
            <text:p>20.7933344833168</text:p>
          </table:table-cell>
          <table:table-cell table:number-columns-repeated="5"/>
        </table:table-row>
        <table:table-row table:style-name="ro1">
          <table:table-cell office:value-type="float" office:value="-0.186382878542866" calcext:value-type="float">
            <text:p>-0.186382878542866</text:p>
          </table:table-cell>
          <table:table-cell office:value-type="float" office:value="0.0754319161332109" calcext:value-type="float">
            <text:p>0.0754319161332109</text:p>
          </table:table-cell>
          <table:table-cell office:value-type="float" office:value="20.8228153531166" calcext:value-type="float">
            <text:p>20.8228153531166</text:p>
          </table:table-cell>
          <table:table-cell table:number-columns-repeated="5"/>
        </table:table-row>
        <table:table-row table:style-name="ro1">
          <table:table-cell office:value-type="float" office:value="-0.0613513157948462" calcext:value-type="float">
            <text:p>-0.0613513157948462</text:p>
          </table:table-cell>
          <table:table-cell office:value-type="float" office:value="-0.804985629962197" calcext:value-type="float">
            <text:p>-0.804985629962197</text:p>
          </table:table-cell>
          <table:table-cell office:value-type="float" office:value="20.8357168534957" calcext:value-type="float">
            <text:p>20.8357168534957</text:p>
          </table:table-cell>
          <table:table-cell table:number-columns-repeated="5"/>
        </table:table-row>
        <table:table-row table:style-name="ro1">
          <table:table-cell office:value-type="float" office:value="0.166519021696287" calcext:value-type="float">
            <text:p>0.166519021696287</text:p>
          </table:table-cell>
          <table:table-cell office:value-type="float" office:value="0.120966426270137" calcext:value-type="float">
            <text:p>0.120966426270137</text:p>
          </table:table-cell>
          <table:table-cell office:value-type="float" office:value="20.8726884664803" calcext:value-type="float">
            <text:p>20.8726884664803</text:p>
          </table:table-cell>
          <table:table-cell table:number-columns-repeated="5"/>
        </table:table-row>
        <table:table-row table:style-name="ro1">
          <table:table-cell office:value-type="float" office:value="0.835324324997574" calcext:value-type="float">
            <text:p>0.835324324997574</text:p>
          </table:table-cell>
          <table:table-cell office:value-type="float" office:value="0.876704202011868" calcext:value-type="float">
            <text:p>0.876704202011868</text:p>
          </table:table-cell>
          <table:table-cell office:value-type="float" office:value="20.8728449849466" calcext:value-type="float">
            <text:p>20.8728449849466</text:p>
          </table:table-cell>
          <table:table-cell table:number-columns-repeated="5"/>
        </table:table-row>
        <table:table-row table:style-name="ro1">
          <table:table-cell office:value-type="float" office:value="-0.0105865030127486" calcext:value-type="float">
            <text:p>-0.0105865030127486</text:p>
          </table:table-cell>
          <table:table-cell office:value-type="float" office:value="0.785458150168882" calcext:value-type="float">
            <text:p>0.785458150168882</text:p>
          </table:table-cell>
          <table:table-cell office:value-type="float" office:value="20.8790093416825" calcext:value-type="float">
            <text:p>20.8790093416825</text:p>
          </table:table-cell>
          <table:table-cell table:number-columns-repeated="5"/>
        </table:table-row>
        <table:table-row table:style-name="ro1">
          <table:table-cell office:value-type="float" office:value="0.149968957930004" calcext:value-type="float">
            <text:p>0.149968957930004</text:p>
          </table:table-cell>
          <table:table-cell office:value-type="float" office:value="-0.148873743363799" calcext:value-type="float">
            <text:p>-0.148873743363799</text:p>
          </table:table-cell>
          <table:table-cell office:value-type="float" office:value="20.9129954153768" calcext:value-type="float">
            <text:p>20.9129954153768</text:p>
          </table:table-cell>
          <table:table-cell table:number-columns-repeated="5"/>
        </table:table-row>
        <table:table-row table:style-name="ro1">
          <table:table-cell office:value-type="float" office:value="0.149968957930004" calcext:value-type="float">
            <text:p>0.149968957930004</text:p>
          </table:table-cell>
          <table:table-cell office:value-type="float" office:value="0.150351192821352" calcext:value-type="float">
            <text:p>0.150351192821352</text:p>
          </table:table-cell>
          <table:table-cell office:value-type="float" office:value="20.9197497212926" calcext:value-type="float">
            <text:p>20.9197497212926</text:p>
          </table:table-cell>
          <table:table-cell table:number-columns-repeated="5"/>
        </table:table-row>
        <table:table-row table:style-name="ro1">
          <table:table-cell office:value-type="float" office:value="-0.186382878542866" calcext:value-type="float">
            <text:p>-0.186382878542866</text:p>
          </table:table-cell>
          <table:table-cell office:value-type="float" office:value="1.11057961012797" calcext:value-type="float">
            <text:p>1.11057961012797</text:p>
          </table:table-cell>
          <table:table-cell office:value-type="float" office:value="20.9346123388177" calcext:value-type="float">
            <text:p>20.9346123388177</text:p>
          </table:table-cell>
          <table:table-cell table:number-columns-repeated="5"/>
        </table:table-row>
        <table:table-row table:style-name="ro1">
          <table:table-cell office:value-type="float" office:value="0.166519021696287" calcext:value-type="float">
            <text:p>0.166519021696287</text:p>
          </table:table-cell>
          <table:table-cell office:value-type="float" office:value="-0.137184163206521" calcext:value-type="float">
            <text:p>-0.137184163206521</text:p>
          </table:table-cell>
          <table:table-cell office:value-type="float" office:value="20.9395876771648" calcext:value-type="float">
            <text:p>20.9395876771648</text:p>
          </table:table-cell>
          <table:table-cell table:number-columns-repeated="5"/>
        </table:table-row>
        <table:table-row table:style-name="ro1">
          <table:table-cell office:value-type="float" office:value="-0.0353157162750598" calcext:value-type="float">
            <text:p>-0.0353157162750598</text:p>
          </table:table-cell>
          <table:table-cell office:value-type="float" office:value="0.222488365160915" calcext:value-type="float">
            <text:p>0.222488365160915</text:p>
          </table:table-cell>
          <table:table-cell office:value-type="float" office:value="20.943386213382" calcext:value-type="float">
            <text:p>20.943386213382</text:p>
          </table:table-cell>
          <table:table-cell table:number-columns-repeated="5"/>
        </table:table-row>
        <table:table-row table:style-name="ro1">
          <table:table-cell office:value-type="float" office:value="1.22139446980301" calcext:value-type="float">
            <text:p>1.22139446980301</text:p>
          </table:table-cell>
          <table:table-cell office:value-type="float" office:value="-0.0607046358455017" calcext:value-type="float">
            <text:p>-0.0607046358455017</text:p>
          </table:table-cell>
          <table:table-cell office:value-type="float" office:value="20.9790341745131" calcext:value-type="float">
            <text:p>20.979034174513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2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0.00125278109965232" calcext:value-type="float">
            <text:p>0.00125278109965232</text:p>
          </table:table-cell>
          <table:table-cell office:value-type="float" office:value="0.0403269664339618" calcext:value-type="float">
            <text:p>0.0403269664339618</text:p>
          </table:table-cell>
          <table:table-cell office:value-type="float" office:value="20.0430939420431" calcext:value-type="float">
            <text:p>20.0430939420431</text:p>
          </table:table-cell>
          <table:table-cell table:number-columns-repeated="5"/>
        </table:table-row>
        <table:table-row table:style-name="ro1">
          <table:table-cell office:value-type="float" office:value="0.00125278109965232" calcext:value-type="float">
            <text:p>0.00125278109965232</text:p>
          </table:table-cell>
          <table:table-cell office:value-type="float" office:value="1.04661530659087" calcext:value-type="float">
            <text:p>1.04661530659087</text:p>
          </table:table-cell>
          <table:table-cell office:value-type="float" office:value="20.0573114240512" calcext:value-type="float">
            <text:p>20.0573114240512</text:p>
          </table:table-cell>
          <table:table-cell table:number-columns-repeated="5"/>
        </table:table-row>
        <table:table-row table:style-name="ro1">
          <table:table-cell office:value-type="float" office:value="-0.0244573122281019" calcext:value-type="float">
            <text:p>-0.0244573122281019</text:p>
          </table:table-cell>
          <table:table-cell office:value-type="float" office:value="0.0399487362767047" calcext:value-type="float">
            <text:p>0.0399487362767047</text:p>
          </table:table-cell>
          <table:table-cell office:value-type="float" office:value="20.0579799314041" calcext:value-type="float">
            <text:p>20.0579799314041</text:p>
          </table:table-cell>
          <table:table-cell table:number-columns-repeated="5"/>
        </table:table-row>
        <table:table-row table:style-name="ro1">
          <table:table-cell office:value-type="float" office:value="-0.00885411408818404" calcext:value-type="float">
            <text:p>-0.00885411408818404</text:p>
          </table:table-cell>
          <table:table-cell office:value-type="float" office:value="0.0536231126975578" calcext:value-type="float">
            <text:p>0.0536231126975578</text:p>
          </table:table-cell>
          <table:table-cell office:value-type="float" office:value="20.0773957905242" calcext:value-type="float">
            <text:p>20.0773957905242</text:p>
          </table:table-cell>
          <table:table-cell table:number-columns-repeated="5"/>
        </table:table-row>
        <table:table-row table:style-name="ro1">
          <table:table-cell office:value-type="float" office:value="-0.0534928866322242" calcext:value-type="float">
            <text:p>-0.0534928866322242</text:p>
          </table:table-cell>
          <table:table-cell office:value-type="float" office:value="0.976575572446181" calcext:value-type="float">
            <text:p>0.976575572446181</text:p>
          </table:table-cell>
          <table:table-cell office:value-type="float" office:value="20.0892454520072" calcext:value-type="float">
            <text:p>20.0892454520072</text:p>
          </table:table-cell>
          <table:table-cell table:number-columns-repeated="5"/>
        </table:table-row>
        <table:table-row table:style-name="ro1">
          <table:table-cell office:value-type="float" office:value="-0.0280453749781319" calcext:value-type="float">
            <text:p>-0.0280453749781319</text:p>
          </table:table-cell>
          <table:table-cell office:value-type="float" office:value="-0.0528231065311211" calcext:value-type="float">
            <text:p>-0.0528231065311211</text:p>
          </table:table-cell>
          <table:table-cell office:value-type="float" office:value="20.0935726413666" calcext:value-type="float">
            <text:p>20.0935726413666</text:p>
          </table:table-cell>
          <table:table-cell table:number-columns-repeated="5"/>
        </table:table-row>
        <table:table-row table:style-name="ro1">
          <table:table-cell office:value-type="float" office:value="-0.0280453749781319" calcext:value-type="float">
            <text:p>-0.0280453749781319</text:p>
          </table:table-cell>
          <table:table-cell office:value-type="float" office:value="0.0536231126975578" calcext:value-type="float">
            <text:p>0.0536231126975578</text:p>
          </table:table-cell>
          <table:table-cell office:value-type="float" office:value="20.0957368543246" calcext:value-type="float">
            <text:p>20.0957368543246</text:p>
          </table:table-cell>
          <table:table-cell table:number-columns-repeated="5"/>
        </table:table-row>
        <table:table-row table:style-name="ro1">
          <table:table-cell office:value-type="float" office:value="0.00125278109965232" calcext:value-type="float">
            <text:p>0.00125278109965232</text:p>
          </table:table-cell>
          <table:table-cell office:value-type="float" office:value="1.93387426382012" calcext:value-type="float">
            <text:p>1.93387426382012</text:p>
          </table:table-cell>
          <table:table-cell office:value-type="float" office:value="20.1132476359989" calcext:value-type="float">
            <text:p>20.1132476359989</text:p>
          </table:table-cell>
          <table:table-cell table:number-columns-repeated="5"/>
        </table:table-row>
        <table:table-row table:style-name="ro1">
          <table:table-cell office:value-type="float" office:value="-0.00885411408818404" calcext:value-type="float">
            <text:p>-0.00885411408818404</text:p>
          </table:table-cell>
          <table:table-cell office:value-type="float" office:value="-0.0697458563666518" calcext:value-type="float">
            <text:p>-0.0697458563666518</text:p>
          </table:table-cell>
          <table:table-cell office:value-type="float" office:value="20.1274490327597" calcext:value-type="float">
            <text:p>20.1274490327597</text:p>
          </table:table-cell>
          <table:table-cell table:number-columns-repeated="5"/>
        </table:table-row>
        <table:table-row table:style-name="ro1">
          <table:table-cell office:value-type="float" office:value="0.933139618528064" calcext:value-type="float">
            <text:p>0.933139618528064</text:p>
          </table:table-cell>
          <table:table-cell office:value-type="float" office:value="0.976575572446181" calcext:value-type="float">
            <text:p>0.976575572446181</text:p>
          </table:table-cell>
          <table:table-cell office:value-type="float" office:value="20.1296767758769" calcext:value-type="float">
            <text:p>20.1296767758769</text:p>
          </table:table-cell>
          <table:table-cell table:number-columns-repeated="5"/>
        </table:table-row>
        <table:table-row table:style-name="ro1">
          <table:table-cell office:value-type="float" office:value="0.959051232602038" calcext:value-type="float">
            <text:p>0.959051232602038</text:p>
          </table:table-cell>
          <table:table-cell office:value-type="float" office:value="1.93957066209692" calcext:value-type="float">
            <text:p>1.93957066209692</text:p>
          </table:table-cell>
          <table:table-cell office:value-type="float" office:value="20.1379145403246" calcext:value-type="float">
            <text:p>20.1379145403246</text:p>
          </table:table-cell>
          <table:table-cell table:number-columns-repeated="5"/>
        </table:table-row>
        <table:table-row table:style-name="ro1">
          <table:table-cell office:value-type="float" office:value="0.938784098247589" calcext:value-type="float">
            <text:p>0.938784098247589</text:p>
          </table:table-cell>
          <table:table-cell office:value-type="float" office:value="0.066914207010967" calcext:value-type="float">
            <text:p>0.066914207010967</text:p>
          </table:table-cell>
          <table:table-cell office:value-type="float" office:value="20.20918120408" calcext:value-type="float">
            <text:p>20.20918120408</text:p>
          </table:table-cell>
          <table:table-cell table:number-columns-repeated="5"/>
        </table:table-row>
        <table:table-row table:style-name="ro1">
          <table:table-cell office:value-type="float" office:value="0.933139618528064" calcext:value-type="float">
            <text:p>0.933139618528064</text:p>
          </table:table-cell>
          <table:table-cell office:value-type="float" office:value="0.0641485600632703" calcext:value-type="float">
            <text:p>0.0641485600632703</text:p>
          </table:table-cell>
          <table:table-cell office:value-type="float" office:value="20.2178638111527" calcext:value-type="float">
            <text:p>20.2178638111527</text:p>
          </table:table-cell>
          <table:table-cell table:number-columns-repeated="5"/>
        </table:table-row>
        <table:table-row table:style-name="ro1">
          <table:table-cell office:value-type="float" office:value="0.00125278109965232" calcext:value-type="float">
            <text:p>0.00125278109965232</text:p>
          </table:table-cell>
          <table:table-cell office:value-type="float" office:value="-0.0970923996796755" calcext:value-type="float">
            <text:p>-0.0970923996796755</text:p>
          </table:table-cell>
          <table:table-cell office:value-type="float" office:value="20.2344701959445" calcext:value-type="float">
            <text:p>20.2344701959445</text:p>
          </table:table-cell>
          <table:table-cell table:number-columns-repeated="5"/>
        </table:table-row>
        <table:table-row table:style-name="ro1">
          <table:table-cell office:value-type="float" office:value="-0.00885411408818404" calcext:value-type="float">
            <text:p>-0.00885411408818404</text:p>
          </table:table-cell>
          <table:table-cell office:value-type="float" office:value="-0.0970923996796755" calcext:value-type="float">
            <text:p>-0.0970923996796755</text:p>
          </table:table-cell>
          <table:table-cell office:value-type="float" office:value="20.2363523149103" calcext:value-type="float">
            <text:p>20.2363523149103</text:p>
          </table:table-cell>
          <table:table-cell table:number-columns-repeated="5"/>
        </table:table-row>
        <table:table-row table:style-name="ro1">
          <table:table-cell office:value-type="float" office:value="-0.0183440993562527" calcext:value-type="float">
            <text:p>-0.0183440993562527</text:p>
          </table:table-cell>
          <table:table-cell office:value-type="float" office:value="-0.0970923996796755" calcext:value-type="float">
            <text:p>-0.0970923996796755</text:p>
          </table:table-cell>
          <table:table-cell office:value-type="float" office:value="20.2426582555037" calcext:value-type="float">
            <text:p>20.2426582555037</text:p>
          </table:table-cell>
          <table:table-cell table:number-columns-repeated="5"/>
        </table:table-row>
        <table:table-row table:style-name="ro1">
          <table:table-cell office:value-type="float" office:value="0.0329531844769503" calcext:value-type="float">
            <text:p>0.0329531844769503</text:p>
          </table:table-cell>
          <table:table-cell office:value-type="float" office:value="-0.0970923996796755" calcext:value-type="float">
            <text:p>-0.0970923996796755</text:p>
          </table:table-cell>
          <table:table-cell office:value-type="float" office:value="20.2608163462375" calcext:value-type="float">
            <text:p>20.2608163462375</text:p>
          </table:table-cell>
          <table:table-cell table:number-columns-repeated="5"/>
        </table:table-row>
        <table:table-row table:style-name="ro1">
          <table:table-cell office:value-type="float" office:value="0.0843384138506424" calcext:value-type="float">
            <text:p>0.0843384138506424</text:p>
          </table:table-cell>
          <table:table-cell office:value-type="float" office:value="0.0641485600632703" calcext:value-type="float">
            <text:p>0.0641485600632703</text:p>
          </table:table-cell>
          <table:table-cell office:value-type="float" office:value="20.279842136001" calcext:value-type="float">
            <text:p>20.279842136001</text:p>
          </table:table-cell>
          <table:table-cell table:number-columns-repeated="5"/>
        </table:table-row>
        <table:table-row table:style-name="ro1">
          <table:table-cell office:value-type="float" office:value="0.0895291362953166" calcext:value-type="float">
            <text:p>0.0895291362953166</text:p>
          </table:table-cell>
          <table:table-cell office:value-type="float" office:value="1.93957066209692" calcext:value-type="float">
            <text:p>1.93957066209692</text:p>
          </table:table-cell>
          <table:table-cell office:value-type="float" office:value="20.2896094394515" calcext:value-type="float">
            <text:p>20.2896094394515</text:p>
          </table:table-cell>
          <table:table-cell table:number-columns-repeated="5"/>
        </table:table-row>
        <table:table-row table:style-name="ro1">
          <table:table-cell office:value-type="float" office:value="-0.091026637310514" calcext:value-type="float">
            <text:p>-0.091026637310514</text:p>
          </table:table-cell>
          <table:table-cell office:value-type="float" office:value="3.06290721163776" calcext:value-type="float">
            <text:p>3.06290721163776</text:p>
          </table:table-cell>
          <table:table-cell office:value-type="float" office:value="20.3028557711154" calcext:value-type="float">
            <text:p>20.3028557711154</text:p>
          </table:table-cell>
          <table:table-cell table:number-columns-repeated="5"/>
        </table:table-row>
        <table:table-row table:style-name="ro1">
          <table:table-cell office:value-type="float" office:value="-0.0534928866322242" calcext:value-type="float">
            <text:p>-0.0534928866322242</text:p>
          </table:table-cell>
          <table:table-cell office:value-type="float" office:value="0.0981497985364821" calcext:value-type="float">
            <text:p>0.0981497985364821</text:p>
          </table:table-cell>
          <table:table-cell office:value-type="float" office:value="20.3075732062051" calcext:value-type="float">
            <text:p>20.3075732062051</text:p>
          </table:table-cell>
          <table:table-cell table:number-columns-repeated="5"/>
        </table:table-row>
        <table:table-row table:style-name="ro1">
          <table:table-cell office:value-type="float" office:value="0.0843384138506424" calcext:value-type="float">
            <text:p>0.0843384138506424</text:p>
          </table:table-cell>
          <table:table-cell office:value-type="float" office:value="0.0754319161332109" calcext:value-type="float">
            <text:p>0.0754319161332109</text:p>
          </table:table-cell>
          <table:table-cell office:value-type="float" office:value="20.3162597824716" calcext:value-type="float">
            <text:p>20.3162597824716</text:p>
          </table:table-cell>
          <table:table-cell table:number-columns-repeated="5"/>
        </table:table-row>
        <table:table-row table:style-name="ro1">
          <table:table-cell office:value-type="float" office:value="0.115862836776888" calcext:value-type="float">
            <text:p>0.115862836776888</text:p>
          </table:table-cell>
          <table:table-cell office:value-type="float" office:value="1.01041010729508" calcext:value-type="float">
            <text:p>1.01041010729508</text:p>
          </table:table-cell>
          <table:table-cell office:value-type="float" office:value="20.326142134329" calcext:value-type="float">
            <text:p>20.326142134329</text:p>
          </table:table-cell>
          <table:table-cell table:number-columns-repeated="5"/>
        </table:table-row>
        <table:table-row table:style-name="ro1">
          <table:table-cell office:value-type="float" office:value="0.115862836776888" calcext:value-type="float">
            <text:p>0.115862836776888</text:p>
          </table:table-cell>
          <table:table-cell office:value-type="float" office:value="0.0416237775757122" calcext:value-type="float">
            <text:p>0.0416237775757122</text:p>
          </table:table-cell>
          <table:table-cell office:value-type="float" office:value="20.3639541616917" calcext:value-type="float">
            <text:p>20.3639541616917</text:p>
          </table:table-cell>
          <table:table-cell table:number-columns-repeated="5"/>
        </table:table-row>
        <table:table-row table:style-name="ro1">
          <table:table-cell office:value-type="float" office:value="1.01665986166208" calcext:value-type="float">
            <text:p>1.01665986166208</text:p>
          </table:table-cell>
          <table:table-cell office:value-type="float" office:value="0.876704202011868" calcext:value-type="float">
            <text:p>0.876704202011868</text:p>
          </table:table-cell>
          <table:table-cell office:value-type="float" office:value="20.3678900779344" calcext:value-type="float">
            <text:p>20.3678900779344</text:p>
          </table:table-cell>
          <table:table-cell table:number-columns-repeated="5"/>
        </table:table-row>
        <table:table-row table:style-name="ro1">
          <table:table-cell office:value-type="float" office:value="1.00437431846905" calcext:value-type="float">
            <text:p>1.00437431846905</text:p>
          </table:table-cell>
          <table:table-cell office:value-type="float" office:value="-0.125466609175705" calcext:value-type="float">
            <text:p>-0.125466609175705</text:p>
          </table:table-cell>
          <table:table-cell office:value-type="float" office:value="20.3731854796122" calcext:value-type="float">
            <text:p>20.3731854796122</text:p>
          </table:table-cell>
          <table:table-cell table:number-columns-repeated="5"/>
        </table:table-row>
        <table:table-row table:style-name="ro1">
          <table:table-cell office:value-type="float" office:value="0.104412368789197" calcext:value-type="float">
            <text:p>0.104412368789197</text:p>
          </table:table-cell>
          <table:table-cell office:value-type="float" office:value="-0.0697458563666518" calcext:value-type="float">
            <text:p>-0.0697458563666518</text:p>
          </table:table-cell>
          <table:table-cell office:value-type="float" office:value="20.3810688251158" calcext:value-type="float">
            <text:p>20.3810688251158</text:p>
          </table:table-cell>
          <table:table-cell table:number-columns-repeated="5"/>
        </table:table-row>
        <table:table-row table:style-name="ro1">
          <table:table-cell office:value-type="float" office:value="0.943948121928311" calcext:value-type="float">
            <text:p>0.943948121928311</text:p>
          </table:table-cell>
          <table:table-cell office:value-type="float" office:value="1.11407826927382" calcext:value-type="float">
            <text:p>1.11407826927382</text:p>
          </table:table-cell>
          <table:table-cell office:value-type="float" office:value="20.387334110339" calcext:value-type="float">
            <text:p>20.387334110339</text:p>
          </table:table-cell>
          <table:table-cell table:number-columns-repeated="5"/>
        </table:table-row>
        <table:table-row table:style-name="ro1">
          <table:table-cell office:value-type="float" office:value="0.0895291362953166" calcext:value-type="float">
            <text:p>0.0895291362953166</text:p>
          </table:table-cell>
          <table:table-cell office:value-type="float" office:value="-0.0935640067771487" calcext:value-type="float">
            <text:p>-0.0935640067771487</text:p>
          </table:table-cell>
          <table:table-cell office:value-type="float" office:value="20.4041979129027" calcext:value-type="float">
            <text:p>20.4041979129027</text:p>
          </table:table-cell>
          <table:table-cell table:number-columns-repeated="5"/>
        </table:table-row>
        <table:table-row table:style-name="ro1">
          <table:table-cell office:value-type="float" office:value="-0.0592966191303198" calcext:value-type="float">
            <text:p>-0.0592966191303198</text:p>
          </table:table-cell>
          <table:table-cell office:value-type="float" office:value="0.876704202011868" calcext:value-type="float">
            <text:p>0.876704202011868</text:p>
          </table:table-cell>
          <table:table-cell office:value-type="float" office:value="20.440923842164" calcext:value-type="float">
            <text:p>20.440923842164</text:p>
          </table:table-cell>
          <table:table-cell table:number-columns-repeated="5"/>
        </table:table-row>
        <table:table-row table:style-name="ro1">
          <table:table-cell office:value-type="float" office:value="-0.0280453749781319" calcext:value-type="float">
            <text:p>-0.0280453749781319</text:p>
          </table:table-cell>
          <table:table-cell office:value-type="float" office:value="-0.140166368885859" calcext:value-type="float">
            <text:p>-0.140166368885859</text:p>
          </table:table-cell>
          <table:table-cell office:value-type="float" office:value="20.4691004918259" calcext:value-type="float">
            <text:p>20.4691004918259</text:p>
          </table:table-cell>
          <table:table-cell table:number-columns-repeated="5"/>
        </table:table-row>
        <table:table-row table:style-name="ro1">
          <table:table-cell office:value-type="float" office:value="0.106136929782584" calcext:value-type="float">
            <text:p>0.106136929782584</text:p>
          </table:table-cell>
          <table:table-cell office:value-type="float" office:value="-0.0970923996796755" calcext:value-type="float">
            <text:p>-0.0970923996796755</text:p>
          </table:table-cell>
          <table:table-cell office:value-type="float" office:value="20.4867503754835" calcext:value-type="float">
            <text:p>20.4867503754835</text:p>
          </table:table-cell>
          <table:table-cell table:number-columns-repeated="5"/>
        </table:table-row>
        <table:table-row table:style-name="ro1">
          <table:table-cell office:value-type="float" office:value="0.00125278109965232" calcext:value-type="float">
            <text:p>0.00125278109965232</text:p>
          </table:table-cell>
          <table:table-cell office:value-type="float" office:value="-0.148873743363799" calcext:value-type="float">
            <text:p>-0.148873743363799</text:p>
          </table:table-cell>
          <table:table-cell office:value-type="float" office:value="20.5000015423535" calcext:value-type="float">
            <text:p>20.5000015423535</text:p>
          </table:table-cell>
          <table:table-cell table:number-columns-repeated="5"/>
        </table:table-row>
        <table:table-row table:style-name="ro1">
          <table:table-cell office:value-type="float" office:value="-0.14692790555387" calcext:value-type="float">
            <text:p>-0.14692790555387</text:p>
          </table:table-cell>
          <table:table-cell office:value-type="float" office:value="0.976575572446181" calcext:value-type="float">
            <text:p>0.976575572446181</text:p>
          </table:table-cell>
          <table:table-cell office:value-type="float" office:value="20.5010938585184" calcext:value-type="float">
            <text:p>20.5010938585184</text:p>
          </table:table-cell>
          <table:table-cell table:number-columns-repeated="5"/>
        </table:table-row>
        <table:table-row table:style-name="ro1">
          <table:table-cell office:value-type="float" office:value="0.918112067977727" calcext:value-type="float">
            <text:p>0.918112067977727</text:p>
          </table:table-cell>
          <table:table-cell office:value-type="float" office:value="0.876704202011868" calcext:value-type="float">
            <text:p>0.876704202011868</text:p>
          </table:table-cell>
          <table:table-cell office:value-type="float" office:value="20.5091842874582" calcext:value-type="float">
            <text:p>20.5091842874582</text:p>
          </table:table-cell>
          <table:table-cell table:number-columns-repeated="5"/>
        </table:table-row>
        <table:table-row table:style-name="ro1">
          <table:table-cell office:value-type="float" office:value="-0.0244573122281019" calcext:value-type="float">
            <text:p>-0.0244573122281019</text:p>
          </table:table-cell>
          <table:table-cell office:value-type="float" office:value="-0.148873743363799" calcext:value-type="float">
            <text:p>-0.148873743363799</text:p>
          </table:table-cell>
          <table:table-cell office:value-type="float" office:value="20.5129990513318" calcext:value-type="float">
            <text:p>20.5129990513318</text:p>
          </table:table-cell>
          <table:table-cell table:number-columns-repeated="5"/>
        </table:table-row>
        <table:table-row table:style-name="ro1">
          <table:table-cell office:value-type="float" office:value="0.115862836776888" calcext:value-type="float">
            <text:p>0.115862836776888</text:p>
          </table:table-cell>
          <table:table-cell office:value-type="float" office:value="-0.0935640067771487" calcext:value-type="float">
            <text:p>-0.0935640067771487</text:p>
          </table:table-cell>
          <table:table-cell office:value-type="float" office:value="20.5163907413721" calcext:value-type="float">
            <text:p>20.5163907413721</text:p>
          </table:table-cell>
          <table:table-cell table:number-columns-repeated="5"/>
        </table:table-row>
        <table:table-row table:style-name="ro1">
          <table:table-cell office:value-type="float" office:value="0.149968957930004" calcext:value-type="float">
            <text:p>0.149968957930004</text:p>
          </table:table-cell>
          <table:table-cell office:value-type="float" office:value="0.966869608739199" calcext:value-type="float">
            <text:p>0.966869608739199</text:p>
          </table:table-cell>
          <table:table-cell office:value-type="float" office:value="20.5298669623608" calcext:value-type="float">
            <text:p>20.5298669623608</text:p>
          </table:table-cell>
          <table:table-cell table:number-columns-repeated="5"/>
        </table:table-row>
        <table:table-row table:style-name="ro1">
          <table:table-cell office:value-type="float" office:value="0.096323377714312" calcext:value-type="float">
            <text:p>0.096323377714312</text:p>
          </table:table-cell>
          <table:table-cell office:value-type="float" office:value="0.882585257292781" calcext:value-type="float">
            <text:p>0.882585257292781</text:p>
          </table:table-cell>
          <table:table-cell office:value-type="float" office:value="20.5342231928029" calcext:value-type="float">
            <text:p>20.5342231928029</text:p>
          </table:table-cell>
          <table:table-cell table:number-columns-repeated="5"/>
        </table:table-row>
        <table:table-row table:style-name="ro1">
          <table:table-cell office:value-type="float" office:value="-0.043329410972048" calcext:value-type="float">
            <text:p>-0.043329410972048</text:p>
          </table:table-cell>
          <table:table-cell office:value-type="float" office:value="2.85172186453417" calcext:value-type="float">
            <text:p>2.85172186453417</text:p>
          </table:table-cell>
          <table:table-cell office:value-type="float" office:value="20.5371667879554" calcext:value-type="float">
            <text:p>20.5371667879554</text:p>
          </table:table-cell>
          <table:table-cell table:number-columns-repeated="5"/>
        </table:table-row>
        <table:table-row table:style-name="ro1">
          <table:table-cell office:value-type="float" office:value="0.149968957930004" calcext:value-type="float">
            <text:p>0.149968957930004</text:p>
          </table:table-cell>
          <table:table-cell office:value-type="float" office:value="0.0534182833720953" calcext:value-type="float">
            <text:p>0.0534182833720953</text:p>
          </table:table-cell>
          <table:table-cell office:value-type="float" office:value="20.5669827814551" calcext:value-type="float">
            <text:p>20.5669827814551</text:p>
          </table:table-cell>
          <table:table-cell table:number-columns-repeated="5"/>
        </table:table-row>
        <table:table-row table:style-name="ro1">
          <table:table-cell office:value-type="float" office:value="-0.0592784644402886" calcext:value-type="float">
            <text:p>-0.0592784644402886</text:p>
          </table:table-cell>
          <table:table-cell office:value-type="float" office:value="0.150351192821352" calcext:value-type="float">
            <text:p>0.150351192821352</text:p>
          </table:table-cell>
          <table:table-cell office:value-type="float" office:value="20.5827467538433" calcext:value-type="float">
            <text:p>20.5827467538433</text:p>
          </table:table-cell>
          <table:table-cell table:number-columns-repeated="5"/>
        </table:table-row>
        <table:table-row table:style-name="ro1">
          <table:table-cell office:value-type="float" office:value="0.149968957930004" calcext:value-type="float">
            <text:p>0.149968957930004</text:p>
          </table:table-cell>
          <table:table-cell office:value-type="float" office:value="0.0641485600632703" calcext:value-type="float">
            <text:p>0.0641485600632703</text:p>
          </table:table-cell>
          <table:table-cell office:value-type="float" office:value="20.5929996565127" calcext:value-type="float">
            <text:p>20.5929996565127</text:p>
          </table:table-cell>
          <table:table-cell table:number-columns-repeated="5"/>
        </table:table-row>
        <table:table-row table:style-name="ro1">
          <table:table-cell office:value-type="float" office:value="0.0885816808507556" calcext:value-type="float">
            <text:p>0.0885816808507556</text:p>
          </table:table-cell>
          <table:table-cell office:value-type="float" office:value="-0.137184163206521" calcext:value-type="float">
            <text:p>-0.137184163206521</text:p>
          </table:table-cell>
          <table:table-cell office:value-type="float" office:value="20.6012551858431" calcext:value-type="float">
            <text:p>20.6012551858431</text:p>
          </table:table-cell>
          <table:table-cell table:number-columns-repeated="5"/>
        </table:table-row>
        <table:table-row table:style-name="ro1">
          <table:table-cell office:value-type="float" office:value="0.00125278109965232" calcext:value-type="float">
            <text:p>0.00125278109965232</text:p>
          </table:table-cell>
          <table:table-cell office:value-type="float" office:value="-0.169652090954422" calcext:value-type="float">
            <text:p>-0.169652090954422</text:p>
          </table:table-cell>
          <table:table-cell office:value-type="float" office:value="20.6185312531246" calcext:value-type="float">
            <text:p>20.6185312531246</text:p>
          </table:table-cell>
          <table:table-cell table:number-columns-repeated="5"/>
        </table:table-row>
        <table:table-row table:style-name="ro1">
          <table:table-cell office:value-type="float" office:value="1.00763585553701" calcext:value-type="float">
            <text:p>1.00763585553701</text:p>
          </table:table-cell>
          <table:table-cell office:value-type="float" office:value="-0.169652090954422" calcext:value-type="float">
            <text:p>-0.169652090954422</text:p>
          </table:table-cell>
          <table:table-cell office:value-type="float" office:value="20.6197064899712" calcext:value-type="float">
            <text:p>20.6197064899712</text:p>
          </table:table-cell>
          <table:table-cell table:number-columns-repeated="5"/>
        </table:table-row>
        <table:table-row table:style-name="ro1">
          <table:table-cell office:value-type="float" office:value="1.09419949989723" calcext:value-type="float">
            <text:p>1.09419949989723</text:p>
          </table:table-cell>
          <table:table-cell office:value-type="float" office:value="-0.139128421377149" calcext:value-type="float">
            <text:p>-0.139128421377149</text:p>
          </table:table-cell>
          <table:table-cell office:value-type="float" office:value="20.6312026101727" calcext:value-type="float">
            <text:p>20.6312026101727</text:p>
          </table:table-cell>
          <table:table-cell table:number-columns-repeated="5"/>
        </table:table-row>
        <table:table-row table:style-name="ro1">
          <table:table-cell office:value-type="float" office:value="0.918112067977727" calcext:value-type="float">
            <text:p>0.918112067977727</text:p>
          </table:table-cell>
          <table:table-cell office:value-type="float" office:value="0.150351192821352" calcext:value-type="float">
            <text:p>0.150351192821352</text:p>
          </table:table-cell>
          <table:table-cell office:value-type="float" office:value="20.6467992674362" calcext:value-type="float">
            <text:p>20.6467992674362</text:p>
          </table:table-cell>
          <table:table-cell table:number-columns-repeated="5"/>
        </table:table-row>
        <table:table-row table:style-name="ro1">
          <table:table-cell office:value-type="float" office:value="-0.840826150319726" calcext:value-type="float">
            <text:p>-0.840826150319726</text:p>
          </table:table-cell>
          <table:table-cell office:value-type="float" office:value="-0.0697458563666518" calcext:value-type="float">
            <text:p>-0.0697458563666518</text:p>
          </table:table-cell>
          <table:table-cell office:value-type="float" office:value="20.6579767492553" calcext:value-type="float">
            <text:p>20.6579767492553</text:p>
          </table:table-cell>
          <table:table-cell table:number-columns-repeated="5"/>
        </table:table-row>
        <table:table-row table:style-name="ro1">
          <table:table-cell office:value-type="float" office:value="0.166519021696287" calcext:value-type="float">
            <text:p>0.166519021696287</text:p>
          </table:table-cell>
          <table:table-cell office:value-type="float" office:value="0.0534182833720953" calcext:value-type="float">
            <text:p>0.0534182833720953</text:p>
          </table:table-cell>
          <table:table-cell office:value-type="float" office:value="20.6587021130322" calcext:value-type="float">
            <text:p>20.658702113032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3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1.00437431846905" calcext:value-type="float">
            <text:p>1.00437431846905</text:p>
          </table:table-cell>
          <table:table-cell office:value-type="float" office:value="0.00680599030470708" calcext:value-type="float">
            <text:p>0.00680599030470708</text:p>
          </table:table-cell>
          <table:table-cell office:value-type="float" office:value="20.0017552933429" calcext:value-type="float">
            <text:p>20.0017552933429</text:p>
          </table:table-cell>
          <table:table-cell table:number-columns-repeated="5"/>
        </table:table-row>
        <table:table-row table:style-name="ro1">
          <table:table-cell office:value-type="float" office:value="0.00125278109965232" calcext:value-type="float">
            <text:p>0.00125278109965232</text:p>
          </table:table-cell>
          <table:table-cell office:value-type="float" office:value="-0.0335022903304005" calcext:value-type="float">
            <text:p>-0.0335022903304005</text:p>
          </table:table-cell>
          <table:table-cell office:value-type="float" office:value="20.0298779154265" calcext:value-type="float">
            <text:p>20.0298779154265</text:p>
          </table:table-cell>
          <table:table-cell table:number-columns-repeated="5"/>
        </table:table-row>
        <table:table-row table:style-name="ro1">
          <table:table-cell office:value-type="float" office:value="0.00125278109965232" calcext:value-type="float">
            <text:p>0.00125278109965232</text:p>
          </table:table-cell>
          <table:table-cell office:value-type="float" office:value="0.0403269664339618" calcext:value-type="float">
            <text:p>0.0403269664339618</text:p>
          </table:table-cell>
          <table:table-cell office:value-type="float" office:value="20.0430939420431" calcext:value-type="float">
            <text:p>20.0430939420431</text:p>
          </table:table-cell>
          <table:table-cell table:number-columns-repeated="5"/>
        </table:table-row>
        <table:table-row table:style-name="ro1">
          <table:table-cell office:value-type="float" office:value="0.00125278109965232" calcext:value-type="float">
            <text:p>0.00125278109965232</text:p>
          </table:table-cell>
          <table:table-cell office:value-type="float" office:value="1.04661530659087" calcext:value-type="float">
            <text:p>1.04661530659087</text:p>
          </table:table-cell>
          <table:table-cell office:value-type="float" office:value="20.0573114240512" calcext:value-type="float">
            <text:p>20.0573114240512</text:p>
          </table:table-cell>
          <table:table-cell table:number-columns-repeated="5"/>
        </table:table-row>
        <table:table-row table:style-name="ro1">
          <table:table-cell office:value-type="float" office:value="-0.0244573122281019" calcext:value-type="float">
            <text:p>-0.0244573122281019</text:p>
          </table:table-cell>
          <table:table-cell office:value-type="float" office:value="0.0399487362767047" calcext:value-type="float">
            <text:p>0.0399487362767047</text:p>
          </table:table-cell>
          <table:table-cell office:value-type="float" office:value="20.0579799314041" calcext:value-type="float">
            <text:p>20.0579799314041</text:p>
          </table:table-cell>
          <table:table-cell table:number-columns-repeated="5"/>
        </table:table-row>
        <table:table-row table:style-name="ro1">
          <table:table-cell office:value-type="float" office:value="-0.0534928866322242" calcext:value-type="float">
            <text:p>-0.0534928866322242</text:p>
          </table:table-cell>
          <table:table-cell office:value-type="float" office:value="0.00682362423197924" calcext:value-type="float">
            <text:p>0.00682362423197924</text:p>
          </table:table-cell>
          <table:table-cell office:value-type="float" office:value="20.0762093831607" calcext:value-type="float">
            <text:p>20.0762093831607</text:p>
          </table:table-cell>
          <table:table-cell table:number-columns-repeated="5"/>
        </table:table-row>
        <table:table-row table:style-name="ro1">
          <table:table-cell office:value-type="float" office:value="-0.00885411408818404" calcext:value-type="float">
            <text:p>-0.00885411408818404</text:p>
          </table:table-cell>
          <table:table-cell office:value-type="float" office:value="0.0536231126975578" calcext:value-type="float">
            <text:p>0.0536231126975578</text:p>
          </table:table-cell>
          <table:table-cell office:value-type="float" office:value="20.0773957905242" calcext:value-type="float">
            <text:p>20.0773957905242</text:p>
          </table:table-cell>
          <table:table-cell table:number-columns-repeated="5"/>
        </table:table-row>
        <table:table-row table:style-name="ro1">
          <table:table-cell office:value-type="float" office:value="-0.0534928866322242" calcext:value-type="float">
            <text:p>-0.0534928866322242</text:p>
          </table:table-cell>
          <table:table-cell office:value-type="float" office:value="0.976575572446181" calcext:value-type="float">
            <text:p>0.976575572446181</text:p>
          </table:table-cell>
          <table:table-cell office:value-type="float" office:value="20.0892454520072" calcext:value-type="float">
            <text:p>20.0892454520072</text:p>
          </table:table-cell>
          <table:table-cell table:number-columns-repeated="5"/>
        </table:table-row>
        <table:table-row table:style-name="ro1">
          <table:table-cell office:value-type="float" office:value="-0.0280453749781319" calcext:value-type="float">
            <text:p>-0.0280453749781319</text:p>
          </table:table-cell>
          <table:table-cell office:value-type="float" office:value="-0.0528231065311211" calcext:value-type="float">
            <text:p>-0.0528231065311211</text:p>
          </table:table-cell>
          <table:table-cell office:value-type="float" office:value="20.0935726413666" calcext:value-type="float">
            <text:p>20.0935726413666</text:p>
          </table:table-cell>
          <table:table-cell table:number-columns-repeated="5"/>
        </table:table-row>
        <table:table-row table:style-name="ro1">
          <table:table-cell office:value-type="float" office:value="-0.0280453749781319" calcext:value-type="float">
            <text:p>-0.0280453749781319</text:p>
          </table:table-cell>
          <table:table-cell office:value-type="float" office:value="0.0536231126975578" calcext:value-type="float">
            <text:p>0.0536231126975578</text:p>
          </table:table-cell>
          <table:table-cell office:value-type="float" office:value="20.0957368543246" calcext:value-type="float">
            <text:p>20.0957368543246</text:p>
          </table:table-cell>
          <table:table-cell table:number-columns-repeated="5"/>
        </table:table-row>
        <table:table-row table:style-name="ro1">
          <table:table-cell office:value-type="float" office:value="0.00125278109965232" calcext:value-type="float">
            <text:p>0.00125278109965232</text:p>
          </table:table-cell>
          <table:table-cell office:value-type="float" office:value="1.93387426382012" calcext:value-type="float">
            <text:p>1.93387426382012</text:p>
          </table:table-cell>
          <table:table-cell office:value-type="float" office:value="20.1132476359989" calcext:value-type="float">
            <text:p>20.1132476359989</text:p>
          </table:table-cell>
          <table:table-cell table:number-columns-repeated="5"/>
        </table:table-row>
        <table:table-row table:style-name="ro1">
          <table:table-cell office:value-type="float" office:value="-0.00885411408818404" calcext:value-type="float">
            <text:p>-0.00885411408818404</text:p>
          </table:table-cell>
          <table:table-cell office:value-type="float" office:value="-0.0697458563666518" calcext:value-type="float">
            <text:p>-0.0697458563666518</text:p>
          </table:table-cell>
          <table:table-cell office:value-type="float" office:value="20.1274490327597" calcext:value-type="float">
            <text:p>20.1274490327597</text:p>
          </table:table-cell>
          <table:table-cell table:number-columns-repeated="5"/>
        </table:table-row>
        <table:table-row table:style-name="ro1">
          <table:table-cell office:value-type="float" office:value="0.933139618528064" calcext:value-type="float">
            <text:p>0.933139618528064</text:p>
          </table:table-cell>
          <table:table-cell office:value-type="float" office:value="0.976575572446181" calcext:value-type="float">
            <text:p>0.976575572446181</text:p>
          </table:table-cell>
          <table:table-cell office:value-type="float" office:value="20.1296767758769" calcext:value-type="float">
            <text:p>20.1296767758769</text:p>
          </table:table-cell>
          <table:table-cell table:number-columns-repeated="5"/>
        </table:table-row>
        <table:table-row table:style-name="ro1">
          <table:table-cell office:value-type="float" office:value="0.940043954457863" calcext:value-type="float">
            <text:p>0.940043954457863</text:p>
          </table:table-cell>
          <table:table-cell office:value-type="float" office:value="0.0416237775757122" calcext:value-type="float">
            <text:p>0.0416237775757122</text:p>
          </table:table-cell>
          <table:table-cell office:value-type="float" office:value="20.1379014351564" calcext:value-type="float">
            <text:p>20.1379014351564</text:p>
          </table:table-cell>
          <table:table-cell table:number-columns-repeated="5"/>
        </table:table-row>
        <table:table-row table:style-name="ro1">
          <table:table-cell office:value-type="float" office:value="0.959051232602038" calcext:value-type="float">
            <text:p>0.959051232602038</text:p>
          </table:table-cell>
          <table:table-cell office:value-type="float" office:value="1.93957066209692" calcext:value-type="float">
            <text:p>1.93957066209692</text:p>
          </table:table-cell>
          <table:table-cell office:value-type="float" office:value="20.1379145403246" calcext:value-type="float">
            <text:p>20.1379145403246</text:p>
          </table:table-cell>
          <table:table-cell table:number-columns-repeated="5"/>
        </table:table-row>
        <table:table-row table:style-name="ro1">
          <table:table-cell office:value-type="float" office:value="0.938784098247589" calcext:value-type="float">
            <text:p>0.938784098247589</text:p>
          </table:table-cell>
          <table:table-cell office:value-type="float" office:value="0.066914207010967" calcext:value-type="float">
            <text:p>0.066914207010967</text:p>
          </table:table-cell>
          <table:table-cell office:value-type="float" office:value="20.20918120408" calcext:value-type="float">
            <text:p>20.20918120408</text:p>
          </table:table-cell>
          <table:table-cell table:number-columns-repeated="5"/>
        </table:table-row>
        <table:table-row table:style-name="ro1">
          <table:table-cell office:value-type="float" office:value="-0.0534928866322242" calcext:value-type="float">
            <text:p>-0.0534928866322242</text:p>
          </table:table-cell>
          <table:table-cell office:value-type="float" office:value="0.0754319161332109" calcext:value-type="float">
            <text:p>0.0754319161332109</text:p>
          </table:table-cell>
          <table:table-cell office:value-type="float" office:value="20.2167364218296" calcext:value-type="float">
            <text:p>20.2167364218296</text:p>
          </table:table-cell>
          <table:table-cell table:number-columns-repeated="5"/>
        </table:table-row>
        <table:table-row table:style-name="ro1">
          <table:table-cell office:value-type="float" office:value="0.933139618528064" calcext:value-type="float">
            <text:p>0.933139618528064</text:p>
          </table:table-cell>
          <table:table-cell office:value-type="float" office:value="0.0641485600632703" calcext:value-type="float">
            <text:p>0.0641485600632703</text:p>
          </table:table-cell>
          <table:table-cell office:value-type="float" office:value="20.2178638111527" calcext:value-type="float">
            <text:p>20.2178638111527</text:p>
          </table:table-cell>
          <table:table-cell table:number-columns-repeated="5"/>
        </table:table-row>
        <table:table-row table:style-name="ro1">
          <table:table-cell office:value-type="float" office:value="0.00125278109965232" calcext:value-type="float">
            <text:p>0.00125278109965232</text:p>
          </table:table-cell>
          <table:table-cell office:value-type="float" office:value="-0.0970923996796755" calcext:value-type="float">
            <text:p>-0.0970923996796755</text:p>
          </table:table-cell>
          <table:table-cell office:value-type="float" office:value="20.2344701959445" calcext:value-type="float">
            <text:p>20.2344701959445</text:p>
          </table:table-cell>
          <table:table-cell table:number-columns-repeated="5"/>
        </table:table-row>
        <table:table-row table:style-name="ro1">
          <table:table-cell office:value-type="float" office:value="-0.00885411408818404" calcext:value-type="float">
            <text:p>-0.00885411408818404</text:p>
          </table:table-cell>
          <table:table-cell office:value-type="float" office:value="-0.0970923996796755" calcext:value-type="float">
            <text:p>-0.0970923996796755</text:p>
          </table:table-cell>
          <table:table-cell office:value-type="float" office:value="20.2363523149103" calcext:value-type="float">
            <text:p>20.2363523149103</text:p>
          </table:table-cell>
          <table:table-cell table:number-columns-repeated="5"/>
        </table:table-row>
        <table:table-row table:style-name="ro1">
          <table:table-cell office:value-type="float" office:value="-0.0183440993562527" calcext:value-type="float">
            <text:p>-0.0183440993562527</text:p>
          </table:table-cell>
          <table:table-cell office:value-type="float" office:value="-0.0970923996796755" calcext:value-type="float">
            <text:p>-0.0970923996796755</text:p>
          </table:table-cell>
          <table:table-cell office:value-type="float" office:value="20.2426582555037" calcext:value-type="float">
            <text:p>20.2426582555037</text:p>
          </table:table-cell>
          <table:table-cell table:number-columns-repeated="5"/>
        </table:table-row>
        <table:table-row table:style-name="ro1">
          <table:table-cell office:value-type="float" office:value="0.933139618528064" calcext:value-type="float">
            <text:p>0.933139618528064</text:p>
          </table:table-cell>
          <table:table-cell office:value-type="float" office:value="0.0754319161332109" calcext:value-type="float">
            <text:p>0.0754319161332109</text:p>
          </table:table-cell>
          <table:table-cell office:value-type="float" office:value="20.2552070924586" calcext:value-type="float">
            <text:p>20.2552070924586</text:p>
          </table:table-cell>
          <table:table-cell table:number-columns-repeated="5"/>
        </table:table-row>
        <table:table-row table:style-name="ro1">
          <table:table-cell office:value-type="float" office:value="0.0329531844769503" calcext:value-type="float">
            <text:p>0.0329531844769503</text:p>
          </table:table-cell>
          <table:table-cell office:value-type="float" office:value="-0.0970923996796755" calcext:value-type="float">
            <text:p>-0.0970923996796755</text:p>
          </table:table-cell>
          <table:table-cell office:value-type="float" office:value="20.2608163462375" calcext:value-type="float">
            <text:p>20.2608163462375</text:p>
          </table:table-cell>
          <table:table-cell table:number-columns-repeated="5"/>
        </table:table-row>
        <table:table-row table:style-name="ro1">
          <table:table-cell office:value-type="float" office:value="0.0885816808507556" calcext:value-type="float">
            <text:p>0.0885816808507556</text:p>
          </table:table-cell>
          <table:table-cell office:value-type="float" office:value="0.0536231126975578" calcext:value-type="float">
            <text:p>0.0536231126975578</text:p>
          </table:table-cell>
          <table:table-cell office:value-type="float" office:value="20.2674617178852" calcext:value-type="float">
            <text:p>20.2674617178852</text:p>
          </table:table-cell>
          <table:table-cell table:number-columns-repeated="5"/>
        </table:table-row>
        <table:table-row table:style-name="ro1">
          <table:table-cell office:value-type="float" office:value="0.0843384138506424" calcext:value-type="float">
            <text:p>0.0843384138506424</text:p>
          </table:table-cell>
          <table:table-cell office:value-type="float" office:value="0.0641485600632703" calcext:value-type="float">
            <text:p>0.0641485600632703</text:p>
          </table:table-cell>
          <table:table-cell office:value-type="float" office:value="20.279842136001" calcext:value-type="float">
            <text:p>20.279842136001</text:p>
          </table:table-cell>
          <table:table-cell table:number-columns-repeated="5"/>
        </table:table-row>
        <table:table-row table:style-name="ro1">
          <table:table-cell office:value-type="float" office:value="0.0895291362953166" calcext:value-type="float">
            <text:p>0.0895291362953166</text:p>
          </table:table-cell>
          <table:table-cell office:value-type="float" office:value="1.93957066209692" calcext:value-type="float">
            <text:p>1.93957066209692</text:p>
          </table:table-cell>
          <table:table-cell office:value-type="float" office:value="20.2896094394515" calcext:value-type="float">
            <text:p>20.2896094394515</text:p>
          </table:table-cell>
          <table:table-cell table:number-columns-repeated="5"/>
        </table:table-row>
        <table:table-row table:style-name="ro1">
          <table:table-cell office:value-type="float" office:value="-0.091026637310514" calcext:value-type="float">
            <text:p>-0.091026637310514</text:p>
          </table:table-cell>
          <table:table-cell office:value-type="float" office:value="3.06290721163776" calcext:value-type="float">
            <text:p>3.06290721163776</text:p>
          </table:table-cell>
          <table:table-cell office:value-type="float" office:value="20.3028557711154" calcext:value-type="float">
            <text:p>20.3028557711154</text:p>
          </table:table-cell>
          <table:table-cell table:number-columns-repeated="5"/>
        </table:table-row>
        <table:table-row table:style-name="ro1">
          <table:table-cell office:value-type="float" office:value="-0.0534928866322242" calcext:value-type="float">
            <text:p>-0.0534928866322242</text:p>
          </table:table-cell>
          <table:table-cell office:value-type="float" office:value="0.0981497985364821" calcext:value-type="float">
            <text:p>0.0981497985364821</text:p>
          </table:table-cell>
          <table:table-cell office:value-type="float" office:value="20.3075732062051" calcext:value-type="float">
            <text:p>20.3075732062051</text:p>
          </table:table-cell>
          <table:table-cell table:number-columns-repeated="5"/>
        </table:table-row>
        <table:table-row table:style-name="ro1">
          <table:table-cell office:value-type="float" office:value="0.0843384138506424" calcext:value-type="float">
            <text:p>0.0843384138506424</text:p>
          </table:table-cell>
          <table:table-cell office:value-type="float" office:value="0.0754319161332109" calcext:value-type="float">
            <text:p>0.0754319161332109</text:p>
          </table:table-cell>
          <table:table-cell office:value-type="float" office:value="20.3162597824716" calcext:value-type="float">
            <text:p>20.3162597824716</text:p>
          </table:table-cell>
          <table:table-cell table:number-columns-repeated="5"/>
        </table:table-row>
        <table:table-row table:style-name="ro1">
          <table:table-cell office:value-type="float" office:value="0.0885816808507556" calcext:value-type="float">
            <text:p>0.0885816808507556</text:p>
          </table:table-cell>
          <table:table-cell office:value-type="float" office:value="-0.0720557618184809" calcext:value-type="float">
            <text:p>-0.0720557618184809</text:p>
          </table:table-cell>
          <table:table-cell office:value-type="float" office:value="20.3214190210475" calcext:value-type="float">
            <text:p>20.3214190210475</text:p>
          </table:table-cell>
          <table:table-cell table:number-columns-repeated="5"/>
        </table:table-row>
        <table:table-row table:style-name="ro1">
          <table:table-cell office:value-type="float" office:value="0.115862836776888" calcext:value-type="float">
            <text:p>0.115862836776888</text:p>
          </table:table-cell>
          <table:table-cell office:value-type="float" office:value="1.01041010729508" calcext:value-type="float">
            <text:p>1.01041010729508</text:p>
          </table:table-cell>
          <table:table-cell office:value-type="float" office:value="20.326142134329" calcext:value-type="float">
            <text:p>20.326142134329</text:p>
          </table:table-cell>
          <table:table-cell table:number-columns-repeated="5"/>
        </table:table-row>
        <table:table-row table:style-name="ro1">
          <table:table-cell office:value-type="float" office:value="0.115862836776888" calcext:value-type="float">
            <text:p>0.115862836776888</text:p>
          </table:table-cell>
          <table:table-cell office:value-type="float" office:value="0.0416237775757122" calcext:value-type="float">
            <text:p>0.0416237775757122</text:p>
          </table:table-cell>
          <table:table-cell office:value-type="float" office:value="20.3639541616917" calcext:value-type="float">
            <text:p>20.3639541616917</text:p>
          </table:table-cell>
          <table:table-cell table:number-columns-repeated="5"/>
        </table:table-row>
        <table:table-row table:style-name="ro1">
          <table:table-cell office:value-type="float" office:value="1.01665986166208" calcext:value-type="float">
            <text:p>1.01665986166208</text:p>
          </table:table-cell>
          <table:table-cell office:value-type="float" office:value="0.876704202011868" calcext:value-type="float">
            <text:p>0.876704202011868</text:p>
          </table:table-cell>
          <table:table-cell office:value-type="float" office:value="20.3678900779344" calcext:value-type="float">
            <text:p>20.3678900779344</text:p>
          </table:table-cell>
          <table:table-cell table:number-columns-repeated="5"/>
        </table:table-row>
        <table:table-row table:style-name="ro1">
          <table:table-cell office:value-type="float" office:value="1.00437431846905" calcext:value-type="float">
            <text:p>1.00437431846905</text:p>
          </table:table-cell>
          <table:table-cell office:value-type="float" office:value="-0.125466609175705" calcext:value-type="float">
            <text:p>-0.125466609175705</text:p>
          </table:table-cell>
          <table:table-cell office:value-type="float" office:value="20.3731854796122" calcext:value-type="float">
            <text:p>20.3731854796122</text:p>
          </table:table-cell>
          <table:table-cell table:number-columns-repeated="5"/>
        </table:table-row>
        <table:table-row table:style-name="ro1">
          <table:table-cell office:value-type="float" office:value="-0.0244573122281019" calcext:value-type="float">
            <text:p>-0.0244573122281019</text:p>
          </table:table-cell>
          <table:table-cell office:value-type="float" office:value="0.876704202011868" calcext:value-type="float">
            <text:p>0.876704202011868</text:p>
          </table:table-cell>
          <table:table-cell office:value-type="float" office:value="20.3752942936641" calcext:value-type="float">
            <text:p>20.3752942936641</text:p>
          </table:table-cell>
          <table:table-cell table:number-columns-repeated="5"/>
        </table:table-row>
        <table:table-row table:style-name="ro1">
          <table:table-cell office:value-type="float" office:value="0.104412368789197" calcext:value-type="float">
            <text:p>0.104412368789197</text:p>
          </table:table-cell>
          <table:table-cell office:value-type="float" office:value="-0.0697458563666518" calcext:value-type="float">
            <text:p>-0.0697458563666518</text:p>
          </table:table-cell>
          <table:table-cell office:value-type="float" office:value="20.3810688251158" calcext:value-type="float">
            <text:p>20.3810688251158</text:p>
          </table:table-cell>
          <table:table-cell table:number-columns-repeated="5"/>
        </table:table-row>
        <table:table-row table:style-name="ro1">
          <table:table-cell office:value-type="float" office:value="0.943948121928311" calcext:value-type="float">
            <text:p>0.943948121928311</text:p>
          </table:table-cell>
          <table:table-cell office:value-type="float" office:value="1.11407826927382" calcext:value-type="float">
            <text:p>1.11407826927382</text:p>
          </table:table-cell>
          <table:table-cell office:value-type="float" office:value="20.387334110339" calcext:value-type="float">
            <text:p>20.387334110339</text:p>
          </table:table-cell>
          <table:table-cell table:number-columns-repeated="5"/>
        </table:table-row>
        <table:table-row table:style-name="ro1">
          <table:table-cell office:value-type="float" office:value="0.0843384138506424" calcext:value-type="float">
            <text:p>0.0843384138506424</text:p>
          </table:table-cell>
          <table:table-cell office:value-type="float" office:value="-0.0970923996796755" calcext:value-type="float">
            <text:p>-0.0970923996796755</text:p>
          </table:table-cell>
          <table:table-cell office:value-type="float" office:value="20.3990520929817" calcext:value-type="float">
            <text:p>20.3990520929817</text:p>
          </table:table-cell>
          <table:table-cell table:number-columns-repeated="5"/>
        </table:table-row>
        <table:table-row table:style-name="ro1">
          <table:table-cell office:value-type="float" office:value="0.0895291362953166" calcext:value-type="float">
            <text:p>0.0895291362953166</text:p>
          </table:table-cell>
          <table:table-cell office:value-type="float" office:value="-0.0935640067771487" calcext:value-type="float">
            <text:p>-0.0935640067771487</text:p>
          </table:table-cell>
          <table:table-cell office:value-type="float" office:value="20.4041979129027" calcext:value-type="float">
            <text:p>20.4041979129027</text:p>
          </table:table-cell>
          <table:table-cell table:number-columns-repeated="5"/>
        </table:table-row>
        <table:table-row table:style-name="ro1">
          <table:table-cell office:value-type="float" office:value="-0.0592966191303198" calcext:value-type="float">
            <text:p>-0.0592966191303198</text:p>
          </table:table-cell>
          <table:table-cell office:value-type="float" office:value="0.876704202011868" calcext:value-type="float">
            <text:p>0.876704202011868</text:p>
          </table:table-cell>
          <table:table-cell office:value-type="float" office:value="20.440923842164" calcext:value-type="float">
            <text:p>20.440923842164</text:p>
          </table:table-cell>
          <table:table-cell table:number-columns-repeated="5"/>
        </table:table-row>
        <table:table-row table:style-name="ro1">
          <table:table-cell office:value-type="float" office:value="0.115862836776888" calcext:value-type="float">
            <text:p>0.115862836776888</text:p>
          </table:table-cell>
          <table:table-cell office:value-type="float" office:value="0.0754319161332109" calcext:value-type="float">
            <text:p>0.0754319161332109</text:p>
          </table:table-cell>
          <table:table-cell office:value-type="float" office:value="20.451994336518" calcext:value-type="float">
            <text:p>20.451994336518</text:p>
          </table:table-cell>
          <table:table-cell table:number-columns-repeated="5"/>
        </table:table-row>
        <table:table-row table:style-name="ro1">
          <table:table-cell office:value-type="float" office:value="-0.0280453749781319" calcext:value-type="float">
            <text:p>-0.0280453749781319</text:p>
          </table:table-cell>
          <table:table-cell office:value-type="float" office:value="-0.140166368885859" calcext:value-type="float">
            <text:p>-0.140166368885859</text:p>
          </table:table-cell>
          <table:table-cell office:value-type="float" office:value="20.4691004918259" calcext:value-type="float">
            <text:p>20.4691004918259</text:p>
          </table:table-cell>
          <table:table-cell table:number-columns-repeated="5"/>
        </table:table-row>
        <table:table-row table:style-name="ro1">
          <table:table-cell office:value-type="float" office:value="0.106136929782584" calcext:value-type="float">
            <text:p>0.106136929782584</text:p>
          </table:table-cell>
          <table:table-cell office:value-type="float" office:value="-0.0935640067771487" calcext:value-type="float">
            <text:p>-0.0935640067771487</text:p>
          </table:table-cell>
          <table:table-cell office:value-type="float" office:value="20.4727611296405" calcext:value-type="float">
            <text:p>20.4727611296405</text:p>
          </table:table-cell>
          <table:table-cell table:number-columns-repeated="5"/>
        </table:table-row>
        <table:table-row table:style-name="ro1">
          <table:table-cell office:value-type="float" office:value="0.106136929782584" calcext:value-type="float">
            <text:p>0.106136929782584</text:p>
          </table:table-cell>
          <table:table-cell office:value-type="float" office:value="-0.0970923996796755" calcext:value-type="float">
            <text:p>-0.0970923996796755</text:p>
          </table:table-cell>
          <table:table-cell office:value-type="float" office:value="20.4867503754835" calcext:value-type="float">
            <text:p>20.4867503754835</text:p>
          </table:table-cell>
          <table:table-cell table:number-columns-repeated="5"/>
        </table:table-row>
        <table:table-row table:style-name="ro1">
          <table:table-cell office:value-type="float" office:value="0.00125278109965232" calcext:value-type="float">
            <text:p>0.00125278109965232</text:p>
          </table:table-cell>
          <table:table-cell office:value-type="float" office:value="-0.148873743363799" calcext:value-type="float">
            <text:p>-0.148873743363799</text:p>
          </table:table-cell>
          <table:table-cell office:value-type="float" office:value="20.5000015423535" calcext:value-type="float">
            <text:p>20.5000015423535</text:p>
          </table:table-cell>
          <table:table-cell table:number-columns-repeated="5"/>
        </table:table-row>
        <table:table-row table:style-name="ro1">
          <table:table-cell office:value-type="float" office:value="-0.14692790555387" calcext:value-type="float">
            <text:p>-0.14692790555387</text:p>
          </table:table-cell>
          <table:table-cell office:value-type="float" office:value="0.976575572446181" calcext:value-type="float">
            <text:p>0.976575572446181</text:p>
          </table:table-cell>
          <table:table-cell office:value-type="float" office:value="20.5010938585184" calcext:value-type="float">
            <text:p>20.5010938585184</text:p>
          </table:table-cell>
          <table:table-cell table:number-columns-repeated="5"/>
        </table:table-row>
        <table:table-row table:style-name="ro1">
          <table:table-cell office:value-type="float" office:value="0.918112067977727" calcext:value-type="float">
            <text:p>0.918112067977727</text:p>
          </table:table-cell>
          <table:table-cell office:value-type="float" office:value="0.876704202011868" calcext:value-type="float">
            <text:p>0.876704202011868</text:p>
          </table:table-cell>
          <table:table-cell office:value-type="float" office:value="20.5091842874582" calcext:value-type="float">
            <text:p>20.5091842874582</text:p>
          </table:table-cell>
          <table:table-cell table:number-columns-repeated="5"/>
        </table:table-row>
        <table:table-row table:style-name="ro1">
          <table:table-cell office:value-type="float" office:value="-0.0244573122281019" calcext:value-type="float">
            <text:p>-0.0244573122281019</text:p>
          </table:table-cell>
          <table:table-cell office:value-type="float" office:value="-0.148873743363799" calcext:value-type="float">
            <text:p>-0.148873743363799</text:p>
          </table:table-cell>
          <table:table-cell office:value-type="float" office:value="20.5129990513318" calcext:value-type="float">
            <text:p>20.5129990513318</text:p>
          </table:table-cell>
          <table:table-cell table:number-columns-repeated="5"/>
        </table:table-row>
        <table:table-row table:style-name="ro1">
          <table:table-cell office:value-type="float" office:value="0.115862836776888" calcext:value-type="float">
            <text:p>0.115862836776888</text:p>
          </table:table-cell>
          <table:table-cell office:value-type="float" office:value="-0.0935640067771487" calcext:value-type="float">
            <text:p>-0.0935640067771487</text:p>
          </table:table-cell>
          <table:table-cell office:value-type="float" office:value="20.5163907413721" calcext:value-type="float">
            <text:p>20.5163907413721</text:p>
          </table:table-cell>
          <table:table-cell table:number-columns-repeated="5"/>
        </table:table-row>
        <table:table-row table:style-name="ro1">
          <table:table-cell office:value-type="float" office:value="0.149968957930004" calcext:value-type="float">
            <text:p>0.149968957930004</text:p>
          </table:table-cell>
          <table:table-cell office:value-type="float" office:value="0.966869608739199" calcext:value-type="float">
            <text:p>0.966869608739199</text:p>
          </table:table-cell>
          <table:table-cell office:value-type="float" office:value="20.5298669623608" calcext:value-type="float">
            <text:p>20.529866962360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4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1.00437431846905" calcext:value-type="float">
            <text:p>1.00437431846905</text:p>
          </table:table-cell>
          <table:table-cell office:value-type="float" office:value="0.00680599030470708" calcext:value-type="float">
            <text:p>0.00680599030470708</text:p>
          </table:table-cell>
          <table:table-cell office:value-type="float" office:value="20.0017552933429" calcext:value-type="float">
            <text:p>20.0017552933429</text:p>
          </table:table-cell>
          <table:table-cell table:number-columns-repeated="5"/>
        </table:table-row>
        <table:table-row table:style-name="ro1">
          <table:table-cell office:value-type="float" office:value="-0.0280453749781319" calcext:value-type="float">
            <text:p>-0.0280453749781319</text:p>
          </table:table-cell>
          <table:table-cell office:value-type="float" office:value="-0.00885037719291282" calcext:value-type="float">
            <text:p>-0.00885037719291282</text:p>
          </table:table-cell>
          <table:table-cell office:value-type="float" office:value="20.0230497395535" calcext:value-type="float">
            <text:p>20.0230497395535</text:p>
          </table:table-cell>
          <table:table-cell table:number-columns-repeated="5"/>
        </table:table-row>
        <table:table-row table:style-name="ro1">
          <table:table-cell office:value-type="float" office:value="0.00125278109965232" calcext:value-type="float">
            <text:p>0.00125278109965232</text:p>
          </table:table-cell>
          <table:table-cell office:value-type="float" office:value="-0.0335022903304005" calcext:value-type="float">
            <text:p>-0.0335022903304005</text:p>
          </table:table-cell>
          <table:table-cell office:value-type="float" office:value="20.0298779154265" calcext:value-type="float">
            <text:p>20.0298779154265</text:p>
          </table:table-cell>
          <table:table-cell table:number-columns-repeated="5"/>
        </table:table-row>
        <table:table-row table:style-name="ro1">
          <table:table-cell office:value-type="float" office:value="-0.0244573122281019" calcext:value-type="float">
            <text:p>-0.0244573122281019</text:p>
          </table:table-cell>
          <table:table-cell office:value-type="float" office:value="0.976575572446181" calcext:value-type="float">
            <text:p>0.976575572446181</text:p>
          </table:table-cell>
          <table:table-cell office:value-type="float" office:value="20.0305375493106" calcext:value-type="float">
            <text:p>20.0305375493106</text:p>
          </table:table-cell>
          <table:table-cell table:number-columns-repeated="5"/>
        </table:table-row>
        <table:table-row table:style-name="ro1">
          <table:table-cell office:value-type="float" office:value="0.00125278109965232" calcext:value-type="float">
            <text:p>0.00125278109965232</text:p>
          </table:table-cell>
          <table:table-cell office:value-type="float" office:value="0.0403269664339618" calcext:value-type="float">
            <text:p>0.0403269664339618</text:p>
          </table:table-cell>
          <table:table-cell office:value-type="float" office:value="20.0430939420431" calcext:value-type="float">
            <text:p>20.0430939420431</text:p>
          </table:table-cell>
          <table:table-cell table:number-columns-repeated="5"/>
        </table:table-row>
        <table:table-row table:style-name="ro1">
          <table:table-cell office:value-type="float" office:value="0.00125278109965232" calcext:value-type="float">
            <text:p>0.00125278109965232</text:p>
          </table:table-cell>
          <table:table-cell office:value-type="float" office:value="1.04661530659087" calcext:value-type="float">
            <text:p>1.04661530659087</text:p>
          </table:table-cell>
          <table:table-cell office:value-type="float" office:value="20.0573114240512" calcext:value-type="float">
            <text:p>20.0573114240512</text:p>
          </table:table-cell>
          <table:table-cell table:number-columns-repeated="5"/>
        </table:table-row>
        <table:table-row table:style-name="ro1">
          <table:table-cell office:value-type="float" office:value="-0.0244573122281019" calcext:value-type="float">
            <text:p>-0.0244573122281019</text:p>
          </table:table-cell>
          <table:table-cell office:value-type="float" office:value="0.0399487362767047" calcext:value-type="float">
            <text:p>0.0399487362767047</text:p>
          </table:table-cell>
          <table:table-cell office:value-type="float" office:value="20.0579799314041" calcext:value-type="float">
            <text:p>20.0579799314041</text:p>
          </table:table-cell>
          <table:table-cell table:number-columns-repeated="5"/>
        </table:table-row>
        <table:table-row table:style-name="ro1">
          <table:table-cell office:value-type="float" office:value="-0.0280453749781319" calcext:value-type="float">
            <text:p>-0.0280453749781319</text:p>
          </table:table-cell>
          <table:table-cell office:value-type="float" office:value="0.0399487362767047" calcext:value-type="float">
            <text:p>0.0399487362767047</text:p>
          </table:table-cell>
          <table:table-cell office:value-type="float" office:value="20.0628990827233" calcext:value-type="float">
            <text:p>20.0628990827233</text:p>
          </table:table-cell>
          <table:table-cell table:number-columns-repeated="5"/>
        </table:table-row>
        <table:table-row table:style-name="ro1">
          <table:table-cell office:value-type="float" office:value="-0.0534928866322242" calcext:value-type="float">
            <text:p>-0.0534928866322242</text:p>
          </table:table-cell>
          <table:table-cell office:value-type="float" office:value="0.00682362423197924" calcext:value-type="float">
            <text:p>0.00682362423197924</text:p>
          </table:table-cell>
          <table:table-cell office:value-type="float" office:value="20.0762093831607" calcext:value-type="float">
            <text:p>20.0762093831607</text:p>
          </table:table-cell>
          <table:table-cell table:number-columns-repeated="5"/>
        </table:table-row>
        <table:table-row table:style-name="ro1">
          <table:table-cell office:value-type="float" office:value="-0.00885411408818404" calcext:value-type="float">
            <text:p>-0.00885411408818404</text:p>
          </table:table-cell>
          <table:table-cell office:value-type="float" office:value="0.0536231126975578" calcext:value-type="float">
            <text:p>0.0536231126975578</text:p>
          </table:table-cell>
          <table:table-cell office:value-type="float" office:value="20.0773957905242" calcext:value-type="float">
            <text:p>20.0773957905242</text:p>
          </table:table-cell>
          <table:table-cell table:number-columns-repeated="5"/>
        </table:table-row>
        <table:table-row table:style-name="ro1">
          <table:table-cell office:value-type="float" office:value="-0.0534928866322242" calcext:value-type="float">
            <text:p>-0.0534928866322242</text:p>
          </table:table-cell>
          <table:table-cell office:value-type="float" office:value="0.976575572446181" calcext:value-type="float">
            <text:p>0.976575572446181</text:p>
          </table:table-cell>
          <table:table-cell office:value-type="float" office:value="20.0892454520072" calcext:value-type="float">
            <text:p>20.0892454520072</text:p>
          </table:table-cell>
          <table:table-cell table:number-columns-repeated="5"/>
        </table:table-row>
        <table:table-row table:style-name="ro1">
          <table:table-cell office:value-type="float" office:value="-0.0280453749781319" calcext:value-type="float">
            <text:p>-0.0280453749781319</text:p>
          </table:table-cell>
          <table:table-cell office:value-type="float" office:value="-0.0528231065311211" calcext:value-type="float">
            <text:p>-0.0528231065311211</text:p>
          </table:table-cell>
          <table:table-cell office:value-type="float" office:value="20.0935726413666" calcext:value-type="float">
            <text:p>20.0935726413666</text:p>
          </table:table-cell>
          <table:table-cell table:number-columns-repeated="5"/>
        </table:table-row>
        <table:table-row table:style-name="ro1">
          <table:table-cell office:value-type="float" office:value="-0.0280453749781319" calcext:value-type="float">
            <text:p>-0.0280453749781319</text:p>
          </table:table-cell>
          <table:table-cell office:value-type="float" office:value="0.0536231126975578" calcext:value-type="float">
            <text:p>0.0536231126975578</text:p>
          </table:table-cell>
          <table:table-cell office:value-type="float" office:value="20.0957368543246" calcext:value-type="float">
            <text:p>20.0957368543246</text:p>
          </table:table-cell>
          <table:table-cell table:number-columns-repeated="5"/>
        </table:table-row>
        <table:table-row table:style-name="ro1">
          <table:table-cell office:value-type="float" office:value="0.00125278109965232" calcext:value-type="float">
            <text:p>0.00125278109965232</text:p>
          </table:table-cell>
          <table:table-cell office:value-type="float" office:value="1.93387426382012" calcext:value-type="float">
            <text:p>1.93387426382012</text:p>
          </table:table-cell>
          <table:table-cell office:value-type="float" office:value="20.1132476359989" calcext:value-type="float">
            <text:p>20.1132476359989</text:p>
          </table:table-cell>
          <table:table-cell table:number-columns-repeated="5"/>
        </table:table-row>
        <table:table-row table:style-name="ro1">
          <table:table-cell office:value-type="float" office:value="-0.00885411408818404" calcext:value-type="float">
            <text:p>-0.00885411408818404</text:p>
          </table:table-cell>
          <table:table-cell office:value-type="float" office:value="-0.0697458563666518" calcext:value-type="float">
            <text:p>-0.0697458563666518</text:p>
          </table:table-cell>
          <table:table-cell office:value-type="float" office:value="20.1274490327597" calcext:value-type="float">
            <text:p>20.1274490327597</text:p>
          </table:table-cell>
          <table:table-cell table:number-columns-repeated="5"/>
        </table:table-row>
        <table:table-row table:style-name="ro1">
          <table:table-cell office:value-type="float" office:value="0.933139618528064" calcext:value-type="float">
            <text:p>0.933139618528064</text:p>
          </table:table-cell>
          <table:table-cell office:value-type="float" office:value="0.976575572446181" calcext:value-type="float">
            <text:p>0.976575572446181</text:p>
          </table:table-cell>
          <table:table-cell office:value-type="float" office:value="20.1296767758769" calcext:value-type="float">
            <text:p>20.1296767758769</text:p>
          </table:table-cell>
          <table:table-cell table:number-columns-repeated="5"/>
        </table:table-row>
        <table:table-row table:style-name="ro1">
          <table:table-cell office:value-type="float" office:value="-0.0592966191303198" calcext:value-type="float">
            <text:p>-0.0592966191303198</text:p>
          </table:table-cell>
          <table:table-cell office:value-type="float" office:value="0.0399487362767047" calcext:value-type="float">
            <text:p>0.0399487362767047</text:p>
          </table:table-cell>
          <table:table-cell office:value-type="float" office:value="20.1324977893884" calcext:value-type="float">
            <text:p>20.1324977893884</text:p>
          </table:table-cell>
          <table:table-cell table:number-columns-repeated="5"/>
        </table:table-row>
        <table:table-row table:style-name="ro1">
          <table:table-cell office:value-type="float" office:value="0.940043954457863" calcext:value-type="float">
            <text:p>0.940043954457863</text:p>
          </table:table-cell>
          <table:table-cell office:value-type="float" office:value="0.0399487362767047" calcext:value-type="float">
            <text:p>0.0399487362767047</text:p>
          </table:table-cell>
          <table:table-cell office:value-type="float" office:value="20.1344573293495" calcext:value-type="float">
            <text:p>20.1344573293495</text:p>
          </table:table-cell>
          <table:table-cell table:number-columns-repeated="5"/>
        </table:table-row>
        <table:table-row table:style-name="ro1">
          <table:table-cell office:value-type="float" office:value="0.940043954457863" calcext:value-type="float">
            <text:p>0.940043954457863</text:p>
          </table:table-cell>
          <table:table-cell office:value-type="float" office:value="0.0416237775757122" calcext:value-type="float">
            <text:p>0.0416237775757122</text:p>
          </table:table-cell>
          <table:table-cell office:value-type="float" office:value="20.1379014351564" calcext:value-type="float">
            <text:p>20.1379014351564</text:p>
          </table:table-cell>
          <table:table-cell table:number-columns-repeated="5"/>
        </table:table-row>
        <table:table-row table:style-name="ro1">
          <table:table-cell office:value-type="float" office:value="0.959051232602038" calcext:value-type="float">
            <text:p>0.959051232602038</text:p>
          </table:table-cell>
          <table:table-cell office:value-type="float" office:value="1.93957066209692" calcext:value-type="float">
            <text:p>1.93957066209692</text:p>
          </table:table-cell>
          <table:table-cell office:value-type="float" office:value="20.1379145403246" calcext:value-type="float">
            <text:p>20.1379145403246</text:p>
          </table:table-cell>
          <table:table-cell table:number-columns-repeated="5"/>
        </table:table-row>
        <table:table-row table:style-name="ro1">
          <table:table-cell office:value-type="float" office:value="0.00125278109965232" calcext:value-type="float">
            <text:p>0.00125278109965232</text:p>
          </table:table-cell>
          <table:table-cell office:value-type="float" office:value="0.0754319161332109" calcext:value-type="float">
            <text:p>0.0754319161332109</text:p>
          </table:table-cell>
          <table:table-cell office:value-type="float" office:value="20.1458026091236" calcext:value-type="float">
            <text:p>20.1458026091236</text:p>
          </table:table-cell>
          <table:table-cell table:number-columns-repeated="5"/>
        </table:table-row>
        <table:table-row table:style-name="ro1">
          <table:table-cell office:value-type="float" office:value="1.05401797022591" calcext:value-type="float">
            <text:p>1.05401797022591</text:p>
          </table:table-cell>
          <table:table-cell office:value-type="float" office:value="-0.0528231065311211" calcext:value-type="float">
            <text:p>-0.0528231065311211</text:p>
          </table:table-cell>
          <table:table-cell office:value-type="float" office:value="20.1475531740632" calcext:value-type="float">
            <text:p>20.1475531740632</text:p>
          </table:table-cell>
          <table:table-cell table:number-columns-repeated="5"/>
        </table:table-row>
        <table:table-row table:style-name="ro1">
          <table:table-cell office:value-type="float" office:value="-0.0244573122281019" calcext:value-type="float">
            <text:p>-0.0244573122281019</text:p>
          </table:table-cell>
          <table:table-cell office:value-type="float" office:value="0.0754319161332109" calcext:value-type="float">
            <text:p>0.0754319161332109</text:p>
          </table:table-cell>
          <table:table-cell office:value-type="float" office:value="20.160875466219" calcext:value-type="float">
            <text:p>20.160875466219</text:p>
          </table:table-cell>
          <table:table-cell table:number-columns-repeated="5"/>
        </table:table-row>
        <table:table-row table:style-name="ro1">
          <table:table-cell office:value-type="float" office:value="1.05401797022591" calcext:value-type="float">
            <text:p>1.05401797022591</text:p>
          </table:table-cell>
          <table:table-cell office:value-type="float" office:value="3.06290721163776" calcext:value-type="float">
            <text:p>3.06290721163776</text:p>
          </table:table-cell>
          <table:table-cell office:value-type="float" office:value="20.1763479366042" calcext:value-type="float">
            <text:p>20.1763479366042</text:p>
          </table:table-cell>
          <table:table-cell table:number-columns-repeated="5"/>
        </table:table-row>
        <table:table-row table:style-name="ro1">
          <table:table-cell office:value-type="float" office:value="1.0503520870636" calcext:value-type="float">
            <text:p>1.0503520870636</text:p>
          </table:table-cell>
          <table:table-cell office:value-type="float" office:value="-0.0659850706277629" calcext:value-type="float">
            <text:p>-0.0659850706277629</text:p>
          </table:table-cell>
          <table:table-cell office:value-type="float" office:value="20.176603128631" calcext:value-type="float">
            <text:p>20.176603128631</text:p>
          </table:table-cell>
          <table:table-cell table:number-columns-repeated="5"/>
        </table:table-row>
        <table:table-row table:style-name="ro1">
          <table:table-cell office:value-type="float" office:value="0.0895291362953166" calcext:value-type="float">
            <text:p>0.0895291362953166</text:p>
          </table:table-cell>
          <table:table-cell office:value-type="float" office:value="0.00680599030470708" calcext:value-type="float">
            <text:p>0.00680599030470708</text:p>
          </table:table-cell>
          <table:table-cell office:value-type="float" office:value="20.2027163088603" calcext:value-type="float">
            <text:p>20.2027163088603</text:p>
          </table:table-cell>
          <table:table-cell table:number-columns-repeated="5"/>
        </table:table-row>
        <table:table-row table:style-name="ro1">
          <table:table-cell office:value-type="float" office:value="0.938784098247589" calcext:value-type="float">
            <text:p>0.938784098247589</text:p>
          </table:table-cell>
          <table:table-cell office:value-type="float" office:value="0.066914207010967" calcext:value-type="float">
            <text:p>0.066914207010967</text:p>
          </table:table-cell>
          <table:table-cell office:value-type="float" office:value="20.20918120408" calcext:value-type="float">
            <text:p>20.20918120408</text:p>
          </table:table-cell>
          <table:table-cell table:number-columns-repeated="5"/>
        </table:table-row>
        <table:table-row table:style-name="ro1">
          <table:table-cell office:value-type="float" office:value="-0.0534928866322242" calcext:value-type="float">
            <text:p>-0.0534928866322242</text:p>
          </table:table-cell>
          <table:table-cell office:value-type="float" office:value="0.0754319161332109" calcext:value-type="float">
            <text:p>0.0754319161332109</text:p>
          </table:table-cell>
          <table:table-cell office:value-type="float" office:value="20.2167364218296" calcext:value-type="float">
            <text:p>20.2167364218296</text:p>
          </table:table-cell>
          <table:table-cell table:number-columns-repeated="5"/>
        </table:table-row>
        <table:table-row table:style-name="ro1">
          <table:table-cell office:value-type="float" office:value="0.933139618528064" calcext:value-type="float">
            <text:p>0.933139618528064</text:p>
          </table:table-cell>
          <table:table-cell office:value-type="float" office:value="0.0641485600632703" calcext:value-type="float">
            <text:p>0.0641485600632703</text:p>
          </table:table-cell>
          <table:table-cell office:value-type="float" office:value="20.2178638111527" calcext:value-type="float">
            <text:p>20.2178638111527</text:p>
          </table:table-cell>
          <table:table-cell table:number-columns-repeated="5"/>
        </table:table-row>
        <table:table-row table:style-name="ro1">
          <table:table-cell office:value-type="float" office:value="0.0678878099397842" calcext:value-type="float">
            <text:p>0.0678878099397842</text:p>
          </table:table-cell>
          <table:table-cell office:value-type="float" office:value="0.0641485600632703" calcext:value-type="float">
            <text:p>0.0641485600632703</text:p>
          </table:table-cell>
          <table:table-cell office:value-type="float" office:value="20.221177019339" calcext:value-type="float">
            <text:p>20.221177019339</text:p>
          </table:table-cell>
          <table:table-cell table:number-columns-repeated="5"/>
        </table:table-row>
        <table:table-row table:style-name="ro1">
          <table:table-cell office:value-type="float" office:value="0.00125278109965232" calcext:value-type="float">
            <text:p>0.00125278109965232</text:p>
          </table:table-cell>
          <table:table-cell office:value-type="float" office:value="-0.0970923996796755" calcext:value-type="float">
            <text:p>-0.0970923996796755</text:p>
          </table:table-cell>
          <table:table-cell office:value-type="float" office:value="20.2344701959445" calcext:value-type="float">
            <text:p>20.2344701959445</text:p>
          </table:table-cell>
          <table:table-cell table:number-columns-repeated="5"/>
        </table:table-row>
        <table:table-row table:style-name="ro1">
          <table:table-cell office:value-type="float" office:value="-0.00885411408818404" calcext:value-type="float">
            <text:p>-0.00885411408818404</text:p>
          </table:table-cell>
          <table:table-cell office:value-type="float" office:value="-0.0970923996796755" calcext:value-type="float">
            <text:p>-0.0970923996796755</text:p>
          </table:table-cell>
          <table:table-cell office:value-type="float" office:value="20.2363523149103" calcext:value-type="float">
            <text:p>20.2363523149103</text:p>
          </table:table-cell>
          <table:table-cell table:number-columns-repeated="5"/>
        </table:table-row>
        <table:table-row table:style-name="ro1">
          <table:table-cell office:value-type="float" office:value="0.0895291362953166" calcext:value-type="float">
            <text:p>0.0895291362953166</text:p>
          </table:table-cell>
          <table:table-cell office:value-type="float" office:value="0.0399487362767047" calcext:value-type="float">
            <text:p>0.0399487362767047</text:p>
          </table:table-cell>
          <table:table-cell office:value-type="float" office:value="20.2406917402708" calcext:value-type="float">
            <text:p>20.2406917402708</text:p>
          </table:table-cell>
          <table:table-cell table:number-columns-repeated="5"/>
        </table:table-row>
        <table:table-row table:style-name="ro1">
          <table:table-cell office:value-type="float" office:value="-0.0183440993562527" calcext:value-type="float">
            <text:p>-0.0183440993562527</text:p>
          </table:table-cell>
          <table:table-cell office:value-type="float" office:value="-0.0970923996796755" calcext:value-type="float">
            <text:p>-0.0970923996796755</text:p>
          </table:table-cell>
          <table:table-cell office:value-type="float" office:value="20.2426582555037" calcext:value-type="float">
            <text:p>20.2426582555037</text:p>
          </table:table-cell>
          <table:table-cell table:number-columns-repeated="5"/>
        </table:table-row>
        <table:table-row table:style-name="ro1">
          <table:table-cell office:value-type="float" office:value="0.933139618528064" calcext:value-type="float">
            <text:p>0.933139618528064</text:p>
          </table:table-cell>
          <table:table-cell office:value-type="float" office:value="0.0754319161332109" calcext:value-type="float">
            <text:p>0.0754319161332109</text:p>
          </table:table-cell>
          <table:table-cell office:value-type="float" office:value="20.2552070924586" calcext:value-type="float">
            <text:p>20.2552070924586</text:p>
          </table:table-cell>
          <table:table-cell table:number-columns-repeated="5"/>
        </table:table-row>
        <table:table-row table:style-name="ro1">
          <table:table-cell office:value-type="float" office:value="-0.0959051028894752" calcext:value-type="float">
            <text:p>-0.0959051028894752</text:p>
          </table:table-cell>
          <table:table-cell office:value-type="float" office:value="-0.0335022903304005" calcext:value-type="float">
            <text:p>-0.0335022903304005</text:p>
          </table:table-cell>
          <table:table-cell office:value-type="float" office:value="20.2564677439194" calcext:value-type="float">
            <text:p>20.2564677439194</text:p>
          </table:table-cell>
          <table:table-cell table:number-columns-repeated="5"/>
        </table:table-row>
        <table:table-row table:style-name="ro1">
          <table:table-cell office:value-type="float" office:value="0.0329531844769503" calcext:value-type="float">
            <text:p>0.0329531844769503</text:p>
          </table:table-cell>
          <table:table-cell office:value-type="float" office:value="-0.0970923996796755" calcext:value-type="float">
            <text:p>-0.0970923996796755</text:p>
          </table:table-cell>
          <table:table-cell office:value-type="float" office:value="20.2608163462375" calcext:value-type="float">
            <text:p>20.2608163462375</text:p>
          </table:table-cell>
          <table:table-cell table:number-columns-repeated="5"/>
        </table:table-row>
        <table:table-row table:style-name="ro1">
          <table:table-cell office:value-type="float" office:value="0.0885816808507556" calcext:value-type="float">
            <text:p>0.0885816808507556</text:p>
          </table:table-cell>
          <table:table-cell office:value-type="float" office:value="0.0536231126975578" calcext:value-type="float">
            <text:p>0.0536231126975578</text:p>
          </table:table-cell>
          <table:table-cell office:value-type="float" office:value="20.2674617178852" calcext:value-type="float">
            <text:p>20.2674617178852</text:p>
          </table:table-cell>
          <table:table-cell table:number-columns-repeated="5"/>
        </table:table-row>
        <table:table-row table:style-name="ro1">
          <table:table-cell office:value-type="float" office:value="0.0843384138506424" calcext:value-type="float">
            <text:p>0.0843384138506424</text:p>
          </table:table-cell>
          <table:table-cell office:value-type="float" office:value="0.0641485600632703" calcext:value-type="float">
            <text:p>0.0641485600632703</text:p>
          </table:table-cell>
          <table:table-cell office:value-type="float" office:value="20.279842136001" calcext:value-type="float">
            <text:p>20.279842136001</text:p>
          </table:table-cell>
          <table:table-cell table:number-columns-repeated="5"/>
        </table:table-row>
        <table:table-row table:style-name="ro1">
          <table:table-cell office:value-type="float" office:value="0.0895291362953166" calcext:value-type="float">
            <text:p>0.0895291362953166</text:p>
          </table:table-cell>
          <table:table-cell office:value-type="float" office:value="1.93957066209692" calcext:value-type="float">
            <text:p>1.93957066209692</text:p>
          </table:table-cell>
          <table:table-cell office:value-type="float" office:value="20.2896094394515" calcext:value-type="float">
            <text:p>20.2896094394515</text:p>
          </table:table-cell>
          <table:table-cell table:number-columns-repeated="5"/>
        </table:table-row>
        <table:table-row table:style-name="ro1">
          <table:table-cell office:value-type="float" office:value="-0.091026637310514" calcext:value-type="float">
            <text:p>-0.091026637310514</text:p>
          </table:table-cell>
          <table:table-cell office:value-type="float" office:value="3.06290721163776" calcext:value-type="float">
            <text:p>3.06290721163776</text:p>
          </table:table-cell>
          <table:table-cell office:value-type="float" office:value="20.3028557711154" calcext:value-type="float">
            <text:p>20.3028557711154</text:p>
          </table:table-cell>
          <table:table-cell table:number-columns-repeated="5"/>
        </table:table-row>
        <table:table-row table:style-name="ro1">
          <table:table-cell office:value-type="float" office:value="-0.0534928866322242" calcext:value-type="float">
            <text:p>-0.0534928866322242</text:p>
          </table:table-cell>
          <table:table-cell office:value-type="float" office:value="0.0981497985364821" calcext:value-type="float">
            <text:p>0.0981497985364821</text:p>
          </table:table-cell>
          <table:table-cell office:value-type="float" office:value="20.3075732062051" calcext:value-type="float">
            <text:p>20.3075732062051</text:p>
          </table:table-cell>
          <table:table-cell table:number-columns-repeated="5"/>
        </table:table-row>
        <table:table-row table:style-name="ro1">
          <table:table-cell office:value-type="float" office:value="0.0843384138506424" calcext:value-type="float">
            <text:p>0.0843384138506424</text:p>
          </table:table-cell>
          <table:table-cell office:value-type="float" office:value="0.0754319161332109" calcext:value-type="float">
            <text:p>0.0754319161332109</text:p>
          </table:table-cell>
          <table:table-cell office:value-type="float" office:value="20.3162597824716" calcext:value-type="float">
            <text:p>20.3162597824716</text:p>
          </table:table-cell>
          <table:table-cell table:number-columns-repeated="5"/>
        </table:table-row>
        <table:table-row table:style-name="ro1">
          <table:table-cell office:value-type="float" office:value="0.0885816808507556" calcext:value-type="float">
            <text:p>0.0885816808507556</text:p>
          </table:table-cell>
          <table:table-cell office:value-type="float" office:value="-0.0720557618184809" calcext:value-type="float">
            <text:p>-0.0720557618184809</text:p>
          </table:table-cell>
          <table:table-cell office:value-type="float" office:value="20.3214190210475" calcext:value-type="float">
            <text:p>20.3214190210475</text:p>
          </table:table-cell>
          <table:table-cell table:number-columns-repeated="5"/>
        </table:table-row>
        <table:table-row table:style-name="ro1">
          <table:table-cell office:value-type="float" office:value="0.115862836776888" calcext:value-type="float">
            <text:p>0.115862836776888</text:p>
          </table:table-cell>
          <table:table-cell office:value-type="float" office:value="1.01041010729508" calcext:value-type="float">
            <text:p>1.01041010729508</text:p>
          </table:table-cell>
          <table:table-cell office:value-type="float" office:value="20.326142134329" calcext:value-type="float">
            <text:p>20.326142134329</text:p>
          </table:table-cell>
          <table:table-cell table:number-columns-repeated="5"/>
        </table:table-row>
        <table:table-row table:style-name="ro1">
          <table:table-cell office:value-type="float" office:value="-0.0244573122281019" calcext:value-type="float">
            <text:p>-0.0244573122281019</text:p>
          </table:table-cell>
          <table:table-cell office:value-type="float" office:value="1.11407826927382" calcext:value-type="float">
            <text:p>1.11407826927382</text:p>
          </table:table-cell>
          <table:table-cell office:value-type="float" office:value="20.3288103532967" calcext:value-type="float">
            <text:p>20.3288103532967</text:p>
          </table:table-cell>
          <table:table-cell table:number-columns-repeated="5"/>
        </table:table-row>
        <table:table-row table:style-name="ro1">
          <table:table-cell office:value-type="float" office:value="0.0678878099397842" calcext:value-type="float">
            <text:p>0.0678878099397842</text:p>
          </table:table-cell>
          <table:table-cell office:value-type="float" office:value="1.09468036749134" calcext:value-type="float">
            <text:p>1.09468036749134</text:p>
          </table:table-cell>
          <table:table-cell office:value-type="float" office:value="20.3330345660897" calcext:value-type="float">
            <text:p>20.3330345660897</text:p>
          </table:table-cell>
          <table:table-cell table:number-columns-repeated="5"/>
        </table:table-row>
        <table:table-row table:style-name="ro1">
          <table:table-cell office:value-type="float" office:value="0.115862836776888" calcext:value-type="float">
            <text:p>0.115862836776888</text:p>
          </table:table-cell>
          <table:table-cell office:value-type="float" office:value="0.976575572446181" calcext:value-type="float">
            <text:p>0.976575572446181</text:p>
          </table:table-cell>
          <table:table-cell office:value-type="float" office:value="20.3364932588729" calcext:value-type="float">
            <text:p>20.3364932588729</text:p>
          </table:table-cell>
          <table:table-cell table:number-columns-repeated="5"/>
        </table:table-row>
        <table:table-row table:style-name="ro1">
          <table:table-cell office:value-type="float" office:value="0.0716057268318511" calcext:value-type="float">
            <text:p>0.0716057268318511</text:p>
          </table:table-cell>
          <table:table-cell office:value-type="float" office:value="0.0981497985364821" calcext:value-type="float">
            <text:p>0.0981497985364821</text:p>
          </table:table-cell>
          <table:table-cell office:value-type="float" office:value="20.359511791694" calcext:value-type="float">
            <text:p>20.359511791694</text:p>
          </table:table-cell>
          <table:table-cell table:number-columns-repeated="5"/>
        </table:table-row>
        <table:table-row table:style-name="ro1">
          <table:table-cell office:value-type="float" office:value="0.115862836776888" calcext:value-type="float">
            <text:p>0.115862836776888</text:p>
          </table:table-cell>
          <table:table-cell office:value-type="float" office:value="0.0399487362767047" calcext:value-type="float">
            <text:p>0.0399487362767047</text:p>
          </table:table-cell>
          <table:table-cell office:value-type="float" office:value="20.3608117747748" calcext:value-type="float">
            <text:p>20.3608117747748</text:p>
          </table:table-cell>
          <table:table-cell table:number-columns-repeated="5"/>
        </table:table-row>
      </table:table>
      <table:table table:name="rastragin-mniejszy-wsp-dostosowania" table:style-name="ta1">
        <table:shapes>
          <draw:frame draw:z-index="0" draw:style-name="gr1" draw:text-style-name="P1" svg:width="16.714cm" svg:height="10.148cm" svg:x="14.363cm" svg:y="4.195cm">
            <draw:object draw:notify-on-update-of-ranges="'rastragin-mniejszy-wsp-dostosowania'.E2:'rastragin-mniejszy-wsp-dostosowania'.E7 'rastragin-mniejszy-wsp-dostosowania'.F1:'rastragin-mniejszy-wsp-dostosowania'.F1 'rastragin-mniejszy-wsp-dostosowania'.F2:'rastragin-mniejszy-wsp-dostosowania'.F7 'rastragin-mniejszy-wsp-dostosowania'.G1:'rastragin-mniejszy-wsp-dostosowania'.G1 'rastragin-mniejszy-wsp-dostosowania'.G2:'rastragin-mniejszy-wsp-dostosowania'.G7 'rastragin-mniejszy-wsp-dostosowania'.H1:'rastragin-mniejszy-wsp-dostosowania'.H1 'rastragin-mniejszy-wsp-dostosowania'.H2:'rastragin-mniejszy-wsp-dostosowania'.H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f(x,y)</text:p>
          </table:table-cell>
          <table:table-cell/>
          <table:table-cell table:style-name="ce1" office:value-type="string" calcext:value-type="string">
            <text:p>iteracj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interacje 0</text:p>
          </table:table-cell>
          <table:covered-table-cell table:number-columns-repeated="2"/>
          <table:table-cell/>
          <table:table-cell office:value-type="float" office:value="0" calcext:value-type="float">
            <text:p>0</text:p>
          </table:table-cell>
          <table:table-cell table:formula="of:=MIN([.$C3:.$C52])" office:value-type="float" office:value="-8.66701576980892" calcext:value-type="float">
            <text:p>-8.66701576980892</text:p>
          </table:table-cell>
          <table:table-cell table:formula="of:=MAX([.$C3:.$C52])" office:value-type="float" office:value="48.8649674765123" calcext:value-type="float">
            <text:p>48.8649674765123</text:p>
          </table:table-cell>
          <table:table-cell table:formula="of:=AVERAGE([.$C3:.$C52])" office:value-type="float" office:value="18.8449283715698" calcext:value-type="float">
            <text:p>18.8449283715698</text:p>
          </table:table-cell>
        </table:table-row>
        <table:table-row table:style-name="ro1">
          <table:table-cell table:style-name="ce6" office:value-type="float" office:value="-1.12507521969703" calcext:value-type="float">
            <text:p>-1.1250752197</text:p>
          </table:table-cell>
          <table:table-cell table:style-name="ce6" office:value-type="float" office:value="1.85889466562078" calcext:value-type="float">
            <text:p>1.8588946656</text:p>
          </table:table-cell>
          <table:table-cell table:style-name="ce6" office:value-type="float" office:value="-8.66701576980892" calcext:value-type="float">
            <text:p>-8.6670157698</text:p>
          </table:table-cell>
          <table:table-cell/>
          <table:table-cell office:value-type="float" office:value="99" calcext:value-type="float">
            <text:p>99</text:p>
          </table:table-cell>
          <table:table-cell table:formula="of:=MIN([.$C54:.$C103])" office:value-type="float" office:value="-17.8829790082648" calcext:value-type="float">
            <text:p>-17.8829790082648</text:p>
          </table:table-cell>
          <table:table-cell table:formula="of:=MAX([.$C54:.$C103])" office:value-type="float" office:value="8.11418213792209" calcext:value-type="float">
            <text:p>8.11418213792209</text:p>
          </table:table-cell>
          <table:table-cell table:formula="of:=AVERAGE([.$C54:.$C103])" office:value-type="float" office:value="0.430262929987388" calcext:value-type="float">
            <text:p>0.430262929987388</text:p>
          </table:table-cell>
        </table:table-row>
        <table:table-row table:style-name="ro1">
          <table:table-cell table:style-name="ce6" office:value-type="float" office:value="3.19716362939998" calcext:value-type="float">
            <text:p>3.1971636294</text:p>
          </table:table-cell>
          <table:table-cell table:style-name="ce6" office:value-type="float" office:value="-0.949643149688353" calcext:value-type="float">
            <text:p>-0.9496431497</text:p>
          </table:table-cell>
          <table:table-cell table:style-name="ce6" office:value-type="float" office:value="-1.6390974790828" calcext:value-type="float">
            <text:p>-1.6390974791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MIN([.$C105:.$C154])" office:value-type="float" office:value="-17.8829790082648" calcext:value-type="float">
            <text:p>-17.8829790082648</text:p>
          </table:table-cell>
          <table:table-cell table:formula="of:=MAX([.$C105:.$C154])" office:value-type="float" office:value="-3.13797689406718" calcext:value-type="float">
            <text:p>-3.13797689406718</text:p>
          </table:table-cell>
          <table:table-cell table:formula="of:=AVERAGE([.$C105:.$C154])" office:value-type="float" office:value="-9.74063517876523" calcext:value-type="float">
            <text:p>-9.74063517876523</text:p>
          </table:table-cell>
        </table:table-row>
        <table:table-row table:style-name="ro1">
          <table:table-cell table:style-name="ce6" office:value-type="float" office:value="-3.07758824272443" calcext:value-type="float">
            <text:p>-3.0775882427</text:p>
          </table:table-cell>
          <table:table-cell table:style-name="ce6" office:value-type="float" office:value="-1.84312194776415" calcext:value-type="float">
            <text:p>-1.8431219478</text:p>
          </table:table-cell>
          <table:table-cell table:style-name="ce6" office:value-type="float" office:value="-1.48926058669202" calcext:value-type="float">
            <text:p>-1.4892605867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MIN([.$C156:.$C205])" office:value-type="float" office:value="-19.2033648586768" calcext:value-type="float">
            <text:p>-19.2033648586768</text:p>
          </table:table-cell>
          <table:table-cell table:formula="of:=MAX([.$C156:.$C205])" office:value-type="float" office:value="-9.75380302933149" calcext:value-type="float">
            <text:p>-9.75380302933149</text:p>
          </table:table-cell>
          <table:table-cell table:formula="of:=AVERAGE([.$C156:.$C205])" office:value-type="float" office:value="-13.9823834850947" calcext:value-type="float">
            <text:p>-13.9823834850947</text:p>
          </table:table-cell>
        </table:table-row>
        <table:table-row table:style-name="ro1">
          <table:table-cell table:style-name="ce6" office:value-type="float" office:value="-0.261556642532654" calcext:value-type="float">
            <text:p>-0.2615566425</text:p>
          </table:table-cell>
          <table:table-cell table:style-name="ce6" office:value-type="float" office:value="-2.93701990578164" calcext:value-type="float">
            <text:p>-2.9370199058</text:p>
          </table:table-cell>
          <table:table-cell table:style-name="ce6" office:value-type="float" office:value="0.192775562840241" calcext:value-type="float">
            <text:p>0.1927755628</text:p>
          </table:table-cell>
          <table:table-cell/>
          <table:table-cell office:value-type="float" office:value="399" calcext:value-type="float">
            <text:p>399</text:p>
          </table:table-cell>
          <table:table-cell table:formula="of:=MIN([.$C207:.$C256])" office:value-type="float" office:value="-19.2033648586768" calcext:value-type="float">
            <text:p>-19.2033648586768</text:p>
          </table:table-cell>
          <table:table-cell table:formula="of:=MAX([.$C207:.$C256])" office:value-type="float" office:value="-13.5056296911475" calcext:value-type="float">
            <text:p>-13.5056296911475</text:p>
          </table:table-cell>
          <table:table-cell table:formula="of:=AVERAGE([.$C207:.$C256])" office:value-type="float" office:value="-16.2091836798675" calcext:value-type="float">
            <text:p>-16.2091836798675</text:p>
          </table:table-cell>
        </table:table-row>
        <table:table-row table:style-name="ro1">
          <table:table-cell table:style-name="ce6" office:value-type="float" office:value="-1.00321209780664" calcext:value-type="float">
            <text:p>-1.0032120978</text:p>
          </table:table-cell>
          <table:table-cell table:style-name="ce6" office:value-type="float" office:value="4.12350793156696" calcext:value-type="float">
            <text:p>4.1235079316</text:p>
          </table:table-cell>
          <table:table-cell table:style-name="ce6" office:value-type="float" office:value="0.874741752428852" calcext:value-type="float">
            <text:p>0.8747417524</text:p>
          </table:table-cell>
          <table:table-cell/>
          <table:table-cell office:value-type="float" office:value="499" calcext:value-type="float">
            <text:p>499</text:p>
          </table:table-cell>
          <table:table-cell table:formula="of:=MIN([.$C258:.$C307])" office:value-type="float" office:value="-19.2033648586768" calcext:value-type="float">
            <text:p>-19.2033648586768</text:p>
          </table:table-cell>
          <table:table-cell table:formula="of:=MAX([.$C258:.$C307])" office:value-type="float" office:value="-14.9728822276654" calcext:value-type="float">
            <text:p>-14.9728822276654</text:p>
          </table:table-cell>
          <table:table-cell table:formula="of:=AVERAGE([.$C258:.$C307])" office:value-type="float" office:value="-16.9892916960058" calcext:value-type="float">
            <text:p>-16.9892916960058</text:p>
          </table:table-cell>
        </table:table-row>
        <table:table-row table:style-name="ro1">
          <table:table-cell table:style-name="ce6" office:value-type="float" office:value="2.08483368268385" calcext:value-type="float">
            <text:p>2.0848336827</text:p>
          </table:table-cell>
          <table:table-cell table:style-name="ce6" office:value-type="float" office:value="-1.31794530963717" calcext:value-type="float">
            <text:p>-1.3179453096</text:p>
          </table:table-cell>
          <table:table-cell table:style-name="ce6" office:value-type="float" office:value="1.61140442982141" calcext:value-type="float">
            <text:p>1.6114044298</text:p>
          </table:table-cell>
          <table:table-cell table:number-columns-repeated="5"/>
        </table:table-row>
        <table:table-row table:style-name="ro1">
          <table:table-cell table:style-name="ce6" office:value-type="float" office:value="-1.79581660935252" calcext:value-type="float">
            <text:p>-1.7958166094</text:p>
          </table:table-cell>
          <table:table-cell table:style-name="ce6" office:value-type="float" office:value="-1.76588798116742" calcext:value-type="float">
            <text:p>-1.7658879812</text:p>
          </table:table-cell>
          <table:table-cell table:style-name="ce6" office:value-type="float" office:value="2.50755766544678" calcext:value-type="float">
            <text:p>2.5075576654</text:p>
          </table:table-cell>
          <table:table-cell table:number-columns-repeated="5"/>
        </table:table-row>
        <table:table-row table:style-name="ro1">
          <table:table-cell table:style-name="ce6" office:value-type="float" office:value="-0.190878413649242" calcext:value-type="float">
            <text:p>-0.1908784136</text:p>
          </table:table-cell>
          <table:table-cell table:style-name="ce6" office:value-type="float" office:value="-0.631343924718243" calcext:value-type="float">
            <text:p>-0.6313439247</text:p>
          </table:table-cell>
          <table:table-cell table:style-name="ce6" office:value-type="float" office:value="3.58882925321375" calcext:value-type="float">
            <text:p>3.5888292532</text:p>
          </table:table-cell>
          <table:table-cell table:number-columns-repeated="5"/>
        </table:table-row>
        <table:table-row table:style-name="ro1">
          <table:table-cell table:style-name="ce6" office:value-type="float" office:value="4.23259662945209" calcext:value-type="float">
            <text:p>4.2325966295</text:p>
          </table:table-cell>
          <table:table-cell table:style-name="ce6" office:value-type="float" office:value="-0.970982958233313" calcext:value-type="float">
            <text:p>-0.9709829582</text:p>
          </table:table-cell>
          <table:table-cell table:style-name="ce6" office:value-type="float" office:value="7.93211600118966" calcext:value-type="float">
            <text:p>7.9321160012</text:p>
          </table:table-cell>
          <table:table-cell table:number-columns-repeated="5"/>
        </table:table-row>
        <table:table-row table:style-name="ro1">
          <table:table-cell table:style-name="ce6" office:value-type="float" office:value="3.34956030721499" calcext:value-type="float">
            <text:p>3.3495603072</text:p>
          </table:table-cell>
          <table:table-cell table:style-name="ce6" office:value-type="float" office:value="0.94711556666094" calcext:value-type="float">
            <text:p>0.9471155667</text:p>
          </table:table-cell>
          <table:table-cell table:style-name="ce6" office:value-type="float" office:value="8.51905990731599" calcext:value-type="float">
            <text:p>8.5190599073</text:p>
          </table:table-cell>
          <table:table-cell table:number-columns-repeated="5"/>
        </table:table-row>
        <table:table-row table:style-name="ro1">
          <table:table-cell table:style-name="ce6" office:value-type="float" office:value="-1.95234205501252" calcext:value-type="float">
            <text:p>-1.9523420550</text:p>
          </table:table-cell>
          <table:table-cell table:style-name="ce6" office:value-type="float" office:value="-4.91370325275099" calcext:value-type="float">
            <text:p>-4.9137032528</text:p>
          </table:table-cell>
          <table:table-cell table:style-name="ce6" office:value-type="float" office:value="9.8354519188061" calcext:value-type="float">
            <text:p>9.8354519188</text:p>
          </table:table-cell>
          <table:table-cell table:number-columns-repeated="5"/>
        </table:table-row>
        <table:table-row table:style-name="ro1">
          <table:table-cell table:style-name="ce6" office:value-type="float" office:value="3.80903081965172" calcext:value-type="float">
            <text:p>3.8090308197</text:p>
          </table:table-cell>
          <table:table-cell table:style-name="ce6" office:value-type="float" office:value="-2.93522219590835" calcext:value-type="float">
            <text:p>-2.9352221959</text:p>
          </table:table-cell>
          <table:table-cell table:style-name="ce6" office:value-type="float" office:value="10.316604725629" calcext:value-type="float">
            <text:p>10.3166047256</text:p>
          </table:table-cell>
          <table:table-cell table:number-columns-repeated="5"/>
        </table:table-row>
        <table:table-row table:style-name="ro1">
          <table:table-cell table:style-name="ce6" office:value-type="float" office:value="2.87014880859689" calcext:value-type="float">
            <text:p>2.8701488086</text:p>
          </table:table-cell>
          <table:table-cell table:style-name="ce6" office:value-type="float" office:value="2.32101144275402" calcext:value-type="float">
            <text:p>2.3210114428</text:p>
          </table:table-cell>
          <table:table-cell table:style-name="ce6" office:value-type="float" office:value="11.0877734889128" calcext:value-type="float">
            <text:p>11.0877734889</text:p>
          </table:table-cell>
          <table:table-cell table:number-columns-repeated="5"/>
        </table:table-row>
        <table:table-row table:style-name="ro1">
          <table:table-cell table:style-name="ce6" office:value-type="float" office:value="-0.492803008006144" calcext:value-type="float">
            <text:p>-0.4928030080</text:p>
          </table:table-cell>
          <table:table-cell table:style-name="ce6" office:value-type="float" office:value="2.18708645319077" calcext:value-type="float">
            <text:p>2.1870864532</text:p>
          </table:table-cell>
          <table:table-cell table:style-name="ce6" office:value-type="float" office:value="11.1651520602886" calcext:value-type="float">
            <text:p>11.1651520603</text:p>
          </table:table-cell>
          <table:table-cell table:number-columns-repeated="5"/>
        </table:table-row>
        <table:table-row table:style-name="ro1">
          <table:table-cell table:style-name="ce6" office:value-type="float" office:value="1.95366463837034" calcext:value-type="float">
            <text:p>1.9536646384</text:p>
          </table:table-cell>
          <table:table-cell table:style-name="ce6" office:value-type="float" office:value="3.38264389343349" calcext:value-type="float">
            <text:p>3.3826438934</text:p>
          </table:table-cell>
          <table:table-cell table:style-name="ce6" office:value-type="float" office:value="13.0822870599834" calcext:value-type="float">
            <text:p>13.0822870600</text:p>
          </table:table-cell>
          <table:table-cell table:number-columns-repeated="5"/>
        </table:table-row>
        <table:table-row table:style-name="ro1">
          <table:table-cell table:style-name="ce6" office:value-type="float" office:value="-2.24137380091586" calcext:value-type="float">
            <text:p>-2.2413738009</text:p>
          </table:table-cell>
          <table:table-cell table:style-name="ce6" office:value-type="float" office:value="0.595215462604939" calcext:value-type="float">
            <text:p>0.5952154626</text:p>
          </table:table-cell>
          <table:table-cell table:style-name="ce6" office:value-type="float" office:value="13.0994919459413" calcext:value-type="float">
            <text:p>13.0994919459</text:p>
          </table:table-cell>
          <table:table-cell table:number-columns-repeated="5"/>
        </table:table-row>
        <table:table-row table:style-name="ro1">
          <table:table-cell table:style-name="ce6" office:value-type="float" office:value="3.02621334234748" calcext:value-type="float">
            <text:p>3.0262133423</text:p>
          </table:table-cell>
          <table:table-cell table:style-name="ce6" office:value-type="float" office:value="5.0040473118655" calcext:value-type="float">
            <text:p>5.0040473119</text:p>
          </table:table-cell>
          <table:table-cell table:style-name="ce6" office:value-type="float" office:value="14.3370194692421" calcext:value-type="float">
            <text:p>14.3370194692</text:p>
          </table:table-cell>
          <table:table-cell table:number-columns-repeated="5"/>
        </table:table-row>
        <table:table-row table:style-name="ro1">
          <table:table-cell table:style-name="ce6" office:value-type="float" office:value="-4.20022689759488" calcext:value-type="float">
            <text:p>-4.2002268976</text:p>
          </table:table-cell>
          <table:table-cell table:style-name="ce6" office:value-type="float" office:value="0.75852090508779" calcext:value-type="float">
            <text:p>0.7585209051</text:p>
          </table:table-cell>
          <table:table-cell table:style-name="ce6" office:value-type="float" office:value="14.6055232597761" calcext:value-type="float">
            <text:p>14.6055232598</text:p>
          </table:table-cell>
          <table:table-cell table:number-columns-repeated="5"/>
        </table:table-row>
        <table:table-row table:style-name="ro1">
          <table:table-cell table:style-name="ce6" office:value-type="float" office:value="3.10232533595078" calcext:value-type="float">
            <text:p>3.1023253360</text:p>
          </table:table-cell>
          <table:table-cell table:style-name="ce6" office:value-type="float" office:value="-2.39005202714906" calcext:value-type="float">
            <text:p>-2.3900520271</text:p>
          </table:table-cell>
          <table:table-cell table:style-name="ce6" office:value-type="float" office:value="15.0405558543446" calcext:value-type="float">
            <text:p>15.0405558543</text:p>
          </table:table-cell>
          <table:table-cell table:number-columns-repeated="5"/>
        </table:table-row>
        <table:table-row table:style-name="ro1">
          <table:table-cell table:style-name="ce6" office:value-type="float" office:value="-2.75142328302037" calcext:value-type="float">
            <text:p>-2.7514232830</text:p>
          </table:table-cell>
          <table:table-cell table:style-name="ce6" office:value-type="float" office:value="-3.88217619472001" calcext:value-type="float">
            <text:p>-3.8821761947</text:p>
          </table:table-cell>
          <table:table-cell table:style-name="ce6" office:value-type="float" office:value="15.169592752018" calcext:value-type="float">
            <text:p>15.1695927520</text:p>
          </table:table-cell>
          <table:table-cell table:number-columns-repeated="5"/>
        </table:table-row>
        <table:table-row table:style-name="ro1">
          <table:table-cell table:style-name="ce6" office:value-type="float" office:value="1.14690615075504" calcext:value-type="float">
            <text:p>1.1469061508</text:p>
          </table:table-cell>
          <table:table-cell table:style-name="ce6" office:value-type="float" office:value="-4.77845989584146" calcext:value-type="float">
            <text:p>-4.7784598958</text:p>
          </table:table-cell>
          <table:table-cell table:style-name="ce6" office:value-type="float" office:value="16.3364006340541" calcext:value-type="float">
            <text:p>16.3364006341</text:p>
          </table:table-cell>
          <table:table-cell table:number-columns-repeated="5"/>
        </table:table-row>
        <table:table-row table:style-name="ro1">
          <table:table-cell table:style-name="ce6" office:value-type="float" office:value="0.371773639468415" calcext:value-type="float">
            <text:p>0.3717736395</text:p>
          </table:table-cell>
          <table:table-cell table:style-name="ce6" office:value-type="float" office:value="-2.70508938007794" calcext:value-type="float">
            <text:p>-2.7050893801</text:p>
          </table:table-cell>
          <table:table-cell table:style-name="ce6" office:value-type="float" office:value="17.1665232268312" calcext:value-type="float">
            <text:p>17.1665232268</text:p>
          </table:table-cell>
          <table:table-cell table:number-columns-repeated="5"/>
        </table:table-row>
        <table:table-row table:style-name="ro1">
          <table:table-cell table:style-name="ce6" office:value-type="float" office:value="2.5237450306752" calcext:value-type="float">
            <text:p>2.5237450307</text:p>
          </table:table-cell>
          <table:table-cell table:style-name="ce6" office:value-type="float" office:value="1.77242415475916" calcext:value-type="float">
            <text:p>1.7724241548</text:p>
          </table:table-cell>
          <table:table-cell table:style-name="ce6" office:value-type="float" office:value="17.9953935623687" calcext:value-type="float">
            <text:p>17.9953935624</text:p>
          </table:table-cell>
          <table:table-cell table:number-columns-repeated="5"/>
        </table:table-row>
        <table:table-row table:style-name="ro1">
          <table:table-cell table:style-name="ce6" office:value-type="float" office:value="-0.494946533372687" calcext:value-type="float">
            <text:p>-0.4949465334</text:p>
          </table:table-cell>
          <table:table-cell table:style-name="ce6" office:value-type="float" office:value="-0.39644802661801" calcext:value-type="float">
            <text:p>-0.3964480266</text:p>
          </table:table-cell>
          <table:table-cell table:style-name="ce6" office:value-type="float" office:value="18.3540885773479" calcext:value-type="float">
            <text:p>18.3540885773</text:p>
          </table:table-cell>
          <table:table-cell table:number-columns-repeated="5"/>
        </table:table-row>
        <table:table-row table:style-name="ro1">
          <table:table-cell table:style-name="ce6" office:value-type="float" office:value="-2.5761360930125" calcext:value-type="float">
            <text:p>-2.5761360930</text:p>
          </table:table-cell>
          <table:table-cell table:style-name="ce6" office:value-type="float" office:value="2.21796227032958" calcext:value-type="float">
            <text:p>2.2179622703</text:p>
          </table:table-cell>
          <table:table-cell table:style-name="ce6" office:value-type="float" office:value="18.4338425695214" calcext:value-type="float">
            <text:p>18.4338425695</text:p>
          </table:table-cell>
          <table:table-cell table:number-columns-repeated="5"/>
        </table:table-row>
        <table:table-row table:style-name="ro1">
          <table:table-cell table:style-name="ce6" office:value-type="float" office:value="1.26076085966573" calcext:value-type="float">
            <text:p>1.2607608597</text:p>
          </table:table-cell>
          <table:table-cell table:style-name="ce6" office:value-type="float" office:value="4.22434529478494" calcext:value-type="float">
            <text:p>4.2243452948</text:p>
          </table:table-cell>
          <table:table-cell table:style-name="ce6" office:value-type="float" office:value="18.5052596561196" calcext:value-type="float">
            <text:p>18.5052596561</text:p>
          </table:table-cell>
          <table:table-cell table:number-columns-repeated="5"/>
        </table:table-row>
        <table:table-row table:style-name="ro1">
          <table:table-cell table:style-name="ce6" office:value-type="float" office:value="2.4255046305665" calcext:value-type="float">
            <text:p>2.4255046306</text:p>
          </table:table-cell>
          <table:table-cell table:style-name="ce6" office:value-type="float" office:value="0.682261258074885" calcext:value-type="float">
            <text:p>0.6822612581</text:p>
          </table:table-cell>
          <table:table-cell table:style-name="ce6" office:value-type="float" office:value="19.4017787315611" calcext:value-type="float">
            <text:p>19.4017787316</text:p>
          </table:table-cell>
          <table:table-cell table:number-columns-repeated="5"/>
        </table:table-row>
        <table:table-row table:style-name="ro1">
          <table:table-cell table:style-name="ce6" office:value-type="float" office:value="2.52352298944318" calcext:value-type="float">
            <text:p>2.5235229894</text:p>
          </table:table-cell>
          <table:table-cell table:style-name="ce6" office:value-type="float" office:value="0.304759623427011" calcext:value-type="float">
            <text:p>0.3047596234</text:p>
          </table:table-cell>
          <table:table-cell table:style-name="ce6" office:value-type="float" office:value="19.7251871567726" calcext:value-type="float">
            <text:p>19.7251871568</text:p>
          </table:table-cell>
          <table:table-cell table:number-columns-repeated="5"/>
        </table:table-row>
        <table:table-row table:style-name="ro1">
          <table:table-cell table:style-name="ce6" office:value-type="float" office:value="2.44524511816962" calcext:value-type="float">
            <text:p>2.4452451182</text:p>
          </table:table-cell>
          <table:table-cell table:style-name="ce6" office:value-type="float" office:value="-1.29304795578865" calcext:value-type="float">
            <text:p>-1.2930479558</text:p>
          </table:table-cell>
          <table:table-cell table:style-name="ce6" office:value-type="float" office:value="19.737133829886" calcext:value-type="float">
            <text:p>19.7371338299</text:p>
          </table:table-cell>
          <table:table-cell table:number-columns-repeated="5"/>
        </table:table-row>
        <table:table-row table:style-name="ro1">
          <table:table-cell table:style-name="ce6" office:value-type="float" office:value="0.438329003656644" calcext:value-type="float">
            <text:p>0.4383290037</text:p>
          </table:table-cell>
          <table:table-cell table:style-name="ce6" office:value-type="float" office:value="-1.42445190380812" calcext:value-type="float">
            <text:p>-1.4244519038</text:p>
          </table:table-cell>
          <table:table-cell table:style-name="ce6" office:value-type="float" office:value="20.3741765563471" calcext:value-type="float">
            <text:p>20.3741765563</text:p>
          </table:table-cell>
          <table:table-cell table:number-columns-repeated="5"/>
        </table:table-row>
        <table:table-row table:style-name="ro1">
          <table:table-cell table:style-name="ce6" office:value-type="float" office:value="3.84497567947122" calcext:value-type="float">
            <text:p>3.8449756795</text:p>
          </table:table-cell>
          <table:table-cell table:style-name="ce6" office:value-type="float" office:value="1.53941045484045" calcext:value-type="float">
            <text:p>1.5394104548</text:p>
          </table:table-cell>
          <table:table-cell table:style-name="ce6" office:value-type="float" office:value="21.2290298399747" calcext:value-type="float">
            <text:p>21.2290298400</text:p>
          </table:table-cell>
          <table:table-cell table:number-columns-repeated="5"/>
        </table:table-row>
        <table:table-row table:style-name="ro1">
          <table:table-cell table:style-name="ce6" office:value-type="float" office:value="-2.7829965005821" calcext:value-type="float">
            <text:p>-2.7829965006</text:p>
          </table:table-cell>
          <table:table-cell table:style-name="ce6" office:value-type="float" office:value="2.56784841208715" calcext:value-type="float">
            <text:p>2.5678484121</text:p>
          </table:table-cell>
          <table:table-cell table:style-name="ce6" office:value-type="float" office:value="21.3855063867656" calcext:value-type="float">
            <text:p>21.3855063868</text:p>
          </table:table-cell>
          <table:table-cell table:number-columns-repeated="5"/>
        </table:table-row>
        <table:table-row table:style-name="ro1">
          <table:table-cell table:style-name="ce6" office:value-type="float" office:value="2.27445941984311" calcext:value-type="float">
            <text:p>2.2744594198</text:p>
          </table:table-cell>
          <table:table-cell table:style-name="ce6" office:value-type="float" office:value="-2.45695172926913" calcext:value-type="float">
            <text:p>-2.4569517293</text:p>
          </table:table-cell>
          <table:table-cell table:style-name="ce6" office:value-type="float" office:value="22.3769925063773" calcext:value-type="float">
            <text:p>22.3769925064</text:p>
          </table:table-cell>
          <table:table-cell table:number-columns-repeated="5"/>
        </table:table-row>
        <table:table-row table:style-name="ro1">
          <table:table-cell table:style-name="ce6" office:value-type="float" office:value="0.650320894171973" calcext:value-type="float">
            <text:p>0.6503208942</text:p>
          </table:table-cell>
          <table:table-cell table:style-name="ce6" office:value-type="float" office:value="-4.86385619177734" calcext:value-type="float">
            <text:p>-4.8638561918</text:p>
          </table:table-cell>
          <table:table-cell table:style-name="ce6" office:value-type="float" office:value="23.3825035409775" calcext:value-type="float">
            <text:p>23.3825035410</text:p>
          </table:table-cell>
          <table:table-cell table:number-columns-repeated="5"/>
        </table:table-row>
        <table:table-row table:style-name="ro1">
          <table:table-cell table:style-name="ce6" office:value-type="float" office:value="-4.48154573297702" calcext:value-type="float">
            <text:p>-4.4815457330</text:p>
          </table:table-cell>
          <table:table-cell table:style-name="ce6" office:value-type="float" office:value="2.03031858530205" calcext:value-type="float">
            <text:p>2.0303185853</text:p>
          </table:table-cell>
          <table:table-cell table:style-name="ce6" office:value-type="float" office:value="24.3201951932813" calcext:value-type="float">
            <text:p>24.3201951933</text:p>
          </table:table-cell>
          <table:table-cell table:number-columns-repeated="5"/>
        </table:table-row>
        <table:table-row table:style-name="ro1">
          <table:table-cell table:style-name="ce6" office:value-type="float" office:value="5.09203017524599" calcext:value-type="float">
            <text:p>5.0920301752</text:p>
          </table:table-cell>
          <table:table-cell table:style-name="ce6" office:value-type="float" office:value="0.36967251605988" calcext:value-type="float">
            <text:p>0.3696725161</text:p>
          </table:table-cell>
          <table:table-cell table:style-name="ce6" office:value-type="float" office:value="24.5216417819873" calcext:value-type="float">
            <text:p>24.5216417820</text:p>
          </table:table-cell>
          <table:table-cell table:number-columns-repeated="5"/>
        </table:table-row>
        <table:table-row table:style-name="ro1">
          <table:table-cell table:style-name="ce6" office:value-type="float" office:value="4.35644951821583" calcext:value-type="float">
            <text:p>4.3564495182</text:p>
          </table:table-cell>
          <table:table-cell table:style-name="ce6" office:value-type="float" office:value="2.93870550556092" calcext:value-type="float">
            <text:p>2.9387055056</text:p>
          </table:table-cell>
          <table:table-cell table:style-name="ce6" office:value-type="float" office:value="24.5479058331269" calcext:value-type="float">
            <text:p>24.5479058331</text:p>
          </table:table-cell>
          <table:table-cell table:number-columns-repeated="5"/>
        </table:table-row>
        <table:table-row table:style-name="ro1">
          <table:table-cell table:style-name="ce6" office:value-type="float" office:value="4.64554750794799" calcext:value-type="float">
            <text:p>4.6455475079</text:p>
          </table:table-cell>
          <table:table-cell table:style-name="ce6" office:value-type="float" office:value="-3.07420266889896" calcext:value-type="float">
            <text:p>-3.0742026689</text:p>
          </table:table-cell>
          <table:table-cell table:style-name="ce6" office:value-type="float" office:value="28.2009886913806" calcext:value-type="float">
            <text:p>28.2009886914</text:p>
          </table:table-cell>
          <table:table-cell table:number-columns-repeated="5"/>
        </table:table-row>
        <table:table-row table:style-name="ro1">
          <table:table-cell table:style-name="ce6" office:value-type="float" office:value="4.84723222939446" calcext:value-type="float">
            <text:p>4.8472322294</text:p>
          </table:table-cell>
          <table:table-cell table:style-name="ce6" office:value-type="float" office:value="2.69448427841613" calcext:value-type="float">
            <text:p>2.6944842784</text:p>
          </table:table-cell>
          <table:table-cell table:style-name="ce6" office:value-type="float" office:value="28.4374758263418" calcext:value-type="float">
            <text:p>28.4374758263</text:p>
          </table:table-cell>
          <table:table-cell table:number-columns-repeated="5"/>
        </table:table-row>
        <table:table-row table:style-name="ro1">
          <table:table-cell table:style-name="ce6" office:value-type="float" office:value="4.83916418288156" calcext:value-type="float">
            <text:p>4.8391641829</text:p>
          </table:table-cell>
          <table:table-cell table:style-name="ce6" office:value-type="float" office:value="-2.34879881498686" calcext:value-type="float">
            <text:p>-2.3487988150</text:p>
          </table:table-cell>
          <table:table-cell table:style-name="ce6" office:value-type="float" office:value="29.4371392876902" calcext:value-type="float">
            <text:p>29.4371392877</text:p>
          </table:table-cell>
          <table:table-cell table:number-columns-repeated="5"/>
        </table:table-row>
        <table:table-row table:style-name="ro1">
          <table:table-cell table:style-name="ce6" office:value-type="float" office:value="2.87352125036954" calcext:value-type="float">
            <text:p>2.8735212504</text:p>
          </table:table-cell>
          <table:table-cell table:style-name="ce6" office:value-type="float" office:value="4.63132397912114" calcext:value-type="float">
            <text:p>4.6313239791</text:p>
          </table:table-cell>
          <table:table-cell table:style-name="ce6" office:value-type="float" office:value="29.4858151563266" calcext:value-type="float">
            <text:p>29.4858151563</text:p>
          </table:table-cell>
          <table:table-cell table:number-columns-repeated="5"/>
        </table:table-row>
        <table:table-row table:style-name="ro1">
          <table:table-cell table:style-name="ce6" office:value-type="float" office:value="3.57530837025287" calcext:value-type="float">
            <text:p>3.5753083703</text:p>
          </table:table-cell>
          <table:table-cell table:style-name="ce6" office:value-type="float" office:value="-1.39696096360171" calcext:value-type="float">
            <text:p>-1.3969609636</text:p>
          </table:table-cell>
          <table:table-cell table:style-name="ce6" office:value-type="float" office:value="31.6120474502222" calcext:value-type="float">
            <text:p>31.6120474502</text:p>
          </table:table-cell>
          <table:table-cell table:number-columns-repeated="5"/>
        </table:table-row>
        <table:table-row table:style-name="ro1">
          <table:table-cell table:style-name="ce6" office:value-type="float" office:value="4.50280577740076" calcext:value-type="float">
            <text:p>4.5028057774</text:p>
          </table:table-cell>
          <table:table-cell table:style-name="ce6" office:value-type="float" office:value="-2.86658591957986" calcext:value-type="float">
            <text:p>-2.8665859196</text:p>
          </table:table-cell>
          <table:table-cell table:style-name="ce6" office:value-type="float" office:value="31.8034859312978" calcext:value-type="float">
            <text:p>31.8034859313</text:p>
          </table:table-cell>
          <table:table-cell table:number-columns-repeated="5"/>
        </table:table-row>
        <table:table-row table:style-name="ro1">
          <table:table-cell table:style-name="ce6" office:value-type="float" office:value="-3.59647013587996" calcext:value-type="float">
            <text:p>-3.5964701359</text:p>
          </table:table-cell>
          <table:table-cell table:style-name="ce6" office:value-type="float" office:value="1.51321092038321" calcext:value-type="float">
            <text:p>1.5132109204</text:p>
          </table:table-cell>
          <table:table-cell table:style-name="ce6" office:value-type="float" office:value="33.408507199933" calcext:value-type="float">
            <text:p>33.4085071999</text:p>
          </table:table-cell>
          <table:table-cell table:number-columns-repeated="5"/>
        </table:table-row>
        <table:table-row table:style-name="ro1">
          <table:table-cell table:style-name="ce6" office:value-type="float" office:value="4.97317557265226" calcext:value-type="float">
            <text:p>4.9731755727</text:p>
          </table:table-cell>
          <table:table-cell table:style-name="ce6" office:value-type="float" office:value="3.60643342307917" calcext:value-type="float">
            <text:p>3.6064334231</text:p>
          </table:table-cell>
          <table:table-cell table:style-name="ce6" office:value-type="float" office:value="35.726564016075" calcext:value-type="float">
            <text:p>35.7265640161</text:p>
          </table:table-cell>
          <table:table-cell table:number-columns-repeated="5"/>
        </table:table-row>
        <table:table-row table:style-name="ro1">
          <table:table-cell table:style-name="ce6" office:value-type="float" office:value="-4.70991372711274" calcext:value-type="float">
            <text:p>-4.7099137271</text:p>
          </table:table-cell>
          <table:table-cell table:style-name="ce6" office:value-type="float" office:value="4.16474188517551" calcext:value-type="float">
            <text:p>4.1647418852</text:p>
          </table:table-cell>
          <table:table-cell table:style-name="ce6" office:value-type="float" office:value="36.9161443503291" calcext:value-type="float">
            <text:p>36.9161443503</text:p>
          </table:table-cell>
          <table:table-cell table:number-columns-repeated="5"/>
        </table:table-row>
        <table:table-row table:style-name="ro1">
          <table:table-cell table:style-name="ce6" office:value-type="float" office:value="-0.612514706261888" calcext:value-type="float">
            <text:p>-0.6125147063</text:p>
          </table:table-cell>
          <table:table-cell table:style-name="ce6" office:value-type="float" office:value="-4.56423524259468" calcext:value-type="float">
            <text:p>-4.5642352426</text:p>
          </table:table-cell>
          <table:table-cell table:style-name="ce6" office:value-type="float" office:value="38.0074007704336" calcext:value-type="float">
            <text:p>38.0074007704</text:p>
          </table:table-cell>
          <table:table-cell table:number-columns-repeated="5"/>
        </table:table-row>
        <table:table-row table:style-name="ro1">
          <table:table-cell table:style-name="ce6" office:value-type="float" office:value="-3.51012866321267" calcext:value-type="float">
            <text:p>-3.5101286632</text:p>
          </table:table-cell>
          <table:table-cell table:style-name="ce6" office:value-type="float" office:value="-3.6735749380184" calcext:value-type="float">
            <text:p>-3.6735749380</text:p>
          </table:table-cell>
          <table:table-cell table:style-name="ce6" office:value-type="float" office:value="40.4154145040017" calcext:value-type="float">
            <text:p>40.4154145040</text:p>
          </table:table-cell>
          <table:table-cell table:number-columns-repeated="5"/>
        </table:table-row>
        <table:table-row table:style-name="ro1">
          <table:table-cell table:style-name="ce6" office:value-type="float" office:value="-4.53974852581644" calcext:value-type="float">
            <text:p>-4.5397485258</text:p>
          </table:table-cell>
          <table:table-cell table:style-name="ce6" office:value-type="float" office:value="3.81331495905907" calcext:value-type="float">
            <text:p>3.8133149591</text:p>
          </table:table-cell>
          <table:table-cell table:style-name="ce6" office:value-type="float" office:value="40.9663450630332" calcext:value-type="float">
            <text:p>40.9663450630</text:p>
          </table:table-cell>
          <table:table-cell table:number-columns-repeated="5"/>
        </table:table-row>
        <table:table-row table:style-name="ro1">
          <table:table-cell table:style-name="ce6" office:value-type="float" office:value="-4.42278142079084" calcext:value-type="float">
            <text:p>-4.4227814208</text:p>
          </table:table-cell>
          <table:table-cell table:style-name="ce6" office:value-type="float" office:value="-4.78998333913583" calcext:value-type="float">
            <text:p>-4.7899833391</text:p>
          </table:table-cell>
          <table:table-cell table:style-name="ce6" office:value-type="float" office:value="48.8649674765123" calcext:value-type="float">
            <text:p>48.864967476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-0.970982958233313" calcext:value-type="float">
            <text:p>-0.970982958233313</text:p>
          </table:table-cell>
          <table:table-cell office:value-type="float" office:value="-17.8829790082648" calcext:value-type="float">
            <text:p>-17.8829790082648</text:p>
          </table:table-cell>
          <table:table-cell table:number-columns-repeated="5"/>
        </table:table-row>
        <table:table-row table:style-name="ro1">
          <table:table-cell office:value-type="float" office:value="1.08719801458326" calcext:value-type="float">
            <text:p>1.08719801458326</text:p>
          </table:table-cell>
          <table:table-cell office:value-type="float" office:value="1.09110564824884" calcext:value-type="float">
            <text:p>1.09110564824884</text:p>
          </table:table-cell>
          <table:table-cell office:value-type="float" office:value="-14.5696412436316" calcext:value-type="float">
            <text:p>-14.5696412436316</text:p>
          </table:table-cell>
          <table:table-cell table:number-columns-repeated="5"/>
        </table:table-row>
        <table:table-row table:style-name="ro1">
          <table:table-cell office:value-type="float" office:value="0.840618584459162" calcext:value-type="float">
            <text:p>0.840618584459162</text:p>
          </table:table-cell>
          <table:table-cell office:value-type="float" office:value="-1.05208573981294" calcext:value-type="float">
            <text:p>-1.05208573981294</text:p>
          </table:table-cell>
          <table:table-cell office:value-type="float" office:value="-13.0467724093111" calcext:value-type="float">
            <text:p>-13.0467724093111</text:p>
          </table:table-cell>
          <table:table-cell table:number-columns-repeated="5"/>
        </table:table-row>
        <table:table-row table:style-name="ro1">
          <table:table-cell office:value-type="float" office:value="0.0382171179181183" calcext:value-type="float">
            <text:p>0.0382171179181183</text:p>
          </table:table-cell>
          <table:table-cell office:value-type="float" office:value="-2.93701990578164" calcext:value-type="float">
            <text:p>-2.93701990578164</text:p>
          </table:table-cell>
          <table:table-cell office:value-type="float" office:value="-10.3127450963377" calcext:value-type="float">
            <text:p>-10.3127450963377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-2.93701990578164" calcext:value-type="float">
            <text:p>-2.93701990578164</text:p>
          </table:table-cell>
          <table:table-cell office:value-type="float" office:value="-9.59265260488621" calcext:value-type="float">
            <text:p>-9.59265260488621</text:p>
          </table:table-cell>
          <table:table-cell table:number-columns-repeated="5"/>
        </table:table-row>
        <table:table-row table:style-name="ro1">
          <table:table-cell office:value-type="float" office:value="1.08719801458326" calcext:value-type="float">
            <text:p>1.08719801458326</text:p>
          </table:table-cell>
          <table:table-cell office:value-type="float" office:value="-1.84312194776415" calcext:value-type="float">
            <text:p>-1.84312194776415</text:p>
          </table:table-cell>
          <table:table-cell office:value-type="float" office:value="-9.48005026348763" calcext:value-type="float">
            <text:p>-9.48005026348763</text:p>
          </table:table-cell>
          <table:table-cell table:number-columns-repeated="5"/>
        </table:table-row>
        <table:table-row table:style-name="ro1">
          <table:table-cell office:value-type="float" office:value="-1.12507521969703" calcext:value-type="float">
            <text:p>-1.12507521969703</text:p>
          </table:table-cell>
          <table:table-cell office:value-type="float" office:value="1.85889466562078" calcext:value-type="float">
            <text:p>1.85889466562078</text:p>
          </table:table-cell>
          <table:table-cell office:value-type="float" office:value="-8.66701576980892" calcext:value-type="float">
            <text:p>-8.66701576980892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0.262944014734565" calcext:value-type="float">
            <text:p>0.262944014734565</text:p>
          </table:table-cell>
          <table:table-cell office:value-type="float" office:value="-8.10998925848786" calcext:value-type="float">
            <text:p>-8.10998925848786</text:p>
          </table:table-cell>
          <table:table-cell table:number-columns-repeated="5"/>
        </table:table-row>
        <table:table-row table:style-name="ro1">
          <table:table-cell office:value-type="float" office:value="1.08719801458326" calcext:value-type="float">
            <text:p>1.08719801458326</text:p>
          </table:table-cell>
          <table:table-cell office:value-type="float" office:value="-2.93522219590835" calcext:value-type="float">
            <text:p>-2.93522219590835</text:p>
          </table:table-cell>
          <table:table-cell office:value-type="float" office:value="-7.92185335816662" calcext:value-type="float">
            <text:p>-7.92185335816662</text:p>
          </table:table-cell>
          <table:table-cell table:number-columns-repeated="5"/>
        </table:table-row>
        <table:table-row table:style-name="ro1">
          <table:table-cell office:value-type="float" office:value="-0.783407521952602" calcext:value-type="float">
            <text:p>-0.783407521952602</text:p>
          </table:table-cell>
          <table:table-cell office:value-type="float" office:value="-0.866881690670467" calcext:value-type="float">
            <text:p>-0.866881690670467</text:p>
          </table:table-cell>
          <table:table-cell office:value-type="float" office:value="-7.41980512185678" calcext:value-type="float">
            <text:p>-7.41980512185678</text:p>
          </table:table-cell>
          <table:table-cell table:number-columns-repeated="5"/>
        </table:table-row>
        <table:table-row table:style-name="ro1">
          <table:table-cell office:value-type="float" office:value="3.10232533595078" calcext:value-type="float">
            <text:p>3.10232533595078</text:p>
          </table:table-cell>
          <table:table-cell office:value-type="float" office:value="1.09110564824884" calcext:value-type="float">
            <text:p>1.09110564824884</text:p>
          </table:table-cell>
          <table:table-cell office:value-type="float" office:value="-5.59434900032841" calcext:value-type="float">
            <text:p>-5.59434900032841</text:p>
          </table:table-cell>
          <table:table-cell table:number-columns-repeated="5"/>
        </table:table-row>
        <table:table-row table:style-name="ro1">
          <table:table-cell office:value-type="float" office:value="1.16374284368743" calcext:value-type="float">
            <text:p>1.16374284368743</text:p>
          </table:table-cell>
          <table:table-cell office:value-type="float" office:value="-2.93701990578164" calcext:value-type="float">
            <text:p>-2.93701990578164</text:p>
          </table:table-cell>
          <table:table-cell office:value-type="float" office:value="-4.40507044570655" calcext:value-type="float">
            <text:p>-4.40507044570655</text:p>
          </table:table-cell>
          <table:table-cell table:number-columns-repeated="5"/>
        </table:table-row>
        <table:table-row table:style-name="ro1">
          <table:table-cell office:value-type="float" office:value="-2.24137380091586" calcext:value-type="float">
            <text:p>-2.24137380091586</text:p>
          </table:table-cell>
          <table:table-cell office:value-type="float" office:value="1.09110564824884" calcext:value-type="float">
            <text:p>1.09110564824884</text:p>
          </table:table-cell>
          <table:table-cell office:value-type="float" office:value="-2.73331866128871" calcext:value-type="float">
            <text:p>-2.73331866128871</text:p>
          </table:table-cell>
          <table:table-cell table:number-columns-repeated="5"/>
        </table:table-row>
        <table:table-row table:style-name="ro1">
          <table:table-cell office:value-type="float" office:value="2.26724091882158" calcext:value-type="float">
            <text:p>2.26724091882158</text:p>
          </table:table-cell>
          <table:table-cell office:value-type="float" office:value="-1.05208573981294" calcext:value-type="float">
            <text:p>-1.05208573981294</text:p>
          </table:table-cell>
          <table:table-cell office:value-type="float" office:value="-2.14082548269536" calcext:value-type="float">
            <text:p>-2.14082548269536</text:p>
          </table:table-cell>
          <table:table-cell table:number-columns-repeated="5"/>
        </table:table-row>
        <table:table-row table:style-name="ro1">
          <table:table-cell office:value-type="float" office:value="3.19716362939998" calcext:value-type="float">
            <text:p>3.19716362939998</text:p>
          </table:table-cell>
          <table:table-cell office:value-type="float" office:value="-0.949643149688353" calcext:value-type="float">
            <text:p>-0.949643149688353</text:p>
          </table:table-cell>
          <table:table-cell office:value-type="float" office:value="-1.6390974790828" calcext:value-type="float">
            <text:p>-1.6390974790828</text:p>
          </table:table-cell>
          <table:table-cell table:number-columns-repeated="5"/>
        </table:table-row>
        <table:table-row table:style-name="ro1">
          <table:table-cell office:value-type="float" office:value="-3.07758824272443" calcext:value-type="float">
            <text:p>-3.07758824272443</text:p>
          </table:table-cell>
          <table:table-cell office:value-type="float" office:value="-1.84312194776415" calcext:value-type="float">
            <text:p>-1.84312194776415</text:p>
          </table:table-cell>
          <table:table-cell office:value-type="float" office:value="-1.48926058669202" calcext:value-type="float">
            <text:p>-1.48926058669202</text:p>
          </table:table-cell>
          <table:table-cell table:number-columns-repeated="5"/>
        </table:table-row>
        <table:table-row table:style-name="ro1">
          <table:table-cell office:value-type="float" office:value="-2.75142328302037" calcext:value-type="float">
            <text:p>-2.75142328302037</text:p>
          </table:table-cell>
          <table:table-cell office:value-type="float" office:value="0.94711556666094" calcext:value-type="float">
            <text:p>0.94711556666094</text:p>
          </table:table-cell>
          <table:table-cell office:value-type="float" office:value="-1.0750702202335" calcext:value-type="float">
            <text:p>-1.0750702202335</text:p>
          </table:table-cell>
          <table:table-cell table:number-columns-repeated="5"/>
        </table:table-row>
        <table:table-row table:style-name="ro1">
          <table:table-cell office:value-type="float" office:value="-2.13873598634087" calcext:value-type="float">
            <text:p>-2.13873598634087</text:p>
          </table:table-cell>
          <table:table-cell office:value-type="float" office:value="0.262944014734565" calcext:value-type="float">
            <text:p>0.262944014734565</text:p>
          </table:table-cell>
          <table:table-cell office:value-type="float" office:value="-0.979501323975268" calcext:value-type="float">
            <text:p>-0.979501323975268</text:p>
          </table:table-cell>
          <table:table-cell table:number-columns-repeated="5"/>
        </table:table-row>
        <table:table-row table:style-name="ro1">
          <table:table-cell office:value-type="float" office:value="3.10232533595078" calcext:value-type="float">
            <text:p>3.10232533595078</text:p>
          </table:table-cell>
          <table:table-cell office:value-type="float" office:value="-1.84312194776415" calcext:value-type="float">
            <text:p>-1.84312194776415</text:p>
          </table:table-cell>
          <table:table-cell office:value-type="float" office:value="-0.50475802018444" calcext:value-type="float">
            <text:p>-0.50475802018444</text:p>
          </table:table-cell>
          <table:table-cell table:number-columns-repeated="5"/>
        </table:table-row>
        <table:table-row table:style-name="ro1">
          <table:table-cell office:value-type="float" office:value="-0.261556642532654" calcext:value-type="float">
            <text:p>-0.261556642532654</text:p>
          </table:table-cell>
          <table:table-cell office:value-type="float" office:value="-2.93701990578164" calcext:value-type="float">
            <text:p>-2.93701990578164</text:p>
          </table:table-cell>
          <table:table-cell office:value-type="float" office:value="0.192775562840241" calcext:value-type="float">
            <text:p>0.192775562840241</text:p>
          </table:table-cell>
          <table:table-cell table:number-columns-repeated="5"/>
        </table:table-row>
        <table:table-row table:style-name="ro1">
          <table:table-cell office:value-type="float" office:value="2.26724091882158" calcext:value-type="float">
            <text:p>2.26724091882158</text:p>
          </table:table-cell>
          <table:table-cell office:value-type="float" office:value="-0.866881690670467" calcext:value-type="float">
            <text:p>-0.866881690670467</text:p>
          </table:table-cell>
          <table:table-cell office:value-type="float" office:value="0.271686564748189" calcext:value-type="float">
            <text:p>0.271686564748189</text:p>
          </table:table-cell>
          <table:table-cell table:number-columns-repeated="5"/>
        </table:table-row>
        <table:table-row table:style-name="ro1">
          <table:table-cell office:value-type="float" office:value="-0.420459110768453" calcext:value-type="float">
            <text:p>-0.420459110768453</text:p>
          </table:table-cell>
          <table:table-cell office:value-type="float" office:value="-1.05208573981294" calcext:value-type="float">
            <text:p>-1.05208573981294</text:p>
          </table:table-cell>
          <table:table-cell office:value-type="float" office:value="0.591344939932403" calcext:value-type="float">
            <text:p>0.591344939932403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2.32101144275402" calcext:value-type="float">
            <text:p>2.32101144275402</text:p>
          </table:table-cell>
          <table:table-cell office:value-type="float" office:value="0.710774221000305" calcext:value-type="float">
            <text:p>0.710774221000305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4.12350793156696" calcext:value-type="float">
            <text:p>4.12350793156696</text:p>
          </table:table-cell>
          <table:table-cell office:value-type="float" office:value="0.874741752428852" calcext:value-type="float">
            <text:p>0.874741752428852</text:p>
          </table:table-cell>
          <table:table-cell table:number-columns-repeated="5"/>
        </table:table-row>
        <table:table-row table:style-name="ro1">
          <table:table-cell office:value-type="float" office:value="2.08483368268385" calcext:value-type="float">
            <text:p>2.08483368268385</text:p>
          </table:table-cell>
          <table:table-cell office:value-type="float" office:value="-1.31794530963717" calcext:value-type="float">
            <text:p>-1.31794530963717</text:p>
          </table:table-cell>
          <table:table-cell office:value-type="float" office:value="1.61140442982141" calcext:value-type="float">
            <text:p>1.61140442982141</text:p>
          </table:table-cell>
          <table:table-cell table:number-columns-repeated="5"/>
        </table:table-row>
        <table:table-row table:style-name="ro1">
          <table:table-cell office:value-type="float" office:value="-0.492803008006144" calcext:value-type="float">
            <text:p>-0.492803008006144</text:p>
          </table:table-cell>
          <table:table-cell office:value-type="float" office:value="-1.05208573981294" calcext:value-type="float">
            <text:p>-1.05208573981294</text:p>
          </table:table-cell>
          <table:table-cell office:value-type="float" office:value="1.8702640021495" calcext:value-type="float">
            <text:p>1.8702640021495</text:p>
          </table:table-cell>
          <table:table-cell table:number-columns-repeated="5"/>
        </table:table-row>
        <table:table-row table:style-name="ro1">
          <table:table-cell office:value-type="float" office:value="-2.75142328302037" calcext:value-type="float">
            <text:p>-2.75142328302037</text:p>
          </table:table-cell>
          <table:table-cell office:value-type="float" office:value="0.846360795504226" calcext:value-type="float">
            <text:p>0.846360795504226</text:p>
          </table:table-cell>
          <table:table-cell office:value-type="float" office:value="2.50588643052223" calcext:value-type="float">
            <text:p>2.50588643052223</text:p>
          </table:table-cell>
          <table:table-cell table:number-columns-repeated="5"/>
        </table:table-row>
        <table:table-row table:style-name="ro1">
          <table:table-cell office:value-type="float" office:value="-1.79581660935252" calcext:value-type="float">
            <text:p>-1.79581660935252</text:p>
          </table:table-cell>
          <table:table-cell office:value-type="float" office:value="-1.76588798116742" calcext:value-type="float">
            <text:p>-1.76588798116742</text:p>
          </table:table-cell>
          <table:table-cell office:value-type="float" office:value="2.50755766544678" calcext:value-type="float">
            <text:p>2.50755766544678</text:p>
          </table:table-cell>
          <table:table-cell table:number-columns-repeated="5"/>
        </table:table-row>
        <table:table-row table:style-name="ro1">
          <table:table-cell office:value-type="float" office:value="1.55877827682251" calcext:value-type="float">
            <text:p>1.55877827682251</text:p>
          </table:table-cell>
          <table:table-cell office:value-type="float" office:value="-1.05208573981294" calcext:value-type="float">
            <text:p>-1.05208573981294</text:p>
          </table:table-cell>
          <table:table-cell office:value-type="float" office:value="3.39317046613403" calcext:value-type="float">
            <text:p>3.39317046613403</text:p>
          </table:table-cell>
          <table:table-cell table:number-columns-repeated="5"/>
        </table:table-row>
        <table:table-row table:style-name="ro1">
          <table:table-cell office:value-type="float" office:value="-0.190878413649242" calcext:value-type="float">
            <text:p>-0.190878413649242</text:p>
          </table:table-cell>
          <table:table-cell office:value-type="float" office:value="-0.631343924718243" calcext:value-type="float">
            <text:p>-0.631343924718243</text:p>
          </table:table-cell>
          <table:table-cell office:value-type="float" office:value="3.58882925321375" calcext:value-type="float">
            <text:p>3.58882925321375</text:p>
          </table:table-cell>
          <table:table-cell table:number-columns-repeated="5"/>
        </table:table-row>
        <table:table-row table:style-name="ro1">
          <table:table-cell office:value-type="float" office:value="2.79433630617973" calcext:value-type="float">
            <text:p>2.79433630617973</text:p>
          </table:table-cell>
          <table:table-cell office:value-type="float" office:value="-2.93701990578164" calcext:value-type="float">
            <text:p>-2.93701990578164</text:p>
          </table:table-cell>
          <table:table-cell office:value-type="float" office:value="4.45735013260841" calcext:value-type="float">
            <text:p>4.45735013260841</text:p>
          </table:table-cell>
          <table:table-cell table:number-columns-repeated="5"/>
        </table:table-row>
        <table:table-row table:style-name="ro1">
          <table:table-cell office:value-type="float" office:value="2.79433630617973" calcext:value-type="float">
            <text:p>2.79433630617973</text:p>
          </table:table-cell>
          <table:table-cell office:value-type="float" office:value="-2.93522219590835" calcext:value-type="float">
            <text:p>-2.93522219590835</text:p>
          </table:table-cell>
          <table:table-cell office:value-type="float" office:value="4.49092124291613" calcext:value-type="float">
            <text:p>4.49092124291613</text:p>
          </table:table-cell>
          <table:table-cell table:number-columns-repeated="5"/>
        </table:table-row>
        <table:table-row table:style-name="ro1">
          <table:table-cell office:value-type="float" office:value="3.19716362939998" calcext:value-type="float">
            <text:p>3.19716362939998</text:p>
          </table:table-cell>
          <table:table-cell office:value-type="float" office:value="-1.84312194776415" calcext:value-type="float">
            <text:p>-1.84312194776415</text:p>
          </table:table-cell>
          <table:table-cell office:value-type="float" office:value="4.83694357571921" calcext:value-type="float">
            <text:p>4.83694357571921</text:p>
          </table:table-cell>
          <table:table-cell table:number-columns-repeated="5"/>
        </table:table-row>
        <table:table-row table:style-name="ro1">
          <table:table-cell office:value-type="float" office:value="-2.75142328302037" calcext:value-type="float">
            <text:p>-2.75142328302037</text:p>
          </table:table-cell>
          <table:table-cell office:value-type="float" office:value="-1.84312194776415" calcext:value-type="float">
            <text:p>-1.84312194776415</text:p>
          </table:table-cell>
          <table:table-cell office:value-type="float" office:value="5.35515431358743" calcext:value-type="float">
            <text:p>5.35515431358743</text:p>
          </table:table-cell>
          <table:table-cell table:number-columns-repeated="5"/>
        </table:table-row>
        <table:table-row table:style-name="ro1">
          <table:table-cell office:value-type="float" office:value="-0.783407521952602" calcext:value-type="float">
            <text:p>-0.783407521952602</text:p>
          </table:table-cell>
          <table:table-cell office:value-type="float" office:value="-0.631343924718243" calcext:value-type="float">
            <text:p>-0.631343924718243</text:p>
          </table:table-cell>
          <table:table-cell office:value-type="float" office:value="5.71231896475073" calcext:value-type="float">
            <text:p>5.71231896475073</text:p>
          </table:table-cell>
          <table:table-cell table:number-columns-repeated="5"/>
        </table:table-row>
        <table:table-row table:style-name="ro1">
          <table:table-cell office:value-type="float" office:value="2.79433630617973" calcext:value-type="float">
            <text:p>2.79433630617973</text:p>
          </table:table-cell>
          <table:table-cell office:value-type="float" office:value="2.18708645319077" calcext:value-type="float">
            <text:p>2.18708645319077</text:p>
          </table:table-cell>
          <table:table-cell office:value-type="float" office:value="5.99099355967898" calcext:value-type="float">
            <text:p>5.99099355967898</text:p>
          </table:table-cell>
          <table:table-cell table:number-columns-repeated="5"/>
        </table:table-row>
        <table:table-row table:style-name="ro1">
          <table:table-cell office:value-type="float" office:value="-0.420459110768453" calcext:value-type="float">
            <text:p>-0.420459110768453</text:p>
          </table:table-cell>
          <table:table-cell office:value-type="float" office:value="1.85889466562078" calcext:value-type="float">
            <text:p>1.85889466562078</text:p>
          </table:table-cell>
          <table:table-cell office:value-type="float" office:value="6.08862830647793" calcext:value-type="float">
            <text:p>6.08862830647793</text:p>
          </table:table-cell>
          <table:table-cell table:number-columns-repeated="5"/>
        </table:table-row>
        <table:table-row table:style-name="ro1">
          <table:table-cell office:value-type="float" office:value="-2.24137380091586" calcext:value-type="float">
            <text:p>-2.24137380091586</text:p>
          </table:table-cell>
          <table:table-cell office:value-type="float" office:value="1.77242415475916" calcext:value-type="float">
            <text:p>1.77242415475916</text:p>
          </table:table-cell>
          <table:table-cell office:value-type="float" office:value="6.21921494956704" calcext:value-type="float">
            <text:p>6.21921494956704</text:p>
          </table:table-cell>
          <table:table-cell table:number-columns-repeated="5"/>
        </table:table-row>
        <table:table-row table:style-name="ro1">
          <table:table-cell office:value-type="float" office:value="2.26724091882158" calcext:value-type="float">
            <text:p>2.26724091882158</text:p>
          </table:table-cell>
          <table:table-cell office:value-type="float" office:value="0.75852090508779" calcext:value-type="float">
            <text:p>0.75852090508779</text:p>
          </table:table-cell>
          <table:table-cell office:value-type="float" office:value="6.26176824235246" calcext:value-type="float">
            <text:p>6.26176824235246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-2.45695172926913" calcext:value-type="float">
            <text:p>-2.45695172926913</text:p>
          </table:table-cell>
          <table:table-cell office:value-type="float" office:value="6.68150969324234" calcext:value-type="float">
            <text:p>6.68150969324234</text:p>
          </table:table-cell>
          <table:table-cell table:number-columns-repeated="5"/>
        </table:table-row>
        <table:table-row table:style-name="ro1">
          <table:table-cell office:value-type="float" office:value="3.19716362939998" calcext:value-type="float">
            <text:p>3.19716362939998</text:p>
          </table:table-cell>
          <table:table-cell office:value-type="float" office:value="-0.246028944097037" calcext:value-type="float">
            <text:p>-0.246028944097037</text:p>
          </table:table-cell>
          <table:table-cell office:value-type="float" office:value="6.7737403547804" calcext:value-type="float">
            <text:p>6.7737403547804</text:p>
          </table:table-cell>
          <table:table-cell table:number-columns-repeated="5"/>
        </table:table-row>
        <table:table-row table:style-name="ro1">
          <table:table-cell office:value-type="float" office:value="-0.420459110768453" calcext:value-type="float">
            <text:p>-0.420459110768453</text:p>
          </table:table-cell>
          <table:table-cell office:value-type="float" office:value="-1.84312194776415" calcext:value-type="float">
            <text:p>-1.84312194776415</text:p>
          </table:table-cell>
          <table:table-cell office:value-type="float" office:value="6.8279637759876" calcext:value-type="float">
            <text:p>6.8279637759876</text:p>
          </table:table-cell>
          <table:table-cell table:number-columns-repeated="5"/>
        </table:table-row>
        <table:table-row table:style-name="ro1">
          <table:table-cell office:value-type="float" office:value="0.371773639468415" calcext:value-type="float">
            <text:p>0.371773639468415</text:p>
          </table:table-cell>
          <table:table-cell office:value-type="float" office:value="0.75852090508779" calcext:value-type="float">
            <text:p>0.75852090508779</text:p>
          </table:table-cell>
          <table:table-cell office:value-type="float" office:value="7.1047224183875" calcext:value-type="float">
            <text:p>7.1047224183875</text:p>
          </table:table-cell>
          <table:table-cell table:number-columns-repeated="5"/>
        </table:table-row>
        <table:table-row table:style-name="ro1">
          <table:table-cell office:value-type="float" office:value="2.26724091882158" calcext:value-type="float">
            <text:p>2.26724091882158</text:p>
          </table:table-cell>
          <table:table-cell office:value-type="float" office:value="2.18708645319077" calcext:value-type="float">
            <text:p>2.18708645319077</text:p>
          </table:table-cell>
          <table:table-cell office:value-type="float" office:value="7.1540625754437" calcext:value-type="float">
            <text:p>7.1540625754437</text:p>
          </table:table-cell>
          <table:table-cell table:number-columns-repeated="5"/>
        </table:table-row>
        <table:table-row table:style-name="ro1">
          <table:table-cell office:value-type="float" office:value="-2.75142328302037" calcext:value-type="float">
            <text:p>-2.75142328302037</text:p>
          </table:table-cell>
          <table:table-cell office:value-type="float" office:value="0.75852090508779" calcext:value-type="float">
            <text:p>0.75852090508779</text:p>
          </table:table-cell>
          <table:table-cell office:value-type="float" office:value="7.52112920258006" calcext:value-type="float">
            <text:p>7.52112920258006</text:p>
          </table:table-cell>
          <table:table-cell table:number-columns-repeated="5"/>
        </table:table-row>
        <table:table-row table:style-name="ro1">
          <table:table-cell office:value-type="float" office:value="3.07110605284889" calcext:value-type="float">
            <text:p>3.07110605284889</text:p>
          </table:table-cell>
          <table:table-cell office:value-type="float" office:value="-0.631343924718243" calcext:value-type="float">
            <text:p>-0.631343924718243</text:p>
          </table:table-cell>
          <table:table-cell office:value-type="float" office:value="7.59549764975676" calcext:value-type="float">
            <text:p>7.59549764975676</text:p>
          </table:table-cell>
          <table:table-cell table:number-columns-repeated="5"/>
        </table:table-row>
        <table:table-row table:style-name="ro1">
          <table:table-cell office:value-type="float" office:value="3.19716362939998" calcext:value-type="float">
            <text:p>3.19716362939998</text:p>
          </table:table-cell>
          <table:table-cell office:value-type="float" office:value="2.18708645319077" calcext:value-type="float">
            <text:p>2.18708645319077</text:p>
          </table:table-cell>
          <table:table-cell office:value-type="float" office:value="7.89521279780307" calcext:value-type="float">
            <text:p>7.89521279780307</text:p>
          </table:table-cell>
          <table:table-cell table:number-columns-repeated="5"/>
        </table:table-row>
        <table:table-row table:style-name="ro1">
          <table:table-cell office:value-type="float" office:value="4.23259662945209" calcext:value-type="float">
            <text:p>4.23259662945209</text:p>
          </table:table-cell>
          <table:table-cell office:value-type="float" office:value="-0.970982958233313" calcext:value-type="float">
            <text:p>-0.970982958233313</text:p>
          </table:table-cell>
          <table:table-cell office:value-type="float" office:value="7.93211600118966" calcext:value-type="float">
            <text:p>7.93211600118966</text:p>
          </table:table-cell>
          <table:table-cell table:number-columns-repeated="5"/>
        </table:table-row>
        <table:table-row table:style-name="ro1">
          <table:table-cell office:value-type="float" office:value="0.371773639468415" calcext:value-type="float">
            <text:p>0.371773639468415</text:p>
          </table:table-cell>
          <table:table-cell office:value-type="float" office:value="0.262944014734565" calcext:value-type="float">
            <text:p>0.262944014734565</text:p>
          </table:table-cell>
          <table:table-cell office:value-type="float" office:value="7.94603667080651" calcext:value-type="float">
            <text:p>7.94603667080651</text:p>
          </table:table-cell>
          <table:table-cell table:number-columns-repeated="5"/>
        </table:table-row>
        <table:table-row table:style-name="ro1">
          <table:table-cell office:value-type="float" office:value="-0.494946533372687" calcext:value-type="float">
            <text:p>-0.494946533372687</text:p>
          </table:table-cell>
          <table:table-cell office:value-type="float" office:value="-1.84312194776415" calcext:value-type="float">
            <text:p>-1.84312194776415</text:p>
          </table:table-cell>
          <table:table-cell office:value-type="float" office:value="8.11418213792209" calcext:value-type="float">
            <text:p>8.11418213792209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1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-0.970982958233313" calcext:value-type="float">
            <text:p>-0.970982958233313</text:p>
          </table:table-cell>
          <table:table-cell office:value-type="float" office:value="-17.8829790082648" calcext:value-type="float">
            <text:p>-17.8829790082648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0.0778519688580299" calcext:value-type="float">
            <text:p>0.0778519688580299</text:p>
          </table:table-cell>
          <table:table-cell office:value-type="float" office:value="-17.8127545177911" calcext:value-type="float">
            <text:p>-17.8127545177911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-1.05208573981294" calcext:value-type="float">
            <text:p>-1.05208573981294</text:p>
          </table:table-cell>
          <table:table-cell office:value-type="float" office:value="-17.3538972359547" calcext:value-type="float">
            <text:p>-17.3538972359547</text:p>
          </table:table-cell>
          <table:table-cell table:number-columns-repeated="5"/>
        </table:table-row>
        <table:table-row table:style-name="ro1">
          <table:table-cell office:value-type="float" office:value="1.00835225219393" calcext:value-type="float">
            <text:p>1.00835225219393</text:p>
          </table:table-cell>
          <table:table-cell office:value-type="float" office:value="-1.05208573981294" calcext:value-type="float">
            <text:p>-1.05208573981294</text:p>
          </table:table-cell>
          <table:table-cell office:value-type="float" office:value="-17.3318270875209" calcext:value-type="float">
            <text:p>-17.3318270875209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1.09110564824884" calcext:value-type="float">
            <text:p>1.09110564824884</text:p>
          </table:table-cell>
          <table:table-cell office:value-type="float" office:value="-16.2068693800435" calcext:value-type="float">
            <text:p>-16.2068693800435</text:p>
          </table:table-cell>
          <table:table-cell table:number-columns-repeated="5"/>
        </table:table-row>
        <table:table-row table:style-name="ro1">
          <table:table-cell office:value-type="float" office:value="1.00835225219393" calcext:value-type="float">
            <text:p>1.00835225219393</text:p>
          </table:table-cell>
          <table:table-cell office:value-type="float" office:value="1.09110564824884" calcext:value-type="float">
            <text:p>1.09110564824884</text:p>
          </table:table-cell>
          <table:table-cell office:value-type="float" office:value="-16.1847992316097" calcext:value-type="float">
            <text:p>-16.1847992316097</text:p>
          </table:table-cell>
          <table:table-cell table:number-columns-repeated="5"/>
        </table:table-row>
        <table:table-row table:style-name="ro1">
          <table:table-cell office:value-type="float" office:value="1.08719801458326" calcext:value-type="float">
            <text:p>1.08719801458326</text:p>
          </table:table-cell>
          <table:table-cell office:value-type="float" office:value="0.0778519688580299" calcext:value-type="float">
            <text:p>0.0778519688580299</text:p>
          </table:table-cell>
          <table:table-cell office:value-type="float" office:value="-16.1755263813792" calcext:value-type="float">
            <text:p>-16.1755263813792</text:p>
          </table:table-cell>
          <table:table-cell table:number-columns-repeated="5"/>
        </table:table-row>
        <table:table-row table:style-name="ro1">
          <table:table-cell office:value-type="float" office:value="1.08719801458326" calcext:value-type="float">
            <text:p>1.08719801458326</text:p>
          </table:table-cell>
          <table:table-cell office:value-type="float" office:value="-1.05208573981294" calcext:value-type="float">
            <text:p>-1.05208573981294</text:p>
          </table:table-cell>
          <table:table-cell office:value-type="float" office:value="-15.7166690995428" calcext:value-type="float">
            <text:p>-15.7166690995428</text:p>
          </table:table-cell>
          <table:table-cell table:number-columns-repeated="5"/>
        </table:table-row>
        <table:table-row table:style-name="ro1">
          <table:table-cell office:value-type="float" office:value="-1.10456946247495" calcext:value-type="float">
            <text:p>-1.10456946247495</text:p>
          </table:table-cell>
          <table:table-cell office:value-type="float" office:value="-1.05208573981294" calcext:value-type="float">
            <text:p>-1.05208573981294</text:p>
          </table:table-cell>
          <table:table-cell office:value-type="float" office:value="-15.0603958193038" calcext:value-type="float">
            <text:p>-15.0603958193038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-2.00390528584033" calcext:value-type="float">
            <text:p>-2.00390528584033</text:p>
          </table:table-cell>
          <table:table-cell office:value-type="float" office:value="-14.9728822276654" calcext:value-type="float">
            <text:p>-14.9728822276654</text:p>
          </table:table-cell>
          <table:table-cell table:number-columns-repeated="5"/>
        </table:table-row>
        <table:table-row table:style-name="ro1">
          <table:table-cell office:value-type="float" office:value="1.08719801458326" calcext:value-type="float">
            <text:p>1.08719801458326</text:p>
          </table:table-cell>
          <table:table-cell office:value-type="float" office:value="1.09110564824884" calcext:value-type="float">
            <text:p>1.09110564824884</text:p>
          </table:table-cell>
          <table:table-cell office:value-type="float" office:value="-14.5696412436316" calcext:value-type="float">
            <text:p>-14.5696412436316</text:p>
          </table:table-cell>
          <table:table-cell table:number-columns-repeated="5"/>
        </table:table-row>
        <table:table-row table:style-name="ro1">
          <table:table-cell office:value-type="float" office:value="-1.12507521969703" calcext:value-type="float">
            <text:p>-1.12507521969703</text:p>
          </table:table-cell>
          <table:table-cell office:value-type="float" office:value="-1.05208573981294" calcext:value-type="float">
            <text:p>-1.05208573981294</text:p>
          </table:table-cell>
          <table:table-cell office:value-type="float" office:value="-14.1642991363545" calcext:value-type="float">
            <text:p>-14.1642991363545</text:p>
          </table:table-cell>
          <table:table-cell table:number-columns-repeated="5"/>
        </table:table-row>
        <table:table-row table:style-name="ro1">
          <table:table-cell office:value-type="float" office:value="0.840618584459162" calcext:value-type="float">
            <text:p>0.840618584459162</text:p>
          </table:table-cell>
          <table:table-cell office:value-type="float" office:value="-1.05208573981294" calcext:value-type="float">
            <text:p>-1.05208573981294</text:p>
          </table:table-cell>
          <table:table-cell office:value-type="float" office:value="-13.0467724093111" calcext:value-type="float">
            <text:p>-13.0467724093111</text:p>
          </table:table-cell>
          <table:table-cell table:number-columns-repeated="5"/>
        </table:table-row>
        <table:table-row table:style-name="ro1">
          <table:table-cell office:value-type="float" office:value="1.00835225219393" calcext:value-type="float">
            <text:p>1.00835225219393</text:p>
          </table:table-cell>
          <table:table-cell office:value-type="float" office:value="-1.84312194776415" calcext:value-type="float">
            <text:p>-1.84312194776415</text:p>
          </table:table-cell>
          <table:table-cell office:value-type="float" office:value="-11.0952082514657" calcext:value-type="float">
            <text:p>-11.0952082514657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-1.83688577454758" calcext:value-type="float">
            <text:p>-1.83688577454758</text:p>
          </table:table-cell>
          <table:table-cell office:value-type="float" office:value="-10.8094205415959" calcext:value-type="float">
            <text:p>-10.8094205415959</text:p>
          </table:table-cell>
          <table:table-cell table:number-columns-repeated="5"/>
        </table:table-row>
        <table:table-row table:style-name="ro1">
          <table:table-cell office:value-type="float" office:value="-2.13873598634087" calcext:value-type="float">
            <text:p>-2.13873598634087</text:p>
          </table:table-cell>
          <table:table-cell office:value-type="float" office:value="-0.970982958233313" calcext:value-type="float">
            <text:p>-0.970982958233313</text:p>
          </table:table-cell>
          <table:table-cell office:value-type="float" office:value="-10.7524910737522" calcext:value-type="float">
            <text:p>-10.7524910737522</text:p>
          </table:table-cell>
          <table:table-cell table:number-columns-repeated="5"/>
        </table:table-row>
        <table:table-row table:style-name="ro1">
          <table:table-cell office:value-type="float" office:value="0.0382171179181183" calcext:value-type="float">
            <text:p>0.0382171179181183</text:p>
          </table:table-cell>
          <table:table-cell office:value-type="float" office:value="-2.93701990578164" calcext:value-type="float">
            <text:p>-2.93701990578164</text:p>
          </table:table-cell>
          <table:table-cell office:value-type="float" office:value="-10.3127450963377" calcext:value-type="float">
            <text:p>-10.3127450963377</text:p>
          </table:table-cell>
          <table:table-cell table:number-columns-repeated="5"/>
        </table:table-row>
        <table:table-row table:style-name="ro1">
          <table:table-cell office:value-type="float" office:value="-2.13873598634087" calcext:value-type="float">
            <text:p>-2.13873598634087</text:p>
          </table:table-cell>
          <table:table-cell office:value-type="float" office:value="-1.05208573981294" calcext:value-type="float">
            <text:p>-1.05208573981294</text:p>
          </table:table-cell>
          <table:table-cell office:value-type="float" office:value="-10.2234093014421" calcext:value-type="float">
            <text:p>-10.2234093014421</text:p>
          </table:table-cell>
          <table:table-cell table:number-columns-repeated="5"/>
        </table:table-row>
        <table:table-row table:style-name="ro1">
          <table:table-cell office:value-type="float" office:value="1.08719801458326" calcext:value-type="float">
            <text:p>1.08719801458326</text:p>
          </table:table-cell>
          <table:table-cell office:value-type="float" office:value="1.85889466562078" calcext:value-type="float">
            <text:p>1.85889466562078</text:p>
          </table:table-cell>
          <table:table-cell office:value-type="float" office:value="-10.2193857329973" calcext:value-type="float">
            <text:p>-10.2193857329973</text:p>
          </table:table-cell>
          <table:table-cell table:number-columns-repeated="5"/>
        </table:table-row>
        <table:table-row table:style-name="ro1">
          <table:table-cell office:value-type="float" office:value="-0.783407521952602" calcext:value-type="float">
            <text:p>-0.783407521952602</text:p>
          </table:table-cell>
          <table:table-cell office:value-type="float" office:value="0.94711556666094" calcext:value-type="float">
            <text:p>0.94711556666094</text:p>
          </table:table-cell>
          <table:table-cell office:value-type="float" office:value="-10.0259228670661" calcext:value-type="float">
            <text:p>-10.0259228670661</text:p>
          </table:table-cell>
          <table:table-cell table:number-columns-repeated="5"/>
        </table:table-row>
        <table:table-row table:style-name="ro1">
          <table:table-cell office:value-type="float" office:value="-0.783407521952602" calcext:value-type="float">
            <text:p>-0.783407521952602</text:p>
          </table:table-cell>
          <table:table-cell office:value-type="float" office:value="-1.05208573981294" calcext:value-type="float">
            <text:p>-1.05208573981294</text:p>
          </table:table-cell>
          <table:table-cell office:value-type="float" office:value="-9.83231716930032" calcext:value-type="float">
            <text:p>-9.83231716930032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-2.93701990578164" calcext:value-type="float">
            <text:p>-2.93701990578164</text:p>
          </table:table-cell>
          <table:table-cell office:value-type="float" office:value="-9.59265260488621" calcext:value-type="float">
            <text:p>-9.59265260488621</text:p>
          </table:table-cell>
          <table:table-cell table:number-columns-repeated="5"/>
        </table:table-row>
        <table:table-row table:style-name="ro1">
          <table:table-cell office:value-type="float" office:value="1.08719801458326" calcext:value-type="float">
            <text:p>1.08719801458326</text:p>
          </table:table-cell>
          <table:table-cell office:value-type="float" office:value="-1.84312194776415" calcext:value-type="float">
            <text:p>-1.84312194776415</text:p>
          </table:table-cell>
          <table:table-cell office:value-type="float" office:value="-9.48005026348763" calcext:value-type="float">
            <text:p>-9.48005026348763</text:p>
          </table:table-cell>
          <table:table-cell table:number-columns-repeated="5"/>
        </table:table-row>
        <table:table-row table:style-name="ro1">
          <table:table-cell office:value-type="float" office:value="1.08719801458326" calcext:value-type="float">
            <text:p>1.08719801458326</text:p>
          </table:table-cell>
          <table:table-cell office:value-type="float" office:value="-1.83688577454758" calcext:value-type="float">
            <text:p>-1.83688577454758</text:p>
          </table:table-cell>
          <table:table-cell office:value-type="float" office:value="-9.17219240518399" calcext:value-type="float">
            <text:p>-9.17219240518399</text:p>
          </table:table-cell>
          <table:table-cell table:number-columns-repeated="5"/>
        </table:table-row>
        <table:table-row table:style-name="ro1">
          <table:table-cell office:value-type="float" office:value="-2.13873598634087" calcext:value-type="float">
            <text:p>-2.13873598634087</text:p>
          </table:table-cell>
          <table:table-cell office:value-type="float" office:value="1.09110564824884" calcext:value-type="float">
            <text:p>1.09110564824884</text:p>
          </table:table-cell>
          <table:table-cell office:value-type="float" office:value="-9.07638144553087" calcext:value-type="float">
            <text:p>-9.07638144553087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0.248247938091873" calcext:value-type="float">
            <text:p>0.248247938091873</text:p>
          </table:table-cell>
          <table:table-cell office:value-type="float" office:value="-9.03998498293245" calcext:value-type="float">
            <text:p>-9.03998498293245</text:p>
          </table:table-cell>
          <table:table-cell table:number-columns-repeated="5"/>
        </table:table-row>
        <table:table-row table:style-name="ro1">
          <table:table-cell office:value-type="float" office:value="-1.10456946247495" calcext:value-type="float">
            <text:p>-1.10456946247495</text:p>
          </table:table-cell>
          <table:table-cell office:value-type="float" office:value="-1.84312194776415" calcext:value-type="float">
            <text:p>-1.84312194776415</text:p>
          </table:table-cell>
          <table:table-cell office:value-type="float" office:value="-8.82377698324859" calcext:value-type="float">
            <text:p>-8.82377698324859</text:p>
          </table:table-cell>
          <table:table-cell table:number-columns-repeated="5"/>
        </table:table-row>
        <table:table-row table:style-name="ro1">
          <table:table-cell office:value-type="float" office:value="-0.783407521952602" calcext:value-type="float">
            <text:p>-0.783407521952602</text:p>
          </table:table-cell>
          <table:table-cell office:value-type="float" office:value="1.09110564824884" calcext:value-type="float">
            <text:p>1.09110564824884</text:p>
          </table:table-cell>
          <table:table-cell office:value-type="float" office:value="-8.68528931338909" calcext:value-type="float">
            <text:p>-8.68528931338909</text:p>
          </table:table-cell>
          <table:table-cell table:number-columns-repeated="5"/>
        </table:table-row>
        <table:table-row table:style-name="ro1">
          <table:table-cell office:value-type="float" office:value="-1.12507521969703" calcext:value-type="float">
            <text:p>-1.12507521969703</text:p>
          </table:table-cell>
          <table:table-cell office:value-type="float" office:value="1.85889466562078" calcext:value-type="float">
            <text:p>1.85889466562078</text:p>
          </table:table-cell>
          <table:table-cell office:value-type="float" office:value="-8.66701576980892" calcext:value-type="float">
            <text:p>-8.66701576980892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0.262944014734565" calcext:value-type="float">
            <text:p>0.262944014734565</text:p>
          </table:table-cell>
          <table:table-cell office:value-type="float" office:value="-8.10998925848786" calcext:value-type="float">
            <text:p>-8.10998925848786</text:p>
          </table:table-cell>
          <table:table-cell table:number-columns-repeated="5"/>
        </table:table-row>
        <table:table-row table:style-name="ro1">
          <table:table-cell office:value-type="float" office:value="1.08719801458326" calcext:value-type="float">
            <text:p>1.08719801458326</text:p>
          </table:table-cell>
          <table:table-cell office:value-type="float" office:value="-2.93701990578164" calcext:value-type="float">
            <text:p>-2.93701990578164</text:p>
          </table:table-cell>
          <table:table-cell office:value-type="float" office:value="-7.95542446847435" calcext:value-type="float">
            <text:p>-7.95542446847435</text:p>
          </table:table-cell>
          <table:table-cell table:number-columns-repeated="5"/>
        </table:table-row>
        <table:table-row table:style-name="ro1">
          <table:table-cell office:value-type="float" office:value="1.08719801458326" calcext:value-type="float">
            <text:p>1.08719801458326</text:p>
          </table:table-cell>
          <table:table-cell office:value-type="float" office:value="-2.93522219590835" calcext:value-type="float">
            <text:p>-2.93522219590835</text:p>
          </table:table-cell>
          <table:table-cell office:value-type="float" office:value="-7.92185335816662" calcext:value-type="float">
            <text:p>-7.92185335816662</text:p>
          </table:table-cell>
          <table:table-cell table:number-columns-repeated="5"/>
        </table:table-row>
        <table:table-row table:style-name="ro1">
          <table:table-cell office:value-type="float" office:value="3.10232533595078" calcext:value-type="float">
            <text:p>3.10232533595078</text:p>
          </table:table-cell>
          <table:table-cell office:value-type="float" office:value="-0.0508296686399854" calcext:value-type="float">
            <text:p>-0.0508296686399854</text:p>
          </table:table-cell>
          <table:table-cell office:value-type="float" office:value="-7.87075198751028" calcext:value-type="float">
            <text:p>-7.87075198751028</text:p>
          </table:table-cell>
          <table:table-cell table:number-columns-repeated="5"/>
        </table:table-row>
        <table:table-row table:style-name="ro1">
          <table:table-cell office:value-type="float" office:value="-2.13873598634087" calcext:value-type="float">
            <text:p>-2.13873598634087</text:p>
          </table:table-cell>
          <table:table-cell office:value-type="float" office:value="-2.00390528584033" calcext:value-type="float">
            <text:p>-2.00390528584033</text:p>
          </table:table-cell>
          <table:table-cell office:value-type="float" office:value="-7.84239429315283" calcext:value-type="float">
            <text:p>-7.84239429315283</text:p>
          </table:table-cell>
          <table:table-cell table:number-columns-repeated="5"/>
        </table:table-row>
        <table:table-row table:style-name="ro1">
          <table:table-cell office:value-type="float" office:value="-2.13873598634087" calcext:value-type="float">
            <text:p>-2.13873598634087</text:p>
          </table:table-cell>
          <table:table-cell office:value-type="float" office:value="-0.866881690670467" calcext:value-type="float">
            <text:p>-0.866881690670467</text:p>
          </table:table-cell>
          <table:table-cell office:value-type="float" office:value="-7.81089725399856" calcext:value-type="float">
            <text:p>-7.81089725399856</text:p>
          </table:table-cell>
          <table:table-cell table:number-columns-repeated="5"/>
        </table:table-row>
        <table:table-row table:style-name="ro1">
          <table:table-cell office:value-type="float" office:value="-0.783407521952602" calcext:value-type="float">
            <text:p>-0.783407521952602</text:p>
          </table:table-cell>
          <table:table-cell office:value-type="float" office:value="-0.866881690670467" calcext:value-type="float">
            <text:p>-0.866881690670467</text:p>
          </table:table-cell>
          <table:table-cell office:value-type="float" office:value="-7.41980512185678" calcext:value-type="float">
            <text:p>-7.41980512185678</text:p>
          </table:table-cell>
          <table:table-cell table:number-columns-repeated="5"/>
        </table:table-row>
        <table:table-row table:style-name="ro1">
          <table:table-cell office:value-type="float" office:value="-1.10456946247495" calcext:value-type="float">
            <text:p>-1.10456946247495</text:p>
          </table:table-cell>
          <table:table-cell office:value-type="float" office:value="-2.93701990578164" calcext:value-type="float">
            <text:p>-2.93701990578164</text:p>
          </table:table-cell>
          <table:table-cell office:value-type="float" office:value="-7.2991511882353" calcext:value-type="float">
            <text:p>-7.2991511882353</text:p>
          </table:table-cell>
          <table:table-cell table:number-columns-repeated="5"/>
        </table:table-row>
        <table:table-row table:style-name="ro1">
          <table:table-cell office:value-type="float" office:value="1.08719801458326" calcext:value-type="float">
            <text:p>1.08719801458326</text:p>
          </table:table-cell>
          <table:table-cell office:value-type="float" office:value="2.88674511902834" calcext:value-type="float">
            <text:p>2.88674511902834</text:p>
          </table:table-cell>
          <table:table-cell office:value-type="float" office:value="-6.59417397779308" calcext:value-type="float">
            <text:p>-6.59417397779308</text:p>
          </table:table-cell>
          <table:table-cell table:number-columns-repeated="5"/>
        </table:table-row>
        <table:table-row table:style-name="ro1">
          <table:table-cell office:value-type="float" office:value="-3.07758824272443" calcext:value-type="float">
            <text:p>-3.07758824272443</text:p>
          </table:table-cell>
          <table:table-cell office:value-type="float" office:value="1.09110564824884" calcext:value-type="float">
            <text:p>1.09110564824884</text:p>
          </table:table-cell>
          <table:table-cell office:value-type="float" office:value="-6.57885156683599" calcext:value-type="float">
            <text:p>-6.57885156683599</text:p>
          </table:table-cell>
          <table:table-cell table:number-columns-repeated="5"/>
        </table:table-row>
        <table:table-row table:style-name="ro1">
          <table:table-cell office:value-type="float" office:value="-1.12507521969703" calcext:value-type="float">
            <text:p>-1.12507521969703</text:p>
          </table:table-cell>
          <table:table-cell office:value-type="float" office:value="-2.93701990578164" calcext:value-type="float">
            <text:p>-2.93701990578164</text:p>
          </table:table-cell>
          <table:table-cell office:value-type="float" office:value="-6.40305450528597" calcext:value-type="float">
            <text:p>-6.40305450528597</text:p>
          </table:table-cell>
          <table:table-cell table:number-columns-repeated="5"/>
        </table:table-row>
        <table:table-row table:style-name="ro1">
          <table:table-cell office:value-type="float" office:value="-1.12507521969703" calcext:value-type="float">
            <text:p>-1.12507521969703</text:p>
          </table:table-cell>
          <table:table-cell office:value-type="float" office:value="-2.93522219590835" calcext:value-type="float">
            <text:p>-2.93522219590835</text:p>
          </table:table-cell>
          <table:table-cell office:value-type="float" office:value="-6.36948339497824" calcext:value-type="float">
            <text:p>-6.36948339497824</text:p>
          </table:table-cell>
          <table:table-cell table:number-columns-repeated="5"/>
        </table:table-row>
        <table:table-row table:style-name="ro1">
          <table:table-cell office:value-type="float" office:value="3.10232533595078" calcext:value-type="float">
            <text:p>3.10232533595078</text:p>
          </table:table-cell>
          <table:table-cell office:value-type="float" office:value="1.09110564824884" calcext:value-type="float">
            <text:p>1.09110564824884</text:p>
          </table:table-cell>
          <table:table-cell office:value-type="float" office:value="-5.59434900032841" calcext:value-type="float">
            <text:p>-5.59434900032841</text:p>
          </table:table-cell>
          <table:table-cell table:number-columns-repeated="5"/>
        </table:table-row>
        <table:table-row table:style-name="ro1">
          <table:table-cell office:value-type="float" office:value="1.16374284368743" calcext:value-type="float">
            <text:p>1.16374284368743</text:p>
          </table:table-cell>
          <table:table-cell office:value-type="float" office:value="-2.93701990578164" calcext:value-type="float">
            <text:p>-2.93701990578164</text:p>
          </table:table-cell>
          <table:table-cell office:value-type="float" office:value="-4.40507044570655" calcext:value-type="float">
            <text:p>-4.40507044570655</text:p>
          </table:table-cell>
          <table:table-cell table:number-columns-repeated="5"/>
        </table:table-row>
        <table:table-row table:style-name="ro1">
          <table:table-cell office:value-type="float" office:value="3.10232533595078" calcext:value-type="float">
            <text:p>3.10232533595078</text:p>
          </table:table-cell>
          <table:table-cell office:value-type="float" office:value="-0.866881690670467" calcext:value-type="float">
            <text:p>-0.866881690670467</text:p>
          </table:table-cell>
          <table:table-cell office:value-type="float" office:value="-4.32886480879609" calcext:value-type="float">
            <text:p>-4.32886480879609</text:p>
          </table:table-cell>
          <table:table-cell table:number-columns-repeated="5"/>
        </table:table-row>
        <table:table-row table:style-name="ro1">
          <table:table-cell office:value-type="float" office:value="-0.190878413649242" calcext:value-type="float">
            <text:p>-0.190878413649242</text:p>
          </table:table-cell>
          <table:table-cell office:value-type="float" office:value="-2.93701990578164" calcext:value-type="float">
            <text:p>-2.93701990578164</text:p>
          </table:table-cell>
          <table:table-cell office:value-type="float" office:value="-4.19456224976881" calcext:value-type="float">
            <text:p>-4.19456224976881</text:p>
          </table:table-cell>
          <table:table-cell table:number-columns-repeated="5"/>
        </table:table-row>
        <table:table-row table:style-name="ro1">
          <table:table-cell office:value-type="float" office:value="-2.24137380091586" calcext:value-type="float">
            <text:p>-2.24137380091586</text:p>
          </table:table-cell>
          <table:table-cell office:value-type="float" office:value="-1.05208573981294" calcext:value-type="float">
            <text:p>-1.05208573981294</text:p>
          </table:table-cell>
          <table:table-cell office:value-type="float" office:value="-3.88034651719994" calcext:value-type="float">
            <text:p>-3.88034651719994</text:p>
          </table:table-cell>
          <table:table-cell table:number-columns-repeated="5"/>
        </table:table-row>
        <table:table-row table:style-name="ro1">
          <table:table-cell office:value-type="float" office:value="-0.783407521952602" calcext:value-type="float">
            <text:p>-0.783407521952602</text:p>
          </table:table-cell>
          <table:table-cell office:value-type="float" office:value="-1.8463676019155" calcext:value-type="float">
            <text:p>-1.8463676019155</text:p>
          </table:table-cell>
          <table:table-cell office:value-type="float" office:value="-3.75257112649213" calcext:value-type="float">
            <text:p>-3.75257112649213</text:p>
          </table:table-cell>
          <table:table-cell table:number-columns-repeated="5"/>
        </table:table-row>
        <table:table-row table:style-name="ro1">
          <table:table-cell office:value-type="float" office:value="-2.13873598634087" calcext:value-type="float">
            <text:p>-2.13873598634087</text:p>
          </table:table-cell>
          <table:table-cell office:value-type="float" office:value="-1.83688577454758" calcext:value-type="float">
            <text:p>-1.83688577454758</text:p>
          </table:table-cell>
          <table:table-cell office:value-type="float" office:value="-3.67893260708326" calcext:value-type="float">
            <text:p>-3.67893260708326</text:p>
          </table:table-cell>
          <table:table-cell table:number-columns-repeated="5"/>
        </table:table-row>
        <table:table-row table:style-name="ro1">
          <table:table-cell office:value-type="float" office:value="-0.783407521952602" calcext:value-type="float">
            <text:p>-0.783407521952602</text:p>
          </table:table-cell>
          <table:table-cell office:value-type="float" office:value="-1.84312194776415" calcext:value-type="float">
            <text:p>-1.84312194776415</text:p>
          </table:table-cell>
          <table:table-cell office:value-type="float" office:value="-3.59569833324512" calcext:value-type="float">
            <text:p>-3.59569833324512</text:p>
          </table:table-cell>
          <table:table-cell table:number-columns-repeated="5"/>
        </table:table-row>
        <table:table-row table:style-name="ro1">
          <table:table-cell office:value-type="float" office:value="0.691399775862276" calcext:value-type="float">
            <text:p>0.691399775862276</text:p>
          </table:table-cell>
          <table:table-cell office:value-type="float" office:value="1.09110564824884" calcext:value-type="float">
            <text:p>1.09110564824884</text:p>
          </table:table-cell>
          <table:table-cell office:value-type="float" office:value="-3.13797689406718" calcext:value-type="float">
            <text:p>-3.1379768940671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2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0.0382171179181183" calcext:value-type="float">
            <text:p>0.0382171179181183</text:p>
          </table:table-cell>
          <table:table-cell office:value-type="float" office:value="-0.0508296686399854" calcext:value-type="float">
            <text:p>-0.0508296686399854</text:p>
          </table:table-cell>
          <table:table-cell office:value-type="float" office:value="-19.2033648586768" calcext:value-type="float">
            <text:p>-19.2033648586768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-0.0508296686399854" calcext:value-type="float">
            <text:p>-0.0508296686399854</text:p>
          </table:table-cell>
          <table:table-cell office:value-type="float" office:value="-18.4832723672253" calcext:value-type="float">
            <text:p>-18.4832723672253</text:p>
          </table:table-cell>
          <table:table-cell table:number-columns-repeated="5"/>
        </table:table-row>
        <table:table-row table:style-name="ro1">
          <table:table-cell office:value-type="float" office:value="0.0599931101328239" calcext:value-type="float">
            <text:p>0.0599931101328239</text:p>
          </table:table-cell>
          <table:table-cell office:value-type="float" office:value="-0.970982958233313" calcext:value-type="float">
            <text:p>-0.970982958233313</text:p>
          </table:table-cell>
          <table:table-cell office:value-type="float" office:value="-18.1857750986403" calcext:value-type="float">
            <text:p>-18.1857750986403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-0.970982958233313" calcext:value-type="float">
            <text:p>-0.970982958233313</text:p>
          </table:table-cell>
          <table:table-cell office:value-type="float" office:value="-17.8829790082648" calcext:value-type="float">
            <text:p>-17.8829790082648</text:p>
          </table:table-cell>
          <table:table-cell table:number-columns-repeated="5"/>
        </table:table-row>
        <table:table-row table:style-name="ro1">
          <table:table-cell office:value-type="float" office:value="0.0599931101328239" calcext:value-type="float">
            <text:p>0.0599931101328239</text:p>
          </table:table-cell>
          <table:table-cell office:value-type="float" office:value="0.94711556666094" calcext:value-type="float">
            <text:p>0.94711556666094</text:p>
          </table:table-cell>
          <table:table-cell office:value-type="float" office:value="-17.8502990240959" calcext:value-type="float">
            <text:p>-17.8502990240959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0.0778519688580299" calcext:value-type="float">
            <text:p>0.0778519688580299</text:p>
          </table:table-cell>
          <table:table-cell office:value-type="float" office:value="-17.8127545177911" calcext:value-type="float">
            <text:p>-17.8127545177911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-1.05208573981294" calcext:value-type="float">
            <text:p>-1.05208573981294</text:p>
          </table:table-cell>
          <table:table-cell office:value-type="float" office:value="-17.3538972359547" calcext:value-type="float">
            <text:p>-17.3538972359547</text:p>
          </table:table-cell>
          <table:table-cell table:number-columns-repeated="5"/>
        </table:table-row>
        <table:table-row table:style-name="ro1">
          <table:table-cell office:value-type="float" office:value="1.00835225219393" calcext:value-type="float">
            <text:p>1.00835225219393</text:p>
          </table:table-cell>
          <table:table-cell office:value-type="float" office:value="-1.05208573981294" calcext:value-type="float">
            <text:p>-1.05208573981294</text:p>
          </table:table-cell>
          <table:table-cell office:value-type="float" office:value="-17.3318270875209" calcext:value-type="float">
            <text:p>-17.3318270875209</text:p>
          </table:table-cell>
          <table:table-cell table:number-columns-repeated="5"/>
        </table:table-row>
        <table:table-row table:style-name="ro1">
          <table:table-cell office:value-type="float" office:value="1.08719801458326" calcext:value-type="float">
            <text:p>1.08719801458326</text:p>
          </table:table-cell>
          <table:table-cell office:value-type="float" office:value="-0.0508296686399854" calcext:value-type="float">
            <text:p>-0.0508296686399854</text:p>
          </table:table-cell>
          <table:table-cell office:value-type="float" office:value="-16.8460442308135" calcext:value-type="float">
            <text:p>-16.8460442308135</text:p>
          </table:table-cell>
          <table:table-cell table:number-columns-repeated="5"/>
        </table:table-row>
        <table:table-row table:style-name="ro1">
          <table:table-cell office:value-type="float" office:value="0.0599931101328239" calcext:value-type="float">
            <text:p>0.0599931101328239</text:p>
          </table:table-cell>
          <table:table-cell office:value-type="float" office:value="1.09110564824884" calcext:value-type="float">
            <text:p>1.09110564824884</text:p>
          </table:table-cell>
          <table:table-cell office:value-type="float" office:value="-16.5096654704189" calcext:value-type="float">
            <text:p>-16.5096654704189</text:p>
          </table:table-cell>
          <table:table-cell table:number-columns-repeated="5"/>
        </table:table-row>
        <table:table-row table:style-name="ro1">
          <table:table-cell office:value-type="float" office:value="1.08719801458326" calcext:value-type="float">
            <text:p>1.08719801458326</text:p>
          </table:table-cell>
          <table:table-cell office:value-type="float" office:value="-0.970982958233313" calcext:value-type="float">
            <text:p>-0.970982958233313</text:p>
          </table:table-cell>
          <table:table-cell office:value-type="float" office:value="-16.2457508718529" calcext:value-type="float">
            <text:p>-16.2457508718529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1.09110564824884" calcext:value-type="float">
            <text:p>1.09110564824884</text:p>
          </table:table-cell>
          <table:table-cell office:value-type="float" office:value="-16.2068693800435" calcext:value-type="float">
            <text:p>-16.2068693800435</text:p>
          </table:table-cell>
          <table:table-cell table:number-columns-repeated="5"/>
        </table:table-row>
        <table:table-row table:style-name="ro1">
          <table:table-cell office:value-type="float" office:value="-1.10456946247495" calcext:value-type="float">
            <text:p>-1.10456946247495</text:p>
          </table:table-cell>
          <table:table-cell office:value-type="float" office:value="-0.0508296686399854" calcext:value-type="float">
            <text:p>-0.0508296686399854</text:p>
          </table:table-cell>
          <table:table-cell office:value-type="float" office:value="-16.1897709505744" calcext:value-type="float">
            <text:p>-16.1897709505744</text:p>
          </table:table-cell>
          <table:table-cell table:number-columns-repeated="5"/>
        </table:table-row>
        <table:table-row table:style-name="ro1">
          <table:table-cell office:value-type="float" office:value="1.00835225219393" calcext:value-type="float">
            <text:p>1.00835225219393</text:p>
          </table:table-cell>
          <table:table-cell office:value-type="float" office:value="1.09110564824884" calcext:value-type="float">
            <text:p>1.09110564824884</text:p>
          </table:table-cell>
          <table:table-cell office:value-type="float" office:value="-16.1847992316097" calcext:value-type="float">
            <text:p>-16.1847992316097</text:p>
          </table:table-cell>
          <table:table-cell table:number-columns-repeated="5"/>
        </table:table-row>
        <table:table-row table:style-name="ro1">
          <table:table-cell office:value-type="float" office:value="1.08719801458326" calcext:value-type="float">
            <text:p>1.08719801458326</text:p>
          </table:table-cell>
          <table:table-cell office:value-type="float" office:value="0.0778519688580299" calcext:value-type="float">
            <text:p>0.0778519688580299</text:p>
          </table:table-cell>
          <table:table-cell office:value-type="float" office:value="-16.1755263813792" calcext:value-type="float">
            <text:p>-16.1755263813792</text:p>
          </table:table-cell>
          <table:table-cell table:number-columns-repeated="5"/>
        </table:table-row>
        <table:table-row table:style-name="ro1">
          <table:table-cell office:value-type="float" office:value="1.08719801458326" calcext:value-type="float">
            <text:p>1.08719801458326</text:p>
          </table:table-cell>
          <table:table-cell office:value-type="float" office:value="0.94711556666094" calcext:value-type="float">
            <text:p>0.94711556666094</text:p>
          </table:table-cell>
          <table:table-cell office:value-type="float" office:value="-15.9102747973086" calcext:value-type="float">
            <text:p>-15.9102747973086</text:p>
          </table:table-cell>
          <table:table-cell table:number-columns-repeated="5"/>
        </table:table-row>
        <table:table-row table:style-name="ro1">
          <table:table-cell office:value-type="float" office:value="1.08719801458326" calcext:value-type="float">
            <text:p>1.08719801458326</text:p>
          </table:table-cell>
          <table:table-cell office:value-type="float" office:value="-1.05208573981294" calcext:value-type="float">
            <text:p>-1.05208573981294</text:p>
          </table:table-cell>
          <table:table-cell office:value-type="float" office:value="-15.7166690995428" calcext:value-type="float">
            <text:p>-15.7166690995428</text:p>
          </table:table-cell>
          <table:table-cell table:number-columns-repeated="5"/>
        </table:table-row>
        <table:table-row table:style-name="ro1">
          <table:table-cell office:value-type="float" office:value="-1.10456946247495" calcext:value-type="float">
            <text:p>-1.10456946247495</text:p>
          </table:table-cell>
          <table:table-cell office:value-type="float" office:value="-0.970982958233313" calcext:value-type="float">
            <text:p>-0.970982958233313</text:p>
          </table:table-cell>
          <table:table-cell office:value-type="float" office:value="-15.5894775916139" calcext:value-type="float">
            <text:p>-15.5894775916139</text:p>
          </table:table-cell>
          <table:table-cell table:number-columns-repeated="5"/>
        </table:table-row>
        <table:table-row table:style-name="ro1">
          <table:table-cell office:value-type="float" office:value="-1.10456946247495" calcext:value-type="float">
            <text:p>-1.10456946247495</text:p>
          </table:table-cell>
          <table:table-cell office:value-type="float" office:value="0.0778519688580299" calcext:value-type="float">
            <text:p>0.0778519688580299</text:p>
          </table:table-cell>
          <table:table-cell office:value-type="float" office:value="-15.5192531011402" calcext:value-type="float">
            <text:p>-15.5192531011402</text:p>
          </table:table-cell>
          <table:table-cell table:number-columns-repeated="5"/>
        </table:table-row>
        <table:table-row table:style-name="ro1">
          <table:table-cell office:value-type="float" office:value="0.0599931101328239" calcext:value-type="float">
            <text:p>0.0599931101328239</text:p>
          </table:table-cell>
          <table:table-cell office:value-type="float" office:value="-0.866881690670467" calcext:value-type="float">
            <text:p>-0.866881690670467</text:p>
          </table:table-cell>
          <table:table-cell office:value-type="float" office:value="-15.2441812788866" calcext:value-type="float">
            <text:p>-15.2441812788866</text:p>
          </table:table-cell>
          <table:table-cell table:number-columns-repeated="5"/>
        </table:table-row>
        <table:table-row table:style-name="ro1">
          <table:table-cell office:value-type="float" office:value="-1.10456946247495" calcext:value-type="float">
            <text:p>-1.10456946247495</text:p>
          </table:table-cell>
          <table:table-cell office:value-type="float" office:value="-1.05208573981294" calcext:value-type="float">
            <text:p>-1.05208573981294</text:p>
          </table:table-cell>
          <table:table-cell office:value-type="float" office:value="-15.0603958193038" calcext:value-type="float">
            <text:p>-15.0603958193038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-2.00390528584033" calcext:value-type="float">
            <text:p>-2.00390528584033</text:p>
          </table:table-cell>
          <table:table-cell office:value-type="float" office:value="-14.9728822276654" calcext:value-type="float">
            <text:p>-14.9728822276654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-0.866881690670467" calcext:value-type="float">
            <text:p>-0.866881690670467</text:p>
          </table:table-cell>
          <table:table-cell office:value-type="float" office:value="-14.9413851885111" calcext:value-type="float">
            <text:p>-14.9413851885111</text:p>
          </table:table-cell>
          <table:table-cell table:number-columns-repeated="5"/>
        </table:table-row>
        <table:table-row table:style-name="ro1">
          <table:table-cell office:value-type="float" office:value="1.00835225219393" calcext:value-type="float">
            <text:p>1.00835225219393</text:p>
          </table:table-cell>
          <table:table-cell office:value-type="float" office:value="-0.866881690670467" calcext:value-type="float">
            <text:p>-0.866881690670467</text:p>
          </table:table-cell>
          <table:table-cell office:value-type="float" office:value="-14.9193150400774" calcext:value-type="float">
            <text:p>-14.9193150400774</text:p>
          </table:table-cell>
          <table:table-cell table:number-columns-repeated="5"/>
        </table:table-row>
        <table:table-row table:style-name="ro1">
          <table:table-cell office:value-type="float" office:value="1.08719801458326" calcext:value-type="float">
            <text:p>1.08719801458326</text:p>
          </table:table-cell>
          <table:table-cell office:value-type="float" office:value="1.09110564824884" calcext:value-type="float">
            <text:p>1.09110564824884</text:p>
          </table:table-cell>
          <table:table-cell office:value-type="float" office:value="-14.5696412436316" calcext:value-type="float">
            <text:p>-14.5696412436316</text:p>
          </table:table-cell>
          <table:table-cell table:number-columns-repeated="5"/>
        </table:table-row>
        <table:table-row table:style-name="ro1">
          <table:table-cell office:value-type="float" office:value="-1.12507521969703" calcext:value-type="float">
            <text:p>-1.12507521969703</text:p>
          </table:table-cell>
          <table:table-cell office:value-type="float" office:value="-1.05208573981294" calcext:value-type="float">
            <text:p>-1.05208573981294</text:p>
          </table:table-cell>
          <table:table-cell office:value-type="float" office:value="-14.1642991363545" calcext:value-type="float">
            <text:p>-14.1642991363545</text:p>
          </table:table-cell>
          <table:table-cell table:number-columns-repeated="5"/>
        </table:table-row>
        <table:table-row table:style-name="ro1">
          <table:table-cell office:value-type="float" office:value="-1.10456946247495" calcext:value-type="float">
            <text:p>-1.10456946247495</text:p>
          </table:table-cell>
          <table:table-cell office:value-type="float" office:value="1.09110564824884" calcext:value-type="float">
            <text:p>1.09110564824884</text:p>
          </table:table-cell>
          <table:table-cell office:value-type="float" office:value="-13.9133679633926" calcext:value-type="float">
            <text:p>-13.9133679633926</text:p>
          </table:table-cell>
          <table:table-cell table:number-columns-repeated="5"/>
        </table:table-row>
        <table:table-row table:style-name="ro1">
          <table:table-cell office:value-type="float" office:value="0.840618584459162" calcext:value-type="float">
            <text:p>0.840618584459162</text:p>
          </table:table-cell>
          <table:table-cell office:value-type="float" office:value="-0.970982958233313" calcext:value-type="float">
            <text:p>-0.970982958233313</text:p>
          </table:table-cell>
          <table:table-cell office:value-type="float" office:value="-13.5758541816212" calcext:value-type="float">
            <text:p>-13.5758541816212</text:p>
          </table:table-cell>
          <table:table-cell table:number-columns-repeated="5"/>
        </table:table-row>
        <table:table-row table:style-name="ro1">
          <table:table-cell office:value-type="float" office:value="1.08719801458326" calcext:value-type="float">
            <text:p>1.08719801458326</text:p>
          </table:table-cell>
          <table:table-cell office:value-type="float" office:value="-0.866881690670467" calcext:value-type="float">
            <text:p>-0.866881690670467</text:p>
          </table:table-cell>
          <table:table-cell office:value-type="float" office:value="-13.3041570520993" calcext:value-type="float">
            <text:p>-13.3041570520993</text:p>
          </table:table-cell>
          <table:table-cell table:number-columns-repeated="5"/>
        </table:table-row>
        <table:table-row table:style-name="ro1">
          <table:table-cell office:value-type="float" office:value="0.840618584459162" calcext:value-type="float">
            <text:p>0.840618584459162</text:p>
          </table:table-cell>
          <table:table-cell office:value-type="float" office:value="-1.05208573981294" calcext:value-type="float">
            <text:p>-1.05208573981294</text:p>
          </table:table-cell>
          <table:table-cell office:value-type="float" office:value="-13.0467724093111" calcext:value-type="float">
            <text:p>-13.0467724093111</text:p>
          </table:table-cell>
          <table:table-cell table:number-columns-repeated="5"/>
        </table:table-row>
        <table:table-row table:style-name="ro1">
          <table:table-cell office:value-type="float" office:value="-1.12507521969703" calcext:value-type="float">
            <text:p>-1.12507521969703</text:p>
          </table:table-cell>
          <table:table-cell office:value-type="float" office:value="1.09110564824884" calcext:value-type="float">
            <text:p>1.09110564824884</text:p>
          </table:table-cell>
          <table:table-cell office:value-type="float" office:value="-13.0172712804432" calcext:value-type="float">
            <text:p>-13.0172712804432</text:p>
          </table:table-cell>
          <table:table-cell table:number-columns-repeated="5"/>
        </table:table-row>
        <table:table-row table:style-name="ro1">
          <table:table-cell office:value-type="float" office:value="-1.10456946247495" calcext:value-type="float">
            <text:p>-1.10456946247495</text:p>
          </table:table-cell>
          <table:table-cell office:value-type="float" office:value="-0.866881690670467" calcext:value-type="float">
            <text:p>-0.866881690670467</text:p>
          </table:table-cell>
          <table:table-cell office:value-type="float" office:value="-12.6478837718602" calcext:value-type="float">
            <text:p>-12.6478837718602</text:p>
          </table:table-cell>
          <table:table-cell table:number-columns-repeated="5"/>
        </table:table-row>
        <table:table-row table:style-name="ro1">
          <table:table-cell office:value-type="float" office:value="1.00835225219393" calcext:value-type="float">
            <text:p>1.00835225219393</text:p>
          </table:table-cell>
          <table:table-cell office:value-type="float" office:value="1.86902279708861" calcext:value-type="float">
            <text:p>1.86902279708861</text:p>
          </table:table-cell>
          <table:table-cell office:value-type="float" office:value="-12.2767966045242" calcext:value-type="float">
            <text:p>-12.2767966045242</text:p>
          </table:table-cell>
          <table:table-cell table:number-columns-repeated="5"/>
        </table:table-row>
        <table:table-row table:style-name="ro1">
          <table:table-cell office:value-type="float" office:value="0.840618584459162" calcext:value-type="float">
            <text:p>0.840618584459162</text:p>
          </table:table-cell>
          <table:table-cell office:value-type="float" office:value="1.09110564824884" calcext:value-type="float">
            <text:p>1.09110564824884</text:p>
          </table:table-cell>
          <table:table-cell office:value-type="float" office:value="-11.8997445533998" calcext:value-type="float">
            <text:p>-11.8997445533998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1.85889466562078" calcext:value-type="float">
            <text:p>1.85889466562078</text:p>
          </table:table-cell>
          <table:table-cell office:value-type="float" office:value="-11.8566138694092" calcext:value-type="float">
            <text:p>-11.8566138694092</text:p>
          </table:table-cell>
          <table:table-cell table:number-columns-repeated="5"/>
        </table:table-row>
        <table:table-row table:style-name="ro1">
          <table:table-cell office:value-type="float" office:value="-1.12507521969703" calcext:value-type="float">
            <text:p>-1.12507521969703</text:p>
          </table:table-cell>
          <table:table-cell office:value-type="float" office:value="-0.866881690670467" calcext:value-type="float">
            <text:p>-0.866881690670467</text:p>
          </table:table-cell>
          <table:table-cell office:value-type="float" office:value="-11.7517870889109" calcext:value-type="float">
            <text:p>-11.7517870889109</text:p>
          </table:table-cell>
          <table:table-cell table:number-columns-repeated="5"/>
        </table:table-row>
        <table:table-row table:style-name="ro1">
          <table:table-cell office:value-type="float" office:value="-2.13873598634087" calcext:value-type="float">
            <text:p>-2.13873598634087</text:p>
          </table:table-cell>
          <table:table-cell office:value-type="float" office:value="-0.0508296686399854" calcext:value-type="float">
            <text:p>-0.0508296686399854</text:p>
          </table:table-cell>
          <table:table-cell office:value-type="float" office:value="-11.3527844327127" calcext:value-type="float">
            <text:p>-11.3527844327127</text:p>
          </table:table-cell>
          <table:table-cell table:number-columns-repeated="5"/>
        </table:table-row>
        <table:table-row table:style-name="ro1">
          <table:table-cell office:value-type="float" office:value="0.0599931101328239" calcext:value-type="float">
            <text:p>0.0599931101328239</text:p>
          </table:table-cell>
          <table:table-cell office:value-type="float" office:value="-1.83688577454758" calcext:value-type="float">
            <text:p>-1.83688577454758</text:p>
          </table:table-cell>
          <table:table-cell office:value-type="float" office:value="-11.1122166319713" calcext:value-type="float">
            <text:p>-11.1122166319713</text:p>
          </table:table-cell>
          <table:table-cell table:number-columns-repeated="5"/>
        </table:table-row>
        <table:table-row table:style-name="ro1">
          <table:table-cell office:value-type="float" office:value="1.00835225219393" calcext:value-type="float">
            <text:p>1.00835225219393</text:p>
          </table:table-cell>
          <table:table-cell office:value-type="float" office:value="-1.84312194776415" calcext:value-type="float">
            <text:p>-1.84312194776415</text:p>
          </table:table-cell>
          <table:table-cell office:value-type="float" office:value="-11.0952082514657" calcext:value-type="float">
            <text:p>-11.0952082514657</text:p>
          </table:table-cell>
          <table:table-cell table:number-columns-repeated="5"/>
        </table:table-row>
        <table:table-row table:style-name="ro1">
          <table:table-cell office:value-type="float" office:value="1.16374284368743" calcext:value-type="float">
            <text:p>1.16374284368743</text:p>
          </table:table-cell>
          <table:table-cell office:value-type="float" office:value="1.09110564824884" calcext:value-type="float">
            <text:p>1.09110564824884</text:p>
          </table:table-cell>
          <table:table-cell office:value-type="float" office:value="-11.0192872208638" calcext:value-type="float">
            <text:p>-11.0192872208638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-1.83688577454758" calcext:value-type="float">
            <text:p>-1.83688577454758</text:p>
          </table:table-cell>
          <table:table-cell office:value-type="float" office:value="-10.8094205415959" calcext:value-type="float">
            <text:p>-10.8094205415959</text:p>
          </table:table-cell>
          <table:table-cell table:number-columns-repeated="5"/>
        </table:table-row>
        <table:table-row table:style-name="ro1">
          <table:table-cell office:value-type="float" office:value="-2.13873598634087" calcext:value-type="float">
            <text:p>-2.13873598634087</text:p>
          </table:table-cell>
          <table:table-cell office:value-type="float" office:value="-0.970982958233313" calcext:value-type="float">
            <text:p>-0.970982958233313</text:p>
          </table:table-cell>
          <table:table-cell office:value-type="float" office:value="-10.7524910737522" calcext:value-type="float">
            <text:p>-10.7524910737522</text:p>
          </table:table-cell>
          <table:table-cell table:number-columns-repeated="5"/>
        </table:table-row>
        <table:table-row table:style-name="ro1">
          <table:table-cell office:value-type="float" office:value="-2.13873598634087" calcext:value-type="float">
            <text:p>-2.13873598634087</text:p>
          </table:table-cell>
          <table:table-cell office:value-type="float" office:value="-1.04005694109583" calcext:value-type="float">
            <text:p>-1.04005694109583</text:p>
          </table:table-cell>
          <table:table-cell office:value-type="float" office:value="-10.4642638235434" calcext:value-type="float">
            <text:p>-10.4642638235434</text:p>
          </table:table-cell>
          <table:table-cell table:number-columns-repeated="5"/>
        </table:table-row>
        <table:table-row table:style-name="ro1">
          <table:table-cell office:value-type="float" office:value="0.0382171179181183" calcext:value-type="float">
            <text:p>0.0382171179181183</text:p>
          </table:table-cell>
          <table:table-cell office:value-type="float" office:value="-2.93701990578164" calcext:value-type="float">
            <text:p>-2.93701990578164</text:p>
          </table:table-cell>
          <table:table-cell office:value-type="float" office:value="-10.3127450963377" calcext:value-type="float">
            <text:p>-10.3127450963377</text:p>
          </table:table-cell>
          <table:table-cell table:number-columns-repeated="5"/>
        </table:table-row>
        <table:table-row table:style-name="ro1">
          <table:table-cell office:value-type="float" office:value="-2.13873598634087" calcext:value-type="float">
            <text:p>-2.13873598634087</text:p>
          </table:table-cell>
          <table:table-cell office:value-type="float" office:value="-1.05208573981294" calcext:value-type="float">
            <text:p>-1.05208573981294</text:p>
          </table:table-cell>
          <table:table-cell office:value-type="float" office:value="-10.2234093014421" calcext:value-type="float">
            <text:p>-10.2234093014421</text:p>
          </table:table-cell>
          <table:table-cell table:number-columns-repeated="5"/>
        </table:table-row>
        <table:table-row table:style-name="ro1">
          <table:table-cell office:value-type="float" office:value="1.08719801458326" calcext:value-type="float">
            <text:p>1.08719801458326</text:p>
          </table:table-cell>
          <table:table-cell office:value-type="float" office:value="1.85889466562078" calcext:value-type="float">
            <text:p>1.85889466562078</text:p>
          </table:table-cell>
          <table:table-cell office:value-type="float" office:value="-10.2193857329973" calcext:value-type="float">
            <text:p>-10.2193857329973</text:p>
          </table:table-cell>
          <table:table-cell table:number-columns-repeated="5"/>
        </table:table-row>
        <table:table-row table:style-name="ro1">
          <table:table-cell office:value-type="float" office:value="-0.783407521952602" calcext:value-type="float">
            <text:p>-0.783407521952602</text:p>
          </table:table-cell>
          <table:table-cell office:value-type="float" office:value="0.94711556666094" calcext:value-type="float">
            <text:p>0.94711556666094</text:p>
          </table:table-cell>
          <table:table-cell office:value-type="float" office:value="-10.0259228670661" calcext:value-type="float">
            <text:p>-10.0259228670661</text:p>
          </table:table-cell>
          <table:table-cell table:number-columns-repeated="5"/>
        </table:table-row>
        <table:table-row table:style-name="ro1">
          <table:table-cell office:value-type="float" office:value="-0.783407521952602" calcext:value-type="float">
            <text:p>-0.783407521952602</text:p>
          </table:table-cell>
          <table:table-cell office:value-type="float" office:value="-1.05208573981294" calcext:value-type="float">
            <text:p>-1.05208573981294</text:p>
          </table:table-cell>
          <table:table-cell office:value-type="float" office:value="-9.83231716930032" calcext:value-type="float">
            <text:p>-9.83231716930032</text:p>
          </table:table-cell>
          <table:table-cell table:number-columns-repeated="5"/>
        </table:table-row>
        <table:table-row table:style-name="ro1">
          <table:table-cell office:value-type="float" office:value="1.16374284368743" calcext:value-type="float">
            <text:p>1.16374284368743</text:p>
          </table:table-cell>
          <table:table-cell office:value-type="float" office:value="-2.00390528584033" calcext:value-type="float">
            <text:p>-2.00390528584033</text:p>
          </table:table-cell>
          <table:table-cell office:value-type="float" office:value="-9.78530006848575" calcext:value-type="float">
            <text:p>-9.78530006848575</text:p>
          </table:table-cell>
          <table:table-cell table:number-columns-repeated="5"/>
        </table:table-row>
        <table:table-row table:style-name="ro1">
          <table:table-cell office:value-type="float" office:value="1.16374284368743" calcext:value-type="float">
            <text:p>1.16374284368743</text:p>
          </table:table-cell>
          <table:table-cell office:value-type="float" office:value="-0.866881690670467" calcext:value-type="float">
            <text:p>-0.866881690670467</text:p>
          </table:table-cell>
          <table:table-cell office:value-type="float" office:value="-9.75380302933149" calcext:value-type="float">
            <text:p>-9.75380302933149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3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0.0382171179181183" calcext:value-type="float">
            <text:p>0.0382171179181183</text:p>
          </table:table-cell>
          <table:table-cell office:value-type="float" office:value="-0.0508296686399854" calcext:value-type="float">
            <text:p>-0.0508296686399854</text:p>
          </table:table-cell>
          <table:table-cell office:value-type="float" office:value="-19.2033648586768" calcext:value-type="float">
            <text:p>-19.2033648586768</text:p>
          </table:table-cell>
          <table:table-cell table:number-columns-repeated="5"/>
        </table:table-row>
        <table:table-row table:style-name="ro1">
          <table:table-cell office:value-type="float" office:value="0.0382171179181183" calcext:value-type="float">
            <text:p>0.0382171179181183</text:p>
          </table:table-cell>
          <table:table-cell office:value-type="float" office:value="0.0778519688580299" calcext:value-type="float">
            <text:p>0.0778519688580299</text:p>
          </table:table-cell>
          <table:table-cell office:value-type="float" office:value="-18.5328470092426" calcext:value-type="float">
            <text:p>-18.5328470092426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-0.0508296686399854" calcext:value-type="float">
            <text:p>-0.0508296686399854</text:p>
          </table:table-cell>
          <table:table-cell office:value-type="float" office:value="-18.4832723672253" calcext:value-type="float">
            <text:p>-18.4832723672253</text:p>
          </table:table-cell>
          <table:table-cell table:number-columns-repeated="5"/>
        </table:table-row>
        <table:table-row table:style-name="ro1">
          <table:table-cell office:value-type="float" office:value="0.0599931101328239" calcext:value-type="float">
            <text:p>0.0599931101328239</text:p>
          </table:table-cell>
          <table:table-cell office:value-type="float" office:value="-0.970982958233313" calcext:value-type="float">
            <text:p>-0.970982958233313</text:p>
          </table:table-cell>
          <table:table-cell office:value-type="float" office:value="-18.1857750986403" calcext:value-type="float">
            <text:p>-18.1857750986403</text:p>
          </table:table-cell>
          <table:table-cell table:number-columns-repeated="5"/>
        </table:table-row>
        <table:table-row table:style-name="ro1">
          <table:table-cell office:value-type="float" office:value="0.0599931101328239" calcext:value-type="float">
            <text:p>0.0599931101328239</text:p>
          </table:table-cell>
          <table:table-cell office:value-type="float" office:value="0.0778519688580299" calcext:value-type="float">
            <text:p>0.0778519688580299</text:p>
          </table:table-cell>
          <table:table-cell office:value-type="float" office:value="-18.1155506081666" calcext:value-type="float">
            <text:p>-18.1155506081666</text:p>
          </table:table-cell>
          <table:table-cell table:number-columns-repeated="5"/>
        </table:table-row>
        <table:table-row table:style-name="ro1">
          <table:table-cell office:value-type="float" office:value="0.0599931101328239" calcext:value-type="float">
            <text:p>0.0599931101328239</text:p>
          </table:table-cell>
          <table:table-cell office:value-type="float" office:value="-0.0823123716041312" calcext:value-type="float">
            <text:p>-0.0823123716041312</text:p>
          </table:table-cell>
          <table:table-cell office:value-type="float" office:value="-17.9796998014638" calcext:value-type="float">
            <text:p>-17.9796998014638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-0.970982958233313" calcext:value-type="float">
            <text:p>-0.970982958233313</text:p>
          </table:table-cell>
          <table:table-cell office:value-type="float" office:value="-17.8829790082648" calcext:value-type="float">
            <text:p>-17.8829790082648</text:p>
          </table:table-cell>
          <table:table-cell table:number-columns-repeated="5"/>
        </table:table-row>
        <table:table-row table:style-name="ro1">
          <table:table-cell office:value-type="float" office:value="1.00835225219393" calcext:value-type="float">
            <text:p>1.00835225219393</text:p>
          </table:table-cell>
          <table:table-cell office:value-type="float" office:value="-0.970982958233313" calcext:value-type="float">
            <text:p>-0.970982958233313</text:p>
          </table:table-cell>
          <table:table-cell office:value-type="float" office:value="-17.860908859831" calcext:value-type="float">
            <text:p>-17.860908859831</text:p>
          </table:table-cell>
          <table:table-cell table:number-columns-repeated="5"/>
        </table:table-row>
        <table:table-row table:style-name="ro1">
          <table:table-cell office:value-type="float" office:value="0.0599931101328239" calcext:value-type="float">
            <text:p>0.0599931101328239</text:p>
          </table:table-cell>
          <table:table-cell office:value-type="float" office:value="0.94711556666094" calcext:value-type="float">
            <text:p>0.94711556666094</text:p>
          </table:table-cell>
          <table:table-cell office:value-type="float" office:value="-17.8502990240959" calcext:value-type="float">
            <text:p>-17.8502990240959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0.0778519688580299" calcext:value-type="float">
            <text:p>0.0778519688580299</text:p>
          </table:table-cell>
          <table:table-cell office:value-type="float" office:value="-17.8127545177911" calcext:value-type="float">
            <text:p>-17.8127545177911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-0.0823123716041312" calcext:value-type="float">
            <text:p>-0.0823123716041312</text:p>
          </table:table-cell>
          <table:table-cell office:value-type="float" office:value="-17.6769037110883" calcext:value-type="float">
            <text:p>-17.6769037110883</text:p>
          </table:table-cell>
          <table:table-cell table:number-columns-repeated="5"/>
        </table:table-row>
        <table:table-row table:style-name="ro1">
          <table:table-cell office:value-type="float" office:value="0.0599931101328239" calcext:value-type="float">
            <text:p>0.0599931101328239</text:p>
          </table:table-cell>
          <table:table-cell office:value-type="float" office:value="-1.05208573981294" calcext:value-type="float">
            <text:p>-1.05208573981294</text:p>
          </table:table-cell>
          <table:table-cell office:value-type="float" office:value="-17.6566933263302" calcext:value-type="float">
            <text:p>-17.6566933263302</text:p>
          </table:table-cell>
          <table:table-cell table:number-columns-repeated="5"/>
        </table:table-row>
        <table:table-row table:style-name="ro1">
          <table:table-cell office:value-type="float" office:value="1.00835225219393" calcext:value-type="float">
            <text:p>1.00835225219393</text:p>
          </table:table-cell>
          <table:table-cell office:value-type="float" office:value="-0.0823123716041312" calcext:value-type="float">
            <text:p>-0.0823123716041312</text:p>
          </table:table-cell>
          <table:table-cell office:value-type="float" office:value="-17.6548335626546" calcext:value-type="float">
            <text:p>-17.6548335626546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0.94711556666094" calcext:value-type="float">
            <text:p>0.94711556666094</text:p>
          </table:table-cell>
          <table:table-cell office:value-type="float" office:value="-17.5475029337204" calcext:value-type="float">
            <text:p>-17.5475029337204</text:p>
          </table:table-cell>
          <table:table-cell table:number-columns-repeated="5"/>
        </table:table-row>
        <table:table-row table:style-name="ro1">
          <table:table-cell office:value-type="float" office:value="1.00835225219393" calcext:value-type="float">
            <text:p>1.00835225219393</text:p>
          </table:table-cell>
          <table:table-cell office:value-type="float" office:value="0.94711556666094" calcext:value-type="float">
            <text:p>0.94711556666094</text:p>
          </table:table-cell>
          <table:table-cell office:value-type="float" office:value="-17.5254327852867" calcext:value-type="float">
            <text:p>-17.5254327852867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-1.05208573981294" calcext:value-type="float">
            <text:p>-1.05208573981294</text:p>
          </table:table-cell>
          <table:table-cell office:value-type="float" office:value="-17.3538972359547" calcext:value-type="float">
            <text:p>-17.3538972359547</text:p>
          </table:table-cell>
          <table:table-cell table:number-columns-repeated="5"/>
        </table:table-row>
        <table:table-row table:style-name="ro1">
          <table:table-cell office:value-type="float" office:value="1.00835225219393" calcext:value-type="float">
            <text:p>1.00835225219393</text:p>
          </table:table-cell>
          <table:table-cell office:value-type="float" office:value="-1.05208573981294" calcext:value-type="float">
            <text:p>-1.05208573981294</text:p>
          </table:table-cell>
          <table:table-cell office:value-type="float" office:value="-17.3318270875209" calcext:value-type="float">
            <text:p>-17.3318270875209</text:p>
          </table:table-cell>
          <table:table-cell table:number-columns-repeated="5"/>
        </table:table-row>
        <table:table-row table:style-name="ro1">
          <table:table-cell office:value-type="float" office:value="1.08719801458326" calcext:value-type="float">
            <text:p>1.08719801458326</text:p>
          </table:table-cell>
          <table:table-cell office:value-type="float" office:value="-0.0508296686399854" calcext:value-type="float">
            <text:p>-0.0508296686399854</text:p>
          </table:table-cell>
          <table:table-cell office:value-type="float" office:value="-16.8460442308135" calcext:value-type="float">
            <text:p>-16.8460442308135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0.112353562151081" calcext:value-type="float">
            <text:p>0.112353562151081</text:p>
          </table:table-cell>
          <table:table-cell office:value-type="float" office:value="-16.588937608747" calcext:value-type="float">
            <text:p>-16.588937608747</text:p>
          </table:table-cell>
          <table:table-cell table:number-columns-repeated="5"/>
        </table:table-row>
        <table:table-row table:style-name="ro1">
          <table:table-cell office:value-type="float" office:value="1.07476576894946" calcext:value-type="float">
            <text:p>1.07476576894946</text:p>
          </table:table-cell>
          <table:table-cell office:value-type="float" office:value="0.0778519688580299" calcext:value-type="float">
            <text:p>0.0778519688580299</text:p>
          </table:table-cell>
          <table:table-cell office:value-type="float" office:value="-16.5828411567716" calcext:value-type="float">
            <text:p>-16.5828411567716</text:p>
          </table:table-cell>
          <table:table-cell table:number-columns-repeated="5"/>
        </table:table-row>
        <table:table-row table:style-name="ro1">
          <table:table-cell office:value-type="float" office:value="1.00835225219393" calcext:value-type="float">
            <text:p>1.00835225219393</text:p>
          </table:table-cell>
          <table:table-cell office:value-type="float" office:value="0.112353562151081" calcext:value-type="float">
            <text:p>0.112353562151081</text:p>
          </table:table-cell>
          <table:table-cell office:value-type="float" office:value="-16.5668674603133" calcext:value-type="float">
            <text:p>-16.5668674603133</text:p>
          </table:table-cell>
          <table:table-cell table:number-columns-repeated="5"/>
        </table:table-row>
        <table:table-row table:style-name="ro1">
          <table:table-cell office:value-type="float" office:value="0.0599931101328239" calcext:value-type="float">
            <text:p>0.0599931101328239</text:p>
          </table:table-cell>
          <table:table-cell office:value-type="float" office:value="1.09110564824884" calcext:value-type="float">
            <text:p>1.09110564824884</text:p>
          </table:table-cell>
          <table:table-cell office:value-type="float" office:value="-16.5096654704189" calcext:value-type="float">
            <text:p>-16.5096654704189</text:p>
          </table:table-cell>
          <table:table-cell table:number-columns-repeated="5"/>
        </table:table-row>
        <table:table-row table:style-name="ro1">
          <table:table-cell office:value-type="float" office:value="1.08719801458326" calcext:value-type="float">
            <text:p>1.08719801458326</text:p>
          </table:table-cell>
          <table:table-cell office:value-type="float" office:value="-0.970982958233313" calcext:value-type="float">
            <text:p>-0.970982958233313</text:p>
          </table:table-cell>
          <table:table-cell office:value-type="float" office:value="-16.2457508718529" calcext:value-type="float">
            <text:p>-16.2457508718529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1.09110564824884" calcext:value-type="float">
            <text:p>1.09110564824884</text:p>
          </table:table-cell>
          <table:table-cell office:value-type="float" office:value="-16.2068693800435" calcext:value-type="float">
            <text:p>-16.2068693800435</text:p>
          </table:table-cell>
          <table:table-cell table:number-columns-repeated="5"/>
        </table:table-row>
        <table:table-row table:style-name="ro1">
          <table:table-cell office:value-type="float" office:value="-1.10456946247495" calcext:value-type="float">
            <text:p>-1.10456946247495</text:p>
          </table:table-cell>
          <table:table-cell office:value-type="float" office:value="-0.0508296686399854" calcext:value-type="float">
            <text:p>-0.0508296686399854</text:p>
          </table:table-cell>
          <table:table-cell office:value-type="float" office:value="-16.1897709505744" calcext:value-type="float">
            <text:p>-16.1897709505744</text:p>
          </table:table-cell>
          <table:table-cell table:number-columns-repeated="5"/>
        </table:table-row>
        <table:table-row table:style-name="ro1">
          <table:table-cell office:value-type="float" office:value="1.00835225219393" calcext:value-type="float">
            <text:p>1.00835225219393</text:p>
          </table:table-cell>
          <table:table-cell office:value-type="float" office:value="1.09110564824884" calcext:value-type="float">
            <text:p>1.09110564824884</text:p>
          </table:table-cell>
          <table:table-cell office:value-type="float" office:value="-16.1847992316097" calcext:value-type="float">
            <text:p>-16.1847992316097</text:p>
          </table:table-cell>
          <table:table-cell table:number-columns-repeated="5"/>
        </table:table-row>
        <table:table-row table:style-name="ro1">
          <table:table-cell office:value-type="float" office:value="1.08719801458326" calcext:value-type="float">
            <text:p>1.08719801458326</text:p>
          </table:table-cell>
          <table:table-cell office:value-type="float" office:value="0.0778519688580299" calcext:value-type="float">
            <text:p>0.0778519688580299</text:p>
          </table:table-cell>
          <table:table-cell office:value-type="float" office:value="-16.1755263813792" calcext:value-type="float">
            <text:p>-16.1755263813792</text:p>
          </table:table-cell>
          <table:table-cell table:number-columns-repeated="5"/>
        </table:table-row>
        <table:table-row table:style-name="ro1">
          <table:table-cell office:value-type="float" office:value="1.08719801458326" calcext:value-type="float">
            <text:p>1.08719801458326</text:p>
          </table:table-cell>
          <table:table-cell office:value-type="float" office:value="-0.0823123716041312" calcext:value-type="float">
            <text:p>-0.0823123716041312</text:p>
          </table:table-cell>
          <table:table-cell office:value-type="float" office:value="-16.0396755746765" calcext:value-type="float">
            <text:p>-16.0396755746765</text:p>
          </table:table-cell>
          <table:table-cell table:number-columns-repeated="5"/>
        </table:table-row>
        <table:table-row table:style-name="ro1">
          <table:table-cell office:value-type="float" office:value="1.08719801458326" calcext:value-type="float">
            <text:p>1.08719801458326</text:p>
          </table:table-cell>
          <table:table-cell office:value-type="float" office:value="0.94711556666094" calcext:value-type="float">
            <text:p>0.94711556666094</text:p>
          </table:table-cell>
          <table:table-cell office:value-type="float" office:value="-15.9102747973086" calcext:value-type="float">
            <text:p>-15.9102747973086</text:p>
          </table:table-cell>
          <table:table-cell table:number-columns-repeated="5"/>
        </table:table-row>
        <table:table-row table:style-name="ro1">
          <table:table-cell office:value-type="float" office:value="1.08719801458326" calcext:value-type="float">
            <text:p>1.08719801458326</text:p>
          </table:table-cell>
          <table:table-cell office:value-type="float" office:value="-1.05208573981294" calcext:value-type="float">
            <text:p>-1.05208573981294</text:p>
          </table:table-cell>
          <table:table-cell office:value-type="float" office:value="-15.7166690995428" calcext:value-type="float">
            <text:p>-15.7166690995428</text:p>
          </table:table-cell>
          <table:table-cell table:number-columns-repeated="5"/>
        </table:table-row>
        <table:table-row table:style-name="ro1">
          <table:table-cell office:value-type="float" office:value="-1.10456946247495" calcext:value-type="float">
            <text:p>-1.10456946247495</text:p>
          </table:table-cell>
          <table:table-cell office:value-type="float" office:value="-0.970982958233313" calcext:value-type="float">
            <text:p>-0.970982958233313</text:p>
          </table:table-cell>
          <table:table-cell office:value-type="float" office:value="-15.5894775916139" calcext:value-type="float">
            <text:p>-15.5894775916139</text:p>
          </table:table-cell>
          <table:table-cell table:number-columns-repeated="5"/>
        </table:table-row>
        <table:table-row table:style-name="ro1">
          <table:table-cell office:value-type="float" office:value="-1.10456946247495" calcext:value-type="float">
            <text:p>-1.10456946247495</text:p>
          </table:table-cell>
          <table:table-cell office:value-type="float" office:value="0.0778519688580299" calcext:value-type="float">
            <text:p>0.0778519688580299</text:p>
          </table:table-cell>
          <table:table-cell office:value-type="float" office:value="-15.5192531011402" calcext:value-type="float">
            <text:p>-15.5192531011402</text:p>
          </table:table-cell>
          <table:table-cell table:number-columns-repeated="5"/>
        </table:table-row>
        <table:table-row table:style-name="ro1">
          <table:table-cell office:value-type="float" office:value="0.0599931101328239" calcext:value-type="float">
            <text:p>0.0599931101328239</text:p>
          </table:table-cell>
          <table:table-cell office:value-type="float" office:value="-2.00390528584033" calcext:value-type="float">
            <text:p>-2.00390528584033</text:p>
          </table:table-cell>
          <table:table-cell office:value-type="float" office:value="-15.2756783180409" calcext:value-type="float">
            <text:p>-15.2756783180409</text:p>
          </table:table-cell>
          <table:table-cell table:number-columns-repeated="5"/>
        </table:table-row>
        <table:table-row table:style-name="ro1">
          <table:table-cell office:value-type="float" office:value="-1.10456946247495" calcext:value-type="float">
            <text:p>-1.10456946247495</text:p>
          </table:table-cell>
          <table:table-cell office:value-type="float" office:value="0.94711556666094" calcext:value-type="float">
            <text:p>0.94711556666094</text:p>
          </table:table-cell>
          <table:table-cell office:value-type="float" office:value="-15.2540015170695" calcext:value-type="float">
            <text:p>-15.2540015170695</text:p>
          </table:table-cell>
          <table:table-cell table:number-columns-repeated="5"/>
        </table:table-row>
        <table:table-row table:style-name="ro1">
          <table:table-cell office:value-type="float" office:value="0.0599931101328239" calcext:value-type="float">
            <text:p>0.0599931101328239</text:p>
          </table:table-cell>
          <table:table-cell office:value-type="float" office:value="-0.866881690670467" calcext:value-type="float">
            <text:p>-0.866881690670467</text:p>
          </table:table-cell>
          <table:table-cell office:value-type="float" office:value="-15.2441812788866" calcext:value-type="float">
            <text:p>-15.2441812788866</text:p>
          </table:table-cell>
          <table:table-cell table:number-columns-repeated="5"/>
        </table:table-row>
        <table:table-row table:style-name="ro1">
          <table:table-cell office:value-type="float" office:value="-1.10456946247495" calcext:value-type="float">
            <text:p>-1.10456946247495</text:p>
          </table:table-cell>
          <table:table-cell office:value-type="float" office:value="-1.05208573981294" calcext:value-type="float">
            <text:p>-1.05208573981294</text:p>
          </table:table-cell>
          <table:table-cell office:value-type="float" office:value="-15.0603958193038" calcext:value-type="float">
            <text:p>-15.0603958193038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-2.00390528584033" calcext:value-type="float">
            <text:p>-2.00390528584033</text:p>
          </table:table-cell>
          <table:table-cell office:value-type="float" office:value="-14.9728822276654" calcext:value-type="float">
            <text:p>-14.9728822276654</text:p>
          </table:table-cell>
          <table:table-cell table:number-columns-repeated="5"/>
        </table:table-row>
        <table:table-row table:style-name="ro1">
          <table:table-cell office:value-type="float" office:value="1.08719801458326" calcext:value-type="float">
            <text:p>1.08719801458326</text:p>
          </table:table-cell>
          <table:table-cell office:value-type="float" office:value="0.112353562151081" calcext:value-type="float">
            <text:p>0.112353562151081</text:p>
          </table:table-cell>
          <table:table-cell office:value-type="float" office:value="-14.9517094723352" calcext:value-type="float">
            <text:p>-14.9517094723352</text:p>
          </table:table-cell>
          <table:table-cell table:number-columns-repeated="5"/>
        </table:table-row>
        <table:table-row table:style-name="ro1">
          <table:table-cell office:value-type="float" office:value="1.00835225219393" calcext:value-type="float">
            <text:p>1.00835225219393</text:p>
          </table:table-cell>
          <table:table-cell office:value-type="float" office:value="-2.00390528584033" calcext:value-type="float">
            <text:p>-2.00390528584033</text:p>
          </table:table-cell>
          <table:table-cell office:value-type="float" office:value="-14.9508120792316" calcext:value-type="float">
            <text:p>-14.9508120792316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-0.866881690670467" calcext:value-type="float">
            <text:p>-0.866881690670467</text:p>
          </table:table-cell>
          <table:table-cell office:value-type="float" office:value="-14.9413851885111" calcext:value-type="float">
            <text:p>-14.9413851885111</text:p>
          </table:table-cell>
          <table:table-cell table:number-columns-repeated="5"/>
        </table:table-row>
        <table:table-row table:style-name="ro1">
          <table:table-cell office:value-type="float" office:value="1.00835225219393" calcext:value-type="float">
            <text:p>1.00835225219393</text:p>
          </table:table-cell>
          <table:table-cell office:value-type="float" office:value="-0.866881690670467" calcext:value-type="float">
            <text:p>-0.866881690670467</text:p>
          </table:table-cell>
          <table:table-cell office:value-type="float" office:value="-14.9193150400774" calcext:value-type="float">
            <text:p>-14.9193150400774</text:p>
          </table:table-cell>
          <table:table-cell table:number-columns-repeated="5"/>
        </table:table-row>
        <table:table-row table:style-name="ro1">
          <table:table-cell office:value-type="float" office:value="-1.12507521969703" calcext:value-type="float">
            <text:p>-1.12507521969703</text:p>
          </table:table-cell>
          <table:table-cell office:value-type="float" office:value="-0.970982958233313" calcext:value-type="float">
            <text:p>-0.970982958233313</text:p>
          </table:table-cell>
          <table:table-cell office:value-type="float" office:value="-14.6933809086645" calcext:value-type="float">
            <text:p>-14.6933809086645</text:p>
          </table:table-cell>
          <table:table-cell table:number-columns-repeated="5"/>
        </table:table-row>
        <table:table-row table:style-name="ro1">
          <table:table-cell office:value-type="float" office:value="-1.12507521969703" calcext:value-type="float">
            <text:p>-1.12507521969703</text:p>
          </table:table-cell>
          <table:table-cell office:value-type="float" office:value="0.0778519688580299" calcext:value-type="float">
            <text:p>0.0778519688580299</text:p>
          </table:table-cell>
          <table:table-cell office:value-type="float" office:value="-14.6231564181909" calcext:value-type="float">
            <text:p>-14.6231564181909</text:p>
          </table:table-cell>
          <table:table-cell table:number-columns-repeated="5"/>
        </table:table-row>
        <table:table-row table:style-name="ro1">
          <table:table-cell office:value-type="float" office:value="1.08719801458326" calcext:value-type="float">
            <text:p>1.08719801458326</text:p>
          </table:table-cell>
          <table:table-cell office:value-type="float" office:value="1.09110564824884" calcext:value-type="float">
            <text:p>1.09110564824884</text:p>
          </table:table-cell>
          <table:table-cell office:value-type="float" office:value="-14.5696412436316" calcext:value-type="float">
            <text:p>-14.5696412436316</text:p>
          </table:table-cell>
          <table:table-cell table:number-columns-repeated="5"/>
        </table:table-row>
        <table:table-row table:style-name="ro1">
          <table:table-cell office:value-type="float" office:value="0.0599931101328239" calcext:value-type="float">
            <text:p>0.0599931101328239</text:p>
          </table:table-cell>
          <table:table-cell office:value-type="float" office:value="-0.165878000162222" calcext:value-type="float">
            <text:p>-0.165878000162222</text:p>
          </table:table-cell>
          <table:table-cell office:value-type="float" office:value="-14.3096624484318" calcext:value-type="float">
            <text:p>-14.3096624484318</text:p>
          </table:table-cell>
          <table:table-cell table:number-columns-repeated="5"/>
        </table:table-row>
        <table:table-row table:style-name="ro1">
          <table:table-cell office:value-type="float" office:value="-1.12507521969703" calcext:value-type="float">
            <text:p>-1.12507521969703</text:p>
          </table:table-cell>
          <table:table-cell office:value-type="float" office:value="-1.05208573981294" calcext:value-type="float">
            <text:p>-1.05208573981294</text:p>
          </table:table-cell>
          <table:table-cell office:value-type="float" office:value="-14.1642991363545" calcext:value-type="float">
            <text:p>-14.1642991363545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-0.165878000162222" calcext:value-type="float">
            <text:p>-0.165878000162222</text:p>
          </table:table-cell>
          <table:table-cell office:value-type="float" office:value="-14.0068663580564" calcext:value-type="float">
            <text:p>-14.0068663580564</text:p>
          </table:table-cell>
          <table:table-cell table:number-columns-repeated="5"/>
        </table:table-row>
        <table:table-row table:style-name="ro1">
          <table:table-cell office:value-type="float" office:value="-1.10456946247495" calcext:value-type="float">
            <text:p>-1.10456946247495</text:p>
          </table:table-cell>
          <table:table-cell office:value-type="float" office:value="1.09110564824884" calcext:value-type="float">
            <text:p>1.09110564824884</text:p>
          </table:table-cell>
          <table:table-cell office:value-type="float" office:value="-13.9133679633926" calcext:value-type="float">
            <text:p>-13.9133679633926</text:p>
          </table:table-cell>
          <table:table-cell table:number-columns-repeated="5"/>
        </table:table-row>
        <table:table-row table:style-name="ro1">
          <table:table-cell office:value-type="float" office:value="0.840618584459162" calcext:value-type="float">
            <text:p>0.840618584459162</text:p>
          </table:table-cell>
          <table:table-cell office:value-type="float" office:value="-0.970982958233313" calcext:value-type="float">
            <text:p>-0.970982958233313</text:p>
          </table:table-cell>
          <table:table-cell office:value-type="float" office:value="-13.5758541816212" calcext:value-type="float">
            <text:p>-13.5758541816212</text:p>
          </table:table-cell>
          <table:table-cell table:number-columns-repeated="5"/>
        </table:table-row>
        <table:table-row table:style-name="ro1">
          <table:table-cell office:value-type="float" office:value="0.840618584459162" calcext:value-type="float">
            <text:p>0.840618584459162</text:p>
          </table:table-cell>
          <table:table-cell office:value-type="float" office:value="0.0778519688580299" calcext:value-type="float">
            <text:p>0.0778519688580299</text:p>
          </table:table-cell>
          <table:table-cell office:value-type="float" office:value="-13.5056296911475" calcext:value-type="float">
            <text:p>-13.505629691147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4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0.0382171179181183" calcext:value-type="float">
            <text:p>0.0382171179181183</text:p>
          </table:table-cell>
          <table:table-cell office:value-type="float" office:value="-0.0508296686399854" calcext:value-type="float">
            <text:p>-0.0508296686399854</text:p>
          </table:table-cell>
          <table:table-cell office:value-type="float" office:value="-19.2033648586768" calcext:value-type="float">
            <text:p>-19.2033648586768</text:p>
          </table:table-cell>
          <table:table-cell table:number-columns-repeated="5"/>
        </table:table-row>
        <table:table-row table:style-name="ro1">
          <table:table-cell office:value-type="float" office:value="0.0599931101328239" calcext:value-type="float">
            <text:p>0.0599931101328239</text:p>
          </table:table-cell>
          <table:table-cell office:value-type="float" office:value="-0.0508296686399854" calcext:value-type="float">
            <text:p>-0.0508296686399854</text:p>
          </table:table-cell>
          <table:table-cell office:value-type="float" office:value="-18.7860684576008" calcext:value-type="float">
            <text:p>-18.7860684576008</text:p>
          </table:table-cell>
          <table:table-cell table:number-columns-repeated="5"/>
        </table:table-row>
        <table:table-row table:style-name="ro1">
          <table:table-cell office:value-type="float" office:value="0.0382171179181183" calcext:value-type="float">
            <text:p>0.0382171179181183</text:p>
          </table:table-cell>
          <table:table-cell office:value-type="float" office:value="-0.970982958233313" calcext:value-type="float">
            <text:p>-0.970982958233313</text:p>
          </table:table-cell>
          <table:table-cell office:value-type="float" office:value="-18.6030714997163" calcext:value-type="float">
            <text:p>-18.6030714997163</text:p>
          </table:table-cell>
          <table:table-cell table:number-columns-repeated="5"/>
        </table:table-row>
        <table:table-row table:style-name="ro1">
          <table:table-cell office:value-type="float" office:value="0.0382171179181183" calcext:value-type="float">
            <text:p>0.0382171179181183</text:p>
          </table:table-cell>
          <table:table-cell office:value-type="float" office:value="0.0778519688580299" calcext:value-type="float">
            <text:p>0.0778519688580299</text:p>
          </table:table-cell>
          <table:table-cell office:value-type="float" office:value="-18.5328470092426" calcext:value-type="float">
            <text:p>-18.5328470092426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-0.0508296686399854" calcext:value-type="float">
            <text:p>-0.0508296686399854</text:p>
          </table:table-cell>
          <table:table-cell office:value-type="float" office:value="-18.4832723672253" calcext:value-type="float">
            <text:p>-18.4832723672253</text:p>
          </table:table-cell>
          <table:table-cell table:number-columns-repeated="5"/>
        </table:table-row>
        <table:table-row table:style-name="ro1">
          <table:table-cell office:value-type="float" office:value="0.0382171179181183" calcext:value-type="float">
            <text:p>0.0382171179181183</text:p>
          </table:table-cell>
          <table:table-cell office:value-type="float" office:value="0.94711556666094" calcext:value-type="float">
            <text:p>0.94711556666094</text:p>
          </table:table-cell>
          <table:table-cell office:value-type="float" office:value="-18.2675954251719" calcext:value-type="float">
            <text:p>-18.2675954251719</text:p>
          </table:table-cell>
          <table:table-cell table:number-columns-repeated="5"/>
        </table:table-row>
        <table:table-row table:style-name="ro1">
          <table:table-cell office:value-type="float" office:value="0.0599931101328239" calcext:value-type="float">
            <text:p>0.0599931101328239</text:p>
          </table:table-cell>
          <table:table-cell office:value-type="float" office:value="-0.970982958233313" calcext:value-type="float">
            <text:p>-0.970982958233313</text:p>
          </table:table-cell>
          <table:table-cell office:value-type="float" office:value="-18.1857750986403" calcext:value-type="float">
            <text:p>-18.1857750986403</text:p>
          </table:table-cell>
          <table:table-cell table:number-columns-repeated="5"/>
        </table:table-row>
        <table:table-row table:style-name="ro1">
          <table:table-cell office:value-type="float" office:value="0.0599931101328239" calcext:value-type="float">
            <text:p>0.0599931101328239</text:p>
          </table:table-cell>
          <table:table-cell office:value-type="float" office:value="0.0778519688580299" calcext:value-type="float">
            <text:p>0.0778519688580299</text:p>
          </table:table-cell>
          <table:table-cell office:value-type="float" office:value="-18.1155506081666" calcext:value-type="float">
            <text:p>-18.1155506081666</text:p>
          </table:table-cell>
          <table:table-cell table:number-columns-repeated="5"/>
        </table:table-row>
        <table:table-row table:style-name="ro1">
          <table:table-cell office:value-type="float" office:value="0.0382171179181183" calcext:value-type="float">
            <text:p>0.0382171179181183</text:p>
          </table:table-cell>
          <table:table-cell office:value-type="float" office:value="-1.05208573981294" calcext:value-type="float">
            <text:p>-1.05208573981294</text:p>
          </table:table-cell>
          <table:table-cell office:value-type="float" office:value="-18.0739897274062" calcext:value-type="float">
            <text:p>-18.0739897274062</text:p>
          </table:table-cell>
          <table:table-cell table:number-columns-repeated="5"/>
        </table:table-row>
        <table:table-row table:style-name="ro1">
          <table:table-cell office:value-type="float" office:value="0.0599931101328239" calcext:value-type="float">
            <text:p>0.0599931101328239</text:p>
          </table:table-cell>
          <table:table-cell office:value-type="float" office:value="-0.0823123716041312" calcext:value-type="float">
            <text:p>-0.0823123716041312</text:p>
          </table:table-cell>
          <table:table-cell office:value-type="float" office:value="-17.9796998014638" calcext:value-type="float">
            <text:p>-17.9796998014638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-0.970982958233313" calcext:value-type="float">
            <text:p>-0.970982958233313</text:p>
          </table:table-cell>
          <table:table-cell office:value-type="float" office:value="-17.8829790082648" calcext:value-type="float">
            <text:p>-17.8829790082648</text:p>
          </table:table-cell>
          <table:table-cell table:number-columns-repeated="5"/>
        </table:table-row>
        <table:table-row table:style-name="ro1">
          <table:table-cell office:value-type="float" office:value="-0.981858170219437" calcext:value-type="float">
            <text:p>-0.981858170219437</text:p>
          </table:table-cell>
          <table:table-cell office:value-type="float" office:value="-0.970982958233313" calcext:value-type="float">
            <text:p>-0.970982958233313</text:p>
          </table:table-cell>
          <table:table-cell office:value-type="float" office:value="-17.8625080415215" calcext:value-type="float">
            <text:p>-17.8625080415215</text:p>
          </table:table-cell>
          <table:table-cell table:number-columns-repeated="5"/>
        </table:table-row>
        <table:table-row table:style-name="ro1">
          <table:table-cell office:value-type="float" office:value="1.00835225219393" calcext:value-type="float">
            <text:p>1.00835225219393</text:p>
          </table:table-cell>
          <table:table-cell office:value-type="float" office:value="-0.970982958233313" calcext:value-type="float">
            <text:p>-0.970982958233313</text:p>
          </table:table-cell>
          <table:table-cell office:value-type="float" office:value="-17.860908859831" calcext:value-type="float">
            <text:p>-17.860908859831</text:p>
          </table:table-cell>
          <table:table-cell table:number-columns-repeated="5"/>
        </table:table-row>
        <table:table-row table:style-name="ro1">
          <table:table-cell office:value-type="float" office:value="0.0599931101328239" calcext:value-type="float">
            <text:p>0.0599931101328239</text:p>
          </table:table-cell>
          <table:table-cell office:value-type="float" office:value="0.94711556666094" calcext:value-type="float">
            <text:p>0.94711556666094</text:p>
          </table:table-cell>
          <table:table-cell office:value-type="float" office:value="-17.8502990240959" calcext:value-type="float">
            <text:p>-17.8502990240959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0.0778519688580299" calcext:value-type="float">
            <text:p>0.0778519688580299</text:p>
          </table:table-cell>
          <table:table-cell office:value-type="float" office:value="-17.8127545177911" calcext:value-type="float">
            <text:p>-17.8127545177911</text:p>
          </table:table-cell>
          <table:table-cell table:number-columns-repeated="5"/>
        </table:table-row>
        <table:table-row table:style-name="ro1">
          <table:table-cell office:value-type="float" office:value="-0.981858170219437" calcext:value-type="float">
            <text:p>-0.981858170219437</text:p>
          </table:table-cell>
          <table:table-cell office:value-type="float" office:value="0.0778519688580299" calcext:value-type="float">
            <text:p>0.0778519688580299</text:p>
          </table:table-cell>
          <table:table-cell office:value-type="float" office:value="-17.7922835510478" calcext:value-type="float">
            <text:p>-17.7922835510478</text:p>
          </table:table-cell>
          <table:table-cell table:number-columns-repeated="5"/>
        </table:table-row>
        <table:table-row table:style-name="ro1">
          <table:table-cell office:value-type="float" office:value="1.00835225219393" calcext:value-type="float">
            <text:p>1.00835225219393</text:p>
          </table:table-cell>
          <table:table-cell office:value-type="float" office:value="0.0778519688580299" calcext:value-type="float">
            <text:p>0.0778519688580299</text:p>
          </table:table-cell>
          <table:table-cell office:value-type="float" office:value="-17.7906843693573" calcext:value-type="float">
            <text:p>-17.7906843693573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-0.0823123716041312" calcext:value-type="float">
            <text:p>-0.0823123716041312</text:p>
          </table:table-cell>
          <table:table-cell office:value-type="float" office:value="-17.6769037110883" calcext:value-type="float">
            <text:p>-17.6769037110883</text:p>
          </table:table-cell>
          <table:table-cell table:number-columns-repeated="5"/>
        </table:table-row>
        <table:table-row table:style-name="ro1">
          <table:table-cell office:value-type="float" office:value="0.0599931101328239" calcext:value-type="float">
            <text:p>0.0599931101328239</text:p>
          </table:table-cell>
          <table:table-cell office:value-type="float" office:value="-1.05208573981294" calcext:value-type="float">
            <text:p>-1.05208573981294</text:p>
          </table:table-cell>
          <table:table-cell office:value-type="float" office:value="-17.6566933263302" calcext:value-type="float">
            <text:p>-17.6566933263302</text:p>
          </table:table-cell>
          <table:table-cell table:number-columns-repeated="5"/>
        </table:table-row>
        <table:table-row table:style-name="ro1">
          <table:table-cell office:value-type="float" office:value="1.00835225219393" calcext:value-type="float">
            <text:p>1.00835225219393</text:p>
          </table:table-cell>
          <table:table-cell office:value-type="float" office:value="-0.0823123716041312" calcext:value-type="float">
            <text:p>-0.0823123716041312</text:p>
          </table:table-cell>
          <table:table-cell office:value-type="float" office:value="-17.6548335626546" calcext:value-type="float">
            <text:p>-17.6548335626546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0.94711556666094" calcext:value-type="float">
            <text:p>0.94711556666094</text:p>
          </table:table-cell>
          <table:table-cell office:value-type="float" office:value="-17.5475029337204" calcext:value-type="float">
            <text:p>-17.5475029337204</text:p>
          </table:table-cell>
          <table:table-cell table:number-columns-repeated="5"/>
        </table:table-row>
        <table:table-row table:style-name="ro1">
          <table:table-cell office:value-type="float" office:value="1.00835225219393" calcext:value-type="float">
            <text:p>1.00835225219393</text:p>
          </table:table-cell>
          <table:table-cell office:value-type="float" office:value="0.94711556666094" calcext:value-type="float">
            <text:p>0.94711556666094</text:p>
          </table:table-cell>
          <table:table-cell office:value-type="float" office:value="-17.5254327852867" calcext:value-type="float">
            <text:p>-17.5254327852867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-1.05208573981294" calcext:value-type="float">
            <text:p>-1.05208573981294</text:p>
          </table:table-cell>
          <table:table-cell office:value-type="float" office:value="-17.3538972359547" calcext:value-type="float">
            <text:p>-17.3538972359547</text:p>
          </table:table-cell>
          <table:table-cell table:number-columns-repeated="5"/>
        </table:table-row>
        <table:table-row table:style-name="ro1">
          <table:table-cell office:value-type="float" office:value="1.00835225219393" calcext:value-type="float">
            <text:p>1.00835225219393</text:p>
          </table:table-cell>
          <table:table-cell office:value-type="float" office:value="-1.05208573981294" calcext:value-type="float">
            <text:p>-1.05208573981294</text:p>
          </table:table-cell>
          <table:table-cell office:value-type="float" office:value="-17.3318270875209" calcext:value-type="float">
            <text:p>-17.3318270875209</text:p>
          </table:table-cell>
          <table:table-cell table:number-columns-repeated="5"/>
        </table:table-row>
        <table:table-row table:style-name="ro1">
          <table:table-cell office:value-type="float" office:value="0.0382171179181183" calcext:value-type="float">
            <text:p>0.0382171179181183</text:p>
          </table:table-cell>
          <table:table-cell office:value-type="float" office:value="0.112353562151081" calcext:value-type="float">
            <text:p>0.112353562151081</text:p>
          </table:table-cell>
          <table:table-cell office:value-type="float" office:value="-17.3090301001985" calcext:value-type="float">
            <text:p>-17.3090301001985</text:p>
          </table:table-cell>
          <table:table-cell table:number-columns-repeated="5"/>
        </table:table-row>
        <table:table-row table:style-name="ro1">
          <table:table-cell office:value-type="float" office:value="0.0382171179181183" calcext:value-type="float">
            <text:p>0.0382171179181183</text:p>
          </table:table-cell>
          <table:table-cell office:value-type="float" office:value="1.09110564824884" calcext:value-type="float">
            <text:p>1.09110564824884</text:p>
          </table:table-cell>
          <table:table-cell office:value-type="float" office:value="-16.926961871495" calcext:value-type="float">
            <text:p>-16.926961871495</text:p>
          </table:table-cell>
          <table:table-cell table:number-columns-repeated="5"/>
        </table:table-row>
        <table:table-row table:style-name="ro1">
          <table:table-cell office:value-type="float" office:value="0.0599931101328239" calcext:value-type="float">
            <text:p>0.0599931101328239</text:p>
          </table:table-cell>
          <table:table-cell office:value-type="float" office:value="0.112353562151081" calcext:value-type="float">
            <text:p>0.112353562151081</text:p>
          </table:table-cell>
          <table:table-cell office:value-type="float" office:value="-16.8917336991225" calcext:value-type="float">
            <text:p>-16.8917336991225</text:p>
          </table:table-cell>
          <table:table-cell table:number-columns-repeated="5"/>
        </table:table-row>
        <table:table-row table:style-name="ro1">
          <table:table-cell office:value-type="float" office:value="1.08719801458326" calcext:value-type="float">
            <text:p>1.08719801458326</text:p>
          </table:table-cell>
          <table:table-cell office:value-type="float" office:value="-0.0508296686399854" calcext:value-type="float">
            <text:p>-0.0508296686399854</text:p>
          </table:table-cell>
          <table:table-cell office:value-type="float" office:value="-16.8460442308135" calcext:value-type="float">
            <text:p>-16.8460442308135</text:p>
          </table:table-cell>
          <table:table-cell table:number-columns-repeated="5"/>
        </table:table-row>
        <table:table-row table:style-name="ro1">
          <table:table-cell office:value-type="float" office:value="0.0599931101328239" calcext:value-type="float">
            <text:p>0.0599931101328239</text:p>
          </table:table-cell>
          <table:table-cell office:value-type="float" office:value="-0.905121582313485" calcext:value-type="float">
            <text:p>-0.905121582313485</text:p>
          </table:table-cell>
          <table:table-cell office:value-type="float" office:value="-16.7501771803738" calcext:value-type="float">
            <text:p>-16.7501771803738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0.112353562151081" calcext:value-type="float">
            <text:p>0.112353562151081</text:p>
          </table:table-cell>
          <table:table-cell office:value-type="float" office:value="-16.588937608747" calcext:value-type="float">
            <text:p>-16.588937608747</text:p>
          </table:table-cell>
          <table:table-cell table:number-columns-repeated="5"/>
        </table:table-row>
        <table:table-row table:style-name="ro1">
          <table:table-cell office:value-type="float" office:value="1.07476576894946" calcext:value-type="float">
            <text:p>1.07476576894946</text:p>
          </table:table-cell>
          <table:table-cell office:value-type="float" office:value="0.0778519688580299" calcext:value-type="float">
            <text:p>0.0778519688580299</text:p>
          </table:table-cell>
          <table:table-cell office:value-type="float" office:value="-16.5828411567716" calcext:value-type="float">
            <text:p>-16.5828411567716</text:p>
          </table:table-cell>
          <table:table-cell table:number-columns-repeated="5"/>
        </table:table-row>
        <table:table-row table:style-name="ro1">
          <table:table-cell office:value-type="float" office:value="1.00835225219393" calcext:value-type="float">
            <text:p>1.00835225219393</text:p>
          </table:table-cell>
          <table:table-cell office:value-type="float" office:value="0.112353562151081" calcext:value-type="float">
            <text:p>0.112353562151081</text:p>
          </table:table-cell>
          <table:table-cell office:value-type="float" office:value="-16.5668674603133" calcext:value-type="float">
            <text:p>-16.5668674603133</text:p>
          </table:table-cell>
          <table:table-cell table:number-columns-repeated="5"/>
        </table:table-row>
        <table:table-row table:style-name="ro1">
          <table:table-cell office:value-type="float" office:value="0.0599931101328239" calcext:value-type="float">
            <text:p>0.0599931101328239</text:p>
          </table:table-cell>
          <table:table-cell office:value-type="float" office:value="1.09110564824884" calcext:value-type="float">
            <text:p>1.09110564824884</text:p>
          </table:table-cell>
          <table:table-cell office:value-type="float" office:value="-16.5096654704189" calcext:value-type="float">
            <text:p>-16.5096654704189</text:p>
          </table:table-cell>
          <table:table-cell table:number-columns-repeated="5"/>
        </table:table-row>
        <table:table-row table:style-name="ro1">
          <table:table-cell office:value-type="float" office:value="1.08719801458326" calcext:value-type="float">
            <text:p>1.08719801458326</text:p>
          </table:table-cell>
          <table:table-cell office:value-type="float" office:value="-0.970982958233313" calcext:value-type="float">
            <text:p>-0.970982958233313</text:p>
          </table:table-cell>
          <table:table-cell office:value-type="float" office:value="-16.2457508718529" calcext:value-type="float">
            <text:p>-16.2457508718529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1.09110564824884" calcext:value-type="float">
            <text:p>1.09110564824884</text:p>
          </table:table-cell>
          <table:table-cell office:value-type="float" office:value="-16.2068693800435" calcext:value-type="float">
            <text:p>-16.2068693800435</text:p>
          </table:table-cell>
          <table:table-cell table:number-columns-repeated="5"/>
        </table:table-row>
        <table:table-row table:style-name="ro1">
          <table:table-cell office:value-type="float" office:value="-1.10456946247495" calcext:value-type="float">
            <text:p>-1.10456946247495</text:p>
          </table:table-cell>
          <table:table-cell office:value-type="float" office:value="-0.0508296686399854" calcext:value-type="float">
            <text:p>-0.0508296686399854</text:p>
          </table:table-cell>
          <table:table-cell office:value-type="float" office:value="-16.1897709505744" calcext:value-type="float">
            <text:p>-16.1897709505744</text:p>
          </table:table-cell>
          <table:table-cell table:number-columns-repeated="5"/>
        </table:table-row>
        <table:table-row table:style-name="ro1">
          <table:table-cell office:value-type="float" office:value="1.00835225219393" calcext:value-type="float">
            <text:p>1.00835225219393</text:p>
          </table:table-cell>
          <table:table-cell office:value-type="float" office:value="1.09110564824884" calcext:value-type="float">
            <text:p>1.09110564824884</text:p>
          </table:table-cell>
          <table:table-cell office:value-type="float" office:value="-16.1847992316097" calcext:value-type="float">
            <text:p>-16.1847992316097</text:p>
          </table:table-cell>
          <table:table-cell table:number-columns-repeated="5"/>
        </table:table-row>
        <table:table-row table:style-name="ro1">
          <table:table-cell office:value-type="float" office:value="1.08719801458326" calcext:value-type="float">
            <text:p>1.08719801458326</text:p>
          </table:table-cell>
          <table:table-cell office:value-type="float" office:value="0.0778519688580299" calcext:value-type="float">
            <text:p>0.0778519688580299</text:p>
          </table:table-cell>
          <table:table-cell office:value-type="float" office:value="-16.1755263813792" calcext:value-type="float">
            <text:p>-16.1755263813792</text:p>
          </table:table-cell>
          <table:table-cell table:number-columns-repeated="5"/>
        </table:table-row>
        <table:table-row table:style-name="ro1">
          <table:table-cell office:value-type="float" office:value="1.08719801458326" calcext:value-type="float">
            <text:p>1.08719801458326</text:p>
          </table:table-cell>
          <table:table-cell office:value-type="float" office:value="-0.0823123716041312" calcext:value-type="float">
            <text:p>-0.0823123716041312</text:p>
          </table:table-cell>
          <table:table-cell office:value-type="float" office:value="-16.0396755746765" calcext:value-type="float">
            <text:p>-16.0396755746765</text:p>
          </table:table-cell>
          <table:table-cell table:number-columns-repeated="5"/>
        </table:table-row>
        <table:table-row table:style-name="ro1">
          <table:table-cell office:value-type="float" office:value="1.08719801458326" calcext:value-type="float">
            <text:p>1.08719801458326</text:p>
          </table:table-cell>
          <table:table-cell office:value-type="float" office:value="0.94711556666094" calcext:value-type="float">
            <text:p>0.94711556666094</text:p>
          </table:table-cell>
          <table:table-cell office:value-type="float" office:value="-15.9102747973086" calcext:value-type="float">
            <text:p>-15.9102747973086</text:p>
          </table:table-cell>
          <table:table-cell table:number-columns-repeated="5"/>
        </table:table-row>
        <table:table-row table:style-name="ro1">
          <table:table-cell office:value-type="float" office:value="1.08719801458326" calcext:value-type="float">
            <text:p>1.08719801458326</text:p>
          </table:table-cell>
          <table:table-cell office:value-type="float" office:value="-1.05208573981294" calcext:value-type="float">
            <text:p>-1.05208573981294</text:p>
          </table:table-cell>
          <table:table-cell office:value-type="float" office:value="-15.7166690995428" calcext:value-type="float">
            <text:p>-15.7166690995428</text:p>
          </table:table-cell>
          <table:table-cell table:number-columns-repeated="5"/>
        </table:table-row>
        <table:table-row table:style-name="ro1">
          <table:table-cell office:value-type="float" office:value="0.0382171179181183" calcext:value-type="float">
            <text:p>0.0382171179181183</text:p>
          </table:table-cell>
          <table:table-cell office:value-type="float" office:value="-2.00390528584033" calcext:value-type="float">
            <text:p>-2.00390528584033</text:p>
          </table:table-cell>
          <table:table-cell office:value-type="float" office:value="-15.6929747191169" calcext:value-type="float">
            <text:p>-15.6929747191169</text:p>
          </table:table-cell>
          <table:table-cell table:number-columns-repeated="5"/>
        </table:table-row>
        <table:table-row table:style-name="ro1">
          <table:table-cell office:value-type="float" office:value="-1.10456946247495" calcext:value-type="float">
            <text:p>-1.10456946247495</text:p>
          </table:table-cell>
          <table:table-cell office:value-type="float" office:value="-0.970982958233313" calcext:value-type="float">
            <text:p>-0.970982958233313</text:p>
          </table:table-cell>
          <table:table-cell office:value-type="float" office:value="-15.5894775916139" calcext:value-type="float">
            <text:p>-15.5894775916139</text:p>
          </table:table-cell>
          <table:table-cell table:number-columns-repeated="5"/>
        </table:table-row>
        <table:table-row table:style-name="ro1">
          <table:table-cell office:value-type="float" office:value="-1.10456946247495" calcext:value-type="float">
            <text:p>-1.10456946247495</text:p>
          </table:table-cell>
          <table:table-cell office:value-type="float" office:value="0.0778519688580299" calcext:value-type="float">
            <text:p>0.0778519688580299</text:p>
          </table:table-cell>
          <table:table-cell office:value-type="float" office:value="-15.5192531011402" calcext:value-type="float">
            <text:p>-15.5192531011402</text:p>
          </table:table-cell>
          <table:table-cell table:number-columns-repeated="5"/>
        </table:table-row>
        <table:table-row table:style-name="ro1">
          <table:table-cell office:value-type="float" office:value="-1.10456946247495" calcext:value-type="float">
            <text:p>-1.10456946247495</text:p>
          </table:table-cell>
          <table:table-cell office:value-type="float" office:value="-0.0823123716041312" calcext:value-type="float">
            <text:p>-0.0823123716041312</text:p>
          </table:table-cell>
          <table:table-cell office:value-type="float" office:value="-15.3834022944374" calcext:value-type="float">
            <text:p>-15.3834022944374</text:p>
          </table:table-cell>
          <table:table-cell table:number-columns-repeated="5"/>
        </table:table-row>
        <table:table-row table:style-name="ro1">
          <table:table-cell office:value-type="float" office:value="0.0599931101328239" calcext:value-type="float">
            <text:p>0.0599931101328239</text:p>
          </table:table-cell>
          <table:table-cell office:value-type="float" office:value="-2.00390528584033" calcext:value-type="float">
            <text:p>-2.00390528584033</text:p>
          </table:table-cell>
          <table:table-cell office:value-type="float" office:value="-15.2756783180409" calcext:value-type="float">
            <text:p>-15.2756783180409</text:p>
          </table:table-cell>
          <table:table-cell table:number-columns-repeated="5"/>
        </table:table-row>
        <table:table-row table:style-name="ro1">
          <table:table-cell office:value-type="float" office:value="-1.10456946247495" calcext:value-type="float">
            <text:p>-1.10456946247495</text:p>
          </table:table-cell>
          <table:table-cell office:value-type="float" office:value="0.94711556666094" calcext:value-type="float">
            <text:p>0.94711556666094</text:p>
          </table:table-cell>
          <table:table-cell office:value-type="float" office:value="-15.2540015170695" calcext:value-type="float">
            <text:p>-15.2540015170695</text:p>
          </table:table-cell>
          <table:table-cell table:number-columns-repeated="5"/>
        </table:table-row>
        <table:table-row table:style-name="ro1">
          <table:table-cell office:value-type="float" office:value="0.0599931101328239" calcext:value-type="float">
            <text:p>0.0599931101328239</text:p>
          </table:table-cell>
          <table:table-cell office:value-type="float" office:value="-0.866881690670467" calcext:value-type="float">
            <text:p>-0.866881690670467</text:p>
          </table:table-cell>
          <table:table-cell office:value-type="float" office:value="-15.2441812788866" calcext:value-type="float">
            <text:p>-15.2441812788866</text:p>
          </table:table-cell>
          <table:table-cell table:number-columns-repeated="5"/>
        </table:table-row>
        <table:table-row table:style-name="ro1">
          <table:table-cell office:value-type="float" office:value="-1.10456946247495" calcext:value-type="float">
            <text:p>-1.10456946247495</text:p>
          </table:table-cell>
          <table:table-cell office:value-type="float" office:value="-1.05208573981294" calcext:value-type="float">
            <text:p>-1.05208573981294</text:p>
          </table:table-cell>
          <table:table-cell office:value-type="float" office:value="-15.0603958193038" calcext:value-type="float">
            <text:p>-15.0603958193038</text:p>
          </table:table-cell>
          <table:table-cell table:number-columns-repeated="5"/>
        </table:table-row>
        <table:table-row table:style-name="ro1">
          <table:table-cell office:value-type="float" office:value="-1.00321209780664" calcext:value-type="float">
            <text:p>-1.00321209780664</text:p>
          </table:table-cell>
          <table:table-cell office:value-type="float" office:value="-2.00390528584033" calcext:value-type="float">
            <text:p>-2.00390528584033</text:p>
          </table:table-cell>
          <table:table-cell office:value-type="float" office:value="-14.9728822276654" calcext:value-type="float">
            <text:p>-14.9728822276654</text:p>
          </table:table-cell>
          <table:table-cell table:number-columns-repeated="5"/>
        </table:table-row>
      </table:table>
      <table:table table:name="rastragin-pamiec-wieksza" table:style-name="ta1">
        <table:shapes>
          <draw:frame draw:z-index="0" draw:style-name="gr1" draw:text-style-name="P1" svg:width="16.714cm" svg:height="10.148cm" svg:x="14.363cm" svg:y="4.195cm">
            <draw:object draw:notify-on-update-of-ranges="'rastragin-pamiec-wieksza'.E2:'rastragin-pamiec-wieksza'.E7 'rastragin-pamiec-wieksza'.F1:'rastragin-pamiec-wieksza'.F1 'rastragin-pamiec-wieksza'.F2:'rastragin-pamiec-wieksza'.F7 'rastragin-pamiec-wieksza'.G1:'rastragin-pamiec-wieksza'.G1 'rastragin-pamiec-wieksza'.G2:'rastragin-pamiec-wieksza'.G7 'rastragin-pamiec-wieksza'.H1:'rastragin-pamiec-wieksza'.H1 'rastragin-pamiec-wieksza'.H2:'rastragin-pamiec-wieksza'.H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f(x,y)</text:p>
          </table:table-cell>
          <table:table-cell/>
          <table:table-cell table:style-name="ce1" office:value-type="string" calcext:value-type="string">
            <text:p>iteracj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interacje 0</text:p>
          </table:table-cell>
          <table:covered-table-cell table:number-columns-repeated="2"/>
          <table:table-cell/>
          <table:table-cell office:value-type="float" office:value="0" calcext:value-type="float">
            <text:p>0</text:p>
          </table:table-cell>
          <table:table-cell table:formula="of:=MIN([.C3:.C77])" office:value-type="float" office:value="-13.0758070657247" calcext:value-type="float">
            <text:p>-13.0758070657247</text:p>
          </table:table-cell>
          <table:table-cell table:formula="of:=MAX([.C3:.C77])" office:value-type="float" office:value="49.3365426384582" calcext:value-type="float">
            <text:p>49.3365426384582</text:p>
          </table:table-cell>
          <table:table-cell table:formula="of:=AVERAGE([.C3:.C77])" office:value-type="float" office:value="16.5847122037197" calcext:value-type="float">
            <text:p>16.5847122037197</text:p>
          </table:table-cell>
        </table:table-row>
        <table:table-row table:style-name="ro1">
          <table:table-cell table:style-name="ce6" office:value-type="float" office:value="1.13021972529932" calcext:value-type="float">
            <text:p>1.1302197253</text:p>
          </table:table-cell>
          <table:table-cell table:style-name="ce6" office:value-type="float" office:value="1.08240101069048" calcext:value-type="float">
            <text:p>1.0824010107</text:p>
          </table:table-cell>
          <table:table-cell table:style-name="ce6" office:value-type="float" office:value="-13.0758070657247" calcext:value-type="float">
            <text:p>-13.0758070657</text:p>
          </table:table-cell>
          <table:table-cell/>
          <table:table-cell office:value-type="float" office:value="99" calcext:value-type="float">
            <text:p>99</text:p>
          </table:table-cell>
          <table:table-cell table:formula="of:=MIN([.C79:.C153])" office:value-type="float" office:value="-16.5518904825443" calcext:value-type="float">
            <text:p>-16.5518904825443</text:p>
          </table:table-cell>
          <table:table-cell table:formula="of:=MAX([.C79:.C153])" office:value-type="float" office:value="12.1192692739906" calcext:value-type="float">
            <text:p>12.1192692739906</text:p>
          </table:table-cell>
          <table:table-cell table:formula="of:=AVERAGE([.C79:.C153])" office:value-type="float" office:value="-0.0647600657465741" calcext:value-type="float">
            <text:p>-0.0647600657465741</text:p>
          </table:table-cell>
        </table:table-row>
        <table:table-row table:style-name="ro1">
          <table:table-cell table:style-name="ce6" office:value-type="float" office:value="2.90968838486563" calcext:value-type="float">
            <text:p>2.9096883849</text:p>
          </table:table-cell>
          <table:table-cell table:style-name="ce6" office:value-type="float" office:value="-0.0199354629847992" calcext:value-type="float">
            <text:p>-0.0199354630</text:p>
          </table:table-cell>
          <table:table-cell table:style-name="ce6" office:value-type="float" office:value="-9.88774243582002" calcext:value-type="float">
            <text:p>-9.8877424358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MIN([.C155:.C229])" office:value-type="float" office:value="-16.5518904825443" calcext:value-type="float">
            <text:p>-16.5518904825443</text:p>
          </table:table-cell>
          <table:table-cell table:formula="of:=MAX([.C155:.C229])" office:value-type="float" office:value="0.451907078955914" calcext:value-type="float">
            <text:p>0.451907078955914</text:p>
          </table:table-cell>
          <table:table-cell table:formula="of:=AVERAGE([.C155:.C229])" office:value-type="float" office:value="-6.41085435949694" calcext:value-type="float">
            <text:p>-6.41085435949694</text:p>
          </table:table-cell>
        </table:table-row>
        <table:table-row table:style-name="ro1">
          <table:table-cell table:style-name="ce6" office:value-type="float" office:value="0.215206705530147" calcext:value-type="float">
            <text:p>0.2152067055</text:p>
          </table:table-cell>
          <table:table-cell table:style-name="ce6" office:value-type="float" office:value="1.09660225372965" calcext:value-type="float">
            <text:p>1.0966022537</text:p>
          </table:table-cell>
          <table:table-cell table:style-name="ce6" office:value-type="float" office:value="-9.13370644458035" calcext:value-type="float">
            <text:p>-9.1337064446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MIN([.C231:.C305])" office:value-type="float" office:value="-17.4482194393933" calcext:value-type="float">
            <text:p>-17.4482194393933</text:p>
          </table:table-cell>
          <table:table-cell table:formula="of:=MAX([.C231:.C305])" office:value-type="float" office:value="-4.19506539293147" calcext:value-type="float">
            <text:p>-4.19506539293147</text:p>
          </table:table-cell>
          <table:table-cell table:formula="of:=AVERAGE([.C231:.C305])" office:value-type="float" office:value="-9.24358690755917" calcext:value-type="float">
            <text:p>-9.24358690755917</text:p>
          </table:table-cell>
        </table:table-row>
        <table:table-row table:style-name="ro1">
          <table:table-cell table:style-name="ce6" office:value-type="float" office:value="-2.99432473433942" calcext:value-type="float">
            <text:p>-2.9943247343</text:p>
          </table:table-cell>
          <table:table-cell table:style-name="ce6" office:value-type="float" office:value="0.10222777620885" calcext:value-type="float">
            <text:p>0.1022277762</text:p>
          </table:table-cell>
          <table:table-cell table:style-name="ce6" office:value-type="float" office:value="-9.02431647496117" calcext:value-type="float">
            <text:p>-9.0243164750</text:p>
          </table:table-cell>
          <table:table-cell/>
          <table:table-cell office:value-type="float" office:value="399" calcext:value-type="float">
            <text:p>399</text:p>
          </table:table-cell>
          <table:table-cell table:formula="of:=MIN([.C307:.C381])" office:value-type="float" office:value="-18.6602468703108" calcext:value-type="float">
            <text:p>-18.6602468703108</text:p>
          </table:table-cell>
          <table:table-cell table:formula="of:=MAX([.C307:.C381])" office:value-type="float" office:value="-7.79114064697768" calcext:value-type="float">
            <text:p>-7.79114064697768</text:p>
          </table:table-cell>
          <table:table-cell table:formula="of:=AVERAGE([.C307:.C381])" office:value-type="float" office:value="-12.0917647755053" calcext:value-type="float">
            <text:p>-12.0917647755053</text:p>
          </table:table-cell>
        </table:table-row>
        <table:table-row table:style-name="ro1">
          <table:table-cell table:style-name="ce6" office:value-type="float" office:value="-2.14202715680561" calcext:value-type="float">
            <text:p>-2.1420271568</text:p>
          </table:table-cell>
          <table:table-cell table:style-name="ce6" office:value-type="float" office:value="-0.897133596863771" calcext:value-type="float">
            <text:p>-0.8971335969</text:p>
          </table:table-cell>
          <table:table-cell table:style-name="ce6" office:value-type="float" office:value="-8.86545884871655" calcext:value-type="float">
            <text:p>-8.8654588487</text:p>
          </table:table-cell>
          <table:table-cell/>
          <table:table-cell office:value-type="float" office:value="499" calcext:value-type="float">
            <text:p>499</text:p>
          </table:table-cell>
          <table:table-cell table:formula="of:=MIN([.C383:.C457])" office:value-type="float" office:value="-18.6602468703108" calcext:value-type="float">
            <text:p>-18.6602468703108</text:p>
          </table:table-cell>
          <table:table-cell table:formula="of:=MAX([.C383:.C457])" office:value-type="float" office:value="-9.22015321094263" calcext:value-type="float">
            <text:p>-9.22015321094263</text:p>
          </table:table-cell>
          <table:table-cell table:formula="of:=AVERAGE([.C383:.C457])" office:value-type="float" office:value="-13.070450661838" calcext:value-type="float">
            <text:p>-13.070450661838</text:p>
          </table:table-cell>
        </table:table-row>
        <table:table-row table:style-name="ro1">
          <table:table-cell table:style-name="ce6" office:value-type="float" office:value="0.127395409951718" calcext:value-type="float">
            <text:p>0.1273954100</text:p>
          </table:table-cell>
          <table:table-cell table:style-name="ce6" office:value-type="float" office:value="2.18219890864537" calcext:value-type="float">
            <text:p>2.1821989086</text:p>
          </table:table-cell>
          <table:table-cell table:style-name="ce6" office:value-type="float" office:value="-6.31800228008958" calcext:value-type="float">
            <text:p>-6.3180022801</text:p>
          </table:table-cell>
          <table:table-cell table:number-columns-repeated="5"/>
        </table:table-row>
        <table:table-row table:style-name="ro1">
          <table:table-cell table:style-name="ce6" office:value-type="float" office:value="-3.10447191167993" calcext:value-type="float">
            <text:p>-3.1044719117</text:p>
          </table:table-cell>
          <table:table-cell table:style-name="ce6" office:value-type="float" office:value="-0.118049405460329" calcext:value-type="float">
            <text:p>-0.1180494055</text:p>
          </table:table-cell>
          <table:table-cell table:style-name="ce6" office:value-type="float" office:value="-5.64319622938073" calcext:value-type="float">
            <text:p>-5.6431962294</text:p>
          </table:table-cell>
          <table:table-cell table:number-columns-repeated="5"/>
        </table:table-row>
        <table:table-row table:style-name="ro1">
          <table:table-cell table:style-name="ce6" office:value-type="float" office:value="3.08769145370033" calcext:value-type="float">
            <text:p>3.0876914537</text:p>
          </table:table-cell>
          <table:table-cell table:style-name="ce6" office:value-type="float" office:value="-1.96090229045688" calcext:value-type="float">
            <text:p>-1.9609022905</text:p>
          </table:table-cell>
          <table:table-cell table:style-name="ce6" office:value-type="float" office:value="-4.84090858473312" calcext:value-type="float">
            <text:p>-4.8409085847</text:p>
          </table:table-cell>
          <table:table-cell table:number-columns-repeated="5"/>
        </table:table-row>
        <table:table-row table:style-name="ro1">
          <table:table-cell table:style-name="ce6" office:value-type="float" office:value="-0.871957940138361" calcext:value-type="float">
            <text:p>-0.8719579401</text:p>
          </table:table-cell>
          <table:table-cell table:style-name="ce6" office:value-type="float" office:value="-1.29338959693282" calcext:value-type="float">
            <text:p>-1.2933895969</text:p>
          </table:table-cell>
          <table:table-cell table:style-name="ce6" office:value-type="float" office:value="-1.80885899858628" calcext:value-type="float">
            <text:p>-1.8088589986</text:p>
          </table:table-cell>
          <table:table-cell table:number-columns-repeated="5"/>
        </table:table-row>
        <table:table-row table:style-name="ro1">
          <table:table-cell table:style-name="ce6" office:value-type="float" office:value="1.26567346501191" calcext:value-type="float">
            <text:p>1.2656734650</text:p>
          </table:table-cell>
          <table:table-cell table:style-name="ce6" office:value-type="float" office:value="1.16202385523972" calcext:value-type="float">
            <text:p>1.1620238552</text:p>
          </table:table-cell>
          <table:table-cell table:style-name="ce6" office:value-type="float" office:value="-1.31504011016731" calcext:value-type="float">
            <text:p>-1.3150401102</text:p>
          </table:table-cell>
          <table:table-cell table:number-columns-repeated="5"/>
        </table:table-row>
        <table:table-row table:style-name="ro1">
          <table:table-cell table:style-name="ce6" office:value-type="float" office:value="-3.85979205581005" calcext:value-type="float">
            <text:p>-3.8597920558</text:p>
          </table:table-cell>
          <table:table-cell table:style-name="ce6" office:value-type="float" office:value="1.0157672556199" calcext:value-type="float">
            <text:p>1.0157672556</text:p>
          </table:table-cell>
          <table:table-cell table:style-name="ce6" office:value-type="float" office:value="-0.385356669015868" calcext:value-type="float">
            <text:p>-0.3853566690</text:p>
          </table:table-cell>
          <table:table-cell table:number-columns-repeated="5"/>
        </table:table-row>
        <table:table-row table:style-name="ro1">
          <table:table-cell table:style-name="ce6" office:value-type="float" office:value="-1.84766765604814" calcext:value-type="float">
            <text:p>-1.8476676560</text:p>
          </table:table-cell>
          <table:table-cell table:style-name="ce6" office:value-type="float" office:value="3.13447511195248" calcext:value-type="float">
            <text:p>3.1344751120</text:p>
          </table:table-cell>
          <table:table-cell table:style-name="ce6" office:value-type="float" office:value="0.842321088507041" calcext:value-type="float">
            <text:p>0.8423210885</text:p>
          </table:table-cell>
          <table:table-cell table:number-columns-repeated="5"/>
        </table:table-row>
        <table:table-row table:style-name="ro1">
          <table:table-cell table:style-name="ce6" office:value-type="float" office:value="3.8941576776666" calcext:value-type="float">
            <text:p>3.8941576777</text:p>
          </table:table-cell>
          <table:table-cell table:style-name="ce6" office:value-type="float" office:value="-1.97656155362097" calcext:value-type="float">
            <text:p>-1.9765615536</text:p>
          </table:table-cell>
          <table:table-cell table:style-name="ce6" office:value-type="float" office:value="1.31050151134938" calcext:value-type="float">
            <text:p>1.3105015113</text:p>
          </table:table-cell>
          <table:table-cell table:number-columns-repeated="5"/>
        </table:table-row>
        <table:table-row table:style-name="ro1">
          <table:table-cell table:style-name="ce6" office:value-type="float" office:value="-4.06134641608429" calcext:value-type="float">
            <text:p>-4.0613464161</text:p>
          </table:table-cell>
          <table:table-cell table:style-name="ce6" office:value-type="float" office:value="-1.13732732295389" calcext:value-type="float">
            <text:p>-1.1373273230</text:p>
          </table:table-cell>
          <table:table-cell table:style-name="ce6" office:value-type="float" office:value="2.01903138911544" calcext:value-type="float">
            <text:p>2.0190313891</text:p>
          </table:table-cell>
          <table:table-cell table:number-columns-repeated="5"/>
        </table:table-row>
        <table:table-row table:style-name="ro1">
          <table:table-cell table:style-name="ce6" office:value-type="float" office:value="-0.0937755515615457" calcext:value-type="float">
            <text:p>-0.0937755516</text:p>
          </table:table-cell>
          <table:table-cell table:style-name="ce6" office:value-type="float" office:value="2.36491999497726" calcext:value-type="float">
            <text:p>2.3649199950</text:p>
          </table:table-cell>
          <table:table-cell table:style-name="ce6" office:value-type="float" office:value="3.89718347380081" calcext:value-type="float">
            <text:p>3.8971834738</text:p>
          </table:table-cell>
          <table:table-cell table:number-columns-repeated="5"/>
        </table:table-row>
        <table:table-row table:style-name="ro1">
          <table:table-cell table:style-name="ce6" office:value-type="float" office:value="2.5956414599869" calcext:value-type="float">
            <text:p>2.5956414600</text:p>
          </table:table-cell>
          <table:table-cell table:style-name="ce6" office:value-type="float" office:value="1.02376413087892" calcext:value-type="float">
            <text:p>1.0237641309</text:p>
          </table:table-cell>
          <table:table-cell table:style-name="ce6" office:value-type="float" office:value="6.14479898976073" calcext:value-type="float">
            <text:p>6.1447989898</text:p>
          </table:table-cell>
          <table:table-cell table:number-columns-repeated="5"/>
        </table:table-row>
        <table:table-row table:style-name="ro1">
          <table:table-cell table:style-name="ce6" office:value-type="float" office:value="1.06114427783878" calcext:value-type="float">
            <text:p>1.0611442778</text:p>
          </table:table-cell>
          <table:table-cell table:style-name="ce6" office:value-type="float" office:value="5.05854339695873" calcext:value-type="float">
            <text:p>5.0585433970</text:p>
          </table:table-cell>
          <table:table-cell table:style-name="ce6" office:value-type="float" office:value="8.11276463746682" calcext:value-type="float">
            <text:p>8.1127646375</text:p>
          </table:table-cell>
          <table:table-cell table:number-columns-repeated="5"/>
        </table:table-row>
        <table:table-row table:style-name="ro1">
          <table:table-cell table:style-name="ce6" office:value-type="float" office:value="3.05161209663578" calcext:value-type="float">
            <text:p>3.0516120966</text:p>
          </table:table-cell>
          <table:table-cell table:style-name="ce6" office:value-type="float" office:value="3.22231150585" calcext:value-type="float">
            <text:p>3.2223115059</text:p>
          </table:table-cell>
          <table:table-cell table:style-name="ce6" office:value-type="float" office:value="8.4858937845314" calcext:value-type="float">
            <text:p>8.4858937845</text:p>
          </table:table-cell>
          <table:table-cell table:number-columns-repeated="5"/>
        </table:table-row>
        <table:table-row table:style-name="ro1">
          <table:table-cell table:style-name="ce6" office:value-type="float" office:value="-2.92120841644506" calcext:value-type="float">
            <text:p>-2.9212084164</text:p>
          </table:table-cell>
          <table:table-cell table:style-name="ce6" office:value-type="float" office:value="-0.582681004308966" calcext:value-type="float">
            <text:p>-0.5826810043</text:p>
          </table:table-cell>
          <table:table-cell table:style-name="ce6" office:value-type="float" office:value="8.7542585317916" calcext:value-type="float">
            <text:p>8.7542585318</text:p>
          </table:table-cell>
          <table:table-cell table:number-columns-repeated="5"/>
        </table:table-row>
        <table:table-row table:style-name="ro1">
          <table:table-cell table:style-name="ce6" office:value-type="float" office:value="-3.07531213588468" calcext:value-type="float">
            <text:p>-3.0753121359</text:p>
          </table:table-cell>
          <table:table-cell table:style-name="ce6" office:value-type="float" office:value="4.08868162657471" calcext:value-type="float">
            <text:p>4.0886816266</text:p>
          </table:table-cell>
          <table:table-cell table:style-name="ce6" office:value-type="float" office:value="8.7863430256799" calcext:value-type="float">
            <text:p>8.7863430257</text:p>
          </table:table-cell>
          <table:table-cell table:number-columns-repeated="5"/>
        </table:table-row>
        <table:table-row table:style-name="ro1">
          <table:table-cell table:style-name="ce6" office:value-type="float" office:value="0.914250149305998" calcext:value-type="float">
            <text:p>0.9142501493</text:p>
          </table:table-cell>
          <table:table-cell table:style-name="ce6" office:value-type="float" office:value="-5.07949615685804" calcext:value-type="float">
            <text:p>-5.0794961569</text:p>
          </table:table-cell>
          <table:table-cell table:style-name="ce6" office:value-type="float" office:value="9.2755190214356" calcext:value-type="float">
            <text:p>9.2755190214</text:p>
          </table:table-cell>
          <table:table-cell table:number-columns-repeated="5"/>
        </table:table-row>
        <table:table-row table:style-name="ro1">
          <table:table-cell table:style-name="ce6" office:value-type="float" office:value="2.17428173208991" calcext:value-type="float">
            <text:p>2.1742817321</text:p>
          </table:table-cell>
          <table:table-cell table:style-name="ce6" office:value-type="float" office:value="4.10969393351358" calcext:value-type="float">
            <text:p>4.1096939335</text:p>
          </table:table-cell>
          <table:table-cell table:style-name="ce6" office:value-type="float" office:value="9.31963913472792" calcext:value-type="float">
            <text:p>9.3196391347</text:p>
          </table:table-cell>
          <table:table-cell table:number-columns-repeated="5"/>
        </table:table-row>
        <table:table-row table:style-name="ro1">
          <table:table-cell table:style-name="ce6" office:value-type="float" office:value="-1.24755413870034" calcext:value-type="float">
            <text:p>-1.2475541387</text:p>
          </table:table-cell>
          <table:table-cell table:style-name="ce6" office:value-type="float" office:value="-4.08192257677596" calcext:value-type="float">
            <text:p>-4.0819225768</text:p>
          </table:table-cell>
          <table:table-cell table:style-name="ce6" office:value-type="float" office:value="9.36057784251406" calcext:value-type="float">
            <text:p>9.3605778425</text:p>
          </table:table-cell>
          <table:table-cell table:number-columns-repeated="5"/>
        </table:table-row>
        <table:table-row table:style-name="ro1">
          <table:table-cell table:style-name="ce6" office:value-type="float" office:value="1.22466629034117" calcext:value-type="float">
            <text:p>1.2246662903</text:p>
          </table:table-cell>
          <table:table-cell table:style-name="ce6" office:value-type="float" office:value="0.524743992550503" calcext:value-type="float">
            <text:p>0.5247439926</text:p>
          </table:table-cell>
          <table:table-cell table:style-name="ce6" office:value-type="float" office:value="10.0695000751424" calcext:value-type="float">
            <text:p>10.0695000751</text:p>
          </table:table-cell>
          <table:table-cell table:number-columns-repeated="5"/>
        </table:table-row>
        <table:table-row table:style-name="ro1">
          <table:table-cell table:style-name="ce6" office:value-type="float" office:value="3.14010378402331" calcext:value-type="float">
            <text:p>3.1401037840</text:p>
          </table:table-cell>
          <table:table-cell table:style-name="ce6" office:value-type="float" office:value="4.04762723351755" calcext:value-type="float">
            <text:p>4.0476272335</text:p>
          </table:table-cell>
          <table:table-cell table:style-name="ce6" office:value-type="float" office:value="10.3187474836423" calcext:value-type="float">
            <text:p>10.3187474836</text:p>
          </table:table-cell>
          <table:table-cell table:number-columns-repeated="5"/>
        </table:table-row>
        <table:table-row table:style-name="ro1">
          <table:table-cell table:style-name="ce6" office:value-type="float" office:value="1.44683216078089" calcext:value-type="float">
            <text:p>1.4468321608</text:p>
          </table:table-cell>
          <table:table-cell table:style-name="ce6" office:value-type="float" office:value="0.778251799540344" calcext:value-type="float">
            <text:p>0.7782517995</text:p>
          </table:table-cell>
          <table:table-cell table:style-name="ce6" office:value-type="float" office:value="10.3803721994978" calcext:value-type="float">
            <text:p>10.3803721995</text:p>
          </table:table-cell>
          <table:table-cell table:number-columns-repeated="5"/>
        </table:table-row>
        <table:table-row table:style-name="ro1">
          <table:table-cell table:style-name="ce6" office:value-type="float" office:value="-2.54657594465694" calcext:value-type="float">
            <text:p>-2.5465759447</text:p>
          </table:table-cell>
          <table:table-cell table:style-name="ce6" office:value-type="float" office:value="2.03193554898779" calcext:value-type="float">
            <text:p>2.0319355490</text:p>
          </table:table-cell>
          <table:table-cell table:style-name="ce6" office:value-type="float" office:value="10.3892936241443" calcext:value-type="float">
            <text:p>10.3892936241</text:p>
          </table:table-cell>
          <table:table-cell table:number-columns-repeated="5"/>
        </table:table-row>
        <table:table-row table:style-name="ro1">
          <table:table-cell table:style-name="ce6" office:value-type="float" office:value="-0.967872780170402" calcext:value-type="float">
            <text:p>-0.9678727802</text:p>
          </table:table-cell>
          <table:table-cell table:style-name="ce6" office:value-type="float" office:value="3.60234950141556" calcext:value-type="float">
            <text:p>3.6023495014</text:p>
          </table:table-cell>
          <table:table-cell table:style-name="ce6" office:value-type="float" office:value="12.1192692739906" calcext:value-type="float">
            <text:p>12.1192692740</text:p>
          </table:table-cell>
          <table:table-cell table:number-columns-repeated="5"/>
        </table:table-row>
        <table:table-row table:style-name="ro1">
          <table:table-cell table:style-name="ce6" office:value-type="float" office:value="-4.0030424622787" calcext:value-type="float">
            <text:p>-4.0030424623</text:p>
          </table:table-cell>
          <table:table-cell table:style-name="ce6" office:value-type="float" office:value="1.68857309618903" calcext:value-type="float">
            <text:p>1.6885730962</text:p>
          </table:table-cell>
          <table:table-cell table:style-name="ce6" office:value-type="float" office:value="12.6419107575023" calcext:value-type="float">
            <text:p>12.6419107575</text:p>
          </table:table-cell>
          <table:table-cell table:number-columns-repeated="5"/>
        </table:table-row>
        <table:table-row table:style-name="ro1">
          <table:table-cell table:style-name="ce6" office:value-type="float" office:value="-0.817139963589313" calcext:value-type="float">
            <text:p>-0.8171399636</text:p>
          </table:table-cell>
          <table:table-cell table:style-name="ce6" office:value-type="float" office:value="-2.4805606197204" calcext:value-type="float">
            <text:p>-2.4805606197</text:p>
          </table:table-cell>
          <table:table-cell table:style-name="ce6" office:value-type="float" office:value="12.6518834646577" calcext:value-type="float">
            <text:p>12.6518834647</text:p>
          </table:table-cell>
          <table:table-cell table:number-columns-repeated="5"/>
        </table:table-row>
        <table:table-row table:style-name="ro1">
          <table:table-cell table:style-name="ce6" office:value-type="float" office:value="1.78494166598197" calcext:value-type="float">
            <text:p>1.7849416660</text:p>
          </table:table-cell>
          <table:table-cell table:style-name="ce6" office:value-type="float" office:value="3.78885356629022" calcext:value-type="float">
            <text:p>3.7888535663</text:p>
          </table:table-cell>
          <table:table-cell table:style-name="ce6" office:value-type="float" office:value="12.946507356662" calcext:value-type="float">
            <text:p>12.9465073567</text:p>
          </table:table-cell>
          <table:table-cell table:number-columns-repeated="5"/>
        </table:table-row>
        <table:table-row table:style-name="ro1">
          <table:table-cell table:style-name="ce6" office:value-type="float" office:value="0.152412441163449" calcext:value-type="float">
            <text:p>0.1524124412</text:p>
          </table:table-cell>
          <table:table-cell table:style-name="ce6" office:value-type="float" office:value="-3.66092023288751" calcext:value-type="float">
            <text:p>-3.6609202329</text:p>
          </table:table-cell>
          <table:table-cell table:style-name="ce6" office:value-type="float" office:value="12.9803734829701" calcext:value-type="float">
            <text:p>12.9803734830</text:p>
          </table:table-cell>
          <table:table-cell table:number-columns-repeated="5"/>
        </table:table-row>
        <table:table-row table:style-name="ro1">
          <table:table-cell table:style-name="ce6" office:value-type="float" office:value="-4.76293216778193" calcext:value-type="float">
            <text:p>-4.7629321678</text:p>
          </table:table-cell>
          <table:table-cell table:style-name="ce6" office:value-type="float" office:value="1.05189607209828" calcext:value-type="float">
            <text:p>1.0518960721</text:p>
          </table:table-cell>
          <table:table-cell table:style-name="ce6" office:value-type="float" office:value="13.507273166989" calcext:value-type="float">
            <text:p>13.5072731670</text:p>
          </table:table-cell>
          <table:table-cell table:number-columns-repeated="5"/>
        </table:table-row>
        <table:table-row table:style-name="ro1">
          <table:table-cell table:style-name="ce6" office:value-type="float" office:value="-2.31003217985289" calcext:value-type="float">
            <text:p>-2.3100321799</text:p>
          </table:table-cell>
          <table:table-cell table:style-name="ce6" office:value-type="float" office:value="-0.336745719180388" calcext:value-type="float">
            <text:p>-0.3367457192</text:p>
          </table:table-cell>
          <table:table-cell table:style-name="ce6" office:value-type="float" office:value="14.3172897988459" calcext:value-type="float">
            <text:p>14.3172897988</text:p>
          </table:table-cell>
          <table:table-cell table:number-columns-repeated="5"/>
        </table:table-row>
        <table:table-row table:style-name="ro1">
          <table:table-cell table:style-name="ce6" office:value-type="float" office:value="4.08263262637332" calcext:value-type="float">
            <text:p>4.0826326264</text:p>
          </table:table-cell>
          <table:table-cell table:style-name="ce6" office:value-type="float" office:value="3.90837118909741" calcext:value-type="float">
            <text:p>3.9083711891</text:p>
          </table:table-cell>
          <table:table-cell table:style-name="ce6" office:value-type="float" office:value="14.8730702293603" calcext:value-type="float">
            <text:p>14.8730702294</text:p>
          </table:table-cell>
          <table:table-cell table:number-columns-repeated="5"/>
        </table:table-row>
        <table:table-row table:style-name="ro1">
          <table:table-cell table:style-name="ce6" office:value-type="float" office:value="3.5576411188596" calcext:value-type="float">
            <text:p>3.5576411189</text:p>
          </table:table-cell>
          <table:table-cell table:style-name="ce6" office:value-type="float" office:value="1.12207588392314" calcext:value-type="float">
            <text:p>1.1220758839</text:p>
          </table:table-cell>
          <table:table-cell table:style-name="ce6" office:value-type="float" office:value="16.0673849333947" calcext:value-type="float">
            <text:p>16.0673849334</text:p>
          </table:table-cell>
          <table:table-cell table:number-columns-repeated="5"/>
        </table:table-row>
        <table:table-row table:style-name="ro1">
          <table:table-cell table:style-name="ce6" office:value-type="float" office:value="-4.69763669148213" calcext:value-type="float">
            <text:p>-4.6976366915</text:p>
          </table:table-cell>
          <table:table-cell table:style-name="ce6" office:value-type="float" office:value="-1.04171847653605" calcext:value-type="float">
            <text:p>-1.0417184765</text:p>
          </table:table-cell>
          <table:table-cell table:style-name="ce6" office:value-type="float" office:value="16.7256001140132" calcext:value-type="float">
            <text:p>16.7256001140</text:p>
          </table:table-cell>
          <table:table-cell table:number-columns-repeated="5"/>
        </table:table-row>
        <table:table-row table:style-name="ro1">
          <table:table-cell table:style-name="ce6" office:value-type="float" office:value="2.59552518012827" calcext:value-type="float">
            <text:p>2.5955251801</text:p>
          </table:table-cell>
          <table:table-cell table:style-name="ce6" office:value-type="float" office:value="-1.76952351356165" calcext:value-type="float">
            <text:p>-1.7695235136</text:p>
          </table:table-cell>
          <table:table-cell table:style-name="ce6" office:value-type="float" office:value="16.8965532113825" calcext:value-type="float">
            <text:p>16.8965532114</text:p>
          </table:table-cell>
          <table:table-cell table:number-columns-repeated="5"/>
        </table:table-row>
        <table:table-row table:style-name="ro1">
          <table:table-cell table:style-name="ce6" office:value-type="float" office:value="-0.688460554689718" calcext:value-type="float">
            <text:p>-0.6884605547</text:p>
          </table:table-cell>
          <table:table-cell table:style-name="ce6" office:value-type="float" office:value="3.77544556154556" calcext:value-type="float">
            <text:p>3.7754455615</text:p>
          </table:table-cell>
          <table:table-cell table:style-name="ce6" office:value-type="float" office:value="16.906983518195" calcext:value-type="float">
            <text:p>16.9069835182</text:p>
          </table:table-cell>
          <table:table-cell table:number-columns-repeated="5"/>
        </table:table-row>
        <table:table-row table:style-name="ro1">
          <table:table-cell table:style-name="ce6" office:value-type="float" office:value="-0.446500675650749" calcext:value-type="float">
            <text:p>-0.4465006757</text:p>
          </table:table-cell>
          <table:table-cell table:style-name="ce6" office:value-type="float" office:value="-3.20304789372374" calcext:value-type="float">
            <text:p>-3.2030478937</text:p>
          </table:table-cell>
          <table:table-cell table:style-name="ce6" office:value-type="float" office:value="16.9917247578628" calcext:value-type="float">
            <text:p>16.9917247579</text:p>
          </table:table-cell>
          <table:table-cell table:number-columns-repeated="5"/>
        </table:table-row>
        <table:table-row table:style-name="ro1">
          <table:table-cell table:style-name="ce6" office:value-type="float" office:value="0.882759897229999" calcext:value-type="float">
            <text:p>0.8827598972</text:p>
          </table:table-cell>
          <table:table-cell table:style-name="ce6" office:value-type="float" office:value="4.35038360648036" calcext:value-type="float">
            <text:p>4.3503836065</text:p>
          </table:table-cell>
          <table:table-cell table:style-name="ce6" office:value-type="float" office:value="18.1951462295424" calcext:value-type="float">
            <text:p>18.1951462295</text:p>
          </table:table-cell>
          <table:table-cell table:number-columns-repeated="5"/>
        </table:table-row>
        <table:table-row table:style-name="ro1">
          <table:table-cell table:style-name="ce6" office:value-type="float" office:value="0.588779405270002" calcext:value-type="float">
            <text:p>0.5887794053</text:p>
          </table:table-cell>
          <table:table-cell table:style-name="ce6" office:value-type="float" office:value="0.452165549581026" calcext:value-type="float">
            <text:p>0.4521655496</text:p>
          </table:table-cell>
          <table:table-cell table:style-name="ce6" office:value-type="float" office:value="18.5869692172078" calcext:value-type="float">
            <text:p>18.5869692172</text:p>
          </table:table-cell>
          <table:table-cell table:number-columns-repeated="5"/>
        </table:table-row>
        <table:table-row table:style-name="ro1">
          <table:table-cell table:style-name="ce6" office:value-type="float" office:value="-1.63925304717272" calcext:value-type="float">
            <text:p>-1.6392530472</text:p>
          </table:table-cell>
          <table:table-cell table:style-name="ce6" office:value-type="float" office:value="-1.6141784482019" calcext:value-type="float">
            <text:p>-1.6141784482</text:p>
          </table:table-cell>
          <table:table-cell table:style-name="ce6" office:value-type="float" office:value="19.2382015146342" calcext:value-type="float">
            <text:p>19.2382015146</text:p>
          </table:table-cell>
          <table:table-cell table:number-columns-repeated="5"/>
        </table:table-row>
        <table:table-row table:style-name="ro1">
          <table:table-cell table:style-name="ce6" office:value-type="float" office:value="-0.63523159338695" calcext:value-type="float">
            <text:p>-0.6352315934</text:p>
          </table:table-cell>
          <table:table-cell table:style-name="ce6" office:value-type="float" office:value="1.50928301199569" calcext:value-type="float">
            <text:p>1.5092830120</text:p>
          </table:table-cell>
          <table:table-cell table:style-name="ce6" office:value-type="float" office:value="19.266645540238" calcext:value-type="float">
            <text:p>19.2666455402</text:p>
          </table:table-cell>
          <table:table-cell table:number-columns-repeated="5"/>
        </table:table-row>
        <table:table-row table:style-name="ro1">
          <table:table-cell table:style-name="ce6" office:value-type="float" office:value="4.27473825725123" calcext:value-type="float">
            <text:p>4.2747382573</text:p>
          </table:table-cell>
          <table:table-cell table:style-name="ce6" office:value-type="float" office:value="-2.16951820924279" calcext:value-type="float">
            <text:p>-2.1695182092</text:p>
          </table:table-cell>
          <table:table-cell table:style-name="ce6" office:value-type="float" office:value="19.6842536505397" calcext:value-type="float">
            <text:p>19.6842536505</text:p>
          </table:table-cell>
          <table:table-cell table:number-columns-repeated="5"/>
        </table:table-row>
        <table:table-row table:style-name="ro1">
          <table:table-cell table:style-name="ce6" office:value-type="float" office:value="-0.0432233242662949" calcext:value-type="float">
            <text:p>-0.0432233243</text:p>
          </table:table-cell>
          <table:table-cell table:style-name="ce6" office:value-type="float" office:value="-4.52835965559876" calcext:value-type="float">
            <text:p>-4.5283596556</text:p>
          </table:table-cell>
          <table:table-cell table:style-name="ce6" office:value-type="float" office:value="20.7160903344117" calcext:value-type="float">
            <text:p>20.7160903344</text:p>
          </table:table-cell>
          <table:table-cell table:number-columns-repeated="5"/>
        </table:table-row>
        <table:table-row table:style-name="ro1">
          <table:table-cell table:style-name="ce6" office:value-type="float" office:value="2.59888398389582" calcext:value-type="float">
            <text:p>2.5988839839</text:p>
          </table:table-cell>
          <table:table-cell table:style-name="ce6" office:value-type="float" office:value="-3.99351424423742" calcext:value-type="float">
            <text:p>-3.9935142442</text:p>
          </table:table-cell>
          <table:table-cell table:style-name="ce6" office:value-type="float" office:value="20.8418431463053" calcext:value-type="float">
            <text:p>20.8418431463</text:p>
          </table:table-cell>
          <table:table-cell table:number-columns-repeated="5"/>
        </table:table-row>
        <table:table-row table:style-name="ro1">
          <table:table-cell table:style-name="ce6" office:value-type="float" office:value="-1.02835384958339" calcext:value-type="float">
            <text:p>-1.0283538496</text:p>
          </table:table-cell>
          <table:table-cell table:style-name="ce6" office:value-type="float" office:value="4.57846238285827" calcext:value-type="float">
            <text:p>4.5784623829</text:p>
          </table:table-cell>
          <table:table-cell table:style-name="ce6" office:value-type="float" office:value="20.9873016921104" calcext:value-type="float">
            <text:p>20.9873016921</text:p>
          </table:table-cell>
          <table:table-cell table:number-columns-repeated="5"/>
        </table:table-row>
        <table:table-row table:style-name="ro1">
          <table:table-cell table:style-name="ce6" office:value-type="float" office:value="-0.953221172072415" calcext:value-type="float">
            <text:p>-0.9532211721</text:p>
          </table:table-cell>
          <table:table-cell table:style-name="ce6" office:value-type="float" office:value="4.55914615177245" calcext:value-type="float">
            <text:p>4.5591461518</text:p>
          </table:table-cell>
          <table:table-cell table:style-name="ce6" office:value-type="float" office:value="21.4406689568288" calcext:value-type="float">
            <text:p>21.4406689568</text:p>
          </table:table-cell>
          <table:table-cell table:number-columns-repeated="5"/>
        </table:table-row>
        <table:table-row table:style-name="ro1">
          <table:table-cell office:value-type="float" office:value="-2.46481367367072" calcext:value-type="float">
            <text:p>-2.46481367367072</text:p>
          </table:table-cell>
          <table:table-cell office:value-type="float" office:value="-4.06133197221565" calcext:value-type="float">
            <text:p>-4.06133197221565</text:p>
          </table:table-cell>
          <table:table-cell office:value-type="float" office:value="23.0596997518034" calcext:value-type="float">
            <text:p>23.0596997518034</text:p>
          </table:table-cell>
          <table:table-cell table:number-columns-repeated="5"/>
        </table:table-row>
        <table:table-row table:style-name="ro1">
          <table:table-cell office:value-type="float" office:value="4.44682683635547" calcext:value-type="float">
            <text:p>4.44682683635547</text:p>
          </table:table-cell>
          <table:table-cell office:value-type="float" office:value="2.02629160247202" calcext:value-type="float">
            <text:p>2.02629160247202</text:p>
          </table:table-cell>
          <table:table-cell office:value-type="float" office:value="23.463332067924" calcext:value-type="float">
            <text:p>23.463332067924</text:p>
          </table:table-cell>
          <table:table-cell table:number-columns-repeated="5"/>
        </table:table-row>
        <table:table-row table:style-name="ro1">
          <table:table-cell office:value-type="float" office:value="-4.84774894444553" calcext:value-type="float">
            <text:p>-4.84774894444553</text:p>
          </table:table-cell>
          <table:table-cell office:value-type="float" office:value="3.96554070524187" calcext:value-type="float">
            <text:p>3.96554070524187</text:p>
          </table:table-cell>
          <table:table-cell office:value-type="float" office:value="23.6968178509834" calcext:value-type="float">
            <text:p>23.6968178509834</text:p>
          </table:table-cell>
          <table:table-cell table:number-columns-repeated="5"/>
        </table:table-row>
        <table:table-row table:style-name="ro1">
          <table:table-cell office:value-type="float" office:value="-1.91331265500612" calcext:value-type="float">
            <text:p>-1.91331265500612</text:p>
          </table:table-cell>
          <table:table-cell office:value-type="float" office:value="4.62091167928528" calcext:value-type="float">
            <text:p>4.62091167928528</text:p>
          </table:table-cell>
          <table:table-cell office:value-type="float" office:value="23.7109749071527" calcext:value-type="float">
            <text:p>23.7109749071527</text:p>
          </table:table-cell>
          <table:table-cell table:number-columns-repeated="5"/>
        </table:table-row>
        <table:table-row table:style-name="ro1">
          <table:table-cell office:value-type="float" office:value="4.25330787474921" calcext:value-type="float">
            <text:p>4.25330787474921</text:p>
          </table:table-cell>
          <table:table-cell office:value-type="float" office:value="-4.00289454438122" calcext:value-type="float">
            <text:p>-4.00289454438122</text:p>
          </table:table-cell>
          <table:table-cell office:value-type="float" office:value="24.323271329559" calcext:value-type="float">
            <text:p>24.323271329559</text:p>
          </table:table-cell>
          <table:table-cell table:number-columns-repeated="5"/>
        </table:table-row>
        <table:table-row table:style-name="ro1">
          <table:table-cell office:value-type="float" office:value="4.65928126480521" calcext:value-type="float">
            <text:p>4.65928126480521</text:p>
          </table:table-cell>
          <table:table-cell office:value-type="float" office:value="-1.84935662008161" calcext:value-type="float">
            <text:p>-1.84935662008161</text:p>
          </table:table-cell>
          <table:table-cell office:value-type="float" office:value="24.6802641186068" calcext:value-type="float">
            <text:p>24.6802641186068</text:p>
          </table:table-cell>
          <table:table-cell table:number-columns-repeated="5"/>
        </table:table-row>
        <table:table-row table:style-name="ro1">
          <table:table-cell office:value-type="float" office:value="1.58094895990726" calcext:value-type="float">
            <text:p>1.58094895990726</text:p>
          </table:table-cell>
          <table:table-cell office:value-type="float" office:value="-2.63180191071885" calcext:value-type="float">
            <text:p>-2.63180191071885</text:p>
          </table:table-cell>
          <table:table-cell office:value-type="float" office:value="24.922469763576" calcext:value-type="float">
            <text:p>24.922469763576</text:p>
          </table:table-cell>
          <table:table-cell table:number-columns-repeated="5"/>
        </table:table-row>
        <table:table-row table:style-name="ro1">
          <table:table-cell office:value-type="float" office:value="3.70939802395723" calcext:value-type="float">
            <text:p>3.70939802395723</text:p>
          </table:table-cell>
          <table:table-cell office:value-type="float" office:value="-1.40970271305709" calcext:value-type="float">
            <text:p>-1.40970271305709</text:p>
          </table:table-cell>
          <table:table-cell office:value-type="float" office:value="26.7036671920785" calcext:value-type="float">
            <text:p>26.7036671920785</text:p>
          </table:table-cell>
          <table:table-cell table:number-columns-repeated="5"/>
        </table:table-row>
        <table:table-row table:style-name="ro1">
          <table:table-cell office:value-type="float" office:value="4.63155900949279" calcext:value-type="float">
            <text:p>4.63155900949279</text:p>
          </table:table-cell>
          <table:table-cell office:value-type="float" office:value="-2.96792075733689" calcext:value-type="float">
            <text:p>-2.96792075733689</text:p>
          </table:table-cell>
          <table:table-cell office:value-type="float" office:value="27.2360748487992" calcext:value-type="float">
            <text:p>27.2360748487992</text:p>
          </table:table-cell>
          <table:table-cell table:number-columns-repeated="5"/>
        </table:table-row>
        <table:table-row table:style-name="ro1">
          <table:table-cell office:value-type="float" office:value="-4.29585445275219" calcext:value-type="float">
            <text:p>-4.29585445275219</text:p>
          </table:table-cell>
          <table:table-cell office:value-type="float" office:value="0.655194089532893" calcext:value-type="float">
            <text:p>0.655194089532893</text:p>
          </table:table-cell>
          <table:table-cell office:value-type="float" office:value="27.3358138730461" calcext:value-type="float">
            <text:p>27.3358138730461</text:p>
          </table:table-cell>
          <table:table-cell table:number-columns-repeated="5"/>
        </table:table-row>
        <table:table-row table:style-name="ro1">
          <table:table-cell office:value-type="float" office:value="-3.45769265181522" calcext:value-type="float">
            <text:p>-3.45769265181522</text:p>
          </table:table-cell>
          <table:table-cell office:value-type="float" office:value="-3.18128840990017" calcext:value-type="float">
            <text:p>-3.18128840990017</text:p>
          </table:table-cell>
          <table:table-cell office:value-type="float" office:value="27.5405900626834" calcext:value-type="float">
            <text:p>27.5405900626834</text:p>
          </table:table-cell>
          <table:table-cell table:number-columns-repeated="5"/>
        </table:table-row>
        <table:table-row table:style-name="ro1">
          <table:table-cell office:value-type="float" office:value="-2.75339588019328" calcext:value-type="float">
            <text:p>-2.75339588019328</text:p>
          </table:table-cell>
          <table:table-cell office:value-type="float" office:value="3.61441150179802" calcext:value-type="float">
            <text:p>3.61441150179802</text:p>
          </table:table-cell>
          <table:table-cell office:value-type="float" office:value="27.9573184361362" calcext:value-type="float">
            <text:p>27.9573184361362</text:p>
          </table:table-cell>
          <table:table-cell table:number-columns-repeated="5"/>
        </table:table-row>
        <table:table-row table:style-name="ro1">
          <table:table-cell office:value-type="float" office:value="-1.57596533630267" calcext:value-type="float">
            <text:p>-1.57596533630267</text:p>
          </table:table-cell>
          <table:table-cell office:value-type="float" office:value="4.23957438147363" calcext:value-type="float">
            <text:p>4.23957438147363</text:p>
          </table:table-cell>
          <table:table-cell office:value-type="float" office:value="28.6854303635658" calcext:value-type="float">
            <text:p>28.6854303635658</text:p>
          </table:table-cell>
          <table:table-cell table:number-columns-repeated="5"/>
        </table:table-row>
        <table:table-row table:style-name="ro1">
          <table:table-cell office:value-type="float" office:value="-0.355633188069699" calcext:value-type="float">
            <text:p>-0.355633188069699</text:p>
          </table:table-cell>
          <table:table-cell office:value-type="float" office:value="4.7331187163456" calcext:value-type="float">
            <text:p>4.7331187163456</text:p>
          </table:table-cell>
          <table:table-cell office:value-type="float" office:value="29.7480401130891" calcext:value-type="float">
            <text:p>29.7480401130891</text:p>
          </table:table-cell>
          <table:table-cell table:number-columns-repeated="5"/>
        </table:table-row>
        <table:table-row table:style-name="ro1">
          <table:table-cell office:value-type="float" office:value="1.36912258049799" calcext:value-type="float">
            <text:p>1.36912258049799</text:p>
          </table:table-cell>
          <table:table-cell office:value-type="float" office:value="-4.76851781668112" calcext:value-type="float">
            <text:p>-4.76851781668112</text:p>
          </table:table-cell>
          <table:table-cell office:value-type="float" office:value="30.2575527399117" calcext:value-type="float">
            <text:p>30.2575527399117</text:p>
          </table:table-cell>
          <table:table-cell table:number-columns-repeated="5"/>
        </table:table-row>
        <table:table-row table:style-name="ro1">
          <table:table-cell office:value-type="float" office:value="-5.06532384663061" calcext:value-type="float">
            <text:p>-5.06532384663061</text:p>
          </table:table-cell>
          <table:table-cell office:value-type="float" office:value="4.9911258592009" calcext:value-type="float">
            <text:p>4.9911258592009</text:p>
          </table:table-cell>
          <table:table-cell office:value-type="float" office:value="31.4149375436308" calcext:value-type="float">
            <text:p>31.4149375436308</text:p>
          </table:table-cell>
          <table:table-cell table:number-columns-repeated="5"/>
        </table:table-row>
        <table:table-row table:style-name="ro1">
          <table:table-cell office:value-type="float" office:value="-4.77374770548239" calcext:value-type="float">
            <text:p>-4.77374770548239</text:p>
          </table:table-cell>
          <table:table-cell office:value-type="float" office:value="1.42309281755547" calcext:value-type="float">
            <text:p>1.42309281755547</text:p>
          </table:table-cell>
          <table:table-cell office:value-type="float" office:value="32.1823028726342" calcext:value-type="float">
            <text:p>32.1823028726342</text:p>
          </table:table-cell>
          <table:table-cell table:number-columns-repeated="5"/>
        </table:table-row>
        <table:table-row table:style-name="ro1">
          <table:table-cell office:value-type="float" office:value="4.89644601896437" calcext:value-type="float">
            <text:p>4.89644601896437</text:p>
          </table:table-cell>
          <table:table-cell office:value-type="float" office:value="-4.84516895893602" calcext:value-type="float">
            <text:p>-4.84516895893602</text:p>
          </table:table-cell>
          <table:table-cell office:value-type="float" office:value="33.8643254128189" calcext:value-type="float">
            <text:p>33.8643254128189</text:p>
          </table:table-cell>
          <table:table-cell table:number-columns-repeated="5"/>
        </table:table-row>
        <table:table-row table:style-name="ro1">
          <table:table-cell office:value-type="float" office:value="-4.59244288701758" calcext:value-type="float">
            <text:p>-4.59244288701758</text:p>
          </table:table-cell>
          <table:table-cell office:value-type="float" office:value="-4.03757138134215" calcext:value-type="float">
            <text:p>-4.03757138134215</text:p>
          </table:table-cell>
          <table:table-cell office:value-type="float" office:value="36.0299063633561" calcext:value-type="float">
            <text:p>36.0299063633561</text:p>
          </table:table-cell>
          <table:table-cell table:number-columns-repeated="5"/>
        </table:table-row>
        <table:table-row table:style-name="ro1">
          <table:table-cell office:value-type="float" office:value="4.55819863696911" calcext:value-type="float">
            <text:p>4.55819863696911</text:p>
          </table:table-cell>
          <table:table-cell office:value-type="float" office:value="-3.18798481579395" calcext:value-type="float">
            <text:p>-3.18798481579395</text:p>
          </table:table-cell>
          <table:table-cell office:value-type="float" office:value="36.4805823590363" calcext:value-type="float">
            <text:p>36.4805823590363</text:p>
          </table:table-cell>
          <table:table-cell table:number-columns-repeated="5"/>
        </table:table-row>
        <table:table-row table:style-name="ro1">
          <table:table-cell office:value-type="float" office:value="3.69389996230738" calcext:value-type="float">
            <text:p>3.69389996230738</text:p>
          </table:table-cell>
          <table:table-cell office:value-type="float" office:value="-4.78390922946282" calcext:value-type="float">
            <text:p>-4.78390922946282</text:p>
          </table:table-cell>
          <table:table-cell office:value-type="float" office:value="37.868516339857" calcext:value-type="float">
            <text:p>37.868516339857</text:p>
          </table:table-cell>
          <table:table-cell table:number-columns-repeated="5"/>
        </table:table-row>
        <table:table-row table:style-name="ro1">
          <table:table-cell office:value-type="float" office:value="4.69346894293179" calcext:value-type="float">
            <text:p>4.69346894293179</text:p>
          </table:table-cell>
          <table:table-cell office:value-type="float" office:value="2.44550184921817" calcext:value-type="float">
            <text:p>2.44550184921817</text:p>
          </table:table-cell>
          <table:table-cell office:value-type="float" office:value="40.9063050352246" calcext:value-type="float">
            <text:p>40.9063050352246</text:p>
          </table:table-cell>
          <table:table-cell table:number-columns-repeated="5"/>
        </table:table-row>
        <table:table-row table:style-name="ro1">
          <table:table-cell office:value-type="float" office:value="-4.77251539102628" calcext:value-type="float">
            <text:p>-4.77251539102628</text:p>
          </table:table-cell>
          <table:table-cell office:value-type="float" office:value="-3.58038166729644" calcext:value-type="float">
            <text:p>-3.58038166729644</text:p>
          </table:table-cell>
          <table:table-cell office:value-type="float" office:value="42.9375550742226" calcext:value-type="float">
            <text:p>42.9375550742226</text:p>
          </table:table-cell>
          <table:table-cell table:number-columns-repeated="5"/>
        </table:table-row>
        <table:table-row table:style-name="ro1">
          <table:table-cell office:value-type="float" office:value="3.51749103069106" calcext:value-type="float">
            <text:p>3.51749103069106</text:p>
          </table:table-cell>
          <table:table-cell office:value-type="float" office:value="3.50417615852939" calcext:value-type="float">
            <text:p>3.50417615852939</text:p>
          </table:table-cell>
          <table:table-cell office:value-type="float" office:value="44.5882227017203" calcext:value-type="float">
            <text:p>44.5882227017203</text:p>
          </table:table-cell>
          <table:table-cell table:number-columns-repeated="5"/>
        </table:table-row>
        <table:table-row table:style-name="ro1">
          <table:table-cell office:value-type="float" office:value="4.40369300953436" calcext:value-type="float">
            <text:p>4.40369300953436</text:p>
          </table:table-cell>
          <table:table-cell office:value-type="float" office:value="-3.45560689627481" calcext:value-type="float">
            <text:p>-3.45560689627481</text:p>
          </table:table-cell>
          <table:table-cell office:value-type="float" office:value="49.1716055001307" calcext:value-type="float">
            <text:p>49.1716055001307</text:p>
          </table:table-cell>
          <table:table-cell table:number-columns-repeated="5"/>
        </table:table-row>
        <table:table-row table:style-name="ro1">
          <table:table-cell office:value-type="float" office:value="3.48171151053204" calcext:value-type="float">
            <text:p>3.48171151053204</text:p>
          </table:table-cell>
          <table:table-cell office:value-type="float" office:value="4.3963292954951" calcext:value-type="float">
            <text:p>4.3963292954951</text:p>
          </table:table-cell>
          <table:table-cell office:value-type="float" office:value="49.3365426384582" calcext:value-type="float">
            <text:p>49.336542638458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-0.0703444029515605" calcext:value-type="float">
            <text:p>-0.0703444029515605</text:p>
          </table:table-cell>
          <table:table-cell office:value-type="float" office:value="1.08240101069048" calcext:value-type="float">
            <text:p>1.08240101069048</text:p>
          </table:table-cell>
          <table:table-cell office:value-type="float" office:value="-16.5518904825443" calcext:value-type="float">
            <text:p>-16.5518904825443</text:p>
          </table:table-cell>
          <table:table-cell table:number-columns-repeated="5"/>
        </table:table-row>
        <table:table-row table:style-name="ro1">
          <table:table-cell office:value-type="float" office:value="0.912815578196791" calcext:value-type="float">
            <text:p>0.912815578196791</text:p>
          </table:table-cell>
          <table:table-cell office:value-type="float" office:value="1.02376413087892" calcext:value-type="float">
            <text:p>1.02376413087892</text:p>
          </table:table-cell>
          <table:table-cell office:value-type="float" office:value="-16.5441528378439" calcext:value-type="float">
            <text:p>-16.5441528378439</text:p>
          </table:table-cell>
          <table:table-cell table:number-columns-repeated="5"/>
        </table:table-row>
        <table:table-row table:style-name="ro1">
          <table:table-cell office:value-type="float" office:value="0.127395409951718" calcext:value-type="float">
            <text:p>0.127395409951718</text:p>
          </table:table-cell>
          <table:table-cell office:value-type="float" office:value="-1.00543238434043" calcext:value-type="float">
            <text:p>-1.00543238434043</text:p>
          </table:table-cell>
          <table:table-cell office:value-type="float" office:value="-15.9308971892378" calcext:value-type="float">
            <text:p>-15.9308971892378</text:p>
          </table:table-cell>
          <table:table-cell table:number-columns-repeated="5"/>
        </table:table-row>
        <table:table-row table:style-name="ro1">
          <table:table-cell office:value-type="float" office:value="1.13021972529932" calcext:value-type="float">
            <text:p>1.13021972529932</text:p>
          </table:table-cell>
          <table:table-cell office:value-type="float" office:value="0.971332619577419" calcext:value-type="float">
            <text:p>0.971332619577419</text:p>
          </table:table-cell>
          <table:table-cell office:value-type="float" office:value="-14.4527345048027" calcext:value-type="float">
            <text:p>-14.4527345048027</text:p>
          </table:table-cell>
          <table:table-cell table:number-columns-repeated="5"/>
        </table:table-row>
        <table:table-row table:style-name="ro1">
          <table:table-cell office:value-type="float" office:value="1.13473977374267" calcext:value-type="float">
            <text:p>1.13473977374267</text:p>
          </table:table-cell>
          <table:table-cell office:value-type="float" office:value="1.0157672556199" calcext:value-type="float">
            <text:p>1.0157672556199</text:p>
          </table:table-cell>
          <table:table-cell office:value-type="float" office:value="-14.2569242221342" calcext:value-type="float">
            <text:p>-14.2569242221342</text:p>
          </table:table-cell>
          <table:table-cell table:number-columns-repeated="5"/>
        </table:table-row>
        <table:table-row table:style-name="ro1">
          <table:table-cell office:value-type="float" office:value="1.13021972529932" calcext:value-type="float">
            <text:p>1.13021972529932</text:p>
          </table:table-cell>
          <table:table-cell office:value-type="float" office:value="1.08240101069048" calcext:value-type="float">
            <text:p>1.08240101069048</text:p>
          </table:table-cell>
          <table:table-cell office:value-type="float" office:value="-13.0758070657247" calcext:value-type="float">
            <text:p>-13.0758070657247</text:p>
          </table:table-cell>
          <table:table-cell table:number-columns-repeated="5"/>
        </table:table-row>
        <table:table-row table:style-name="ro1">
          <table:table-cell office:value-type="float" office:value="1.13473977374267" calcext:value-type="float">
            <text:p>1.13473977374267</text:p>
          </table:table-cell>
          <table:table-cell office:value-type="float" office:value="-0.123921658423199" calcext:value-type="float">
            <text:p>-0.123921658423199</text:p>
          </table:table-cell>
          <table:table-cell office:value-type="float" office:value="-12.4411981625616" calcext:value-type="float">
            <text:p>-12.4411981625616</text:p>
          </table:table-cell>
          <table:table-cell table:number-columns-repeated="5"/>
        </table:table-row>
        <table:table-row table:style-name="ro1">
          <table:table-cell office:value-type="float" office:value="0.0381805804954265" calcext:value-type="float">
            <text:p>0.0381805804954265</text:p>
          </table:table-cell>
          <table:table-cell office:value-type="float" office:value="-1.82049985779403" calcext:value-type="float">
            <text:p>-1.82049985779403</text:p>
          </table:table-cell>
          <table:table-cell office:value-type="float" office:value="-10.6841399849892" calcext:value-type="float">
            <text:p>-10.6841399849892</text:p>
          </table:table-cell>
          <table:table-cell table:number-columns-repeated="5"/>
        </table:table-row>
        <table:table-row table:style-name="ro1">
          <table:table-cell office:value-type="float" office:value="2.90968838486563" calcext:value-type="float">
            <text:p>2.90968838486563</text:p>
          </table:table-cell>
          <table:table-cell office:value-type="float" office:value="-0.0199354629847992" calcext:value-type="float">
            <text:p>-0.0199354629847992</text:p>
          </table:table-cell>
          <table:table-cell office:value-type="float" office:value="-9.88774243582002" calcext:value-type="float">
            <text:p>-9.88774243582002</text:p>
          </table:table-cell>
          <table:table-cell table:number-columns-repeated="5"/>
        </table:table-row>
        <table:table-row table:style-name="ro1">
          <table:table-cell office:value-type="float" office:value="1.06114427783878" calcext:value-type="float">
            <text:p>1.06114427783878</text:p>
          </table:table-cell>
          <table:table-cell office:value-type="float" office:value="-1.20917256471286" calcext:value-type="float">
            <text:p>-1.20917256471286</text:p>
          </table:table-cell>
          <table:table-cell office:value-type="float" office:value="-9.22015321094263" calcext:value-type="float">
            <text:p>-9.22015321094263</text:p>
          </table:table-cell>
          <table:table-cell table:number-columns-repeated="5"/>
        </table:table-row>
        <table:table-row table:style-name="ro1">
          <table:table-cell office:value-type="float" office:value="0.215206705530147" calcext:value-type="float">
            <text:p>0.215206705530147</text:p>
          </table:table-cell>
          <table:table-cell office:value-type="float" office:value="1.09660225372965" calcext:value-type="float">
            <text:p>1.09660225372965</text:p>
          </table:table-cell>
          <table:table-cell office:value-type="float" office:value="-9.13370644458035" calcext:value-type="float">
            <text:p>-9.13370644458035</text:p>
          </table:table-cell>
          <table:table-cell table:number-columns-repeated="5"/>
        </table:table-row>
        <table:table-row table:style-name="ro1">
          <table:table-cell office:value-type="float" office:value="-2.99432473433942" calcext:value-type="float">
            <text:p>-2.99432473433942</text:p>
          </table:table-cell>
          <table:table-cell office:value-type="float" office:value="0.10222777620885" calcext:value-type="float">
            <text:p>0.10222777620885</text:p>
          </table:table-cell>
          <table:table-cell office:value-type="float" office:value="-9.02431647496117" calcext:value-type="float">
            <text:p>-9.02431647496117</text:p>
          </table:table-cell>
          <table:table-cell table:number-columns-repeated="5"/>
        </table:table-row>
        <table:table-row table:style-name="ro1">
          <table:table-cell office:value-type="float" office:value="-2.14202715680561" calcext:value-type="float">
            <text:p>-2.14202715680561</text:p>
          </table:table-cell>
          <table:table-cell office:value-type="float" office:value="-0.897133596863771" calcext:value-type="float">
            <text:p>-0.897133596863771</text:p>
          </table:table-cell>
          <table:table-cell office:value-type="float" office:value="-8.86545884871655" calcext:value-type="float">
            <text:p>-8.86545884871655</text:p>
          </table:table-cell>
          <table:table-cell table:number-columns-repeated="5"/>
        </table:table-row>
        <table:table-row table:style-name="ro1">
          <table:table-cell office:value-type="float" office:value="-1.07207962088665" calcext:value-type="float">
            <text:p>-1.07207962088665</text:p>
          </table:table-cell>
          <table:table-cell office:value-type="float" office:value="2.9187502739269" calcext:value-type="float">
            <text:p>2.9187502739269</text:p>
          </table:table-cell>
          <table:table-cell office:value-type="float" office:value="-8.04837522452112" calcext:value-type="float">
            <text:p>-8.04837522452112</text:p>
          </table:table-cell>
          <table:table-cell table:number-columns-repeated="5"/>
        </table:table-row>
        <table:table-row table:style-name="ro1">
          <table:table-cell office:value-type="float" office:value="-3.06105895164245" calcext:value-type="float">
            <text:p>-3.06105895164245</text:p>
          </table:table-cell>
          <table:table-cell office:value-type="float" office:value="-1.0705248510158" calcext:value-type="float">
            <text:p>-1.0705248510158</text:p>
          </table:table-cell>
          <table:table-cell office:value-type="float" office:value="-7.79114064697768" calcext:value-type="float">
            <text:p>-7.79114064697768</text:p>
          </table:table-cell>
          <table:table-cell table:number-columns-repeated="5"/>
        </table:table-row>
        <table:table-row table:style-name="ro1">
          <table:table-cell office:value-type="float" office:value="-0.00751570087787212" calcext:value-type="float">
            <text:p>-0.00751570087787212</text:p>
          </table:table-cell>
          <table:table-cell office:value-type="float" office:value="-2.84521267217793" calcext:value-type="float">
            <text:p>-2.84521267217793</text:p>
          </table:table-cell>
          <table:table-cell office:value-type="float" office:value="-7.52544128724741" calcext:value-type="float">
            <text:p>-7.52544128724741</text:p>
          </table:table-cell>
          <table:table-cell table:number-columns-repeated="5"/>
        </table:table-row>
        <table:table-row table:style-name="ro1">
          <table:table-cell office:value-type="float" office:value="1.75347327230785" calcext:value-type="float">
            <text:p>1.75347327230785</text:p>
          </table:table-cell>
          <table:table-cell office:value-type="float" office:value="-0.00652522746988615" calcext:value-type="float">
            <text:p>-0.00652522746988615</text:p>
          </table:table-cell>
          <table:table-cell office:value-type="float" office:value="-7.13510021793525" calcext:value-type="float">
            <text:p>-7.13510021793525</text:p>
          </table:table-cell>
          <table:table-cell table:number-columns-repeated="5"/>
        </table:table-row>
        <table:table-row table:style-name="ro1">
          <table:table-cell office:value-type="float" office:value="1.94552464960451" calcext:value-type="float">
            <text:p>1.94552464960451</text:p>
          </table:table-cell>
          <table:table-cell office:value-type="float" office:value="-1.82049985779403" calcext:value-type="float">
            <text:p>-1.82049985779403</text:p>
          </table:table-cell>
          <table:table-cell office:value-type="float" office:value="-6.60682681478129" calcext:value-type="float">
            <text:p>-6.60682681478129</text:p>
          </table:table-cell>
          <table:table-cell table:number-columns-repeated="5"/>
        </table:table-row>
        <table:table-row table:style-name="ro1">
          <table:table-cell office:value-type="float" office:value="0.127395409951718" calcext:value-type="float">
            <text:p>0.127395409951718</text:p>
          </table:table-cell>
          <table:table-cell office:value-type="float" office:value="2.18219890864537" calcext:value-type="float">
            <text:p>2.18219890864537</text:p>
          </table:table-cell>
          <table:table-cell office:value-type="float" office:value="-6.31800228008958" calcext:value-type="float">
            <text:p>-6.31800228008958</text:p>
          </table:table-cell>
          <table:table-cell table:number-columns-repeated="5"/>
        </table:table-row>
        <table:table-row table:style-name="ro1">
          <table:table-cell office:value-type="float" office:value="0.912815578196791" calcext:value-type="float">
            <text:p>0.912815578196791</text:p>
          </table:table-cell>
          <table:table-cell office:value-type="float" office:value="0.730284119653372" calcext:value-type="float">
            <text:p>0.730284119653372</text:p>
          </table:table-cell>
          <table:table-cell office:value-type="float" office:value="-5.93457864118893" calcext:value-type="float">
            <text:p>-5.93457864118893</text:p>
          </table:table-cell>
          <table:table-cell table:number-columns-repeated="5"/>
        </table:table-row>
        <table:table-row table:style-name="ro1">
          <table:table-cell office:value-type="float" office:value="-3.10447191167993" calcext:value-type="float">
            <text:p>-3.10447191167993</text:p>
          </table:table-cell>
          <table:table-cell office:value-type="float" office:value="-0.118049405460329" calcext:value-type="float">
            <text:p>-0.118049405460329</text:p>
          </table:table-cell>
          <table:table-cell office:value-type="float" office:value="-5.64319622938073" calcext:value-type="float">
            <text:p>-5.64319622938073</text:p>
          </table:table-cell>
          <table:table-cell table:number-columns-repeated="5"/>
        </table:table-row>
        <table:table-row table:style-name="ro1">
          <table:table-cell office:value-type="float" office:value="3.08769145370033" calcext:value-type="float">
            <text:p>3.08769145370033</text:p>
          </table:table-cell>
          <table:table-cell office:value-type="float" office:value="-1.96090229045688" calcext:value-type="float">
            <text:p>-1.96090229045688</text:p>
          </table:table-cell>
          <table:table-cell office:value-type="float" office:value="-4.84090858473312" calcext:value-type="float">
            <text:p>-4.84090858473312</text:p>
          </table:table-cell>
          <table:table-cell table:number-columns-repeated="5"/>
        </table:table-row>
        <table:table-row table:style-name="ro1">
          <table:table-cell office:value-type="float" office:value="-2.09827763868929" calcext:value-type="float">
            <text:p>-2.09827763868929</text:p>
          </table:table-cell>
          <table:table-cell office:value-type="float" office:value="-3.01939136083607" calcext:value-type="float">
            <text:p>-3.01939136083607</text:p>
          </table:table-cell>
          <table:table-cell office:value-type="float" office:value="-4.55967879463549" calcext:value-type="float">
            <text:p>-4.55967879463549</text:p>
          </table:table-cell>
          <table:table-cell table:number-columns-repeated="5"/>
        </table:table-row>
        <table:table-row table:style-name="ro1">
          <table:table-cell office:value-type="float" office:value="-0.815671959092594" calcext:value-type="float">
            <text:p>-0.815671959092594</text:p>
          </table:table-cell>
          <table:table-cell office:value-type="float" office:value="-1.82049985779403" calcext:value-type="float">
            <text:p>-1.82049985779403</text:p>
          </table:table-cell>
          <table:table-cell office:value-type="float" office:value="-4.31684068165605" calcext:value-type="float">
            <text:p>-4.31684068165605</text:p>
          </table:table-cell>
          <table:table-cell table:number-columns-repeated="5"/>
        </table:table-row>
        <table:table-row table:style-name="ro1">
          <table:table-cell office:value-type="float" office:value="3.08769145370033" calcext:value-type="float">
            <text:p>3.08769145370033</text:p>
          </table:table-cell>
          <table:table-cell office:value-type="float" office:value="-2.06289646439288" calcext:value-type="float">
            <text:p>-2.06289646439288</text:p>
          </table:table-cell>
          <table:table-cell office:value-type="float" office:value="-3.95996359932356" calcext:value-type="float">
            <text:p>-3.95996359932356</text:p>
          </table:table-cell>
          <table:table-cell table:number-columns-repeated="5"/>
        </table:table-row>
        <table:table-row table:style-name="ro1">
          <table:table-cell office:value-type="float" office:value="3.08761910944376" calcext:value-type="float">
            <text:p>3.08761910944376</text:p>
          </table:table-cell>
          <table:table-cell office:value-type="float" office:value="2.0697729714041" calcext:value-type="float">
            <text:p>2.0697729714041</text:p>
          </table:table-cell>
          <table:table-cell office:value-type="float" office:value="-3.75947192805214" calcext:value-type="float">
            <text:p>-3.75947192805214</text:p>
          </table:table-cell>
          <table:table-cell table:number-columns-repeated="5"/>
        </table:table-row>
        <table:table-row table:style-name="ro1">
          <table:table-cell office:value-type="float" office:value="-0.871957940138361" calcext:value-type="float">
            <text:p>-0.871957940138361</text:p>
          </table:table-cell>
          <table:table-cell office:value-type="float" office:value="3.13158455332849" calcext:value-type="float">
            <text:p>3.13158455332849</text:p>
          </table:table-cell>
          <table:table-cell office:value-type="float" office:value="-3.14005335786126" calcext:value-type="float">
            <text:p>-3.14005335786126</text:p>
          </table:table-cell>
          <table:table-cell table:number-columns-repeated="5"/>
        </table:table-row>
        <table:table-row table:style-name="ro1">
          <table:table-cell office:value-type="float" office:value="-1.77588001884753" calcext:value-type="float">
            <text:p>-1.77588001884753</text:p>
          </table:table-cell>
          <table:table-cell office:value-type="float" office:value="-2.10511224638174" calcext:value-type="float">
            <text:p>-2.10511224638174</text:p>
          </table:table-cell>
          <table:table-cell office:value-type="float" office:value="-1.93091105220663" calcext:value-type="float">
            <text:p>-1.93091105220663</text:p>
          </table:table-cell>
          <table:table-cell table:number-columns-repeated="5"/>
        </table:table-row>
        <table:table-row table:style-name="ro1">
          <table:table-cell office:value-type="float" office:value="-0.871957940138361" calcext:value-type="float">
            <text:p>-0.871957940138361</text:p>
          </table:table-cell>
          <table:table-cell office:value-type="float" office:value="-1.29338959693282" calcext:value-type="float">
            <text:p>-1.29338959693282</text:p>
          </table:table-cell>
          <table:table-cell office:value-type="float" office:value="-1.80885899858628" calcext:value-type="float">
            <text:p>-1.80885899858628</text:p>
          </table:table-cell>
          <table:table-cell table:number-columns-repeated="5"/>
        </table:table-row>
        <table:table-row table:style-name="ro1">
          <table:table-cell office:value-type="float" office:value="1.13021972529932" calcext:value-type="float">
            <text:p>1.13021972529932</text:p>
          </table:table-cell>
          <table:table-cell office:value-type="float" office:value="0.312596697160126" calcext:value-type="float">
            <text:p>0.312596697160126</text:p>
          </table:table-cell>
          <table:table-cell office:value-type="float" office:value="-1.6278404627599" calcext:value-type="float">
            <text:p>-1.6278404627599</text:p>
          </table:table-cell>
          <table:table-cell table:number-columns-repeated="5"/>
        </table:table-row>
        <table:table-row table:style-name="ro1">
          <table:table-cell office:value-type="float" office:value="-0.114995487236644" calcext:value-type="float">
            <text:p>-0.114995487236644</text:p>
          </table:table-cell>
          <table:table-cell office:value-type="float" office:value="3.96732210276466" calcext:value-type="float">
            <text:p>3.96732210276466</text:p>
          </table:table-cell>
          <table:table-cell office:value-type="float" office:value="-1.53838488761375" calcext:value-type="float">
            <text:p>-1.53838488761375</text:p>
          </table:table-cell>
          <table:table-cell table:number-columns-repeated="5"/>
        </table:table-row>
        <table:table-row table:style-name="ro1">
          <table:table-cell office:value-type="float" office:value="2.9422695237813" calcext:value-type="float">
            <text:p>2.9422695237813</text:p>
          </table:table-cell>
          <table:table-cell office:value-type="float" office:value="-2.15867899878068" calcext:value-type="float">
            <text:p>-2.15867899878068</text:p>
          </table:table-cell>
          <table:table-cell office:value-type="float" office:value="-1.4606293746194" calcext:value-type="float">
            <text:p>-1.4606293746194</text:p>
          </table:table-cell>
          <table:table-cell table:number-columns-repeated="5"/>
        </table:table-row>
        <table:table-row table:style-name="ro1">
          <table:table-cell office:value-type="float" office:value="1.26567346501191" calcext:value-type="float">
            <text:p>1.26567346501191</text:p>
          </table:table-cell>
          <table:table-cell office:value-type="float" office:value="1.16202385523972" calcext:value-type="float">
            <text:p>1.16202385523972</text:p>
          </table:table-cell>
          <table:table-cell office:value-type="float" office:value="-1.31504011016731" calcext:value-type="float">
            <text:p>-1.31504011016731</text:p>
          </table:table-cell>
          <table:table-cell table:number-columns-repeated="5"/>
        </table:table-row>
        <table:table-row table:style-name="ro1">
          <table:table-cell office:value-type="float" office:value="3.8941576776666" calcext:value-type="float">
            <text:p>3.8941576776666</text:p>
          </table:table-cell>
          <table:table-cell office:value-type="float" office:value="-1.05143361800092" calcext:value-type="float">
            <text:p>-1.05143361800092</text:p>
          </table:table-cell>
          <table:table-cell office:value-type="float" office:value="-1.08136945679596" calcext:value-type="float">
            <text:p>-1.08136945679596</text:p>
          </table:table-cell>
          <table:table-cell table:number-columns-repeated="5"/>
        </table:table-row>
        <table:table-row table:style-name="ro1">
          <table:table-cell office:value-type="float" office:value="-0.817139963589313" calcext:value-type="float">
            <text:p>-0.817139963589313</text:p>
          </table:table-cell>
          <table:table-cell office:value-type="float" office:value="-2.21018734528793" calcext:value-type="float">
            <text:p>-2.21018734528793</text:p>
          </table:table-cell>
          <table:table-cell office:value-type="float" office:value="-1.01736542651787" calcext:value-type="float">
            <text:p>-1.01736542651787</text:p>
          </table:table-cell>
          <table:table-cell table:number-columns-repeated="5"/>
        </table:table-row>
        <table:table-row table:style-name="ro1">
          <table:table-cell office:value-type="float" office:value="-3.85979205581005" calcext:value-type="float">
            <text:p>-3.85979205581005</text:p>
          </table:table-cell>
          <table:table-cell office:value-type="float" office:value="1.0157672556199" calcext:value-type="float">
            <text:p>1.0157672556199</text:p>
          </table:table-cell>
          <table:table-cell office:value-type="float" office:value="-0.385356669015868" calcext:value-type="float">
            <text:p>-0.385356669015868</text:p>
          </table:table-cell>
          <table:table-cell table:number-columns-repeated="5"/>
        </table:table-row>
        <table:table-row table:style-name="ro1">
          <table:table-cell office:value-type="float" office:value="-1.31433869938301" calcext:value-type="float">
            <text:p>-1.31433869938301</text:p>
          </table:table-cell>
          <table:table-cell office:value-type="float" office:value="1.92518058763593" calcext:value-type="float">
            <text:p>1.92518058763593</text:p>
          </table:table-cell>
          <table:table-cell office:value-type="float" office:value="0.451907078955914" calcext:value-type="float">
            <text:p>0.451907078955914</text:p>
          </table:table-cell>
          <table:table-cell table:number-columns-repeated="5"/>
        </table:table-row>
        <table:table-row table:style-name="ro1">
          <table:table-cell office:value-type="float" office:value="0.94264150762078" calcext:value-type="float">
            <text:p>0.94264150762078</text:p>
          </table:table-cell>
          <table:table-cell office:value-type="float" office:value="-1.64218164377943" calcext:value-type="float">
            <text:p>-1.64218164377943</text:p>
          </table:table-cell>
          <table:table-cell office:value-type="float" office:value="0.495779066718706" calcext:value-type="float">
            <text:p>0.495779066718706</text:p>
          </table:table-cell>
          <table:table-cell table:number-columns-repeated="5"/>
        </table:table-row>
        <table:table-row table:style-name="ro1">
          <table:table-cell office:value-type="float" office:value="-1.84766765604814" calcext:value-type="float">
            <text:p>-1.84766765604814</text:p>
          </table:table-cell>
          <table:table-cell office:value-type="float" office:value="3.13447511195248" calcext:value-type="float">
            <text:p>3.13447511195248</text:p>
          </table:table-cell>
          <table:table-cell office:value-type="float" office:value="0.842321088507041" calcext:value-type="float">
            <text:p>0.842321088507041</text:p>
          </table:table-cell>
          <table:table-cell table:number-columns-repeated="5"/>
        </table:table-row>
        <table:table-row table:style-name="ro1">
          <table:table-cell office:value-type="float" office:value="2.17428173208991" calcext:value-type="float">
            <text:p>2.17428173208991</text:p>
          </table:table-cell>
          <table:table-cell office:value-type="float" office:value="-3.08399164091553" calcext:value-type="float">
            <text:p>-3.08399164091553</text:p>
          </table:table-cell>
          <table:table-cell office:value-type="float" office:value="1.01893697520065" calcext:value-type="float">
            <text:p>1.01893697520065</text:p>
          </table:table-cell>
          <table:table-cell table:number-columns-repeated="5"/>
        </table:table-row>
        <table:table-row table:style-name="ro1">
          <table:table-cell office:value-type="float" office:value="3.8941576776666" calcext:value-type="float">
            <text:p>3.8941576776666</text:p>
          </table:table-cell>
          <table:table-cell office:value-type="float" office:value="-1.97656155362097" calcext:value-type="float">
            <text:p>-1.97656155362097</text:p>
          </table:table-cell>
          <table:table-cell office:value-type="float" office:value="1.31050151134938" calcext:value-type="float">
            <text:p>1.31050151134938</text:p>
          </table:table-cell>
          <table:table-cell table:number-columns-repeated="5"/>
        </table:table-row>
        <table:table-row table:style-name="ro1">
          <table:table-cell office:value-type="float" office:value="0.834065089494153" calcext:value-type="float">
            <text:p>0.834065089494153</text:p>
          </table:table-cell>
          <table:table-cell office:value-type="float" office:value="-1.32047706393413" calcext:value-type="float">
            <text:p>-1.32047706393413</text:p>
          </table:table-cell>
          <table:table-cell office:value-type="float" office:value="1.68445523982974" calcext:value-type="float">
            <text:p>1.68445523982974</text:p>
          </table:table-cell>
          <table:table-cell table:number-columns-repeated="5"/>
        </table:table-row>
        <table:table-row table:style-name="ro1">
          <table:table-cell office:value-type="float" office:value="-4.06134641608429" calcext:value-type="float">
            <text:p>-4.06134641608429</text:p>
          </table:table-cell>
          <table:table-cell office:value-type="float" office:value="-1.13732732295389" calcext:value-type="float">
            <text:p>-1.13732732295389</text:p>
          </table:table-cell>
          <table:table-cell office:value-type="float" office:value="2.01903138911544" calcext:value-type="float">
            <text:p>2.01903138911544</text:p>
          </table:table-cell>
          <table:table-cell table:number-columns-repeated="5"/>
        </table:table-row>
        <table:table-row table:style-name="ro1">
          <table:table-cell office:value-type="float" office:value="4.08263262637332" calcext:value-type="float">
            <text:p>4.08263262637332</text:p>
          </table:table-cell>
          <table:table-cell office:value-type="float" office:value="1.12207588392314" calcext:value-type="float">
            <text:p>1.12207588392314</text:p>
          </table:table-cell>
          <table:table-cell office:value-type="float" office:value="2.04497791747939" calcext:value-type="float">
            <text:p>2.04497791747939</text:p>
          </table:table-cell>
          <table:table-cell table:number-columns-repeated="5"/>
        </table:table-row>
        <table:table-row table:style-name="ro1">
          <table:table-cell office:value-type="float" office:value="2.12189398109175" calcext:value-type="float">
            <text:p>2.12189398109175</text:p>
          </table:table-cell>
          <table:table-cell office:value-type="float" office:value="3.1634657059965" calcext:value-type="float">
            <text:p>3.1634657059965</text:p>
          </table:table-cell>
          <table:table-cell office:value-type="float" office:value="2.12908596182942" calcext:value-type="float">
            <text:p>2.12908596182942</text:p>
          </table:table-cell>
          <table:table-cell table:number-columns-repeated="5"/>
        </table:table-row>
        <table:table-row table:style-name="ro1">
          <table:table-cell office:value-type="float" office:value="-2.30360787013436" calcext:value-type="float">
            <text:p>-2.30360787013436</text:p>
          </table:table-cell>
          <table:table-cell office:value-type="float" office:value="1.96992610351525" calcext:value-type="float">
            <text:p>1.96992610351525</text:p>
          </table:table-cell>
          <table:table-cell office:value-type="float" office:value="2.67016837958432" calcext:value-type="float">
            <text:p>2.67016837958432</text:p>
          </table:table-cell>
          <table:table-cell table:number-columns-repeated="5"/>
        </table:table-row>
        <table:table-row table:style-name="ro1">
          <table:table-cell office:value-type="float" office:value="-0.0937755515615457" calcext:value-type="float">
            <text:p>-0.0937755515615457</text:p>
          </table:table-cell>
          <table:table-cell office:value-type="float" office:value="2.36491999497726" calcext:value-type="float">
            <text:p>2.36491999497726</text:p>
          </table:table-cell>
          <table:table-cell office:value-type="float" office:value="3.89718347380081" calcext:value-type="float">
            <text:p>3.89718347380081</text:p>
          </table:table-cell>
          <table:table-cell table:number-columns-repeated="5"/>
        </table:table-row>
        <table:table-row table:style-name="ro1">
          <table:table-cell office:value-type="float" office:value="-0.953221172072415" calcext:value-type="float">
            <text:p>-0.953221172072415</text:p>
          </table:table-cell>
          <table:table-cell office:value-type="float" office:value="3.77544556154556" calcext:value-type="float">
            <text:p>3.77544556154556</text:p>
          </table:table-cell>
          <table:table-cell office:value-type="float" office:value="3.99947481549987" calcext:value-type="float">
            <text:p>3.99947481549987</text:p>
          </table:table-cell>
          <table:table-cell table:number-columns-repeated="5"/>
        </table:table-row>
        <table:table-row table:style-name="ro1">
          <table:table-cell office:value-type="float" office:value="-0.275891548877884" calcext:value-type="float">
            <text:p>-0.275891548877884</text:p>
          </table:table-cell>
          <table:table-cell office:value-type="float" office:value="2.21773655958398" calcext:value-type="float">
            <text:p>2.21773655958398</text:p>
          </table:table-cell>
          <table:table-cell office:value-type="float" office:value="4.60080334564817" calcext:value-type="float">
            <text:p>4.60080334564817</text:p>
          </table:table-cell>
          <table:table-cell table:number-columns-repeated="5"/>
        </table:table-row>
        <table:table-row table:style-name="ro1">
          <table:table-cell office:value-type="float" office:value="3.75596730472491" calcext:value-type="float">
            <text:p>3.75596730472491</text:p>
          </table:table-cell>
          <table:table-cell office:value-type="float" office:value="1.0157672556199" calcext:value-type="float">
            <text:p>1.0157672556199</text:p>
          </table:table-cell>
          <table:table-cell office:value-type="float" office:value="4.813257341811" calcext:value-type="float">
            <text:p>4.813257341811</text:p>
          </table:table-cell>
          <table:table-cell table:number-columns-repeated="5"/>
        </table:table-row>
        <table:table-row table:style-name="ro1">
          <table:table-cell office:value-type="float" office:value="0.501522183621129" calcext:value-type="float">
            <text:p>0.501522183621129</text:p>
          </table:table-cell>
          <table:table-cell office:value-type="float" office:value="0.162644483286296" calcext:value-type="float">
            <text:p>0.162644483286296</text:p>
          </table:table-cell>
          <table:table-cell office:value-type="float" office:value="5.06027726848835" calcext:value-type="float">
            <text:p>5.06027726848835</text:p>
          </table:table-cell>
          <table:table-cell table:number-columns-repeated="5"/>
        </table:table-row>
        <table:table-row table:style-name="ro1">
          <table:table-cell office:value-type="float" office:value="1.02256745761062" calcext:value-type="float">
            <text:p>1.02256745761062</text:p>
          </table:table-cell>
          <table:table-cell office:value-type="float" office:value="2.62243871840849" calcext:value-type="float">
            <text:p>2.62243871840849</text:p>
          </table:table-cell>
          <table:table-cell office:value-type="float" office:value="5.20713257013731" calcext:value-type="float">
            <text:p>5.20713257013731</text:p>
          </table:table-cell>
          <table:table-cell table:number-columns-repeated="5"/>
        </table:table-row>
        <table:table-row table:style-name="ro1">
          <table:table-cell office:value-type="float" office:value="0.200374589693026" calcext:value-type="float">
            <text:p>0.200374589693026</text:p>
          </table:table-cell>
          <table:table-cell office:value-type="float" office:value="2.73338046806069" calcext:value-type="float">
            <text:p>2.73338046806069</text:p>
          </table:table-cell>
          <table:table-cell office:value-type="float" office:value="5.4860808249963" calcext:value-type="float">
            <text:p>5.4860808249963</text:p>
          </table:table-cell>
          <table:table-cell table:number-columns-repeated="5"/>
        </table:table-row>
        <table:table-row table:style-name="ro1">
          <table:table-cell office:value-type="float" office:value="-2.07098261305635" calcext:value-type="float">
            <text:p>-2.07098261305635</text:p>
          </table:table-cell>
          <table:table-cell office:value-type="float" office:value="2.69151763683776" calcext:value-type="float">
            <text:p>2.69151763683776</text:p>
          </table:table-cell>
          <table:table-cell office:value-type="float" office:value="6.10384508973896" calcext:value-type="float">
            <text:p>6.10384508973896</text:p>
          </table:table-cell>
          <table:table-cell table:number-columns-repeated="5"/>
        </table:table-row>
        <table:table-row table:style-name="ro1">
          <table:table-cell office:value-type="float" office:value="2.5956414599869" calcext:value-type="float">
            <text:p>2.5956414599869</text:p>
          </table:table-cell>
          <table:table-cell office:value-type="float" office:value="1.02376413087892" calcext:value-type="float">
            <text:p>1.02376413087892</text:p>
          </table:table-cell>
          <table:table-cell office:value-type="float" office:value="6.14479898976073" calcext:value-type="float">
            <text:p>6.14479898976073</text:p>
          </table:table-cell>
          <table:table-cell table:number-columns-repeated="5"/>
        </table:table-row>
        <table:table-row table:style-name="ro1">
          <table:table-cell office:value-type="float" office:value="-0.0703444029515605" calcext:value-type="float">
            <text:p>-0.0703444029515605</text:p>
          </table:table-cell>
          <table:table-cell office:value-type="float" office:value="-2.57739580625954" calcext:value-type="float">
            <text:p>-2.57739580625954</text:p>
          </table:table-cell>
          <table:table-cell office:value-type="float" office:value="6.44959956719694" calcext:value-type="float">
            <text:p>6.44959956719694</text:p>
          </table:table-cell>
          <table:table-cell table:number-columns-repeated="5"/>
        </table:table-row>
        <table:table-row table:style-name="ro1">
          <table:table-cell office:value-type="float" office:value="3.9442835197577" calcext:value-type="float">
            <text:p>3.9442835197577</text:p>
          </table:table-cell>
          <table:table-cell office:value-type="float" office:value="3.07813150601087" calcext:value-type="float">
            <text:p>3.07813150601087</text:p>
          </table:table-cell>
          <table:table-cell office:value-type="float" office:value="6.8197829440807" calcext:value-type="float">
            <text:p>6.8197829440807</text:p>
          </table:table-cell>
          <table:table-cell table:number-columns-repeated="5"/>
        </table:table-row>
        <table:table-row table:style-name="ro1">
          <table:table-cell office:value-type="float" office:value="2.59552518012827" calcext:value-type="float">
            <text:p>2.59552518012827</text:p>
          </table:table-cell>
          <table:table-cell office:value-type="float" office:value="1.09401664243687" calcext:value-type="float">
            <text:p>1.09401664243687</text:p>
          </table:table-cell>
          <table:table-cell office:value-type="float" office:value="7.8804598361551" calcext:value-type="float">
            <text:p>7.8804598361551</text:p>
          </table:table-cell>
          <table:table-cell table:number-columns-repeated="5"/>
        </table:table-row>
        <table:table-row table:style-name="ro1">
          <table:table-cell office:value-type="float" office:value="1.06114427783878" calcext:value-type="float">
            <text:p>1.06114427783878</text:p>
          </table:table-cell>
          <table:table-cell office:value-type="float" office:value="5.05854339695873" calcext:value-type="float">
            <text:p>5.05854339695873</text:p>
          </table:table-cell>
          <table:table-cell office:value-type="float" office:value="8.11276463746682" calcext:value-type="float">
            <text:p>8.11276463746682</text:p>
          </table:table-cell>
          <table:table-cell table:number-columns-repeated="5"/>
        </table:table-row>
        <table:table-row table:style-name="ro1">
          <table:table-cell office:value-type="float" office:value="2.17428173208991" calcext:value-type="float">
            <text:p>2.17428173208991</text:p>
          </table:table-cell>
          <table:table-cell office:value-type="float" office:value="0.400037737561412" calcext:value-type="float">
            <text:p>0.400037737561412</text:p>
          </table:table-cell>
          <table:table-cell office:value-type="float" office:value="8.39902482301722" calcext:value-type="float">
            <text:p>8.39902482301722</text:p>
          </table:table-cell>
          <table:table-cell table:number-columns-repeated="5"/>
        </table:table-row>
        <table:table-row table:style-name="ro1">
          <table:table-cell office:value-type="float" office:value="3.05161209663578" calcext:value-type="float">
            <text:p>3.05161209663578</text:p>
          </table:table-cell>
          <table:table-cell office:value-type="float" office:value="3.22231150585" calcext:value-type="float">
            <text:p>3.22231150585</text:p>
          </table:table-cell>
          <table:table-cell office:value-type="float" office:value="8.4858937845314" calcext:value-type="float">
            <text:p>8.4858937845314</text:p>
          </table:table-cell>
          <table:table-cell table:number-columns-repeated="5"/>
        </table:table-row>
        <table:table-row table:style-name="ro1">
          <table:table-cell office:value-type="float" office:value="-2.92120841644506" calcext:value-type="float">
            <text:p>-2.92120841644506</text:p>
          </table:table-cell>
          <table:table-cell office:value-type="float" office:value="-0.582681004308966" calcext:value-type="float">
            <text:p>-0.582681004308966</text:p>
          </table:table-cell>
          <table:table-cell office:value-type="float" office:value="8.7542585317916" calcext:value-type="float">
            <text:p>8.7542585317916</text:p>
          </table:table-cell>
          <table:table-cell table:number-columns-repeated="5"/>
        </table:table-row>
        <table:table-row table:style-name="ro1">
          <table:table-cell office:value-type="float" office:value="-3.07531213588468" calcext:value-type="float">
            <text:p>-3.07531213588468</text:p>
          </table:table-cell>
          <table:table-cell office:value-type="float" office:value="4.08868162657471" calcext:value-type="float">
            <text:p>4.08868162657471</text:p>
          </table:table-cell>
          <table:table-cell office:value-type="float" office:value="8.7863430256799" calcext:value-type="float">
            <text:p>8.7863430256799</text:p>
          </table:table-cell>
          <table:table-cell table:number-columns-repeated="5"/>
        </table:table-row>
        <table:table-row table:style-name="ro1">
          <table:table-cell office:value-type="float" office:value="0.914250149305998" calcext:value-type="float">
            <text:p>0.914250149305998</text:p>
          </table:table-cell>
          <table:table-cell office:value-type="float" office:value="-5.07949615685804" calcext:value-type="float">
            <text:p>-5.07949615685804</text:p>
          </table:table-cell>
          <table:table-cell office:value-type="float" office:value="9.2755190214356" calcext:value-type="float">
            <text:p>9.2755190214356</text:p>
          </table:table-cell>
          <table:table-cell table:number-columns-repeated="5"/>
        </table:table-row>
        <table:table-row table:style-name="ro1">
          <table:table-cell office:value-type="float" office:value="2.17428173208991" calcext:value-type="float">
            <text:p>2.17428173208991</text:p>
          </table:table-cell>
          <table:table-cell office:value-type="float" office:value="4.10969393351358" calcext:value-type="float">
            <text:p>4.10969393351358</text:p>
          </table:table-cell>
          <table:table-cell office:value-type="float" office:value="9.31963913472792" calcext:value-type="float">
            <text:p>9.31963913472792</text:p>
          </table:table-cell>
          <table:table-cell table:number-columns-repeated="5"/>
        </table:table-row>
        <table:table-row table:style-name="ro1">
          <table:table-cell office:value-type="float" office:value="-1.24755413870034" calcext:value-type="float">
            <text:p>-1.24755413870034</text:p>
          </table:table-cell>
          <table:table-cell office:value-type="float" office:value="-4.08192257677596" calcext:value-type="float">
            <text:p>-4.08192257677596</text:p>
          </table:table-cell>
          <table:table-cell office:value-type="float" office:value="9.36057784251406" calcext:value-type="float">
            <text:p>9.36057784251406</text:p>
          </table:table-cell>
          <table:table-cell table:number-columns-repeated="5"/>
        </table:table-row>
        <table:table-row table:style-name="ro1">
          <table:table-cell office:value-type="float" office:value="3.8941576776666" calcext:value-type="float">
            <text:p>3.8941576776666</text:p>
          </table:table-cell>
          <table:table-cell office:value-type="float" office:value="-2.21018734528793" calcext:value-type="float">
            <text:p>-2.21018734528793</text:p>
          </table:table-cell>
          <table:table-cell office:value-type="float" office:value="9.70489469660466" calcext:value-type="float">
            <text:p>9.70489469660466</text:p>
          </table:table-cell>
          <table:table-cell table:number-columns-repeated="5"/>
        </table:table-row>
        <table:table-row table:style-name="ro1">
          <table:table-cell office:value-type="float" office:value="3.8941576776666" calcext:value-type="float">
            <text:p>3.8941576776666</text:p>
          </table:table-cell>
          <table:table-cell office:value-type="float" office:value="-2.84521267217793" calcext:value-type="float">
            <text:p>-2.84521267217793</text:p>
          </table:table-cell>
          <table:table-cell office:value-type="float" office:value="9.75881676734652" calcext:value-type="float">
            <text:p>9.75881676734652</text:p>
          </table:table-cell>
          <table:table-cell table:number-columns-repeated="5"/>
        </table:table-row>
        <table:table-row table:style-name="ro1">
          <table:table-cell office:value-type="float" office:value="1.22466629034117" calcext:value-type="float">
            <text:p>1.22466629034117</text:p>
          </table:table-cell>
          <table:table-cell office:value-type="float" office:value="0.524743992550503" calcext:value-type="float">
            <text:p>0.524743992550503</text:p>
          </table:table-cell>
          <table:table-cell office:value-type="float" office:value="10.0695000751424" calcext:value-type="float">
            <text:p>10.0695000751424</text:p>
          </table:table-cell>
          <table:table-cell table:number-columns-repeated="5"/>
        </table:table-row>
        <table:table-row table:style-name="ro1">
          <table:table-cell office:value-type="float" office:value="3.14010378402331" calcext:value-type="float">
            <text:p>3.14010378402331</text:p>
          </table:table-cell>
          <table:table-cell office:value-type="float" office:value="4.04762723351755" calcext:value-type="float">
            <text:p>4.04762723351755</text:p>
          </table:table-cell>
          <table:table-cell office:value-type="float" office:value="10.3187474836423" calcext:value-type="float">
            <text:p>10.3187474836423</text:p>
          </table:table-cell>
          <table:table-cell table:number-columns-repeated="5"/>
        </table:table-row>
        <table:table-row table:style-name="ro1">
          <table:table-cell office:value-type="float" office:value="1.44683216078089" calcext:value-type="float">
            <text:p>1.44683216078089</text:p>
          </table:table-cell>
          <table:table-cell office:value-type="float" office:value="0.778251799540344" calcext:value-type="float">
            <text:p>0.778251799540344</text:p>
          </table:table-cell>
          <table:table-cell office:value-type="float" office:value="10.3803721994978" calcext:value-type="float">
            <text:p>10.3803721994978</text:p>
          </table:table-cell>
          <table:table-cell table:number-columns-repeated="5"/>
        </table:table-row>
        <table:table-row table:style-name="ro1">
          <table:table-cell office:value-type="float" office:value="-2.54657594465694" calcext:value-type="float">
            <text:p>-2.54657594465694</text:p>
          </table:table-cell>
          <table:table-cell office:value-type="float" office:value="2.03193554898779" calcext:value-type="float">
            <text:p>2.03193554898779</text:p>
          </table:table-cell>
          <table:table-cell office:value-type="float" office:value="10.3892936241443" calcext:value-type="float">
            <text:p>10.3892936241443</text:p>
          </table:table-cell>
          <table:table-cell table:number-columns-repeated="5"/>
        </table:table-row>
        <table:table-row table:style-name="ro1">
          <table:table-cell office:value-type="float" office:value="3.7105539520766" calcext:value-type="float">
            <text:p>3.7105539520766</text:p>
          </table:table-cell>
          <table:table-cell office:value-type="float" office:value="1.9369827403739" calcext:value-type="float">
            <text:p>1.9369827403739</text:p>
          </table:table-cell>
          <table:table-cell office:value-type="float" office:value="10.7469751013959" calcext:value-type="float">
            <text:p>10.7469751013959</text:p>
          </table:table-cell>
          <table:table-cell table:number-columns-repeated="5"/>
        </table:table-row>
        <table:table-row table:style-name="ro1">
          <table:table-cell office:value-type="float" office:value="0.834065089494153" calcext:value-type="float">
            <text:p>0.834065089494153</text:p>
          </table:table-cell>
          <table:table-cell office:value-type="float" office:value="2.49108273677008" calcext:value-type="float">
            <text:p>2.49108273677008</text:p>
          </table:table-cell>
          <table:table-cell office:value-type="float" office:value="11.8457009617194" calcext:value-type="float">
            <text:p>11.8457009617194</text:p>
          </table:table-cell>
          <table:table-cell table:number-columns-repeated="5"/>
        </table:table-row>
        <table:table-row table:style-name="ro1">
          <table:table-cell office:value-type="float" office:value="-0.967872780170402" calcext:value-type="float">
            <text:p>-0.967872780170402</text:p>
          </table:table-cell>
          <table:table-cell office:value-type="float" office:value="3.60234950141556" calcext:value-type="float">
            <text:p>3.60234950141556</text:p>
          </table:table-cell>
          <table:table-cell office:value-type="float" office:value="12.1192692739906" calcext:value-type="float">
            <text:p>12.119269273990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1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-0.0703444029515605" calcext:value-type="float">
            <text:p>-0.0703444029515605</text:p>
          </table:table-cell>
          <table:table-cell office:value-type="float" office:value="1.08240101069048" calcext:value-type="float">
            <text:p>1.08240101069048</text:p>
          </table:table-cell>
          <table:table-cell office:value-type="float" office:value="-16.5518904825443" calcext:value-type="float">
            <text:p>-16.5518904825443</text:p>
          </table:table-cell>
          <table:table-cell table:number-columns-repeated="5"/>
        </table:table-row>
        <table:table-row table:style-name="ro1">
          <table:table-cell office:value-type="float" office:value="0.912815578196791" calcext:value-type="float">
            <text:p>0.912815578196791</text:p>
          </table:table-cell>
          <table:table-cell office:value-type="float" office:value="1.02376413087892" calcext:value-type="float">
            <text:p>1.02376413087892</text:p>
          </table:table-cell>
          <table:table-cell office:value-type="float" office:value="-16.5441528378439" calcext:value-type="float">
            <text:p>-16.5441528378439</text:p>
          </table:table-cell>
          <table:table-cell table:number-columns-repeated="5"/>
        </table:table-row>
        <table:table-row table:style-name="ro1">
          <table:table-cell office:value-type="float" office:value="1.04993307409829" calcext:value-type="float">
            <text:p>1.04993307409829</text:p>
          </table:table-cell>
          <table:table-cell office:value-type="float" office:value="-0.103617233126592" calcext:value-type="float">
            <text:p>-0.103617233126592</text:p>
          </table:table-cell>
          <table:table-cell office:value-type="float" office:value="-16.3532694762949" calcext:value-type="float">
            <text:p>-16.3532694762949</text:p>
          </table:table-cell>
          <table:table-cell table:number-columns-repeated="5"/>
        </table:table-row>
        <table:table-row table:style-name="ro1">
          <table:table-cell office:value-type="float" office:value="0.127395409951718" calcext:value-type="float">
            <text:p>0.127395409951718</text:p>
          </table:table-cell>
          <table:table-cell office:value-type="float" office:value="-1.00543238434043" calcext:value-type="float">
            <text:p>-1.00543238434043</text:p>
          </table:table-cell>
          <table:table-cell office:value-type="float" office:value="-15.9308971892378" calcext:value-type="float">
            <text:p>-15.9308971892378</text:p>
          </table:table-cell>
          <table:table-cell table:number-columns-repeated="5"/>
        </table:table-row>
        <table:table-row table:style-name="ro1">
          <table:table-cell office:value-type="float" office:value="-1.01144820778364" calcext:value-type="float">
            <text:p>-1.01144820778364</text:p>
          </table:table-cell>
          <table:table-cell office:value-type="float" office:value="0.858791056588038" calcext:value-type="float">
            <text:p>0.858791056588038</text:p>
          </table:table-cell>
          <table:table-cell office:value-type="float" office:value="-14.5291193622623" calcext:value-type="float">
            <text:p>-14.5291193622623</text:p>
          </table:table-cell>
          <table:table-cell table:number-columns-repeated="5"/>
        </table:table-row>
        <table:table-row table:style-name="ro1">
          <table:table-cell office:value-type="float" office:value="1.13021972529932" calcext:value-type="float">
            <text:p>1.13021972529932</text:p>
          </table:table-cell>
          <table:table-cell office:value-type="float" office:value="0.971332619577419" calcext:value-type="float">
            <text:p>0.971332619577419</text:p>
          </table:table-cell>
          <table:table-cell office:value-type="float" office:value="-14.4527345048027" calcext:value-type="float">
            <text:p>-14.4527345048027</text:p>
          </table:table-cell>
          <table:table-cell table:number-columns-repeated="5"/>
        </table:table-row>
        <table:table-row table:style-name="ro1">
          <table:table-cell office:value-type="float" office:value="1.13473977374267" calcext:value-type="float">
            <text:p>1.13473977374267</text:p>
          </table:table-cell>
          <table:table-cell office:value-type="float" office:value="1.0157672556199" calcext:value-type="float">
            <text:p>1.0157672556199</text:p>
          </table:table-cell>
          <table:table-cell office:value-type="float" office:value="-14.2569242221342" calcext:value-type="float">
            <text:p>-14.2569242221342</text:p>
          </table:table-cell>
          <table:table-cell table:number-columns-repeated="5"/>
        </table:table-row>
        <table:table-row table:style-name="ro1">
          <table:table-cell office:value-type="float" office:value="0.912815578196791" calcext:value-type="float">
            <text:p>0.912815578196791</text:p>
          </table:table-cell>
          <table:table-cell office:value-type="float" office:value="-0.871646980757562" calcext:value-type="float">
            <text:p>-0.871646980757562</text:p>
          </table:table-cell>
          <table:table-cell office:value-type="float" office:value="-13.8642833666609" calcext:value-type="float">
            <text:p>-13.8642833666609</text:p>
          </table:table-cell>
          <table:table-cell table:number-columns-repeated="5"/>
        </table:table-row>
        <table:table-row table:style-name="ro1">
          <table:table-cell office:value-type="float" office:value="1.13021972529932" calcext:value-type="float">
            <text:p>1.13021972529932</text:p>
          </table:table-cell>
          <table:table-cell office:value-type="float" office:value="1.08240101069048" calcext:value-type="float">
            <text:p>1.08240101069048</text:p>
          </table:table-cell>
          <table:table-cell office:value-type="float" office:value="-13.0758070657247" calcext:value-type="float">
            <text:p>-13.0758070657247</text:p>
          </table:table-cell>
          <table:table-cell table:number-columns-repeated="5"/>
        </table:table-row>
        <table:table-row table:style-name="ro1">
          <table:table-cell office:value-type="float" office:value="1.13473977374267" calcext:value-type="float">
            <text:p>1.13473977374267</text:p>
          </table:table-cell>
          <table:table-cell office:value-type="float" office:value="-0.123921658423199" calcext:value-type="float">
            <text:p>-0.123921658423199</text:p>
          </table:table-cell>
          <table:table-cell office:value-type="float" office:value="-12.4411981625616" calcext:value-type="float">
            <text:p>-12.4411981625616</text:p>
          </table:table-cell>
          <table:table-cell table:number-columns-repeated="5"/>
        </table:table-row>
        <table:table-row table:style-name="ro1">
          <table:table-cell office:value-type="float" office:value="0.83619269781368" calcext:value-type="float">
            <text:p>0.83619269781368</text:p>
          </table:table-cell>
          <table:table-cell office:value-type="float" office:value="1.08240101069048" calcext:value-type="float">
            <text:p>1.08240101069048</text:p>
          </table:table-cell>
          <table:table-cell office:value-type="float" office:value="-11.9733590041473" calcext:value-type="float">
            <text:p>-11.9733590041473</text:p>
          </table:table-cell>
          <table:table-cell table:number-columns-repeated="5"/>
        </table:table-row>
        <table:table-row table:style-name="ro1">
          <table:table-cell office:value-type="float" office:value="-1.07207962088665" calcext:value-type="float">
            <text:p>-1.07207962088665</text:p>
          </table:table-cell>
          <table:table-cell office:value-type="float" office:value="1.16068885906358" calcext:value-type="float">
            <text:p>1.16068885906358</text:p>
          </table:table-cell>
          <table:table-cell office:value-type="float" office:value="-11.8169847048406" calcext:value-type="float">
            <text:p>-11.8169847048406</text:p>
          </table:table-cell>
          <table:table-cell table:number-columns-repeated="5"/>
        </table:table-row>
        <table:table-row table:style-name="ro1">
          <table:table-cell office:value-type="float" office:value="0.0381805804954265" calcext:value-type="float">
            <text:p>0.0381805804954265</text:p>
          </table:table-cell>
          <table:table-cell office:value-type="float" office:value="-1.82049985779403" calcext:value-type="float">
            <text:p>-1.82049985779403</text:p>
          </table:table-cell>
          <table:table-cell office:value-type="float" office:value="-10.6841399849892" calcext:value-type="float">
            <text:p>-10.6841399849892</text:p>
          </table:table-cell>
          <table:table-cell table:number-columns-repeated="5"/>
        </table:table-row>
        <table:table-row table:style-name="ro1">
          <table:table-cell office:value-type="float" office:value="-0.0888376062492662" calcext:value-type="float">
            <text:p>-0.0888376062492662</text:p>
          </table:table-cell>
          <table:table-cell office:value-type="float" office:value="-0.21683495622399" calcext:value-type="float">
            <text:p>-0.21683495622399</text:p>
          </table:table-cell>
          <table:table-cell office:value-type="float" office:value="-10.4960513688757" calcext:value-type="float">
            <text:p>-10.4960513688757</text:p>
          </table:table-cell>
          <table:table-cell table:number-columns-repeated="5"/>
        </table:table-row>
        <table:table-row table:style-name="ro1">
          <table:table-cell office:value-type="float" office:value="-1.05433233063694" calcext:value-type="float">
            <text:p>-1.05433233063694</text:p>
          </table:table-cell>
          <table:table-cell office:value-type="float" office:value="-1.84334861495741" calcext:value-type="float">
            <text:p>-1.84334861495741</text:p>
          </table:table-cell>
          <table:table-cell office:value-type="float" office:value="-10.4480996534606" calcext:value-type="float">
            <text:p>-10.4480996534606</text:p>
          </table:table-cell>
          <table:table-cell table:number-columns-repeated="5"/>
        </table:table-row>
        <table:table-row table:style-name="ro1">
          <table:table-cell office:value-type="float" office:value="2.09571437691297" calcext:value-type="float">
            <text:p>2.09571437691297</text:p>
          </table:table-cell>
          <table:table-cell office:value-type="float" office:value="-0.871646980757562" calcext:value-type="float">
            <text:p>-0.871646980757562</text:p>
          </table:table-cell>
          <table:table-cell office:value-type="float" office:value="-10.014244777312" calcext:value-type="float">
            <text:p>-10.014244777312</text:p>
          </table:table-cell>
          <table:table-cell table:number-columns-repeated="5"/>
        </table:table-row>
        <table:table-row table:style-name="ro1">
          <table:table-cell office:value-type="float" office:value="2.90968838486563" calcext:value-type="float">
            <text:p>2.90968838486563</text:p>
          </table:table-cell>
          <table:table-cell office:value-type="float" office:value="-0.0199354629847992" calcext:value-type="float">
            <text:p>-0.0199354629847992</text:p>
          </table:table-cell>
          <table:table-cell office:value-type="float" office:value="-9.88774243582002" calcext:value-type="float">
            <text:p>-9.88774243582002</text:p>
          </table:table-cell>
          <table:table-cell table:number-columns-repeated="5"/>
        </table:table-row>
        <table:table-row table:style-name="ro1">
          <table:table-cell office:value-type="float" office:value="-0.860163732374725" calcext:value-type="float">
            <text:p>-0.860163732374725</text:p>
          </table:table-cell>
          <table:table-cell office:value-type="float" office:value="1.16202385523972" calcext:value-type="float">
            <text:p>1.16202385523972</text:p>
          </table:table-cell>
          <table:table-cell office:value-type="float" office:value="-9.54245288640716" calcext:value-type="float">
            <text:p>-9.54245288640716</text:p>
          </table:table-cell>
          <table:table-cell table:number-columns-repeated="5"/>
        </table:table-row>
        <table:table-row table:style-name="ro1">
          <table:table-cell office:value-type="float" office:value="0.789611137712034" calcext:value-type="float">
            <text:p>0.789611137712034</text:p>
          </table:table-cell>
          <table:table-cell office:value-type="float" office:value="1.08240101069048" calcext:value-type="float">
            <text:p>1.08240101069048</text:p>
          </table:table-cell>
          <table:table-cell office:value-type="float" office:value="-9.3575435022882" calcext:value-type="float">
            <text:p>-9.3575435022882</text:p>
          </table:table-cell>
          <table:table-cell table:number-columns-repeated="5"/>
        </table:table-row>
        <table:table-row table:style-name="ro1">
          <table:table-cell office:value-type="float" office:value="1.06114427783878" calcext:value-type="float">
            <text:p>1.06114427783878</text:p>
          </table:table-cell>
          <table:table-cell office:value-type="float" office:value="-1.20917256471286" calcext:value-type="float">
            <text:p>-1.20917256471286</text:p>
          </table:table-cell>
          <table:table-cell office:value-type="float" office:value="-9.22015321094263" calcext:value-type="float">
            <text:p>-9.22015321094263</text:p>
          </table:table-cell>
          <table:table-cell table:number-columns-repeated="5"/>
        </table:table-row>
        <table:table-row table:style-name="ro1">
          <table:table-cell office:value-type="float" office:value="0.215206705530147" calcext:value-type="float">
            <text:p>0.215206705530147</text:p>
          </table:table-cell>
          <table:table-cell office:value-type="float" office:value="1.09660225372965" calcext:value-type="float">
            <text:p>1.09660225372965</text:p>
          </table:table-cell>
          <table:table-cell office:value-type="float" office:value="-9.13370644458035" calcext:value-type="float">
            <text:p>-9.13370644458035</text:p>
          </table:table-cell>
          <table:table-cell table:number-columns-repeated="5"/>
        </table:table-row>
        <table:table-row table:style-name="ro1">
          <table:table-cell office:value-type="float" office:value="-2.99432473433942" calcext:value-type="float">
            <text:p>-2.99432473433942</text:p>
          </table:table-cell>
          <table:table-cell office:value-type="float" office:value="0.10222777620885" calcext:value-type="float">
            <text:p>0.10222777620885</text:p>
          </table:table-cell>
          <table:table-cell office:value-type="float" office:value="-9.02431647496117" calcext:value-type="float">
            <text:p>-9.02431647496117</text:p>
          </table:table-cell>
          <table:table-cell table:number-columns-repeated="5"/>
        </table:table-row>
        <table:table-row table:style-name="ro1">
          <table:table-cell office:value-type="float" office:value="-2.14202715680561" calcext:value-type="float">
            <text:p>-2.14202715680561</text:p>
          </table:table-cell>
          <table:table-cell office:value-type="float" office:value="-0.897133596863771" calcext:value-type="float">
            <text:p>-0.897133596863771</text:p>
          </table:table-cell>
          <table:table-cell office:value-type="float" office:value="-8.86545884871655" calcext:value-type="float">
            <text:p>-8.86545884871655</text:p>
          </table:table-cell>
          <table:table-cell table:number-columns-repeated="5"/>
        </table:table-row>
        <table:table-row table:style-name="ro1">
          <table:table-cell office:value-type="float" office:value="-0.960037299500884" calcext:value-type="float">
            <text:p>-0.960037299500884</text:p>
          </table:table-cell>
          <table:table-cell office:value-type="float" office:value="-2.17353602665822" calcext:value-type="float">
            <text:p>-2.17353602665822</text:p>
          </table:table-cell>
          <table:table-cell office:value-type="float" office:value="-8.66215396368149" calcext:value-type="float">
            <text:p>-8.66215396368149</text:p>
          </table:table-cell>
          <table:table-cell table:number-columns-repeated="5"/>
        </table:table-row>
        <table:table-row table:style-name="ro1">
          <table:table-cell office:value-type="float" office:value="-0.0703444029515605" calcext:value-type="float">
            <text:p>-0.0703444029515605</text:p>
          </table:table-cell>
          <table:table-cell office:value-type="float" office:value="1.79331599077674" calcext:value-type="float">
            <text:p>1.79331599077674</text:p>
          </table:table-cell>
          <table:table-cell office:value-type="float" office:value="-8.50625379409852" calcext:value-type="float">
            <text:p>-8.50625379409852</text:p>
          </table:table-cell>
          <table:table-cell table:number-columns-repeated="5"/>
        </table:table-row>
        <table:table-row table:style-name="ro1">
          <table:table-cell office:value-type="float" office:value="-1.07207962088665" calcext:value-type="float">
            <text:p>-1.07207962088665</text:p>
          </table:table-cell>
          <table:table-cell office:value-type="float" office:value="2.9187502739269" calcext:value-type="float">
            <text:p>2.9187502739269</text:p>
          </table:table-cell>
          <table:table-cell office:value-type="float" office:value="-8.04837522452112" calcext:value-type="float">
            <text:p>-8.04837522452112</text:p>
          </table:table-cell>
          <table:table-cell table:number-columns-repeated="5"/>
        </table:table-row>
        <table:table-row table:style-name="ro1">
          <table:table-cell office:value-type="float" office:value="-3.06105895164245" calcext:value-type="float">
            <text:p>-3.06105895164245</text:p>
          </table:table-cell>
          <table:table-cell office:value-type="float" office:value="-1.0705248510158" calcext:value-type="float">
            <text:p>-1.0705248510158</text:p>
          </table:table-cell>
          <table:table-cell office:value-type="float" office:value="-7.79114064697768" calcext:value-type="float">
            <text:p>-7.79114064697768</text:p>
          </table:table-cell>
          <table:table-cell table:number-columns-repeated="5"/>
        </table:table-row>
        <table:table-row table:style-name="ro1">
          <table:table-cell office:value-type="float" office:value="-0.00751570087787212" calcext:value-type="float">
            <text:p>-0.00751570087787212</text:p>
          </table:table-cell>
          <table:table-cell office:value-type="float" office:value="-2.84521267217793" calcext:value-type="float">
            <text:p>-2.84521267217793</text:p>
          </table:table-cell>
          <table:table-cell office:value-type="float" office:value="-7.52544128724741" calcext:value-type="float">
            <text:p>-7.52544128724741</text:p>
          </table:table-cell>
          <table:table-cell table:number-columns-repeated="5"/>
        </table:table-row>
        <table:table-row table:style-name="ro1">
          <table:table-cell office:value-type="float" office:value="-1.10539995655215" calcext:value-type="float">
            <text:p>-1.10539995655215</text:p>
          </table:table-cell>
          <table:table-cell office:value-type="float" office:value="-2.15867899878068" calcext:value-type="float">
            <text:p>-2.15867899878068</text:p>
          </table:table-cell>
          <table:table-cell office:value-type="float" office:value="-7.43248134538633" calcext:value-type="float">
            <text:p>-7.43248134538633</text:p>
          </table:table-cell>
          <table:table-cell table:number-columns-repeated="5"/>
        </table:table-row>
        <table:table-row table:style-name="ro1">
          <table:table-cell office:value-type="float" office:value="1.75347327230785" calcext:value-type="float">
            <text:p>1.75347327230785</text:p>
          </table:table-cell>
          <table:table-cell office:value-type="float" office:value="-0.00652522746988615" calcext:value-type="float">
            <text:p>-0.00652522746988615</text:p>
          </table:table-cell>
          <table:table-cell office:value-type="float" office:value="-7.13510021793525" calcext:value-type="float">
            <text:p>-7.13510021793525</text:p>
          </table:table-cell>
          <table:table-cell table:number-columns-repeated="5"/>
        </table:table-row>
        <table:table-row table:style-name="ro1">
          <table:table-cell office:value-type="float" office:value="-0.960037299500884" calcext:value-type="float">
            <text:p>-0.960037299500884</text:p>
          </table:table-cell>
          <table:table-cell office:value-type="float" office:value="-2.20396445724799" calcext:value-type="float">
            <text:p>-2.20396445724799</text:p>
          </table:table-cell>
          <table:table-cell office:value-type="float" office:value="-6.75961636959077" calcext:value-type="float">
            <text:p>-6.75961636959077</text:p>
          </table:table-cell>
          <table:table-cell table:number-columns-repeated="5"/>
        </table:table-row>
        <table:table-row table:style-name="ro1">
          <table:table-cell office:value-type="float" office:value="1.94552464960451" calcext:value-type="float">
            <text:p>1.94552464960451</text:p>
          </table:table-cell>
          <table:table-cell office:value-type="float" office:value="-1.82049985779403" calcext:value-type="float">
            <text:p>-1.82049985779403</text:p>
          </table:table-cell>
          <table:table-cell office:value-type="float" office:value="-6.60682681478129" calcext:value-type="float">
            <text:p>-6.60682681478129</text:p>
          </table:table-cell>
          <table:table-cell table:number-columns-repeated="5"/>
        </table:table-row>
        <table:table-row table:style-name="ro1">
          <table:table-cell office:value-type="float" office:value="-0.953221172072415" calcext:value-type="float">
            <text:p>-0.953221172072415</text:p>
          </table:table-cell>
          <table:table-cell office:value-type="float" office:value="1.76359083541304" calcext:value-type="float">
            <text:p>1.76359083541304</text:p>
          </table:table-cell>
          <table:table-cell office:value-type="float" office:value="-6.40517238757767" calcext:value-type="float">
            <text:p>-6.40517238757767</text:p>
          </table:table-cell>
          <table:table-cell table:number-columns-repeated="5"/>
        </table:table-row>
        <table:table-row table:style-name="ro1">
          <table:table-cell office:value-type="float" office:value="3.08769145370033" calcext:value-type="float">
            <text:p>3.08769145370033</text:p>
          </table:table-cell>
          <table:table-cell office:value-type="float" office:value="0.117465729662984" calcext:value-type="float">
            <text:p>0.117465729662984</text:p>
          </table:table-cell>
          <table:table-cell office:value-type="float" office:value="-6.37023338077075" calcext:value-type="float">
            <text:p>-6.37023338077075</text:p>
          </table:table-cell>
          <table:table-cell table:number-columns-repeated="5"/>
        </table:table-row>
        <table:table-row table:style-name="ro1">
          <table:table-cell office:value-type="float" office:value="-3.0433736834401" calcext:value-type="float">
            <text:p>-3.0433736834401</text:p>
          </table:table-cell>
          <table:table-cell office:value-type="float" office:value="-1.97656155362097" calcext:value-type="float">
            <text:p>-1.97656155362097</text:p>
          </table:table-cell>
          <table:table-cell office:value-type="float" office:value="-6.35378099572386" calcext:value-type="float">
            <text:p>-6.35378099572386</text:p>
          </table:table-cell>
          <table:table-cell table:number-columns-repeated="5"/>
        </table:table-row>
        <table:table-row table:style-name="ro1">
          <table:table-cell office:value-type="float" office:value="0.127395409951718" calcext:value-type="float">
            <text:p>0.127395409951718</text:p>
          </table:table-cell>
          <table:table-cell office:value-type="float" office:value="2.18219890864537" calcext:value-type="float">
            <text:p>2.18219890864537</text:p>
          </table:table-cell>
          <table:table-cell office:value-type="float" office:value="-6.31800228008958" calcext:value-type="float">
            <text:p>-6.31800228008958</text:p>
          </table:table-cell>
          <table:table-cell table:number-columns-repeated="5"/>
        </table:table-row>
        <table:table-row table:style-name="ro1">
          <table:table-cell office:value-type="float" office:value="0.912815578196791" calcext:value-type="float">
            <text:p>0.912815578196791</text:p>
          </table:table-cell>
          <table:table-cell office:value-type="float" office:value="0.730284119653372" calcext:value-type="float">
            <text:p>0.730284119653372</text:p>
          </table:table-cell>
          <table:table-cell office:value-type="float" office:value="-5.93457864118893" calcext:value-type="float">
            <text:p>-5.93457864118893</text:p>
          </table:table-cell>
          <table:table-cell table:number-columns-repeated="5"/>
        </table:table-row>
        <table:table-row table:style-name="ro1">
          <table:table-cell office:value-type="float" office:value="-0.70842600269132" calcext:value-type="float">
            <text:p>-0.70842600269132</text:p>
          </table:table-cell>
          <table:table-cell office:value-type="float" office:value="1.02376413087892" calcext:value-type="float">
            <text:p>1.02376413087892</text:p>
          </table:table-cell>
          <table:table-cell office:value-type="float" office:value="-5.75620672482896" calcext:value-type="float">
            <text:p>-5.75620672482896</text:p>
          </table:table-cell>
          <table:table-cell table:number-columns-repeated="5"/>
        </table:table-row>
        <table:table-row table:style-name="ro1">
          <table:table-cell office:value-type="float" office:value="-3.10447191167993" calcext:value-type="float">
            <text:p>-3.10447191167993</text:p>
          </table:table-cell>
          <table:table-cell office:value-type="float" office:value="-0.118049405460329" calcext:value-type="float">
            <text:p>-0.118049405460329</text:p>
          </table:table-cell>
          <table:table-cell office:value-type="float" office:value="-5.64319622938073" calcext:value-type="float">
            <text:p>-5.64319622938073</text:p>
          </table:table-cell>
          <table:table-cell table:number-columns-repeated="5"/>
        </table:table-row>
        <table:table-row table:style-name="ro1">
          <table:table-cell office:value-type="float" office:value="2.99167453576513" calcext:value-type="float">
            <text:p>2.99167453576513</text:p>
          </table:table-cell>
          <table:table-cell office:value-type="float" office:value="-2.08876522502594" calcext:value-type="float">
            <text:p>-2.08876522502594</text:p>
          </table:table-cell>
          <table:table-cell office:value-type="float" office:value="-5.15786040816369" calcext:value-type="float">
            <text:p>-5.15786040816369</text:p>
          </table:table-cell>
          <table:table-cell table:number-columns-repeated="5"/>
        </table:table-row>
        <table:table-row table:style-name="ro1">
          <table:table-cell office:value-type="float" office:value="-1.74811094974818" calcext:value-type="float">
            <text:p>-1.74811094974818</text:p>
          </table:table-cell>
          <table:table-cell office:value-type="float" office:value="-1.057433790506" calcext:value-type="float">
            <text:p>-1.057433790506</text:p>
          </table:table-cell>
          <table:table-cell office:value-type="float" office:value="-5.06316212226938" calcext:value-type="float">
            <text:p>-5.06316212226938</text:p>
          </table:table-cell>
          <table:table-cell table:number-columns-repeated="5"/>
        </table:table-row>
        <table:table-row table:style-name="ro1">
          <table:table-cell office:value-type="float" office:value="3.08769145370033" calcext:value-type="float">
            <text:p>3.08769145370033</text:p>
          </table:table-cell>
          <table:table-cell office:value-type="float" office:value="-1.96090229045688" calcext:value-type="float">
            <text:p>-1.96090229045688</text:p>
          </table:table-cell>
          <table:table-cell office:value-type="float" office:value="-4.84090858473312" calcext:value-type="float">
            <text:p>-4.84090858473312</text:p>
          </table:table-cell>
          <table:table-cell table:number-columns-repeated="5"/>
        </table:table-row>
        <table:table-row table:style-name="ro1">
          <table:table-cell office:value-type="float" office:value="0.176128464975666" calcext:value-type="float">
            <text:p>0.176128464975666</text:p>
          </table:table-cell>
          <table:table-cell office:value-type="float" office:value="-0.244934832236352" calcext:value-type="float">
            <text:p>-0.244934832236352</text:p>
          </table:table-cell>
          <table:table-cell office:value-type="float" office:value="-4.70380173495294" calcext:value-type="float">
            <text:p>-4.70380173495294</text:p>
          </table:table-cell>
          <table:table-cell table:number-columns-repeated="5"/>
        </table:table-row>
        <table:table-row table:style-name="ro1">
          <table:table-cell office:value-type="float" office:value="0.242294104274031" calcext:value-type="float">
            <text:p>0.242294104274031</text:p>
          </table:table-cell>
          <table:table-cell office:value-type="float" office:value="-1.15659922442762" calcext:value-type="float">
            <text:p>-1.15659922442762</text:p>
          </table:table-cell>
          <table:table-cell office:value-type="float" office:value="-4.62500287552003" calcext:value-type="float">
            <text:p>-4.62500287552003</text:p>
          </table:table-cell>
          <table:table-cell table:number-columns-repeated="5"/>
        </table:table-row>
        <table:table-row table:style-name="ro1">
          <table:table-cell office:value-type="float" office:value="-2.09827763868929" calcext:value-type="float">
            <text:p>-2.09827763868929</text:p>
          </table:table-cell>
          <table:table-cell office:value-type="float" office:value="-3.01939136083607" calcext:value-type="float">
            <text:p>-3.01939136083607</text:p>
          </table:table-cell>
          <table:table-cell office:value-type="float" office:value="-4.55967879463549" calcext:value-type="float">
            <text:p>-4.55967879463549</text:p>
          </table:table-cell>
          <table:table-cell table:number-columns-repeated="5"/>
        </table:table-row>
        <table:table-row table:style-name="ro1">
          <table:table-cell office:value-type="float" office:value="-0.820749717701353" calcext:value-type="float">
            <text:p>-0.820749717701353</text:p>
          </table:table-cell>
          <table:table-cell office:value-type="float" office:value="-2.15867899878068" calcext:value-type="float">
            <text:p>-2.15867899878068</text:p>
          </table:table-cell>
          <table:table-cell office:value-type="float" office:value="-4.39500592046928" calcext:value-type="float">
            <text:p>-4.39500592046928</text:p>
          </table:table-cell>
          <table:table-cell table:number-columns-repeated="5"/>
        </table:table-row>
        <table:table-row table:style-name="ro1">
          <table:table-cell office:value-type="float" office:value="-0.815671959092594" calcext:value-type="float">
            <text:p>-0.815671959092594</text:p>
          </table:table-cell>
          <table:table-cell office:value-type="float" office:value="-1.82049985779403" calcext:value-type="float">
            <text:p>-1.82049985779403</text:p>
          </table:table-cell>
          <table:table-cell office:value-type="float" office:value="-4.31684068165605" calcext:value-type="float">
            <text:p>-4.31684068165605</text:p>
          </table:table-cell>
          <table:table-cell table:number-columns-repeated="5"/>
        </table:table-row>
        <table:table-row table:style-name="ro1">
          <table:table-cell office:value-type="float" office:value="-0.817139963589313" calcext:value-type="float">
            <text:p>-0.817139963589313</text:p>
          </table:table-cell>
          <table:table-cell office:value-type="float" office:value="-2.15867899878068" calcext:value-type="float">
            <text:p>-2.15867899878068</text:p>
          </table:table-cell>
          <table:table-cell office:value-type="float" office:value="-4.19506539293147" calcext:value-type="float">
            <text:p>-4.19506539293147</text:p>
          </table:table-cell>
          <table:table-cell table:number-columns-repeated="5"/>
        </table:table-row>
        <table:table-row table:style-name="ro1">
          <table:table-cell office:value-type="float" office:value="3.08769145370033" calcext:value-type="float">
            <text:p>3.08769145370033</text:p>
          </table:table-cell>
          <table:table-cell office:value-type="float" office:value="-2.06289646439288" calcext:value-type="float">
            <text:p>-2.06289646439288</text:p>
          </table:table-cell>
          <table:table-cell office:value-type="float" office:value="-3.95996359932356" calcext:value-type="float">
            <text:p>-3.95996359932356</text:p>
          </table:table-cell>
          <table:table-cell table:number-columns-repeated="5"/>
        </table:table-row>
        <table:table-row table:style-name="ro1">
          <table:table-cell office:value-type="float" office:value="3.08761910944376" calcext:value-type="float">
            <text:p>3.08761910944376</text:p>
          </table:table-cell>
          <table:table-cell office:value-type="float" office:value="2.0697729714041" calcext:value-type="float">
            <text:p>2.0697729714041</text:p>
          </table:table-cell>
          <table:table-cell office:value-type="float" office:value="-3.75947192805214" calcext:value-type="float">
            <text:p>-3.75947192805214</text:p>
          </table:table-cell>
          <table:table-cell table:number-columns-repeated="5"/>
        </table:table-row>
        <table:table-row table:style-name="ro1">
          <table:table-cell office:value-type="float" office:value="-1.01925152550722" calcext:value-type="float">
            <text:p>-1.01925152550722</text:p>
          </table:table-cell>
          <table:table-cell office:value-type="float" office:value="-2.25294051546254" calcext:value-type="float">
            <text:p>-2.25294051546254</text:p>
          </table:table-cell>
          <table:table-cell office:value-type="float" office:value="-3.6275692952262" calcext:value-type="float">
            <text:p>-3.6275692952262</text:p>
          </table:table-cell>
          <table:table-cell table:number-columns-repeated="5"/>
        </table:table-row>
        <table:table-row table:style-name="ro1">
          <table:table-cell office:value-type="float" office:value="-0.337013096605146" calcext:value-type="float">
            <text:p>-0.337013096605146</text:p>
          </table:table-cell>
          <table:table-cell office:value-type="float" office:value="1.01422360388161" calcext:value-type="float">
            <text:p>1.01422360388161</text:p>
          </table:table-cell>
          <table:table-cell office:value-type="float" office:value="-3.61898827422295" calcext:value-type="float">
            <text:p>-3.61898827422295</text:p>
          </table:table-cell>
          <table:table-cell table:number-columns-repeated="5"/>
        </table:table-row>
        <table:table-row table:style-name="ro1">
          <table:table-cell office:value-type="float" office:value="-0.871957940138361" calcext:value-type="float">
            <text:p>-0.871957940138361</text:p>
          </table:table-cell>
          <table:table-cell office:value-type="float" office:value="3.13158455332849" calcext:value-type="float">
            <text:p>3.13158455332849</text:p>
          </table:table-cell>
          <table:table-cell office:value-type="float" office:value="-3.14005335786126" calcext:value-type="float">
            <text:p>-3.14005335786126</text:p>
          </table:table-cell>
          <table:table-cell table:number-columns-repeated="5"/>
        </table:table-row>
        <table:table-row table:style-name="ro1">
          <table:table-cell office:value-type="float" office:value="-1.84766765604814" calcext:value-type="float">
            <text:p>-1.84766765604814</text:p>
          </table:table-cell>
          <table:table-cell office:value-type="float" office:value="-2.15867899878068" calcext:value-type="float">
            <text:p>-2.15867899878068</text:p>
          </table:table-cell>
          <table:table-cell office:value-type="float" office:value="-3.11305964546608" calcext:value-type="float">
            <text:p>-3.11305964546608</text:p>
          </table:table-cell>
          <table:table-cell table:number-columns-repeated="5"/>
        </table:table-row>
        <table:table-row table:style-name="ro1">
          <table:table-cell office:value-type="float" office:value="-0.0703444029515605" calcext:value-type="float">
            <text:p>-0.0703444029515605</text:p>
          </table:table-cell>
          <table:table-cell office:value-type="float" office:value="-1.32047706393413" calcext:value-type="float">
            <text:p>-1.32047706393413</text:p>
          </table:table-cell>
          <table:table-cell office:value-type="float" office:value="-3.00553192777372" calcext:value-type="float">
            <text:p>-3.00553192777372</text:p>
          </table:table-cell>
          <table:table-cell table:number-columns-repeated="5"/>
        </table:table-row>
        <table:table-row table:style-name="ro1">
          <table:table-cell office:value-type="float" office:value="-0.341858471362942" calcext:value-type="float">
            <text:p>-0.341858471362942</text:p>
          </table:table-cell>
          <table:table-cell office:value-type="float" office:value="-0.0936745031978559" calcext:value-type="float">
            <text:p>-0.0936745031978559</text:p>
          </table:table-cell>
          <table:table-cell office:value-type="float" office:value="-2.73519488121805" calcext:value-type="float">
            <text:p>-2.73519488121805</text:p>
          </table:table-cell>
          <table:table-cell table:number-columns-repeated="5"/>
        </table:table-row>
        <table:table-row table:style-name="ro1">
          <table:table-cell office:value-type="float" office:value="-2.84255903483652" calcext:value-type="float">
            <text:p>-2.84255903483652</text:p>
          </table:table-cell>
          <table:table-cell office:value-type="float" office:value="-2.06289646439288" calcext:value-type="float">
            <text:p>-2.06289646439288</text:p>
          </table:table-cell>
          <table:table-cell office:value-type="float" office:value="-2.38687814538248" calcext:value-type="float">
            <text:p>-2.38687814538248</text:p>
          </table:table-cell>
          <table:table-cell table:number-columns-repeated="5"/>
        </table:table-row>
        <table:table-row table:style-name="ro1">
          <table:table-cell office:value-type="float" office:value="0.0358252608332816" calcext:value-type="float">
            <text:p>0.0358252608332816</text:p>
          </table:table-cell>
          <table:table-cell office:value-type="float" office:value="1.66845031710835" calcext:value-type="float">
            <text:p>1.66845031710835</text:p>
          </table:table-cell>
          <table:table-cell office:value-type="float" office:value="-2.06008273278941" calcext:value-type="float">
            <text:p>-2.06008273278941</text:p>
          </table:table-cell>
          <table:table-cell table:number-columns-repeated="5"/>
        </table:table-row>
        <table:table-row table:style-name="ro1">
          <table:table-cell office:value-type="float" office:value="1.03777338153426" calcext:value-type="float">
            <text:p>1.03777338153426</text:p>
          </table:table-cell>
          <table:table-cell office:value-type="float" office:value="0.643005480032068" calcext:value-type="float">
            <text:p>0.643005480032068</text:p>
          </table:table-cell>
          <table:table-cell office:value-type="float" office:value="-2.0016369072902" calcext:value-type="float">
            <text:p>-2.0016369072902</text:p>
          </table:table-cell>
          <table:table-cell table:number-columns-repeated="5"/>
        </table:table-row>
        <table:table-row table:style-name="ro1">
          <table:table-cell office:value-type="float" office:value="-1.77588001884753" calcext:value-type="float">
            <text:p>-1.77588001884753</text:p>
          </table:table-cell>
          <table:table-cell office:value-type="float" office:value="-2.10511224638174" calcext:value-type="float">
            <text:p>-2.10511224638174</text:p>
          </table:table-cell>
          <table:table-cell office:value-type="float" office:value="-1.93091105220663" calcext:value-type="float">
            <text:p>-1.93091105220663</text:p>
          </table:table-cell>
          <table:table-cell table:number-columns-repeated="5"/>
        </table:table-row>
        <table:table-row table:style-name="ro1">
          <table:table-cell office:value-type="float" office:value="-0.871957940138361" calcext:value-type="float">
            <text:p>-0.871957940138361</text:p>
          </table:table-cell>
          <table:table-cell office:value-type="float" office:value="-1.29338959693282" calcext:value-type="float">
            <text:p>-1.29338959693282</text:p>
          </table:table-cell>
          <table:table-cell office:value-type="float" office:value="-1.80885899858628" calcext:value-type="float">
            <text:p>-1.80885899858628</text:p>
          </table:table-cell>
          <table:table-cell table:number-columns-repeated="5"/>
        </table:table-row>
        <table:table-row table:style-name="ro1">
          <table:table-cell office:value-type="float" office:value="0.774045790585189" calcext:value-type="float">
            <text:p>0.774045790585189</text:p>
          </table:table-cell>
          <table:table-cell office:value-type="float" office:value="-2.15867899878068" calcext:value-type="float">
            <text:p>-2.15867899878068</text:p>
          </table:table-cell>
          <table:table-cell office:value-type="float" office:value="-1.67422098062303" calcext:value-type="float">
            <text:p>-1.67422098062303</text:p>
          </table:table-cell>
          <table:table-cell table:number-columns-repeated="5"/>
        </table:table-row>
        <table:table-row table:style-name="ro1">
          <table:table-cell office:value-type="float" office:value="1.13021972529932" calcext:value-type="float">
            <text:p>1.13021972529932</text:p>
          </table:table-cell>
          <table:table-cell office:value-type="float" office:value="0.312596697160126" calcext:value-type="float">
            <text:p>0.312596697160126</text:p>
          </table:table-cell>
          <table:table-cell office:value-type="float" office:value="-1.6278404627599" calcext:value-type="float">
            <text:p>-1.6278404627599</text:p>
          </table:table-cell>
          <table:table-cell table:number-columns-repeated="5"/>
        </table:table-row>
        <table:table-row table:style-name="ro1">
          <table:table-cell office:value-type="float" office:value="-0.114995487236644" calcext:value-type="float">
            <text:p>-0.114995487236644</text:p>
          </table:table-cell>
          <table:table-cell office:value-type="float" office:value="3.96732210276466" calcext:value-type="float">
            <text:p>3.96732210276466</text:p>
          </table:table-cell>
          <table:table-cell office:value-type="float" office:value="-1.53838488761375" calcext:value-type="float">
            <text:p>-1.53838488761375</text:p>
          </table:table-cell>
          <table:table-cell table:number-columns-repeated="5"/>
        </table:table-row>
        <table:table-row table:style-name="ro1">
          <table:table-cell office:value-type="float" office:value="2.9422695237813" calcext:value-type="float">
            <text:p>2.9422695237813</text:p>
          </table:table-cell>
          <table:table-cell office:value-type="float" office:value="-2.15867899878068" calcext:value-type="float">
            <text:p>-2.15867899878068</text:p>
          </table:table-cell>
          <table:table-cell office:value-type="float" office:value="-1.4606293746194" calcext:value-type="float">
            <text:p>-1.4606293746194</text:p>
          </table:table-cell>
          <table:table-cell table:number-columns-repeated="5"/>
        </table:table-row>
        <table:table-row table:style-name="ro1">
          <table:table-cell office:value-type="float" office:value="1.26567346501191" calcext:value-type="float">
            <text:p>1.26567346501191</text:p>
          </table:table-cell>
          <table:table-cell office:value-type="float" office:value="1.16202385523972" calcext:value-type="float">
            <text:p>1.16202385523972</text:p>
          </table:table-cell>
          <table:table-cell office:value-type="float" office:value="-1.31504011016731" calcext:value-type="float">
            <text:p>-1.31504011016731</text:p>
          </table:table-cell>
          <table:table-cell table:number-columns-repeated="5"/>
        </table:table-row>
        <table:table-row table:style-name="ro1">
          <table:table-cell office:value-type="float" office:value="3.08769145370033" calcext:value-type="float">
            <text:p>3.08769145370033</text:p>
          </table:table-cell>
          <table:table-cell office:value-type="float" office:value="-2.13008774684199" calcext:value-type="float">
            <text:p>-2.13008774684199</text:p>
          </table:table-cell>
          <table:table-cell office:value-type="float" office:value="-1.2904488128128" calcext:value-type="float">
            <text:p>-1.2904488128128</text:p>
          </table:table-cell>
          <table:table-cell table:number-columns-repeated="5"/>
        </table:table-row>
        <table:table-row table:style-name="ro1">
          <table:table-cell office:value-type="float" office:value="3.8941576776666" calcext:value-type="float">
            <text:p>3.8941576776666</text:p>
          </table:table-cell>
          <table:table-cell office:value-type="float" office:value="-1.05143361800092" calcext:value-type="float">
            <text:p>-1.05143361800092</text:p>
          </table:table-cell>
          <table:table-cell office:value-type="float" office:value="-1.08136945679596" calcext:value-type="float">
            <text:p>-1.08136945679596</text:p>
          </table:table-cell>
          <table:table-cell table:number-columns-repeated="5"/>
        </table:table-row>
        <table:table-row table:style-name="ro1">
          <table:table-cell office:value-type="float" office:value="-0.817139963589313" calcext:value-type="float">
            <text:p>-0.817139963589313</text:p>
          </table:table-cell>
          <table:table-cell office:value-type="float" office:value="-2.21018734528793" calcext:value-type="float">
            <text:p>-2.21018734528793</text:p>
          </table:table-cell>
          <table:table-cell office:value-type="float" office:value="-1.01736542651787" calcext:value-type="float">
            <text:p>-1.01736542651787</text:p>
          </table:table-cell>
          <table:table-cell table:number-columns-repeated="5"/>
        </table:table-row>
        <table:table-row table:style-name="ro1">
          <table:table-cell office:value-type="float" office:value="-0.291100921104151" calcext:value-type="float">
            <text:p>-0.291100921104151</text:p>
          </table:table-cell>
          <table:table-cell office:value-type="float" office:value="1.16982987714052" calcext:value-type="float">
            <text:p>1.16982987714052</text:p>
          </table:table-cell>
          <table:table-cell office:value-type="float" office:value="-0.819820700629707" calcext:value-type="float">
            <text:p>-0.819820700629707</text:p>
          </table:table-cell>
          <table:table-cell table:number-columns-repeated="5"/>
        </table:table-row>
        <table:table-row table:style-name="ro1">
          <table:table-cell office:value-type="float" office:value="-3.85979205581005" calcext:value-type="float">
            <text:p>-3.85979205581005</text:p>
          </table:table-cell>
          <table:table-cell office:value-type="float" office:value="1.0157672556199" calcext:value-type="float">
            <text:p>1.0157672556199</text:p>
          </table:table-cell>
          <table:table-cell office:value-type="float" office:value="-0.385356669015868" calcext:value-type="float">
            <text:p>-0.385356669015868</text:p>
          </table:table-cell>
          <table:table-cell table:number-columns-repeated="5"/>
        </table:table-row>
        <table:table-row table:style-name="ro1">
          <table:table-cell office:value-type="float" office:value="1.03777338153426" calcext:value-type="float">
            <text:p>1.03777338153426</text:p>
          </table:table-cell>
          <table:table-cell office:value-type="float" office:value="-1.65603528062344" calcext:value-type="float">
            <text:p>-1.65603528062344</text:p>
          </table:table-cell>
          <table:table-cell office:value-type="float" office:value="-0.333333704762964" calcext:value-type="float">
            <text:p>-0.333333704762964</text:p>
          </table:table-cell>
          <table:table-cell table:number-columns-repeated="5"/>
        </table:table-row>
        <table:table-row table:style-name="ro1">
          <table:table-cell office:value-type="float" office:value="-0.412511537285062" calcext:value-type="float">
            <text:p>-0.412511537285062</text:p>
          </table:table-cell>
          <table:table-cell office:value-type="float" office:value="-0.0722680177334156" calcext:value-type="float">
            <text:p>-0.0722680177334156</text:p>
          </table:table-cell>
          <table:table-cell office:value-type="float" office:value="-0.284509894583586" calcext:value-type="float">
            <text:p>-0.284509894583586</text:p>
          </table:table-cell>
          <table:table-cell table:number-columns-repeated="5"/>
        </table:table-row>
        <table:table-row table:style-name="ro1">
          <table:table-cell office:value-type="float" office:value="1.26567346501191" calcext:value-type="float">
            <text:p>1.26567346501191</text:p>
          </table:table-cell>
          <table:table-cell office:value-type="float" office:value="-2.13008774684199" calcext:value-type="float">
            <text:p>-2.13008774684199</text:p>
          </table:table-cell>
          <table:table-cell office:value-type="float" office:value="0.280953971595438" calcext:value-type="float">
            <text:p>0.280953971595438</text:p>
          </table:table-cell>
          <table:table-cell table:number-columns-repeated="5"/>
        </table:table-row>
        <table:table-row table:style-name="ro1">
          <table:table-cell office:value-type="float" office:value="-1.31433869938301" calcext:value-type="float">
            <text:p>-1.31433869938301</text:p>
          </table:table-cell>
          <table:table-cell office:value-type="float" office:value="1.92518058763593" calcext:value-type="float">
            <text:p>1.92518058763593</text:p>
          </table:table-cell>
          <table:table-cell office:value-type="float" office:value="0.451907078955914" calcext:value-type="float">
            <text:p>0.45190707895591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2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-0.0888376062492662" calcext:value-type="float">
            <text:p>-0.0888376062492662</text:p>
          </table:table-cell>
          <table:table-cell office:value-type="float" office:value="1.00748369890906" calcext:value-type="float">
            <text:p>1.00748369890906</text:p>
          </table:table-cell>
          <table:table-cell office:value-type="float" office:value="-17.4482194393933" calcext:value-type="float">
            <text:p>-17.4482194393933</text:p>
          </table:table-cell>
          <table:table-cell table:number-columns-repeated="5"/>
        </table:table-row>
        <table:table-row table:style-name="ro1">
          <table:table-cell office:value-type="float" office:value="-1.07207962088665" calcext:value-type="float">
            <text:p>-1.07207962088665</text:p>
          </table:table-cell>
          <table:table-cell office:value-type="float" office:value="0.973370051128168" calcext:value-type="float">
            <text:p>0.973370051128168</text:p>
          </table:table-cell>
          <table:table-cell office:value-type="float" office:value="-16.7554055007543" calcext:value-type="float">
            <text:p>-16.7554055007543</text:p>
          </table:table-cell>
          <table:table-cell table:number-columns-repeated="5"/>
        </table:table-row>
        <table:table-row table:style-name="ro1">
          <table:table-cell office:value-type="float" office:value="-0.0703444029515605" calcext:value-type="float">
            <text:p>-0.0703444029515605</text:p>
          </table:table-cell>
          <table:table-cell office:value-type="float" office:value="1.08240101069048" calcext:value-type="float">
            <text:p>1.08240101069048</text:p>
          </table:table-cell>
          <table:table-cell office:value-type="float" office:value="-16.5518904825443" calcext:value-type="float">
            <text:p>-16.5518904825443</text:p>
          </table:table-cell>
          <table:table-cell table:number-columns-repeated="5"/>
        </table:table-row>
        <table:table-row table:style-name="ro1">
          <table:table-cell office:value-type="float" office:value="0.912815578196791" calcext:value-type="float">
            <text:p>0.912815578196791</text:p>
          </table:table-cell>
          <table:table-cell office:value-type="float" office:value="1.02376413087892" calcext:value-type="float">
            <text:p>1.02376413087892</text:p>
          </table:table-cell>
          <table:table-cell office:value-type="float" office:value="-16.5441528378439" calcext:value-type="float">
            <text:p>-16.5441528378439</text:p>
          </table:table-cell>
          <table:table-cell table:number-columns-repeated="5"/>
        </table:table-row>
        <table:table-row table:style-name="ro1">
          <table:table-cell office:value-type="float" office:value="1.04993307409829" calcext:value-type="float">
            <text:p>1.04993307409829</text:p>
          </table:table-cell>
          <table:table-cell office:value-type="float" office:value="-0.103617233126592" calcext:value-type="float">
            <text:p>-0.103617233126592</text:p>
          </table:table-cell>
          <table:table-cell office:value-type="float" office:value="-16.3532694762949" calcext:value-type="float">
            <text:p>-16.3532694762949</text:p>
          </table:table-cell>
          <table:table-cell table:number-columns-repeated="5"/>
        </table:table-row>
        <table:table-row table:style-name="ro1">
          <table:table-cell office:value-type="float" office:value="0.127395409951718" calcext:value-type="float">
            <text:p>0.127395409951718</text:p>
          </table:table-cell>
          <table:table-cell office:value-type="float" office:value="-1.00543238434043" calcext:value-type="float">
            <text:p>-1.00543238434043</text:p>
          </table:table-cell>
          <table:table-cell office:value-type="float" office:value="-15.9308971892378" calcext:value-type="float">
            <text:p>-15.9308971892378</text:p>
          </table:table-cell>
          <table:table-cell table:number-columns-repeated="5"/>
        </table:table-row>
        <table:table-row table:style-name="ro1">
          <table:table-cell office:value-type="float" office:value="0.127395409951718" calcext:value-type="float">
            <text:p>0.127395409951718</text:p>
          </table:table-cell>
          <table:table-cell office:value-type="float" office:value="1.03038625665799" calcext:value-type="float">
            <text:p>1.03038625665799</text:p>
          </table:table-cell>
          <table:table-cell office:value-type="float" office:value="-15.7042162486398" calcext:value-type="float">
            <text:p>-15.7042162486398</text:p>
          </table:table-cell>
          <table:table-cell table:number-columns-repeated="5"/>
        </table:table-row>
        <table:table-row table:style-name="ro1">
          <table:table-cell office:value-type="float" office:value="-1.01144820778364" calcext:value-type="float">
            <text:p>-1.01144820778364</text:p>
          </table:table-cell>
          <table:table-cell office:value-type="float" office:value="0.858791056588038" calcext:value-type="float">
            <text:p>0.858791056588038</text:p>
          </table:table-cell>
          <table:table-cell office:value-type="float" office:value="-14.5291193622623" calcext:value-type="float">
            <text:p>-14.5291193622623</text:p>
          </table:table-cell>
          <table:table-cell table:number-columns-repeated="5"/>
        </table:table-row>
        <table:table-row table:style-name="ro1">
          <table:table-cell office:value-type="float" office:value="1.13134664699775" calcext:value-type="float">
            <text:p>1.13134664699775</text:p>
          </table:table-cell>
          <table:table-cell office:value-type="float" office:value="-1.00543238434043" calcext:value-type="float">
            <text:p>-1.00543238434043</text:p>
          </table:table-cell>
          <table:table-cell office:value-type="float" office:value="-14.4868828753146" calcext:value-type="float">
            <text:p>-14.4868828753146</text:p>
          </table:table-cell>
          <table:table-cell table:number-columns-repeated="5"/>
        </table:table-row>
        <table:table-row table:style-name="ro1">
          <table:table-cell office:value-type="float" office:value="1.13021972529932" calcext:value-type="float">
            <text:p>1.13021972529932</text:p>
          </table:table-cell>
          <table:table-cell office:value-type="float" office:value="0.971332619577419" calcext:value-type="float">
            <text:p>0.971332619577419</text:p>
          </table:table-cell>
          <table:table-cell office:value-type="float" office:value="-14.4527345048027" calcext:value-type="float">
            <text:p>-14.4527345048027</text:p>
          </table:table-cell>
          <table:table-cell table:number-columns-repeated="5"/>
        </table:table-row>
        <table:table-row table:style-name="ro1">
          <table:table-cell office:value-type="float" office:value="1.13473977374267" calcext:value-type="float">
            <text:p>1.13473977374267</text:p>
          </table:table-cell>
          <table:table-cell office:value-type="float" office:value="1.0157672556199" calcext:value-type="float">
            <text:p>1.0157672556199</text:p>
          </table:table-cell>
          <table:table-cell office:value-type="float" office:value="-14.2569242221342" calcext:value-type="float">
            <text:p>-14.2569242221342</text:p>
          </table:table-cell>
          <table:table-cell table:number-columns-repeated="5"/>
        </table:table-row>
        <table:table-row table:style-name="ro1">
          <table:table-cell office:value-type="float" office:value="0.912815578196791" calcext:value-type="float">
            <text:p>0.912815578196791</text:p>
          </table:table-cell>
          <table:table-cell office:value-type="float" office:value="-0.871646980757562" calcext:value-type="float">
            <text:p>-0.871646980757562</text:p>
          </table:table-cell>
          <table:table-cell office:value-type="float" office:value="-13.8642833666609" calcext:value-type="float">
            <text:p>-13.8642833666609</text:p>
          </table:table-cell>
          <table:table-cell table:number-columns-repeated="5"/>
        </table:table-row>
        <table:table-row table:style-name="ro1">
          <table:table-cell office:value-type="float" office:value="1.98524746137279" calcext:value-type="float">
            <text:p>1.98524746137279</text:p>
          </table:table-cell>
          <table:table-cell office:value-type="float" office:value="1.08240101069048" calcext:value-type="float">
            <text:p>1.08240101069048</text:p>
          </table:table-cell>
          <table:table-cell office:value-type="float" office:value="-13.533666478856" calcext:value-type="float">
            <text:p>-13.533666478856</text:p>
          </table:table-cell>
          <table:table-cell table:number-columns-repeated="5"/>
        </table:table-row>
        <table:table-row table:style-name="ro1">
          <table:table-cell office:value-type="float" office:value="1.13021972529932" calcext:value-type="float">
            <text:p>1.13021972529932</text:p>
          </table:table-cell>
          <table:table-cell office:value-type="float" office:value="1.08240101069048" calcext:value-type="float">
            <text:p>1.08240101069048</text:p>
          </table:table-cell>
          <table:table-cell office:value-type="float" office:value="-13.0758070657247" calcext:value-type="float">
            <text:p>-13.0758070657247</text:p>
          </table:table-cell>
          <table:table-cell table:number-columns-repeated="5"/>
        </table:table-row>
        <table:table-row table:style-name="ro1">
          <table:table-cell office:value-type="float" office:value="0.176128464975666" calcext:value-type="float">
            <text:p>0.176128464975666</text:p>
          </table:table-cell>
          <table:table-cell office:value-type="float" office:value="-1.057433790506" calcext:value-type="float">
            <text:p>-1.057433790506</text:p>
          </table:table-cell>
          <table:table-cell office:value-type="float" office:value="-12.6833384076553" calcext:value-type="float">
            <text:p>-12.6833384076553</text:p>
          </table:table-cell>
          <table:table-cell table:number-columns-repeated="5"/>
        </table:table-row>
        <table:table-row table:style-name="ro1">
          <table:table-cell office:value-type="float" office:value="1.13473977374267" calcext:value-type="float">
            <text:p>1.13473977374267</text:p>
          </table:table-cell>
          <table:table-cell office:value-type="float" office:value="-0.123921658423199" calcext:value-type="float">
            <text:p>-0.123921658423199</text:p>
          </table:table-cell>
          <table:table-cell office:value-type="float" office:value="-12.4411981625616" calcext:value-type="float">
            <text:p>-12.4411981625616</text:p>
          </table:table-cell>
          <table:table-cell table:number-columns-repeated="5"/>
        </table:table-row>
        <table:table-row table:style-name="ro1">
          <table:table-cell office:value-type="float" office:value="0.83619269781368" calcext:value-type="float">
            <text:p>0.83619269781368</text:p>
          </table:table-cell>
          <table:table-cell office:value-type="float" office:value="1.08240101069048" calcext:value-type="float">
            <text:p>1.08240101069048</text:p>
          </table:table-cell>
          <table:table-cell office:value-type="float" office:value="-11.9733590041473" calcext:value-type="float">
            <text:p>-11.9733590041473</text:p>
          </table:table-cell>
          <table:table-cell table:number-columns-repeated="5"/>
        </table:table-row>
        <table:table-row table:style-name="ro1">
          <table:table-cell office:value-type="float" office:value="-1.07207962088665" calcext:value-type="float">
            <text:p>-1.07207962088665</text:p>
          </table:table-cell>
          <table:table-cell office:value-type="float" office:value="1.16068885906358" calcext:value-type="float">
            <text:p>1.16068885906358</text:p>
          </table:table-cell>
          <table:table-cell office:value-type="float" office:value="-11.8169847048406" calcext:value-type="float">
            <text:p>-11.8169847048406</text:p>
          </table:table-cell>
          <table:table-cell table:number-columns-repeated="5"/>
        </table:table-row>
        <table:table-row table:style-name="ro1">
          <table:table-cell office:value-type="float" office:value="-0.00751570087787212" calcext:value-type="float">
            <text:p>-0.00751570087787212</text:p>
          </table:table-cell>
          <table:table-cell office:value-type="float" office:value="-2.1456800365009" calcext:value-type="float">
            <text:p>-2.1456800365009</text:p>
          </table:table-cell>
          <table:table-cell office:value-type="float" office:value="-11.4801059091482" calcext:value-type="float">
            <text:p>-11.4801059091482</text:p>
          </table:table-cell>
          <table:table-cell table:number-columns-repeated="5"/>
        </table:table-row>
        <table:table-row table:style-name="ro1">
          <table:table-cell office:value-type="float" office:value="1.13021972529932" calcext:value-type="float">
            <text:p>1.13021972529932</text:p>
          </table:table-cell>
          <table:table-cell office:value-type="float" office:value="-2.02368521114049" calcext:value-type="float">
            <text:p>-2.02368521114049</text:p>
          </table:table-cell>
          <table:table-cell office:value-type="float" office:value="-11.352171505002" calcext:value-type="float">
            <text:p>-11.352171505002</text:p>
          </table:table-cell>
          <table:table-cell table:number-columns-repeated="5"/>
        </table:table-row>
        <table:table-row table:style-name="ro1">
          <table:table-cell office:value-type="float" office:value="0.0381805804954265" calcext:value-type="float">
            <text:p>0.0381805804954265</text:p>
          </table:table-cell>
          <table:table-cell office:value-type="float" office:value="-1.82049985779403" calcext:value-type="float">
            <text:p>-1.82049985779403</text:p>
          </table:table-cell>
          <table:table-cell office:value-type="float" office:value="-10.6841399849892" calcext:value-type="float">
            <text:p>-10.6841399849892</text:p>
          </table:table-cell>
          <table:table-cell table:number-columns-repeated="5"/>
        </table:table-row>
        <table:table-row table:style-name="ro1">
          <table:table-cell office:value-type="float" office:value="1.04993307409829" calcext:value-type="float">
            <text:p>1.04993307409829</text:p>
          </table:table-cell>
          <table:table-cell office:value-type="float" office:value="-0.795102235367743" calcext:value-type="float">
            <text:p>-0.795102235367743</text:p>
          </table:table-cell>
          <table:table-cell office:value-type="float" office:value="-10.5733958009716" calcext:value-type="float">
            <text:p>-10.5733958009716</text:p>
          </table:table-cell>
          <table:table-cell table:number-columns-repeated="5"/>
        </table:table-row>
        <table:table-row table:style-name="ro1">
          <table:table-cell office:value-type="float" office:value="-0.0888376062492662" calcext:value-type="float">
            <text:p>-0.0888376062492662</text:p>
          </table:table-cell>
          <table:table-cell office:value-type="float" office:value="-0.21683495622399" calcext:value-type="float">
            <text:p>-0.21683495622399</text:p>
          </table:table-cell>
          <table:table-cell office:value-type="float" office:value="-10.4960513688757" calcext:value-type="float">
            <text:p>-10.4960513688757</text:p>
          </table:table-cell>
          <table:table-cell table:number-columns-repeated="5"/>
        </table:table-row>
        <table:table-row table:style-name="ro1">
          <table:table-cell office:value-type="float" office:value="-1.05433233063694" calcext:value-type="float">
            <text:p>-1.05433233063694</text:p>
          </table:table-cell>
          <table:table-cell office:value-type="float" office:value="-1.84334861495741" calcext:value-type="float">
            <text:p>-1.84334861495741</text:p>
          </table:table-cell>
          <table:table-cell office:value-type="float" office:value="-10.4480996534606" calcext:value-type="float">
            <text:p>-10.4480996534606</text:p>
          </table:table-cell>
          <table:table-cell table:number-columns-repeated="5"/>
        </table:table-row>
        <table:table-row table:style-name="ro1">
          <table:table-cell office:value-type="float" office:value="1.13021972529932" calcext:value-type="float">
            <text:p>1.13021972529932</text:p>
          </table:table-cell>
          <table:table-cell office:value-type="float" office:value="0.844171042342534" calcext:value-type="float">
            <text:p>0.844171042342534</text:p>
          </table:table-cell>
          <table:table-cell office:value-type="float" office:value="-10.4230584901228" calcext:value-type="float">
            <text:p>-10.4230584901228</text:p>
          </table:table-cell>
          <table:table-cell table:number-columns-repeated="5"/>
        </table:table-row>
        <table:table-row table:style-name="ro1">
          <table:table-cell office:value-type="float" office:value="-1.85196226831395" calcext:value-type="float">
            <text:p>-1.85196226831395</text:p>
          </table:table-cell>
          <table:table-cell office:value-type="float" office:value="1.08240101069048" calcext:value-type="float">
            <text:p>1.08240101069048</text:p>
          </table:table-cell>
          <table:table-cell office:value-type="float" office:value="-10.0651882143259" calcext:value-type="float">
            <text:p>-10.0651882143259</text:p>
          </table:table-cell>
          <table:table-cell table:number-columns-repeated="5"/>
        </table:table-row>
        <table:table-row table:style-name="ro1">
          <table:table-cell office:value-type="float" office:value="2.09571437691297" calcext:value-type="float">
            <text:p>2.09571437691297</text:p>
          </table:table-cell>
          <table:table-cell office:value-type="float" office:value="1.116681825625" calcext:value-type="float">
            <text:p>1.116681825625</text:p>
          </table:table-cell>
          <table:table-cell office:value-type="float" office:value="-10.0373068949983" calcext:value-type="float">
            <text:p>-10.0373068949983</text:p>
          </table:table-cell>
          <table:table-cell table:number-columns-repeated="5"/>
        </table:table-row>
        <table:table-row table:style-name="ro1">
          <table:table-cell office:value-type="float" office:value="2.09571437691297" calcext:value-type="float">
            <text:p>2.09571437691297</text:p>
          </table:table-cell>
          <table:table-cell office:value-type="float" office:value="-0.871646980757562" calcext:value-type="float">
            <text:p>-0.871646980757562</text:p>
          </table:table-cell>
          <table:table-cell office:value-type="float" office:value="-10.014244777312" calcext:value-type="float">
            <text:p>-10.014244777312</text:p>
          </table:table-cell>
          <table:table-cell table:number-columns-repeated="5"/>
        </table:table-row>
        <table:table-row table:style-name="ro1">
          <table:table-cell office:value-type="float" office:value="2.90968838486563" calcext:value-type="float">
            <text:p>2.90968838486563</text:p>
          </table:table-cell>
          <table:table-cell office:value-type="float" office:value="-0.0199354629847992" calcext:value-type="float">
            <text:p>-0.0199354629847992</text:p>
          </table:table-cell>
          <table:table-cell office:value-type="float" office:value="-9.88774243582002" calcext:value-type="float">
            <text:p>-9.88774243582002</text:p>
          </table:table-cell>
          <table:table-cell table:number-columns-repeated="5"/>
        </table:table-row>
        <table:table-row table:style-name="ro1">
          <table:table-cell office:value-type="float" office:value="0.802845447782994" calcext:value-type="float">
            <text:p>0.802845447782994</text:p>
          </table:table-cell>
          <table:table-cell office:value-type="float" office:value="-0.123921658423199" calcext:value-type="float">
            <text:p>-0.123921658423199</text:p>
          </table:table-cell>
          <table:table-cell office:value-type="float" office:value="-9.71859864221211" calcext:value-type="float">
            <text:p>-9.71859864221211</text:p>
          </table:table-cell>
          <table:table-cell table:number-columns-repeated="5"/>
        </table:table-row>
        <table:table-row table:style-name="ro1">
          <table:table-cell office:value-type="float" office:value="-0.860163732374725" calcext:value-type="float">
            <text:p>-0.860163732374725</text:p>
          </table:table-cell>
          <table:table-cell office:value-type="float" office:value="1.16202385523972" calcext:value-type="float">
            <text:p>1.16202385523972</text:p>
          </table:table-cell>
          <table:table-cell office:value-type="float" office:value="-9.54245288640716" calcext:value-type="float">
            <text:p>-9.54245288640716</text:p>
          </table:table-cell>
          <table:table-cell table:number-columns-repeated="5"/>
        </table:table-row>
        <table:table-row table:style-name="ro1">
          <table:table-cell office:value-type="float" office:value="0.789611137712034" calcext:value-type="float">
            <text:p>0.789611137712034</text:p>
          </table:table-cell>
          <table:table-cell office:value-type="float" office:value="1.08240101069048" calcext:value-type="float">
            <text:p>1.08240101069048</text:p>
          </table:table-cell>
          <table:table-cell office:value-type="float" office:value="-9.3575435022882" calcext:value-type="float">
            <text:p>-9.3575435022882</text:p>
          </table:table-cell>
          <table:table-cell table:number-columns-repeated="5"/>
        </table:table-row>
        <table:table-row table:style-name="ro1">
          <table:table-cell office:value-type="float" office:value="0.242294104274031" calcext:value-type="float">
            <text:p>0.242294104274031</text:p>
          </table:table-cell>
          <table:table-cell office:value-type="float" office:value="0.970435040649626" calcext:value-type="float">
            <text:p>0.970435040649626</text:p>
          </table:table-cell>
          <table:table-cell office:value-type="float" office:value="-9.31149371860825" calcext:value-type="float">
            <text:p>-9.31149371860825</text:p>
          </table:table-cell>
          <table:table-cell table:number-columns-repeated="5"/>
        </table:table-row>
        <table:table-row table:style-name="ro1">
          <table:table-cell office:value-type="float" office:value="1.06114427783878" calcext:value-type="float">
            <text:p>1.06114427783878</text:p>
          </table:table-cell>
          <table:table-cell office:value-type="float" office:value="-1.20917256471286" calcext:value-type="float">
            <text:p>-1.20917256471286</text:p>
          </table:table-cell>
          <table:table-cell office:value-type="float" office:value="-9.22015321094263" calcext:value-type="float">
            <text:p>-9.22015321094263</text:p>
          </table:table-cell>
          <table:table-cell table:number-columns-repeated="5"/>
        </table:table-row>
        <table:table-row table:style-name="ro1">
          <table:table-cell office:value-type="float" office:value="0.215206705530147" calcext:value-type="float">
            <text:p>0.215206705530147</text:p>
          </table:table-cell>
          <table:table-cell office:value-type="float" office:value="1.09660225372965" calcext:value-type="float">
            <text:p>1.09660225372965</text:p>
          </table:table-cell>
          <table:table-cell office:value-type="float" office:value="-9.13370644458035" calcext:value-type="float">
            <text:p>-9.13370644458035</text:p>
          </table:table-cell>
          <table:table-cell table:number-columns-repeated="5"/>
        </table:table-row>
        <table:table-row table:style-name="ro1">
          <table:table-cell office:value-type="float" office:value="1.06403147899103" calcext:value-type="float">
            <text:p>1.06403147899103</text:p>
          </table:table-cell>
          <table:table-cell office:value-type="float" office:value="2.98229920130344" calcext:value-type="float">
            <text:p>2.98229920130344</text:p>
          </table:table-cell>
          <table:table-cell office:value-type="float" office:value="-9.11348986305998" calcext:value-type="float">
            <text:p>-9.11348986305998</text:p>
          </table:table-cell>
          <table:table-cell table:number-columns-repeated="5"/>
        </table:table-row>
        <table:table-row table:style-name="ro1">
          <table:table-cell office:value-type="float" office:value="-2.99432473433942" calcext:value-type="float">
            <text:p>-2.99432473433942</text:p>
          </table:table-cell>
          <table:table-cell office:value-type="float" office:value="0.10222777620885" calcext:value-type="float">
            <text:p>0.10222777620885</text:p>
          </table:table-cell>
          <table:table-cell office:value-type="float" office:value="-9.02431647496117" calcext:value-type="float">
            <text:p>-9.02431647496117</text:p>
          </table:table-cell>
          <table:table-cell table:number-columns-repeated="5"/>
        </table:table-row>
        <table:table-row table:style-name="ro1">
          <table:table-cell office:value-type="float" office:value="-2.14202715680561" calcext:value-type="float">
            <text:p>-2.14202715680561</text:p>
          </table:table-cell>
          <table:table-cell office:value-type="float" office:value="-0.897133596863771" calcext:value-type="float">
            <text:p>-0.897133596863771</text:p>
          </table:table-cell>
          <table:table-cell office:value-type="float" office:value="-8.86545884871655" calcext:value-type="float">
            <text:p>-8.86545884871655</text:p>
          </table:table-cell>
          <table:table-cell table:number-columns-repeated="5"/>
        </table:table-row>
        <table:table-row table:style-name="ro1">
          <table:table-cell office:value-type="float" office:value="-0.960037299500884" calcext:value-type="float">
            <text:p>-0.960037299500884</text:p>
          </table:table-cell>
          <table:table-cell office:value-type="float" office:value="-2.17353602665822" calcext:value-type="float">
            <text:p>-2.17353602665822</text:p>
          </table:table-cell>
          <table:table-cell office:value-type="float" office:value="-8.66215396368149" calcext:value-type="float">
            <text:p>-8.66215396368149</text:p>
          </table:table-cell>
          <table:table-cell table:number-columns-repeated="5"/>
        </table:table-row>
        <table:table-row table:style-name="ro1">
          <table:table-cell office:value-type="float" office:value="-0.0703444029515605" calcext:value-type="float">
            <text:p>-0.0703444029515605</text:p>
          </table:table-cell>
          <table:table-cell office:value-type="float" office:value="-2.89816678344301" calcext:value-type="float">
            <text:p>-2.89816678344301</text:p>
          </table:table-cell>
          <table:table-cell office:value-type="float" office:value="-8.65664774619228" calcext:value-type="float">
            <text:p>-8.65664774619228</text:p>
          </table:table-cell>
          <table:table-cell table:number-columns-repeated="5"/>
        </table:table-row>
        <table:table-row table:style-name="ro1">
          <table:table-cell office:value-type="float" office:value="-0.0703444029515605" calcext:value-type="float">
            <text:p>-0.0703444029515605</text:p>
          </table:table-cell>
          <table:table-cell office:value-type="float" office:value="1.79331599077674" calcext:value-type="float">
            <text:p>1.79331599077674</text:p>
          </table:table-cell>
          <table:table-cell office:value-type="float" office:value="-8.50625379409852" calcext:value-type="float">
            <text:p>-8.50625379409852</text:p>
          </table:table-cell>
          <table:table-cell table:number-columns-repeated="5"/>
        </table:table-row>
        <table:table-row table:style-name="ro1">
          <table:table-cell office:value-type="float" office:value="-1.07207962088665" calcext:value-type="float">
            <text:p>-1.07207962088665</text:p>
          </table:table-cell>
          <table:table-cell office:value-type="float" office:value="2.9187502739269" calcext:value-type="float">
            <text:p>2.9187502739269</text:p>
          </table:table-cell>
          <table:table-cell office:value-type="float" office:value="-8.04837522452112" calcext:value-type="float">
            <text:p>-8.04837522452112</text:p>
          </table:table-cell>
          <table:table-cell table:number-columns-repeated="5"/>
        </table:table-row>
        <table:table-row table:style-name="ro1">
          <table:table-cell office:value-type="float" office:value="-0.00751570087787212" calcext:value-type="float">
            <text:p>-0.00751570087787212</text:p>
          </table:table-cell>
          <table:table-cell office:value-type="float" office:value="-2.20396445724799" calcext:value-type="float">
            <text:p>-2.20396445724799</text:p>
          </table:table-cell>
          <table:table-cell office:value-type="float" office:value="-7.98366955594508" calcext:value-type="float">
            <text:p>-7.98366955594508</text:p>
          </table:table-cell>
          <table:table-cell table:number-columns-repeated="5"/>
        </table:table-row>
        <table:table-row table:style-name="ro1">
          <table:table-cell office:value-type="float" office:value="-3.06105895164245" calcext:value-type="float">
            <text:p>-3.06105895164245</text:p>
          </table:table-cell>
          <table:table-cell office:value-type="float" office:value="-1.0705248510158" calcext:value-type="float">
            <text:p>-1.0705248510158</text:p>
          </table:table-cell>
          <table:table-cell office:value-type="float" office:value="-7.79114064697768" calcext:value-type="float">
            <text:p>-7.79114064697768</text:p>
          </table:table-cell>
          <table:table-cell table:number-columns-repeated="5"/>
        </table:table-row>
        <table:table-row table:style-name="ro1">
          <table:table-cell office:value-type="float" office:value="1.13473977374267" calcext:value-type="float">
            <text:p>1.13473977374267</text:p>
          </table:table-cell>
          <table:table-cell office:value-type="float" office:value="0.799385596277337" calcext:value-type="float">
            <text:p>0.799385596277337</text:p>
          </table:table-cell>
          <table:table-cell office:value-type="float" office:value="-7.75215511673484" calcext:value-type="float">
            <text:p>-7.75215511673484</text:p>
          </table:table-cell>
          <table:table-cell table:number-columns-repeated="5"/>
        </table:table-row>
        <table:table-row table:style-name="ro1">
          <table:table-cell office:value-type="float" office:value="-0.00751570087787212" calcext:value-type="float">
            <text:p>-0.00751570087787212</text:p>
          </table:table-cell>
          <table:table-cell office:value-type="float" office:value="-2.84521267217793" calcext:value-type="float">
            <text:p>-2.84521267217793</text:p>
          </table:table-cell>
          <table:table-cell office:value-type="float" office:value="-7.52544128724741" calcext:value-type="float">
            <text:p>-7.52544128724741</text:p>
          </table:table-cell>
          <table:table-cell table:number-columns-repeated="5"/>
        </table:table-row>
        <table:table-row table:style-name="ro1">
          <table:table-cell office:value-type="float" office:value="-1.10539995655215" calcext:value-type="float">
            <text:p>-1.10539995655215</text:p>
          </table:table-cell>
          <table:table-cell office:value-type="float" office:value="-2.15867899878068" calcext:value-type="float">
            <text:p>-2.15867899878068</text:p>
          </table:table-cell>
          <table:table-cell office:value-type="float" office:value="-7.43248134538633" calcext:value-type="float">
            <text:p>-7.43248134538633</text:p>
          </table:table-cell>
          <table:table-cell table:number-columns-repeated="5"/>
        </table:table-row>
        <table:table-row table:style-name="ro1">
          <table:table-cell office:value-type="float" office:value="1.13021972529932" calcext:value-type="float">
            <text:p>1.13021972529932</text:p>
          </table:table-cell>
          <table:table-cell office:value-type="float" office:value="0.787370974107952" calcext:value-type="float">
            <text:p>0.787370974107952</text:p>
          </table:table-cell>
          <table:table-cell office:value-type="float" office:value="-7.26462083519036" calcext:value-type="float">
            <text:p>-7.26462083519036</text:p>
          </table:table-cell>
          <table:table-cell table:number-columns-repeated="5"/>
        </table:table-row>
        <table:table-row table:style-name="ro1">
          <table:table-cell office:value-type="float" office:value="0.0286946778399542" calcext:value-type="float">
            <text:p>0.0286946778399542</text:p>
          </table:table-cell>
          <table:table-cell office:value-type="float" office:value="-0.290716307664908" calcext:value-type="float">
            <text:p>-0.290716307664908</text:p>
          </table:table-cell>
          <table:table-cell office:value-type="float" office:value="-7.22210433961989" calcext:value-type="float">
            <text:p>-7.22210433961989</text:p>
          </table:table-cell>
          <table:table-cell table:number-columns-repeated="5"/>
        </table:table-row>
        <table:table-row table:style-name="ro1">
          <table:table-cell office:value-type="float" office:value="1.75347327230785" calcext:value-type="float">
            <text:p>1.75347327230785</text:p>
          </table:table-cell>
          <table:table-cell office:value-type="float" office:value="-0.00652522746988615" calcext:value-type="float">
            <text:p>-0.00652522746988615</text:p>
          </table:table-cell>
          <table:table-cell office:value-type="float" office:value="-7.13510021793525" calcext:value-type="float">
            <text:p>-7.13510021793525</text:p>
          </table:table-cell>
          <table:table-cell table:number-columns-repeated="5"/>
        </table:table-row>
        <table:table-row table:style-name="ro1">
          <table:table-cell office:value-type="float" office:value="0.0428249870201916" calcext:value-type="float">
            <text:p>0.0428249870201916</text:p>
          </table:table-cell>
          <table:table-cell office:value-type="float" office:value="-1.75539585688108" calcext:value-type="float">
            <text:p>-1.75539585688108</text:p>
          </table:table-cell>
          <table:table-cell office:value-type="float" office:value="-6.89588406196773" calcext:value-type="float">
            <text:p>-6.89588406196773</text:p>
          </table:table-cell>
          <table:table-cell table:number-columns-repeated="5"/>
        </table:table-row>
        <table:table-row table:style-name="ro1">
          <table:table-cell office:value-type="float" office:value="-0.960037299500884" calcext:value-type="float">
            <text:p>-0.960037299500884</text:p>
          </table:table-cell>
          <table:table-cell office:value-type="float" office:value="-2.20396445724799" calcext:value-type="float">
            <text:p>-2.20396445724799</text:p>
          </table:table-cell>
          <table:table-cell office:value-type="float" office:value="-6.75961636959077" calcext:value-type="float">
            <text:p>-6.75961636959077</text:p>
          </table:table-cell>
          <table:table-cell table:number-columns-repeated="5"/>
        </table:table-row>
        <table:table-row table:style-name="ro1">
          <table:table-cell office:value-type="float" office:value="1.94552464960451" calcext:value-type="float">
            <text:p>1.94552464960451</text:p>
          </table:table-cell>
          <table:table-cell office:value-type="float" office:value="-1.82049985779403" calcext:value-type="float">
            <text:p>-1.82049985779403</text:p>
          </table:table-cell>
          <table:table-cell office:value-type="float" office:value="-6.60682681478129" calcext:value-type="float">
            <text:p>-6.60682681478129</text:p>
          </table:table-cell>
          <table:table-cell table:number-columns-repeated="5"/>
        </table:table-row>
        <table:table-row table:style-name="ro1">
          <table:table-cell office:value-type="float" office:value="-0.953221172072415" calcext:value-type="float">
            <text:p>-0.953221172072415</text:p>
          </table:table-cell>
          <table:table-cell office:value-type="float" office:value="1.76359083541304" calcext:value-type="float">
            <text:p>1.76359083541304</text:p>
          </table:table-cell>
          <table:table-cell office:value-type="float" office:value="-6.40517238757767" calcext:value-type="float">
            <text:p>-6.40517238757767</text:p>
          </table:table-cell>
          <table:table-cell table:number-columns-repeated="5"/>
        </table:table-row>
        <table:table-row table:style-name="ro1">
          <table:table-cell office:value-type="float" office:value="3.08769145370033" calcext:value-type="float">
            <text:p>3.08769145370033</text:p>
          </table:table-cell>
          <table:table-cell office:value-type="float" office:value="0.117465729662984" calcext:value-type="float">
            <text:p>0.117465729662984</text:p>
          </table:table-cell>
          <table:table-cell office:value-type="float" office:value="-6.37023338077075" calcext:value-type="float">
            <text:p>-6.37023338077075</text:p>
          </table:table-cell>
          <table:table-cell table:number-columns-repeated="5"/>
        </table:table-row>
        <table:table-row table:style-name="ro1">
          <table:table-cell office:value-type="float" office:value="-3.0433736834401" calcext:value-type="float">
            <text:p>-3.0433736834401</text:p>
          </table:table-cell>
          <table:table-cell office:value-type="float" office:value="-1.97656155362097" calcext:value-type="float">
            <text:p>-1.97656155362097</text:p>
          </table:table-cell>
          <table:table-cell office:value-type="float" office:value="-6.35378099572386" calcext:value-type="float">
            <text:p>-6.35378099572386</text:p>
          </table:table-cell>
          <table:table-cell table:number-columns-repeated="5"/>
        </table:table-row>
        <table:table-row table:style-name="ro1">
          <table:table-cell office:value-type="float" office:value="0.127395409951718" calcext:value-type="float">
            <text:p>0.127395409951718</text:p>
          </table:table-cell>
          <table:table-cell office:value-type="float" office:value="2.18219890864537" calcext:value-type="float">
            <text:p>2.18219890864537</text:p>
          </table:table-cell>
          <table:table-cell office:value-type="float" office:value="-6.31800228008958" calcext:value-type="float">
            <text:p>-6.31800228008958</text:p>
          </table:table-cell>
          <table:table-cell table:number-columns-repeated="5"/>
        </table:table-row>
        <table:table-row table:style-name="ro1">
          <table:table-cell office:value-type="float" office:value="-1.10539995655215" calcext:value-type="float">
            <text:p>-1.10539995655215</text:p>
          </table:table-cell>
          <table:table-cell office:value-type="float" office:value="-2.89816678344301" calcext:value-type="float">
            <text:p>-2.89816678344301</text:p>
          </table:table-cell>
          <table:table-cell office:value-type="float" office:value="-6.28677414000489" calcext:value-type="float">
            <text:p>-6.28677414000489</text:p>
          </table:table-cell>
          <table:table-cell table:number-columns-repeated="5"/>
        </table:table-row>
        <table:table-row table:style-name="ro1">
          <table:table-cell office:value-type="float" office:value="-3.10447191167993" calcext:value-type="float">
            <text:p>-3.10447191167993</text:p>
          </table:table-cell>
          <table:table-cell office:value-type="float" office:value="-1.0705248510158" calcext:value-type="float">
            <text:p>-1.0705248510158</text:p>
          </table:table-cell>
          <table:table-cell office:value-type="float" office:value="-6.17225428153594" calcext:value-type="float">
            <text:p>-6.17225428153594</text:p>
          </table:table-cell>
          <table:table-cell table:number-columns-repeated="5"/>
        </table:table-row>
        <table:table-row table:style-name="ro1">
          <table:table-cell office:value-type="float" office:value="0.165437957382309" calcext:value-type="float">
            <text:p>0.165437957382309</text:p>
          </table:table-cell>
          <table:table-cell office:value-type="float" office:value="2.99733488487344" calcext:value-type="float">
            <text:p>2.99733488487344</text:p>
          </table:table-cell>
          <table:table-cell office:value-type="float" office:value="-6.0539211549121" calcext:value-type="float">
            <text:p>-6.0539211549121</text:p>
          </table:table-cell>
          <table:table-cell table:number-columns-repeated="5"/>
        </table:table-row>
        <table:table-row table:style-name="ro1">
          <table:table-cell office:value-type="float" office:value="0.912815578196791" calcext:value-type="float">
            <text:p>0.912815578196791</text:p>
          </table:table-cell>
          <table:table-cell office:value-type="float" office:value="0.730284119653372" calcext:value-type="float">
            <text:p>0.730284119653372</text:p>
          </table:table-cell>
          <table:table-cell office:value-type="float" office:value="-5.93457864118893" calcext:value-type="float">
            <text:p>-5.93457864118893</text:p>
          </table:table-cell>
          <table:table-cell table:number-columns-repeated="5"/>
        </table:table-row>
        <table:table-row table:style-name="ro1">
          <table:table-cell office:value-type="float" office:value="1.75074689348412" calcext:value-type="float">
            <text:p>1.75074689348412</text:p>
          </table:table-cell>
          <table:table-cell office:value-type="float" office:value="1.0157672556199" calcext:value-type="float">
            <text:p>1.0157672556199</text:p>
          </table:table-cell>
          <table:table-cell office:value-type="float" office:value="-5.90099792302961" calcext:value-type="float">
            <text:p>-5.90099792302961</text:p>
          </table:table-cell>
          <table:table-cell table:number-columns-repeated="5"/>
        </table:table-row>
        <table:table-row table:style-name="ro1">
          <table:table-cell office:value-type="float" office:value="-0.70842600269132" calcext:value-type="float">
            <text:p>-0.70842600269132</text:p>
          </table:table-cell>
          <table:table-cell office:value-type="float" office:value="1.02376413087892" calcext:value-type="float">
            <text:p>1.02376413087892</text:p>
          </table:table-cell>
          <table:table-cell office:value-type="float" office:value="-5.75620672482896" calcext:value-type="float">
            <text:p>-5.75620672482896</text:p>
          </table:table-cell>
          <table:table-cell table:number-columns-repeated="5"/>
        </table:table-row>
        <table:table-row table:style-name="ro1">
          <table:table-cell office:value-type="float" office:value="-3.10447191167993" calcext:value-type="float">
            <text:p>-3.10447191167993</text:p>
          </table:table-cell>
          <table:table-cell office:value-type="float" office:value="-0.118049405460329" calcext:value-type="float">
            <text:p>-0.118049405460329</text:p>
          </table:table-cell>
          <table:table-cell office:value-type="float" office:value="-5.64319622938073" calcext:value-type="float">
            <text:p>-5.64319622938073</text:p>
          </table:table-cell>
          <table:table-cell table:number-columns-repeated="5"/>
        </table:table-row>
        <table:table-row table:style-name="ro1">
          <table:table-cell office:value-type="float" office:value="2.99167453576513" calcext:value-type="float">
            <text:p>2.99167453576513</text:p>
          </table:table-cell>
          <table:table-cell office:value-type="float" office:value="-2.08876522502594" calcext:value-type="float">
            <text:p>-2.08876522502594</text:p>
          </table:table-cell>
          <table:table-cell office:value-type="float" office:value="-5.15786040816369" calcext:value-type="float">
            <text:p>-5.15786040816369</text:p>
          </table:table-cell>
          <table:table-cell table:number-columns-repeated="5"/>
        </table:table-row>
        <table:table-row table:style-name="ro1">
          <table:table-cell office:value-type="float" office:value="-1.74811094974818" calcext:value-type="float">
            <text:p>-1.74811094974818</text:p>
          </table:table-cell>
          <table:table-cell office:value-type="float" office:value="-1.057433790506" calcext:value-type="float">
            <text:p>-1.057433790506</text:p>
          </table:table-cell>
          <table:table-cell office:value-type="float" office:value="-5.06316212226938" calcext:value-type="float">
            <text:p>-5.06316212226938</text:p>
          </table:table-cell>
          <table:table-cell table:number-columns-repeated="5"/>
        </table:table-row>
        <table:table-row table:style-name="ro1">
          <table:table-cell office:value-type="float" office:value="3.08769145370033" calcext:value-type="float">
            <text:p>3.08769145370033</text:p>
          </table:table-cell>
          <table:table-cell office:value-type="float" office:value="-1.96090229045688" calcext:value-type="float">
            <text:p>-1.96090229045688</text:p>
          </table:table-cell>
          <table:table-cell office:value-type="float" office:value="-4.84090858473312" calcext:value-type="float">
            <text:p>-4.84090858473312</text:p>
          </table:table-cell>
          <table:table-cell table:number-columns-repeated="5"/>
        </table:table-row>
        <table:table-row table:style-name="ro1">
          <table:table-cell office:value-type="float" office:value="0.176128464975666" calcext:value-type="float">
            <text:p>0.176128464975666</text:p>
          </table:table-cell>
          <table:table-cell office:value-type="float" office:value="-0.244934832236352" calcext:value-type="float">
            <text:p>-0.244934832236352</text:p>
          </table:table-cell>
          <table:table-cell office:value-type="float" office:value="-4.70380173495294" calcext:value-type="float">
            <text:p>-4.70380173495294</text:p>
          </table:table-cell>
          <table:table-cell table:number-columns-repeated="5"/>
        </table:table-row>
        <table:table-row table:style-name="ro1">
          <table:table-cell office:value-type="float" office:value="0.242294104274031" calcext:value-type="float">
            <text:p>0.242294104274031</text:p>
          </table:table-cell>
          <table:table-cell office:value-type="float" office:value="-1.15659922442762" calcext:value-type="float">
            <text:p>-1.15659922442762</text:p>
          </table:table-cell>
          <table:table-cell office:value-type="float" office:value="-4.62500287552003" calcext:value-type="float">
            <text:p>-4.62500287552003</text:p>
          </table:table-cell>
          <table:table-cell table:number-columns-repeated="5"/>
        </table:table-row>
        <table:table-row table:style-name="ro1">
          <table:table-cell office:value-type="float" office:value="-0.236600629620873" calcext:value-type="float">
            <text:p>-0.236600629620873</text:p>
          </table:table-cell>
          <table:table-cell office:value-type="float" office:value="1.88156131044354" calcext:value-type="float">
            <text:p>1.88156131044354</text:p>
          </table:table-cell>
          <table:table-cell office:value-type="float" office:value="-4.60114874106088" calcext:value-type="float">
            <text:p>-4.60114874106088</text:p>
          </table:table-cell>
          <table:table-cell table:number-columns-repeated="5"/>
        </table:table-row>
        <table:table-row table:style-name="ro1">
          <table:table-cell office:value-type="float" office:value="-2.09827763868929" calcext:value-type="float">
            <text:p>-2.09827763868929</text:p>
          </table:table-cell>
          <table:table-cell office:value-type="float" office:value="-3.01939136083607" calcext:value-type="float">
            <text:p>-3.01939136083607</text:p>
          </table:table-cell>
          <table:table-cell office:value-type="float" office:value="-4.55967879463549" calcext:value-type="float">
            <text:p>-4.55967879463549</text:p>
          </table:table-cell>
          <table:table-cell table:number-columns-repeated="5"/>
        </table:table-row>
        <table:table-row table:style-name="ro1">
          <table:table-cell office:value-type="float" office:value="-0.820749717701353" calcext:value-type="float">
            <text:p>-0.820749717701353</text:p>
          </table:table-cell>
          <table:table-cell office:value-type="float" office:value="-2.15867899878068" calcext:value-type="float">
            <text:p>-2.15867899878068</text:p>
          </table:table-cell>
          <table:table-cell office:value-type="float" office:value="-4.39500592046928" calcext:value-type="float">
            <text:p>-4.39500592046928</text:p>
          </table:table-cell>
          <table:table-cell table:number-columns-repeated="5"/>
        </table:table-row>
        <table:table-row table:style-name="ro1">
          <table:table-cell office:value-type="float" office:value="-0.815671959092594" calcext:value-type="float">
            <text:p>-0.815671959092594</text:p>
          </table:table-cell>
          <table:table-cell office:value-type="float" office:value="-1.82049985779403" calcext:value-type="float">
            <text:p>-1.82049985779403</text:p>
          </table:table-cell>
          <table:table-cell office:value-type="float" office:value="-4.31684068165605" calcext:value-type="float">
            <text:p>-4.31684068165605</text:p>
          </table:table-cell>
          <table:table-cell table:number-columns-repeated="5"/>
        </table:table-row>
        <table:table-row table:style-name="ro1">
          <table:table-cell office:value-type="float" office:value="-1.01144820778364" calcext:value-type="float">
            <text:p>-1.01144820778364</text:p>
          </table:table-cell>
          <table:table-cell office:value-type="float" office:value="0.326481337018643" calcext:value-type="float">
            <text:p>0.326481337018643</text:p>
          </table:table-cell>
          <table:table-cell office:value-type="float" office:value="-4.22188539516115" calcext:value-type="float">
            <text:p>-4.22188539516115</text:p>
          </table:table-cell>
          <table:table-cell table:number-columns-repeated="5"/>
        </table:table-row>
        <table:table-row table:style-name="ro1">
          <table:table-cell office:value-type="float" office:value="-0.817139963589313" calcext:value-type="float">
            <text:p>-0.817139963589313</text:p>
          </table:table-cell>
          <table:table-cell office:value-type="float" office:value="-2.15867899878068" calcext:value-type="float">
            <text:p>-2.15867899878068</text:p>
          </table:table-cell>
          <table:table-cell office:value-type="float" office:value="-4.19506539293147" calcext:value-type="float">
            <text:p>-4.1950653929314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3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-0.0703444029515605" calcext:value-type="float">
            <text:p>-0.0703444029515605</text:p>
          </table:table-cell>
          <table:table-cell office:value-type="float" office:value="0.0435441215662298" calcext:value-type="float">
            <text:p>0.0435441215662298</text:p>
          </table:table-cell>
          <table:table-cell office:value-type="float" office:value="-18.6602468703108" calcext:value-type="float">
            <text:p>-18.6602468703108</text:p>
          </table:table-cell>
          <table:table-cell table:number-columns-repeated="5"/>
        </table:table-row>
        <table:table-row table:style-name="ro1">
          <table:table-cell office:value-type="float" office:value="-0.0888376062492662" calcext:value-type="float">
            <text:p>-0.0888376062492662</text:p>
          </table:table-cell>
          <table:table-cell office:value-type="float" office:value="1.00748369890906" calcext:value-type="float">
            <text:p>1.00748369890906</text:p>
          </table:table-cell>
          <table:table-cell office:value-type="float" office:value="-17.4482194393933" calcext:value-type="float">
            <text:p>-17.4482194393933</text:p>
          </table:table-cell>
          <table:table-cell table:number-columns-repeated="5"/>
        </table:table-row>
        <table:table-row table:style-name="ro1">
          <table:table-cell office:value-type="float" office:value="-1.07207962088665" calcext:value-type="float">
            <text:p>-1.07207962088665</text:p>
          </table:table-cell>
          <table:table-cell office:value-type="float" office:value="0.973370051128168" calcext:value-type="float">
            <text:p>0.973370051128168</text:p>
          </table:table-cell>
          <table:table-cell office:value-type="float" office:value="-16.7554055007543" calcext:value-type="float">
            <text:p>-16.7554055007543</text:p>
          </table:table-cell>
          <table:table-cell table:number-columns-repeated="5"/>
        </table:table-row>
        <table:table-row table:style-name="ro1">
          <table:table-cell office:value-type="float" office:value="-0.0703444029515605" calcext:value-type="float">
            <text:p>-0.0703444029515605</text:p>
          </table:table-cell>
          <table:table-cell office:value-type="float" office:value="1.08240101069048" calcext:value-type="float">
            <text:p>1.08240101069048</text:p>
          </table:table-cell>
          <table:table-cell office:value-type="float" office:value="-16.5518904825443" calcext:value-type="float">
            <text:p>-16.5518904825443</text:p>
          </table:table-cell>
          <table:table-cell table:number-columns-repeated="5"/>
        </table:table-row>
        <table:table-row table:style-name="ro1">
          <table:table-cell office:value-type="float" office:value="0.912815578196791" calcext:value-type="float">
            <text:p>0.912815578196791</text:p>
          </table:table-cell>
          <table:table-cell office:value-type="float" office:value="1.02376413087892" calcext:value-type="float">
            <text:p>1.02376413087892</text:p>
          </table:table-cell>
          <table:table-cell office:value-type="float" office:value="-16.5441528378439" calcext:value-type="float">
            <text:p>-16.5441528378439</text:p>
          </table:table-cell>
          <table:table-cell table:number-columns-repeated="5"/>
        </table:table-row>
        <table:table-row table:style-name="ro1">
          <table:table-cell office:value-type="float" office:value="-1.0060378494465" calcext:value-type="float">
            <text:p>-1.0060378494465</text:p>
          </table:table-cell>
          <table:table-cell office:value-type="float" office:value="1.08240101069048" calcext:value-type="float">
            <text:p>1.08240101069048</text:p>
          </table:table-cell>
          <table:table-cell office:value-type="float" office:value="-16.4984957677202" calcext:value-type="float">
            <text:p>-16.4984957677202</text:p>
          </table:table-cell>
          <table:table-cell table:number-columns-repeated="5"/>
        </table:table-row>
        <table:table-row table:style-name="ro1">
          <table:table-cell office:value-type="float" office:value="1.04993307409829" calcext:value-type="float">
            <text:p>1.04993307409829</text:p>
          </table:table-cell>
          <table:table-cell office:value-type="float" office:value="-0.103617233126592" calcext:value-type="float">
            <text:p>-0.103617233126592</text:p>
          </table:table-cell>
          <table:table-cell office:value-type="float" office:value="-16.3532694762949" calcext:value-type="float">
            <text:p>-16.3532694762949</text:p>
          </table:table-cell>
          <table:table-cell table:number-columns-repeated="5"/>
        </table:table-row>
        <table:table-row table:style-name="ro1">
          <table:table-cell office:value-type="float" office:value="-1.05060812815631" calcext:value-type="float">
            <text:p>-1.05060812815631</text:p>
          </table:table-cell>
          <table:table-cell office:value-type="float" office:value="0.108069282963497" calcext:value-type="float">
            <text:p>0.108069282963497</text:p>
          </table:table-cell>
          <table:table-cell office:value-type="float" office:value="-16.1651216993951" calcext:value-type="float">
            <text:p>-16.1651216993951</text:p>
          </table:table-cell>
          <table:table-cell table:number-columns-repeated="5"/>
        </table:table-row>
        <table:table-row table:style-name="ro1">
          <table:table-cell office:value-type="float" office:value="-0.0703444029515605" calcext:value-type="float">
            <text:p>-0.0703444029515605</text:p>
          </table:table-cell>
          <table:table-cell office:value-type="float" office:value="-0.890754385254566" calcext:value-type="float">
            <text:p>-0.890754385254566</text:p>
          </table:table-cell>
          <table:table-cell office:value-type="float" office:value="-15.9759032849391" calcext:value-type="float">
            <text:p>-15.9759032849391</text:p>
          </table:table-cell>
          <table:table-cell table:number-columns-repeated="5"/>
        </table:table-row>
        <table:table-row table:style-name="ro1">
          <table:table-cell office:value-type="float" office:value="-0.911269129443979" calcext:value-type="float">
            <text:p>-0.911269129443979</text:p>
          </table:table-cell>
          <table:table-cell office:value-type="float" office:value="0.934257169929986" calcext:value-type="float">
            <text:p>0.934257169929986</text:p>
          </table:table-cell>
          <table:table-cell office:value-type="float" office:value="-15.941400367177" calcext:value-type="float">
            <text:p>-15.941400367177</text:p>
          </table:table-cell>
          <table:table-cell table:number-columns-repeated="5"/>
        </table:table-row>
        <table:table-row table:style-name="ro1">
          <table:table-cell office:value-type="float" office:value="0.127395409951718" calcext:value-type="float">
            <text:p>0.127395409951718</text:p>
          </table:table-cell>
          <table:table-cell office:value-type="float" office:value="-1.00543238434043" calcext:value-type="float">
            <text:p>-1.00543238434043</text:p>
          </table:table-cell>
          <table:table-cell office:value-type="float" office:value="-15.9308971892378" calcext:value-type="float">
            <text:p>-15.9308971892378</text:p>
          </table:table-cell>
          <table:table-cell table:number-columns-repeated="5"/>
        </table:table-row>
        <table:table-row table:style-name="ro1">
          <table:table-cell office:value-type="float" office:value="0.127395409951718" calcext:value-type="float">
            <text:p>0.127395409951718</text:p>
          </table:table-cell>
          <table:table-cell office:value-type="float" office:value="1.03038625665799" calcext:value-type="float">
            <text:p>1.03038625665799</text:p>
          </table:table-cell>
          <table:table-cell office:value-type="float" office:value="-15.7042162486398" calcext:value-type="float">
            <text:p>-15.7042162486398</text:p>
          </table:table-cell>
          <table:table-cell table:number-columns-repeated="5"/>
        </table:table-row>
        <table:table-row table:style-name="ro1">
          <table:table-cell office:value-type="float" office:value="-0.911269129443979" calcext:value-type="float">
            <text:p>-0.911269129443979</text:p>
          </table:table-cell>
          <table:table-cell office:value-type="float" office:value="1.08240101069048" calcext:value-type="float">
            <text:p>1.08240101069048</text:p>
          </table:table-cell>
          <table:table-cell office:value-type="float" office:value="-15.1731298141665" calcext:value-type="float">
            <text:p>-15.1731298141665</text:p>
          </table:table-cell>
          <table:table-cell table:number-columns-repeated="5"/>
        </table:table-row>
        <table:table-row table:style-name="ro1">
          <table:table-cell office:value-type="float" office:value="-1.01144820778364" calcext:value-type="float">
            <text:p>-1.01144820778364</text:p>
          </table:table-cell>
          <table:table-cell office:value-type="float" office:value="0.858791056588038" calcext:value-type="float">
            <text:p>0.858791056588038</text:p>
          </table:table-cell>
          <table:table-cell office:value-type="float" office:value="-14.5291193622623" calcext:value-type="float">
            <text:p>-14.5291193622623</text:p>
          </table:table-cell>
          <table:table-cell table:number-columns-repeated="5"/>
        </table:table-row>
        <table:table-row table:style-name="ro1">
          <table:table-cell office:value-type="float" office:value="1.13134664699775" calcext:value-type="float">
            <text:p>1.13134664699775</text:p>
          </table:table-cell>
          <table:table-cell office:value-type="float" office:value="-1.00543238434043" calcext:value-type="float">
            <text:p>-1.00543238434043</text:p>
          </table:table-cell>
          <table:table-cell office:value-type="float" office:value="-14.4868828753146" calcext:value-type="float">
            <text:p>-14.4868828753146</text:p>
          </table:table-cell>
          <table:table-cell table:number-columns-repeated="5"/>
        </table:table-row>
        <table:table-row table:style-name="ro1">
          <table:table-cell office:value-type="float" office:value="1.13021972529932" calcext:value-type="float">
            <text:p>1.13021972529932</text:p>
          </table:table-cell>
          <table:table-cell office:value-type="float" office:value="0.971332619577419" calcext:value-type="float">
            <text:p>0.971332619577419</text:p>
          </table:table-cell>
          <table:table-cell office:value-type="float" office:value="-14.4527345048027" calcext:value-type="float">
            <text:p>-14.4527345048027</text:p>
          </table:table-cell>
          <table:table-cell table:number-columns-repeated="5"/>
        </table:table-row>
        <table:table-row table:style-name="ro1">
          <table:table-cell office:value-type="float" office:value="-0.00751570087787212" calcext:value-type="float">
            <text:p>-0.00751570087787212</text:p>
          </table:table-cell>
          <table:table-cell office:value-type="float" office:value="0.177624850208975" calcext:value-type="float">
            <text:p>0.177624850208975</text:p>
          </table:table-cell>
          <table:table-cell office:value-type="float" office:value="-14.3495908620908" calcext:value-type="float">
            <text:p>-14.3495908620908</text:p>
          </table:table-cell>
          <table:table-cell table:number-columns-repeated="5"/>
        </table:table-row>
        <table:table-row table:style-name="ro1">
          <table:table-cell office:value-type="float" office:value="-0.860163732374725" calcext:value-type="float">
            <text:p>-0.860163732374725</text:p>
          </table:table-cell>
          <table:table-cell office:value-type="float" office:value="-1.0371482926884" calcext:value-type="float">
            <text:p>-1.0371482926884</text:p>
          </table:table-cell>
          <table:table-cell office:value-type="float" office:value="-14.2954392656925" calcext:value-type="float">
            <text:p>-14.2954392656925</text:p>
          </table:table-cell>
          <table:table-cell table:number-columns-repeated="5"/>
        </table:table-row>
        <table:table-row table:style-name="ro1">
          <table:table-cell office:value-type="float" office:value="1.13473977374267" calcext:value-type="float">
            <text:p>1.13473977374267</text:p>
          </table:table-cell>
          <table:table-cell office:value-type="float" office:value="1.0157672556199" calcext:value-type="float">
            <text:p>1.0157672556199</text:p>
          </table:table-cell>
          <table:table-cell office:value-type="float" office:value="-14.2569242221342" calcext:value-type="float">
            <text:p>-14.2569242221342</text:p>
          </table:table-cell>
          <table:table-cell table:number-columns-repeated="5"/>
        </table:table-row>
        <table:table-row table:style-name="ro1">
          <table:table-cell office:value-type="float" office:value="-0.972798189966447" calcext:value-type="float">
            <text:p>-0.972798189966447</text:p>
          </table:table-cell>
          <table:table-cell office:value-type="float" office:value="2.06033449613628" calcext:value-type="float">
            <text:p>2.06033449613628</text:p>
          </table:table-cell>
          <table:table-cell office:value-type="float" office:value="-13.9529901007779" calcext:value-type="float">
            <text:p>-13.9529901007779</text:p>
          </table:table-cell>
          <table:table-cell table:number-columns-repeated="5"/>
        </table:table-row>
        <table:table-row table:style-name="ro1">
          <table:table-cell office:value-type="float" office:value="-0.139414749590046" calcext:value-type="float">
            <text:p>-0.139414749590046</text:p>
          </table:table-cell>
          <table:table-cell office:value-type="float" office:value="1.08240101069048" calcext:value-type="float">
            <text:p>1.08240101069048</text:p>
          </table:table-cell>
          <table:table-cell office:value-type="float" office:value="-13.9008969725032" calcext:value-type="float">
            <text:p>-13.9008969725032</text:p>
          </table:table-cell>
          <table:table-cell table:number-columns-repeated="5"/>
        </table:table-row>
        <table:table-row table:style-name="ro1">
          <table:table-cell office:value-type="float" office:value="0.912815578196791" calcext:value-type="float">
            <text:p>0.912815578196791</text:p>
          </table:table-cell>
          <table:table-cell office:value-type="float" office:value="-0.871646980757562" calcext:value-type="float">
            <text:p>-0.871646980757562</text:p>
          </table:table-cell>
          <table:table-cell office:value-type="float" office:value="-13.8642833666609" calcext:value-type="float">
            <text:p>-13.8642833666609</text:p>
          </table:table-cell>
          <table:table-cell table:number-columns-repeated="5"/>
        </table:table-row>
        <table:table-row table:style-name="ro1">
          <table:table-cell office:value-type="float" office:value="-1.07207962088665" calcext:value-type="float">
            <text:p>-1.07207962088665</text:p>
          </table:table-cell>
          <table:table-cell office:value-type="float" office:value="-1.97656155362097" calcext:value-type="float">
            <text:p>-1.97656155362097</text:p>
          </table:table-cell>
          <table:table-cell office:value-type="float" office:value="-13.8274707047538" calcext:value-type="float">
            <text:p>-13.8274707047538</text:p>
          </table:table-cell>
          <table:table-cell table:number-columns-repeated="5"/>
        </table:table-row>
        <table:table-row table:style-name="ro1">
          <table:table-cell office:value-type="float" office:value="-0.911269129443979" calcext:value-type="float">
            <text:p>-0.911269129443979</text:p>
          </table:table-cell>
          <table:table-cell office:value-type="float" office:value="0.869527782524487" calcext:value-type="float">
            <text:p>0.869527782524487</text:p>
          </table:table-cell>
          <table:table-cell office:value-type="float" office:value="-13.7230603808567" calcext:value-type="float">
            <text:p>-13.7230603808567</text:p>
          </table:table-cell>
          <table:table-cell table:number-columns-repeated="5"/>
        </table:table-row>
        <table:table-row table:style-name="ro1">
          <table:table-cell office:value-type="float" office:value="0.863099045813766" calcext:value-type="float">
            <text:p>0.863099045813766</text:p>
          </table:table-cell>
          <table:table-cell office:value-type="float" office:value="1.07171431448167" calcext:value-type="float">
            <text:p>1.07171431448167</text:p>
          </table:table-cell>
          <table:table-cell office:value-type="float" office:value="-13.631428233359" calcext:value-type="float">
            <text:p>-13.631428233359</text:p>
          </table:table-cell>
          <table:table-cell table:number-columns-repeated="5"/>
        </table:table-row>
        <table:table-row table:style-name="ro1">
          <table:table-cell office:value-type="float" office:value="-0.139414749590046" calcext:value-type="float">
            <text:p>-0.139414749590046</text:p>
          </table:table-cell>
          <table:table-cell office:value-type="float" office:value="-0.897133596863771" calcext:value-type="float">
            <text:p>-0.897133596863771</text:p>
          </table:table-cell>
          <table:table-cell office:value-type="float" office:value="-13.5612478287168" calcext:value-type="float">
            <text:p>-13.5612478287168</text:p>
          </table:table-cell>
          <table:table-cell table:number-columns-repeated="5"/>
        </table:table-row>
        <table:table-row table:style-name="ro1">
          <table:table-cell office:value-type="float" office:value="1.98524746137279" calcext:value-type="float">
            <text:p>1.98524746137279</text:p>
          </table:table-cell>
          <table:table-cell office:value-type="float" office:value="1.08240101069048" calcext:value-type="float">
            <text:p>1.08240101069048</text:p>
          </table:table-cell>
          <table:table-cell office:value-type="float" office:value="-13.533666478856" calcext:value-type="float">
            <text:p>-13.533666478856</text:p>
          </table:table-cell>
          <table:table-cell table:number-columns-repeated="5"/>
        </table:table-row>
        <table:table-row table:style-name="ro1">
          <table:table-cell office:value-type="float" office:value="-0.860163732374725" calcext:value-type="float">
            <text:p>-0.860163732374725</text:p>
          </table:table-cell>
          <table:table-cell office:value-type="float" office:value="1.08240101069048" calcext:value-type="float">
            <text:p>1.08240101069048</text:p>
          </table:table-cell>
          <table:table-cell office:value-type="float" office:value="-13.1600847264582" calcext:value-type="float">
            <text:p>-13.1600847264582</text:p>
          </table:table-cell>
          <table:table-cell table:number-columns-repeated="5"/>
        </table:table-row>
        <table:table-row table:style-name="ro1">
          <table:table-cell office:value-type="float" office:value="0.127395409951718" calcext:value-type="float">
            <text:p>0.127395409951718</text:p>
          </table:table-cell>
          <table:table-cell office:value-type="float" office:value="-0.871646980757562" calcext:value-type="float">
            <text:p>-0.871646980757562</text:p>
          </table:table-cell>
          <table:table-cell office:value-type="float" office:value="-13.1083865814674" calcext:value-type="float">
            <text:p>-13.1083865814674</text:p>
          </table:table-cell>
          <table:table-cell table:number-columns-repeated="5"/>
        </table:table-row>
        <table:table-row table:style-name="ro1">
          <table:table-cell office:value-type="float" office:value="1.13021972529932" calcext:value-type="float">
            <text:p>1.13021972529932</text:p>
          </table:table-cell>
          <table:table-cell office:value-type="float" office:value="1.08240101069048" calcext:value-type="float">
            <text:p>1.08240101069048</text:p>
          </table:table-cell>
          <table:table-cell office:value-type="float" office:value="-13.0758070657247" calcext:value-type="float">
            <text:p>-13.0758070657247</text:p>
          </table:table-cell>
          <table:table-cell table:number-columns-repeated="5"/>
        </table:table-row>
        <table:table-row table:style-name="ro1">
          <table:table-cell office:value-type="float" office:value="1.03917616102837" calcext:value-type="float">
            <text:p>1.03917616102837</text:p>
          </table:table-cell>
          <table:table-cell office:value-type="float" office:value="-1.15267434138103" calcext:value-type="float">
            <text:p>-1.15267434138103</text:p>
          </table:table-cell>
          <table:table-cell office:value-type="float" office:value="-13.0311164797687" calcext:value-type="float">
            <text:p>-13.0311164797687</text:p>
          </table:table-cell>
          <table:table-cell table:number-columns-repeated="5"/>
        </table:table-row>
        <table:table-row table:style-name="ro1">
          <table:table-cell office:value-type="float" office:value="1.17428139070222" calcext:value-type="float">
            <text:p>1.17428139070222</text:p>
          </table:table-cell>
          <table:table-cell office:value-type="float" office:value="0.0418609740602045" calcext:value-type="float">
            <text:p>0.0418609740602045</text:p>
          </table:table-cell>
          <table:table-cell office:value-type="float" office:value="-12.8554910100184" calcext:value-type="float">
            <text:p>-12.8554910100184</text:p>
          </table:table-cell>
          <table:table-cell table:number-columns-repeated="5"/>
        </table:table-row>
        <table:table-row table:style-name="ro1">
          <table:table-cell office:value-type="float" office:value="0.912815578196791" calcext:value-type="float">
            <text:p>0.912815578196791</text:p>
          </table:table-cell>
          <table:table-cell office:value-type="float" office:value="2.06033449613628" calcext:value-type="float">
            <text:p>2.06033449613628</text:p>
          </table:table-cell>
          <table:table-cell office:value-type="float" office:value="-12.748542102383" calcext:value-type="float">
            <text:p>-12.748542102383</text:p>
          </table:table-cell>
          <table:table-cell table:number-columns-repeated="5"/>
        </table:table-row>
        <table:table-row table:style-name="ro1">
          <table:table-cell office:value-type="float" office:value="-0.911269129443979" calcext:value-type="float">
            <text:p>-0.911269129443979</text:p>
          </table:table-cell>
          <table:table-cell office:value-type="float" office:value="2.06033449613628" calcext:value-type="float">
            <text:p>2.06033449613628</text:p>
          </table:table-cell>
          <table:table-cell office:value-type="float" office:value="-12.700355918456" calcext:value-type="float">
            <text:p>-12.700355918456</text:p>
          </table:table-cell>
          <table:table-cell table:number-columns-repeated="5"/>
        </table:table-row>
        <table:table-row table:style-name="ro1">
          <table:table-cell office:value-type="float" office:value="0.176128464975666" calcext:value-type="float">
            <text:p>0.176128464975666</text:p>
          </table:table-cell>
          <table:table-cell office:value-type="float" office:value="-1.057433790506" calcext:value-type="float">
            <text:p>-1.057433790506</text:p>
          </table:table-cell>
          <table:table-cell office:value-type="float" office:value="-12.6833384076553" calcext:value-type="float">
            <text:p>-12.6833384076553</text:p>
          </table:table-cell>
          <table:table-cell table:number-columns-repeated="5"/>
        </table:table-row>
        <table:table-row table:style-name="ro1">
          <table:table-cell office:value-type="float" office:value="1.13473977374267" calcext:value-type="float">
            <text:p>1.13473977374267</text:p>
          </table:table-cell>
          <table:table-cell office:value-type="float" office:value="-0.123921658423199" calcext:value-type="float">
            <text:p>-0.123921658423199</text:p>
          </table:table-cell>
          <table:table-cell office:value-type="float" office:value="-12.4411981625616" calcext:value-type="float">
            <text:p>-12.4411981625616</text:p>
          </table:table-cell>
          <table:table-cell table:number-columns-repeated="5"/>
        </table:table-row>
        <table:table-row table:style-name="ro1">
          <table:table-cell office:value-type="float" office:value="0.83619269781368" calcext:value-type="float">
            <text:p>0.83619269781368</text:p>
          </table:table-cell>
          <table:table-cell office:value-type="float" office:value="1.08240101069048" calcext:value-type="float">
            <text:p>1.08240101069048</text:p>
          </table:table-cell>
          <table:table-cell office:value-type="float" office:value="-11.9733590041473" calcext:value-type="float">
            <text:p>-11.9733590041473</text:p>
          </table:table-cell>
          <table:table-cell table:number-columns-repeated="5"/>
        </table:table-row>
        <table:table-row table:style-name="ro1">
          <table:table-cell office:value-type="float" office:value="-1.07207962088665" calcext:value-type="float">
            <text:p>-1.07207962088665</text:p>
          </table:table-cell>
          <table:table-cell office:value-type="float" office:value="1.16068885906358" calcext:value-type="float">
            <text:p>1.16068885906358</text:p>
          </table:table-cell>
          <table:table-cell office:value-type="float" office:value="-11.8169847048406" calcext:value-type="float">
            <text:p>-11.8169847048406</text:p>
          </table:table-cell>
          <table:table-cell table:number-columns-repeated="5"/>
        </table:table-row>
        <table:table-row table:style-name="ro1">
          <table:table-cell office:value-type="float" office:value="-0.00751570087787212" calcext:value-type="float">
            <text:p>-0.00751570087787212</text:p>
          </table:table-cell>
          <table:table-cell office:value-type="float" office:value="-0.787094305369226" calcext:value-type="float">
            <text:p>-0.787094305369226</text:p>
          </table:table-cell>
          <table:table-cell office:value-type="float" office:value="-11.6789381399834" calcext:value-type="float">
            <text:p>-11.6789381399834</text:p>
          </table:table-cell>
          <table:table-cell table:number-columns-repeated="5"/>
        </table:table-row>
        <table:table-row table:style-name="ro1">
          <table:table-cell office:value-type="float" office:value="-0.821645681328686" calcext:value-type="float">
            <text:p>-0.821645681328686</text:p>
          </table:table-cell>
          <table:table-cell office:value-type="float" office:value="1.07171431448167" calcext:value-type="float">
            <text:p>1.07171431448167</text:p>
          </table:table-cell>
          <table:table-cell office:value-type="float" office:value="-11.5293349606439" calcext:value-type="float">
            <text:p>-11.5293349606439</text:p>
          </table:table-cell>
          <table:table-cell table:number-columns-repeated="5"/>
        </table:table-row>
        <table:table-row table:style-name="ro1">
          <table:table-cell office:value-type="float" office:value="-0.00751570087787212" calcext:value-type="float">
            <text:p>-0.00751570087787212</text:p>
          </table:table-cell>
          <table:table-cell office:value-type="float" office:value="-2.1456800365009" calcext:value-type="float">
            <text:p>-2.1456800365009</text:p>
          </table:table-cell>
          <table:table-cell office:value-type="float" office:value="-11.4801059091482" calcext:value-type="float">
            <text:p>-11.4801059091482</text:p>
          </table:table-cell>
          <table:table-cell table:number-columns-repeated="5"/>
        </table:table-row>
        <table:table-row table:style-name="ro1">
          <table:table-cell office:value-type="float" office:value="-0.980822971906459" calcext:value-type="float">
            <text:p>-0.980822971906459</text:p>
          </table:table-cell>
          <table:table-cell office:value-type="float" office:value="0.799385596277337" calcext:value-type="float">
            <text:p>0.799385596277337</text:p>
          </table:table-cell>
          <table:table-cell office:value-type="float" office:value="-11.3798964569048" calcext:value-type="float">
            <text:p>-11.3798964569048</text:p>
          </table:table-cell>
          <table:table-cell table:number-columns-repeated="5"/>
        </table:table-row>
        <table:table-row table:style-name="ro1">
          <table:table-cell office:value-type="float" office:value="1.13021972529932" calcext:value-type="float">
            <text:p>1.13021972529932</text:p>
          </table:table-cell>
          <table:table-cell office:value-type="float" office:value="-2.02368521114049" calcext:value-type="float">
            <text:p>-2.02368521114049</text:p>
          </table:table-cell>
          <table:table-cell office:value-type="float" office:value="-11.352171505002" calcext:value-type="float">
            <text:p>-11.352171505002</text:p>
          </table:table-cell>
          <table:table-cell table:number-columns-repeated="5"/>
        </table:table-row>
        <table:table-row table:style-name="ro1">
          <table:table-cell office:value-type="float" office:value="-0.801201882072104" calcext:value-type="float">
            <text:p>-0.801201882072104</text:p>
          </table:table-cell>
          <table:table-cell office:value-type="float" office:value="0.0906091303910834" calcext:value-type="float">
            <text:p>0.0906091303910834</text:p>
          </table:table-cell>
          <table:table-cell office:value-type="float" office:value="-10.9344769965591" calcext:value-type="float">
            <text:p>-10.9344769965591</text:p>
          </table:table-cell>
          <table:table-cell table:number-columns-repeated="5"/>
        </table:table-row>
        <table:table-row table:style-name="ro1">
          <table:table-cell office:value-type="float" office:value="0.0381805804954265" calcext:value-type="float">
            <text:p>0.0381805804954265</text:p>
          </table:table-cell>
          <table:table-cell office:value-type="float" office:value="-1.82049985779403" calcext:value-type="float">
            <text:p>-1.82049985779403</text:p>
          </table:table-cell>
          <table:table-cell office:value-type="float" office:value="-10.6841399849892" calcext:value-type="float">
            <text:p>-10.6841399849892</text:p>
          </table:table-cell>
          <table:table-cell table:number-columns-repeated="5"/>
        </table:table-row>
        <table:table-row table:style-name="ro1">
          <table:table-cell office:value-type="float" office:value="1.04993307409829" calcext:value-type="float">
            <text:p>1.04993307409829</text:p>
          </table:table-cell>
          <table:table-cell office:value-type="float" office:value="-0.795102235367743" calcext:value-type="float">
            <text:p>-0.795102235367743</text:p>
          </table:table-cell>
          <table:table-cell office:value-type="float" office:value="-10.5733958009716" calcext:value-type="float">
            <text:p>-10.5733958009716</text:p>
          </table:table-cell>
          <table:table-cell table:number-columns-repeated="5"/>
        </table:table-row>
        <table:table-row table:style-name="ro1">
          <table:table-cell office:value-type="float" office:value="-0.0888376062492662" calcext:value-type="float">
            <text:p>-0.0888376062492662</text:p>
          </table:table-cell>
          <table:table-cell office:value-type="float" office:value="-0.21683495622399" calcext:value-type="float">
            <text:p>-0.21683495622399</text:p>
          </table:table-cell>
          <table:table-cell office:value-type="float" office:value="-10.4960513688757" calcext:value-type="float">
            <text:p>-10.4960513688757</text:p>
          </table:table-cell>
          <table:table-cell table:number-columns-repeated="5"/>
        </table:table-row>
        <table:table-row table:style-name="ro1">
          <table:table-cell office:value-type="float" office:value="-1.05433233063694" calcext:value-type="float">
            <text:p>-1.05433233063694</text:p>
          </table:table-cell>
          <table:table-cell office:value-type="float" office:value="-1.84334861495741" calcext:value-type="float">
            <text:p>-1.84334861495741</text:p>
          </table:table-cell>
          <table:table-cell office:value-type="float" office:value="-10.4480996534606" calcext:value-type="float">
            <text:p>-10.4480996534606</text:p>
          </table:table-cell>
          <table:table-cell table:number-columns-repeated="5"/>
        </table:table-row>
        <table:table-row table:style-name="ro1">
          <table:table-cell office:value-type="float" office:value="1.13021972529932" calcext:value-type="float">
            <text:p>1.13021972529932</text:p>
          </table:table-cell>
          <table:table-cell office:value-type="float" office:value="0.844171042342534" calcext:value-type="float">
            <text:p>0.844171042342534</text:p>
          </table:table-cell>
          <table:table-cell office:value-type="float" office:value="-10.4230584901228" calcext:value-type="float">
            <text:p>-10.4230584901228</text:p>
          </table:table-cell>
          <table:table-cell table:number-columns-repeated="5"/>
        </table:table-row>
        <table:table-row table:style-name="ro1">
          <table:table-cell office:value-type="float" office:value="-0.139414749590046" calcext:value-type="float">
            <text:p>-0.139414749590046</text:p>
          </table:table-cell>
          <table:table-cell office:value-type="float" office:value="1.16068885906358" calcext:value-type="float">
            <text:p>1.16068885906358</text:p>
          </table:table-cell>
          <table:table-cell office:value-type="float" office:value="-10.3575686604612" calcext:value-type="float">
            <text:p>-10.3575686604612</text:p>
          </table:table-cell>
          <table:table-cell table:number-columns-repeated="5"/>
        </table:table-row>
        <table:table-row table:style-name="ro1">
          <table:table-cell office:value-type="float" office:value="-1.86368757512605" calcext:value-type="float">
            <text:p>-1.86368757512605</text:p>
          </table:table-cell>
          <table:table-cell office:value-type="float" office:value="-0.123921658423199" calcext:value-type="float">
            <text:p>-0.123921658423199</text:p>
          </table:table-cell>
          <table:table-cell office:value-type="float" office:value="-10.1811654268956" calcext:value-type="float">
            <text:p>-10.1811654268956</text:p>
          </table:table-cell>
          <table:table-cell table:number-columns-repeated="5"/>
        </table:table-row>
        <table:table-row table:style-name="ro1">
          <table:table-cell office:value-type="float" office:value="-1.85196226831395" calcext:value-type="float">
            <text:p>-1.85196226831395</text:p>
          </table:table-cell>
          <table:table-cell office:value-type="float" office:value="1.08240101069048" calcext:value-type="float">
            <text:p>1.08240101069048</text:p>
          </table:table-cell>
          <table:table-cell office:value-type="float" office:value="-10.0651882143259" calcext:value-type="float">
            <text:p>-10.0651882143259</text:p>
          </table:table-cell>
          <table:table-cell table:number-columns-repeated="5"/>
        </table:table-row>
        <table:table-row table:style-name="ro1">
          <table:table-cell office:value-type="float" office:value="2.09571437691297" calcext:value-type="float">
            <text:p>2.09571437691297</text:p>
          </table:table-cell>
          <table:table-cell office:value-type="float" office:value="1.116681825625" calcext:value-type="float">
            <text:p>1.116681825625</text:p>
          </table:table-cell>
          <table:table-cell office:value-type="float" office:value="-10.0373068949983" calcext:value-type="float">
            <text:p>-10.0373068949983</text:p>
          </table:table-cell>
          <table:table-cell table:number-columns-repeated="5"/>
        </table:table-row>
        <table:table-row table:style-name="ro1">
          <table:table-cell office:value-type="float" office:value="2.09571437691297" calcext:value-type="float">
            <text:p>2.09571437691297</text:p>
          </table:table-cell>
          <table:table-cell office:value-type="float" office:value="-0.871646980757562" calcext:value-type="float">
            <text:p>-0.871646980757562</text:p>
          </table:table-cell>
          <table:table-cell office:value-type="float" office:value="-10.014244777312" calcext:value-type="float">
            <text:p>-10.014244777312</text:p>
          </table:table-cell>
          <table:table-cell table:number-columns-repeated="5"/>
        </table:table-row>
        <table:table-row table:style-name="ro1">
          <table:table-cell office:value-type="float" office:value="2.90968838486563" calcext:value-type="float">
            <text:p>2.90968838486563</text:p>
          </table:table-cell>
          <table:table-cell office:value-type="float" office:value="-0.0199354629847992" calcext:value-type="float">
            <text:p>-0.0199354629847992</text:p>
          </table:table-cell>
          <table:table-cell office:value-type="float" office:value="-9.88774243582002" calcext:value-type="float">
            <text:p>-9.88774243582002</text:p>
          </table:table-cell>
          <table:table-cell table:number-columns-repeated="5"/>
        </table:table-row>
        <table:table-row table:style-name="ro1">
          <table:table-cell office:value-type="float" office:value="0.802845447782994" calcext:value-type="float">
            <text:p>0.802845447782994</text:p>
          </table:table-cell>
          <table:table-cell office:value-type="float" office:value="-0.123921658423199" calcext:value-type="float">
            <text:p>-0.123921658423199</text:p>
          </table:table-cell>
          <table:table-cell office:value-type="float" office:value="-9.71859864221211" calcext:value-type="float">
            <text:p>-9.71859864221211</text:p>
          </table:table-cell>
          <table:table-cell table:number-columns-repeated="5"/>
        </table:table-row>
        <table:table-row table:style-name="ro1">
          <table:table-cell office:value-type="float" office:value="-0.860163732374725" calcext:value-type="float">
            <text:p>-0.860163732374725</text:p>
          </table:table-cell>
          <table:table-cell office:value-type="float" office:value="1.16202385523972" calcext:value-type="float">
            <text:p>1.16202385523972</text:p>
          </table:table-cell>
          <table:table-cell office:value-type="float" office:value="-9.54245288640716" calcext:value-type="float">
            <text:p>-9.54245288640716</text:p>
          </table:table-cell>
          <table:table-cell table:number-columns-repeated="5"/>
        </table:table-row>
        <table:table-row table:style-name="ro1">
          <table:table-cell office:value-type="float" office:value="0.79014453502613" calcext:value-type="float">
            <text:p>0.79014453502613</text:p>
          </table:table-cell>
          <table:table-cell office:value-type="float" office:value="1.08240101069048" calcext:value-type="float">
            <text:p>1.08240101069048</text:p>
          </table:table-cell>
          <table:table-cell office:value-type="float" office:value="-9.38916866459787" calcext:value-type="float">
            <text:p>-9.38916866459787</text:p>
          </table:table-cell>
          <table:table-cell table:number-columns-repeated="5"/>
        </table:table-row>
        <table:table-row table:style-name="ro1">
          <table:table-cell office:value-type="float" office:value="0.789611137712034" calcext:value-type="float">
            <text:p>0.789611137712034</text:p>
          </table:table-cell>
          <table:table-cell office:value-type="float" office:value="1.08240101069048" calcext:value-type="float">
            <text:p>1.08240101069048</text:p>
          </table:table-cell>
          <table:table-cell office:value-type="float" office:value="-9.3575435022882" calcext:value-type="float">
            <text:p>-9.3575435022882</text:p>
          </table:table-cell>
          <table:table-cell table:number-columns-repeated="5"/>
        </table:table-row>
        <table:table-row table:style-name="ro1">
          <table:table-cell office:value-type="float" office:value="0.242294104274031" calcext:value-type="float">
            <text:p>0.242294104274031</text:p>
          </table:table-cell>
          <table:table-cell office:value-type="float" office:value="0.970435040649626" calcext:value-type="float">
            <text:p>0.970435040649626</text:p>
          </table:table-cell>
          <table:table-cell office:value-type="float" office:value="-9.31149371860825" calcext:value-type="float">
            <text:p>-9.31149371860825</text:p>
          </table:table-cell>
          <table:table-cell table:number-columns-repeated="5"/>
        </table:table-row>
        <table:table-row table:style-name="ro1">
          <table:table-cell office:value-type="float" office:value="1.06114427783878" calcext:value-type="float">
            <text:p>1.06114427783878</text:p>
          </table:table-cell>
          <table:table-cell office:value-type="float" office:value="-1.20917256471286" calcext:value-type="float">
            <text:p>-1.20917256471286</text:p>
          </table:table-cell>
          <table:table-cell office:value-type="float" office:value="-9.22015321094263" calcext:value-type="float">
            <text:p>-9.22015321094263</text:p>
          </table:table-cell>
          <table:table-cell table:number-columns-repeated="5"/>
        </table:table-row>
        <table:table-row table:style-name="ro1">
          <table:table-cell office:value-type="float" office:value="0.215206705530147" calcext:value-type="float">
            <text:p>0.215206705530147</text:p>
          </table:table-cell>
          <table:table-cell office:value-type="float" office:value="1.09660225372965" calcext:value-type="float">
            <text:p>1.09660225372965</text:p>
          </table:table-cell>
          <table:table-cell office:value-type="float" office:value="-9.13370644458035" calcext:value-type="float">
            <text:p>-9.13370644458035</text:p>
          </table:table-cell>
          <table:table-cell table:number-columns-repeated="5"/>
        </table:table-row>
        <table:table-row table:style-name="ro1">
          <table:table-cell office:value-type="float" office:value="1.06403147899103" calcext:value-type="float">
            <text:p>1.06403147899103</text:p>
          </table:table-cell>
          <table:table-cell office:value-type="float" office:value="2.98229920130344" calcext:value-type="float">
            <text:p>2.98229920130344</text:p>
          </table:table-cell>
          <table:table-cell office:value-type="float" office:value="-9.11348986305998" calcext:value-type="float">
            <text:p>-9.11348986305998</text:p>
          </table:table-cell>
          <table:table-cell table:number-columns-repeated="5"/>
        </table:table-row>
        <table:table-row table:style-name="ro1">
          <table:table-cell office:value-type="float" office:value="-2.99432473433942" calcext:value-type="float">
            <text:p>-2.99432473433942</text:p>
          </table:table-cell>
          <table:table-cell office:value-type="float" office:value="0.10222777620885" calcext:value-type="float">
            <text:p>0.10222777620885</text:p>
          </table:table-cell>
          <table:table-cell office:value-type="float" office:value="-9.02431647496117" calcext:value-type="float">
            <text:p>-9.02431647496117</text:p>
          </table:table-cell>
          <table:table-cell table:number-columns-repeated="5"/>
        </table:table-row>
        <table:table-row table:style-name="ro1">
          <table:table-cell office:value-type="float" office:value="-2.14202715680561" calcext:value-type="float">
            <text:p>-2.14202715680561</text:p>
          </table:table-cell>
          <table:table-cell office:value-type="float" office:value="-0.897133596863771" calcext:value-type="float">
            <text:p>-0.897133596863771</text:p>
          </table:table-cell>
          <table:table-cell office:value-type="float" office:value="-8.86545884871655" calcext:value-type="float">
            <text:p>-8.86545884871655</text:p>
          </table:table-cell>
          <table:table-cell table:number-columns-repeated="5"/>
        </table:table-row>
        <table:table-row table:style-name="ro1">
          <table:table-cell office:value-type="float" office:value="-1.05060812815631" calcext:value-type="float">
            <text:p>-1.05060812815631</text:p>
          </table:table-cell>
          <table:table-cell office:value-type="float" office:value="3.04372745758461" calcext:value-type="float">
            <text:p>3.04372745758461</text:p>
          </table:table-cell>
          <table:table-cell office:value-type="float" office:value="-8.7555707379783" calcext:value-type="float">
            <text:p>-8.7555707379783</text:p>
          </table:table-cell>
          <table:table-cell table:number-columns-repeated="5"/>
        </table:table-row>
        <table:table-row table:style-name="ro1">
          <table:table-cell office:value-type="float" office:value="-0.960037299500884" calcext:value-type="float">
            <text:p>-0.960037299500884</text:p>
          </table:table-cell>
          <table:table-cell office:value-type="float" office:value="-2.17353602665822" calcext:value-type="float">
            <text:p>-2.17353602665822</text:p>
          </table:table-cell>
          <table:table-cell office:value-type="float" office:value="-8.66215396368149" calcext:value-type="float">
            <text:p>-8.66215396368149</text:p>
          </table:table-cell>
          <table:table-cell table:number-columns-repeated="5"/>
        </table:table-row>
        <table:table-row table:style-name="ro1">
          <table:table-cell office:value-type="float" office:value="-0.0703444029515605" calcext:value-type="float">
            <text:p>-0.0703444029515605</text:p>
          </table:table-cell>
          <table:table-cell office:value-type="float" office:value="-2.89816678344301" calcext:value-type="float">
            <text:p>-2.89816678344301</text:p>
          </table:table-cell>
          <table:table-cell office:value-type="float" office:value="-8.65664774619228" calcext:value-type="float">
            <text:p>-8.65664774619228</text:p>
          </table:table-cell>
          <table:table-cell table:number-columns-repeated="5"/>
        </table:table-row>
        <table:table-row table:style-name="ro1">
          <table:table-cell office:value-type="float" office:value="-0.0703444029515605" calcext:value-type="float">
            <text:p>-0.0703444029515605</text:p>
          </table:table-cell>
          <table:table-cell office:value-type="float" office:value="1.79331599077674" calcext:value-type="float">
            <text:p>1.79331599077674</text:p>
          </table:table-cell>
          <table:table-cell office:value-type="float" office:value="-8.50625379409852" calcext:value-type="float">
            <text:p>-8.50625379409852</text:p>
          </table:table-cell>
          <table:table-cell table:number-columns-repeated="5"/>
        </table:table-row>
        <table:table-row table:style-name="ro1">
          <table:table-cell office:value-type="float" office:value="2.08280893067331" calcext:value-type="float">
            <text:p>2.08280893067331</text:p>
          </table:table-cell>
          <table:table-cell office:value-type="float" office:value="1.16068885906358" calcext:value-type="float">
            <text:p>1.16068885906358</text:p>
          </table:table-cell>
          <table:table-cell office:value-type="float" office:value="-8.31306335114895" calcext:value-type="float">
            <text:p>-8.31306335114895</text:p>
          </table:table-cell>
          <table:table-cell table:number-columns-repeated="5"/>
        </table:table-row>
        <table:table-row table:style-name="ro1">
          <table:table-cell office:value-type="float" office:value="1.17428139070222" calcext:value-type="float">
            <text:p>1.17428139070222</text:p>
          </table:table-cell>
          <table:table-cell office:value-type="float" office:value="2.06033449613628" calcext:value-type="float">
            <text:p>2.06033449613628</text:p>
          </table:table-cell>
          <table:table-cell office:value-type="float" office:value="-8.246181344221" calcext:value-type="float">
            <text:p>-8.246181344221</text:p>
          </table:table-cell>
          <table:table-cell table:number-columns-repeated="5"/>
        </table:table-row>
        <table:table-row table:style-name="ro1">
          <table:table-cell office:value-type="float" office:value="-0.802166901432688" calcext:value-type="float">
            <text:p>-0.802166901432688</text:p>
          </table:table-cell>
          <table:table-cell office:value-type="float" office:value="-0.157197539333575" calcext:value-type="float">
            <text:p>-0.157197539333575</text:p>
          </table:table-cell>
          <table:table-cell office:value-type="float" office:value="-8.05728556460664" calcext:value-type="float">
            <text:p>-8.05728556460664</text:p>
          </table:table-cell>
          <table:table-cell table:number-columns-repeated="5"/>
        </table:table-row>
        <table:table-row table:style-name="ro1">
          <table:table-cell office:value-type="float" office:value="-1.07207962088665" calcext:value-type="float">
            <text:p>-1.07207962088665</text:p>
          </table:table-cell>
          <table:table-cell office:value-type="float" office:value="2.9187502739269" calcext:value-type="float">
            <text:p>2.9187502739269</text:p>
          </table:table-cell>
          <table:table-cell office:value-type="float" office:value="-8.04837522452112" calcext:value-type="float">
            <text:p>-8.04837522452112</text:p>
          </table:table-cell>
          <table:table-cell table:number-columns-repeated="5"/>
        </table:table-row>
        <table:table-row table:style-name="ro1">
          <table:table-cell office:value-type="float" office:value="-0.00751570087787212" calcext:value-type="float">
            <text:p>-0.00751570087787212</text:p>
          </table:table-cell>
          <table:table-cell office:value-type="float" office:value="-2.20396445724799" calcext:value-type="float">
            <text:p>-2.20396445724799</text:p>
          </table:table-cell>
          <table:table-cell office:value-type="float" office:value="-7.98366955594508" calcext:value-type="float">
            <text:p>-7.98366955594508</text:p>
          </table:table-cell>
          <table:table-cell table:number-columns-repeated="5"/>
        </table:table-row>
        <table:table-row table:style-name="ro1">
          <table:table-cell office:value-type="float" office:value="-3.06105895164245" calcext:value-type="float">
            <text:p>-3.06105895164245</text:p>
          </table:table-cell>
          <table:table-cell office:value-type="float" office:value="-1.0705248510158" calcext:value-type="float">
            <text:p>-1.0705248510158</text:p>
          </table:table-cell>
          <table:table-cell office:value-type="float" office:value="-7.79114064697768" calcext:value-type="float">
            <text:p>-7.7911406469776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4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-0.0703444029515605" calcext:value-type="float">
            <text:p>-0.0703444029515605</text:p>
          </table:table-cell>
          <table:table-cell office:value-type="float" office:value="0.0435441215662298" calcext:value-type="float">
            <text:p>0.0435441215662298</text:p>
          </table:table-cell>
          <table:table-cell office:value-type="float" office:value="-18.6602468703108" calcext:value-type="float">
            <text:p>-18.6602468703108</text:p>
          </table:table-cell>
          <table:table-cell table:number-columns-repeated="5"/>
        </table:table-row>
        <table:table-row table:style-name="ro1">
          <table:table-cell office:value-type="float" office:value="-0.0888376062492662" calcext:value-type="float">
            <text:p>-0.0888376062492662</text:p>
          </table:table-cell>
          <table:table-cell office:value-type="float" office:value="1.00748369890906" calcext:value-type="float">
            <text:p>1.00748369890906</text:p>
          </table:table-cell>
          <table:table-cell office:value-type="float" office:value="-17.4482194393933" calcext:value-type="float">
            <text:p>-17.4482194393933</text:p>
          </table:table-cell>
          <table:table-cell table:number-columns-repeated="5"/>
        </table:table-row>
        <table:table-row table:style-name="ro1">
          <table:table-cell office:value-type="float" office:value="1.04993307409829" calcext:value-type="float">
            <text:p>1.04993307409829</text:p>
          </table:table-cell>
          <table:table-cell office:value-type="float" office:value="-1.00543238434043" calcext:value-type="float">
            <text:p>-1.00543238434043</text:p>
          </table:table-cell>
          <table:table-cell office:value-type="float" office:value="-17.3927853903513" calcext:value-type="float">
            <text:p>-17.3927853903513</text:p>
          </table:table-cell>
          <table:table-cell table:number-columns-repeated="5"/>
        </table:table-row>
        <table:table-row table:style-name="ro1">
          <table:table-cell office:value-type="float" office:value="-1.07207962088665" calcext:value-type="float">
            <text:p>-1.07207962088665</text:p>
          </table:table-cell>
          <table:table-cell office:value-type="float" office:value="0.973370051128168" calcext:value-type="float">
            <text:p>0.973370051128168</text:p>
          </table:table-cell>
          <table:table-cell office:value-type="float" office:value="-16.7554055007543" calcext:value-type="float">
            <text:p>-16.7554055007543</text:p>
          </table:table-cell>
          <table:table-cell table:number-columns-repeated="5"/>
        </table:table-row>
        <table:table-row table:style-name="ro1">
          <table:table-cell office:value-type="float" office:value="-0.911269129443979" calcext:value-type="float">
            <text:p>-0.911269129443979</text:p>
          </table:table-cell>
          <table:table-cell office:value-type="float" office:value="-1.00543238434043" calcext:value-type="float">
            <text:p>-1.00543238434043</text:p>
          </table:table-cell>
          <table:table-cell office:value-type="float" office:value="-16.6386077905044" calcext:value-type="float">
            <text:p>-16.6386077905044</text:p>
          </table:table-cell>
          <table:table-cell table:number-columns-repeated="5"/>
        </table:table-row>
        <table:table-row table:style-name="ro1">
          <table:table-cell office:value-type="float" office:value="-0.0703444029515605" calcext:value-type="float">
            <text:p>-0.0703444029515605</text:p>
          </table:table-cell>
          <table:table-cell office:value-type="float" office:value="1.08240101069048" calcext:value-type="float">
            <text:p>1.08240101069048</text:p>
          </table:table-cell>
          <table:table-cell office:value-type="float" office:value="-16.5518904825443" calcext:value-type="float">
            <text:p>-16.5518904825443</text:p>
          </table:table-cell>
          <table:table-cell table:number-columns-repeated="5"/>
        </table:table-row>
        <table:table-row table:style-name="ro1">
          <table:table-cell office:value-type="float" office:value="0.912815578196791" calcext:value-type="float">
            <text:p>0.912815578196791</text:p>
          </table:table-cell>
          <table:table-cell office:value-type="float" office:value="1.02376413087892" calcext:value-type="float">
            <text:p>1.02376413087892</text:p>
          </table:table-cell>
          <table:table-cell office:value-type="float" office:value="-16.5441528378439" calcext:value-type="float">
            <text:p>-16.5441528378439</text:p>
          </table:table-cell>
          <table:table-cell table:number-columns-repeated="5"/>
        </table:table-row>
        <table:table-row table:style-name="ro1">
          <table:table-cell office:value-type="float" office:value="-1.0060378494465" calcext:value-type="float">
            <text:p>-1.0060378494465</text:p>
          </table:table-cell>
          <table:table-cell office:value-type="float" office:value="1.08240101069048" calcext:value-type="float">
            <text:p>1.08240101069048</text:p>
          </table:table-cell>
          <table:table-cell office:value-type="float" office:value="-16.4984957677202" calcext:value-type="float">
            <text:p>-16.4984957677202</text:p>
          </table:table-cell>
          <table:table-cell table:number-columns-repeated="5"/>
        </table:table-row>
        <table:table-row table:style-name="ro1">
          <table:table-cell office:value-type="float" office:value="1.04993307409829" calcext:value-type="float">
            <text:p>1.04993307409829</text:p>
          </table:table-cell>
          <table:table-cell office:value-type="float" office:value="-0.103617233126592" calcext:value-type="float">
            <text:p>-0.103617233126592</text:p>
          </table:table-cell>
          <table:table-cell office:value-type="float" office:value="-16.3532694762949" calcext:value-type="float">
            <text:p>-16.3532694762949</text:p>
          </table:table-cell>
          <table:table-cell table:number-columns-repeated="5"/>
        </table:table-row>
        <table:table-row table:style-name="ro1">
          <table:table-cell office:value-type="float" office:value="-1.05060812815631" calcext:value-type="float">
            <text:p>-1.05060812815631</text:p>
          </table:table-cell>
          <table:table-cell office:value-type="float" office:value="0.108069282963497" calcext:value-type="float">
            <text:p>0.108069282963497</text:p>
          </table:table-cell>
          <table:table-cell office:value-type="float" office:value="-16.1651216993951" calcext:value-type="float">
            <text:p>-16.1651216993951</text:p>
          </table:table-cell>
          <table:table-cell table:number-columns-repeated="5"/>
        </table:table-row>
        <table:table-row table:style-name="ro1">
          <table:table-cell office:value-type="float" office:value="-0.0703444029515605" calcext:value-type="float">
            <text:p>-0.0703444029515605</text:p>
          </table:table-cell>
          <table:table-cell office:value-type="float" office:value="-1.09455773690255" calcext:value-type="float">
            <text:p>-1.09455773690255</text:p>
          </table:table-cell>
          <table:table-cell office:value-type="float" office:value="-16.1224238124166" calcext:value-type="float">
            <text:p>-16.1224238124166</text:p>
          </table:table-cell>
          <table:table-cell table:number-columns-repeated="5"/>
        </table:table-row>
        <table:table-row table:style-name="ro1">
          <table:table-cell office:value-type="float" office:value="-0.0703444029515605" calcext:value-type="float">
            <text:p>-0.0703444029515605</text:p>
          </table:table-cell>
          <table:table-cell office:value-type="float" office:value="-0.890754385254566" calcext:value-type="float">
            <text:p>-0.890754385254566</text:p>
          </table:table-cell>
          <table:table-cell office:value-type="float" office:value="-15.9759032849391" calcext:value-type="float">
            <text:p>-15.9759032849391</text:p>
          </table:table-cell>
          <table:table-cell table:number-columns-repeated="5"/>
        </table:table-row>
        <table:table-row table:style-name="ro1">
          <table:table-cell office:value-type="float" office:value="-0.911269129443979" calcext:value-type="float">
            <text:p>-0.911269129443979</text:p>
          </table:table-cell>
          <table:table-cell office:value-type="float" office:value="0.934257169929986" calcext:value-type="float">
            <text:p>0.934257169929986</text:p>
          </table:table-cell>
          <table:table-cell office:value-type="float" office:value="-15.941400367177" calcext:value-type="float">
            <text:p>-15.941400367177</text:p>
          </table:table-cell>
          <table:table-cell table:number-columns-repeated="5"/>
        </table:table-row>
        <table:table-row table:style-name="ro1">
          <table:table-cell office:value-type="float" office:value="0.127395409951718" calcext:value-type="float">
            <text:p>0.127395409951718</text:p>
          </table:table-cell>
          <table:table-cell office:value-type="float" office:value="-1.00543238434043" calcext:value-type="float">
            <text:p>-1.00543238434043</text:p>
          </table:table-cell>
          <table:table-cell office:value-type="float" office:value="-15.9308971892378" calcext:value-type="float">
            <text:p>-15.9308971892378</text:p>
          </table:table-cell>
          <table:table-cell table:number-columns-repeated="5"/>
        </table:table-row>
        <table:table-row table:style-name="ro1">
          <table:table-cell office:value-type="float" office:value="0.00333158253241583" calcext:value-type="float">
            <text:p>0.00333158253241583</text:p>
          </table:table-cell>
          <table:table-cell office:value-type="float" office:value="0.864922332885321" calcext:value-type="float">
            <text:p>0.864922332885321</text:p>
          </table:table-cell>
          <table:table-cell office:value-type="float" office:value="-15.8591647439556" calcext:value-type="float">
            <text:p>-15.8591647439556</text:p>
          </table:table-cell>
          <table:table-cell table:number-columns-repeated="5"/>
        </table:table-row>
        <table:table-row table:style-name="ro1">
          <table:table-cell office:value-type="float" office:value="0.127395409951718" calcext:value-type="float">
            <text:p>0.127395409951718</text:p>
          </table:table-cell>
          <table:table-cell office:value-type="float" office:value="1.03038625665799" calcext:value-type="float">
            <text:p>1.03038625665799</text:p>
          </table:table-cell>
          <table:table-cell office:value-type="float" office:value="-15.7042162486398" calcext:value-type="float">
            <text:p>-15.7042162486398</text:p>
          </table:table-cell>
          <table:table-cell table:number-columns-repeated="5"/>
        </table:table-row>
        <table:table-row table:style-name="ro1">
          <table:table-cell office:value-type="float" office:value="-0.054619915600344" calcext:value-type="float">
            <text:p>-0.054619915600344</text:p>
          </table:table-cell>
          <table:table-cell office:value-type="float" office:value="-0.866903593551819" calcext:value-type="float">
            <text:p>-0.866903593551819</text:p>
          </table:table-cell>
          <table:table-cell office:value-type="float" office:value="-15.364726725844" calcext:value-type="float">
            <text:p>-15.364726725844</text:p>
          </table:table-cell>
          <table:table-cell table:number-columns-repeated="5"/>
        </table:table-row>
        <table:table-row table:style-name="ro1">
          <table:table-cell office:value-type="float" office:value="-0.911269129443979" calcext:value-type="float">
            <text:p>-0.911269129443979</text:p>
          </table:table-cell>
          <table:table-cell office:value-type="float" office:value="1.08240101069048" calcext:value-type="float">
            <text:p>1.08240101069048</text:p>
          </table:table-cell>
          <table:table-cell office:value-type="float" office:value="-15.1731298141665" calcext:value-type="float">
            <text:p>-15.1731298141665</text:p>
          </table:table-cell>
          <table:table-cell table:number-columns-repeated="5"/>
        </table:table-row>
        <table:table-row table:style-name="ro1">
          <table:table-cell office:value-type="float" office:value="-0.906626693007927" calcext:value-type="float">
            <text:p>-0.906626693007927</text:p>
          </table:table-cell>
          <table:table-cell office:value-type="float" office:value="0.121570837416487" calcext:value-type="float">
            <text:p>0.121570837416487</text:p>
          </table:table-cell>
          <table:table-cell office:value-type="float" office:value="-14.712839262647" calcext:value-type="float">
            <text:p>-14.712839262647</text:p>
          </table:table-cell>
          <table:table-cell table:number-columns-repeated="5"/>
        </table:table-row>
        <table:table-row table:style-name="ro1">
          <table:table-cell office:value-type="float" office:value="1.13021972529932" calcext:value-type="float">
            <text:p>1.13021972529932</text:p>
          </table:table-cell>
          <table:table-cell office:value-type="float" office:value="-0.995297013265395" calcext:value-type="float">
            <text:p>-0.995297013265395</text:p>
          </table:table-cell>
          <table:table-cell office:value-type="float" office:value="-14.5630221926098" calcext:value-type="float">
            <text:p>-14.5630221926098</text:p>
          </table:table-cell>
          <table:table-cell table:number-columns-repeated="5"/>
        </table:table-row>
        <table:table-row table:style-name="ro1">
          <table:table-cell office:value-type="float" office:value="-1.01144820778364" calcext:value-type="float">
            <text:p>-1.01144820778364</text:p>
          </table:table-cell>
          <table:table-cell office:value-type="float" office:value="0.858791056588038" calcext:value-type="float">
            <text:p>0.858791056588038</text:p>
          </table:table-cell>
          <table:table-cell office:value-type="float" office:value="-14.5291193622623" calcext:value-type="float">
            <text:p>-14.5291193622623</text:p>
          </table:table-cell>
          <table:table-cell table:number-columns-repeated="5"/>
        </table:table-row>
        <table:table-row table:style-name="ro1">
          <table:table-cell office:value-type="float" office:value="1.13134664699775" calcext:value-type="float">
            <text:p>1.13134664699775</text:p>
          </table:table-cell>
          <table:table-cell office:value-type="float" office:value="-1.00543238434043" calcext:value-type="float">
            <text:p>-1.00543238434043</text:p>
          </table:table-cell>
          <table:table-cell office:value-type="float" office:value="-14.4868828753146" calcext:value-type="float">
            <text:p>-14.4868828753146</text:p>
          </table:table-cell>
          <table:table-cell table:number-columns-repeated="5"/>
        </table:table-row>
        <table:table-row table:style-name="ro1">
          <table:table-cell office:value-type="float" office:value="1.13021972529932" calcext:value-type="float">
            <text:p>1.13021972529932</text:p>
          </table:table-cell>
          <table:table-cell office:value-type="float" office:value="0.971332619577419" calcext:value-type="float">
            <text:p>0.971332619577419</text:p>
          </table:table-cell>
          <table:table-cell office:value-type="float" office:value="-14.4527345048027" calcext:value-type="float">
            <text:p>-14.4527345048027</text:p>
          </table:table-cell>
          <table:table-cell table:number-columns-repeated="5"/>
        </table:table-row>
        <table:table-row table:style-name="ro1">
          <table:table-cell office:value-type="float" office:value="-0.00751570087787212" calcext:value-type="float">
            <text:p>-0.00751570087787212</text:p>
          </table:table-cell>
          <table:table-cell office:value-type="float" office:value="0.177624850208975" calcext:value-type="float">
            <text:p>0.177624850208975</text:p>
          </table:table-cell>
          <table:table-cell office:value-type="float" office:value="-14.3495908620908" calcext:value-type="float">
            <text:p>-14.3495908620908</text:p>
          </table:table-cell>
          <table:table-cell table:number-columns-repeated="5"/>
        </table:table-row>
        <table:table-row table:style-name="ro1">
          <table:table-cell office:value-type="float" office:value="-0.860163732374725" calcext:value-type="float">
            <text:p>-0.860163732374725</text:p>
          </table:table-cell>
          <table:table-cell office:value-type="float" office:value="-1.0371482926884" calcext:value-type="float">
            <text:p>-1.0371482926884</text:p>
          </table:table-cell>
          <table:table-cell office:value-type="float" office:value="-14.2954392656925" calcext:value-type="float">
            <text:p>-14.2954392656925</text:p>
          </table:table-cell>
          <table:table-cell table:number-columns-repeated="5"/>
        </table:table-row>
        <table:table-row table:style-name="ro1">
          <table:table-cell office:value-type="float" office:value="1.13473977374267" calcext:value-type="float">
            <text:p>1.13473977374267</text:p>
          </table:table-cell>
          <table:table-cell office:value-type="float" office:value="1.0157672556199" calcext:value-type="float">
            <text:p>1.0157672556199</text:p>
          </table:table-cell>
          <table:table-cell office:value-type="float" office:value="-14.2569242221342" calcext:value-type="float">
            <text:p>-14.2569242221342</text:p>
          </table:table-cell>
          <table:table-cell table:number-columns-repeated="5"/>
        </table:table-row>
        <table:table-row table:style-name="ro1">
          <table:table-cell office:value-type="float" office:value="-0.972798189966447" calcext:value-type="float">
            <text:p>-0.972798189966447</text:p>
          </table:table-cell>
          <table:table-cell office:value-type="float" office:value="2.06033449613628" calcext:value-type="float">
            <text:p>2.06033449613628</text:p>
          </table:table-cell>
          <table:table-cell office:value-type="float" office:value="-13.9529901007779" calcext:value-type="float">
            <text:p>-13.9529901007779</text:p>
          </table:table-cell>
          <table:table-cell table:number-columns-repeated="5"/>
        </table:table-row>
        <table:table-row table:style-name="ro1">
          <table:table-cell office:value-type="float" office:value="-0.139414749590046" calcext:value-type="float">
            <text:p>-0.139414749590046</text:p>
          </table:table-cell>
          <table:table-cell office:value-type="float" office:value="1.08240101069048" calcext:value-type="float">
            <text:p>1.08240101069048</text:p>
          </table:table-cell>
          <table:table-cell office:value-type="float" office:value="-13.9008969725032" calcext:value-type="float">
            <text:p>-13.9008969725032</text:p>
          </table:table-cell>
          <table:table-cell table:number-columns-repeated="5"/>
        </table:table-row>
        <table:table-row table:style-name="ro1">
          <table:table-cell office:value-type="float" office:value="-0.980822971906459" calcext:value-type="float">
            <text:p>-0.980822971906459</text:p>
          </table:table-cell>
          <table:table-cell office:value-type="float" office:value="-1.14314858823935" calcext:value-type="float">
            <text:p>-1.14314858823935</text:p>
          </table:table-cell>
          <table:table-cell office:value-type="float" office:value="-13.8792634217657" calcext:value-type="float">
            <text:p>-13.8792634217657</text:p>
          </table:table-cell>
          <table:table-cell table:number-columns-repeated="5"/>
        </table:table-row>
        <table:table-row table:style-name="ro1">
          <table:table-cell office:value-type="float" office:value="0.912815578196791" calcext:value-type="float">
            <text:p>0.912815578196791</text:p>
          </table:table-cell>
          <table:table-cell office:value-type="float" office:value="-0.871646980757562" calcext:value-type="float">
            <text:p>-0.871646980757562</text:p>
          </table:table-cell>
          <table:table-cell office:value-type="float" office:value="-13.8642833666609" calcext:value-type="float">
            <text:p>-13.8642833666609</text:p>
          </table:table-cell>
          <table:table-cell table:number-columns-repeated="5"/>
        </table:table-row>
        <table:table-row table:style-name="ro1">
          <table:table-cell office:value-type="float" office:value="-1.07207962088665" calcext:value-type="float">
            <text:p>-1.07207962088665</text:p>
          </table:table-cell>
          <table:table-cell office:value-type="float" office:value="-1.97656155362097" calcext:value-type="float">
            <text:p>-1.97656155362097</text:p>
          </table:table-cell>
          <table:table-cell office:value-type="float" office:value="-13.8274707047538" calcext:value-type="float">
            <text:p>-13.8274707047538</text:p>
          </table:table-cell>
          <table:table-cell table:number-columns-repeated="5"/>
        </table:table-row>
        <table:table-row table:style-name="ro1">
          <table:table-cell office:value-type="float" office:value="-0.911269129443979" calcext:value-type="float">
            <text:p>-0.911269129443979</text:p>
          </table:table-cell>
          <table:table-cell office:value-type="float" office:value="0.869527782524487" calcext:value-type="float">
            <text:p>0.869527782524487</text:p>
          </table:table-cell>
          <table:table-cell office:value-type="float" office:value="-13.7230603808567" calcext:value-type="float">
            <text:p>-13.7230603808567</text:p>
          </table:table-cell>
          <table:table-cell table:number-columns-repeated="5"/>
        </table:table-row>
        <table:table-row table:style-name="ro1">
          <table:table-cell office:value-type="float" office:value="0.863099045813766" calcext:value-type="float">
            <text:p>0.863099045813766</text:p>
          </table:table-cell>
          <table:table-cell office:value-type="float" office:value="1.07171431448167" calcext:value-type="float">
            <text:p>1.07171431448167</text:p>
          </table:table-cell>
          <table:table-cell office:value-type="float" office:value="-13.631428233359" calcext:value-type="float">
            <text:p>-13.631428233359</text:p>
          </table:table-cell>
          <table:table-cell table:number-columns-repeated="5"/>
        </table:table-row>
        <table:table-row table:style-name="ro1">
          <table:table-cell office:value-type="float" office:value="-0.139414749590046" calcext:value-type="float">
            <text:p>-0.139414749590046</text:p>
          </table:table-cell>
          <table:table-cell office:value-type="float" office:value="-0.897133596863771" calcext:value-type="float">
            <text:p>-0.897133596863771</text:p>
          </table:table-cell>
          <table:table-cell office:value-type="float" office:value="-13.5612478287168" calcext:value-type="float">
            <text:p>-13.5612478287168</text:p>
          </table:table-cell>
          <table:table-cell table:number-columns-repeated="5"/>
        </table:table-row>
        <table:table-row table:style-name="ro1">
          <table:table-cell office:value-type="float" office:value="1.98524746137279" calcext:value-type="float">
            <text:p>1.98524746137279</text:p>
          </table:table-cell>
          <table:table-cell office:value-type="float" office:value="1.08240101069048" calcext:value-type="float">
            <text:p>1.08240101069048</text:p>
          </table:table-cell>
          <table:table-cell office:value-type="float" office:value="-13.533666478856" calcext:value-type="float">
            <text:p>-13.533666478856</text:p>
          </table:table-cell>
          <table:table-cell table:number-columns-repeated="5"/>
        </table:table-row>
        <table:table-row table:style-name="ro1">
          <table:table-cell office:value-type="float" office:value="-0.122962947787511" calcext:value-type="float">
            <text:p>-0.122962947787511</text:p>
          </table:table-cell>
          <table:table-cell office:value-type="float" office:value="0.869874927280438" calcext:value-type="float">
            <text:p>0.869874927280438</text:p>
          </table:table-cell>
          <table:table-cell office:value-type="float" office:value="-13.2289280401152" calcext:value-type="float">
            <text:p>-13.2289280401152</text:p>
          </table:table-cell>
          <table:table-cell table:number-columns-repeated="5"/>
        </table:table-row>
        <table:table-row table:style-name="ro1">
          <table:table-cell office:value-type="float" office:value="-0.860163732374725" calcext:value-type="float">
            <text:p>-0.860163732374725</text:p>
          </table:table-cell>
          <table:table-cell office:value-type="float" office:value="1.08240101069048" calcext:value-type="float">
            <text:p>1.08240101069048</text:p>
          </table:table-cell>
          <table:table-cell office:value-type="float" office:value="-13.1600847264582" calcext:value-type="float">
            <text:p>-13.1600847264582</text:p>
          </table:table-cell>
          <table:table-cell table:number-columns-repeated="5"/>
        </table:table-row>
        <table:table-row table:style-name="ro1">
          <table:table-cell office:value-type="float" office:value="0.127395409951718" calcext:value-type="float">
            <text:p>0.127395409951718</text:p>
          </table:table-cell>
          <table:table-cell office:value-type="float" office:value="-0.871646980757562" calcext:value-type="float">
            <text:p>-0.871646980757562</text:p>
          </table:table-cell>
          <table:table-cell office:value-type="float" office:value="-13.1083865814674" calcext:value-type="float">
            <text:p>-13.1083865814674</text:p>
          </table:table-cell>
          <table:table-cell table:number-columns-repeated="5"/>
        </table:table-row>
        <table:table-row table:style-name="ro1">
          <table:table-cell office:value-type="float" office:value="1.13021972529932" calcext:value-type="float">
            <text:p>1.13021972529932</text:p>
          </table:table-cell>
          <table:table-cell office:value-type="float" office:value="1.08240101069048" calcext:value-type="float">
            <text:p>1.08240101069048</text:p>
          </table:table-cell>
          <table:table-cell office:value-type="float" office:value="-13.0758070657247" calcext:value-type="float">
            <text:p>-13.0758070657247</text:p>
          </table:table-cell>
          <table:table-cell table:number-columns-repeated="5"/>
        </table:table-row>
        <table:table-row table:style-name="ro1">
          <table:table-cell office:value-type="float" office:value="1.03917616102837" calcext:value-type="float">
            <text:p>1.03917616102837</text:p>
          </table:table-cell>
          <table:table-cell office:value-type="float" office:value="-1.15267434138103" calcext:value-type="float">
            <text:p>-1.15267434138103</text:p>
          </table:table-cell>
          <table:table-cell office:value-type="float" office:value="-13.0311164797687" calcext:value-type="float">
            <text:p>-13.0311164797687</text:p>
          </table:table-cell>
          <table:table-cell table:number-columns-repeated="5"/>
        </table:table-row>
        <table:table-row table:style-name="ro1">
          <table:table-cell office:value-type="float" office:value="1.17428139070222" calcext:value-type="float">
            <text:p>1.17428139070222</text:p>
          </table:table-cell>
          <table:table-cell office:value-type="float" office:value="0.0418609740602045" calcext:value-type="float">
            <text:p>0.0418609740602045</text:p>
          </table:table-cell>
          <table:table-cell office:value-type="float" office:value="-12.8554910100184" calcext:value-type="float">
            <text:p>-12.8554910100184</text:p>
          </table:table-cell>
          <table:table-cell table:number-columns-repeated="5"/>
        </table:table-row>
        <table:table-row table:style-name="ro1">
          <table:table-cell office:value-type="float" office:value="0.912815578196791" calcext:value-type="float">
            <text:p>0.912815578196791</text:p>
          </table:table-cell>
          <table:table-cell office:value-type="float" office:value="2.06033449613628" calcext:value-type="float">
            <text:p>2.06033449613628</text:p>
          </table:table-cell>
          <table:table-cell office:value-type="float" office:value="-12.748542102383" calcext:value-type="float">
            <text:p>-12.748542102383</text:p>
          </table:table-cell>
          <table:table-cell table:number-columns-repeated="5"/>
        </table:table-row>
        <table:table-row table:style-name="ro1">
          <table:table-cell office:value-type="float" office:value="-0.911269129443979" calcext:value-type="float">
            <text:p>-0.911269129443979</text:p>
          </table:table-cell>
          <table:table-cell office:value-type="float" office:value="2.06033449613628" calcext:value-type="float">
            <text:p>2.06033449613628</text:p>
          </table:table-cell>
          <table:table-cell office:value-type="float" office:value="-12.700355918456" calcext:value-type="float">
            <text:p>-12.700355918456</text:p>
          </table:table-cell>
          <table:table-cell table:number-columns-repeated="5"/>
        </table:table-row>
        <table:table-row table:style-name="ro1">
          <table:table-cell office:value-type="float" office:value="0.176128464975666" calcext:value-type="float">
            <text:p>0.176128464975666</text:p>
          </table:table-cell>
          <table:table-cell office:value-type="float" office:value="-1.057433790506" calcext:value-type="float">
            <text:p>-1.057433790506</text:p>
          </table:table-cell>
          <table:table-cell office:value-type="float" office:value="-12.6833384076553" calcext:value-type="float">
            <text:p>-12.6833384076553</text:p>
          </table:table-cell>
          <table:table-cell table:number-columns-repeated="5"/>
        </table:table-row>
        <table:table-row table:style-name="ro1">
          <table:table-cell office:value-type="float" office:value="1.13473977374267" calcext:value-type="float">
            <text:p>1.13473977374267</text:p>
          </table:table-cell>
          <table:table-cell office:value-type="float" office:value="-0.123921658423199" calcext:value-type="float">
            <text:p>-0.123921658423199</text:p>
          </table:table-cell>
          <table:table-cell office:value-type="float" office:value="-12.4411981625616" calcext:value-type="float">
            <text:p>-12.4411981625616</text:p>
          </table:table-cell>
          <table:table-cell table:number-columns-repeated="5"/>
        </table:table-row>
        <table:table-row table:style-name="ro1">
          <table:table-cell office:value-type="float" office:value="0.114779628133933" calcext:value-type="float">
            <text:p>0.114779628133933</text:p>
          </table:table-cell>
          <table:table-cell office:value-type="float" office:value="-1.14546020889513" calcext:value-type="float">
            <text:p>-1.14546020889513</text:p>
          </table:table-cell>
          <table:table-cell office:value-type="float" office:value="-12.2912038185628" calcext:value-type="float">
            <text:p>-12.2912038185628</text:p>
          </table:table-cell>
          <table:table-cell table:number-columns-repeated="5"/>
        </table:table-row>
        <table:table-row table:style-name="ro1">
          <table:table-cell office:value-type="float" office:value="0.83619269781368" calcext:value-type="float">
            <text:p>0.83619269781368</text:p>
          </table:table-cell>
          <table:table-cell office:value-type="float" office:value="1.08240101069048" calcext:value-type="float">
            <text:p>1.08240101069048</text:p>
          </table:table-cell>
          <table:table-cell office:value-type="float" office:value="-11.9733590041473" calcext:value-type="float">
            <text:p>-11.9733590041473</text:p>
          </table:table-cell>
          <table:table-cell table:number-columns-repeated="5"/>
        </table:table-row>
        <table:table-row table:style-name="ro1">
          <table:table-cell office:value-type="float" office:value="-1.07207962088665" calcext:value-type="float">
            <text:p>-1.07207962088665</text:p>
          </table:table-cell>
          <table:table-cell office:value-type="float" office:value="1.16068885906358" calcext:value-type="float">
            <text:p>1.16068885906358</text:p>
          </table:table-cell>
          <table:table-cell office:value-type="float" office:value="-11.8169847048406" calcext:value-type="float">
            <text:p>-11.8169847048406</text:p>
          </table:table-cell>
          <table:table-cell table:number-columns-repeated="5"/>
        </table:table-row>
        <table:table-row table:style-name="ro1">
          <table:table-cell office:value-type="float" office:value="-0.00751570087787212" calcext:value-type="float">
            <text:p>-0.00751570087787212</text:p>
          </table:table-cell>
          <table:table-cell office:value-type="float" office:value="-0.787094305369226" calcext:value-type="float">
            <text:p>-0.787094305369226</text:p>
          </table:table-cell>
          <table:table-cell office:value-type="float" office:value="-11.6789381399834" calcext:value-type="float">
            <text:p>-11.6789381399834</text:p>
          </table:table-cell>
          <table:table-cell table:number-columns-repeated="5"/>
        </table:table-row>
        <table:table-row table:style-name="ro1">
          <table:table-cell office:value-type="float" office:value="0.0427373111516507" calcext:value-type="float">
            <text:p>0.0427373111516507</text:p>
          </table:table-cell>
          <table:table-cell office:value-type="float" office:value="-0.791974755183507" calcext:value-type="float">
            <text:p>-0.791974755183507</text:p>
          </table:table-cell>
          <table:table-cell office:value-type="float" office:value="-11.619462203637" calcext:value-type="float">
            <text:p>-11.619462203637</text:p>
          </table:table-cell>
          <table:table-cell table:number-columns-repeated="5"/>
        </table:table-row>
        <table:table-row table:style-name="ro1">
          <table:table-cell office:value-type="float" office:value="-0.821645681328686" calcext:value-type="float">
            <text:p>-0.821645681328686</text:p>
          </table:table-cell>
          <table:table-cell office:value-type="float" office:value="1.07171431448167" calcext:value-type="float">
            <text:p>1.07171431448167</text:p>
          </table:table-cell>
          <table:table-cell office:value-type="float" office:value="-11.5293349606439" calcext:value-type="float">
            <text:p>-11.5293349606439</text:p>
          </table:table-cell>
          <table:table-cell table:number-columns-repeated="5"/>
        </table:table-row>
        <table:table-row table:style-name="ro1">
          <table:table-cell office:value-type="float" office:value="-0.00751570087787212" calcext:value-type="float">
            <text:p>-0.00751570087787212</text:p>
          </table:table-cell>
          <table:table-cell office:value-type="float" office:value="-2.1456800365009" calcext:value-type="float">
            <text:p>-2.1456800365009</text:p>
          </table:table-cell>
          <table:table-cell office:value-type="float" office:value="-11.4801059091482" calcext:value-type="float">
            <text:p>-11.4801059091482</text:p>
          </table:table-cell>
          <table:table-cell table:number-columns-repeated="5"/>
        </table:table-row>
        <table:table-row table:style-name="ro1">
          <table:table-cell office:value-type="float" office:value="-0.980822971906459" calcext:value-type="float">
            <text:p>-0.980822971906459</text:p>
          </table:table-cell>
          <table:table-cell office:value-type="float" office:value="0.799385596277337" calcext:value-type="float">
            <text:p>0.799385596277337</text:p>
          </table:table-cell>
          <table:table-cell office:value-type="float" office:value="-11.3798964569048" calcext:value-type="float">
            <text:p>-11.3798964569048</text:p>
          </table:table-cell>
          <table:table-cell table:number-columns-repeated="5"/>
        </table:table-row>
        <table:table-row table:style-name="ro1">
          <table:table-cell office:value-type="float" office:value="1.13021972529932" calcext:value-type="float">
            <text:p>1.13021972529932</text:p>
          </table:table-cell>
          <table:table-cell office:value-type="float" office:value="-2.02368521114049" calcext:value-type="float">
            <text:p>-2.02368521114049</text:p>
          </table:table-cell>
          <table:table-cell office:value-type="float" office:value="-11.352171505002" calcext:value-type="float">
            <text:p>-11.352171505002</text:p>
          </table:table-cell>
          <table:table-cell table:number-columns-repeated="5"/>
        </table:table-row>
        <table:table-row table:style-name="ro1">
          <table:table-cell office:value-type="float" office:value="-0.801201882072104" calcext:value-type="float">
            <text:p>-0.801201882072104</text:p>
          </table:table-cell>
          <table:table-cell office:value-type="float" office:value="0.0906091303910834" calcext:value-type="float">
            <text:p>0.0906091303910834</text:p>
          </table:table-cell>
          <table:table-cell office:value-type="float" office:value="-10.9344769965591" calcext:value-type="float">
            <text:p>-10.9344769965591</text:p>
          </table:table-cell>
          <table:table-cell table:number-columns-repeated="5"/>
        </table:table-row>
        <table:table-row table:style-name="ro1">
          <table:table-cell office:value-type="float" office:value="-2.10814667568859" calcext:value-type="float">
            <text:p>-2.10814667568859</text:p>
          </table:table-cell>
          <table:table-cell office:value-type="float" office:value="1.08240101069048" calcext:value-type="float">
            <text:p>1.08240101069048</text:p>
          </table:table-cell>
          <table:table-cell office:value-type="float" office:value="-10.8523556716183" calcext:value-type="float">
            <text:p>-10.8523556716183</text:p>
          </table:table-cell>
          <table:table-cell table:number-columns-repeated="5"/>
        </table:table-row>
        <table:table-row table:style-name="ro1">
          <table:table-cell office:value-type="float" office:value="0.0381805804954265" calcext:value-type="float">
            <text:p>0.0381805804954265</text:p>
          </table:table-cell>
          <table:table-cell office:value-type="float" office:value="-1.82049985779403" calcext:value-type="float">
            <text:p>-1.82049985779403</text:p>
          </table:table-cell>
          <table:table-cell office:value-type="float" office:value="-10.6841399849892" calcext:value-type="float">
            <text:p>-10.6841399849892</text:p>
          </table:table-cell>
          <table:table-cell table:number-columns-repeated="5"/>
        </table:table-row>
        <table:table-row table:style-name="ro1">
          <table:table-cell office:value-type="float" office:value="0.86201192159646" calcext:value-type="float">
            <text:p>0.86201192159646</text:p>
          </table:table-cell>
          <table:table-cell office:value-type="float" office:value="-1.14314858823935" calcext:value-type="float">
            <text:p>-1.14314858823935</text:p>
          </table:table-cell>
          <table:table-cell office:value-type="float" office:value="-10.6418480948351" calcext:value-type="float">
            <text:p>-10.6418480948351</text:p>
          </table:table-cell>
          <table:table-cell table:number-columns-repeated="5"/>
        </table:table-row>
        <table:table-row table:style-name="ro1">
          <table:table-cell office:value-type="float" office:value="1.04993307409829" calcext:value-type="float">
            <text:p>1.04993307409829</text:p>
          </table:table-cell>
          <table:table-cell office:value-type="float" office:value="-0.795102235367743" calcext:value-type="float">
            <text:p>-0.795102235367743</text:p>
          </table:table-cell>
          <table:table-cell office:value-type="float" office:value="-10.5733958009716" calcext:value-type="float">
            <text:p>-10.5733958009716</text:p>
          </table:table-cell>
          <table:table-cell table:number-columns-repeated="5"/>
        </table:table-row>
        <table:table-row table:style-name="ro1">
          <table:table-cell office:value-type="float" office:value="-0.0888376062492662" calcext:value-type="float">
            <text:p>-0.0888376062492662</text:p>
          </table:table-cell>
          <table:table-cell office:value-type="float" office:value="-0.21683495622399" calcext:value-type="float">
            <text:p>-0.21683495622399</text:p>
          </table:table-cell>
          <table:table-cell office:value-type="float" office:value="-10.4960513688757" calcext:value-type="float">
            <text:p>-10.4960513688757</text:p>
          </table:table-cell>
          <table:table-cell table:number-columns-repeated="5"/>
        </table:table-row>
        <table:table-row table:style-name="ro1">
          <table:table-cell office:value-type="float" office:value="-1.05433233063694" calcext:value-type="float">
            <text:p>-1.05433233063694</text:p>
          </table:table-cell>
          <table:table-cell office:value-type="float" office:value="-1.84334861495741" calcext:value-type="float">
            <text:p>-1.84334861495741</text:p>
          </table:table-cell>
          <table:table-cell office:value-type="float" office:value="-10.4480996534606" calcext:value-type="float">
            <text:p>-10.4480996534606</text:p>
          </table:table-cell>
          <table:table-cell table:number-columns-repeated="5"/>
        </table:table-row>
        <table:table-row table:style-name="ro1">
          <table:table-cell office:value-type="float" office:value="1.13021972529932" calcext:value-type="float">
            <text:p>1.13021972529932</text:p>
          </table:table-cell>
          <table:table-cell office:value-type="float" office:value="0.844171042342534" calcext:value-type="float">
            <text:p>0.844171042342534</text:p>
          </table:table-cell>
          <table:table-cell office:value-type="float" office:value="-10.4230584901228" calcext:value-type="float">
            <text:p>-10.4230584901228</text:p>
          </table:table-cell>
          <table:table-cell table:number-columns-repeated="5"/>
        </table:table-row>
        <table:table-row table:style-name="ro1">
          <table:table-cell office:value-type="float" office:value="-0.139414749590046" calcext:value-type="float">
            <text:p>-0.139414749590046</text:p>
          </table:table-cell>
          <table:table-cell office:value-type="float" office:value="1.16068885906358" calcext:value-type="float">
            <text:p>1.16068885906358</text:p>
          </table:table-cell>
          <table:table-cell office:value-type="float" office:value="-10.3575686604612" calcext:value-type="float">
            <text:p>-10.3575686604612</text:p>
          </table:table-cell>
          <table:table-cell table:number-columns-repeated="5"/>
        </table:table-row>
        <table:table-row table:style-name="ro1">
          <table:table-cell office:value-type="float" office:value="-1.86368757512605" calcext:value-type="float">
            <text:p>-1.86368757512605</text:p>
          </table:table-cell>
          <table:table-cell office:value-type="float" office:value="-0.123921658423199" calcext:value-type="float">
            <text:p>-0.123921658423199</text:p>
          </table:table-cell>
          <table:table-cell office:value-type="float" office:value="-10.1811654268956" calcext:value-type="float">
            <text:p>-10.1811654268956</text:p>
          </table:table-cell>
          <table:table-cell table:number-columns-repeated="5"/>
        </table:table-row>
        <table:table-row table:style-name="ro1">
          <table:table-cell office:value-type="float" office:value="-1.85196226831395" calcext:value-type="float">
            <text:p>-1.85196226831395</text:p>
          </table:table-cell>
          <table:table-cell office:value-type="float" office:value="1.08240101069048" calcext:value-type="float">
            <text:p>1.08240101069048</text:p>
          </table:table-cell>
          <table:table-cell office:value-type="float" office:value="-10.0651882143259" calcext:value-type="float">
            <text:p>-10.0651882143259</text:p>
          </table:table-cell>
          <table:table-cell table:number-columns-repeated="5"/>
        </table:table-row>
        <table:table-row table:style-name="ro1">
          <table:table-cell office:value-type="float" office:value="2.09571437691297" calcext:value-type="float">
            <text:p>2.09571437691297</text:p>
          </table:table-cell>
          <table:table-cell office:value-type="float" office:value="1.116681825625" calcext:value-type="float">
            <text:p>1.116681825625</text:p>
          </table:table-cell>
          <table:table-cell office:value-type="float" office:value="-10.0373068949983" calcext:value-type="float">
            <text:p>-10.0373068949983</text:p>
          </table:table-cell>
          <table:table-cell table:number-columns-repeated="5"/>
        </table:table-row>
        <table:table-row table:style-name="ro1">
          <table:table-cell office:value-type="float" office:value="2.09571437691297" calcext:value-type="float">
            <text:p>2.09571437691297</text:p>
          </table:table-cell>
          <table:table-cell office:value-type="float" office:value="-0.871646980757562" calcext:value-type="float">
            <text:p>-0.871646980757562</text:p>
          </table:table-cell>
          <table:table-cell office:value-type="float" office:value="-10.014244777312" calcext:value-type="float">
            <text:p>-10.014244777312</text:p>
          </table:table-cell>
          <table:table-cell table:number-columns-repeated="5"/>
        </table:table-row>
        <table:table-row table:style-name="ro1">
          <table:table-cell office:value-type="float" office:value="2.90968838486563" calcext:value-type="float">
            <text:p>2.90968838486563</text:p>
          </table:table-cell>
          <table:table-cell office:value-type="float" office:value="-0.0199354629847992" calcext:value-type="float">
            <text:p>-0.0199354629847992</text:p>
          </table:table-cell>
          <table:table-cell office:value-type="float" office:value="-9.88774243582002" calcext:value-type="float">
            <text:p>-9.88774243582002</text:p>
          </table:table-cell>
          <table:table-cell table:number-columns-repeated="5"/>
        </table:table-row>
        <table:table-row table:style-name="ro1">
          <table:table-cell office:value-type="float" office:value="0.802845447782994" calcext:value-type="float">
            <text:p>0.802845447782994</text:p>
          </table:table-cell>
          <table:table-cell office:value-type="float" office:value="-0.123921658423199" calcext:value-type="float">
            <text:p>-0.123921658423199</text:p>
          </table:table-cell>
          <table:table-cell office:value-type="float" office:value="-9.71859864221211" calcext:value-type="float">
            <text:p>-9.71859864221211</text:p>
          </table:table-cell>
          <table:table-cell table:number-columns-repeated="5"/>
        </table:table-row>
        <table:table-row table:style-name="ro1">
          <table:table-cell office:value-type="float" office:value="-0.860163732374725" calcext:value-type="float">
            <text:p>-0.860163732374725</text:p>
          </table:table-cell>
          <table:table-cell office:value-type="float" office:value="1.16202385523972" calcext:value-type="float">
            <text:p>1.16202385523972</text:p>
          </table:table-cell>
          <table:table-cell office:value-type="float" office:value="-9.54245288640716" calcext:value-type="float">
            <text:p>-9.54245288640716</text:p>
          </table:table-cell>
          <table:table-cell table:number-columns-repeated="5"/>
        </table:table-row>
        <table:table-row table:style-name="ro1">
          <table:table-cell office:value-type="float" office:value="0.174684053684169" calcext:value-type="float">
            <text:p>0.174684053684169</text:p>
          </table:table-cell>
          <table:table-cell office:value-type="float" office:value="0.844171042342534" calcext:value-type="float">
            <text:p>0.844171042342534</text:p>
          </table:table-cell>
          <table:table-cell office:value-type="float" office:value="-9.39212386677873" calcext:value-type="float">
            <text:p>-9.39212386677873</text:p>
          </table:table-cell>
          <table:table-cell table:number-columns-repeated="5"/>
        </table:table-row>
        <table:table-row table:style-name="ro1">
          <table:table-cell office:value-type="float" office:value="0.79014453502613" calcext:value-type="float">
            <text:p>0.79014453502613</text:p>
          </table:table-cell>
          <table:table-cell office:value-type="float" office:value="1.08240101069048" calcext:value-type="float">
            <text:p>1.08240101069048</text:p>
          </table:table-cell>
          <table:table-cell office:value-type="float" office:value="-9.38916866459787" calcext:value-type="float">
            <text:p>-9.38916866459787</text:p>
          </table:table-cell>
          <table:table-cell table:number-columns-repeated="5"/>
        </table:table-row>
        <table:table-row table:style-name="ro1">
          <table:table-cell office:value-type="float" office:value="0.789611137712034" calcext:value-type="float">
            <text:p>0.789611137712034</text:p>
          </table:table-cell>
          <table:table-cell office:value-type="float" office:value="1.08240101069048" calcext:value-type="float">
            <text:p>1.08240101069048</text:p>
          </table:table-cell>
          <table:table-cell office:value-type="float" office:value="-9.3575435022882" calcext:value-type="float">
            <text:p>-9.3575435022882</text:p>
          </table:table-cell>
          <table:table-cell table:number-columns-repeated="5"/>
        </table:table-row>
        <table:table-row table:style-name="ro1">
          <table:table-cell office:value-type="float" office:value="0.242294104274031" calcext:value-type="float">
            <text:p>0.242294104274031</text:p>
          </table:table-cell>
          <table:table-cell office:value-type="float" office:value="0.970435040649626" calcext:value-type="float">
            <text:p>0.970435040649626</text:p>
          </table:table-cell>
          <table:table-cell office:value-type="float" office:value="-9.31149371860825" calcext:value-type="float">
            <text:p>-9.31149371860825</text:p>
          </table:table-cell>
          <table:table-cell table:number-columns-repeated="5"/>
        </table:table-row>
        <table:table-row table:style-name="ro1">
          <table:table-cell office:value-type="float" office:value="1.06114427783878" calcext:value-type="float">
            <text:p>1.06114427783878</text:p>
          </table:table-cell>
          <table:table-cell office:value-type="float" office:value="-1.20917256471286" calcext:value-type="float">
            <text:p>-1.20917256471286</text:p>
          </table:table-cell>
          <table:table-cell office:value-type="float" office:value="-9.22015321094263" calcext:value-type="float">
            <text:p>-9.22015321094263</text:p>
          </table:table-cell>
          <table:table-cell table:number-columns-repeated="5"/>
        </table:table-row>
      </table:table>
      <table:table table:name="rastragin-mniejsza-pamiec" table:style-name="ta1">
        <table:shapes>
          <draw:frame draw:z-index="0" draw:style-name="gr1" draw:text-style-name="P1" svg:width="16.714cm" svg:height="10.148cm" svg:x="14.363cm" svg:y="4.195cm">
            <draw:object draw:notify-on-update-of-ranges="'rastragin-mniejsza-pamiec'.E2:'rastragin-mniejsza-pamiec'.E7 'rastragin-mniejsza-pamiec'.F1:'rastragin-mniejsza-pamiec'.F1 'rastragin-mniejsza-pamiec'.F2:'rastragin-mniejsza-pamiec'.F7 'rastragin-mniejsza-pamiec'.G1:'rastragin-mniejsza-pamiec'.G1 'rastragin-mniejsza-pamiec'.G2:'rastragin-mniejsza-pamiec'.G7 'rastragin-mniejsza-pamiec'.H1:'rastragin-mniejsza-pamiec'.H1 'rastragin-mniejsza-pamiec'.H2:'rastragin-mniejsza-pamiec'.H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f(x,y)</text:p>
          </table:table-cell>
          <table:table-cell/>
          <table:table-cell table:style-name="ce1" office:value-type="string" calcext:value-type="string">
            <text:p>iteracj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interacje 0</text:p>
          </table:table-cell>
          <table:covered-table-cell table:number-columns-repeated="2"/>
          <table:table-cell/>
          <table:table-cell office:value-type="float" office:value="0" calcext:value-type="float">
            <text:p>0</text:p>
          </table:table-cell>
          <table:table-cell table:formula="of:=MIN([.$C3:.$C52])" office:value-type="float" office:value="-8.98254688715032" calcext:value-type="float">
            <text:p>-8.98254688715032</text:p>
          </table:table-cell>
          <table:table-cell table:formula="of:=MAX([.$C3:.$C52])" office:value-type="float" office:value="37.7450656517378" calcext:value-type="float">
            <text:p>37.7450656517378</text:p>
          </table:table-cell>
          <table:table-cell table:formula="of:=AVERAGE([.$C3:.$C52])" office:value-type="float" office:value="14.7051464024129" calcext:value-type="float">
            <text:p>14.7051464024129</text:p>
          </table:table-cell>
        </table:table-row>
        <table:table-row table:style-name="ro1">
          <table:table-cell table:style-name="ce6" office:value-type="float" office:value="-1.04088632660221" calcext:value-type="float">
            <text:p>-1.0408863266</text:p>
          </table:table-cell>
          <table:table-cell table:style-name="ce6" office:value-type="float" office:value="-3.04226165024241" calcext:value-type="float">
            <text:p>-3.0422616502</text:p>
          </table:table-cell>
          <table:table-cell table:style-name="ce6" office:value-type="float" office:value="-8.98254688715032" calcext:value-type="float">
            <text:p>-8.9825468872</text:p>
          </table:table-cell>
          <table:table-cell/>
          <table:table-cell office:value-type="float" office:value="99" calcext:value-type="float">
            <text:p>99</text:p>
          </table:table-cell>
          <table:table-cell table:formula="of:=MIN([.$C54:.$C103])" office:value-type="float" office:value="-18.1943107200651" calcext:value-type="float">
            <text:p>-18.1943107200651</text:p>
          </table:table-cell>
          <table:table-cell table:formula="of:=MAX([.$C54:.$C103])" office:value-type="float" office:value="-7.152957149109" calcext:value-type="float">
            <text:p>-7.152957149109</text:p>
          </table:table-cell>
          <table:table-cell table:formula="of:=AVERAGE([.$C54:.$C103])" office:value-type="float" office:value="-11.4420056605038" calcext:value-type="float">
            <text:p>-11.4420056605038</text:p>
          </table:table-cell>
        </table:table-row>
        <table:table-row table:style-name="ro1">
          <table:table-cell table:style-name="ce6" office:value-type="float" office:value="-0.740334390942095" calcext:value-type="float">
            <text:p>-0.7403343909</text:p>
          </table:table-cell>
          <table:table-cell table:style-name="ce6" office:value-type="float" office:value="0.926385090317379" calcext:value-type="float">
            <text:p>0.9263850903</text:p>
          </table:table-cell>
          <table:table-cell table:style-name="ce6" office:value-type="float" office:value="-6.93601789138513" calcext:value-type="float">
            <text:p>-6.9360178914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MIN([.$C105:.$C154])" office:value-type="float" office:value="-19.6014690801273" calcext:value-type="float">
            <text:p>-19.6014690801273</text:p>
          </table:table-cell>
          <table:table-cell table:formula="of:=MAX([.$C105:.$C154])" office:value-type="float" office:value="-13.591448009151" calcext:value-type="float">
            <text:p>-13.591448009151</text:p>
          </table:table-cell>
          <table:table-cell table:formula="of:=AVERAGE([.$C105:.$C154])" office:value-type="float" office:value="-16.4942092288739" calcext:value-type="float">
            <text:p>-16.4942092288739</text:p>
          </table:table-cell>
        </table:table-row>
        <table:table-row table:style-name="ro1">
          <table:table-cell table:style-name="ce6" office:value-type="float" office:value="1.01605744389506" calcext:value-type="float">
            <text:p>1.0160574439</text:p>
          </table:table-cell>
          <table:table-cell table:style-name="ce6" office:value-type="float" office:value="1.3436482093323" calcext:value-type="float">
            <text:p>1.3436482093</text:p>
          </table:table-cell>
          <table:table-cell table:style-name="ce6" office:value-type="float" office:value="-1.56100067866493" calcext:value-type="float">
            <text:p>-1.5610006787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MIN([.$C156:.$C205])" office:value-type="float" office:value="-19.6714868952426" calcext:value-type="float">
            <text:p>-19.6714868952426</text:p>
          </table:table-cell>
          <table:table-cell table:formula="of:=MAX([.$C156:.$C205])" office:value-type="float" office:value="-16.9717091757948" calcext:value-type="float">
            <text:p>-16.9717091757948</text:p>
          </table:table-cell>
          <table:table-cell table:formula="of:=AVERAGE([.$C156:.$C205])" office:value-type="float" office:value="-18.3341755260783" calcext:value-type="float">
            <text:p>-18.3341755260783</text:p>
          </table:table-cell>
        </table:table-row>
        <table:table-row table:style-name="ro1">
          <table:table-cell table:style-name="ce6" office:value-type="float" office:value="1.69651772422843" calcext:value-type="float">
            <text:p>1.6965177242</text:p>
          </table:table-cell>
          <table:table-cell table:style-name="ce6" office:value-type="float" office:value="0.843147847128162" calcext:value-type="float">
            <text:p>0.8431478471</text:p>
          </table:table-cell>
          <table:table-cell table:style-name="ce6" office:value-type="float" office:value="1.36236898780006" calcext:value-type="float">
            <text:p>1.3623689878</text:p>
          </table:table-cell>
          <table:table-cell/>
          <table:table-cell office:value-type="float" office:value="399" calcext:value-type="float">
            <text:p>399</text:p>
          </table:table-cell>
          <table:table-cell table:formula="of:=MIN([.$C207:.$C256])" office:value-type="float" office:value="-19.7349283542126" calcext:value-type="float">
            <text:p>-19.7349283542126</text:p>
          </table:table-cell>
          <table:table-cell table:formula="of:=MAX([.$C207:.$C256])" office:value-type="float" office:value="-18.1943107200651" calcext:value-type="float">
            <text:p>-18.1943107200651</text:p>
          </table:table-cell>
          <table:table-cell table:formula="of:=AVERAGE([.$C207:.$C256])" office:value-type="float" office:value="-18.8267885996401" calcext:value-type="float">
            <text:p>-18.8267885996401</text:p>
          </table:table-cell>
        </table:table-row>
        <table:table-row table:style-name="ro1">
          <table:table-cell table:style-name="ce6" office:value-type="float" office:value="-0.345175343299912" calcext:value-type="float">
            <text:p>-0.3451753433</text:p>
          </table:table-cell>
          <table:table-cell table:style-name="ce6" office:value-type="float" office:value="-0.826950277877666" calcext:value-type="float">
            <text:p>-0.8269502779</text:p>
          </table:table-cell>
          <table:table-cell table:style-name="ce6" office:value-type="float" office:value="1.78419023794056" calcext:value-type="float">
            <text:p>1.7841902379</text:p>
          </table:table-cell>
          <table:table-cell/>
          <table:table-cell office:value-type="float" office:value="499" calcext:value-type="float">
            <text:p>499</text:p>
          </table:table-cell>
          <table:table-cell table:formula="of:=MIN([.$C258:.$C307])" office:value-type="float" office:value="-19.7349283542126" calcext:value-type="float">
            <text:p>-19.7349283542126</text:p>
          </table:table-cell>
          <table:table-cell table:formula="of:=MAX([.$C258:.$C307])" office:value-type="float" office:value="-18.54225298457" calcext:value-type="float">
            <text:p>-18.54225298457</text:p>
          </table:table-cell>
          <table:table-cell table:formula="of:=AVERAGE([.$C258:.$C307])" office:value-type="float" office:value="-19.0519459525293" calcext:value-type="float">
            <text:p>-19.0519459525293</text:p>
          </table:table-cell>
        </table:table-row>
        <table:table-row table:style-name="ro1">
          <table:table-cell table:style-name="ce6" office:value-type="float" office:value="-1.19378485845794" calcext:value-type="float">
            <text:p>-1.1937848585</text:p>
          </table:table-cell>
          <table:table-cell table:style-name="ce6" office:value-type="float" office:value="-0.376945183347321" calcext:value-type="float">
            <text:p>-0.3769451833</text:p>
          </table:table-cell>
          <table:table-cell table:style-name="ce6" office:value-type="float" office:value="5.26505408063341" calcext:value-type="float">
            <text:p>5.2650540806</text:p>
          </table:table-cell>
          <table:table-cell table:number-columns-repeated="5"/>
        </table:table-row>
        <table:table-row table:style-name="ro1">
          <table:table-cell table:style-name="ce6" office:value-type="float" office:value="2.01924370445011" calcext:value-type="float">
            <text:p>2.0192437045</text:p>
          </table:table-cell>
          <table:table-cell table:style-name="ce6" office:value-type="float" office:value="2.61695641096998" calcext:value-type="float">
            <text:p>2.6169564110</text:p>
          </table:table-cell>
          <table:table-cell table:style-name="ce6" office:value-type="float" office:value="8.41806956122965" calcext:value-type="float">
            <text:p>8.4180695612</text:p>
          </table:table-cell>
          <table:table-cell table:number-columns-repeated="5"/>
        </table:table-row>
        <table:table-row table:style-name="ro1">
          <table:table-cell table:style-name="ce6" office:value-type="float" office:value="4.04167380093662" calcext:value-type="float">
            <text:p>4.0416738009</text:p>
          </table:table-cell>
          <table:table-cell table:style-name="ce6" office:value-type="float" office:value="2.84029371979363" calcext:value-type="float">
            <text:p>2.8402937198</text:p>
          </table:table-cell>
          <table:table-cell table:style-name="ce6" office:value-type="float" office:value="9.36941243937677" calcext:value-type="float">
            <text:p>9.3694124394</text:p>
          </table:table-cell>
          <table:table-cell table:number-columns-repeated="5"/>
        </table:table-row>
        <table:table-row table:style-name="ro1">
          <table:table-cell table:style-name="ce6" office:value-type="float" office:value="-2.12493285317466" calcext:value-type="float">
            <text:p>-2.1249328532</text:p>
          </table:table-cell>
          <table:table-cell table:style-name="ce6" office:value-type="float" office:value="4.95584345103893" calcext:value-type="float">
            <text:p>4.9558434510</text:p>
          </table:table-cell>
          <table:table-cell table:style-name="ce6" office:value-type="float" office:value="12.3840862685727" calcext:value-type="float">
            <text:p>12.3840862686</text:p>
          </table:table-cell>
          <table:table-cell table:number-columns-repeated="5"/>
        </table:table-row>
        <table:table-row table:style-name="ro1">
          <table:table-cell table:style-name="ce6" office:value-type="float" office:value="1.67994307505662" calcext:value-type="float">
            <text:p>1.6799430751</text:p>
          </table:table-cell>
          <table:table-cell table:style-name="ce6" office:value-type="float" office:value="-3.98335477831275" calcext:value-type="float">
            <text:p>-3.9833547783</text:p>
          </table:table-cell>
          <table:table-cell table:style-name="ce6" office:value-type="float" office:value="13.0049932552435" calcext:value-type="float">
            <text:p>13.0049932552</text:p>
          </table:table-cell>
          <table:table-cell table:number-columns-repeated="5"/>
        </table:table-row>
        <table:table-row table:style-name="ro1">
          <table:table-cell table:style-name="ce6" office:value-type="float" office:value="2.94254875074245" calcext:value-type="float">
            <text:p>2.9425487507</text:p>
          </table:table-cell>
          <table:table-cell table:style-name="ce6" office:value-type="float" office:value="3.29863464309761" calcext:value-type="float">
            <text:p>3.2986346431</text:p>
          </table:table-cell>
          <table:table-cell table:style-name="ce6" office:value-type="float" office:value="13.1925291493886" calcext:value-type="float">
            <text:p>13.1925291494</text:p>
          </table:table-cell>
          <table:table-cell table:number-columns-repeated="5"/>
        </table:table-row>
        <table:table-row table:style-name="ro1">
          <table:table-cell table:style-name="ce6" office:value-type="float" office:value="3.16349737573089" calcext:value-type="float">
            <text:p>3.1634973757</text:p>
          </table:table-cell>
          <table:table-cell table:style-name="ce6" office:value-type="float" office:value="-0.40947146999313" calcext:value-type="float">
            <text:p>-0.4094714700</text:p>
          </table:table-cell>
          <table:table-cell table:style-name="ce6" office:value-type="float" office:value="13.4293702184942" calcext:value-type="float">
            <text:p>13.4293702185</text:p>
          </table:table-cell>
          <table:table-cell table:number-columns-repeated="5"/>
        </table:table-row>
        <table:table-row table:style-name="ro1">
          <table:table-cell table:style-name="ce6" office:value-type="float" office:value="-4.32552383015668" calcext:value-type="float">
            <text:p>-4.3255238302</text:p>
          </table:table-cell>
          <table:table-cell table:style-name="ce6" office:value-type="float" office:value="-0.95717704717245" calcext:value-type="float">
            <text:p>-0.9571770472</text:p>
          </table:table-cell>
          <table:table-cell table:style-name="ce6" office:value-type="float" office:value="14.5553506616942" calcext:value-type="float">
            <text:p>14.5553506617</text:p>
          </table:table-cell>
          <table:table-cell table:number-columns-repeated="5"/>
        </table:table-row>
        <table:table-row table:style-name="ro1">
          <table:table-cell table:style-name="ce6" office:value-type="float" office:value="1.74597383355169" calcext:value-type="float">
            <text:p>1.7459738336</text:p>
          </table:table-cell>
          <table:table-cell table:style-name="ce6" office:value-type="float" office:value="4.14936314040115" calcext:value-type="float">
            <text:p>4.1493631404</text:p>
          </table:table-cell>
          <table:table-cell table:style-name="ce6" office:value-type="float" office:value="14.6084053676294" calcext:value-type="float">
            <text:p>14.6084053676</text:p>
          </table:table-cell>
          <table:table-cell table:number-columns-repeated="5"/>
        </table:table-row>
        <table:table-row table:style-name="ro1">
          <table:table-cell table:style-name="ce6" office:value-type="float" office:value="-1.92995208714129" calcext:value-type="float">
            <text:p>-1.9299520871</text:p>
          </table:table-cell>
          <table:table-cell table:style-name="ce6" office:value-type="float" office:value="-4.75970192378139" calcext:value-type="float">
            <text:p>-4.7597019238</text:p>
          </table:table-cell>
          <table:table-cell table:style-name="ce6" office:value-type="float" office:value="16.723276755496" calcext:value-type="float">
            <text:p>16.7232767555</text:p>
          </table:table-cell>
          <table:table-cell table:number-columns-repeated="5"/>
        </table:table-row>
        <table:table-row table:style-name="ro1">
          <table:table-cell table:style-name="ce6" office:value-type="float" office:value="4.71534099103759" calcext:value-type="float">
            <text:p>4.7153409910</text:p>
          </table:table-cell>
          <table:table-cell table:style-name="ce6" office:value-type="float" office:value="0.139094496278579" calcext:value-type="float">
            <text:p>0.1390944963</text:p>
          </table:table-cell>
          <table:table-cell table:style-name="ce6" office:value-type="float" office:value="17.9963318082537" calcext:value-type="float">
            <text:p>17.9963318083</text:p>
          </table:table-cell>
          <table:table-cell table:number-columns-repeated="5"/>
        </table:table-row>
        <table:table-row table:style-name="ro1">
          <table:table-cell table:style-name="ce6" office:value-type="float" office:value="0.566134610071099" calcext:value-type="float">
            <text:p>0.5661346101</text:p>
          </table:table-cell>
          <table:table-cell table:style-name="ce6" office:value-type="float" office:value="0.584419812772321" calcext:value-type="float">
            <text:p>0.5844198128</text:p>
          </table:table-cell>
          <table:table-cell table:style-name="ce6" office:value-type="float" office:value="18.436975418952" calcext:value-type="float">
            <text:p>18.4369754190</text:p>
          </table:table-cell>
          <table:table-cell table:number-columns-repeated="5"/>
        </table:table-row>
        <table:table-row table:style-name="ro1">
          <table:table-cell table:style-name="ce6" office:value-type="float" office:value="-4.02455251746368" calcext:value-type="float">
            <text:p>-4.0245525175</text:p>
          </table:table-cell>
          <table:table-cell table:style-name="ce6" office:value-type="float" office:value="-2.59748025985281" calcext:value-type="float">
            <text:p>-2.5974802599</text:p>
          </table:table-cell>
          <table:table-cell table:style-name="ce6" office:value-type="float" office:value="21.2448942653731" calcext:value-type="float">
            <text:p>21.2448942654</text:p>
          </table:table-cell>
          <table:table-cell table:number-columns-repeated="5"/>
        </table:table-row>
        <table:table-row table:style-name="ro1">
          <table:table-cell table:style-name="ce6" office:value-type="float" office:value="-3.76201706453332" calcext:value-type="float">
            <text:p>-3.7620170645</text:p>
          </table:table-cell>
          <table:table-cell table:style-name="ce6" office:value-type="float" office:value="2.30118373590585" calcext:value-type="float">
            <text:p>2.3011837359</text:p>
          </table:table-cell>
          <table:table-cell table:style-name="ce6" office:value-type="float" office:value="21.8547016839321" calcext:value-type="float">
            <text:p>21.8547016839</text:p>
          </table:table-cell>
          <table:table-cell table:number-columns-repeated="5"/>
        </table:table-row>
        <table:table-row table:style-name="ro1">
          <table:table-cell table:style-name="ce6" office:value-type="float" office:value="3.28321728777931" calcext:value-type="float">
            <text:p>3.2832172878</text:p>
          </table:table-cell>
          <table:table-cell table:style-name="ce6" office:value-type="float" office:value="1.4353489739903" calcext:value-type="float">
            <text:p>1.4353489740</text:p>
          </table:table-cell>
          <table:table-cell table:style-name="ce6" office:value-type="float" office:value="24.0979590921881" calcext:value-type="float">
            <text:p>24.0979590922</text:p>
          </table:table-cell>
          <table:table-cell table:number-columns-repeated="5"/>
        </table:table-row>
        <table:table-row table:style-name="ro1">
          <table:table-cell table:style-name="ce6" office:value-type="float" office:value="1.39815870826075" calcext:value-type="float">
            <text:p>1.3981587083</text:p>
          </table:table-cell>
          <table:table-cell table:style-name="ce6" office:value-type="float" office:value="2.61140661213812" calcext:value-type="float">
            <text:p>2.6114066121</text:p>
          </table:table-cell>
          <table:table-cell table:style-name="ce6" office:value-type="float" office:value="24.4444170744656" calcext:value-type="float">
            <text:p>24.4444170745</text:p>
          </table:table-cell>
          <table:table-cell table:number-columns-repeated="5"/>
        </table:table-row>
        <table:table-row table:style-name="ro1">
          <table:table-cell table:style-name="ce6" office:value-type="float" office:value="-1.41795429295123" calcext:value-type="float">
            <text:p>-1.4179542930</text:p>
          </table:table-cell>
          <table:table-cell table:style-name="ce6" office:value-type="float" office:value="4.89958023952228" calcext:value-type="float">
            <text:p>4.8995802395</text:p>
          </table:table-cell>
          <table:table-cell table:style-name="ce6" office:value-type="float" office:value="26.6422636625557" calcext:value-type="float">
            <text:p>26.6422636626</text:p>
          </table:table-cell>
          <table:table-cell table:number-columns-repeated="5"/>
        </table:table-row>
        <table:table-row table:style-name="ro1">
          <table:table-cell table:style-name="ce6" office:value-type="float" office:value="3.30133698882274" calcext:value-type="float">
            <text:p>3.3013369888</text:p>
          </table:table-cell>
          <table:table-cell table:style-name="ce6" office:value-type="float" office:value="-5.09933966778706" calcext:value-type="float">
            <text:p>-5.0993396678</text:p>
          </table:table-cell>
          <table:table-cell table:style-name="ce6" office:value-type="float" office:value="31.9575575040354" calcext:value-type="float">
            <text:p>31.9575575040</text:p>
          </table:table-cell>
          <table:table-cell table:number-columns-repeated="5"/>
        </table:table-row>
        <table:table-row table:style-name="ro1">
          <table:table-cell table:style-name="ce6" office:value-type="float" office:value="4.50822604137185" calcext:value-type="float">
            <text:p>4.5082260414</text:p>
          </table:table-cell>
          <table:table-cell table:style-name="ce6" office:value-type="float" office:value="-3.93657622570224" calcext:value-type="float">
            <text:p>-3.9365762257</text:p>
          </table:table-cell>
          <table:table-cell table:style-name="ce6" office:value-type="float" office:value="36.5909523725312" calcext:value-type="float">
            <text:p>36.5909523725</text:p>
          </table:table-cell>
          <table:table-cell table:number-columns-repeated="5"/>
        </table:table-row>
        <table:table-row table:style-name="ro1">
          <table:table-cell table:style-name="ce6" office:value-type="float" office:value="-1.67394028648597" calcext:value-type="float">
            <text:p>-1.6739402865</text:p>
          </table:table-cell>
          <table:table-cell table:style-name="ce6" office:value-type="float" office:value="-4.52996802390638" calcext:value-type="float">
            <text:p>-4.5299680239</text:p>
          </table:table-cell>
          <table:table-cell table:style-name="ce6" office:value-type="float" office:value="37.7450656517378" calcext:value-type="float">
            <text:p>37.7450656517</text:p>
          </table:table-cell>
          <table:table-cell table:number-columns-repeated="5"/>
        </table:table-row>
        <table:table-row table:style-name="ro1" table:number-rows-repeated="25"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0.0107188713572828" calcext:value-type="float">
            <text:p>0.0107188713572828</text:p>
          </table:table-cell>
          <table:table-cell office:value-type="float" office:value="-0.0962512492286269" calcext:value-type="float">
            <text:p>-0.0962512492286269</text:p>
          </table:table-cell>
          <table:table-cell office:value-type="float" office:value="-18.1943107200651" calcext:value-type="float">
            <text:p>-18.1943107200651</text:p>
          </table:table-cell>
          <table:table-cell table:number-columns-repeated="5"/>
        </table:table-row>
        <table:table-row table:style-name="ro1">
          <table:table-cell office:value-type="float" office:value="1.01605744389506" calcext:value-type="float">
            <text:p>1.01605744389506</text:p>
          </table:table-cell>
          <table:table-cell office:value-type="float" office:value="0.0786761463357191" calcext:value-type="float">
            <text:p>0.0786761463357191</text:p>
          </table:table-cell>
          <table:table-cell office:value-type="float" office:value="-17.7134201614184" calcext:value-type="float">
            <text:p>-17.7134201614184</text:p>
          </table:table-cell>
          <table:table-cell table:number-columns-repeated="5"/>
        </table:table-row>
        <table:table-row table:style-name="ro1">
          <table:table-cell office:value-type="float" office:value="0.934861471645292" calcext:value-type="float">
            <text:p>0.934861471645292</text:p>
          </table:table-cell>
          <table:table-cell office:value-type="float" office:value="-0.95717704717245" calcext:value-type="float">
            <text:p>-0.95717704717245</text:p>
          </table:table-cell>
          <table:table-cell office:value-type="float" office:value="-17.0241320284678" calcext:value-type="float">
            <text:p>-17.0241320284678</text:p>
          </table:table-cell>
          <table:table-cell table:number-columns-repeated="5"/>
        </table:table-row>
        <table:table-row table:style-name="ro1">
          <table:table-cell office:value-type="float" office:value="0.934861471645292" calcext:value-type="float">
            <text:p>0.934861471645292</text:p>
          </table:table-cell>
          <table:table-cell office:value-type="float" office:value="-0.917910291380382" calcext:value-type="float">
            <text:p>-0.917910291380382</text:p>
          </table:table-cell>
          <table:table-cell office:value-type="float" office:value="-16.1566196119895" calcext:value-type="float">
            <text:p>-16.1566196119895</text:p>
          </table:table-cell>
          <table:table-cell table:number-columns-repeated="5"/>
        </table:table-row>
        <table:table-row table:style-name="ro1">
          <table:table-cell office:value-type="float" office:value="2.01924370445011" calcext:value-type="float">
            <text:p>2.01924370445011</text:p>
          </table:table-cell>
          <table:table-cell office:value-type="float" office:value="-0.0411869902125339" calcext:value-type="float">
            <text:p>-0.0411869902125339</text:p>
          </table:table-cell>
          <table:table-cell office:value-type="float" office:value="-15.514964154447" calcext:value-type="float">
            <text:p>-15.514964154447</text:p>
          </table:table-cell>
          <table:table-cell table:number-columns-repeated="5"/>
        </table:table-row>
        <table:table-row table:style-name="ro1">
          <table:table-cell office:value-type="float" office:value="0.018936238183427" calcext:value-type="float">
            <text:p>0.018936238183427</text:p>
          </table:table-cell>
          <table:table-cell office:value-type="float" office:value="-0.163843053861718" calcext:value-type="float">
            <text:p>-0.163843053861718</text:p>
          </table:table-cell>
          <table:table-cell office:value-type="float" office:value="-15.054948348549" calcext:value-type="float">
            <text:p>-15.054948348549</text:p>
          </table:table-cell>
          <table:table-cell table:number-columns-repeated="5"/>
        </table:table-row>
        <table:table-row table:style-name="ro1">
          <table:table-cell office:value-type="float" office:value="-1.02856285264505" calcext:value-type="float">
            <text:p>-1.02856285264505</text:p>
          </table:table-cell>
          <table:table-cell office:value-type="float" office:value="-0.162334669217334" calcext:value-type="float">
            <text:p>-0.162334669217334</text:p>
          </table:table-cell>
          <table:table-cell office:value-type="float" office:value="-13.988938084918" calcext:value-type="float">
            <text:p>-13.988938084918</text:p>
          </table:table-cell>
          <table:table-cell table:number-columns-repeated="5"/>
        </table:table-row>
        <table:table-row table:style-name="ro1">
          <table:table-cell office:value-type="float" office:value="-1.92995208714129" calcext:value-type="float">
            <text:p>-1.92995208714129</text:p>
          </table:table-cell>
          <table:table-cell office:value-type="float" office:value="-0.946146986816415" calcext:value-type="float">
            <text:p>-0.946146986816415</text:p>
          </table:table-cell>
          <table:table-cell office:value-type="float" office:value="-13.8600542230486" calcext:value-type="float">
            <text:p>-13.8600542230486</text:p>
          </table:table-cell>
          <table:table-cell table:number-columns-repeated="5"/>
        </table:table-row>
        <table:table-row table:style-name="ro1">
          <table:table-cell office:value-type="float" office:value="-0.135012710018728" calcext:value-type="float">
            <text:p>-0.135012710018728</text:p>
          </table:table-cell>
          <table:table-cell office:value-type="float" office:value="0.868624864923901" calcext:value-type="float">
            <text:p>0.868624864923901</text:p>
          </table:table-cell>
          <table:table-cell office:value-type="float" office:value="-12.6220137801448" calcext:value-type="float">
            <text:p>-12.6220137801448</text:p>
          </table:table-cell>
          <table:table-cell table:number-columns-repeated="5"/>
        </table:table-row>
        <table:table-row table:style-name="ro1">
          <table:table-cell office:value-type="float" office:value="-0.815686959269065" calcext:value-type="float">
            <text:p>-0.815686959269065</text:p>
          </table:table-cell>
          <table:table-cell office:value-type="float" office:value="-0.946146986816415" calcext:value-type="float">
            <text:p>-0.946146986816415</text:p>
          </table:table-cell>
          <table:table-cell office:value-type="float" office:value="-11.8834905017212" calcext:value-type="float">
            <text:p>-11.8834905017212</text:p>
          </table:table-cell>
          <table:table-cell table:number-columns-repeated="5"/>
        </table:table-row>
        <table:table-row table:style-name="ro1">
          <table:table-cell office:value-type="float" office:value="-0.934566143370417" calcext:value-type="float">
            <text:p>-0.934566143370417</text:p>
          </table:table-cell>
          <table:table-cell office:value-type="float" office:value="0.803256741329036" calcext:value-type="float">
            <text:p>0.803256741329036</text:p>
          </table:table-cell>
          <table:table-cell office:value-type="float" office:value="-10.9321719973443" calcext:value-type="float">
            <text:p>-10.9321719973443</text:p>
          </table:table-cell>
          <table:table-cell table:number-columns-repeated="5"/>
        </table:table-row>
        <table:table-row table:style-name="ro1">
          <table:table-cell office:value-type="float" office:value="-1.19129557271789" calcext:value-type="float">
            <text:p>-1.19129557271789</text:p>
          </table:table-cell>
          <table:table-cell office:value-type="float" office:value="-0.946146986816415" calcext:value-type="float">
            <text:p>-0.946146986816415</text:p>
          </table:table-cell>
          <table:table-cell office:value-type="float" office:value="-10.7240333956466" calcext:value-type="float">
            <text:p>-10.7240333956466</text:p>
          </table:table-cell>
          <table:table-cell table:number-columns-repeated="5"/>
        </table:table-row>
        <table:table-row table:style-name="ro1">
          <table:table-cell office:value-type="float" office:value="-1.92995208714129" calcext:value-type="float">
            <text:p>-1.92995208714129</text:p>
          </table:table-cell>
          <table:table-cell office:value-type="float" office:value="-0.842114456469968" calcext:value-type="float">
            <text:p>-0.842114456469968</text:p>
          </table:table-cell>
          <table:table-cell office:value-type="float" office:value="-10.0830816563091" calcext:value-type="float">
            <text:p>-10.0830816563091</text:p>
          </table:table-cell>
          <table:table-cell table:number-columns-repeated="5"/>
        </table:table-row>
        <table:table-row table:style-name="ro1">
          <table:table-cell office:value-type="float" office:value="1.01605744389506" calcext:value-type="float">
            <text:p>1.01605744389506</text:p>
          </table:table-cell>
          <table:table-cell office:value-type="float" office:value="-2.16122210153898" calcext:value-type="float">
            <text:p>-2.16122210153898</text:p>
          </table:table-cell>
          <table:table-cell office:value-type="float" office:value="-9.53917087627739" calcext:value-type="float">
            <text:p>-9.53917087627739</text:p>
          </table:table-cell>
          <table:table-cell table:number-columns-repeated="5"/>
        </table:table-row>
        <table:table-row table:style-name="ro1">
          <table:table-cell office:value-type="float" office:value="1.21185628650565" calcext:value-type="float">
            <text:p>1.21185628650565</text:p>
          </table:table-cell>
          <table:table-cell office:value-type="float" office:value="1.0441258875176" calcext:value-type="float">
            <text:p>1.0441258875176</text:p>
          </table:table-cell>
          <table:table-cell office:value-type="float" office:value="-9.43308282873486" calcext:value-type="float">
            <text:p>-9.43308282873486</text:p>
          </table:table-cell>
          <table:table-cell table:number-columns-repeated="5"/>
        </table:table-row>
        <table:table-row table:style-name="ro1">
          <table:table-cell office:value-type="float" office:value="-0.980174565522417" calcext:value-type="float">
            <text:p>-0.980174565522417</text:p>
          </table:table-cell>
          <table:table-cell office:value-type="float" office:value="-3.04226165024241" calcext:value-type="float">
            <text:p>-3.04226165024241</text:p>
          </table:table-cell>
          <table:table-cell office:value-type="float" office:value="-9.35593272514627" calcext:value-type="float">
            <text:p>-9.35593272514627</text:p>
          </table:table-cell>
          <table:table-cell table:number-columns-repeated="5"/>
        </table:table-row>
        <table:table-row table:style-name="ro1">
          <table:table-cell office:value-type="float" office:value="1.01605744389506" calcext:value-type="float">
            <text:p>1.01605744389506</text:p>
          </table:table-cell>
          <table:table-cell office:value-type="float" office:value="-3.04226165024241" calcext:value-type="float">
            <text:p>-3.04226165024241</text:p>
          </table:table-cell>
          <table:table-cell office:value-type="float" office:value="-9.31093372577419" calcext:value-type="float">
            <text:p>-9.31093372577419</text:p>
          </table:table-cell>
          <table:table-cell table:number-columns-repeated="5"/>
        </table:table-row>
        <table:table-row table:style-name="ro1">
          <table:table-cell office:value-type="float" office:value="0.018936238183427" calcext:value-type="float">
            <text:p>0.018936238183427</text:p>
          </table:table-cell>
          <table:table-cell office:value-type="float" office:value="-0.262377464618089" calcext:value-type="float">
            <text:p>-0.262377464618089</text:p>
          </table:table-cell>
          <table:table-cell office:value-type="float" office:value="-9.08318653535914" calcext:value-type="float">
            <text:p>-9.08318653535914</text:p>
          </table:table-cell>
          <table:table-cell table:number-columns-repeated="5"/>
        </table:table-row>
        <table:table-row table:style-name="ro1">
          <table:table-cell office:value-type="float" office:value="-1.04088632660221" calcext:value-type="float">
            <text:p>-1.04088632660221</text:p>
          </table:table-cell>
          <table:table-cell office:value-type="float" office:value="-3.04226165024241" calcext:value-type="float">
            <text:p>-3.04226165024241</text:p>
          </table:table-cell>
          <table:table-cell office:value-type="float" office:value="-8.98254688715032" calcext:value-type="float">
            <text:p>-8.98254688715032</text:p>
          </table:table-cell>
          <table:table-cell table:number-columns-repeated="5"/>
        </table:table-row>
        <table:table-row table:style-name="ro1">
          <table:table-cell office:value-type="float" office:value="0.018936238183427" calcext:value-type="float">
            <text:p>0.018936238183427</text:p>
          </table:table-cell>
          <table:table-cell office:value-type="float" office:value="-1.24478309339301" calcext:value-type="float">
            <text:p>-1.24478309339301</text:p>
          </table:table-cell>
          <table:table-cell office:value-type="float" office:value="-8.70718806792041" calcext:value-type="float">
            <text:p>-8.70718806792041</text:p>
          </table:table-cell>
          <table:table-cell table:number-columns-repeated="5"/>
        </table:table-row>
        <table:table-row table:style-name="ro1">
          <table:table-cell office:value-type="float" office:value="0.0107188713572828" calcext:value-type="float">
            <text:p>0.0107188713572828</text:p>
          </table:table-cell>
          <table:table-cell office:value-type="float" office:value="-1.25052381506665" calcext:value-type="float">
            <text:p>-1.25052381506665</text:p>
          </table:table-cell>
          <table:table-cell office:value-type="float" office:value="-8.38049244634001" calcext:value-type="float">
            <text:p>-8.38049244634001</text:p>
          </table:table-cell>
          <table:table-cell table:number-columns-repeated="5"/>
        </table:table-row>
        <table:table-row table:style-name="ro1">
          <table:table-cell office:value-type="float" office:value="-0.740334390942095" calcext:value-type="float">
            <text:p>-0.740334390942095</text:p>
          </table:table-cell>
          <table:table-cell office:value-type="float" office:value="-0.95717704717245" calcext:value-type="float">
            <text:p>-0.95717704717245</text:p>
          </table:table-cell>
          <table:table-cell office:value-type="float" office:value="-7.56898209942318" calcext:value-type="float">
            <text:p>-7.56898209942318</text:p>
          </table:table-cell>
          <table:table-cell table:number-columns-repeated="5"/>
        </table:table-row>
        <table:table-row table:style-name="ro1">
          <table:table-cell office:value-type="float" office:value="-1.19129557271789" calcext:value-type="float">
            <text:p>-1.19129557271789</text:p>
          </table:table-cell>
          <table:table-cell office:value-type="float" office:value="-0.162334669217334" calcext:value-type="float">
            <text:p>-0.162334669217334</text:p>
          </table:table-cell>
          <table:table-cell office:value-type="float" office:value="-7.39373998097826" calcext:value-type="float">
            <text:p>-7.39373998097826</text:p>
          </table:table-cell>
          <table:table-cell table:number-columns-repeated="5"/>
        </table:table-row>
        <table:table-row table:style-name="ro1">
          <table:table-cell office:value-type="float" office:value="-1.00463412667317" calcext:value-type="float">
            <text:p>-1.00463412667317</text:p>
          </table:table-cell>
          <table:table-cell office:value-type="float" office:value="-1.25052381506665" calcext:value-type="float">
            <text:p>-1.25052381506665</text:p>
          </table:table-cell>
          <table:table-cell office:value-type="float" office:value="-7.38974952631271" calcext:value-type="float">
            <text:p>-7.38974952631271</text:p>
          </table:table-cell>
          <table:table-cell table:number-columns-repeated="5"/>
        </table:table-row>
        <table:table-row table:style-name="ro1">
          <table:table-cell office:value-type="float" office:value="-2.19834290534544" calcext:value-type="float">
            <text:p>-2.19834290534544</text:p>
          </table:table-cell>
          <table:table-cell office:value-type="float" office:value="0.0786761463357191" calcext:value-type="float">
            <text:p>0.0786761463357191</text:p>
          </table:table-cell>
          <table:table-cell office:value-type="float" office:value="-7.152957149109" calcext:value-type="float">
            <text:p>-7.152957149109</text:p>
          </table:table-cell>
          <table:table-cell table:number-columns-repeated="5"/>
        </table:table-row>
        <table:table-row table:style-name="ro1" table:number-rows-repeated="25">
          <table:table-cell table:number-columns-repeated="8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1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-0.0179492163736947" calcext:value-type="float">
            <text:p>-0.0179492163736947</text:p>
          </table:table-cell>
          <table:table-cell office:value-type="float" office:value="-0.0411869902125339" calcext:value-type="float">
            <text:p>-0.0411869902125339</text:p>
          </table:table-cell>
          <table:table-cell office:value-type="float" office:value="-19.6014690801273" calcext:value-type="float">
            <text:p>-19.6014690801273</text:p>
          </table:table-cell>
          <table:table-cell table:number-columns-repeated="5"/>
        </table:table-row>
        <table:table-row table:style-name="ro1">
          <table:table-cell office:value-type="float" office:value="0.0107188713572828" calcext:value-type="float">
            <text:p>0.0107188713572828</text:p>
          </table:table-cell>
          <table:table-cell office:value-type="float" office:value="-0.995595936885907" calcext:value-type="float">
            <text:p>-0.995595936885907</text:p>
          </table:table-cell>
          <table:table-cell office:value-type="float" office:value="-18.9821748731077" calcext:value-type="float">
            <text:p>-18.9821748731077</text:p>
          </table:table-cell>
          <table:table-cell table:number-columns-repeated="5"/>
        </table:table-row>
        <table:table-row table:style-name="ro1">
          <table:table-cell office:value-type="float" office:value="-0.0179492163736947" calcext:value-type="float">
            <text:p>-0.0179492163736947</text:p>
          </table:table-cell>
          <table:table-cell office:value-type="float" office:value="0.977554574251435" calcext:value-type="float">
            <text:p>0.977554574251435</text:p>
          </table:table-cell>
          <table:table-cell office:value-type="float" office:value="-18.881256730466" calcext:value-type="float">
            <text:p>-18.881256730466</text:p>
          </table:table-cell>
          <table:table-cell table:number-columns-repeated="5"/>
        </table:table-row>
        <table:table-row table:style-name="ro1">
          <table:table-cell office:value-type="float" office:value="0.995050138314979" calcext:value-type="float">
            <text:p>0.995050138314979</text:p>
          </table:table-cell>
          <table:table-cell office:value-type="float" office:value="-0.0411869902125339" calcext:value-type="float">
            <text:p>-0.0411869902125339</text:p>
          </table:table-cell>
          <table:table-cell office:value-type="float" office:value="-18.6703578323678" calcext:value-type="float">
            <text:p>-18.6703578323678</text:p>
          </table:table-cell>
          <table:table-cell table:number-columns-repeated="5"/>
        </table:table-row>
        <table:table-row table:style-name="ro1">
          <table:table-cell office:value-type="float" office:value="0.018936238183427" calcext:value-type="float">
            <text:p>0.018936238183427</text:p>
          </table:table-cell>
          <table:table-cell office:value-type="float" office:value="-0.946146986816415" calcext:value-type="float">
            <text:p>-0.946146986816415</text:p>
          </table:table-cell>
          <table:table-cell office:value-type="float" office:value="-18.4667247594051" calcext:value-type="float">
            <text:p>-18.4667247594051</text:p>
          </table:table-cell>
          <table:table-cell table:number-columns-repeated="5"/>
        </table:table-row>
        <table:table-row table:style-name="ro1">
          <table:table-cell office:value-type="float" office:value="0.018936238183427" calcext:value-type="float">
            <text:p>0.018936238183427</text:p>
          </table:table-cell>
          <table:table-cell office:value-type="float" office:value="1.0441258875176" calcext:value-type="float">
            <text:p>1.0441258875176</text:p>
          </table:table-cell>
          <table:table-cell office:value-type="float" office:value="-18.4568596607172" calcext:value-type="float">
            <text:p>-18.4568596607172</text:p>
          </table:table-cell>
          <table:table-cell table:number-columns-repeated="5"/>
        </table:table-row>
        <table:table-row table:style-name="ro1">
          <table:table-cell office:value-type="float" office:value="-1.02856285264505" calcext:value-type="float">
            <text:p>-1.02856285264505</text:p>
          </table:table-cell>
          <table:table-cell office:value-type="float" office:value="-0.0411869902125339" calcext:value-type="float">
            <text:p>-0.0411869902125339</text:p>
          </table:table-cell>
          <table:table-cell office:value-type="float" office:value="-18.4467690933525" calcext:value-type="float">
            <text:p>-18.4467690933525</text:p>
          </table:table-cell>
          <table:table-cell table:number-columns-repeated="5"/>
        </table:table-row>
        <table:table-row table:style-name="ro1">
          <table:table-cell office:value-type="float" office:value="-0.0408005618508931" calcext:value-type="float">
            <text:p>-0.0408005618508931</text:p>
          </table:table-cell>
          <table:table-cell office:value-type="float" office:value="-0.0833479407245974" calcext:value-type="float">
            <text:p>-0.0833479407245974</text:p>
          </table:table-cell>
          <table:table-cell office:value-type="float" office:value="-18.3243833654685" calcext:value-type="float">
            <text:p>-18.3243833654685</text:p>
          </table:table-cell>
          <table:table-cell table:number-columns-repeated="5"/>
        </table:table-row>
        <table:table-row table:style-name="ro1">
          <table:table-cell office:value-type="float" office:value="0.0107188713572828" calcext:value-type="float">
            <text:p>0.0107188713572828</text:p>
          </table:table-cell>
          <table:table-cell office:value-type="float" office:value="-0.0962512492286269" calcext:value-type="float">
            <text:p>-0.0962512492286269</text:p>
          </table:table-cell>
          <table:table-cell office:value-type="float" office:value="-18.1943107200651" calcext:value-type="float">
            <text:p>-18.1943107200651</text:p>
          </table:table-cell>
          <table:table-cell table:number-columns-repeated="5"/>
        </table:table-row>
        <table:table-row table:style-name="ro1">
          <table:table-cell office:value-type="float" office:value="1.01605744389506" calcext:value-type="float">
            <text:p>1.01605744389506</text:p>
          </table:table-cell>
          <table:table-cell office:value-type="float" office:value="0.0786761463357191" calcext:value-type="float">
            <text:p>0.0786761463357191</text:p>
          </table:table-cell>
          <table:table-cell office:value-type="float" office:value="-17.7134201614184" calcext:value-type="float">
            <text:p>-17.7134201614184</text:p>
          </table:table-cell>
          <table:table-cell table:number-columns-repeated="5"/>
        </table:table-row>
        <table:table-row table:style-name="ro1">
          <table:table-cell office:value-type="float" office:value="1.05592106264909" calcext:value-type="float">
            <text:p>1.05592106264909</text:p>
          </table:table-cell>
          <table:table-cell office:value-type="float" office:value="0.0786761463357191" calcext:value-type="float">
            <text:p>0.0786761463357191</text:p>
          </table:table-cell>
          <table:table-cell office:value-type="float" office:value="-17.0707230895319" calcext:value-type="float">
            <text:p>-17.0707230895319</text:p>
          </table:table-cell>
          <table:table-cell table:number-columns-repeated="5"/>
        </table:table-row>
        <table:table-row table:style-name="ro1">
          <table:table-cell office:value-type="float" office:value="0.934861471645292" calcext:value-type="float">
            <text:p>0.934861471645292</text:p>
          </table:table-cell>
          <table:table-cell office:value-type="float" office:value="-0.95717704717245" calcext:value-type="float">
            <text:p>-0.95717704717245</text:p>
          </table:table-cell>
          <table:table-cell office:value-type="float" office:value="-17.0241320284678" calcext:value-type="float">
            <text:p>-17.0241320284678</text:p>
          </table:table-cell>
          <table:table-cell table:number-columns-repeated="5"/>
        </table:table-row>
        <table:table-row table:style-name="ro1">
          <table:table-cell office:value-type="float" office:value="0.934861471645292" calcext:value-type="float">
            <text:p>0.934861471645292</text:p>
          </table:table-cell>
          <table:table-cell office:value-type="float" office:value="-0.917910291380382" calcext:value-type="float">
            <text:p>-0.917910291380382</text:p>
          </table:table-cell>
          <table:table-cell office:value-type="float" office:value="-16.1566196119895" calcext:value-type="float">
            <text:p>-16.1566196119895</text:p>
          </table:table-cell>
          <table:table-cell table:number-columns-repeated="5"/>
        </table:table-row>
        <table:table-row table:style-name="ro1">
          <table:table-cell office:value-type="float" office:value="-1.97261933524651" calcext:value-type="float">
            <text:p>-1.97261933524651</text:p>
          </table:table-cell>
          <table:table-cell office:value-type="float" office:value="0.0303369739647419" calcext:value-type="float">
            <text:p>0.0303369739647419</text:p>
          </table:table-cell>
          <table:table-cell office:value-type="float" office:value="-15.779115377273" calcext:value-type="float">
            <text:p>-15.779115377273</text:p>
          </table:table-cell>
          <table:table-cell table:number-columns-repeated="5"/>
        </table:table-row>
        <table:table-row table:style-name="ro1">
          <table:table-cell office:value-type="float" office:value="-0.135012710018728" calcext:value-type="float">
            <text:p>-0.135012710018728</text:p>
          </table:table-cell>
          <table:table-cell office:value-type="float" office:value="0.977554574251435" calcext:value-type="float">
            <text:p>0.977554574251435</text:p>
          </table:table-cell>
          <table:table-cell office:value-type="float" office:value="-15.5393973660544" calcext:value-type="float">
            <text:p>-15.5393973660544</text:p>
          </table:table-cell>
          <table:table-cell table:number-columns-repeated="5"/>
        </table:table-row>
        <table:table-row table:style-name="ro1">
          <table:table-cell office:value-type="float" office:value="2.01924370445011" calcext:value-type="float">
            <text:p>2.01924370445011</text:p>
          </table:table-cell>
          <table:table-cell office:value-type="float" office:value="-0.0411869902125339" calcext:value-type="float">
            <text:p>-0.0411869902125339</text:p>
          </table:table-cell>
          <table:table-cell office:value-type="float" office:value="-15.514964154447" calcext:value-type="float">
            <text:p>-15.514964154447</text:p>
          </table:table-cell>
          <table:table-cell table:number-columns-repeated="5"/>
        </table:table-row>
        <table:table-row table:style-name="ro1">
          <table:table-cell office:value-type="float" office:value="0.135529437379525" calcext:value-type="float">
            <text:p>0.135529437379525</text:p>
          </table:table-cell>
          <table:table-cell office:value-type="float" office:value="0.0786761463357191" calcext:value-type="float">
            <text:p>0.0786761463357191</text:p>
          </table:table-cell>
          <table:table-cell office:value-type="float" office:value="-15.3664066422693" calcext:value-type="float">
            <text:p>-15.3664066422693</text:p>
          </table:table-cell>
          <table:table-cell table:number-columns-repeated="5"/>
        </table:table-row>
        <table:table-row table:style-name="ro1">
          <table:table-cell office:value-type="float" office:value="0.018936238183427" calcext:value-type="float">
            <text:p>0.018936238183427</text:p>
          </table:table-cell>
          <table:table-cell office:value-type="float" office:value="-0.163843053861718" calcext:value-type="float">
            <text:p>-0.163843053861718</text:p>
          </table:table-cell>
          <table:table-cell office:value-type="float" office:value="-15.054948348549" calcext:value-type="float">
            <text:p>-15.054948348549</text:p>
          </table:table-cell>
          <table:table-cell table:number-columns-repeated="5"/>
        </table:table-row>
        <table:table-row table:style-name="ro1">
          <table:table-cell office:value-type="float" office:value="1.11148327593446" calcext:value-type="float">
            <text:p>1.11148327593446</text:p>
          </table:table-cell>
          <table:table-cell office:value-type="float" office:value="1.0441258875176" calcext:value-type="float">
            <text:p>1.0441258875176</text:p>
          </table:table-cell>
          <table:table-cell office:value-type="float" office:value="-14.9379134652278" calcext:value-type="float">
            <text:p>-14.9379134652278</text:p>
          </table:table-cell>
          <table:table-cell table:number-columns-repeated="5"/>
        </table:table-row>
        <table:table-row table:style-name="ro1">
          <table:table-cell office:value-type="float" office:value="0.137461867166364" calcext:value-type="float">
            <text:p>0.137461867166364</text:p>
          </table:table-cell>
          <table:table-cell office:value-type="float" office:value="-0.105525632143827" calcext:value-type="float">
            <text:p>-0.105525632143827</text:p>
          </table:table-cell>
          <table:table-cell office:value-type="float" office:value="-14.347535701248" calcext:value-type="float">
            <text:p>-14.347535701248</text:p>
          </table:table-cell>
          <table:table-cell table:number-columns-repeated="5"/>
        </table:table-row>
        <table:table-row table:style-name="ro1">
          <table:table-cell office:value-type="float" office:value="1.95232649998275" calcext:value-type="float">
            <text:p>1.95232649998275</text:p>
          </table:table-cell>
          <table:table-cell office:value-type="float" office:value="-0.946146986816415" calcext:value-type="float">
            <text:p>-0.946146986816415</text:p>
          </table:table-cell>
          <table:table-cell office:value-type="float" office:value="-14.2809212327897" calcext:value-type="float">
            <text:p>-14.2809212327897</text:p>
          </table:table-cell>
          <table:table-cell table:number-columns-repeated="5"/>
        </table:table-row>
        <table:table-row table:style-name="ro1">
          <table:table-cell office:value-type="float" office:value="0.163811497985139" calcext:value-type="float">
            <text:p>0.163811497985139</text:p>
          </table:table-cell>
          <table:table-cell office:value-type="float" office:value="-1.00691749231132" calcext:value-type="float">
            <text:p>-1.00691749231132</text:p>
          </table:table-cell>
          <table:table-cell office:value-type="float" office:value="-14.1043871103878" calcext:value-type="float">
            <text:p>-14.1043871103878</text:p>
          </table:table-cell>
          <table:table-cell table:number-columns-repeated="5"/>
        </table:table-row>
        <table:table-row table:style-name="ro1">
          <table:table-cell office:value-type="float" office:value="-1.02856285264505" calcext:value-type="float">
            <text:p>-1.02856285264505</text:p>
          </table:table-cell>
          <table:table-cell office:value-type="float" office:value="-0.162334669217334" calcext:value-type="float">
            <text:p>-0.162334669217334</text:p>
          </table:table-cell>
          <table:table-cell office:value-type="float" office:value="-13.988938084918" calcext:value-type="float">
            <text:p>-13.988938084918</text:p>
          </table:table-cell>
          <table:table-cell table:number-columns-repeated="5"/>
        </table:table-row>
        <table:table-row table:style-name="ro1">
          <table:table-cell office:value-type="float" office:value="-1.92995208714129" calcext:value-type="float">
            <text:p>-1.92995208714129</text:p>
          </table:table-cell>
          <table:table-cell office:value-type="float" office:value="-0.946146986816415" calcext:value-type="float">
            <text:p>-0.946146986816415</text:p>
          </table:table-cell>
          <table:table-cell office:value-type="float" office:value="-13.8600542230486" calcext:value-type="float">
            <text:p>-13.8600542230486</text:p>
          </table:table-cell>
          <table:table-cell table:number-columns-repeated="5"/>
        </table:table-row>
        <table:table-row table:style-name="ro1">
          <table:table-cell office:value-type="float" office:value="0.826232900086963" calcext:value-type="float">
            <text:p>0.826232900086963</text:p>
          </table:table-cell>
          <table:table-cell office:value-type="float" office:value="-0.0411869902125339" calcext:value-type="float">
            <text:p>-0.0411869902125339</text:p>
          </table:table-cell>
          <table:table-cell office:value-type="float" office:value="-13.591448009151" calcext:value-type="float">
            <text:p>-13.591448009151</text:p>
          </table:table-cell>
          <table:table-cell table:number-columns-repeated="5"/>
        </table:table-row>
        <table:table-row table:style-name="ro1" table:number-rows-repeated="25">
          <table:table-cell table:number-columns-repeated="8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2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0.018936238183427" calcext:value-type="float">
            <text:p>0.018936238183427</text:p>
          </table:table-cell>
          <table:table-cell office:value-type="float" office:value="-0.0361008004299543" calcext:value-type="float">
            <text:p>-0.0361008004299543</text:p>
          </table:table-cell>
          <table:table-cell office:value-type="float" office:value="-19.6714868952426" calcext:value-type="float">
            <text:p>-19.6714868952426</text:p>
          </table:table-cell>
          <table:table-cell table:number-columns-repeated="5"/>
        </table:table-row>
        <table:table-row table:style-name="ro1">
          <table:table-cell office:value-type="float" office:value="-0.0179492163736947" calcext:value-type="float">
            <text:p>-0.0179492163736947</text:p>
          </table:table-cell>
          <table:table-cell office:value-type="float" office:value="-0.0411869902125339" calcext:value-type="float">
            <text:p>-0.0411869902125339</text:p>
          </table:table-cell>
          <table:table-cell office:value-type="float" office:value="-19.6014690801273" calcext:value-type="float">
            <text:p>-19.6014690801273</text:p>
          </table:table-cell>
          <table:table-cell table:number-columns-repeated="5"/>
        </table:table-row>
        <table:table-row table:style-name="ro1">
          <table:table-cell office:value-type="float" office:value="0.0401444765193026" calcext:value-type="float">
            <text:p>0.0401444765193026</text:p>
          </table:table-cell>
          <table:table-cell office:value-type="float" office:value="-0.0361008004299543" calcext:value-type="float">
            <text:p>-0.0361008004299543</text:p>
          </table:table-cell>
          <table:table-cell office:value-type="float" office:value="-19.4245015945047" calcext:value-type="float">
            <text:p>-19.4245015945047</text:p>
          </table:table-cell>
          <table:table-cell table:number-columns-repeated="5"/>
        </table:table-row>
        <table:table-row table:style-name="ro1">
          <table:table-cell office:value-type="float" office:value="-0.0408005618508931" calcext:value-type="float">
            <text:p>-0.0408005618508931</text:p>
          </table:table-cell>
          <table:table-cell office:value-type="float" office:value="-0.0361008004299543" calcext:value-type="float">
            <text:p>-0.0361008004299543</text:p>
          </table:table-cell>
          <table:table-cell office:value-type="float" office:value="-19.4140782397787" calcext:value-type="float">
            <text:p>-19.4140782397787</text:p>
          </table:table-cell>
          <table:table-cell table:number-columns-repeated="5"/>
        </table:table-row>
        <table:table-row table:style-name="ro1">
          <table:table-cell office:value-type="float" office:value="0.0532675937818845" calcext:value-type="float">
            <text:p>0.0532675937818845</text:p>
          </table:table-cell>
          <table:table-cell office:value-type="float" office:value="-0.0411869902125339" calcext:value-type="float">
            <text:p>-0.0411869902125339</text:p>
          </table:table-cell>
          <table:table-cell office:value-type="float" office:value="-19.1076024059545" calcext:value-type="float">
            <text:p>-19.1076024059545</text:p>
          </table:table-cell>
          <table:table-cell table:number-columns-repeated="5"/>
        </table:table-row>
        <table:table-row table:style-name="ro1">
          <table:table-cell office:value-type="float" office:value="0.0107188713572828" calcext:value-type="float">
            <text:p>0.0107188713572828</text:p>
          </table:table-cell>
          <table:table-cell office:value-type="float" office:value="-0.995595936885907" calcext:value-type="float">
            <text:p>-0.995595936885907</text:p>
          </table:table-cell>
          <table:table-cell office:value-type="float" office:value="-18.9821748731077" calcext:value-type="float">
            <text:p>-18.9821748731077</text:p>
          </table:table-cell>
          <table:table-cell table:number-columns-repeated="5"/>
        </table:table-row>
        <table:table-row table:style-name="ro1">
          <table:table-cell office:value-type="float" office:value="-0.0179492163736947" calcext:value-type="float">
            <text:p>-0.0179492163736947</text:p>
          </table:table-cell>
          <table:table-cell office:value-type="float" office:value="0.977554574251435" calcext:value-type="float">
            <text:p>0.977554574251435</text:p>
          </table:table-cell>
          <table:table-cell office:value-type="float" office:value="-18.881256730466" calcext:value-type="float">
            <text:p>-18.881256730466</text:p>
          </table:table-cell>
          <table:table-cell table:number-columns-repeated="5"/>
        </table:table-row>
        <table:table-row table:style-name="ro1">
          <table:table-cell office:value-type="float" office:value="-0.0179492163736947" calcext:value-type="float">
            <text:p>-0.0179492163736947</text:p>
          </table:table-cell>
          <table:table-cell office:value-type="float" office:value="0.0786761463357191" calcext:value-type="float">
            <text:p>0.0786761463357191</text:p>
          </table:table-cell>
          <table:table-cell office:value-type="float" office:value="-18.7327961356083" calcext:value-type="float">
            <text:p>-18.7327961356083</text:p>
          </table:table-cell>
          <table:table-cell table:number-columns-repeated="5"/>
        </table:table-row>
        <table:table-row table:style-name="ro1">
          <table:table-cell office:value-type="float" office:value="0.995050138314979" calcext:value-type="float">
            <text:p>0.995050138314979</text:p>
          </table:table-cell>
          <table:table-cell office:value-type="float" office:value="-0.0411869902125339" calcext:value-type="float">
            <text:p>-0.0411869902125339</text:p>
          </table:table-cell>
          <table:table-cell office:value-type="float" office:value="-18.6703578323678" calcext:value-type="float">
            <text:p>-18.6703578323678</text:p>
          </table:table-cell>
          <table:table-cell table:number-columns-repeated="5"/>
        </table:table-row>
        <table:table-row table:style-name="ro1">
          <table:table-cell office:value-type="float" office:value="0.0401444765193026" calcext:value-type="float">
            <text:p>0.0401444765193026</text:p>
          </table:table-cell>
          <table:table-cell office:value-type="float" office:value="-0.980848323768527" calcext:value-type="float">
            <text:p>-0.980848323768527</text:p>
          </table:table-cell>
          <table:table-cell office:value-type="float" office:value="-18.6475815979026" calcext:value-type="float">
            <text:p>-18.6475815979026</text:p>
          </table:table-cell>
          <table:table-cell table:number-columns-repeated="5"/>
        </table:table-row>
        <table:table-row table:style-name="ro1">
          <table:table-cell office:value-type="float" office:value="0.0401444765193026" calcext:value-type="float">
            <text:p>0.0401444765193026</text:p>
          </table:table-cell>
          <table:table-cell office:value-type="float" office:value="0.0765251918525201" calcext:value-type="float">
            <text:p>0.0765251918525201</text:p>
          </table:table-cell>
          <table:table-cell office:value-type="float" office:value="-18.54225298457" calcext:value-type="float">
            <text:p>-18.54225298457</text:p>
          </table:table-cell>
          <table:table-cell table:number-columns-repeated="5"/>
        </table:table-row>
        <table:table-row table:style-name="ro1">
          <table:table-cell office:value-type="float" office:value="0.018936238183427" calcext:value-type="float">
            <text:p>0.018936238183427</text:p>
          </table:table-cell>
          <table:table-cell office:value-type="float" office:value="-0.946146986816415" calcext:value-type="float">
            <text:p>-0.946146986816415</text:p>
          </table:table-cell>
          <table:table-cell office:value-type="float" office:value="-18.4667247594051" calcext:value-type="float">
            <text:p>-18.4667247594051</text:p>
          </table:table-cell>
          <table:table-cell table:number-columns-repeated="5"/>
        </table:table-row>
        <table:table-row table:style-name="ro1">
          <table:table-cell office:value-type="float" office:value="0.018936238183427" calcext:value-type="float">
            <text:p>0.018936238183427</text:p>
          </table:table-cell>
          <table:table-cell office:value-type="float" office:value="1.0441258875176" calcext:value-type="float">
            <text:p>1.0441258875176</text:p>
          </table:table-cell>
          <table:table-cell office:value-type="float" office:value="-18.4568596607172" calcext:value-type="float">
            <text:p>-18.4568596607172</text:p>
          </table:table-cell>
          <table:table-cell table:number-columns-repeated="5"/>
        </table:table-row>
        <table:table-row table:style-name="ro1">
          <table:table-cell office:value-type="float" office:value="-1.02856285264505" calcext:value-type="float">
            <text:p>-1.02856285264505</text:p>
          </table:table-cell>
          <table:table-cell office:value-type="float" office:value="-0.0411869902125339" calcext:value-type="float">
            <text:p>-0.0411869902125339</text:p>
          </table:table-cell>
          <table:table-cell office:value-type="float" office:value="-18.4467690933525" calcext:value-type="float">
            <text:p>-18.4467690933525</text:p>
          </table:table-cell>
          <table:table-cell table:number-columns-repeated="5"/>
        </table:table-row>
        <table:table-row table:style-name="ro1">
          <table:table-cell office:value-type="float" office:value="-0.0408005618508931" calcext:value-type="float">
            <text:p>-0.0408005618508931</text:p>
          </table:table-cell>
          <table:table-cell office:value-type="float" office:value="-0.0833479407245974" calcext:value-type="float">
            <text:p>-0.0833479407245974</text:p>
          </table:table-cell>
          <table:table-cell office:value-type="float" office:value="-18.3243833654685" calcext:value-type="float">
            <text:p>-18.3243833654685</text:p>
          </table:table-cell>
          <table:table-cell table:number-columns-repeated="5"/>
        </table:table-row>
        <table:table-row table:style-name="ro1">
          <table:table-cell office:value-type="float" office:value="0.0107188713572828" calcext:value-type="float">
            <text:p>0.0107188713572828</text:p>
          </table:table-cell>
          <table:table-cell office:value-type="float" office:value="-0.0962512492286269" calcext:value-type="float">
            <text:p>-0.0962512492286269</text:p>
          </table:table-cell>
          <table:table-cell office:value-type="float" office:value="-18.1943107200651" calcext:value-type="float">
            <text:p>-18.1943107200651</text:p>
          </table:table-cell>
          <table:table-cell table:number-columns-repeated="5"/>
        </table:table-row>
        <table:table-row table:style-name="ro1">
          <table:table-cell office:value-type="float" office:value="0.087206460568277" calcext:value-type="float">
            <text:p>0.087206460568277</text:p>
          </table:table-cell>
          <table:table-cell office:value-type="float" office:value="-0.0411869902125339" calcext:value-type="float">
            <text:p>-0.0411869902125339</text:p>
          </table:table-cell>
          <table:table-cell office:value-type="float" office:value="-18.1937374872989" calcext:value-type="float">
            <text:p>-18.1937374872989</text:p>
          </table:table-cell>
          <table:table-cell table:number-columns-repeated="5"/>
        </table:table-row>
        <table:table-row table:style-name="ro1">
          <table:table-cell office:value-type="float" office:value="0.0504314341000913" calcext:value-type="float">
            <text:p>0.0504314341000913</text:p>
          </table:table-cell>
          <table:table-cell office:value-type="float" office:value="-0.0833479407245974" calcext:value-type="float">
            <text:p>-0.0833479407245974</text:p>
          </table:table-cell>
          <table:table-cell office:value-type="float" office:value="-18.1524583456024" calcext:value-type="float">
            <text:p>-18.1524583456024</text:p>
          </table:table-cell>
          <table:table-cell table:number-columns-repeated="5"/>
        </table:table-row>
        <table:table-row table:style-name="ro1">
          <table:table-cell office:value-type="float" office:value="1.01605744389506" calcext:value-type="float">
            <text:p>1.01605744389506</text:p>
          </table:table-cell>
          <table:table-cell office:value-type="float" office:value="0.0786761463357191" calcext:value-type="float">
            <text:p>0.0786761463357191</text:p>
          </table:table-cell>
          <table:table-cell office:value-type="float" office:value="-17.7134201614184" calcext:value-type="float">
            <text:p>-17.7134201614184</text:p>
          </table:table-cell>
          <table:table-cell table:number-columns-repeated="5"/>
        </table:table-row>
        <table:table-row table:style-name="ro1">
          <table:table-cell office:value-type="float" office:value="1.05592106264909" calcext:value-type="float">
            <text:p>1.05592106264909</text:p>
          </table:table-cell>
          <table:table-cell office:value-type="float" office:value="0.0663548053518219" calcext:value-type="float">
            <text:p>0.0663548053518219</text:p>
          </table:table-cell>
          <table:table-cell office:value-type="float" office:value="-17.4130814904825" calcext:value-type="float">
            <text:p>-17.4130814904825</text:p>
          </table:table-cell>
          <table:table-cell table:number-columns-repeated="5"/>
        </table:table-row>
        <table:table-row table:style-name="ro1">
          <table:table-cell office:value-type="float" office:value="0.087206460568277" calcext:value-type="float">
            <text:p>0.087206460568277</text:p>
          </table:table-cell>
          <table:table-cell office:value-type="float" office:value="-0.95717704717245" calcext:value-type="float">
            <text:p>-0.95717704717245</text:p>
          </table:table-cell>
          <table:table-cell office:value-type="float" office:value="-17.2524309289854" calcext:value-type="float">
            <text:p>-17.2524309289854</text:p>
          </table:table-cell>
          <table:table-cell table:number-columns-repeated="5"/>
        </table:table-row>
        <table:table-row table:style-name="ro1">
          <table:table-cell office:value-type="float" office:value="1.05592106264909" calcext:value-type="float">
            <text:p>1.05592106264909</text:p>
          </table:table-cell>
          <table:table-cell office:value-type="float" office:value="0.0786761463357191" calcext:value-type="float">
            <text:p>0.0786761463357191</text:p>
          </table:table-cell>
          <table:table-cell office:value-type="float" office:value="-17.0707230895319" calcext:value-type="float">
            <text:p>-17.0707230895319</text:p>
          </table:table-cell>
          <table:table-cell table:number-columns-repeated="5"/>
        </table:table-row>
        <table:table-row table:style-name="ro1">
          <table:table-cell office:value-type="float" office:value="0.934861471645292" calcext:value-type="float">
            <text:p>0.934861471645292</text:p>
          </table:table-cell>
          <table:table-cell office:value-type="float" office:value="-0.95717704717245" calcext:value-type="float">
            <text:p>-0.95717704717245</text:p>
          </table:table-cell>
          <table:table-cell office:value-type="float" office:value="-17.0241320284678" calcext:value-type="float">
            <text:p>-17.0241320284678</text:p>
          </table:table-cell>
          <table:table-cell table:number-columns-repeated="5"/>
        </table:table-row>
        <table:table-row table:style-name="ro1">
          <table:table-cell office:value-type="float" office:value="1.05592106264909" calcext:value-type="float">
            <text:p>1.05592106264909</text:p>
          </table:table-cell>
          <table:table-cell office:value-type="float" office:value="-0.95717704717245" calcext:value-type="float">
            <text:p>-0.95717704717245</text:p>
          </table:table-cell>
          <table:table-cell office:value-type="float" office:value="-16.9980894757374" calcext:value-type="float">
            <text:p>-16.9980894757374</text:p>
          </table:table-cell>
          <table:table-cell table:number-columns-repeated="5"/>
        </table:table-row>
        <table:table-row table:style-name="ro1">
          <table:table-cell office:value-type="float" office:value="0.0107188713572828" calcext:value-type="float">
            <text:p>0.0107188713572828</text:p>
          </table:table-cell>
          <table:table-cell office:value-type="float" office:value="0.892147099605061" calcext:value-type="float">
            <text:p>0.892147099605061</text:p>
          </table:table-cell>
          <table:table-cell office:value-type="float" office:value="-16.9717091757948" calcext:value-type="float">
            <text:p>-16.9717091757948</text:p>
          </table:table-cell>
          <table:table-cell table:number-columns-repeated="5"/>
        </table:table-row>
        <table:table-row table:style-name="ro1" table:number-rows-repeated="25">
          <table:table-cell table:number-columns-repeated="8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3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0.00619573137264062" calcext:value-type="float">
            <text:p>0.00619573137264062</text:p>
          </table:table-cell>
          <table:table-cell office:value-type="float" office:value="-0.0361008004299543" calcext:value-type="float">
            <text:p>-0.0361008004299543</text:p>
          </table:table-cell>
          <table:table-cell office:value-type="float" office:value="-19.7349283542126" calcext:value-type="float">
            <text:p>-19.7349283542126</text:p>
          </table:table-cell>
          <table:table-cell table:number-columns-repeated="5"/>
        </table:table-row>
        <table:table-row table:style-name="ro1">
          <table:table-cell office:value-type="float" office:value="0.018936238183427" calcext:value-type="float">
            <text:p>0.018936238183427</text:p>
          </table:table-cell>
          <table:table-cell office:value-type="float" office:value="-0.0361008004299543" calcext:value-type="float">
            <text:p>-0.0361008004299543</text:p>
          </table:table-cell>
          <table:table-cell office:value-type="float" office:value="-19.6714868952426" calcext:value-type="float">
            <text:p>-19.6714868952426</text:p>
          </table:table-cell>
          <table:table-cell table:number-columns-repeated="5"/>
        </table:table-row>
        <table:table-row table:style-name="ro1">
          <table:table-cell office:value-type="float" office:value="-0.0179492163736947" calcext:value-type="float">
            <text:p>-0.0179492163736947</text:p>
          </table:table-cell>
          <table:table-cell office:value-type="float" office:value="-0.0411869902125339" calcext:value-type="float">
            <text:p>-0.0411869902125339</text:p>
          </table:table-cell>
          <table:table-cell office:value-type="float" office:value="-19.6014690801273" calcext:value-type="float">
            <text:p>-19.6014690801273</text:p>
          </table:table-cell>
          <table:table-cell table:number-columns-repeated="5"/>
        </table:table-row>
        <table:table-row table:style-name="ro1">
          <table:table-cell office:value-type="float" office:value="0.0401444765193026" calcext:value-type="float">
            <text:p>0.0401444765193026</text:p>
          </table:table-cell>
          <table:table-cell office:value-type="float" office:value="-0.0361008004299543" calcext:value-type="float">
            <text:p>-0.0361008004299543</text:p>
          </table:table-cell>
          <table:table-cell office:value-type="float" office:value="-19.4245015945047" calcext:value-type="float">
            <text:p>-19.4245015945047</text:p>
          </table:table-cell>
          <table:table-cell table:number-columns-repeated="5"/>
        </table:table-row>
        <table:table-row table:style-name="ro1">
          <table:table-cell office:value-type="float" office:value="-0.0408005618508931" calcext:value-type="float">
            <text:p>-0.0408005618508931</text:p>
          </table:table-cell>
          <table:table-cell office:value-type="float" office:value="-0.0361008004299543" calcext:value-type="float">
            <text:p>-0.0361008004299543</text:p>
          </table:table-cell>
          <table:table-cell office:value-type="float" office:value="-19.4140782397787" calcext:value-type="float">
            <text:p>-19.4140782397787</text:p>
          </table:table-cell>
          <table:table-cell table:number-columns-repeated="5"/>
        </table:table-row>
        <table:table-row table:style-name="ro1">
          <table:table-cell office:value-type="float" office:value="-0.0408005618508931" calcext:value-type="float">
            <text:p>-0.0408005618508931</text:p>
          </table:table-cell>
          <table:table-cell office:value-type="float" office:value="0.0371319224305005" calcext:value-type="float">
            <text:p>0.0371319224305005</text:p>
          </table:table-cell>
          <table:table-cell office:value-type="float" office:value="-19.3992284535186" calcext:value-type="float">
            <text:p>-19.3992284535186</text:p>
          </table:table-cell>
          <table:table-cell table:number-columns-repeated="5"/>
        </table:table-row>
        <table:table-row table:style-name="ro1">
          <table:table-cell office:value-type="float" office:value="0.0532675937818845" calcext:value-type="float">
            <text:p>0.0532675937818845</text:p>
          </table:table-cell>
          <table:table-cell office:value-type="float" office:value="-0.0411869902125339" calcext:value-type="float">
            <text:p>-0.0411869902125339</text:p>
          </table:table-cell>
          <table:table-cell office:value-type="float" office:value="-19.1076024059545" calcext:value-type="float">
            <text:p>-19.1076024059545</text:p>
          </table:table-cell>
          <table:table-cell table:number-columns-repeated="5"/>
        </table:table-row>
        <table:table-row table:style-name="ro1">
          <table:table-cell office:value-type="float" office:value="0.0107188713572828" calcext:value-type="float">
            <text:p>0.0107188713572828</text:p>
          </table:table-cell>
          <table:table-cell office:value-type="float" office:value="-0.995595936885907" calcext:value-type="float">
            <text:p>-0.995595936885907</text:p>
          </table:table-cell>
          <table:table-cell office:value-type="float" office:value="-18.9821748731077" calcext:value-type="float">
            <text:p>-18.9821748731077</text:p>
          </table:table-cell>
          <table:table-cell table:number-columns-repeated="5"/>
        </table:table-row>
        <table:table-row table:style-name="ro1">
          <table:table-cell office:value-type="float" office:value="-0.0179492163736947" calcext:value-type="float">
            <text:p>-0.0179492163736947</text:p>
          </table:table-cell>
          <table:table-cell office:value-type="float" office:value="0.977554574251435" calcext:value-type="float">
            <text:p>0.977554574251435</text:p>
          </table:table-cell>
          <table:table-cell office:value-type="float" office:value="-18.881256730466" calcext:value-type="float">
            <text:p>-18.881256730466</text:p>
          </table:table-cell>
          <table:table-cell table:number-columns-repeated="5"/>
        </table:table-row>
        <table:table-row table:style-name="ro1">
          <table:table-cell office:value-type="float" office:value="-0.0179492163736947" calcext:value-type="float">
            <text:p>-0.0179492163736947</text:p>
          </table:table-cell>
          <table:table-cell office:value-type="float" office:value="0.0786761463357191" calcext:value-type="float">
            <text:p>0.0786761463357191</text:p>
          </table:table-cell>
          <table:table-cell office:value-type="float" office:value="-18.7327961356083" calcext:value-type="float">
            <text:p>-18.7327961356083</text:p>
          </table:table-cell>
          <table:table-cell table:number-columns-repeated="5"/>
        </table:table-row>
        <table:table-row table:style-name="ro1">
          <table:table-cell office:value-type="float" office:value="0.0107188713572828" calcext:value-type="float">
            <text:p>0.0107188713572828</text:p>
          </table:table-cell>
          <table:table-cell office:value-type="float" office:value="-0.95717704717245" calcext:value-type="float">
            <text:p>-0.95717704717245</text:p>
          </table:table-cell>
          <table:table-cell office:value-type="float" office:value="-18.7012264616157" calcext:value-type="float">
            <text:p>-18.7012264616157</text:p>
          </table:table-cell>
          <table:table-cell table:number-columns-repeated="5"/>
        </table:table-row>
        <table:table-row table:style-name="ro1">
          <table:table-cell office:value-type="float" office:value="0.995050138314979" calcext:value-type="float">
            <text:p>0.995050138314979</text:p>
          </table:table-cell>
          <table:table-cell office:value-type="float" office:value="-0.0411869902125339" calcext:value-type="float">
            <text:p>-0.0411869902125339</text:p>
          </table:table-cell>
          <table:table-cell office:value-type="float" office:value="-18.6703578323678" calcext:value-type="float">
            <text:p>-18.6703578323678</text:p>
          </table:table-cell>
          <table:table-cell table:number-columns-repeated="5"/>
        </table:table-row>
        <table:table-row table:style-name="ro1">
          <table:table-cell office:value-type="float" office:value="0.991561031739566" calcext:value-type="float">
            <text:p>0.991561031739566</text:p>
          </table:table-cell>
          <table:table-cell office:value-type="float" office:value="-0.0411869902125339" calcext:value-type="float">
            <text:p>-0.0411869902125339</text:p>
          </table:table-cell>
          <table:table-cell office:value-type="float" office:value="-18.6680710517242" calcext:value-type="float">
            <text:p>-18.6680710517242</text:p>
          </table:table-cell>
          <table:table-cell table:number-columns-repeated="5"/>
        </table:table-row>
        <table:table-row table:style-name="ro1">
          <table:table-cell office:value-type="float" office:value="0.974551293755033" calcext:value-type="float">
            <text:p>0.974551293755033</text:p>
          </table:table-cell>
          <table:table-cell office:value-type="float" office:value="-0.0361008004299543" calcext:value-type="float">
            <text:p>-0.0361008004299543</text:p>
          </table:table-cell>
          <table:table-cell office:value-type="float" office:value="-18.6652266624018" calcext:value-type="float">
            <text:p>-18.6652266624018</text:p>
          </table:table-cell>
          <table:table-cell table:number-columns-repeated="5"/>
        </table:table-row>
        <table:table-row table:style-name="ro1">
          <table:table-cell office:value-type="float" office:value="0.0401444765193026" calcext:value-type="float">
            <text:p>0.0401444765193026</text:p>
          </table:table-cell>
          <table:table-cell office:value-type="float" office:value="-0.980848323768527" calcext:value-type="float">
            <text:p>-0.980848323768527</text:p>
          </table:table-cell>
          <table:table-cell office:value-type="float" office:value="-18.6475815979026" calcext:value-type="float">
            <text:p>-18.6475815979026</text:p>
          </table:table-cell>
          <table:table-cell table:number-columns-repeated="5"/>
        </table:table-row>
        <table:table-row table:style-name="ro1">
          <table:table-cell office:value-type="float" office:value="0.0107188713572828" calcext:value-type="float">
            <text:p>0.0107188713572828</text:p>
          </table:table-cell>
          <table:table-cell office:value-type="float" office:value="-0.0833479407245974" calcext:value-type="float">
            <text:p>-0.0833479407245974</text:p>
          </table:table-cell>
          <table:table-cell office:value-type="float" office:value="-18.6300626876903" calcext:value-type="float">
            <text:p>-18.6300626876903</text:p>
          </table:table-cell>
          <table:table-cell table:number-columns-repeated="5"/>
        </table:table-row>
        <table:table-row table:style-name="ro1">
          <table:table-cell office:value-type="float" office:value="0.974551293755033" calcext:value-type="float">
            <text:p>0.974551293755033</text:p>
          </table:table-cell>
          <table:table-cell office:value-type="float" office:value="-0.0411869902125339" calcext:value-type="float">
            <text:p>-0.0411869902125339</text:p>
          </table:table-cell>
          <table:table-cell office:value-type="float" office:value="-18.5880021203305" calcext:value-type="float">
            <text:p>-18.5880021203305</text:p>
          </table:table-cell>
          <table:table-cell table:number-columns-repeated="5"/>
        </table:table-row>
        <table:table-row table:style-name="ro1">
          <table:table-cell office:value-type="float" office:value="0.0401444765193026" calcext:value-type="float">
            <text:p>0.0401444765193026</text:p>
          </table:table-cell>
          <table:table-cell office:value-type="float" office:value="0.0765251918525201" calcext:value-type="float">
            <text:p>0.0765251918525201</text:p>
          </table:table-cell>
          <table:table-cell office:value-type="float" office:value="-18.54225298457" calcext:value-type="float">
            <text:p>-18.54225298457</text:p>
          </table:table-cell>
          <table:table-cell table:number-columns-repeated="5"/>
        </table:table-row>
        <table:table-row table:style-name="ro1">
          <table:table-cell office:value-type="float" office:value="0.0504314341000913" calcext:value-type="float">
            <text:p>0.0504314341000913</text:p>
          </table:table-cell>
          <table:table-cell office:value-type="float" office:value="-1.00202696023228" calcext:value-type="float">
            <text:p>-1.00202696023228</text:p>
          </table:table-cell>
          <table:table-cell office:value-type="float" office:value="-18.4947411113432" calcext:value-type="float">
            <text:p>-18.4947411113432</text:p>
          </table:table-cell>
          <table:table-cell table:number-columns-repeated="5"/>
        </table:table-row>
        <table:table-row table:style-name="ro1">
          <table:table-cell office:value-type="float" office:value="0.018936238183427" calcext:value-type="float">
            <text:p>0.018936238183427</text:p>
          </table:table-cell>
          <table:table-cell office:value-type="float" office:value="-0.946146986816415" calcext:value-type="float">
            <text:p>-0.946146986816415</text:p>
          </table:table-cell>
          <table:table-cell office:value-type="float" office:value="-18.4667247594051" calcext:value-type="float">
            <text:p>-18.4667247594051</text:p>
          </table:table-cell>
          <table:table-cell table:number-columns-repeated="5"/>
        </table:table-row>
        <table:table-row table:style-name="ro1">
          <table:table-cell office:value-type="float" office:value="0.018936238183427" calcext:value-type="float">
            <text:p>0.018936238183427</text:p>
          </table:table-cell>
          <table:table-cell office:value-type="float" office:value="1.0441258875176" calcext:value-type="float">
            <text:p>1.0441258875176</text:p>
          </table:table-cell>
          <table:table-cell office:value-type="float" office:value="-18.4568596607172" calcext:value-type="float">
            <text:p>-18.4568596607172</text:p>
          </table:table-cell>
          <table:table-cell table:number-columns-repeated="5"/>
        </table:table-row>
        <table:table-row table:style-name="ro1">
          <table:table-cell office:value-type="float" office:value="-1.02856285264505" calcext:value-type="float">
            <text:p>-1.02856285264505</text:p>
          </table:table-cell>
          <table:table-cell office:value-type="float" office:value="-0.0411869902125339" calcext:value-type="float">
            <text:p>-0.0411869902125339</text:p>
          </table:table-cell>
          <table:table-cell office:value-type="float" office:value="-18.4467690933525" calcext:value-type="float">
            <text:p>-18.4467690933525</text:p>
          </table:table-cell>
          <table:table-cell table:number-columns-repeated="5"/>
        </table:table-row>
        <table:table-row table:style-name="ro1">
          <table:table-cell office:value-type="float" office:value="-0.0408005618508931" calcext:value-type="float">
            <text:p>-0.0408005618508931</text:p>
          </table:table-cell>
          <table:table-cell office:value-type="float" office:value="-0.0833479407245974" calcext:value-type="float">
            <text:p>-0.0833479407245974</text:p>
          </table:table-cell>
          <table:table-cell office:value-type="float" office:value="-18.3243833654685" calcext:value-type="float">
            <text:p>-18.3243833654685</text:p>
          </table:table-cell>
          <table:table-cell table:number-columns-repeated="5"/>
        </table:table-row>
        <table:table-row table:style-name="ro1">
          <table:table-cell office:value-type="float" office:value="0.0504314341000913" calcext:value-type="float">
            <text:p>0.0504314341000913</text:p>
          </table:table-cell>
          <table:table-cell office:value-type="float" office:value="-0.95717704717245" calcext:value-type="float">
            <text:p>-0.95717704717245</text:p>
          </table:table-cell>
          <table:table-cell office:value-type="float" office:value="-18.2236221195279" calcext:value-type="float">
            <text:p>-18.2236221195279</text:p>
          </table:table-cell>
          <table:table-cell table:number-columns-repeated="5"/>
        </table:table-row>
        <table:table-row table:style-name="ro1">
          <table:table-cell office:value-type="float" office:value="0.0107188713572828" calcext:value-type="float">
            <text:p>0.0107188713572828</text:p>
          </table:table-cell>
          <table:table-cell office:value-type="float" office:value="-0.0962512492286269" calcext:value-type="float">
            <text:p>-0.0962512492286269</text:p>
          </table:table-cell>
          <table:table-cell office:value-type="float" office:value="-18.1943107200651" calcext:value-type="float">
            <text:p>-18.1943107200651</text:p>
          </table:table-cell>
          <table:table-cell table:number-columns-repeated="5"/>
        </table:table-row>
        <table:table-row table:style-name="ro1" table:number-rows-repeated="25">
          <table:table-cell table:number-columns-repeated="8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4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0.00619573137264062" calcext:value-type="float">
            <text:p>0.00619573137264062</text:p>
          </table:table-cell>
          <table:table-cell office:value-type="float" office:value="-0.0361008004299543" calcext:value-type="float">
            <text:p>-0.0361008004299543</text:p>
          </table:table-cell>
          <table:table-cell office:value-type="float" office:value="-19.7349283542126" calcext:value-type="float">
            <text:p>-19.7349283542126</text:p>
          </table:table-cell>
          <table:table-cell table:number-columns-repeated="5"/>
        </table:table-row>
        <table:table-row table:style-name="ro1">
          <table:table-cell office:value-type="float" office:value="0.0107188713572828" calcext:value-type="float">
            <text:p>0.0107188713572828</text:p>
          </table:table-cell>
          <table:table-cell office:value-type="float" office:value="-0.0361008004299543" calcext:value-type="float">
            <text:p>-0.0361008004299543</text:p>
          </table:table-cell>
          <table:table-cell office:value-type="float" office:value="-19.7197575620005" calcext:value-type="float">
            <text:p>-19.7197575620005</text:p>
          </table:table-cell>
          <table:table-cell table:number-columns-repeated="5"/>
        </table:table-row>
        <table:table-row table:style-name="ro1">
          <table:table-cell office:value-type="float" office:value="0.018936238183427" calcext:value-type="float">
            <text:p>0.018936238183427</text:p>
          </table:table-cell>
          <table:table-cell office:value-type="float" office:value="-0.0361008004299543" calcext:value-type="float">
            <text:p>-0.0361008004299543</text:p>
          </table:table-cell>
          <table:table-cell office:value-type="float" office:value="-19.6714868952426" calcext:value-type="float">
            <text:p>-19.6714868952426</text:p>
          </table:table-cell>
          <table:table-cell table:number-columns-repeated="5"/>
        </table:table-row>
        <table:table-row table:style-name="ro1">
          <table:table-cell office:value-type="float" office:value="-0.00740702736192245" calcext:value-type="float">
            <text:p>-0.00740702736192245</text:p>
          </table:table-cell>
          <table:table-cell office:value-type="float" office:value="-0.0411869902125339" calcext:value-type="float">
            <text:p>-0.0411869902125339</text:p>
          </table:table-cell>
          <table:table-cell office:value-type="float" office:value="-19.6544359099328" calcext:value-type="float">
            <text:p>-19.6544359099328</text:p>
          </table:table-cell>
          <table:table-cell table:number-columns-repeated="5"/>
        </table:table-row>
        <table:table-row table:style-name="ro1">
          <table:table-cell office:value-type="float" office:value="0.0107188713572828" calcext:value-type="float">
            <text:p>0.0107188713572828</text:p>
          </table:table-cell>
          <table:table-cell office:value-type="float" office:value="-0.0411869902125339" calcext:value-type="float">
            <text:p>-0.0411869902125339</text:p>
          </table:table-cell>
          <table:table-cell office:value-type="float" office:value="-19.6425330199292" calcext:value-type="float">
            <text:p>-19.6425330199292</text:p>
          </table:table-cell>
          <table:table-cell table:number-columns-repeated="5"/>
        </table:table-row>
        <table:table-row table:style-name="ro1">
          <table:table-cell office:value-type="float" office:value="-0.0179492163736947" calcext:value-type="float">
            <text:p>-0.0179492163736947</text:p>
          </table:table-cell>
          <table:table-cell office:value-type="float" office:value="-0.0411869902125339" calcext:value-type="float">
            <text:p>-0.0411869902125339</text:p>
          </table:table-cell>
          <table:table-cell office:value-type="float" office:value="-19.6014690801273" calcext:value-type="float">
            <text:p>-19.6014690801273</text:p>
          </table:table-cell>
          <table:table-cell table:number-columns-repeated="5"/>
        </table:table-row>
        <table:table-row table:style-name="ro1">
          <table:table-cell office:value-type="float" office:value="0.0401444765193026" calcext:value-type="float">
            <text:p>0.0401444765193026</text:p>
          </table:table-cell>
          <table:table-cell office:value-type="float" office:value="-0.0361008004299543" calcext:value-type="float">
            <text:p>-0.0361008004299543</text:p>
          </table:table-cell>
          <table:table-cell office:value-type="float" office:value="-19.4245015945047" calcext:value-type="float">
            <text:p>-19.4245015945047</text:p>
          </table:table-cell>
          <table:table-cell table:number-columns-repeated="5"/>
        </table:table-row>
        <table:table-row table:style-name="ro1">
          <table:table-cell office:value-type="float" office:value="-0.0408005618508931" calcext:value-type="float">
            <text:p>-0.0408005618508931</text:p>
          </table:table-cell>
          <table:table-cell office:value-type="float" office:value="-0.0361008004299543" calcext:value-type="float">
            <text:p>-0.0361008004299543</text:p>
          </table:table-cell>
          <table:table-cell office:value-type="float" office:value="-19.4140782397787" calcext:value-type="float">
            <text:p>-19.4140782397787</text:p>
          </table:table-cell>
          <table:table-cell table:number-columns-repeated="5"/>
        </table:table-row>
        <table:table-row table:style-name="ro1">
          <table:table-cell office:value-type="float" office:value="-0.0408005618508931" calcext:value-type="float">
            <text:p>-0.0408005618508931</text:p>
          </table:table-cell>
          <table:table-cell office:value-type="float" office:value="0.0371319224305005" calcext:value-type="float">
            <text:p>0.0371319224305005</text:p>
          </table:table-cell>
          <table:table-cell office:value-type="float" office:value="-19.3992284535186" calcext:value-type="float">
            <text:p>-19.3992284535186</text:p>
          </table:table-cell>
          <table:table-cell table:number-columns-repeated="5"/>
        </table:table-row>
        <table:table-row table:style-name="ro1">
          <table:table-cell office:value-type="float" office:value="0.0532675937818845" calcext:value-type="float">
            <text:p>0.0532675937818845</text:p>
          </table:table-cell>
          <table:table-cell office:value-type="float" office:value="-0.0411869902125339" calcext:value-type="float">
            <text:p>-0.0411869902125339</text:p>
          </table:table-cell>
          <table:table-cell office:value-type="float" office:value="-19.1076024059545" calcext:value-type="float">
            <text:p>-19.1076024059545</text:p>
          </table:table-cell>
          <table:table-cell table:number-columns-repeated="5"/>
        </table:table-row>
        <table:table-row table:style-name="ro1">
          <table:table-cell office:value-type="float" office:value="0.00246859786026121" calcext:value-type="float">
            <text:p>0.00246859786026121</text:p>
          </table:table-cell>
          <table:table-cell office:value-type="float" office:value="-0.0708441214631379" calcext:value-type="float">
            <text:p>-0.0708441214631379</text:p>
          </table:table-cell>
          <table:table-cell office:value-type="float" office:value="-19.0193331439693" calcext:value-type="float">
            <text:p>-19.0193331439693</text:p>
          </table:table-cell>
          <table:table-cell table:number-columns-repeated="5"/>
        </table:table-row>
        <table:table-row table:style-name="ro1">
          <table:table-cell office:value-type="float" office:value="0.00619573137264062" calcext:value-type="float">
            <text:p>0.00619573137264062</text:p>
          </table:table-cell>
          <table:table-cell office:value-type="float" office:value="-0.0708441214631379" calcext:value-type="float">
            <text:p>-0.0708441214631379</text:p>
          </table:table-cell>
          <table:table-cell office:value-type="float" office:value="-19.0129273788435" calcext:value-type="float">
            <text:p>-19.0129273788435</text:p>
          </table:table-cell>
          <table:table-cell table:number-columns-repeated="5"/>
        </table:table-row>
        <table:table-row table:style-name="ro1">
          <table:table-cell office:value-type="float" office:value="0.0107188713572828" calcext:value-type="float">
            <text:p>0.0107188713572828</text:p>
          </table:table-cell>
          <table:table-cell office:value-type="float" office:value="-0.995595936885907" calcext:value-type="float">
            <text:p>-0.995595936885907</text:p>
          </table:table-cell>
          <table:table-cell office:value-type="float" office:value="-18.9821748731077" calcext:value-type="float">
            <text:p>-18.9821748731077</text:p>
          </table:table-cell>
          <table:table-cell table:number-columns-repeated="5"/>
        </table:table-row>
        <table:table-row table:style-name="ro1">
          <table:table-cell office:value-type="float" office:value="-0.0179492163736947" calcext:value-type="float">
            <text:p>-0.0179492163736947</text:p>
          </table:table-cell>
          <table:table-cell office:value-type="float" office:value="0.977554574251435" calcext:value-type="float">
            <text:p>0.977554574251435</text:p>
          </table:table-cell>
          <table:table-cell office:value-type="float" office:value="-18.881256730466" calcext:value-type="float">
            <text:p>-18.881256730466</text:p>
          </table:table-cell>
          <table:table-cell table:number-columns-repeated="5"/>
        </table:table-row>
        <table:table-row table:style-name="ro1">
          <table:table-cell office:value-type="float" office:value="-0.0179492163736947" calcext:value-type="float">
            <text:p>-0.0179492163736947</text:p>
          </table:table-cell>
          <table:table-cell office:value-type="float" office:value="0.0786761463357191" calcext:value-type="float">
            <text:p>0.0786761463357191</text:p>
          </table:table-cell>
          <table:table-cell office:value-type="float" office:value="-18.7327961356083" calcext:value-type="float">
            <text:p>-18.7327961356083</text:p>
          </table:table-cell>
          <table:table-cell table:number-columns-repeated="5"/>
        </table:table-row>
        <table:table-row table:style-name="ro1">
          <table:table-cell office:value-type="float" office:value="0.0107188713572828" calcext:value-type="float">
            <text:p>0.0107188713572828</text:p>
          </table:table-cell>
          <table:table-cell office:value-type="float" office:value="-0.95717704717245" calcext:value-type="float">
            <text:p>-0.95717704717245</text:p>
          </table:table-cell>
          <table:table-cell office:value-type="float" office:value="-18.7012264616157" calcext:value-type="float">
            <text:p>-18.7012264616157</text:p>
          </table:table-cell>
          <table:table-cell table:number-columns-repeated="5"/>
        </table:table-row>
        <table:table-row table:style-name="ro1">
          <table:table-cell office:value-type="float" office:value="0.995050138314979" calcext:value-type="float">
            <text:p>0.995050138314979</text:p>
          </table:table-cell>
          <table:table-cell office:value-type="float" office:value="-0.0411869902125339" calcext:value-type="float">
            <text:p>-0.0411869902125339</text:p>
          </table:table-cell>
          <table:table-cell office:value-type="float" office:value="-18.6703578323678" calcext:value-type="float">
            <text:p>-18.6703578323678</text:p>
          </table:table-cell>
          <table:table-cell table:number-columns-repeated="5"/>
        </table:table-row>
        <table:table-row table:style-name="ro1">
          <table:table-cell office:value-type="float" office:value="0.991561031739566" calcext:value-type="float">
            <text:p>0.991561031739566</text:p>
          </table:table-cell>
          <table:table-cell office:value-type="float" office:value="-0.0411869902125339" calcext:value-type="float">
            <text:p>-0.0411869902125339</text:p>
          </table:table-cell>
          <table:table-cell office:value-type="float" office:value="-18.6680710517242" calcext:value-type="float">
            <text:p>-18.6680710517242</text:p>
          </table:table-cell>
          <table:table-cell table:number-columns-repeated="5"/>
        </table:table-row>
        <table:table-row table:style-name="ro1">
          <table:table-cell office:value-type="float" office:value="0.974551293755033" calcext:value-type="float">
            <text:p>0.974551293755033</text:p>
          </table:table-cell>
          <table:table-cell office:value-type="float" office:value="-0.0361008004299543" calcext:value-type="float">
            <text:p>-0.0361008004299543</text:p>
          </table:table-cell>
          <table:table-cell office:value-type="float" office:value="-18.6652266624018" calcext:value-type="float">
            <text:p>-18.6652266624018</text:p>
          </table:table-cell>
          <table:table-cell table:number-columns-repeated="5"/>
        </table:table-row>
        <table:table-row table:style-name="ro1">
          <table:table-cell office:value-type="float" office:value="0.0401444765193026" calcext:value-type="float">
            <text:p>0.0401444765193026</text:p>
          </table:table-cell>
          <table:table-cell office:value-type="float" office:value="-0.980848323768527" calcext:value-type="float">
            <text:p>-0.980848323768527</text:p>
          </table:table-cell>
          <table:table-cell office:value-type="float" office:value="-18.6475815979026" calcext:value-type="float">
            <text:p>-18.6475815979026</text:p>
          </table:table-cell>
          <table:table-cell table:number-columns-repeated="5"/>
        </table:table-row>
        <table:table-row table:style-name="ro1">
          <table:table-cell office:value-type="float" office:value="-0.971353847951924" calcext:value-type="float">
            <text:p>-0.971353847951924</text:p>
          </table:table-cell>
          <table:table-cell office:value-type="float" office:value="-0.0361008004299543" calcext:value-type="float">
            <text:p>-0.0361008004299543</text:p>
          </table:table-cell>
          <table:table-cell office:value-type="float" office:value="-18.6374712681545" calcext:value-type="float">
            <text:p>-18.6374712681545</text:p>
          </table:table-cell>
          <table:table-cell table:number-columns-repeated="5"/>
        </table:table-row>
        <table:table-row table:style-name="ro1">
          <table:table-cell office:value-type="float" office:value="0.0107188713572828" calcext:value-type="float">
            <text:p>0.0107188713572828</text:p>
          </table:table-cell>
          <table:table-cell office:value-type="float" office:value="-0.0833479407245974" calcext:value-type="float">
            <text:p>-0.0833479407245974</text:p>
          </table:table-cell>
          <table:table-cell office:value-type="float" office:value="-18.6300626876903" calcext:value-type="float">
            <text:p>-18.6300626876903</text:p>
          </table:table-cell>
          <table:table-cell table:number-columns-repeated="5"/>
        </table:table-row>
        <table:table-row table:style-name="ro1">
          <table:table-cell office:value-type="float" office:value="0.974551293755033" calcext:value-type="float">
            <text:p>0.974551293755033</text:p>
          </table:table-cell>
          <table:table-cell office:value-type="float" office:value="-0.0411869902125339" calcext:value-type="float">
            <text:p>-0.0411869902125339</text:p>
          </table:table-cell>
          <table:table-cell office:value-type="float" office:value="-18.5880021203305" calcext:value-type="float">
            <text:p>-18.5880021203305</text:p>
          </table:table-cell>
          <table:table-cell table:number-columns-repeated="5"/>
        </table:table-row>
        <table:table-row table:style-name="ro1">
          <table:table-cell office:value-type="float" office:value="0.963298360115715" calcext:value-type="float">
            <text:p>0.963298360115715</text:p>
          </table:table-cell>
          <table:table-cell office:value-type="float" office:value="-0.0361008004299543" calcext:value-type="float">
            <text:p>-0.0361008004299543</text:p>
          </table:table-cell>
          <table:table-cell office:value-type="float" office:value="-18.5498863692777" calcext:value-type="float">
            <text:p>-18.5498863692777</text:p>
          </table:table-cell>
          <table:table-cell table:number-columns-repeated="5"/>
        </table:table-row>
        <table:table-row table:style-name="ro1">
          <table:table-cell office:value-type="float" office:value="0.0401444765193026" calcext:value-type="float">
            <text:p>0.0401444765193026</text:p>
          </table:table-cell>
          <table:table-cell office:value-type="float" office:value="0.0765251918525201" calcext:value-type="float">
            <text:p>0.0765251918525201</text:p>
          </table:table-cell>
          <table:table-cell office:value-type="float" office:value="-18.54225298457" calcext:value-type="float">
            <text:p>-18.54225298457</text:p>
          </table:table-cell>
          <table:table-cell table:number-columns-repeated="5"/>
        </table:table-row>
      </table:table>
      <table:table table:name="rastragin-domyslne" table:style-name="ta1">
        <table:shapes>
          <draw:frame draw:z-index="0" draw:style-name="gr1" draw:text-style-name="P1" svg:width="16.714cm" svg:height="10.148cm" svg:x="14.363cm" svg:y="4.195cm">
            <draw:object draw:notify-on-update-of-ranges="'rastragin-domyslne'.E2:'rastragin-domyslne'.E7 'rastragin-domyslne'.F1:'rastragin-domyslne'.F1 'rastragin-domyslne'.F2:'rastragin-domyslne'.F7 'rastragin-domyslne'.G1:'rastragin-domyslne'.G1 'rastragin-domyslne'.G2:'rastragin-domyslne'.G7 'rastragin-domyslne'.H1:'rastragin-domyslne'.H1 'rastragin-domyslne'.H2:'rastragin-domyslne'.H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f(x,y)</text:p>
          </table:table-cell>
          <table:table-cell/>
          <table:table-cell table:style-name="ce1" office:value-type="string" calcext:value-type="string">
            <text:p>iteracj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interacje 0</text:p>
          </table:table-cell>
          <table:covered-table-cell table:number-columns-repeated="2"/>
          <table:table-cell/>
          <table:table-cell office:value-type="float" office:value="0" calcext:value-type="float">
            <text:p>0</text:p>
          </table:table-cell>
          <table:table-cell table:formula="of:=MIN([.$C3:.$C52])" office:value-type="float" office:value="-14.592372975698" calcext:value-type="float">
            <text:p>-14.592372975698</text:p>
          </table:table-cell>
          <table:table-cell table:formula="of:=MAX([.$C3:.$C52])" office:value-type="float" office:value="52.2297998312257" calcext:value-type="float">
            <text:p>52.2297998312257</text:p>
          </table:table-cell>
          <table:table-cell table:formula="of:=AVERAGE([.$C3:.$C52])" office:value-type="float" office:value="17.6972873629227" calcext:value-type="float">
            <text:p>17.6972873629227</text:p>
          </table:table-cell>
        </table:table-row>
        <table:table-row table:style-name="ro1">
          <table:table-cell table:style-name="ce6" office:value-type="float" office:value="0.142189256562236" calcext:value-type="float">
            <text:p>0.1421892566</text:p>
          </table:table-cell>
          <table:table-cell table:style-name="ce6" office:value-type="float" office:value="0.936829350402784" calcext:value-type="float">
            <text:p>0.9368293504</text:p>
          </table:table-cell>
          <table:table-cell table:style-name="ce6" office:value-type="float" office:value="-14.592372975698" calcext:value-type="float">
            <text:p>-14.5923729757</text:p>
          </table:table-cell>
          <table:table-cell/>
          <table:table-cell office:value-type="float" office:value="99" calcext:value-type="float">
            <text:p>99</text:p>
          </table:table-cell>
          <table:table-cell table:formula="of:=MIN([.$C54:.$C103])" office:value-type="float" office:value="-15.9579704016236" calcext:value-type="float">
            <text:p>-15.9579704016236</text:p>
          </table:table-cell>
          <table:table-cell table:formula="of:=MAX([.$C54:.$C103])" office:value-type="float" office:value="4.1707308104129" calcext:value-type="float">
            <text:p>4.1707308104129</text:p>
          </table:table-cell>
          <table:table-cell table:formula="of:=AVERAGE([.$C54:.$C103])" office:value-type="float" office:value="-3.26893324380763" calcext:value-type="float">
            <text:p>-3.26893324380763</text:p>
          </table:table-cell>
        </table:table-row>
        <table:table-row table:style-name="ro1">
          <table:table-cell table:style-name="ce6" office:value-type="float" office:value="0.0625705363387574" calcext:value-type="float">
            <text:p>0.0625705363</text:p>
          </table:table-cell>
          <table:table-cell table:style-name="ce6" office:value-type="float" office:value="-0.787467334715009" calcext:value-type="float">
            <text:p>-0.7874673347</text:p>
          </table:table-cell>
          <table:table-cell table:style-name="ce6" office:value-type="float" office:value="-10.9455363943686" calcext:value-type="float">
            <text:p>-10.9455363944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MIN([.$C105:.$C154])" office:value-type="float" office:value="-18.7746627550888" calcext:value-type="float">
            <text:p>-18.7746627550888</text:p>
          </table:table-cell>
          <table:table-cell table:formula="of:=MAX([.$C105:.$C154])" office:value-type="float" office:value="-3.79741399846434" calcext:value-type="float">
            <text:p>-3.79741399846434</text:p>
          </table:table-cell>
          <table:table-cell table:formula="of:=AVERAGE([.$C105:.$C154])" office:value-type="float" office:value="-9.66836575285605" calcext:value-type="float">
            <text:p>-9.66836575285605</text:p>
          </table:table-cell>
        </table:table-row>
        <table:table-row table:style-name="ro1">
          <table:table-cell table:style-name="ce6" office:value-type="float" office:value="0.869190383645971" calcext:value-type="float">
            <text:p>0.8691903836</text:p>
          </table:table-cell>
          <table:table-cell table:style-name="ce6" office:value-type="float" office:value="-3.13162974043081" calcext:value-type="float">
            <text:p>-3.1316297404</text:p>
          </table:table-cell>
          <table:table-cell table:style-name="ce6" office:value-type="float" office:value="-3.01617084763501" calcext:value-type="float">
            <text:p>-3.0161708476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MIN([.$C156:.$C205])" office:value-type="float" office:value="-18.7746627550888" calcext:value-type="float">
            <text:p>-18.7746627550888</text:p>
          </table:table-cell>
          <table:table-cell table:formula="of:=MAX([.$C156:.$C205])" office:value-type="float" office:value="-8.90636108984922" calcext:value-type="float">
            <text:p>-8.90636108984922</text:p>
          </table:table-cell>
          <table:table-cell table:formula="of:=AVERAGE([.$C156:.$C205])" office:value-type="float" office:value="-12.6596057247769" calcext:value-type="float">
            <text:p>-12.6596057247769</text:p>
          </table:table-cell>
        </table:table-row>
        <table:table-row table:style-name="ro1">
          <table:table-cell table:style-name="ce6" office:value-type="float" office:value="-2.9065976855235" calcext:value-type="float">
            <text:p>-2.9065976855</text:p>
          </table:table-cell>
          <table:table-cell table:style-name="ce6" office:value-type="float" office:value="-1.841444848778" calcext:value-type="float">
            <text:p>-1.8414448488</text:p>
          </table:table-cell>
          <table:table-cell table:style-name="ce6" office:value-type="float" office:value="-1.92228019185651" calcext:value-type="float">
            <text:p>-1.9222801919</text:p>
          </table:table-cell>
          <table:table-cell/>
          <table:table-cell office:value-type="float" office:value="399" calcext:value-type="float">
            <text:p>399</text:p>
          </table:table-cell>
          <table:table-cell table:formula="of:=MIN([.$C207:.$C256])" office:value-type="float" office:value="-18.7746627550888" calcext:value-type="float">
            <text:p>-18.7746627550888</text:p>
          </table:table-cell>
          <table:table-cell table:formula="of:=MAX([.$C207:.$C256])" office:value-type="float" office:value="-10.6959985604133" calcext:value-type="float">
            <text:p>-10.6959985604133</text:p>
          </table:table-cell>
          <table:table-cell table:formula="of:=AVERAGE([.$C207:.$C256])" office:value-type="float" office:value="-14.2740276706661" calcext:value-type="float">
            <text:p>-14.2740276706661</text:p>
          </table:table-cell>
        </table:table-row>
        <table:table-row table:style-name="ro1">
          <table:table-cell table:style-name="ce6" office:value-type="float" office:value="-1.26711843581696" calcext:value-type="float">
            <text:p>-1.2671184358</text:p>
          </table:table-cell>
          <table:table-cell table:style-name="ce6" office:value-type="float" office:value="0.235478640634983" calcext:value-type="float">
            <text:p>0.2354786406</text:p>
          </table:table-cell>
          <table:table-cell table:style-name="ce6" office:value-type="float" office:value="1.82341118496048" calcext:value-type="float">
            <text:p>1.8234111850</text:p>
          </table:table-cell>
          <table:table-cell/>
          <table:table-cell office:value-type="float" office:value="499" calcext:value-type="float">
            <text:p>499</text:p>
          </table:table-cell>
          <table:table-cell table:formula="of:=MIN([.$C258:.$C307])" office:value-type="float" office:value="-19.9350204002973" calcext:value-type="float">
            <text:p>-19.9350204002973</text:p>
          </table:table-cell>
          <table:table-cell table:formula="of:=MAX([.$C258:.$C307])" office:value-type="float" office:value="-12.6573014068208" calcext:value-type="float">
            <text:p>-12.6573014068208</text:p>
          </table:table-cell>
          <table:table-cell table:formula="of:=AVERAGE([.$C258:.$C307])" office:value-type="float" office:value="-15.7083754236603" calcext:value-type="float">
            <text:p>-15.7083754236603</text:p>
          </table:table-cell>
        </table:table-row>
        <table:table-row table:style-name="ro1">
          <table:table-cell table:style-name="ce6" office:value-type="float" office:value="-2.26494307089759" calcext:value-type="float">
            <text:p>-2.2649430709</text:p>
          </table:table-cell>
          <table:table-cell table:style-name="ce6" office:value-type="float" office:value="2.12000769900592" calcext:value-type="float">
            <text:p>2.1200076990</text:p>
          </table:table-cell>
          <table:table-cell table:style-name="ce6" office:value-type="float" office:value="3.27256662404441" calcext:value-type="float">
            <text:p>3.2725666240</text:p>
          </table:table-cell>
          <table:table-cell table:number-columns-repeated="5"/>
        </table:table-row>
        <table:table-row table:style-name="ro1">
          <table:table-cell table:style-name="ce6" office:value-type="float" office:value="2.26484519739678" calcext:value-type="float">
            <text:p>2.2648451974</text:p>
          </table:table-cell>
          <table:table-cell table:style-name="ce6" office:value-type="float" office:value="2.13025338477647" calcext:value-type="float">
            <text:p>2.1302533848</text:p>
          </table:table-cell>
          <table:table-cell table:style-name="ce6" office:value-type="float" office:value="3.76504582813787" calcext:value-type="float">
            <text:p>3.7650458281</text:p>
          </table:table-cell>
          <table:table-cell table:number-columns-repeated="5"/>
        </table:table-row>
        <table:table-row table:style-name="ro1">
          <table:table-cell table:style-name="ce6" office:value-type="float" office:value="2.31646908145498" calcext:value-type="float">
            <text:p>2.3164690815</text:p>
          </table:table-cell>
          <table:table-cell table:style-name="ce6" office:value-type="float" office:value="0.161519607080944" calcext:value-type="float">
            <text:p>0.1615196071</text:p>
          </table:table-cell>
          <table:table-cell table:style-name="ce6" office:value-type="float" office:value="4.1707308104129" calcext:value-type="float">
            <text:p>4.1707308104</text:p>
          </table:table-cell>
          <table:table-cell table:number-columns-repeated="5"/>
        </table:table-row>
        <table:table-row table:style-name="ro1">
          <table:table-cell table:style-name="ce6" office:value-type="float" office:value="0.277476170654281" calcext:value-type="float">
            <text:p>0.2774761707</text:p>
          </table:table-cell>
          <table:table-cell table:style-name="ce6" office:value-type="float" office:value="1.27004596412403" calcext:value-type="float">
            <text:p>1.2700459641</text:p>
          </table:table-cell>
          <table:table-cell table:style-name="ce6" office:value-type="float" office:value="4.6640233343829" calcext:value-type="float">
            <text:p>4.6640233344</text:p>
          </table:table-cell>
          <table:table-cell table:number-columns-repeated="5"/>
        </table:table-row>
        <table:table-row table:style-name="ro1">
          <table:table-cell table:style-name="ce6" office:value-type="float" office:value="-3.8375065905179" calcext:value-type="float">
            <text:p>-3.8375065905</text:p>
          </table:table-cell>
          <table:table-cell table:style-name="ce6" office:value-type="float" office:value="0.172356467139479" calcext:value-type="float">
            <text:p>0.1723564671</text:p>
          </table:table-cell>
          <table:table-cell table:style-name="ce6" office:value-type="float" office:value="4.84355844573024" calcext:value-type="float">
            <text:p>4.8435584457</text:p>
          </table:table-cell>
          <table:table-cell table:number-columns-repeated="5"/>
        </table:table-row>
        <table:table-row table:style-name="ro1">
          <table:table-cell table:style-name="ce6" office:value-type="float" office:value="1.59127698842715" calcext:value-type="float">
            <text:p>1.5912769884</text:p>
          </table:table-cell>
          <table:table-cell table:style-name="ce6" office:value-type="float" office:value="1.95766433333812" calcext:value-type="float">
            <text:p>1.9576643333</text:p>
          </table:table-cell>
          <table:table-cell table:style-name="ce6" office:value-type="float" office:value="5.11633404942407" calcext:value-type="float">
            <text:p>5.1163340494</text:p>
          </table:table-cell>
          <table:table-cell table:number-columns-repeated="5"/>
        </table:table-row>
        <table:table-row table:style-name="ro1">
          <table:table-cell table:style-name="ce6" office:value-type="float" office:value="1.86934881582656" calcext:value-type="float">
            <text:p>1.8693488158</text:p>
          </table:table-cell>
          <table:table-cell table:style-name="ce6" office:value-type="float" office:value="1.63341399386558" calcext:value-type="float">
            <text:p>1.6334139939</text:p>
          </table:table-cell>
          <table:table-cell table:style-name="ce6" office:value-type="float" office:value="6.03445716527306" calcext:value-type="float">
            <text:p>6.0344571653</text:p>
          </table:table-cell>
          <table:table-cell table:number-columns-repeated="5"/>
        </table:table-row>
        <table:table-row table:style-name="ro1">
          <table:table-cell table:style-name="ce6" office:value-type="float" office:value="2.59374762304535" calcext:value-type="float">
            <text:p>2.5937476230</text:p>
          </table:table-cell>
          <table:table-cell table:style-name="ce6" office:value-type="float" office:value="0.899483720843359" calcext:value-type="float">
            <text:p>0.8994837208</text:p>
          </table:table-cell>
          <table:table-cell table:style-name="ce6" office:value-type="float" office:value="7.7803164141367" calcext:value-type="float">
            <text:p>7.7803164141</text:p>
          </table:table-cell>
          <table:table-cell table:number-columns-repeated="5"/>
        </table:table-row>
        <table:table-row table:style-name="ro1">
          <table:table-cell table:style-name="ce6" office:value-type="float" office:value="3.93492188974645" calcext:value-type="float">
            <text:p>3.9349218897</text:p>
          </table:table-cell>
          <table:table-cell table:style-name="ce6" office:value-type="float" office:value="-2.85250859049839" calcext:value-type="float">
            <text:p>-2.8525085905</text:p>
          </table:table-cell>
          <table:table-cell table:style-name="ce6" office:value-type="float" office:value="8.44018563295773" calcext:value-type="float">
            <text:p>8.4401856330</text:p>
          </table:table-cell>
          <table:table-cell table:number-columns-repeated="5"/>
        </table:table-row>
        <table:table-row table:style-name="ro1">
          <table:table-cell table:style-name="ce6" office:value-type="float" office:value="-1.13056943992548" calcext:value-type="float">
            <text:p>-1.1305694399</text:p>
          </table:table-cell>
          <table:table-cell table:style-name="ce6" office:value-type="float" office:value="2.40525178300972" calcext:value-type="float">
            <text:p>2.4052517830</text:p>
          </table:table-cell>
          <table:table-cell table:style-name="ce6" office:value-type="float" office:value="8.52376538675836" calcext:value-type="float">
            <text:p>8.5237653868</text:p>
          </table:table-cell>
          <table:table-cell table:number-columns-repeated="5"/>
        </table:table-row>
        <table:table-row table:style-name="ro1">
          <table:table-cell table:style-name="ce6" office:value-type="float" office:value="1.1229032996629" calcext:value-type="float">
            <text:p>1.1229032997</text:p>
          </table:table-cell>
          <table:table-cell table:style-name="ce6" office:value-type="float" office:value="3.73772028206879" calcext:value-type="float">
            <text:p>3.7377202821</text:p>
          </table:table-cell>
          <table:table-cell table:style-name="ce6" office:value-type="float" office:value="8.83865140855515" calcext:value-type="float">
            <text:p>8.8386514086</text:p>
          </table:table-cell>
          <table:table-cell table:number-columns-repeated="5"/>
        </table:table-row>
        <table:table-row table:style-name="ro1">
          <table:table-cell table:style-name="ce6" office:value-type="float" office:value="1.54333858015159" calcext:value-type="float">
            <text:p>1.5433385802</text:p>
          </table:table-cell>
          <table:table-cell table:style-name="ce6" office:value-type="float" office:value="-0.20080022081571" calcext:value-type="float">
            <text:p>-0.2008002208</text:p>
          </table:table-cell>
          <table:table-cell table:style-name="ce6" office:value-type="float" office:value="9.01143913482537" calcext:value-type="float">
            <text:p>9.0114391348</text:p>
          </table:table-cell>
          <table:table-cell table:number-columns-repeated="5"/>
        </table:table-row>
        <table:table-row table:style-name="ro1">
          <table:table-cell table:style-name="ce6" office:value-type="float" office:value="-2.88795352985832" calcext:value-type="float">
            <text:p>-2.8879535299</text:p>
          </table:table-cell>
          <table:table-cell table:style-name="ce6" office:value-type="float" office:value="-1.37942722658089" calcext:value-type="float">
            <text:p>-1.3794272266</text:p>
          </table:table-cell>
          <table:table-cell table:style-name="ce6" office:value-type="float" office:value="9.88556291134356" calcext:value-type="float">
            <text:p>9.8855629113</text:p>
          </table:table-cell>
          <table:table-cell table:number-columns-repeated="5"/>
        </table:table-row>
        <table:table-row table:style-name="ro1">
          <table:table-cell table:style-name="ce6" office:value-type="float" office:value="1.82478148418231" calcext:value-type="float">
            <text:p>1.8247814842</text:p>
          </table:table-cell>
          <table:table-cell table:style-name="ce6" office:value-type="float" office:value="1.47305058336087" calcext:value-type="float">
            <text:p>1.4730505834</text:p>
          </table:table-cell>
          <table:table-cell table:style-name="ce6" office:value-type="float" office:value="10.8290201120218" calcext:value-type="float">
            <text:p>10.8290201120</text:p>
          </table:table-cell>
          <table:table-cell table:number-columns-repeated="5"/>
        </table:table-row>
        <table:table-row table:style-name="ro1">
          <table:table-cell table:style-name="ce6" office:value-type="float" office:value="2.22988445122351" calcext:value-type="float">
            <text:p>2.2298844512</text:p>
          </table:table-cell>
          <table:table-cell table:style-name="ce6" office:value-type="float" office:value="-0.39086907513378" calcext:value-type="float">
            <text:p>-0.3908690751</text:p>
          </table:table-cell>
          <table:table-cell table:style-name="ce6" office:value-type="float" office:value="11.6044527001261" calcext:value-type="float">
            <text:p>11.6044527001</text:p>
          </table:table-cell>
          <table:table-cell table:number-columns-repeated="5"/>
        </table:table-row>
        <table:table-row table:style-name="ro1">
          <table:table-cell table:style-name="ce6" office:value-type="float" office:value="1.29288968543613" calcext:value-type="float">
            <text:p>1.2928896854</text:p>
          </table:table-cell>
          <table:table-cell table:style-name="ce6" office:value-type="float" office:value="-1.34787647396406" calcext:value-type="float">
            <text:p>-1.3478764740</text:p>
          </table:table-cell>
          <table:table-cell table:style-name="ce6" office:value-type="float" office:value="11.9200635373204" calcext:value-type="float">
            <text:p>11.9200635373</text:p>
          </table:table-cell>
          <table:table-cell table:number-columns-repeated="5"/>
        </table:table-row>
        <table:table-row table:style-name="ro1">
          <table:table-cell table:style-name="ce6" office:value-type="float" office:value="1.16403462153087" calcext:value-type="float">
            <text:p>1.1640346215</text:p>
          </table:table-cell>
          <table:table-cell table:style-name="ce6" office:value-type="float" office:value="-4.86653155945718" calcext:value-type="float">
            <text:p>-4.8665315595</text:p>
          </table:table-cell>
          <table:table-cell table:style-name="ce6" office:value-type="float" office:value="13.2105811409842" calcext:value-type="float">
            <text:p>13.2105811410</text:p>
          </table:table-cell>
          <table:table-cell table:number-columns-repeated="5"/>
        </table:table-row>
        <table:table-row table:style-name="ro1">
          <table:table-cell table:style-name="ce6" office:value-type="float" office:value="1.23409061920825" calcext:value-type="float">
            <text:p>1.2340906192</text:p>
          </table:table-cell>
          <table:table-cell table:style-name="ce6" office:value-type="float" office:value="-4.98082890108073" calcext:value-type="float">
            <text:p>-4.9808289011</text:p>
          </table:table-cell>
          <table:table-cell table:style-name="ce6" office:value-type="float" office:value="15.4061442781984" calcext:value-type="float">
            <text:p>15.4061442782</text:p>
          </table:table-cell>
          <table:table-cell table:number-columns-repeated="5"/>
        </table:table-row>
        <table:table-row table:style-name="ro1">
          <table:table-cell table:style-name="ce6" office:value-type="float" office:value="-2.17056913552144" calcext:value-type="float">
            <text:p>-2.1705691355</text:p>
          </table:table-cell>
          <table:table-cell table:style-name="ce6" office:value-type="float" office:value="-2.56716081533285" calcext:value-type="float">
            <text:p>-2.5671608153</text:p>
          </table:table-cell>
          <table:table-cell table:style-name="ce6" office:value-type="float" office:value="15.6382976970877" calcext:value-type="float">
            <text:p>15.6382976971</text:p>
          </table:table-cell>
          <table:table-cell table:number-columns-repeated="5"/>
        </table:table-row>
        <table:table-row table:style-name="ro1">
          <table:table-cell table:style-name="ce6" office:value-type="float" office:value="-2.75607837048992" calcext:value-type="float">
            <text:p>-2.7560783705</text:p>
          </table:table-cell>
          <table:table-cell table:style-name="ce6" office:value-type="float" office:value="-2.73163723987406" calcext:value-type="float">
            <text:p>-2.7316372399</text:p>
          </table:table-cell>
          <table:table-cell table:style-name="ce6" office:value-type="float" office:value="15.8271957212114" calcext:value-type="float">
            <text:p>15.8271957212</text:p>
          </table:table-cell>
          <table:table-cell table:number-columns-repeated="5"/>
        </table:table-row>
        <table:table-row table:style-name="ro1">
          <table:table-cell table:style-name="ce6" office:value-type="float" office:value="0.626035430993098" calcext:value-type="float">
            <text:p>0.6260354310</text:p>
          </table:table-cell>
          <table:table-cell table:style-name="ce6" office:value-type="float" office:value="2.30919301496687" calcext:value-type="float">
            <text:p>2.3091930150</text:p>
          </table:table-cell>
          <table:table-cell table:style-name="ce6" office:value-type="float" office:value="16.3832629294271" calcext:value-type="float">
            <text:p>16.3832629294</text:p>
          </table:table-cell>
          <table:table-cell table:number-columns-repeated="5"/>
        </table:table-row>
        <table:table-row table:style-name="ro1">
          <table:table-cell table:style-name="ce6" office:value-type="float" office:value="-3.18821283357702" calcext:value-type="float">
            <text:p>-3.1882128336</text:p>
          </table:table-cell>
          <table:table-cell table:style-name="ce6" office:value-type="float" office:value="-1.60035602190746" calcext:value-type="float">
            <text:p>-1.6003560219</text:p>
          </table:table-cell>
          <table:table-cell table:style-name="ce6" office:value-type="float" office:value="17.0174249534288" calcext:value-type="float">
            <text:p>17.0174249534</text:p>
          </table:table-cell>
          <table:table-cell table:number-columns-repeated="5"/>
        </table:table-row>
        <table:table-row table:style-name="ro1">
          <table:table-cell table:style-name="ce6" office:value-type="float" office:value="-1.58172181626533" calcext:value-type="float">
            <text:p>-1.5817218163</text:p>
          </table:table-cell>
          <table:table-cell table:style-name="ce6" office:value-type="float" office:value="-3.88920476768611" calcext:value-type="float">
            <text:p>-3.8892047677</text:p>
          </table:table-cell>
          <table:table-cell table:style-name="ce6" office:value-type="float" office:value="18.6650072598022" calcext:value-type="float">
            <text:p>18.6650072598</text:p>
          </table:table-cell>
          <table:table-cell table:number-columns-repeated="5"/>
        </table:table-row>
        <table:table-row table:style-name="ro1">
          <table:table-cell table:style-name="ce6" office:value-type="float" office:value="-4.65351020490094" calcext:value-type="float">
            <text:p>-4.6535102049</text:p>
          </table:table-cell>
          <table:table-cell table:style-name="ce6" office:value-type="float" office:value="0.0861398901972033" calcext:value-type="float">
            <text:p>0.0861398902</text:p>
          </table:table-cell>
          <table:table-cell table:style-name="ce6" office:value-type="float" office:value="18.7898423401578" calcext:value-type="float">
            <text:p>18.7898423402</text:p>
          </table:table-cell>
          <table:table-cell table:number-columns-repeated="5"/>
        </table:table-row>
        <table:table-row table:style-name="ro1">
          <table:table-cell table:style-name="ce6" office:value-type="float" office:value="-3.18143329793405" calcext:value-type="float">
            <text:p>-3.1814332979</text:p>
          </table:table-cell>
          <table:table-cell table:style-name="ce6" office:value-type="float" office:value="4.96773876197333" calcext:value-type="float">
            <text:p>4.9677387620</text:p>
          </table:table-cell>
          <table:table-cell table:style-name="ce6" office:value-type="float" office:value="20.8285514016275" calcext:value-type="float">
            <text:p>20.8285514016</text:p>
          </table:table-cell>
          <table:table-cell table:number-columns-repeated="5"/>
        </table:table-row>
        <table:table-row table:style-name="ro1">
          <table:table-cell table:style-name="ce6" office:value-type="float" office:value="3.4996669847099" calcext:value-type="float">
            <text:p>3.4996669847</text:p>
          </table:table-cell>
          <table:table-cell table:style-name="ce6" office:value-type="float" office:value="3.00706443793466" calcext:value-type="float">
            <text:p>3.0070644379</text:p>
          </table:table-cell>
          <table:table-cell table:style-name="ce6" office:value-type="float" office:value="21.2999331353204" calcext:value-type="float">
            <text:p>21.2999331353</text:p>
          </table:table-cell>
          <table:table-cell table:number-columns-repeated="5"/>
        </table:table-row>
        <table:table-row table:style-name="ro1">
          <table:table-cell table:style-name="ce6" office:value-type="float" office:value="-2.52881073130292" calcext:value-type="float">
            <text:p>-2.5288107313</text:p>
          </table:table-cell>
          <table:table-cell table:style-name="ce6" office:value-type="float" office:value="-0.340177727265438" calcext:value-type="float">
            <text:p>-0.3401777273</text:p>
          </table:table-cell>
          <table:table-cell table:style-name="ce6" office:value-type="float" office:value="21.7148977745567" calcext:value-type="float">
            <text:p>21.7148977746</text:p>
          </table:table-cell>
          <table:table-cell table:number-columns-repeated="5"/>
        </table:table-row>
        <table:table-row table:style-name="ro1">
          <table:table-cell table:style-name="ce6" office:value-type="float" office:value="2.0740756045773" calcext:value-type="float">
            <text:p>2.0740756046</text:p>
          </table:table-cell>
          <table:table-cell table:style-name="ce6" office:value-type="float" office:value="4.66956134553051" calcext:value-type="float">
            <text:p>4.6695613455</text:p>
          </table:table-cell>
          <table:table-cell table:style-name="ce6" office:value-type="float" office:value="22.0119802445014" calcext:value-type="float">
            <text:p>22.0119802445</text:p>
          </table:table-cell>
          <table:table-cell table:number-columns-repeated="5"/>
        </table:table-row>
        <table:table-row table:style-name="ro1">
          <table:table-cell table:style-name="ce6" office:value-type="float" office:value="-2.35186992262375" calcext:value-type="float">
            <text:p>-2.3518699226</text:p>
          </table:table-cell>
          <table:table-cell table:style-name="ce6" office:value-type="float" office:value="2.64217820423573" calcext:value-type="float">
            <text:p>2.6421782042</text:p>
          </table:table-cell>
          <table:table-cell table:style-name="ce6" office:value-type="float" office:value="24.753087734845" calcext:value-type="float">
            <text:p>24.7530877348</text:p>
          </table:table-cell>
          <table:table-cell table:number-columns-repeated="5"/>
        </table:table-row>
        <table:table-row table:style-name="ro1">
          <table:table-cell table:style-name="ce6" office:value-type="float" office:value="3.47635136246154" calcext:value-type="float">
            <text:p>3.4763513625</text:p>
          </table:table-cell>
          <table:table-cell table:style-name="ce6" office:value-type="float" office:value="-0.710333079874817" calcext:value-type="float">
            <text:p>-0.7103330799</text:p>
          </table:table-cell>
          <table:table-cell table:style-name="ce6" office:value-type="float" office:value="24.9460246322166" calcext:value-type="float">
            <text:p>24.9460246322</text:p>
          </table:table-cell>
          <table:table-cell table:number-columns-repeated="5"/>
        </table:table-row>
        <table:table-row table:style-name="ro1">
          <table:table-cell table:style-name="ce6" office:value-type="float" office:value="0.462066922878364" calcext:value-type="float">
            <text:p>0.4620669229</text:p>
          </table:table-cell>
          <table:table-cell table:style-name="ce6" office:value-type="float" office:value="-3.31805214811971" calcext:value-type="float">
            <text:p>-3.3180521481</text:p>
          </table:table-cell>
          <table:table-cell table:style-name="ce6" office:value-type="float" office:value="25.0870244278967" calcext:value-type="float">
            <text:p>25.0870244279</text:p>
          </table:table-cell>
          <table:table-cell table:number-columns-repeated="5"/>
        </table:table-row>
        <table:table-row table:style-name="ro1">
          <table:table-cell table:style-name="ce6" office:value-type="float" office:value="-0.386818409118129" calcext:value-type="float">
            <text:p>-0.3868184091</text:p>
          </table:table-cell>
          <table:table-cell table:style-name="ce6" office:value-type="float" office:value="-5.09457832698468" calcext:value-type="float">
            <text:p>-5.0945783270</text:p>
          </table:table-cell>
          <table:table-cell table:style-name="ce6" office:value-type="float" office:value="25.3948649950427" calcext:value-type="float">
            <text:p>25.3948649950</text:p>
          </table:table-cell>
          <table:table-cell table:number-columns-repeated="5"/>
        </table:table-row>
        <table:table-row table:style-name="ro1">
          <table:table-cell table:style-name="ce6" office:value-type="float" office:value="0.580044896730804" calcext:value-type="float">
            <text:p>0.5800448967</text:p>
          </table:table-cell>
          <table:table-cell table:style-name="ce6" office:value-type="float" office:value="-3.66149692297479" calcext:value-type="float">
            <text:p>-3.6614969230</text:p>
          </table:table-cell>
          <table:table-cell table:style-name="ce6" office:value-type="float" office:value="27.7833385763016" calcext:value-type="float">
            <text:p>27.7833385763</text:p>
          </table:table-cell>
          <table:table-cell table:number-columns-repeated="5"/>
        </table:table-row>
        <table:table-row table:style-name="ro1">
          <table:table-cell table:style-name="ce6" office:value-type="float" office:value="-1.55231131584675" calcext:value-type="float">
            <text:p>-1.5523113158</text:p>
          </table:table-cell>
          <table:table-cell table:style-name="ce6" office:value-type="float" office:value="-2.5531452036696" calcext:value-type="float">
            <text:p>-2.5531452037</text:p>
          </table:table-cell>
          <table:table-cell table:style-name="ce6" office:value-type="float" office:value="27.8405524372071" calcext:value-type="float">
            <text:p>27.8405524372</text:p>
          </table:table-cell>
          <table:table-cell table:number-columns-repeated="5"/>
        </table:table-row>
        <table:table-row table:style-name="ro1">
          <table:table-cell table:style-name="ce6" office:value-type="float" office:value="-3.4587820573813" calcext:value-type="float">
            <text:p>-3.4587820574</text:p>
          </table:table-cell>
          <table:table-cell table:style-name="ce6" office:value-type="float" office:value="-0.36473912751266" calcext:value-type="float">
            <text:p>-0.3647391275</text:p>
          </table:table-cell>
          <table:table-cell table:style-name="ce6" office:value-type="float" office:value="28.3635396282359" calcext:value-type="float">
            <text:p>28.3635396282</text:p>
          </table:table-cell>
          <table:table-cell table:number-columns-repeated="5"/>
        </table:table-row>
        <table:table-row table:style-name="ro1">
          <table:table-cell table:style-name="ce6" office:value-type="float" office:value="2.37289623325003" calcext:value-type="float">
            <text:p>2.3728962333</text:p>
          </table:table-cell>
          <table:table-cell table:style-name="ce6" office:value-type="float" office:value="-4.88304299335121" calcext:value-type="float">
            <text:p>-4.8830429934</text:p>
          </table:table-cell>
          <table:table-cell table:style-name="ce6" office:value-type="float" office:value="29.0325010969259" calcext:value-type="float">
            <text:p>29.0325010969</text:p>
          </table:table-cell>
          <table:table-cell table:number-columns-repeated="5"/>
        </table:table-row>
        <table:table-row table:style-name="ro1">
          <table:table-cell table:style-name="ce6" office:value-type="float" office:value="3.51991786781346" calcext:value-type="float">
            <text:p>3.5199178678</text:p>
          </table:table-cell>
          <table:table-cell table:style-name="ce6" office:value-type="float" office:value="-2.2750699694792" calcext:value-type="float">
            <text:p>-2.2750699695</text:p>
          </table:table-cell>
          <table:table-cell table:style-name="ce6" office:value-type="float" office:value="29.0562443238172" calcext:value-type="float">
            <text:p>29.0562443238</text:p>
          </table:table-cell>
          <table:table-cell table:number-columns-repeated="5"/>
        </table:table-row>
        <table:table-row table:style-name="ro1">
          <table:table-cell table:style-name="ce6" office:value-type="float" office:value="-4.49126104167296" calcext:value-type="float">
            <text:p>-4.4912610417</text:p>
          </table:table-cell>
          <table:table-cell table:style-name="ce6" office:value-type="float" office:value="-2.78645308025182" calcext:value-type="float">
            <text:p>-2.7864530803</text:p>
          </table:table-cell>
          <table:table-cell table:style-name="ce6" office:value-type="float" office:value="35.6502343956416" calcext:value-type="float">
            <text:p>35.6502343956</text:p>
          </table:table-cell>
          <table:table-cell table:number-columns-repeated="5"/>
        </table:table-row>
        <table:table-row table:style-name="ro1">
          <table:table-cell table:style-name="ce6" office:value-type="float" office:value="-2.58020390218753" calcext:value-type="float">
            <text:p>-2.5802039022</text:p>
          </table:table-cell>
          <table:table-cell table:style-name="ce6" office:value-type="float" office:value="-3.56275366174927" calcext:value-type="float">
            <text:p>-3.5627536617</text:p>
          </table:table-cell>
          <table:table-cell table:style-name="ce6" office:value-type="float" office:value="37.340237799706" calcext:value-type="float">
            <text:p>37.3402377997</text:p>
          </table:table-cell>
          <table:table-cell table:number-columns-repeated="5"/>
        </table:table-row>
        <table:table-row table:style-name="ro1">
          <table:table-cell table:style-name="ce6" office:value-type="float" office:value="4.28954338110902" calcext:value-type="float">
            <text:p>4.2895433811</text:p>
          </table:table-cell>
          <table:table-cell table:style-name="ce6" office:value-type="float" office:value="4.86815988420109" calcext:value-type="float">
            <text:p>4.8681598842</text:p>
          </table:table-cell>
          <table:table-cell table:style-name="ce6" office:value-type="float" office:value="37.7975292990511" calcext:value-type="float">
            <text:p>37.7975292991</text:p>
          </table:table-cell>
          <table:table-cell table:number-columns-repeated="5"/>
        </table:table-row>
        <table:table-row table:style-name="ro1">
          <table:table-cell table:style-name="ce6" office:value-type="float" office:value="4.56545907068276" calcext:value-type="float">
            <text:p>4.5654590707</text:p>
          </table:table-cell>
          <table:table-cell table:style-name="ce6" office:value-type="float" office:value="-1.58061311392107" calcext:value-type="float">
            <text:p>-1.5806131139</text:p>
          </table:table-cell>
          <table:table-cell table:style-name="ce6" office:value-type="float" office:value="41.2522501849229" calcext:value-type="float">
            <text:p>41.2522501849</text:p>
          </table:table-cell>
          <table:table-cell table:number-columns-repeated="5"/>
        </table:table-row>
        <table:table-row table:style-name="ro1">
          <table:table-cell table:style-name="ce6" office:value-type="float" office:value="-4.16071753211256" calcext:value-type="float">
            <text:p>-4.1607175321</text:p>
          </table:table-cell>
          <table:table-cell table:style-name="ce6" office:value-type="float" office:value="4.5272404016097" calcext:value-type="float">
            <text:p>4.5272404016</text:p>
          </table:table-cell>
          <table:table-cell table:style-name="ce6" office:value-type="float" office:value="42.3412124840665" calcext:value-type="float">
            <text:p>42.3412124841</text:p>
          </table:table-cell>
          <table:table-cell table:number-columns-repeated="5"/>
        </table:table-row>
        <table:table-row table:style-name="ro1">
          <table:table-cell table:style-name="ce6" office:value-type="float" office:value="4.24041984146272" calcext:value-type="float">
            <text:p>4.2404198415</text:p>
          </table:table-cell>
          <table:table-cell table:style-name="ce6" office:value-type="float" office:value="4.68180285445679" calcext:value-type="float">
            <text:p>4.6818028545</text:p>
          </table:table-cell>
          <table:table-cell table:style-name="ce6" office:value-type="float" office:value="43.4538888507806" calcext:value-type="float">
            <text:p>43.4538888508</text:p>
          </table:table-cell>
          <table:table-cell table:number-columns-repeated="5"/>
        </table:table-row>
        <table:table-row table:style-name="ro1">
          <table:table-cell table:style-name="ce6" office:value-type="float" office:value="-4.32781311739035" calcext:value-type="float">
            <text:p>-4.3278131174</text:p>
          </table:table-cell>
          <table:table-cell table:style-name="ce6" office:value-type="float" office:value="-3.53172802022633" calcext:value-type="float">
            <text:p>-3.5317280202</text:p>
          </table:table-cell>
          <table:table-cell table:style-name="ce6" office:value-type="float" office:value="45.701694301097" calcext:value-type="float">
            <text:p>45.7016943011</text:p>
          </table:table-cell>
          <table:table-cell table:number-columns-repeated="5"/>
        </table:table-row>
        <table:table-row table:style-name="ro1">
          <table:table-cell table:style-name="ce6" office:value-type="float" office:value="4.74008685010273" calcext:value-type="float">
            <text:p>4.7400868501</text:p>
          </table:table-cell>
          <table:table-cell table:style-name="ce6" office:value-type="float" office:value="-4.444080025112" calcext:value-type="float">
            <text:p>-4.4440800251</text:p>
          </table:table-cell>
          <table:table-cell table:style-name="ce6" office:value-type="float" office:value="52.2297998312257" calcext:value-type="float">
            <text:p>52.229799831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0.118197248606055" calcext:value-type="float">
            <text:p>0.118197248606055</text:p>
          </table:table-cell>
          <table:table-cell office:value-type="float" office:value="1.03994610981939" calcext:value-type="float">
            <text:p>1.03994610981939</text:p>
          </table:table-cell>
          <table:table-cell office:value-type="float" office:value="-15.9579704016236" calcext:value-type="float">
            <text:p>-15.9579704016236</text:p>
          </table:table-cell>
          <table:table-cell table:number-columns-repeated="5"/>
        </table:table-row>
        <table:table-row table:style-name="ro1">
          <table:table-cell office:value-type="float" office:value="0.118197248606055" calcext:value-type="float">
            <text:p>0.118197248606055</text:p>
          </table:table-cell>
          <table:table-cell office:value-type="float" office:value="0.920199564979441" calcext:value-type="float">
            <text:p>0.920199564979441</text:p>
          </table:table-cell>
          <table:table-cell office:value-type="float" office:value="-15.2751185858829" calcext:value-type="float">
            <text:p>-15.2751185858829</text:p>
          </table:table-cell>
          <table:table-cell table:number-columns-repeated="5"/>
        </table:table-row>
        <table:table-row table:style-name="ro1">
          <table:table-cell office:value-type="float" office:value="0.142189256562236" calcext:value-type="float">
            <text:p>0.142189256562236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14.592372975698" calcext:value-type="float">
            <text:p>-14.592372975698</text:p>
          </table:table-cell>
          <table:table-cell table:number-columns-repeated="5"/>
        </table:table-row>
        <table:table-row table:style-name="ro1">
          <table:table-cell office:value-type="float" office:value="1.02283082035726" calcext:value-type="float">
            <text:p>1.02283082035726</text:p>
          </table:table-cell>
          <table:table-cell office:value-type="float" office:value="0.161519607080944" calcext:value-type="float">
            <text:p>0.161519607080944</text:p>
          </table:table-cell>
          <table:table-cell office:value-type="float" office:value="-14.1024236754883" calcext:value-type="float">
            <text:p>-14.1024236754883</text:p>
          </table:table-cell>
          <table:table-cell table:number-columns-repeated="5"/>
        </table:table-row>
        <table:table-row table:style-name="ro1">
          <table:table-cell office:value-type="float" office:value="0.017182325123807" calcext:value-type="float">
            <text:p>0.017182325123807</text:p>
          </table:table-cell>
          <table:table-cell office:value-type="float" office:value="-0.209100450477251" calcext:value-type="float">
            <text:p>-0.209100450477251</text:p>
          </table:table-cell>
          <table:table-cell office:value-type="float" office:value="-12.4393653603244" calcext:value-type="float">
            <text:p>-12.4393653603244</text:p>
          </table:table-cell>
          <table:table-cell table:number-columns-repeated="5"/>
        </table:table-row>
        <table:table-row table:style-name="ro1">
          <table:table-cell office:value-type="float" office:value="1.86934881582656" calcext:value-type="float">
            <text:p>1.86934881582656</text:p>
          </table:table-cell>
          <table:table-cell office:value-type="float" office:value="-1.00806627712329" calcext:value-type="float">
            <text:p>-1.00806627712329</text:p>
          </table:table-cell>
          <table:table-cell office:value-type="float" office:value="-12.2920848667073" calcext:value-type="float">
            <text:p>-12.2920848667073</text:p>
          </table:table-cell>
          <table:table-cell table:number-columns-repeated="5"/>
        </table:table-row>
        <table:table-row table:style-name="ro1">
          <table:table-cell office:value-type="float" office:value="0.0625705363387574" calcext:value-type="float">
            <text:p>0.0625705363387574</text:p>
          </table:table-cell>
          <table:table-cell office:value-type="float" office:value="-0.787467334715009" calcext:value-type="float">
            <text:p>-0.787467334715009</text:p>
          </table:table-cell>
          <table:table-cell office:value-type="float" office:value="-10.9455363943686" calcext:value-type="float">
            <text:p>-10.9455363943686</text:p>
          </table:table-cell>
          <table:table-cell table:number-columns-repeated="5"/>
        </table:table-row>
        <table:table-row table:style-name="ro1">
          <table:table-cell office:value-type="float" office:value="-3.01420514264937" calcext:value-type="float">
            <text:p>-3.01420514264937</text:p>
          </table:table-cell>
          <table:table-cell office:value-type="float" office:value="0.969874735320304" calcext:value-type="float">
            <text:p>0.969874735320304</text:p>
          </table:table-cell>
          <table:table-cell office:value-type="float" office:value="-9.75550047472197" calcext:value-type="float">
            <text:p>-9.75550047472197</text:p>
          </table:table-cell>
          <table:table-cell table:number-columns-repeated="5"/>
        </table:table-row>
        <table:table-row table:style-name="ro1">
          <table:table-cell office:value-type="float" office:value="-1.13056943992548" calcext:value-type="float">
            <text:p>-1.13056943992548</text:p>
          </table:table-cell>
          <table:table-cell office:value-type="float" office:value="-1.841444848778" calcext:value-type="float">
            <text:p>-1.841444848778</text:p>
          </table:table-cell>
          <table:table-cell office:value-type="float" office:value="-7.5849354867177" calcext:value-type="float">
            <text:p>-7.5849354867177</text:p>
          </table:table-cell>
          <table:table-cell table:number-columns-repeated="5"/>
        </table:table-row>
        <table:table-row table:style-name="ro1">
          <table:table-cell office:value-type="float" office:value="2.9836572072047" calcext:value-type="float">
            <text:p>2.9836572072047</text:p>
          </table:table-cell>
          <table:table-cell office:value-type="float" office:value="1.11219776906825" calcext:value-type="float">
            <text:p>1.11219776906825</text:p>
          </table:table-cell>
          <table:table-cell office:value-type="float" office:value="-7.42451004552601" calcext:value-type="float">
            <text:p>-7.42451004552601</text:p>
          </table:table-cell>
          <table:table-cell table:number-columns-repeated="5"/>
        </table:table-row>
        <table:table-row table:style-name="ro1">
          <table:table-cell office:value-type="float" office:value="1.86934881582656" calcext:value-type="float">
            <text:p>1.86934881582656</text:p>
          </table:table-cell>
          <table:table-cell office:value-type="float" office:value="1.16447974387194" calcext:value-type="float">
            <text:p>1.16447974387194</text:p>
          </table:table-cell>
          <table:table-cell office:value-type="float" office:value="-7.08363335614146" calcext:value-type="float">
            <text:p>-7.08363335614146</text:p>
          </table:table-cell>
          <table:table-cell table:number-columns-repeated="5"/>
        </table:table-row>
        <table:table-row table:style-name="ro1">
          <table:table-cell office:value-type="float" office:value="0.0643276375060873" calcext:value-type="float">
            <text:p>0.0643276375060873</text:p>
          </table:table-cell>
          <table:table-cell office:value-type="float" office:value="1.27004596412403" calcext:value-type="float">
            <text:p>1.27004596412403</text:p>
          </table:table-cell>
          <table:table-cell office:value-type="float" office:value="-6.32088981639894" calcext:value-type="float">
            <text:p>-6.32088981639894</text:p>
          </table:table-cell>
          <table:table-cell table:number-columns-repeated="5"/>
        </table:table-row>
        <table:table-row table:style-name="ro1">
          <table:table-cell office:value-type="float" office:value="1.89011409393971" calcext:value-type="float">
            <text:p>1.89011409393971</text:p>
          </table:table-cell>
          <table:table-cell office:value-type="float" office:value="-1.841444848778" calcext:value-type="float">
            <text:p>-1.841444848778</text:p>
          </table:table-cell>
          <table:table-cell office:value-type="float" office:value="-6.18094587158808" calcext:value-type="float">
            <text:p>-6.18094587158808</text:p>
          </table:table-cell>
          <table:table-cell table:number-columns-repeated="5"/>
        </table:table-row>
        <table:table-row table:style-name="ro1">
          <table:table-cell office:value-type="float" office:value="1.80258568761314" calcext:value-type="float">
            <text:p>1.80258568761314</text:p>
          </table:table-cell>
          <table:table-cell office:value-type="float" office:value="1.95766433333812" calcext:value-type="float">
            <text:p>1.95766433333812</text:p>
          </table:table-cell>
          <table:table-cell office:value-type="float" office:value="-5.81079617767584" calcext:value-type="float">
            <text:p>-5.81079617767584</text:p>
          </table:table-cell>
          <table:table-cell table:number-columns-repeated="5"/>
        </table:table-row>
        <table:table-row table:style-name="ro1">
          <table:table-cell office:value-type="float" office:value="1.85762710486152" calcext:value-type="float">
            <text:p>1.85762710486152</text:p>
          </table:table-cell>
          <table:table-cell office:value-type="float" office:value="-0.20080022081571" calcext:value-type="float">
            <text:p>-0.20080022081571</text:p>
          </table:table-cell>
          <table:table-cell office:value-type="float" office:value="-5.80987065474952" calcext:value-type="float">
            <text:p>-5.80987065474952</text:p>
          </table:table-cell>
          <table:table-cell table:number-columns-repeated="5"/>
        </table:table-row>
        <table:table-row table:style-name="ro1">
          <table:table-cell office:value-type="float" office:value="-2.96717196710903" calcext:value-type="float">
            <text:p>-2.96717196710903</text:p>
          </table:table-cell>
          <table:table-cell office:value-type="float" office:value="0.172356467139479" calcext:value-type="float">
            <text:p>0.172356467139479</text:p>
          </table:table-cell>
          <table:table-cell office:value-type="float" office:value="-5.64147786632334" calcext:value-type="float">
            <text:p>-5.64147786632334</text:p>
          </table:table-cell>
          <table:table-cell table:number-columns-repeated="5"/>
        </table:table-row>
        <table:table-row table:style-name="ro1">
          <table:table-cell office:value-type="float" office:value="1.8732463126468" calcext:value-type="float">
            <text:p>1.8732463126468</text:p>
          </table:table-cell>
          <table:table-cell office:value-type="float" office:value="-1.841444848778" calcext:value-type="float">
            <text:p>-1.841444848778</text:p>
          </table:table-cell>
          <table:table-cell office:value-type="float" office:value="-5.5274512994877" calcext:value-type="float">
            <text:p>-5.5274512994877</text:p>
          </table:table-cell>
          <table:table-cell table:number-columns-repeated="5"/>
        </table:table-row>
        <table:table-row table:style-name="ro1">
          <table:table-cell office:value-type="float" office:value="2.06202668423029" calcext:value-type="float">
            <text:p>2.06202668423029</text:p>
          </table:table-cell>
          <table:table-cell office:value-type="float" office:value="-3.06077967510788" calcext:value-type="float">
            <text:p>-3.06077967510788</text:p>
          </table:table-cell>
          <table:table-cell office:value-type="float" office:value="-4.90942844692085" calcext:value-type="float">
            <text:p>-4.90942844692085</text:p>
          </table:table-cell>
          <table:table-cell table:number-columns-repeated="5"/>
        </table:table-row>
        <table:table-row table:style-name="ro1">
          <table:table-cell office:value-type="float" office:value="0.035374676072619" calcext:value-type="float">
            <text:p>0.035374676072619</text:p>
          </table:table-cell>
          <table:table-cell office:value-type="float" office:value="2.77820806266894" calcext:value-type="float">
            <text:p>2.77820806266894</text:p>
          </table:table-cell>
          <table:table-cell office:value-type="float" office:value="-3.79741399846434" calcext:value-type="float">
            <text:p>-3.79741399846434</text:p>
          </table:table-cell>
          <table:table-cell table:number-columns-repeated="5"/>
        </table:table-row>
        <table:table-row table:style-name="ro1">
          <table:table-cell office:value-type="float" office:value="0.96956313739635" calcext:value-type="float">
            <text:p>0.96956313739635</text:p>
          </table:table-cell>
          <table:table-cell office:value-type="float" office:value="-2.25523168659809" calcext:value-type="float">
            <text:p>-2.25523168659809</text:p>
          </table:table-cell>
          <table:table-cell office:value-type="float" office:value="-3.46291209486119" calcext:value-type="float">
            <text:p>-3.46291209486119</text:p>
          </table:table-cell>
          <table:table-cell table:number-columns-repeated="5"/>
        </table:table-row>
        <table:table-row table:style-name="ro1">
          <table:table-cell office:value-type="float" office:value="2.06202668423029" calcext:value-type="float">
            <text:p>2.06202668423029</text:p>
          </table:table-cell>
          <table:table-cell office:value-type="float" office:value="1.25303872816245" calcext:value-type="float">
            <text:p>1.25303872816245</text:p>
          </table:table-cell>
          <table:table-cell office:value-type="float" office:value="-3.2371577710019" calcext:value-type="float">
            <text:p>-3.2371577710019</text:p>
          </table:table-cell>
          <table:table-cell table:number-columns-repeated="5"/>
        </table:table-row>
        <table:table-row table:style-name="ro1">
          <table:table-cell office:value-type="float" office:value="3.17093517283175" calcext:value-type="float">
            <text:p>3.17093517283175</text:p>
          </table:table-cell>
          <table:table-cell office:value-type="float" office:value="-0.941756775570295" calcext:value-type="float">
            <text:p>-0.941756775570295</text:p>
          </table:table-cell>
          <table:table-cell office:value-type="float" office:value="-3.16205933160224" calcext:value-type="float">
            <text:p>-3.16205933160224</text:p>
          </table:table-cell>
          <table:table-cell table:number-columns-repeated="5"/>
        </table:table-row>
        <table:table-row table:style-name="ro1">
          <table:table-cell office:value-type="float" office:value="0.869190383645971" calcext:value-type="float">
            <text:p>0.869190383645971</text:p>
          </table:table-cell>
          <table:table-cell office:value-type="float" office:value="-3.13162974043081" calcext:value-type="float">
            <text:p>-3.13162974043081</text:p>
          </table:table-cell>
          <table:table-cell office:value-type="float" office:value="-3.01617084763501" calcext:value-type="float">
            <text:p>-3.01617084763501</text:p>
          </table:table-cell>
          <table:table-cell table:number-columns-repeated="5"/>
        </table:table-row>
        <table:table-row table:style-name="ro1">
          <table:table-cell office:value-type="float" office:value="-0.792338887273374" calcext:value-type="float">
            <text:p>-0.792338887273374</text:p>
          </table:table-cell>
          <table:table-cell office:value-type="float" office:value="-0.23489781945437" calcext:value-type="float">
            <text:p>-0.23489781945437</text:p>
          </table:table-cell>
          <table:table-cell office:value-type="float" office:value="-2.8934616646886" calcext:value-type="float">
            <text:p>-2.8934616646886</text:p>
          </table:table-cell>
          <table:table-cell table:number-columns-repeated="5"/>
        </table:table-row>
        <table:table-row table:style-name="ro1">
          <table:table-cell office:value-type="float" office:value="0.869190383645971" calcext:value-type="float">
            <text:p>0.869190383645971</text:p>
          </table:table-cell>
          <table:table-cell office:value-type="float" office:value="1.7456233858465" calcext:value-type="float">
            <text:p>1.7456233858465</text:p>
          </table:table-cell>
          <table:table-cell office:value-type="float" office:value="-2.73065118704821" calcext:value-type="float">
            <text:p>-2.73065118704821</text:p>
          </table:table-cell>
          <table:table-cell table:number-columns-repeated="5"/>
        </table:table-row>
        <table:table-row table:style-name="ro1">
          <table:table-cell office:value-type="float" office:value="-3.03725343661694" calcext:value-type="float">
            <text:p>-3.03725343661694</text:p>
          </table:table-cell>
          <table:table-cell office:value-type="float" office:value="-1.841444848778" calcext:value-type="float">
            <text:p>-1.841444848778</text:p>
          </table:table-cell>
          <table:table-cell office:value-type="float" office:value="-2.54617282865888" calcext:value-type="float">
            <text:p>-2.54617282865888</text:p>
          </table:table-cell>
          <table:table-cell table:number-columns-repeated="5"/>
        </table:table-row>
        <table:table-row table:style-name="ro1">
          <table:table-cell office:value-type="float" office:value="-2.88795352985832" calcext:value-type="float">
            <text:p>-2.88795352985832</text:p>
          </table:table-cell>
          <table:table-cell office:value-type="float" office:value="-0.20080022081571" calcext:value-type="float">
            <text:p>-0.20080022081571</text:p>
          </table:table-cell>
          <table:table-cell office:value-type="float" office:value="-2.28425176404026" calcext:value-type="float">
            <text:p>-2.28425176404026</text:p>
          </table:table-cell>
          <table:table-cell table:number-columns-repeated="5"/>
        </table:table-row>
        <table:table-row table:style-name="ro1">
          <table:table-cell office:value-type="float" office:value="-0.168281758557931" calcext:value-type="float">
            <text:p>-0.168281758557931</text:p>
          </table:table-cell>
          <table:table-cell office:value-type="float" office:value="1.27004596412403" calcext:value-type="float">
            <text:p>1.27004596412403</text:p>
          </table:table-cell>
          <table:table-cell office:value-type="float" office:value="-2.01432745758647" calcext:value-type="float">
            <text:p>-2.01432745758647</text:p>
          </table:table-cell>
          <table:table-cell table:number-columns-repeated="5"/>
        </table:table-row>
        <table:table-row table:style-name="ro1">
          <table:table-cell office:value-type="float" office:value="-2.9065976855235" calcext:value-type="float">
            <text:p>-2.9065976855235</text:p>
          </table:table-cell>
          <table:table-cell office:value-type="float" office:value="-1.841444848778" calcext:value-type="float">
            <text:p>-1.841444848778</text:p>
          </table:table-cell>
          <table:table-cell office:value-type="float" office:value="-1.92228019185651" calcext:value-type="float">
            <text:p>-1.92228019185651</text:p>
          </table:table-cell>
          <table:table-cell table:number-columns-repeated="5"/>
        </table:table-row>
        <table:table-row table:style-name="ro1">
          <table:table-cell office:value-type="float" office:value="-0.926397076442369" calcext:value-type="float">
            <text:p>-0.926397076442369</text:p>
          </table:table-cell>
          <table:table-cell office:value-type="float" office:value="0.373172081712514" calcext:value-type="float">
            <text:p>0.373172081712514</text:p>
          </table:table-cell>
          <table:table-cell office:value-type="float" office:value="-0.962713234821308" calcext:value-type="float">
            <text:p>-0.962713234821308</text:p>
          </table:table-cell>
          <table:table-cell table:number-columns-repeated="5"/>
        </table:table-row>
        <table:table-row table:style-name="ro1">
          <table:table-cell office:value-type="float" office:value="-0.936041879651279" calcext:value-type="float">
            <text:p>-0.936041879651279</text:p>
          </table:table-cell>
          <table:table-cell office:value-type="float" office:value="-3.88920476768611" calcext:value-type="float">
            <text:p>-3.88920476768611</text:p>
          </table:table-cell>
          <table:table-cell office:value-type="float" office:value="-0.874446782476197" calcext:value-type="float">
            <text:p>-0.874446782476197</text:p>
          </table:table-cell>
          <table:table-cell table:number-columns-repeated="5"/>
        </table:table-row>
        <table:table-row table:style-name="ro1">
          <table:table-cell office:value-type="float" office:value="-0.248560834027979" calcext:value-type="float">
            <text:p>-0.248560834027979</text:p>
          </table:table-cell>
          <table:table-cell office:value-type="float" office:value="0.77057759087409" calcext:value-type="float">
            <text:p>0.77057759087409</text:p>
          </table:table-cell>
          <table:table-cell office:value-type="float" office:value="-0.724180862704063" calcext:value-type="float">
            <text:p>-0.724180862704063</text:p>
          </table:table-cell>
          <table:table-cell table:number-columns-repeated="5"/>
        </table:table-row>
        <table:table-row table:style-name="ro1">
          <table:table-cell office:value-type="float" office:value="-1.13056943992548" calcext:value-type="float">
            <text:p>-1.13056943992548</text:p>
          </table:table-cell>
          <table:table-cell office:value-type="float" office:value="-2.25188957464933" calcext:value-type="float">
            <text:p>-2.25188957464933</text:p>
          </table:table-cell>
          <table:table-cell office:value-type="float" office:value="-0.351428953369199" calcext:value-type="float">
            <text:p>-0.351428953369199</text:p>
          </table:table-cell>
          <table:table-cell table:number-columns-repeated="5"/>
        </table:table-row>
        <table:table-row table:style-name="ro1">
          <table:table-cell office:value-type="float" office:value="1.80258568761314" calcext:value-type="float">
            <text:p>1.80258568761314</text:p>
          </table:table-cell>
          <table:table-cell office:value-type="float" office:value="-2.91702104087512" calcext:value-type="float">
            <text:p>-2.91702104087512</text:p>
          </table:table-cell>
          <table:table-cell office:value-type="float" office:value="-0.157305993138536" calcext:value-type="float">
            <text:p>-0.157305993138536</text:p>
          </table:table-cell>
          <table:table-cell table:number-columns-repeated="5"/>
        </table:table-row>
        <table:table-row table:style-name="ro1">
          <table:table-cell office:value-type="float" office:value="-1.0257950805138" calcext:value-type="float">
            <text:p>-1.0257950805138</text:p>
          </table:table-cell>
          <table:table-cell office:value-type="float" office:value="-2.30568580282093" calcext:value-type="float">
            <text:p>-2.30568580282093</text:p>
          </table:table-cell>
          <table:table-cell office:value-type="float" office:value="-0.0726122965217808" calcext:value-type="float">
            <text:p>-0.0726122965217808</text:p>
          </table:table-cell>
          <table:table-cell table:number-columns-repeated="5"/>
        </table:table-row>
        <table:table-row table:style-name="ro1">
          <table:table-cell office:value-type="float" office:value="0.745906550144397" calcext:value-type="float">
            <text:p>0.745906550144397</text:p>
          </table:table-cell>
          <table:table-cell office:value-type="float" office:value="0.235478640634983" calcext:value-type="float">
            <text:p>0.235478640634983</text:p>
          </table:table-cell>
          <table:table-cell office:value-type="float" office:value="-0.0421410576525206" calcext:value-type="float">
            <text:p>-0.0421410576525206</text:p>
          </table:table-cell>
          <table:table-cell table:number-columns-repeated="5"/>
        </table:table-row>
        <table:table-row table:style-name="ro1">
          <table:table-cell office:value-type="float" office:value="-0.694900045856313" calcext:value-type="float">
            <text:p>-0.694900045856313</text:p>
          </table:table-cell>
          <table:table-cell office:value-type="float" office:value="0.197967404447327" calcext:value-type="float">
            <text:p>0.197967404447327</text:p>
          </table:table-cell>
          <table:table-cell office:value-type="float" office:value="0.703988993320883" calcext:value-type="float">
            <text:p>0.703988993320883</text:p>
          </table:table-cell>
          <table:table-cell table:number-columns-repeated="5"/>
        </table:table-row>
        <table:table-row table:style-name="ro1">
          <table:table-cell office:value-type="float" office:value="1.0095941607953" calcext:value-type="float">
            <text:p>1.0095941607953</text:p>
          </table:table-cell>
          <table:table-cell office:value-type="float" office:value="0.480722725063951" calcext:value-type="float">
            <text:p>0.480722725063951</text:p>
          </table:table-cell>
          <table:table-cell office:value-type="float" office:value="1.19527484199454" calcext:value-type="float">
            <text:p>1.19527484199454</text:p>
          </table:table-cell>
          <table:table-cell table:number-columns-repeated="5"/>
        </table:table-row>
        <table:table-row table:style-name="ro1">
          <table:table-cell office:value-type="float" office:value="-1.26711843581696" calcext:value-type="float">
            <text:p>-1.26711843581696</text:p>
          </table:table-cell>
          <table:table-cell office:value-type="float" office:value="0.235478640634983" calcext:value-type="float">
            <text:p>0.235478640634983</text:p>
          </table:table-cell>
          <table:table-cell office:value-type="float" office:value="1.82341118496048" calcext:value-type="float">
            <text:p>1.82341118496048</text:p>
          </table:table-cell>
          <table:table-cell table:number-columns-repeated="5"/>
        </table:table-row>
        <table:table-row table:style-name="ro1">
          <table:table-cell office:value-type="float" office:value="-1.34750130607047" calcext:value-type="float">
            <text:p>-1.34750130607047</text:p>
          </table:table-cell>
          <table:table-cell office:value-type="float" office:value="-1.93382367961252" calcext:value-type="float">
            <text:p>-1.93382367961252</text:p>
          </table:table-cell>
          <table:table-cell office:value-type="float" office:value="2.15761095677357" calcext:value-type="float">
            <text:p>2.15761095677357</text:p>
          </table:table-cell>
          <table:table-cell table:number-columns-repeated="5"/>
        </table:table-row>
        <table:table-row table:style-name="ro1">
          <table:table-cell office:value-type="float" office:value="1.31188534151963" calcext:value-type="float">
            <text:p>1.31188534151963</text:p>
          </table:table-cell>
          <table:table-cell office:value-type="float" office:value="0.197967404447327" calcext:value-type="float">
            <text:p>0.197967404447327</text:p>
          </table:table-cell>
          <table:table-cell office:value-type="float" office:value="2.33998404213618" calcext:value-type="float">
            <text:p>2.33998404213618</text:p>
          </table:table-cell>
          <table:table-cell table:number-columns-repeated="5"/>
        </table:table-row>
        <table:table-row table:style-name="ro1">
          <table:table-cell office:value-type="float" office:value="1.56740411625365" calcext:value-type="float">
            <text:p>1.56740411625365</text:p>
          </table:table-cell>
          <table:table-cell office:value-type="float" office:value="-1.00806627712329" calcext:value-type="float">
            <text:p>-1.00806627712329</text:p>
          </table:table-cell>
          <table:table-cell office:value-type="float" office:value="2.60230411825621" calcext:value-type="float">
            <text:p>2.60230411825621</text:p>
          </table:table-cell>
          <table:table-cell table:number-columns-repeated="5"/>
        </table:table-row>
        <table:table-row table:style-name="ro1">
          <table:table-cell office:value-type="float" office:value="1.87833198006781" calcext:value-type="float">
            <text:p>1.87833198006781</text:p>
          </table:table-cell>
          <table:table-cell office:value-type="float" office:value="1.32936769634366" calcext:value-type="float">
            <text:p>1.32936769634366</text:p>
          </table:table-cell>
          <table:table-cell office:value-type="float" office:value="2.86049026158034" calcext:value-type="float">
            <text:p>2.86049026158034</text:p>
          </table:table-cell>
          <table:table-cell table:number-columns-repeated="5"/>
        </table:table-row>
        <table:table-row table:style-name="ro1">
          <table:table-cell office:value-type="float" office:value="0.129936434629084" calcext:value-type="float">
            <text:p>0.129936434629084</text:p>
          </table:table-cell>
          <table:table-cell office:value-type="float" office:value="0.539893314686605" calcext:value-type="float">
            <text:p>0.539893314686605</text:p>
          </table:table-cell>
          <table:table-cell office:value-type="float" office:value="3.14748276741603" calcext:value-type="float">
            <text:p>3.14748276741603</text:p>
          </table:table-cell>
          <table:table-cell table:number-columns-repeated="5"/>
        </table:table-row>
        <table:table-row table:style-name="ro1">
          <table:table-cell office:value-type="float" office:value="3.17093517283175" calcext:value-type="float">
            <text:p>3.17093517283175</text:p>
          </table:table-cell>
          <table:table-cell office:value-type="float" office:value="-1.841444848778" calcext:value-type="float">
            <text:p>-1.841444848778</text:p>
          </table:table-cell>
          <table:table-cell office:value-type="float" office:value="3.24508939843634" calcext:value-type="float">
            <text:p>3.24508939843634</text:p>
          </table:table-cell>
          <table:table-cell table:number-columns-repeated="5"/>
        </table:table-row>
        <table:table-row table:style-name="ro1">
          <table:table-cell office:value-type="float" office:value="-2.26494307089759" calcext:value-type="float">
            <text:p>-2.26494307089759</text:p>
          </table:table-cell>
          <table:table-cell office:value-type="float" office:value="2.12000769900592" calcext:value-type="float">
            <text:p>2.12000769900592</text:p>
          </table:table-cell>
          <table:table-cell office:value-type="float" office:value="3.27256662404441" calcext:value-type="float">
            <text:p>3.27256662404441</text:p>
          </table:table-cell>
          <table:table-cell table:number-columns-repeated="5"/>
        </table:table-row>
        <table:table-row table:style-name="ro1">
          <table:table-cell office:value-type="float" office:value="1.0095941607953" calcext:value-type="float">
            <text:p>1.0095941607953</text:p>
          </table:table-cell>
          <table:table-cell office:value-type="float" office:value="-1.49912921313709" calcext:value-type="float">
            <text:p>-1.49912921313709</text:p>
          </table:table-cell>
          <table:table-cell office:value-type="float" office:value="3.28468312098017" calcext:value-type="float">
            <text:p>3.28468312098017</text:p>
          </table:table-cell>
          <table:table-cell table:number-columns-repeated="5"/>
        </table:table-row>
        <table:table-row table:style-name="ro1">
          <table:table-cell office:value-type="float" office:value="2.26484519739678" calcext:value-type="float">
            <text:p>2.26484519739678</text:p>
          </table:table-cell>
          <table:table-cell office:value-type="float" office:value="2.13025338477647" calcext:value-type="float">
            <text:p>2.13025338477647</text:p>
          </table:table-cell>
          <table:table-cell office:value-type="float" office:value="3.76504582813787" calcext:value-type="float">
            <text:p>3.76504582813787</text:p>
          </table:table-cell>
          <table:table-cell table:number-columns-repeated="5"/>
        </table:table-row>
        <table:table-row table:style-name="ro1">
          <table:table-cell office:value-type="float" office:value="2.39087543393508" calcext:value-type="float">
            <text:p>2.39087543393508</text:p>
          </table:table-cell>
          <table:table-cell office:value-type="float" office:value="0.0469577531761283" calcext:value-type="float">
            <text:p>0.0469577531761283</text:p>
          </table:table-cell>
          <table:table-cell office:value-type="float" office:value="3.8906749356401" calcext:value-type="float">
            <text:p>3.8906749356401</text:p>
          </table:table-cell>
          <table:table-cell table:number-columns-repeated="5"/>
        </table:table-row>
        <table:table-row table:style-name="ro1">
          <table:table-cell office:value-type="float" office:value="2.31646908145498" calcext:value-type="float">
            <text:p>2.31646908145498</text:p>
          </table:table-cell>
          <table:table-cell office:value-type="float" office:value="0.161519607080944" calcext:value-type="float">
            <text:p>0.161519607080944</text:p>
          </table:table-cell>
          <table:table-cell office:value-type="float" office:value="4.1707308104129" calcext:value-type="float">
            <text:p>4.1707308104129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1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0.0315066894836287" calcext:value-type="float">
            <text:p>0.0315066894836287</text:p>
          </table:table-cell>
          <table:table-cell office:value-type="float" office:value="-1.00806627712329" calcext:value-type="float">
            <text:p>-1.00806627712329</text:p>
          </table:table-cell>
          <table:table-cell office:value-type="float" office:value="-18.7746627550888" calcext:value-type="float">
            <text:p>-18.7746627550888</text:p>
          </table:table-cell>
          <table:table-cell table:number-columns-repeated="5"/>
        </table:table-row>
        <table:table-row table:style-name="ro1">
          <table:table-cell office:value-type="float" office:value="1.04737531561693" calcext:value-type="float">
            <text:p>1.04737531561693</text:p>
          </table:table-cell>
          <table:table-cell office:value-type="float" office:value="1.03994610981939" calcext:value-type="float">
            <text:p>1.03994610981939</text:p>
          </table:table-cell>
          <table:table-cell office:value-type="float" office:value="-17.0684209328107" calcext:value-type="float">
            <text:p>-17.0684209328107</text:p>
          </table:table-cell>
          <table:table-cell table:number-columns-repeated="5"/>
        </table:table-row>
        <table:table-row table:style-name="ro1">
          <table:table-cell office:value-type="float" office:value="0.142381179592367" calcext:value-type="float">
            <text:p>0.142381179592367</text:p>
          </table:table-cell>
          <table:table-cell office:value-type="float" office:value="-0.0080303578074794" calcext:value-type="float">
            <text:p>-0.0080303578074794</text:p>
          </table:table-cell>
          <table:table-cell office:value-type="float" office:value="-16.2251879441874" calcext:value-type="float">
            <text:p>-16.2251879441874</text:p>
          </table:table-cell>
          <table:table-cell table:number-columns-repeated="5"/>
        </table:table-row>
        <table:table-row table:style-name="ro1">
          <table:table-cell office:value-type="float" office:value="0.118197248606055" calcext:value-type="float">
            <text:p>0.118197248606055</text:p>
          </table:table-cell>
          <table:table-cell office:value-type="float" office:value="1.03994610981939" calcext:value-type="float">
            <text:p>1.03994610981939</text:p>
          </table:table-cell>
          <table:table-cell office:value-type="float" office:value="-15.9579704016236" calcext:value-type="float">
            <text:p>-15.9579704016236</text:p>
          </table:table-cell>
          <table:table-cell table:number-columns-repeated="5"/>
        </table:table-row>
        <table:table-row table:style-name="ro1">
          <table:table-cell office:value-type="float" office:value="0.0592562893157613" calcext:value-type="float">
            <text:p>0.0592562893157613</text:p>
          </table:table-cell>
          <table:table-cell office:value-type="float" office:value="-0.872309733282599" calcext:value-type="float">
            <text:p>-0.872309733282599</text:p>
          </table:table-cell>
          <table:table-cell office:value-type="float" office:value="-15.5009676267216" calcext:value-type="float">
            <text:p>-15.5009676267216</text:p>
          </table:table-cell>
          <table:table-cell table:number-columns-repeated="5"/>
        </table:table-row>
        <table:table-row table:style-name="ro1">
          <table:table-cell office:value-type="float" office:value="0.118197248606055" calcext:value-type="float">
            <text:p>0.118197248606055</text:p>
          </table:table-cell>
          <table:table-cell office:value-type="float" office:value="0.920199564979441" calcext:value-type="float">
            <text:p>0.920199564979441</text:p>
          </table:table-cell>
          <table:table-cell office:value-type="float" office:value="-15.2751185858829" calcext:value-type="float">
            <text:p>-15.2751185858829</text:p>
          </table:table-cell>
          <table:table-cell table:number-columns-repeated="5"/>
        </table:table-row>
        <table:table-row table:style-name="ro1">
          <table:table-cell office:value-type="float" office:value="2.06202668423029" calcext:value-type="float">
            <text:p>2.06202668423029</text:p>
          </table:table-cell>
          <table:table-cell office:value-type="float" office:value="-0.0143463431422526" calcext:value-type="float">
            <text:p>-0.0143463431422526</text:p>
          </table:table-cell>
          <table:table-cell office:value-type="float" office:value="-14.9573760724117" calcext:value-type="float">
            <text:p>-14.9573760724117</text:p>
          </table:table-cell>
          <table:table-cell table:number-columns-repeated="5"/>
        </table:table-row>
        <table:table-row table:style-name="ro1">
          <table:table-cell office:value-type="float" office:value="0.142189256562236" calcext:value-type="float">
            <text:p>0.142189256562236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14.592372975698" calcext:value-type="float">
            <text:p>-14.592372975698</text:p>
          </table:table-cell>
          <table:table-cell table:number-columns-repeated="5"/>
        </table:table-row>
        <table:table-row table:style-name="ro1">
          <table:table-cell office:value-type="float" office:value="-0.0290443809571475" calcext:value-type="float">
            <text:p>-0.0290443809571475</text:p>
          </table:table-cell>
          <table:table-cell office:value-type="float" office:value="-2.07209010931021" calcext:value-type="float">
            <text:p>-2.07209010931021</text:p>
          </table:table-cell>
          <table:table-cell office:value-type="float" office:value="-14.5311216119699" calcext:value-type="float">
            <text:p>-14.5311216119699</text:p>
          </table:table-cell>
          <table:table-cell table:number-columns-repeated="5"/>
        </table:table-row>
        <table:table-row table:style-name="ro1">
          <table:table-cell office:value-type="float" office:value="1.02283082035726" calcext:value-type="float">
            <text:p>1.02283082035726</text:p>
          </table:table-cell>
          <table:table-cell office:value-type="float" office:value="0.161519607080944" calcext:value-type="float">
            <text:p>0.161519607080944</text:p>
          </table:table-cell>
          <table:table-cell office:value-type="float" office:value="-14.1024236754883" calcext:value-type="float">
            <text:p>-14.1024236754883</text:p>
          </table:table-cell>
          <table:table-cell table:number-columns-repeated="5"/>
        </table:table-row>
        <table:table-row table:style-name="ro1">
          <table:table-cell office:value-type="float" office:value="1.04605457210223" calcext:value-type="float">
            <text:p>1.04605457210223</text:p>
          </table:table-cell>
          <table:table-cell office:value-type="float" office:value="-0.168712322268032" calcext:value-type="float">
            <text:p>-0.168712322268032</text:p>
          </table:table-cell>
          <table:table-cell office:value-type="float" office:value="-13.3498238099484" calcext:value-type="float">
            <text:p>-13.3498238099484</text:p>
          </table:table-cell>
          <table:table-cell table:number-columns-repeated="5"/>
        </table:table-row>
        <table:table-row table:style-name="ro1">
          <table:table-cell office:value-type="float" office:value="1.04674164563476" calcext:value-type="float">
            <text:p>1.04674164563476</text:p>
          </table:table-cell>
          <table:table-cell office:value-type="float" office:value="-0.168712322268032" calcext:value-type="float">
            <text:p>-0.168712322268032</text:p>
          </table:table-cell>
          <table:table-cell office:value-type="float" office:value="-13.3359781360039" calcext:value-type="float">
            <text:p>-13.3359781360039</text:p>
          </table:table-cell>
          <table:table-cell table:number-columns-repeated="5"/>
        </table:table-row>
        <table:table-row table:style-name="ro1">
          <table:table-cell office:value-type="float" office:value="1.88778963468555" calcext:value-type="float">
            <text:p>1.88778963468555</text:p>
          </table:table-cell>
          <table:table-cell office:value-type="float" office:value="1.03994610981939" calcext:value-type="float">
            <text:p>1.03994610981939</text:p>
          </table:table-cell>
          <table:table-cell office:value-type="float" office:value="-12.6573014068208" calcext:value-type="float">
            <text:p>-12.6573014068208</text:p>
          </table:table-cell>
          <table:table-cell table:number-columns-repeated="5"/>
        </table:table-row>
        <table:table-row table:style-name="ro1">
          <table:table-cell office:value-type="float" office:value="1.96916107047145" calcext:value-type="float">
            <text:p>1.96916107047145</text:p>
          </table:table-cell>
          <table:table-cell office:value-type="float" office:value="-1.10707401330556" calcext:value-type="float">
            <text:p>-1.10707401330556</text:p>
          </table:table-cell>
          <table:table-cell office:value-type="float" office:value="-12.5306617988603" calcext:value-type="float">
            <text:p>-12.5306617988603</text:p>
          </table:table-cell>
          <table:table-cell table:number-columns-repeated="5"/>
        </table:table-row>
        <table:table-row table:style-name="ro1">
          <table:table-cell office:value-type="float" office:value="0.017182325123807" calcext:value-type="float">
            <text:p>0.017182325123807</text:p>
          </table:table-cell>
          <table:table-cell office:value-type="float" office:value="-0.209100450477251" calcext:value-type="float">
            <text:p>-0.209100450477251</text:p>
          </table:table-cell>
          <table:table-cell office:value-type="float" office:value="-12.4393653603244" calcext:value-type="float">
            <text:p>-12.4393653603244</text:p>
          </table:table-cell>
          <table:table-cell table:number-columns-repeated="5"/>
        </table:table-row>
        <table:table-row table:style-name="ro1">
          <table:table-cell office:value-type="float" office:value="1.96916107047145" calcext:value-type="float">
            <text:p>1.96916107047145</text:p>
          </table:table-cell>
          <table:table-cell office:value-type="float" office:value="1.11219776906825" calcext:value-type="float">
            <text:p>1.11219776906825</text:p>
          </table:table-cell>
          <table:table-cell office:value-type="float" office:value="-12.3146585212931" calcext:value-type="float">
            <text:p>-12.3146585212931</text:p>
          </table:table-cell>
          <table:table-cell table:number-columns-repeated="5"/>
        </table:table-row>
        <table:table-row table:style-name="ro1">
          <table:table-cell office:value-type="float" office:value="1.86934881582656" calcext:value-type="float">
            <text:p>1.86934881582656</text:p>
          </table:table-cell>
          <table:table-cell office:value-type="float" office:value="-1.00806627712329" calcext:value-type="float">
            <text:p>-1.00806627712329</text:p>
          </table:table-cell>
          <table:table-cell office:value-type="float" office:value="-12.2920848667073" calcext:value-type="float">
            <text:p>-12.2920848667073</text:p>
          </table:table-cell>
          <table:table-cell table:number-columns-repeated="5"/>
        </table:table-row>
        <table:table-row table:style-name="ro1">
          <table:table-cell office:value-type="float" office:value="0.0625705363387574" calcext:value-type="float">
            <text:p>0.0625705363387574</text:p>
          </table:table-cell>
          <table:table-cell office:value-type="float" office:value="-0.787467334715009" calcext:value-type="float">
            <text:p>-0.787467334715009</text:p>
          </table:table-cell>
          <table:table-cell office:value-type="float" office:value="-10.9455363943686" calcext:value-type="float">
            <text:p>-10.9455363943686</text:p>
          </table:table-cell>
          <table:table-cell table:number-columns-repeated="5"/>
        </table:table-row>
        <table:table-row table:style-name="ro1">
          <table:table-cell office:value-type="float" office:value="0.96956313739635" calcext:value-type="float">
            <text:p>0.96956313739635</text:p>
          </table:table-cell>
          <table:table-cell office:value-type="float" office:value="-1.841444848778" calcext:value-type="float">
            <text:p>-1.841444848778</text:p>
          </table:table-cell>
          <table:table-cell office:value-type="float" office:value="-10.9214166124462" calcext:value-type="float">
            <text:p>-10.9214166124462</text:p>
          </table:table-cell>
          <table:table-cell table:number-columns-repeated="5"/>
        </table:table-row>
        <table:table-row table:style-name="ro1">
          <table:table-cell office:value-type="float" office:value="0.0315066894836287" calcext:value-type="float">
            <text:p>0.0315066894836287</text:p>
          </table:table-cell>
          <table:table-cell office:value-type="float" office:value="-0.23489781945437" calcext:value-type="float">
            <text:p>-0.23489781945437</text:p>
          </table:table-cell>
          <table:table-cell office:value-type="float" office:value="-10.6959985604133" calcext:value-type="float">
            <text:p>-10.6959985604133</text:p>
          </table:table-cell>
          <table:table-cell table:number-columns-repeated="5"/>
        </table:table-row>
        <table:table-row table:style-name="ro1">
          <table:table-cell office:value-type="float" office:value="1.04674164563476" calcext:value-type="float">
            <text:p>1.04674164563476</text:p>
          </table:table-cell>
          <table:table-cell office:value-type="float" office:value="0.782969488631971" calcext:value-type="float">
            <text:p>0.782969488631971</text:p>
          </table:table-cell>
          <table:table-cell office:value-type="float" office:value="-9.91987299821613" calcext:value-type="float">
            <text:p>-9.91987299821613</text:p>
          </table:table-cell>
          <table:table-cell table:number-columns-repeated="5"/>
        </table:table-row>
        <table:table-row table:style-name="ro1">
          <table:table-cell office:value-type="float" office:value="0.233546199251264" calcext:value-type="float">
            <text:p>0.233546199251264</text:p>
          </table:table-cell>
          <table:table-cell office:value-type="float" office:value="-0.97484226729207" calcext:value-type="float">
            <text:p>-0.97484226729207</text:p>
          </table:table-cell>
          <table:table-cell office:value-type="float" office:value="-9.90244912691544" calcext:value-type="float">
            <text:p>-9.90244912691544</text:p>
          </table:table-cell>
          <table:table-cell table:number-columns-repeated="5"/>
        </table:table-row>
        <table:table-row table:style-name="ro1">
          <table:table-cell office:value-type="float" office:value="-3.01420514264937" calcext:value-type="float">
            <text:p>-3.01420514264937</text:p>
          </table:table-cell>
          <table:table-cell office:value-type="float" office:value="0.969874735320304" calcext:value-type="float">
            <text:p>0.969874735320304</text:p>
          </table:table-cell>
          <table:table-cell office:value-type="float" office:value="-9.75550047472197" calcext:value-type="float">
            <text:p>-9.75550047472197</text:p>
          </table:table-cell>
          <table:table-cell table:number-columns-repeated="5"/>
        </table:table-row>
        <table:table-row table:style-name="ro1">
          <table:table-cell office:value-type="float" office:value="0.233036961706839" calcext:value-type="float">
            <text:p>0.233036961706839</text:p>
          </table:table-cell>
          <table:table-cell office:value-type="float" office:value="1.03994610981939" calcext:value-type="float">
            <text:p>1.03994610981939</text:p>
          </table:table-cell>
          <table:table-cell office:value-type="float" office:value="-9.61468136526077" calcext:value-type="float">
            <text:p>-9.61468136526077</text:p>
          </table:table-cell>
          <table:table-cell table:number-columns-repeated="5"/>
        </table:table-row>
        <table:table-row table:style-name="ro1">
          <table:table-cell office:value-type="float" office:value="-1.05519853559952" calcext:value-type="float">
            <text:p>-1.05519853559952</text:p>
          </table:table-cell>
          <table:table-cell office:value-type="float" office:value="-2.9644006891556" calcext:value-type="float">
            <text:p>-2.9644006891556</text:p>
          </table:table-cell>
          <table:table-cell office:value-type="float" office:value="-9.25434352378089" calcext:value-type="float">
            <text:p>-9.25434352378089</text:p>
          </table:table-cell>
          <table:table-cell table:number-columns-repeated="5"/>
        </table:table-row>
        <table:table-row table:style-name="ro1">
          <table:table-cell office:value-type="float" office:value="1.86493083320788" calcext:value-type="float">
            <text:p>1.86493083320788</text:p>
          </table:table-cell>
          <table:table-cell office:value-type="float" office:value="0.867337997354849" calcext:value-type="float">
            <text:p>0.867337997354849</text:p>
          </table:table-cell>
          <table:table-cell office:value-type="float" office:value="-9.10220892291222" calcext:value-type="float">
            <text:p>-9.10220892291222</text:p>
          </table:table-cell>
          <table:table-cell table:number-columns-repeated="5"/>
        </table:table-row>
        <table:table-row table:style-name="ro1">
          <table:table-cell office:value-type="float" office:value="-0.248560834027979" calcext:value-type="float">
            <text:p>-0.248560834027979</text:p>
          </table:table-cell>
          <table:table-cell office:value-type="float" office:value="0.985230010178594" calcext:value-type="float">
            <text:p>0.985230010178594</text:p>
          </table:table-cell>
          <table:table-cell office:value-type="float" office:value="-9.01493287048315" calcext:value-type="float">
            <text:p>-9.01493287048315</text:p>
          </table:table-cell>
          <table:table-cell table:number-columns-repeated="5"/>
        </table:table-row>
        <table:table-row table:style-name="ro1">
          <table:table-cell office:value-type="float" office:value="1.80258568761314" calcext:value-type="float">
            <text:p>1.80258568761314</text:p>
          </table:table-cell>
          <table:table-cell office:value-type="float" office:value="-1.02709706235863" calcext:value-type="float">
            <text:p>-1.02709706235863</text:p>
          </table:table-cell>
          <table:table-cell office:value-type="float" office:value="-8.79543828506838" calcext:value-type="float">
            <text:p>-8.79543828506838</text:p>
          </table:table-cell>
          <table:table-cell table:number-columns-repeated="5"/>
        </table:table-row>
        <table:table-row table:style-name="ro1">
          <table:table-cell office:value-type="float" office:value="1.88778963468555" calcext:value-type="float">
            <text:p>1.88778963468555</text:p>
          </table:table-cell>
          <table:table-cell office:value-type="float" office:value="1.9056090015347" calcext:value-type="float">
            <text:p>1.9056090015347</text:p>
          </table:table-cell>
          <table:table-cell office:value-type="float" office:value="-8.71302361578283" calcext:value-type="float">
            <text:p>-8.71302361578283</text:p>
          </table:table-cell>
          <table:table-cell table:number-columns-repeated="5"/>
        </table:table-row>
        <table:table-row table:style-name="ro1">
          <table:table-cell office:value-type="float" office:value="-3.03725343661694" calcext:value-type="float">
            <text:p>-3.03725343661694</text:p>
          </table:table-cell>
          <table:table-cell office:value-type="float" office:value="1.09463377825351" calcext:value-type="float">
            <text:p>1.09463377825351</text:p>
          </table:table-cell>
          <table:table-cell office:value-type="float" office:value="-7.58789012435064" calcext:value-type="float">
            <text:p>-7.58789012435064</text:p>
          </table:table-cell>
          <table:table-cell table:number-columns-repeated="5"/>
        </table:table-row>
        <table:table-row table:style-name="ro1">
          <table:table-cell office:value-type="float" office:value="-1.13056943992548" calcext:value-type="float">
            <text:p>-1.13056943992548</text:p>
          </table:table-cell>
          <table:table-cell office:value-type="float" office:value="-1.841444848778" calcext:value-type="float">
            <text:p>-1.841444848778</text:p>
          </table:table-cell>
          <table:table-cell office:value-type="float" office:value="-7.5849354867177" calcext:value-type="float">
            <text:p>-7.5849354867177</text:p>
          </table:table-cell>
          <table:table-cell table:number-columns-repeated="5"/>
        </table:table-row>
        <table:table-row table:style-name="ro1">
          <table:table-cell office:value-type="float" office:value="2.9836572072047" calcext:value-type="float">
            <text:p>2.9836572072047</text:p>
          </table:table-cell>
          <table:table-cell office:value-type="float" office:value="1.11219776906825" calcext:value-type="float">
            <text:p>1.11219776906825</text:p>
          </table:table-cell>
          <table:table-cell office:value-type="float" office:value="-7.42451004552601" calcext:value-type="float">
            <text:p>-7.42451004552601</text:p>
          </table:table-cell>
          <table:table-cell table:number-columns-repeated="5"/>
        </table:table-row>
        <table:table-row table:style-name="ro1">
          <table:table-cell office:value-type="float" office:value="1.86934881582656" calcext:value-type="float">
            <text:p>1.86934881582656</text:p>
          </table:table-cell>
          <table:table-cell office:value-type="float" office:value="1.16447974387194" calcext:value-type="float">
            <text:p>1.16447974387194</text:p>
          </table:table-cell>
          <table:table-cell office:value-type="float" office:value="-7.08363335614146" calcext:value-type="float">
            <text:p>-7.08363335614146</text:p>
          </table:table-cell>
          <table:table-cell table:number-columns-repeated="5"/>
        </table:table-row>
        <table:table-row table:style-name="ro1">
          <table:table-cell office:value-type="float" office:value="-0.248560834027979" calcext:value-type="float">
            <text:p>-0.248560834027979</text:p>
          </table:table-cell>
          <table:table-cell office:value-type="float" office:value="0.137820999604137" calcext:value-type="float">
            <text:p>0.137820999604137</text:p>
          </table:table-cell>
          <table:table-cell office:value-type="float" office:value="-6.48877777285775" calcext:value-type="float">
            <text:p>-6.48877777285775</text:p>
          </table:table-cell>
          <table:table-cell table:number-columns-repeated="5"/>
        </table:table-row>
        <table:table-row table:style-name="ro1">
          <table:table-cell office:value-type="float" office:value="0.0643276375060873" calcext:value-type="float">
            <text:p>0.0643276375060873</text:p>
          </table:table-cell>
          <table:table-cell office:value-type="float" office:value="1.27004596412403" calcext:value-type="float">
            <text:p>1.27004596412403</text:p>
          </table:table-cell>
          <table:table-cell office:value-type="float" office:value="-6.32088981639894" calcext:value-type="float">
            <text:p>-6.32088981639894</text:p>
          </table:table-cell>
          <table:table-cell table:number-columns-repeated="5"/>
        </table:table-row>
        <table:table-row table:style-name="ro1">
          <table:table-cell office:value-type="float" office:value="-1.18451085130995" calcext:value-type="float">
            <text:p>-1.18451085130995</text:p>
          </table:table-cell>
          <table:table-cell office:value-type="float" office:value="1.16560356088507" calcext:value-type="float">
            <text:p>1.16560356088507</text:p>
          </table:table-cell>
          <table:table-cell office:value-type="float" office:value="-6.2957047087468" calcext:value-type="float">
            <text:p>-6.2957047087468</text:p>
          </table:table-cell>
          <table:table-cell table:number-columns-repeated="5"/>
        </table:table-row>
        <table:table-row table:style-name="ro1">
          <table:table-cell office:value-type="float" office:value="1.89011409393971" calcext:value-type="float">
            <text:p>1.89011409393971</text:p>
          </table:table-cell>
          <table:table-cell office:value-type="float" office:value="-1.841444848778" calcext:value-type="float">
            <text:p>-1.841444848778</text:p>
          </table:table-cell>
          <table:table-cell office:value-type="float" office:value="-6.18094587158808" calcext:value-type="float">
            <text:p>-6.18094587158808</text:p>
          </table:table-cell>
          <table:table-cell table:number-columns-repeated="5"/>
        </table:table-row>
        <table:table-row table:style-name="ro1">
          <table:table-cell office:value-type="float" office:value="1.98456523328742" calcext:value-type="float">
            <text:p>1.98456523328742</text:p>
          </table:table-cell>
          <table:table-cell office:value-type="float" office:value="-3.06077967510788" calcext:value-type="float">
            <text:p>-3.06077967510788</text:p>
          </table:table-cell>
          <table:table-cell office:value-type="float" office:value="-5.92575986291658" calcext:value-type="float">
            <text:p>-5.92575986291658</text:p>
          </table:table-cell>
          <table:table-cell table:number-columns-repeated="5"/>
        </table:table-row>
        <table:table-row table:style-name="ro1">
          <table:table-cell office:value-type="float" office:value="1.80258568761314" calcext:value-type="float">
            <text:p>1.80258568761314</text:p>
          </table:table-cell>
          <table:table-cell office:value-type="float" office:value="1.95766433333812" calcext:value-type="float">
            <text:p>1.95766433333812</text:p>
          </table:table-cell>
          <table:table-cell office:value-type="float" office:value="-5.81079617767584" calcext:value-type="float">
            <text:p>-5.81079617767584</text:p>
          </table:table-cell>
          <table:table-cell table:number-columns-repeated="5"/>
        </table:table-row>
        <table:table-row table:style-name="ro1">
          <table:table-cell office:value-type="float" office:value="1.85762710486152" calcext:value-type="float">
            <text:p>1.85762710486152</text:p>
          </table:table-cell>
          <table:table-cell office:value-type="float" office:value="-0.20080022081571" calcext:value-type="float">
            <text:p>-0.20080022081571</text:p>
          </table:table-cell>
          <table:table-cell office:value-type="float" office:value="-5.80987065474952" calcext:value-type="float">
            <text:p>-5.80987065474952</text:p>
          </table:table-cell>
          <table:table-cell table:number-columns-repeated="5"/>
        </table:table-row>
        <table:table-row table:style-name="ro1">
          <table:table-cell office:value-type="float" office:value="-2.96717196710903" calcext:value-type="float">
            <text:p>-2.96717196710903</text:p>
          </table:table-cell>
          <table:table-cell office:value-type="float" office:value="0.172356467139479" calcext:value-type="float">
            <text:p>0.172356467139479</text:p>
          </table:table-cell>
          <table:table-cell office:value-type="float" office:value="-5.64147786632334" calcext:value-type="float">
            <text:p>-5.64147786632334</text:p>
          </table:table-cell>
          <table:table-cell table:number-columns-repeated="5"/>
        </table:table-row>
        <table:table-row table:style-name="ro1">
          <table:table-cell office:value-type="float" office:value="1.8732463126468" calcext:value-type="float">
            <text:p>1.8732463126468</text:p>
          </table:table-cell>
          <table:table-cell office:value-type="float" office:value="-1.841444848778" calcext:value-type="float">
            <text:p>-1.841444848778</text:p>
          </table:table-cell>
          <table:table-cell office:value-type="float" office:value="-5.5274512994877" calcext:value-type="float">
            <text:p>-5.5274512994877</text:p>
          </table:table-cell>
          <table:table-cell table:number-columns-repeated="5"/>
        </table:table-row>
        <table:table-row table:style-name="ro1">
          <table:table-cell office:value-type="float" office:value="0.159145746330478" calcext:value-type="float">
            <text:p>0.159145746330478</text:p>
          </table:table-cell>
          <table:table-cell office:value-type="float" office:value="0.7604382055922" calcext:value-type="float">
            <text:p>0.7604382055922</text:p>
          </table:table-cell>
          <table:table-cell office:value-type="float" office:value="-5.45529737952897" calcext:value-type="float">
            <text:p>-5.45529737952897</text:p>
          </table:table-cell>
          <table:table-cell table:number-columns-repeated="5"/>
        </table:table-row>
        <table:table-row table:style-name="ro1">
          <table:table-cell office:value-type="float" office:value="1.13618274903217" calcext:value-type="float">
            <text:p>1.13618274903217</text:p>
          </table:table-cell>
          <table:table-cell office:value-type="float" office:value="0.7604382055922" calcext:value-type="float">
            <text:p>0.7604382055922</text:p>
          </table:table-cell>
          <table:table-cell office:value-type="float" office:value="-5.34339678503398" calcext:value-type="float">
            <text:p>-5.34339678503398</text:p>
          </table:table-cell>
          <table:table-cell table:number-columns-repeated="5"/>
        </table:table-row>
        <table:table-row table:style-name="ro1">
          <table:table-cell office:value-type="float" office:value="-0.694900045856313" calcext:value-type="float">
            <text:p>-0.694900045856313</text:p>
          </table:table-cell>
          <table:table-cell office:value-type="float" office:value="1.0065525396091" calcext:value-type="float">
            <text:p>1.0065525396091</text:p>
          </table:table-cell>
          <table:table-cell office:value-type="float" office:value="-5.10220437465153" calcext:value-type="float">
            <text:p>-5.10220437465153</text:p>
          </table:table-cell>
          <table:table-cell table:number-columns-repeated="5"/>
        </table:table-row>
        <table:table-row table:style-name="ro1">
          <table:table-cell office:value-type="float" office:value="2.06202668423029" calcext:value-type="float">
            <text:p>2.06202668423029</text:p>
          </table:table-cell>
          <table:table-cell office:value-type="float" office:value="-3.06077967510788" calcext:value-type="float">
            <text:p>-3.06077967510788</text:p>
          </table:table-cell>
          <table:table-cell office:value-type="float" office:value="-4.90942844692085" calcext:value-type="float">
            <text:p>-4.90942844692085</text:p>
          </table:table-cell>
          <table:table-cell table:number-columns-repeated="5"/>
        </table:table-row>
        <table:table-row table:style-name="ro1">
          <table:table-cell office:value-type="float" office:value="-0.880441859454344" calcext:value-type="float">
            <text:p>-0.880441859454344</text:p>
          </table:table-cell>
          <table:table-cell office:value-type="float" office:value="1.76755846317037" calcext:value-type="float">
            <text:p>1.76755846317037</text:p>
          </table:table-cell>
          <table:table-cell office:value-type="float" office:value="-4.51021654771581" calcext:value-type="float">
            <text:p>-4.51021654771581</text:p>
          </table:table-cell>
          <table:table-cell table:number-columns-repeated="5"/>
        </table:table-row>
        <table:table-row table:style-name="ro1">
          <table:table-cell office:value-type="float" office:value="-0.694900045856313" calcext:value-type="float">
            <text:p>-0.694900045856313</text:p>
          </table:table-cell>
          <table:table-cell office:value-type="float" office:value="0.920199564979441" calcext:value-type="float">
            <text:p>0.920199564979441</text:p>
          </table:table-cell>
          <table:table-cell office:value-type="float" office:value="-4.04615977277418" calcext:value-type="float">
            <text:p>-4.04615977277418</text:p>
          </table:table-cell>
          <table:table-cell table:number-columns-repeated="5"/>
        </table:table-row>
        <table:table-row table:style-name="ro1">
          <table:table-cell office:value-type="float" office:value="0.118197248606055" calcext:value-type="float">
            <text:p>0.118197248606055</text:p>
          </table:table-cell>
          <table:table-cell office:value-type="float" office:value="1.7456233858465" calcext:value-type="float">
            <text:p>1.7456233858465</text:p>
          </table:table-cell>
          <table:table-cell office:value-type="float" office:value="-4.0306280620213" calcext:value-type="float">
            <text:p>-4.0306280620213</text:p>
          </table:table-cell>
          <table:table-cell table:number-columns-repeated="5"/>
        </table:table-row>
        <table:table-row table:style-name="ro1">
          <table:table-cell office:value-type="float" office:value="0.035374676072619" calcext:value-type="float">
            <text:p>0.035374676072619</text:p>
          </table:table-cell>
          <table:table-cell office:value-type="float" office:value="2.77820806266894" calcext:value-type="float">
            <text:p>2.77820806266894</text:p>
          </table:table-cell>
          <table:table-cell office:value-type="float" office:value="-3.79741399846434" calcext:value-type="float">
            <text:p>-3.7974139984643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2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0.0315066894836287" calcext:value-type="float">
            <text:p>0.0315066894836287</text:p>
          </table:table-cell>
          <table:table-cell office:value-type="float" office:value="-1.00806627712329" calcext:value-type="float">
            <text:p>-1.00806627712329</text:p>
          </table:table-cell>
          <table:table-cell office:value-type="float" office:value="-18.7746627550888" calcext:value-type="float">
            <text:p>-18.7746627550888</text:p>
          </table:table-cell>
          <table:table-cell table:number-columns-repeated="5"/>
        </table:table-row>
        <table:table-row table:style-name="ro1">
          <table:table-cell office:value-type="float" office:value="1.04737531561693" calcext:value-type="float">
            <text:p>1.04737531561693</text:p>
          </table:table-cell>
          <table:table-cell office:value-type="float" office:value="1.03994610981939" calcext:value-type="float">
            <text:p>1.03994610981939</text:p>
          </table:table-cell>
          <table:table-cell office:value-type="float" office:value="-17.0684209328107" calcext:value-type="float">
            <text:p>-17.0684209328107</text:p>
          </table:table-cell>
          <table:table-cell table:number-columns-repeated="5"/>
        </table:table-row>
        <table:table-row table:style-name="ro1">
          <table:table-cell office:value-type="float" office:value="-0.0110408739701904" calcext:value-type="float">
            <text:p>-0.0110408739701904</text:p>
          </table:table-cell>
          <table:table-cell office:value-type="float" office:value="-0.126406411406829" calcext:value-type="float">
            <text:p>-0.126406411406829</text:p>
          </table:table-cell>
          <table:table-cell office:value-type="float" office:value="-16.9681542253513" calcext:value-type="float">
            <text:p>-16.9681542253513</text:p>
          </table:table-cell>
          <table:table-cell table:number-columns-repeated="5"/>
        </table:table-row>
        <table:table-row table:style-name="ro1">
          <table:table-cell office:value-type="float" office:value="0.0625705363387574" calcext:value-type="float">
            <text:p>0.0625705363387574</text:p>
          </table:table-cell>
          <table:table-cell office:value-type="float" office:value="1.07918010148749" calcext:value-type="float">
            <text:p>1.07918010148749</text:p>
          </table:table-cell>
          <table:table-cell office:value-type="float" office:value="-16.8563219376575" calcext:value-type="float">
            <text:p>-16.8563219376575</text:p>
          </table:table-cell>
          <table:table-cell table:number-columns-repeated="5"/>
        </table:table-row>
        <table:table-row table:style-name="ro1">
          <table:table-cell office:value-type="float" office:value="0.142381179592367" calcext:value-type="float">
            <text:p>0.142381179592367</text:p>
          </table:table-cell>
          <table:table-cell office:value-type="float" office:value="-0.0080303578074794" calcext:value-type="float">
            <text:p>-0.0080303578074794</text:p>
          </table:table-cell>
          <table:table-cell office:value-type="float" office:value="-16.2251879441874" calcext:value-type="float">
            <text:p>-16.2251879441874</text:p>
          </table:table-cell>
          <table:table-cell table:number-columns-repeated="5"/>
        </table:table-row>
        <table:table-row table:style-name="ro1">
          <table:table-cell office:value-type="float" office:value="-1.04303183137043" calcext:value-type="float">
            <text:p>-1.04303183137043</text:p>
          </table:table-cell>
          <table:table-cell office:value-type="float" office:value="1.07918010148749" calcext:value-type="float">
            <text:p>1.07918010148749</text:p>
          </table:table-cell>
          <table:table-cell office:value-type="float" office:value="-16.1719259961226" calcext:value-type="float">
            <text:p>-16.1719259961226</text:p>
          </table:table-cell>
          <table:table-cell table:number-columns-repeated="5"/>
        </table:table-row>
        <table:table-row table:style-name="ro1">
          <table:table-cell office:value-type="float" office:value="0.118197248606055" calcext:value-type="float">
            <text:p>0.118197248606055</text:p>
          </table:table-cell>
          <table:table-cell office:value-type="float" office:value="1.03994610981939" calcext:value-type="float">
            <text:p>1.03994610981939</text:p>
          </table:table-cell>
          <table:table-cell office:value-type="float" office:value="-15.9579704016236" calcext:value-type="float">
            <text:p>-15.9579704016236</text:p>
          </table:table-cell>
          <table:table-cell table:number-columns-repeated="5"/>
        </table:table-row>
        <table:table-row table:style-name="ro1">
          <table:table-cell office:value-type="float" office:value="0.113544963690811" calcext:value-type="float">
            <text:p>0.113544963690811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15.8933013343452" calcext:value-type="float">
            <text:p>-15.8933013343452</text:p>
          </table:table-cell>
          <table:table-cell table:number-columns-repeated="5"/>
        </table:table-row>
        <table:table-row table:style-name="ro1">
          <table:table-cell office:value-type="float" office:value="0.0479983259718397" calcext:value-type="float">
            <text:p>0.0479983259718397</text:p>
          </table:table-cell>
          <table:table-cell office:value-type="float" office:value="-0.872309733282599" calcext:value-type="float">
            <text:p>-0.872309733282599</text:p>
          </table:table-cell>
          <table:table-cell office:value-type="float" office:value="-15.7359865116837" calcext:value-type="float">
            <text:p>-15.7359865116837</text:p>
          </table:table-cell>
          <table:table-cell table:number-columns-repeated="5"/>
        </table:table-row>
        <table:table-row table:style-name="ro1">
          <table:table-cell office:value-type="float" office:value="0.0592562893157613" calcext:value-type="float">
            <text:p>0.0592562893157613</text:p>
          </table:table-cell>
          <table:table-cell office:value-type="float" office:value="-0.872309733282599" calcext:value-type="float">
            <text:p>-0.872309733282599</text:p>
          </table:table-cell>
          <table:table-cell office:value-type="float" office:value="-15.5009676267216" calcext:value-type="float">
            <text:p>-15.5009676267216</text:p>
          </table:table-cell>
          <table:table-cell table:number-columns-repeated="5"/>
        </table:table-row>
        <table:table-row table:style-name="ro1">
          <table:table-cell office:value-type="float" office:value="-1.05519853559952" calcext:value-type="float">
            <text:p>-1.05519853559952</text:p>
          </table:table-cell>
          <table:table-cell office:value-type="float" office:value="0.122684580803888" calcext:value-type="float">
            <text:p>0.122684580803888</text:p>
          </table:table-cell>
          <table:table-cell office:value-type="float" office:value="-15.4492666393234" calcext:value-type="float">
            <text:p>-15.4492666393234</text:p>
          </table:table-cell>
          <table:table-cell table:number-columns-repeated="5"/>
        </table:table-row>
        <table:table-row table:style-name="ro1">
          <table:table-cell office:value-type="float" office:value="0.118197248606055" calcext:value-type="float">
            <text:p>0.118197248606055</text:p>
          </table:table-cell>
          <table:table-cell office:value-type="float" office:value="0.920199564979441" calcext:value-type="float">
            <text:p>0.920199564979441</text:p>
          </table:table-cell>
          <table:table-cell office:value-type="float" office:value="-15.2751185858829" calcext:value-type="float">
            <text:p>-15.2751185858829</text:p>
          </table:table-cell>
          <table:table-cell table:number-columns-repeated="5"/>
        </table:table-row>
        <table:table-row table:style-name="ro1">
          <table:table-cell office:value-type="float" office:value="2.06202668423029" calcext:value-type="float">
            <text:p>2.06202668423029</text:p>
          </table:table-cell>
          <table:table-cell office:value-type="float" office:value="-0.0143463431422526" calcext:value-type="float">
            <text:p>-0.0143463431422526</text:p>
          </table:table-cell>
          <table:table-cell office:value-type="float" office:value="-14.9573760724117" calcext:value-type="float">
            <text:p>-14.9573760724117</text:p>
          </table:table-cell>
          <table:table-cell table:number-columns-repeated="5"/>
        </table:table-row>
        <table:table-row table:style-name="ro1">
          <table:table-cell office:value-type="float" office:value="0.978716745602562" calcext:value-type="float">
            <text:p>0.978716745602562</text:p>
          </table:table-cell>
          <table:table-cell office:value-type="float" office:value="-1.96145814925917" calcext:value-type="float">
            <text:p>-1.96145814925917</text:p>
          </table:table-cell>
          <table:table-cell office:value-type="float" office:value="-14.8137238802117" calcext:value-type="float">
            <text:p>-14.8137238802117</text:p>
          </table:table-cell>
          <table:table-cell table:number-columns-repeated="5"/>
        </table:table-row>
        <table:table-row table:style-name="ro1">
          <table:table-cell office:value-type="float" office:value="0.142189256562236" calcext:value-type="float">
            <text:p>0.142189256562236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14.592372975698" calcext:value-type="float">
            <text:p>-14.592372975698</text:p>
          </table:table-cell>
          <table:table-cell table:number-columns-repeated="5"/>
        </table:table-row>
        <table:table-row table:style-name="ro1">
          <table:table-cell office:value-type="float" office:value="-0.0290443809571475" calcext:value-type="float">
            <text:p>-0.0290443809571475</text:p>
          </table:table-cell>
          <table:table-cell office:value-type="float" office:value="-2.07209010931021" calcext:value-type="float">
            <text:p>-2.07209010931021</text:p>
          </table:table-cell>
          <table:table-cell office:value-type="float" office:value="-14.5311216119699" calcext:value-type="float">
            <text:p>-14.5311216119699</text:p>
          </table:table-cell>
          <table:table-cell table:number-columns-repeated="5"/>
        </table:table-row>
        <table:table-row table:style-name="ro1">
          <table:table-cell office:value-type="float" office:value="0.0315066894836287" calcext:value-type="float">
            <text:p>0.0315066894836287</text:p>
          </table:table-cell>
          <table:table-cell office:value-type="float" office:value="-2.07209010931021" calcext:value-type="float">
            <text:p>-2.07209010931021</text:p>
          </table:table-cell>
          <table:table-cell office:value-type="float" office:value="-14.5017197267712" calcext:value-type="float">
            <text:p>-14.5017197267712</text:p>
          </table:table-cell>
          <table:table-cell table:number-columns-repeated="5"/>
        </table:table-row>
        <table:table-row table:style-name="ro1">
          <table:table-cell office:value-type="float" office:value="0.966248316797832" calcext:value-type="float">
            <text:p>0.966248316797832</text:p>
          </table:table-cell>
          <table:table-cell office:value-type="float" office:value="0.15580841828019" calcext:value-type="float">
            <text:p>0.15580841828019</text:p>
          </table:table-cell>
          <table:table-cell office:value-type="float" office:value="-14.3968154165741" calcext:value-type="float">
            <text:p>-14.3968154165741</text:p>
          </table:table-cell>
          <table:table-cell table:number-columns-repeated="5"/>
        </table:table-row>
        <table:table-row table:style-name="ro1">
          <table:table-cell office:value-type="float" office:value="1.02283082035726" calcext:value-type="float">
            <text:p>1.02283082035726</text:p>
          </table:table-cell>
          <table:table-cell office:value-type="float" office:value="0.161519607080944" calcext:value-type="float">
            <text:p>0.161519607080944</text:p>
          </table:table-cell>
          <table:table-cell office:value-type="float" office:value="-14.1024236754883" calcext:value-type="float">
            <text:p>-14.1024236754883</text:p>
          </table:table-cell>
          <table:table-cell table:number-columns-repeated="5"/>
        </table:table-row>
        <table:table-row table:style-name="ro1">
          <table:table-cell office:value-type="float" office:value="1.04605457210223" calcext:value-type="float">
            <text:p>1.04605457210223</text:p>
          </table:table-cell>
          <table:table-cell office:value-type="float" office:value="-0.168712322268032" calcext:value-type="float">
            <text:p>-0.168712322268032</text:p>
          </table:table-cell>
          <table:table-cell office:value-type="float" office:value="-13.3498238099484" calcext:value-type="float">
            <text:p>-13.3498238099484</text:p>
          </table:table-cell>
          <table:table-cell table:number-columns-repeated="5"/>
        </table:table-row>
        <table:table-row table:style-name="ro1">
          <table:table-cell office:value-type="float" office:value="1.04674164563476" calcext:value-type="float">
            <text:p>1.04674164563476</text:p>
          </table:table-cell>
          <table:table-cell office:value-type="float" office:value="-0.168712322268032" calcext:value-type="float">
            <text:p>-0.168712322268032</text:p>
          </table:table-cell>
          <table:table-cell office:value-type="float" office:value="-13.3359781360039" calcext:value-type="float">
            <text:p>-13.3359781360039</text:p>
          </table:table-cell>
          <table:table-cell table:number-columns-repeated="5"/>
        </table:table-row>
        <table:table-row table:style-name="ro1">
          <table:table-cell office:value-type="float" office:value="1.05835157056437" calcext:value-type="float">
            <text:p>1.05835157056437</text:p>
          </table:table-cell>
          <table:table-cell office:value-type="float" office:value="-2.07209010931021" calcext:value-type="float">
            <text:p>-2.07209010931021</text:p>
          </table:table-cell>
          <table:table-cell office:value-type="float" office:value="-12.9133043300039" calcext:value-type="float">
            <text:p>-12.9133043300039</text:p>
          </table:table-cell>
          <table:table-cell table:number-columns-repeated="5"/>
        </table:table-row>
        <table:table-row table:style-name="ro1">
          <table:table-cell office:value-type="float" office:value="1.88778963468555" calcext:value-type="float">
            <text:p>1.88778963468555</text:p>
          </table:table-cell>
          <table:table-cell office:value-type="float" office:value="1.03994610981939" calcext:value-type="float">
            <text:p>1.03994610981939</text:p>
          </table:table-cell>
          <table:table-cell office:value-type="float" office:value="-12.6573014068208" calcext:value-type="float">
            <text:p>-12.6573014068208</text:p>
          </table:table-cell>
          <table:table-cell table:number-columns-repeated="5"/>
        </table:table-row>
        <table:table-row table:style-name="ro1">
          <table:table-cell office:value-type="float" office:value="2.06202668423029" calcext:value-type="float">
            <text:p>2.06202668423029</text:p>
          </table:table-cell>
          <table:table-cell office:value-type="float" office:value="1.07918010148749" calcext:value-type="float">
            <text:p>1.07918010148749</text:p>
          </table:table-cell>
          <table:table-cell office:value-type="float" office:value="-12.6213197643601" calcext:value-type="float">
            <text:p>-12.6213197643601</text:p>
          </table:table-cell>
          <table:table-cell table:number-columns-repeated="5"/>
        </table:table-row>
        <table:table-row table:style-name="ro1">
          <table:table-cell office:value-type="float" office:value="1.96916107047145" calcext:value-type="float">
            <text:p>1.96916107047145</text:p>
          </table:table-cell>
          <table:table-cell office:value-type="float" office:value="-1.10707401330556" calcext:value-type="float">
            <text:p>-1.10707401330556</text:p>
          </table:table-cell>
          <table:table-cell office:value-type="float" office:value="-12.5306617988603" calcext:value-type="float">
            <text:p>-12.5306617988603</text:p>
          </table:table-cell>
          <table:table-cell table:number-columns-repeated="5"/>
        </table:table-row>
        <table:table-row table:style-name="ro1">
          <table:table-cell office:value-type="float" office:value="0.017182325123807" calcext:value-type="float">
            <text:p>0.017182325123807</text:p>
          </table:table-cell>
          <table:table-cell office:value-type="float" office:value="-0.209100450477251" calcext:value-type="float">
            <text:p>-0.209100450477251</text:p>
          </table:table-cell>
          <table:table-cell office:value-type="float" office:value="-12.4393653603244" calcext:value-type="float">
            <text:p>-12.4393653603244</text:p>
          </table:table-cell>
          <table:table-cell table:number-columns-repeated="5"/>
        </table:table-row>
        <table:table-row table:style-name="ro1">
          <table:table-cell office:value-type="float" office:value="1.88778963468555" calcext:value-type="float">
            <text:p>1.88778963468555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12.3970547367129" calcext:value-type="float">
            <text:p>-12.3970547367129</text:p>
          </table:table-cell>
          <table:table-cell table:number-columns-repeated="5"/>
        </table:table-row>
        <table:table-row table:style-name="ro1">
          <table:table-cell office:value-type="float" office:value="1.96916107047145" calcext:value-type="float">
            <text:p>1.96916107047145</text:p>
          </table:table-cell>
          <table:table-cell office:value-type="float" office:value="1.11219776906825" calcext:value-type="float">
            <text:p>1.11219776906825</text:p>
          </table:table-cell>
          <table:table-cell office:value-type="float" office:value="-12.3146585212931" calcext:value-type="float">
            <text:p>-12.3146585212931</text:p>
          </table:table-cell>
          <table:table-cell table:number-columns-repeated="5"/>
        </table:table-row>
        <table:table-row table:style-name="ro1">
          <table:table-cell office:value-type="float" office:value="1.86934881582656" calcext:value-type="float">
            <text:p>1.86934881582656</text:p>
          </table:table-cell>
          <table:table-cell office:value-type="float" office:value="-1.00806627712329" calcext:value-type="float">
            <text:p>-1.00806627712329</text:p>
          </table:table-cell>
          <table:table-cell office:value-type="float" office:value="-12.2920848667073" calcext:value-type="float">
            <text:p>-12.2920848667073</text:p>
          </table:table-cell>
          <table:table-cell table:number-columns-repeated="5"/>
        </table:table-row>
        <table:table-row table:style-name="ro1">
          <table:table-cell office:value-type="float" office:value="1.86493083320788" calcext:value-type="float">
            <text:p>1.86493083320788</text:p>
          </table:table-cell>
          <table:table-cell office:value-type="float" office:value="0.969874735320304" calcext:value-type="float">
            <text:p>0.969874735320304</text:p>
          </table:table-cell>
          <table:table-cell office:value-type="float" office:value="-12.0126287823547" calcext:value-type="float">
            <text:p>-12.0126287823547</text:p>
          </table:table-cell>
          <table:table-cell table:number-columns-repeated="5"/>
        </table:table-row>
        <table:table-row table:style-name="ro1">
          <table:table-cell office:value-type="float" office:value="0.0625705363387574" calcext:value-type="float">
            <text:p>0.0625705363387574</text:p>
          </table:table-cell>
          <table:table-cell office:value-type="float" office:value="-0.787467334715009" calcext:value-type="float">
            <text:p>-0.787467334715009</text:p>
          </table:table-cell>
          <table:table-cell office:value-type="float" office:value="-10.9455363943686" calcext:value-type="float">
            <text:p>-10.9455363943686</text:p>
          </table:table-cell>
          <table:table-cell table:number-columns-repeated="5"/>
        </table:table-row>
        <table:table-row table:style-name="ro1">
          <table:table-cell office:value-type="float" office:value="-1.87868753805157" calcext:value-type="float">
            <text:p>-1.87868753805157</text:p>
          </table:table-cell>
          <table:table-cell office:value-type="float" office:value="0.121009554982743" calcext:value-type="float">
            <text:p>0.121009554982743</text:p>
          </table:table-cell>
          <table:table-cell office:value-type="float" office:value="-10.9349956710193" calcext:value-type="float">
            <text:p>-10.9349956710193</text:p>
          </table:table-cell>
          <table:table-cell table:number-columns-repeated="5"/>
        </table:table-row>
        <table:table-row table:style-name="ro1">
          <table:table-cell office:value-type="float" office:value="0.96956313739635" calcext:value-type="float">
            <text:p>0.96956313739635</text:p>
          </table:table-cell>
          <table:table-cell office:value-type="float" office:value="-1.841444848778" calcext:value-type="float">
            <text:p>-1.841444848778</text:p>
          </table:table-cell>
          <table:table-cell office:value-type="float" office:value="-10.9214166124462" calcext:value-type="float">
            <text:p>-10.9214166124462</text:p>
          </table:table-cell>
          <table:table-cell table:number-columns-repeated="5"/>
        </table:table-row>
        <table:table-row table:style-name="ro1">
          <table:table-cell office:value-type="float" office:value="0.0315066894836287" calcext:value-type="float">
            <text:p>0.0315066894836287</text:p>
          </table:table-cell>
          <table:table-cell office:value-type="float" office:value="-0.23489781945437" calcext:value-type="float">
            <text:p>-0.23489781945437</text:p>
          </table:table-cell>
          <table:table-cell office:value-type="float" office:value="-10.6959985604133" calcext:value-type="float">
            <text:p>-10.6959985604133</text:p>
          </table:table-cell>
          <table:table-cell table:number-columns-repeated="5"/>
        </table:table-row>
        <table:table-row table:style-name="ro1">
          <table:table-cell office:value-type="float" office:value="1.92120676020261" calcext:value-type="float">
            <text:p>1.92120676020261</text:p>
          </table:table-cell>
          <table:table-cell office:value-type="float" office:value="1.13307889152211" calcext:value-type="float">
            <text:p>1.13307889152211</text:p>
          </table:table-cell>
          <table:table-cell office:value-type="float" office:value="-10.5276175624202" calcext:value-type="float">
            <text:p>-10.5276175624202</text:p>
          </table:table-cell>
          <table:table-cell table:number-columns-repeated="5"/>
        </table:table-row>
        <table:table-row table:style-name="ro1">
          <table:table-cell office:value-type="float" office:value="-1.05519853559952" calcext:value-type="float">
            <text:p>-1.05519853559952</text:p>
          </table:table-cell>
          <table:table-cell office:value-type="float" office:value="-1.841444848778" calcext:value-type="float">
            <text:p>-1.841444848778</text:p>
          </table:table-cell>
          <table:table-cell office:value-type="float" office:value="-10.3349080713527" calcext:value-type="float">
            <text:p>-10.3349080713527</text:p>
          </table:table-cell>
          <table:table-cell table:number-columns-repeated="5"/>
        </table:table-row>
        <table:table-row table:style-name="ro1">
          <table:table-cell office:value-type="float" office:value="1.86493083320788" calcext:value-type="float">
            <text:p>1.86493083320788</text:p>
          </table:table-cell>
          <table:table-cell office:value-type="float" office:value="0.122684580803888" calcext:value-type="float">
            <text:p>0.122684580803888</text:p>
          </table:table-cell>
          <table:table-cell office:value-type="float" office:value="-10.2900268825617" calcext:value-type="float">
            <text:p>-10.2900268825617</text:p>
          </table:table-cell>
          <table:table-cell table:number-columns-repeated="5"/>
        </table:table-row>
        <table:table-row table:style-name="ro1">
          <table:table-cell office:value-type="float" office:value="1.04674164563476" calcext:value-type="float">
            <text:p>1.04674164563476</text:p>
          </table:table-cell>
          <table:table-cell office:value-type="float" office:value="0.782969488631971" calcext:value-type="float">
            <text:p>0.782969488631971</text:p>
          </table:table-cell>
          <table:table-cell office:value-type="float" office:value="-9.91987299821613" calcext:value-type="float">
            <text:p>-9.91987299821613</text:p>
          </table:table-cell>
          <table:table-cell table:number-columns-repeated="5"/>
        </table:table-row>
        <table:table-row table:style-name="ro1">
          <table:table-cell office:value-type="float" office:value="0.233546199251264" calcext:value-type="float">
            <text:p>0.233546199251264</text:p>
          </table:table-cell>
          <table:table-cell office:value-type="float" office:value="-0.97484226729207" calcext:value-type="float">
            <text:p>-0.97484226729207</text:p>
          </table:table-cell>
          <table:table-cell office:value-type="float" office:value="-9.90244912691544" calcext:value-type="float">
            <text:p>-9.90244912691544</text:p>
          </table:table-cell>
          <table:table-cell table:number-columns-repeated="5"/>
        </table:table-row>
        <table:table-row table:style-name="ro1">
          <table:table-cell office:value-type="float" office:value="-3.01420514264937" calcext:value-type="float">
            <text:p>-3.01420514264937</text:p>
          </table:table-cell>
          <table:table-cell office:value-type="float" office:value="0.969874735320304" calcext:value-type="float">
            <text:p>0.969874735320304</text:p>
          </table:table-cell>
          <table:table-cell office:value-type="float" office:value="-9.75550047472197" calcext:value-type="float">
            <text:p>-9.75550047472197</text:p>
          </table:table-cell>
          <table:table-cell table:number-columns-repeated="5"/>
        </table:table-row>
        <table:table-row table:style-name="ro1">
          <table:table-cell office:value-type="float" office:value="0.0315066894836287" calcext:value-type="float">
            <text:p>0.0315066894836287</text:p>
          </table:table-cell>
          <table:table-cell office:value-type="float" office:value="0.250979406989158" calcext:value-type="float">
            <text:p>0.250979406989158</text:p>
          </table:table-cell>
          <table:table-cell office:value-type="float" office:value="-9.67917267684295" calcext:value-type="float">
            <text:p>-9.67917267684295</text:p>
          </table:table-cell>
          <table:table-cell table:number-columns-repeated="5"/>
        </table:table-row>
        <table:table-row table:style-name="ro1">
          <table:table-cell office:value-type="float" office:value="0.233036961706839" calcext:value-type="float">
            <text:p>0.233036961706839</text:p>
          </table:table-cell>
          <table:table-cell office:value-type="float" office:value="1.03994610981939" calcext:value-type="float">
            <text:p>1.03994610981939</text:p>
          </table:table-cell>
          <table:table-cell office:value-type="float" office:value="-9.61468136526077" calcext:value-type="float">
            <text:p>-9.61468136526077</text:p>
          </table:table-cell>
          <table:table-cell table:number-columns-repeated="5"/>
        </table:table-row>
        <table:table-row table:style-name="ro1">
          <table:table-cell office:value-type="float" office:value="-1.05519853559952" calcext:value-type="float">
            <text:p>-1.05519853559952</text:p>
          </table:table-cell>
          <table:table-cell office:value-type="float" office:value="-2.9644006891556" calcext:value-type="float">
            <text:p>-2.9644006891556</text:p>
          </table:table-cell>
          <table:table-cell office:value-type="float" office:value="-9.25434352378089" calcext:value-type="float">
            <text:p>-9.25434352378089</text:p>
          </table:table-cell>
          <table:table-cell table:number-columns-repeated="5"/>
        </table:table-row>
        <table:table-row table:style-name="ro1">
          <table:table-cell office:value-type="float" office:value="1.81746142540964" calcext:value-type="float">
            <text:p>1.81746142540964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9.15470699588326" calcext:value-type="float">
            <text:p>-9.15470699588326</text:p>
          </table:table-cell>
          <table:table-cell table:number-columns-repeated="5"/>
        </table:table-row>
        <table:table-row table:style-name="ro1">
          <table:table-cell office:value-type="float" office:value="-1.8077391024979" calcext:value-type="float">
            <text:p>-1.8077391024979</text:p>
          </table:table-cell>
          <table:table-cell office:value-type="float" office:value="-0.968842978693759" calcext:value-type="float">
            <text:p>-0.968842978693759</text:p>
          </table:table-cell>
          <table:table-cell office:value-type="float" office:value="-9.15121132843548" calcext:value-type="float">
            <text:p>-9.15121132843548</text:p>
          </table:table-cell>
          <table:table-cell table:number-columns-repeated="5"/>
        </table:table-row>
        <table:table-row table:style-name="ro1">
          <table:table-cell office:value-type="float" office:value="1.86934881582656" calcext:value-type="float">
            <text:p>1.86934881582656</text:p>
          </table:table-cell>
          <table:table-cell office:value-type="float" office:value="1.95766433333812" calcext:value-type="float">
            <text:p>1.95766433333812</text:p>
          </table:table-cell>
          <table:table-cell office:value-type="float" office:value="-9.1369670055646" calcext:value-type="float">
            <text:p>-9.1369670055646</text:p>
          </table:table-cell>
          <table:table-cell table:number-columns-repeated="5"/>
        </table:table-row>
        <table:table-row table:style-name="ro1">
          <table:table-cell office:value-type="float" office:value="1.86493083320788" calcext:value-type="float">
            <text:p>1.86493083320788</text:p>
          </table:table-cell>
          <table:table-cell office:value-type="float" office:value="0.867337997354849" calcext:value-type="float">
            <text:p>0.867337997354849</text:p>
          </table:table-cell>
          <table:table-cell office:value-type="float" office:value="-9.10220892291222" calcext:value-type="float">
            <text:p>-9.10220892291222</text:p>
          </table:table-cell>
          <table:table-cell table:number-columns-repeated="5"/>
        </table:table-row>
        <table:table-row table:style-name="ro1">
          <table:table-cell office:value-type="float" office:value="-1.04303183137043" calcext:value-type="float">
            <text:p>-1.04303183137043</text:p>
          </table:table-cell>
          <table:table-cell office:value-type="float" office:value="-3.03481620029112" calcext:value-type="float">
            <text:p>-3.03481620029112</text:p>
          </table:table-cell>
          <table:table-cell office:value-type="float" office:value="-9.10035834208421" calcext:value-type="float">
            <text:p>-9.10035834208421</text:p>
          </table:table-cell>
          <table:table-cell table:number-columns-repeated="5"/>
        </table:table-row>
        <table:table-row table:style-name="ro1">
          <table:table-cell office:value-type="float" office:value="-0.248560834027979" calcext:value-type="float">
            <text:p>-0.248560834027979</text:p>
          </table:table-cell>
          <table:table-cell office:value-type="float" office:value="0.985230010178594" calcext:value-type="float">
            <text:p>0.985230010178594</text:p>
          </table:table-cell>
          <table:table-cell office:value-type="float" office:value="-9.01493287048315" calcext:value-type="float">
            <text:p>-9.01493287048315</text:p>
          </table:table-cell>
          <table:table-cell table:number-columns-repeated="5"/>
        </table:table-row>
        <table:table-row table:style-name="ro1">
          <table:table-cell office:value-type="float" office:value="-0.248560834027979" calcext:value-type="float">
            <text:p>-0.248560834027979</text:p>
          </table:table-cell>
          <table:table-cell office:value-type="float" office:value="-1.02030353589128" calcext:value-type="float">
            <text:p>-1.02030353589128</text:p>
          </table:table-cell>
          <table:table-cell office:value-type="float" office:value="-8.90636108984922" calcext:value-type="float">
            <text:p>-8.9063610898492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3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0.0315066894836287" calcext:value-type="float">
            <text:p>0.0315066894836287</text:p>
          </table:table-cell>
          <table:table-cell office:value-type="float" office:value="-1.00806627712329" calcext:value-type="float">
            <text:p>-1.00806627712329</text:p>
          </table:table-cell>
          <table:table-cell office:value-type="float" office:value="-18.7746627550888" calcext:value-type="float">
            <text:p>-18.7746627550888</text:p>
          </table:table-cell>
          <table:table-cell table:number-columns-repeated="5"/>
        </table:table-row>
        <table:table-row table:style-name="ro1">
          <table:table-cell office:value-type="float" office:value="0.0294187146566975" calcext:value-type="float">
            <text:p>0.0294187146566975</text:p>
          </table:table-cell>
          <table:table-cell office:value-type="float" office:value="0.969874735320304" calcext:value-type="float">
            <text:p>0.969874735320304</text:p>
          </table:table-cell>
          <table:table-cell office:value-type="float" office:value="-18.7095229444185" calcext:value-type="float">
            <text:p>-18.7095229444185</text:p>
          </table:table-cell>
          <table:table-cell table:number-columns-repeated="5"/>
        </table:table-row>
        <table:table-row table:style-name="ro1">
          <table:table-cell office:value-type="float" office:value="-1.04303183137043" calcext:value-type="float">
            <text:p>-1.04303183137043</text:p>
          </table:table-cell>
          <table:table-cell office:value-type="float" office:value="0.0573783930778748" calcext:value-type="float">
            <text:p>0.0573783930778748</text:p>
          </table:table-cell>
          <table:table-cell office:value-type="float" office:value="-17.9026335023643" calcext:value-type="float">
            <text:p>-17.9026335023643</text:p>
          </table:table-cell>
          <table:table-cell table:number-columns-repeated="5"/>
        </table:table-row>
        <table:table-row table:style-name="ro1">
          <table:table-cell office:value-type="float" office:value="-1.05519853559952" calcext:value-type="float">
            <text:p>-1.05519853559952</text:p>
          </table:table-cell>
          <table:table-cell office:value-type="float" office:value="-0.994185715589061" calcext:value-type="float">
            <text:p>-0.994185715589061</text:p>
          </table:table-cell>
          <table:table-cell office:value-type="float" office:value="-17.296053369184" calcext:value-type="float">
            <text:p>-17.296053369184</text:p>
          </table:table-cell>
          <table:table-cell table:number-columns-repeated="5"/>
        </table:table-row>
        <table:table-row table:style-name="ro1">
          <table:table-cell office:value-type="float" office:value="-1.0216152232512" calcext:value-type="float">
            <text:p>-1.0216152232512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17.2091574377002" calcext:value-type="float">
            <text:p>-17.2091574377002</text:p>
          </table:table-cell>
          <table:table-cell table:number-columns-repeated="5"/>
        </table:table-row>
        <table:table-row table:style-name="ro1">
          <table:table-cell office:value-type="float" office:value="1.04737531561693" calcext:value-type="float">
            <text:p>1.04737531561693</text:p>
          </table:table-cell>
          <table:table-cell office:value-type="float" office:value="1.03994610981939" calcext:value-type="float">
            <text:p>1.03994610981939</text:p>
          </table:table-cell>
          <table:table-cell office:value-type="float" office:value="-17.0684209328107" calcext:value-type="float">
            <text:p>-17.0684209328107</text:p>
          </table:table-cell>
          <table:table-cell table:number-columns-repeated="5"/>
        </table:table-row>
        <table:table-row table:style-name="ro1">
          <table:table-cell office:value-type="float" office:value="-0.0110408739701904" calcext:value-type="float">
            <text:p>-0.0110408739701904</text:p>
          </table:table-cell>
          <table:table-cell office:value-type="float" office:value="-0.126406411406829" calcext:value-type="float">
            <text:p>-0.126406411406829</text:p>
          </table:table-cell>
          <table:table-cell office:value-type="float" office:value="-16.9681542253513" calcext:value-type="float">
            <text:p>-16.9681542253513</text:p>
          </table:table-cell>
          <table:table-cell table:number-columns-repeated="5"/>
        </table:table-row>
        <table:table-row table:style-name="ro1">
          <table:table-cell office:value-type="float" office:value="0.0625705363387574" calcext:value-type="float">
            <text:p>0.0625705363387574</text:p>
          </table:table-cell>
          <table:table-cell office:value-type="float" office:value="1.07918010148749" calcext:value-type="float">
            <text:p>1.07918010148749</text:p>
          </table:table-cell>
          <table:table-cell office:value-type="float" office:value="-16.8563219376575" calcext:value-type="float">
            <text:p>-16.8563219376575</text:p>
          </table:table-cell>
          <table:table-cell table:number-columns-repeated="5"/>
        </table:table-row>
        <table:table-row table:style-name="ro1">
          <table:table-cell office:value-type="float" office:value="-1.05519853559952" calcext:value-type="float">
            <text:p>-1.05519853559952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16.6360694254644" calcext:value-type="float">
            <text:p>-16.6360694254644</text:p>
          </table:table-cell>
          <table:table-cell table:number-columns-repeated="5"/>
        </table:table-row>
        <table:table-row table:style-name="ro1">
          <table:table-cell office:value-type="float" office:value="0.142381179592367" calcext:value-type="float">
            <text:p>0.142381179592367</text:p>
          </table:table-cell>
          <table:table-cell office:value-type="float" office:value="-0.0080303578074794" calcext:value-type="float">
            <text:p>-0.0080303578074794</text:p>
          </table:table-cell>
          <table:table-cell office:value-type="float" office:value="-16.2251879441874" calcext:value-type="float">
            <text:p>-16.2251879441874</text:p>
          </table:table-cell>
          <table:table-cell table:number-columns-repeated="5"/>
        </table:table-row>
        <table:table-row table:style-name="ro1">
          <table:table-cell office:value-type="float" office:value="0.0315066894836287" calcext:value-type="float">
            <text:p>0.0315066894836287</text:p>
          </table:table-cell>
          <table:table-cell office:value-type="float" office:value="0.139553496231731" calcext:value-type="float">
            <text:p>0.139553496231731</text:p>
          </table:table-cell>
          <table:table-cell office:value-type="float" office:value="-16.1800569997914" calcext:value-type="float">
            <text:p>-16.1800569997914</text:p>
          </table:table-cell>
          <table:table-cell table:number-columns-repeated="5"/>
        </table:table-row>
        <table:table-row table:style-name="ro1">
          <table:table-cell office:value-type="float" office:value="-1.04303183137043" calcext:value-type="float">
            <text:p>-1.04303183137043</text:p>
          </table:table-cell>
          <table:table-cell office:value-type="float" office:value="1.07918010148749" calcext:value-type="float">
            <text:p>1.07918010148749</text:p>
          </table:table-cell>
          <table:table-cell office:value-type="float" office:value="-16.1719259961226" calcext:value-type="float">
            <text:p>-16.1719259961226</text:p>
          </table:table-cell>
          <table:table-cell table:number-columns-repeated="5"/>
        </table:table-row>
        <table:table-row table:style-name="ro1">
          <table:table-cell office:value-type="float" office:value="-1.04650197089704" calcext:value-type="float">
            <text:p>-1.04650197089704</text:p>
          </table:table-cell>
          <table:table-cell office:value-type="float" office:value="1.07918010148749" calcext:value-type="float">
            <text:p>1.07918010148749</text:p>
          </table:table-cell>
          <table:table-cell office:value-type="float" office:value="-16.1041530332316" calcext:value-type="float">
            <text:p>-16.1041530332316</text:p>
          </table:table-cell>
          <table:table-cell table:number-columns-repeated="5"/>
        </table:table-row>
        <table:table-row table:style-name="ro1">
          <table:table-cell office:value-type="float" office:value="0.118197248606055" calcext:value-type="float">
            <text:p>0.118197248606055</text:p>
          </table:table-cell>
          <table:table-cell office:value-type="float" office:value="1.03994610981939" calcext:value-type="float">
            <text:p>1.03994610981939</text:p>
          </table:table-cell>
          <table:table-cell office:value-type="float" office:value="-15.9579704016236" calcext:value-type="float">
            <text:p>-15.9579704016236</text:p>
          </table:table-cell>
          <table:table-cell table:number-columns-repeated="5"/>
        </table:table-row>
        <table:table-row table:style-name="ro1">
          <table:table-cell office:value-type="float" office:value="0.113544963690811" calcext:value-type="float">
            <text:p>0.113544963690811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15.8933013343452" calcext:value-type="float">
            <text:p>-15.8933013343452</text:p>
          </table:table-cell>
          <table:table-cell table:number-columns-repeated="5"/>
        </table:table-row>
        <table:table-row table:style-name="ro1">
          <table:table-cell office:value-type="float" office:value="0.0479983259718397" calcext:value-type="float">
            <text:p>0.0479983259718397</text:p>
          </table:table-cell>
          <table:table-cell office:value-type="float" office:value="-0.872309733282599" calcext:value-type="float">
            <text:p>-0.872309733282599</text:p>
          </table:table-cell>
          <table:table-cell office:value-type="float" office:value="-15.7359865116837" calcext:value-type="float">
            <text:p>-15.7359865116837</text:p>
          </table:table-cell>
          <table:table-cell table:number-columns-repeated="5"/>
        </table:table-row>
        <table:table-row table:style-name="ro1">
          <table:table-cell office:value-type="float" office:value="0.0592562893157613" calcext:value-type="float">
            <text:p>0.0592562893157613</text:p>
          </table:table-cell>
          <table:table-cell office:value-type="float" office:value="-0.872309733282599" calcext:value-type="float">
            <text:p>-0.872309733282599</text:p>
          </table:table-cell>
          <table:table-cell office:value-type="float" office:value="-15.5009676267216" calcext:value-type="float">
            <text:p>-15.5009676267216</text:p>
          </table:table-cell>
          <table:table-cell table:number-columns-repeated="5"/>
        </table:table-row>
        <table:table-row table:style-name="ro1">
          <table:table-cell office:value-type="float" office:value="-1.05519853559952" calcext:value-type="float">
            <text:p>-1.05519853559952</text:p>
          </table:table-cell>
          <table:table-cell office:value-type="float" office:value="0.122684580803888" calcext:value-type="float">
            <text:p>0.122684580803888</text:p>
          </table:table-cell>
          <table:table-cell office:value-type="float" office:value="-15.4492666393234" calcext:value-type="float">
            <text:p>-15.4492666393234</text:p>
          </table:table-cell>
          <table:table-cell table:number-columns-repeated="5"/>
        </table:table-row>
        <table:table-row table:style-name="ro1">
          <table:table-cell office:value-type="float" office:value="0.017182325123807" calcext:value-type="float">
            <text:p>0.017182325123807</text:p>
          </table:table-cell>
          <table:table-cell office:value-type="float" office:value="1.13307889152211" calcext:value-type="float">
            <text:p>1.13307889152211</text:p>
          </table:table-cell>
          <table:table-cell office:value-type="float" office:value="-15.3607952557289" calcext:value-type="float">
            <text:p>-15.3607952557289</text:p>
          </table:table-cell>
          <table:table-cell table:number-columns-repeated="5"/>
        </table:table-row>
        <table:table-row table:style-name="ro1">
          <table:table-cell office:value-type="float" office:value="0.118197248606055" calcext:value-type="float">
            <text:p>0.118197248606055</text:p>
          </table:table-cell>
          <table:table-cell office:value-type="float" office:value="0.920199564979441" calcext:value-type="float">
            <text:p>0.920199564979441</text:p>
          </table:table-cell>
          <table:table-cell office:value-type="float" office:value="-15.2751185858829" calcext:value-type="float">
            <text:p>-15.2751185858829</text:p>
          </table:table-cell>
          <table:table-cell table:number-columns-repeated="5"/>
        </table:table-row>
        <table:table-row table:style-name="ro1">
          <table:table-cell office:value-type="float" office:value="2.06202668423029" calcext:value-type="float">
            <text:p>2.06202668423029</text:p>
          </table:table-cell>
          <table:table-cell office:value-type="float" office:value="-0.0143463431422526" calcext:value-type="float">
            <text:p>-0.0143463431422526</text:p>
          </table:table-cell>
          <table:table-cell office:value-type="float" office:value="-14.9573760724117" calcext:value-type="float">
            <text:p>-14.9573760724117</text:p>
          </table:table-cell>
          <table:table-cell table:number-columns-repeated="5"/>
        </table:table-row>
        <table:table-row table:style-name="ro1">
          <table:table-cell office:value-type="float" office:value="0.978716745602562" calcext:value-type="float">
            <text:p>0.978716745602562</text:p>
          </table:table-cell>
          <table:table-cell office:value-type="float" office:value="-1.96145814925917" calcext:value-type="float">
            <text:p>-1.96145814925917</text:p>
          </table:table-cell>
          <table:table-cell office:value-type="float" office:value="-14.8137238802117" calcext:value-type="float">
            <text:p>-14.8137238802117</text:p>
          </table:table-cell>
          <table:table-cell table:number-columns-repeated="5"/>
        </table:table-row>
        <table:table-row table:style-name="ro1">
          <table:table-cell office:value-type="float" office:value="1.04674164563476" calcext:value-type="float">
            <text:p>1.04674164563476</text:p>
          </table:table-cell>
          <table:table-cell office:value-type="float" office:value="-0.872309733282599" calcext:value-type="float">
            <text:p>-0.872309733282599</text:p>
          </table:table-cell>
          <table:table-cell office:value-type="float" office:value="-14.6657778525403" calcext:value-type="float">
            <text:p>-14.6657778525403</text:p>
          </table:table-cell>
          <table:table-cell table:number-columns-repeated="5"/>
        </table:table-row>
        <table:table-row table:style-name="ro1">
          <table:table-cell office:value-type="float" office:value="0.142189256562236" calcext:value-type="float">
            <text:p>0.142189256562236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14.592372975698" calcext:value-type="float">
            <text:p>-14.592372975698</text:p>
          </table:table-cell>
          <table:table-cell table:number-columns-repeated="5"/>
        </table:table-row>
        <table:table-row table:style-name="ro1">
          <table:table-cell office:value-type="float" office:value="-0.0290443809571475" calcext:value-type="float">
            <text:p>-0.0290443809571475</text:p>
          </table:table-cell>
          <table:table-cell office:value-type="float" office:value="-2.07209010931021" calcext:value-type="float">
            <text:p>-2.07209010931021</text:p>
          </table:table-cell>
          <table:table-cell office:value-type="float" office:value="-14.5311216119699" calcext:value-type="float">
            <text:p>-14.5311216119699</text:p>
          </table:table-cell>
          <table:table-cell table:number-columns-repeated="5"/>
        </table:table-row>
        <table:table-row table:style-name="ro1">
          <table:table-cell office:value-type="float" office:value="0.0315066894836287" calcext:value-type="float">
            <text:p>0.0315066894836287</text:p>
          </table:table-cell>
          <table:table-cell office:value-type="float" office:value="-2.07209010931021" calcext:value-type="float">
            <text:p>-2.07209010931021</text:p>
          </table:table-cell>
          <table:table-cell office:value-type="float" office:value="-14.5017197267712" calcext:value-type="float">
            <text:p>-14.5017197267712</text:p>
          </table:table-cell>
          <table:table-cell table:number-columns-repeated="5"/>
        </table:table-row>
        <table:table-row table:style-name="ro1">
          <table:table-cell office:value-type="float" office:value="0.966248316797832" calcext:value-type="float">
            <text:p>0.966248316797832</text:p>
          </table:table-cell>
          <table:table-cell office:value-type="float" office:value="0.15580841828019" calcext:value-type="float">
            <text:p>0.15580841828019</text:p>
          </table:table-cell>
          <table:table-cell office:value-type="float" office:value="-14.3968154165741" calcext:value-type="float">
            <text:p>-14.3968154165741</text:p>
          </table:table-cell>
          <table:table-cell table:number-columns-repeated="5"/>
        </table:table-row>
        <table:table-row table:style-name="ro1">
          <table:table-cell office:value-type="float" office:value="1.02283082035726" calcext:value-type="float">
            <text:p>1.02283082035726</text:p>
          </table:table-cell>
          <table:table-cell office:value-type="float" office:value="0.161519607080944" calcext:value-type="float">
            <text:p>0.161519607080944</text:p>
          </table:table-cell>
          <table:table-cell office:value-type="float" office:value="-14.1024236754883" calcext:value-type="float">
            <text:p>-14.1024236754883</text:p>
          </table:table-cell>
          <table:table-cell table:number-columns-repeated="5"/>
        </table:table-row>
        <table:table-row table:style-name="ro1">
          <table:table-cell office:value-type="float" office:value="1.04605457210223" calcext:value-type="float">
            <text:p>1.04605457210223</text:p>
          </table:table-cell>
          <table:table-cell office:value-type="float" office:value="-0.168712322268032" calcext:value-type="float">
            <text:p>-0.168712322268032</text:p>
          </table:table-cell>
          <table:table-cell office:value-type="float" office:value="-13.3498238099484" calcext:value-type="float">
            <text:p>-13.3498238099484</text:p>
          </table:table-cell>
          <table:table-cell table:number-columns-repeated="5"/>
        </table:table-row>
        <table:table-row table:style-name="ro1">
          <table:table-cell office:value-type="float" office:value="1.04674164563476" calcext:value-type="float">
            <text:p>1.04674164563476</text:p>
          </table:table-cell>
          <table:table-cell office:value-type="float" office:value="-0.168712322268032" calcext:value-type="float">
            <text:p>-0.168712322268032</text:p>
          </table:table-cell>
          <table:table-cell office:value-type="float" office:value="-13.3359781360039" calcext:value-type="float">
            <text:p>-13.3359781360039</text:p>
          </table:table-cell>
          <table:table-cell table:number-columns-repeated="5"/>
        </table:table-row>
        <table:table-row table:style-name="ro1">
          <table:table-cell office:value-type="float" office:value="1.88778963468555" calcext:value-type="float">
            <text:p>1.88778963468555</text:p>
          </table:table-cell>
          <table:table-cell office:value-type="float" office:value="-1.01913538273181" calcext:value-type="float">
            <text:p>-1.01913538273181</text:p>
          </table:table-cell>
          <table:table-cell office:value-type="float" office:value="-12.941288636674" calcext:value-type="float">
            <text:p>-12.941288636674</text:p>
          </table:table-cell>
          <table:table-cell table:number-columns-repeated="5"/>
        </table:table-row>
        <table:table-row table:style-name="ro1">
          <table:table-cell office:value-type="float" office:value="1.05835157056437" calcext:value-type="float">
            <text:p>1.05835157056437</text:p>
          </table:table-cell>
          <table:table-cell office:value-type="float" office:value="-2.07209010931021" calcext:value-type="float">
            <text:p>-2.07209010931021</text:p>
          </table:table-cell>
          <table:table-cell office:value-type="float" office:value="-12.9133043300039" calcext:value-type="float">
            <text:p>-12.9133043300039</text:p>
          </table:table-cell>
          <table:table-cell table:number-columns-repeated="5"/>
        </table:table-row>
        <table:table-row table:style-name="ro1">
          <table:table-cell office:value-type="float" office:value="1.88778963468555" calcext:value-type="float">
            <text:p>1.88778963468555</text:p>
          </table:table-cell>
          <table:table-cell office:value-type="float" office:value="1.03994610981939" calcext:value-type="float">
            <text:p>1.03994610981939</text:p>
          </table:table-cell>
          <table:table-cell office:value-type="float" office:value="-12.6573014068208" calcext:value-type="float">
            <text:p>-12.6573014068208</text:p>
          </table:table-cell>
          <table:table-cell table:number-columns-repeated="5"/>
        </table:table-row>
        <table:table-row table:style-name="ro1">
          <table:table-cell office:value-type="float" office:value="2.06202668423029" calcext:value-type="float">
            <text:p>2.06202668423029</text:p>
          </table:table-cell>
          <table:table-cell office:value-type="float" office:value="1.07918010148749" calcext:value-type="float">
            <text:p>1.07918010148749</text:p>
          </table:table-cell>
          <table:table-cell office:value-type="float" office:value="-12.6213197643601" calcext:value-type="float">
            <text:p>-12.6213197643601</text:p>
          </table:table-cell>
          <table:table-cell table:number-columns-repeated="5"/>
        </table:table-row>
        <table:table-row table:style-name="ro1">
          <table:table-cell office:value-type="float" office:value="1.96916107047145" calcext:value-type="float">
            <text:p>1.96916107047145</text:p>
          </table:table-cell>
          <table:table-cell office:value-type="float" office:value="-1.10707401330556" calcext:value-type="float">
            <text:p>-1.10707401330556</text:p>
          </table:table-cell>
          <table:table-cell office:value-type="float" office:value="-12.5306617988603" calcext:value-type="float">
            <text:p>-12.5306617988603</text:p>
          </table:table-cell>
          <table:table-cell table:number-columns-repeated="5"/>
        </table:table-row>
        <table:table-row table:style-name="ro1">
          <table:table-cell office:value-type="float" office:value="0.804134232321226" calcext:value-type="float">
            <text:p>0.804134232321226</text:p>
          </table:table-cell>
          <table:table-cell office:value-type="float" office:value="0.0345779638427401" calcext:value-type="float">
            <text:p>0.0345779638427401</text:p>
          </table:table-cell>
          <table:table-cell office:value-type="float" office:value="-12.4532378790641" calcext:value-type="float">
            <text:p>-12.4532378790641</text:p>
          </table:table-cell>
          <table:table-cell table:number-columns-repeated="5"/>
        </table:table-row>
        <table:table-row table:style-name="ro1">
          <table:table-cell office:value-type="float" office:value="0.017182325123807" calcext:value-type="float">
            <text:p>0.017182325123807</text:p>
          </table:table-cell>
          <table:table-cell office:value-type="float" office:value="-0.209100450477251" calcext:value-type="float">
            <text:p>-0.209100450477251</text:p>
          </table:table-cell>
          <table:table-cell office:value-type="float" office:value="-12.4393653603244" calcext:value-type="float">
            <text:p>-12.4393653603244</text:p>
          </table:table-cell>
          <table:table-cell table:number-columns-repeated="5"/>
        </table:table-row>
        <table:table-row table:style-name="ro1">
          <table:table-cell office:value-type="float" office:value="1.88778963468555" calcext:value-type="float">
            <text:p>1.88778963468555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12.3970547367129" calcext:value-type="float">
            <text:p>-12.3970547367129</text:p>
          </table:table-cell>
          <table:table-cell table:number-columns-repeated="5"/>
        </table:table-row>
        <table:table-row table:style-name="ro1">
          <table:table-cell office:value-type="float" office:value="2.00197263920236" calcext:value-type="float">
            <text:p>2.00197263920236</text:p>
          </table:table-cell>
          <table:table-cell office:value-type="float" office:value="1.11219776906825" calcext:value-type="float">
            <text:p>1.11219776906825</text:p>
          </table:table-cell>
          <table:table-cell office:value-type="float" office:value="-12.370732352155" calcext:value-type="float">
            <text:p>-12.370732352155</text:p>
          </table:table-cell>
          <table:table-cell table:number-columns-repeated="5"/>
        </table:table-row>
        <table:table-row table:style-name="ro1">
          <table:table-cell office:value-type="float" office:value="1.96916107047145" calcext:value-type="float">
            <text:p>1.96916107047145</text:p>
          </table:table-cell>
          <table:table-cell office:value-type="float" office:value="1.11219776906825" calcext:value-type="float">
            <text:p>1.11219776906825</text:p>
          </table:table-cell>
          <table:table-cell office:value-type="float" office:value="-12.3146585212931" calcext:value-type="float">
            <text:p>-12.3146585212931</text:p>
          </table:table-cell>
          <table:table-cell table:number-columns-repeated="5"/>
        </table:table-row>
        <table:table-row table:style-name="ro1">
          <table:table-cell office:value-type="float" office:value="1.86934881582656" calcext:value-type="float">
            <text:p>1.86934881582656</text:p>
          </table:table-cell>
          <table:table-cell office:value-type="float" office:value="-1.00806627712329" calcext:value-type="float">
            <text:p>-1.00806627712329</text:p>
          </table:table-cell>
          <table:table-cell office:value-type="float" office:value="-12.2920848667073" calcext:value-type="float">
            <text:p>-12.2920848667073</text:p>
          </table:table-cell>
          <table:table-cell table:number-columns-repeated="5"/>
        </table:table-row>
        <table:table-row table:style-name="ro1">
          <table:table-cell office:value-type="float" office:value="1.86493083320788" calcext:value-type="float">
            <text:p>1.86493083320788</text:p>
          </table:table-cell>
          <table:table-cell office:value-type="float" office:value="0.969874735320304" calcext:value-type="float">
            <text:p>0.969874735320304</text:p>
          </table:table-cell>
          <table:table-cell office:value-type="float" office:value="-12.0126287823547" calcext:value-type="float">
            <text:p>-12.0126287823547</text:p>
          </table:table-cell>
          <table:table-cell table:number-columns-repeated="5"/>
        </table:table-row>
        <table:table-row table:style-name="ro1">
          <table:table-cell office:value-type="float" office:value="1.04674164563476" calcext:value-type="float">
            <text:p>1.04674164563476</text:p>
          </table:table-cell>
          <table:table-cell office:value-type="float" office:value="0.198967656736884" calcext:value-type="float">
            <text:p>0.198967656736884</text:p>
          </table:table-cell>
          <table:table-cell office:value-type="float" office:value="-11.5883699360796" calcext:value-type="float">
            <text:p>-11.5883699360796</text:p>
          </table:table-cell>
          <table:table-cell table:number-columns-repeated="5"/>
        </table:table-row>
        <table:table-row table:style-name="ro1">
          <table:table-cell office:value-type="float" office:value="1.04674164563476" calcext:value-type="float">
            <text:p>1.04674164563476</text:p>
          </table:table-cell>
          <table:table-cell office:value-type="float" office:value="1.86301894716704" calcext:value-type="float">
            <text:p>1.86301894716704</text:p>
          </table:table-cell>
          <table:table-cell office:value-type="float" office:value="-11.5245646202769" calcext:value-type="float">
            <text:p>-11.5245646202769</text:p>
          </table:table-cell>
          <table:table-cell table:number-columns-repeated="5"/>
        </table:table-row>
        <table:table-row table:style-name="ro1">
          <table:table-cell office:value-type="float" office:value="0.0592562893157613" calcext:value-type="float">
            <text:p>0.0592562893157613</text:p>
          </table:table-cell>
          <table:table-cell office:value-type="float" office:value="-0.216609850367039" calcext:value-type="float">
            <text:p>-0.216609850367039</text:p>
          </table:table-cell>
          <table:table-cell office:value-type="float" office:value="-11.347042777632" calcext:value-type="float">
            <text:p>-11.347042777632</text:p>
          </table:table-cell>
          <table:table-cell table:number-columns-repeated="5"/>
        </table:table-row>
        <table:table-row table:style-name="ro1">
          <table:table-cell office:value-type="float" office:value="0.0625705363387574" calcext:value-type="float">
            <text:p>0.0625705363387574</text:p>
          </table:table-cell>
          <table:table-cell office:value-type="float" office:value="-1.841444848778" calcext:value-type="float">
            <text:p>-1.841444848778</text:p>
          </table:table-cell>
          <table:table-cell office:value-type="float" office:value="-11.2769605094406" calcext:value-type="float">
            <text:p>-11.2769605094406</text:p>
          </table:table-cell>
          <table:table-cell table:number-columns-repeated="5"/>
        </table:table-row>
        <table:table-row table:style-name="ro1">
          <table:table-cell office:value-type="float" office:value="0.0625705363387574" calcext:value-type="float">
            <text:p>0.0625705363387574</text:p>
          </table:table-cell>
          <table:table-cell office:value-type="float" office:value="-0.787467334715009" calcext:value-type="float">
            <text:p>-0.787467334715009</text:p>
          </table:table-cell>
          <table:table-cell office:value-type="float" office:value="-10.9455363943686" calcext:value-type="float">
            <text:p>-10.9455363943686</text:p>
          </table:table-cell>
          <table:table-cell table:number-columns-repeated="5"/>
        </table:table-row>
        <table:table-row table:style-name="ro1">
          <table:table-cell office:value-type="float" office:value="-1.87868753805157" calcext:value-type="float">
            <text:p>-1.87868753805157</text:p>
          </table:table-cell>
          <table:table-cell office:value-type="float" office:value="0.121009554982743" calcext:value-type="float">
            <text:p>0.121009554982743</text:p>
          </table:table-cell>
          <table:table-cell office:value-type="float" office:value="-10.9349956710193" calcext:value-type="float">
            <text:p>-10.9349956710193</text:p>
          </table:table-cell>
          <table:table-cell table:number-columns-repeated="5"/>
        </table:table-row>
        <table:table-row table:style-name="ro1">
          <table:table-cell office:value-type="float" office:value="0.96956313739635" calcext:value-type="float">
            <text:p>0.96956313739635</text:p>
          </table:table-cell>
          <table:table-cell office:value-type="float" office:value="-1.841444848778" calcext:value-type="float">
            <text:p>-1.841444848778</text:p>
          </table:table-cell>
          <table:table-cell office:value-type="float" office:value="-10.9214166124462" calcext:value-type="float">
            <text:p>-10.9214166124462</text:p>
          </table:table-cell>
          <table:table-cell table:number-columns-repeated="5"/>
        </table:table-row>
        <table:table-row table:style-name="ro1">
          <table:table-cell office:value-type="float" office:value="0.0315066894836287" calcext:value-type="float">
            <text:p>0.0315066894836287</text:p>
          </table:table-cell>
          <table:table-cell office:value-type="float" office:value="-0.23489781945437" calcext:value-type="float">
            <text:p>-0.23489781945437</text:p>
          </table:table-cell>
          <table:table-cell office:value-type="float" office:value="-10.6959985604133" calcext:value-type="float">
            <text:p>-10.695998560413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4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-0.0110408739701904" calcext:value-type="float">
            <text:p>-0.0110408739701904</text:p>
          </table:table-cell>
          <table:table-cell office:value-type="float" office:value="-0.0143463431422526" calcext:value-type="float">
            <text:p>-0.0143463431422526</text:p>
          </table:table-cell>
          <table:table-cell office:value-type="float" office:value="-19.9350204002973" calcext:value-type="float">
            <text:p>-19.9350204002973</text:p>
          </table:table-cell>
          <table:table-cell table:number-columns-repeated="5"/>
        </table:table-row>
        <table:table-row table:style-name="ro1">
          <table:table-cell office:value-type="float" office:value="0.0315066894836287" calcext:value-type="float">
            <text:p>0.0315066894836287</text:p>
          </table:table-cell>
          <table:table-cell office:value-type="float" office:value="-1.00806627712329" calcext:value-type="float">
            <text:p>-1.00806627712329</text:p>
          </table:table-cell>
          <table:table-cell office:value-type="float" office:value="-18.7746627550888" calcext:value-type="float">
            <text:p>-18.7746627550888</text:p>
          </table:table-cell>
          <table:table-cell table:number-columns-repeated="5"/>
        </table:table-row>
        <table:table-row table:style-name="ro1">
          <table:table-cell office:value-type="float" office:value="0.0294187146566975" calcext:value-type="float">
            <text:p>0.0294187146566975</text:p>
          </table:table-cell>
          <table:table-cell office:value-type="float" office:value="0.969874735320304" calcext:value-type="float">
            <text:p>0.969874735320304</text:p>
          </table:table-cell>
          <table:table-cell office:value-type="float" office:value="-18.7095229444185" calcext:value-type="float">
            <text:p>-18.7095229444185</text:p>
          </table:table-cell>
          <table:table-cell table:number-columns-repeated="5"/>
        </table:table-row>
        <table:table-row table:style-name="ro1">
          <table:table-cell office:value-type="float" office:value="1.05835157056437" calcext:value-type="float">
            <text:p>1.05835157056437</text:p>
          </table:table-cell>
          <table:table-cell office:value-type="float" office:value="-0.0080303578074794" calcext:value-type="float">
            <text:p>-0.0080303578074794</text:p>
          </table:table-cell>
          <table:table-cell office:value-type="float" office:value="-18.202494570292" calcext:value-type="float">
            <text:p>-18.202494570292</text:p>
          </table:table-cell>
          <table:table-cell table:number-columns-repeated="5"/>
        </table:table-row>
        <table:table-row table:style-name="ro1">
          <table:table-cell office:value-type="float" office:value="-1.04303183137043" calcext:value-type="float">
            <text:p>-1.04303183137043</text:p>
          </table:table-cell>
          <table:table-cell office:value-type="float" office:value="0.0573783930778748" calcext:value-type="float">
            <text:p>0.0573783930778748</text:p>
          </table:table-cell>
          <table:table-cell office:value-type="float" office:value="-17.9026335023643" calcext:value-type="float">
            <text:p>-17.9026335023643</text:p>
          </table:table-cell>
          <table:table-cell table:number-columns-repeated="5"/>
        </table:table-row>
        <table:table-row table:style-name="ro1">
          <table:table-cell office:value-type="float" office:value="-0.987679038648886" calcext:value-type="float">
            <text:p>-0.987679038648886</text:p>
          </table:table-cell>
          <table:table-cell office:value-type="float" office:value="1.03994610981939" calcext:value-type="float">
            <text:p>1.03994610981939</text:p>
          </table:table-cell>
          <table:table-cell office:value-type="float" office:value="-17.5997249717634" calcext:value-type="float">
            <text:p>-17.5997249717634</text:p>
          </table:table-cell>
          <table:table-cell table:number-columns-repeated="5"/>
        </table:table-row>
        <table:table-row table:style-name="ro1">
          <table:table-cell office:value-type="float" office:value="-0.981017076639545" calcext:value-type="float">
            <text:p>-0.981017076639545</text:p>
          </table:table-cell>
          <table:table-cell office:value-type="float" office:value="1.05006665142338" calcext:value-type="float">
            <text:p>1.05006665142338</text:p>
          </table:table-cell>
          <table:table-cell office:value-type="float" office:value="-17.3731895151933" calcext:value-type="float">
            <text:p>-17.3731895151933</text:p>
          </table:table-cell>
          <table:table-cell table:number-columns-repeated="5"/>
        </table:table-row>
        <table:table-row table:style-name="ro1">
          <table:table-cell office:value-type="float" office:value="-1.05519853559952" calcext:value-type="float">
            <text:p>-1.05519853559952</text:p>
          </table:table-cell>
          <table:table-cell office:value-type="float" office:value="-0.994185715589061" calcext:value-type="float">
            <text:p>-0.994185715589061</text:p>
          </table:table-cell>
          <table:table-cell office:value-type="float" office:value="-17.296053369184" calcext:value-type="float">
            <text:p>-17.296053369184</text:p>
          </table:table-cell>
          <table:table-cell table:number-columns-repeated="5"/>
        </table:table-row>
        <table:table-row table:style-name="ro1">
          <table:table-cell office:value-type="float" office:value="-1.0216152232512" calcext:value-type="float">
            <text:p>-1.0216152232512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17.2091574377002" calcext:value-type="float">
            <text:p>-17.2091574377002</text:p>
          </table:table-cell>
          <table:table-cell table:number-columns-repeated="5"/>
        </table:table-row>
        <table:table-row table:style-name="ro1">
          <table:table-cell office:value-type="float" office:value="1.04737531561693" calcext:value-type="float">
            <text:p>1.04737531561693</text:p>
          </table:table-cell>
          <table:table-cell office:value-type="float" office:value="1.03994610981939" calcext:value-type="float">
            <text:p>1.03994610981939</text:p>
          </table:table-cell>
          <table:table-cell office:value-type="float" office:value="-17.0684209328107" calcext:value-type="float">
            <text:p>-17.0684209328107</text:p>
          </table:table-cell>
          <table:table-cell table:number-columns-repeated="5"/>
        </table:table-row>
        <table:table-row table:style-name="ro1">
          <table:table-cell office:value-type="float" office:value="-0.0110408739701904" calcext:value-type="float">
            <text:p>-0.0110408739701904</text:p>
          </table:table-cell>
          <table:table-cell office:value-type="float" office:value="-0.126406411406829" calcext:value-type="float">
            <text:p>-0.126406411406829</text:p>
          </table:table-cell>
          <table:table-cell office:value-type="float" office:value="-16.9681542253513" calcext:value-type="float">
            <text:p>-16.9681542253513</text:p>
          </table:table-cell>
          <table:table-cell table:number-columns-repeated="5"/>
        </table:table-row>
        <table:table-row table:style-name="ro1">
          <table:table-cell office:value-type="float" office:value="-0.0946494014228336" calcext:value-type="float">
            <text:p>-0.0946494014228336</text:p>
          </table:table-cell>
          <table:table-cell office:value-type="float" office:value="1.03994610981939" calcext:value-type="float">
            <text:p>1.03994610981939</text:p>
          </table:table-cell>
          <table:table-cell office:value-type="float" office:value="-16.8793943683104" calcext:value-type="float">
            <text:p>-16.8793943683104</text:p>
          </table:table-cell>
          <table:table-cell table:number-columns-repeated="5"/>
        </table:table-row>
        <table:table-row table:style-name="ro1">
          <table:table-cell office:value-type="float" office:value="0.0294187146566975" calcext:value-type="float">
            <text:p>0.0294187146566975</text:p>
          </table:table-cell>
          <table:table-cell office:value-type="float" office:value="0.125135522602844" calcext:value-type="float">
            <text:p>0.125135522602844</text:p>
          </table:table-cell>
          <table:table-cell office:value-type="float" office:value="-16.8781705267182" calcext:value-type="float">
            <text:p>-16.8781705267182</text:p>
          </table:table-cell>
          <table:table-cell table:number-columns-repeated="5"/>
        </table:table-row>
        <table:table-row table:style-name="ro1">
          <table:table-cell office:value-type="float" office:value="0.0625705363387574" calcext:value-type="float">
            <text:p>0.0625705363387574</text:p>
          </table:table-cell>
          <table:table-cell office:value-type="float" office:value="1.07918010148749" calcext:value-type="float">
            <text:p>1.07918010148749</text:p>
          </table:table-cell>
          <table:table-cell office:value-type="float" office:value="-16.8563219376575" calcext:value-type="float">
            <text:p>-16.8563219376575</text:p>
          </table:table-cell>
          <table:table-cell table:number-columns-repeated="5"/>
        </table:table-row>
        <table:table-row table:style-name="ro1">
          <table:table-cell office:value-type="float" office:value="1.04605457210223" calcext:value-type="float">
            <text:p>1.04605457210223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16.834948409454" calcext:value-type="float">
            <text:p>-16.834948409454</text:p>
          </table:table-cell>
          <table:table-cell table:number-columns-repeated="5"/>
        </table:table-row>
        <table:table-row table:style-name="ro1">
          <table:table-cell office:value-type="float" office:value="-1.05519853559952" calcext:value-type="float">
            <text:p>-1.05519853559952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16.6360694254644" calcext:value-type="float">
            <text:p>-16.6360694254644</text:p>
          </table:table-cell>
          <table:table-cell table:number-columns-repeated="5"/>
        </table:table-row>
        <table:table-row table:style-name="ro1">
          <table:table-cell office:value-type="float" office:value="0.983415517861151" calcext:value-type="float">
            <text:p>0.983415517861151</text:p>
          </table:table-cell>
          <table:table-cell office:value-type="float" office:value="1.07918010148749" calcext:value-type="float">
            <text:p>1.07918010148749</text:p>
          </table:table-cell>
          <table:table-cell office:value-type="float" office:value="-16.6017899292736" calcext:value-type="float">
            <text:p>-16.6017899292736</text:p>
          </table:table-cell>
          <table:table-cell table:number-columns-repeated="5"/>
        </table:table-row>
        <table:table-row table:style-name="ro1">
          <table:table-cell office:value-type="float" office:value="0.142381179592367" calcext:value-type="float">
            <text:p>0.142381179592367</text:p>
          </table:table-cell>
          <table:table-cell office:value-type="float" office:value="-0.0080303578074794" calcext:value-type="float">
            <text:p>-0.0080303578074794</text:p>
          </table:table-cell>
          <table:table-cell office:value-type="float" office:value="-16.2251879441874" calcext:value-type="float">
            <text:p>-16.2251879441874</text:p>
          </table:table-cell>
          <table:table-cell table:number-columns-repeated="5"/>
        </table:table-row>
        <table:table-row table:style-name="ro1">
          <table:table-cell office:value-type="float" office:value="0.0315066894836287" calcext:value-type="float">
            <text:p>0.0315066894836287</text:p>
          </table:table-cell>
          <table:table-cell office:value-type="float" office:value="0.139553496231731" calcext:value-type="float">
            <text:p>0.139553496231731</text:p>
          </table:table-cell>
          <table:table-cell office:value-type="float" office:value="-16.1800569997914" calcext:value-type="float">
            <text:p>-16.1800569997914</text:p>
          </table:table-cell>
          <table:table-cell table:number-columns-repeated="5"/>
        </table:table-row>
        <table:table-row table:style-name="ro1">
          <table:table-cell office:value-type="float" office:value="-1.04303183137043" calcext:value-type="float">
            <text:p>-1.04303183137043</text:p>
          </table:table-cell>
          <table:table-cell office:value-type="float" office:value="1.07918010148749" calcext:value-type="float">
            <text:p>1.07918010148749</text:p>
          </table:table-cell>
          <table:table-cell office:value-type="float" office:value="-16.1719259961226" calcext:value-type="float">
            <text:p>-16.1719259961226</text:p>
          </table:table-cell>
          <table:table-cell table:number-columns-repeated="5"/>
        </table:table-row>
        <table:table-row table:style-name="ro1">
          <table:table-cell office:value-type="float" office:value="-1.04650197089704" calcext:value-type="float">
            <text:p>-1.04650197089704</text:p>
          </table:table-cell>
          <table:table-cell office:value-type="float" office:value="1.07918010148749" calcext:value-type="float">
            <text:p>1.07918010148749</text:p>
          </table:table-cell>
          <table:table-cell office:value-type="float" office:value="-16.1041530332316" calcext:value-type="float">
            <text:p>-16.1041530332316</text:p>
          </table:table-cell>
          <table:table-cell table:number-columns-repeated="5"/>
        </table:table-row>
        <table:table-row table:style-name="ro1">
          <table:table-cell office:value-type="float" office:value="0.118197248606055" calcext:value-type="float">
            <text:p>0.118197248606055</text:p>
          </table:table-cell>
          <table:table-cell office:value-type="float" office:value="1.03994610981939" calcext:value-type="float">
            <text:p>1.03994610981939</text:p>
          </table:table-cell>
          <table:table-cell office:value-type="float" office:value="-15.9579704016236" calcext:value-type="float">
            <text:p>-15.9579704016236</text:p>
          </table:table-cell>
          <table:table-cell table:number-columns-repeated="5"/>
        </table:table-row>
        <table:table-row table:style-name="ro1">
          <table:table-cell office:value-type="float" office:value="0.113544963690811" calcext:value-type="float">
            <text:p>0.113544963690811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15.8933013343452" calcext:value-type="float">
            <text:p>-15.8933013343452</text:p>
          </table:table-cell>
          <table:table-cell table:number-columns-repeated="5"/>
        </table:table-row>
        <table:table-row table:style-name="ro1">
          <table:table-cell office:value-type="float" office:value="1.04605457210223" calcext:value-type="float">
            <text:p>1.04605457210223</text:p>
          </table:table-cell>
          <table:table-cell office:value-type="float" office:value="-0.900978609228698" calcext:value-type="float">
            <text:p>-0.900978609228698</text:p>
          </table:table-cell>
          <table:table-cell office:value-type="float" office:value="-15.8044058338937" calcext:value-type="float">
            <text:p>-15.8044058338937</text:p>
          </table:table-cell>
          <table:table-cell table:number-columns-repeated="5"/>
        </table:table-row>
        <table:table-row table:style-name="ro1">
          <table:table-cell office:value-type="float" office:value="0.0479983259718397" calcext:value-type="float">
            <text:p>0.0479983259718397</text:p>
          </table:table-cell>
          <table:table-cell office:value-type="float" office:value="-0.872309733282599" calcext:value-type="float">
            <text:p>-0.872309733282599</text:p>
          </table:table-cell>
          <table:table-cell office:value-type="float" office:value="-15.7359865116837" calcext:value-type="float">
            <text:p>-15.7359865116837</text:p>
          </table:table-cell>
          <table:table-cell table:number-columns-repeated="5"/>
        </table:table-row>
        <table:table-row table:style-name="ro1">
          <table:table-cell office:value-type="float" office:value="0.118197248606055" calcext:value-type="float">
            <text:p>0.118197248606055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15.6977237315157" calcext:value-type="float">
            <text:p>-15.6977237315157</text:p>
          </table:table-cell>
          <table:table-cell table:number-columns-repeated="5"/>
        </table:table-row>
        <table:table-row table:style-name="ro1">
          <table:table-cell office:value-type="float" office:value="0.0592562893157613" calcext:value-type="float">
            <text:p>0.0592562893157613</text:p>
          </table:table-cell>
          <table:table-cell office:value-type="float" office:value="-0.872309733282599" calcext:value-type="float">
            <text:p>-0.872309733282599</text:p>
          </table:table-cell>
          <table:table-cell office:value-type="float" office:value="-15.5009676267216" calcext:value-type="float">
            <text:p>-15.5009676267216</text:p>
          </table:table-cell>
          <table:table-cell table:number-columns-repeated="5"/>
        </table:table-row>
        <table:table-row table:style-name="ro1">
          <table:table-cell office:value-type="float" office:value="-1.05519853559952" calcext:value-type="float">
            <text:p>-1.05519853559952</text:p>
          </table:table-cell>
          <table:table-cell office:value-type="float" office:value="0.122684580803888" calcext:value-type="float">
            <text:p>0.122684580803888</text:p>
          </table:table-cell>
          <table:table-cell office:value-type="float" office:value="-15.4492666393234" calcext:value-type="float">
            <text:p>-15.4492666393234</text:p>
          </table:table-cell>
          <table:table-cell table:number-columns-repeated="5"/>
        </table:table-row>
        <table:table-row table:style-name="ro1">
          <table:table-cell office:value-type="float" office:value="-1.93360793696115" calcext:value-type="float">
            <text:p>-1.93360793696115</text:p>
          </table:table-cell>
          <table:table-cell office:value-type="float" office:value="-0.00915546371231701" calcext:value-type="float">
            <text:p>-0.00915546371231701</text:p>
          </table:table-cell>
          <table:table-cell office:value-type="float" office:value="-15.3869939344765" calcext:value-type="float">
            <text:p>-15.3869939344765</text:p>
          </table:table-cell>
          <table:table-cell table:number-columns-repeated="5"/>
        </table:table-row>
        <table:table-row table:style-name="ro1">
          <table:table-cell office:value-type="float" office:value="0.017182325123807" calcext:value-type="float">
            <text:p>0.017182325123807</text:p>
          </table:table-cell>
          <table:table-cell office:value-type="float" office:value="1.13307889152211" calcext:value-type="float">
            <text:p>1.13307889152211</text:p>
          </table:table-cell>
          <table:table-cell office:value-type="float" office:value="-15.3607952557289" calcext:value-type="float">
            <text:p>-15.3607952557289</text:p>
          </table:table-cell>
          <table:table-cell table:number-columns-repeated="5"/>
        </table:table-row>
        <table:table-row table:style-name="ro1">
          <table:table-cell office:value-type="float" office:value="0.0315066894836287" calcext:value-type="float">
            <text:p>0.0315066894836287</text:p>
          </table:table-cell>
          <table:table-cell office:value-type="float" office:value="1.1312501791877" calcext:value-type="float">
            <text:p>1.1312501791877</text:p>
          </table:table-cell>
          <table:table-cell office:value-type="float" office:value="-15.3119731271172" calcext:value-type="float">
            <text:p>-15.3119731271172</text:p>
          </table:table-cell>
          <table:table-cell table:number-columns-repeated="5"/>
        </table:table-row>
        <table:table-row table:style-name="ro1">
          <table:table-cell office:value-type="float" office:value="0.118197248606055" calcext:value-type="float">
            <text:p>0.118197248606055</text:p>
          </table:table-cell>
          <table:table-cell office:value-type="float" office:value="0.920199564979441" calcext:value-type="float">
            <text:p>0.920199564979441</text:p>
          </table:table-cell>
          <table:table-cell office:value-type="float" office:value="-15.2751185858829" calcext:value-type="float">
            <text:p>-15.2751185858829</text:p>
          </table:table-cell>
          <table:table-cell table:number-columns-repeated="5"/>
        </table:table-row>
        <table:table-row table:style-name="ro1">
          <table:table-cell office:value-type="float" office:value="1.11759832678862" calcext:value-type="float">
            <text:p>1.11759832678862</text:p>
          </table:table-cell>
          <table:table-cell office:value-type="float" office:value="-1.01913538273181" calcext:value-type="float">
            <text:p>-1.01913538273181</text:p>
          </table:table-cell>
          <table:table-cell office:value-type="float" office:value="-15.0322980540654" calcext:value-type="float">
            <text:p>-15.0322980540654</text:p>
          </table:table-cell>
          <table:table-cell table:number-columns-repeated="5"/>
        </table:table-row>
        <table:table-row table:style-name="ro1">
          <table:table-cell office:value-type="float" office:value="2.06202668423029" calcext:value-type="float">
            <text:p>2.06202668423029</text:p>
          </table:table-cell>
          <table:table-cell office:value-type="float" office:value="-0.0143463431422526" calcext:value-type="float">
            <text:p>-0.0143463431422526</text:p>
          </table:table-cell>
          <table:table-cell office:value-type="float" office:value="-14.9573760724117" calcext:value-type="float">
            <text:p>-14.9573760724117</text:p>
          </table:table-cell>
          <table:table-cell table:number-columns-repeated="5"/>
        </table:table-row>
        <table:table-row table:style-name="ro1">
          <table:table-cell office:value-type="float" office:value="0.978716745602562" calcext:value-type="float">
            <text:p>0.978716745602562</text:p>
          </table:table-cell>
          <table:table-cell office:value-type="float" office:value="-1.96145814925917" calcext:value-type="float">
            <text:p>-1.96145814925917</text:p>
          </table:table-cell>
          <table:table-cell office:value-type="float" office:value="-14.8137238802117" calcext:value-type="float">
            <text:p>-14.8137238802117</text:p>
          </table:table-cell>
          <table:table-cell table:number-columns-repeated="5"/>
        </table:table-row>
        <table:table-row table:style-name="ro1">
          <table:table-cell office:value-type="float" office:value="0.017182325123807" calcext:value-type="float">
            <text:p>0.017182325123807</text:p>
          </table:table-cell>
          <table:table-cell office:value-type="float" office:value="-0.168712322268032" calcext:value-type="float">
            <text:p>-0.168712322268032</text:p>
          </table:table-cell>
          <table:table-cell office:value-type="float" office:value="-14.8012987727644" calcext:value-type="float">
            <text:p>-14.8012987727644</text:p>
          </table:table-cell>
          <table:table-cell table:number-columns-repeated="5"/>
        </table:table-row>
        <table:table-row table:style-name="ro1">
          <table:table-cell office:value-type="float" office:value="1.04674164563476" calcext:value-type="float">
            <text:p>1.04674164563476</text:p>
          </table:table-cell>
          <table:table-cell office:value-type="float" office:value="-0.872309733282599" calcext:value-type="float">
            <text:p>-0.872309733282599</text:p>
          </table:table-cell>
          <table:table-cell office:value-type="float" office:value="-14.6657778525403" calcext:value-type="float">
            <text:p>-14.6657778525403</text:p>
          </table:table-cell>
          <table:table-cell table:number-columns-repeated="5"/>
        </table:table-row>
        <table:table-row table:style-name="ro1">
          <table:table-cell office:value-type="float" office:value="0.142189256562236" calcext:value-type="float">
            <text:p>0.142189256562236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14.592372975698" calcext:value-type="float">
            <text:p>-14.592372975698</text:p>
          </table:table-cell>
          <table:table-cell table:number-columns-repeated="5"/>
        </table:table-row>
        <table:table-row table:style-name="ro1">
          <table:table-cell office:value-type="float" office:value="-0.0290443809571475" calcext:value-type="float">
            <text:p>-0.0290443809571475</text:p>
          </table:table-cell>
          <table:table-cell office:value-type="float" office:value="-2.07209010931021" calcext:value-type="float">
            <text:p>-2.07209010931021</text:p>
          </table:table-cell>
          <table:table-cell office:value-type="float" office:value="-14.5311216119699" calcext:value-type="float">
            <text:p>-14.5311216119699</text:p>
          </table:table-cell>
          <table:table-cell table:number-columns-repeated="5"/>
        </table:table-row>
        <table:table-row table:style-name="ro1">
          <table:table-cell office:value-type="float" office:value="0.0315066894836287" calcext:value-type="float">
            <text:p>0.0315066894836287</text:p>
          </table:table-cell>
          <table:table-cell office:value-type="float" office:value="-2.07209010931021" calcext:value-type="float">
            <text:p>-2.07209010931021</text:p>
          </table:table-cell>
          <table:table-cell office:value-type="float" office:value="-14.5017197267712" calcext:value-type="float">
            <text:p>-14.5017197267712</text:p>
          </table:table-cell>
          <table:table-cell table:number-columns-repeated="5"/>
        </table:table-row>
        <table:table-row table:style-name="ro1">
          <table:table-cell office:value-type="float" office:value="0.966248316797832" calcext:value-type="float">
            <text:p>0.966248316797832</text:p>
          </table:table-cell>
          <table:table-cell office:value-type="float" office:value="0.15580841828019" calcext:value-type="float">
            <text:p>0.15580841828019</text:p>
          </table:table-cell>
          <table:table-cell office:value-type="float" office:value="-14.3968154165741" calcext:value-type="float">
            <text:p>-14.3968154165741</text:p>
          </table:table-cell>
          <table:table-cell table:number-columns-repeated="5"/>
        </table:table-row>
        <table:table-row table:style-name="ro1">
          <table:table-cell office:value-type="float" office:value="1.02283082035726" calcext:value-type="float">
            <text:p>1.02283082035726</text:p>
          </table:table-cell>
          <table:table-cell office:value-type="float" office:value="0.161519607080944" calcext:value-type="float">
            <text:p>0.161519607080944</text:p>
          </table:table-cell>
          <table:table-cell office:value-type="float" office:value="-14.1024236754883" calcext:value-type="float">
            <text:p>-14.1024236754883</text:p>
          </table:table-cell>
          <table:table-cell table:number-columns-repeated="5"/>
        </table:table-row>
        <table:table-row table:style-name="ro1">
          <table:table-cell office:value-type="float" office:value="-0.944687827210985" calcext:value-type="float">
            <text:p>-0.944687827210985</text:p>
          </table:table-cell>
          <table:table-cell office:value-type="float" office:value="1.92133352700353" calcext:value-type="float">
            <text:p>1.92133352700353</text:p>
          </table:table-cell>
          <table:table-cell office:value-type="float" office:value="-13.6213117340602" calcext:value-type="float">
            <text:p>-13.6213117340602</text:p>
          </table:table-cell>
          <table:table-cell table:number-columns-repeated="5"/>
        </table:table-row>
        <table:table-row table:style-name="ro1">
          <table:table-cell office:value-type="float" office:value="1.04605457210223" calcext:value-type="float">
            <text:p>1.04605457210223</text:p>
          </table:table-cell>
          <table:table-cell office:value-type="float" office:value="-0.168712322268032" calcext:value-type="float">
            <text:p>-0.168712322268032</text:p>
          </table:table-cell>
          <table:table-cell office:value-type="float" office:value="-13.3498238099484" calcext:value-type="float">
            <text:p>-13.3498238099484</text:p>
          </table:table-cell>
          <table:table-cell table:number-columns-repeated="5"/>
        </table:table-row>
        <table:table-row table:style-name="ro1">
          <table:table-cell office:value-type="float" office:value="1.04674164563476" calcext:value-type="float">
            <text:p>1.04674164563476</text:p>
          </table:table-cell>
          <table:table-cell office:value-type="float" office:value="-0.168712322268032" calcext:value-type="float">
            <text:p>-0.168712322268032</text:p>
          </table:table-cell>
          <table:table-cell office:value-type="float" office:value="-13.3359781360039" calcext:value-type="float">
            <text:p>-13.3359781360039</text:p>
          </table:table-cell>
          <table:table-cell table:number-columns-repeated="5"/>
        </table:table-row>
        <table:table-row table:style-name="ro1">
          <table:table-cell office:value-type="float" office:value="0.168158790303678" calcext:value-type="float">
            <text:p>0.168158790303678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13.2352502285101" calcext:value-type="float">
            <text:p>-13.2352502285101</text:p>
          </table:table-cell>
          <table:table-cell table:number-columns-repeated="5"/>
        </table:table-row>
        <table:table-row table:style-name="ro1">
          <table:table-cell office:value-type="float" office:value="1.04605457210223" calcext:value-type="float">
            <text:p>1.04605457210223</text:p>
          </table:table-cell>
          <table:table-cell office:value-type="float" office:value="-2.07209010931021" calcext:value-type="float">
            <text:p>-2.07209010931021</text:p>
          </table:table-cell>
          <table:table-cell office:value-type="float" office:value="-13.1880286855109" calcext:value-type="float">
            <text:p>-13.1880286855109</text:p>
          </table:table-cell>
          <table:table-cell table:number-columns-repeated="5"/>
        </table:table-row>
        <table:table-row table:style-name="ro1">
          <table:table-cell office:value-type="float" office:value="1.88778963468555" calcext:value-type="float">
            <text:p>1.88778963468555</text:p>
          </table:table-cell>
          <table:table-cell office:value-type="float" office:value="-1.01913538273181" calcext:value-type="float">
            <text:p>-1.01913538273181</text:p>
          </table:table-cell>
          <table:table-cell office:value-type="float" office:value="-12.941288636674" calcext:value-type="float">
            <text:p>-12.941288636674</text:p>
          </table:table-cell>
          <table:table-cell table:number-columns-repeated="5"/>
        </table:table-row>
        <table:table-row table:style-name="ro1">
          <table:table-cell office:value-type="float" office:value="1.05835157056437" calcext:value-type="float">
            <text:p>1.05835157056437</text:p>
          </table:table-cell>
          <table:table-cell office:value-type="float" office:value="-2.07209010931021" calcext:value-type="float">
            <text:p>-2.07209010931021</text:p>
          </table:table-cell>
          <table:table-cell office:value-type="float" office:value="-12.9133043300039" calcext:value-type="float">
            <text:p>-12.9133043300039</text:p>
          </table:table-cell>
          <table:table-cell table:number-columns-repeated="5"/>
        </table:table-row>
        <table:table-row table:style-name="ro1">
          <table:table-cell office:value-type="float" office:value="1.88778963468555" calcext:value-type="float">
            <text:p>1.88778963468555</text:p>
          </table:table-cell>
          <table:table-cell office:value-type="float" office:value="1.03994610981939" calcext:value-type="float">
            <text:p>1.03994610981939</text:p>
          </table:table-cell>
          <table:table-cell office:value-type="float" office:value="-12.6573014068208" calcext:value-type="float">
            <text:p>-12.6573014068208</text:p>
          </table:table-cell>
          <table:table-cell table:number-columns-repeated="5"/>
        </table:table-row>
      </table:table>
      <table:table table:name="rastragin-wiekszy-promien" table:style-name="ta1">
        <table:shapes>
          <draw:frame draw:z-index="0" draw:style-name="gr1" draw:text-style-name="P1" svg:width="16.714cm" svg:height="10.148cm" svg:x="14.363cm" svg:y="4.195cm">
            <draw:object draw:notify-on-update-of-ranges="'rastragin-wiekszy-promien'.E2:'rastragin-wiekszy-promien'.E7 'rastragin-wiekszy-promien'.F1:'rastragin-wiekszy-promien'.F1 'rastragin-wiekszy-promien'.F2:'rastragin-wiekszy-promien'.F7 'rastragin-wiekszy-promien'.G1:'rastragin-wiekszy-promien'.G1 'rastragin-wiekszy-promien'.G2:'rastragin-wiekszy-promien'.G7 'rastragin-wiekszy-promien'.H1:'rastragin-wiekszy-promien'.H1 'rastragin-wiekszy-promien'.H2:'rastragin-wiekszy-promien'.H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f(x,y)</text:p>
          </table:table-cell>
          <table:table-cell/>
          <table:table-cell table:style-name="ce1" office:value-type="string" calcext:value-type="string">
            <text:p>iteracj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interacje 0</text:p>
          </table:table-cell>
          <table:covered-table-cell table:number-columns-repeated="2"/>
          <table:table-cell/>
          <table:table-cell office:value-type="float" office:value="0" calcext:value-type="float">
            <text:p>0</text:p>
          </table:table-cell>
          <table:table-cell table:formula="of:=MIN([.$C3:.$C52])" office:value-type="float" office:value="-14.6823660176238" calcext:value-type="float">
            <text:p>-14.6823660176238</text:p>
          </table:table-cell>
          <table:table-cell table:formula="of:=MAX([.$C3:.$C52])" office:value-type="float" office:value="48.6266333522166" calcext:value-type="float">
            <text:p>48.6266333522166</text:p>
          </table:table-cell>
          <table:table-cell table:formula="of:=AVERAGE([.$C3:.$C52])" office:value-type="float" office:value="20.1301114271753" calcext:value-type="float">
            <text:p>20.1301114271753</text:p>
          </table:table-cell>
        </table:table-row>
        <table:table-row table:style-name="ro1">
          <table:table-cell table:style-name="ce6" office:value-type="float" office:value="-0.986576576800791" calcext:value-type="float">
            <text:p>-0.9865765768</text:p>
          </table:table-cell>
          <table:table-cell table:style-name="ce6" office:value-type="float" office:value="-1.1274287615101" calcext:value-type="float">
            <text:p>-1.1274287615</text:p>
          </table:table-cell>
          <table:table-cell table:style-name="ce6" office:value-type="float" office:value="-14.6823660176238" calcext:value-type="float">
            <text:p>-14.6823660176</text:p>
          </table:table-cell>
          <table:table-cell/>
          <table:table-cell office:value-type="float" office:value="99" calcext:value-type="float">
            <text:p>99</text:p>
          </table:table-cell>
          <table:table-cell table:formula="of:=MIN([.$C54:.$C103])" office:value-type="float" office:value="-14.6823660176238" calcext:value-type="float">
            <text:p>-14.6823660176238</text:p>
          </table:table-cell>
          <table:table-cell table:formula="of:=MAX([.$C54:.$C103])" office:value-type="float" office:value="9.16401907136637" calcext:value-type="float">
            <text:p>9.16401907136637</text:p>
          </table:table-cell>
          <table:table-cell table:formula="of:=AVERAGE([.$C54:.$C103])" office:value-type="float" office:value="0.530582046211876" calcext:value-type="float">
            <text:p>0.530582046211876</text:p>
          </table:table-cell>
        </table:table-row>
        <table:table-row table:style-name="ro1">
          <table:table-cell table:style-name="ce6" office:value-type="float" office:value="2.00763160670603" calcext:value-type="float">
            <text:p>2.0076316067</text:p>
          </table:table-cell>
          <table:table-cell table:style-name="ce6" office:value-type="float" office:value="0.801381882617909" calcext:value-type="float">
            <text:p>0.8013818826</text:p>
          </table:table-cell>
          <table:table-cell table:style-name="ce6" office:value-type="float" office:value="-8.48833730969186" calcext:value-type="float">
            <text:p>-8.4883373097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MIN([.$C105:.$C154])" office:value-type="float" office:value="-18.3460292856682" calcext:value-type="float">
            <text:p>-18.3460292856682</text:p>
          </table:table-cell>
          <table:table-cell table:formula="of:=MAX([.$C105:.$C154])" office:value-type="float" office:value="-2.47199034452849" calcext:value-type="float">
            <text:p>-2.47199034452849</text:p>
          </table:table-cell>
          <table:table-cell table:formula="of:=AVERAGE([.$C105:.$C154])" office:value-type="float" office:value="-7.64382114764805" calcext:value-type="float">
            <text:p>-7.64382114764805</text:p>
          </table:table-cell>
        </table:table-row>
        <table:table-row table:style-name="ro1">
          <table:table-cell table:style-name="ce6" office:value-type="float" office:value="-0.877228427239555" calcext:value-type="float">
            <text:p>-0.8772284272</text:p>
          </table:table-cell>
          <table:table-cell table:style-name="ce6" office:value-type="float" office:value="1.26049210267182" calcext:value-type="float">
            <text:p>1.2604921027</text:p>
          </table:table-cell>
          <table:table-cell table:style-name="ce6" office:value-type="float" office:value="-4.15224696785874" calcext:value-type="float">
            <text:p>-4.1522469679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MIN([.$C156:.$C205])" office:value-type="float" office:value="-19.9196180254676" calcext:value-type="float">
            <text:p>-19.9196180254676</text:p>
          </table:table-cell>
          <table:table-cell table:formula="of:=MAX([.$C156:.$C205])" office:value-type="float" office:value="-6.23114562260985" calcext:value-type="float">
            <text:p>-6.23114562260985</text:p>
          </table:table-cell>
          <table:table-cell table:formula="of:=AVERAGE([.$C156:.$C205])" office:value-type="float" office:value="-11.4589549502349" calcext:value-type="float">
            <text:p>-11.4589549502349</text:p>
          </table:table-cell>
        </table:table-row>
        <table:table-row table:style-name="ro1">
          <table:table-cell table:style-name="ce6" office:value-type="float" office:value="3.01939008864126" calcext:value-type="float">
            <text:p>3.0193900886</text:p>
          </table:table-cell>
          <table:table-cell table:style-name="ce6" office:value-type="float" office:value="0.21186292346906" calcext:value-type="float">
            <text:p>0.2118629235</text:p>
          </table:table-cell>
          <table:table-cell table:style-name="ce6" office:value-type="float" office:value="-3.13763228429694" calcext:value-type="float">
            <text:p>-3.1376322843</text:p>
          </table:table-cell>
          <table:table-cell/>
          <table:table-cell office:value-type="float" office:value="399" calcext:value-type="float">
            <text:p>399</text:p>
          </table:table-cell>
          <table:table-cell table:formula="of:=MIN([.$C207:.$C256])" office:value-type="float" office:value="-19.9196180254676" calcext:value-type="float">
            <text:p>-19.9196180254676</text:p>
          </table:table-cell>
          <table:table-cell table:formula="of:=MAX([.$C207:.$C256])" office:value-type="float" office:value="-9.31334371202617" calcext:value-type="float">
            <text:p>-9.31334371202617</text:p>
          </table:table-cell>
          <table:table-cell table:formula="of:=AVERAGE([.$C207:.$C256])" office:value-type="float" office:value="-13.842653639486" calcext:value-type="float">
            <text:p>-13.842653639486</text:p>
          </table:table-cell>
        </table:table-row>
        <table:table-row table:style-name="ro1">
          <table:table-cell table:style-name="ce6" office:value-type="float" office:value="-0.677752536325816" calcext:value-type="float">
            <text:p>-0.6777525363</text:p>
          </table:table-cell>
          <table:table-cell table:style-name="ce6" office:value-type="float" office:value="-1.15064449871145" calcext:value-type="float">
            <text:p>-1.1506444987</text:p>
          </table:table-cell>
          <table:table-cell table:style-name="ce6" office:value-type="float" office:value="0.323424897261122" calcext:value-type="float">
            <text:p>0.3234248973</text:p>
          </table:table-cell>
          <table:table-cell/>
          <table:table-cell office:value-type="float" office:value="499" calcext:value-type="float">
            <text:p>499</text:p>
          </table:table-cell>
          <table:table-cell table:formula="of:=MIN([.$C258:.$C307])" office:value-type="float" office:value="-19.9196180254676" calcext:value-type="float">
            <text:p>-19.9196180254676</text:p>
          </table:table-cell>
          <table:table-cell table:formula="of:=MAX([.$C258:.$C307])" office:value-type="float" office:value="-12.8752531971286" calcext:value-type="float">
            <text:p>-12.8752531971286</text:p>
          </table:table-cell>
          <table:table-cell table:formula="of:=AVERAGE([.$C258:.$C307])" office:value-type="float" office:value="-15.2286380758629" calcext:value-type="float">
            <text:p>-15.2286380758629</text:p>
          </table:table-cell>
        </table:table-row>
        <table:table-row table:style-name="ro1">
          <table:table-cell table:style-name="ce6" office:value-type="float" office:value="-2.72204382007108" calcext:value-type="float">
            <text:p>-2.7220438201</text:p>
          </table:table-cell>
          <table:table-cell table:style-name="ce6" office:value-type="float" office:value="-1.06441415685183" calcext:value-type="float">
            <text:p>-1.0644141569</text:p>
          </table:table-cell>
          <table:table-cell table:style-name="ce6" office:value-type="float" office:value="1.09791687419187" calcext:value-type="float">
            <text:p>1.0979168742</text:p>
          </table:table-cell>
          <table:table-cell table:number-columns-repeated="5"/>
        </table:table-row>
        <table:table-row table:style-name="ro1">
          <table:table-cell table:style-name="ce6" office:value-type="float" office:value="0.958188469686808" calcext:value-type="float">
            <text:p>0.9581884697</text:p>
          </table:table-cell>
          <table:table-cell table:style-name="ce6" office:value-type="float" office:value="2.70728586674667" calcext:value-type="float">
            <text:p>2.7072858667</text:p>
          </table:table-cell>
          <table:table-cell table:style-name="ce6" office:value-type="float" office:value="1.24232906821389" calcext:value-type="float">
            <text:p>1.2423290682</text:p>
          </table:table-cell>
          <table:table-cell table:number-columns-repeated="5"/>
        </table:table-row>
        <table:table-row table:style-name="ro1">
          <table:table-cell table:style-name="ce6" office:value-type="float" office:value="-0.0576978370428485" calcext:value-type="float">
            <text:p>-0.0576978370</text:p>
          </table:table-cell>
          <table:table-cell table:style-name="ce6" office:value-type="float" office:value="-2.62875942192524" calcext:value-type="float">
            <text:p>-2.6287594219</text:p>
          </table:table-cell>
          <table:table-cell table:style-name="ce6" office:value-type="float" office:value="4.46574995323963" calcext:value-type="float">
            <text:p>4.4657499532</text:p>
          </table:table-cell>
          <table:table-cell table:number-columns-repeated="5"/>
        </table:table-row>
        <table:table-row table:style-name="ro1">
          <table:table-cell table:style-name="ce6" office:value-type="float" office:value="-3.28381194398305" calcext:value-type="float">
            <text:p>-3.2838119440</text:p>
          </table:table-cell>
          <table:table-cell table:style-name="ce6" office:value-type="float" office:value="0.110335417841834" calcext:value-type="float">
            <text:p>0.1103354178</text:p>
          </table:table-cell>
          <table:table-cell table:style-name="ce6" office:value-type="float" office:value="5.21243543559512" calcext:value-type="float">
            <text:p>5.2124354356</text:p>
          </table:table-cell>
          <table:table-cell table:number-columns-repeated="5"/>
        </table:table-row>
        <table:table-row table:style-name="ro1">
          <table:table-cell table:style-name="ce6" office:value-type="float" office:value="-2.34655672538974" calcext:value-type="float">
            <text:p>-2.3465567254</text:p>
          </table:table-cell>
          <table:table-cell table:style-name="ce6" office:value-type="float" office:value="1.94773618262222" calcext:value-type="float">
            <text:p>1.9477361826</text:p>
          </table:table-cell>
          <table:table-cell table:style-name="ce6" office:value-type="float" office:value="5.53581663582106" calcext:value-type="float">
            <text:p>5.5358166358</text:p>
          </table:table-cell>
          <table:table-cell table:number-columns-repeated="5"/>
        </table:table-row>
        <table:table-row table:style-name="ro1">
          <table:table-cell table:style-name="ce6" office:value-type="float" office:value="3.22835482195427" calcext:value-type="float">
            <text:p>3.2283548220</text:p>
          </table:table-cell>
          <table:table-cell table:style-name="ce6" office:value-type="float" office:value="1.841298788102" calcext:value-type="float">
            <text:p>1.8412987881</text:p>
          </table:table-cell>
          <table:table-cell table:style-name="ce6" office:value-type="float" office:value="7.02984767554097" calcext:value-type="float">
            <text:p>7.0298476755</text:p>
          </table:table-cell>
          <table:table-cell table:number-columns-repeated="5"/>
        </table:table-row>
        <table:table-row table:style-name="ro1">
          <table:table-cell table:style-name="ce6" office:value-type="float" office:value="-3.03983767043833" calcext:value-type="float">
            <text:p>-3.0398376704</text:p>
          </table:table-cell>
          <table:table-cell table:style-name="ce6" office:value-type="float" office:value="-1.65511944034952" calcext:value-type="float">
            <text:p>-1.6551194403</text:p>
          </table:table-cell>
          <table:table-cell table:style-name="ce6" office:value-type="float" office:value="7.90629558632096" calcext:value-type="float">
            <text:p>7.9062955863</text:p>
          </table:table-cell>
          <table:table-cell table:number-columns-repeated="5"/>
        </table:table-row>
        <table:table-row table:style-name="ro1">
          <table:table-cell table:style-name="ce6" office:value-type="float" office:value="3.36624087898401" calcext:value-type="float">
            <text:p>3.3662408790</text:p>
          </table:table-cell>
          <table:table-cell table:style-name="ce6" office:value-type="float" office:value="-0.0289867129524204" calcext:value-type="float">
            <text:p>-0.0289867130</text:p>
          </table:table-cell>
          <table:table-cell table:style-name="ce6" office:value-type="float" office:value="8.16921535609479" calcext:value-type="float">
            <text:p>8.1692153561</text:p>
          </table:table-cell>
          <table:table-cell table:number-columns-repeated="5"/>
        </table:table-row>
        <table:table-row table:style-name="ro1">
          <table:table-cell table:style-name="ce6" office:value-type="float" office:value="-4.83161416439208" calcext:value-type="float">
            <text:p>-4.8316141644</text:p>
          </table:table-cell>
          <table:table-cell table:style-name="ce6" office:value-type="float" office:value="-0.0307859392215235" calcext:value-type="float">
            <text:p>-0.0307859392</text:p>
          </table:table-cell>
          <table:table-cell table:style-name="ce6" office:value-type="float" office:value="8.62578040361049" calcext:value-type="float">
            <text:p>8.6257804036</text:p>
          </table:table-cell>
          <table:table-cell table:number-columns-repeated="5"/>
        </table:table-row>
        <table:table-row table:style-name="ro1">
          <table:table-cell table:style-name="ce6" office:value-type="float" office:value="3.13801484468614" calcext:value-type="float">
            <text:p>3.1380148447</text:p>
          </table:table-cell>
          <table:table-cell table:style-name="ce6" office:value-type="float" office:value="-1.69006932231112" calcext:value-type="float">
            <text:p>-1.6900693223</text:p>
          </table:table-cell>
          <table:table-cell table:style-name="ce6" office:value-type="float" office:value="9.91081843436847" calcext:value-type="float">
            <text:p>9.9108184344</text:p>
          </table:table-cell>
          <table:table-cell table:number-columns-repeated="5"/>
        </table:table-row>
        <table:table-row table:style-name="ro1">
          <table:table-cell table:style-name="ce6" office:value-type="float" office:value="-0.0553431873206387" calcext:value-type="float">
            <text:p>-0.0553431873</text:p>
          </table:table-cell>
          <table:table-cell table:style-name="ce6" office:value-type="float" office:value="3.51115491792326" calcext:value-type="float">
            <text:p>3.5111549179</text:p>
          </table:table-cell>
          <table:table-cell table:style-name="ce6" office:value-type="float" office:value="12.9052382654106" calcext:value-type="float">
            <text:p>12.9052382654</text:p>
          </table:table-cell>
          <table:table-cell table:number-columns-repeated="5"/>
        </table:table-row>
        <table:table-row table:style-name="ro1">
          <table:table-cell table:style-name="ce6" office:value-type="float" office:value="1.61451940370559" calcext:value-type="float">
            <text:p>1.6145194037</text:p>
          </table:table-cell>
          <table:table-cell table:style-name="ce6" office:value-type="float" office:value="-2.23345911536276" calcext:value-type="float">
            <text:p>-2.2334591154</text:p>
          </table:table-cell>
          <table:table-cell table:style-name="ce6" office:value-type="float" office:value="14.0786339814096" calcext:value-type="float">
            <text:p>14.0786339814</text:p>
          </table:table-cell>
          <table:table-cell table:number-columns-repeated="5"/>
        </table:table-row>
        <table:table-row table:style-name="ro1">
          <table:table-cell table:style-name="ce6" office:value-type="float" office:value="4.93521608893177" calcext:value-type="float">
            <text:p>4.9352160889</text:p>
          </table:table-cell>
          <table:table-cell table:style-name="ce6" office:value-type="float" office:value="2.99929064734934" calcext:value-type="float">
            <text:p>2.9992906473</text:p>
          </table:table-cell>
          <table:table-cell table:style-name="ce6" office:value-type="float" office:value="14.169271576058" calcext:value-type="float">
            <text:p>14.1692715761</text:p>
          </table:table-cell>
          <table:table-cell table:number-columns-repeated="5"/>
        </table:table-row>
        <table:table-row table:style-name="ro1">
          <table:table-cell table:style-name="ce6" office:value-type="float" office:value="3.93055316651858" calcext:value-type="float">
            <text:p>3.9305531665</text:p>
          </table:table-cell>
          <table:table-cell table:style-name="ce6" office:value-type="float" office:value="-2.73947521833607" calcext:value-type="float">
            <text:p>-2.7394752183</text:p>
          </table:table-cell>
          <table:table-cell table:style-name="ce6" office:value-type="float" office:value="14.5517678976072" calcext:value-type="float">
            <text:p>14.5517678976</text:p>
          </table:table-cell>
          <table:table-cell table:number-columns-repeated="5"/>
        </table:table-row>
        <table:table-row table:style-name="ro1">
          <table:table-cell table:style-name="ce6" office:value-type="float" office:value="-2.13026951808336" calcext:value-type="float">
            <text:p>-2.1302695181</text:p>
          </table:table-cell>
          <table:table-cell table:style-name="ce6" office:value-type="float" office:value="-3.38771936532172" calcext:value-type="float">
            <text:p>-3.3877193653</text:p>
          </table:table-cell>
          <table:table-cell table:style-name="ce6" office:value-type="float" office:value="16.7945779134697" calcext:value-type="float">
            <text:p>16.7945779135</text:p>
          </table:table-cell>
          <table:table-cell table:number-columns-repeated="5"/>
        </table:table-row>
        <table:table-row table:style-name="ro1">
          <table:table-cell table:style-name="ce6" office:value-type="float" office:value="-0.577261042383781" calcext:value-type="float">
            <text:p>-0.5772610424</text:p>
          </table:table-cell>
          <table:table-cell table:style-name="ce6" office:value-type="float" office:value="-1.36131767589341" calcext:value-type="float">
            <text:p>-1.3613176759</text:p>
          </table:table-cell>
          <table:table-cell table:style-name="ce6" office:value-type="float" office:value="17.4689010858237" calcext:value-type="float">
            <text:p>17.4689010858</text:p>
          </table:table-cell>
          <table:table-cell table:number-columns-repeated="5"/>
        </table:table-row>
        <table:table-row table:style-name="ro1">
          <table:table-cell table:style-name="ce6" office:value-type="float" office:value="1.73541416211058" calcext:value-type="float">
            <text:p>1.7354141621</text:p>
          </table:table-cell>
          <table:table-cell table:style-name="ce6" office:value-type="float" office:value="-2.41957147295731" calcext:value-type="float">
            <text:p>-2.4195714730</text:p>
          </table:table-cell>
          <table:table-cell table:style-name="ce6" office:value-type="float" office:value="18.5312250816073" calcext:value-type="float">
            <text:p>18.5312250816</text:p>
          </table:table-cell>
          <table:table-cell table:number-columns-repeated="5"/>
        </table:table-row>
        <table:table-row table:style-name="ro1">
          <table:table-cell table:style-name="ce6" office:value-type="float" office:value="-2.44747658747693" calcext:value-type="float">
            <text:p>-2.4474765875</text:p>
          </table:table-cell>
          <table:table-cell table:style-name="ce6" office:value-type="float" office:value="-2.82224064543325" calcext:value-type="float">
            <text:p>-2.8222406454</text:p>
          </table:table-cell>
          <table:table-cell table:style-name="ce6" office:value-type="float" office:value="19.0308090428716" calcext:value-type="float">
            <text:p>19.0308090429</text:p>
          </table:table-cell>
          <table:table-cell table:number-columns-repeated="5"/>
        </table:table-row>
        <table:table-row table:style-name="ro1">
          <table:table-cell table:style-name="ce6" office:value-type="float" office:value="1.71931177508807" calcext:value-type="float">
            <text:p>1.7193117751</text:p>
          </table:table-cell>
          <table:table-cell table:style-name="ce6" office:value-type="float" office:value="-4.97035418643269" calcext:value-type="float">
            <text:p>-4.9703541864</text:p>
          </table:table-cell>
          <table:table-cell table:style-name="ce6" office:value-type="float" office:value="19.7497075173067" calcext:value-type="float">
            <text:p>19.7497075173</text:p>
          </table:table-cell>
          <table:table-cell table:number-columns-repeated="5"/>
        </table:table-row>
        <table:table-row table:style-name="ro1">
          <table:table-cell table:style-name="ce6" office:value-type="float" office:value="4.41391945873996" calcext:value-type="float">
            <text:p>4.4139194587</text:p>
          </table:table-cell>
          <table:table-cell table:style-name="ce6" office:value-type="float" office:value="-0.0976843178334947" calcext:value-type="float">
            <text:p>-0.0976843178</text:p>
          </table:table-cell>
          <table:table-cell table:style-name="ce6" office:value-type="float" office:value="19.8900567922768" calcext:value-type="float">
            <text:p>19.8900567923</text:p>
          </table:table-cell>
          <table:table-cell table:number-columns-repeated="5"/>
        </table:table-row>
        <table:table-row table:style-name="ro1">
          <table:table-cell table:style-name="ce6" office:value-type="float" office:value="1.44311566399926" calcext:value-type="float">
            <text:p>1.4431156640</text:p>
          </table:table-cell>
          <table:table-cell table:style-name="ce6" office:value-type="float" office:value="0.411019521140791" calcext:value-type="float">
            <text:p>0.4110195211</text:p>
          </table:table-cell>
          <table:table-cell table:style-name="ce6" office:value-type="float" office:value="20.0969937230983" calcext:value-type="float">
            <text:p>20.0969937231</text:p>
          </table:table-cell>
          <table:table-cell table:number-columns-repeated="5"/>
        </table:table-row>
        <table:table-row table:style-name="ro1">
          <table:table-cell table:style-name="ce6" office:value-type="float" office:value="-1.00385401705036" calcext:value-type="float">
            <text:p>-1.0038540171</text:p>
          </table:table-cell>
          <table:table-cell table:style-name="ce6" office:value-type="float" office:value="4.48802168916056" calcext:value-type="float">
            <text:p>4.4880216892</text:p>
          </table:table-cell>
          <table:table-cell table:style-name="ce6" office:value-type="float" office:value="21.12468494279" calcext:value-type="float">
            <text:p>21.1246849428</text:p>
          </table:table-cell>
          <table:table-cell table:number-columns-repeated="5"/>
        </table:table-row>
        <table:table-row table:style-name="ro1">
          <table:table-cell table:style-name="ce6" office:value-type="float" office:value="3.26926017806249" calcext:value-type="float">
            <text:p>3.2692601781</text:p>
          </table:table-cell>
          <table:table-cell table:style-name="ce6" office:value-type="float" office:value="-0.575294196744412" calcext:value-type="float">
            <text:p>-0.5752941967</text:p>
          </table:table-cell>
          <table:table-cell table:style-name="ce6" office:value-type="float" office:value="21.1278846884869" calcext:value-type="float">
            <text:p>21.1278846885</text:p>
          </table:table-cell>
          <table:table-cell table:number-columns-repeated="5"/>
        </table:table-row>
        <table:table-row table:style-name="ro1">
          <table:table-cell table:style-name="ce6" office:value-type="float" office:value="3.54277782631849" calcext:value-type="float">
            <text:p>3.5427778263</text:p>
          </table:table-cell>
          <table:table-cell table:style-name="ce6" office:value-type="float" office:value="-2.93208448418319" calcext:value-type="float">
            <text:p>-2.9320844842</text:p>
          </table:table-cell>
          <table:table-cell table:style-name="ce6" office:value-type="float" office:value="21.6860893279859" calcext:value-type="float">
            <text:p>21.6860893280</text:p>
          </table:table-cell>
          <table:table-cell table:number-columns-repeated="5"/>
        </table:table-row>
        <table:table-row table:style-name="ro1">
          <table:table-cell table:style-name="ce6" office:value-type="float" office:value="-2.68676757395007" calcext:value-type="float">
            <text:p>-2.6867675740</text:p>
          </table:table-cell>
          <table:table-cell table:style-name="ce6" office:value-type="float" office:value="1.50140768091217" calcext:value-type="float">
            <text:p>1.5014076809</text:p>
          </table:table-cell>
          <table:table-cell table:style-name="ce6" office:value-type="float" office:value="23.34186417495" calcext:value-type="float">
            <text:p>23.3418641750</text:p>
          </table:table-cell>
          <table:table-cell table:number-columns-repeated="5"/>
        </table:table-row>
        <table:table-row table:style-name="ro1">
          <table:table-cell table:style-name="ce6" office:value-type="float" office:value="1.671084648888" calcext:value-type="float">
            <text:p>1.6710846489</text:p>
          </table:table-cell>
          <table:table-cell table:style-name="ce6" office:value-type="float" office:value="4.22273457031306" calcext:value-type="float">
            <text:p>4.2227345703</text:p>
          </table:table-cell>
          <table:table-cell table:style-name="ce6" office:value-type="float" office:value="23.6769456264974" calcext:value-type="float">
            <text:p>23.6769456265</text:p>
          </table:table-cell>
          <table:table-cell table:number-columns-repeated="5"/>
        </table:table-row>
        <table:table-row table:style-name="ro1">
          <table:table-cell table:style-name="ce6" office:value-type="float" office:value="-2.70095990332506" calcext:value-type="float">
            <text:p>-2.7009599033</text:p>
          </table:table-cell>
          <table:table-cell table:style-name="ce6" office:value-type="float" office:value="-2.60486969389281" calcext:value-type="float">
            <text:p>-2.6048696939</text:p>
          </table:table-cell>
          <table:table-cell table:style-name="ce6" office:value-type="float" office:value="25.0198495828875" calcext:value-type="float">
            <text:p>25.0198495829</text:p>
          </table:table-cell>
          <table:table-cell table:number-columns-repeated="5"/>
        </table:table-row>
        <table:table-row table:style-name="ro1">
          <table:table-cell table:style-name="ce6" office:value-type="float" office:value="1.16707859646521" calcext:value-type="float">
            <text:p>1.1670785965</text:p>
          </table:table-cell>
          <table:table-cell table:style-name="ce6" office:value-type="float" office:value="-4.50922441949172" calcext:value-type="float">
            <text:p>-4.5092244195</text:p>
          </table:table-cell>
          <table:table-cell table:style-name="ce6" office:value-type="float" office:value="26.7008174034795" calcext:value-type="float">
            <text:p>26.7008174035</text:p>
          </table:table-cell>
          <table:table-cell table:number-columns-repeated="5"/>
        </table:table-row>
        <table:table-row table:style-name="ro1">
          <table:table-cell table:style-name="ce6" office:value-type="float" office:value="2.70051698135174" calcext:value-type="float">
            <text:p>2.7005169814</text:p>
          </table:table-cell>
          <table:table-cell table:style-name="ce6" office:value-type="float" office:value="3.3636138185606" calcext:value-type="float">
            <text:p>3.3636138186</text:p>
          </table:table-cell>
          <table:table-cell table:style-name="ce6" office:value-type="float" office:value="28.2134872295939" calcext:value-type="float">
            <text:p>28.2134872296</text:p>
          </table:table-cell>
          <table:table-cell table:number-columns-repeated="5"/>
        </table:table-row>
        <table:table-row table:style-name="ro1">
          <table:table-cell table:style-name="ce6" office:value-type="float" office:value="-4.46225206502802" calcext:value-type="float">
            <text:p>-4.4622520650</text:p>
          </table:table-cell>
          <table:table-cell table:style-name="ce6" office:value-type="float" office:value="-0.764126662463339" calcext:value-type="float">
            <text:p>-0.7641266625</text:p>
          </table:table-cell>
          <table:table-cell table:style-name="ce6" office:value-type="float" office:value="29.3291944397216" calcext:value-type="float">
            <text:p>29.3291944397</text:p>
          </table:table-cell>
          <table:table-cell table:number-columns-repeated="5"/>
        </table:table-row>
        <table:table-row table:style-name="ro1">
          <table:table-cell table:style-name="ce6" office:value-type="float" office:value="1.78128827185717" calcext:value-type="float">
            <text:p>1.7812882719</text:p>
          </table:table-cell>
          <table:table-cell table:style-name="ce6" office:value-type="float" office:value="4.47910088574066" calcext:value-type="float">
            <text:p>4.4791008857</text:p>
          </table:table-cell>
          <table:table-cell table:style-name="ce6" office:value-type="float" office:value="31.1959792863592" calcext:value-type="float">
            <text:p>31.1959792864</text:p>
          </table:table-cell>
          <table:table-cell table:number-columns-repeated="5"/>
        </table:table-row>
        <table:table-row table:style-name="ro1">
          <table:table-cell table:style-name="ce6" office:value-type="float" office:value="3.6005891045495" calcext:value-type="float">
            <text:p>3.6005891045</text:p>
          </table:table-cell>
          <table:table-cell table:style-name="ce6" office:value-type="float" office:value="-4.13396580620672" calcext:value-type="float">
            <text:p>-4.1339658062</text:p>
          </table:table-cell>
          <table:table-cell table:style-name="ce6" office:value-type="float" office:value="31.460552019435" calcext:value-type="float">
            <text:p>31.4605520194</text:p>
          </table:table-cell>
          <table:table-cell table:number-columns-repeated="5"/>
        </table:table-row>
        <table:table-row table:style-name="ro1">
          <table:table-cell table:style-name="ce6" office:value-type="float" office:value="-4.115728523388" calcext:value-type="float">
            <text:p>-4.1157285234</text:p>
          </table:table-cell>
          <table:table-cell table:style-name="ce6" office:value-type="float" office:value="3.49808261766402" calcext:value-type="float">
            <text:p>3.4980826177</text:p>
          </table:table-cell>
          <table:table-cell table:style-name="ce6" office:value-type="float" office:value="31.7043165900408" calcext:value-type="float">
            <text:p>31.7043165900</text:p>
          </table:table-cell>
          <table:table-cell table:number-columns-repeated="5"/>
        </table:table-row>
        <table:table-row table:style-name="ro1">
          <table:table-cell table:style-name="ce6" office:value-type="float" office:value="2.53195427817799" calcext:value-type="float">
            <text:p>2.5319542782</text:p>
          </table:table-cell>
          <table:table-cell table:style-name="ce6" office:value-type="float" office:value="2.51087176863009" calcext:value-type="float">
            <text:p>2.5108717686</text:p>
          </table:table-cell>
          <table:table-cell table:style-name="ce6" office:value-type="float" office:value="32.4910715921482" calcext:value-type="float">
            <text:p>32.4910715921</text:p>
          </table:table-cell>
          <table:table-cell table:number-columns-repeated="5"/>
        </table:table-row>
        <table:table-row table:style-name="ro1">
          <table:table-cell table:style-name="ce6" office:value-type="float" office:value="-4.55622991397363" calcext:value-type="float">
            <text:p>-4.5562299140</text:p>
          </table:table-cell>
          <table:table-cell table:style-name="ce6" office:value-type="float" office:value="3.13325052212474" calcext:value-type="float">
            <text:p>3.1332505221</text:p>
          </table:table-cell>
          <table:table-cell table:style-name="ce6" office:value-type="float" office:value="33.2636680870517" calcext:value-type="float">
            <text:p>33.2636680871</text:p>
          </table:table-cell>
          <table:table-cell table:number-columns-repeated="5"/>
        </table:table-row>
        <table:table-row table:style-name="ro1">
          <table:table-cell table:style-name="ce6" office:value-type="float" office:value="-4.35135744524172" calcext:value-type="float">
            <text:p>-4.3513574452</text:p>
          </table:table-cell>
          <table:table-cell table:style-name="ce6" office:value-type="float" office:value="0.590750288919122" calcext:value-type="float">
            <text:p>0.5907502889</text:p>
          </table:table-cell>
          <table:table-cell table:style-name="ce6" office:value-type="float" office:value="33.6478626799358" calcext:value-type="float">
            <text:p>33.6478626799</text:p>
          </table:table-cell>
          <table:table-cell table:number-columns-repeated="5"/>
        </table:table-row>
        <table:table-row table:style-name="ro1">
          <table:table-cell table:style-name="ce6" office:value-type="float" office:value="1.49364870902366" calcext:value-type="float">
            <text:p>1.4936487090</text:p>
          </table:table-cell>
          <table:table-cell table:style-name="ce6" office:value-type="float" office:value="-3.46297240188788" calcext:value-type="float">
            <text:p>-3.4629724019</text:p>
          </table:table-cell>
          <table:table-cell table:style-name="ce6" office:value-type="float" office:value="33.9457882586602" calcext:value-type="float">
            <text:p>33.9457882587</text:p>
          </table:table-cell>
          <table:table-cell table:number-columns-repeated="5"/>
        </table:table-row>
        <table:table-row table:style-name="ro1">
          <table:table-cell table:style-name="ce6" office:value-type="float" office:value="3.90958458358291" calcext:value-type="float">
            <text:p>3.9095845836</text:p>
          </table:table-cell>
          <table:table-cell table:style-name="ce6" office:value-type="float" office:value="4.59459554863598" calcext:value-type="float">
            <text:p>4.5945955486</text:p>
          </table:table-cell>
          <table:table-cell table:style-name="ce6" office:value-type="float" office:value="36.2509581077018" calcext:value-type="float">
            <text:p>36.2509581077</text:p>
          </table:table-cell>
          <table:table-cell table:number-columns-repeated="5"/>
        </table:table-row>
        <table:table-row table:style-name="ro1">
          <table:table-cell table:style-name="ce6" office:value-type="float" office:value="-2.35515944914522" calcext:value-type="float">
            <text:p>-2.3551594491</text:p>
          </table:table-cell>
          <table:table-cell table:style-name="ce6" office:value-type="float" office:value="-4.66948162086854" calcext:value-type="float">
            <text:p>-4.6694816209</text:p>
          </table:table-cell>
          <table:table-cell table:style-name="ce6" office:value-type="float" office:value="38.3338713320732" calcext:value-type="float">
            <text:p>38.3338713321</text:p>
          </table:table-cell>
          <table:table-cell table:number-columns-repeated="5"/>
        </table:table-row>
        <table:table-row table:style-name="ro1">
          <table:table-cell table:style-name="ce6" office:value-type="float" office:value="1.38002656260241" calcext:value-type="float">
            <text:p>1.3800265626</text:p>
          </table:table-cell>
          <table:table-cell table:style-name="ce6" office:value-type="float" office:value="-4.45198279449195" calcext:value-type="float">
            <text:p>-4.4519827945</text:p>
          </table:table-cell>
          <table:table-cell table:style-name="ce6" office:value-type="float" office:value="38.5637770560561" calcext:value-type="float">
            <text:p>38.5637770561</text:p>
          </table:table-cell>
          <table:table-cell table:number-columns-repeated="5"/>
        </table:table-row>
        <table:table-row table:style-name="ro1">
          <table:table-cell table:style-name="ce6" office:value-type="float" office:value="-2.44730327255606" calcext:value-type="float">
            <text:p>-2.4473032726</text:p>
          </table:table-cell>
          <table:table-cell table:style-name="ce6" office:value-type="float" office:value="4.42197673628159" calcext:value-type="float">
            <text:p>4.4219767363</text:p>
          </table:table-cell>
          <table:table-cell table:style-name="ce6" office:value-type="float" office:value="43.822238204631" calcext:value-type="float">
            <text:p>43.8222382046</text:p>
          </table:table-cell>
          <table:table-cell table:number-columns-repeated="5"/>
        </table:table-row>
        <table:table-row table:style-name="ro1">
          <table:table-cell table:style-name="ce6" office:value-type="float" office:value="4.51274853637216" calcext:value-type="float">
            <text:p>4.5127485364</text:p>
          </table:table-cell>
          <table:table-cell table:style-name="ce6" office:value-type="float" office:value="-3.75358994280831" calcext:value-type="float">
            <text:p>-3.7535899428</text:p>
          </table:table-cell>
          <table:table-cell table:style-name="ce6" office:value-type="float" office:value="44.1967291440475" calcext:value-type="float">
            <text:p>44.1967291440</text:p>
          </table:table-cell>
          <table:table-cell table:number-columns-repeated="5"/>
        </table:table-row>
        <table:table-row table:style-name="ro1">
          <table:table-cell table:style-name="ce6" office:value-type="float" office:value="5.03090751116504" calcext:value-type="float">
            <text:p>5.0309075112</text:p>
          </table:table-cell>
          <table:table-cell table:style-name="ce6" office:value-type="float" office:value="-4.56473866716718" calcext:value-type="float">
            <text:p>-4.5647386672</text:p>
          </table:table-cell>
          <table:table-cell table:style-name="ce6" office:value-type="float" office:value="45.5188962648396" calcext:value-type="float">
            <text:p>45.5188962648</text:p>
          </table:table-cell>
          <table:table-cell table:number-columns-repeated="5"/>
        </table:table-row>
        <table:table-row table:style-name="ro1">
          <table:table-cell table:style-name="ce6" office:value-type="float" office:value="4.76201732370729" calcext:value-type="float">
            <text:p>4.7620173237</text:p>
          </table:table-cell>
          <table:table-cell table:style-name="ce6" office:value-type="float" office:value="-4.70329266849343" calcext:value-type="float">
            <text:p>-4.7032926685</text:p>
          </table:table-cell>
          <table:table-cell table:style-name="ce6" office:value-type="float" office:value="46.9361813494481" calcext:value-type="float">
            <text:p>46.9361813494</text:p>
          </table:table-cell>
          <table:table-cell table:number-columns-repeated="5"/>
        </table:table-row>
        <table:table-row table:style-name="ro1">
          <table:table-cell table:style-name="ce6" office:value-type="float" office:value="3.42029492217643" calcext:value-type="float">
            <text:p>3.4202949222</text:p>
          </table:table-cell>
          <table:table-cell table:style-name="ce6" office:value-type="float" office:value="4.41639464171257" calcext:value-type="float">
            <text:p>4.4163946417</text:p>
          </table:table-cell>
          <table:table-cell table:style-name="ce6" office:value-type="float" office:value="48.6266333522166" calcext:value-type="float">
            <text:p>48.626633352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-1.1274287615101" calcext:value-type="float">
            <text:p>-1.1274287615101</text:p>
          </table:table-cell>
          <table:table-cell office:value-type="float" office:value="-14.6823660176238" calcext:value-type="float">
            <text:p>-14.6823660176238</text:p>
          </table:table-cell>
          <table:table-cell table:number-columns-repeated="5"/>
        </table:table-row>
        <table:table-row table:style-name="ro1">
          <table:table-cell office:value-type="float" office:value="-2.04904525834793" calcext:value-type="float">
            <text:p>-2.04904525834793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3.2830140200761" calcext:value-type="float">
            <text:p>-13.2830140200761</text:p>
          </table:table-cell>
          <table:table-cell table:number-columns-repeated="5"/>
        </table:table-row>
        <table:table-row table:style-name="ro1">
          <table:table-cell office:value-type="float" office:value="-0.969506288225065" calcext:value-type="float">
            <text:p>-0.969506288225065</text:p>
          </table:table-cell>
          <table:table-cell office:value-type="float" office:value="2.95121400945471" calcext:value-type="float">
            <text:p>2.95121400945471</text:p>
          </table:table-cell>
          <table:table-cell office:value-type="float" office:value="-9.70126555444339" calcext:value-type="float">
            <text:p>-9.70126555444339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-2.93208448418319" calcext:value-type="float">
            <text:p>-2.93208448418319</text:p>
          </table:table-cell>
          <table:table-cell office:value-type="float" office:value="-9.49725862572684" calcext:value-type="float">
            <text:p>-9.49725862572684</text:p>
          </table:table-cell>
          <table:table-cell table:number-columns-repeated="5"/>
        </table:table-row>
        <table:table-row table:style-name="ro1">
          <table:table-cell office:value-type="float" office:value="2.00763160670603" calcext:value-type="float">
            <text:p>2.00763160670603</text:p>
          </table:table-cell>
          <table:table-cell office:value-type="float" office:value="0.801381882617909" calcext:value-type="float">
            <text:p>0.801381882617909</text:p>
          </table:table-cell>
          <table:table-cell office:value-type="float" office:value="-8.48833730969186" calcext:value-type="float">
            <text:p>-8.48833730969186</text:p>
          </table:table-cell>
          <table:table-cell table:number-columns-repeated="5"/>
        </table:table-row>
        <table:table-row table:style-name="ro1">
          <table:table-cell office:value-type="float" office:value="0.911061108138625" calcext:value-type="float">
            <text:p>0.911061108138625</text:p>
          </table:table-cell>
          <table:table-cell office:value-type="float" office:value="0.764046852842085" calcext:value-type="float">
            <text:p>0.764046852842085</text:p>
          </table:table-cell>
          <table:table-cell office:value-type="float" office:value="-7.94646011371711" calcext:value-type="float">
            <text:p>-7.94646011371711</text:p>
          </table:table-cell>
          <table:table-cell table:number-columns-repeated="5"/>
        </table:table-row>
        <table:table-row table:style-name="ro1">
          <table:table-cell office:value-type="float" office:value="-0.726065184475823" calcext:value-type="float">
            <text:p>-0.726065184475823</text:p>
          </table:table-cell>
          <table:table-cell office:value-type="float" office:value="0.0454615249202517" calcext:value-type="float">
            <text:p>0.0454615249202517</text:p>
          </table:table-cell>
          <table:table-cell office:value-type="float" office:value="-7.56736219307927" calcext:value-type="float">
            <text:p>-7.56736219307927</text:p>
          </table:table-cell>
          <table:table-cell table:number-columns-repeated="5"/>
        </table:table-row>
        <table:table-row table:style-name="ro1">
          <table:table-cell office:value-type="float" office:value="3.09144731131107" calcext:value-type="float">
            <text:p>3.09144731131107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6.78982691428792" calcext:value-type="float">
            <text:p>-6.78982691428792</text:p>
          </table:table-cell>
          <table:table-cell table:number-columns-repeated="5"/>
        </table:table-row>
        <table:table-row table:style-name="ro1">
          <table:table-cell office:value-type="float" office:value="1.91943019409439" calcext:value-type="float">
            <text:p>1.91943019409439</text:p>
          </table:table-cell>
          <table:table-cell office:value-type="float" office:value="-2.98140156948888" calcext:value-type="float">
            <text:p>-2.98140156948888</text:p>
          </table:table-cell>
          <table:table-cell office:value-type="float" office:value="-6.10459478169041" calcext:value-type="float">
            <text:p>-6.10459478169041</text:p>
          </table:table-cell>
          <table:table-cell table:number-columns-repeated="5"/>
        </table:table-row>
        <table:table-row table:style-name="ro1">
          <table:table-cell office:value-type="float" office:value="0.911061108138625" calcext:value-type="float">
            <text:p>0.911061108138625</text:p>
          </table:table-cell>
          <table:table-cell office:value-type="float" office:value="1.77565724383349" calcext:value-type="float">
            <text:p>1.77565724383349</text:p>
          </table:table-cell>
          <table:table-cell office:value-type="float" office:value="-6.1009432865705" calcext:value-type="float">
            <text:p>-6.1009432865705</text:p>
          </table:table-cell>
          <table:table-cell table:number-columns-repeated="5"/>
        </table:table-row>
        <table:table-row table:style-name="ro1">
          <table:table-cell office:value-type="float" office:value="1.73407791154376" calcext:value-type="float">
            <text:p>1.73407791154376</text:p>
          </table:table-cell>
          <table:table-cell office:value-type="float" office:value="0.0454615249202517" calcext:value-type="float">
            <text:p>0.0454615249202517</text:p>
          </table:table-cell>
          <table:table-cell office:value-type="float" office:value="-5.58696680620677" calcext:value-type="float">
            <text:p>-5.58696680620677</text:p>
          </table:table-cell>
          <table:table-cell table:number-columns-repeated="5"/>
        </table:table-row>
        <table:table-row table:style-name="ro1">
          <table:table-cell office:value-type="float" office:value="2.23078654304583" calcext:value-type="float">
            <text:p>2.23078654304583</text:p>
          </table:table-cell>
          <table:table-cell office:value-type="float" office:value="0.951521744618" calcext:value-type="float">
            <text:p>0.951521744618</text:p>
          </table:table-cell>
          <table:table-cell office:value-type="float" office:value="-4.86216108045764" calcext:value-type="float">
            <text:p>-4.86216108045764</text:p>
          </table:table-cell>
          <table:table-cell table:number-columns-repeated="5"/>
        </table:table-row>
        <table:table-row table:style-name="ro1">
          <table:table-cell office:value-type="float" office:value="0.114539086895503" calcext:value-type="float">
            <text:p>0.114539086895503</text:p>
          </table:table-cell>
          <table:table-cell office:value-type="float" office:value="0.713045770860201" calcext:value-type="float">
            <text:p>0.713045770860201</text:p>
          </table:table-cell>
          <table:table-cell office:value-type="float" office:value="-4.69758167961436" calcext:value-type="float">
            <text:p>-4.69758167961436</text:p>
          </table:table-cell>
          <table:table-cell table:number-columns-repeated="5"/>
        </table:table-row>
        <table:table-row table:style-name="ro1">
          <table:table-cell office:value-type="float" office:value="-0.877228427239555" calcext:value-type="float">
            <text:p>-0.877228427239555</text:p>
          </table:table-cell>
          <table:table-cell office:value-type="float" office:value="1.26049210267182" calcext:value-type="float">
            <text:p>1.26049210267182</text:p>
          </table:table-cell>
          <table:table-cell office:value-type="float" office:value="-4.15224696785874" calcext:value-type="float">
            <text:p>-4.15224696785874</text:p>
          </table:table-cell>
          <table:table-cell table:number-columns-repeated="5"/>
        </table:table-row>
        <table:table-row table:style-name="ro1">
          <table:table-cell office:value-type="float" office:value="-0.7973091273184" calcext:value-type="float">
            <text:p>-0.7973091273184</text:p>
          </table:table-cell>
          <table:table-cell office:value-type="float" office:value="-2.98140156948888" calcext:value-type="float">
            <text:p>-2.98140156948888</text:p>
          </table:table-cell>
          <table:table-cell office:value-type="float" office:value="-3.33628068316445" calcext:value-type="float">
            <text:p>-3.33628068316445</text:p>
          </table:table-cell>
          <table:table-cell table:number-columns-repeated="5"/>
        </table:table-row>
        <table:table-row table:style-name="ro1">
          <table:table-cell office:value-type="float" office:value="3.01939008864126" calcext:value-type="float">
            <text:p>3.01939008864126</text:p>
          </table:table-cell>
          <table:table-cell office:value-type="float" office:value="0.21186292346906" calcext:value-type="float">
            <text:p>0.21186292346906</text:p>
          </table:table-cell>
          <table:table-cell office:value-type="float" office:value="-3.13763228429694" calcext:value-type="float">
            <text:p>-3.13763228429694</text:p>
          </table:table-cell>
          <table:table-cell table:number-columns-repeated="5"/>
        </table:table-row>
        <table:table-row table:style-name="ro1">
          <table:table-cell office:value-type="float" office:value="3.09144731131107" calcext:value-type="float">
            <text:p>3.09144731131107</text:p>
          </table:table-cell>
          <table:table-cell office:value-type="float" office:value="-1.17382723695967" calcext:value-type="float">
            <text:p>-1.17382723695967</text:p>
          </table:table-cell>
          <table:table-cell office:value-type="float" office:value="-2.06472397737948" calcext:value-type="float">
            <text:p>-2.06472397737948</text:p>
          </table:table-cell>
          <table:table-cell table:number-columns-repeated="5"/>
        </table:table-row>
        <table:table-row table:style-name="ro1">
          <table:table-cell office:value-type="float" office:value="0.316924631306099" calcext:value-type="float">
            <text:p>0.316924631306099</text:p>
          </table:table-cell>
          <table:table-cell office:value-type="float" office:value="-1.98746651366343" calcext:value-type="float">
            <text:p>-1.98746651366343</text:p>
          </table:table-cell>
          <table:table-cell office:value-type="float" office:value="-1.83637548481989" calcext:value-type="float">
            <text:p>-1.83637548481989</text:p>
          </table:table-cell>
          <table:table-cell table:number-columns-repeated="5"/>
        </table:table-row>
        <table:table-row table:style-name="ro1">
          <table:table-cell office:value-type="float" office:value="3.09144731131107" calcext:value-type="float">
            <text:p>3.09144731131107</text:p>
          </table:table-cell>
          <table:table-cell office:value-type="float" office:value="0.21186292346906" calcext:value-type="float">
            <text:p>0.21186292346906</text:p>
          </table:table-cell>
          <table:table-cell office:value-type="float" office:value="-1.16562935898557" calcext:value-type="float">
            <text:p>-1.16562935898557</text:p>
          </table:table-cell>
          <table:table-cell table:number-columns-repeated="5"/>
        </table:table-row>
        <table:table-row table:style-name="ro1">
          <table:table-cell office:value-type="float" office:value="0.260973329062395" calcext:value-type="float">
            <text:p>0.260973329062395</text:p>
          </table:table-cell>
          <table:table-cell office:value-type="float" office:value="-2.98053824194023" calcext:value-type="float">
            <text:p>-2.98053824194023</text:p>
          </table:table-cell>
          <table:table-cell office:value-type="float" office:value="-0.284685128444326" calcext:value-type="float">
            <text:p>-0.284685128444326</text:p>
          </table:table-cell>
          <table:table-cell table:number-columns-repeated="5"/>
        </table:table-row>
        <table:table-row table:style-name="ro1">
          <table:table-cell office:value-type="float" office:value="-0.0728737984956003" calcext:value-type="float">
            <text:p>-0.0728737984956003</text:p>
          </table:table-cell>
          <table:table-cell office:value-type="float" office:value="1.3697953920392" calcext:value-type="float">
            <text:p>1.3697953920392</text:p>
          </table:table-cell>
          <table:table-cell office:value-type="float" office:value="-0.252174522947989" calcext:value-type="float">
            <text:p>-0.252174522947989</text:p>
          </table:table-cell>
          <table:table-cell table:number-columns-repeated="5"/>
        </table:table-row>
        <table:table-row table:style-name="ro1">
          <table:table-cell office:value-type="float" office:value="-0.677752536325816" calcext:value-type="float">
            <text:p>-0.677752536325816</text:p>
          </table:table-cell>
          <table:table-cell office:value-type="float" office:value="-1.15064449871145" calcext:value-type="float">
            <text:p>-1.15064449871145</text:p>
          </table:table-cell>
          <table:table-cell office:value-type="float" office:value="0.323424897261122" calcext:value-type="float">
            <text:p>0.323424897261122</text:p>
          </table:table-cell>
          <table:table-cell table:number-columns-repeated="5"/>
        </table:table-row>
        <table:table-row table:style-name="ro1">
          <table:table-cell office:value-type="float" office:value="-1.61313445982194" calcext:value-type="float">
            <text:p>-1.61313445982194</text:p>
          </table:table-cell>
          <table:table-cell office:value-type="float" office:value="0.0439927306446926" calcext:value-type="float">
            <text:p>0.0439927306446926</text:p>
          </table:table-cell>
          <table:table-cell office:value-type="float" office:value="0.561846291314399" calcext:value-type="float">
            <text:p>0.561846291314399</text:p>
          </table:table-cell>
          <table:table-cell table:number-columns-repeated="5"/>
        </table:table-row>
        <table:table-row table:style-name="ro1">
          <table:table-cell office:value-type="float" office:value="-2.72204382007108" calcext:value-type="float">
            <text:p>-2.72204382007108</text:p>
          </table:table-cell>
          <table:table-cell office:value-type="float" office:value="-1.06441415685183" calcext:value-type="float">
            <text:p>-1.06441415685183</text:p>
          </table:table-cell>
          <table:table-cell office:value-type="float" office:value="1.09791687419187" calcext:value-type="float">
            <text:p>1.09791687419187</text:p>
          </table:table-cell>
          <table:table-cell table:number-columns-repeated="5"/>
        </table:table-row>
        <table:table-row table:style-name="ro1">
          <table:table-cell office:value-type="float" office:value="0.958188469686808" calcext:value-type="float">
            <text:p>0.958188469686808</text:p>
          </table:table-cell>
          <table:table-cell office:value-type="float" office:value="2.70728586674667" calcext:value-type="float">
            <text:p>2.70728586674667</text:p>
          </table:table-cell>
          <table:table-cell office:value-type="float" office:value="1.24232906821389" calcext:value-type="float">
            <text:p>1.24232906821389</text:p>
          </table:table-cell>
          <table:table-cell table:number-columns-repeated="5"/>
        </table:table-row>
        <table:table-row table:style-name="ro1">
          <table:table-cell office:value-type="float" office:value="0.99454728457724" calcext:value-type="float">
            <text:p>0.99454728457724</text:p>
          </table:table-cell>
          <table:table-cell office:value-type="float" office:value="2.33159700991427" calcext:value-type="float">
            <text:p>2.33159700991427</text:p>
          </table:table-cell>
          <table:table-cell office:value-type="float" office:value="1.3365612832425" calcext:value-type="float">
            <text:p>1.3365612832425</text:p>
          </table:table-cell>
          <table:table-cell table:number-columns-repeated="5"/>
        </table:table-row>
        <table:table-row table:style-name="ro1">
          <table:table-cell office:value-type="float" office:value="0.958902336605406" calcext:value-type="float">
            <text:p>0.958902336605406</text:p>
          </table:table-cell>
          <table:table-cell office:value-type="float" office:value="2.33159700991427" calcext:value-type="float">
            <text:p>2.33159700991427</text:p>
          </table:table-cell>
          <table:table-cell office:value-type="float" office:value="1.59261267565332" calcext:value-type="float">
            <text:p>1.59261267565332</text:p>
          </table:table-cell>
          <table:table-cell table:number-columns-repeated="5"/>
        </table:table-row>
        <table:table-row table:style-name="ro1">
          <table:table-cell office:value-type="float" office:value="2.84716543678069" calcext:value-type="float">
            <text:p>2.84716543678069</text:p>
          </table:table-cell>
          <table:table-cell office:value-type="float" office:value="1.80553127469465" calcext:value-type="float">
            <text:p>1.80553127469465</text:p>
          </table:table-cell>
          <table:table-cell office:value-type="float" office:value="2.21468510306247" calcext:value-type="float">
            <text:p>2.21468510306247</text:p>
          </table:table-cell>
          <table:table-cell table:number-columns-repeated="5"/>
        </table:table-row>
        <table:table-row table:style-name="ro1">
          <table:table-cell office:value-type="float" office:value="2.81868839550965" calcext:value-type="float">
            <text:p>2.81868839550965</text:p>
          </table:table-cell>
          <table:table-cell office:value-type="float" office:value="-2.98140156948888" calcext:value-type="float">
            <text:p>-2.98140156948888</text:p>
          </table:table-cell>
          <table:table-cell office:value-type="float" office:value="2.7188782787793" calcext:value-type="float">
            <text:p>2.7188782787793</text:p>
          </table:table-cell>
          <table:table-cell table:number-columns-repeated="5"/>
        </table:table-row>
        <table:table-row table:style-name="ro1">
          <table:table-cell office:value-type="float" office:value="-0.111338941250998" calcext:value-type="float">
            <text:p>-0.111338941250998</text:p>
          </table:table-cell>
          <table:table-cell office:value-type="float" office:value="-3.81245447602918" calcext:value-type="float">
            <text:p>-3.81245447602918</text:p>
          </table:table-cell>
          <table:table-cell office:value-type="float" office:value="3.07177886098904" calcext:value-type="float">
            <text:p>3.07177886098904</text:p>
          </table:table-cell>
          <table:table-cell table:number-columns-repeated="5"/>
        </table:table-row>
        <table:table-row table:style-name="ro1">
          <table:table-cell office:value-type="float" office:value="1.95657835389273" calcext:value-type="float">
            <text:p>1.95657835389273</text:p>
          </table:table-cell>
          <table:table-cell office:value-type="float" office:value="-1.38496201755431" calcext:value-type="float">
            <text:p>-1.38496201755431</text:p>
          </table:table-cell>
          <table:table-cell office:value-type="float" office:value="3.61571891388866" calcext:value-type="float">
            <text:p>3.61571891388866</text:p>
          </table:table-cell>
          <table:table-cell table:number-columns-repeated="5"/>
        </table:table-row>
        <table:table-row table:style-name="ro1">
          <table:table-cell office:value-type="float" office:value="3.16639535934049" calcext:value-type="float">
            <text:p>3.16639535934049</text:p>
          </table:table-cell>
          <table:table-cell office:value-type="float" office:value="-2.98053824194023" calcext:value-type="float">
            <text:p>-2.98053824194023</text:p>
          </table:table-cell>
          <table:table-cell office:value-type="float" office:value="3.96958326104178" calcext:value-type="float">
            <text:p>3.96958326104178</text:p>
          </table:table-cell>
          <table:table-cell table:number-columns-repeated="5"/>
        </table:table-row>
        <table:table-row table:style-name="ro1">
          <table:table-cell office:value-type="float" office:value="-1.61313445982194" calcext:value-type="float">
            <text:p>-1.61313445982194</text:p>
          </table:table-cell>
          <table:table-cell office:value-type="float" office:value="0.144489133662389" calcext:value-type="float">
            <text:p>0.144489133662389</text:p>
          </table:table-cell>
          <table:table-cell office:value-type="float" office:value="4.0467875663704" calcext:value-type="float">
            <text:p>4.0467875663704</text:p>
          </table:table-cell>
          <table:table-cell table:number-columns-repeated="5"/>
        </table:table-row>
        <table:table-row table:style-name="ro1">
          <table:table-cell office:value-type="float" office:value="-0.0576978370428485" calcext:value-type="float">
            <text:p>-0.0576978370428485</text:p>
          </table:table-cell>
          <table:table-cell office:value-type="float" office:value="-2.62875942192524" calcext:value-type="float">
            <text:p>-2.62875942192524</text:p>
          </table:table-cell>
          <table:table-cell office:value-type="float" office:value="4.46574995323963" calcext:value-type="float">
            <text:p>4.46574995323963</text:p>
          </table:table-cell>
          <table:table-cell table:number-columns-repeated="5"/>
        </table:table-row>
        <table:table-row table:style-name="ro1">
          <table:table-cell office:value-type="float" office:value="-3.28381194398305" calcext:value-type="float">
            <text:p>-3.28381194398305</text:p>
          </table:table-cell>
          <table:table-cell office:value-type="float" office:value="0.110335417841834" calcext:value-type="float">
            <text:p>0.110335417841834</text:p>
          </table:table-cell>
          <table:table-cell office:value-type="float" office:value="5.21243543559512" calcext:value-type="float">
            <text:p>5.21243543559512</text:p>
          </table:table-cell>
          <table:table-cell table:number-columns-repeated="5"/>
        </table:table-row>
        <table:table-row table:style-name="ro1">
          <table:table-cell office:value-type="float" office:value="-2.34655672538974" calcext:value-type="float">
            <text:p>-2.34655672538974</text:p>
          </table:table-cell>
          <table:table-cell office:value-type="float" office:value="1.94773618262222" calcext:value-type="float">
            <text:p>1.94773618262222</text:p>
          </table:table-cell>
          <table:table-cell office:value-type="float" office:value="5.53581663582106" calcext:value-type="float">
            <text:p>5.53581663582106</text:p>
          </table:table-cell>
          <table:table-cell table:number-columns-repeated="5"/>
        </table:table-row>
        <table:table-row table:style-name="ro1">
          <table:table-cell office:value-type="float" office:value="0.0904152600285206" calcext:value-type="float">
            <text:p>0.0904152600285206</text:p>
          </table:table-cell>
          <table:table-cell office:value-type="float" office:value="-2.41957147295731" calcext:value-type="float">
            <text:p>-2.41957147295731</text:p>
          </table:table-cell>
          <table:table-cell office:value-type="float" office:value="6.18329481868582" calcext:value-type="float">
            <text:p>6.18329481868582</text:p>
          </table:table-cell>
          <table:table-cell table:number-columns-repeated="5"/>
        </table:table-row>
        <table:table-row table:style-name="ro1">
          <table:table-cell office:value-type="float" office:value="2.55193287904915" calcext:value-type="float">
            <text:p>2.55193287904915</text:p>
          </table:table-cell>
          <table:table-cell office:value-type="float" office:value="0.0454615249202517" calcext:value-type="float">
            <text:p>0.0454615249202517</text:p>
          </table:table-cell>
          <table:table-cell office:value-type="float" office:value="6.39195772542379" calcext:value-type="float">
            <text:p>6.39195772542379</text:p>
          </table:table-cell>
          <table:table-cell table:number-columns-repeated="5"/>
        </table:table-row>
        <table:table-row table:style-name="ro1">
          <table:table-cell office:value-type="float" office:value="2.84588003116939" calcext:value-type="float">
            <text:p>2.84588003116939</text:p>
          </table:table-cell>
          <table:table-cell office:value-type="float" office:value="2.2370854419058" calcext:value-type="float">
            <text:p>2.2370854419058</text:p>
          </table:table-cell>
          <table:table-cell office:value-type="float" office:value="6.62654879863397" calcext:value-type="float">
            <text:p>6.62654879863397</text:p>
          </table:table-cell>
          <table:table-cell table:number-columns-repeated="5"/>
        </table:table-row>
        <table:table-row table:style-name="ro1">
          <table:table-cell office:value-type="float" office:value="-1.54475462021581" calcext:value-type="float">
            <text:p>-1.54475462021581</text:p>
          </table:table-cell>
          <table:table-cell office:value-type="float" office:value="-2.04804480950882" calcext:value-type="float">
            <text:p>-2.04804480950882</text:p>
          </table:table-cell>
          <table:table-cell office:value-type="float" office:value="6.64017245303618" calcext:value-type="float">
            <text:p>6.64017245303618</text:p>
          </table:table-cell>
          <table:table-cell table:number-columns-repeated="5"/>
        </table:table-row>
        <table:table-row table:style-name="ro1">
          <table:table-cell office:value-type="float" office:value="3.77002544419602" calcext:value-type="float">
            <text:p>3.77002544419602</text:p>
          </table:table-cell>
          <table:table-cell office:value-type="float" office:value="-1.98746651366343" calcext:value-type="float">
            <text:p>-1.98746651366343</text:p>
          </table:table-cell>
          <table:table-cell office:value-type="float" office:value="6.93918853542573" calcext:value-type="float">
            <text:p>6.93918853542573</text:p>
          </table:table-cell>
          <table:table-cell table:number-columns-repeated="5"/>
        </table:table-row>
        <table:table-row table:style-name="ro1">
          <table:table-cell office:value-type="float" office:value="3.22835482195427" calcext:value-type="float">
            <text:p>3.22835482195427</text:p>
          </table:table-cell>
          <table:table-cell office:value-type="float" office:value="1.841298788102" calcext:value-type="float">
            <text:p>1.841298788102</text:p>
          </table:table-cell>
          <table:table-cell office:value-type="float" office:value="7.02984767554097" calcext:value-type="float">
            <text:p>7.02984767554097</text:p>
          </table:table-cell>
          <table:table-cell table:number-columns-repeated="5"/>
        </table:table-row>
        <table:table-row table:style-name="ro1">
          <table:table-cell office:value-type="float" office:value="2.84588003116939" calcext:value-type="float">
            <text:p>2.84588003116939</text:p>
          </table:table-cell>
          <table:table-cell office:value-type="float" office:value="-1.72033783936472" calcext:value-type="float">
            <text:p>-1.72033783936472</text:p>
          </table:table-cell>
          <table:table-cell office:value-type="float" office:value="7.24507308619125" calcext:value-type="float">
            <text:p>7.24507308619125</text:p>
          </table:table-cell>
          <table:table-cell table:number-columns-repeated="5"/>
        </table:table-row>
        <table:table-row table:style-name="ro1">
          <table:table-cell office:value-type="float" office:value="-3.03983767043833" calcext:value-type="float">
            <text:p>-3.03983767043833</text:p>
          </table:table-cell>
          <table:table-cell office:value-type="float" office:value="-1.65511944034952" calcext:value-type="float">
            <text:p>-1.65511944034952</text:p>
          </table:table-cell>
          <table:table-cell office:value-type="float" office:value="7.90629558632096" calcext:value-type="float">
            <text:p>7.90629558632096</text:p>
          </table:table-cell>
          <table:table-cell table:number-columns-repeated="5"/>
        </table:table-row>
        <table:table-row table:style-name="ro1">
          <table:table-cell office:value-type="float" office:value="3.36624087898401" calcext:value-type="float">
            <text:p>3.36624087898401</text:p>
          </table:table-cell>
          <table:table-cell office:value-type="float" office:value="-0.0289867129524204" calcext:value-type="float">
            <text:p>-0.0289867129524204</text:p>
          </table:table-cell>
          <table:table-cell office:value-type="float" office:value="8.16921535609479" calcext:value-type="float">
            <text:p>8.16921535609479</text:p>
          </table:table-cell>
          <table:table-cell table:number-columns-repeated="5"/>
        </table:table-row>
        <table:table-row table:style-name="ro1">
          <table:table-cell office:value-type="float" office:value="2.84588003116939" calcext:value-type="float">
            <text:p>2.84588003116939</text:p>
          </table:table-cell>
          <table:table-cell office:value-type="float" office:value="-3.94474700208223" calcext:value-type="float">
            <text:p>-3.94474700208223</text:p>
          </table:table-cell>
          <table:table-cell office:value-type="float" office:value="8.59017074363653" calcext:value-type="float">
            <text:p>8.59017074363653</text:p>
          </table:table-cell>
          <table:table-cell table:number-columns-repeated="5"/>
        </table:table-row>
        <table:table-row table:style-name="ro1">
          <table:table-cell office:value-type="float" office:value="-4.83161416439208" calcext:value-type="float">
            <text:p>-4.83161416439208</text:p>
          </table:table-cell>
          <table:table-cell office:value-type="float" office:value="-0.0307859392215235" calcext:value-type="float">
            <text:p>-0.0307859392215235</text:p>
          </table:table-cell>
          <table:table-cell office:value-type="float" office:value="8.62578040361049" calcext:value-type="float">
            <text:p>8.62578040361049</text:p>
          </table:table-cell>
          <table:table-cell table:number-columns-repeated="5"/>
        </table:table-row>
        <table:table-row table:style-name="ro1">
          <table:table-cell office:value-type="float" office:value="2.84716543678069" calcext:value-type="float">
            <text:p>2.84716543678069</text:p>
          </table:table-cell>
          <table:table-cell office:value-type="float" office:value="0.356719209892944" calcext:value-type="float">
            <text:p>0.356719209892944</text:p>
          </table:table-cell>
          <table:table-cell office:value-type="float" office:value="8.71482304210012" calcext:value-type="float">
            <text:p>8.71482304210012</text:p>
          </table:table-cell>
          <table:table-cell table:number-columns-repeated="5"/>
        </table:table-row>
        <table:table-row table:style-name="ro1">
          <table:table-cell office:value-type="float" office:value="1.53963036244664" calcext:value-type="float">
            <text:p>1.53963036244664</text:p>
          </table:table-cell>
          <table:table-cell office:value-type="float" office:value="-1.17382723695967" calcext:value-type="float">
            <text:p>-1.17382723695967</text:p>
          </table:table-cell>
          <table:table-cell office:value-type="float" office:value="8.83447670694563" calcext:value-type="float">
            <text:p>8.83447670694563</text:p>
          </table:table-cell>
          <table:table-cell table:number-columns-repeated="5"/>
        </table:table-row>
        <table:table-row table:style-name="ro1">
          <table:table-cell office:value-type="float" office:value="2.41713137115375" calcext:value-type="float">
            <text:p>2.41713137115375</text:p>
          </table:table-cell>
          <table:table-cell office:value-type="float" office:value="-2.04804480950882" calcext:value-type="float">
            <text:p>-2.04804480950882</text:p>
          </table:table-cell>
          <table:table-cell office:value-type="float" office:value="9.16401907136637" calcext:value-type="float">
            <text:p>9.1640190713663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1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0.957417940282301" calcext:value-type="float">
            <text:p>0.957417940282301</text:p>
          </table:table-cell>
          <table:table-cell office:value-type="float" office:value="0.0439927306446926" calcext:value-type="float">
            <text:p>0.0439927306446926</text:p>
          </table:table-cell>
          <table:table-cell office:value-type="float" office:value="-18.3460292856682" calcext:value-type="float">
            <text:p>-18.3460292856682</text:p>
          </table:table-cell>
          <table:table-cell table:number-columns-repeated="5"/>
        </table:table-row>
        <table:table-row table:style-name="ro1">
          <table:table-cell office:value-type="float" office:value="0.911061108138625" calcext:value-type="float">
            <text:p>0.911061108138625</text:p>
          </table:table-cell>
          <table:table-cell office:value-type="float" office:value="0.0454615249202517" calcext:value-type="float">
            <text:p>0.0454615249202517</text:p>
          </table:table-cell>
          <table:table-cell office:value-type="float" office:value="-17.2415227385594" calcext:value-type="float">
            <text:p>-17.2415227385594</text:p>
          </table:table-cell>
          <table:table-cell table:number-columns-repeated="5"/>
        </table:table-row>
        <table:table-row table:style-name="ro1">
          <table:table-cell office:value-type="float" office:value="0.987111403748055" calcext:value-type="float">
            <text:p>0.987111403748055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6.9455082173973" calcext:value-type="float">
            <text:p>-16.9455082173973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-1.1274287615101" calcext:value-type="float">
            <text:p>-1.1274287615101</text:p>
          </table:table-cell>
          <table:table-cell office:value-type="float" office:value="-14.6823660176238" calcext:value-type="float">
            <text:p>-14.6823660176238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0.174299820637235" calcext:value-type="float">
            <text:p>0.174299820637235</text:p>
          </table:table-cell>
          <table:table-cell office:value-type="float" office:value="-13.5397990598378" calcext:value-type="float">
            <text:p>-13.5397990598378</text:p>
          </table:table-cell>
          <table:table-cell table:number-columns-repeated="5"/>
        </table:table-row>
        <table:table-row table:style-name="ro1">
          <table:table-cell office:value-type="float" office:value="0.957417940282301" calcext:value-type="float">
            <text:p>0.957417940282301</text:p>
          </table:table-cell>
          <table:table-cell office:value-type="float" office:value="2.07166742351028" calcext:value-type="float">
            <text:p>2.07166742351028</text:p>
          </table:table-cell>
          <table:table-cell office:value-type="float" office:value="-13.4389243735525" calcext:value-type="float">
            <text:p>-13.4389243735525</text:p>
          </table:table-cell>
          <table:table-cell table:number-columns-repeated="5"/>
        </table:table-row>
        <table:table-row table:style-name="ro1">
          <table:table-cell office:value-type="float" office:value="-2.04904525834793" calcext:value-type="float">
            <text:p>-2.04904525834793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3.2830140200761" calcext:value-type="float">
            <text:p>-13.2830140200761</text:p>
          </table:table-cell>
          <table:table-cell table:number-columns-repeated="5"/>
        </table:table-row>
        <table:table-row table:style-name="ro1">
          <table:table-cell office:value-type="float" office:value="-1.06972994800486" calcext:value-type="float">
            <text:p>-1.06972994800486</text:p>
          </table:table-cell>
          <table:table-cell office:value-type="float" office:value="0.21186292346906" calcext:value-type="float">
            <text:p>0.21186292346906</text:p>
          </table:table-cell>
          <table:table-cell office:value-type="float" office:value="-10.2396315373885" calcext:value-type="float">
            <text:p>-10.2396315373885</text:p>
          </table:table-cell>
          <table:table-cell table:number-columns-repeated="5"/>
        </table:table-row>
        <table:table-row table:style-name="ro1">
          <table:table-cell office:value-type="float" office:value="0.987111403748055" calcext:value-type="float">
            <text:p>0.987111403748055</text:p>
          </table:table-cell>
          <table:table-cell office:value-type="float" office:value="-2.98140156948888" calcext:value-type="float">
            <text:p>-2.98140156948888</text:p>
          </table:table-cell>
          <table:table-cell office:value-type="float" office:value="-10.0358831275902" calcext:value-type="float">
            <text:p>-10.0358831275902</text:p>
          </table:table-cell>
          <table:table-cell table:number-columns-repeated="5"/>
        </table:table-row>
        <table:table-row table:style-name="ro1">
          <table:table-cell office:value-type="float" office:value="-2.99183440823813" calcext:value-type="float">
            <text:p>-2.99183440823813</text:p>
          </table:table-cell>
          <table:table-cell office:value-type="float" office:value="-0.965200119999303" calcext:value-type="float">
            <text:p>-0.965200119999303</text:p>
          </table:table-cell>
          <table:table-cell office:value-type="float" office:value="-9.86605981601221" calcext:value-type="float">
            <text:p>-9.86605981601221</text:p>
          </table:table-cell>
          <table:table-cell table:number-columns-repeated="5"/>
        </table:table-row>
        <table:table-row table:style-name="ro1">
          <table:table-cell office:value-type="float" office:value="-1.16495657828379" calcext:value-type="float">
            <text:p>-1.16495657828379</text:p>
          </table:table-cell>
          <table:table-cell office:value-type="float" office:value="-1.98746651366343" calcext:value-type="float">
            <text:p>-1.98746651366343</text:p>
          </table:table-cell>
          <table:table-cell office:value-type="float" office:value="-9.75462336784068" calcext:value-type="float">
            <text:p>-9.75462336784068</text:p>
          </table:table-cell>
          <table:table-cell table:number-columns-repeated="5"/>
        </table:table-row>
        <table:table-row table:style-name="ro1">
          <table:table-cell office:value-type="float" office:value="-0.969506288225065" calcext:value-type="float">
            <text:p>-0.969506288225065</text:p>
          </table:table-cell>
          <table:table-cell office:value-type="float" office:value="2.95121400945471" calcext:value-type="float">
            <text:p>2.95121400945471</text:p>
          </table:table-cell>
          <table:table-cell office:value-type="float" office:value="-9.70126555444339" calcext:value-type="float">
            <text:p>-9.70126555444339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-2.93208448418319" calcext:value-type="float">
            <text:p>-2.93208448418319</text:p>
          </table:table-cell>
          <table:table-cell office:value-type="float" office:value="-9.49725862572684" calcext:value-type="float">
            <text:p>-9.49725862572684</text:p>
          </table:table-cell>
          <table:table-cell table:number-columns-repeated="5"/>
        </table:table-row>
        <table:table-row table:style-name="ro1">
          <table:table-cell office:value-type="float" office:value="-0.116647782772439" calcext:value-type="float">
            <text:p>-0.116647782772439</text:p>
          </table:table-cell>
          <table:table-cell office:value-type="float" office:value="-1.19826081283058" calcext:value-type="float">
            <text:p>-1.19826081283058</text:p>
          </table:table-cell>
          <table:table-cell office:value-type="float" office:value="-9.1767178128197" calcext:value-type="float">
            <text:p>-9.1767178128197</text:p>
          </table:table-cell>
          <table:table-cell table:number-columns-repeated="5"/>
        </table:table-row>
        <table:table-row table:style-name="ro1">
          <table:table-cell office:value-type="float" office:value="-1.81367441181687" calcext:value-type="float">
            <text:p>-1.81367441181687</text:p>
          </table:table-cell>
          <table:table-cell office:value-type="float" office:value="0.940216869813809" calcext:value-type="float">
            <text:p>0.940216869813809</text:p>
          </table:table-cell>
          <table:table-cell office:value-type="float" office:value="-9.02425280337741" calcext:value-type="float">
            <text:p>-9.02425280337741</text:p>
          </table:table-cell>
          <table:table-cell table:number-columns-repeated="5"/>
        </table:table-row>
        <table:table-row table:style-name="ro1">
          <table:table-cell office:value-type="float" office:value="2.00763160670603" calcext:value-type="float">
            <text:p>2.00763160670603</text:p>
          </table:table-cell>
          <table:table-cell office:value-type="float" office:value="0.801381882617909" calcext:value-type="float">
            <text:p>0.801381882617909</text:p>
          </table:table-cell>
          <table:table-cell office:value-type="float" office:value="-8.48833730969186" calcext:value-type="float">
            <text:p>-8.48833730969186</text:p>
          </table:table-cell>
          <table:table-cell table:number-columns-repeated="5"/>
        </table:table-row>
        <table:table-row table:style-name="ro1">
          <table:table-cell office:value-type="float" office:value="-2.16300018269129" calcext:value-type="float">
            <text:p>-2.16300018269129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8.47226302178729" calcext:value-type="float">
            <text:p>-8.47226302178729</text:p>
          </table:table-cell>
          <table:table-cell table:number-columns-repeated="5"/>
        </table:table-row>
        <table:table-row table:style-name="ro1">
          <table:table-cell office:value-type="float" office:value="0.114539086895503" calcext:value-type="float">
            <text:p>0.114539086895503</text:p>
          </table:table-cell>
          <table:table-cell office:value-type="float" office:value="1.21697465972728" calcext:value-type="float">
            <text:p>1.21697465972728</text:p>
          </table:table-cell>
          <table:table-cell office:value-type="float" office:value="-8.08626843215131" calcext:value-type="float">
            <text:p>-8.08626843215131</text:p>
          </table:table-cell>
          <table:table-cell table:number-columns-repeated="5"/>
        </table:table-row>
        <table:table-row table:style-name="ro1">
          <table:table-cell office:value-type="float" office:value="0.911061108138625" calcext:value-type="float">
            <text:p>0.911061108138625</text:p>
          </table:table-cell>
          <table:table-cell office:value-type="float" office:value="0.764046852842085" calcext:value-type="float">
            <text:p>0.764046852842085</text:p>
          </table:table-cell>
          <table:table-cell office:value-type="float" office:value="-7.94646011371711" calcext:value-type="float">
            <text:p>-7.94646011371711</text:p>
          </table:table-cell>
          <table:table-cell table:number-columns-repeated="5"/>
        </table:table-row>
        <table:table-row table:style-name="ro1">
          <table:table-cell office:value-type="float" office:value="-1.92475015368596" calcext:value-type="float">
            <text:p>-1.92475015368596</text:p>
          </table:table-cell>
          <table:table-cell office:value-type="float" office:value="1.18338261162399" calcext:value-type="float">
            <text:p>1.18338261162399</text:p>
          </table:table-cell>
          <table:table-cell office:value-type="float" office:value="-7.86240749825082" calcext:value-type="float">
            <text:p>-7.86240749825082</text:p>
          </table:table-cell>
          <table:table-cell table:number-columns-repeated="5"/>
        </table:table-row>
        <table:table-row table:style-name="ro1">
          <table:table-cell office:value-type="float" office:value="-0.726065184475823" calcext:value-type="float">
            <text:p>-0.726065184475823</text:p>
          </table:table-cell>
          <table:table-cell office:value-type="float" office:value="0.0454615249202517" calcext:value-type="float">
            <text:p>0.0454615249202517</text:p>
          </table:table-cell>
          <table:table-cell office:value-type="float" office:value="-7.56736219307927" calcext:value-type="float">
            <text:p>-7.56736219307927</text:p>
          </table:table-cell>
          <table:table-cell table:number-columns-repeated="5"/>
        </table:table-row>
        <table:table-row table:style-name="ro1">
          <table:table-cell office:value-type="float" office:value="0.813791992340434" calcext:value-type="float">
            <text:p>0.813791992340434</text:p>
          </table:table-cell>
          <table:table-cell office:value-type="float" office:value="0.180800612488742" calcext:value-type="float">
            <text:p>0.180800612488742</text:p>
          </table:table-cell>
          <table:table-cell office:value-type="float" office:value="-7.41898293137758" calcext:value-type="float">
            <text:p>-7.41898293137758</text:p>
          </table:table-cell>
          <table:table-cell table:number-columns-repeated="5"/>
        </table:table-row>
        <table:table-row table:style-name="ro1">
          <table:table-cell office:value-type="float" office:value="-1.78802539752095" calcext:value-type="float">
            <text:p>-1.78802539752095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7.12217481393341" calcext:value-type="float">
            <text:p>-7.12217481393341</text:p>
          </table:table-cell>
          <table:table-cell table:number-columns-repeated="5"/>
        </table:table-row>
        <table:table-row table:style-name="ro1">
          <table:table-cell office:value-type="float" office:value="3.1069841762178" calcext:value-type="float">
            <text:p>3.1069841762178</text:p>
          </table:table-cell>
          <table:table-cell office:value-type="float" office:value="-0.965200119999303" calcext:value-type="float">
            <text:p>-0.965200119999303</text:p>
          </table:table-cell>
          <table:table-cell office:value-type="float" office:value="-7.00146814063913" calcext:value-type="float">
            <text:p>-7.00146814063913</text:p>
          </table:table-cell>
          <table:table-cell table:number-columns-repeated="5"/>
        </table:table-row>
        <table:table-row table:style-name="ro1">
          <table:table-cell office:value-type="float" office:value="3.09144731131107" calcext:value-type="float">
            <text:p>3.09144731131107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6.78982691428792" calcext:value-type="float">
            <text:p>-6.78982691428792</text:p>
          </table:table-cell>
          <table:table-cell table:number-columns-repeated="5"/>
        </table:table-row>
        <table:table-row table:style-name="ro1">
          <table:table-cell office:value-type="float" office:value="3.01939008864126" calcext:value-type="float">
            <text:p>3.01939008864126</text:p>
          </table:table-cell>
          <table:table-cell office:value-type="float" office:value="-0.149074002587908" calcext:value-type="float">
            <text:p>-0.149074002587908</text:p>
          </table:table-cell>
          <table:table-cell office:value-type="float" office:value="-6.71176069424344" calcext:value-type="float">
            <text:p>-6.71176069424344</text:p>
          </table:table-cell>
          <table:table-cell table:number-columns-repeated="5"/>
        </table:table-row>
        <table:table-row table:style-name="ro1">
          <table:table-cell office:value-type="float" office:value="0.30573708508807" calcext:value-type="float">
            <text:p>0.30573708508807</text:p>
          </table:table-cell>
          <table:table-cell office:value-type="float" office:value="0.00928720612255463" calcext:value-type="float">
            <text:p>0.00928720612255463</text:p>
          </table:table-cell>
          <table:table-cell office:value-type="float" office:value="-6.45850072481811" calcext:value-type="float">
            <text:p>-6.45850072481811</text:p>
          </table:table-cell>
          <table:table-cell table:number-columns-repeated="5"/>
        </table:table-row>
        <table:table-row table:style-name="ro1">
          <table:table-cell office:value-type="float" office:value="0.911061108138625" calcext:value-type="float">
            <text:p>0.911061108138625</text:p>
          </table:table-cell>
          <table:table-cell office:value-type="float" office:value="2.19569011542577" calcext:value-type="float">
            <text:p>2.19569011542577</text:p>
          </table:table-cell>
          <table:table-cell office:value-type="float" office:value="-6.17427796512679" calcext:value-type="float">
            <text:p>-6.17427796512679</text:p>
          </table:table-cell>
          <table:table-cell table:number-columns-repeated="5"/>
        </table:table-row>
        <table:table-row table:style-name="ro1">
          <table:table-cell office:value-type="float" office:value="-0.7973091273184" calcext:value-type="float">
            <text:p>-0.7973091273184</text:p>
          </table:table-cell>
          <table:table-cell office:value-type="float" office:value="-0.18617592195611" calcext:value-type="float">
            <text:p>-0.18617592195611</text:p>
          </table:table-cell>
          <table:table-cell office:value-type="float" office:value="-6.16213760156123" calcext:value-type="float">
            <text:p>-6.16213760156123</text:p>
          </table:table-cell>
          <table:table-cell table:number-columns-repeated="5"/>
        </table:table-row>
        <table:table-row table:style-name="ro1">
          <table:table-cell office:value-type="float" office:value="1.91943019409439" calcext:value-type="float">
            <text:p>1.91943019409439</text:p>
          </table:table-cell>
          <table:table-cell office:value-type="float" office:value="-2.98140156948888" calcext:value-type="float">
            <text:p>-2.98140156948888</text:p>
          </table:table-cell>
          <table:table-cell office:value-type="float" office:value="-6.10459478169041" calcext:value-type="float">
            <text:p>-6.10459478169041</text:p>
          </table:table-cell>
          <table:table-cell table:number-columns-repeated="5"/>
        </table:table-row>
        <table:table-row table:style-name="ro1">
          <table:table-cell office:value-type="float" office:value="0.911061108138625" calcext:value-type="float">
            <text:p>0.911061108138625</text:p>
          </table:table-cell>
          <table:table-cell office:value-type="float" office:value="1.77565724383349" calcext:value-type="float">
            <text:p>1.77565724383349</text:p>
          </table:table-cell>
          <table:table-cell office:value-type="float" office:value="-6.1009432865705" calcext:value-type="float">
            <text:p>-6.1009432865705</text:p>
          </table:table-cell>
          <table:table-cell table:number-columns-repeated="5"/>
        </table:table-row>
        <table:table-row table:style-name="ro1">
          <table:table-cell office:value-type="float" office:value="1.73407791154376" calcext:value-type="float">
            <text:p>1.73407791154376</text:p>
          </table:table-cell>
          <table:table-cell office:value-type="float" office:value="0.0454615249202517" calcext:value-type="float">
            <text:p>0.0454615249202517</text:p>
          </table:table-cell>
          <table:table-cell office:value-type="float" office:value="-5.58696680620677" calcext:value-type="float">
            <text:p>-5.58696680620677</text:p>
          </table:table-cell>
          <table:table-cell table:number-columns-repeated="5"/>
        </table:table-row>
        <table:table-row table:style-name="ro1">
          <table:table-cell office:value-type="float" office:value="3.11535453466715" calcext:value-type="float">
            <text:p>3.11535453466715</text:p>
          </table:table-cell>
          <table:table-cell office:value-type="float" office:value="-1.07794258654906" calcext:value-type="float">
            <text:p>-1.07794258654906</text:p>
          </table:table-cell>
          <table:table-cell office:value-type="float" office:value="-5.44357627586783" calcext:value-type="float">
            <text:p>-5.44357627586783</text:p>
          </table:table-cell>
          <table:table-cell table:number-columns-repeated="5"/>
        </table:table-row>
        <table:table-row table:style-name="ro1">
          <table:table-cell office:value-type="float" office:value="1.09875422565195" calcext:value-type="float">
            <text:p>1.09875422565195</text:p>
          </table:table-cell>
          <table:table-cell office:value-type="float" office:value="1.77565724383349" calcext:value-type="float">
            <text:p>1.77565724383349</text:p>
          </table:table-cell>
          <table:table-cell office:value-type="float" office:value="-5.38082925105463" calcext:value-type="float">
            <text:p>-5.38082925105463</text:p>
          </table:table-cell>
          <table:table-cell table:number-columns-repeated="5"/>
        </table:table-row>
        <table:table-row table:style-name="ro1">
          <table:table-cell office:value-type="float" office:value="-0.7973091273184" calcext:value-type="float">
            <text:p>-0.7973091273184</text:p>
          </table:table-cell>
          <table:table-cell office:value-type="float" office:value="-1.86265064988256" calcext:value-type="float">
            <text:p>-1.86265064988256</text:p>
          </table:table-cell>
          <table:table-cell office:value-type="float" office:value="-5.32544441751172" calcext:value-type="float">
            <text:p>-5.32544441751172</text:p>
          </table:table-cell>
          <table:table-cell table:number-columns-repeated="5"/>
        </table:table-row>
        <table:table-row table:style-name="ro1">
          <table:table-cell office:value-type="float" office:value="-0.845777080616113" calcext:value-type="float">
            <text:p>-0.845777080616113</text:p>
          </table:table-cell>
          <table:table-cell office:value-type="float" office:value="0.764046852842085" calcext:value-type="float">
            <text:p>0.764046852842085</text:p>
          </table:table-cell>
          <table:table-cell office:value-type="float" office:value="-5.24348710521721" calcext:value-type="float">
            <text:p>-5.24348710521721</text:p>
          </table:table-cell>
          <table:table-cell table:number-columns-repeated="5"/>
        </table:table-row>
        <table:table-row table:style-name="ro1">
          <table:table-cell office:value-type="float" office:value="-0.677752536325816" calcext:value-type="float">
            <text:p>-0.677752536325816</text:p>
          </table:table-cell>
          <table:table-cell office:value-type="float" office:value="0.00928720612255463" calcext:value-type="float">
            <text:p>0.00928720612255463</text:p>
          </table:table-cell>
          <table:table-cell office:value-type="float" office:value="-5.13840770588182" calcext:value-type="float">
            <text:p>-5.13840770588182</text:p>
          </table:table-cell>
          <table:table-cell table:number-columns-repeated="5"/>
        </table:table-row>
        <table:table-row table:style-name="ro1">
          <table:table-cell office:value-type="float" office:value="2.23078654304583" calcext:value-type="float">
            <text:p>2.23078654304583</text:p>
          </table:table-cell>
          <table:table-cell office:value-type="float" office:value="0.951521744618" calcext:value-type="float">
            <text:p>0.951521744618</text:p>
          </table:table-cell>
          <table:table-cell office:value-type="float" office:value="-4.86216108045764" calcext:value-type="float">
            <text:p>-4.86216108045764</text:p>
          </table:table-cell>
          <table:table-cell table:number-columns-repeated="5"/>
        </table:table-row>
        <table:table-row table:style-name="ro1">
          <table:table-cell office:value-type="float" office:value="-1.71966461500447" calcext:value-type="float">
            <text:p>-1.71966461500447</text:p>
          </table:table-cell>
          <table:table-cell office:value-type="float" office:value="0.0439927306446926" calcext:value-type="float">
            <text:p>0.0439927306446926</text:p>
          </table:table-cell>
          <table:table-cell office:value-type="float" office:value="-4.76671105485051" calcext:value-type="float">
            <text:p>-4.76671105485051</text:p>
          </table:table-cell>
          <table:table-cell table:number-columns-repeated="5"/>
        </table:table-row>
        <table:table-row table:style-name="ro1">
          <table:table-cell office:value-type="float" office:value="-0.969506288225065" calcext:value-type="float">
            <text:p>-0.969506288225065</text:p>
          </table:table-cell>
          <table:table-cell office:value-type="float" office:value="-0.690287574188593" calcext:value-type="float">
            <text:p>-0.690287574188593</text:p>
          </table:table-cell>
          <table:table-cell office:value-type="float" office:value="-4.73613358972429" calcext:value-type="float">
            <text:p>-4.73613358972429</text:p>
          </table:table-cell>
          <table:table-cell table:number-columns-repeated="5"/>
        </table:table-row>
        <table:table-row table:style-name="ro1">
          <table:table-cell office:value-type="float" office:value="0.114539086895503" calcext:value-type="float">
            <text:p>0.114539086895503</text:p>
          </table:table-cell>
          <table:table-cell office:value-type="float" office:value="0.713045770860201" calcext:value-type="float">
            <text:p>0.713045770860201</text:p>
          </table:table-cell>
          <table:table-cell office:value-type="float" office:value="-4.69758167961436" calcext:value-type="float">
            <text:p>-4.69758167961436</text:p>
          </table:table-cell>
          <table:table-cell table:number-columns-repeated="5"/>
        </table:table-row>
        <table:table-row table:style-name="ro1">
          <table:table-cell office:value-type="float" office:value="0.181686456207495" calcext:value-type="float">
            <text:p>0.181686456207495</text:p>
          </table:table-cell>
          <table:table-cell office:value-type="float" office:value="-2.93208448418319" calcext:value-type="float">
            <text:p>-2.93208448418319</text:p>
          </table:table-cell>
          <table:table-cell office:value-type="float" office:value="-4.63480599667349" calcext:value-type="float">
            <text:p>-4.63480599667349</text:p>
          </table:table-cell>
          <table:table-cell table:number-columns-repeated="5"/>
        </table:table-row>
        <table:table-row table:style-name="ro1">
          <table:table-cell office:value-type="float" office:value="1.73407791154376" calcext:value-type="float">
            <text:p>1.73407791154376</text:p>
          </table:table-cell>
          <table:table-cell office:value-type="float" office:value="-1.05260505421486" calcext:value-type="float">
            <text:p>-1.05260505421486</text:p>
          </table:table-cell>
          <table:table-cell office:value-type="float" office:value="-4.3449634075022" calcext:value-type="float">
            <text:p>-4.3449634075022</text:p>
          </table:table-cell>
          <table:table-cell table:number-columns-repeated="5"/>
        </table:table-row>
        <table:table-row table:style-name="ro1">
          <table:table-cell office:value-type="float" office:value="-0.877228427239555" calcext:value-type="float">
            <text:p>-0.877228427239555</text:p>
          </table:table-cell>
          <table:table-cell office:value-type="float" office:value="1.26049210267182" calcext:value-type="float">
            <text:p>1.26049210267182</text:p>
          </table:table-cell>
          <table:table-cell office:value-type="float" office:value="-4.15224696785874" calcext:value-type="float">
            <text:p>-4.15224696785874</text:p>
          </table:table-cell>
          <table:table-cell table:number-columns-repeated="5"/>
        </table:table-row>
        <table:table-row table:style-name="ro1">
          <table:table-cell office:value-type="float" office:value="3.09144731131107" calcext:value-type="float">
            <text:p>3.09144731131107</text:p>
          </table:table-cell>
          <table:table-cell office:value-type="float" office:value="0.851573401191509" calcext:value-type="float">
            <text:p>0.851573401191509</text:p>
          </table:table-cell>
          <table:table-cell office:value-type="float" office:value="-4.06952364623173" calcext:value-type="float">
            <text:p>-4.06952364623173</text:p>
          </table:table-cell>
          <table:table-cell table:number-columns-repeated="5"/>
        </table:table-row>
        <table:table-row table:style-name="ro1">
          <table:table-cell office:value-type="float" office:value="-0.7973091273184" calcext:value-type="float">
            <text:p>-0.7973091273184</text:p>
          </table:table-cell>
          <table:table-cell office:value-type="float" office:value="-2.98140156948888" calcext:value-type="float">
            <text:p>-2.98140156948888</text:p>
          </table:table-cell>
          <table:table-cell office:value-type="float" office:value="-3.33628068316445" calcext:value-type="float">
            <text:p>-3.33628068316445</text:p>
          </table:table-cell>
          <table:table-cell table:number-columns-repeated="5"/>
        </table:table-row>
        <table:table-row table:style-name="ro1">
          <table:table-cell office:value-type="float" office:value="3.01939008864126" calcext:value-type="float">
            <text:p>3.01939008864126</text:p>
          </table:table-cell>
          <table:table-cell office:value-type="float" office:value="0.21186292346906" calcext:value-type="float">
            <text:p>0.21186292346906</text:p>
          </table:table-cell>
          <table:table-cell office:value-type="float" office:value="-3.13763228429694" calcext:value-type="float">
            <text:p>-3.13763228429694</text:p>
          </table:table-cell>
          <table:table-cell table:number-columns-repeated="5"/>
        </table:table-row>
        <table:table-row table:style-name="ro1">
          <table:table-cell office:value-type="float" office:value="-0.262296357331687" calcext:value-type="float">
            <text:p>-0.262296357331687</text:p>
          </table:table-cell>
          <table:table-cell office:value-type="float" office:value="1.1656031629022" calcext:value-type="float">
            <text:p>1.1656031629022</text:p>
          </table:table-cell>
          <table:table-cell office:value-type="float" office:value="-2.85849278591568" calcext:value-type="float">
            <text:p>-2.85849278591568</text:p>
          </table:table-cell>
          <table:table-cell table:number-columns-repeated="5"/>
        </table:table-row>
        <table:table-row table:style-name="ro1">
          <table:table-cell office:value-type="float" office:value="0.351298887019295" calcext:value-type="float">
            <text:p>0.351298887019295</text:p>
          </table:table-cell>
          <table:table-cell office:value-type="float" office:value="-0.965200119999303" calcext:value-type="float">
            <text:p>-0.965200119999303</text:p>
          </table:table-cell>
          <table:table-cell office:value-type="float" office:value="-2.76319951900379" calcext:value-type="float">
            <text:p>-2.76319951900379</text:p>
          </table:table-cell>
          <table:table-cell table:number-columns-repeated="5"/>
        </table:table-row>
        <table:table-row table:style-name="ro1">
          <table:table-cell office:value-type="float" office:value="1.84412154702631" calcext:value-type="float">
            <text:p>1.84412154702631</text:p>
          </table:table-cell>
          <table:table-cell office:value-type="float" office:value="0.764046852842085" calcext:value-type="float">
            <text:p>0.764046852842085</text:p>
          </table:table-cell>
          <table:table-cell office:value-type="float" office:value="-2.47199034452849" calcext:value-type="float">
            <text:p>-2.47199034452849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2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0.0163450373929734" calcext:value-type="float">
            <text:p>0.0163450373929734</text:p>
          </table:table-cell>
          <table:table-cell office:value-type="float" office:value="0.011760235461046" calcext:value-type="float">
            <text:p>0.011760235461046</text:p>
          </table:table-cell>
          <table:table-cell office:value-type="float" office:value="-19.9196180254676" calcext:value-type="float">
            <text:p>-19.9196180254676</text:p>
          </table:table-cell>
          <table:table-cell table:number-columns-repeated="5"/>
        </table:table-row>
        <table:table-row table:style-name="ro1">
          <table:table-cell office:value-type="float" office:value="0.957417940282301" calcext:value-type="float">
            <text:p>0.957417940282301</text:p>
          </table:table-cell>
          <table:table-cell office:value-type="float" office:value="0.0439927306446926" calcext:value-type="float">
            <text:p>0.0439927306446926</text:p>
          </table:table-cell>
          <table:table-cell office:value-type="float" office:value="-18.3460292856682" calcext:value-type="float">
            <text:p>-18.3460292856682</text:p>
          </table:table-cell>
          <table:table-cell table:number-columns-repeated="5"/>
        </table:table-row>
        <table:table-row table:style-name="ro1">
          <table:table-cell office:value-type="float" office:value="0.911061108138625" calcext:value-type="float">
            <text:p>0.911061108138625</text:p>
          </table:table-cell>
          <table:table-cell office:value-type="float" office:value="0.0454615249202517" calcext:value-type="float">
            <text:p>0.0454615249202517</text:p>
          </table:table-cell>
          <table:table-cell office:value-type="float" office:value="-17.2415227385594" calcext:value-type="float">
            <text:p>-17.2415227385594</text:p>
          </table:table-cell>
          <table:table-cell table:number-columns-repeated="5"/>
        </table:table-row>
        <table:table-row table:style-name="ro1">
          <table:table-cell office:value-type="float" office:value="0.987111403748055" calcext:value-type="float">
            <text:p>0.987111403748055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6.9455082173973" calcext:value-type="float">
            <text:p>-16.9455082173973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6.9437891866521" calcext:value-type="float">
            <text:p>-16.9437891866521</text:p>
          </table:table-cell>
          <table:table-cell table:number-columns-repeated="5"/>
        </table:table-row>
        <table:table-row table:style-name="ro1">
          <table:table-cell office:value-type="float" office:value="0.114539086895503" calcext:value-type="float">
            <text:p>0.114539086895503</text:p>
          </table:table-cell>
          <table:table-cell office:value-type="float" office:value="1.01748933743181" calcext:value-type="float">
            <text:p>1.01748933743181</text:p>
          </table:table-cell>
          <table:table-cell office:value-type="float" office:value="-16.4115101164959" calcext:value-type="float">
            <text:p>-16.4115101164959</text:p>
          </table:table-cell>
          <table:table-cell table:number-columns-repeated="5"/>
        </table:table-row>
        <table:table-row table:style-name="ro1">
          <table:table-cell office:value-type="float" office:value="-1.05235611283005" calcext:value-type="float">
            <text:p>-1.05235611283005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6.3089939647022" calcext:value-type="float">
            <text:p>-16.3089939647022</text:p>
          </table:table-cell>
          <table:table-cell table:number-columns-repeated="5"/>
        </table:table-row>
        <table:table-row table:style-name="ro1">
          <table:table-cell office:value-type="float" office:value="0.890538560066183" calcext:value-type="float">
            <text:p>0.890538560066183</text:p>
          </table:table-cell>
          <table:table-cell office:value-type="float" office:value="-0.0652393346537186" calcext:value-type="float">
            <text:p>-0.0652393346537186</text:p>
          </table:table-cell>
          <table:table-cell office:value-type="float" office:value="-16.1009064268923" calcext:value-type="float">
            <text:p>-16.1009064268923</text:p>
          </table:table-cell>
          <table:table-cell table:number-columns-repeated="5"/>
        </table:table-row>
        <table:table-row table:style-name="ro1">
          <table:table-cell office:value-type="float" office:value="0.114539086895503" calcext:value-type="float">
            <text:p>0.114539086895503</text:p>
          </table:table-cell>
          <table:table-cell office:value-type="float" office:value="-1.05260505421486" calcext:value-type="float">
            <text:p>-1.05260505421486</text:p>
          </table:table-cell>
          <table:table-cell office:value-type="float" office:value="-15.8578476486642" calcext:value-type="float">
            <text:p>-15.8578476486642</text:p>
          </table:table-cell>
          <table:table-cell table:number-columns-repeated="5"/>
        </table:table-row>
        <table:table-row table:style-name="ro1">
          <table:table-cell office:value-type="float" office:value="0.128488313483371" calcext:value-type="float">
            <text:p>0.128488313483371</text:p>
          </table:table-cell>
          <table:table-cell office:value-type="float" office:value="1.03539686561067" calcext:value-type="float">
            <text:p>1.03539686561067</text:p>
          </table:table-cell>
          <table:table-cell office:value-type="float" office:value="-15.5795419723413" calcext:value-type="float">
            <text:p>-15.5795419723413</text:p>
          </table:table-cell>
          <table:table-cell table:number-columns-repeated="5"/>
        </table:table-row>
        <table:table-row table:style-name="ro1">
          <table:table-cell office:value-type="float" office:value="0.890538560066183" calcext:value-type="float">
            <text:p>0.890538560066183</text:p>
          </table:table-cell>
          <table:table-cell office:value-type="float" office:value="-1.05352753668014" calcext:value-type="float">
            <text:p>-1.05352753668014</text:p>
          </table:table-cell>
          <table:table-cell office:value-type="float" office:value="-15.2634224819556" calcext:value-type="float">
            <text:p>-15.2634224819556</text:p>
          </table:table-cell>
          <table:table-cell table:number-columns-repeated="5"/>
        </table:table-row>
        <table:table-row table:style-name="ro1">
          <table:table-cell office:value-type="float" office:value="-1.92492118451823" calcext:value-type="float">
            <text:p>-1.92492118451823</text:p>
          </table:table-cell>
          <table:table-cell office:value-type="float" office:value="0.0454615249202517" calcext:value-type="float">
            <text:p>0.0454615249202517</text:p>
          </table:table-cell>
          <table:table-cell office:value-type="float" office:value="-14.7952337938606" calcext:value-type="float">
            <text:p>-14.7952337938606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-1.1274287615101" calcext:value-type="float">
            <text:p>-1.1274287615101</text:p>
          </table:table-cell>
          <table:table-cell office:value-type="float" office:value="-14.6823660176238" calcext:value-type="float">
            <text:p>-14.6823660176238</text:p>
          </table:table-cell>
          <table:table-cell table:number-columns-repeated="5"/>
        </table:table-row>
        <table:table-row table:style-name="ro1">
          <table:table-cell office:value-type="float" office:value="1.96018787478531" calcext:value-type="float">
            <text:p>1.96018787478531</text:p>
          </table:table-cell>
          <table:table-cell office:value-type="float" office:value="-1.05260505421486" calcext:value-type="float">
            <text:p>-1.05260505421486</text:p>
          </table:table-cell>
          <table:table-cell office:value-type="float" office:value="-14.1971600516877" calcext:value-type="float">
            <text:p>-14.1971600516877</text:p>
          </table:table-cell>
          <table:table-cell table:number-columns-repeated="5"/>
        </table:table-row>
        <table:table-row table:style-name="ro1">
          <table:table-cell office:value-type="float" office:value="0.862399413017395" calcext:value-type="float">
            <text:p>0.862399413017395</text:p>
          </table:table-cell>
          <table:table-cell office:value-type="float" office:value="-1.05219026209186" calcext:value-type="float">
            <text:p>-1.05219026209186</text:p>
          </table:table-cell>
          <table:table-cell office:value-type="float" office:value="-14.1059758316834" calcext:value-type="float">
            <text:p>-14.1059758316834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0.174299820637235" calcext:value-type="float">
            <text:p>0.174299820637235</text:p>
          </table:table-cell>
          <table:table-cell office:value-type="float" office:value="-13.5397990598378" calcext:value-type="float">
            <text:p>-13.5397990598378</text:p>
          </table:table-cell>
          <table:table-cell table:number-columns-repeated="5"/>
        </table:table-row>
        <table:table-row table:style-name="ro1">
          <table:table-cell office:value-type="float" office:value="0.957417940282301" calcext:value-type="float">
            <text:p>0.957417940282301</text:p>
          </table:table-cell>
          <table:table-cell office:value-type="float" office:value="2.07166742351028" calcext:value-type="float">
            <text:p>2.07166742351028</text:p>
          </table:table-cell>
          <table:table-cell office:value-type="float" office:value="-13.4389243735525" calcext:value-type="float">
            <text:p>-13.4389243735525</text:p>
          </table:table-cell>
          <table:table-cell table:number-columns-repeated="5"/>
        </table:table-row>
        <table:table-row table:style-name="ro1">
          <table:table-cell office:value-type="float" office:value="-1.94140470040094" calcext:value-type="float">
            <text:p>-1.94140470040094</text:p>
          </table:table-cell>
          <table:table-cell office:value-type="float" office:value="-0.107281310542253" calcext:value-type="float">
            <text:p>-0.107281310542253</text:p>
          </table:table-cell>
          <table:table-cell office:value-type="float" office:value="-13.3622194090618" calcext:value-type="float">
            <text:p>-13.3622194090618</text:p>
          </table:table-cell>
          <table:table-cell table:number-columns-repeated="5"/>
        </table:table-row>
        <table:table-row table:style-name="ro1">
          <table:table-cell office:value-type="float" office:value="-2.04904525834793" calcext:value-type="float">
            <text:p>-2.04904525834793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3.2830140200761" calcext:value-type="float">
            <text:p>-13.2830140200761</text:p>
          </table:table-cell>
          <table:table-cell table:number-columns-repeated="5"/>
        </table:table-row>
        <table:table-row table:style-name="ro1">
          <table:table-cell office:value-type="float" office:value="0.114539086895503" calcext:value-type="float">
            <text:p>0.114539086895503</text:p>
          </table:table-cell>
          <table:table-cell office:value-type="float" office:value="-1.1274287615101" calcext:value-type="float">
            <text:p>-1.1274287615101</text:p>
          </table:table-cell>
          <table:table-cell office:value-type="float" office:value="-13.1983576426399" calcext:value-type="float">
            <text:p>-13.1983576426399</text:p>
          </table:table-cell>
          <table:table-cell table:number-columns-repeated="5"/>
        </table:table-row>
        <table:table-row table:style-name="ro1">
          <table:table-cell office:value-type="float" office:value="-0.119511503789187" calcext:value-type="float">
            <text:p>-0.119511503789187</text:p>
          </table:table-cell>
          <table:table-cell office:value-type="float" office:value="-1.1274287615101" calcext:value-type="float">
            <text:p>-1.1274287615101</text:p>
          </table:table-cell>
          <table:table-cell office:value-type="float" office:value="-12.9876258157428" calcext:value-type="float">
            <text:p>-12.9876258157428</text:p>
          </table:table-cell>
          <table:table-cell table:number-columns-repeated="5"/>
        </table:table-row>
        <table:table-row table:style-name="ro1">
          <table:table-cell office:value-type="float" office:value="-0.911114703616809" calcext:value-type="float">
            <text:p>-0.911114703616809</text:p>
          </table:table-cell>
          <table:table-cell office:value-type="float" office:value="-1.92834036141174" calcext:value-type="float">
            <text:p>-1.92834036141174</text:p>
          </table:table-cell>
          <table:table-cell office:value-type="float" office:value="-12.9353539199142" calcext:value-type="float">
            <text:p>-12.9353539199142</text:p>
          </table:table-cell>
          <table:table-cell table:number-columns-repeated="5"/>
        </table:table-row>
        <table:table-row table:style-name="ro1">
          <table:table-cell office:value-type="float" office:value="1.85560516223874" calcext:value-type="float">
            <text:p>1.85560516223874</text:p>
          </table:table-cell>
          <table:table-cell office:value-type="float" office:value="1.03539686561067" calcext:value-type="float">
            <text:p>1.03539686561067</text:p>
          </table:table-cell>
          <table:table-cell office:value-type="float" office:value="-11.3974511089933" calcext:value-type="float">
            <text:p>-11.3974511089933</text:p>
          </table:table-cell>
          <table:table-cell table:number-columns-repeated="5"/>
        </table:table-row>
        <table:table-row table:style-name="ro1">
          <table:table-cell office:value-type="float" office:value="-0.166643549425735" calcext:value-type="float">
            <text:p>-0.166643549425735</text:p>
          </table:table-cell>
          <table:table-cell office:value-type="float" office:value="-1.1274287615101" calcext:value-type="float">
            <text:p>-1.1274287615101</text:p>
          </table:table-cell>
          <table:table-cell office:value-type="float" office:value="-10.6647337987789" calcext:value-type="float">
            <text:p>-10.6647337987789</text:p>
          </table:table-cell>
          <table:table-cell table:number-columns-repeated="5"/>
        </table:table-row>
        <table:table-row table:style-name="ro1">
          <table:table-cell office:value-type="float" office:value="-1.06972994800486" calcext:value-type="float">
            <text:p>-1.06972994800486</text:p>
          </table:table-cell>
          <table:table-cell office:value-type="float" office:value="0.21186292346906" calcext:value-type="float">
            <text:p>0.21186292346906</text:p>
          </table:table-cell>
          <table:table-cell office:value-type="float" office:value="-10.2396315373885" calcext:value-type="float">
            <text:p>-10.2396315373885</text:p>
          </table:table-cell>
          <table:table-cell table:number-columns-repeated="5"/>
        </table:table-row>
        <table:table-row table:style-name="ro1">
          <table:table-cell office:value-type="float" office:value="0.987111403748055" calcext:value-type="float">
            <text:p>0.987111403748055</text:p>
          </table:table-cell>
          <table:table-cell office:value-type="float" office:value="-2.98140156948888" calcext:value-type="float">
            <text:p>-2.98140156948888</text:p>
          </table:table-cell>
          <table:table-cell office:value-type="float" office:value="-10.0358831275902" calcext:value-type="float">
            <text:p>-10.0358831275902</text:p>
          </table:table-cell>
          <table:table-cell table:number-columns-repeated="5"/>
        </table:table-row>
        <table:table-row table:style-name="ro1">
          <table:table-cell office:value-type="float" office:value="0.957417940282301" calcext:value-type="float">
            <text:p>0.957417940282301</text:p>
          </table:table-cell>
          <table:table-cell office:value-type="float" office:value="-1.20701180487632" calcext:value-type="float">
            <text:p>-1.20701180487632</text:p>
          </table:table-cell>
          <table:table-cell office:value-type="float" office:value="-9.9389908436491" calcext:value-type="float">
            <text:p>-9.9389908436491</text:p>
          </table:table-cell>
          <table:table-cell table:number-columns-repeated="5"/>
        </table:table-row>
        <table:table-row table:style-name="ro1">
          <table:table-cell office:value-type="float" office:value="-2.99183440823813" calcext:value-type="float">
            <text:p>-2.99183440823813</text:p>
          </table:table-cell>
          <table:table-cell office:value-type="float" office:value="-0.965200119999303" calcext:value-type="float">
            <text:p>-0.965200119999303</text:p>
          </table:table-cell>
          <table:table-cell office:value-type="float" office:value="-9.86605981601221" calcext:value-type="float">
            <text:p>-9.86605981601221</text:p>
          </table:table-cell>
          <table:table-cell table:number-columns-repeated="5"/>
        </table:table-row>
        <table:table-row table:style-name="ro1">
          <table:table-cell office:value-type="float" office:value="-1.16495657828379" calcext:value-type="float">
            <text:p>-1.16495657828379</text:p>
          </table:table-cell>
          <table:table-cell office:value-type="float" office:value="-1.98746651366343" calcext:value-type="float">
            <text:p>-1.98746651366343</text:p>
          </table:table-cell>
          <table:table-cell office:value-type="float" office:value="-9.75462336784068" calcext:value-type="float">
            <text:p>-9.75462336784068</text:p>
          </table:table-cell>
          <table:table-cell table:number-columns-repeated="5"/>
        </table:table-row>
        <table:table-row table:style-name="ro1">
          <table:table-cell office:value-type="float" office:value="-0.969506288225065" calcext:value-type="float">
            <text:p>-0.969506288225065</text:p>
          </table:table-cell>
          <table:table-cell office:value-type="float" office:value="2.95121400945471" calcext:value-type="float">
            <text:p>2.95121400945471</text:p>
          </table:table-cell>
          <table:table-cell office:value-type="float" office:value="-9.70126555444339" calcext:value-type="float">
            <text:p>-9.70126555444339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-2.93208448418319" calcext:value-type="float">
            <text:p>-2.93208448418319</text:p>
          </table:table-cell>
          <table:table-cell office:value-type="float" office:value="-9.49725862572684" calcext:value-type="float">
            <text:p>-9.49725862572684</text:p>
          </table:table-cell>
          <table:table-cell table:number-columns-repeated="5"/>
        </table:table-row>
        <table:table-row table:style-name="ro1">
          <table:table-cell office:value-type="float" office:value="-0.116647782772439" calcext:value-type="float">
            <text:p>-0.116647782772439</text:p>
          </table:table-cell>
          <table:table-cell office:value-type="float" office:value="-1.19826081283058" calcext:value-type="float">
            <text:p>-1.19826081283058</text:p>
          </table:table-cell>
          <table:table-cell office:value-type="float" office:value="-9.1767178128197" calcext:value-type="float">
            <text:p>-9.1767178128197</text:p>
          </table:table-cell>
          <table:table-cell table:number-columns-repeated="5"/>
        </table:table-row>
        <table:table-row table:style-name="ro1">
          <table:table-cell office:value-type="float" office:value="0.926712170442633" calcext:value-type="float">
            <text:p>0.926712170442633</text:p>
          </table:table-cell>
          <table:table-cell office:value-type="float" office:value="-2.98140156948888" calcext:value-type="float">
            <text:p>-2.98140156948888</text:p>
          </table:table-cell>
          <table:table-cell office:value-type="float" office:value="-9.14263714211003" calcext:value-type="float">
            <text:p>-9.14263714211003</text:p>
          </table:table-cell>
          <table:table-cell table:number-columns-repeated="5"/>
        </table:table-row>
        <table:table-row table:style-name="ro1">
          <table:table-cell office:value-type="float" office:value="-1.81367441181687" calcext:value-type="float">
            <text:p>-1.81367441181687</text:p>
          </table:table-cell>
          <table:table-cell office:value-type="float" office:value="0.940216869813809" calcext:value-type="float">
            <text:p>0.940216869813809</text:p>
          </table:table-cell>
          <table:table-cell office:value-type="float" office:value="-9.02425280337741" calcext:value-type="float">
            <text:p>-9.02425280337741</text:p>
          </table:table-cell>
          <table:table-cell table:number-columns-repeated="5"/>
        </table:table-row>
        <table:table-row table:style-name="ro1">
          <table:table-cell office:value-type="float" office:value="2.00763160670603" calcext:value-type="float">
            <text:p>2.00763160670603</text:p>
          </table:table-cell>
          <table:table-cell office:value-type="float" office:value="0.801381882617909" calcext:value-type="float">
            <text:p>0.801381882617909</text:p>
          </table:table-cell>
          <table:table-cell office:value-type="float" office:value="-8.48833730969186" calcext:value-type="float">
            <text:p>-8.48833730969186</text:p>
          </table:table-cell>
          <table:table-cell table:number-columns-repeated="5"/>
        </table:table-row>
        <table:table-row table:style-name="ro1">
          <table:table-cell office:value-type="float" office:value="-2.16300018269129" calcext:value-type="float">
            <text:p>-2.16300018269129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8.47226302178729" calcext:value-type="float">
            <text:p>-8.47226302178729</text:p>
          </table:table-cell>
          <table:table-cell table:number-columns-repeated="5"/>
        </table:table-row>
        <table:table-row table:style-name="ro1">
          <table:table-cell office:value-type="float" office:value="-0.116647782772439" calcext:value-type="float">
            <text:p>-0.116647782772439</text:p>
          </table:table-cell>
          <table:table-cell office:value-type="float" office:value="-2.95309193497839" calcext:value-type="float">
            <text:p>-2.95309193497839</text:p>
          </table:table-cell>
          <table:table-cell office:value-type="float" office:value="-8.26668352477839" calcext:value-type="float">
            <text:p>-8.26668352477839</text:p>
          </table:table-cell>
          <table:table-cell table:number-columns-repeated="5"/>
        </table:table-row>
        <table:table-row table:style-name="ro1">
          <table:table-cell office:value-type="float" office:value="0.114539086895503" calcext:value-type="float">
            <text:p>0.114539086895503</text:p>
          </table:table-cell>
          <table:table-cell office:value-type="float" office:value="1.21697465972728" calcext:value-type="float">
            <text:p>1.21697465972728</text:p>
          </table:table-cell>
          <table:table-cell office:value-type="float" office:value="-8.08626843215131" calcext:value-type="float">
            <text:p>-8.08626843215131</text:p>
          </table:table-cell>
          <table:table-cell table:number-columns-repeated="5"/>
        </table:table-row>
        <table:table-row table:style-name="ro1">
          <table:table-cell office:value-type="float" office:value="0.911061108138625" calcext:value-type="float">
            <text:p>0.911061108138625</text:p>
          </table:table-cell>
          <table:table-cell office:value-type="float" office:value="0.764046852842085" calcext:value-type="float">
            <text:p>0.764046852842085</text:p>
          </table:table-cell>
          <table:table-cell office:value-type="float" office:value="-7.94646011371711" calcext:value-type="float">
            <text:p>-7.94646011371711</text:p>
          </table:table-cell>
          <table:table-cell table:number-columns-repeated="5"/>
        </table:table-row>
        <table:table-row table:style-name="ro1">
          <table:table-cell office:value-type="float" office:value="-1.17630270234069" calcext:value-type="float">
            <text:p>-1.17630270234069</text:p>
          </table:table-cell>
          <table:table-cell office:value-type="float" office:value="-1.90973553033636" calcext:value-type="float">
            <text:p>-1.90973553033636</text:p>
          </table:table-cell>
          <table:table-cell office:value-type="float" office:value="-7.87040964031088" calcext:value-type="float">
            <text:p>-7.87040964031088</text:p>
          </table:table-cell>
          <table:table-cell table:number-columns-repeated="5"/>
        </table:table-row>
        <table:table-row table:style-name="ro1">
          <table:table-cell office:value-type="float" office:value="-1.92475015368596" calcext:value-type="float">
            <text:p>-1.92475015368596</text:p>
          </table:table-cell>
          <table:table-cell office:value-type="float" office:value="1.18338261162399" calcext:value-type="float">
            <text:p>1.18338261162399</text:p>
          </table:table-cell>
          <table:table-cell office:value-type="float" office:value="-7.86240749825082" calcext:value-type="float">
            <text:p>-7.86240749825082</text:p>
          </table:table-cell>
          <table:table-cell table:number-columns-repeated="5"/>
        </table:table-row>
        <table:table-row table:style-name="ro1">
          <table:table-cell office:value-type="float" office:value="-0.726065184475823" calcext:value-type="float">
            <text:p>-0.726065184475823</text:p>
          </table:table-cell>
          <table:table-cell office:value-type="float" office:value="0.0454615249202517" calcext:value-type="float">
            <text:p>0.0454615249202517</text:p>
          </table:table-cell>
          <table:table-cell office:value-type="float" office:value="-7.56736219307927" calcext:value-type="float">
            <text:p>-7.56736219307927</text:p>
          </table:table-cell>
          <table:table-cell table:number-columns-repeated="5"/>
        </table:table-row>
        <table:table-row table:style-name="ro1">
          <table:table-cell office:value-type="float" office:value="0.813791992340434" calcext:value-type="float">
            <text:p>0.813791992340434</text:p>
          </table:table-cell>
          <table:table-cell office:value-type="float" office:value="0.180800612488742" calcext:value-type="float">
            <text:p>0.180800612488742</text:p>
          </table:table-cell>
          <table:table-cell office:value-type="float" office:value="-7.41898293137758" calcext:value-type="float">
            <text:p>-7.41898293137758</text:p>
          </table:table-cell>
          <table:table-cell table:number-columns-repeated="5"/>
        </table:table-row>
        <table:table-row table:style-name="ro1">
          <table:table-cell office:value-type="float" office:value="-1.78802539752095" calcext:value-type="float">
            <text:p>-1.78802539752095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7.12217481393341" calcext:value-type="float">
            <text:p>-7.12217481393341</text:p>
          </table:table-cell>
          <table:table-cell table:number-columns-repeated="5"/>
        </table:table-row>
        <table:table-row table:style-name="ro1">
          <table:table-cell office:value-type="float" office:value="3.1069841762178" calcext:value-type="float">
            <text:p>3.1069841762178</text:p>
          </table:table-cell>
          <table:table-cell office:value-type="float" office:value="-0.965200119999303" calcext:value-type="float">
            <text:p>-0.965200119999303</text:p>
          </table:table-cell>
          <table:table-cell office:value-type="float" office:value="-7.00146814063913" calcext:value-type="float">
            <text:p>-7.00146814063913</text:p>
          </table:table-cell>
          <table:table-cell table:number-columns-repeated="5"/>
        </table:table-row>
        <table:table-row table:style-name="ro1">
          <table:table-cell office:value-type="float" office:value="3.09144731131107" calcext:value-type="float">
            <text:p>3.09144731131107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6.78982691428792" calcext:value-type="float">
            <text:p>-6.78982691428792</text:p>
          </table:table-cell>
          <table:table-cell table:number-columns-repeated="5"/>
        </table:table-row>
        <table:table-row table:style-name="ro1">
          <table:table-cell office:value-type="float" office:value="1.96018787478531" calcext:value-type="float">
            <text:p>1.96018787478531</text:p>
          </table:table-cell>
          <table:table-cell office:value-type="float" office:value="-0.774328042375552" calcext:value-type="float">
            <text:p>-0.774328042375552</text:p>
          </table:table-cell>
          <table:table-cell office:value-type="float" office:value="-6.76947039686092" calcext:value-type="float">
            <text:p>-6.76947039686092</text:p>
          </table:table-cell>
          <table:table-cell table:number-columns-repeated="5"/>
        </table:table-row>
        <table:table-row table:style-name="ro1">
          <table:table-cell office:value-type="float" office:value="3.01939008864126" calcext:value-type="float">
            <text:p>3.01939008864126</text:p>
          </table:table-cell>
          <table:table-cell office:value-type="float" office:value="-0.149074002587908" calcext:value-type="float">
            <text:p>-0.149074002587908</text:p>
          </table:table-cell>
          <table:table-cell office:value-type="float" office:value="-6.71176069424344" calcext:value-type="float">
            <text:p>-6.71176069424344</text:p>
          </table:table-cell>
          <table:table-cell table:number-columns-repeated="5"/>
        </table:table-row>
        <table:table-row table:style-name="ro1">
          <table:table-cell office:value-type="float" office:value="0.30573708508807" calcext:value-type="float">
            <text:p>0.30573708508807</text:p>
          </table:table-cell>
          <table:table-cell office:value-type="float" office:value="0.00928720612255463" calcext:value-type="float">
            <text:p>0.00928720612255463</text:p>
          </table:table-cell>
          <table:table-cell office:value-type="float" office:value="-6.45850072481811" calcext:value-type="float">
            <text:p>-6.45850072481811</text:p>
          </table:table-cell>
          <table:table-cell table:number-columns-repeated="5"/>
        </table:table-row>
        <table:table-row table:style-name="ro1">
          <table:table-cell office:value-type="float" office:value="-0.119511503789187" calcext:value-type="float">
            <text:p>-0.119511503789187</text:p>
          </table:table-cell>
          <table:table-cell office:value-type="float" office:value="1.78395419463082" calcext:value-type="float">
            <text:p>1.78395419463082</text:p>
          </table:table-cell>
          <table:table-cell office:value-type="float" office:value="-6.23114562260985" calcext:value-type="float">
            <text:p>-6.2311456226098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3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0.0163450373929734" calcext:value-type="float">
            <text:p>0.0163450373929734</text:p>
          </table:table-cell>
          <table:table-cell office:value-type="float" office:value="0.011760235461046" calcext:value-type="float">
            <text:p>0.011760235461046</text:p>
          </table:table-cell>
          <table:table-cell office:value-type="float" office:value="-19.9196180254676" calcext:value-type="float">
            <text:p>-19.9196180254676</text:p>
          </table:table-cell>
          <table:table-cell table:number-columns-repeated="5"/>
        </table:table-row>
        <table:table-row table:style-name="ro1">
          <table:table-cell office:value-type="float" office:value="0.957417940282301" calcext:value-type="float">
            <text:p>0.957417940282301</text:p>
          </table:table-cell>
          <table:table-cell office:value-type="float" office:value="0.0439927306446926" calcext:value-type="float">
            <text:p>0.0439927306446926</text:p>
          </table:table-cell>
          <table:table-cell office:value-type="float" office:value="-18.3460292856682" calcext:value-type="float">
            <text:p>-18.3460292856682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-0.939392264590703" calcext:value-type="float">
            <text:p>-0.939392264590703</text:p>
          </table:table-cell>
          <table:table-cell office:value-type="float" office:value="-17.3923023871039" calcext:value-type="float">
            <text:p>-17.3923023871039</text:p>
          </table:table-cell>
          <table:table-cell table:number-columns-repeated="5"/>
        </table:table-row>
        <table:table-row table:style-name="ro1">
          <table:table-cell office:value-type="float" office:value="0.911061108138625" calcext:value-type="float">
            <text:p>0.911061108138625</text:p>
          </table:table-cell>
          <table:table-cell office:value-type="float" office:value="0.0454615249202517" calcext:value-type="float">
            <text:p>0.0454615249202517</text:p>
          </table:table-cell>
          <table:table-cell office:value-type="float" office:value="-17.2415227385594" calcext:value-type="float">
            <text:p>-17.2415227385594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0.0979648565098357" calcext:value-type="float">
            <text:p>0.0979648565098357</text:p>
          </table:table-cell>
          <table:table-cell office:value-type="float" office:value="-17.1461905456382" calcext:value-type="float">
            <text:p>-17.1461905456382</text:p>
          </table:table-cell>
          <table:table-cell table:number-columns-repeated="5"/>
        </table:table-row>
        <table:table-row table:style-name="ro1">
          <table:table-cell office:value-type="float" office:value="0.987111403748055" calcext:value-type="float">
            <text:p>0.987111403748055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6.9455082173973" calcext:value-type="float">
            <text:p>-16.9455082173973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6.9437891866521" calcext:value-type="float">
            <text:p>-16.9437891866521</text:p>
          </table:table-cell>
          <table:table-cell table:number-columns-repeated="5"/>
        </table:table-row>
        <table:table-row table:style-name="ro1">
          <table:table-cell office:value-type="float" office:value="-1.0355039018087" calcext:value-type="float">
            <text:p>-1.0355039018087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6.632612926609" calcext:value-type="float">
            <text:p>-16.632612926609</text:p>
          </table:table-cell>
          <table:table-cell table:number-columns-repeated="5"/>
        </table:table-row>
        <table:table-row table:style-name="ro1">
          <table:table-cell office:value-type="float" office:value="0.114539086895503" calcext:value-type="float">
            <text:p>0.114539086895503</text:p>
          </table:table-cell>
          <table:table-cell office:value-type="float" office:value="1.01748933743181" calcext:value-type="float">
            <text:p>1.01748933743181</text:p>
          </table:table-cell>
          <table:table-cell office:value-type="float" office:value="-16.4115101164959" calcext:value-type="float">
            <text:p>-16.4115101164959</text:p>
          </table:table-cell>
          <table:table-cell table:number-columns-repeated="5"/>
        </table:table-row>
        <table:table-row table:style-name="ro1">
          <table:table-cell office:value-type="float" office:value="-1.05235611283005" calcext:value-type="float">
            <text:p>-1.05235611283005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6.3089939647022" calcext:value-type="float">
            <text:p>-16.3089939647022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0.12156023045415" calcext:value-type="float">
            <text:p>0.12156023045415</text:p>
          </table:table-cell>
          <table:table-cell office:value-type="float" office:value="-16.1985725375947" calcext:value-type="float">
            <text:p>-16.1985725375947</text:p>
          </table:table-cell>
          <table:table-cell table:number-columns-repeated="5"/>
        </table:table-row>
        <table:table-row table:style-name="ro1">
          <table:table-cell office:value-type="float" office:value="0.890538560066183" calcext:value-type="float">
            <text:p>0.890538560066183</text:p>
          </table:table-cell>
          <table:table-cell office:value-type="float" office:value="-0.0652393346537186" calcext:value-type="float">
            <text:p>-0.0652393346537186</text:p>
          </table:table-cell>
          <table:table-cell office:value-type="float" office:value="-16.1009064268923" calcext:value-type="float">
            <text:p>-16.1009064268923</text:p>
          </table:table-cell>
          <table:table-cell table:number-columns-repeated="5"/>
        </table:table-row>
        <table:table-row table:style-name="ro1">
          <table:table-cell office:value-type="float" office:value="-0.0985014287842536" calcext:value-type="float">
            <text:p>-0.0985014287842536</text:p>
          </table:table-cell>
          <table:table-cell office:value-type="float" office:value="-0.107281310542253" calcext:value-type="float">
            <text:p>-0.107281310542253</text:p>
          </table:table-cell>
          <table:table-cell office:value-type="float" office:value="-15.9368313311806" calcext:value-type="float">
            <text:p>-15.9368313311806</text:p>
          </table:table-cell>
          <table:table-cell table:number-columns-repeated="5"/>
        </table:table-row>
        <table:table-row table:style-name="ro1">
          <table:table-cell office:value-type="float" office:value="-0.892567490117275" calcext:value-type="float">
            <text:p>-0.892567490117275</text:p>
          </table:table-cell>
          <table:table-cell office:value-type="float" office:value="1.01748933743181" calcext:value-type="float">
            <text:p>1.01748933743181</text:p>
          </table:table-cell>
          <table:table-cell office:value-type="float" office:value="-15.9146765037415" calcext:value-type="float">
            <text:p>-15.9146765037415</text:p>
          </table:table-cell>
          <table:table-cell table:number-columns-repeated="5"/>
        </table:table-row>
        <table:table-row table:style-name="ro1">
          <table:table-cell office:value-type="float" office:value="0.114539086895503" calcext:value-type="float">
            <text:p>0.114539086895503</text:p>
          </table:table-cell>
          <table:table-cell office:value-type="float" office:value="-1.05260505421486" calcext:value-type="float">
            <text:p>-1.05260505421486</text:p>
          </table:table-cell>
          <table:table-cell office:value-type="float" office:value="-15.8578476486642" calcext:value-type="float">
            <text:p>-15.8578476486642</text:p>
          </table:table-cell>
          <table:table-cell table:number-columns-repeated="5"/>
        </table:table-row>
        <table:table-row table:style-name="ro1">
          <table:table-cell office:value-type="float" office:value="0.128488313483371" calcext:value-type="float">
            <text:p>0.128488313483371</text:p>
          </table:table-cell>
          <table:table-cell office:value-type="float" office:value="1.03539686561067" calcext:value-type="float">
            <text:p>1.03539686561067</text:p>
          </table:table-cell>
          <table:table-cell office:value-type="float" office:value="-15.5795419723413" calcext:value-type="float">
            <text:p>-15.5795419723413</text:p>
          </table:table-cell>
          <table:table-cell table:number-columns-repeated="5"/>
        </table:table-row>
        <table:table-row table:style-name="ro1">
          <table:table-cell office:value-type="float" office:value="-0.880524616492206" calcext:value-type="float">
            <text:p>-0.880524616492206</text:p>
          </table:table-cell>
          <table:table-cell office:value-type="float" office:value="-1.03041421980566" calcext:value-type="float">
            <text:p>-1.03041421980566</text:p>
          </table:table-cell>
          <table:table-cell office:value-type="float" office:value="-15.2930964581229" calcext:value-type="float">
            <text:p>-15.2930964581229</text:p>
          </table:table-cell>
          <table:table-cell table:number-columns-repeated="5"/>
        </table:table-row>
        <table:table-row table:style-name="ro1">
          <table:table-cell office:value-type="float" office:value="0.890538560066183" calcext:value-type="float">
            <text:p>0.890538560066183</text:p>
          </table:table-cell>
          <table:table-cell office:value-type="float" office:value="-1.05352753668014" calcext:value-type="float">
            <text:p>-1.05352753668014</text:p>
          </table:table-cell>
          <table:table-cell office:value-type="float" office:value="-15.2634224819556" calcext:value-type="float">
            <text:p>-15.2634224819556</text:p>
          </table:table-cell>
          <table:table-cell table:number-columns-repeated="5"/>
        </table:table-row>
        <table:table-row table:style-name="ro1">
          <table:table-cell office:value-type="float" office:value="-0.892567490117275" calcext:value-type="float">
            <text:p>-0.892567490117275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4.9629471989138" calcext:value-type="float">
            <text:p>-14.9629471989138</text:p>
          </table:table-cell>
          <table:table-cell table:number-columns-repeated="5"/>
        </table:table-row>
        <table:table-row table:style-name="ro1">
          <table:table-cell office:value-type="float" office:value="-1.92492118451823" calcext:value-type="float">
            <text:p>-1.92492118451823</text:p>
          </table:table-cell>
          <table:table-cell office:value-type="float" office:value="0.0454615249202517" calcext:value-type="float">
            <text:p>0.0454615249202517</text:p>
          </table:table-cell>
          <table:table-cell office:value-type="float" office:value="-14.7952337938606" calcext:value-type="float">
            <text:p>-14.7952337938606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-1.1274287615101" calcext:value-type="float">
            <text:p>-1.1274287615101</text:p>
          </table:table-cell>
          <table:table-cell office:value-type="float" office:value="-14.6823660176238" calcext:value-type="float">
            <text:p>-14.6823660176238</text:p>
          </table:table-cell>
          <table:table-cell table:number-columns-repeated="5"/>
        </table:table-row>
        <table:table-row table:style-name="ro1">
          <table:table-cell office:value-type="float" office:value="2.00763160670603" calcext:value-type="float">
            <text:p>2.00763160670603</text:p>
          </table:table-cell>
          <table:table-cell office:value-type="float" office:value="-1.05260505421486" calcext:value-type="float">
            <text:p>-1.05260505421486</text:p>
          </table:table-cell>
          <table:table-cell office:value-type="float" office:value="-14.308657167697" calcext:value-type="float">
            <text:p>-14.308657167697</text:p>
          </table:table-cell>
          <table:table-cell table:number-columns-repeated="5"/>
        </table:table-row>
        <table:table-row table:style-name="ro1">
          <table:table-cell office:value-type="float" office:value="1.96018787478531" calcext:value-type="float">
            <text:p>1.96018787478531</text:p>
          </table:table-cell>
          <table:table-cell office:value-type="float" office:value="-1.05260505421486" calcext:value-type="float">
            <text:p>-1.05260505421486</text:p>
          </table:table-cell>
          <table:table-cell office:value-type="float" office:value="-14.1971600516877" calcext:value-type="float">
            <text:p>-14.1971600516877</text:p>
          </table:table-cell>
          <table:table-cell table:number-columns-repeated="5"/>
        </table:table-row>
        <table:table-row table:style-name="ro1">
          <table:table-cell office:value-type="float" office:value="0.862399413017395" calcext:value-type="float">
            <text:p>0.862399413017395</text:p>
          </table:table-cell>
          <table:table-cell office:value-type="float" office:value="-1.05219026209186" calcext:value-type="float">
            <text:p>-1.05219026209186</text:p>
          </table:table-cell>
          <table:table-cell office:value-type="float" office:value="-14.1059758316834" calcext:value-type="float">
            <text:p>-14.1059758316834</text:p>
          </table:table-cell>
          <table:table-cell table:number-columns-repeated="5"/>
        </table:table-row>
        <table:table-row table:style-name="ro1">
          <table:table-cell office:value-type="float" office:value="-2.04904525834793" calcext:value-type="float">
            <text:p>-2.04904525834793</text:p>
          </table:table-cell>
          <table:table-cell office:value-type="float" office:value="-1.03041421980566" calcext:value-type="float">
            <text:p>-1.03041421980566</text:p>
          </table:table-cell>
          <table:table-cell office:value-type="float" office:value="-14.0865537850561" calcext:value-type="float">
            <text:p>-14.0865537850561</text:p>
          </table:table-cell>
          <table:table-cell table:number-columns-repeated="5"/>
        </table:table-row>
        <table:table-row table:style-name="ro1">
          <table:table-cell office:value-type="float" office:value="0.931865511888288" calcext:value-type="float">
            <text:p>0.931865511888288</text:p>
          </table:table-cell>
          <table:table-cell office:value-type="float" office:value="-2.03038254639759" calcext:value-type="float">
            <text:p>-2.03038254639759</text:p>
          </table:table-cell>
          <table:table-cell office:value-type="float" office:value="-13.9250685312242" calcext:value-type="float">
            <text:p>-13.9250685312242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0.174299820637235" calcext:value-type="float">
            <text:p>0.174299820637235</text:p>
          </table:table-cell>
          <table:table-cell office:value-type="float" office:value="-13.5397990598378" calcext:value-type="float">
            <text:p>-13.5397990598378</text:p>
          </table:table-cell>
          <table:table-cell table:number-columns-repeated="5"/>
        </table:table-row>
        <table:table-row table:style-name="ro1">
          <table:table-cell office:value-type="float" office:value="0.957417940282301" calcext:value-type="float">
            <text:p>0.957417940282301</text:p>
          </table:table-cell>
          <table:table-cell office:value-type="float" office:value="2.07166742351028" calcext:value-type="float">
            <text:p>2.07166742351028</text:p>
          </table:table-cell>
          <table:table-cell office:value-type="float" office:value="-13.4389243735525" calcext:value-type="float">
            <text:p>-13.4389243735525</text:p>
          </table:table-cell>
          <table:table-cell table:number-columns-repeated="5"/>
        </table:table-row>
        <table:table-row table:style-name="ro1">
          <table:table-cell office:value-type="float" office:value="-1.94140470040094" calcext:value-type="float">
            <text:p>-1.94140470040094</text:p>
          </table:table-cell>
          <table:table-cell office:value-type="float" office:value="-0.107281310542253" calcext:value-type="float">
            <text:p>-0.107281310542253</text:p>
          </table:table-cell>
          <table:table-cell office:value-type="float" office:value="-13.3622194090618" calcext:value-type="float">
            <text:p>-13.3622194090618</text:p>
          </table:table-cell>
          <table:table-cell table:number-columns-repeated="5"/>
        </table:table-row>
        <table:table-row table:style-name="ro1">
          <table:table-cell office:value-type="float" office:value="-0.911114703616809" calcext:value-type="float">
            <text:p>-0.911114703616809</text:p>
          </table:table-cell>
          <table:table-cell office:value-type="float" office:value="-2.03038254639759" calcext:value-type="float">
            <text:p>-2.03038254639759</text:p>
          </table:table-cell>
          <table:table-cell office:value-type="float" office:value="-13.3463575076865" calcext:value-type="float">
            <text:p>-13.3463575076865</text:p>
          </table:table-cell>
          <table:table-cell table:number-columns-repeated="5"/>
        </table:table-row>
        <table:table-row table:style-name="ro1">
          <table:table-cell office:value-type="float" office:value="-0.0985014287842536" calcext:value-type="float">
            <text:p>-0.0985014287842536</text:p>
          </table:table-cell>
          <table:table-cell office:value-type="float" office:value="-1.13836215684148" calcext:value-type="float">
            <text:p>-1.13836215684148</text:p>
          </table:table-cell>
          <table:table-cell office:value-type="float" office:value="-13.2927777687634" calcext:value-type="float">
            <text:p>-13.2927777687634</text:p>
          </table:table-cell>
          <table:table-cell table:number-columns-repeated="5"/>
        </table:table-row>
        <table:table-row table:style-name="ro1">
          <table:table-cell office:value-type="float" office:value="-2.04904525834793" calcext:value-type="float">
            <text:p>-2.04904525834793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3.2830140200761" calcext:value-type="float">
            <text:p>-13.2830140200761</text:p>
          </table:table-cell>
          <table:table-cell table:number-columns-repeated="5"/>
        </table:table-row>
        <table:table-row table:style-name="ro1">
          <table:table-cell office:value-type="float" office:value="0.114539086895503" calcext:value-type="float">
            <text:p>0.114539086895503</text:p>
          </table:table-cell>
          <table:table-cell office:value-type="float" office:value="-1.1274287615101" calcext:value-type="float">
            <text:p>-1.1274287615101</text:p>
          </table:table-cell>
          <table:table-cell office:value-type="float" office:value="-13.1983576426399" calcext:value-type="float">
            <text:p>-13.1983576426399</text:p>
          </table:table-cell>
          <table:table-cell table:number-columns-repeated="5"/>
        </table:table-row>
        <table:table-row table:style-name="ro1">
          <table:table-cell office:value-type="float" office:value="-0.119511503789187" calcext:value-type="float">
            <text:p>-0.119511503789187</text:p>
          </table:table-cell>
          <table:table-cell office:value-type="float" office:value="-1.1274287615101" calcext:value-type="float">
            <text:p>-1.1274287615101</text:p>
          </table:table-cell>
          <table:table-cell office:value-type="float" office:value="-12.9876258157428" calcext:value-type="float">
            <text:p>-12.9876258157428</text:p>
          </table:table-cell>
          <table:table-cell table:number-columns-repeated="5"/>
        </table:table-row>
        <table:table-row table:style-name="ro1">
          <table:table-cell office:value-type="float" office:value="-0.911114703616809" calcext:value-type="float">
            <text:p>-0.911114703616809</text:p>
          </table:table-cell>
          <table:table-cell office:value-type="float" office:value="-1.92834036141174" calcext:value-type="float">
            <text:p>-1.92834036141174</text:p>
          </table:table-cell>
          <table:table-cell office:value-type="float" office:value="-12.9353539199142" calcext:value-type="float">
            <text:p>-12.9353539199142</text:p>
          </table:table-cell>
          <table:table-cell table:number-columns-repeated="5"/>
        </table:table-row>
        <table:table-row table:style-name="ro1">
          <table:table-cell office:value-type="float" office:value="-0.892567490117275" calcext:value-type="float">
            <text:p>-0.892567490117275</text:p>
          </table:table-cell>
          <table:table-cell office:value-type="float" office:value="-2.03038254639759" calcext:value-type="float">
            <text:p>-2.03038254639759</text:p>
          </table:table-cell>
          <table:table-cell office:value-type="float" office:value="-12.7061649429448" calcext:value-type="float">
            <text:p>-12.7061649429448</text:p>
          </table:table-cell>
          <table:table-cell table:number-columns-repeated="5"/>
        </table:table-row>
        <table:table-row table:style-name="ro1">
          <table:table-cell office:value-type="float" office:value="-1.05235611283005" calcext:value-type="float">
            <text:p>-1.05235611283005</text:p>
          </table:table-cell>
          <table:table-cell office:value-type="float" office:value="-0.825741950538791" calcext:value-type="float">
            <text:p>-0.825741950538791</text:p>
          </table:table-cell>
          <table:table-cell office:value-type="float" office:value="-12.2558675746217" calcext:value-type="float">
            <text:p>-12.2558675746217</text:p>
          </table:table-cell>
          <table:table-cell table:number-columns-repeated="5"/>
        </table:table-row>
        <table:table-row table:style-name="ro1">
          <table:table-cell office:value-type="float" office:value="0.16479059779192" calcext:value-type="float">
            <text:p>0.16479059779192</text:p>
          </table:table-cell>
          <table:table-cell office:value-type="float" office:value="-1.09949834867694" calcext:value-type="float">
            <text:p>-1.09949834867694</text:p>
          </table:table-cell>
          <table:table-cell office:value-type="float" office:value="-11.9743386119962" calcext:value-type="float">
            <text:p>-11.9743386119962</text:p>
          </table:table-cell>
          <table:table-cell table:number-columns-repeated="5"/>
        </table:table-row>
        <table:table-row table:style-name="ro1">
          <table:table-cell office:value-type="float" office:value="1.85560516223874" calcext:value-type="float">
            <text:p>1.85560516223874</text:p>
          </table:table-cell>
          <table:table-cell office:value-type="float" office:value="1.03539686561067" calcext:value-type="float">
            <text:p>1.03539686561067</text:p>
          </table:table-cell>
          <table:table-cell office:value-type="float" office:value="-11.3974511089933" calcext:value-type="float">
            <text:p>-11.3974511089933</text:p>
          </table:table-cell>
          <table:table-cell table:number-columns-repeated="5"/>
        </table:table-row>
        <table:table-row table:style-name="ro1">
          <table:table-cell office:value-type="float" office:value="-0.166643549425735" calcext:value-type="float">
            <text:p>-0.166643549425735</text:p>
          </table:table-cell>
          <table:table-cell office:value-type="float" office:value="-1.1274287615101" calcext:value-type="float">
            <text:p>-1.1274287615101</text:p>
          </table:table-cell>
          <table:table-cell office:value-type="float" office:value="-10.6647337987789" calcext:value-type="float">
            <text:p>-10.6647337987789</text:p>
          </table:table-cell>
          <table:table-cell table:number-columns-repeated="5"/>
        </table:table-row>
        <table:table-row table:style-name="ro1">
          <table:table-cell office:value-type="float" office:value="0.896035153527961" calcext:value-type="float">
            <text:p>0.896035153527961</text:p>
          </table:table-cell>
          <table:table-cell office:value-type="float" office:value="1.86992645357247" calcext:value-type="float">
            <text:p>1.86992645357247</text:p>
          </table:table-cell>
          <table:table-cell office:value-type="float" office:value="-10.4838443495399" calcext:value-type="float">
            <text:p>-10.4838443495399</text:p>
          </table:table-cell>
          <table:table-cell table:number-columns-repeated="5"/>
        </table:table-row>
        <table:table-row table:style-name="ro1">
          <table:table-cell office:value-type="float" office:value="0.911061108138625" calcext:value-type="float">
            <text:p>0.911061108138625</text:p>
          </table:table-cell>
          <table:table-cell office:value-type="float" office:value="-1.85686028527986" calcext:value-type="float">
            <text:p>-1.85686028527986</text:p>
          </table:table-cell>
          <table:table-cell office:value-type="float" office:value="-10.421860352942" calcext:value-type="float">
            <text:p>-10.421860352942</text:p>
          </table:table-cell>
          <table:table-cell table:number-columns-repeated="5"/>
        </table:table-row>
        <table:table-row table:style-name="ro1">
          <table:table-cell office:value-type="float" office:value="-1.06972994800486" calcext:value-type="float">
            <text:p>-1.06972994800486</text:p>
          </table:table-cell>
          <table:table-cell office:value-type="float" office:value="0.21186292346906" calcext:value-type="float">
            <text:p>0.21186292346906</text:p>
          </table:table-cell>
          <table:table-cell office:value-type="float" office:value="-10.2396315373885" calcext:value-type="float">
            <text:p>-10.2396315373885</text:p>
          </table:table-cell>
          <table:table-cell table:number-columns-repeated="5"/>
        </table:table-row>
        <table:table-row table:style-name="ro1">
          <table:table-cell office:value-type="float" office:value="0.987111403748055" calcext:value-type="float">
            <text:p>0.987111403748055</text:p>
          </table:table-cell>
          <table:table-cell office:value-type="float" office:value="-2.98140156948888" calcext:value-type="float">
            <text:p>-2.98140156948888</text:p>
          </table:table-cell>
          <table:table-cell office:value-type="float" office:value="-10.0358831275902" calcext:value-type="float">
            <text:p>-10.0358831275902</text:p>
          </table:table-cell>
          <table:table-cell table:number-columns-repeated="5"/>
        </table:table-row>
        <table:table-row table:style-name="ro1">
          <table:table-cell office:value-type="float" office:value="0.957417940282301" calcext:value-type="float">
            <text:p>0.957417940282301</text:p>
          </table:table-cell>
          <table:table-cell office:value-type="float" office:value="-1.20701180487632" calcext:value-type="float">
            <text:p>-1.20701180487632</text:p>
          </table:table-cell>
          <table:table-cell office:value-type="float" office:value="-9.9389908436491" calcext:value-type="float">
            <text:p>-9.9389908436491</text:p>
          </table:table-cell>
          <table:table-cell table:number-columns-repeated="5"/>
        </table:table-row>
        <table:table-row table:style-name="ro1">
          <table:table-cell office:value-type="float" office:value="-2.99183440823813" calcext:value-type="float">
            <text:p>-2.99183440823813</text:p>
          </table:table-cell>
          <table:table-cell office:value-type="float" office:value="-0.965200119999303" calcext:value-type="float">
            <text:p>-0.965200119999303</text:p>
          </table:table-cell>
          <table:table-cell office:value-type="float" office:value="-9.86605981601221" calcext:value-type="float">
            <text:p>-9.86605981601221</text:p>
          </table:table-cell>
          <table:table-cell table:number-columns-repeated="5"/>
        </table:table-row>
        <table:table-row table:style-name="ro1">
          <table:table-cell office:value-type="float" office:value="-1.16495657828379" calcext:value-type="float">
            <text:p>-1.16495657828379</text:p>
          </table:table-cell>
          <table:table-cell office:value-type="float" office:value="-1.98746651366343" calcext:value-type="float">
            <text:p>-1.98746651366343</text:p>
          </table:table-cell>
          <table:table-cell office:value-type="float" office:value="-9.75462336784068" calcext:value-type="float">
            <text:p>-9.75462336784068</text:p>
          </table:table-cell>
          <table:table-cell table:number-columns-repeated="5"/>
        </table:table-row>
        <table:table-row table:style-name="ro1">
          <table:table-cell office:value-type="float" office:value="-0.969506288225065" calcext:value-type="float">
            <text:p>-0.969506288225065</text:p>
          </table:table-cell>
          <table:table-cell office:value-type="float" office:value="2.95121400945471" calcext:value-type="float">
            <text:p>2.95121400945471</text:p>
          </table:table-cell>
          <table:table-cell office:value-type="float" office:value="-9.70126555444339" calcext:value-type="float">
            <text:p>-9.70126555444339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-2.93208448418319" calcext:value-type="float">
            <text:p>-2.93208448418319</text:p>
          </table:table-cell>
          <table:table-cell office:value-type="float" office:value="-9.49725862572684" calcext:value-type="float">
            <text:p>-9.49725862572684</text:p>
          </table:table-cell>
          <table:table-cell table:number-columns-repeated="5"/>
        </table:table-row>
        <table:table-row table:style-name="ro1">
          <table:table-cell office:value-type="float" office:value="2.9605496467684" calcext:value-type="float">
            <text:p>2.9605496467684</text:p>
          </table:table-cell>
          <table:table-cell office:value-type="float" office:value="-1.0511152160418" calcext:value-type="float">
            <text:p>-1.0511152160418</text:p>
          </table:table-cell>
          <table:table-cell office:value-type="float" office:value="-9.31334371202617" calcext:value-type="float">
            <text:p>-9.3133437120261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4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0.0163450373929734" calcext:value-type="float">
            <text:p>0.0163450373929734</text:p>
          </table:table-cell>
          <table:table-cell office:value-type="float" office:value="0.011760235461046" calcext:value-type="float">
            <text:p>0.011760235461046</text:p>
          </table:table-cell>
          <table:table-cell office:value-type="float" office:value="-19.9196180254676" calcext:value-type="float">
            <text:p>-19.9196180254676</text:p>
          </table:table-cell>
          <table:table-cell table:number-columns-repeated="5"/>
        </table:table-row>
        <table:table-row table:style-name="ro1">
          <table:table-cell office:value-type="float" office:value="-0.942812244577481" calcext:value-type="float">
            <text:p>-0.942812244577481</text:p>
          </table:table-cell>
          <table:table-cell office:value-type="float" office:value="0.011760235461046" calcext:value-type="float">
            <text:p>0.011760235461046</text:p>
          </table:table-cell>
          <table:table-cell office:value-type="float" office:value="-18.4450363330111" calcext:value-type="float">
            <text:p>-18.4450363330111</text:p>
          </table:table-cell>
          <table:table-cell table:number-columns-repeated="5"/>
        </table:table-row>
        <table:table-row table:style-name="ro1">
          <table:table-cell office:value-type="float" office:value="0.957417940282301" calcext:value-type="float">
            <text:p>0.957417940282301</text:p>
          </table:table-cell>
          <table:table-cell office:value-type="float" office:value="0.0439927306446926" calcext:value-type="float">
            <text:p>0.0439927306446926</text:p>
          </table:table-cell>
          <table:table-cell office:value-type="float" office:value="-18.3460292856682" calcext:value-type="float">
            <text:p>-18.3460292856682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-0.939392264590703" calcext:value-type="float">
            <text:p>-0.939392264590703</text:p>
          </table:table-cell>
          <table:table-cell office:value-type="float" office:value="-17.3923023871039" calcext:value-type="float">
            <text:p>-17.3923023871039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-1.05260505421486" calcext:value-type="float">
            <text:p>-1.05260505421486</text:p>
          </table:table-cell>
          <table:table-cell office:value-type="float" office:value="-17.3418560236481" calcext:value-type="float">
            <text:p>-17.3418560236481</text:p>
          </table:table-cell>
          <table:table-cell table:number-columns-repeated="5"/>
        </table:table-row>
        <table:table-row table:style-name="ro1">
          <table:table-cell office:value-type="float" office:value="0.911061108138625" calcext:value-type="float">
            <text:p>0.911061108138625</text:p>
          </table:table-cell>
          <table:table-cell office:value-type="float" office:value="0.0454615249202517" calcext:value-type="float">
            <text:p>0.0454615249202517</text:p>
          </table:table-cell>
          <table:table-cell office:value-type="float" office:value="-17.2415227385594" calcext:value-type="float">
            <text:p>-17.2415227385594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0.0979648565098357" calcext:value-type="float">
            <text:p>0.0979648565098357</text:p>
          </table:table-cell>
          <table:table-cell office:value-type="float" office:value="-17.1461905456382" calcext:value-type="float">
            <text:p>-17.1461905456382</text:p>
          </table:table-cell>
          <table:table-cell table:number-columns-repeated="5"/>
        </table:table-row>
        <table:table-row table:style-name="ro1">
          <table:table-cell office:value-type="float" office:value="-1.05235611283005" calcext:value-type="float">
            <text:p>-1.05235611283005</text:p>
          </table:table-cell>
          <table:table-cell office:value-type="float" office:value="-1.03041421980566" calcext:value-type="float">
            <text:p>-1.03041421980566</text:p>
          </table:table-cell>
          <table:table-cell office:value-type="float" office:value="-17.1125337296822" calcext:value-type="float">
            <text:p>-17.1125337296822</text:p>
          </table:table-cell>
          <table:table-cell table:number-columns-repeated="5"/>
        </table:table-row>
        <table:table-row table:style-name="ro1">
          <table:table-cell office:value-type="float" office:value="0.987111403748055" calcext:value-type="float">
            <text:p>0.987111403748055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6.9455082173973" calcext:value-type="float">
            <text:p>-16.9455082173973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6.9437891866521" calcext:value-type="float">
            <text:p>-16.9437891866521</text:p>
          </table:table-cell>
          <table:table-cell table:number-columns-repeated="5"/>
        </table:table-row>
        <table:table-row table:style-name="ro1">
          <table:table-cell office:value-type="float" office:value="-1.0355039018087" calcext:value-type="float">
            <text:p>-1.0355039018087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6.632612926609" calcext:value-type="float">
            <text:p>-16.632612926609</text:p>
          </table:table-cell>
          <table:table-cell table:number-columns-repeated="5"/>
        </table:table-row>
        <table:table-row table:style-name="ro1">
          <table:table-cell office:value-type="float" office:value="-1.05235611283005" calcext:value-type="float">
            <text:p>-1.05235611283005</text:p>
          </table:table-cell>
          <table:table-cell office:value-type="float" office:value="-1.06171238789846" calcext:value-type="float">
            <text:p>-1.06171238789846</text:p>
          </table:table-cell>
          <table:table-cell office:value-type="float" office:value="-16.4867116021264" calcext:value-type="float">
            <text:p>-16.4867116021264</text:p>
          </table:table-cell>
          <table:table-cell table:number-columns-repeated="5"/>
        </table:table-row>
        <table:table-row table:style-name="ro1">
          <table:table-cell office:value-type="float" office:value="0.114539086895503" calcext:value-type="float">
            <text:p>0.114539086895503</text:p>
          </table:table-cell>
          <table:table-cell office:value-type="float" office:value="1.01748933743181" calcext:value-type="float">
            <text:p>1.01748933743181</text:p>
          </table:table-cell>
          <table:table-cell office:value-type="float" office:value="-16.4115101164959" calcext:value-type="float">
            <text:p>-16.4115101164959</text:p>
          </table:table-cell>
          <table:table-cell table:number-columns-repeated="5"/>
        </table:table-row>
        <table:table-row table:style-name="ro1">
          <table:table-cell office:value-type="float" office:value="0.0660670566191346" calcext:value-type="float">
            <text:p>0.0660670566191346</text:p>
          </table:table-cell>
          <table:table-cell office:value-type="float" office:value="-1.09164412103945" calcext:value-type="float">
            <text:p>-1.09164412103945</text:p>
          </table:table-cell>
          <table:table-cell office:value-type="float" office:value="-16.3421387306049" calcext:value-type="float">
            <text:p>-16.3421387306049</text:p>
          </table:table-cell>
          <table:table-cell table:number-columns-repeated="5"/>
        </table:table-row>
        <table:table-row table:style-name="ro1">
          <table:table-cell office:value-type="float" office:value="-1.05235611283005" calcext:value-type="float">
            <text:p>-1.05235611283005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6.3089939647022" calcext:value-type="float">
            <text:p>-16.3089939647022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0.12156023045415" calcext:value-type="float">
            <text:p>0.12156023045415</text:p>
          </table:table-cell>
          <table:table-cell office:value-type="float" office:value="-16.1985725375947" calcext:value-type="float">
            <text:p>-16.1985725375947</text:p>
          </table:table-cell>
          <table:table-cell table:number-columns-repeated="5"/>
        </table:table-row>
        <table:table-row table:style-name="ro1">
          <table:table-cell office:value-type="float" office:value="0.890538560066183" calcext:value-type="float">
            <text:p>0.890538560066183</text:p>
          </table:table-cell>
          <table:table-cell office:value-type="float" office:value="-0.0652393346537186" calcext:value-type="float">
            <text:p>-0.0652393346537186</text:p>
          </table:table-cell>
          <table:table-cell office:value-type="float" office:value="-16.1009064268923" calcext:value-type="float">
            <text:p>-16.1009064268923</text:p>
          </table:table-cell>
          <table:table-cell table:number-columns-repeated="5"/>
        </table:table-row>
        <table:table-row table:style-name="ro1">
          <table:table-cell office:value-type="float" office:value="-0.911114703616809" calcext:value-type="float">
            <text:p>-0.911114703616809</text:p>
          </table:table-cell>
          <table:table-cell office:value-type="float" office:value="-1.05352753668014" calcext:value-type="float">
            <text:p>-1.05352753668014</text:p>
          </table:table-cell>
          <table:table-cell office:value-type="float" office:value="-15.9802940917598" calcext:value-type="float">
            <text:p>-15.9802940917598</text:p>
          </table:table-cell>
          <table:table-cell table:number-columns-repeated="5"/>
        </table:table-row>
        <table:table-row table:style-name="ro1">
          <table:table-cell office:value-type="float" office:value="-0.0985014287842536" calcext:value-type="float">
            <text:p>-0.0985014287842536</text:p>
          </table:table-cell>
          <table:table-cell office:value-type="float" office:value="-0.107281310542253" calcext:value-type="float">
            <text:p>-0.107281310542253</text:p>
          </table:table-cell>
          <table:table-cell office:value-type="float" office:value="-15.9368313311806" calcext:value-type="float">
            <text:p>-15.9368313311806</text:p>
          </table:table-cell>
          <table:table-cell table:number-columns-repeated="5"/>
        </table:table-row>
        <table:table-row table:style-name="ro1">
          <table:table-cell office:value-type="float" office:value="-0.892567490117275" calcext:value-type="float">
            <text:p>-0.892567490117275</text:p>
          </table:table-cell>
          <table:table-cell office:value-type="float" office:value="1.01748933743181" calcext:value-type="float">
            <text:p>1.01748933743181</text:p>
          </table:table-cell>
          <table:table-cell office:value-type="float" office:value="-15.9146765037415" calcext:value-type="float">
            <text:p>-15.9146765037415</text:p>
          </table:table-cell>
          <table:table-cell table:number-columns-repeated="5"/>
        </table:table-row>
        <table:table-row table:style-name="ro1">
          <table:table-cell office:value-type="float" office:value="0.114539086895503" calcext:value-type="float">
            <text:p>0.114539086895503</text:p>
          </table:table-cell>
          <table:table-cell office:value-type="float" office:value="-1.05260505421486" calcext:value-type="float">
            <text:p>-1.05260505421486</text:p>
          </table:table-cell>
          <table:table-cell office:value-type="float" office:value="-15.8578476486642" calcext:value-type="float">
            <text:p>-15.8578476486642</text:p>
          </table:table-cell>
          <table:table-cell table:number-columns-repeated="5"/>
        </table:table-row>
        <table:table-row table:style-name="ro1">
          <table:table-cell office:value-type="float" office:value="0.128488313483371" calcext:value-type="float">
            <text:p>0.128488313483371</text:p>
          </table:table-cell>
          <table:table-cell office:value-type="float" office:value="1.03539686561067" calcext:value-type="float">
            <text:p>1.03539686561067</text:p>
          </table:table-cell>
          <table:table-cell office:value-type="float" office:value="-15.5795419723413" calcext:value-type="float">
            <text:p>-15.5795419723413</text:p>
          </table:table-cell>
          <table:table-cell table:number-columns-repeated="5"/>
        </table:table-row>
        <table:table-row table:style-name="ro1">
          <table:table-cell office:value-type="float" office:value="0.114539086895503" calcext:value-type="float">
            <text:p>0.114539086895503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5.4597808116682" calcext:value-type="float">
            <text:p>-15.4597808116682</text:p>
          </table:table-cell>
          <table:table-cell table:number-columns-repeated="5"/>
        </table:table-row>
        <table:table-row table:style-name="ro1">
          <table:table-cell office:value-type="float" office:value="-0.880524616492206" calcext:value-type="float">
            <text:p>-0.880524616492206</text:p>
          </table:table-cell>
          <table:table-cell office:value-type="float" office:value="-1.03041421980566" calcext:value-type="float">
            <text:p>-1.03041421980566</text:p>
          </table:table-cell>
          <table:table-cell office:value-type="float" office:value="-15.2930964581229" calcext:value-type="float">
            <text:p>-15.2930964581229</text:p>
          </table:table-cell>
          <table:table-cell table:number-columns-repeated="5"/>
        </table:table-row>
        <table:table-row table:style-name="ro1">
          <table:table-cell office:value-type="float" office:value="0.890538560066183" calcext:value-type="float">
            <text:p>0.890538560066183</text:p>
          </table:table-cell>
          <table:table-cell office:value-type="float" office:value="-1.05352753668014" calcext:value-type="float">
            <text:p>-1.05352753668014</text:p>
          </table:table-cell>
          <table:table-cell office:value-type="float" office:value="-15.2634224819556" calcext:value-type="float">
            <text:p>-15.2634224819556</text:p>
          </table:table-cell>
          <table:table-cell table:number-columns-repeated="5"/>
        </table:table-row>
        <table:table-row table:style-name="ro1">
          <table:table-cell office:value-type="float" office:value="-0.892567490117275" calcext:value-type="float">
            <text:p>-0.892567490117275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4.9629471989138" calcext:value-type="float">
            <text:p>-14.9629471989138</text:p>
          </table:table-cell>
          <table:table-cell table:number-columns-repeated="5"/>
        </table:table-row>
        <table:table-row table:style-name="ro1">
          <table:table-cell office:value-type="float" office:value="-1.92492118451823" calcext:value-type="float">
            <text:p>-1.92492118451823</text:p>
          </table:table-cell>
          <table:table-cell office:value-type="float" office:value="0.0454615249202517" calcext:value-type="float">
            <text:p>0.0454615249202517</text:p>
          </table:table-cell>
          <table:table-cell office:value-type="float" office:value="-14.7952337938606" calcext:value-type="float">
            <text:p>-14.7952337938606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-1.1274287615101" calcext:value-type="float">
            <text:p>-1.1274287615101</text:p>
          </table:table-cell>
          <table:table-cell office:value-type="float" office:value="-14.6823660176238" calcext:value-type="float">
            <text:p>-14.6823660176238</text:p>
          </table:table-cell>
          <table:table-cell table:number-columns-repeated="5"/>
        </table:table-row>
        <table:table-row table:style-name="ro1">
          <table:table-cell office:value-type="float" office:value="2.00763160670603" calcext:value-type="float">
            <text:p>2.00763160670603</text:p>
          </table:table-cell>
          <table:table-cell office:value-type="float" office:value="-1.05260505421486" calcext:value-type="float">
            <text:p>-1.05260505421486</text:p>
          </table:table-cell>
          <table:table-cell office:value-type="float" office:value="-14.308657167697" calcext:value-type="float">
            <text:p>-14.308657167697</text:p>
          </table:table-cell>
          <table:table-cell table:number-columns-repeated="5"/>
        </table:table-row>
        <table:table-row table:style-name="ro1">
          <table:table-cell office:value-type="float" office:value="1.96018787478531" calcext:value-type="float">
            <text:p>1.96018787478531</text:p>
          </table:table-cell>
          <table:table-cell office:value-type="float" office:value="-1.05260505421486" calcext:value-type="float">
            <text:p>-1.05260505421486</text:p>
          </table:table-cell>
          <table:table-cell office:value-type="float" office:value="-14.1971600516877" calcext:value-type="float">
            <text:p>-14.1971600516877</text:p>
          </table:table-cell>
          <table:table-cell table:number-columns-repeated="5"/>
        </table:table-row>
        <table:table-row table:style-name="ro1">
          <table:table-cell office:value-type="float" office:value="1.96018787478531" calcext:value-type="float">
            <text:p>1.96018787478531</text:p>
          </table:table-cell>
          <table:table-cell office:value-type="float" office:value="-1.05352753668014" calcext:value-type="float">
            <text:p>-1.05352753668014</text:p>
          </table:table-cell>
          <table:table-cell office:value-type="float" office:value="-14.1762475427962" calcext:value-type="float">
            <text:p>-14.1762475427962</text:p>
          </table:table-cell>
          <table:table-cell table:number-columns-repeated="5"/>
        </table:table-row>
        <table:table-row table:style-name="ro1">
          <table:table-cell office:value-type="float" office:value="-0.942812244577481" calcext:value-type="float">
            <text:p>-0.942812244577481</text:p>
          </table:table-cell>
          <table:table-cell office:value-type="float" office:value="-2.03038254639759" calcext:value-type="float">
            <text:p>-2.03038254639759</text:p>
          </table:table-cell>
          <table:table-cell office:value-type="float" office:value="-14.1683490982136" calcext:value-type="float">
            <text:p>-14.1683490982136</text:p>
          </table:table-cell>
          <table:table-cell table:number-columns-repeated="5"/>
        </table:table-row>
        <table:table-row table:style-name="ro1">
          <table:table-cell office:value-type="float" office:value="0.862399413017395" calcext:value-type="float">
            <text:p>0.862399413017395</text:p>
          </table:table-cell>
          <table:table-cell office:value-type="float" office:value="-1.05219026209186" calcext:value-type="float">
            <text:p>-1.05219026209186</text:p>
          </table:table-cell>
          <table:table-cell office:value-type="float" office:value="-14.1059758316834" calcext:value-type="float">
            <text:p>-14.1059758316834</text:p>
          </table:table-cell>
          <table:table-cell table:number-columns-repeated="5"/>
        </table:table-row>
        <table:table-row table:style-name="ro1">
          <table:table-cell office:value-type="float" office:value="-1.92492118451823" calcext:value-type="float">
            <text:p>-1.92492118451823</text:p>
          </table:table-cell>
          <table:table-cell office:value-type="float" office:value="1.01962194200619" calcext:value-type="float">
            <text:p>1.01962194200619</text:p>
          </table:table-cell>
          <table:table-cell office:value-type="float" office:value="-14.0869616577227" calcext:value-type="float">
            <text:p>-14.0869616577227</text:p>
          </table:table-cell>
          <table:table-cell table:number-columns-repeated="5"/>
        </table:table-row>
        <table:table-row table:style-name="ro1">
          <table:table-cell office:value-type="float" office:value="-2.04904525834793" calcext:value-type="float">
            <text:p>-2.04904525834793</text:p>
          </table:table-cell>
          <table:table-cell office:value-type="float" office:value="-1.03041421980566" calcext:value-type="float">
            <text:p>-1.03041421980566</text:p>
          </table:table-cell>
          <table:table-cell office:value-type="float" office:value="-14.0865537850561" calcext:value-type="float">
            <text:p>-14.0865537850561</text:p>
          </table:table-cell>
          <table:table-cell table:number-columns-repeated="5"/>
        </table:table-row>
        <table:table-row table:style-name="ro1">
          <table:table-cell office:value-type="float" office:value="-1.05235611283005" calcext:value-type="float">
            <text:p>-1.05235611283005</text:p>
          </table:table-cell>
          <table:table-cell office:value-type="float" office:value="-1.1274287615101" calcext:value-type="float">
            <text:p>-1.1274287615101</text:p>
          </table:table-cell>
          <table:table-cell office:value-type="float" office:value="-14.047570795674" calcext:value-type="float">
            <text:p>-14.047570795674</text:p>
          </table:table-cell>
          <table:table-cell table:number-columns-repeated="5"/>
        </table:table-row>
        <table:table-row table:style-name="ro1">
          <table:table-cell office:value-type="float" office:value="0.931865511888288" calcext:value-type="float">
            <text:p>0.931865511888288</text:p>
          </table:table-cell>
          <table:table-cell office:value-type="float" office:value="-2.03038254639759" calcext:value-type="float">
            <text:p>-2.03038254639759</text:p>
          </table:table-cell>
          <table:table-cell office:value-type="float" office:value="-13.9250685312242" calcext:value-type="float">
            <text:p>-13.9250685312242</text:p>
          </table:table-cell>
          <table:table-cell table:number-columns-repeated="5"/>
        </table:table-row>
        <table:table-row table:style-name="ro1">
          <table:table-cell office:value-type="float" office:value="-0.0985014287842536" calcext:value-type="float">
            <text:p>-0.0985014287842536</text:p>
          </table:table-cell>
          <table:table-cell office:value-type="float" office:value="-1.1274287615101" calcext:value-type="float">
            <text:p>-1.1274287615101</text:p>
          </table:table-cell>
          <table:table-cell office:value-type="float" office:value="-13.8266986813851" calcext:value-type="float">
            <text:p>-13.8266986813851</text:p>
          </table:table-cell>
          <table:table-cell table:number-columns-repeated="5"/>
        </table:table-row>
        <table:table-row table:style-name="ro1">
          <table:table-cell office:value-type="float" office:value="0.987111403748055" calcext:value-type="float">
            <text:p>0.987111403748055</text:p>
          </table:table-cell>
          <table:table-cell office:value-type="float" office:value="2.07166742351028" calcext:value-type="float">
            <text:p>2.07166742351028</text:p>
          </table:table-cell>
          <table:table-cell office:value-type="float" office:value="-13.7042001287398" calcext:value-type="float">
            <text:p>-13.7042001287398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0.174299820637235" calcext:value-type="float">
            <text:p>0.174299820637235</text:p>
          </table:table-cell>
          <table:table-cell office:value-type="float" office:value="-13.5397990598378" calcext:value-type="float">
            <text:p>-13.5397990598378</text:p>
          </table:table-cell>
          <table:table-cell table:number-columns-repeated="5"/>
        </table:table-row>
        <table:table-row table:style-name="ro1">
          <table:table-cell office:value-type="float" office:value="-1.94140470040094" calcext:value-type="float">
            <text:p>-1.94140470040094</text:p>
          </table:table-cell>
          <table:table-cell office:value-type="float" office:value="0.103818171012028" calcext:value-type="float">
            <text:p>0.103818171012028</text:p>
          </table:table-cell>
          <table:table-cell office:value-type="float" office:value="-13.4969067191764" calcext:value-type="float">
            <text:p>-13.4969067191764</text:p>
          </table:table-cell>
          <table:table-cell table:number-columns-repeated="5"/>
        </table:table-row>
        <table:table-row table:style-name="ro1">
          <table:table-cell office:value-type="float" office:value="0.957417940282301" calcext:value-type="float">
            <text:p>0.957417940282301</text:p>
          </table:table-cell>
          <table:table-cell office:value-type="float" office:value="2.07166742351028" calcext:value-type="float">
            <text:p>2.07166742351028</text:p>
          </table:table-cell>
          <table:table-cell office:value-type="float" office:value="-13.4389243735525" calcext:value-type="float">
            <text:p>-13.4389243735525</text:p>
          </table:table-cell>
          <table:table-cell table:number-columns-repeated="5"/>
        </table:table-row>
        <table:table-row table:style-name="ro1">
          <table:table-cell office:value-type="float" office:value="-1.94140470040094" calcext:value-type="float">
            <text:p>-1.94140470040094</text:p>
          </table:table-cell>
          <table:table-cell office:value-type="float" office:value="-0.107281310542253" calcext:value-type="float">
            <text:p>-0.107281310542253</text:p>
          </table:table-cell>
          <table:table-cell office:value-type="float" office:value="-13.3622194090618" calcext:value-type="float">
            <text:p>-13.3622194090618</text:p>
          </table:table-cell>
          <table:table-cell table:number-columns-repeated="5"/>
        </table:table-row>
        <table:table-row table:style-name="ro1">
          <table:table-cell office:value-type="float" office:value="-0.911114703616809" calcext:value-type="float">
            <text:p>-0.911114703616809</text:p>
          </table:table-cell>
          <table:table-cell office:value-type="float" office:value="-2.03038254639759" calcext:value-type="float">
            <text:p>-2.03038254639759</text:p>
          </table:table-cell>
          <table:table-cell office:value-type="float" office:value="-13.3463575076865" calcext:value-type="float">
            <text:p>-13.3463575076865</text:p>
          </table:table-cell>
          <table:table-cell table:number-columns-repeated="5"/>
        </table:table-row>
        <table:table-row table:style-name="ro1">
          <table:table-cell office:value-type="float" office:value="-0.0985014287842536" calcext:value-type="float">
            <text:p>-0.0985014287842536</text:p>
          </table:table-cell>
          <table:table-cell office:value-type="float" office:value="-1.13836215684148" calcext:value-type="float">
            <text:p>-1.13836215684148</text:p>
          </table:table-cell>
          <table:table-cell office:value-type="float" office:value="-13.2927777687634" calcext:value-type="float">
            <text:p>-13.2927777687634</text:p>
          </table:table-cell>
          <table:table-cell table:number-columns-repeated="5"/>
        </table:table-row>
        <table:table-row table:style-name="ro1">
          <table:table-cell office:value-type="float" office:value="-2.04904525834793" calcext:value-type="float">
            <text:p>-2.04904525834793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3.2830140200761" calcext:value-type="float">
            <text:p>-13.2830140200761</text:p>
          </table:table-cell>
          <table:table-cell table:number-columns-repeated="5"/>
        </table:table-row>
        <table:table-row table:style-name="ro1">
          <table:table-cell office:value-type="float" office:value="0.114539086895503" calcext:value-type="float">
            <text:p>0.114539086895503</text:p>
          </table:table-cell>
          <table:table-cell office:value-type="float" office:value="-1.1274287615101" calcext:value-type="float">
            <text:p>-1.1274287615101</text:p>
          </table:table-cell>
          <table:table-cell office:value-type="float" office:value="-13.1983576426399" calcext:value-type="float">
            <text:p>-13.1983576426399</text:p>
          </table:table-cell>
          <table:table-cell table:number-columns-repeated="5"/>
        </table:table-row>
        <table:table-row table:style-name="ro1">
          <table:table-cell office:value-type="float" office:value="-0.119511503789187" calcext:value-type="float">
            <text:p>-0.119511503789187</text:p>
          </table:table-cell>
          <table:table-cell office:value-type="float" office:value="-1.1274287615101" calcext:value-type="float">
            <text:p>-1.1274287615101</text:p>
          </table:table-cell>
          <table:table-cell office:value-type="float" office:value="-12.9876258157428" calcext:value-type="float">
            <text:p>-12.9876258157428</text:p>
          </table:table-cell>
          <table:table-cell table:number-columns-repeated="5"/>
        </table:table-row>
        <table:table-row table:style-name="ro1">
          <table:table-cell office:value-type="float" office:value="-0.911114703616809" calcext:value-type="float">
            <text:p>-0.911114703616809</text:p>
          </table:table-cell>
          <table:table-cell office:value-type="float" office:value="-1.92834036141174" calcext:value-type="float">
            <text:p>-1.92834036141174</text:p>
          </table:table-cell>
          <table:table-cell office:value-type="float" office:value="-12.9353539199142" calcext:value-type="float">
            <text:p>-12.9353539199142</text:p>
          </table:table-cell>
          <table:table-cell table:number-columns-repeated="5"/>
        </table:table-row>
        <table:table-row table:style-name="ro1">
          <table:table-cell office:value-type="float" office:value="0.128488313483371" calcext:value-type="float">
            <text:p>0.128488313483371</text:p>
          </table:table-cell>
          <table:table-cell office:value-type="float" office:value="-2.00460687419599" calcext:value-type="float">
            <text:p>-2.00460687419599</text:p>
          </table:table-cell>
          <table:table-cell office:value-type="float" office:value="-12.8752531971286" calcext:value-type="float">
            <text:p>-12.875253197128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0"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2"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2P0"/>
    </number:currency-style>
    <number:currency-style style:name="N113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3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0" number:min-integer-digits="1" number:decimal-replacement="--" number:grouping="true"/>
      <number:text> </number:text>
      <number:currency-symbol number:language="pl" number:country="PL">zł</number:currency-symbol>
    </number:currency-style>
    <number:currency-style style:name="N116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pl" number:country="PL">zł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00-00-00</text:date>, <text:time style:data-style-name="N2" text:time-value="22:21:51.235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0T14:13:32.351000000</meta:creation-date>
    <dc:date>2022-05-23T22:46:49.813000000</dc:date>
    <meta:editing-duration>PT51M3S</meta:editing-duration>
    <meta:editing-cycles>9</meta:editing-cycles>
    <meta:generator>LibreOffice/7.3.2.2$Windows_X86_64 LibreOffice_project/49f2b1bff42cfccbd8f788c8dc32c1c309559be0</meta:generator>
    <meta:document-statistic meta:table-count="11" meta:cell-count="10710" meta:object-count="1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15cm" svg:height="10.149cm" xlink:href=".." xlink:type="simple" chart:class="chart:line" chart:style-name="ch1">
        <chart:legend chart:legend-position="end" svg:x="14.701cm" svg:y="4.289cm" style:legend-expansion="high" chart:style-name="ch2"/>
        <chart:plot-area chart:style-name="ch3" table:cell-range-address="'rastragin-domyslne'.E1:'rastragin-domyslne'.H7" chart:data-source-has-labels="both" svg:x="0.342cm" svg:y="0.171cm" svg:width="13.974cm" svg:height="9.867cm">
          <chart:coordinate-region svg:x="1.11cm" svg:y="0.366cm" svg:width="12.904cm" svg:height="9.033cm"/>
          <chart:axis chart:dimension="x" chart:name="primary-x" chart:style-name="ch4" chartooo:axis-type="auto">
            <chartooo:date-scale/>
            <chart:categories table:cell-range-address="'rastragin-domyslne'.E2:'rastragin-domyslne'.E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stragin-domyslne'.F2:'rastragin-domyslne'.F7" chart:label-cell-address="'rastragin-domyslne'.F1:'rastragin-domyslne'.F1" chart:class="chart:line">
            <chart:data-point chart:repeated="6"/>
          </chart:series>
          <chart:series chart:style-name="ch8" chart:values-cell-range-address="'rastragin-domyslne'.G2:'rastragin-domyslne'.G7" chart:label-cell-address="'rastragin-domyslne'.G1:'rastragin-domyslne'.G1" chart:class="chart:line">
            <chart:data-point chart:repeated="6"/>
          </chart:series>
          <chart:series chart:style-name="ch9" chart:values-cell-range-address="'rastragin-domyslne'.H2:'rastragin-domyslne'.H7" chart:label-cell-address="'rastragin-domyslne'.H1:'rastragin-domyslne'.H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rastragin-domyslne'.F1:'rastragin-domyslne'.F1</svg:desc>
                </draw:g>
              </table:table-cell>
              <table:table-cell office:value-type="string">
                <text:p>max</text:p>
                <draw:g>
                  <svg:desc>'rastragin-domyslne'.G1:'rastragin-domyslne'.G1</svg:desc>
                </draw:g>
              </table:table-cell>
              <table:table-cell office:value-type="string">
                <text:p>avg</text:p>
                <draw:g>
                  <svg:desc>'rastragin-domyslne'.H1:'rastragin-domyslne'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rastragin-domyslne'.E2:'rastragin-domyslne'.E7</svg:desc>
                </draw:g>
              </table:table-cell>
              <table:table-cell office:value-type="float" office:value="-14.592372975698">
                <text:p>-14.592372975698</text:p>
                <draw:g>
                  <svg:desc>'rastragin-domyslne'.F2:'rastragin-domyslne'.F7</svg:desc>
                </draw:g>
              </table:table-cell>
              <table:table-cell office:value-type="float" office:value="52.2297998312257">
                <text:p>52.2297998312257</text:p>
                <draw:g>
                  <svg:desc>'rastragin-domyslne'.G2:'rastragin-domyslne'.G7</svg:desc>
                </draw:g>
              </table:table-cell>
              <table:table-cell office:value-type="float" office:value="17.6972873629227">
                <text:p>17.6972873629227</text:p>
                <draw:g>
                  <svg:desc>'rastragin-domyslne'.H2:'rastragin-domyslne'.H7</svg:desc>
                </draw:g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15.9579704016236">
                <text:p>-15.9579704016236</text:p>
              </table:table-cell>
              <table:table-cell office:value-type="float" office:value="4.1707308104129">
                <text:p>4.1707308104129</text:p>
              </table:table-cell>
              <table:table-cell office:value-type="float" office:value="-3.26893324380763">
                <text:p>-3.26893324380763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-18.7746627550888">
                <text:p>-18.7746627550888</text:p>
              </table:table-cell>
              <table:table-cell office:value-type="float" office:value="-3.79741399846434">
                <text:p>-3.79741399846434</text:p>
              </table:table-cell>
              <table:table-cell office:value-type="float" office:value="-9.66836575285605">
                <text:p>-9.66836575285605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-18.7746627550888">
                <text:p>-18.7746627550888</text:p>
              </table:table-cell>
              <table:table-cell office:value-type="float" office:value="-8.90636108984922">
                <text:p>-8.90636108984922</text:p>
              </table:table-cell>
              <table:table-cell office:value-type="float" office:value="-12.6596057247769">
                <text:p>-12.6596057247769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-18.7746627550888">
                <text:p>-18.7746627550888</text:p>
              </table:table-cell>
              <table:table-cell office:value-type="float" office:value="-10.6959985604133">
                <text:p>-10.6959985604133</text:p>
              </table:table-cell>
              <table:table-cell office:value-type="float" office:value="-14.2740276706661">
                <text:p>-14.2740276706661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-19.9350204002973">
                <text:p>-19.9350204002973</text:p>
              </table:table-cell>
              <table:table-cell office:value-type="float" office:value="-12.6573014068208">
                <text:p>-12.6573014068208</text:p>
              </table:table-cell>
              <table:table-cell office:value-type="float" office:value="-15.7083754236603">
                <text:p>-15.70837542366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15cm" svg:height="10.149cm" xlink:href=".." xlink:type="simple" chart:class="chart:line" chart:style-name="ch1">
        <chart:legend chart:legend-position="end" svg:x="14.701cm" svg:y="4.289cm" style:legend-expansion="high" chart:style-name="ch2"/>
        <chart:plot-area chart:style-name="ch3" table:cell-range-address="'ackley-pamiec-wieksza'.E1:'ackley-pamiec-wieksza'.H7" chart:data-source-has-labels="both" svg:x="0.165cm" svg:y="0.171cm" svg:width="14.151cm" svg:height="9.867cm">
          <chart:coordinate-region svg:x="1.11cm" svg:y="0.366cm" svg:width="12.904cm" svg:height="9.033cm"/>
          <chart:axis chart:dimension="x" chart:name="primary-x" chart:style-name="ch4" chartooo:axis-type="auto">
            <chartooo:date-scale/>
            <chart:categories table:cell-range-address="'ackley-pamiec-wieksza'.E2:'ackley-pamiec-wieksza'.E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ckley-pamiec-wieksza'.F2:'ackley-pamiec-wieksza'.F7" chart:label-cell-address="'ackley-pamiec-wieksza'.F1:'ackley-pamiec-wieksza'.F1" chart:class="chart:line">
            <chart:data-point chart:repeated="6"/>
          </chart:series>
          <chart:series chart:style-name="ch8" chart:values-cell-range-address="'ackley-pamiec-wieksza'.G2:'ackley-pamiec-wieksza'.G7" chart:label-cell-address="'ackley-pamiec-wieksza'.G1:'ackley-pamiec-wieksza'.G1" chart:class="chart:line">
            <chart:data-point chart:repeated="6"/>
          </chart:series>
          <chart:series chart:style-name="ch9" chart:values-cell-range-address="'ackley-pamiec-wieksza'.H2:'ackley-pamiec-wieksza'.H7" chart:label-cell-address="'ackley-pamiec-wieksza'.H1:'ackley-pamiec-wieksza'.H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ackley-pamiec-wieksza'.F1:'ackley-pamiec-wieksza'.F1</svg:desc>
                </draw:g>
              </table:table-cell>
              <table:table-cell office:value-type="string">
                <text:p>max</text:p>
                <draw:g>
                  <svg:desc>'ackley-pamiec-wieksza'.G1:'ackley-pamiec-wieksza'.G1</svg:desc>
                </draw:g>
              </table:table-cell>
              <table:table-cell office:value-type="string">
                <text:p>avg</text:p>
                <draw:g>
                  <svg:desc>'ackley-pamiec-wieksza'.H1:'ackley-pamiec-wieksza'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ackley-pamiec-wieksza'.E2:'ackley-pamiec-wieksza'.E7</svg:desc>
                </draw:g>
              </table:table-cell>
              <table:table-cell office:value-type="float" office:value="21.25631243941">
                <text:p>21.25631243941</text:p>
                <draw:g>
                  <svg:desc>'ackley-pamiec-wieksza'.F2:'ackley-pamiec-wieksza'.F7</svg:desc>
                </draw:g>
              </table:table-cell>
              <table:table-cell office:value-type="float" office:value="22.32295932405">
                <text:p>22.32295932405</text:p>
                <draw:g>
                  <svg:desc>'ackley-pamiec-wieksza'.G2:'ackley-pamiec-wieksza'.G7</svg:desc>
                </draw:g>
              </table:table-cell>
              <table:table-cell office:value-type="float" office:value="21.8744729359993">
                <text:p>21.8744729359993</text:p>
                <draw:g>
                  <svg:desc>'ackley-pamiec-wieksza'.H2:'ackley-pamiec-wieksza'.H7</svg:desc>
                </draw:g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0.8767853603265">
                <text:p>20.8767853603265</text:p>
              </table:table-cell>
              <table:table-cell office:value-type="float" office:value="21.7235085885549">
                <text:p>21.7235085885549</text:p>
              </table:table-cell>
              <table:table-cell office:value-type="float" office:value="21.3488756077982">
                <text:p>21.3488756077982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20.0104474807288">
                <text:p>20.0104474807288</text:p>
              </table:table-cell>
              <table:table-cell office:value-type="float" office:value="21.2788321016393">
                <text:p>21.2788321016393</text:p>
              </table:table-cell>
              <table:table-cell office:value-type="float" office:value="20.7882437086502">
                <text:p>20.7882437086502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20.0104474807288">
                <text:p>20.0104474807288</text:p>
              </table:table-cell>
              <table:table-cell office:value-type="float" office:value="21.1945012680706">
                <text:p>21.1945012680706</text:p>
              </table:table-cell>
              <table:table-cell office:value-type="float" office:value="20.7357426430738">
                <text:p>20.7357426430738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20.0104474807288">
                <text:p>20.0104474807288</text:p>
              </table:table-cell>
              <table:table-cell office:value-type="float" office:value="21.0885369026247">
                <text:p>21.0885369026247</text:p>
              </table:table-cell>
              <table:table-cell office:value-type="float" office:value="20.6491626666263">
                <text:p>20.6491626666263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20.0104474807288">
                <text:p>20.0104474807288</text:p>
              </table:table-cell>
              <table:table-cell office:value-type="float" office:value="20.9989041856427">
                <text:p>20.9989041856427</text:p>
              </table:table-cell>
              <table:table-cell office:value-type="float" office:value="20.5743875010957">
                <text:p>20.57438750109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15cm" svg:height="10.149cm" xlink:href=".." xlink:type="simple" chart:class="chart:line" chart:style-name="ch1">
        <chart:legend chart:legend-position="end" svg:x="14.701cm" svg:y="4.289cm" style:legend-expansion="high" chart:style-name="ch2"/>
        <chart:plot-area chart:style-name="ch3" table:cell-range-address="'ackley-mniejszy-wsp-odw-do-pamieci'.E1:'ackley-mniejszy-wsp-odw-do-pamieci'.H7" chart:data-source-has-labels="both" svg:x="0.165cm" svg:y="0.171cm" svg:width="14.151cm" svg:height="9.867cm">
          <chart:coordinate-region svg:x="1.11cm" svg:y="0.366cm" svg:width="12.904cm" svg:height="9.033cm"/>
          <chart:axis chart:dimension="x" chart:name="primary-x" chart:style-name="ch4" chartooo:axis-type="auto">
            <chartooo:date-scale/>
            <chart:categories table:cell-range-address="'ackley-mniejszy-wsp-odw-do-pamieci'.E2:'ackley-mniejszy-wsp-odw-do-pamieci'.E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ckley-mniejszy-wsp-odw-do-pamieci'.F2:'ackley-mniejszy-wsp-odw-do-pamieci'.F7" chart:label-cell-address="'ackley-mniejszy-wsp-odw-do-pamieci'.F1:'ackley-mniejszy-wsp-odw-do-pamieci'.F1" chart:class="chart:line">
            <chart:data-point chart:repeated="6"/>
          </chart:series>
          <chart:series chart:style-name="ch8" chart:values-cell-range-address="'ackley-mniejszy-wsp-odw-do-pamieci'.G2:'ackley-mniejszy-wsp-odw-do-pamieci'.G7" chart:label-cell-address="'ackley-mniejszy-wsp-odw-do-pamieci'.G1:'ackley-mniejszy-wsp-odw-do-pamieci'.G1" chart:class="chart:line">
            <chart:data-point chart:repeated="6"/>
          </chart:series>
          <chart:series chart:style-name="ch9" chart:values-cell-range-address="'ackley-mniejszy-wsp-odw-do-pamieci'.H2:'ackley-mniejszy-wsp-odw-do-pamieci'.H7" chart:label-cell-address="'ackley-mniejszy-wsp-odw-do-pamieci'.H1:'ackley-mniejszy-wsp-odw-do-pamieci'.H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ackley-mniejszy-wsp-odw-do-pamieci'.F1:'ackley-mniejszy-wsp-odw-do-pamieci'.F1</svg:desc>
                </draw:g>
              </table:table-cell>
              <table:table-cell office:value-type="string">
                <text:p>max</text:p>
                <draw:g>
                  <svg:desc>'ackley-mniejszy-wsp-odw-do-pamieci'.G1:'ackley-mniejszy-wsp-odw-do-pamieci'.G1</svg:desc>
                </draw:g>
              </table:table-cell>
              <table:table-cell office:value-type="string">
                <text:p>avg</text:p>
                <draw:g>
                  <svg:desc>'ackley-mniejszy-wsp-odw-do-pamieci'.H1:'ackley-mniejszy-wsp-odw-do-pamieci'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ackley-mniejszy-wsp-odw-do-pamieci'.E2:'ackley-mniejszy-wsp-odw-do-pamieci'.E7</svg:desc>
                </draw:g>
              </table:table-cell>
              <table:table-cell office:value-type="float" office:value="20.3444390807203">
                <text:p>20.3444390807203</text:p>
                <draw:g>
                  <svg:desc>'ackley-mniejszy-wsp-odw-do-pamieci'.F2:'ackley-mniejszy-wsp-odw-do-pamieci'.F7</svg:desc>
                </draw:g>
              </table:table-cell>
              <table:table-cell office:value-type="float" office:value="22.2752327153483">
                <text:p>22.2752327153483</text:p>
                <draw:g>
                  <svg:desc>'ackley-mniejszy-wsp-odw-do-pamieci'.G2:'ackley-mniejszy-wsp-odw-do-pamieci'.G7</svg:desc>
                </draw:g>
              </table:table-cell>
              <table:table-cell office:value-type="float" office:value="21.6487454624024">
                <text:p>21.6487454624024</text:p>
                <draw:g>
                  <svg:desc>'ackley-mniejszy-wsp-odw-do-pamieci'.H2:'ackley-mniejszy-wsp-odw-do-pamieci'.H7</svg:desc>
                </draw:g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0.0843988292094">
                <text:p>20.0843988292094</text:p>
              </table:table-cell>
              <table:table-cell office:value-type="float" office:value="21.5343343969211">
                <text:p>21.5343343969211</text:p>
              </table:table-cell>
              <table:table-cell office:value-type="float" office:value="20.9237177817232">
                <text:p>20.9237177817232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20.0451437696665">
                <text:p>20.0451437696665</text:p>
              </table:table-cell>
              <table:table-cell office:value-type="float" office:value="21.1239583438513">
                <text:p>21.1239583438513</text:p>
              </table:table-cell>
              <table:table-cell office:value-type="float" office:value="20.6088140449985">
                <text:p>20.6088140449985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20.0223881950194">
                <text:p>20.0223881950194</text:p>
              </table:table-cell>
              <table:table-cell office:value-type="float" office:value="20.6804696342889">
                <text:p>20.6804696342889</text:p>
              </table:table-cell>
              <table:table-cell office:value-type="float" office:value="20.3687394847926">
                <text:p>20.3687394847926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20.0223881950194">
                <text:p>20.0223881950194</text:p>
              </table:table-cell>
              <table:table-cell office:value-type="float" office:value="20.6804696342889">
                <text:p>20.6804696342889</text:p>
              </table:table-cell>
              <table:table-cell office:value-type="float" office:value="20.3687394847926">
                <text:p>20.3687394847926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20.0223881950194">
                <text:p>20.0223881950194</text:p>
              </table:table-cell>
              <table:table-cell office:value-type="float" office:value="20.5515007692081">
                <text:p>20.5515007692081</text:p>
              </table:table-cell>
              <table:table-cell office:value-type="float" office:value="20.2964856197876">
                <text:p>20.296485619787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15cm" svg:height="10.149cm" xlink:href=".." xlink:type="simple" chart:class="chart:line" chart:style-name="ch1">
        <chart:legend chart:legend-position="end" svg:x="14.701cm" svg:y="4.289cm" style:legend-expansion="high" chart:style-name="ch2"/>
        <chart:plot-area chart:style-name="ch3" table:cell-range-address="'rastragin-wiekszy-promien'.E1:'rastragin-wiekszy-promien'.H7" chart:data-source-has-labels="both" svg:x="0.342cm" svg:y="0.171cm" svg:width="13.974cm" svg:height="9.867cm">
          <chart:coordinate-region svg:x="1.11cm" svg:y="0.366cm" svg:width="12.904cm" svg:height="9.033cm"/>
          <chart:axis chart:dimension="x" chart:name="primary-x" chart:style-name="ch4" chartooo:axis-type="auto">
            <chartooo:date-scale/>
            <chart:categories table:cell-range-address="'rastragin-wiekszy-promien'.E2:'rastragin-wiekszy-promien'.E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stragin-wiekszy-promien'.F2:'rastragin-wiekszy-promien'.F7" chart:label-cell-address="'rastragin-wiekszy-promien'.F1:'rastragin-wiekszy-promien'.F1" chart:class="chart:line">
            <chart:data-point chart:repeated="6"/>
          </chart:series>
          <chart:series chart:style-name="ch8" chart:values-cell-range-address="'rastragin-wiekszy-promien'.G2:'rastragin-wiekszy-promien'.G7" chart:label-cell-address="'rastragin-wiekszy-promien'.G1:'rastragin-wiekszy-promien'.G1" chart:class="chart:line">
            <chart:data-point chart:repeated="6"/>
          </chart:series>
          <chart:series chart:style-name="ch9" chart:values-cell-range-address="'rastragin-wiekszy-promien'.H2:'rastragin-wiekszy-promien'.H7" chart:label-cell-address="'rastragin-wiekszy-promien'.H1:'rastragin-wiekszy-promien'.H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rastragin-wiekszy-promien'.F1:'rastragin-wiekszy-promien'.F1</svg:desc>
                </draw:g>
              </table:table-cell>
              <table:table-cell office:value-type="string">
                <text:p>max</text:p>
                <draw:g>
                  <svg:desc>'rastragin-wiekszy-promien'.G1:'rastragin-wiekszy-promien'.G1</svg:desc>
                </draw:g>
              </table:table-cell>
              <table:table-cell office:value-type="string">
                <text:p>avg</text:p>
                <draw:g>
                  <svg:desc>'rastragin-wiekszy-promien'.H1:'rastragin-wiekszy-promien'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rastragin-wiekszy-promien'.E2:'rastragin-wiekszy-promien'.E7</svg:desc>
                </draw:g>
              </table:table-cell>
              <table:table-cell office:value-type="float" office:value="-14.6823660176238">
                <text:p>-14.6823660176238</text:p>
                <draw:g>
                  <svg:desc>'rastragin-wiekszy-promien'.F2:'rastragin-wiekszy-promien'.F7</svg:desc>
                </draw:g>
              </table:table-cell>
              <table:table-cell office:value-type="float" office:value="48.6266333522166">
                <text:p>48.6266333522166</text:p>
                <draw:g>
                  <svg:desc>'rastragin-wiekszy-promien'.G2:'rastragin-wiekszy-promien'.G7</svg:desc>
                </draw:g>
              </table:table-cell>
              <table:table-cell office:value-type="float" office:value="20.1301114271753">
                <text:p>20.1301114271753</text:p>
                <draw:g>
                  <svg:desc>'rastragin-wiekszy-promien'.H2:'rastragin-wiekszy-promien'.H7</svg:desc>
                </draw:g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14.6823660176238">
                <text:p>-14.6823660176238</text:p>
              </table:table-cell>
              <table:table-cell office:value-type="float" office:value="9.16401907136637">
                <text:p>9.16401907136637</text:p>
              </table:table-cell>
              <table:table-cell office:value-type="float" office:value="0.530582046211876">
                <text:p>0.53058204621187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-18.3460292856682">
                <text:p>-18.3460292856682</text:p>
              </table:table-cell>
              <table:table-cell office:value-type="float" office:value="-2.47199034452849">
                <text:p>-2.47199034452849</text:p>
              </table:table-cell>
              <table:table-cell office:value-type="float" office:value="-7.64382114764805">
                <text:p>-7.64382114764805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-19.9196180254676">
                <text:p>-19.9196180254676</text:p>
              </table:table-cell>
              <table:table-cell office:value-type="float" office:value="-6.23114562260985">
                <text:p>-6.23114562260985</text:p>
              </table:table-cell>
              <table:table-cell office:value-type="float" office:value="-11.4589549502349">
                <text:p>-11.4589549502349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-19.9196180254676">
                <text:p>-19.9196180254676</text:p>
              </table:table-cell>
              <table:table-cell office:value-type="float" office:value="-9.31334371202617">
                <text:p>-9.31334371202617</text:p>
              </table:table-cell>
              <table:table-cell office:value-type="float" office:value="-13.842653639486">
                <text:p>-13.842653639486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-19.9196180254676">
                <text:p>-19.9196180254676</text:p>
              </table:table-cell>
              <table:table-cell office:value-type="float" office:value="-12.8752531971286">
                <text:p>-12.8752531971286</text:p>
              </table:table-cell>
              <table:table-cell office:value-type="float" office:value="-15.2286380758629">
                <text:p>-15.22863807586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15cm" svg:height="10.149cm" xlink:href=".." xlink:type="simple" chart:class="chart:line" chart:style-name="ch1">
        <chart:legend chart:legend-position="end" svg:x="14.701cm" svg:y="4.289cm" style:legend-expansion="high" chart:style-name="ch2"/>
        <chart:plot-area chart:style-name="ch3" table:cell-range-address="'rastragin-mniejsza-pamiec'.E1:'rastragin-mniejsza-pamiec'.H7" chart:data-source-has-labels="both" svg:x="0.342cm" svg:y="0.171cm" svg:width="13.974cm" svg:height="9.867cm">
          <chart:coordinate-region svg:x="1.11cm" svg:y="0.366cm" svg:width="12.904cm" svg:height="9.033cm"/>
          <chart:axis chart:dimension="x" chart:name="primary-x" chart:style-name="ch4" chartooo:axis-type="auto">
            <chartooo:date-scale/>
            <chart:categories table:cell-range-address="'rastragin-mniejsza-pamiec'.E2:'rastragin-mniejsza-pamiec'.E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stragin-mniejsza-pamiec'.F2:'rastragin-mniejsza-pamiec'.F7" chart:label-cell-address="'rastragin-mniejsza-pamiec'.F1:'rastragin-mniejsza-pamiec'.F1" chart:class="chart:line">
            <chart:data-point chart:repeated="6"/>
          </chart:series>
          <chart:series chart:style-name="ch8" chart:values-cell-range-address="'rastragin-mniejsza-pamiec'.G2:'rastragin-mniejsza-pamiec'.G7" chart:label-cell-address="'rastragin-mniejsza-pamiec'.G1:'rastragin-mniejsza-pamiec'.G1" chart:class="chart:line">
            <chart:data-point chart:repeated="6"/>
          </chart:series>
          <chart:series chart:style-name="ch9" chart:values-cell-range-address="'rastragin-mniejsza-pamiec'.H2:'rastragin-mniejsza-pamiec'.H7" chart:label-cell-address="'rastragin-mniejsza-pamiec'.H1:'rastragin-mniejsza-pamiec'.H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rastragin-mniejsza-pamiec'.F1:'rastragin-mniejsza-pamiec'.F1</svg:desc>
                </draw:g>
              </table:table-cell>
              <table:table-cell office:value-type="string">
                <text:p>max</text:p>
                <draw:g>
                  <svg:desc>'rastragin-mniejsza-pamiec'.G1:'rastragin-mniejsza-pamiec'.G1</svg:desc>
                </draw:g>
              </table:table-cell>
              <table:table-cell office:value-type="string">
                <text:p>avg</text:p>
                <draw:g>
                  <svg:desc>'rastragin-mniejsza-pamiec'.H1:'rastragin-mniejsza-pamiec'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rastragin-mniejsza-pamiec'.E2:'rastragin-mniejsza-pamiec'.E7</svg:desc>
                </draw:g>
              </table:table-cell>
              <table:table-cell office:value-type="float" office:value="-8.98254688715032">
                <text:p>-8.98254688715032</text:p>
                <draw:g>
                  <svg:desc>'rastragin-mniejsza-pamiec'.F2:'rastragin-mniejsza-pamiec'.F7</svg:desc>
                </draw:g>
              </table:table-cell>
              <table:table-cell office:value-type="float" office:value="37.7450656517378">
                <text:p>37.7450656517378</text:p>
                <draw:g>
                  <svg:desc>'rastragin-mniejsza-pamiec'.G2:'rastragin-mniejsza-pamiec'.G7</svg:desc>
                </draw:g>
              </table:table-cell>
              <table:table-cell office:value-type="float" office:value="14.7051464024129">
                <text:p>14.7051464024129</text:p>
                <draw:g>
                  <svg:desc>'rastragin-mniejsza-pamiec'.H2:'rastragin-mniejsza-pamiec'.H7</svg:desc>
                </draw:g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18.1943107200651">
                <text:p>-18.1943107200651</text:p>
              </table:table-cell>
              <table:table-cell office:value-type="float" office:value="-7.152957149109">
                <text:p>-7.152957149109</text:p>
              </table:table-cell>
              <table:table-cell office:value-type="float" office:value="-11.4420056605038">
                <text:p>-11.4420056605038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-19.6014690801273">
                <text:p>-19.6014690801273</text:p>
              </table:table-cell>
              <table:table-cell office:value-type="float" office:value="-13.591448009151">
                <text:p>-13.591448009151</text:p>
              </table:table-cell>
              <table:table-cell office:value-type="float" office:value="-16.4942092288739">
                <text:p>-16.494209228873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-19.6714868952426">
                <text:p>-19.6714868952426</text:p>
              </table:table-cell>
              <table:table-cell office:value-type="float" office:value="-16.9717091757948">
                <text:p>-16.9717091757948</text:p>
              </table:table-cell>
              <table:table-cell office:value-type="float" office:value="-18.3341755260783">
                <text:p>-18.3341755260783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-19.7349283542126">
                <text:p>-19.7349283542126</text:p>
              </table:table-cell>
              <table:table-cell office:value-type="float" office:value="-18.1943107200651">
                <text:p>-18.1943107200651</text:p>
              </table:table-cell>
              <table:table-cell office:value-type="float" office:value="-18.8267885996401">
                <text:p>-18.8267885996401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-19.7349283542126">
                <text:p>-19.7349283542126</text:p>
              </table:table-cell>
              <table:table-cell office:value-type="float" office:value="-18.54225298457">
                <text:p>-18.54225298457</text:p>
              </table:table-cell>
              <table:table-cell office:value-type="float" office:value="-19.0519459525293">
                <text:p>-19.05194595252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15cm" svg:height="10.149cm" xlink:href=".." xlink:type="simple" chart:class="chart:line" chart:style-name="ch1">
        <chart:legend chart:legend-position="end" svg:x="14.701cm" svg:y="4.289cm" style:legend-expansion="high" chart:style-name="ch2"/>
        <chart:plot-area chart:style-name="ch3" table:cell-range-address="'rastragin-pamiec-wieksza'.E1:'rastragin-pamiec-wieksza'.H7" chart:data-source-has-labels="both" svg:x="0.342cm" svg:y="0.171cm" svg:width="13.974cm" svg:height="9.867cm">
          <chart:coordinate-region svg:x="1.11cm" svg:y="0.366cm" svg:width="12.904cm" svg:height="9.033cm"/>
          <chart:axis chart:dimension="x" chart:name="primary-x" chart:style-name="ch4" chartooo:axis-type="auto">
            <chartooo:date-scale/>
            <chart:categories table:cell-range-address="'rastragin-pamiec-wieksza'.E2:'rastragin-pamiec-wieksza'.E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stragin-pamiec-wieksza'.F2:'rastragin-pamiec-wieksza'.F7" chart:label-cell-address="'rastragin-pamiec-wieksza'.F1:'rastragin-pamiec-wieksza'.F1" chart:class="chart:line">
            <chart:data-point chart:repeated="6"/>
          </chart:series>
          <chart:series chart:style-name="ch8" chart:values-cell-range-address="'rastragin-pamiec-wieksza'.G2:'rastragin-pamiec-wieksza'.G7" chart:label-cell-address="'rastragin-pamiec-wieksza'.G1:'rastragin-pamiec-wieksza'.G1" chart:class="chart:line">
            <chart:data-point chart:repeated="6"/>
          </chart:series>
          <chart:series chart:style-name="ch9" chart:values-cell-range-address="'rastragin-pamiec-wieksza'.H2:'rastragin-pamiec-wieksza'.H7" chart:label-cell-address="'rastragin-pamiec-wieksza'.H1:'rastragin-pamiec-wieksza'.H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rastragin-pamiec-wieksza'.F1:'rastragin-pamiec-wieksza'.F1</svg:desc>
                </draw:g>
              </table:table-cell>
              <table:table-cell office:value-type="string">
                <text:p>max</text:p>
                <draw:g>
                  <svg:desc>'rastragin-pamiec-wieksza'.G1:'rastragin-pamiec-wieksza'.G1</svg:desc>
                </draw:g>
              </table:table-cell>
              <table:table-cell office:value-type="string">
                <text:p>avg</text:p>
                <draw:g>
                  <svg:desc>'rastragin-pamiec-wieksza'.H1:'rastragin-pamiec-wieksza'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rastragin-pamiec-wieksza'.E2:'rastragin-pamiec-wieksza'.E7</svg:desc>
                </draw:g>
              </table:table-cell>
              <table:table-cell office:value-type="float" office:value="-13.0758070657247">
                <text:p>-13.0758070657247</text:p>
                <draw:g>
                  <svg:desc>'rastragin-pamiec-wieksza'.F2:'rastragin-pamiec-wieksza'.F7</svg:desc>
                </draw:g>
              </table:table-cell>
              <table:table-cell office:value-type="float" office:value="49.3365426384582">
                <text:p>49.3365426384582</text:p>
                <draw:g>
                  <svg:desc>'rastragin-pamiec-wieksza'.G2:'rastragin-pamiec-wieksza'.G7</svg:desc>
                </draw:g>
              </table:table-cell>
              <table:table-cell office:value-type="float" office:value="16.5847122037197">
                <text:p>16.5847122037197</text:p>
                <draw:g>
                  <svg:desc>'rastragin-pamiec-wieksza'.H2:'rastragin-pamiec-wieksza'.H7</svg:desc>
                </draw:g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16.5518904825443">
                <text:p>-16.5518904825443</text:p>
              </table:table-cell>
              <table:table-cell office:value-type="float" office:value="12.1192692739906">
                <text:p>12.1192692739906</text:p>
              </table:table-cell>
              <table:table-cell office:value-type="float" office:value="-0.0647600657465741">
                <text:p>-0.0647600657465741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-16.5518904825443">
                <text:p>-16.5518904825443</text:p>
              </table:table-cell>
              <table:table-cell office:value-type="float" office:value="0.451907078955914">
                <text:p>0.451907078955914</text:p>
              </table:table-cell>
              <table:table-cell office:value-type="float" office:value="-6.41085435949694">
                <text:p>-6.41085435949694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-17.4482194393933">
                <text:p>-17.4482194393933</text:p>
              </table:table-cell>
              <table:table-cell office:value-type="float" office:value="-4.19506539293147">
                <text:p>-4.19506539293147</text:p>
              </table:table-cell>
              <table:table-cell office:value-type="float" office:value="-9.24358690755917">
                <text:p>-9.24358690755917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-18.6602468703108">
                <text:p>-18.6602468703108</text:p>
              </table:table-cell>
              <table:table-cell office:value-type="float" office:value="-7.79114064697768">
                <text:p>-7.79114064697768</text:p>
              </table:table-cell>
              <table:table-cell office:value-type="float" office:value="-12.0917647755053">
                <text:p>-12.0917647755053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-18.6602468703108">
                <text:p>-18.6602468703108</text:p>
              </table:table-cell>
              <table:table-cell office:value-type="float" office:value="-9.22015321094263">
                <text:p>-9.22015321094263</text:p>
              </table:table-cell>
              <table:table-cell office:value-type="float" office:value="-13.070450661838">
                <text:p>-13.0704506618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15cm" svg:height="10.149cm" xlink:href=".." xlink:type="simple" chart:class="chart:line" chart:style-name="ch1">
        <chart:legend chart:legend-position="end" svg:x="14.701cm" svg:y="4.289cm" style:legend-expansion="high" chart:style-name="ch2"/>
        <chart:plot-area chart:style-name="ch3" table:cell-range-address="'rastragin-mniejszy-wsp-dostosowania'.E1:'rastragin-mniejszy-wsp-dostosowania'.H7" chart:data-source-has-labels="both" svg:x="0.342cm" svg:y="0.171cm" svg:width="13.974cm" svg:height="9.867cm">
          <chart:coordinate-region svg:x="1.11cm" svg:y="0.366cm" svg:width="12.904cm" svg:height="9.033cm"/>
          <chart:axis chart:dimension="x" chart:name="primary-x" chart:style-name="ch4" chartooo:axis-type="auto">
            <chartooo:date-scale/>
            <chart:categories table:cell-range-address="'rastragin-mniejszy-wsp-dostosowania'.E2:'rastragin-mniejszy-wsp-dostosowania'.E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stragin-mniejszy-wsp-dostosowania'.F2:'rastragin-mniejszy-wsp-dostosowania'.F7" chart:label-cell-address="'rastragin-mniejszy-wsp-dostosowania'.F1:'rastragin-mniejszy-wsp-dostosowania'.F1" chart:class="chart:line">
            <chart:data-point chart:repeated="6"/>
          </chart:series>
          <chart:series chart:style-name="ch8" chart:values-cell-range-address="'rastragin-mniejszy-wsp-dostosowania'.G2:'rastragin-mniejszy-wsp-dostosowania'.G7" chart:label-cell-address="'rastragin-mniejszy-wsp-dostosowania'.G1:'rastragin-mniejszy-wsp-dostosowania'.G1" chart:class="chart:line">
            <chart:data-point chart:repeated="6"/>
          </chart:series>
          <chart:series chart:style-name="ch9" chart:values-cell-range-address="'rastragin-mniejszy-wsp-dostosowania'.H2:'rastragin-mniejszy-wsp-dostosowania'.H7" chart:label-cell-address="'rastragin-mniejszy-wsp-dostosowania'.H1:'rastragin-mniejszy-wsp-dostosowania'.H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rastragin-mniejszy-wsp-dostosowania'.F1:'rastragin-mniejszy-wsp-dostosowania'.F1</svg:desc>
                </draw:g>
              </table:table-cell>
              <table:table-cell office:value-type="string">
                <text:p>max</text:p>
                <draw:g>
                  <svg:desc>'rastragin-mniejszy-wsp-dostosowania'.G1:'rastragin-mniejszy-wsp-dostosowania'.G1</svg:desc>
                </draw:g>
              </table:table-cell>
              <table:table-cell office:value-type="string">
                <text:p>avg</text:p>
                <draw:g>
                  <svg:desc>'rastragin-mniejszy-wsp-dostosowania'.H1:'rastragin-mniejszy-wsp-dostosowania'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rastragin-mniejszy-wsp-dostosowania'.E2:'rastragin-mniejszy-wsp-dostosowania'.E7</svg:desc>
                </draw:g>
              </table:table-cell>
              <table:table-cell office:value-type="float" office:value="-8.66701576980892">
                <text:p>-8.66701576980892</text:p>
                <draw:g>
                  <svg:desc>'rastragin-mniejszy-wsp-dostosowania'.F2:'rastragin-mniejszy-wsp-dostosowania'.F7</svg:desc>
                </draw:g>
              </table:table-cell>
              <table:table-cell office:value-type="float" office:value="48.8649674765123">
                <text:p>48.8649674765123</text:p>
                <draw:g>
                  <svg:desc>'rastragin-mniejszy-wsp-dostosowania'.G2:'rastragin-mniejszy-wsp-dostosowania'.G7</svg:desc>
                </draw:g>
              </table:table-cell>
              <table:table-cell office:value-type="float" office:value="18.8449283715698">
                <text:p>18.8449283715698</text:p>
                <draw:g>
                  <svg:desc>'rastragin-mniejszy-wsp-dostosowania'.H2:'rastragin-mniejszy-wsp-dostosowania'.H7</svg:desc>
                </draw:g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17.8829790082648">
                <text:p>-17.8829790082648</text:p>
              </table:table-cell>
              <table:table-cell office:value-type="float" office:value="8.11418213792209">
                <text:p>8.11418213792209</text:p>
              </table:table-cell>
              <table:table-cell office:value-type="float" office:value="0.430262929987388">
                <text:p>0.430262929987388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-17.8829790082648">
                <text:p>-17.8829790082648</text:p>
              </table:table-cell>
              <table:table-cell office:value-type="float" office:value="-3.13797689406718">
                <text:p>-3.13797689406718</text:p>
              </table:table-cell>
              <table:table-cell office:value-type="float" office:value="-9.74063517876523">
                <text:p>-9.74063517876523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-19.2033648586768">
                <text:p>-19.2033648586768</text:p>
              </table:table-cell>
              <table:table-cell office:value-type="float" office:value="-9.75380302933149">
                <text:p>-9.75380302933149</text:p>
              </table:table-cell>
              <table:table-cell office:value-type="float" office:value="-13.9823834850947">
                <text:p>-13.9823834850947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-19.2033648586768">
                <text:p>-19.2033648586768</text:p>
              </table:table-cell>
              <table:table-cell office:value-type="float" office:value="-13.5056296911475">
                <text:p>-13.5056296911475</text:p>
              </table:table-cell>
              <table:table-cell office:value-type="float" office:value="-16.2091836798675">
                <text:p>-16.2091836798675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-19.2033648586768">
                <text:p>-19.2033648586768</text:p>
              </table:table-cell>
              <table:table-cell office:value-type="float" office:value="-14.9728822276654">
                <text:p>-14.9728822276654</text:p>
              </table:table-cell>
              <table:table-cell office:value-type="float" office:value="-16.9892916960058">
                <text:p>-16.98929169600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15cm" svg:height="10.149cm" xlink:href=".." xlink:type="simple" chart:class="chart:line" chart:style-name="ch1">
        <chart:legend chart:legend-position="end" svg:x="14.701cm" svg:y="4.289cm" style:legend-expansion="high" chart:style-name="ch2"/>
        <chart:plot-area chart:style-name="ch3" table:cell-range-address="'ackley-domyslne'.E1:'ackley-domyslne'.H7" chart:data-source-has-labels="both" svg:x="0.165cm" svg:y="0.171cm" svg:width="14.151cm" svg:height="9.867cm">
          <chart:coordinate-region svg:x="1.11cm" svg:y="0.366cm" svg:width="12.904cm" svg:height="9.033cm"/>
          <chart:axis chart:dimension="x" chart:name="primary-x" chart:style-name="ch4" chartooo:axis-type="auto">
            <chartooo:date-scale/>
            <chart:categories table:cell-range-address="'ackley-domyslne'.E2:'ackley-domyslne'.E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ckley-domyslne'.F2:'ackley-domyslne'.F7" chart:label-cell-address="'ackley-domyslne'.F1:'ackley-domyslne'.F1" chart:class="chart:line">
            <chart:data-point chart:repeated="6"/>
          </chart:series>
          <chart:series chart:style-name="ch8" chart:values-cell-range-address="'ackley-domyslne'.G2:'ackley-domyslne'.G7" chart:label-cell-address="'ackley-domyslne'.G1:'ackley-domyslne'.G1" chart:class="chart:line">
            <chart:data-point chart:repeated="6"/>
          </chart:series>
          <chart:series chart:style-name="ch9" chart:values-cell-range-address="'ackley-domyslne'.H2:'ackley-domyslne'.H7" chart:label-cell-address="'ackley-domyslne'.H1:'ackley-domyslne'.H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ackley-domyslne'.F1:'ackley-domyslne'.F1</svg:desc>
                </draw:g>
              </table:table-cell>
              <table:table-cell office:value-type="string">
                <text:p>max</text:p>
                <draw:g>
                  <svg:desc>'ackley-domyslne'.G1:'ackley-domyslne'.G1</svg:desc>
                </draw:g>
              </table:table-cell>
              <table:table-cell office:value-type="string">
                <text:p>avg</text:p>
                <draw:g>
                  <svg:desc>'ackley-domyslne'.H1:'ackley-domyslne'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ackley-domyslne'.E2:'ackley-domyslne'.E7</svg:desc>
                </draw:g>
              </table:table-cell>
              <table:table-cell office:value-type="float" office:value="20.0579799314041">
                <text:p>20.0579799314041</text:p>
                <draw:g>
                  <svg:desc>'ackley-domyslne'.F2:'ackley-domyslne'.F7</svg:desc>
                </draw:g>
              </table:table-cell>
              <table:table-cell office:value-type="float" office:value="22.337895916134">
                <text:p>22.337895916134</text:p>
                <draw:g>
                  <svg:desc>'ackley-domyslne'.G2:'ackley-domyslne'.G7</svg:desc>
                </draw:g>
              </table:table-cell>
              <table:table-cell office:value-type="float" office:value="21.4864747848754">
                <text:p>21.4864747848754</text:p>
                <draw:g>
                  <svg:desc>'ackley-domyslne'.H2:'ackley-domyslne'.H7</svg:desc>
                </draw:g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0.0579799314041">
                <text:p>20.0579799314041</text:p>
              </table:table-cell>
              <table:table-cell office:value-type="float" office:value="21.3715090702406">
                <text:p>21.3715090702406</text:p>
              </table:table-cell>
              <table:table-cell office:value-type="float" office:value="20.8721946224268">
                <text:p>20.8721946224268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20.0430939420431">
                <text:p>20.0430939420431</text:p>
              </table:table-cell>
              <table:table-cell office:value-type="float" office:value="20.9790341745131">
                <text:p>20.9790341745131</text:p>
              </table:table-cell>
              <table:table-cell office:value-type="float" office:value="20.5473078005462">
                <text:p>20.5473078005462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20.0430939420431">
                <text:p>20.0430939420431</text:p>
              </table:table-cell>
              <table:table-cell office:value-type="float" office:value="20.6587021130322">
                <text:p>20.6587021130322</text:p>
              </table:table-cell>
              <table:table-cell office:value-type="float" office:value="20.364769663599">
                <text:p>20.364769663599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20.0017552933429">
                <text:p>20.0017552933429</text:p>
              </table:table-cell>
              <table:table-cell office:value-type="float" office:value="20.5298669623608">
                <text:p>20.5298669623608</text:p>
              </table:table-cell>
              <table:table-cell office:value-type="float" office:value="20.2799172094332">
                <text:p>20.2799172094332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20.0017552933429">
                <text:p>20.0017552933429</text:p>
              </table:table-cell>
              <table:table-cell office:value-type="float" office:value="20.3608117747748">
                <text:p>20.3608117747748</text:p>
              </table:table-cell>
              <table:table-cell office:value-type="float" office:value="20.1876631052095">
                <text:p>20.18766310520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15cm" svg:height="10.149cm" xlink:href=".." xlink:type="simple" chart:class="chart:line" chart:style-name="ch1">
        <chart:legend chart:legend-position="end" svg:x="14.701cm" svg:y="4.289cm" style:legend-expansion="high" chart:style-name="ch2"/>
        <chart:plot-area chart:style-name="ch3" table:cell-range-address="'ackley-wiekszy-promien'.E1:'ackley-wiekszy-promien'.H7" chart:data-source-has-labels="both" svg:x="0.165cm" svg:y="0.171cm" svg:width="14.151cm" svg:height="9.867cm">
          <chart:coordinate-region svg:x="1.11cm" svg:y="0.366cm" svg:width="12.904cm" svg:height="9.033cm"/>
          <chart:axis chart:dimension="x" chart:name="primary-x" chart:style-name="ch4" chartooo:axis-type="auto">
            <chartooo:date-scale/>
            <chart:categories table:cell-range-address="'ackley-wiekszy-promien'.E2:'ackley-wiekszy-promien'.E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ckley-wiekszy-promien'.F2:'ackley-wiekszy-promien'.F7" chart:label-cell-address="'ackley-wiekszy-promien'.F1:'ackley-wiekszy-promien'.F1" chart:class="chart:line">
            <chart:data-point chart:repeated="6"/>
          </chart:series>
          <chart:series chart:style-name="ch8" chart:values-cell-range-address="'ackley-wiekszy-promien'.G2:'ackley-wiekszy-promien'.G7" chart:label-cell-address="'ackley-wiekszy-promien'.G1:'ackley-wiekszy-promien'.G1" chart:class="chart:line">
            <chart:data-point chart:repeated="6"/>
          </chart:series>
          <chart:series chart:style-name="ch9" chart:values-cell-range-address="'ackley-wiekszy-promien'.H2:'ackley-wiekszy-promien'.H7" chart:label-cell-address="'ackley-wiekszy-promien'.H1:'ackley-wiekszy-promien'.H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ackley-wiekszy-promien'.F1:'ackley-wiekszy-promien'.F1</svg:desc>
                </draw:g>
              </table:table-cell>
              <table:table-cell office:value-type="string">
                <text:p>max</text:p>
                <draw:g>
                  <svg:desc>'ackley-wiekszy-promien'.G1:'ackley-wiekszy-promien'.G1</svg:desc>
                </draw:g>
              </table:table-cell>
              <table:table-cell office:value-type="string">
                <text:p>avg</text:p>
                <draw:g>
                  <svg:desc>'ackley-wiekszy-promien'.H1:'ackley-wiekszy-promien'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ackley-wiekszy-promien'.E2:'ackley-wiekszy-promien'.E7</svg:desc>
                </draw:g>
              </table:table-cell>
              <table:table-cell office:value-type="float" office:value="20.0849980551047">
                <text:p>20.0849980551047</text:p>
                <draw:g>
                  <svg:desc>'ackley-wiekszy-promien'.F2:'ackley-wiekszy-promien'.F7</svg:desc>
                </draw:g>
              </table:table-cell>
              <table:table-cell office:value-type="float" office:value="22.2481240222088">
                <text:p>22.2481240222088</text:p>
                <draw:g>
                  <svg:desc>'ackley-wiekszy-promien'.G2:'ackley-wiekszy-promien'.G7</svg:desc>
                </draw:g>
              </table:table-cell>
              <table:table-cell office:value-type="float" office:value="21.5921541056292">
                <text:p>21.5921541056292</text:p>
                <draw:g>
                  <svg:desc>'ackley-wiekszy-promien'.H2:'ackley-wiekszy-promien'.H7</svg:desc>
                </draw:g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0.0296318083064">
                <text:p>20.0296318083064</text:p>
              </table:table-cell>
              <table:table-cell office:value-type="float" office:value="21.2702673193402">
                <text:p>21.2702673193402</text:p>
              </table:table-cell>
              <table:table-cell office:value-type="float" office:value="20.6082282279171">
                <text:p>20.6082282279171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20.0296318083064">
                <text:p>20.0296318083064</text:p>
              </table:table-cell>
              <table:table-cell office:value-type="float" office:value="20.9210801194567">
                <text:p>20.9210801194567</text:p>
              </table:table-cell>
              <table:table-cell office:value-type="float" office:value="20.4250493514449">
                <text:p>20.425049351444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20.0296318083064">
                <text:p>20.0296318083064</text:p>
              </table:table-cell>
              <table:table-cell office:value-type="float" office:value="20.5061771573855">
                <text:p>20.5061771573855</text:p>
              </table:table-cell>
              <table:table-cell office:value-type="float" office:value="20.2637849837187">
                <text:p>20.2637849837187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20.0041227528074">
                <text:p>20.0041227528074</text:p>
              </table:table-cell>
              <table:table-cell office:value-type="float" office:value="20.3829892594294">
                <text:p>20.3829892594294</text:p>
              </table:table-cell>
              <table:table-cell office:value-type="float" office:value="20.1819506637658">
                <text:p>20.1819506637658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20.0041227528074">
                <text:p>20.0041227528074</text:p>
              </table:table-cell>
              <table:table-cell office:value-type="float" office:value="20.2652911377262">
                <text:p>20.2652911377262</text:p>
              </table:table-cell>
              <table:table-cell office:value-type="float" office:value="20.1453679821029">
                <text:p>20.14536798210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15cm" svg:height="10.149cm" xlink:href=".." xlink:type="simple" chart:class="chart:line" chart:style-name="ch1">
        <chart:legend chart:legend-position="end" svg:x="14.701cm" svg:y="4.289cm" style:legend-expansion="high" chart:style-name="ch2"/>
        <chart:plot-area chart:style-name="ch3" table:cell-range-address="'ackley-mniejszy-wsp-dostosowania'.E1:'ackley-mniejszy-wsp-dostosowania'.H7" chart:data-source-has-labels="both" svg:x="0.165cm" svg:y="0.171cm" svg:width="14.151cm" svg:height="9.867cm">
          <chart:coordinate-region svg:x="1.11cm" svg:y="0.366cm" svg:width="12.904cm" svg:height="9.033cm"/>
          <chart:axis chart:dimension="x" chart:name="primary-x" chart:style-name="ch4" chartooo:axis-type="auto">
            <chartooo:date-scale/>
            <chart:categories table:cell-range-address="'ackley-mniejszy-wsp-dostosowania'.E2:'ackley-mniejszy-wsp-dostosowania'.E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ckley-mniejszy-wsp-dostosowania'.F2:'ackley-mniejszy-wsp-dostosowania'.F7" chart:label-cell-address="'ackley-mniejszy-wsp-dostosowania'.F1:'ackley-mniejszy-wsp-dostosowania'.F1" chart:class="chart:line">
            <chart:data-point chart:repeated="6"/>
          </chart:series>
          <chart:series chart:style-name="ch8" chart:values-cell-range-address="'ackley-mniejszy-wsp-dostosowania'.G2:'ackley-mniejszy-wsp-dostosowania'.G7" chart:label-cell-address="'ackley-mniejszy-wsp-dostosowania'.G1:'ackley-mniejszy-wsp-dostosowania'.G1" chart:class="chart:line">
            <chart:data-point chart:repeated="6"/>
          </chart:series>
          <chart:series chart:style-name="ch9" chart:values-cell-range-address="'ackley-mniejszy-wsp-dostosowania'.H2:'ackley-mniejszy-wsp-dostosowania'.H7" chart:label-cell-address="'ackley-mniejszy-wsp-dostosowania'.H1:'ackley-mniejszy-wsp-dostosowania'.H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ackley-mniejszy-wsp-dostosowania'.F1:'ackley-mniejszy-wsp-dostosowania'.F1</svg:desc>
                </draw:g>
              </table:table-cell>
              <table:table-cell office:value-type="string">
                <text:p>max</text:p>
                <draw:g>
                  <svg:desc>'ackley-mniejszy-wsp-dostosowania'.G1:'ackley-mniejszy-wsp-dostosowania'.G1</svg:desc>
                </draw:g>
              </table:table-cell>
              <table:table-cell office:value-type="string">
                <text:p>avg</text:p>
                <draw:g>
                  <svg:desc>'ackley-mniejszy-wsp-dostosowania'.H1:'ackley-mniejszy-wsp-dostosowania'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ackley-mniejszy-wsp-dostosowania'.E2:'ackley-mniejszy-wsp-dostosowania'.E7</svg:desc>
                </draw:g>
              </table:table-cell>
              <table:table-cell office:value-type="float" office:value="20.4581985504872">
                <text:p>20.4581985504872</text:p>
                <draw:g>
                  <svg:desc>'ackley-mniejszy-wsp-dostosowania'.F2:'ackley-mniejszy-wsp-dostosowania'.F7</svg:desc>
                </draw:g>
              </table:table-cell>
              <table:table-cell office:value-type="float" office:value="22.3475875283238">
                <text:p>22.3475875283238</text:p>
                <draw:g>
                  <svg:desc>'ackley-mniejszy-wsp-dostosowania'.G2:'ackley-mniejszy-wsp-dostosowania'.G7</svg:desc>
                </draw:g>
              </table:table-cell>
              <table:table-cell office:value-type="float" office:value="21.6485478284531">
                <text:p>21.6485478284531</text:p>
                <draw:g>
                  <svg:desc>'ackley-mniejszy-wsp-dostosowania'.H2:'ackley-mniejszy-wsp-dostosowania'.H7</svg:desc>
                </draw:g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0.0167987753721">
                <text:p>20.0167987753721</text:p>
              </table:table-cell>
              <table:table-cell office:value-type="float" office:value="21.1568947522859">
                <text:p>21.1568947522859</text:p>
              </table:table-cell>
              <table:table-cell office:value-type="float" office:value="20.7434381794185">
                <text:p>20.743438179418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20.0167987753721">
                <text:p>20.0167987753721</text:p>
              </table:table-cell>
              <table:table-cell office:value-type="float" office:value="20.6374424892845">
                <text:p>20.6374424892845</text:p>
              </table:table-cell>
              <table:table-cell office:value-type="float" office:value="20.3784154969552">
                <text:p>20.3784154969552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20.0040093316254">
                <text:p>20.0040093316254</text:p>
              </table:table-cell>
              <table:table-cell office:value-type="float" office:value="20.368831398629">
                <text:p>20.368831398629</text:p>
              </table:table-cell>
              <table:table-cell office:value-type="float" office:value="20.2216474561913">
                <text:p>20.2216474561913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20.0040093316254">
                <text:p>20.0040093316254</text:p>
              </table:table-cell>
              <table:table-cell office:value-type="float" office:value="20.2600947186152">
                <text:p>20.2600947186152</text:p>
              </table:table-cell>
              <table:table-cell office:value-type="float" office:value="20.166748712254">
                <text:p>20.166748712254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20.0040093316254">
                <text:p>20.0040093316254</text:p>
              </table:table-cell>
              <table:table-cell office:value-type="float" office:value="20.2037146091046">
                <text:p>20.2037146091046</text:p>
              </table:table-cell>
              <table:table-cell office:value-type="float" office:value="20.1332971268903">
                <text:p>20.133297126890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15cm" svg:height="10.149cm" xlink:href=".." xlink:type="simple" chart:class="chart:line" chart:style-name="ch1">
        <chart:legend chart:legend-position="end" svg:x="14.701cm" svg:y="4.289cm" style:legend-expansion="high" chart:style-name="ch2"/>
        <chart:plot-area chart:style-name="ch3" table:cell-range-address="'ackley-mniejsza-pamiec'.E1:'ackley-mniejsza-pamiec'.H7" chart:data-source-has-labels="both" svg:x="0.165cm" svg:y="0.171cm" svg:width="14.151cm" svg:height="9.867cm">
          <chart:coordinate-region svg:x="1.11cm" svg:y="0.366cm" svg:width="12.904cm" svg:height="9.033cm"/>
          <chart:axis chart:dimension="x" chart:name="primary-x" chart:style-name="ch4" chartooo:axis-type="auto">
            <chartooo:date-scale/>
            <chart:categories table:cell-range-address="'ackley-mniejsza-pamiec'.E2:'ackley-mniejsza-pamiec'.E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ckley-mniejsza-pamiec'.F2:'ackley-mniejsza-pamiec'.F7" chart:label-cell-address="'ackley-mniejsza-pamiec'.F1:'ackley-mniejsza-pamiec'.F1" chart:class="chart:line">
            <chart:data-point chart:repeated="6"/>
          </chart:series>
          <chart:series chart:style-name="ch8" chart:values-cell-range-address="'ackley-mniejsza-pamiec'.G2:'ackley-mniejsza-pamiec'.G7" chart:label-cell-address="'ackley-mniejsza-pamiec'.G1:'ackley-mniejsza-pamiec'.G1" chart:class="chart:line">
            <chart:data-point chart:repeated="6"/>
          </chart:series>
          <chart:series chart:style-name="ch9" chart:values-cell-range-address="'ackley-mniejsza-pamiec'.H2:'ackley-mniejsza-pamiec'.H7" chart:label-cell-address="'ackley-mniejsza-pamiec'.H1:'ackley-mniejsza-pamiec'.H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ackley-mniejsza-pamiec'.F1:'ackley-mniejsza-pamiec'.F1</svg:desc>
                </draw:g>
              </table:table-cell>
              <table:table-cell office:value-type="string">
                <text:p>max</text:p>
                <draw:g>
                  <svg:desc>'ackley-mniejsza-pamiec'.G1:'ackley-mniejsza-pamiec'.G1</svg:desc>
                </draw:g>
              </table:table-cell>
              <table:table-cell office:value-type="string">
                <text:p>avg</text:p>
                <draw:g>
                  <svg:desc>'ackley-mniejsza-pamiec'.H1:'ackley-mniejsza-pamiec'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ackley-mniejsza-pamiec'.E2:'ackley-mniejsza-pamiec'.E7</svg:desc>
                </draw:g>
              </table:table-cell>
              <table:table-cell office:value-type="float" office:value="20.0310597062126">
                <text:p>20.0310597062126</text:p>
                <draw:g>
                  <svg:desc>'ackley-mniejsza-pamiec'.F2:'ackley-mniejsza-pamiec'.F7</svg:desc>
                </draw:g>
              </table:table-cell>
              <table:table-cell office:value-type="float" office:value="22.3148302334432">
                <text:p>22.3148302334432</text:p>
                <draw:g>
                  <svg:desc>'ackley-mniejsza-pamiec'.G2:'ackley-mniejsza-pamiec'.G7</svg:desc>
                </draw:g>
              </table:table-cell>
              <table:table-cell office:value-type="float" office:value="21.6046544338684">
                <text:p>21.6046544338684</text:p>
                <draw:g>
                  <svg:desc>'ackley-mniejsza-pamiec'.H2:'ackley-mniejsza-pamiec'.H7</svg:desc>
                </draw:g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0.0143885347007">
                <text:p>20.0143885347007</text:p>
              </table:table-cell>
              <table:table-cell office:value-type="float" office:value="21.0784359859243">
                <text:p>21.0784359859243</text:p>
              </table:table-cell>
              <table:table-cell office:value-type="float" office:value="20.4990838782401">
                <text:p>20.4990838782401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20.0066580437627">
                <text:p>20.0066580437627</text:p>
              </table:table-cell>
              <table:table-cell office:value-type="float" office:value="20.4765345975737">
                <text:p>20.4765345975737</text:p>
              </table:table-cell>
              <table:table-cell office:value-type="float" office:value="20.2186314536176">
                <text:p>20.2186314536176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20.0066580437627">
                <text:p>20.0066580437627</text:p>
              </table:table-cell>
              <table:table-cell office:value-type="float" office:value="20.2389501955106">
                <text:p>20.2389501955106</text:p>
              </table:table-cell>
              <table:table-cell office:value-type="float" office:value="20.1185854439804">
                <text:p>20.1185854439804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20.0066580437627">
                <text:p>20.0066580437627</text:p>
              </table:table-cell>
              <table:table-cell office:value-type="float" office:value="20.1817533668622">
                <text:p>20.1817533668622</text:p>
              </table:table-cell>
              <table:table-cell office:value-type="float" office:value="20.0747430125416">
                <text:p>20.0747430125416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20.0065205034886">
                <text:p>20.0065205034886</text:p>
              </table:table-cell>
              <table:table-cell office:value-type="float" office:value="20.1204527141553">
                <text:p>20.1204527141553</text:p>
              </table:table-cell>
              <table:table-cell office:value-type="float" office:value="20.0538973572949">
                <text:p>20.053897357294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